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Tahoma1" svg:font-family="Tahoma1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style:text-underline-style="solid" style:text-underline-type="single" style:font-family-generic="swiss"/>
    </style:style>
    <style:style style:name="ce3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4" style:family="table-cell" style:parent-style-name="Default" style:data-style-name="N0"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" style:family="table-cell" style:parent-style-name="Default" style:data-style-name="N36">
      <style:text-properties style:font-name="Tahoma" style:font-name-asian="Tahoma" style:font-name-complex="Tahoma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/>
      <style:text-properties style:font-name="Tahoma" style:font-name-asian="Tahoma" style:font-name-complex="Tahoma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Tahoma" style:font-name-asian="Tahoma" style:font-name-complex="Tahoma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Tahoma" style:font-name-asian="Tahoma" style:font-name-complex="Tahoma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Tahoma" style:font-name-asian="Tahoma" style:font-name-complex="Tahoma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Tahoma" style:font-name-asian="Tahoma" style:font-name-complex="Tahoma" style:font-family-generic="swiss"/>
    </style:style>
    <style:style style:name="ce17" style:family="table-cell" style:parent-style-name="Default" style:data-style-name="N0">
      <style:table-cell-properties fo:border="thin solid #000000" style:vertical-align="middle"/>
      <style:text-properties style:font-name="Tahoma" style:font-name-asian="Tahoma" style:font-name-complex="Tahoma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Tahoma" style:font-name-asian="Tahoma" style:font-name-complex="Tahoma" style:font-family-generic="swiss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C0C0C0"/>
      <style:text-properties style:font-name="Tahoma" style:font-name-asian="Tahoma" style:font-name-complex="Tahoma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0C0C0"/>
      <style:text-properties style:font-name="Tahoma" style:font-name-asian="Tahoma" style:font-name-complex="Tahoma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C0C0C0"/>
      <style:text-properties style:font-name="Tahoma" style:font-name-asian="Tahoma" style:font-name-complex="Tahoma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C0C0C0"/>
      <style:text-properties style:font-name="Tahoma" style:font-name-asian="Tahoma" style:font-name-complex="Tahoma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C0C0C0" fo:border-right="thin solid #C0C0C0"/>
      <style:text-properties style:font-name="Tahoma" style:font-name-asian="Tahoma" style:font-name-complex="Tahoma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C0C0C0" fo:border-right="thin solid #C0C0C0" style:vertical-align="automatic" fo:wrap-option="wrap"/>
      <style:text-properties style:font-name="Tahoma" style:font-name-asian="Tahoma" style:font-name-complex="Tahoma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C0C0C0" fo:border-right="2pt solid #000000"/>
      <style:text-properties style:font-name="Tahoma" style:font-name-asian="Tahoma" style:font-name-complex="Tahoma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C0C0C0"/>
      <style:text-properties style:font-name="Tahoma" style:font-name-asian="Tahoma" style:font-name-complex="Tahoma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C0C0C0" fo:border-right="none"/>
      <style:text-properties style:font-name="Tahoma" style:font-name-asian="Tahoma" style:font-name-complex="Tahoma" style:font-family-generic="swiss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C0C0C0"/>
      <style:text-properties style:font-name="Tahoma" style:font-name-asian="Tahoma" style:font-name-complex="Tahoma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C0C0C0" fo:border-right="thin solid #C0C0C0"/>
      <style:text-properties style:font-name="Tahoma" style:font-name-asian="Tahoma" style:font-name-complex="Tahoma" style:font-family-generic="swiss"/>
    </style:style>
    <style:style style:name="ce37" style:family="table-cell" style:parent-style-name="Default" style:data-style-name="N0">
      <style:table-cell-properties fo:border-top="none" fo:border-bottom="none" fo:border-left="thin solid #C0C0C0" fo:border-right="thin solid #C0C0C0" style:vertical-align="automatic" fo:wrap-option="wrap"/>
      <style:text-properties style:font-name="Tahoma" style:font-name-asian="Tahoma" style:font-name-complex="Tahoma" style:font-family-generic="swiss"/>
    </style:style>
    <style:style style:name="ce38" style:family="table-cell" style:parent-style-name="Default" style:data-style-name="N0">
      <style:table-cell-properties fo:border-top="none" fo:border-bottom="none" fo:border-left="thin solid #C0C0C0" fo:border-right="2pt solid #000000"/>
      <style:text-properties style:font-name="Tahoma" style:font-name-asian="Tahoma" style:font-name-complex="Tahoma" style:font-family-generic="swiss"/>
    </style:style>
    <style:style style:name="ce39" style:family="table-cell" style:parent-style-name="Default" style:data-style-name="N0">
      <style:table-cell-properties fo:border-top="none" fo:border-bottom="none" fo:border-left="none" fo:border-right="thin solid #C0C0C0"/>
      <style:text-properties style:font-name="Tahoma" style:font-name-asian="Tahoma" style:font-name-complex="Tahoma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C0C0C0" fo:border-right="none"/>
      <style:text-properties style:font-name="Tahoma" style:font-name-asian="Tahoma" style:font-name-complex="Tahoma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C0C0C0" fo:border-right="thin solid #C0C0C0"/>
      <style:text-properties style:font-name="Tahoma" style:font-name-asian="Tahoma" style:font-name-complex="Tahoma" style:text-underline-style="solid" style:text-underline-type="single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fo:background-color="#C0C0C0"/>
      <style:text-properties style:font-name="Tahoma" style:font-name-asian="Tahoma" style:font-name-complex="Tahoma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C0C0C0"/>
      <style:text-properties style:font-name="Tahoma" style:font-name-asian="Tahoma" style:font-name-complex="Tahoma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thin solid #C0C0C0" fo:border-right="thin solid #C0C0C0"/>
      <style:text-properties style:font-name="Tahoma" style:font-name-asian="Tahoma" style:font-name-complex="Tahoma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thin solid #C0C0C0" fo:border-right="thin solid #C0C0C0" style:vertical-align="automatic" fo:wrap-option="wrap"/>
      <style:text-properties style:font-name="Tahoma" style:font-name-asian="Tahoma" style:font-name-complex="Tahoma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C0C0C0" fo:border-right="2pt solid #000000"/>
      <style:text-properties style:font-name="Tahoma" style:font-name-asian="Tahoma" style:font-name-complex="Tahoma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C0C0C0"/>
      <style:text-properties style:font-name="Tahoma" style:font-name-asian="Tahoma" style:font-name-complex="Tahoma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C0C0C0" fo:border-right="none"/>
      <style:text-properties style:font-name="Tahoma" style:font-name-asian="Tahoma" style:font-name-complex="Tahoma" style:font-family-generic="swiss"/>
    </style:style>
    <style:style style:name="ce49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5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52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6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ahoma" style:font-name-asian="Tahoma" style:font-name-complex="Tahoma" style:font-family-generic="swiss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Tahoma" style:font-name-asian="Tahoma" style:font-name-complex="Tahoma" style:font-family-generic="swiss"/>
    </style:style>
    <style:style style:name="ce63" style:family="table-cell" style:parent-style-name="Default" style:data-style-name="N37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4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5" style:family="table-cell" style:parent-style-name="Default" style:data-style-name="N0">
      <style:table-cell-properties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0C0C0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style:font-family-generic="swiss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/>
      <style:text-properties style:font-name="Tahoma" style:font-name-asian="Tahoma" style:font-name-complex="Tahoma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Tahoma" style:font-name-asian="Tahoma" style:font-name-complex="Tahoma" style:font-family-generic="swiss"/>
    </style:style>
    <style:style style:name="ce74" style:family="table-cell" style:parent-style-name="Default" style:data-style-name="N0">
      <style:table-cell-properties fo:border-top="thin solid #000000" fo:border-bottom="none" fo:border-left="none" fo:border-right="none"/>
      <style:text-properties style:font-name="Tahoma" style:font-name-asian="Tahoma" style:font-name-complex="Tahoma" style:font-family-generic="swiss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Tahoma" style:font-name-asian="Tahoma" style:font-name-complex="Tahoma" style:font-family-generic="swiss"/>
    </style:style>
    <style:style style:name="ce76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ahoma" style:font-name-asian="Tahoma" style:font-name-complex="Tahoma" style:font-family-generic="swiss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/>
      <style:text-properties style:font-name="Tahoma" style:font-name-asian="Tahoma" style:font-name-complex="Tahoma" style:font-family-generic="swiss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ahoma" style:font-name-asian="Tahoma" style:font-name-complex="Tahoma" style:font-family-generic="swiss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Tahoma" style:font-name-asian="Tahoma" style:font-name-complex="Tahoma" style:font-family-generic="swiss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ahoma" style:font-name-asian="Tahoma" style:font-name-complex="Tahoma" style:font-family-generic="swiss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Tahoma" style:font-name-asian="Tahoma" style:font-name-complex="Tahoma" style:font-family-generic="swiss"/>
    </style:style>
    <style:style style:name="ce83" style:family="table-cell" style:parent-style-name="Excel_BuiltIn_Percent" style:data-style-name="N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ahoma" style:font-name-asian="Tahoma" style:font-name-complex="Tahoma" style:font-family-generic="swiss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fo:font-weight="bold" style:font-weight-asian="bold" style:font-weight-complex="bold" style:font-family-generic="swiss"/>
    </style:style>
    <style:style style:name="ce89" style:family="table-cell" style:parent-style-name="Excel_BuiltIn_Percent" style:data-style-name="N2">
      <style:table-cell-properties fo:border-top="none" fo:border-bottom="thin solid #000000" fo:border-left="none" fo:border-right="none" style:vertical-align="automatic" fo:background-color="transparent"/>
      <style:text-properties style:font-name="Tahoma" style:font-name-asian="Tahoma" style:font-name-complex="Tahoma" style:font-family-generic="swiss"/>
    </style:style>
    <style:style style:name="ce90" style:family="table-cell" style:parent-style-name="Excel_BuiltIn_Percent" style:data-style-name="N2">
      <style:table-cell-properties fo:border-top="thin solid #000000" fo:border-bottom="thin solid #000000" fo:border-left="none" fo:border-right="none" style:vertical-align="automatic" fo:background-color="transparent"/>
      <style:text-properties style:font-name="Tahoma" style:font-name-asian="Tahoma" style:font-name-complex="Tahoma" style:font-family-generic="swiss"/>
    </style:style>
    <style:style style:name="ce9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C0C0C0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T20" style:family="text" style:parent-style-name="Default">
      <style:text-properties fo:color="#000000" style:text-line-through-style="none" style:font-name="Tahoma1" style:font-name-asian="Tahoma1" style:font-name-complex="Tahoma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Tahoma" style:font-name-asian="Tahoma" style:font-name-complex="Tahom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000000" style:text-line-through-style="none" style:font-name="Tahoma" style:font-name-asian="Tahoma" style:font-name-complex="Tahom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0000" style:text-line-through-style="none" style:font-name="Tahoma" style:font-name-asian="Tahoma" style:font-name-complex="Tahoma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0000" style:text-line-through-style="none" style:font-name="Tahoma1" style:font-name-asian="Tahoma1" style:font-name-complex="Tahoma1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7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9.65729166666667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0.02645833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190625cm"/>
    </style:style>
    <style:style style:name="co17" style:family="table-column">
      <style:table-column-properties fo:break-before="auto" style:column-width="1.95791666666667cm"/>
    </style:style>
    <style:style style:name="co18" style:family="table-column">
      <style:table-column-properties fo:break-before="auto" style:column-width="1.031875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0.9525cm"/>
    </style:style>
    <style:style style:name="co21" style:family="table-column">
      <style:table-column-properties fo:break-before="auto" style:column-width="3.01625cm"/>
    </style:style>
    <style:style style:name="co22" style:family="table-column">
      <style:table-column-properties fo:break-before="auto" style:column-width="1.08479166666667cm"/>
    </style:style>
    <style:style style:name="co23" style:family="table-column">
      <style:table-column-properties fo:break-before="auto" style:column-width="2.11666666666667cm"/>
    </style:style>
    <style:style style:name="co24" style:family="table-column">
      <style:table-column-properties fo:break-before="auto" style:column-width="0.555625cm"/>
    </style:style>
    <style:style style:name="co25" style:family="table-column">
      <style:table-column-properties fo:break-before="auto" style:column-width="0.423333333333333cm"/>
    </style:style>
    <style:style style:name="co26" style:family="table-column">
      <style:table-column-properties fo:break-before="auto" style:column-width="1.61395833333333cm"/>
    </style:style>
    <style:style style:name="co27" style:family="table-column">
      <style:table-column-properties fo:break-before="auto" style:column-width="2.59291666666667cm"/>
    </style:style>
    <style:style style:name="co28" style:family="table-column">
      <style:table-column-properties fo:break-before="auto" style:column-width="0.529166666666667cm"/>
    </style:style>
    <style:style style:name="co29" style:family="table-column">
      <style:table-column-properties fo:break-before="auto" style:column-width="1.93145833333333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4.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2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4.65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6.75pt" style:use-optimal-row-height="false" fo:break-before="auto"/>
    </style:style>
    <style:style style:name="ro11" style:family="table-row">
      <style:table-row-properties style:row-height="6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ro13" style:family="table-row">
      <style:table-row-properties style:row-height="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86">
      <style:graphic-properties draw:stroke="solid" svg:stroke-color="#000000" draw:auto-grow-width="false" draw:auto-grow-height="false"/>
    </style:style>
    <style:style style:family="graphic" style:name="a87">
      <style:graphic-properties draw:stroke="solid" svg:stroke-color="#000000" draw:auto-grow-width="false" draw:auto-grow-height="false"/>
    </style:style>
    <style:style style:family="graphic" style:name="a50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8">
      <style:graphic-properties draw:stroke="solid" svg:stroke-color="#000000" draw:auto-grow-width="false" draw:auto-grow-height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stroke="solid" svg:stroke-color="#000000" draw:auto-grow-width="false" draw:auto-grow-height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0">
      <style:graphic-properties draw:stroke="solid" svg:stroke-color="#000000" draw:auto-grow-width="false" draw:auto-grow-height="false"/>
    </style:style>
    <style:style style:family="graphic" style:name="a91">
      <style:graphic-properties draw:stroke="solid" svg:stroke-color="#000000" draw:auto-grow-width="false" draw:auto-grow-height="false"/>
    </style:style>
    <style:style style:family="graphic" style:name="a92">
      <style:graphic-properties draw:stroke="solid" svg:stroke-color="#000000" draw:auto-grow-width="false" draw:auto-grow-height="false"/>
    </style:style>
    <style:style style:family="graphic" style:name="a93">
      <style:graphic-properties draw:stroke="solid" svg:stroke-color="#000000" draw:auto-grow-width="false" draw:auto-grow-height="false"/>
    </style:style>
    <style:style style:family="graphic" style:name="a94">
      <style:graphic-properties draw:stroke="solid" svg:stroke-color="#000000" draw:auto-grow-width="false" draw:auto-grow-height="false"/>
    </style:style>
    <style:style style:family="graphic" style:name="a95">
      <style:graphic-properties draw:stroke="solid" svg:stroke-color="#000000" draw:auto-grow-width="false" draw:auto-grow-height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stroke="solid" svg:stroke-color="#000000" draw:auto-grow-width="false" draw:auto-grow-height="false"/>
    </style:style>
    <style:style style:family="graphic" style:name="a6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stroke="solid" svg:stroke-color="#000000" draw:auto-grow-width="false" draw:auto-grow-height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stroke="solid" svg:stroke-color="#000000" draw:auto-grow-width="false" draw:auto-grow-height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stroke="solid" svg:stroke-color="#000000" draw:auto-grow-width="false" draw:auto-grow-height="false"/>
    </style:style>
    <style:style style:family="graphic" style:name="a74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205in" fo:padding-bottom="0.02205in" fo:padding-left="0.02205in" fo:padding-right="0.02205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">
      <style:graphic-properties draw:stroke="solid" svg:stroke-color="#000000" draw:auto-grow-width="false" draw:auto-grow-height="false"/>
    </style:style>
    <style:style style:family="graphic" style:name="a8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po_de_Contagem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247" table:default-cell-style-name="ce3"/>
        <table:table-column table:style-name="co1" table:number-columns-repeated="16127" table:default-cell-style-name="ce1"/>
        <table:table-row table:style-name="ro1">
          <table:table-cell table:style-name="ce2">
            <draw:custom-shape svg:x="0.08819in" svg:y="0.14606in" svg:width="6.22638in" svg:height="0.26024in" draw:z-index="2" draw:id="id1" draw:style-name="a5" draw:name="Retângulo 10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Identificação da Contagem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3">
            <draw:custom-shape svg:x="0.08819in" svg:y="0.02087in" svg:width="6.22638in" svg:height="1.6248in" draw:z-index="1" draw:id="id0" draw:style-name="a2" draw:name="Retângulo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1929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1">
          <table:table-cell office:value-type="string" table:style-name="ce4">
            <text:p><text:s text:c="4"/>Projeto :</text:p>
          </table:table-cell>
          <table:table-cell table:style-name="ce3"/>
          <table:table-cell office:value-type="string" table:style-name="ce3">
            <text:p>MaisTransporte</text:p>
          </table:table-cell>
          <table:table-cell table:number-columns-repeated="254" table:style-name="ce3"/>
          <table:table-cell table:number-columns-repeated="16127"/>
        </table:table-row>
        <table:table-row table:style-name="ro1">
          <table:table-cell office:value-type="string" table:style-name="ce4">
            <text:p><text:s text:c="4"/>Responsável :</text:p>
          </table:table-cell>
          <table:table-cell table:style-name="ce3"/>
          <table:table-cell office:value-type="string" table:style-name="ce3">
            <text:p>Alesandro da Silva Santos, Natalia da Silva Costa</text:p>
            <draw:custom-shape svg:x="0.03307in" svg:y="0in" svg:width="5.08307in" svg:height="0in" draw:z-index="3" draw:id="id2" draw:style-name="a8" draw:name="Linha 1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4" table:style-name="ce3"/>
          <table:table-cell office:value-type="string" table:style-name="ce4">
            <text:p>Data :</text:p>
          </table:table-cell>
          <table:table-cell office:value-type="date" office:date-value="2024-03-25T00:00:00" table:style-name="ce5">
            <text:p>25-mar-24</text:p>
          </table:table-cell>
          <table:table-cell table:number-columns-repeated="248" table:style-name="ce3"/>
          <table:table-cell table:number-columns-repeated="16127"/>
        </table:table-row>
        <table:table-row table:style-name="ro1">
          <table:table-cell office:value-type="string" table:style-name="ce4">
            <text:p><text:s text:c="4"/>Revisor :</text:p>
          </table:table-cell>
          <table:table-cell table:style-name="ce3"/>
          <table:table-cell office:value-type="string" table:style-name="ce3">
            <text:p>Eliane Dantas de Jesus, Gilmario dos Santos Silva</text:p>
            <draw:custom-shape svg:x="0.03307in" svg:y="0in" svg:width="3.38976in" svg:height="0in" draw:z-index="4" draw:id="id3" draw:style-name="a11" draw:name="Linha 12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4" table:style-name="ce3"/>
          <table:table-cell office:value-type="string" table:style-name="ce4">
            <text:p>Data :</text:p>
          </table:table-cell>
          <table:table-cell office:value-type="date" office:date-value="2024-03-28T00:00:00" table:style-name="ce5">
            <text:p>28-mar-24</text:p>
            <draw:custom-shape svg:x="0.03307in" svg:y="0.16693in" svg:width="1.03425in" svg:height="0in" draw:z-index="7" draw:id="id6" draw:style-name="a20" draw:name="Linha 15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  <draw:custom-shape svg:x="0.02205in" svg:y="0in" svg:width="1.03425in" svg:height="0in" draw:z-index="6" draw:id="id5" draw:style-name="a17" draw:name="Linha 14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248" table:style-name="ce3"/>
          <table:table-cell table:number-columns-repeated="16127"/>
        </table:table-row>
        <table:table-row table:style-name="ro1">
          <table:table-cell table:style-name="ce4"/>
          <table:table-cell table:style-name="ce3"/>
          <table:table-cell table:style-name="ce3">
            <draw:custom-shape svg:x="0.03307in" svg:y="0in" svg:width="3.38976in" svg:height="0in" draw:z-index="5" draw:id="id4" draw:style-name="a14" draw:name="Linha 13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254" table:style-name="ce3"/>
          <table:table-cell table:number-columns-repeated="16127"/>
        </table:table-row>
        <table:table-row table:style-name="ro1">
          <table:table-cell office:value-type="string" table:style-name="ce4">
            <text:p><text:s text:c="4"/>Tipo de Contagem :</text:p>
          </table:table-cell>
          <table:table-cell table:number-columns-repeated="2" table:style-name="ce3"/>
          <table:table-cell office:value-type="string" table:style-name="ce3">
            <text:p>Projeto de Desenvolvimento</text:p>
          </table:table-cell>
          <table:table-cell table:number-columns-repeated="253" table:style-name="ce3"/>
          <table:table-cell table:number-columns-repeated="16127"/>
        </table:table-row>
        <table:table-row table:style-name="ro1">
          <table:table-cell table:number-columns-repeated="3" table:style-name="ce3"/>
          <table:table-cell office:value-type="string" table:style-name="ce3">
            <text:p>Projeto de Melhoria</text:p>
          </table:table-cell>
          <table:table-cell table:number-columns-repeated="2" table:style-name="ce3"/>
          <table:table-cell office:value-type="string" table:number-columns-spanned="2" table:number-rows-spanned="1" table:style-name="ce8">
            <office:annotation draw:style-name="a54" svg:x="5.40625in" svg:y="1.40625in" svg:width="1.40625in" svg:height="0.760416666666667in">
              <dc:creator>Autor desconhecido</dc:creator>
              <text:p><text:span text:style-name="T20">UFPB - Unadjusted Function Point Count Before the Enhacement</text:span><text:span text:style-name="T20"/></text:p>
              <text:p/>
            </office:annotation>
            <text:p>UFPB :</text:p>
          </table:table-cell>
          <table:covered-table-cell/>
          <table:table-cell table:number-columns-repeated="249" table:style-name="ce3"/>
          <table:table-cell table:number-columns-repeated="16127"/>
        </table:table-row>
        <table:table-row table:style-name="ro1">
          <table:table-cell table:number-columns-repeated="3" table:style-name="ce3"/>
          <table:table-cell office:value-type="string" table:style-name="ce3">
            <text:p>Aplicação ( Baseline )</text:p>
          </table:table-cell>
          <table:table-cell table:number-columns-repeated="4" table:style-name="ce6"/>
          <table:table-cell table:style-name="ce6">
            <draw:custom-shape svg:x="0.04409in" svg:y="0.01024in" svg:width="1.03425in" svg:height="0in" draw:z-index="18" draw:id="id17" draw:style-name="a53" draw:name="Linha 37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248" table:style-name="ce3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3">
          <table:table-cell table:style-name="ce3">
            <draw:custom-shape svg:x="0.08819in" svg:y="0.14606in" svg:width="6.22638in" svg:height="0.2811in" draw:z-index="8" draw:id="id7" draw:style-name="a23" draw:name="Retângulo 2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Propósito da Contagem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style-name="ce3">
            <draw:custom-shape svg:x="0.09921in" svg:y="0.02087in" svg:width="6.22638in" svg:height="2.26063in" draw:z-index="9" draw:id="id8" draw:style-name="a26" draw:name="Retângulo 22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995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57" table:style-name="ce3"/>
          <table:table-cell table:number-columns-repeated="16127"/>
        </table:table-row>
        <table:table-row table:style-name="ro6">
          <table:table-cell table:number-columns-repeated="257" table:style-name="ce3"/>
          <table:table-cell table:number-columns-repeated="1612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3"/>
          <table:table-cell table:number-columns-spanned="8" table:number-rows-spanned="1" table:style-name="ce9"/>
          <table:covered-table-cell table:number-columns-repeated="7"/>
          <table:table-cell table:number-columns-repeated="248" table:style-name="ce3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8" table:style-name="ce3"/>
          <table:table-cell table:style-name="ce3">
            <office:annotation draw:style-name="a55" svg:x="4.03125in" svg:y="4.16666666666667in" svg:width="3in" svg:height="1.85416666666667in">
              <dc:creator>Autor desconhecido</dc:creator>
              <text:p><text:span text:style-name="T23">O propósito de uma contagem de pontos de função, é<text:s/></text:span><text:span text:style-name="T24">fornecer uma resposta a um problema</text:span><text:span text:style-name="T23"><text:s/>de negócios.</text:span><text:span text:style-name="T23"/></text:p>
              <text:p><text:span text:style-name="T23">Este propósito :<text:s text:c="2"/></text:span><text:span text:style-name="T23"/></text:p>
              <text:p><text:span text:style-name="T23">- Determina o tipo de contagem de pontos de função e o escopo da contagem necessária à obtenção da resposta da questão em análise;</text:span><text:span text:style-name="T23"/></text:p>
              <text:p><text:span text:style-name="T23">- Influencia o posicionamento da fronteira entre o sistema em análise e seu ambiente.</text:span></text:p>
            </office:annotation>
          </table:table-cell>
          <table:table-cell table:number-columns-repeated="248" table:style-name="ce3"/>
          <table:table-cell table:number-columns-repeated="16127"/>
        </table:table-row>
        <table:table-row table:number-rows-repeated="5" table:style-name="ro3">
          <table:table-cell table:number-columns-repeated="257" table:style-name="ce3"/>
          <table:table-cell table:number-columns-repeated="16127"/>
        </table:table-row>
        <table:table-row table:style-name="ro1">
          <table:table-cell table:style-name="ce3">
            <draw:custom-shape svg:x="0.10984in" svg:y="0.1563in" svg:width="6.22677in" svg:height="0.28071in" draw:z-index="10" draw:id="id9" draw:style-name="a29" draw:name="Retângulo 24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09921in" svg:y="0.05157in" svg:width="6.22638in" svg:height="3.52087in" draw:z-index="11" draw:id="id10" draw:style-name="a32" draw:name="Retângulo 25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895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number-rows-repeated="2" table:style-name="ro3">
          <table:table-cell table:number-columns-repeated="257" table:style-name="ce3"/>
          <table:table-cell table:number-columns-repeated="16127"/>
        </table:table-row>
        <table:table-row table:number-rows-repeated="6" table:style-name="ro1">
          <table:table-cell table:number-columns-repeated="16384"/>
        </table:table-row>
        <table:table-row table:style-name="ro3">
          <table:table-cell table:number-columns-repeated="8"/>
          <table:table-cell table:style-name="ce3">
            <office:annotation draw:style-name="a56" svg:x="6.35416666666667in" svg:y="6.94791666666667in" svg:width="1.78125in" svg:height="0.822916666666667in">
              <dc:creator>Autor desconhecido</dc:creator>
              <text:p><text:span text:style-name="T23">O escopo da contagem define a funcionalidade incluída em determinada contagem de pontos de função.</text:span></text:p>
            </office:annotation>
          </table:table-cell>
          <table:table-cell table:number-columns-repeated="16375"/>
        </table:table-row>
        <table:table-row table:number-rows-repeated="9" table:style-name="ro3">
          <table:table-cell table:number-columns-repeated="8"/>
          <table:table-cell table:number-columns-repeated="249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1563in" svg:width="6.22677in" svg:height="0.29173in" draw:z-index="12" draw:id="id11" draw:style-name="a35" draw:name="Retângulo 27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04173in" svg:width="6.22677in" svg:height="8.39606in" draw:z-index="13" draw:id="id12" draw:style-name="a38" draw:name="Retângulo 28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number-rows-repeated="47"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7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1563in" svg:width="6.22677in" svg:height="0.29173in" draw:z-index="14" draw:id="id13" draw:style-name="a41" draw:name="Retângulo 31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04173in" svg:width="6.22677in" svg:height="8.39606in" draw:z-index="15" draw:id="id14" draw:style-name="a44" draw:name="Retângulo 32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number-rows-repeated="48"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7">
            <text:p>Abordagem FATTO de Projeto e Implementação de Sistem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emplate para Contagem de Pontos de Função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15591in" svg:width="6.22677in" svg:height="0.29213in" draw:z-index="16" draw:id="id15" draw:style-name="a47" draw:name="Retângulo 34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9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2">
          <table:table-cell office:value-type="string" table:number-columns-spanned="10" table:number-rows-spanned="1" table:style-name="ce7">
            <text:p>Escopo da Contagem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3">
            <draw:custom-shape svg:x="0.10984in" svg:y="0.04173in" svg:width="6.22677in" svg:height="8.2189in" draw:z-index="17" draw:id="id16" draw:style-name="a50" draw:name="Retângulo 35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496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number-rows-repeated="1048418" table:style-name="ro1">
          <table:table-cell table:number-columns-repeated="16384"/>
        </table:table-row>
      </table:table>
      <table:table table:name="Identificação" table:style-name="ta2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 table:visibility="collapse"/>
        <table:table-column table:style-name="co11" table:default-cell-style-name="ce3" table:visibility="collapse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 table:visibility="collapse"/>
        <table:table-column table:style-name="co16" table:default-cell-style-name="ce3" table:visibility="collapse"/>
        <table:table-column table:style-name="co17" table:default-cell-style-name="ce3"/>
        <table:table-column table:style-name="co13" table:default-cell-style-name="ce3"/>
        <table:table-column table:style-name="co18" table:number-columns-repeated="2" table:default-cell-style-name="ce3"/>
        <table:table-column table:style-name="co11" table:number-columns-repeated="4" table:default-cell-style-name="ce3" table:visibility="collapse"/>
        <table:table-column table:style-name="co19" table:default-cell-style-name="ce3" table:visibility="collapse"/>
        <table:table-column table:style-name="co1" table:number-columns-repeated="234" table:default-cell-style-name="ce3"/>
        <table:table-column table:style-name="co1" table:number-columns-repeated="16127" table:default-cell-style-name="ce1"/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1" draw:id="id18" draw:style-name="a59" draw:name="Retângulo 19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office:annotation draw:style-name="a84" svg:x="4.60416666666667in" svg:y="0.604166666666667in" svg:width="3.38541666666667in" svg:height="0.916666666666667in">
              <dc:creator>Autor desconhecido</dc:creator>
              <text:p><text:span text:style-name="T25">O processo é a menor unidade de atividade significativa para o usuário?</text:span><text:span text:style-name="T25"/></text:p>
              <text:p><text:span text:style-name="T25"/></text:p>
              <text:p><text:span text:style-name="T25">É auto-contido e deixa o negócio da aplicação em um estado consistente?</text:span></text:p>
            </office:annotation>
            <text:p>Processo Elementar ou Grupo de Dados</text:p>
          </table:table-cell>
          <table:table-cell office:value-type="string" table:number-columns-spanned="1" table:number-rows-spanned="2" table:style-name="ce54">
            <office:annotation draw:style-name="a85" svg:x="5.10416666666667in" svg:y="0.604166666666667in" svg:width="1.57291666666667in" svg:height="0.78125in">
              <dc:creator>Autor desconhecido</dc:creator>
              <text:p><text:span text:style-name="T25">Tipo de Função:</text:span><text:span text:style-name="T25"/></text:p>
              <text:p><text:span text:style-name="T25">ALI, AIE, EE, SE, CE</text:span></text:p>
            </office:annotation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office:annotation draw:style-name="a86" svg:x="5.72916666666667in" svg:y="0.760416666666667in" svg:width="1.75in" svg:height="0.791666666666667in">
              <dc:creator>Autor desconhecido</dc:creator>
              <text:p><text:span text:style-name="T25">Tipos de Dados (DETs)</text:span></text:p>
            </office:annotation>
            <text:p>TD</text:p>
          </table:table-cell>
          <table:table-cell office:value-type="string" table:style-name="ce22">
            <office:annotation draw:style-name="a87" svg:x="6.32291666666667in" svg:y="0.760416666666667in" svg:width="3.35416666666667in" svg:height="0.791666666666667in">
              <dc:creator>Autor desconhecido</dc:creator>
              <text:p><text:span text:style-name="T25">Arquivos Referenciados/Tipos de Registro</text:span></text:p>
            </office:annotation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office:value-type="string" table:style-name="ce29">
            <text:p>Registro Avaliação</text:p>
          </table:table-cell>
          <table:table-cell office:value-type="string" table:style-name="ce29">
            <text:p>ALI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string" office:string-value="ALIL" table:formula="of:=CONCATENATE([.D6];[.H6])" table:style-name="ce30">
            <text:p>ALIL</text:p>
          </table:table-cell>
          <table:table-cell office:value-type="string" office:string-value="L" table:formula="of:=IF(ISBLANK([.F6]);&quot;&quot;;IF([.D6]=&quot;EE&quot;;IF([.F6]&gt;=3;IF([.E6]&gt;=5;&quot;H&quot;;&quot;A&quot;);IF([.F6]&gt;=2;IF([.E6]&gt;=16;&quot;H&quot;;IF([.E6]&lt;=4;&quot;L&quot;;&quot;A&quot;));IF([.E6]&lt;=15;&quot;L&quot;;&quot;A&quot;)));IF(OR([.D6]=&quot;SE&quot;;[.D6]=&quot;CE&quot;);IF([.F6]&gt;=4;IF([.E6]&gt;=6;&quot;H&quot;;&quot;A&quot;);IF([.F6]&gt;=2;IF([.E6]&gt;=20;&quot;H&quot;;IF([.E6]&lt;=5;&quot;L&quot;;&quot;A&quot;));IF([.E6]&lt;=19;&quot;L&quot;;&quot;A&quot;)));IF(OR([.D6]=&quot;ALI&quot;;[.D6]=&quot;AIE&quot;);IF([.F6]&gt;=6;IF([.E6]&gt;=20;&quot;H&quot;;&quot;A&quot;);IF([.F6]&gt;=2;IF([.E6]&gt;=51;&quot;H&quot;;IF([.E6]&lt;=19;&quot;L&quot;;&quot;A&quot;));IF([.E6]&lt;=50;&quot;L&quot;;&quot;A&quot;)))))))" table:style-name="ce31">
            <text:p>L</text:p>
          </table:table-cell>
          <table:table-cell office:value-type="string" office:string-value="Baixa" table:formula="of:=IF([.H6]=&quot;L&quot;;&quot;Baixa&quot;;IF([.H6]=&quot;A&quot;;&quot;Média&quot;;IF([.H6]=&quot;&quot;;&quot;&quot;;&quot;Alta&quot;)))" table:style-name="ce31">
            <text:p>Baixa</text:p>
          </table:table-cell>
          <table:table-cell office:value-type="float" office:value="7" table:formula="of:=IF(ISBLANK([.F6]);&quot;&quot;;IF([.D6]=&quot;ALI&quot;;IF([.H6]=&quot;L&quot;;7;IF([.H6]=&quot;A&quot;;10;15));IF([.D6]=&quot;AIE&quot;;IF([.H6]=&quot;L&quot;;5;IF([.H6]=&quot;A&quot;;7;10));IF([.D6]=&quot;SE&quot;;IF([.H6]=&quot;L&quot;;4;IF([.H6]=&quot;A&quot;;5;7));IF(OR([.D6]=&quot;EE&quot;;[.D6]=&quot;CE&quot;);IF([.H6]=&quot;L&quot;;3;IF([.H6]=&quot;A&quot;;4;6)))))))" table:style-name="ce32">
            <text:p>7</text:p>
          </table:table-cell>
          <table:table-cell table:style-name="ce33"/>
          <table:table-cell table:style-name="ce30"/>
          <table:table-cell office:value-type="string" office:string-value="ALI" table:formula="of:=CONCATENATE([.D6];[.N6])" table:style-name="ce30">
            <text:p>ALI</text:p>
          </table:table-cell>
          <table:table-cell office:value-type="string" office:string-value="" table:formula="of:=IF(ISBLANK([.L6]);&quot;&quot;;IF([.D6]=&quot;EE&quot;;IF([.L6]&gt;=3;IF([.K6]&gt;=5;&quot;H&quot;;&quot;A&quot;);IF([.L6]&gt;=2;IF([.K6]&gt;=16;&quot;H&quot;;IF([.K6]&lt;=4;&quot;L&quot;;&quot;A&quot;));IF([.K6]&lt;=15;&quot;L&quot;;&quot;A&quot;)));IF(OR([.D6]=&quot;SE&quot;;[.D6]=&quot;CE&quot;);IF([.L6]&gt;=4;IF([.K6]&gt;=6;&quot;H&quot;;&quot;A&quot;);IF([.L6]&gt;=2;IF([.K6]&gt;=20;&quot;H&quot;;IF([.K6]&lt;=5;&quot;L&quot;;&quot;A&quot;));IF([.K6]&lt;=19;&quot;L&quot;;&quot;A&quot;)));IF(OR([.D6]=&quot;ALI&quot;;[.D6]=&quot;AIE&quot;);IF([.L6]&gt;=6;IF([.K6]&gt;=20;&quot;H&quot;;&quot;A&quot;);IF([.L6]&gt;=2;IF([.K6]&gt;=51;&quot;H&quot;;IF([.K6]&lt;=19;&quot;L&quot;;&quot;A&quot;));IF([.K6]&lt;=50;&quot;L&quot;;&quot;A&quot;)))))))" table:style-name="ce31"/>
          <table:table-cell office:value-type="string" office:string-value="" table:formula="of:=IF([.N6]=&quot;L&quot;;&quot;Baixa&quot;;IF([.N6]=&quot;A&quot;;&quot;Média&quot;;IF([.N6]=&quot;&quot;;&quot;&quot;;&quot;Alta&quot;)))" table:style-name="ce31"/>
          <table:table-cell office:value-type="string" office:string-value="" table:formula="of:=IF(ISBLANK([.L6]);&quot;&quot;;IF([.D6]=&quot;ALI&quot;;IF([.N6]=&quot;L&quot;;7;IF([.N6]=&quot;A&quot;;10;15));IF([.D6]=&quot;AIE&quot;;IF([.N6]=&quot;L&quot;;5;IF([.N6]=&quot;A&quot;;7;10));IF([.D6]=&quot;SE&quot;;IF([.N6]=&quot;L&quot;;4;IF([.N6]=&quot;A&quot;;5;7));IF(OR([.D6]=&quot;EE&quot;;[.D6]=&quot;CE&quot;);IF([.N6]=&quot;L&quot;;3;IF([.N6]=&quot;A&quot;;4;6)))))))" table:style-name="ce32"/>
          <table:table-cell table:style-name="ce33"/>
          <table:table-cell table:style-name="ce34"/>
          <table:table-cell office:value-type="float" office:value="7" table:formula="of:=IF(AND([.$P6]=&quot;&quot;;[.$J6]&lt;&gt;&quot;&quot;);[.$J6];0)" table:style-name="ce3">
            <text:p>7</text:p>
          </table:table-cell>
          <table:table-cell office:value-type="float" office:value="0" table:formula="of:=IF(OR([.$P6]=&quot;&quot;;[.$J6]=&quot;&quot;);0;[.$J6])" table:style-name="ce3">
            <text:p>0</text:p>
          </table:table-cell>
          <table:table-cell office:value-type="float" office:value="0" table:formula="of:=IF(OR([.$P6]=&quot;&quot;;[.$J6]=&quot;&quot;);0;[.$P6])" table:style-name="ce3">
            <text:p>0</text:p>
          </table:table-cell>
          <table:table-cell office:value-type="float" office:value="0" table:formula="of:=IF(AND([.$J6]=&quot;&quot;;[.$P6]&lt;&gt;&quot;&quot;);[.$P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office:value-type="string" table:style-name="ce35">
            <text:p>Registro Motorista</text:p>
          </table:table-cell>
          <table:table-cell office:value-type="string" table:style-name="ce36">
            <text:p>ALI</text:p>
          </table:table-cell>
          <table:table-cell office:value-type="float" office:value="6" table:style-name="ce36">
            <text:p>6</text:p>
          </table:table-cell>
          <table:table-cell office:value-type="float" office:value="2" table:style-name="ce36">
            <text:p>2</text:p>
          </table:table-cell>
          <table:table-cell office:value-type="string" office:string-value="ALIL" table:formula="of:=CONCATENATE([.D7];[.H7])" table:style-name="ce36">
            <text:p>ALIL</text:p>
          </table:table-cell>
          <table:table-cell office:value-type="string" office:string-value="L" table:formula="of:=IF(ISBLANK([.F7]);&quot;&quot;;IF([.D7]=&quot;EE&quot;;IF([.F7]&gt;=3;IF([.E7]&gt;=5;&quot;H&quot;;&quot;A&quot;);IF([.F7]&gt;=2;IF([.E7]&gt;=16;&quot;H&quot;;IF([.E7]&lt;=4;&quot;L&quot;;&quot;A&quot;));IF([.E7]&lt;=15;&quot;L&quot;;&quot;A&quot;)));IF(OR([.D7]=&quot;SE&quot;;[.D7]=&quot;CE&quot;);IF([.F7]&gt;=4;IF([.E7]&gt;=6;&quot;H&quot;;&quot;A&quot;);IF([.F7]&gt;=2;IF([.E7]&gt;=20;&quot;H&quot;;IF([.E7]&lt;=5;&quot;L&quot;;&quot;A&quot;));IF([.E7]&lt;=19;&quot;L&quot;;&quot;A&quot;)));IF(OR([.D7]=&quot;ALI&quot;;[.D7]=&quot;AIE&quot;);IF([.F7]&gt;=6;IF([.E7]&gt;=20;&quot;H&quot;;&quot;A&quot;);IF([.F7]&gt;=2;IF([.E7]&gt;=51;&quot;H&quot;;IF([.E7]&lt;=19;&quot;L&quot;;&quot;A&quot;));IF([.E7]&lt;=50;&quot;L&quot;;&quot;A&quot;)))))))" table:style-name="ce37">
            <text:p>L</text:p>
          </table:table-cell>
          <table:table-cell office:value-type="string" office:string-value="Baixa" table:formula="of:=IF([.H7]=&quot;L&quot;;&quot;Baixa&quot;;IF([.H7]=&quot;A&quot;;&quot;Média&quot;;IF([.H7]=&quot;&quot;;&quot;&quot;;&quot;Alta&quot;)))" table:style-name="ce37">
            <text:p>Baixa</text:p>
          </table:table-cell>
          <table:table-cell office:value-type="float" office:value="7" table:formula="of:=IF(ISBLANK([.F7]);&quot;&quot;;IF([.D7]=&quot;ALI&quot;;IF([.H7]=&quot;L&quot;;7;IF([.H7]=&quot;A&quot;;10;15));IF([.D7]=&quot;AIE&quot;;IF([.H7]=&quot;L&quot;;5;IF([.H7]=&quot;A&quot;;7;10));IF([.D7]=&quot;SE&quot;;IF([.H7]=&quot;L&quot;;4;IF([.H7]=&quot;A&quot;;5;7));IF(OR([.D7]=&quot;EE&quot;;[.D7]=&quot;CE&quot;);IF([.H7]=&quot;L&quot;;3;IF([.H7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7];[.N7])" table:style-name="ce36">
            <text:p>ALI</text:p>
          </table:table-cell>
          <table:table-cell office:value-type="string" office:string-value="" table:formula="of:=IF(ISBLANK([.L7]);&quot;&quot;;IF([.D7]=&quot;EE&quot;;IF([.L7]&gt;=3;IF([.K7]&gt;=5;&quot;H&quot;;&quot;A&quot;);IF([.L7]&gt;=2;IF([.K7]&gt;=16;&quot;H&quot;;IF([.K7]&lt;=4;&quot;L&quot;;&quot;A&quot;));IF([.K7]&lt;=15;&quot;L&quot;;&quot;A&quot;)));IF(OR([.D7]=&quot;SE&quot;;[.D7]=&quot;CE&quot;);IF([.L7]&gt;=4;IF([.K7]&gt;=6;&quot;H&quot;;&quot;A&quot;);IF([.L7]&gt;=2;IF([.K7]&gt;=20;&quot;H&quot;;IF([.K7]&lt;=5;&quot;L&quot;;&quot;A&quot;));IF([.K7]&lt;=19;&quot;L&quot;;&quot;A&quot;)));IF(OR([.D7]=&quot;ALI&quot;;[.D7]=&quot;AIE&quot;);IF([.L7]&gt;=6;IF([.K7]&gt;=20;&quot;H&quot;;&quot;A&quot;);IF([.L7]&gt;=2;IF([.K7]&gt;=51;&quot;H&quot;;IF([.K7]&lt;=19;&quot;L&quot;;&quot;A&quot;));IF([.K7]&lt;=50;&quot;L&quot;;&quot;A&quot;)))))))" table:style-name="ce37"/>
          <table:table-cell office:value-type="string" office:string-value="" table:formula="of:=IF([.N7]=&quot;L&quot;;&quot;Baixa&quot;;IF([.N7]=&quot;A&quot;;&quot;Média&quot;;IF([.N7]=&quot;&quot;;&quot;&quot;;&quot;Alta&quot;)))" table:style-name="ce37"/>
          <table:table-cell office:value-type="string" office:string-value="" table:formula="of:=IF(ISBLANK([.L7]);&quot;&quot;;IF([.D7]=&quot;ALI&quot;;IF([.N7]=&quot;L&quot;;7;IF([.N7]=&quot;A&quot;;10;15));IF([.D7]=&quot;AIE&quot;;IF([.N7]=&quot;L&quot;;5;IF([.N7]=&quot;A&quot;;7;10));IF([.D7]=&quot;SE&quot;;IF([.N7]=&quot;L&quot;;4;IF([.N7]=&quot;A&quot;;5;7));IF(OR([.D7]=&quot;EE&quot;;[.D7]=&quot;CE&quot;);IF([.N7]=&quot;L&quot;;3;IF([.N7]=&quot;A&quot;;4;6)))))))" table:style-name="ce38"/>
          <table:table-cell table:style-name="ce39"/>
          <table:table-cell table:style-name="ce40"/>
          <table:table-cell office:value-type="float" office:value="7" table:formula="of:=IF(AND([.$P7]=&quot;&quot;;[.$J7]&lt;&gt;&quot;&quot;);[.$J7];0)" table:style-name="ce3">
            <text:p>7</text:p>
          </table:table-cell>
          <table:table-cell office:value-type="float" office:value="0" table:formula="of:=IF(OR([.$P7]=&quot;&quot;;[.$J7]=&quot;&quot;);0;[.$J7])" table:style-name="ce3">
            <text:p>0</text:p>
          </table:table-cell>
          <table:table-cell office:value-type="float" office:value="0" table:formula="of:=IF(OR([.$P7]=&quot;&quot;;[.$J7]=&quot;&quot;);0;[.$P7])" table:style-name="ce3">
            <text:p>0</text:p>
          </table:table-cell>
          <table:table-cell office:value-type="float" office:value="0" table:formula="of:=IF(AND([.$J7]=&quot;&quot;;[.$P7]&lt;&gt;&quot;&quot;);[.$P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office:value-type="string" table:style-name="ce35">
            <text:p>Registro Passageiro</text:p>
          </table:table-cell>
          <table:table-cell office:value-type="string" table:style-name="ce36">
            <text:p>ALI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ALIL" table:formula="of:=CONCATENATE([.D8];[.H8])" table:style-name="ce36">
            <text:p>ALIL</text:p>
          </table:table-cell>
          <table:table-cell office:value-type="string" office:string-value="L" table:formula="of:=IF(ISBLANK([.F8]);&quot;&quot;;IF([.D8]=&quot;EE&quot;;IF([.F8]&gt;=3;IF([.E8]&gt;=5;&quot;H&quot;;&quot;A&quot;);IF([.F8]&gt;=2;IF([.E8]&gt;=16;&quot;H&quot;;IF([.E8]&lt;=4;&quot;L&quot;;&quot;A&quot;));IF([.E8]&lt;=15;&quot;L&quot;;&quot;A&quot;)));IF(OR([.D8]=&quot;SE&quot;;[.D8]=&quot;CE&quot;);IF([.F8]&gt;=4;IF([.E8]&gt;=6;&quot;H&quot;;&quot;A&quot;);IF([.F8]&gt;=2;IF([.E8]&gt;=20;&quot;H&quot;;IF([.E8]&lt;=5;&quot;L&quot;;&quot;A&quot;));IF([.E8]&lt;=19;&quot;L&quot;;&quot;A&quot;)));IF(OR([.D8]=&quot;ALI&quot;;[.D8]=&quot;AIE&quot;);IF([.F8]&gt;=6;IF([.E8]&gt;=20;&quot;H&quot;;&quot;A&quot;);IF([.F8]&gt;=2;IF([.E8]&gt;=51;&quot;H&quot;;IF([.E8]&lt;=19;&quot;L&quot;;&quot;A&quot;));IF([.E8]&lt;=50;&quot;L&quot;;&quot;A&quot;)))))))" table:style-name="ce37">
            <text:p>L</text:p>
          </table:table-cell>
          <table:table-cell office:value-type="string" office:string-value="Baixa" table:formula="of:=IF([.H8]=&quot;L&quot;;&quot;Baixa&quot;;IF([.H8]=&quot;A&quot;;&quot;Média&quot;;IF([.H8]=&quot;&quot;;&quot;&quot;;&quot;Alta&quot;)))" table:style-name="ce37">
            <text:p>Baixa</text:p>
          </table:table-cell>
          <table:table-cell office:value-type="float" office:value="7" table:formula="of:=IF(ISBLANK([.F8]);&quot;&quot;;IF([.D8]=&quot;ALI&quot;;IF([.H8]=&quot;L&quot;;7;IF([.H8]=&quot;A&quot;;10;15));IF([.D8]=&quot;AIE&quot;;IF([.H8]=&quot;L&quot;;5;IF([.H8]=&quot;A&quot;;7;10));IF([.D8]=&quot;SE&quot;;IF([.H8]=&quot;L&quot;;4;IF([.H8]=&quot;A&quot;;5;7));IF(OR([.D8]=&quot;EE&quot;;[.D8]=&quot;CE&quot;);IF([.H8]=&quot;L&quot;;3;IF([.H8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8];[.N8])" table:style-name="ce36">
            <text:p>ALI</text:p>
          </table:table-cell>
          <table:table-cell office:value-type="string" office:string-value="" table:formula="of:=IF(ISBLANK([.L8]);&quot;&quot;;IF([.D8]=&quot;EE&quot;;IF([.L8]&gt;=3;IF([.K8]&gt;=5;&quot;H&quot;;&quot;A&quot;);IF([.L8]&gt;=2;IF([.K8]&gt;=16;&quot;H&quot;;IF([.K8]&lt;=4;&quot;L&quot;;&quot;A&quot;));IF([.K8]&lt;=15;&quot;L&quot;;&quot;A&quot;)));IF(OR([.D8]=&quot;SE&quot;;[.D8]=&quot;CE&quot;);IF([.L8]&gt;=4;IF([.K8]&gt;=6;&quot;H&quot;;&quot;A&quot;);IF([.L8]&gt;=2;IF([.K8]&gt;=20;&quot;H&quot;;IF([.K8]&lt;=5;&quot;L&quot;;&quot;A&quot;));IF([.K8]&lt;=19;&quot;L&quot;;&quot;A&quot;)));IF(OR([.D8]=&quot;ALI&quot;;[.D8]=&quot;AIE&quot;);IF([.L8]&gt;=6;IF([.K8]&gt;=20;&quot;H&quot;;&quot;A&quot;);IF([.L8]&gt;=2;IF([.K8]&gt;=51;&quot;H&quot;;IF([.K8]&lt;=19;&quot;L&quot;;&quot;A&quot;));IF([.K8]&lt;=50;&quot;L&quot;;&quot;A&quot;)))))))" table:style-name="ce37"/>
          <table:table-cell office:value-type="string" office:string-value="" table:formula="of:=IF([.N8]=&quot;L&quot;;&quot;Baixa&quot;;IF([.N8]=&quot;A&quot;;&quot;Média&quot;;IF([.N8]=&quot;&quot;;&quot;&quot;;&quot;Alta&quot;)))" table:style-name="ce37"/>
          <table:table-cell office:value-type="string" office:string-value="" table:formula="of:=IF(ISBLANK([.L8]);&quot;&quot;;IF([.D8]=&quot;ALI&quot;;IF([.N8]=&quot;L&quot;;7;IF([.N8]=&quot;A&quot;;10;15));IF([.D8]=&quot;AIE&quot;;IF([.N8]=&quot;L&quot;;5;IF([.N8]=&quot;A&quot;;7;10));IF([.D8]=&quot;SE&quot;;IF([.N8]=&quot;L&quot;;4;IF([.N8]=&quot;A&quot;;5;7));IF(OR([.D8]=&quot;EE&quot;;[.D8]=&quot;CE&quot;);IF([.N8]=&quot;L&quot;;3;IF([.N8]=&quot;A&quot;;4;6)))))))" table:style-name="ce38"/>
          <table:table-cell table:style-name="ce39"/>
          <table:table-cell table:style-name="ce40"/>
          <table:table-cell office:value-type="float" office:value="7" table:formula="of:=IF(AND([.$P8]=&quot;&quot;;[.$J8]&lt;&gt;&quot;&quot;);[.$J8];0)" table:style-name="ce3">
            <text:p>7</text:p>
          </table:table-cell>
          <table:table-cell office:value-type="float" office:value="0" table:formula="of:=IF(OR([.$P8]=&quot;&quot;;[.$J8]=&quot;&quot;);0;[.$J8])" table:style-name="ce3">
            <text:p>0</text:p>
          </table:table-cell>
          <table:table-cell office:value-type="float" office:value="0" table:formula="of:=IF(OR([.$P8]=&quot;&quot;;[.$J8]=&quot;&quot;);0;[.$P8])" table:style-name="ce3">
            <text:p>0</text:p>
          </table:table-cell>
          <table:table-cell office:value-type="float" office:value="0" table:formula="of:=IF(AND([.$J8]=&quot;&quot;;[.$P8]&lt;&gt;&quot;&quot;);[.$P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office:value-type="string" table:style-name="ce35">
            <text:p>Registro Reserva</text:p>
          </table:table-cell>
          <table:table-cell office:value-type="string" table:style-name="ce36">
            <text:p>ALI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36">
            <text:p>3</text:p>
          </table:table-cell>
          <table:table-cell office:value-type="string" office:string-value="ALIL" table:formula="of:=CONCATENATE([.D9];[.H9])" table:style-name="ce36">
            <text:p>ALIL</text:p>
          </table:table-cell>
          <table:table-cell office:value-type="string" office:string-value="L" table:formula="of:=IF(ISBLANK([.F9]);&quot;&quot;;IF([.D9]=&quot;EE&quot;;IF([.F9]&gt;=3;IF([.E9]&gt;=5;&quot;H&quot;;&quot;A&quot;);IF([.F9]&gt;=2;IF([.E9]&gt;=16;&quot;H&quot;;IF([.E9]&lt;=4;&quot;L&quot;;&quot;A&quot;));IF([.E9]&lt;=15;&quot;L&quot;;&quot;A&quot;)));IF(OR([.D9]=&quot;SE&quot;;[.D9]=&quot;CE&quot;);IF([.F9]&gt;=4;IF([.E9]&gt;=6;&quot;H&quot;;&quot;A&quot;);IF([.F9]&gt;=2;IF([.E9]&gt;=20;&quot;H&quot;;IF([.E9]&lt;=5;&quot;L&quot;;&quot;A&quot;));IF([.E9]&lt;=19;&quot;L&quot;;&quot;A&quot;)));IF(OR([.D9]=&quot;ALI&quot;;[.D9]=&quot;AIE&quot;);IF([.F9]&gt;=6;IF([.E9]&gt;=20;&quot;H&quot;;&quot;A&quot;);IF([.F9]&gt;=2;IF([.E9]&gt;=51;&quot;H&quot;;IF([.E9]&lt;=19;&quot;L&quot;;&quot;A&quot;));IF([.E9]&lt;=50;&quot;L&quot;;&quot;A&quot;)))))))" table:style-name="ce37">
            <text:p>L</text:p>
          </table:table-cell>
          <table:table-cell office:value-type="string" office:string-value="Baixa" table:formula="of:=IF([.H9]=&quot;L&quot;;&quot;Baixa&quot;;IF([.H9]=&quot;A&quot;;&quot;Média&quot;;IF([.H9]=&quot;&quot;;&quot;&quot;;&quot;Alta&quot;)))" table:style-name="ce37">
            <text:p>Baixa</text:p>
          </table:table-cell>
          <table:table-cell office:value-type="float" office:value="7" table:formula="of:=IF(ISBLANK([.F9]);&quot;&quot;;IF([.D9]=&quot;ALI&quot;;IF([.H9]=&quot;L&quot;;7;IF([.H9]=&quot;A&quot;;10;15));IF([.D9]=&quot;AIE&quot;;IF([.H9]=&quot;L&quot;;5;IF([.H9]=&quot;A&quot;;7;10));IF([.D9]=&quot;SE&quot;;IF([.H9]=&quot;L&quot;;4;IF([.H9]=&quot;A&quot;;5;7));IF(OR([.D9]=&quot;EE&quot;;[.D9]=&quot;CE&quot;);IF([.H9]=&quot;L&quot;;3;IF([.H9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9];[.N9])" table:style-name="ce36">
            <text:p>ALI</text:p>
          </table:table-cell>
          <table:table-cell office:value-type="string" office:string-value="" table:formula="of:=IF(ISBLANK([.L9]);&quot;&quot;;IF([.D9]=&quot;EE&quot;;IF([.L9]&gt;=3;IF([.K9]&gt;=5;&quot;H&quot;;&quot;A&quot;);IF([.L9]&gt;=2;IF([.K9]&gt;=16;&quot;H&quot;;IF([.K9]&lt;=4;&quot;L&quot;;&quot;A&quot;));IF([.K9]&lt;=15;&quot;L&quot;;&quot;A&quot;)));IF(OR([.D9]=&quot;SE&quot;;[.D9]=&quot;CE&quot;);IF([.L9]&gt;=4;IF([.K9]&gt;=6;&quot;H&quot;;&quot;A&quot;);IF([.L9]&gt;=2;IF([.K9]&gt;=20;&quot;H&quot;;IF([.K9]&lt;=5;&quot;L&quot;;&quot;A&quot;));IF([.K9]&lt;=19;&quot;L&quot;;&quot;A&quot;)));IF(OR([.D9]=&quot;ALI&quot;;[.D9]=&quot;AIE&quot;);IF([.L9]&gt;=6;IF([.K9]&gt;=20;&quot;H&quot;;&quot;A&quot;);IF([.L9]&gt;=2;IF([.K9]&gt;=51;&quot;H&quot;;IF([.K9]&lt;=19;&quot;L&quot;;&quot;A&quot;));IF([.K9]&lt;=50;&quot;L&quot;;&quot;A&quot;)))))))" table:style-name="ce37"/>
          <table:table-cell office:value-type="string" office:string-value="" table:formula="of:=IF([.N9]=&quot;L&quot;;&quot;Baixa&quot;;IF([.N9]=&quot;A&quot;;&quot;Média&quot;;IF([.N9]=&quot;&quot;;&quot;&quot;;&quot;Alta&quot;)))" table:style-name="ce37"/>
          <table:table-cell office:value-type="string" office:string-value="" table:formula="of:=IF(ISBLANK([.L9]);&quot;&quot;;IF([.D9]=&quot;ALI&quot;;IF([.N9]=&quot;L&quot;;7;IF([.N9]=&quot;A&quot;;10;15));IF([.D9]=&quot;AIE&quot;;IF([.N9]=&quot;L&quot;;5;IF([.N9]=&quot;A&quot;;7;10));IF([.D9]=&quot;SE&quot;;IF([.N9]=&quot;L&quot;;4;IF([.N9]=&quot;A&quot;;5;7));IF(OR([.D9]=&quot;EE&quot;;[.D9]=&quot;CE&quot;);IF([.N9]=&quot;L&quot;;3;IF([.N9]=&quot;A&quot;;4;6)))))))" table:style-name="ce38"/>
          <table:table-cell table:style-name="ce39"/>
          <table:table-cell table:style-name="ce40"/>
          <table:table-cell office:value-type="float" office:value="7" table:formula="of:=IF(AND([.$P9]=&quot;&quot;;[.$J9]&lt;&gt;&quot;&quot;);[.$J9];0)" table:style-name="ce3">
            <text:p>7</text:p>
          </table:table-cell>
          <table:table-cell office:value-type="float" office:value="0" table:formula="of:=IF(OR([.$P9]=&quot;&quot;;[.$J9]=&quot;&quot;);0;[.$J9])" table:style-name="ce3">
            <text:p>0</text:p>
          </table:table-cell>
          <table:table-cell office:value-type="float" office:value="0" table:formula="of:=IF(OR([.$P9]=&quot;&quot;;[.$J9]=&quot;&quot;);0;[.$P9])" table:style-name="ce3">
            <text:p>0</text:p>
          </table:table-cell>
          <table:table-cell office:value-type="float" office:value="0" table:formula="of:=IF(AND([.$J9]=&quot;&quot;;[.$P9]&lt;&gt;&quot;&quot;);[.$P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office:value-type="string" table:style-name="ce35">
            <text:p>Registro Sugestão Viagem</text:p>
          </table:table-cell>
          <table:table-cell office:value-type="string" table:style-name="ce36">
            <text:p>ALI</text:p>
          </table:table-cell>
          <table:table-cell office:value-type="float" office:value="11" table:style-name="ce36">
            <text:p>11</text:p>
          </table:table-cell>
          <table:table-cell office:value-type="float" office:value="2" table:style-name="ce36">
            <text:p>2</text:p>
          </table:table-cell>
          <table:table-cell office:value-type="string" office:string-value="ALIL" table:formula="of:=CONCATENATE([.D10];[.H10])" table:style-name="ce36">
            <text:p>ALIL</text:p>
          </table:table-cell>
          <table:table-cell office:value-type="string" office:string-value="L" table:formula="of:=IF(ISBLANK([.F10]);&quot;&quot;;IF([.D10]=&quot;EE&quot;;IF([.F10]&gt;=3;IF([.E10]&gt;=5;&quot;H&quot;;&quot;A&quot;);IF([.F10]&gt;=2;IF([.E10]&gt;=16;&quot;H&quot;;IF([.E10]&lt;=4;&quot;L&quot;;&quot;A&quot;));IF([.E10]&lt;=15;&quot;L&quot;;&quot;A&quot;)));IF(OR([.D10]=&quot;SE&quot;;[.D10]=&quot;CE&quot;);IF([.F10]&gt;=4;IF([.E10]&gt;=6;&quot;H&quot;;&quot;A&quot;);IF([.F10]&gt;=2;IF([.E10]&gt;=20;&quot;H&quot;;IF([.E10]&lt;=5;&quot;L&quot;;&quot;A&quot;));IF([.E10]&lt;=19;&quot;L&quot;;&quot;A&quot;)));IF(OR([.D10]=&quot;ALI&quot;;[.D10]=&quot;AIE&quot;);IF([.F10]&gt;=6;IF([.E10]&gt;=20;&quot;H&quot;;&quot;A&quot;);IF([.F10]&gt;=2;IF([.E10]&gt;=51;&quot;H&quot;;IF([.E10]&lt;=19;&quot;L&quot;;&quot;A&quot;));IF([.E10]&lt;=50;&quot;L&quot;;&quot;A&quot;)))))))" table:style-name="ce37">
            <text:p>L</text:p>
          </table:table-cell>
          <table:table-cell office:value-type="string" office:string-value="Baixa" table:formula="of:=IF([.H10]=&quot;L&quot;;&quot;Baixa&quot;;IF([.H10]=&quot;A&quot;;&quot;Média&quot;;IF([.H10]=&quot;&quot;;&quot;&quot;;&quot;Alta&quot;)))" table:style-name="ce37">
            <text:p>Baixa</text:p>
          </table:table-cell>
          <table:table-cell office:value-type="float" office:value="7" table:formula="of:=IF(ISBLANK([.F10]);&quot;&quot;;IF([.D10]=&quot;ALI&quot;;IF([.H10]=&quot;L&quot;;7;IF([.H10]=&quot;A&quot;;10;15));IF([.D10]=&quot;AIE&quot;;IF([.H10]=&quot;L&quot;;5;IF([.H10]=&quot;A&quot;;7;10));IF([.D10]=&quot;SE&quot;;IF([.H10]=&quot;L&quot;;4;IF([.H10]=&quot;A&quot;;5;7));IF(OR([.D10]=&quot;EE&quot;;[.D10]=&quot;CE&quot;);IF([.H10]=&quot;L&quot;;3;IF([.H10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10];[.N10])" table:style-name="ce36">
            <text:p>ALI</text:p>
          </table:table-cell>
          <table:table-cell office:value-type="string" office:string-value="" table:formula="of:=IF(ISBLANK([.L10]);&quot;&quot;;IF([.D10]=&quot;EE&quot;;IF([.L10]&gt;=3;IF([.K10]&gt;=5;&quot;H&quot;;&quot;A&quot;);IF([.L10]&gt;=2;IF([.K10]&gt;=16;&quot;H&quot;;IF([.K10]&lt;=4;&quot;L&quot;;&quot;A&quot;));IF([.K10]&lt;=15;&quot;L&quot;;&quot;A&quot;)));IF(OR([.D10]=&quot;SE&quot;;[.D10]=&quot;CE&quot;);IF([.L10]&gt;=4;IF([.K10]&gt;=6;&quot;H&quot;;&quot;A&quot;);IF([.L10]&gt;=2;IF([.K10]&gt;=20;&quot;H&quot;;IF([.K10]&lt;=5;&quot;L&quot;;&quot;A&quot;));IF([.K10]&lt;=19;&quot;L&quot;;&quot;A&quot;)));IF(OR([.D10]=&quot;ALI&quot;;[.D10]=&quot;AIE&quot;);IF([.L10]&gt;=6;IF([.K10]&gt;=20;&quot;H&quot;;&quot;A&quot;);IF([.L10]&gt;=2;IF([.K10]&gt;=51;&quot;H&quot;;IF([.K10]&lt;=19;&quot;L&quot;;&quot;A&quot;));IF([.K10]&lt;=50;&quot;L&quot;;&quot;A&quot;)))))))" table:style-name="ce37"/>
          <table:table-cell office:value-type="string" office:string-value="" table:formula="of:=IF([.N10]=&quot;L&quot;;&quot;Baixa&quot;;IF([.N10]=&quot;A&quot;;&quot;Média&quot;;IF([.N10]=&quot;&quot;;&quot;&quot;;&quot;Alta&quot;)))" table:style-name="ce37"/>
          <table:table-cell office:value-type="string" office:string-value="" table:formula="of:=IF(ISBLANK([.L10]);&quot;&quot;;IF([.D10]=&quot;ALI&quot;;IF([.N10]=&quot;L&quot;;7;IF([.N10]=&quot;A&quot;;10;15));IF([.D10]=&quot;AIE&quot;;IF([.N10]=&quot;L&quot;;5;IF([.N10]=&quot;A&quot;;7;10));IF([.D10]=&quot;SE&quot;;IF([.N10]=&quot;L&quot;;4;IF([.N10]=&quot;A&quot;;5;7));IF(OR([.D10]=&quot;EE&quot;;[.D10]=&quot;CE&quot;);IF([.N10]=&quot;L&quot;;3;IF([.N10]=&quot;A&quot;;4;6)))))))" table:style-name="ce38"/>
          <table:table-cell table:style-name="ce39"/>
          <table:table-cell table:style-name="ce40"/>
          <table:table-cell office:value-type="float" office:value="7" table:formula="of:=IF(AND([.$P10]=&quot;&quot;;[.$J10]&lt;&gt;&quot;&quot;);[.$J10];0)" table:style-name="ce3">
            <text:p>7</text:p>
          </table:table-cell>
          <table:table-cell office:value-type="float" office:value="0" table:formula="of:=IF(OR([.$P10]=&quot;&quot;;[.$J10]=&quot;&quot;);0;[.$J10])" table:style-name="ce3">
            <text:p>0</text:p>
          </table:table-cell>
          <table:table-cell office:value-type="float" office:value="0" table:formula="of:=IF(OR([.$P10]=&quot;&quot;;[.$J10]=&quot;&quot;);0;[.$P10])" table:style-name="ce3">
            <text:p>0</text:p>
          </table:table-cell>
          <table:table-cell office:value-type="float" office:value="0" table:formula="of:=IF(AND([.$J10]=&quot;&quot;;[.$P10]&lt;&gt;&quot;&quot;);[.$P1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office:value-type="string" table:style-name="ce35">
            <text:p>Registro Veículo</text:p>
          </table:table-cell>
          <table:table-cell office:value-type="string" table:style-name="ce36">
            <text:p>ALI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36">
            <text:p>2</text:p>
          </table:table-cell>
          <table:table-cell office:value-type="string" office:string-value="ALIL" table:formula="of:=CONCATENATE([.D11];[.H11])" table:style-name="ce36">
            <text:p>ALIL</text:p>
          </table:table-cell>
          <table:table-cell office:value-type="string" office:string-value="L" table:formula="of:=IF(ISBLANK([.F11]);&quot;&quot;;IF([.D11]=&quot;EE&quot;;IF([.F11]&gt;=3;IF([.E11]&gt;=5;&quot;H&quot;;&quot;A&quot;);IF([.F11]&gt;=2;IF([.E11]&gt;=16;&quot;H&quot;;IF([.E11]&lt;=4;&quot;L&quot;;&quot;A&quot;));IF([.E11]&lt;=15;&quot;L&quot;;&quot;A&quot;)));IF(OR([.D11]=&quot;SE&quot;;[.D11]=&quot;CE&quot;);IF([.F11]&gt;=4;IF([.E11]&gt;=6;&quot;H&quot;;&quot;A&quot;);IF([.F11]&gt;=2;IF([.E11]&gt;=20;&quot;H&quot;;IF([.E11]&lt;=5;&quot;L&quot;;&quot;A&quot;));IF([.E11]&lt;=19;&quot;L&quot;;&quot;A&quot;)));IF(OR([.D11]=&quot;ALI&quot;;[.D11]=&quot;AIE&quot;);IF([.F11]&gt;=6;IF([.E11]&gt;=20;&quot;H&quot;;&quot;A&quot;);IF([.F11]&gt;=2;IF([.E11]&gt;=51;&quot;H&quot;;IF([.E11]&lt;=19;&quot;L&quot;;&quot;A&quot;));IF([.E11]&lt;=50;&quot;L&quot;;&quot;A&quot;)))))))" table:style-name="ce37">
            <text:p>L</text:p>
          </table:table-cell>
          <table:table-cell office:value-type="string" office:string-value="Baixa" table:formula="of:=IF([.H11]=&quot;L&quot;;&quot;Baixa&quot;;IF([.H11]=&quot;A&quot;;&quot;Média&quot;;IF([.H11]=&quot;&quot;;&quot;&quot;;&quot;Alta&quot;)))" table:style-name="ce37">
            <text:p>Baixa</text:p>
          </table:table-cell>
          <table:table-cell office:value-type="float" office:value="7" table:formula="of:=IF(ISBLANK([.F11]);&quot;&quot;;IF([.D11]=&quot;ALI&quot;;IF([.H11]=&quot;L&quot;;7;IF([.H11]=&quot;A&quot;;10;15));IF([.D11]=&quot;AIE&quot;;IF([.H11]=&quot;L&quot;;5;IF([.H11]=&quot;A&quot;;7;10));IF([.D11]=&quot;SE&quot;;IF([.H11]=&quot;L&quot;;4;IF([.H11]=&quot;A&quot;;5;7));IF(OR([.D11]=&quot;EE&quot;;[.D11]=&quot;CE&quot;);IF([.H11]=&quot;L&quot;;3;IF([.H11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11];[.N11])" table:style-name="ce36">
            <text:p>ALI</text:p>
          </table:table-cell>
          <table:table-cell office:value-type="string" office:string-value="" table:formula="of:=IF(ISBLANK([.L11]);&quot;&quot;;IF([.D11]=&quot;EE&quot;;IF([.L11]&gt;=3;IF([.K11]&gt;=5;&quot;H&quot;;&quot;A&quot;);IF([.L11]&gt;=2;IF([.K11]&gt;=16;&quot;H&quot;;IF([.K11]&lt;=4;&quot;L&quot;;&quot;A&quot;));IF([.K11]&lt;=15;&quot;L&quot;;&quot;A&quot;)));IF(OR([.D11]=&quot;SE&quot;;[.D11]=&quot;CE&quot;);IF([.L11]&gt;=4;IF([.K11]&gt;=6;&quot;H&quot;;&quot;A&quot;);IF([.L11]&gt;=2;IF([.K11]&gt;=20;&quot;H&quot;;IF([.K11]&lt;=5;&quot;L&quot;;&quot;A&quot;));IF([.K11]&lt;=19;&quot;L&quot;;&quot;A&quot;)));IF(OR([.D11]=&quot;ALI&quot;;[.D11]=&quot;AIE&quot;);IF([.L11]&gt;=6;IF([.K11]&gt;=20;&quot;H&quot;;&quot;A&quot;);IF([.L11]&gt;=2;IF([.K11]&gt;=51;&quot;H&quot;;IF([.K11]&lt;=19;&quot;L&quot;;&quot;A&quot;));IF([.K11]&lt;=50;&quot;L&quot;;&quot;A&quot;)))))))" table:style-name="ce37"/>
          <table:table-cell office:value-type="string" office:string-value="" table:formula="of:=IF([.N11]=&quot;L&quot;;&quot;Baixa&quot;;IF([.N11]=&quot;A&quot;;&quot;Média&quot;;IF([.N11]=&quot;&quot;;&quot;&quot;;&quot;Alta&quot;)))" table:style-name="ce37"/>
          <table:table-cell office:value-type="string" office:string-value="" table:formula="of:=IF(ISBLANK([.L11]);&quot;&quot;;IF([.D11]=&quot;ALI&quot;;IF([.N11]=&quot;L&quot;;7;IF([.N11]=&quot;A&quot;;10;15));IF([.D11]=&quot;AIE&quot;;IF([.N11]=&quot;L&quot;;5;IF([.N11]=&quot;A&quot;;7;10));IF([.D11]=&quot;SE&quot;;IF([.N11]=&quot;L&quot;;4;IF([.N11]=&quot;A&quot;;5;7));IF(OR([.D11]=&quot;EE&quot;;[.D11]=&quot;CE&quot;);IF([.N11]=&quot;L&quot;;3;IF([.N11]=&quot;A&quot;;4;6)))))))" table:style-name="ce38"/>
          <table:table-cell table:style-name="ce39"/>
          <table:table-cell table:style-name="ce40"/>
          <table:table-cell office:value-type="float" office:value="7" table:formula="of:=IF(AND([.$P11]=&quot;&quot;;[.$J11]&lt;&gt;&quot;&quot;);[.$J11];0)" table:style-name="ce3">
            <text:p>7</text:p>
          </table:table-cell>
          <table:table-cell office:value-type="float" office:value="0" table:formula="of:=IF(OR([.$P11]=&quot;&quot;;[.$J11]=&quot;&quot;);0;[.$J11])" table:style-name="ce3">
            <text:p>0</text:p>
          </table:table-cell>
          <table:table-cell office:value-type="float" office:value="0" table:formula="of:=IF(OR([.$P11]=&quot;&quot;;[.$J11]=&quot;&quot;);0;[.$P11])" table:style-name="ce3">
            <text:p>0</text:p>
          </table:table-cell>
          <table:table-cell office:value-type="float" office:value="0" table:formula="of:=IF(AND([.$J11]=&quot;&quot;;[.$P11]&lt;&gt;&quot;&quot;);[.$P1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office:value-type="string" table:style-name="ce35">
            <text:p>Registro Viagem</text:p>
          </table:table-cell>
          <table:table-cell office:value-type="string" table:style-name="ce36">
            <text:p>ALI</text:p>
          </table:table-cell>
          <table:table-cell office:value-type="float" office:value="10" table:style-name="ce36">
            <text:p>10</text:p>
          </table:table-cell>
          <table:table-cell office:value-type="float" office:value="3" table:style-name="ce36">
            <text:p>3</text:p>
          </table:table-cell>
          <table:table-cell office:value-type="string" office:string-value="ALIL" table:formula="of:=CONCATENATE([.D12];[.H12])" table:style-name="ce36">
            <text:p>ALIL</text:p>
          </table:table-cell>
          <table:table-cell office:value-type="string" office:string-value="L" table:formula="of:=IF(ISBLANK([.F12]);&quot;&quot;;IF([.D12]=&quot;EE&quot;;IF([.F12]&gt;=3;IF([.E12]&gt;=5;&quot;H&quot;;&quot;A&quot;);IF([.F12]&gt;=2;IF([.E12]&gt;=16;&quot;H&quot;;IF([.E12]&lt;=4;&quot;L&quot;;&quot;A&quot;));IF([.E12]&lt;=15;&quot;L&quot;;&quot;A&quot;)));IF(OR([.D12]=&quot;SE&quot;;[.D12]=&quot;CE&quot;);IF([.F12]&gt;=4;IF([.E12]&gt;=6;&quot;H&quot;;&quot;A&quot;);IF([.F12]&gt;=2;IF([.E12]&gt;=20;&quot;H&quot;;IF([.E12]&lt;=5;&quot;L&quot;;&quot;A&quot;));IF([.E12]&lt;=19;&quot;L&quot;;&quot;A&quot;)));IF(OR([.D12]=&quot;ALI&quot;;[.D12]=&quot;AIE&quot;);IF([.F12]&gt;=6;IF([.E12]&gt;=20;&quot;H&quot;;&quot;A&quot;);IF([.F12]&gt;=2;IF([.E12]&gt;=51;&quot;H&quot;;IF([.E12]&lt;=19;&quot;L&quot;;&quot;A&quot;));IF([.E12]&lt;=50;&quot;L&quot;;&quot;A&quot;)))))))" table:style-name="ce37">
            <text:p>L</text:p>
          </table:table-cell>
          <table:table-cell office:value-type="string" office:string-value="Baixa" table:formula="of:=IF([.H12]=&quot;L&quot;;&quot;Baixa&quot;;IF([.H12]=&quot;A&quot;;&quot;Média&quot;;IF([.H12]=&quot;&quot;;&quot;&quot;;&quot;Alta&quot;)))" table:style-name="ce37">
            <text:p>Baixa</text:p>
          </table:table-cell>
          <table:table-cell office:value-type="float" office:value="7" table:formula="of:=IF(ISBLANK([.F12]);&quot;&quot;;IF([.D12]=&quot;ALI&quot;;IF([.H12]=&quot;L&quot;;7;IF([.H12]=&quot;A&quot;;10;15));IF([.D12]=&quot;AIE&quot;;IF([.H12]=&quot;L&quot;;5;IF([.H12]=&quot;A&quot;;7;10));IF([.D12]=&quot;SE&quot;;IF([.H12]=&quot;L&quot;;4;IF([.H12]=&quot;A&quot;;5;7));IF(OR([.D12]=&quot;EE&quot;;[.D12]=&quot;CE&quot;);IF([.H12]=&quot;L&quot;;3;IF([.H12]=&quot;A&quot;;4;6)))))))" table:style-name="ce38">
            <text:p>7</text:p>
          </table:table-cell>
          <table:table-cell table:style-name="ce39"/>
          <table:table-cell table:style-name="ce36"/>
          <table:table-cell office:value-type="string" office:string-value="ALI" table:formula="of:=CONCATENATE([.D12];[.N12])" table:style-name="ce36">
            <text:p>ALI</text:p>
          </table:table-cell>
          <table:table-cell office:value-type="string" office:string-value="" table:formula="of:=IF(ISBLANK([.L12]);&quot;&quot;;IF([.D12]=&quot;EE&quot;;IF([.L12]&gt;=3;IF([.K12]&gt;=5;&quot;H&quot;;&quot;A&quot;);IF([.L12]&gt;=2;IF([.K12]&gt;=16;&quot;H&quot;;IF([.K12]&lt;=4;&quot;L&quot;;&quot;A&quot;));IF([.K12]&lt;=15;&quot;L&quot;;&quot;A&quot;)));IF(OR([.D12]=&quot;SE&quot;;[.D12]=&quot;CE&quot;);IF([.L12]&gt;=4;IF([.K12]&gt;=6;&quot;H&quot;;&quot;A&quot;);IF([.L12]&gt;=2;IF([.K12]&gt;=20;&quot;H&quot;;IF([.K12]&lt;=5;&quot;L&quot;;&quot;A&quot;));IF([.K12]&lt;=19;&quot;L&quot;;&quot;A&quot;)));IF(OR([.D12]=&quot;ALI&quot;;[.D12]=&quot;AIE&quot;);IF([.L12]&gt;=6;IF([.K12]&gt;=20;&quot;H&quot;;&quot;A&quot;);IF([.L12]&gt;=2;IF([.K12]&gt;=51;&quot;H&quot;;IF([.K12]&lt;=19;&quot;L&quot;;&quot;A&quot;));IF([.K12]&lt;=50;&quot;L&quot;;&quot;A&quot;)))))))" table:style-name="ce37"/>
          <table:table-cell office:value-type="string" office:string-value="" table:formula="of:=IF([.N12]=&quot;L&quot;;&quot;Baixa&quot;;IF([.N12]=&quot;A&quot;;&quot;Média&quot;;IF([.N12]=&quot;&quot;;&quot;&quot;;&quot;Alta&quot;)))" table:style-name="ce37"/>
          <table:table-cell office:value-type="string" office:string-value="" table:formula="of:=IF(ISBLANK([.L12]);&quot;&quot;;IF([.D12]=&quot;ALI&quot;;IF([.N12]=&quot;L&quot;;7;IF([.N12]=&quot;A&quot;;10;15));IF([.D12]=&quot;AIE&quot;;IF([.N12]=&quot;L&quot;;5;IF([.N12]=&quot;A&quot;;7;10));IF([.D12]=&quot;SE&quot;;IF([.N12]=&quot;L&quot;;4;IF([.N12]=&quot;A&quot;;5;7));IF(OR([.D12]=&quot;EE&quot;;[.D12]=&quot;CE&quot;);IF([.N12]=&quot;L&quot;;3;IF([.N12]=&quot;A&quot;;4;6)))))))" table:style-name="ce38"/>
          <table:table-cell table:style-name="ce39"/>
          <table:table-cell table:style-name="ce40"/>
          <table:table-cell office:value-type="float" office:value="7" table:formula="of:=IF(AND([.$P12]=&quot;&quot;;[.$J12]&lt;&gt;&quot;&quot;);[.$J12];0)" table:style-name="ce3">
            <text:p>7</text:p>
          </table:table-cell>
          <table:table-cell office:value-type="float" office:value="0" table:formula="of:=IF(OR([.$P12]=&quot;&quot;;[.$J12]=&quot;&quot;);0;[.$J12])" table:style-name="ce3">
            <text:p>0</text:p>
          </table:table-cell>
          <table:table-cell office:value-type="float" office:value="0" table:formula="of:=IF(OR([.$P12]=&quot;&quot;;[.$J12]=&quot;&quot;);0;[.$P12])" table:style-name="ce3">
            <text:p>0</text:p>
          </table:table-cell>
          <table:table-cell office:value-type="float" office:value="0" table:formula="of:=IF(AND([.$J12]=&quot;&quot;;[.$P12]&lt;&gt;&quot;&quot;);[.$P1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8" table:style-name="ce28">
            <text:p>8</text:p>
          </table:table-cell>
          <table:table-cell office:value-type="string" table:style-name="ce35">
            <text:p>Tela Cadastrar Viagem</text:p>
          </table:table-cell>
          <table:table-cell office:value-type="string" table:style-name="ce36">
            <text:p>EE</text:p>
          </table:table-cell>
          <table:table-cell office:value-type="float" office:value="8" table:style-name="ce36">
            <text:p>8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13];[.H13])" table:style-name="ce36">
            <text:p>EEL</text:p>
          </table:table-cell>
          <table:table-cell office:value-type="string" office:string-value="L" table:formula="of:=IF(ISBLANK([.F13]);&quot;&quot;;IF([.D13]=&quot;EE&quot;;IF([.F13]&gt;=3;IF([.E13]&gt;=5;&quot;H&quot;;&quot;A&quot;);IF([.F13]&gt;=2;IF([.E13]&gt;=16;&quot;H&quot;;IF([.E13]&lt;=4;&quot;L&quot;;&quot;A&quot;));IF([.E13]&lt;=15;&quot;L&quot;;&quot;A&quot;)));IF(OR([.D13]=&quot;SE&quot;;[.D13]=&quot;CE&quot;);IF([.F13]&gt;=4;IF([.E13]&gt;=6;&quot;H&quot;;&quot;A&quot;);IF([.F13]&gt;=2;IF([.E13]&gt;=20;&quot;H&quot;;IF([.E13]&lt;=5;&quot;L&quot;;&quot;A&quot;));IF([.E13]&lt;=19;&quot;L&quot;;&quot;A&quot;)));IF(OR([.D13]=&quot;ALI&quot;;[.D13]=&quot;AIE&quot;);IF([.F13]&gt;=6;IF([.E13]&gt;=20;&quot;H&quot;;&quot;A&quot;);IF([.F13]&gt;=2;IF([.E13]&gt;=51;&quot;H&quot;;IF([.E13]&lt;=19;&quot;L&quot;;&quot;A&quot;));IF([.E13]&lt;=50;&quot;L&quot;;&quot;A&quot;)))))))" table:style-name="ce37">
            <text:p>L</text:p>
          </table:table-cell>
          <table:table-cell office:value-type="string" office:string-value="Baixa" table:formula="of:=IF([.H13]=&quot;L&quot;;&quot;Baixa&quot;;IF([.H13]=&quot;A&quot;;&quot;Média&quot;;IF([.H13]=&quot;&quot;;&quot;&quot;;&quot;Alta&quot;)))" table:style-name="ce37">
            <text:p>Baixa</text:p>
          </table:table-cell>
          <table:table-cell office:value-type="float" office:value="3" table:formula="of:=IF(ISBLANK([.F13]);&quot;&quot;;IF([.D13]=&quot;ALI&quot;;IF([.H13]=&quot;L&quot;;7;IF([.H13]=&quot;A&quot;;10;15));IF([.D13]=&quot;AIE&quot;;IF([.H13]=&quot;L&quot;;5;IF([.H13]=&quot;A&quot;;7;10));IF([.D13]=&quot;SE&quot;;IF([.H13]=&quot;L&quot;;4;IF([.H13]=&quot;A&quot;;5;7));IF(OR([.D13]=&quot;EE&quot;;[.D13]=&quot;CE&quot;);IF([.H13]=&quot;L&quot;;3;IF([.H13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13];[.N13])" table:style-name="ce36">
            <text:p>EE</text:p>
          </table:table-cell>
          <table:table-cell office:value-type="string" office:string-value="" table:formula="of:=IF(ISBLANK([.L13]);&quot;&quot;;IF([.D13]=&quot;EE&quot;;IF([.L13]&gt;=3;IF([.K13]&gt;=5;&quot;H&quot;;&quot;A&quot;);IF([.L13]&gt;=2;IF([.K13]&gt;=16;&quot;H&quot;;IF([.K13]&lt;=4;&quot;L&quot;;&quot;A&quot;));IF([.K13]&lt;=15;&quot;L&quot;;&quot;A&quot;)));IF(OR([.D13]=&quot;SE&quot;;[.D13]=&quot;CE&quot;);IF([.L13]&gt;=4;IF([.K13]&gt;=6;&quot;H&quot;;&quot;A&quot;);IF([.L13]&gt;=2;IF([.K13]&gt;=20;&quot;H&quot;;IF([.K13]&lt;=5;&quot;L&quot;;&quot;A&quot;));IF([.K13]&lt;=19;&quot;L&quot;;&quot;A&quot;)));IF(OR([.D13]=&quot;ALI&quot;;[.D13]=&quot;AIE&quot;);IF([.L13]&gt;=6;IF([.K13]&gt;=20;&quot;H&quot;;&quot;A&quot;);IF([.L13]&gt;=2;IF([.K13]&gt;=51;&quot;H&quot;;IF([.K13]&lt;=19;&quot;L&quot;;&quot;A&quot;));IF([.K13]&lt;=50;&quot;L&quot;;&quot;A&quot;)))))))" table:style-name="ce37"/>
          <table:table-cell office:value-type="string" office:string-value="" table:formula="of:=IF([.N13]=&quot;L&quot;;&quot;Baixa&quot;;IF([.N13]=&quot;A&quot;;&quot;Média&quot;;IF([.N13]=&quot;&quot;;&quot;&quot;;&quot;Alta&quot;)))" table:style-name="ce37"/>
          <table:table-cell office:value-type="string" office:string-value="" table:formula="of:=IF(ISBLANK([.L13]);&quot;&quot;;IF([.D13]=&quot;ALI&quot;;IF([.N13]=&quot;L&quot;;7;IF([.N13]=&quot;A&quot;;10;15));IF([.D13]=&quot;AIE&quot;;IF([.N13]=&quot;L&quot;;5;IF([.N13]=&quot;A&quot;;7;10));IF([.D13]=&quot;SE&quot;;IF([.N13]=&quot;L&quot;;4;IF([.N13]=&quot;A&quot;;5;7));IF(OR([.D13]=&quot;EE&quot;;[.D13]=&quot;CE&quot;);IF([.N13]=&quot;L&quot;;3;IF([.N13]=&quot;A&quot;;4;6)))))))" table:style-name="ce38"/>
          <table:table-cell table:style-name="ce39"/>
          <table:table-cell table:style-name="ce40"/>
          <table:table-cell office:value-type="float" office:value="3" table:formula="of:=IF(AND([.$P13]=&quot;&quot;;[.$J13]&lt;&gt;&quot;&quot;);[.$J13];0)" table:style-name="ce3">
            <text:p>3</text:p>
          </table:table-cell>
          <table:table-cell office:value-type="float" office:value="0" table:formula="of:=IF(OR([.$P13]=&quot;&quot;;[.$J13]=&quot;&quot;);0;[.$J13])" table:style-name="ce3">
            <text:p>0</text:p>
          </table:table-cell>
          <table:table-cell office:value-type="float" office:value="0" table:formula="of:=IF(OR([.$P13]=&quot;&quot;;[.$J13]=&quot;&quot;);0;[.$P13])" table:style-name="ce3">
            <text:p>0</text:p>
          </table:table-cell>
          <table:table-cell office:value-type="float" office:value="0" table:formula="of:=IF(AND([.$J13]=&quot;&quot;;[.$P13]&lt;&gt;&quot;&quot;);[.$P1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9" table:style-name="ce28">
            <text:p>9</text:p>
          </table:table-cell>
          <table:table-cell office:value-type="string" table:style-name="ce35">
            <text:p>Tela Consultar Viagem</text:p>
          </table:table-cell>
          <table:table-cell office:value-type="string" table:style-name="ce36">
            <text:p>CE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14];[.H14])" table:style-name="ce36">
            <text:p>CEL</text:p>
          </table:table-cell>
          <table:table-cell office:value-type="string" office:string-value="L" table:formula="of:=IF(ISBLANK([.F14]);&quot;&quot;;IF([.D14]=&quot;EE&quot;;IF([.F14]&gt;=3;IF([.E14]&gt;=5;&quot;H&quot;;&quot;A&quot;);IF([.F14]&gt;=2;IF([.E14]&gt;=16;&quot;H&quot;;IF([.E14]&lt;=4;&quot;L&quot;;&quot;A&quot;));IF([.E14]&lt;=15;&quot;L&quot;;&quot;A&quot;)));IF(OR([.D14]=&quot;SE&quot;;[.D14]=&quot;CE&quot;);IF([.F14]&gt;=4;IF([.E14]&gt;=6;&quot;H&quot;;&quot;A&quot;);IF([.F14]&gt;=2;IF([.E14]&gt;=20;&quot;H&quot;;IF([.E14]&lt;=5;&quot;L&quot;;&quot;A&quot;));IF([.E14]&lt;=19;&quot;L&quot;;&quot;A&quot;)));IF(OR([.D14]=&quot;ALI&quot;;[.D14]=&quot;AIE&quot;);IF([.F14]&gt;=6;IF([.E14]&gt;=20;&quot;H&quot;;&quot;A&quot;);IF([.F14]&gt;=2;IF([.E14]&gt;=51;&quot;H&quot;;IF([.E14]&lt;=19;&quot;L&quot;;&quot;A&quot;));IF([.E14]&lt;=50;&quot;L&quot;;&quot;A&quot;)))))))" table:style-name="ce37">
            <text:p>L</text:p>
          </table:table-cell>
          <table:table-cell office:value-type="string" office:string-value="Baixa" table:formula="of:=IF([.H14]=&quot;L&quot;;&quot;Baixa&quot;;IF([.H14]=&quot;A&quot;;&quot;Média&quot;;IF([.H14]=&quot;&quot;;&quot;&quot;;&quot;Alta&quot;)))" table:style-name="ce37">
            <text:p>Baixa</text:p>
          </table:table-cell>
          <table:table-cell office:value-type="float" office:value="3" table:formula="of:=IF(ISBLANK([.F14]);&quot;&quot;;IF([.D14]=&quot;ALI&quot;;IF([.H14]=&quot;L&quot;;7;IF([.H14]=&quot;A&quot;;10;15));IF([.D14]=&quot;AIE&quot;;IF([.H14]=&quot;L&quot;;5;IF([.H14]=&quot;A&quot;;7;10));IF([.D14]=&quot;SE&quot;;IF([.H14]=&quot;L&quot;;4;IF([.H14]=&quot;A&quot;;5;7));IF(OR([.D14]=&quot;EE&quot;;[.D14]=&quot;CE&quot;);IF([.H14]=&quot;L&quot;;3;IF([.H14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14];[.N14])" table:style-name="ce36">
            <text:p>CE</text:p>
          </table:table-cell>
          <table:table-cell office:value-type="string" office:string-value="" table:formula="of:=IF(ISBLANK([.L14]);&quot;&quot;;IF([.D14]=&quot;EE&quot;;IF([.L14]&gt;=3;IF([.K14]&gt;=5;&quot;H&quot;;&quot;A&quot;);IF([.L14]&gt;=2;IF([.K14]&gt;=16;&quot;H&quot;;IF([.K14]&lt;=4;&quot;L&quot;;&quot;A&quot;));IF([.K14]&lt;=15;&quot;L&quot;;&quot;A&quot;)));IF(OR([.D14]=&quot;SE&quot;;[.D14]=&quot;CE&quot;);IF([.L14]&gt;=4;IF([.K14]&gt;=6;&quot;H&quot;;&quot;A&quot;);IF([.L14]&gt;=2;IF([.K14]&gt;=20;&quot;H&quot;;IF([.K14]&lt;=5;&quot;L&quot;;&quot;A&quot;));IF([.K14]&lt;=19;&quot;L&quot;;&quot;A&quot;)));IF(OR([.D14]=&quot;ALI&quot;;[.D14]=&quot;AIE&quot;);IF([.L14]&gt;=6;IF([.K14]&gt;=20;&quot;H&quot;;&quot;A&quot;);IF([.L14]&gt;=2;IF([.K14]&gt;=51;&quot;H&quot;;IF([.K14]&lt;=19;&quot;L&quot;;&quot;A&quot;));IF([.K14]&lt;=50;&quot;L&quot;;&quot;A&quot;)))))))" table:style-name="ce37"/>
          <table:table-cell office:value-type="string" office:string-value="" table:formula="of:=IF([.N14]=&quot;L&quot;;&quot;Baixa&quot;;IF([.N14]=&quot;A&quot;;&quot;Média&quot;;IF([.N14]=&quot;&quot;;&quot;&quot;;&quot;Alta&quot;)))" table:style-name="ce37"/>
          <table:table-cell office:value-type="string" office:string-value="" table:formula="of:=IF(ISBLANK([.L14]);&quot;&quot;;IF([.D14]=&quot;ALI&quot;;IF([.N14]=&quot;L&quot;;7;IF([.N14]=&quot;A&quot;;10;15));IF([.D14]=&quot;AIE&quot;;IF([.N14]=&quot;L&quot;;5;IF([.N14]=&quot;A&quot;;7;10));IF([.D14]=&quot;SE&quot;;IF([.N14]=&quot;L&quot;;4;IF([.N14]=&quot;A&quot;;5;7));IF(OR([.D14]=&quot;EE&quot;;[.D14]=&quot;CE&quot;);IF([.N14]=&quot;L&quot;;3;IF([.N14]=&quot;A&quot;;4;6)))))))" table:style-name="ce38"/>
          <table:table-cell table:style-name="ce39"/>
          <table:table-cell table:style-name="ce40"/>
          <table:table-cell office:value-type="float" office:value="3" table:formula="of:=IF(AND([.$P14]=&quot;&quot;;[.$J14]&lt;&gt;&quot;&quot;);[.$J14];0)" table:style-name="ce3">
            <text:p>3</text:p>
          </table:table-cell>
          <table:table-cell office:value-type="float" office:value="0" table:formula="of:=IF(OR([.$P14]=&quot;&quot;;[.$J14]=&quot;&quot;);0;[.$J14])" table:style-name="ce3">
            <text:p>0</text:p>
          </table:table-cell>
          <table:table-cell office:value-type="float" office:value="0" table:formula="of:=IF(OR([.$P14]=&quot;&quot;;[.$J14]=&quot;&quot;);0;[.$P14])" table:style-name="ce3">
            <text:p>0</text:p>
          </table:table-cell>
          <table:table-cell office:value-type="float" office:value="0" table:formula="of:=IF(AND([.$J14]=&quot;&quot;;[.$P14]&lt;&gt;&quot;&quot;);[.$P1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0" table:style-name="ce28">
            <text:p>10</text:p>
          </table:table-cell>
          <table:table-cell office:value-type="string" table:style-name="ce35">
            <text:p>Tela Cadastrar Sugestão de Viagem</text:p>
          </table:table-cell>
          <table:table-cell office:value-type="string" table:style-name="ce36">
            <text:p>EE</text:p>
          </table:table-cell>
          <table:table-cell office:value-type="float" office:value="10" table:style-name="ce36">
            <text:p>10</text:p>
          </table:table-cell>
          <table:table-cell office:value-type="float" office:value="2" table:style-name="ce36">
            <text:p>2</text:p>
          </table:table-cell>
          <table:table-cell office:value-type="string" office:string-value="EEA" table:formula="of:=CONCATENATE([.D15];[.H15])" table:style-name="ce36">
            <text:p>EEA</text:p>
          </table:table-cell>
          <table:table-cell office:value-type="string" office:string-value="A" table:formula="of:=IF(ISBLANK([.F15]);&quot;&quot;;IF([.D15]=&quot;EE&quot;;IF([.F15]&gt;=3;IF([.E15]&gt;=5;&quot;H&quot;;&quot;A&quot;);IF([.F15]&gt;=2;IF([.E15]&gt;=16;&quot;H&quot;;IF([.E15]&lt;=4;&quot;L&quot;;&quot;A&quot;));IF([.E15]&lt;=15;&quot;L&quot;;&quot;A&quot;)));IF(OR([.D15]=&quot;SE&quot;;[.D15]=&quot;CE&quot;);IF([.F15]&gt;=4;IF([.E15]&gt;=6;&quot;H&quot;;&quot;A&quot;);IF([.F15]&gt;=2;IF([.E15]&gt;=20;&quot;H&quot;;IF([.E15]&lt;=5;&quot;L&quot;;&quot;A&quot;));IF([.E15]&lt;=19;&quot;L&quot;;&quot;A&quot;)));IF(OR([.D15]=&quot;ALI&quot;;[.D15]=&quot;AIE&quot;);IF([.F15]&gt;=6;IF([.E15]&gt;=20;&quot;H&quot;;&quot;A&quot;);IF([.F15]&gt;=2;IF([.E15]&gt;=51;&quot;H&quot;;IF([.E15]&lt;=19;&quot;L&quot;;&quot;A&quot;));IF([.E15]&lt;=50;&quot;L&quot;;&quot;A&quot;)))))))" table:style-name="ce37">
            <text:p>A</text:p>
          </table:table-cell>
          <table:table-cell office:value-type="string" office:string-value="Média" table:formula="of:=IF([.H15]=&quot;L&quot;;&quot;Baixa&quot;;IF([.H15]=&quot;A&quot;;&quot;Média&quot;;IF([.H15]=&quot;&quot;;&quot;&quot;;&quot;Alta&quot;)))" table:style-name="ce37">
            <text:p>Média</text:p>
          </table:table-cell>
          <table:table-cell office:value-type="float" office:value="4" table:formula="of:=IF(ISBLANK([.F15]);&quot;&quot;;IF([.D15]=&quot;ALI&quot;;IF([.H15]=&quot;L&quot;;7;IF([.H15]=&quot;A&quot;;10;15));IF([.D15]=&quot;AIE&quot;;IF([.H15]=&quot;L&quot;;5;IF([.H15]=&quot;A&quot;;7;10));IF([.D15]=&quot;SE&quot;;IF([.H15]=&quot;L&quot;;4;IF([.H15]=&quot;A&quot;;5;7));IF(OR([.D15]=&quot;EE&quot;;[.D15]=&quot;CE&quot;);IF([.H15]=&quot;L&quot;;3;IF([.H15]=&quot;A&quot;;4;6)))))))" table:style-name="ce38">
            <text:p>4</text:p>
          </table:table-cell>
          <table:table-cell table:style-name="ce39"/>
          <table:table-cell table:style-name="ce36"/>
          <table:table-cell office:value-type="string" office:string-value="EE" table:formula="of:=CONCATENATE([.D15];[.N15])" table:style-name="ce36">
            <text:p>EE</text:p>
          </table:table-cell>
          <table:table-cell office:value-type="string" office:string-value="" table:formula="of:=IF(ISBLANK([.L15]);&quot;&quot;;IF([.D15]=&quot;EE&quot;;IF([.L15]&gt;=3;IF([.K15]&gt;=5;&quot;H&quot;;&quot;A&quot;);IF([.L15]&gt;=2;IF([.K15]&gt;=16;&quot;H&quot;;IF([.K15]&lt;=4;&quot;L&quot;;&quot;A&quot;));IF([.K15]&lt;=15;&quot;L&quot;;&quot;A&quot;)));IF(OR([.D15]=&quot;SE&quot;;[.D15]=&quot;CE&quot;);IF([.L15]&gt;=4;IF([.K15]&gt;=6;&quot;H&quot;;&quot;A&quot;);IF([.L15]&gt;=2;IF([.K15]&gt;=20;&quot;H&quot;;IF([.K15]&lt;=5;&quot;L&quot;;&quot;A&quot;));IF([.K15]&lt;=19;&quot;L&quot;;&quot;A&quot;)));IF(OR([.D15]=&quot;ALI&quot;;[.D15]=&quot;AIE&quot;);IF([.L15]&gt;=6;IF([.K15]&gt;=20;&quot;H&quot;;&quot;A&quot;);IF([.L15]&gt;=2;IF([.K15]&gt;=51;&quot;H&quot;;IF([.K15]&lt;=19;&quot;L&quot;;&quot;A&quot;));IF([.K15]&lt;=50;&quot;L&quot;;&quot;A&quot;)))))))" table:style-name="ce37"/>
          <table:table-cell office:value-type="string" office:string-value="" table:formula="of:=IF([.N15]=&quot;L&quot;;&quot;Baixa&quot;;IF([.N15]=&quot;A&quot;;&quot;Média&quot;;IF([.N15]=&quot;&quot;;&quot;&quot;;&quot;Alta&quot;)))" table:style-name="ce37"/>
          <table:table-cell office:value-type="string" office:string-value="" table:formula="of:=IF(ISBLANK([.L15]);&quot;&quot;;IF([.D15]=&quot;ALI&quot;;IF([.N15]=&quot;L&quot;;7;IF([.N15]=&quot;A&quot;;10;15));IF([.D15]=&quot;AIE&quot;;IF([.N15]=&quot;L&quot;;5;IF([.N15]=&quot;A&quot;;7;10));IF([.D15]=&quot;SE&quot;;IF([.N15]=&quot;L&quot;;4;IF([.N15]=&quot;A&quot;;5;7));IF(OR([.D15]=&quot;EE&quot;;[.D15]=&quot;CE&quot;);IF([.N15]=&quot;L&quot;;3;IF([.N15]=&quot;A&quot;;4;6)))))))" table:style-name="ce38"/>
          <table:table-cell table:style-name="ce39"/>
          <table:table-cell table:style-name="ce40"/>
          <table:table-cell office:value-type="float" office:value="4" table:formula="of:=IF(AND([.$P15]=&quot;&quot;;[.$J15]&lt;&gt;&quot;&quot;);[.$J15];0)" table:style-name="ce3">
            <text:p>4</text:p>
          </table:table-cell>
          <table:table-cell office:value-type="float" office:value="0" table:formula="of:=IF(OR([.$P15]=&quot;&quot;;[.$J15]=&quot;&quot;);0;[.$J15])" table:style-name="ce3">
            <text:p>0</text:p>
          </table:table-cell>
          <table:table-cell office:value-type="float" office:value="0" table:formula="of:=IF(OR([.$P15]=&quot;&quot;;[.$J15]=&quot;&quot;);0;[.$P15])" table:style-name="ce3">
            <text:p>0</text:p>
          </table:table-cell>
          <table:table-cell office:value-type="float" office:value="0" table:formula="of:=IF(AND([.$J15]=&quot;&quot;;[.$P15]&lt;&gt;&quot;&quot;);[.$P1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1" table:style-name="ce28">
            <text:p>11</text:p>
          </table:table-cell>
          <table:table-cell office:value-type="string" table:style-name="ce35">
            <text:p>Tela Consultar Sugestão de Viagem</text:p>
          </table:table-cell>
          <table:table-cell office:value-type="string" table:style-name="ce36">
            <text:p>CE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36">
            <text:p>2</text:p>
          </table:table-cell>
          <table:table-cell office:value-type="string" office:string-value="CEL" table:formula="of:=CONCATENATE([.D16];[.H16])" table:style-name="ce36">
            <text:p>CEL</text:p>
          </table:table-cell>
          <table:table-cell office:value-type="string" office:string-value="L" table:formula="of:=IF(ISBLANK([.F16]);&quot;&quot;;IF([.D16]=&quot;EE&quot;;IF([.F16]&gt;=3;IF([.E16]&gt;=5;&quot;H&quot;;&quot;A&quot;);IF([.F16]&gt;=2;IF([.E16]&gt;=16;&quot;H&quot;;IF([.E16]&lt;=4;&quot;L&quot;;&quot;A&quot;));IF([.E16]&lt;=15;&quot;L&quot;;&quot;A&quot;)));IF(OR([.D16]=&quot;SE&quot;;[.D16]=&quot;CE&quot;);IF([.F16]&gt;=4;IF([.E16]&gt;=6;&quot;H&quot;;&quot;A&quot;);IF([.F16]&gt;=2;IF([.E16]&gt;=20;&quot;H&quot;;IF([.E16]&lt;=5;&quot;L&quot;;&quot;A&quot;));IF([.E16]&lt;=19;&quot;L&quot;;&quot;A&quot;)));IF(OR([.D16]=&quot;ALI&quot;;[.D16]=&quot;AIE&quot;);IF([.F16]&gt;=6;IF([.E16]&gt;=20;&quot;H&quot;;&quot;A&quot;);IF([.F16]&gt;=2;IF([.E16]&gt;=51;&quot;H&quot;;IF([.E16]&lt;=19;&quot;L&quot;;&quot;A&quot;));IF([.E16]&lt;=50;&quot;L&quot;;&quot;A&quot;)))))))" table:style-name="ce37">
            <text:p>L</text:p>
          </table:table-cell>
          <table:table-cell office:value-type="string" office:string-value="Baixa" table:formula="of:=IF([.H16]=&quot;L&quot;;&quot;Baixa&quot;;IF([.H16]=&quot;A&quot;;&quot;Média&quot;;IF([.H16]=&quot;&quot;;&quot;&quot;;&quot;Alta&quot;)))" table:style-name="ce37">
            <text:p>Baixa</text:p>
          </table:table-cell>
          <table:table-cell office:value-type="float" office:value="3" table:formula="of:=IF(ISBLANK([.F16]);&quot;&quot;;IF([.D16]=&quot;ALI&quot;;IF([.H16]=&quot;L&quot;;7;IF([.H16]=&quot;A&quot;;10;15));IF([.D16]=&quot;AIE&quot;;IF([.H16]=&quot;L&quot;;5;IF([.H16]=&quot;A&quot;;7;10));IF([.D16]=&quot;SE&quot;;IF([.H16]=&quot;L&quot;;4;IF([.H16]=&quot;A&quot;;5;7));IF(OR([.D16]=&quot;EE&quot;;[.D16]=&quot;CE&quot;);IF([.H16]=&quot;L&quot;;3;IF([.H16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16];[.N16])" table:style-name="ce36">
            <text:p>CE</text:p>
          </table:table-cell>
          <table:table-cell office:value-type="string" office:string-value="" table:formula="of:=IF(ISBLANK([.L16]);&quot;&quot;;IF([.D16]=&quot;EE&quot;;IF([.L16]&gt;=3;IF([.K16]&gt;=5;&quot;H&quot;;&quot;A&quot;);IF([.L16]&gt;=2;IF([.K16]&gt;=16;&quot;H&quot;;IF([.K16]&lt;=4;&quot;L&quot;;&quot;A&quot;));IF([.K16]&lt;=15;&quot;L&quot;;&quot;A&quot;)));IF(OR([.D16]=&quot;SE&quot;;[.D16]=&quot;CE&quot;);IF([.L16]&gt;=4;IF([.K16]&gt;=6;&quot;H&quot;;&quot;A&quot;);IF([.L16]&gt;=2;IF([.K16]&gt;=20;&quot;H&quot;;IF([.K16]&lt;=5;&quot;L&quot;;&quot;A&quot;));IF([.K16]&lt;=19;&quot;L&quot;;&quot;A&quot;)));IF(OR([.D16]=&quot;ALI&quot;;[.D16]=&quot;AIE&quot;);IF([.L16]&gt;=6;IF([.K16]&gt;=20;&quot;H&quot;;&quot;A&quot;);IF([.L16]&gt;=2;IF([.K16]&gt;=51;&quot;H&quot;;IF([.K16]&lt;=19;&quot;L&quot;;&quot;A&quot;));IF([.K16]&lt;=50;&quot;L&quot;;&quot;A&quot;)))))))" table:style-name="ce37"/>
          <table:table-cell office:value-type="string" office:string-value="" table:formula="of:=IF([.N16]=&quot;L&quot;;&quot;Baixa&quot;;IF([.N16]=&quot;A&quot;;&quot;Média&quot;;IF([.N16]=&quot;&quot;;&quot;&quot;;&quot;Alta&quot;)))" table:style-name="ce37"/>
          <table:table-cell office:value-type="string" office:string-value="" table:formula="of:=IF(ISBLANK([.L16]);&quot;&quot;;IF([.D16]=&quot;ALI&quot;;IF([.N16]=&quot;L&quot;;7;IF([.N16]=&quot;A&quot;;10;15));IF([.D16]=&quot;AIE&quot;;IF([.N16]=&quot;L&quot;;5;IF([.N16]=&quot;A&quot;;7;10));IF([.D16]=&quot;SE&quot;;IF([.N16]=&quot;L&quot;;4;IF([.N16]=&quot;A&quot;;5;7));IF(OR([.D16]=&quot;EE&quot;;[.D16]=&quot;CE&quot;);IF([.N16]=&quot;L&quot;;3;IF([.N16]=&quot;A&quot;;4;6)))))))" table:style-name="ce38"/>
          <table:table-cell table:style-name="ce39"/>
          <table:table-cell table:style-name="ce40"/>
          <table:table-cell office:value-type="float" office:value="3" table:formula="of:=IF(AND([.$P16]=&quot;&quot;;[.$J16]&lt;&gt;&quot;&quot;);[.$J16];0)" table:style-name="ce3">
            <text:p>3</text:p>
          </table:table-cell>
          <table:table-cell office:value-type="float" office:value="0" table:formula="of:=IF(OR([.$P16]=&quot;&quot;;[.$J16]=&quot;&quot;);0;[.$J16])" table:style-name="ce3">
            <text:p>0</text:p>
          </table:table-cell>
          <table:table-cell office:value-type="float" office:value="0" table:formula="of:=IF(OR([.$P16]=&quot;&quot;;[.$J16]=&quot;&quot;);0;[.$P16])" table:style-name="ce3">
            <text:p>0</text:p>
          </table:table-cell>
          <table:table-cell office:value-type="float" office:value="0" table:formula="of:=IF(AND([.$J16]=&quot;&quot;;[.$P16]&lt;&gt;&quot;&quot;);[.$P1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office:value-type="string" table:style-name="ce35">
            <text:p>Tela Cadastrar Passageir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17];[.H17])" table:style-name="ce36">
            <text:p>EEL</text:p>
          </table:table-cell>
          <table:table-cell office:value-type="string" office:string-value="L" table:formula="of:=IF(ISBLANK([.F17]);&quot;&quot;;IF([.D17]=&quot;EE&quot;;IF([.F17]&gt;=3;IF([.E17]&gt;=5;&quot;H&quot;;&quot;A&quot;);IF([.F17]&gt;=2;IF([.E17]&gt;=16;&quot;H&quot;;IF([.E17]&lt;=4;&quot;L&quot;;&quot;A&quot;));IF([.E17]&lt;=15;&quot;L&quot;;&quot;A&quot;)));IF(OR([.D17]=&quot;SE&quot;;[.D17]=&quot;CE&quot;);IF([.F17]&gt;=4;IF([.E17]&gt;=6;&quot;H&quot;;&quot;A&quot;);IF([.F17]&gt;=2;IF([.E17]&gt;=20;&quot;H&quot;;IF([.E17]&lt;=5;&quot;L&quot;;&quot;A&quot;));IF([.E17]&lt;=19;&quot;L&quot;;&quot;A&quot;)));IF(OR([.D17]=&quot;ALI&quot;;[.D17]=&quot;AIE&quot;);IF([.F17]&gt;=6;IF([.E17]&gt;=20;&quot;H&quot;;&quot;A&quot;);IF([.F17]&gt;=2;IF([.E17]&gt;=51;&quot;H&quot;;IF([.E17]&lt;=19;&quot;L&quot;;&quot;A&quot;));IF([.E17]&lt;=50;&quot;L&quot;;&quot;A&quot;)))))))" table:style-name="ce37">
            <text:p>L</text:p>
          </table:table-cell>
          <table:table-cell office:value-type="string" office:string-value="Baixa" table:formula="of:=IF([.H17]=&quot;L&quot;;&quot;Baixa&quot;;IF([.H17]=&quot;A&quot;;&quot;Média&quot;;IF([.H17]=&quot;&quot;;&quot;&quot;;&quot;Alta&quot;)))" table:style-name="ce37">
            <text:p>Baixa</text:p>
          </table:table-cell>
          <table:table-cell office:value-type="float" office:value="3" table:formula="of:=IF(ISBLANK([.F17]);&quot;&quot;;IF([.D17]=&quot;ALI&quot;;IF([.H17]=&quot;L&quot;;7;IF([.H17]=&quot;A&quot;;10;15));IF([.D17]=&quot;AIE&quot;;IF([.H17]=&quot;L&quot;;5;IF([.H17]=&quot;A&quot;;7;10));IF([.D17]=&quot;SE&quot;;IF([.H17]=&quot;L&quot;;4;IF([.H17]=&quot;A&quot;;5;7));IF(OR([.D17]=&quot;EE&quot;;[.D17]=&quot;CE&quot;);IF([.H17]=&quot;L&quot;;3;IF([.H17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17];[.N17])" table:style-name="ce36">
            <text:p>EE</text:p>
          </table:table-cell>
          <table:table-cell office:value-type="string" office:string-value="" table:formula="of:=IF(ISBLANK([.L17]);&quot;&quot;;IF([.D17]=&quot;EE&quot;;IF([.L17]&gt;=3;IF([.K17]&gt;=5;&quot;H&quot;;&quot;A&quot;);IF([.L17]&gt;=2;IF([.K17]&gt;=16;&quot;H&quot;;IF([.K17]&lt;=4;&quot;L&quot;;&quot;A&quot;));IF([.K17]&lt;=15;&quot;L&quot;;&quot;A&quot;)));IF(OR([.D17]=&quot;SE&quot;;[.D17]=&quot;CE&quot;);IF([.L17]&gt;=4;IF([.K17]&gt;=6;&quot;H&quot;;&quot;A&quot;);IF([.L17]&gt;=2;IF([.K17]&gt;=20;&quot;H&quot;;IF([.K17]&lt;=5;&quot;L&quot;;&quot;A&quot;));IF([.K17]&lt;=19;&quot;L&quot;;&quot;A&quot;)));IF(OR([.D17]=&quot;ALI&quot;;[.D17]=&quot;AIE&quot;);IF([.L17]&gt;=6;IF([.K17]&gt;=20;&quot;H&quot;;&quot;A&quot;);IF([.L17]&gt;=2;IF([.K17]&gt;=51;&quot;H&quot;;IF([.K17]&lt;=19;&quot;L&quot;;&quot;A&quot;));IF([.K17]&lt;=50;&quot;L&quot;;&quot;A&quot;)))))))" table:style-name="ce37"/>
          <table:table-cell office:value-type="string" office:string-value="" table:formula="of:=IF([.N17]=&quot;L&quot;;&quot;Baixa&quot;;IF([.N17]=&quot;A&quot;;&quot;Média&quot;;IF([.N17]=&quot;&quot;;&quot;&quot;;&quot;Alta&quot;)))" table:style-name="ce37"/>
          <table:table-cell office:value-type="string" office:string-value="" table:formula="of:=IF(ISBLANK([.L17]);&quot;&quot;;IF([.D17]=&quot;ALI&quot;;IF([.N17]=&quot;L&quot;;7;IF([.N17]=&quot;A&quot;;10;15));IF([.D17]=&quot;AIE&quot;;IF([.N17]=&quot;L&quot;;5;IF([.N17]=&quot;A&quot;;7;10));IF([.D17]=&quot;SE&quot;;IF([.N17]=&quot;L&quot;;4;IF([.N17]=&quot;A&quot;;5;7));IF(OR([.D17]=&quot;EE&quot;;[.D17]=&quot;CE&quot;);IF([.N17]=&quot;L&quot;;3;IF([.N17]=&quot;A&quot;;4;6)))))))" table:style-name="ce38"/>
          <table:table-cell table:style-name="ce39"/>
          <table:table-cell table:style-name="ce40"/>
          <table:table-cell office:value-type="float" office:value="3" table:formula="of:=IF(AND([.$P17]=&quot;&quot;;[.$J17]&lt;&gt;&quot;&quot;);[.$J17];0)" table:style-name="ce3">
            <text:p>3</text:p>
          </table:table-cell>
          <table:table-cell office:value-type="float" office:value="0" table:formula="of:=IF(OR([.$P17]=&quot;&quot;;[.$J17]=&quot;&quot;);0;[.$J17])" table:style-name="ce3">
            <text:p>0</text:p>
          </table:table-cell>
          <table:table-cell office:value-type="float" office:value="0" table:formula="of:=IF(OR([.$P17]=&quot;&quot;;[.$J17]=&quot;&quot;);0;[.$P17])" table:style-name="ce3">
            <text:p>0</text:p>
          </table:table-cell>
          <table:table-cell office:value-type="float" office:value="0" table:formula="of:=IF(AND([.$J17]=&quot;&quot;;[.$P17]&lt;&gt;&quot;&quot;);[.$P1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office:value-type="string" table:style-name="ce35">
            <text:p>Tela Editar Passageir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18];[.H18])" table:style-name="ce36">
            <text:p>EEL</text:p>
          </table:table-cell>
          <table:table-cell office:value-type="string" office:string-value="L" table:formula="of:=IF(ISBLANK([.F18]);&quot;&quot;;IF([.D18]=&quot;EE&quot;;IF([.F18]&gt;=3;IF([.E18]&gt;=5;&quot;H&quot;;&quot;A&quot;);IF([.F18]&gt;=2;IF([.E18]&gt;=16;&quot;H&quot;;IF([.E18]&lt;=4;&quot;L&quot;;&quot;A&quot;));IF([.E18]&lt;=15;&quot;L&quot;;&quot;A&quot;)));IF(OR([.D18]=&quot;SE&quot;;[.D18]=&quot;CE&quot;);IF([.F18]&gt;=4;IF([.E18]&gt;=6;&quot;H&quot;;&quot;A&quot;);IF([.F18]&gt;=2;IF([.E18]&gt;=20;&quot;H&quot;;IF([.E18]&lt;=5;&quot;L&quot;;&quot;A&quot;));IF([.E18]&lt;=19;&quot;L&quot;;&quot;A&quot;)));IF(OR([.D18]=&quot;ALI&quot;;[.D18]=&quot;AIE&quot;);IF([.F18]&gt;=6;IF([.E18]&gt;=20;&quot;H&quot;;&quot;A&quot;);IF([.F18]&gt;=2;IF([.E18]&gt;=51;&quot;H&quot;;IF([.E18]&lt;=19;&quot;L&quot;;&quot;A&quot;));IF([.E18]&lt;=50;&quot;L&quot;;&quot;A&quot;)))))))" table:style-name="ce37">
            <text:p>L</text:p>
          </table:table-cell>
          <table:table-cell office:value-type="string" office:string-value="Baixa" table:formula="of:=IF([.H18]=&quot;L&quot;;&quot;Baixa&quot;;IF([.H18]=&quot;A&quot;;&quot;Média&quot;;IF([.H18]=&quot;&quot;;&quot;&quot;;&quot;Alta&quot;)))" table:style-name="ce37">
            <text:p>Baixa</text:p>
          </table:table-cell>
          <table:table-cell office:value-type="float" office:value="3" table:formula="of:=IF(ISBLANK([.F18]);&quot;&quot;;IF([.D18]=&quot;ALI&quot;;IF([.H18]=&quot;L&quot;;7;IF([.H18]=&quot;A&quot;;10;15));IF([.D18]=&quot;AIE&quot;;IF([.H18]=&quot;L&quot;;5;IF([.H18]=&quot;A&quot;;7;10));IF([.D18]=&quot;SE&quot;;IF([.H18]=&quot;L&quot;;4;IF([.H18]=&quot;A&quot;;5;7));IF(OR([.D18]=&quot;EE&quot;;[.D18]=&quot;CE&quot;);IF([.H18]=&quot;L&quot;;3;IF([.H18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18];[.N18])" table:style-name="ce36">
            <text:p>EE</text:p>
          </table:table-cell>
          <table:table-cell office:value-type="string" office:string-value="" table:formula="of:=IF(ISBLANK([.L18]);&quot;&quot;;IF([.D18]=&quot;EE&quot;;IF([.L18]&gt;=3;IF([.K18]&gt;=5;&quot;H&quot;;&quot;A&quot;);IF([.L18]&gt;=2;IF([.K18]&gt;=16;&quot;H&quot;;IF([.K18]&lt;=4;&quot;L&quot;;&quot;A&quot;));IF([.K18]&lt;=15;&quot;L&quot;;&quot;A&quot;)));IF(OR([.D18]=&quot;SE&quot;;[.D18]=&quot;CE&quot;);IF([.L18]&gt;=4;IF([.K18]&gt;=6;&quot;H&quot;;&quot;A&quot;);IF([.L18]&gt;=2;IF([.K18]&gt;=20;&quot;H&quot;;IF([.K18]&lt;=5;&quot;L&quot;;&quot;A&quot;));IF([.K18]&lt;=19;&quot;L&quot;;&quot;A&quot;)));IF(OR([.D18]=&quot;ALI&quot;;[.D18]=&quot;AIE&quot;);IF([.L18]&gt;=6;IF([.K18]&gt;=20;&quot;H&quot;;&quot;A&quot;);IF([.L18]&gt;=2;IF([.K18]&gt;=51;&quot;H&quot;;IF([.K18]&lt;=19;&quot;L&quot;;&quot;A&quot;));IF([.K18]&lt;=50;&quot;L&quot;;&quot;A&quot;)))))))" table:style-name="ce37"/>
          <table:table-cell office:value-type="string" office:string-value="" table:formula="of:=IF([.N18]=&quot;L&quot;;&quot;Baixa&quot;;IF([.N18]=&quot;A&quot;;&quot;Média&quot;;IF([.N18]=&quot;&quot;;&quot;&quot;;&quot;Alta&quot;)))" table:style-name="ce37"/>
          <table:table-cell office:value-type="string" office:string-value="" table:formula="of:=IF(ISBLANK([.L18]);&quot;&quot;;IF([.D18]=&quot;ALI&quot;;IF([.N18]=&quot;L&quot;;7;IF([.N18]=&quot;A&quot;;10;15));IF([.D18]=&quot;AIE&quot;;IF([.N18]=&quot;L&quot;;5;IF([.N18]=&quot;A&quot;;7;10));IF([.D18]=&quot;SE&quot;;IF([.N18]=&quot;L&quot;;4;IF([.N18]=&quot;A&quot;;5;7));IF(OR([.D18]=&quot;EE&quot;;[.D18]=&quot;CE&quot;);IF([.N18]=&quot;L&quot;;3;IF([.N18]=&quot;A&quot;;4;6)))))))" table:style-name="ce38"/>
          <table:table-cell table:style-name="ce39"/>
          <table:table-cell table:style-name="ce40"/>
          <table:table-cell office:value-type="float" office:value="3" table:formula="of:=IF(AND([.$P18]=&quot;&quot;;[.$J18]&lt;&gt;&quot;&quot;);[.$J18];0)" table:style-name="ce3">
            <text:p>3</text:p>
          </table:table-cell>
          <table:table-cell office:value-type="float" office:value="0" table:formula="of:=IF(OR([.$P18]=&quot;&quot;;[.$J18]=&quot;&quot;);0;[.$J18])" table:style-name="ce3">
            <text:p>0</text:p>
          </table:table-cell>
          <table:table-cell office:value-type="float" office:value="0" table:formula="of:=IF(OR([.$P18]=&quot;&quot;;[.$J18]=&quot;&quot;);0;[.$P18])" table:style-name="ce3">
            <text:p>0</text:p>
          </table:table-cell>
          <table:table-cell office:value-type="float" office:value="0" table:formula="of:=IF(AND([.$J18]=&quot;&quot;;[.$P18]&lt;&gt;&quot;&quot;);[.$P1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office:value-type="string" table:style-name="ce35">
            <text:p>Tela Remover Passageiro</text:p>
          </table:table-cell>
          <table:table-cell office:value-type="string" table:style-name="ce36">
            <text:p>C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19];[.H19])" table:style-name="ce36">
            <text:p>CEL</text:p>
          </table:table-cell>
          <table:table-cell office:value-type="string" office:string-value="L" table:formula="of:=IF(ISBLANK([.F19]);&quot;&quot;;IF([.D19]=&quot;EE&quot;;IF([.F19]&gt;=3;IF([.E19]&gt;=5;&quot;H&quot;;&quot;A&quot;);IF([.F19]&gt;=2;IF([.E19]&gt;=16;&quot;H&quot;;IF([.E19]&lt;=4;&quot;L&quot;;&quot;A&quot;));IF([.E19]&lt;=15;&quot;L&quot;;&quot;A&quot;)));IF(OR([.D19]=&quot;SE&quot;;[.D19]=&quot;CE&quot;);IF([.F19]&gt;=4;IF([.E19]&gt;=6;&quot;H&quot;;&quot;A&quot;);IF([.F19]&gt;=2;IF([.E19]&gt;=20;&quot;H&quot;;IF([.E19]&lt;=5;&quot;L&quot;;&quot;A&quot;));IF([.E19]&lt;=19;&quot;L&quot;;&quot;A&quot;)));IF(OR([.D19]=&quot;ALI&quot;;[.D19]=&quot;AIE&quot;);IF([.F19]&gt;=6;IF([.E19]&gt;=20;&quot;H&quot;;&quot;A&quot;);IF([.F19]&gt;=2;IF([.E19]&gt;=51;&quot;H&quot;;IF([.E19]&lt;=19;&quot;L&quot;;&quot;A&quot;));IF([.E19]&lt;=50;&quot;L&quot;;&quot;A&quot;)))))))" table:style-name="ce37">
            <text:p>L</text:p>
          </table:table-cell>
          <table:table-cell office:value-type="string" office:string-value="Baixa" table:formula="of:=IF([.H19]=&quot;L&quot;;&quot;Baixa&quot;;IF([.H19]=&quot;A&quot;;&quot;Média&quot;;IF([.H19]=&quot;&quot;;&quot;&quot;;&quot;Alta&quot;)))" table:style-name="ce37">
            <text:p>Baixa</text:p>
          </table:table-cell>
          <table:table-cell office:value-type="float" office:value="3" table:formula="of:=IF(ISBLANK([.F19]);&quot;&quot;;IF([.D19]=&quot;ALI&quot;;IF([.H19]=&quot;L&quot;;7;IF([.H19]=&quot;A&quot;;10;15));IF([.D19]=&quot;AIE&quot;;IF([.H19]=&quot;L&quot;;5;IF([.H19]=&quot;A&quot;;7;10));IF([.D19]=&quot;SE&quot;;IF([.H19]=&quot;L&quot;;4;IF([.H19]=&quot;A&quot;;5;7));IF(OR([.D19]=&quot;EE&quot;;[.D19]=&quot;CE&quot;);IF([.H19]=&quot;L&quot;;3;IF([.H19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19];[.N19])" table:style-name="ce36">
            <text:p>CE</text:p>
          </table:table-cell>
          <table:table-cell office:value-type="string" office:string-value="" table:formula="of:=IF(ISBLANK([.L19]);&quot;&quot;;IF([.D19]=&quot;EE&quot;;IF([.L19]&gt;=3;IF([.K19]&gt;=5;&quot;H&quot;;&quot;A&quot;);IF([.L19]&gt;=2;IF([.K19]&gt;=16;&quot;H&quot;;IF([.K19]&lt;=4;&quot;L&quot;;&quot;A&quot;));IF([.K19]&lt;=15;&quot;L&quot;;&quot;A&quot;)));IF(OR([.D19]=&quot;SE&quot;;[.D19]=&quot;CE&quot;);IF([.L19]&gt;=4;IF([.K19]&gt;=6;&quot;H&quot;;&quot;A&quot;);IF([.L19]&gt;=2;IF([.K19]&gt;=20;&quot;H&quot;;IF([.K19]&lt;=5;&quot;L&quot;;&quot;A&quot;));IF([.K19]&lt;=19;&quot;L&quot;;&quot;A&quot;)));IF(OR([.D19]=&quot;ALI&quot;;[.D19]=&quot;AIE&quot;);IF([.L19]&gt;=6;IF([.K19]&gt;=20;&quot;H&quot;;&quot;A&quot;);IF([.L19]&gt;=2;IF([.K19]&gt;=51;&quot;H&quot;;IF([.K19]&lt;=19;&quot;L&quot;;&quot;A&quot;));IF([.K19]&lt;=50;&quot;L&quot;;&quot;A&quot;)))))))" table:style-name="ce37"/>
          <table:table-cell office:value-type="string" office:string-value="" table:formula="of:=IF([.N19]=&quot;L&quot;;&quot;Baixa&quot;;IF([.N19]=&quot;A&quot;;&quot;Média&quot;;IF([.N19]=&quot;&quot;;&quot;&quot;;&quot;Alta&quot;)))" table:style-name="ce37"/>
          <table:table-cell office:value-type="string" office:string-value="" table:formula="of:=IF(ISBLANK([.L19]);&quot;&quot;;IF([.D19]=&quot;ALI&quot;;IF([.N19]=&quot;L&quot;;7;IF([.N19]=&quot;A&quot;;10;15));IF([.D19]=&quot;AIE&quot;;IF([.N19]=&quot;L&quot;;5;IF([.N19]=&quot;A&quot;;7;10));IF([.D19]=&quot;SE&quot;;IF([.N19]=&quot;L&quot;;4;IF([.N19]=&quot;A&quot;;5;7));IF(OR([.D19]=&quot;EE&quot;;[.D19]=&quot;CE&quot;);IF([.N19]=&quot;L&quot;;3;IF([.N19]=&quot;A&quot;;4;6)))))))" table:style-name="ce38"/>
          <table:table-cell table:style-name="ce39"/>
          <table:table-cell table:style-name="ce40"/>
          <table:table-cell office:value-type="float" office:value="3" table:formula="of:=IF(AND([.$P19]=&quot;&quot;;[.$J19]&lt;&gt;&quot;&quot;);[.$J19];0)" table:style-name="ce3">
            <text:p>3</text:p>
          </table:table-cell>
          <table:table-cell office:value-type="float" office:value="0" table:formula="of:=IF(OR([.$P19]=&quot;&quot;;[.$J19]=&quot;&quot;);0;[.$J19])" table:style-name="ce3">
            <text:p>0</text:p>
          </table:table-cell>
          <table:table-cell office:value-type="float" office:value="0" table:formula="of:=IF(OR([.$P19]=&quot;&quot;;[.$J19]=&quot;&quot;);0;[.$P19])" table:style-name="ce3">
            <text:p>0</text:p>
          </table:table-cell>
          <table:table-cell office:value-type="float" office:value="0" table:formula="of:=IF(AND([.$J19]=&quot;&quot;;[.$P19]&lt;&gt;&quot;&quot;);[.$P1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office:value-type="string" table:style-name="ce35">
            <text:p>Tela Consultar Passageiro</text:p>
          </table:table-cell>
          <table:table-cell office:value-type="string" table:style-name="ce36">
            <text:p>C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20];[.H20])" table:style-name="ce36">
            <text:p>CEL</text:p>
          </table:table-cell>
          <table:table-cell office:value-type="string" office:string-value="L" table:formula="of:=IF(ISBLANK([.F20]);&quot;&quot;;IF([.D20]=&quot;EE&quot;;IF([.F20]&gt;=3;IF([.E20]&gt;=5;&quot;H&quot;;&quot;A&quot;);IF([.F20]&gt;=2;IF([.E20]&gt;=16;&quot;H&quot;;IF([.E20]&lt;=4;&quot;L&quot;;&quot;A&quot;));IF([.E20]&lt;=15;&quot;L&quot;;&quot;A&quot;)));IF(OR([.D20]=&quot;SE&quot;;[.D20]=&quot;CE&quot;);IF([.F20]&gt;=4;IF([.E20]&gt;=6;&quot;H&quot;;&quot;A&quot;);IF([.F20]&gt;=2;IF([.E20]&gt;=20;&quot;H&quot;;IF([.E20]&lt;=5;&quot;L&quot;;&quot;A&quot;));IF([.E20]&lt;=19;&quot;L&quot;;&quot;A&quot;)));IF(OR([.D20]=&quot;ALI&quot;;[.D20]=&quot;AIE&quot;);IF([.F20]&gt;=6;IF([.E20]&gt;=20;&quot;H&quot;;&quot;A&quot;);IF([.F20]&gt;=2;IF([.E20]&gt;=51;&quot;H&quot;;IF([.E20]&lt;=19;&quot;L&quot;;&quot;A&quot;));IF([.E20]&lt;=50;&quot;L&quot;;&quot;A&quot;)))))))" table:style-name="ce37">
            <text:p>L</text:p>
          </table:table-cell>
          <table:table-cell office:value-type="string" office:string-value="Baixa" table:formula="of:=IF([.H20]=&quot;L&quot;;&quot;Baixa&quot;;IF([.H20]=&quot;A&quot;;&quot;Média&quot;;IF([.H20]=&quot;&quot;;&quot;&quot;;&quot;Alta&quot;)))" table:style-name="ce37">
            <text:p>Baixa</text:p>
          </table:table-cell>
          <table:table-cell office:value-type="float" office:value="3" table:formula="of:=IF(ISBLANK([.F20]);&quot;&quot;;IF([.D20]=&quot;ALI&quot;;IF([.H20]=&quot;L&quot;;7;IF([.H20]=&quot;A&quot;;10;15));IF([.D20]=&quot;AIE&quot;;IF([.H20]=&quot;L&quot;;5;IF([.H20]=&quot;A&quot;;7;10));IF([.D20]=&quot;SE&quot;;IF([.H20]=&quot;L&quot;;4;IF([.H20]=&quot;A&quot;;5;7));IF(OR([.D20]=&quot;EE&quot;;[.D20]=&quot;CE&quot;);IF([.H20]=&quot;L&quot;;3;IF([.H20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20];[.N20])" table:style-name="ce36">
            <text:p>CE</text:p>
          </table:table-cell>
          <table:table-cell office:value-type="string" office:string-value="" table:formula="of:=IF(ISBLANK([.L20]);&quot;&quot;;IF([.D20]=&quot;EE&quot;;IF([.L20]&gt;=3;IF([.K20]&gt;=5;&quot;H&quot;;&quot;A&quot;);IF([.L20]&gt;=2;IF([.K20]&gt;=16;&quot;H&quot;;IF([.K20]&lt;=4;&quot;L&quot;;&quot;A&quot;));IF([.K20]&lt;=15;&quot;L&quot;;&quot;A&quot;)));IF(OR([.D20]=&quot;SE&quot;;[.D20]=&quot;CE&quot;);IF([.L20]&gt;=4;IF([.K20]&gt;=6;&quot;H&quot;;&quot;A&quot;);IF([.L20]&gt;=2;IF([.K20]&gt;=20;&quot;H&quot;;IF([.K20]&lt;=5;&quot;L&quot;;&quot;A&quot;));IF([.K20]&lt;=19;&quot;L&quot;;&quot;A&quot;)));IF(OR([.D20]=&quot;ALI&quot;;[.D20]=&quot;AIE&quot;);IF([.L20]&gt;=6;IF([.K20]&gt;=20;&quot;H&quot;;&quot;A&quot;);IF([.L20]&gt;=2;IF([.K20]&gt;=51;&quot;H&quot;;IF([.K20]&lt;=19;&quot;L&quot;;&quot;A&quot;));IF([.K20]&lt;=50;&quot;L&quot;;&quot;A&quot;)))))))" table:style-name="ce37"/>
          <table:table-cell office:value-type="string" office:string-value="" table:formula="of:=IF([.N20]=&quot;L&quot;;&quot;Baixa&quot;;IF([.N20]=&quot;A&quot;;&quot;Média&quot;;IF([.N20]=&quot;&quot;;&quot;&quot;;&quot;Alta&quot;)))" table:style-name="ce37"/>
          <table:table-cell office:value-type="string" office:string-value="" table:formula="of:=IF(ISBLANK([.L20]);&quot;&quot;;IF([.D20]=&quot;ALI&quot;;IF([.N20]=&quot;L&quot;;7;IF([.N20]=&quot;A&quot;;10;15));IF([.D20]=&quot;AIE&quot;;IF([.N20]=&quot;L&quot;;5;IF([.N20]=&quot;A&quot;;7;10));IF([.D20]=&quot;SE&quot;;IF([.N20]=&quot;L&quot;;4;IF([.N20]=&quot;A&quot;;5;7));IF(OR([.D20]=&quot;EE&quot;;[.D20]=&quot;CE&quot;);IF([.N20]=&quot;L&quot;;3;IF([.N20]=&quot;A&quot;;4;6)))))))" table:style-name="ce38"/>
          <table:table-cell table:style-name="ce39"/>
          <table:table-cell table:style-name="ce40"/>
          <table:table-cell office:value-type="float" office:value="3" table:formula="of:=IF(AND([.$P20]=&quot;&quot;;[.$J20]&lt;&gt;&quot;&quot;);[.$J20];0)" table:style-name="ce3">
            <text:p>3</text:p>
          </table:table-cell>
          <table:table-cell office:value-type="float" office:value="0" table:formula="of:=IF(OR([.$P20]=&quot;&quot;;[.$J20]=&quot;&quot;);0;[.$J20])" table:style-name="ce3">
            <text:p>0</text:p>
          </table:table-cell>
          <table:table-cell office:value-type="float" office:value="0" table:formula="of:=IF(OR([.$P20]=&quot;&quot;;[.$J20]=&quot;&quot;);0;[.$P20])" table:style-name="ce3">
            <text:p>0</text:p>
          </table:table-cell>
          <table:table-cell office:value-type="float" office:value="0" table:formula="of:=IF(AND([.$J20]=&quot;&quot;;[.$P20]&lt;&gt;&quot;&quot;);[.$P2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office:value-type="string" table:style-name="ce35">
            <text:p>Tela Cadastrar Motorista</text:p>
          </table:table-cell>
          <table:table-cell office:value-type="string" table:style-name="ce36">
            <text:p>EE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41">
            <text:p>1</text:p>
          </table:table-cell>
          <table:table-cell office:value-type="string" office:string-value="EEL" table:formula="of:=CONCATENATE([.D21];[.H21])" table:style-name="ce36">
            <text:p>EEL</text:p>
          </table:table-cell>
          <table:table-cell office:value-type="string" office:string-value="L" table:formula="of:=IF(ISBLANK([.F21]);&quot;&quot;;IF([.D21]=&quot;EE&quot;;IF([.F21]&gt;=3;IF([.E21]&gt;=5;&quot;H&quot;;&quot;A&quot;);IF([.F21]&gt;=2;IF([.E21]&gt;=16;&quot;H&quot;;IF([.E21]&lt;=4;&quot;L&quot;;&quot;A&quot;));IF([.E21]&lt;=15;&quot;L&quot;;&quot;A&quot;)));IF(OR([.D21]=&quot;SE&quot;;[.D21]=&quot;CE&quot;);IF([.F21]&gt;=4;IF([.E21]&gt;=6;&quot;H&quot;;&quot;A&quot;);IF([.F21]&gt;=2;IF([.E21]&gt;=20;&quot;H&quot;;IF([.E21]&lt;=5;&quot;L&quot;;&quot;A&quot;));IF([.E21]&lt;=19;&quot;L&quot;;&quot;A&quot;)));IF(OR([.D21]=&quot;ALI&quot;;[.D21]=&quot;AIE&quot;);IF([.F21]&gt;=6;IF([.E21]&gt;=20;&quot;H&quot;;&quot;A&quot;);IF([.F21]&gt;=2;IF([.E21]&gt;=51;&quot;H&quot;;IF([.E21]&lt;=19;&quot;L&quot;;&quot;A&quot;));IF([.E21]&lt;=50;&quot;L&quot;;&quot;A&quot;)))))))" table:style-name="ce37">
            <text:p>L</text:p>
          </table:table-cell>
          <table:table-cell office:value-type="string" office:string-value="Baixa" table:formula="of:=IF([.H21]=&quot;L&quot;;&quot;Baixa&quot;;IF([.H21]=&quot;A&quot;;&quot;Média&quot;;IF([.H21]=&quot;&quot;;&quot;&quot;;&quot;Alta&quot;)))" table:style-name="ce37">
            <text:p>Baixa</text:p>
          </table:table-cell>
          <table:table-cell office:value-type="float" office:value="3" table:formula="of:=IF(ISBLANK([.F21]);&quot;&quot;;IF([.D21]=&quot;ALI&quot;;IF([.H21]=&quot;L&quot;;7;IF([.H21]=&quot;A&quot;;10;15));IF([.D21]=&quot;AIE&quot;;IF([.H21]=&quot;L&quot;;5;IF([.H21]=&quot;A&quot;;7;10));IF([.D21]=&quot;SE&quot;;IF([.H21]=&quot;L&quot;;4;IF([.H21]=&quot;A&quot;;5;7));IF(OR([.D21]=&quot;EE&quot;;[.D21]=&quot;CE&quot;);IF([.H21]=&quot;L&quot;;3;IF([.H21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1];[.N21])" table:style-name="ce36">
            <text:p>EE</text:p>
          </table:table-cell>
          <table:table-cell office:value-type="string" office:string-value="" table:formula="of:=IF(ISBLANK([.L21]);&quot;&quot;;IF([.D21]=&quot;EE&quot;;IF([.L21]&gt;=3;IF([.K21]&gt;=5;&quot;H&quot;;&quot;A&quot;);IF([.L21]&gt;=2;IF([.K21]&gt;=16;&quot;H&quot;;IF([.K21]&lt;=4;&quot;L&quot;;&quot;A&quot;));IF([.K21]&lt;=15;&quot;L&quot;;&quot;A&quot;)));IF(OR([.D21]=&quot;SE&quot;;[.D21]=&quot;CE&quot;);IF([.L21]&gt;=4;IF([.K21]&gt;=6;&quot;H&quot;;&quot;A&quot;);IF([.L21]&gt;=2;IF([.K21]&gt;=20;&quot;H&quot;;IF([.K21]&lt;=5;&quot;L&quot;;&quot;A&quot;));IF([.K21]&lt;=19;&quot;L&quot;;&quot;A&quot;)));IF(OR([.D21]=&quot;ALI&quot;;[.D21]=&quot;AIE&quot;);IF([.L21]&gt;=6;IF([.K21]&gt;=20;&quot;H&quot;;&quot;A&quot;);IF([.L21]&gt;=2;IF([.K21]&gt;=51;&quot;H&quot;;IF([.K21]&lt;=19;&quot;L&quot;;&quot;A&quot;));IF([.K21]&lt;=50;&quot;L&quot;;&quot;A&quot;)))))))" table:style-name="ce37"/>
          <table:table-cell office:value-type="string" office:string-value="" table:formula="of:=IF([.N21]=&quot;L&quot;;&quot;Baixa&quot;;IF([.N21]=&quot;A&quot;;&quot;Média&quot;;IF([.N21]=&quot;&quot;;&quot;&quot;;&quot;Alta&quot;)))" table:style-name="ce37"/>
          <table:table-cell office:value-type="string" office:string-value="" table:formula="of:=IF(ISBLANK([.L21]);&quot;&quot;;IF([.D21]=&quot;ALI&quot;;IF([.N21]=&quot;L&quot;;7;IF([.N21]=&quot;A&quot;;10;15));IF([.D21]=&quot;AIE&quot;;IF([.N21]=&quot;L&quot;;5;IF([.N21]=&quot;A&quot;;7;10));IF([.D21]=&quot;SE&quot;;IF([.N21]=&quot;L&quot;;4;IF([.N21]=&quot;A&quot;;5;7));IF(OR([.D21]=&quot;EE&quot;;[.D21]=&quot;CE&quot;);IF([.N21]=&quot;L&quot;;3;IF([.N21]=&quot;A&quot;;4;6)))))))" table:style-name="ce38"/>
          <table:table-cell table:style-name="ce39"/>
          <table:table-cell table:style-name="ce40"/>
          <table:table-cell office:value-type="float" office:value="3" table:formula="of:=IF(AND([.$P21]=&quot;&quot;;[.$J21]&lt;&gt;&quot;&quot;);[.$J21];0)" table:style-name="ce3">
            <text:p>3</text:p>
          </table:table-cell>
          <table:table-cell office:value-type="float" office:value="0" table:formula="of:=IF(OR([.$P21]=&quot;&quot;;[.$J21]=&quot;&quot;);0;[.$J21])" table:style-name="ce3">
            <text:p>0</text:p>
          </table:table-cell>
          <table:table-cell office:value-type="float" office:value="0" table:formula="of:=IF(OR([.$P21]=&quot;&quot;;[.$J21]=&quot;&quot;);0;[.$P21])" table:style-name="ce3">
            <text:p>0</text:p>
          </table:table-cell>
          <table:table-cell office:value-type="float" office:value="0" table:formula="of:=IF(AND([.$J21]=&quot;&quot;;[.$P21]&lt;&gt;&quot;&quot;);[.$P2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office:value-type="string" table:style-name="ce35">
            <text:p>Tela Editar Motorista</text:p>
          </table:table-cell>
          <table:table-cell office:value-type="string" table:style-name="ce36">
            <text:p>EE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2];[.H22])" table:style-name="ce36">
            <text:p>EEL</text:p>
          </table:table-cell>
          <table:table-cell office:value-type="string" office:string-value="L" table:formula="of:=IF(ISBLANK([.F22]);&quot;&quot;;IF([.D22]=&quot;EE&quot;;IF([.F22]&gt;=3;IF([.E22]&gt;=5;&quot;H&quot;;&quot;A&quot;);IF([.F22]&gt;=2;IF([.E22]&gt;=16;&quot;H&quot;;IF([.E22]&lt;=4;&quot;L&quot;;&quot;A&quot;));IF([.E22]&lt;=15;&quot;L&quot;;&quot;A&quot;)));IF(OR([.D22]=&quot;SE&quot;;[.D22]=&quot;CE&quot;);IF([.F22]&gt;=4;IF([.E22]&gt;=6;&quot;H&quot;;&quot;A&quot;);IF([.F22]&gt;=2;IF([.E22]&gt;=20;&quot;H&quot;;IF([.E22]&lt;=5;&quot;L&quot;;&quot;A&quot;));IF([.E22]&lt;=19;&quot;L&quot;;&quot;A&quot;)));IF(OR([.D22]=&quot;ALI&quot;;[.D22]=&quot;AIE&quot;);IF([.F22]&gt;=6;IF([.E22]&gt;=20;&quot;H&quot;;&quot;A&quot;);IF([.F22]&gt;=2;IF([.E22]&gt;=51;&quot;H&quot;;IF([.E22]&lt;=19;&quot;L&quot;;&quot;A&quot;));IF([.E22]&lt;=50;&quot;L&quot;;&quot;A&quot;)))))))" table:style-name="ce37">
            <text:p>L</text:p>
          </table:table-cell>
          <table:table-cell office:value-type="string" office:string-value="Baixa" table:formula="of:=IF([.H22]=&quot;L&quot;;&quot;Baixa&quot;;IF([.H22]=&quot;A&quot;;&quot;Média&quot;;IF([.H22]=&quot;&quot;;&quot;&quot;;&quot;Alta&quot;)))" table:style-name="ce37">
            <text:p>Baixa</text:p>
          </table:table-cell>
          <table:table-cell office:value-type="float" office:value="3" table:formula="of:=IF(ISBLANK([.F22]);&quot;&quot;;IF([.D22]=&quot;ALI&quot;;IF([.H22]=&quot;L&quot;;7;IF([.H22]=&quot;A&quot;;10;15));IF([.D22]=&quot;AIE&quot;;IF([.H22]=&quot;L&quot;;5;IF([.H22]=&quot;A&quot;;7;10));IF([.D22]=&quot;SE&quot;;IF([.H22]=&quot;L&quot;;4;IF([.H22]=&quot;A&quot;;5;7));IF(OR([.D22]=&quot;EE&quot;;[.D22]=&quot;CE&quot;);IF([.H22]=&quot;L&quot;;3;IF([.H22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2];[.N22])" table:style-name="ce36">
            <text:p>EE</text:p>
          </table:table-cell>
          <table:table-cell office:value-type="string" office:string-value="" table:formula="of:=IF(ISBLANK([.L22]);&quot;&quot;;IF([.D22]=&quot;EE&quot;;IF([.L22]&gt;=3;IF([.K22]&gt;=5;&quot;H&quot;;&quot;A&quot;);IF([.L22]&gt;=2;IF([.K22]&gt;=16;&quot;H&quot;;IF([.K22]&lt;=4;&quot;L&quot;;&quot;A&quot;));IF([.K22]&lt;=15;&quot;L&quot;;&quot;A&quot;)));IF(OR([.D22]=&quot;SE&quot;;[.D22]=&quot;CE&quot;);IF([.L22]&gt;=4;IF([.K22]&gt;=6;&quot;H&quot;;&quot;A&quot;);IF([.L22]&gt;=2;IF([.K22]&gt;=20;&quot;H&quot;;IF([.K22]&lt;=5;&quot;L&quot;;&quot;A&quot;));IF([.K22]&lt;=19;&quot;L&quot;;&quot;A&quot;)));IF(OR([.D22]=&quot;ALI&quot;;[.D22]=&quot;AIE&quot;);IF([.L22]&gt;=6;IF([.K22]&gt;=20;&quot;H&quot;;&quot;A&quot;);IF([.L22]&gt;=2;IF([.K22]&gt;=51;&quot;H&quot;;IF([.K22]&lt;=19;&quot;L&quot;;&quot;A&quot;));IF([.K22]&lt;=50;&quot;L&quot;;&quot;A&quot;)))))))" table:style-name="ce37"/>
          <table:table-cell office:value-type="string" office:string-value="" table:formula="of:=IF([.N22]=&quot;L&quot;;&quot;Baixa&quot;;IF([.N22]=&quot;A&quot;;&quot;Média&quot;;IF([.N22]=&quot;&quot;;&quot;&quot;;&quot;Alta&quot;)))" table:style-name="ce37"/>
          <table:table-cell office:value-type="string" office:string-value="" table:formula="of:=IF(ISBLANK([.L22]);&quot;&quot;;IF([.D22]=&quot;ALI&quot;;IF([.N22]=&quot;L&quot;;7;IF([.N22]=&quot;A&quot;;10;15));IF([.D22]=&quot;AIE&quot;;IF([.N22]=&quot;L&quot;;5;IF([.N22]=&quot;A&quot;;7;10));IF([.D22]=&quot;SE&quot;;IF([.N22]=&quot;L&quot;;4;IF([.N22]=&quot;A&quot;;5;7));IF(OR([.D22]=&quot;EE&quot;;[.D22]=&quot;CE&quot;);IF([.N22]=&quot;L&quot;;3;IF([.N22]=&quot;A&quot;;4;6)))))))" table:style-name="ce38"/>
          <table:table-cell table:style-name="ce39"/>
          <table:table-cell table:style-name="ce40"/>
          <table:table-cell office:value-type="float" office:value="3" table:formula="of:=IF(AND([.$P22]=&quot;&quot;;[.$J22]&lt;&gt;&quot;&quot;);[.$J22];0)" table:style-name="ce3">
            <text:p>3</text:p>
          </table:table-cell>
          <table:table-cell office:value-type="float" office:value="0" table:formula="of:=IF(OR([.$P22]=&quot;&quot;;[.$J22]=&quot;&quot;);0;[.$J22])" table:style-name="ce3">
            <text:p>0</text:p>
          </table:table-cell>
          <table:table-cell office:value-type="float" office:value="0" table:formula="of:=IF(OR([.$P22]=&quot;&quot;;[.$J22]=&quot;&quot;);0;[.$P22])" table:style-name="ce3">
            <text:p>0</text:p>
          </table:table-cell>
          <table:table-cell office:value-type="float" office:value="0" table:formula="of:=IF(AND([.$J22]=&quot;&quot;;[.$P22]&lt;&gt;&quot;&quot;);[.$P2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office:value-type="string" table:style-name="ce35">
            <text:p>Tela Remover Motorista</text:p>
          </table:table-cell>
          <table:table-cell office:value-type="string" table:style-name="ce36">
            <text:p>CE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23];[.H23])" table:style-name="ce36">
            <text:p>CEL</text:p>
          </table:table-cell>
          <table:table-cell office:value-type="string" office:string-value="L" table:formula="of:=IF(ISBLANK([.F23]);&quot;&quot;;IF([.D23]=&quot;EE&quot;;IF([.F23]&gt;=3;IF([.E23]&gt;=5;&quot;H&quot;;&quot;A&quot;);IF([.F23]&gt;=2;IF([.E23]&gt;=16;&quot;H&quot;;IF([.E23]&lt;=4;&quot;L&quot;;&quot;A&quot;));IF([.E23]&lt;=15;&quot;L&quot;;&quot;A&quot;)));IF(OR([.D23]=&quot;SE&quot;;[.D23]=&quot;CE&quot;);IF([.F23]&gt;=4;IF([.E23]&gt;=6;&quot;H&quot;;&quot;A&quot;);IF([.F23]&gt;=2;IF([.E23]&gt;=20;&quot;H&quot;;IF([.E23]&lt;=5;&quot;L&quot;;&quot;A&quot;));IF([.E23]&lt;=19;&quot;L&quot;;&quot;A&quot;)));IF(OR([.D23]=&quot;ALI&quot;;[.D23]=&quot;AIE&quot;);IF([.F23]&gt;=6;IF([.E23]&gt;=20;&quot;H&quot;;&quot;A&quot;);IF([.F23]&gt;=2;IF([.E23]&gt;=51;&quot;H&quot;;IF([.E23]&lt;=19;&quot;L&quot;;&quot;A&quot;));IF([.E23]&lt;=50;&quot;L&quot;;&quot;A&quot;)))))))" table:style-name="ce37">
            <text:p>L</text:p>
          </table:table-cell>
          <table:table-cell office:value-type="string" office:string-value="Baixa" table:formula="of:=IF([.H23]=&quot;L&quot;;&quot;Baixa&quot;;IF([.H23]=&quot;A&quot;;&quot;Média&quot;;IF([.H23]=&quot;&quot;;&quot;&quot;;&quot;Alta&quot;)))" table:style-name="ce37">
            <text:p>Baixa</text:p>
          </table:table-cell>
          <table:table-cell office:value-type="float" office:value="3" table:formula="of:=IF(ISBLANK([.F23]);&quot;&quot;;IF([.D23]=&quot;ALI&quot;;IF([.H23]=&quot;L&quot;;7;IF([.H23]=&quot;A&quot;;10;15));IF([.D23]=&quot;AIE&quot;;IF([.H23]=&quot;L&quot;;5;IF([.H23]=&quot;A&quot;;7;10));IF([.D23]=&quot;SE&quot;;IF([.H23]=&quot;L&quot;;4;IF([.H23]=&quot;A&quot;;5;7));IF(OR([.D23]=&quot;EE&quot;;[.D23]=&quot;CE&quot;);IF([.H23]=&quot;L&quot;;3;IF([.H23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23];[.N23])" table:style-name="ce36">
            <text:p>CE</text:p>
          </table:table-cell>
          <table:table-cell office:value-type="string" office:string-value="" table:formula="of:=IF(ISBLANK([.L23]);&quot;&quot;;IF([.D23]=&quot;EE&quot;;IF([.L23]&gt;=3;IF([.K23]&gt;=5;&quot;H&quot;;&quot;A&quot;);IF([.L23]&gt;=2;IF([.K23]&gt;=16;&quot;H&quot;;IF([.K23]&lt;=4;&quot;L&quot;;&quot;A&quot;));IF([.K23]&lt;=15;&quot;L&quot;;&quot;A&quot;)));IF(OR([.D23]=&quot;SE&quot;;[.D23]=&quot;CE&quot;);IF([.L23]&gt;=4;IF([.K23]&gt;=6;&quot;H&quot;;&quot;A&quot;);IF([.L23]&gt;=2;IF([.K23]&gt;=20;&quot;H&quot;;IF([.K23]&lt;=5;&quot;L&quot;;&quot;A&quot;));IF([.K23]&lt;=19;&quot;L&quot;;&quot;A&quot;)));IF(OR([.D23]=&quot;ALI&quot;;[.D23]=&quot;AIE&quot;);IF([.L23]&gt;=6;IF([.K23]&gt;=20;&quot;H&quot;;&quot;A&quot;);IF([.L23]&gt;=2;IF([.K23]&gt;=51;&quot;H&quot;;IF([.K23]&lt;=19;&quot;L&quot;;&quot;A&quot;));IF([.K23]&lt;=50;&quot;L&quot;;&quot;A&quot;)))))))" table:style-name="ce37"/>
          <table:table-cell office:value-type="string" office:string-value="" table:formula="of:=IF([.N23]=&quot;L&quot;;&quot;Baixa&quot;;IF([.N23]=&quot;A&quot;;&quot;Média&quot;;IF([.N23]=&quot;&quot;;&quot;&quot;;&quot;Alta&quot;)))" table:style-name="ce37"/>
          <table:table-cell office:value-type="string" office:string-value="" table:formula="of:=IF(ISBLANK([.L23]);&quot;&quot;;IF([.D23]=&quot;ALI&quot;;IF([.N23]=&quot;L&quot;;7;IF([.N23]=&quot;A&quot;;10;15));IF([.D23]=&quot;AIE&quot;;IF([.N23]=&quot;L&quot;;5;IF([.N23]=&quot;A&quot;;7;10));IF([.D23]=&quot;SE&quot;;IF([.N23]=&quot;L&quot;;4;IF([.N23]=&quot;A&quot;;5;7));IF(OR([.D23]=&quot;EE&quot;;[.D23]=&quot;CE&quot;);IF([.N23]=&quot;L&quot;;3;IF([.N23]=&quot;A&quot;;4;6)))))))" table:style-name="ce38"/>
          <table:table-cell table:style-name="ce39"/>
          <table:table-cell table:style-name="ce40"/>
          <table:table-cell office:value-type="float" office:value="3" table:formula="of:=IF(AND([.$P23]=&quot;&quot;;[.$J23]&lt;&gt;&quot;&quot;);[.$J23];0)" table:style-name="ce3">
            <text:p>3</text:p>
          </table:table-cell>
          <table:table-cell office:value-type="float" office:value="0" table:formula="of:=IF(OR([.$P23]=&quot;&quot;;[.$J23]=&quot;&quot;);0;[.$J23])" table:style-name="ce3">
            <text:p>0</text:p>
          </table:table-cell>
          <table:table-cell office:value-type="float" office:value="0" table:formula="of:=IF(OR([.$P23]=&quot;&quot;;[.$J23]=&quot;&quot;);0;[.$P23])" table:style-name="ce3">
            <text:p>0</text:p>
          </table:table-cell>
          <table:table-cell office:value-type="float" office:value="0" table:formula="of:=IF(AND([.$J23]=&quot;&quot;;[.$P23]&lt;&gt;&quot;&quot;);[.$P2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office:value-type="string" table:style-name="ce35">
            <text:p>Tela Consultar Motorista</text:p>
          </table:table-cell>
          <table:table-cell office:value-type="string" table:style-name="ce36">
            <text:p>CE</text:p>
          </table:table-cell>
          <table:table-cell office:value-type="float" office:value="9" table:style-name="ce36">
            <text:p>9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24];[.H24])" table:style-name="ce36">
            <text:p>CEL</text:p>
          </table:table-cell>
          <table:table-cell office:value-type="string" office:string-value="L" table:formula="of:=IF(ISBLANK([.F24]);&quot;&quot;;IF([.D24]=&quot;EE&quot;;IF([.F24]&gt;=3;IF([.E24]&gt;=5;&quot;H&quot;;&quot;A&quot;);IF([.F24]&gt;=2;IF([.E24]&gt;=16;&quot;H&quot;;IF([.E24]&lt;=4;&quot;L&quot;;&quot;A&quot;));IF([.E24]&lt;=15;&quot;L&quot;;&quot;A&quot;)));IF(OR([.D24]=&quot;SE&quot;;[.D24]=&quot;CE&quot;);IF([.F24]&gt;=4;IF([.E24]&gt;=6;&quot;H&quot;;&quot;A&quot;);IF([.F24]&gt;=2;IF([.E24]&gt;=20;&quot;H&quot;;IF([.E24]&lt;=5;&quot;L&quot;;&quot;A&quot;));IF([.E24]&lt;=19;&quot;L&quot;;&quot;A&quot;)));IF(OR([.D24]=&quot;ALI&quot;;[.D24]=&quot;AIE&quot;);IF([.F24]&gt;=6;IF([.E24]&gt;=20;&quot;H&quot;;&quot;A&quot;);IF([.F24]&gt;=2;IF([.E24]&gt;=51;&quot;H&quot;;IF([.E24]&lt;=19;&quot;L&quot;;&quot;A&quot;));IF([.E24]&lt;=50;&quot;L&quot;;&quot;A&quot;)))))))" table:style-name="ce37">
            <text:p>L</text:p>
          </table:table-cell>
          <table:table-cell office:value-type="string" office:string-value="Baixa" table:formula="of:=IF([.H24]=&quot;L&quot;;&quot;Baixa&quot;;IF([.H24]=&quot;A&quot;;&quot;Média&quot;;IF([.H24]=&quot;&quot;;&quot;&quot;;&quot;Alta&quot;)))" table:style-name="ce37">
            <text:p>Baixa</text:p>
          </table:table-cell>
          <table:table-cell office:value-type="float" office:value="3" table:formula="of:=IF(ISBLANK([.F24]);&quot;&quot;;IF([.D24]=&quot;ALI&quot;;IF([.H24]=&quot;L&quot;;7;IF([.H24]=&quot;A&quot;;10;15));IF([.D24]=&quot;AIE&quot;;IF([.H24]=&quot;L&quot;;5;IF([.H24]=&quot;A&quot;;7;10));IF([.D24]=&quot;SE&quot;;IF([.H24]=&quot;L&quot;;4;IF([.H24]=&quot;A&quot;;5;7));IF(OR([.D24]=&quot;EE&quot;;[.D24]=&quot;CE&quot;);IF([.H24]=&quot;L&quot;;3;IF([.H24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24];[.N24])" table:style-name="ce36">
            <text:p>CE</text:p>
          </table:table-cell>
          <table:table-cell office:value-type="string" office:string-value="" table:formula="of:=IF(ISBLANK([.L24]);&quot;&quot;;IF([.D24]=&quot;EE&quot;;IF([.L24]&gt;=3;IF([.K24]&gt;=5;&quot;H&quot;;&quot;A&quot;);IF([.L24]&gt;=2;IF([.K24]&gt;=16;&quot;H&quot;;IF([.K24]&lt;=4;&quot;L&quot;;&quot;A&quot;));IF([.K24]&lt;=15;&quot;L&quot;;&quot;A&quot;)));IF(OR([.D24]=&quot;SE&quot;;[.D24]=&quot;CE&quot;);IF([.L24]&gt;=4;IF([.K24]&gt;=6;&quot;H&quot;;&quot;A&quot;);IF([.L24]&gt;=2;IF([.K24]&gt;=20;&quot;H&quot;;IF([.K24]&lt;=5;&quot;L&quot;;&quot;A&quot;));IF([.K24]&lt;=19;&quot;L&quot;;&quot;A&quot;)));IF(OR([.D24]=&quot;ALI&quot;;[.D24]=&quot;AIE&quot;);IF([.L24]&gt;=6;IF([.K24]&gt;=20;&quot;H&quot;;&quot;A&quot;);IF([.L24]&gt;=2;IF([.K24]&gt;=51;&quot;H&quot;;IF([.K24]&lt;=19;&quot;L&quot;;&quot;A&quot;));IF([.K24]&lt;=50;&quot;L&quot;;&quot;A&quot;)))))))" table:style-name="ce37"/>
          <table:table-cell office:value-type="string" office:string-value="" table:formula="of:=IF([.N24]=&quot;L&quot;;&quot;Baixa&quot;;IF([.N24]=&quot;A&quot;;&quot;Média&quot;;IF([.N24]=&quot;&quot;;&quot;&quot;;&quot;Alta&quot;)))" table:style-name="ce37"/>
          <table:table-cell office:value-type="string" office:string-value="" table:formula="of:=IF(ISBLANK([.L24]);&quot;&quot;;IF([.D24]=&quot;ALI&quot;;IF([.N24]=&quot;L&quot;;7;IF([.N24]=&quot;A&quot;;10;15));IF([.D24]=&quot;AIE&quot;;IF([.N24]=&quot;L&quot;;5;IF([.N24]=&quot;A&quot;;7;10));IF([.D24]=&quot;SE&quot;;IF([.N24]=&quot;L&quot;;4;IF([.N24]=&quot;A&quot;;5;7));IF(OR([.D24]=&quot;EE&quot;;[.D24]=&quot;CE&quot;);IF([.N24]=&quot;L&quot;;3;IF([.N24]=&quot;A&quot;;4;6)))))))" table:style-name="ce38"/>
          <table:table-cell table:style-name="ce39"/>
          <table:table-cell table:style-name="ce40"/>
          <table:table-cell office:value-type="float" office:value="3" table:formula="of:=IF(AND([.$P24]=&quot;&quot;;[.$J24]&lt;&gt;&quot;&quot;);[.$J24];0)" table:style-name="ce3">
            <text:p>3</text:p>
          </table:table-cell>
          <table:table-cell office:value-type="float" office:value="0" table:formula="of:=IF(OR([.$P24]=&quot;&quot;;[.$J24]=&quot;&quot;);0;[.$J24])" table:style-name="ce3">
            <text:p>0</text:p>
          </table:table-cell>
          <table:table-cell office:value-type="float" office:value="0" table:formula="of:=IF(OR([.$P24]=&quot;&quot;;[.$J24]=&quot;&quot;);0;[.$P24])" table:style-name="ce3">
            <text:p>0</text:p>
          </table:table-cell>
          <table:table-cell office:value-type="float" office:value="0" table:formula="of:=IF(AND([.$J24]=&quot;&quot;;[.$P24]&lt;&gt;&quot;&quot;);[.$P2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office:value-type="string" table:style-name="ce35">
            <text:p>Tela Cadastrar Veícul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5];[.H25])" table:style-name="ce36">
            <text:p>EEL</text:p>
          </table:table-cell>
          <table:table-cell office:value-type="string" office:string-value="L" table:formula="of:=IF(ISBLANK([.F25]);&quot;&quot;;IF([.D25]=&quot;EE&quot;;IF([.F25]&gt;=3;IF([.E25]&gt;=5;&quot;H&quot;;&quot;A&quot;);IF([.F25]&gt;=2;IF([.E25]&gt;=16;&quot;H&quot;;IF([.E25]&lt;=4;&quot;L&quot;;&quot;A&quot;));IF([.E25]&lt;=15;&quot;L&quot;;&quot;A&quot;)));IF(OR([.D25]=&quot;SE&quot;;[.D25]=&quot;CE&quot;);IF([.F25]&gt;=4;IF([.E25]&gt;=6;&quot;H&quot;;&quot;A&quot;);IF([.F25]&gt;=2;IF([.E25]&gt;=20;&quot;H&quot;;IF([.E25]&lt;=5;&quot;L&quot;;&quot;A&quot;));IF([.E25]&lt;=19;&quot;L&quot;;&quot;A&quot;)));IF(OR([.D25]=&quot;ALI&quot;;[.D25]=&quot;AIE&quot;);IF([.F25]&gt;=6;IF([.E25]&gt;=20;&quot;H&quot;;&quot;A&quot;);IF([.F25]&gt;=2;IF([.E25]&gt;=51;&quot;H&quot;;IF([.E25]&lt;=19;&quot;L&quot;;&quot;A&quot;));IF([.E25]&lt;=50;&quot;L&quot;;&quot;A&quot;)))))))" table:style-name="ce37">
            <text:p>L</text:p>
          </table:table-cell>
          <table:table-cell office:value-type="string" office:string-value="Baixa" table:formula="of:=IF([.H25]=&quot;L&quot;;&quot;Baixa&quot;;IF([.H25]=&quot;A&quot;;&quot;Média&quot;;IF([.H25]=&quot;&quot;;&quot;&quot;;&quot;Alta&quot;)))" table:style-name="ce37">
            <text:p>Baixa</text:p>
          </table:table-cell>
          <table:table-cell office:value-type="float" office:value="3" table:formula="of:=IF(ISBLANK([.F25]);&quot;&quot;;IF([.D25]=&quot;ALI&quot;;IF([.H25]=&quot;L&quot;;7;IF([.H25]=&quot;A&quot;;10;15));IF([.D25]=&quot;AIE&quot;;IF([.H25]=&quot;L&quot;;5;IF([.H25]=&quot;A&quot;;7;10));IF([.D25]=&quot;SE&quot;;IF([.H25]=&quot;L&quot;;4;IF([.H25]=&quot;A&quot;;5;7));IF(OR([.D25]=&quot;EE&quot;;[.D25]=&quot;CE&quot;);IF([.H25]=&quot;L&quot;;3;IF([.H25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5];[.N25])" table:style-name="ce36">
            <text:p>EE</text:p>
          </table:table-cell>
          <table:table-cell office:value-type="string" office:string-value="" table:formula="of:=IF(ISBLANK([.L25]);&quot;&quot;;IF([.D25]=&quot;EE&quot;;IF([.L25]&gt;=3;IF([.K25]&gt;=5;&quot;H&quot;;&quot;A&quot;);IF([.L25]&gt;=2;IF([.K25]&gt;=16;&quot;H&quot;;IF([.K25]&lt;=4;&quot;L&quot;;&quot;A&quot;));IF([.K25]&lt;=15;&quot;L&quot;;&quot;A&quot;)));IF(OR([.D25]=&quot;SE&quot;;[.D25]=&quot;CE&quot;);IF([.L25]&gt;=4;IF([.K25]&gt;=6;&quot;H&quot;;&quot;A&quot;);IF([.L25]&gt;=2;IF([.K25]&gt;=20;&quot;H&quot;;IF([.K25]&lt;=5;&quot;L&quot;;&quot;A&quot;));IF([.K25]&lt;=19;&quot;L&quot;;&quot;A&quot;)));IF(OR([.D25]=&quot;ALI&quot;;[.D25]=&quot;AIE&quot;);IF([.L25]&gt;=6;IF([.K25]&gt;=20;&quot;H&quot;;&quot;A&quot;);IF([.L25]&gt;=2;IF([.K25]&gt;=51;&quot;H&quot;;IF([.K25]&lt;=19;&quot;L&quot;;&quot;A&quot;));IF([.K25]&lt;=50;&quot;L&quot;;&quot;A&quot;)))))))" table:style-name="ce37"/>
          <table:table-cell office:value-type="string" office:string-value="" table:formula="of:=IF([.N25]=&quot;L&quot;;&quot;Baixa&quot;;IF([.N25]=&quot;A&quot;;&quot;Média&quot;;IF([.N25]=&quot;&quot;;&quot;&quot;;&quot;Alta&quot;)))" table:style-name="ce37"/>
          <table:table-cell office:value-type="string" office:string-value="" table:formula="of:=IF(ISBLANK([.L25]);&quot;&quot;;IF([.D25]=&quot;ALI&quot;;IF([.N25]=&quot;L&quot;;7;IF([.N25]=&quot;A&quot;;10;15));IF([.D25]=&quot;AIE&quot;;IF([.N25]=&quot;L&quot;;5;IF([.N25]=&quot;A&quot;;7;10));IF([.D25]=&quot;SE&quot;;IF([.N25]=&quot;L&quot;;4;IF([.N25]=&quot;A&quot;;5;7));IF(OR([.D25]=&quot;EE&quot;;[.D25]=&quot;CE&quot;);IF([.N25]=&quot;L&quot;;3;IF([.N25]=&quot;A&quot;;4;6)))))))" table:style-name="ce38"/>
          <table:table-cell table:style-name="ce39"/>
          <table:table-cell table:style-name="ce40"/>
          <table:table-cell office:value-type="float" office:value="3" table:formula="of:=IF(AND([.$P25]=&quot;&quot;;[.$J25]&lt;&gt;&quot;&quot;);[.$J25];0)" table:style-name="ce3">
            <text:p>3</text:p>
          </table:table-cell>
          <table:table-cell office:value-type="float" office:value="0" table:formula="of:=IF(OR([.$P25]=&quot;&quot;;[.$J25]=&quot;&quot;);0;[.$J25])" table:style-name="ce3">
            <text:p>0</text:p>
          </table:table-cell>
          <table:table-cell office:value-type="float" office:value="0" table:formula="of:=IF(OR([.$P25]=&quot;&quot;;[.$J25]=&quot;&quot;);0;[.$P25])" table:style-name="ce3">
            <text:p>0</text:p>
          </table:table-cell>
          <table:table-cell office:value-type="float" office:value="0" table:formula="of:=IF(AND([.$J25]=&quot;&quot;;[.$P25]&lt;&gt;&quot;&quot;);[.$P2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office:value-type="string" table:style-name="ce35">
            <text:p>Tela Editar Veículo</text:p>
          </table:table-cell>
          <table:table-cell office:value-type="string" table:style-name="ce36">
            <text:p>E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6];[.H26])" table:style-name="ce36">
            <text:p>EEL</text:p>
          </table:table-cell>
          <table:table-cell office:value-type="string" office:string-value="L" table:formula="of:=IF(ISBLANK([.F26]);&quot;&quot;;IF([.D26]=&quot;EE&quot;;IF([.F26]&gt;=3;IF([.E26]&gt;=5;&quot;H&quot;;&quot;A&quot;);IF([.F26]&gt;=2;IF([.E26]&gt;=16;&quot;H&quot;;IF([.E26]&lt;=4;&quot;L&quot;;&quot;A&quot;));IF([.E26]&lt;=15;&quot;L&quot;;&quot;A&quot;)));IF(OR([.D26]=&quot;SE&quot;;[.D26]=&quot;CE&quot;);IF([.F26]&gt;=4;IF([.E26]&gt;=6;&quot;H&quot;;&quot;A&quot;);IF([.F26]&gt;=2;IF([.E26]&gt;=20;&quot;H&quot;;IF([.E26]&lt;=5;&quot;L&quot;;&quot;A&quot;));IF([.E26]&lt;=19;&quot;L&quot;;&quot;A&quot;)));IF(OR([.D26]=&quot;ALI&quot;;[.D26]=&quot;AIE&quot;);IF([.F26]&gt;=6;IF([.E26]&gt;=20;&quot;H&quot;;&quot;A&quot;);IF([.F26]&gt;=2;IF([.E26]&gt;=51;&quot;H&quot;;IF([.E26]&lt;=19;&quot;L&quot;;&quot;A&quot;));IF([.E26]&lt;=50;&quot;L&quot;;&quot;A&quot;)))))))" table:style-name="ce37">
            <text:p>L</text:p>
          </table:table-cell>
          <table:table-cell office:value-type="string" office:string-value="Baixa" table:formula="of:=IF([.H26]=&quot;L&quot;;&quot;Baixa&quot;;IF([.H26]=&quot;A&quot;;&quot;Média&quot;;IF([.H26]=&quot;&quot;;&quot;&quot;;&quot;Alta&quot;)))" table:style-name="ce37">
            <text:p>Baixa</text:p>
          </table:table-cell>
          <table:table-cell office:value-type="float" office:value="3" table:formula="of:=IF(ISBLANK([.F26]);&quot;&quot;;IF([.D26]=&quot;ALI&quot;;IF([.H26]=&quot;L&quot;;7;IF([.H26]=&quot;A&quot;;10;15));IF([.D26]=&quot;AIE&quot;;IF([.H26]=&quot;L&quot;;5;IF([.H26]=&quot;A&quot;;7;10));IF([.D26]=&quot;SE&quot;;IF([.H26]=&quot;L&quot;;4;IF([.H26]=&quot;A&quot;;5;7));IF(OR([.D26]=&quot;EE&quot;;[.D26]=&quot;CE&quot;);IF([.H26]=&quot;L&quot;;3;IF([.H26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6];[.N26])" table:style-name="ce36">
            <text:p>EE</text:p>
          </table:table-cell>
          <table:table-cell office:value-type="string" office:string-value="" table:formula="of:=IF(ISBLANK([.L26]);&quot;&quot;;IF([.D26]=&quot;EE&quot;;IF([.L26]&gt;=3;IF([.K26]&gt;=5;&quot;H&quot;;&quot;A&quot;);IF([.L26]&gt;=2;IF([.K26]&gt;=16;&quot;H&quot;;IF([.K26]&lt;=4;&quot;L&quot;;&quot;A&quot;));IF([.K26]&lt;=15;&quot;L&quot;;&quot;A&quot;)));IF(OR([.D26]=&quot;SE&quot;;[.D26]=&quot;CE&quot;);IF([.L26]&gt;=4;IF([.K26]&gt;=6;&quot;H&quot;;&quot;A&quot;);IF([.L26]&gt;=2;IF([.K26]&gt;=20;&quot;H&quot;;IF([.K26]&lt;=5;&quot;L&quot;;&quot;A&quot;));IF([.K26]&lt;=19;&quot;L&quot;;&quot;A&quot;)));IF(OR([.D26]=&quot;ALI&quot;;[.D26]=&quot;AIE&quot;);IF([.L26]&gt;=6;IF([.K26]&gt;=20;&quot;H&quot;;&quot;A&quot;);IF([.L26]&gt;=2;IF([.K26]&gt;=51;&quot;H&quot;;IF([.K26]&lt;=19;&quot;L&quot;;&quot;A&quot;));IF([.K26]&lt;=50;&quot;L&quot;;&quot;A&quot;)))))))" table:style-name="ce37"/>
          <table:table-cell office:value-type="string" office:string-value="" table:formula="of:=IF([.N26]=&quot;L&quot;;&quot;Baixa&quot;;IF([.N26]=&quot;A&quot;;&quot;Média&quot;;IF([.N26]=&quot;&quot;;&quot;&quot;;&quot;Alta&quot;)))" table:style-name="ce37"/>
          <table:table-cell office:value-type="string" office:string-value="" table:formula="of:=IF(ISBLANK([.L26]);&quot;&quot;;IF([.D26]=&quot;ALI&quot;;IF([.N26]=&quot;L&quot;;7;IF([.N26]=&quot;A&quot;;10;15));IF([.D26]=&quot;AIE&quot;;IF([.N26]=&quot;L&quot;;5;IF([.N26]=&quot;A&quot;;7;10));IF([.D26]=&quot;SE&quot;;IF([.N26]=&quot;L&quot;;4;IF([.N26]=&quot;A&quot;;5;7));IF(OR([.D26]=&quot;EE&quot;;[.D26]=&quot;CE&quot;);IF([.N26]=&quot;L&quot;;3;IF([.N26]=&quot;A&quot;;4;6)))))))" table:style-name="ce38"/>
          <table:table-cell table:style-name="ce39"/>
          <table:table-cell table:style-name="ce40"/>
          <table:table-cell office:value-type="float" office:value="3" table:formula="of:=IF(AND([.$P26]=&quot;&quot;;[.$J26]&lt;&gt;&quot;&quot;);[.$J26];0)" table:style-name="ce3">
            <text:p>3</text:p>
          </table:table-cell>
          <table:table-cell office:value-type="float" office:value="0" table:formula="of:=IF(OR([.$P26]=&quot;&quot;;[.$J26]=&quot;&quot;);0;[.$J26])" table:style-name="ce3">
            <text:p>0</text:p>
          </table:table-cell>
          <table:table-cell office:value-type="float" office:value="0" table:formula="of:=IF(OR([.$P26]=&quot;&quot;;[.$J26]=&quot;&quot;);0;[.$P26])" table:style-name="ce3">
            <text:p>0</text:p>
          </table:table-cell>
          <table:table-cell office:value-type="float" office:value="0" table:formula="of:=IF(AND([.$J26]=&quot;&quot;;[.$P26]&lt;&gt;&quot;&quot;);[.$P2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office:value-type="string" table:style-name="ce35">
            <text:p>Tela Consultar Veículo</text:p>
          </table:table-cell>
          <table:table-cell office:value-type="string" table:style-name="ce36">
            <text:p>CE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36">
            <text:p>1</text:p>
          </table:table-cell>
          <table:table-cell office:value-type="string" office:string-value="CEL" table:formula="of:=CONCATENATE([.D27];[.H27])" table:style-name="ce36">
            <text:p>CEL</text:p>
          </table:table-cell>
          <table:table-cell office:value-type="string" office:string-value="L" table:formula="of:=IF(ISBLANK([.F27]);&quot;&quot;;IF([.D27]=&quot;EE&quot;;IF([.F27]&gt;=3;IF([.E27]&gt;=5;&quot;H&quot;;&quot;A&quot;);IF([.F27]&gt;=2;IF([.E27]&gt;=16;&quot;H&quot;;IF([.E27]&lt;=4;&quot;L&quot;;&quot;A&quot;));IF([.E27]&lt;=15;&quot;L&quot;;&quot;A&quot;)));IF(OR([.D27]=&quot;SE&quot;;[.D27]=&quot;CE&quot;);IF([.F27]&gt;=4;IF([.E27]&gt;=6;&quot;H&quot;;&quot;A&quot;);IF([.F27]&gt;=2;IF([.E27]&gt;=20;&quot;H&quot;;IF([.E27]&lt;=5;&quot;L&quot;;&quot;A&quot;));IF([.E27]&lt;=19;&quot;L&quot;;&quot;A&quot;)));IF(OR([.D27]=&quot;ALI&quot;;[.D27]=&quot;AIE&quot;);IF([.F27]&gt;=6;IF([.E27]&gt;=20;&quot;H&quot;;&quot;A&quot;);IF([.F27]&gt;=2;IF([.E27]&gt;=51;&quot;H&quot;;IF([.E27]&lt;=19;&quot;L&quot;;&quot;A&quot;));IF([.E27]&lt;=50;&quot;L&quot;;&quot;A&quot;)))))))" table:style-name="ce37">
            <text:p>L</text:p>
          </table:table-cell>
          <table:table-cell office:value-type="string" office:string-value="Baixa" table:formula="of:=IF([.H27]=&quot;L&quot;;&quot;Baixa&quot;;IF([.H27]=&quot;A&quot;;&quot;Média&quot;;IF([.H27]=&quot;&quot;;&quot;&quot;;&quot;Alta&quot;)))" table:style-name="ce37">
            <text:p>Baixa</text:p>
          </table:table-cell>
          <table:table-cell office:value-type="float" office:value="3" table:formula="of:=IF(ISBLANK([.F27]);&quot;&quot;;IF([.D27]=&quot;ALI&quot;;IF([.H27]=&quot;L&quot;;7;IF([.H27]=&quot;A&quot;;10;15));IF([.D27]=&quot;AIE&quot;;IF([.H27]=&quot;L&quot;;5;IF([.H27]=&quot;A&quot;;7;10));IF([.D27]=&quot;SE&quot;;IF([.H27]=&quot;L&quot;;4;IF([.H27]=&quot;A&quot;;5;7));IF(OR([.D27]=&quot;EE&quot;;[.D27]=&quot;CE&quot;);IF([.H27]=&quot;L&quot;;3;IF([.H27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CE" table:formula="of:=CONCATENATE([.D27];[.N27])" table:style-name="ce36">
            <text:p>CE</text:p>
          </table:table-cell>
          <table:table-cell office:value-type="string" office:string-value="" table:formula="of:=IF(ISBLANK([.L27]);&quot;&quot;;IF([.D27]=&quot;EE&quot;;IF([.L27]&gt;=3;IF([.K27]&gt;=5;&quot;H&quot;;&quot;A&quot;);IF([.L27]&gt;=2;IF([.K27]&gt;=16;&quot;H&quot;;IF([.K27]&lt;=4;&quot;L&quot;;&quot;A&quot;));IF([.K27]&lt;=15;&quot;L&quot;;&quot;A&quot;)));IF(OR([.D27]=&quot;SE&quot;;[.D27]=&quot;CE&quot;);IF([.L27]&gt;=4;IF([.K27]&gt;=6;&quot;H&quot;;&quot;A&quot;);IF([.L27]&gt;=2;IF([.K27]&gt;=20;&quot;H&quot;;IF([.K27]&lt;=5;&quot;L&quot;;&quot;A&quot;));IF([.K27]&lt;=19;&quot;L&quot;;&quot;A&quot;)));IF(OR([.D27]=&quot;ALI&quot;;[.D27]=&quot;AIE&quot;);IF([.L27]&gt;=6;IF([.K27]&gt;=20;&quot;H&quot;;&quot;A&quot;);IF([.L27]&gt;=2;IF([.K27]&gt;=51;&quot;H&quot;;IF([.K27]&lt;=19;&quot;L&quot;;&quot;A&quot;));IF([.K27]&lt;=50;&quot;L&quot;;&quot;A&quot;)))))))" table:style-name="ce37"/>
          <table:table-cell office:value-type="string" office:string-value="" table:formula="of:=IF([.N27]=&quot;L&quot;;&quot;Baixa&quot;;IF([.N27]=&quot;A&quot;;&quot;Média&quot;;IF([.N27]=&quot;&quot;;&quot;&quot;;&quot;Alta&quot;)))" table:style-name="ce37"/>
          <table:table-cell office:value-type="string" office:string-value="" table:formula="of:=IF(ISBLANK([.L27]);&quot;&quot;;IF([.D27]=&quot;ALI&quot;;IF([.N27]=&quot;L&quot;;7;IF([.N27]=&quot;A&quot;;10;15));IF([.D27]=&quot;AIE&quot;;IF([.N27]=&quot;L&quot;;5;IF([.N27]=&quot;A&quot;;7;10));IF([.D27]=&quot;SE&quot;;IF([.N27]=&quot;L&quot;;4;IF([.N27]=&quot;A&quot;;5;7));IF(OR([.D27]=&quot;EE&quot;;[.D27]=&quot;CE&quot;);IF([.N27]=&quot;L&quot;;3;IF([.N27]=&quot;A&quot;;4;6)))))))" table:style-name="ce38"/>
          <table:table-cell table:style-name="ce39"/>
          <table:table-cell table:style-name="ce40"/>
          <table:table-cell office:value-type="float" office:value="3" table:formula="of:=IF(AND([.$P27]=&quot;&quot;;[.$J27]&lt;&gt;&quot;&quot;);[.$J27];0)" table:style-name="ce3">
            <text:p>3</text:p>
          </table:table-cell>
          <table:table-cell office:value-type="float" office:value="0" table:formula="of:=IF(OR([.$P27]=&quot;&quot;;[.$J27]=&quot;&quot;);0;[.$J27])" table:style-name="ce3">
            <text:p>0</text:p>
          </table:table-cell>
          <table:table-cell office:value-type="float" office:value="0" table:formula="of:=IF(OR([.$P27]=&quot;&quot;;[.$J27]=&quot;&quot;);0;[.$P27])" table:style-name="ce3">
            <text:p>0</text:p>
          </table:table-cell>
          <table:table-cell office:value-type="float" office:value="0" table:formula="of:=IF(AND([.$J27]=&quot;&quot;;[.$P27]&lt;&gt;&quot;&quot;);[.$P2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office:value-type="string" table:style-name="ce35">
            <text:p>Tela Reembolsar Valor</text:p>
          </table:table-cell>
          <table:table-cell office:value-type="string" table:style-name="ce36">
            <text:p>EE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8];[.H28])" table:style-name="ce36">
            <text:p>EEL</text:p>
          </table:table-cell>
          <table:table-cell office:value-type="string" office:string-value="L" table:formula="of:=IF(ISBLANK([.F28]);&quot;&quot;;IF([.D28]=&quot;EE&quot;;IF([.F28]&gt;=3;IF([.E28]&gt;=5;&quot;H&quot;;&quot;A&quot;);IF([.F28]&gt;=2;IF([.E28]&gt;=16;&quot;H&quot;;IF([.E28]&lt;=4;&quot;L&quot;;&quot;A&quot;));IF([.E28]&lt;=15;&quot;L&quot;;&quot;A&quot;)));IF(OR([.D28]=&quot;SE&quot;;[.D28]=&quot;CE&quot;);IF([.F28]&gt;=4;IF([.E28]&gt;=6;&quot;H&quot;;&quot;A&quot;);IF([.F28]&gt;=2;IF([.E28]&gt;=20;&quot;H&quot;;IF([.E28]&lt;=5;&quot;L&quot;;&quot;A&quot;));IF([.E28]&lt;=19;&quot;L&quot;;&quot;A&quot;)));IF(OR([.D28]=&quot;ALI&quot;;[.D28]=&quot;AIE&quot;);IF([.F28]&gt;=6;IF([.E28]&gt;=20;&quot;H&quot;;&quot;A&quot;);IF([.F28]&gt;=2;IF([.E28]&gt;=51;&quot;H&quot;;IF([.E28]&lt;=19;&quot;L&quot;;&quot;A&quot;));IF([.E28]&lt;=50;&quot;L&quot;;&quot;A&quot;)))))))" table:style-name="ce37">
            <text:p>L</text:p>
          </table:table-cell>
          <table:table-cell office:value-type="string" office:string-value="Baixa" table:formula="of:=IF([.H28]=&quot;L&quot;;&quot;Baixa&quot;;IF([.H28]=&quot;A&quot;;&quot;Média&quot;;IF([.H28]=&quot;&quot;;&quot;&quot;;&quot;Alta&quot;)))" table:style-name="ce37">
            <text:p>Baixa</text:p>
          </table:table-cell>
          <table:table-cell office:value-type="float" office:value="3" table:formula="of:=IF(ISBLANK([.F28]);&quot;&quot;;IF([.D28]=&quot;ALI&quot;;IF([.H28]=&quot;L&quot;;7;IF([.H28]=&quot;A&quot;;10;15));IF([.D28]=&quot;AIE&quot;;IF([.H28]=&quot;L&quot;;5;IF([.H28]=&quot;A&quot;;7;10));IF([.D28]=&quot;SE&quot;;IF([.H28]=&quot;L&quot;;4;IF([.H28]=&quot;A&quot;;5;7));IF(OR([.D28]=&quot;EE&quot;;[.D28]=&quot;CE&quot;);IF([.H28]=&quot;L&quot;;3;IF([.H28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8];[.N28])" table:style-name="ce36">
            <text:p>EE</text:p>
          </table:table-cell>
          <table:table-cell office:value-type="string" office:string-value="" table:formula="of:=IF(ISBLANK([.L28]);&quot;&quot;;IF([.D28]=&quot;EE&quot;;IF([.L28]&gt;=3;IF([.K28]&gt;=5;&quot;H&quot;;&quot;A&quot;);IF([.L28]&gt;=2;IF([.K28]&gt;=16;&quot;H&quot;;IF([.K28]&lt;=4;&quot;L&quot;;&quot;A&quot;));IF([.K28]&lt;=15;&quot;L&quot;;&quot;A&quot;)));IF(OR([.D28]=&quot;SE&quot;;[.D28]=&quot;CE&quot;);IF([.L28]&gt;=4;IF([.K28]&gt;=6;&quot;H&quot;;&quot;A&quot;);IF([.L28]&gt;=2;IF([.K28]&gt;=20;&quot;H&quot;;IF([.K28]&lt;=5;&quot;L&quot;;&quot;A&quot;));IF([.K28]&lt;=19;&quot;L&quot;;&quot;A&quot;)));IF(OR([.D28]=&quot;ALI&quot;;[.D28]=&quot;AIE&quot;);IF([.L28]&gt;=6;IF([.K28]&gt;=20;&quot;H&quot;;&quot;A&quot;);IF([.L28]&gt;=2;IF([.K28]&gt;=51;&quot;H&quot;;IF([.K28]&lt;=19;&quot;L&quot;;&quot;A&quot;));IF([.K28]&lt;=50;&quot;L&quot;;&quot;A&quot;)))))))" table:style-name="ce37"/>
          <table:table-cell office:value-type="string" office:string-value="" table:formula="of:=IF([.N28]=&quot;L&quot;;&quot;Baixa&quot;;IF([.N28]=&quot;A&quot;;&quot;Média&quot;;IF([.N28]=&quot;&quot;;&quot;&quot;;&quot;Alta&quot;)))" table:style-name="ce37"/>
          <table:table-cell office:value-type="string" office:string-value="" table:formula="of:=IF(ISBLANK([.L28]);&quot;&quot;;IF([.D28]=&quot;ALI&quot;;IF([.N28]=&quot;L&quot;;7;IF([.N28]=&quot;A&quot;;10;15));IF([.D28]=&quot;AIE&quot;;IF([.N28]=&quot;L&quot;;5;IF([.N28]=&quot;A&quot;;7;10));IF([.D28]=&quot;SE&quot;;IF([.N28]=&quot;L&quot;;4;IF([.N28]=&quot;A&quot;;5;7));IF(OR([.D28]=&quot;EE&quot;;[.D28]=&quot;CE&quot;);IF([.N28]=&quot;L&quot;;3;IF([.N28]=&quot;A&quot;;4;6)))))))" table:style-name="ce38"/>
          <table:table-cell table:style-name="ce39"/>
          <table:table-cell table:style-name="ce40"/>
          <table:table-cell office:value-type="float" office:value="3" table:formula="of:=IF(AND([.$P28]=&quot;&quot;;[.$J28]&lt;&gt;&quot;&quot;);[.$J28];0)" table:style-name="ce3">
            <text:p>3</text:p>
          </table:table-cell>
          <table:table-cell office:value-type="float" office:value="0" table:formula="of:=IF(OR([.$P28]=&quot;&quot;;[.$J28]=&quot;&quot;);0;[.$J28])" table:style-name="ce3">
            <text:p>0</text:p>
          </table:table-cell>
          <table:table-cell office:value-type="float" office:value="0" table:formula="of:=IF(OR([.$P28]=&quot;&quot;;[.$J28]=&quot;&quot;);0;[.$P28])" table:style-name="ce3">
            <text:p>0</text:p>
          </table:table-cell>
          <table:table-cell office:value-type="float" office:value="0" table:formula="of:=IF(AND([.$J28]=&quot;&quot;;[.$P28]&lt;&gt;&quot;&quot;);[.$P2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office:value-type="string" table:style-name="ce35">
            <text:p>Tela Autenticar Usuário</text:p>
          </table:table-cell>
          <table:table-cell office:value-type="string" table:style-name="ce36">
            <text:p>EE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29];[.H29])" table:style-name="ce36">
            <text:p>EEL</text:p>
          </table:table-cell>
          <table:table-cell office:value-type="string" office:string-value="L" table:formula="of:=IF(ISBLANK([.F29]);&quot;&quot;;IF([.D29]=&quot;EE&quot;;IF([.F29]&gt;=3;IF([.E29]&gt;=5;&quot;H&quot;;&quot;A&quot;);IF([.F29]&gt;=2;IF([.E29]&gt;=16;&quot;H&quot;;IF([.E29]&lt;=4;&quot;L&quot;;&quot;A&quot;));IF([.E29]&lt;=15;&quot;L&quot;;&quot;A&quot;)));IF(OR([.D29]=&quot;SE&quot;;[.D29]=&quot;CE&quot;);IF([.F29]&gt;=4;IF([.E29]&gt;=6;&quot;H&quot;;&quot;A&quot;);IF([.F29]&gt;=2;IF([.E29]&gt;=20;&quot;H&quot;;IF([.E29]&lt;=5;&quot;L&quot;;&quot;A&quot;));IF([.E29]&lt;=19;&quot;L&quot;;&quot;A&quot;)));IF(OR([.D29]=&quot;ALI&quot;;[.D29]=&quot;AIE&quot;);IF([.F29]&gt;=6;IF([.E29]&gt;=20;&quot;H&quot;;&quot;A&quot;);IF([.F29]&gt;=2;IF([.E29]&gt;=51;&quot;H&quot;;IF([.E29]&lt;=19;&quot;L&quot;;&quot;A&quot;));IF([.E29]&lt;=50;&quot;L&quot;;&quot;A&quot;)))))))" table:style-name="ce37">
            <text:p>L</text:p>
          </table:table-cell>
          <table:table-cell office:value-type="string" office:string-value="Baixa" table:formula="of:=IF([.H29]=&quot;L&quot;;&quot;Baixa&quot;;IF([.H29]=&quot;A&quot;;&quot;Média&quot;;IF([.H29]=&quot;&quot;;&quot;&quot;;&quot;Alta&quot;)))" table:style-name="ce37">
            <text:p>Baixa</text:p>
          </table:table-cell>
          <table:table-cell office:value-type="float" office:value="3" table:formula="of:=IF(ISBLANK([.F29]);&quot;&quot;;IF([.D29]=&quot;ALI&quot;;IF([.H29]=&quot;L&quot;;7;IF([.H29]=&quot;A&quot;;10;15));IF([.D29]=&quot;AIE&quot;;IF([.H29]=&quot;L&quot;;5;IF([.H29]=&quot;A&quot;;7;10));IF([.D29]=&quot;SE&quot;;IF([.H29]=&quot;L&quot;;4;IF([.H29]=&quot;A&quot;;5;7));IF(OR([.D29]=&quot;EE&quot;;[.D29]=&quot;CE&quot;);IF([.H29]=&quot;L&quot;;3;IF([.H29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29];[.N29])" table:style-name="ce36">
            <text:p>EE</text:p>
          </table:table-cell>
          <table:table-cell office:value-type="string" office:string-value="" table:formula="of:=IF(ISBLANK([.L29]);&quot;&quot;;IF([.D29]=&quot;EE&quot;;IF([.L29]&gt;=3;IF([.K29]&gt;=5;&quot;H&quot;;&quot;A&quot;);IF([.L29]&gt;=2;IF([.K29]&gt;=16;&quot;H&quot;;IF([.K29]&lt;=4;&quot;L&quot;;&quot;A&quot;));IF([.K29]&lt;=15;&quot;L&quot;;&quot;A&quot;)));IF(OR([.D29]=&quot;SE&quot;;[.D29]=&quot;CE&quot;);IF([.L29]&gt;=4;IF([.K29]&gt;=6;&quot;H&quot;;&quot;A&quot;);IF([.L29]&gt;=2;IF([.K29]&gt;=20;&quot;H&quot;;IF([.K29]&lt;=5;&quot;L&quot;;&quot;A&quot;));IF([.K29]&lt;=19;&quot;L&quot;;&quot;A&quot;)));IF(OR([.D29]=&quot;ALI&quot;;[.D29]=&quot;AIE&quot;);IF([.L29]&gt;=6;IF([.K29]&gt;=20;&quot;H&quot;;&quot;A&quot;);IF([.L29]&gt;=2;IF([.K29]&gt;=51;&quot;H&quot;;IF([.K29]&lt;=19;&quot;L&quot;;&quot;A&quot;));IF([.K29]&lt;=50;&quot;L&quot;;&quot;A&quot;)))))))" table:style-name="ce37"/>
          <table:table-cell office:value-type="string" office:string-value="" table:formula="of:=IF([.N29]=&quot;L&quot;;&quot;Baixa&quot;;IF([.N29]=&quot;A&quot;;&quot;Média&quot;;IF([.N29]=&quot;&quot;;&quot;&quot;;&quot;Alta&quot;)))" table:style-name="ce37"/>
          <table:table-cell office:value-type="string" office:string-value="" table:formula="of:=IF(ISBLANK([.L29]);&quot;&quot;;IF([.D29]=&quot;ALI&quot;;IF([.N29]=&quot;L&quot;;7;IF([.N29]=&quot;A&quot;;10;15));IF([.D29]=&quot;AIE&quot;;IF([.N29]=&quot;L&quot;;5;IF([.N29]=&quot;A&quot;;7;10));IF([.D29]=&quot;SE&quot;;IF([.N29]=&quot;L&quot;;4;IF([.N29]=&quot;A&quot;;5;7));IF(OR([.D29]=&quot;EE&quot;;[.D29]=&quot;CE&quot;);IF([.N29]=&quot;L&quot;;3;IF([.N29]=&quot;A&quot;;4;6)))))))" table:style-name="ce38"/>
          <table:table-cell table:style-name="ce39"/>
          <table:table-cell table:style-name="ce40"/>
          <table:table-cell office:value-type="float" office:value="3" table:formula="of:=IF(AND([.$P29]=&quot;&quot;;[.$J29]&lt;&gt;&quot;&quot;);[.$J29];0)" table:style-name="ce3">
            <text:p>3</text:p>
          </table:table-cell>
          <table:table-cell office:value-type="float" office:value="0" table:formula="of:=IF(OR([.$P29]=&quot;&quot;;[.$J29]=&quot;&quot;);0;[.$J29])" table:style-name="ce3">
            <text:p>0</text:p>
          </table:table-cell>
          <table:table-cell office:value-type="float" office:value="0" table:formula="of:=IF(OR([.$P29]=&quot;&quot;;[.$J29]=&quot;&quot;);0;[.$P29])" table:style-name="ce3">
            <text:p>0</text:p>
          </table:table-cell>
          <table:table-cell office:value-type="float" office:value="0" table:formula="of:=IF(AND([.$J29]=&quot;&quot;;[.$P29]&lt;&gt;&quot;&quot;);[.$P2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office:value-type="string" table:style-name="ce35">
            <text:p>Tela Avaliar Viagem</text:p>
          </table:table-cell>
          <table:table-cell office:value-type="string" table:style-name="ce36">
            <text:p>EE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30];[.H30])" table:style-name="ce36">
            <text:p>EEL</text:p>
          </table:table-cell>
          <table:table-cell office:value-type="string" office:string-value="L" table:formula="of:=IF(ISBLANK([.F30]);&quot;&quot;;IF([.D30]=&quot;EE&quot;;IF([.F30]&gt;=3;IF([.E30]&gt;=5;&quot;H&quot;;&quot;A&quot;);IF([.F30]&gt;=2;IF([.E30]&gt;=16;&quot;H&quot;;IF([.E30]&lt;=4;&quot;L&quot;;&quot;A&quot;));IF([.E30]&lt;=15;&quot;L&quot;;&quot;A&quot;)));IF(OR([.D30]=&quot;SE&quot;;[.D30]=&quot;CE&quot;);IF([.F30]&gt;=4;IF([.E30]&gt;=6;&quot;H&quot;;&quot;A&quot;);IF([.F30]&gt;=2;IF([.E30]&gt;=20;&quot;H&quot;;IF([.E30]&lt;=5;&quot;L&quot;;&quot;A&quot;));IF([.E30]&lt;=19;&quot;L&quot;;&quot;A&quot;)));IF(OR([.D30]=&quot;ALI&quot;;[.D30]=&quot;AIE&quot;);IF([.F30]&gt;=6;IF([.E30]&gt;=20;&quot;H&quot;;&quot;A&quot;);IF([.F30]&gt;=2;IF([.E30]&gt;=51;&quot;H&quot;;IF([.E30]&lt;=19;&quot;L&quot;;&quot;A&quot;));IF([.E30]&lt;=50;&quot;L&quot;;&quot;A&quot;)))))))" table:style-name="ce37">
            <text:p>L</text:p>
          </table:table-cell>
          <table:table-cell office:value-type="string" office:string-value="Baixa" table:formula="of:=IF([.H30]=&quot;L&quot;;&quot;Baixa&quot;;IF([.H30]=&quot;A&quot;;&quot;Média&quot;;IF([.H30]=&quot;&quot;;&quot;&quot;;&quot;Alta&quot;)))" table:style-name="ce37">
            <text:p>Baixa</text:p>
          </table:table-cell>
          <table:table-cell office:value-type="float" office:value="3" table:formula="of:=IF(ISBLANK([.F30]);&quot;&quot;;IF([.D30]=&quot;ALI&quot;;IF([.H30]=&quot;L&quot;;7;IF([.H30]=&quot;A&quot;;10;15));IF([.D30]=&quot;AIE&quot;;IF([.H30]=&quot;L&quot;;5;IF([.H30]=&quot;A&quot;;7;10));IF([.D30]=&quot;SE&quot;;IF([.H30]=&quot;L&quot;;4;IF([.H30]=&quot;A&quot;;5;7));IF(OR([.D30]=&quot;EE&quot;;[.D30]=&quot;CE&quot;);IF([.H30]=&quot;L&quot;;3;IF([.H30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30];[.N30])" table:style-name="ce36">
            <text:p>EE</text:p>
          </table:table-cell>
          <table:table-cell office:value-type="string" office:string-value="" table:formula="of:=IF(ISBLANK([.L30]);&quot;&quot;;IF([.D30]=&quot;EE&quot;;IF([.L30]&gt;=3;IF([.K30]&gt;=5;&quot;H&quot;;&quot;A&quot;);IF([.L30]&gt;=2;IF([.K30]&gt;=16;&quot;H&quot;;IF([.K30]&lt;=4;&quot;L&quot;;&quot;A&quot;));IF([.K30]&lt;=15;&quot;L&quot;;&quot;A&quot;)));IF(OR([.D30]=&quot;SE&quot;;[.D30]=&quot;CE&quot;);IF([.L30]&gt;=4;IF([.K30]&gt;=6;&quot;H&quot;;&quot;A&quot;);IF([.L30]&gt;=2;IF([.K30]&gt;=20;&quot;H&quot;;IF([.K30]&lt;=5;&quot;L&quot;;&quot;A&quot;));IF([.K30]&lt;=19;&quot;L&quot;;&quot;A&quot;)));IF(OR([.D30]=&quot;ALI&quot;;[.D30]=&quot;AIE&quot;);IF([.L30]&gt;=6;IF([.K30]&gt;=20;&quot;H&quot;;&quot;A&quot;);IF([.L30]&gt;=2;IF([.K30]&gt;=51;&quot;H&quot;;IF([.K30]&lt;=19;&quot;L&quot;;&quot;A&quot;));IF([.K30]&lt;=50;&quot;L&quot;;&quot;A&quot;)))))))" table:style-name="ce37"/>
          <table:table-cell office:value-type="string" office:string-value="" table:formula="of:=IF([.N30]=&quot;L&quot;;&quot;Baixa&quot;;IF([.N30]=&quot;A&quot;;&quot;Média&quot;;IF([.N30]=&quot;&quot;;&quot;&quot;;&quot;Alta&quot;)))" table:style-name="ce37"/>
          <table:table-cell office:value-type="string" office:string-value="" table:formula="of:=IF(ISBLANK([.L30]);&quot;&quot;;IF([.D30]=&quot;ALI&quot;;IF([.N30]=&quot;L&quot;;7;IF([.N30]=&quot;A&quot;;10;15));IF([.D30]=&quot;AIE&quot;;IF([.N30]=&quot;L&quot;;5;IF([.N30]=&quot;A&quot;;7;10));IF([.D30]=&quot;SE&quot;;IF([.N30]=&quot;L&quot;;4;IF([.N30]=&quot;A&quot;;5;7));IF(OR([.D30]=&quot;EE&quot;;[.D30]=&quot;CE&quot;);IF([.N30]=&quot;L&quot;;3;IF([.N30]=&quot;A&quot;;4;6)))))))" table:style-name="ce38"/>
          <table:table-cell table:style-name="ce39"/>
          <table:table-cell table:style-name="ce40"/>
          <table:table-cell office:value-type="float" office:value="3" table:formula="of:=IF(AND([.$P30]=&quot;&quot;;[.$J30]&lt;&gt;&quot;&quot;);[.$J30];0)" table:style-name="ce3">
            <text:p>3</text:p>
          </table:table-cell>
          <table:table-cell office:value-type="float" office:value="0" table:formula="of:=IF(OR([.$P30]=&quot;&quot;;[.$J30]=&quot;&quot;);0;[.$J30])" table:style-name="ce3">
            <text:p>0</text:p>
          </table:table-cell>
          <table:table-cell office:value-type="float" office:value="0" table:formula="of:=IF(OR([.$P30]=&quot;&quot;;[.$J30]=&quot;&quot;);0;[.$P30])" table:style-name="ce3">
            <text:p>0</text:p>
          </table:table-cell>
          <table:table-cell office:value-type="float" office:value="0" table:formula="of:=IF(AND([.$J30]=&quot;&quot;;[.$P30]&lt;&gt;&quot;&quot;);[.$P3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office:value-type="string" table:style-name="ce35">
            <text:p>Tela Redefinir Senha</text:p>
          </table:table-cell>
          <table:table-cell office:value-type="string" table:style-name="ce36">
            <text:p>EE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string" office:string-value="EEL" table:formula="of:=CONCATENATE([.D31];[.H31])" table:style-name="ce36">
            <text:p>EEL</text:p>
          </table:table-cell>
          <table:table-cell office:value-type="string" office:string-value="L" table:formula="of:=IF(ISBLANK([.F31]);&quot;&quot;;IF([.D31]=&quot;EE&quot;;IF([.F31]&gt;=3;IF([.E31]&gt;=5;&quot;H&quot;;&quot;A&quot;);IF([.F31]&gt;=2;IF([.E31]&gt;=16;&quot;H&quot;;IF([.E31]&lt;=4;&quot;L&quot;;&quot;A&quot;));IF([.E31]&lt;=15;&quot;L&quot;;&quot;A&quot;)));IF(OR([.D31]=&quot;SE&quot;;[.D31]=&quot;CE&quot;);IF([.F31]&gt;=4;IF([.E31]&gt;=6;&quot;H&quot;;&quot;A&quot;);IF([.F31]&gt;=2;IF([.E31]&gt;=20;&quot;H&quot;;IF([.E31]&lt;=5;&quot;L&quot;;&quot;A&quot;));IF([.E31]&lt;=19;&quot;L&quot;;&quot;A&quot;)));IF(OR([.D31]=&quot;ALI&quot;;[.D31]=&quot;AIE&quot;);IF([.F31]&gt;=6;IF([.E31]&gt;=20;&quot;H&quot;;&quot;A&quot;);IF([.F31]&gt;=2;IF([.E31]&gt;=51;&quot;H&quot;;IF([.E31]&lt;=19;&quot;L&quot;;&quot;A&quot;));IF([.E31]&lt;=50;&quot;L&quot;;&quot;A&quot;)))))))" table:style-name="ce37">
            <text:p>L</text:p>
          </table:table-cell>
          <table:table-cell office:value-type="string" office:string-value="Baixa" table:formula="of:=IF([.H31]=&quot;L&quot;;&quot;Baixa&quot;;IF([.H31]=&quot;A&quot;;&quot;Média&quot;;IF([.H31]=&quot;&quot;;&quot;&quot;;&quot;Alta&quot;)))" table:style-name="ce37">
            <text:p>Baixa</text:p>
          </table:table-cell>
          <table:table-cell office:value-type="float" office:value="3" table:formula="of:=IF(ISBLANK([.F31]);&quot;&quot;;IF([.D31]=&quot;ALI&quot;;IF([.H31]=&quot;L&quot;;7;IF([.H31]=&quot;A&quot;;10;15));IF([.D31]=&quot;AIE&quot;;IF([.H31]=&quot;L&quot;;5;IF([.H31]=&quot;A&quot;;7;10));IF([.D31]=&quot;SE&quot;;IF([.H31]=&quot;L&quot;;4;IF([.H31]=&quot;A&quot;;5;7));IF(OR([.D31]=&quot;EE&quot;;[.D31]=&quot;CE&quot;);IF([.H31]=&quot;L&quot;;3;IF([.H31]=&quot;A&quot;;4;6)))))))" table:style-name="ce38">
            <text:p>3</text:p>
          </table:table-cell>
          <table:table-cell table:style-name="ce39"/>
          <table:table-cell table:style-name="ce36"/>
          <table:table-cell office:value-type="string" office:string-value="EE" table:formula="of:=CONCATENATE([.D31];[.N31])" table:style-name="ce36">
            <text:p>EE</text:p>
          </table:table-cell>
          <table:table-cell office:value-type="string" office:string-value="" table:formula="of:=IF(ISBLANK([.L31]);&quot;&quot;;IF([.D31]=&quot;EE&quot;;IF([.L31]&gt;=3;IF([.K31]&gt;=5;&quot;H&quot;;&quot;A&quot;);IF([.L31]&gt;=2;IF([.K31]&gt;=16;&quot;H&quot;;IF([.K31]&lt;=4;&quot;L&quot;;&quot;A&quot;));IF([.K31]&lt;=15;&quot;L&quot;;&quot;A&quot;)));IF(OR([.D31]=&quot;SE&quot;;[.D31]=&quot;CE&quot;);IF([.L31]&gt;=4;IF([.K31]&gt;=6;&quot;H&quot;;&quot;A&quot;);IF([.L31]&gt;=2;IF([.K31]&gt;=20;&quot;H&quot;;IF([.K31]&lt;=5;&quot;L&quot;;&quot;A&quot;));IF([.K31]&lt;=19;&quot;L&quot;;&quot;A&quot;)));IF(OR([.D31]=&quot;ALI&quot;;[.D31]=&quot;AIE&quot;);IF([.L31]&gt;=6;IF([.K31]&gt;=20;&quot;H&quot;;&quot;A&quot;);IF([.L31]&gt;=2;IF([.K31]&gt;=51;&quot;H&quot;;IF([.K31]&lt;=19;&quot;L&quot;;&quot;A&quot;));IF([.K31]&lt;=50;&quot;L&quot;;&quot;A&quot;)))))))" table:style-name="ce37"/>
          <table:table-cell office:value-type="string" office:string-value="" table:formula="of:=IF([.N31]=&quot;L&quot;;&quot;Baixa&quot;;IF([.N31]=&quot;A&quot;;&quot;Média&quot;;IF([.N31]=&quot;&quot;;&quot;&quot;;&quot;Alta&quot;)))" table:style-name="ce37"/>
          <table:table-cell office:value-type="string" office:string-value="" table:formula="of:=IF(ISBLANK([.L31]);&quot;&quot;;IF([.D31]=&quot;ALI&quot;;IF([.N31]=&quot;L&quot;;7;IF([.N31]=&quot;A&quot;;10;15));IF([.D31]=&quot;AIE&quot;;IF([.N31]=&quot;L&quot;;5;IF([.N31]=&quot;A&quot;;7;10));IF([.D31]=&quot;SE&quot;;IF([.N31]=&quot;L&quot;;4;IF([.N31]=&quot;A&quot;;5;7));IF(OR([.D31]=&quot;EE&quot;;[.D31]=&quot;CE&quot;);IF([.N31]=&quot;L&quot;;3;IF([.N31]=&quot;A&quot;;4;6)))))))" table:style-name="ce38"/>
          <table:table-cell table:style-name="ce39"/>
          <table:table-cell table:style-name="ce40"/>
          <table:table-cell office:value-type="float" office:value="3" table:formula="of:=IF(AND([.$P31]=&quot;&quot;;[.$J31]&lt;&gt;&quot;&quot;);[.$J31];0)" table:style-name="ce3">
            <text:p>3</text:p>
          </table:table-cell>
          <table:table-cell office:value-type="float" office:value="0" table:formula="of:=IF(OR([.$P31]=&quot;&quot;;[.$J31]=&quot;&quot;);0;[.$J31])" table:style-name="ce3">
            <text:p>0</text:p>
          </table:table-cell>
          <table:table-cell office:value-type="float" office:value="0" table:formula="of:=IF(OR([.$P31]=&quot;&quot;;[.$J31]=&quot;&quot;);0;[.$P31])" table:style-name="ce3">
            <text:p>0</text:p>
          </table:table-cell>
          <table:table-cell office:value-type="float" office:value="0" table:formula="of:=IF(AND([.$J31]=&quot;&quot;;[.$P31]&lt;&gt;&quot;&quot;);[.$P3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2];[.H32])" table:style-name="ce36"/>
          <table:table-cell office:value-type="string" office:string-value="" table:formula="of:=IF(ISBLANK([.F32]);&quot;&quot;;IF([.D32]=&quot;EE&quot;;IF([.F32]&gt;=3;IF([.E32]&gt;=5;&quot;H&quot;;&quot;A&quot;);IF([.F32]&gt;=2;IF([.E32]&gt;=16;&quot;H&quot;;IF([.E32]&lt;=4;&quot;L&quot;;&quot;A&quot;));IF([.E32]&lt;=15;&quot;L&quot;;&quot;A&quot;)));IF(OR([.D32]=&quot;SE&quot;;[.D32]=&quot;CE&quot;);IF([.F32]&gt;=4;IF([.E32]&gt;=6;&quot;H&quot;;&quot;A&quot;);IF([.F32]&gt;=2;IF([.E32]&gt;=20;&quot;H&quot;;IF([.E32]&lt;=5;&quot;L&quot;;&quot;A&quot;));IF([.E32]&lt;=19;&quot;L&quot;;&quot;A&quot;)));IF(OR([.D32]=&quot;ALI&quot;;[.D32]=&quot;AIE&quot;);IF([.F32]&gt;=6;IF([.E32]&gt;=20;&quot;H&quot;;&quot;A&quot;);IF([.F32]&gt;=2;IF([.E32]&gt;=51;&quot;H&quot;;IF([.E32]&lt;=19;&quot;L&quot;;&quot;A&quot;));IF([.E32]&lt;=50;&quot;L&quot;;&quot;A&quot;)))))))" table:style-name="ce37"/>
          <table:table-cell office:value-type="string" office:string-value="" table:formula="of:=IF([.H32]=&quot;L&quot;;&quot;Baixa&quot;;IF([.H32]=&quot;A&quot;;&quot;Média&quot;;IF([.H32]=&quot;&quot;;&quot;&quot;;&quot;Alta&quot;)))" table:style-name="ce37"/>
          <table:table-cell office:value-type="string" office:string-value="" table:formula="of:=IF(ISBLANK([.F32]);&quot;&quot;;IF([.D32]=&quot;ALI&quot;;IF([.H32]=&quot;L&quot;;7;IF([.H32]=&quot;A&quot;;10;15));IF([.D32]=&quot;AIE&quot;;IF([.H32]=&quot;L&quot;;5;IF([.H32]=&quot;A&quot;;7;10));IF([.D32]=&quot;SE&quot;;IF([.H32]=&quot;L&quot;;4;IF([.H32]=&quot;A&quot;;5;7));IF(OR([.D32]=&quot;EE&quot;;[.D32]=&quot;CE&quot;);IF([.H32]=&quot;L&quot;;3;IF([.H32]=&quot;A&quot;;4;6)))))))" table:style-name="ce38"/>
          <table:table-cell table:style-name="ce39"/>
          <table:table-cell table:style-name="ce36"/>
          <table:table-cell office:value-type="string" office:string-value="" table:formula="of:=CONCATENATE([.D32];[.N32])" table:style-name="ce36"/>
          <table:table-cell office:value-type="string" office:string-value="" table:formula="of:=IF(ISBLANK([.L32]);&quot;&quot;;IF([.D32]=&quot;EE&quot;;IF([.L32]&gt;=3;IF([.K32]&gt;=5;&quot;H&quot;;&quot;A&quot;);IF([.L32]&gt;=2;IF([.K32]&gt;=16;&quot;H&quot;;IF([.K32]&lt;=4;&quot;L&quot;;&quot;A&quot;));IF([.K32]&lt;=15;&quot;L&quot;;&quot;A&quot;)));IF(OR([.D32]=&quot;SE&quot;;[.D32]=&quot;CE&quot;);IF([.L32]&gt;=4;IF([.K32]&gt;=6;&quot;H&quot;;&quot;A&quot;);IF([.L32]&gt;=2;IF([.K32]&gt;=20;&quot;H&quot;;IF([.K32]&lt;=5;&quot;L&quot;;&quot;A&quot;));IF([.K32]&lt;=19;&quot;L&quot;;&quot;A&quot;)));IF(OR([.D32]=&quot;ALI&quot;;[.D32]=&quot;AIE&quot;);IF([.L32]&gt;=6;IF([.K32]&gt;=20;&quot;H&quot;;&quot;A&quot;);IF([.L32]&gt;=2;IF([.K32]&gt;=51;&quot;H&quot;;IF([.K32]&lt;=19;&quot;L&quot;;&quot;A&quot;));IF([.K32]&lt;=50;&quot;L&quot;;&quot;A&quot;)))))))" table:style-name="ce37"/>
          <table:table-cell office:value-type="string" office:string-value="" table:formula="of:=IF([.N32]=&quot;L&quot;;&quot;Baixa&quot;;IF([.N32]=&quot;A&quot;;&quot;Média&quot;;IF([.N32]=&quot;&quot;;&quot;&quot;;&quot;Alta&quot;)))" table:style-name="ce37"/>
          <table:table-cell office:value-type="string" office:string-value="" table:formula="of:=IF(ISBLANK([.L32]);&quot;&quot;;IF([.D32]=&quot;ALI&quot;;IF([.N32]=&quot;L&quot;;7;IF([.N32]=&quot;A&quot;;10;15));IF([.D32]=&quot;AIE&quot;;IF([.N32]=&quot;L&quot;;5;IF([.N32]=&quot;A&quot;;7;10));IF([.D32]=&quot;SE&quot;;IF([.N32]=&quot;L&quot;;4;IF([.N32]=&quot;A&quot;;5;7));IF(OR([.D32]=&quot;EE&quot;;[.D32]=&quot;CE&quot;);IF([.N32]=&quot;L&quot;;3;IF([.N32]=&quot;A&quot;;4;6)))))))" table:style-name="ce38"/>
          <table:table-cell table:style-name="ce39"/>
          <table:table-cell table:style-name="ce40"/>
          <table:table-cell office:value-type="float" office:value="0" table:formula="of:=IF(AND([.$P32]=&quot;&quot;;[.$J32]&lt;&gt;&quot;&quot;);[.$J32];0)" table:style-name="ce3">
            <text:p>0</text:p>
          </table:table-cell>
          <table:table-cell office:value-type="float" office:value="0" table:formula="of:=IF(OR([.$P32]=&quot;&quot;;[.$J32]=&quot;&quot;);0;[.$J32])" table:style-name="ce3">
            <text:p>0</text:p>
          </table:table-cell>
          <table:table-cell office:value-type="float" office:value="0" table:formula="of:=IF(OR([.$P32]=&quot;&quot;;[.$J32]=&quot;&quot;);0;[.$P32])" table:style-name="ce3">
            <text:p>0</text:p>
          </table:table-cell>
          <table:table-cell office:value-type="float" office:value="0" table:formula="of:=IF(AND([.$J32]=&quot;&quot;;[.$P32]&lt;&gt;&quot;&quot;);[.$P3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3];[.H33])" table:style-name="ce36"/>
          <table:table-cell office:value-type="string" office:string-value="" table:formula="of:=IF(ISBLANK([.F33]);&quot;&quot;;IF([.D33]=&quot;EE&quot;;IF([.F33]&gt;=3;IF([.E33]&gt;=5;&quot;H&quot;;&quot;A&quot;);IF([.F33]&gt;=2;IF([.E33]&gt;=16;&quot;H&quot;;IF([.E33]&lt;=4;&quot;L&quot;;&quot;A&quot;));IF([.E33]&lt;=15;&quot;L&quot;;&quot;A&quot;)));IF(OR([.D33]=&quot;SE&quot;;[.D33]=&quot;CE&quot;);IF([.F33]&gt;=4;IF([.E33]&gt;=6;&quot;H&quot;;&quot;A&quot;);IF([.F33]&gt;=2;IF([.E33]&gt;=20;&quot;H&quot;;IF([.E33]&lt;=5;&quot;L&quot;;&quot;A&quot;));IF([.E33]&lt;=19;&quot;L&quot;;&quot;A&quot;)));IF(OR([.D33]=&quot;ALI&quot;;[.D33]=&quot;AIE&quot;);IF([.F33]&gt;=6;IF([.E33]&gt;=20;&quot;H&quot;;&quot;A&quot;);IF([.F33]&gt;=2;IF([.E33]&gt;=51;&quot;H&quot;;IF([.E33]&lt;=19;&quot;L&quot;;&quot;A&quot;));IF([.E33]&lt;=50;&quot;L&quot;;&quot;A&quot;)))))))" table:style-name="ce37"/>
          <table:table-cell office:value-type="string" office:string-value="" table:formula="of:=IF([.H33]=&quot;L&quot;;&quot;Baixa&quot;;IF([.H33]=&quot;A&quot;;&quot;Média&quot;;IF([.H33]=&quot;&quot;;&quot;&quot;;&quot;Alta&quot;)))" table:style-name="ce37"/>
          <table:table-cell office:value-type="string" office:string-value="" table:formula="of:=IF(ISBLANK([.F33]);&quot;&quot;;IF([.D33]=&quot;ALI&quot;;IF([.H33]=&quot;L&quot;;7;IF([.H33]=&quot;A&quot;;10;15));IF([.D33]=&quot;AIE&quot;;IF([.H33]=&quot;L&quot;;5;IF([.H33]=&quot;A&quot;;7;10));IF([.D33]=&quot;SE&quot;;IF([.H33]=&quot;L&quot;;4;IF([.H33]=&quot;A&quot;;5;7));IF(OR([.D33]=&quot;EE&quot;;[.D33]=&quot;CE&quot;);IF([.H33]=&quot;L&quot;;3;IF([.H33]=&quot;A&quot;;4;6)))))))" table:style-name="ce38"/>
          <table:table-cell table:style-name="ce39"/>
          <table:table-cell table:style-name="ce36"/>
          <table:table-cell office:value-type="string" office:string-value="" table:formula="of:=CONCATENATE([.D33];[.N33])" table:style-name="ce36"/>
          <table:table-cell office:value-type="string" office:string-value="" table:formula="of:=IF(ISBLANK([.L33]);&quot;&quot;;IF([.D33]=&quot;EE&quot;;IF([.L33]&gt;=3;IF([.K33]&gt;=5;&quot;H&quot;;&quot;A&quot;);IF([.L33]&gt;=2;IF([.K33]&gt;=16;&quot;H&quot;;IF([.K33]&lt;=4;&quot;L&quot;;&quot;A&quot;));IF([.K33]&lt;=15;&quot;L&quot;;&quot;A&quot;)));IF(OR([.D33]=&quot;SE&quot;;[.D33]=&quot;CE&quot;);IF([.L33]&gt;=4;IF([.K33]&gt;=6;&quot;H&quot;;&quot;A&quot;);IF([.L33]&gt;=2;IF([.K33]&gt;=20;&quot;H&quot;;IF([.K33]&lt;=5;&quot;L&quot;;&quot;A&quot;));IF([.K33]&lt;=19;&quot;L&quot;;&quot;A&quot;)));IF(OR([.D33]=&quot;ALI&quot;;[.D33]=&quot;AIE&quot;);IF([.L33]&gt;=6;IF([.K33]&gt;=20;&quot;H&quot;;&quot;A&quot;);IF([.L33]&gt;=2;IF([.K33]&gt;=51;&quot;H&quot;;IF([.K33]&lt;=19;&quot;L&quot;;&quot;A&quot;));IF([.K33]&lt;=50;&quot;L&quot;;&quot;A&quot;)))))))" table:style-name="ce37"/>
          <table:table-cell office:value-type="string" office:string-value="" table:formula="of:=IF([.N33]=&quot;L&quot;;&quot;Baixa&quot;;IF([.N33]=&quot;A&quot;;&quot;Média&quot;;IF([.N33]=&quot;&quot;;&quot;&quot;;&quot;Alta&quot;)))" table:style-name="ce37"/>
          <table:table-cell office:value-type="string" office:string-value="" table:formula="of:=IF(ISBLANK([.L33]);&quot;&quot;;IF([.D33]=&quot;ALI&quot;;IF([.N33]=&quot;L&quot;;7;IF([.N33]=&quot;A&quot;;10;15));IF([.D33]=&quot;AIE&quot;;IF([.N33]=&quot;L&quot;;5;IF([.N33]=&quot;A&quot;;7;10));IF([.D33]=&quot;SE&quot;;IF([.N33]=&quot;L&quot;;4;IF([.N33]=&quot;A&quot;;5;7));IF(OR([.D33]=&quot;EE&quot;;[.D33]=&quot;CE&quot;);IF([.N33]=&quot;L&quot;;3;IF([.N33]=&quot;A&quot;;4;6)))))))" table:style-name="ce38"/>
          <table:table-cell table:style-name="ce39"/>
          <table:table-cell table:style-name="ce40"/>
          <table:table-cell office:value-type="float" office:value="0" table:formula="of:=IF(AND([.$P33]=&quot;&quot;;[.$J33]&lt;&gt;&quot;&quot;);[.$J33];0)" table:style-name="ce3">
            <text:p>0</text:p>
          </table:table-cell>
          <table:table-cell office:value-type="float" office:value="0" table:formula="of:=IF(OR([.$P33]=&quot;&quot;;[.$J33]=&quot;&quot;);0;[.$J33])" table:style-name="ce3">
            <text:p>0</text:p>
          </table:table-cell>
          <table:table-cell office:value-type="float" office:value="0" table:formula="of:=IF(OR([.$P33]=&quot;&quot;;[.$J33]=&quot;&quot;);0;[.$P33])" table:style-name="ce3">
            <text:p>0</text:p>
          </table:table-cell>
          <table:table-cell office:value-type="float" office:value="0" table:formula="of:=IF(AND([.$J33]=&quot;&quot;;[.$P33]&lt;&gt;&quot;&quot;);[.$P3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4];[.H34])" table:style-name="ce36"/>
          <table:table-cell office:value-type="string" office:string-value="" table:formula="of:=IF(ISBLANK([.F34]);&quot;&quot;;IF([.D34]=&quot;EE&quot;;IF([.F34]&gt;=3;IF([.E34]&gt;=5;&quot;H&quot;;&quot;A&quot;);IF([.F34]&gt;=2;IF([.E34]&gt;=16;&quot;H&quot;;IF([.E34]&lt;=4;&quot;L&quot;;&quot;A&quot;));IF([.E34]&lt;=15;&quot;L&quot;;&quot;A&quot;)));IF(OR([.D34]=&quot;SE&quot;;[.D34]=&quot;CE&quot;);IF([.F34]&gt;=4;IF([.E34]&gt;=6;&quot;H&quot;;&quot;A&quot;);IF([.F34]&gt;=2;IF([.E34]&gt;=20;&quot;H&quot;;IF([.E34]&lt;=5;&quot;L&quot;;&quot;A&quot;));IF([.E34]&lt;=19;&quot;L&quot;;&quot;A&quot;)));IF(OR([.D34]=&quot;ALI&quot;;[.D34]=&quot;AIE&quot;);IF([.F34]&gt;=6;IF([.E34]&gt;=20;&quot;H&quot;;&quot;A&quot;);IF([.F34]&gt;=2;IF([.E34]&gt;=51;&quot;H&quot;;IF([.E34]&lt;=19;&quot;L&quot;;&quot;A&quot;));IF([.E34]&lt;=50;&quot;L&quot;;&quot;A&quot;)))))))" table:style-name="ce37"/>
          <table:table-cell office:value-type="string" office:string-value="" table:formula="of:=IF([.H34]=&quot;L&quot;;&quot;Baixa&quot;;IF([.H34]=&quot;A&quot;;&quot;Média&quot;;IF([.H34]=&quot;&quot;;&quot;&quot;;&quot;Alta&quot;)))" table:style-name="ce37"/>
          <table:table-cell office:value-type="string" office:string-value="" table:formula="of:=IF(ISBLANK([.F34]);&quot;&quot;;IF([.D34]=&quot;ALI&quot;;IF([.H34]=&quot;L&quot;;7;IF([.H34]=&quot;A&quot;;10;15));IF([.D34]=&quot;AIE&quot;;IF([.H34]=&quot;L&quot;;5;IF([.H34]=&quot;A&quot;;7;10));IF([.D34]=&quot;SE&quot;;IF([.H34]=&quot;L&quot;;4;IF([.H34]=&quot;A&quot;;5;7));IF(OR([.D34]=&quot;EE&quot;;[.D34]=&quot;CE&quot;);IF([.H34]=&quot;L&quot;;3;IF([.H34]=&quot;A&quot;;4;6)))))))" table:style-name="ce38"/>
          <table:table-cell table:style-name="ce39"/>
          <table:table-cell table:style-name="ce36"/>
          <table:table-cell office:value-type="string" office:string-value="" table:formula="of:=CONCATENATE([.D34];[.N34])" table:style-name="ce36"/>
          <table:table-cell office:value-type="string" office:string-value="" table:formula="of:=IF(ISBLANK([.L34]);&quot;&quot;;IF([.D34]=&quot;EE&quot;;IF([.L34]&gt;=3;IF([.K34]&gt;=5;&quot;H&quot;;&quot;A&quot;);IF([.L34]&gt;=2;IF([.K34]&gt;=16;&quot;H&quot;;IF([.K34]&lt;=4;&quot;L&quot;;&quot;A&quot;));IF([.K34]&lt;=15;&quot;L&quot;;&quot;A&quot;)));IF(OR([.D34]=&quot;SE&quot;;[.D34]=&quot;CE&quot;);IF([.L34]&gt;=4;IF([.K34]&gt;=6;&quot;H&quot;;&quot;A&quot;);IF([.L34]&gt;=2;IF([.K34]&gt;=20;&quot;H&quot;;IF([.K34]&lt;=5;&quot;L&quot;;&quot;A&quot;));IF([.K34]&lt;=19;&quot;L&quot;;&quot;A&quot;)));IF(OR([.D34]=&quot;ALI&quot;;[.D34]=&quot;AIE&quot;);IF([.L34]&gt;=6;IF([.K34]&gt;=20;&quot;H&quot;;&quot;A&quot;);IF([.L34]&gt;=2;IF([.K34]&gt;=51;&quot;H&quot;;IF([.K34]&lt;=19;&quot;L&quot;;&quot;A&quot;));IF([.K34]&lt;=50;&quot;L&quot;;&quot;A&quot;)))))))" table:style-name="ce37"/>
          <table:table-cell office:value-type="string" office:string-value="" table:formula="of:=IF([.N34]=&quot;L&quot;;&quot;Baixa&quot;;IF([.N34]=&quot;A&quot;;&quot;Média&quot;;IF([.N34]=&quot;&quot;;&quot;&quot;;&quot;Alta&quot;)))" table:style-name="ce37"/>
          <table:table-cell office:value-type="string" office:string-value="" table:formula="of:=IF(ISBLANK([.L34]);&quot;&quot;;IF([.D34]=&quot;ALI&quot;;IF([.N34]=&quot;L&quot;;7;IF([.N34]=&quot;A&quot;;10;15));IF([.D34]=&quot;AIE&quot;;IF([.N34]=&quot;L&quot;;5;IF([.N34]=&quot;A&quot;;7;10));IF([.D34]=&quot;SE&quot;;IF([.N34]=&quot;L&quot;;4;IF([.N34]=&quot;A&quot;;5;7));IF(OR([.D34]=&quot;EE&quot;;[.D34]=&quot;CE&quot;);IF([.N34]=&quot;L&quot;;3;IF([.N34]=&quot;A&quot;;4;6)))))))" table:style-name="ce38"/>
          <table:table-cell table:style-name="ce39"/>
          <table:table-cell table:style-name="ce40"/>
          <table:table-cell office:value-type="float" office:value="0" table:formula="of:=IF(AND([.$P34]=&quot;&quot;;[.$J34]&lt;&gt;&quot;&quot;);[.$J34];0)" table:style-name="ce3">
            <text:p>0</text:p>
          </table:table-cell>
          <table:table-cell office:value-type="float" office:value="0" table:formula="of:=IF(OR([.$P34]=&quot;&quot;;[.$J34]=&quot;&quot;);0;[.$J34])" table:style-name="ce3">
            <text:p>0</text:p>
          </table:table-cell>
          <table:table-cell office:value-type="float" office:value="0" table:formula="of:=IF(OR([.$P34]=&quot;&quot;;[.$J34]=&quot;&quot;);0;[.$P34])" table:style-name="ce3">
            <text:p>0</text:p>
          </table:table-cell>
          <table:table-cell office:value-type="float" office:value="0" table:formula="of:=IF(AND([.$J34]=&quot;&quot;;[.$P34]&lt;&gt;&quot;&quot;);[.$P3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35];[.H35])" table:style-name="ce44"/>
          <table:table-cell office:value-type="string" office:string-value="" table:formula="of:=IF(ISBLANK([.F35]);&quot;&quot;;IF([.D35]=&quot;EE&quot;;IF([.F35]&gt;=3;IF([.E35]&gt;=5;&quot;H&quot;;&quot;A&quot;);IF([.F35]&gt;=2;IF([.E35]&gt;=16;&quot;H&quot;;IF([.E35]&lt;=4;&quot;L&quot;;&quot;A&quot;));IF([.E35]&lt;=15;&quot;L&quot;;&quot;A&quot;)));IF(OR([.D35]=&quot;SE&quot;;[.D35]=&quot;CE&quot;);IF([.F35]&gt;=4;IF([.E35]&gt;=6;&quot;H&quot;;&quot;A&quot;);IF([.F35]&gt;=2;IF([.E35]&gt;=20;&quot;H&quot;;IF([.E35]&lt;=5;&quot;L&quot;;&quot;A&quot;));IF([.E35]&lt;=19;&quot;L&quot;;&quot;A&quot;)));IF(OR([.D35]=&quot;ALI&quot;;[.D35]=&quot;AIE&quot;);IF([.F35]&gt;=6;IF([.E35]&gt;=20;&quot;H&quot;;&quot;A&quot;);IF([.F35]&gt;=2;IF([.E35]&gt;=51;&quot;H&quot;;IF([.E35]&lt;=19;&quot;L&quot;;&quot;A&quot;));IF([.E35]&lt;=50;&quot;L&quot;;&quot;A&quot;)))))))" table:style-name="ce45"/>
          <table:table-cell office:value-type="string" office:string-value="" table:formula="of:=IF([.H35]=&quot;L&quot;;&quot;Baixa&quot;;IF([.H35]=&quot;A&quot;;&quot;Média&quot;;IF([.H35]=&quot;&quot;;&quot;&quot;;&quot;Alta&quot;)))" table:style-name="ce45"/>
          <table:table-cell office:value-type="string" office:string-value="" table:formula="of:=IF(ISBLANK([.F35]);&quot;&quot;;IF([.D35]=&quot;ALI&quot;;IF([.H35]=&quot;L&quot;;7;IF([.H35]=&quot;A&quot;;10;15));IF([.D35]=&quot;AIE&quot;;IF([.H35]=&quot;L&quot;;5;IF([.H35]=&quot;A&quot;;7;10));IF([.D35]=&quot;SE&quot;;IF([.H35]=&quot;L&quot;;4;IF([.H35]=&quot;A&quot;;5;7));IF(OR([.D35]=&quot;EE&quot;;[.D35]=&quot;CE&quot;);IF([.H35]=&quot;L&quot;;3;IF([.H35]=&quot;A&quot;;4;6)))))))" table:style-name="ce46"/>
          <table:table-cell table:style-name="ce47"/>
          <table:table-cell table:style-name="ce44"/>
          <table:table-cell office:value-type="string" office:string-value="" table:formula="of:=CONCATENATE([.D35];[.N35])" table:style-name="ce44"/>
          <table:table-cell office:value-type="string" office:string-value="" table:formula="of:=IF(ISBLANK([.L35]);&quot;&quot;;IF([.D35]=&quot;EE&quot;;IF([.L35]&gt;=3;IF([.K35]&gt;=5;&quot;H&quot;;&quot;A&quot;);IF([.L35]&gt;=2;IF([.K35]&gt;=16;&quot;H&quot;;IF([.K35]&lt;=4;&quot;L&quot;;&quot;A&quot;));IF([.K35]&lt;=15;&quot;L&quot;;&quot;A&quot;)));IF(OR([.D35]=&quot;SE&quot;;[.D35]=&quot;CE&quot;);IF([.L35]&gt;=4;IF([.K35]&gt;=6;&quot;H&quot;;&quot;A&quot;);IF([.L35]&gt;=2;IF([.K35]&gt;=20;&quot;H&quot;;IF([.K35]&lt;=5;&quot;L&quot;;&quot;A&quot;));IF([.K35]&lt;=19;&quot;L&quot;;&quot;A&quot;)));IF(OR([.D35]=&quot;ALI&quot;;[.D35]=&quot;AIE&quot;);IF([.L35]&gt;=6;IF([.K35]&gt;=20;&quot;H&quot;;&quot;A&quot;);IF([.L35]&gt;=2;IF([.K35]&gt;=51;&quot;H&quot;;IF([.K35]&lt;=19;&quot;L&quot;;&quot;A&quot;));IF([.K35]&lt;=50;&quot;L&quot;;&quot;A&quot;)))))))" table:style-name="ce45"/>
          <table:table-cell office:value-type="string" office:string-value="" table:formula="of:=IF([.N35]=&quot;L&quot;;&quot;Baixa&quot;;IF([.N35]=&quot;A&quot;;&quot;Média&quot;;IF([.N35]=&quot;&quot;;&quot;&quot;;&quot;Alta&quot;)))" table:style-name="ce45"/>
          <table:table-cell office:value-type="string" office:string-value="" table:formula="of:=IF(ISBLANK([.L35]);&quot;&quot;;IF([.D35]=&quot;ALI&quot;;IF([.N35]=&quot;L&quot;;7;IF([.N35]=&quot;A&quot;;10;15));IF([.D35]=&quot;AIE&quot;;IF([.N35]=&quot;L&quot;;5;IF([.N35]=&quot;A&quot;;7;10));IF([.D35]=&quot;SE&quot;;IF([.N35]=&quot;L&quot;;4;IF([.N35]=&quot;A&quot;;5;7));IF(OR([.D35]=&quot;EE&quot;;[.D35]=&quot;CE&quot;);IF([.N35]=&quot;L&quot;;3;IF([.N35]=&quot;A&quot;;4;6)))))))" table:style-name="ce46"/>
          <table:table-cell table:style-name="ce47"/>
          <table:table-cell table:style-name="ce48"/>
          <table:table-cell office:value-type="float" office:value="0" table:formula="of:=IF(AND([.$P35]=&quot;&quot;;[.$J35]&lt;&gt;&quot;&quot;);[.$J35];0)" table:style-name="ce3">
            <text:p>0</text:p>
          </table:table-cell>
          <table:table-cell office:value-type="float" office:value="0" table:formula="of:=IF(OR([.$P35]=&quot;&quot;;[.$J35]=&quot;&quot;);0;[.$J35])" table:style-name="ce3">
            <text:p>0</text:p>
          </table:table-cell>
          <table:table-cell office:value-type="float" office:value="0" table:formula="of:=IF(OR([.$P35]=&quot;&quot;;[.$J35]=&quot;&quot;);0;[.$P35])" table:style-name="ce3">
            <text:p>0</text:p>
          </table:table-cell>
          <table:table-cell office:value-type="float" office:value="0" table:formula="of:=IF(AND([.$J35]=&quot;&quot;;[.$P35]&lt;&gt;&quot;&quot;);[.$P35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2" draw:id="id19" draw:style-name="a62" draw:name="Retângulo 94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formula="of:=$$Data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formula="of:=$$Revisão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88" svg:x="4.59375in" svg:y="8.354166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42];[.H42])" table:style-name="ce30"/>
          <table:table-cell office:value-type="string" office:string-value="" table:formula="of:=IF(ISBLANK([.F42]);&quot;&quot;;IF([.D42]=&quot;EE&quot;;IF([.F42]&gt;=3;IF([.E42]&gt;=5;&quot;H&quot;;&quot;A&quot;);IF([.F42]&gt;=2;IF([.E42]&gt;=16;&quot;H&quot;;IF([.E42]&lt;=4;&quot;L&quot;;&quot;A&quot;));IF([.E42]&lt;=15;&quot;L&quot;;&quot;A&quot;)));IF(OR([.D42]=&quot;SE&quot;;[.D42]=&quot;CE&quot;);IF([.F42]&gt;=4;IF([.E42]&gt;=6;&quot;H&quot;;&quot;A&quot;);IF([.F42]&gt;=2;IF([.E42]&gt;=20;&quot;H&quot;;IF([.E42]&lt;=5;&quot;L&quot;;&quot;A&quot;));IF([.E42]&lt;=19;&quot;L&quot;;&quot;A&quot;)));IF(OR([.D42]=&quot;ALI&quot;;[.D42]=&quot;AIE&quot;);IF([.F42]&gt;=6;IF([.E42]&gt;=20;&quot;H&quot;;&quot;A&quot;);IF([.F42]&gt;=2;IF([.E42]&gt;=51;&quot;H&quot;;IF([.E42]&lt;=19;&quot;L&quot;;&quot;A&quot;));IF([.E42]&lt;=50;&quot;L&quot;;&quot;A&quot;)))))))" table:style-name="ce31"/>
          <table:table-cell office:value-type="string" office:string-value="" table:formula="of:=IF([.H42]=&quot;L&quot;;&quot;Baixa&quot;;IF([.H42]=&quot;A&quot;;&quot;Média&quot;;IF([.H42]=&quot;&quot;;&quot;&quot;;&quot;Alta&quot;)))" table:style-name="ce31"/>
          <table:table-cell office:value-type="string" office:string-value="" table:formula="of:=IF(ISBLANK([.F42]);&quot;&quot;;IF([.D42]=&quot;ALI&quot;;IF([.H42]=&quot;L&quot;;7;IF([.H42]=&quot;A&quot;;10;15));IF([.D42]=&quot;AIE&quot;;IF([.H42]=&quot;L&quot;;5;IF([.H42]=&quot;A&quot;;7;10));IF([.D42]=&quot;SE&quot;;IF([.H42]=&quot;L&quot;;4;IF([.H42]=&quot;A&quot;;5;7));IF(OR([.D42]=&quot;EE&quot;;[.D42]=&quot;CE&quot;);IF([.H42]=&quot;L&quot;;3;IF([.H42]=&quot;A&quot;;4;6)))))))" table:style-name="ce32"/>
          <table:table-cell table:style-name="ce33"/>
          <table:table-cell table:style-name="ce30"/>
          <table:table-cell office:value-type="string" office:string-value="" table:formula="of:=CONCATENATE([.D42];[.N42])" table:style-name="ce30"/>
          <table:table-cell office:value-type="string" office:string-value="" table:formula="of:=IF(ISBLANK([.L42]);&quot;&quot;;IF([.D42]=&quot;EE&quot;;IF([.L42]&gt;=3;IF([.K42]&gt;=5;&quot;H&quot;;&quot;A&quot;);IF([.L42]&gt;=2;IF([.K42]&gt;=16;&quot;H&quot;;IF([.K42]&lt;=4;&quot;L&quot;;&quot;A&quot;));IF([.K42]&lt;=15;&quot;L&quot;;&quot;A&quot;)));IF(OR([.D42]=&quot;SE&quot;;[.D42]=&quot;CE&quot;);IF([.L42]&gt;=4;IF([.K42]&gt;=6;&quot;H&quot;;&quot;A&quot;);IF([.L42]&gt;=2;IF([.K42]&gt;=20;&quot;H&quot;;IF([.K42]&lt;=5;&quot;L&quot;;&quot;A&quot;));IF([.K42]&lt;=19;&quot;L&quot;;&quot;A&quot;)));IF(OR([.D42]=&quot;ALI&quot;;[.D42]=&quot;AIE&quot;);IF([.L42]&gt;=6;IF([.K42]&gt;=20;&quot;H&quot;;&quot;A&quot;);IF([.L42]&gt;=2;IF([.K42]&gt;=51;&quot;H&quot;;IF([.K42]&lt;=19;&quot;L&quot;;&quot;A&quot;));IF([.K42]&lt;=50;&quot;L&quot;;&quot;A&quot;)))))))" table:style-name="ce31"/>
          <table:table-cell office:value-type="string" office:string-value="" table:formula="of:=IF([.N42]=&quot;L&quot;;&quot;Baixa&quot;;IF([.N42]=&quot;A&quot;;&quot;Média&quot;;IF([.N42]=&quot;&quot;;&quot;&quot;;&quot;Alta&quot;)))" table:style-name="ce31"/>
          <table:table-cell office:value-type="string" office:string-value="" table:formula="of:=IF(ISBLANK([.L42]);&quot;&quot;;IF([.D42]=&quot;ALI&quot;;IF([.N42]=&quot;L&quot;;7;IF([.N42]=&quot;A&quot;;10;15));IF([.D42]=&quot;AIE&quot;;IF([.N42]=&quot;L&quot;;5;IF([.N42]=&quot;A&quot;;7;10));IF([.D42]=&quot;SE&quot;;IF([.N42]=&quot;L&quot;;4;IF([.N42]=&quot;A&quot;;5;7));IF(OR([.D42]=&quot;EE&quot;;[.D42]=&quot;CE&quot;);IF([.N42]=&quot;L&quot;;3;IF([.N42]=&quot;A&quot;;4;6)))))))" table:style-name="ce32"/>
          <table:table-cell table:style-name="ce33"/>
          <table:table-cell table:style-name="ce34"/>
          <table:table-cell office:value-type="float" office:value="0" table:formula="of:=IF(AND([.$P42]=&quot;&quot;;[.$J42]&lt;&gt;&quot;&quot;);[.$J42];0)" table:style-name="ce3">
            <text:p>0</text:p>
          </table:table-cell>
          <table:table-cell office:value-type="float" office:value="0" table:formula="of:=IF(OR([.$P42]=&quot;&quot;;[.$J42]=&quot;&quot;);0;[.$J42])" table:style-name="ce3">
            <text:p>0</text:p>
          </table:table-cell>
          <table:table-cell office:value-type="float" office:value="0" table:formula="of:=IF(OR([.$P42]=&quot;&quot;;[.$J42]=&quot;&quot;);0;[.$P42])" table:style-name="ce3">
            <text:p>0</text:p>
          </table:table-cell>
          <table:table-cell office:value-type="float" office:value="0" table:formula="of:=IF(AND([.$J42]=&quot;&quot;;[.$P42]&lt;&gt;&quot;&quot;);[.$P4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3];[.H43])" table:style-name="ce36"/>
          <table:table-cell office:value-type="string" office:string-value="" table:formula="of:=IF(ISBLANK([.F43]);&quot;&quot;;IF([.D43]=&quot;EE&quot;;IF([.F43]&gt;=3;IF([.E43]&gt;=5;&quot;H&quot;;&quot;A&quot;);IF([.F43]&gt;=2;IF([.E43]&gt;=16;&quot;H&quot;;IF([.E43]&lt;=4;&quot;L&quot;;&quot;A&quot;));IF([.E43]&lt;=15;&quot;L&quot;;&quot;A&quot;)));IF(OR([.D43]=&quot;SE&quot;;[.D43]=&quot;CE&quot;);IF([.F43]&gt;=4;IF([.E43]&gt;=6;&quot;H&quot;;&quot;A&quot;);IF([.F43]&gt;=2;IF([.E43]&gt;=20;&quot;H&quot;;IF([.E43]&lt;=5;&quot;L&quot;;&quot;A&quot;));IF([.E43]&lt;=19;&quot;L&quot;;&quot;A&quot;)));IF(OR([.D43]=&quot;ALI&quot;;[.D43]=&quot;AIE&quot;);IF([.F43]&gt;=6;IF([.E43]&gt;=20;&quot;H&quot;;&quot;A&quot;);IF([.F43]&gt;=2;IF([.E43]&gt;=51;&quot;H&quot;;IF([.E43]&lt;=19;&quot;L&quot;;&quot;A&quot;));IF([.E43]&lt;=50;&quot;L&quot;;&quot;A&quot;)))))))" table:style-name="ce37"/>
          <table:table-cell office:value-type="string" office:string-value="" table:formula="of:=IF([.H43]=&quot;L&quot;;&quot;Baixa&quot;;IF([.H43]=&quot;A&quot;;&quot;Média&quot;;IF([.H43]=&quot;&quot;;&quot;&quot;;&quot;Alta&quot;)))" table:style-name="ce37"/>
          <table:table-cell office:value-type="string" office:string-value="" table:formula="of:=IF(ISBLANK([.F43]);&quot;&quot;;IF([.D43]=&quot;ALI&quot;;IF([.H43]=&quot;L&quot;;7;IF([.H43]=&quot;A&quot;;10;15));IF([.D43]=&quot;AIE&quot;;IF([.H43]=&quot;L&quot;;5;IF([.H43]=&quot;A&quot;;7;10));IF([.D43]=&quot;SE&quot;;IF([.H43]=&quot;L&quot;;4;IF([.H43]=&quot;A&quot;;5;7));IF(OR([.D43]=&quot;EE&quot;;[.D43]=&quot;CE&quot;);IF([.H43]=&quot;L&quot;;3;IF([.H43]=&quot;A&quot;;4;6)))))))" table:style-name="ce38"/>
          <table:table-cell table:style-name="ce39"/>
          <table:table-cell table:style-name="ce36"/>
          <table:table-cell office:value-type="string" office:string-value="" table:formula="of:=CONCATENATE([.D43];[.N43])" table:style-name="ce36"/>
          <table:table-cell office:value-type="string" office:string-value="" table:formula="of:=IF(ISBLANK([.L43]);&quot;&quot;;IF([.D43]=&quot;EE&quot;;IF([.L43]&gt;=3;IF([.K43]&gt;=5;&quot;H&quot;;&quot;A&quot;);IF([.L43]&gt;=2;IF([.K43]&gt;=16;&quot;H&quot;;IF([.K43]&lt;=4;&quot;L&quot;;&quot;A&quot;));IF([.K43]&lt;=15;&quot;L&quot;;&quot;A&quot;)));IF(OR([.D43]=&quot;SE&quot;;[.D43]=&quot;CE&quot;);IF([.L43]&gt;=4;IF([.K43]&gt;=6;&quot;H&quot;;&quot;A&quot;);IF([.L43]&gt;=2;IF([.K43]&gt;=20;&quot;H&quot;;IF([.K43]&lt;=5;&quot;L&quot;;&quot;A&quot;));IF([.K43]&lt;=19;&quot;L&quot;;&quot;A&quot;)));IF(OR([.D43]=&quot;ALI&quot;;[.D43]=&quot;AIE&quot;);IF([.L43]&gt;=6;IF([.K43]&gt;=20;&quot;H&quot;;&quot;A&quot;);IF([.L43]&gt;=2;IF([.K43]&gt;=51;&quot;H&quot;;IF([.K43]&lt;=19;&quot;L&quot;;&quot;A&quot;));IF([.K43]&lt;=50;&quot;L&quot;;&quot;A&quot;)))))))" table:style-name="ce37"/>
          <table:table-cell office:value-type="string" office:string-value="" table:formula="of:=IF([.N43]=&quot;L&quot;;&quot;Baixa&quot;;IF([.N43]=&quot;A&quot;;&quot;Média&quot;;IF([.N43]=&quot;&quot;;&quot;&quot;;&quot;Alta&quot;)))" table:style-name="ce37"/>
          <table:table-cell office:value-type="string" office:string-value="" table:formula="of:=IF(ISBLANK([.L43]);&quot;&quot;;IF([.D43]=&quot;ALI&quot;;IF([.N43]=&quot;L&quot;;7;IF([.N43]=&quot;A&quot;;10;15));IF([.D43]=&quot;AIE&quot;;IF([.N43]=&quot;L&quot;;5;IF([.N43]=&quot;A&quot;;7;10));IF([.D43]=&quot;SE&quot;;IF([.N43]=&quot;L&quot;;4;IF([.N43]=&quot;A&quot;;5;7));IF(OR([.D43]=&quot;EE&quot;;[.D43]=&quot;CE&quot;);IF([.N43]=&quot;L&quot;;3;IF([.N43]=&quot;A&quot;;4;6)))))))" table:style-name="ce38"/>
          <table:table-cell table:style-name="ce39"/>
          <table:table-cell table:style-name="ce40"/>
          <table:table-cell office:value-type="float" office:value="0" table:formula="of:=IF(AND([.$P43]=&quot;&quot;;[.$J43]&lt;&gt;&quot;&quot;);[.$J43];0)" table:style-name="ce3">
            <text:p>0</text:p>
          </table:table-cell>
          <table:table-cell office:value-type="float" office:value="0" table:formula="of:=IF(OR([.$P43]=&quot;&quot;;[.$J43]=&quot;&quot;);0;[.$J43])" table:style-name="ce3">
            <text:p>0</text:p>
          </table:table-cell>
          <table:table-cell office:value-type="float" office:value="0" table:formula="of:=IF(OR([.$P43]=&quot;&quot;;[.$J43]=&quot;&quot;);0;[.$P43])" table:style-name="ce3">
            <text:p>0</text:p>
          </table:table-cell>
          <table:table-cell office:value-type="float" office:value="0" table:formula="of:=IF(AND([.$J43]=&quot;&quot;;[.$P43]&lt;&gt;&quot;&quot;);[.$P4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4];[.H44])" table:style-name="ce36"/>
          <table:table-cell office:value-type="string" office:string-value="" table:formula="of:=IF(ISBLANK([.F44]);&quot;&quot;;IF([.D44]=&quot;EE&quot;;IF([.F44]&gt;=3;IF([.E44]&gt;=5;&quot;H&quot;;&quot;A&quot;);IF([.F44]&gt;=2;IF([.E44]&gt;=16;&quot;H&quot;;IF([.E44]&lt;=4;&quot;L&quot;;&quot;A&quot;));IF([.E44]&lt;=15;&quot;L&quot;;&quot;A&quot;)));IF(OR([.D44]=&quot;SE&quot;;[.D44]=&quot;CE&quot;);IF([.F44]&gt;=4;IF([.E44]&gt;=6;&quot;H&quot;;&quot;A&quot;);IF([.F44]&gt;=2;IF([.E44]&gt;=20;&quot;H&quot;;IF([.E44]&lt;=5;&quot;L&quot;;&quot;A&quot;));IF([.E44]&lt;=19;&quot;L&quot;;&quot;A&quot;)));IF(OR([.D44]=&quot;ALI&quot;;[.D44]=&quot;AIE&quot;);IF([.F44]&gt;=6;IF([.E44]&gt;=20;&quot;H&quot;;&quot;A&quot;);IF([.F44]&gt;=2;IF([.E44]&gt;=51;&quot;H&quot;;IF([.E44]&lt;=19;&quot;L&quot;;&quot;A&quot;));IF([.E44]&lt;=50;&quot;L&quot;;&quot;A&quot;)))))))" table:style-name="ce37"/>
          <table:table-cell office:value-type="string" office:string-value="" table:formula="of:=IF([.H44]=&quot;L&quot;;&quot;Baixa&quot;;IF([.H44]=&quot;A&quot;;&quot;Média&quot;;IF([.H44]=&quot;&quot;;&quot;&quot;;&quot;Alta&quot;)))" table:style-name="ce37"/>
          <table:table-cell office:value-type="string" office:string-value="" table:formula="of:=IF(ISBLANK([.F44]);&quot;&quot;;IF([.D44]=&quot;ALI&quot;;IF([.H44]=&quot;L&quot;;7;IF([.H44]=&quot;A&quot;;10;15));IF([.D44]=&quot;AIE&quot;;IF([.H44]=&quot;L&quot;;5;IF([.H44]=&quot;A&quot;;7;10));IF([.D44]=&quot;SE&quot;;IF([.H44]=&quot;L&quot;;4;IF([.H44]=&quot;A&quot;;5;7));IF(OR([.D44]=&quot;EE&quot;;[.D44]=&quot;CE&quot;);IF([.H44]=&quot;L&quot;;3;IF([.H44]=&quot;A&quot;;4;6)))))))" table:style-name="ce38"/>
          <table:table-cell table:style-name="ce39"/>
          <table:table-cell table:style-name="ce36"/>
          <table:table-cell office:value-type="string" office:string-value="" table:formula="of:=CONCATENATE([.D44];[.N44])" table:style-name="ce36"/>
          <table:table-cell office:value-type="string" office:string-value="" table:formula="of:=IF(ISBLANK([.L44]);&quot;&quot;;IF([.D44]=&quot;EE&quot;;IF([.L44]&gt;=3;IF([.K44]&gt;=5;&quot;H&quot;;&quot;A&quot;);IF([.L44]&gt;=2;IF([.K44]&gt;=16;&quot;H&quot;;IF([.K44]&lt;=4;&quot;L&quot;;&quot;A&quot;));IF([.K44]&lt;=15;&quot;L&quot;;&quot;A&quot;)));IF(OR([.D44]=&quot;SE&quot;;[.D44]=&quot;CE&quot;);IF([.L44]&gt;=4;IF([.K44]&gt;=6;&quot;H&quot;;&quot;A&quot;);IF([.L44]&gt;=2;IF([.K44]&gt;=20;&quot;H&quot;;IF([.K44]&lt;=5;&quot;L&quot;;&quot;A&quot;));IF([.K44]&lt;=19;&quot;L&quot;;&quot;A&quot;)));IF(OR([.D44]=&quot;ALI&quot;;[.D44]=&quot;AIE&quot;);IF([.L44]&gt;=6;IF([.K44]&gt;=20;&quot;H&quot;;&quot;A&quot;);IF([.L44]&gt;=2;IF([.K44]&gt;=51;&quot;H&quot;;IF([.K44]&lt;=19;&quot;L&quot;;&quot;A&quot;));IF([.K44]&lt;=50;&quot;L&quot;;&quot;A&quot;)))))))" table:style-name="ce37"/>
          <table:table-cell office:value-type="string" office:string-value="" table:formula="of:=IF([.N44]=&quot;L&quot;;&quot;Baixa&quot;;IF([.N44]=&quot;A&quot;;&quot;Média&quot;;IF([.N44]=&quot;&quot;;&quot;&quot;;&quot;Alta&quot;)))" table:style-name="ce37"/>
          <table:table-cell office:value-type="string" office:string-value="" table:formula="of:=IF(ISBLANK([.L44]);&quot;&quot;;IF([.D44]=&quot;ALI&quot;;IF([.N44]=&quot;L&quot;;7;IF([.N44]=&quot;A&quot;;10;15));IF([.D44]=&quot;AIE&quot;;IF([.N44]=&quot;L&quot;;5;IF([.N44]=&quot;A&quot;;7;10));IF([.D44]=&quot;SE&quot;;IF([.N44]=&quot;L&quot;;4;IF([.N44]=&quot;A&quot;;5;7));IF(OR([.D44]=&quot;EE&quot;;[.D44]=&quot;CE&quot;);IF([.N44]=&quot;L&quot;;3;IF([.N44]=&quot;A&quot;;4;6)))))))" table:style-name="ce38"/>
          <table:table-cell table:style-name="ce39"/>
          <table:table-cell table:style-name="ce40"/>
          <table:table-cell office:value-type="float" office:value="0" table:formula="of:=IF(AND([.$P44]=&quot;&quot;;[.$J44]&lt;&gt;&quot;&quot;);[.$J44];0)" table:style-name="ce3">
            <text:p>0</text:p>
          </table:table-cell>
          <table:table-cell office:value-type="float" office:value="0" table:formula="of:=IF(OR([.$P44]=&quot;&quot;;[.$J44]=&quot;&quot;);0;[.$J44])" table:style-name="ce3">
            <text:p>0</text:p>
          </table:table-cell>
          <table:table-cell office:value-type="float" office:value="0" table:formula="of:=IF(OR([.$P44]=&quot;&quot;;[.$J44]=&quot;&quot;);0;[.$P44])" table:style-name="ce3">
            <text:p>0</text:p>
          </table:table-cell>
          <table:table-cell office:value-type="float" office:value="0" table:formula="of:=IF(AND([.$J44]=&quot;&quot;;[.$P44]&lt;&gt;&quot;&quot;);[.$P4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5];[.H45])" table:style-name="ce36"/>
          <table:table-cell office:value-type="string" office:string-value="" table:formula="of:=IF(ISBLANK([.F45]);&quot;&quot;;IF([.D45]=&quot;EE&quot;;IF([.F45]&gt;=3;IF([.E45]&gt;=5;&quot;H&quot;;&quot;A&quot;);IF([.F45]&gt;=2;IF([.E45]&gt;=16;&quot;H&quot;;IF([.E45]&lt;=4;&quot;L&quot;;&quot;A&quot;));IF([.E45]&lt;=15;&quot;L&quot;;&quot;A&quot;)));IF(OR([.D45]=&quot;SE&quot;;[.D45]=&quot;CE&quot;);IF([.F45]&gt;=4;IF([.E45]&gt;=6;&quot;H&quot;;&quot;A&quot;);IF([.F45]&gt;=2;IF([.E45]&gt;=20;&quot;H&quot;;IF([.E45]&lt;=5;&quot;L&quot;;&quot;A&quot;));IF([.E45]&lt;=19;&quot;L&quot;;&quot;A&quot;)));IF(OR([.D45]=&quot;ALI&quot;;[.D45]=&quot;AIE&quot;);IF([.F45]&gt;=6;IF([.E45]&gt;=20;&quot;H&quot;;&quot;A&quot;);IF([.F45]&gt;=2;IF([.E45]&gt;=51;&quot;H&quot;;IF([.E45]&lt;=19;&quot;L&quot;;&quot;A&quot;));IF([.E45]&lt;=50;&quot;L&quot;;&quot;A&quot;)))))))" table:style-name="ce37"/>
          <table:table-cell office:value-type="string" office:string-value="" table:formula="of:=IF([.H45]=&quot;L&quot;;&quot;Baixa&quot;;IF([.H45]=&quot;A&quot;;&quot;Média&quot;;IF([.H45]=&quot;&quot;;&quot;&quot;;&quot;Alta&quot;)))" table:style-name="ce37"/>
          <table:table-cell office:value-type="string" office:string-value="" table:formula="of:=IF(ISBLANK([.F45]);&quot;&quot;;IF([.D45]=&quot;ALI&quot;;IF([.H45]=&quot;L&quot;;7;IF([.H45]=&quot;A&quot;;10;15));IF([.D45]=&quot;AIE&quot;;IF([.H45]=&quot;L&quot;;5;IF([.H45]=&quot;A&quot;;7;10));IF([.D45]=&quot;SE&quot;;IF([.H45]=&quot;L&quot;;4;IF([.H45]=&quot;A&quot;;5;7));IF(OR([.D45]=&quot;EE&quot;;[.D45]=&quot;CE&quot;);IF([.H45]=&quot;L&quot;;3;IF([.H45]=&quot;A&quot;;4;6)))))))" table:style-name="ce38"/>
          <table:table-cell table:style-name="ce39"/>
          <table:table-cell table:style-name="ce36"/>
          <table:table-cell office:value-type="string" office:string-value="" table:formula="of:=CONCATENATE([.D45];[.N45])" table:style-name="ce36"/>
          <table:table-cell office:value-type="string" office:string-value="" table:formula="of:=IF(ISBLANK([.L45]);&quot;&quot;;IF([.D45]=&quot;EE&quot;;IF([.L45]&gt;=3;IF([.K45]&gt;=5;&quot;H&quot;;&quot;A&quot;);IF([.L45]&gt;=2;IF([.K45]&gt;=16;&quot;H&quot;;IF([.K45]&lt;=4;&quot;L&quot;;&quot;A&quot;));IF([.K45]&lt;=15;&quot;L&quot;;&quot;A&quot;)));IF(OR([.D45]=&quot;SE&quot;;[.D45]=&quot;CE&quot;);IF([.L45]&gt;=4;IF([.K45]&gt;=6;&quot;H&quot;;&quot;A&quot;);IF([.L45]&gt;=2;IF([.K45]&gt;=20;&quot;H&quot;;IF([.K45]&lt;=5;&quot;L&quot;;&quot;A&quot;));IF([.K45]&lt;=19;&quot;L&quot;;&quot;A&quot;)));IF(OR([.D45]=&quot;ALI&quot;;[.D45]=&quot;AIE&quot;);IF([.L45]&gt;=6;IF([.K45]&gt;=20;&quot;H&quot;;&quot;A&quot;);IF([.L45]&gt;=2;IF([.K45]&gt;=51;&quot;H&quot;;IF([.K45]&lt;=19;&quot;L&quot;;&quot;A&quot;));IF([.K45]&lt;=50;&quot;L&quot;;&quot;A&quot;)))))))" table:style-name="ce37"/>
          <table:table-cell office:value-type="string" office:string-value="" table:formula="of:=IF([.N45]=&quot;L&quot;;&quot;Baixa&quot;;IF([.N45]=&quot;A&quot;;&quot;Média&quot;;IF([.N45]=&quot;&quot;;&quot;&quot;;&quot;Alta&quot;)))" table:style-name="ce37"/>
          <table:table-cell office:value-type="string" office:string-value="" table:formula="of:=IF(ISBLANK([.L45]);&quot;&quot;;IF([.D45]=&quot;ALI&quot;;IF([.N45]=&quot;L&quot;;7;IF([.N45]=&quot;A&quot;;10;15));IF([.D45]=&quot;AIE&quot;;IF([.N45]=&quot;L&quot;;5;IF([.N45]=&quot;A&quot;;7;10));IF([.D45]=&quot;SE&quot;;IF([.N45]=&quot;L&quot;;4;IF([.N45]=&quot;A&quot;;5;7));IF(OR([.D45]=&quot;EE&quot;;[.D45]=&quot;CE&quot;);IF([.N45]=&quot;L&quot;;3;IF([.N45]=&quot;A&quot;;4;6)))))))" table:style-name="ce38"/>
          <table:table-cell table:style-name="ce39"/>
          <table:table-cell table:style-name="ce40"/>
          <table:table-cell office:value-type="float" office:value="0" table:formula="of:=IF(AND([.$P45]=&quot;&quot;;[.$J45]&lt;&gt;&quot;&quot;);[.$J45];0)" table:style-name="ce3">
            <text:p>0</text:p>
          </table:table-cell>
          <table:table-cell office:value-type="float" office:value="0" table:formula="of:=IF(OR([.$P45]=&quot;&quot;;[.$J45]=&quot;&quot;);0;[.$J45])" table:style-name="ce3">
            <text:p>0</text:p>
          </table:table-cell>
          <table:table-cell office:value-type="float" office:value="0" table:formula="of:=IF(OR([.$P45]=&quot;&quot;;[.$J45]=&quot;&quot;);0;[.$P45])" table:style-name="ce3">
            <text:p>0</text:p>
          </table:table-cell>
          <table:table-cell office:value-type="float" office:value="0" table:formula="of:=IF(AND([.$J45]=&quot;&quot;;[.$P45]&lt;&gt;&quot;&quot;);[.$P4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6];[.H46])" table:style-name="ce36"/>
          <table:table-cell office:value-type="string" office:string-value="" table:formula="of:=IF(ISBLANK([.F46]);&quot;&quot;;IF([.D46]=&quot;EE&quot;;IF([.F46]&gt;=3;IF([.E46]&gt;=5;&quot;H&quot;;&quot;A&quot;);IF([.F46]&gt;=2;IF([.E46]&gt;=16;&quot;H&quot;;IF([.E46]&lt;=4;&quot;L&quot;;&quot;A&quot;));IF([.E46]&lt;=15;&quot;L&quot;;&quot;A&quot;)));IF(OR([.D46]=&quot;SE&quot;;[.D46]=&quot;CE&quot;);IF([.F46]&gt;=4;IF([.E46]&gt;=6;&quot;H&quot;;&quot;A&quot;);IF([.F46]&gt;=2;IF([.E46]&gt;=20;&quot;H&quot;;IF([.E46]&lt;=5;&quot;L&quot;;&quot;A&quot;));IF([.E46]&lt;=19;&quot;L&quot;;&quot;A&quot;)));IF(OR([.D46]=&quot;ALI&quot;;[.D46]=&quot;AIE&quot;);IF([.F46]&gt;=6;IF([.E46]&gt;=20;&quot;H&quot;;&quot;A&quot;);IF([.F46]&gt;=2;IF([.E46]&gt;=51;&quot;H&quot;;IF([.E46]&lt;=19;&quot;L&quot;;&quot;A&quot;));IF([.E46]&lt;=50;&quot;L&quot;;&quot;A&quot;)))))))" table:style-name="ce37"/>
          <table:table-cell office:value-type="string" office:string-value="" table:formula="of:=IF([.H46]=&quot;L&quot;;&quot;Baixa&quot;;IF([.H46]=&quot;A&quot;;&quot;Média&quot;;IF([.H46]=&quot;&quot;;&quot;&quot;;&quot;Alta&quot;)))" table:style-name="ce37"/>
          <table:table-cell office:value-type="string" office:string-value="" table:formula="of:=IF(ISBLANK([.F46]);&quot;&quot;;IF([.D46]=&quot;ALI&quot;;IF([.H46]=&quot;L&quot;;7;IF([.H46]=&quot;A&quot;;10;15));IF([.D46]=&quot;AIE&quot;;IF([.H46]=&quot;L&quot;;5;IF([.H46]=&quot;A&quot;;7;10));IF([.D46]=&quot;SE&quot;;IF([.H46]=&quot;L&quot;;4;IF([.H46]=&quot;A&quot;;5;7));IF(OR([.D46]=&quot;EE&quot;;[.D46]=&quot;CE&quot;);IF([.H46]=&quot;L&quot;;3;IF([.H46]=&quot;A&quot;;4;6)))))))" table:style-name="ce38"/>
          <table:table-cell table:style-name="ce39"/>
          <table:table-cell table:style-name="ce36"/>
          <table:table-cell office:value-type="string" office:string-value="" table:formula="of:=CONCATENATE([.D46];[.N46])" table:style-name="ce36"/>
          <table:table-cell office:value-type="string" office:string-value="" table:formula="of:=IF(ISBLANK([.L46]);&quot;&quot;;IF([.D46]=&quot;EE&quot;;IF([.L46]&gt;=3;IF([.K46]&gt;=5;&quot;H&quot;;&quot;A&quot;);IF([.L46]&gt;=2;IF([.K46]&gt;=16;&quot;H&quot;;IF([.K46]&lt;=4;&quot;L&quot;;&quot;A&quot;));IF([.K46]&lt;=15;&quot;L&quot;;&quot;A&quot;)));IF(OR([.D46]=&quot;SE&quot;;[.D46]=&quot;CE&quot;);IF([.L46]&gt;=4;IF([.K46]&gt;=6;&quot;H&quot;;&quot;A&quot;);IF([.L46]&gt;=2;IF([.K46]&gt;=20;&quot;H&quot;;IF([.K46]&lt;=5;&quot;L&quot;;&quot;A&quot;));IF([.K46]&lt;=19;&quot;L&quot;;&quot;A&quot;)));IF(OR([.D46]=&quot;ALI&quot;;[.D46]=&quot;AIE&quot;);IF([.L46]&gt;=6;IF([.K46]&gt;=20;&quot;H&quot;;&quot;A&quot;);IF([.L46]&gt;=2;IF([.K46]&gt;=51;&quot;H&quot;;IF([.K46]&lt;=19;&quot;L&quot;;&quot;A&quot;));IF([.K46]&lt;=50;&quot;L&quot;;&quot;A&quot;)))))))" table:style-name="ce37"/>
          <table:table-cell office:value-type="string" office:string-value="" table:formula="of:=IF([.N46]=&quot;L&quot;;&quot;Baixa&quot;;IF([.N46]=&quot;A&quot;;&quot;Média&quot;;IF([.N46]=&quot;&quot;;&quot;&quot;;&quot;Alta&quot;)))" table:style-name="ce37"/>
          <table:table-cell office:value-type="string" office:string-value="" table:formula="of:=IF(ISBLANK([.L46]);&quot;&quot;;IF([.D46]=&quot;ALI&quot;;IF([.N46]=&quot;L&quot;;7;IF([.N46]=&quot;A&quot;;10;15));IF([.D46]=&quot;AIE&quot;;IF([.N46]=&quot;L&quot;;5;IF([.N46]=&quot;A&quot;;7;10));IF([.D46]=&quot;SE&quot;;IF([.N46]=&quot;L&quot;;4;IF([.N46]=&quot;A&quot;;5;7));IF(OR([.D46]=&quot;EE&quot;;[.D46]=&quot;CE&quot;);IF([.N46]=&quot;L&quot;;3;IF([.N46]=&quot;A&quot;;4;6)))))))" table:style-name="ce38"/>
          <table:table-cell table:style-name="ce39"/>
          <table:table-cell table:style-name="ce40"/>
          <table:table-cell office:value-type="float" office:value="0" table:formula="of:=IF(AND([.$P46]=&quot;&quot;;[.$J46]&lt;&gt;&quot;&quot;);[.$J46];0)" table:style-name="ce3">
            <text:p>0</text:p>
          </table:table-cell>
          <table:table-cell office:value-type="float" office:value="0" table:formula="of:=IF(OR([.$P46]=&quot;&quot;;[.$J46]=&quot;&quot;);0;[.$J46])" table:style-name="ce3">
            <text:p>0</text:p>
          </table:table-cell>
          <table:table-cell office:value-type="float" office:value="0" table:formula="of:=IF(OR([.$P46]=&quot;&quot;;[.$J46]=&quot;&quot;);0;[.$P46])" table:style-name="ce3">
            <text:p>0</text:p>
          </table:table-cell>
          <table:table-cell office:value-type="float" office:value="0" table:formula="of:=IF(AND([.$J46]=&quot;&quot;;[.$P46]&lt;&gt;&quot;&quot;);[.$P4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7];[.H47])" table:style-name="ce36"/>
          <table:table-cell office:value-type="string" office:string-value="" table:formula="of:=IF(ISBLANK([.F47]);&quot;&quot;;IF([.D47]=&quot;EE&quot;;IF([.F47]&gt;=3;IF([.E47]&gt;=5;&quot;H&quot;;&quot;A&quot;);IF([.F47]&gt;=2;IF([.E47]&gt;=16;&quot;H&quot;;IF([.E47]&lt;=4;&quot;L&quot;;&quot;A&quot;));IF([.E47]&lt;=15;&quot;L&quot;;&quot;A&quot;)));IF(OR([.D47]=&quot;SE&quot;;[.D47]=&quot;CE&quot;);IF([.F47]&gt;=4;IF([.E47]&gt;=6;&quot;H&quot;;&quot;A&quot;);IF([.F47]&gt;=2;IF([.E47]&gt;=20;&quot;H&quot;;IF([.E47]&lt;=5;&quot;L&quot;;&quot;A&quot;));IF([.E47]&lt;=19;&quot;L&quot;;&quot;A&quot;)));IF(OR([.D47]=&quot;ALI&quot;;[.D47]=&quot;AIE&quot;);IF([.F47]&gt;=6;IF([.E47]&gt;=20;&quot;H&quot;;&quot;A&quot;);IF([.F47]&gt;=2;IF([.E47]&gt;=51;&quot;H&quot;;IF([.E47]&lt;=19;&quot;L&quot;;&quot;A&quot;));IF([.E47]&lt;=50;&quot;L&quot;;&quot;A&quot;)))))))" table:style-name="ce37"/>
          <table:table-cell office:value-type="string" office:string-value="" table:formula="of:=IF([.H47]=&quot;L&quot;;&quot;Baixa&quot;;IF([.H47]=&quot;A&quot;;&quot;Média&quot;;IF([.H47]=&quot;&quot;;&quot;&quot;;&quot;Alta&quot;)))" table:style-name="ce37"/>
          <table:table-cell office:value-type="string" office:string-value="" table:formula="of:=IF(ISBLANK([.F47]);&quot;&quot;;IF([.D47]=&quot;ALI&quot;;IF([.H47]=&quot;L&quot;;7;IF([.H47]=&quot;A&quot;;10;15));IF([.D47]=&quot;AIE&quot;;IF([.H47]=&quot;L&quot;;5;IF([.H47]=&quot;A&quot;;7;10));IF([.D47]=&quot;SE&quot;;IF([.H47]=&quot;L&quot;;4;IF([.H47]=&quot;A&quot;;5;7));IF(OR([.D47]=&quot;EE&quot;;[.D47]=&quot;CE&quot;);IF([.H47]=&quot;L&quot;;3;IF([.H47]=&quot;A&quot;;4;6)))))))" table:style-name="ce38"/>
          <table:table-cell table:style-name="ce39"/>
          <table:table-cell table:style-name="ce36"/>
          <table:table-cell office:value-type="string" office:string-value="" table:formula="of:=CONCATENATE([.D47];[.N47])" table:style-name="ce36"/>
          <table:table-cell office:value-type="string" office:string-value="" table:formula="of:=IF(ISBLANK([.L47]);&quot;&quot;;IF([.D47]=&quot;EE&quot;;IF([.L47]&gt;=3;IF([.K47]&gt;=5;&quot;H&quot;;&quot;A&quot;);IF([.L47]&gt;=2;IF([.K47]&gt;=16;&quot;H&quot;;IF([.K47]&lt;=4;&quot;L&quot;;&quot;A&quot;));IF([.K47]&lt;=15;&quot;L&quot;;&quot;A&quot;)));IF(OR([.D47]=&quot;SE&quot;;[.D47]=&quot;CE&quot;);IF([.L47]&gt;=4;IF([.K47]&gt;=6;&quot;H&quot;;&quot;A&quot;);IF([.L47]&gt;=2;IF([.K47]&gt;=20;&quot;H&quot;;IF([.K47]&lt;=5;&quot;L&quot;;&quot;A&quot;));IF([.K47]&lt;=19;&quot;L&quot;;&quot;A&quot;)));IF(OR([.D47]=&quot;ALI&quot;;[.D47]=&quot;AIE&quot;);IF([.L47]&gt;=6;IF([.K47]&gt;=20;&quot;H&quot;;&quot;A&quot;);IF([.L47]&gt;=2;IF([.K47]&gt;=51;&quot;H&quot;;IF([.K47]&lt;=19;&quot;L&quot;;&quot;A&quot;));IF([.K47]&lt;=50;&quot;L&quot;;&quot;A&quot;)))))))" table:style-name="ce37"/>
          <table:table-cell office:value-type="string" office:string-value="" table:formula="of:=IF([.N47]=&quot;L&quot;;&quot;Baixa&quot;;IF([.N47]=&quot;A&quot;;&quot;Média&quot;;IF([.N47]=&quot;&quot;;&quot;&quot;;&quot;Alta&quot;)))" table:style-name="ce37"/>
          <table:table-cell office:value-type="string" office:string-value="" table:formula="of:=IF(ISBLANK([.L47]);&quot;&quot;;IF([.D47]=&quot;ALI&quot;;IF([.N47]=&quot;L&quot;;7;IF([.N47]=&quot;A&quot;;10;15));IF([.D47]=&quot;AIE&quot;;IF([.N47]=&quot;L&quot;;5;IF([.N47]=&quot;A&quot;;7;10));IF([.D47]=&quot;SE&quot;;IF([.N47]=&quot;L&quot;;4;IF([.N47]=&quot;A&quot;;5;7));IF(OR([.D47]=&quot;EE&quot;;[.D47]=&quot;CE&quot;);IF([.N47]=&quot;L&quot;;3;IF([.N47]=&quot;A&quot;;4;6)))))))" table:style-name="ce38"/>
          <table:table-cell table:style-name="ce39"/>
          <table:table-cell table:style-name="ce40"/>
          <table:table-cell office:value-type="float" office:value="0" table:formula="of:=IF(AND([.$P47]=&quot;&quot;;[.$J47]&lt;&gt;&quot;&quot;);[.$J47];0)" table:style-name="ce3">
            <text:p>0</text:p>
          </table:table-cell>
          <table:table-cell office:value-type="float" office:value="0" table:formula="of:=IF(OR([.$P47]=&quot;&quot;;[.$J47]=&quot;&quot;);0;[.$J47])" table:style-name="ce3">
            <text:p>0</text:p>
          </table:table-cell>
          <table:table-cell office:value-type="float" office:value="0" table:formula="of:=IF(OR([.$P47]=&quot;&quot;;[.$J47]=&quot;&quot;);0;[.$P47])" table:style-name="ce3">
            <text:p>0</text:p>
          </table:table-cell>
          <table:table-cell office:value-type="float" office:value="0" table:formula="of:=IF(AND([.$J47]=&quot;&quot;;[.$P47]&lt;&gt;&quot;&quot;);[.$P4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8];[.H48])" table:style-name="ce36"/>
          <table:table-cell office:value-type="string" office:string-value="" table:formula="of:=IF(ISBLANK([.F48]);&quot;&quot;;IF([.D48]=&quot;EE&quot;;IF([.F48]&gt;=3;IF([.E48]&gt;=5;&quot;H&quot;;&quot;A&quot;);IF([.F48]&gt;=2;IF([.E48]&gt;=16;&quot;H&quot;;IF([.E48]&lt;=4;&quot;L&quot;;&quot;A&quot;));IF([.E48]&lt;=15;&quot;L&quot;;&quot;A&quot;)));IF(OR([.D48]=&quot;SE&quot;;[.D48]=&quot;CE&quot;);IF([.F48]&gt;=4;IF([.E48]&gt;=6;&quot;H&quot;;&quot;A&quot;);IF([.F48]&gt;=2;IF([.E48]&gt;=20;&quot;H&quot;;IF([.E48]&lt;=5;&quot;L&quot;;&quot;A&quot;));IF([.E48]&lt;=19;&quot;L&quot;;&quot;A&quot;)));IF(OR([.D48]=&quot;ALI&quot;;[.D48]=&quot;AIE&quot;);IF([.F48]&gt;=6;IF([.E48]&gt;=20;&quot;H&quot;;&quot;A&quot;);IF([.F48]&gt;=2;IF([.E48]&gt;=51;&quot;H&quot;;IF([.E48]&lt;=19;&quot;L&quot;;&quot;A&quot;));IF([.E48]&lt;=50;&quot;L&quot;;&quot;A&quot;)))))))" table:style-name="ce37"/>
          <table:table-cell office:value-type="string" office:string-value="" table:formula="of:=IF([.H48]=&quot;L&quot;;&quot;Baixa&quot;;IF([.H48]=&quot;A&quot;;&quot;Média&quot;;IF([.H48]=&quot;&quot;;&quot;&quot;;&quot;Alta&quot;)))" table:style-name="ce37"/>
          <table:table-cell office:value-type="string" office:string-value="" table:formula="of:=IF(ISBLANK([.F48]);&quot;&quot;;IF([.D48]=&quot;ALI&quot;;IF([.H48]=&quot;L&quot;;7;IF([.H48]=&quot;A&quot;;10;15));IF([.D48]=&quot;AIE&quot;;IF([.H48]=&quot;L&quot;;5;IF([.H48]=&quot;A&quot;;7;10));IF([.D48]=&quot;SE&quot;;IF([.H48]=&quot;L&quot;;4;IF([.H48]=&quot;A&quot;;5;7));IF(OR([.D48]=&quot;EE&quot;;[.D48]=&quot;CE&quot;);IF([.H48]=&quot;L&quot;;3;IF([.H48]=&quot;A&quot;;4;6)))))))" table:style-name="ce38"/>
          <table:table-cell table:style-name="ce39"/>
          <table:table-cell table:style-name="ce36"/>
          <table:table-cell office:value-type="string" office:string-value="" table:formula="of:=CONCATENATE([.D48];[.N48])" table:style-name="ce36"/>
          <table:table-cell office:value-type="string" office:string-value="" table:formula="of:=IF(ISBLANK([.L48]);&quot;&quot;;IF([.D48]=&quot;EE&quot;;IF([.L48]&gt;=3;IF([.K48]&gt;=5;&quot;H&quot;;&quot;A&quot;);IF([.L48]&gt;=2;IF([.K48]&gt;=16;&quot;H&quot;;IF([.K48]&lt;=4;&quot;L&quot;;&quot;A&quot;));IF([.K48]&lt;=15;&quot;L&quot;;&quot;A&quot;)));IF(OR([.D48]=&quot;SE&quot;;[.D48]=&quot;CE&quot;);IF([.L48]&gt;=4;IF([.K48]&gt;=6;&quot;H&quot;;&quot;A&quot;);IF([.L48]&gt;=2;IF([.K48]&gt;=20;&quot;H&quot;;IF([.K48]&lt;=5;&quot;L&quot;;&quot;A&quot;));IF([.K48]&lt;=19;&quot;L&quot;;&quot;A&quot;)));IF(OR([.D48]=&quot;ALI&quot;;[.D48]=&quot;AIE&quot;);IF([.L48]&gt;=6;IF([.K48]&gt;=20;&quot;H&quot;;&quot;A&quot;);IF([.L48]&gt;=2;IF([.K48]&gt;=51;&quot;H&quot;;IF([.K48]&lt;=19;&quot;L&quot;;&quot;A&quot;));IF([.K48]&lt;=50;&quot;L&quot;;&quot;A&quot;)))))))" table:style-name="ce37"/>
          <table:table-cell office:value-type="string" office:string-value="" table:formula="of:=IF([.N48]=&quot;L&quot;;&quot;Baixa&quot;;IF([.N48]=&quot;A&quot;;&quot;Média&quot;;IF([.N48]=&quot;&quot;;&quot;&quot;;&quot;Alta&quot;)))" table:style-name="ce37"/>
          <table:table-cell office:value-type="string" office:string-value="" table:formula="of:=IF(ISBLANK([.L48]);&quot;&quot;;IF([.D48]=&quot;ALI&quot;;IF([.N48]=&quot;L&quot;;7;IF([.N48]=&quot;A&quot;;10;15));IF([.D48]=&quot;AIE&quot;;IF([.N48]=&quot;L&quot;;5;IF([.N48]=&quot;A&quot;;7;10));IF([.D48]=&quot;SE&quot;;IF([.N48]=&quot;L&quot;;4;IF([.N48]=&quot;A&quot;;5;7));IF(OR([.D48]=&quot;EE&quot;;[.D48]=&quot;CE&quot;);IF([.N48]=&quot;L&quot;;3;IF([.N48]=&quot;A&quot;;4;6)))))))" table:style-name="ce38"/>
          <table:table-cell table:style-name="ce39"/>
          <table:table-cell table:style-name="ce40"/>
          <table:table-cell office:value-type="float" office:value="0" table:formula="of:=IF(AND([.$P48]=&quot;&quot;;[.$J48]&lt;&gt;&quot;&quot;);[.$J48];0)" table:style-name="ce3">
            <text:p>0</text:p>
          </table:table-cell>
          <table:table-cell office:value-type="float" office:value="0" table:formula="of:=IF(OR([.$P48]=&quot;&quot;;[.$J48]=&quot;&quot;);0;[.$J48])" table:style-name="ce3">
            <text:p>0</text:p>
          </table:table-cell>
          <table:table-cell office:value-type="float" office:value="0" table:formula="of:=IF(OR([.$P48]=&quot;&quot;;[.$J48]=&quot;&quot;);0;[.$P48])" table:style-name="ce3">
            <text:p>0</text:p>
          </table:table-cell>
          <table:table-cell office:value-type="float" office:value="0" table:formula="of:=IF(AND([.$J48]=&quot;&quot;;[.$P48]&lt;&gt;&quot;&quot;);[.$P4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49];[.H49])" table:style-name="ce36"/>
          <table:table-cell office:value-type="string" office:string-value="" table:formula="of:=IF(ISBLANK([.F49]);&quot;&quot;;IF([.D49]=&quot;EE&quot;;IF([.F49]&gt;=3;IF([.E49]&gt;=5;&quot;H&quot;;&quot;A&quot;);IF([.F49]&gt;=2;IF([.E49]&gt;=16;&quot;H&quot;;IF([.E49]&lt;=4;&quot;L&quot;;&quot;A&quot;));IF([.E49]&lt;=15;&quot;L&quot;;&quot;A&quot;)));IF(OR([.D49]=&quot;SE&quot;;[.D49]=&quot;CE&quot;);IF([.F49]&gt;=4;IF([.E49]&gt;=6;&quot;H&quot;;&quot;A&quot;);IF([.F49]&gt;=2;IF([.E49]&gt;=20;&quot;H&quot;;IF([.E49]&lt;=5;&quot;L&quot;;&quot;A&quot;));IF([.E49]&lt;=19;&quot;L&quot;;&quot;A&quot;)));IF(OR([.D49]=&quot;ALI&quot;;[.D49]=&quot;AIE&quot;);IF([.F49]&gt;=6;IF([.E49]&gt;=20;&quot;H&quot;;&quot;A&quot;);IF([.F49]&gt;=2;IF([.E49]&gt;=51;&quot;H&quot;;IF([.E49]&lt;=19;&quot;L&quot;;&quot;A&quot;));IF([.E49]&lt;=50;&quot;L&quot;;&quot;A&quot;)))))))" table:style-name="ce37"/>
          <table:table-cell office:value-type="string" office:string-value="" table:formula="of:=IF([.H49]=&quot;L&quot;;&quot;Baixa&quot;;IF([.H49]=&quot;A&quot;;&quot;Média&quot;;IF([.H49]=&quot;&quot;;&quot;&quot;;&quot;Alta&quot;)))" table:style-name="ce37"/>
          <table:table-cell office:value-type="string" office:string-value="" table:formula="of:=IF(ISBLANK([.F49]);&quot;&quot;;IF([.D49]=&quot;ALI&quot;;IF([.H49]=&quot;L&quot;;7;IF([.H49]=&quot;A&quot;;10;15));IF([.D49]=&quot;AIE&quot;;IF([.H49]=&quot;L&quot;;5;IF([.H49]=&quot;A&quot;;7;10));IF([.D49]=&quot;SE&quot;;IF([.H49]=&quot;L&quot;;4;IF([.H49]=&quot;A&quot;;5;7));IF(OR([.D49]=&quot;EE&quot;;[.D49]=&quot;CE&quot;);IF([.H49]=&quot;L&quot;;3;IF([.H49]=&quot;A&quot;;4;6)))))))" table:style-name="ce38"/>
          <table:table-cell table:style-name="ce39"/>
          <table:table-cell table:style-name="ce36"/>
          <table:table-cell office:value-type="string" office:string-value="" table:formula="of:=CONCATENATE([.D49];[.N49])" table:style-name="ce36"/>
          <table:table-cell office:value-type="string" office:string-value="" table:formula="of:=IF(ISBLANK([.L49]);&quot;&quot;;IF([.D49]=&quot;EE&quot;;IF([.L49]&gt;=3;IF([.K49]&gt;=5;&quot;H&quot;;&quot;A&quot;);IF([.L49]&gt;=2;IF([.K49]&gt;=16;&quot;H&quot;;IF([.K49]&lt;=4;&quot;L&quot;;&quot;A&quot;));IF([.K49]&lt;=15;&quot;L&quot;;&quot;A&quot;)));IF(OR([.D49]=&quot;SE&quot;;[.D49]=&quot;CE&quot;);IF([.L49]&gt;=4;IF([.K49]&gt;=6;&quot;H&quot;;&quot;A&quot;);IF([.L49]&gt;=2;IF([.K49]&gt;=20;&quot;H&quot;;IF([.K49]&lt;=5;&quot;L&quot;;&quot;A&quot;));IF([.K49]&lt;=19;&quot;L&quot;;&quot;A&quot;)));IF(OR([.D49]=&quot;ALI&quot;;[.D49]=&quot;AIE&quot;);IF([.L49]&gt;=6;IF([.K49]&gt;=20;&quot;H&quot;;&quot;A&quot;);IF([.L49]&gt;=2;IF([.K49]&gt;=51;&quot;H&quot;;IF([.K49]&lt;=19;&quot;L&quot;;&quot;A&quot;));IF([.K49]&lt;=50;&quot;L&quot;;&quot;A&quot;)))))))" table:style-name="ce37"/>
          <table:table-cell office:value-type="string" office:string-value="" table:formula="of:=IF([.N49]=&quot;L&quot;;&quot;Baixa&quot;;IF([.N49]=&quot;A&quot;;&quot;Média&quot;;IF([.N49]=&quot;&quot;;&quot;&quot;;&quot;Alta&quot;)))" table:style-name="ce37"/>
          <table:table-cell office:value-type="string" office:string-value="" table:formula="of:=IF(ISBLANK([.L49]);&quot;&quot;;IF([.D49]=&quot;ALI&quot;;IF([.N49]=&quot;L&quot;;7;IF([.N49]=&quot;A&quot;;10;15));IF([.D49]=&quot;AIE&quot;;IF([.N49]=&quot;L&quot;;5;IF([.N49]=&quot;A&quot;;7;10));IF([.D49]=&quot;SE&quot;;IF([.N49]=&quot;L&quot;;4;IF([.N49]=&quot;A&quot;;5;7));IF(OR([.D49]=&quot;EE&quot;;[.D49]=&quot;CE&quot;);IF([.N49]=&quot;L&quot;;3;IF([.N49]=&quot;A&quot;;4;6)))))))" table:style-name="ce38"/>
          <table:table-cell table:style-name="ce39"/>
          <table:table-cell table:style-name="ce40"/>
          <table:table-cell office:value-type="float" office:value="0" table:formula="of:=IF(AND([.$P49]=&quot;&quot;;[.$J49]&lt;&gt;&quot;&quot;);[.$J49];0)" table:style-name="ce3">
            <text:p>0</text:p>
          </table:table-cell>
          <table:table-cell office:value-type="float" office:value="0" table:formula="of:=IF(OR([.$P49]=&quot;&quot;;[.$J49]=&quot;&quot;);0;[.$J49])" table:style-name="ce3">
            <text:p>0</text:p>
          </table:table-cell>
          <table:table-cell office:value-type="float" office:value="0" table:formula="of:=IF(OR([.$P49]=&quot;&quot;;[.$J49]=&quot;&quot;);0;[.$P49])" table:style-name="ce3">
            <text:p>0</text:p>
          </table:table-cell>
          <table:table-cell office:value-type="float" office:value="0" table:formula="of:=IF(AND([.$J49]=&quot;&quot;;[.$P49]&lt;&gt;&quot;&quot;);[.$P4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0];[.H50])" table:style-name="ce36"/>
          <table:table-cell office:value-type="string" office:string-value="" table:formula="of:=IF(ISBLANK([.F50]);&quot;&quot;;IF([.D50]=&quot;EE&quot;;IF([.F50]&gt;=3;IF([.E50]&gt;=5;&quot;H&quot;;&quot;A&quot;);IF([.F50]&gt;=2;IF([.E50]&gt;=16;&quot;H&quot;;IF([.E50]&lt;=4;&quot;L&quot;;&quot;A&quot;));IF([.E50]&lt;=15;&quot;L&quot;;&quot;A&quot;)));IF(OR([.D50]=&quot;SE&quot;;[.D50]=&quot;CE&quot;);IF([.F50]&gt;=4;IF([.E50]&gt;=6;&quot;H&quot;;&quot;A&quot;);IF([.F50]&gt;=2;IF([.E50]&gt;=20;&quot;H&quot;;IF([.E50]&lt;=5;&quot;L&quot;;&quot;A&quot;));IF([.E50]&lt;=19;&quot;L&quot;;&quot;A&quot;)));IF(OR([.D50]=&quot;ALI&quot;;[.D50]=&quot;AIE&quot;);IF([.F50]&gt;=6;IF([.E50]&gt;=20;&quot;H&quot;;&quot;A&quot;);IF([.F50]&gt;=2;IF([.E50]&gt;=51;&quot;H&quot;;IF([.E50]&lt;=19;&quot;L&quot;;&quot;A&quot;));IF([.E50]&lt;=50;&quot;L&quot;;&quot;A&quot;)))))))" table:style-name="ce37"/>
          <table:table-cell office:value-type="string" office:string-value="" table:formula="of:=IF([.H50]=&quot;L&quot;;&quot;Baixa&quot;;IF([.H50]=&quot;A&quot;;&quot;Média&quot;;IF([.H50]=&quot;&quot;;&quot;&quot;;&quot;Alta&quot;)))" table:style-name="ce37"/>
          <table:table-cell office:value-type="string" office:string-value="" table:formula="of:=IF(ISBLANK([.F50]);&quot;&quot;;IF([.D50]=&quot;ALI&quot;;IF([.H50]=&quot;L&quot;;7;IF([.H50]=&quot;A&quot;;10;15));IF([.D50]=&quot;AIE&quot;;IF([.H50]=&quot;L&quot;;5;IF([.H50]=&quot;A&quot;;7;10));IF([.D50]=&quot;SE&quot;;IF([.H50]=&quot;L&quot;;4;IF([.H50]=&quot;A&quot;;5;7));IF(OR([.D50]=&quot;EE&quot;;[.D50]=&quot;CE&quot;);IF([.H50]=&quot;L&quot;;3;IF([.H50]=&quot;A&quot;;4;6)))))))" table:style-name="ce38"/>
          <table:table-cell table:style-name="ce39"/>
          <table:table-cell table:style-name="ce36"/>
          <table:table-cell office:value-type="string" office:string-value="" table:formula="of:=CONCATENATE([.D50];[.N50])" table:style-name="ce36"/>
          <table:table-cell office:value-type="string" office:string-value="" table:formula="of:=IF(ISBLANK([.L50]);&quot;&quot;;IF([.D50]=&quot;EE&quot;;IF([.L50]&gt;=3;IF([.K50]&gt;=5;&quot;H&quot;;&quot;A&quot;);IF([.L50]&gt;=2;IF([.K50]&gt;=16;&quot;H&quot;;IF([.K50]&lt;=4;&quot;L&quot;;&quot;A&quot;));IF([.K50]&lt;=15;&quot;L&quot;;&quot;A&quot;)));IF(OR([.D50]=&quot;SE&quot;;[.D50]=&quot;CE&quot;);IF([.L50]&gt;=4;IF([.K50]&gt;=6;&quot;H&quot;;&quot;A&quot;);IF([.L50]&gt;=2;IF([.K50]&gt;=20;&quot;H&quot;;IF([.K50]&lt;=5;&quot;L&quot;;&quot;A&quot;));IF([.K50]&lt;=19;&quot;L&quot;;&quot;A&quot;)));IF(OR([.D50]=&quot;ALI&quot;;[.D50]=&quot;AIE&quot;);IF([.L50]&gt;=6;IF([.K50]&gt;=20;&quot;H&quot;;&quot;A&quot;);IF([.L50]&gt;=2;IF([.K50]&gt;=51;&quot;H&quot;;IF([.K50]&lt;=19;&quot;L&quot;;&quot;A&quot;));IF([.K50]&lt;=50;&quot;L&quot;;&quot;A&quot;)))))))" table:style-name="ce37"/>
          <table:table-cell office:value-type="string" office:string-value="" table:formula="of:=IF([.N50]=&quot;L&quot;;&quot;Baixa&quot;;IF([.N50]=&quot;A&quot;;&quot;Média&quot;;IF([.N50]=&quot;&quot;;&quot;&quot;;&quot;Alta&quot;)))" table:style-name="ce37"/>
          <table:table-cell office:value-type="string" office:string-value="" table:formula="of:=IF(ISBLANK([.L50]);&quot;&quot;;IF([.D50]=&quot;ALI&quot;;IF([.N50]=&quot;L&quot;;7;IF([.N50]=&quot;A&quot;;10;15));IF([.D50]=&quot;AIE&quot;;IF([.N50]=&quot;L&quot;;5;IF([.N50]=&quot;A&quot;;7;10));IF([.D50]=&quot;SE&quot;;IF([.N50]=&quot;L&quot;;4;IF([.N50]=&quot;A&quot;;5;7));IF(OR([.D50]=&quot;EE&quot;;[.D50]=&quot;CE&quot;);IF([.N50]=&quot;L&quot;;3;IF([.N50]=&quot;A&quot;;4;6)))))))" table:style-name="ce38"/>
          <table:table-cell table:style-name="ce39"/>
          <table:table-cell table:style-name="ce40"/>
          <table:table-cell office:value-type="float" office:value="0" table:formula="of:=IF(AND([.$P50]=&quot;&quot;;[.$J50]&lt;&gt;&quot;&quot;);[.$J50];0)" table:style-name="ce3">
            <text:p>0</text:p>
          </table:table-cell>
          <table:table-cell office:value-type="float" office:value="0" table:formula="of:=IF(OR([.$P50]=&quot;&quot;;[.$J50]=&quot;&quot;);0;[.$J50])" table:style-name="ce3">
            <text:p>0</text:p>
          </table:table-cell>
          <table:table-cell office:value-type="float" office:value="0" table:formula="of:=IF(OR([.$P50]=&quot;&quot;;[.$J50]=&quot;&quot;);0;[.$P50])" table:style-name="ce3">
            <text:p>0</text:p>
          </table:table-cell>
          <table:table-cell office:value-type="float" office:value="0" table:formula="of:=IF(AND([.$J50]=&quot;&quot;;[.$P50]&lt;&gt;&quot;&quot;);[.$P5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1];[.H51])" table:style-name="ce36"/>
          <table:table-cell office:value-type="string" office:string-value="" table:formula="of:=IF(ISBLANK([.F51]);&quot;&quot;;IF([.D51]=&quot;EE&quot;;IF([.F51]&gt;=3;IF([.E51]&gt;=5;&quot;H&quot;;&quot;A&quot;);IF([.F51]&gt;=2;IF([.E51]&gt;=16;&quot;H&quot;;IF([.E51]&lt;=4;&quot;L&quot;;&quot;A&quot;));IF([.E51]&lt;=15;&quot;L&quot;;&quot;A&quot;)));IF(OR([.D51]=&quot;SE&quot;;[.D51]=&quot;CE&quot;);IF([.F51]&gt;=4;IF([.E51]&gt;=6;&quot;H&quot;;&quot;A&quot;);IF([.F51]&gt;=2;IF([.E51]&gt;=20;&quot;H&quot;;IF([.E51]&lt;=5;&quot;L&quot;;&quot;A&quot;));IF([.E51]&lt;=19;&quot;L&quot;;&quot;A&quot;)));IF(OR([.D51]=&quot;ALI&quot;;[.D51]=&quot;AIE&quot;);IF([.F51]&gt;=6;IF([.E51]&gt;=20;&quot;H&quot;;&quot;A&quot;);IF([.F51]&gt;=2;IF([.E51]&gt;=51;&quot;H&quot;;IF([.E51]&lt;=19;&quot;L&quot;;&quot;A&quot;));IF([.E51]&lt;=50;&quot;L&quot;;&quot;A&quot;)))))))" table:style-name="ce37"/>
          <table:table-cell office:value-type="string" office:string-value="" table:formula="of:=IF([.H51]=&quot;L&quot;;&quot;Baixa&quot;;IF([.H51]=&quot;A&quot;;&quot;Média&quot;;IF([.H51]=&quot;&quot;;&quot;&quot;;&quot;Alta&quot;)))" table:style-name="ce37"/>
          <table:table-cell office:value-type="string" office:string-value="" table:formula="of:=IF(ISBLANK([.F51]);&quot;&quot;;IF([.D51]=&quot;ALI&quot;;IF([.H51]=&quot;L&quot;;7;IF([.H51]=&quot;A&quot;;10;15));IF([.D51]=&quot;AIE&quot;;IF([.H51]=&quot;L&quot;;5;IF([.H51]=&quot;A&quot;;7;10));IF([.D51]=&quot;SE&quot;;IF([.H51]=&quot;L&quot;;4;IF([.H51]=&quot;A&quot;;5;7));IF(OR([.D51]=&quot;EE&quot;;[.D51]=&quot;CE&quot;);IF([.H51]=&quot;L&quot;;3;IF([.H51]=&quot;A&quot;;4;6)))))))" table:style-name="ce38"/>
          <table:table-cell table:style-name="ce39"/>
          <table:table-cell table:style-name="ce36"/>
          <table:table-cell office:value-type="string" office:string-value="" table:formula="of:=CONCATENATE([.D51];[.N51])" table:style-name="ce36"/>
          <table:table-cell office:value-type="string" office:string-value="" table:formula="of:=IF(ISBLANK([.L51]);&quot;&quot;;IF([.D51]=&quot;EE&quot;;IF([.L51]&gt;=3;IF([.K51]&gt;=5;&quot;H&quot;;&quot;A&quot;);IF([.L51]&gt;=2;IF([.K51]&gt;=16;&quot;H&quot;;IF([.K51]&lt;=4;&quot;L&quot;;&quot;A&quot;));IF([.K51]&lt;=15;&quot;L&quot;;&quot;A&quot;)));IF(OR([.D51]=&quot;SE&quot;;[.D51]=&quot;CE&quot;);IF([.L51]&gt;=4;IF([.K51]&gt;=6;&quot;H&quot;;&quot;A&quot;);IF([.L51]&gt;=2;IF([.K51]&gt;=20;&quot;H&quot;;IF([.K51]&lt;=5;&quot;L&quot;;&quot;A&quot;));IF([.K51]&lt;=19;&quot;L&quot;;&quot;A&quot;)));IF(OR([.D51]=&quot;ALI&quot;;[.D51]=&quot;AIE&quot;);IF([.L51]&gt;=6;IF([.K51]&gt;=20;&quot;H&quot;;&quot;A&quot;);IF([.L51]&gt;=2;IF([.K51]&gt;=51;&quot;H&quot;;IF([.K51]&lt;=19;&quot;L&quot;;&quot;A&quot;));IF([.K51]&lt;=50;&quot;L&quot;;&quot;A&quot;)))))))" table:style-name="ce37"/>
          <table:table-cell office:value-type="string" office:string-value="" table:formula="of:=IF([.N51]=&quot;L&quot;;&quot;Baixa&quot;;IF([.N51]=&quot;A&quot;;&quot;Média&quot;;IF([.N51]=&quot;&quot;;&quot;&quot;;&quot;Alta&quot;)))" table:style-name="ce37"/>
          <table:table-cell office:value-type="string" office:string-value="" table:formula="of:=IF(ISBLANK([.L51]);&quot;&quot;;IF([.D51]=&quot;ALI&quot;;IF([.N51]=&quot;L&quot;;7;IF([.N51]=&quot;A&quot;;10;15));IF([.D51]=&quot;AIE&quot;;IF([.N51]=&quot;L&quot;;5;IF([.N51]=&quot;A&quot;;7;10));IF([.D51]=&quot;SE&quot;;IF([.N51]=&quot;L&quot;;4;IF([.N51]=&quot;A&quot;;5;7));IF(OR([.D51]=&quot;EE&quot;;[.D51]=&quot;CE&quot;);IF([.N51]=&quot;L&quot;;3;IF([.N51]=&quot;A&quot;;4;6)))))))" table:style-name="ce38"/>
          <table:table-cell table:style-name="ce39"/>
          <table:table-cell table:style-name="ce40"/>
          <table:table-cell office:value-type="float" office:value="0" table:formula="of:=IF(AND([.$P51]=&quot;&quot;;[.$J51]&lt;&gt;&quot;&quot;);[.$J51];0)" table:style-name="ce3">
            <text:p>0</text:p>
          </table:table-cell>
          <table:table-cell office:value-type="float" office:value="0" table:formula="of:=IF(OR([.$P51]=&quot;&quot;;[.$J51]=&quot;&quot;);0;[.$J51])" table:style-name="ce3">
            <text:p>0</text:p>
          </table:table-cell>
          <table:table-cell office:value-type="float" office:value="0" table:formula="of:=IF(OR([.$P51]=&quot;&quot;;[.$J51]=&quot;&quot;);0;[.$P51])" table:style-name="ce3">
            <text:p>0</text:p>
          </table:table-cell>
          <table:table-cell office:value-type="float" office:value="0" table:formula="of:=IF(AND([.$J51]=&quot;&quot;;[.$P51]&lt;&gt;&quot;&quot;);[.$P5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2];[.H52])" table:style-name="ce36"/>
          <table:table-cell office:value-type="string" office:string-value="" table:formula="of:=IF(ISBLANK([.F52]);&quot;&quot;;IF([.D52]=&quot;EE&quot;;IF([.F52]&gt;=3;IF([.E52]&gt;=5;&quot;H&quot;;&quot;A&quot;);IF([.F52]&gt;=2;IF([.E52]&gt;=16;&quot;H&quot;;IF([.E52]&lt;=4;&quot;L&quot;;&quot;A&quot;));IF([.E52]&lt;=15;&quot;L&quot;;&quot;A&quot;)));IF(OR([.D52]=&quot;SE&quot;;[.D52]=&quot;CE&quot;);IF([.F52]&gt;=4;IF([.E52]&gt;=6;&quot;H&quot;;&quot;A&quot;);IF([.F52]&gt;=2;IF([.E52]&gt;=20;&quot;H&quot;;IF([.E52]&lt;=5;&quot;L&quot;;&quot;A&quot;));IF([.E52]&lt;=19;&quot;L&quot;;&quot;A&quot;)));IF(OR([.D52]=&quot;ALI&quot;;[.D52]=&quot;AIE&quot;);IF([.F52]&gt;=6;IF([.E52]&gt;=20;&quot;H&quot;;&quot;A&quot;);IF([.F52]&gt;=2;IF([.E52]&gt;=51;&quot;H&quot;;IF([.E52]&lt;=19;&quot;L&quot;;&quot;A&quot;));IF([.E52]&lt;=50;&quot;L&quot;;&quot;A&quot;)))))))" table:style-name="ce37"/>
          <table:table-cell office:value-type="string" office:string-value="" table:formula="of:=IF([.H52]=&quot;L&quot;;&quot;Baixa&quot;;IF([.H52]=&quot;A&quot;;&quot;Média&quot;;IF([.H52]=&quot;&quot;;&quot;&quot;;&quot;Alta&quot;)))" table:style-name="ce37"/>
          <table:table-cell office:value-type="string" office:string-value="" table:formula="of:=IF(ISBLANK([.F52]);&quot;&quot;;IF([.D52]=&quot;ALI&quot;;IF([.H52]=&quot;L&quot;;7;IF([.H52]=&quot;A&quot;;10;15));IF([.D52]=&quot;AIE&quot;;IF([.H52]=&quot;L&quot;;5;IF([.H52]=&quot;A&quot;;7;10));IF([.D52]=&quot;SE&quot;;IF([.H52]=&quot;L&quot;;4;IF([.H52]=&quot;A&quot;;5;7));IF(OR([.D52]=&quot;EE&quot;;[.D52]=&quot;CE&quot;);IF([.H52]=&quot;L&quot;;3;IF([.H52]=&quot;A&quot;;4;6)))))))" table:style-name="ce38"/>
          <table:table-cell table:style-name="ce39"/>
          <table:table-cell table:style-name="ce36"/>
          <table:table-cell office:value-type="string" office:string-value="" table:formula="of:=CONCATENATE([.D52];[.N52])" table:style-name="ce36"/>
          <table:table-cell office:value-type="string" office:string-value="" table:formula="of:=IF(ISBLANK([.L52]);&quot;&quot;;IF([.D52]=&quot;EE&quot;;IF([.L52]&gt;=3;IF([.K52]&gt;=5;&quot;H&quot;;&quot;A&quot;);IF([.L52]&gt;=2;IF([.K52]&gt;=16;&quot;H&quot;;IF([.K52]&lt;=4;&quot;L&quot;;&quot;A&quot;));IF([.K52]&lt;=15;&quot;L&quot;;&quot;A&quot;)));IF(OR([.D52]=&quot;SE&quot;;[.D52]=&quot;CE&quot;);IF([.L52]&gt;=4;IF([.K52]&gt;=6;&quot;H&quot;;&quot;A&quot;);IF([.L52]&gt;=2;IF([.K52]&gt;=20;&quot;H&quot;;IF([.K52]&lt;=5;&quot;L&quot;;&quot;A&quot;));IF([.K52]&lt;=19;&quot;L&quot;;&quot;A&quot;)));IF(OR([.D52]=&quot;ALI&quot;;[.D52]=&quot;AIE&quot;);IF([.L52]&gt;=6;IF([.K52]&gt;=20;&quot;H&quot;;&quot;A&quot;);IF([.L52]&gt;=2;IF([.K52]&gt;=51;&quot;H&quot;;IF([.K52]&lt;=19;&quot;L&quot;;&quot;A&quot;));IF([.K52]&lt;=50;&quot;L&quot;;&quot;A&quot;)))))))" table:style-name="ce37"/>
          <table:table-cell office:value-type="string" office:string-value="" table:formula="of:=IF([.N52]=&quot;L&quot;;&quot;Baixa&quot;;IF([.N52]=&quot;A&quot;;&quot;Média&quot;;IF([.N52]=&quot;&quot;;&quot;&quot;;&quot;Alta&quot;)))" table:style-name="ce37"/>
          <table:table-cell office:value-type="string" office:string-value="" table:formula="of:=IF(ISBLANK([.L52]);&quot;&quot;;IF([.D52]=&quot;ALI&quot;;IF([.N52]=&quot;L&quot;;7;IF([.N52]=&quot;A&quot;;10;15));IF([.D52]=&quot;AIE&quot;;IF([.N52]=&quot;L&quot;;5;IF([.N52]=&quot;A&quot;;7;10));IF([.D52]=&quot;SE&quot;;IF([.N52]=&quot;L&quot;;4;IF([.N52]=&quot;A&quot;;5;7));IF(OR([.D52]=&quot;EE&quot;;[.D52]=&quot;CE&quot;);IF([.N52]=&quot;L&quot;;3;IF([.N52]=&quot;A&quot;;4;6)))))))" table:style-name="ce38"/>
          <table:table-cell table:style-name="ce39"/>
          <table:table-cell table:style-name="ce40"/>
          <table:table-cell office:value-type="float" office:value="0" table:formula="of:=IF(AND([.$P52]=&quot;&quot;;[.$J52]&lt;&gt;&quot;&quot;);[.$J52];0)" table:style-name="ce3">
            <text:p>0</text:p>
          </table:table-cell>
          <table:table-cell office:value-type="float" office:value="0" table:formula="of:=IF(OR([.$P52]=&quot;&quot;;[.$J52]=&quot;&quot;);0;[.$J52])" table:style-name="ce3">
            <text:p>0</text:p>
          </table:table-cell>
          <table:table-cell office:value-type="float" office:value="0" table:formula="of:=IF(OR([.$P52]=&quot;&quot;;[.$J52]=&quot;&quot;);0;[.$P52])" table:style-name="ce3">
            <text:p>0</text:p>
          </table:table-cell>
          <table:table-cell office:value-type="float" office:value="0" table:formula="of:=IF(AND([.$J52]=&quot;&quot;;[.$P52]&lt;&gt;&quot;&quot;);[.$P5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3];[.H53])" table:style-name="ce36"/>
          <table:table-cell office:value-type="string" office:string-value="" table:formula="of:=IF(ISBLANK([.F53]);&quot;&quot;;IF([.D53]=&quot;EE&quot;;IF([.F53]&gt;=3;IF([.E53]&gt;=5;&quot;H&quot;;&quot;A&quot;);IF([.F53]&gt;=2;IF([.E53]&gt;=16;&quot;H&quot;;IF([.E53]&lt;=4;&quot;L&quot;;&quot;A&quot;));IF([.E53]&lt;=15;&quot;L&quot;;&quot;A&quot;)));IF(OR([.D53]=&quot;SE&quot;;[.D53]=&quot;CE&quot;);IF([.F53]&gt;=4;IF([.E53]&gt;=6;&quot;H&quot;;&quot;A&quot;);IF([.F53]&gt;=2;IF([.E53]&gt;=20;&quot;H&quot;;IF([.E53]&lt;=5;&quot;L&quot;;&quot;A&quot;));IF([.E53]&lt;=19;&quot;L&quot;;&quot;A&quot;)));IF(OR([.D53]=&quot;ALI&quot;;[.D53]=&quot;AIE&quot;);IF([.F53]&gt;=6;IF([.E53]&gt;=20;&quot;H&quot;;&quot;A&quot;);IF([.F53]&gt;=2;IF([.E53]&gt;=51;&quot;H&quot;;IF([.E53]&lt;=19;&quot;L&quot;;&quot;A&quot;));IF([.E53]&lt;=50;&quot;L&quot;;&quot;A&quot;)))))))" table:style-name="ce37"/>
          <table:table-cell office:value-type="string" office:string-value="" table:formula="of:=IF([.H53]=&quot;L&quot;;&quot;Baixa&quot;;IF([.H53]=&quot;A&quot;;&quot;Média&quot;;IF([.H53]=&quot;&quot;;&quot;&quot;;&quot;Alta&quot;)))" table:style-name="ce37"/>
          <table:table-cell office:value-type="string" office:string-value="" table:formula="of:=IF(ISBLANK([.F53]);&quot;&quot;;IF([.D53]=&quot;ALI&quot;;IF([.H53]=&quot;L&quot;;7;IF([.H53]=&quot;A&quot;;10;15));IF([.D53]=&quot;AIE&quot;;IF([.H53]=&quot;L&quot;;5;IF([.H53]=&quot;A&quot;;7;10));IF([.D53]=&quot;SE&quot;;IF([.H53]=&quot;L&quot;;4;IF([.H53]=&quot;A&quot;;5;7));IF(OR([.D53]=&quot;EE&quot;;[.D53]=&quot;CE&quot;);IF([.H53]=&quot;L&quot;;3;IF([.H53]=&quot;A&quot;;4;6)))))))" table:style-name="ce38"/>
          <table:table-cell table:style-name="ce39"/>
          <table:table-cell table:style-name="ce36"/>
          <table:table-cell office:value-type="string" office:string-value="" table:formula="of:=CONCATENATE([.D53];[.N53])" table:style-name="ce36"/>
          <table:table-cell office:value-type="string" office:string-value="" table:formula="of:=IF(ISBLANK([.L53]);&quot;&quot;;IF([.D53]=&quot;EE&quot;;IF([.L53]&gt;=3;IF([.K53]&gt;=5;&quot;H&quot;;&quot;A&quot;);IF([.L53]&gt;=2;IF([.K53]&gt;=16;&quot;H&quot;;IF([.K53]&lt;=4;&quot;L&quot;;&quot;A&quot;));IF([.K53]&lt;=15;&quot;L&quot;;&quot;A&quot;)));IF(OR([.D53]=&quot;SE&quot;;[.D53]=&quot;CE&quot;);IF([.L53]&gt;=4;IF([.K53]&gt;=6;&quot;H&quot;;&quot;A&quot;);IF([.L53]&gt;=2;IF([.K53]&gt;=20;&quot;H&quot;;IF([.K53]&lt;=5;&quot;L&quot;;&quot;A&quot;));IF([.K53]&lt;=19;&quot;L&quot;;&quot;A&quot;)));IF(OR([.D53]=&quot;ALI&quot;;[.D53]=&quot;AIE&quot;);IF([.L53]&gt;=6;IF([.K53]&gt;=20;&quot;H&quot;;&quot;A&quot;);IF([.L53]&gt;=2;IF([.K53]&gt;=51;&quot;H&quot;;IF([.K53]&lt;=19;&quot;L&quot;;&quot;A&quot;));IF([.K53]&lt;=50;&quot;L&quot;;&quot;A&quot;)))))))" table:style-name="ce37"/>
          <table:table-cell office:value-type="string" office:string-value="" table:formula="of:=IF([.N53]=&quot;L&quot;;&quot;Baixa&quot;;IF([.N53]=&quot;A&quot;;&quot;Média&quot;;IF([.N53]=&quot;&quot;;&quot;&quot;;&quot;Alta&quot;)))" table:style-name="ce37"/>
          <table:table-cell office:value-type="string" office:string-value="" table:formula="of:=IF(ISBLANK([.L53]);&quot;&quot;;IF([.D53]=&quot;ALI&quot;;IF([.N53]=&quot;L&quot;;7;IF([.N53]=&quot;A&quot;;10;15));IF([.D53]=&quot;AIE&quot;;IF([.N53]=&quot;L&quot;;5;IF([.N53]=&quot;A&quot;;7;10));IF([.D53]=&quot;SE&quot;;IF([.N53]=&quot;L&quot;;4;IF([.N53]=&quot;A&quot;;5;7));IF(OR([.D53]=&quot;EE&quot;;[.D53]=&quot;CE&quot;);IF([.N53]=&quot;L&quot;;3;IF([.N53]=&quot;A&quot;;4;6)))))))" table:style-name="ce38"/>
          <table:table-cell table:style-name="ce39"/>
          <table:table-cell table:style-name="ce40"/>
          <table:table-cell office:value-type="float" office:value="0" table:formula="of:=IF(AND([.$P53]=&quot;&quot;;[.$J53]&lt;&gt;&quot;&quot;);[.$J53];0)" table:style-name="ce3">
            <text:p>0</text:p>
          </table:table-cell>
          <table:table-cell office:value-type="float" office:value="0" table:formula="of:=IF(OR([.$P53]=&quot;&quot;;[.$J53]=&quot;&quot;);0;[.$J53])" table:style-name="ce3">
            <text:p>0</text:p>
          </table:table-cell>
          <table:table-cell office:value-type="float" office:value="0" table:formula="of:=IF(OR([.$P53]=&quot;&quot;;[.$J53]=&quot;&quot;);0;[.$P53])" table:style-name="ce3">
            <text:p>0</text:p>
          </table:table-cell>
          <table:table-cell office:value-type="float" office:value="0" table:formula="of:=IF(AND([.$J53]=&quot;&quot;;[.$P53]&lt;&gt;&quot;&quot;);[.$P5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4];[.H54])" table:style-name="ce36"/>
          <table:table-cell office:value-type="string" office:string-value="" table:formula="of:=IF(ISBLANK([.F54]);&quot;&quot;;IF([.D54]=&quot;EE&quot;;IF([.F54]&gt;=3;IF([.E54]&gt;=5;&quot;H&quot;;&quot;A&quot;);IF([.F54]&gt;=2;IF([.E54]&gt;=16;&quot;H&quot;;IF([.E54]&lt;=4;&quot;L&quot;;&quot;A&quot;));IF([.E54]&lt;=15;&quot;L&quot;;&quot;A&quot;)));IF(OR([.D54]=&quot;SE&quot;;[.D54]=&quot;CE&quot;);IF([.F54]&gt;=4;IF([.E54]&gt;=6;&quot;H&quot;;&quot;A&quot;);IF([.F54]&gt;=2;IF([.E54]&gt;=20;&quot;H&quot;;IF([.E54]&lt;=5;&quot;L&quot;;&quot;A&quot;));IF([.E54]&lt;=19;&quot;L&quot;;&quot;A&quot;)));IF(OR([.D54]=&quot;ALI&quot;;[.D54]=&quot;AIE&quot;);IF([.F54]&gt;=6;IF([.E54]&gt;=20;&quot;H&quot;;&quot;A&quot;);IF([.F54]&gt;=2;IF([.E54]&gt;=51;&quot;H&quot;;IF([.E54]&lt;=19;&quot;L&quot;;&quot;A&quot;));IF([.E54]&lt;=50;&quot;L&quot;;&quot;A&quot;)))))))" table:style-name="ce37"/>
          <table:table-cell office:value-type="string" office:string-value="" table:formula="of:=IF([.H54]=&quot;L&quot;;&quot;Baixa&quot;;IF([.H54]=&quot;A&quot;;&quot;Média&quot;;IF([.H54]=&quot;&quot;;&quot;&quot;;&quot;Alta&quot;)))" table:style-name="ce37"/>
          <table:table-cell office:value-type="string" office:string-value="" table:formula="of:=IF(ISBLANK([.F54]);&quot;&quot;;IF([.D54]=&quot;ALI&quot;;IF([.H54]=&quot;L&quot;;7;IF([.H54]=&quot;A&quot;;10;15));IF([.D54]=&quot;AIE&quot;;IF([.H54]=&quot;L&quot;;5;IF([.H54]=&quot;A&quot;;7;10));IF([.D54]=&quot;SE&quot;;IF([.H54]=&quot;L&quot;;4;IF([.H54]=&quot;A&quot;;5;7));IF(OR([.D54]=&quot;EE&quot;;[.D54]=&quot;CE&quot;);IF([.H54]=&quot;L&quot;;3;IF([.H54]=&quot;A&quot;;4;6)))))))" table:style-name="ce38"/>
          <table:table-cell table:style-name="ce39"/>
          <table:table-cell table:style-name="ce36"/>
          <table:table-cell office:value-type="string" office:string-value="" table:formula="of:=CONCATENATE([.D54];[.N54])" table:style-name="ce36"/>
          <table:table-cell office:value-type="string" office:string-value="" table:formula="of:=IF(ISBLANK([.L54]);&quot;&quot;;IF([.D54]=&quot;EE&quot;;IF([.L54]&gt;=3;IF([.K54]&gt;=5;&quot;H&quot;;&quot;A&quot;);IF([.L54]&gt;=2;IF([.K54]&gt;=16;&quot;H&quot;;IF([.K54]&lt;=4;&quot;L&quot;;&quot;A&quot;));IF([.K54]&lt;=15;&quot;L&quot;;&quot;A&quot;)));IF(OR([.D54]=&quot;SE&quot;;[.D54]=&quot;CE&quot;);IF([.L54]&gt;=4;IF([.K54]&gt;=6;&quot;H&quot;;&quot;A&quot;);IF([.L54]&gt;=2;IF([.K54]&gt;=20;&quot;H&quot;;IF([.K54]&lt;=5;&quot;L&quot;;&quot;A&quot;));IF([.K54]&lt;=19;&quot;L&quot;;&quot;A&quot;)));IF(OR([.D54]=&quot;ALI&quot;;[.D54]=&quot;AIE&quot;);IF([.L54]&gt;=6;IF([.K54]&gt;=20;&quot;H&quot;;&quot;A&quot;);IF([.L54]&gt;=2;IF([.K54]&gt;=51;&quot;H&quot;;IF([.K54]&lt;=19;&quot;L&quot;;&quot;A&quot;));IF([.K54]&lt;=50;&quot;L&quot;;&quot;A&quot;)))))))" table:style-name="ce37"/>
          <table:table-cell office:value-type="string" office:string-value="" table:formula="of:=IF([.N54]=&quot;L&quot;;&quot;Baixa&quot;;IF([.N54]=&quot;A&quot;;&quot;Média&quot;;IF([.N54]=&quot;&quot;;&quot;&quot;;&quot;Alta&quot;)))" table:style-name="ce37"/>
          <table:table-cell office:value-type="string" office:string-value="" table:formula="of:=IF(ISBLANK([.L54]);&quot;&quot;;IF([.D54]=&quot;ALI&quot;;IF([.N54]=&quot;L&quot;;7;IF([.N54]=&quot;A&quot;;10;15));IF([.D54]=&quot;AIE&quot;;IF([.N54]=&quot;L&quot;;5;IF([.N54]=&quot;A&quot;;7;10));IF([.D54]=&quot;SE&quot;;IF([.N54]=&quot;L&quot;;4;IF([.N54]=&quot;A&quot;;5;7));IF(OR([.D54]=&quot;EE&quot;;[.D54]=&quot;CE&quot;);IF([.N54]=&quot;L&quot;;3;IF([.N54]=&quot;A&quot;;4;6)))))))" table:style-name="ce38"/>
          <table:table-cell table:style-name="ce39"/>
          <table:table-cell table:style-name="ce40"/>
          <table:table-cell office:value-type="float" office:value="0" table:formula="of:=IF(AND([.$P54]=&quot;&quot;;[.$J54]&lt;&gt;&quot;&quot;);[.$J54];0)" table:style-name="ce3">
            <text:p>0</text:p>
          </table:table-cell>
          <table:table-cell office:value-type="float" office:value="0" table:formula="of:=IF(OR([.$P54]=&quot;&quot;;[.$J54]=&quot;&quot;);0;[.$J54])" table:style-name="ce3">
            <text:p>0</text:p>
          </table:table-cell>
          <table:table-cell office:value-type="float" office:value="0" table:formula="of:=IF(OR([.$P54]=&quot;&quot;;[.$J54]=&quot;&quot;);0;[.$P54])" table:style-name="ce3">
            <text:p>0</text:p>
          </table:table-cell>
          <table:table-cell office:value-type="float" office:value="0" table:formula="of:=IF(AND([.$J54]=&quot;&quot;;[.$P54]&lt;&gt;&quot;&quot;);[.$P5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5];[.H55])" table:style-name="ce36"/>
          <table:table-cell office:value-type="string" office:string-value="" table:formula="of:=IF(ISBLANK([.F55]);&quot;&quot;;IF([.D55]=&quot;EE&quot;;IF([.F55]&gt;=3;IF([.E55]&gt;=5;&quot;H&quot;;&quot;A&quot;);IF([.F55]&gt;=2;IF([.E55]&gt;=16;&quot;H&quot;;IF([.E55]&lt;=4;&quot;L&quot;;&quot;A&quot;));IF([.E55]&lt;=15;&quot;L&quot;;&quot;A&quot;)));IF(OR([.D55]=&quot;SE&quot;;[.D55]=&quot;CE&quot;);IF([.F55]&gt;=4;IF([.E55]&gt;=6;&quot;H&quot;;&quot;A&quot;);IF([.F55]&gt;=2;IF([.E55]&gt;=20;&quot;H&quot;;IF([.E55]&lt;=5;&quot;L&quot;;&quot;A&quot;));IF([.E55]&lt;=19;&quot;L&quot;;&quot;A&quot;)));IF(OR([.D55]=&quot;ALI&quot;;[.D55]=&quot;AIE&quot;);IF([.F55]&gt;=6;IF([.E55]&gt;=20;&quot;H&quot;;&quot;A&quot;);IF([.F55]&gt;=2;IF([.E55]&gt;=51;&quot;H&quot;;IF([.E55]&lt;=19;&quot;L&quot;;&quot;A&quot;));IF([.E55]&lt;=50;&quot;L&quot;;&quot;A&quot;)))))))" table:style-name="ce37"/>
          <table:table-cell office:value-type="string" office:string-value="" table:formula="of:=IF([.H55]=&quot;L&quot;;&quot;Baixa&quot;;IF([.H55]=&quot;A&quot;;&quot;Média&quot;;IF([.H55]=&quot;&quot;;&quot;&quot;;&quot;Alta&quot;)))" table:style-name="ce37"/>
          <table:table-cell office:value-type="string" office:string-value="" table:formula="of:=IF(ISBLANK([.F55]);&quot;&quot;;IF([.D55]=&quot;ALI&quot;;IF([.H55]=&quot;L&quot;;7;IF([.H55]=&quot;A&quot;;10;15));IF([.D55]=&quot;AIE&quot;;IF([.H55]=&quot;L&quot;;5;IF([.H55]=&quot;A&quot;;7;10));IF([.D55]=&quot;SE&quot;;IF([.H55]=&quot;L&quot;;4;IF([.H55]=&quot;A&quot;;5;7));IF(OR([.D55]=&quot;EE&quot;;[.D55]=&quot;CE&quot;);IF([.H55]=&quot;L&quot;;3;IF([.H55]=&quot;A&quot;;4;6)))))))" table:style-name="ce38"/>
          <table:table-cell table:style-name="ce39"/>
          <table:table-cell table:style-name="ce36"/>
          <table:table-cell office:value-type="string" office:string-value="" table:formula="of:=CONCATENATE([.D55];[.N55])" table:style-name="ce36"/>
          <table:table-cell office:value-type="string" office:string-value="" table:formula="of:=IF(ISBLANK([.L55]);&quot;&quot;;IF([.D55]=&quot;EE&quot;;IF([.L55]&gt;=3;IF([.K55]&gt;=5;&quot;H&quot;;&quot;A&quot;);IF([.L55]&gt;=2;IF([.K55]&gt;=16;&quot;H&quot;;IF([.K55]&lt;=4;&quot;L&quot;;&quot;A&quot;));IF([.K55]&lt;=15;&quot;L&quot;;&quot;A&quot;)));IF(OR([.D55]=&quot;SE&quot;;[.D55]=&quot;CE&quot;);IF([.L55]&gt;=4;IF([.K55]&gt;=6;&quot;H&quot;;&quot;A&quot;);IF([.L55]&gt;=2;IF([.K55]&gt;=20;&quot;H&quot;;IF([.K55]&lt;=5;&quot;L&quot;;&quot;A&quot;));IF([.K55]&lt;=19;&quot;L&quot;;&quot;A&quot;)));IF(OR([.D55]=&quot;ALI&quot;;[.D55]=&quot;AIE&quot;);IF([.L55]&gt;=6;IF([.K55]&gt;=20;&quot;H&quot;;&quot;A&quot;);IF([.L55]&gt;=2;IF([.K55]&gt;=51;&quot;H&quot;;IF([.K55]&lt;=19;&quot;L&quot;;&quot;A&quot;));IF([.K55]&lt;=50;&quot;L&quot;;&quot;A&quot;)))))))" table:style-name="ce37"/>
          <table:table-cell office:value-type="string" office:string-value="" table:formula="of:=IF([.N55]=&quot;L&quot;;&quot;Baixa&quot;;IF([.N55]=&quot;A&quot;;&quot;Média&quot;;IF([.N55]=&quot;&quot;;&quot;&quot;;&quot;Alta&quot;)))" table:style-name="ce37"/>
          <table:table-cell office:value-type="string" office:string-value="" table:formula="of:=IF(ISBLANK([.L55]);&quot;&quot;;IF([.D55]=&quot;ALI&quot;;IF([.N55]=&quot;L&quot;;7;IF([.N55]=&quot;A&quot;;10;15));IF([.D55]=&quot;AIE&quot;;IF([.N55]=&quot;L&quot;;5;IF([.N55]=&quot;A&quot;;7;10));IF([.D55]=&quot;SE&quot;;IF([.N55]=&quot;L&quot;;4;IF([.N55]=&quot;A&quot;;5;7));IF(OR([.D55]=&quot;EE&quot;;[.D55]=&quot;CE&quot;);IF([.N55]=&quot;L&quot;;3;IF([.N55]=&quot;A&quot;;4;6)))))))" table:style-name="ce38"/>
          <table:table-cell table:style-name="ce39"/>
          <table:table-cell table:style-name="ce40"/>
          <table:table-cell office:value-type="float" office:value="0" table:formula="of:=IF(AND([.$P55]=&quot;&quot;;[.$J55]&lt;&gt;&quot;&quot;);[.$J55];0)" table:style-name="ce3">
            <text:p>0</text:p>
          </table:table-cell>
          <table:table-cell office:value-type="float" office:value="0" table:formula="of:=IF(OR([.$P55]=&quot;&quot;;[.$J55]=&quot;&quot;);0;[.$J55])" table:style-name="ce3">
            <text:p>0</text:p>
          </table:table-cell>
          <table:table-cell office:value-type="float" office:value="0" table:formula="of:=IF(OR([.$P55]=&quot;&quot;;[.$J55]=&quot;&quot;);0;[.$P55])" table:style-name="ce3">
            <text:p>0</text:p>
          </table:table-cell>
          <table:table-cell office:value-type="float" office:value="0" table:formula="of:=IF(AND([.$J55]=&quot;&quot;;[.$P55]&lt;&gt;&quot;&quot;);[.$P5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6];[.H56])" table:style-name="ce36"/>
          <table:table-cell office:value-type="string" office:string-value="" table:formula="of:=IF(ISBLANK([.F56]);&quot;&quot;;IF([.D56]=&quot;EE&quot;;IF([.F56]&gt;=3;IF([.E56]&gt;=5;&quot;H&quot;;&quot;A&quot;);IF([.F56]&gt;=2;IF([.E56]&gt;=16;&quot;H&quot;;IF([.E56]&lt;=4;&quot;L&quot;;&quot;A&quot;));IF([.E56]&lt;=15;&quot;L&quot;;&quot;A&quot;)));IF(OR([.D56]=&quot;SE&quot;;[.D56]=&quot;CE&quot;);IF([.F56]&gt;=4;IF([.E56]&gt;=6;&quot;H&quot;;&quot;A&quot;);IF([.F56]&gt;=2;IF([.E56]&gt;=20;&quot;H&quot;;IF([.E56]&lt;=5;&quot;L&quot;;&quot;A&quot;));IF([.E56]&lt;=19;&quot;L&quot;;&quot;A&quot;)));IF(OR([.D56]=&quot;ALI&quot;;[.D56]=&quot;AIE&quot;);IF([.F56]&gt;=6;IF([.E56]&gt;=20;&quot;H&quot;;&quot;A&quot;);IF([.F56]&gt;=2;IF([.E56]&gt;=51;&quot;H&quot;;IF([.E56]&lt;=19;&quot;L&quot;;&quot;A&quot;));IF([.E56]&lt;=50;&quot;L&quot;;&quot;A&quot;)))))))" table:style-name="ce37"/>
          <table:table-cell office:value-type="string" office:string-value="" table:formula="of:=IF([.H56]=&quot;L&quot;;&quot;Baixa&quot;;IF([.H56]=&quot;A&quot;;&quot;Média&quot;;IF([.H56]=&quot;&quot;;&quot;&quot;;&quot;Alta&quot;)))" table:style-name="ce37"/>
          <table:table-cell office:value-type="string" office:string-value="" table:formula="of:=IF(ISBLANK([.F56]);&quot;&quot;;IF([.D56]=&quot;ALI&quot;;IF([.H56]=&quot;L&quot;;7;IF([.H56]=&quot;A&quot;;10;15));IF([.D56]=&quot;AIE&quot;;IF([.H56]=&quot;L&quot;;5;IF([.H56]=&quot;A&quot;;7;10));IF([.D56]=&quot;SE&quot;;IF([.H56]=&quot;L&quot;;4;IF([.H56]=&quot;A&quot;;5;7));IF(OR([.D56]=&quot;EE&quot;;[.D56]=&quot;CE&quot;);IF([.H56]=&quot;L&quot;;3;IF([.H56]=&quot;A&quot;;4;6)))))))" table:style-name="ce38"/>
          <table:table-cell table:style-name="ce39"/>
          <table:table-cell table:style-name="ce36"/>
          <table:table-cell office:value-type="string" office:string-value="" table:formula="of:=CONCATENATE([.D56];[.N56])" table:style-name="ce36"/>
          <table:table-cell office:value-type="string" office:string-value="" table:formula="of:=IF(ISBLANK([.L56]);&quot;&quot;;IF([.D56]=&quot;EE&quot;;IF([.L56]&gt;=3;IF([.K56]&gt;=5;&quot;H&quot;;&quot;A&quot;);IF([.L56]&gt;=2;IF([.K56]&gt;=16;&quot;H&quot;;IF([.K56]&lt;=4;&quot;L&quot;;&quot;A&quot;));IF([.K56]&lt;=15;&quot;L&quot;;&quot;A&quot;)));IF(OR([.D56]=&quot;SE&quot;;[.D56]=&quot;CE&quot;);IF([.L56]&gt;=4;IF([.K56]&gt;=6;&quot;H&quot;;&quot;A&quot;);IF([.L56]&gt;=2;IF([.K56]&gt;=20;&quot;H&quot;;IF([.K56]&lt;=5;&quot;L&quot;;&quot;A&quot;));IF([.K56]&lt;=19;&quot;L&quot;;&quot;A&quot;)));IF(OR([.D56]=&quot;ALI&quot;;[.D56]=&quot;AIE&quot;);IF([.L56]&gt;=6;IF([.K56]&gt;=20;&quot;H&quot;;&quot;A&quot;);IF([.L56]&gt;=2;IF([.K56]&gt;=51;&quot;H&quot;;IF([.K56]&lt;=19;&quot;L&quot;;&quot;A&quot;));IF([.K56]&lt;=50;&quot;L&quot;;&quot;A&quot;)))))))" table:style-name="ce37"/>
          <table:table-cell office:value-type="string" office:string-value="" table:formula="of:=IF([.N56]=&quot;L&quot;;&quot;Baixa&quot;;IF([.N56]=&quot;A&quot;;&quot;Média&quot;;IF([.N56]=&quot;&quot;;&quot;&quot;;&quot;Alta&quot;)))" table:style-name="ce37"/>
          <table:table-cell office:value-type="string" office:string-value="" table:formula="of:=IF(ISBLANK([.L56]);&quot;&quot;;IF([.D56]=&quot;ALI&quot;;IF([.N56]=&quot;L&quot;;7;IF([.N56]=&quot;A&quot;;10;15));IF([.D56]=&quot;AIE&quot;;IF([.N56]=&quot;L&quot;;5;IF([.N56]=&quot;A&quot;;7;10));IF([.D56]=&quot;SE&quot;;IF([.N56]=&quot;L&quot;;4;IF([.N56]=&quot;A&quot;;5;7));IF(OR([.D56]=&quot;EE&quot;;[.D56]=&quot;CE&quot;);IF([.N56]=&quot;L&quot;;3;IF([.N56]=&quot;A&quot;;4;6)))))))" table:style-name="ce38"/>
          <table:table-cell table:style-name="ce39"/>
          <table:table-cell table:style-name="ce40"/>
          <table:table-cell office:value-type="float" office:value="0" table:formula="of:=IF(AND([.$P56]=&quot;&quot;;[.$J56]&lt;&gt;&quot;&quot;);[.$J56];0)" table:style-name="ce3">
            <text:p>0</text:p>
          </table:table-cell>
          <table:table-cell office:value-type="float" office:value="0" table:formula="of:=IF(OR([.$P56]=&quot;&quot;;[.$J56]=&quot;&quot;);0;[.$J56])" table:style-name="ce3">
            <text:p>0</text:p>
          </table:table-cell>
          <table:table-cell office:value-type="float" office:value="0" table:formula="of:=IF(OR([.$P56]=&quot;&quot;;[.$J56]=&quot;&quot;);0;[.$P56])" table:style-name="ce3">
            <text:p>0</text:p>
          </table:table-cell>
          <table:table-cell office:value-type="float" office:value="0" table:formula="of:=IF(AND([.$J56]=&quot;&quot;;[.$P56]&lt;&gt;&quot;&quot;);[.$P5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7];[.H57])" table:style-name="ce36"/>
          <table:table-cell office:value-type="string" office:string-value="" table:formula="of:=IF(ISBLANK([.F57]);&quot;&quot;;IF([.D57]=&quot;EE&quot;;IF([.F57]&gt;=3;IF([.E57]&gt;=5;&quot;H&quot;;&quot;A&quot;);IF([.F57]&gt;=2;IF([.E57]&gt;=16;&quot;H&quot;;IF([.E57]&lt;=4;&quot;L&quot;;&quot;A&quot;));IF([.E57]&lt;=15;&quot;L&quot;;&quot;A&quot;)));IF(OR([.D57]=&quot;SE&quot;;[.D57]=&quot;CE&quot;);IF([.F57]&gt;=4;IF([.E57]&gt;=6;&quot;H&quot;;&quot;A&quot;);IF([.F57]&gt;=2;IF([.E57]&gt;=20;&quot;H&quot;;IF([.E57]&lt;=5;&quot;L&quot;;&quot;A&quot;));IF([.E57]&lt;=19;&quot;L&quot;;&quot;A&quot;)));IF(OR([.D57]=&quot;ALI&quot;;[.D57]=&quot;AIE&quot;);IF([.F57]&gt;=6;IF([.E57]&gt;=20;&quot;H&quot;;&quot;A&quot;);IF([.F57]&gt;=2;IF([.E57]&gt;=51;&quot;H&quot;;IF([.E57]&lt;=19;&quot;L&quot;;&quot;A&quot;));IF([.E57]&lt;=50;&quot;L&quot;;&quot;A&quot;)))))))" table:style-name="ce37"/>
          <table:table-cell office:value-type="string" office:string-value="" table:formula="of:=IF([.H57]=&quot;L&quot;;&quot;Baixa&quot;;IF([.H57]=&quot;A&quot;;&quot;Média&quot;;IF([.H57]=&quot;&quot;;&quot;&quot;;&quot;Alta&quot;)))" table:style-name="ce37"/>
          <table:table-cell office:value-type="string" office:string-value="" table:formula="of:=IF(ISBLANK([.F57]);&quot;&quot;;IF([.D57]=&quot;ALI&quot;;IF([.H57]=&quot;L&quot;;7;IF([.H57]=&quot;A&quot;;10;15));IF([.D57]=&quot;AIE&quot;;IF([.H57]=&quot;L&quot;;5;IF([.H57]=&quot;A&quot;;7;10));IF([.D57]=&quot;SE&quot;;IF([.H57]=&quot;L&quot;;4;IF([.H57]=&quot;A&quot;;5;7));IF(OR([.D57]=&quot;EE&quot;;[.D57]=&quot;CE&quot;);IF([.H57]=&quot;L&quot;;3;IF([.H57]=&quot;A&quot;;4;6)))))))" table:style-name="ce38"/>
          <table:table-cell table:style-name="ce39"/>
          <table:table-cell table:style-name="ce36"/>
          <table:table-cell office:value-type="string" office:string-value="" table:formula="of:=CONCATENATE([.D57];[.N57])" table:style-name="ce36"/>
          <table:table-cell office:value-type="string" office:string-value="" table:formula="of:=IF(ISBLANK([.L57]);&quot;&quot;;IF([.D57]=&quot;EE&quot;;IF([.L57]&gt;=3;IF([.K57]&gt;=5;&quot;H&quot;;&quot;A&quot;);IF([.L57]&gt;=2;IF([.K57]&gt;=16;&quot;H&quot;;IF([.K57]&lt;=4;&quot;L&quot;;&quot;A&quot;));IF([.K57]&lt;=15;&quot;L&quot;;&quot;A&quot;)));IF(OR([.D57]=&quot;SE&quot;;[.D57]=&quot;CE&quot;);IF([.L57]&gt;=4;IF([.K57]&gt;=6;&quot;H&quot;;&quot;A&quot;);IF([.L57]&gt;=2;IF([.K57]&gt;=20;&quot;H&quot;;IF([.K57]&lt;=5;&quot;L&quot;;&quot;A&quot;));IF([.K57]&lt;=19;&quot;L&quot;;&quot;A&quot;)));IF(OR([.D57]=&quot;ALI&quot;;[.D57]=&quot;AIE&quot;);IF([.L57]&gt;=6;IF([.K57]&gt;=20;&quot;H&quot;;&quot;A&quot;);IF([.L57]&gt;=2;IF([.K57]&gt;=51;&quot;H&quot;;IF([.K57]&lt;=19;&quot;L&quot;;&quot;A&quot;));IF([.K57]&lt;=50;&quot;L&quot;;&quot;A&quot;)))))))" table:style-name="ce37"/>
          <table:table-cell office:value-type="string" office:string-value="" table:formula="of:=IF([.N57]=&quot;L&quot;;&quot;Baixa&quot;;IF([.N57]=&quot;A&quot;;&quot;Média&quot;;IF([.N57]=&quot;&quot;;&quot;&quot;;&quot;Alta&quot;)))" table:style-name="ce37"/>
          <table:table-cell office:value-type="string" office:string-value="" table:formula="of:=IF(ISBLANK([.L57]);&quot;&quot;;IF([.D57]=&quot;ALI&quot;;IF([.N57]=&quot;L&quot;;7;IF([.N57]=&quot;A&quot;;10;15));IF([.D57]=&quot;AIE&quot;;IF([.N57]=&quot;L&quot;;5;IF([.N57]=&quot;A&quot;;7;10));IF([.D57]=&quot;SE&quot;;IF([.N57]=&quot;L&quot;;4;IF([.N57]=&quot;A&quot;;5;7));IF(OR([.D57]=&quot;EE&quot;;[.D57]=&quot;CE&quot;);IF([.N57]=&quot;L&quot;;3;IF([.N57]=&quot;A&quot;;4;6)))))))" table:style-name="ce38"/>
          <table:table-cell table:style-name="ce39"/>
          <table:table-cell table:style-name="ce40"/>
          <table:table-cell office:value-type="float" office:value="0" table:formula="of:=IF(AND([.$P57]=&quot;&quot;;[.$J57]&lt;&gt;&quot;&quot;);[.$J57];0)" table:style-name="ce3">
            <text:p>0</text:p>
          </table:table-cell>
          <table:table-cell office:value-type="float" office:value="0" table:formula="of:=IF(OR([.$P57]=&quot;&quot;;[.$J57]=&quot;&quot;);0;[.$J57])" table:style-name="ce3">
            <text:p>0</text:p>
          </table:table-cell>
          <table:table-cell office:value-type="float" office:value="0" table:formula="of:=IF(OR([.$P57]=&quot;&quot;;[.$J57]=&quot;&quot;);0;[.$P57])" table:style-name="ce3">
            <text:p>0</text:p>
          </table:table-cell>
          <table:table-cell office:value-type="float" office:value="0" table:formula="of:=IF(AND([.$J57]=&quot;&quot;;[.$P57]&lt;&gt;&quot;&quot;);[.$P5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8];[.H58])" table:style-name="ce36"/>
          <table:table-cell office:value-type="string" office:string-value="" table:formula="of:=IF(ISBLANK([.F58]);&quot;&quot;;IF([.D58]=&quot;EE&quot;;IF([.F58]&gt;=3;IF([.E58]&gt;=5;&quot;H&quot;;&quot;A&quot;);IF([.F58]&gt;=2;IF([.E58]&gt;=16;&quot;H&quot;;IF([.E58]&lt;=4;&quot;L&quot;;&quot;A&quot;));IF([.E58]&lt;=15;&quot;L&quot;;&quot;A&quot;)));IF(OR([.D58]=&quot;SE&quot;;[.D58]=&quot;CE&quot;);IF([.F58]&gt;=4;IF([.E58]&gt;=6;&quot;H&quot;;&quot;A&quot;);IF([.F58]&gt;=2;IF([.E58]&gt;=20;&quot;H&quot;;IF([.E58]&lt;=5;&quot;L&quot;;&quot;A&quot;));IF([.E58]&lt;=19;&quot;L&quot;;&quot;A&quot;)));IF(OR([.D58]=&quot;ALI&quot;;[.D58]=&quot;AIE&quot;);IF([.F58]&gt;=6;IF([.E58]&gt;=20;&quot;H&quot;;&quot;A&quot;);IF([.F58]&gt;=2;IF([.E58]&gt;=51;&quot;H&quot;;IF([.E58]&lt;=19;&quot;L&quot;;&quot;A&quot;));IF([.E58]&lt;=50;&quot;L&quot;;&quot;A&quot;)))))))" table:style-name="ce37"/>
          <table:table-cell office:value-type="string" office:string-value="" table:formula="of:=IF([.H58]=&quot;L&quot;;&quot;Baixa&quot;;IF([.H58]=&quot;A&quot;;&quot;Média&quot;;IF([.H58]=&quot;&quot;;&quot;&quot;;&quot;Alta&quot;)))" table:style-name="ce37"/>
          <table:table-cell office:value-type="string" office:string-value="" table:formula="of:=IF(ISBLANK([.F58]);&quot;&quot;;IF([.D58]=&quot;ALI&quot;;IF([.H58]=&quot;L&quot;;7;IF([.H58]=&quot;A&quot;;10;15));IF([.D58]=&quot;AIE&quot;;IF([.H58]=&quot;L&quot;;5;IF([.H58]=&quot;A&quot;;7;10));IF([.D58]=&quot;SE&quot;;IF([.H58]=&quot;L&quot;;4;IF([.H58]=&quot;A&quot;;5;7));IF(OR([.D58]=&quot;EE&quot;;[.D58]=&quot;CE&quot;);IF([.H58]=&quot;L&quot;;3;IF([.H58]=&quot;A&quot;;4;6)))))))" table:style-name="ce38"/>
          <table:table-cell table:style-name="ce39"/>
          <table:table-cell table:style-name="ce36"/>
          <table:table-cell office:value-type="string" office:string-value="" table:formula="of:=CONCATENATE([.D58];[.N58])" table:style-name="ce36"/>
          <table:table-cell office:value-type="string" office:string-value="" table:formula="of:=IF(ISBLANK([.L58]);&quot;&quot;;IF([.D58]=&quot;EE&quot;;IF([.L58]&gt;=3;IF([.K58]&gt;=5;&quot;H&quot;;&quot;A&quot;);IF([.L58]&gt;=2;IF([.K58]&gt;=16;&quot;H&quot;;IF([.K58]&lt;=4;&quot;L&quot;;&quot;A&quot;));IF([.K58]&lt;=15;&quot;L&quot;;&quot;A&quot;)));IF(OR([.D58]=&quot;SE&quot;;[.D58]=&quot;CE&quot;);IF([.L58]&gt;=4;IF([.K58]&gt;=6;&quot;H&quot;;&quot;A&quot;);IF([.L58]&gt;=2;IF([.K58]&gt;=20;&quot;H&quot;;IF([.K58]&lt;=5;&quot;L&quot;;&quot;A&quot;));IF([.K58]&lt;=19;&quot;L&quot;;&quot;A&quot;)));IF(OR([.D58]=&quot;ALI&quot;;[.D58]=&quot;AIE&quot;);IF([.L58]&gt;=6;IF([.K58]&gt;=20;&quot;H&quot;;&quot;A&quot;);IF([.L58]&gt;=2;IF([.K58]&gt;=51;&quot;H&quot;;IF([.K58]&lt;=19;&quot;L&quot;;&quot;A&quot;));IF([.K58]&lt;=50;&quot;L&quot;;&quot;A&quot;)))))))" table:style-name="ce37"/>
          <table:table-cell office:value-type="string" office:string-value="" table:formula="of:=IF([.N58]=&quot;L&quot;;&quot;Baixa&quot;;IF([.N58]=&quot;A&quot;;&quot;Média&quot;;IF([.N58]=&quot;&quot;;&quot;&quot;;&quot;Alta&quot;)))" table:style-name="ce37"/>
          <table:table-cell office:value-type="string" office:string-value="" table:formula="of:=IF(ISBLANK([.L58]);&quot;&quot;;IF([.D58]=&quot;ALI&quot;;IF([.N58]=&quot;L&quot;;7;IF([.N58]=&quot;A&quot;;10;15));IF([.D58]=&quot;AIE&quot;;IF([.N58]=&quot;L&quot;;5;IF([.N58]=&quot;A&quot;;7;10));IF([.D58]=&quot;SE&quot;;IF([.N58]=&quot;L&quot;;4;IF([.N58]=&quot;A&quot;;5;7));IF(OR([.D58]=&quot;EE&quot;;[.D58]=&quot;CE&quot;);IF([.N58]=&quot;L&quot;;3;IF([.N58]=&quot;A&quot;;4;6)))))))" table:style-name="ce38"/>
          <table:table-cell table:style-name="ce39"/>
          <table:table-cell table:style-name="ce40"/>
          <table:table-cell office:value-type="float" office:value="0" table:formula="of:=IF(AND([.$P58]=&quot;&quot;;[.$J58]&lt;&gt;&quot;&quot;);[.$J58];0)" table:style-name="ce3">
            <text:p>0</text:p>
          </table:table-cell>
          <table:table-cell office:value-type="float" office:value="0" table:formula="of:=IF(OR([.$P58]=&quot;&quot;;[.$J58]=&quot;&quot;);0;[.$J58])" table:style-name="ce3">
            <text:p>0</text:p>
          </table:table-cell>
          <table:table-cell office:value-type="float" office:value="0" table:formula="of:=IF(OR([.$P58]=&quot;&quot;;[.$J58]=&quot;&quot;);0;[.$P58])" table:style-name="ce3">
            <text:p>0</text:p>
          </table:table-cell>
          <table:table-cell office:value-type="float" office:value="0" table:formula="of:=IF(AND([.$J58]=&quot;&quot;;[.$P58]&lt;&gt;&quot;&quot;);[.$P5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59];[.H59])" table:style-name="ce36"/>
          <table:table-cell office:value-type="string" office:string-value="" table:formula="of:=IF(ISBLANK([.F59]);&quot;&quot;;IF([.D59]=&quot;EE&quot;;IF([.F59]&gt;=3;IF([.E59]&gt;=5;&quot;H&quot;;&quot;A&quot;);IF([.F59]&gt;=2;IF([.E59]&gt;=16;&quot;H&quot;;IF([.E59]&lt;=4;&quot;L&quot;;&quot;A&quot;));IF([.E59]&lt;=15;&quot;L&quot;;&quot;A&quot;)));IF(OR([.D59]=&quot;SE&quot;;[.D59]=&quot;CE&quot;);IF([.F59]&gt;=4;IF([.E59]&gt;=6;&quot;H&quot;;&quot;A&quot;);IF([.F59]&gt;=2;IF([.E59]&gt;=20;&quot;H&quot;;IF([.E59]&lt;=5;&quot;L&quot;;&quot;A&quot;));IF([.E59]&lt;=19;&quot;L&quot;;&quot;A&quot;)));IF(OR([.D59]=&quot;ALI&quot;;[.D59]=&quot;AIE&quot;);IF([.F59]&gt;=6;IF([.E59]&gt;=20;&quot;H&quot;;&quot;A&quot;);IF([.F59]&gt;=2;IF([.E59]&gt;=51;&quot;H&quot;;IF([.E59]&lt;=19;&quot;L&quot;;&quot;A&quot;));IF([.E59]&lt;=50;&quot;L&quot;;&quot;A&quot;)))))))" table:style-name="ce37"/>
          <table:table-cell office:value-type="string" office:string-value="" table:formula="of:=IF([.H59]=&quot;L&quot;;&quot;Baixa&quot;;IF([.H59]=&quot;A&quot;;&quot;Média&quot;;IF([.H59]=&quot;&quot;;&quot;&quot;;&quot;Alta&quot;)))" table:style-name="ce37"/>
          <table:table-cell office:value-type="string" office:string-value="" table:formula="of:=IF(ISBLANK([.F59]);&quot;&quot;;IF([.D59]=&quot;ALI&quot;;IF([.H59]=&quot;L&quot;;7;IF([.H59]=&quot;A&quot;;10;15));IF([.D59]=&quot;AIE&quot;;IF([.H59]=&quot;L&quot;;5;IF([.H59]=&quot;A&quot;;7;10));IF([.D59]=&quot;SE&quot;;IF([.H59]=&quot;L&quot;;4;IF([.H59]=&quot;A&quot;;5;7));IF(OR([.D59]=&quot;EE&quot;;[.D59]=&quot;CE&quot;);IF([.H59]=&quot;L&quot;;3;IF([.H59]=&quot;A&quot;;4;6)))))))" table:style-name="ce38"/>
          <table:table-cell table:style-name="ce39"/>
          <table:table-cell table:style-name="ce36"/>
          <table:table-cell office:value-type="string" office:string-value="" table:formula="of:=CONCATENATE([.D59];[.N59])" table:style-name="ce36"/>
          <table:table-cell office:value-type="string" office:string-value="" table:formula="of:=IF(ISBLANK([.L59]);&quot;&quot;;IF([.D59]=&quot;EE&quot;;IF([.L59]&gt;=3;IF([.K59]&gt;=5;&quot;H&quot;;&quot;A&quot;);IF([.L59]&gt;=2;IF([.K59]&gt;=16;&quot;H&quot;;IF([.K59]&lt;=4;&quot;L&quot;;&quot;A&quot;));IF([.K59]&lt;=15;&quot;L&quot;;&quot;A&quot;)));IF(OR([.D59]=&quot;SE&quot;;[.D59]=&quot;CE&quot;);IF([.L59]&gt;=4;IF([.K59]&gt;=6;&quot;H&quot;;&quot;A&quot;);IF([.L59]&gt;=2;IF([.K59]&gt;=20;&quot;H&quot;;IF([.K59]&lt;=5;&quot;L&quot;;&quot;A&quot;));IF([.K59]&lt;=19;&quot;L&quot;;&quot;A&quot;)));IF(OR([.D59]=&quot;ALI&quot;;[.D59]=&quot;AIE&quot;);IF([.L59]&gt;=6;IF([.K59]&gt;=20;&quot;H&quot;;&quot;A&quot;);IF([.L59]&gt;=2;IF([.K59]&gt;=51;&quot;H&quot;;IF([.K59]&lt;=19;&quot;L&quot;;&quot;A&quot;));IF([.K59]&lt;=50;&quot;L&quot;;&quot;A&quot;)))))))" table:style-name="ce37"/>
          <table:table-cell office:value-type="string" office:string-value="" table:formula="of:=IF([.N59]=&quot;L&quot;;&quot;Baixa&quot;;IF([.N59]=&quot;A&quot;;&quot;Média&quot;;IF([.N59]=&quot;&quot;;&quot;&quot;;&quot;Alta&quot;)))" table:style-name="ce37"/>
          <table:table-cell office:value-type="string" office:string-value="" table:formula="of:=IF(ISBLANK([.L59]);&quot;&quot;;IF([.D59]=&quot;ALI&quot;;IF([.N59]=&quot;L&quot;;7;IF([.N59]=&quot;A&quot;;10;15));IF([.D59]=&quot;AIE&quot;;IF([.N59]=&quot;L&quot;;5;IF([.N59]=&quot;A&quot;;7;10));IF([.D59]=&quot;SE&quot;;IF([.N59]=&quot;L&quot;;4;IF([.N59]=&quot;A&quot;;5;7));IF(OR([.D59]=&quot;EE&quot;;[.D59]=&quot;CE&quot;);IF([.N59]=&quot;L&quot;;3;IF([.N59]=&quot;A&quot;;4;6)))))))" table:style-name="ce38"/>
          <table:table-cell table:style-name="ce39"/>
          <table:table-cell table:style-name="ce40"/>
          <table:table-cell office:value-type="float" office:value="0" table:formula="of:=IF(AND([.$P59]=&quot;&quot;;[.$J59]&lt;&gt;&quot;&quot;);[.$J59];0)" table:style-name="ce3">
            <text:p>0</text:p>
          </table:table-cell>
          <table:table-cell office:value-type="float" office:value="0" table:formula="of:=IF(OR([.$P59]=&quot;&quot;;[.$J59]=&quot;&quot;);0;[.$J59])" table:style-name="ce3">
            <text:p>0</text:p>
          </table:table-cell>
          <table:table-cell office:value-type="float" office:value="0" table:formula="of:=IF(OR([.$P59]=&quot;&quot;;[.$J59]=&quot;&quot;);0;[.$P59])" table:style-name="ce3">
            <text:p>0</text:p>
          </table:table-cell>
          <table:table-cell office:value-type="float" office:value="0" table:formula="of:=IF(AND([.$J59]=&quot;&quot;;[.$P59]&lt;&gt;&quot;&quot;);[.$P5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0];[.H60])" table:style-name="ce36"/>
          <table:table-cell office:value-type="string" office:string-value="" table:formula="of:=IF(ISBLANK([.F60]);&quot;&quot;;IF([.D60]=&quot;EE&quot;;IF([.F60]&gt;=3;IF([.E60]&gt;=5;&quot;H&quot;;&quot;A&quot;);IF([.F60]&gt;=2;IF([.E60]&gt;=16;&quot;H&quot;;IF([.E60]&lt;=4;&quot;L&quot;;&quot;A&quot;));IF([.E60]&lt;=15;&quot;L&quot;;&quot;A&quot;)));IF(OR([.D60]=&quot;SE&quot;;[.D60]=&quot;CE&quot;);IF([.F60]&gt;=4;IF([.E60]&gt;=6;&quot;H&quot;;&quot;A&quot;);IF([.F60]&gt;=2;IF([.E60]&gt;=20;&quot;H&quot;;IF([.E60]&lt;=5;&quot;L&quot;;&quot;A&quot;));IF([.E60]&lt;=19;&quot;L&quot;;&quot;A&quot;)));IF(OR([.D60]=&quot;ALI&quot;;[.D60]=&quot;AIE&quot;);IF([.F60]&gt;=6;IF([.E60]&gt;=20;&quot;H&quot;;&quot;A&quot;);IF([.F60]&gt;=2;IF([.E60]&gt;=51;&quot;H&quot;;IF([.E60]&lt;=19;&quot;L&quot;;&quot;A&quot;));IF([.E60]&lt;=50;&quot;L&quot;;&quot;A&quot;)))))))" table:style-name="ce37"/>
          <table:table-cell office:value-type="string" office:string-value="" table:formula="of:=IF([.H60]=&quot;L&quot;;&quot;Baixa&quot;;IF([.H60]=&quot;A&quot;;&quot;Média&quot;;IF([.H60]=&quot;&quot;;&quot;&quot;;&quot;Alta&quot;)))" table:style-name="ce37"/>
          <table:table-cell office:value-type="string" office:string-value="" table:formula="of:=IF(ISBLANK([.F60]);&quot;&quot;;IF([.D60]=&quot;ALI&quot;;IF([.H60]=&quot;L&quot;;7;IF([.H60]=&quot;A&quot;;10;15));IF([.D60]=&quot;AIE&quot;;IF([.H60]=&quot;L&quot;;5;IF([.H60]=&quot;A&quot;;7;10));IF([.D60]=&quot;SE&quot;;IF([.H60]=&quot;L&quot;;4;IF([.H60]=&quot;A&quot;;5;7));IF(OR([.D60]=&quot;EE&quot;;[.D60]=&quot;CE&quot;);IF([.H60]=&quot;L&quot;;3;IF([.H60]=&quot;A&quot;;4;6)))))))" table:style-name="ce38"/>
          <table:table-cell table:style-name="ce39"/>
          <table:table-cell table:style-name="ce36"/>
          <table:table-cell office:value-type="string" office:string-value="" table:formula="of:=CONCATENATE([.D60];[.N60])" table:style-name="ce36"/>
          <table:table-cell office:value-type="string" office:string-value="" table:formula="of:=IF(ISBLANK([.L60]);&quot;&quot;;IF([.D60]=&quot;EE&quot;;IF([.L60]&gt;=3;IF([.K60]&gt;=5;&quot;H&quot;;&quot;A&quot;);IF([.L60]&gt;=2;IF([.K60]&gt;=16;&quot;H&quot;;IF([.K60]&lt;=4;&quot;L&quot;;&quot;A&quot;));IF([.K60]&lt;=15;&quot;L&quot;;&quot;A&quot;)));IF(OR([.D60]=&quot;SE&quot;;[.D60]=&quot;CE&quot;);IF([.L60]&gt;=4;IF([.K60]&gt;=6;&quot;H&quot;;&quot;A&quot;);IF([.L60]&gt;=2;IF([.K60]&gt;=20;&quot;H&quot;;IF([.K60]&lt;=5;&quot;L&quot;;&quot;A&quot;));IF([.K60]&lt;=19;&quot;L&quot;;&quot;A&quot;)));IF(OR([.D60]=&quot;ALI&quot;;[.D60]=&quot;AIE&quot;);IF([.L60]&gt;=6;IF([.K60]&gt;=20;&quot;H&quot;;&quot;A&quot;);IF([.L60]&gt;=2;IF([.K60]&gt;=51;&quot;H&quot;;IF([.K60]&lt;=19;&quot;L&quot;;&quot;A&quot;));IF([.K60]&lt;=50;&quot;L&quot;;&quot;A&quot;)))))))" table:style-name="ce37"/>
          <table:table-cell office:value-type="string" office:string-value="" table:formula="of:=IF([.N60]=&quot;L&quot;;&quot;Baixa&quot;;IF([.N60]=&quot;A&quot;;&quot;Média&quot;;IF([.N60]=&quot;&quot;;&quot;&quot;;&quot;Alta&quot;)))" table:style-name="ce37"/>
          <table:table-cell office:value-type="string" office:string-value="" table:formula="of:=IF(ISBLANK([.L60]);&quot;&quot;;IF([.D60]=&quot;ALI&quot;;IF([.N60]=&quot;L&quot;;7;IF([.N60]=&quot;A&quot;;10;15));IF([.D60]=&quot;AIE&quot;;IF([.N60]=&quot;L&quot;;5;IF([.N60]=&quot;A&quot;;7;10));IF([.D60]=&quot;SE&quot;;IF([.N60]=&quot;L&quot;;4;IF([.N60]=&quot;A&quot;;5;7));IF(OR([.D60]=&quot;EE&quot;;[.D60]=&quot;CE&quot;);IF([.N60]=&quot;L&quot;;3;IF([.N60]=&quot;A&quot;;4;6)))))))" table:style-name="ce38"/>
          <table:table-cell table:style-name="ce39"/>
          <table:table-cell table:style-name="ce40"/>
          <table:table-cell office:value-type="float" office:value="0" table:formula="of:=IF(AND([.$P60]=&quot;&quot;;[.$J60]&lt;&gt;&quot;&quot;);[.$J60];0)" table:style-name="ce3">
            <text:p>0</text:p>
          </table:table-cell>
          <table:table-cell office:value-type="float" office:value="0" table:formula="of:=IF(OR([.$P60]=&quot;&quot;;[.$J60]=&quot;&quot;);0;[.$J60])" table:style-name="ce3">
            <text:p>0</text:p>
          </table:table-cell>
          <table:table-cell office:value-type="float" office:value="0" table:formula="of:=IF(OR([.$P60]=&quot;&quot;;[.$J60]=&quot;&quot;);0;[.$P60])" table:style-name="ce3">
            <text:p>0</text:p>
          </table:table-cell>
          <table:table-cell office:value-type="float" office:value="0" table:formula="of:=IF(AND([.$J60]=&quot;&quot;;[.$P60]&lt;&gt;&quot;&quot;);[.$P6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1];[.H61])" table:style-name="ce36"/>
          <table:table-cell office:value-type="string" office:string-value="" table:formula="of:=IF(ISBLANK([.F61]);&quot;&quot;;IF([.D61]=&quot;EE&quot;;IF([.F61]&gt;=3;IF([.E61]&gt;=5;&quot;H&quot;;&quot;A&quot;);IF([.F61]&gt;=2;IF([.E61]&gt;=16;&quot;H&quot;;IF([.E61]&lt;=4;&quot;L&quot;;&quot;A&quot;));IF([.E61]&lt;=15;&quot;L&quot;;&quot;A&quot;)));IF(OR([.D61]=&quot;SE&quot;;[.D61]=&quot;CE&quot;);IF([.F61]&gt;=4;IF([.E61]&gt;=6;&quot;H&quot;;&quot;A&quot;);IF([.F61]&gt;=2;IF([.E61]&gt;=20;&quot;H&quot;;IF([.E61]&lt;=5;&quot;L&quot;;&quot;A&quot;));IF([.E61]&lt;=19;&quot;L&quot;;&quot;A&quot;)));IF(OR([.D61]=&quot;ALI&quot;;[.D61]=&quot;AIE&quot;);IF([.F61]&gt;=6;IF([.E61]&gt;=20;&quot;H&quot;;&quot;A&quot;);IF([.F61]&gt;=2;IF([.E61]&gt;=51;&quot;H&quot;;IF([.E61]&lt;=19;&quot;L&quot;;&quot;A&quot;));IF([.E61]&lt;=50;&quot;L&quot;;&quot;A&quot;)))))))" table:style-name="ce37"/>
          <table:table-cell office:value-type="string" office:string-value="" table:formula="of:=IF([.H61]=&quot;L&quot;;&quot;Baixa&quot;;IF([.H61]=&quot;A&quot;;&quot;Média&quot;;IF([.H61]=&quot;&quot;;&quot;&quot;;&quot;Alta&quot;)))" table:style-name="ce37"/>
          <table:table-cell office:value-type="string" office:string-value="" table:formula="of:=IF(ISBLANK([.F61]);&quot;&quot;;IF([.D61]=&quot;ALI&quot;;IF([.H61]=&quot;L&quot;;7;IF([.H61]=&quot;A&quot;;10;15));IF([.D61]=&quot;AIE&quot;;IF([.H61]=&quot;L&quot;;5;IF([.H61]=&quot;A&quot;;7;10));IF([.D61]=&quot;SE&quot;;IF([.H61]=&quot;L&quot;;4;IF([.H61]=&quot;A&quot;;5;7));IF(OR([.D61]=&quot;EE&quot;;[.D61]=&quot;CE&quot;);IF([.H61]=&quot;L&quot;;3;IF([.H61]=&quot;A&quot;;4;6)))))))" table:style-name="ce38"/>
          <table:table-cell table:style-name="ce39"/>
          <table:table-cell table:style-name="ce36"/>
          <table:table-cell office:value-type="string" office:string-value="" table:formula="of:=CONCATENATE([.D61];[.N61])" table:style-name="ce36"/>
          <table:table-cell office:value-type="string" office:string-value="" table:formula="of:=IF(ISBLANK([.L61]);&quot;&quot;;IF([.D61]=&quot;EE&quot;;IF([.L61]&gt;=3;IF([.K61]&gt;=5;&quot;H&quot;;&quot;A&quot;);IF([.L61]&gt;=2;IF([.K61]&gt;=16;&quot;H&quot;;IF([.K61]&lt;=4;&quot;L&quot;;&quot;A&quot;));IF([.K61]&lt;=15;&quot;L&quot;;&quot;A&quot;)));IF(OR([.D61]=&quot;SE&quot;;[.D61]=&quot;CE&quot;);IF([.L61]&gt;=4;IF([.K61]&gt;=6;&quot;H&quot;;&quot;A&quot;);IF([.L61]&gt;=2;IF([.K61]&gt;=20;&quot;H&quot;;IF([.K61]&lt;=5;&quot;L&quot;;&quot;A&quot;));IF([.K61]&lt;=19;&quot;L&quot;;&quot;A&quot;)));IF(OR([.D61]=&quot;ALI&quot;;[.D61]=&quot;AIE&quot;);IF([.L61]&gt;=6;IF([.K61]&gt;=20;&quot;H&quot;;&quot;A&quot;);IF([.L61]&gt;=2;IF([.K61]&gt;=51;&quot;H&quot;;IF([.K61]&lt;=19;&quot;L&quot;;&quot;A&quot;));IF([.K61]&lt;=50;&quot;L&quot;;&quot;A&quot;)))))))" table:style-name="ce37"/>
          <table:table-cell office:value-type="string" office:string-value="" table:formula="of:=IF([.N61]=&quot;L&quot;;&quot;Baixa&quot;;IF([.N61]=&quot;A&quot;;&quot;Média&quot;;IF([.N61]=&quot;&quot;;&quot;&quot;;&quot;Alta&quot;)))" table:style-name="ce37"/>
          <table:table-cell office:value-type="string" office:string-value="" table:formula="of:=IF(ISBLANK([.L61]);&quot;&quot;;IF([.D61]=&quot;ALI&quot;;IF([.N61]=&quot;L&quot;;7;IF([.N61]=&quot;A&quot;;10;15));IF([.D61]=&quot;AIE&quot;;IF([.N61]=&quot;L&quot;;5;IF([.N61]=&quot;A&quot;;7;10));IF([.D61]=&quot;SE&quot;;IF([.N61]=&quot;L&quot;;4;IF([.N61]=&quot;A&quot;;5;7));IF(OR([.D61]=&quot;EE&quot;;[.D61]=&quot;CE&quot;);IF([.N61]=&quot;L&quot;;3;IF([.N61]=&quot;A&quot;;4;6)))))))" table:style-name="ce38"/>
          <table:table-cell table:style-name="ce39"/>
          <table:table-cell table:style-name="ce40"/>
          <table:table-cell office:value-type="float" office:value="0" table:formula="of:=IF(AND([.$P61]=&quot;&quot;;[.$J61]&lt;&gt;&quot;&quot;);[.$J61];0)" table:style-name="ce3">
            <text:p>0</text:p>
          </table:table-cell>
          <table:table-cell office:value-type="float" office:value="0" table:formula="of:=IF(OR([.$P61]=&quot;&quot;;[.$J61]=&quot;&quot;);0;[.$J61])" table:style-name="ce3">
            <text:p>0</text:p>
          </table:table-cell>
          <table:table-cell office:value-type="float" office:value="0" table:formula="of:=IF(OR([.$P61]=&quot;&quot;;[.$J61]=&quot;&quot;);0;[.$P61])" table:style-name="ce3">
            <text:p>0</text:p>
          </table:table-cell>
          <table:table-cell office:value-type="float" office:value="0" table:formula="of:=IF(AND([.$J61]=&quot;&quot;;[.$P61]&lt;&gt;&quot;&quot;);[.$P6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2];[.H62])" table:style-name="ce36"/>
          <table:table-cell office:value-type="string" office:string-value="" table:formula="of:=IF(ISBLANK([.F62]);&quot;&quot;;IF([.D62]=&quot;EE&quot;;IF([.F62]&gt;=3;IF([.E62]&gt;=5;&quot;H&quot;;&quot;A&quot;);IF([.F62]&gt;=2;IF([.E62]&gt;=16;&quot;H&quot;;IF([.E62]&lt;=4;&quot;L&quot;;&quot;A&quot;));IF([.E62]&lt;=15;&quot;L&quot;;&quot;A&quot;)));IF(OR([.D62]=&quot;SE&quot;;[.D62]=&quot;CE&quot;);IF([.F62]&gt;=4;IF([.E62]&gt;=6;&quot;H&quot;;&quot;A&quot;);IF([.F62]&gt;=2;IF([.E62]&gt;=20;&quot;H&quot;;IF([.E62]&lt;=5;&quot;L&quot;;&quot;A&quot;));IF([.E62]&lt;=19;&quot;L&quot;;&quot;A&quot;)));IF(OR([.D62]=&quot;ALI&quot;;[.D62]=&quot;AIE&quot;);IF([.F62]&gt;=6;IF([.E62]&gt;=20;&quot;H&quot;;&quot;A&quot;);IF([.F62]&gt;=2;IF([.E62]&gt;=51;&quot;H&quot;;IF([.E62]&lt;=19;&quot;L&quot;;&quot;A&quot;));IF([.E62]&lt;=50;&quot;L&quot;;&quot;A&quot;)))))))" table:style-name="ce37"/>
          <table:table-cell office:value-type="string" office:string-value="" table:formula="of:=IF([.H62]=&quot;L&quot;;&quot;Baixa&quot;;IF([.H62]=&quot;A&quot;;&quot;Média&quot;;IF([.H62]=&quot;&quot;;&quot;&quot;;&quot;Alta&quot;)))" table:style-name="ce37"/>
          <table:table-cell office:value-type="string" office:string-value="" table:formula="of:=IF(ISBLANK([.F62]);&quot;&quot;;IF([.D62]=&quot;ALI&quot;;IF([.H62]=&quot;L&quot;;7;IF([.H62]=&quot;A&quot;;10;15));IF([.D62]=&quot;AIE&quot;;IF([.H62]=&quot;L&quot;;5;IF([.H62]=&quot;A&quot;;7;10));IF([.D62]=&quot;SE&quot;;IF([.H62]=&quot;L&quot;;4;IF([.H62]=&quot;A&quot;;5;7));IF(OR([.D62]=&quot;EE&quot;;[.D62]=&quot;CE&quot;);IF([.H62]=&quot;L&quot;;3;IF([.H62]=&quot;A&quot;;4;6)))))))" table:style-name="ce38"/>
          <table:table-cell table:style-name="ce39"/>
          <table:table-cell table:style-name="ce36"/>
          <table:table-cell office:value-type="string" office:string-value="" table:formula="of:=CONCATENATE([.D62];[.N62])" table:style-name="ce36"/>
          <table:table-cell office:value-type="string" office:string-value="" table:formula="of:=IF(ISBLANK([.L62]);&quot;&quot;;IF([.D62]=&quot;EE&quot;;IF([.L62]&gt;=3;IF([.K62]&gt;=5;&quot;H&quot;;&quot;A&quot;);IF([.L62]&gt;=2;IF([.K62]&gt;=16;&quot;H&quot;;IF([.K62]&lt;=4;&quot;L&quot;;&quot;A&quot;));IF([.K62]&lt;=15;&quot;L&quot;;&quot;A&quot;)));IF(OR([.D62]=&quot;SE&quot;;[.D62]=&quot;CE&quot;);IF([.L62]&gt;=4;IF([.K62]&gt;=6;&quot;H&quot;;&quot;A&quot;);IF([.L62]&gt;=2;IF([.K62]&gt;=20;&quot;H&quot;;IF([.K62]&lt;=5;&quot;L&quot;;&quot;A&quot;));IF([.K62]&lt;=19;&quot;L&quot;;&quot;A&quot;)));IF(OR([.D62]=&quot;ALI&quot;;[.D62]=&quot;AIE&quot;);IF([.L62]&gt;=6;IF([.K62]&gt;=20;&quot;H&quot;;&quot;A&quot;);IF([.L62]&gt;=2;IF([.K62]&gt;=51;&quot;H&quot;;IF([.K62]&lt;=19;&quot;L&quot;;&quot;A&quot;));IF([.K62]&lt;=50;&quot;L&quot;;&quot;A&quot;)))))))" table:style-name="ce37"/>
          <table:table-cell office:value-type="string" office:string-value="" table:formula="of:=IF([.N62]=&quot;L&quot;;&quot;Baixa&quot;;IF([.N62]=&quot;A&quot;;&quot;Média&quot;;IF([.N62]=&quot;&quot;;&quot;&quot;;&quot;Alta&quot;)))" table:style-name="ce37"/>
          <table:table-cell office:value-type="string" office:string-value="" table:formula="of:=IF(ISBLANK([.L62]);&quot;&quot;;IF([.D62]=&quot;ALI&quot;;IF([.N62]=&quot;L&quot;;7;IF([.N62]=&quot;A&quot;;10;15));IF([.D62]=&quot;AIE&quot;;IF([.N62]=&quot;L&quot;;5;IF([.N62]=&quot;A&quot;;7;10));IF([.D62]=&quot;SE&quot;;IF([.N62]=&quot;L&quot;;4;IF([.N62]=&quot;A&quot;;5;7));IF(OR([.D62]=&quot;EE&quot;;[.D62]=&quot;CE&quot;);IF([.N62]=&quot;L&quot;;3;IF([.N62]=&quot;A&quot;;4;6)))))))" table:style-name="ce38"/>
          <table:table-cell table:style-name="ce39"/>
          <table:table-cell table:style-name="ce40"/>
          <table:table-cell office:value-type="float" office:value="0" table:formula="of:=IF(AND([.$P62]=&quot;&quot;;[.$J62]&lt;&gt;&quot;&quot;);[.$J62];0)" table:style-name="ce3">
            <text:p>0</text:p>
          </table:table-cell>
          <table:table-cell office:value-type="float" office:value="0" table:formula="of:=IF(OR([.$P62]=&quot;&quot;;[.$J62]=&quot;&quot;);0;[.$J62])" table:style-name="ce3">
            <text:p>0</text:p>
          </table:table-cell>
          <table:table-cell office:value-type="float" office:value="0" table:formula="of:=IF(OR([.$P62]=&quot;&quot;;[.$J62]=&quot;&quot;);0;[.$P62])" table:style-name="ce3">
            <text:p>0</text:p>
          </table:table-cell>
          <table:table-cell office:value-type="float" office:value="0" table:formula="of:=IF(AND([.$J62]=&quot;&quot;;[.$P62]&lt;&gt;&quot;&quot;);[.$P6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3];[.H63])" table:style-name="ce36"/>
          <table:table-cell office:value-type="string" office:string-value="" table:formula="of:=IF(ISBLANK([.F63]);&quot;&quot;;IF([.D63]=&quot;EE&quot;;IF([.F63]&gt;=3;IF([.E63]&gt;=5;&quot;H&quot;;&quot;A&quot;);IF([.F63]&gt;=2;IF([.E63]&gt;=16;&quot;H&quot;;IF([.E63]&lt;=4;&quot;L&quot;;&quot;A&quot;));IF([.E63]&lt;=15;&quot;L&quot;;&quot;A&quot;)));IF(OR([.D63]=&quot;SE&quot;;[.D63]=&quot;CE&quot;);IF([.F63]&gt;=4;IF([.E63]&gt;=6;&quot;H&quot;;&quot;A&quot;);IF([.F63]&gt;=2;IF([.E63]&gt;=20;&quot;H&quot;;IF([.E63]&lt;=5;&quot;L&quot;;&quot;A&quot;));IF([.E63]&lt;=19;&quot;L&quot;;&quot;A&quot;)));IF(OR([.D63]=&quot;ALI&quot;;[.D63]=&quot;AIE&quot;);IF([.F63]&gt;=6;IF([.E63]&gt;=20;&quot;H&quot;;&quot;A&quot;);IF([.F63]&gt;=2;IF([.E63]&gt;=51;&quot;H&quot;;IF([.E63]&lt;=19;&quot;L&quot;;&quot;A&quot;));IF([.E63]&lt;=50;&quot;L&quot;;&quot;A&quot;)))))))" table:style-name="ce37"/>
          <table:table-cell office:value-type="string" office:string-value="" table:formula="of:=IF([.H63]=&quot;L&quot;;&quot;Baixa&quot;;IF([.H63]=&quot;A&quot;;&quot;Média&quot;;IF([.H63]=&quot;&quot;;&quot;&quot;;&quot;Alta&quot;)))" table:style-name="ce37"/>
          <table:table-cell office:value-type="string" office:string-value="" table:formula="of:=IF(ISBLANK([.F63]);&quot;&quot;;IF([.D63]=&quot;ALI&quot;;IF([.H63]=&quot;L&quot;;7;IF([.H63]=&quot;A&quot;;10;15));IF([.D63]=&quot;AIE&quot;;IF([.H63]=&quot;L&quot;;5;IF([.H63]=&quot;A&quot;;7;10));IF([.D63]=&quot;SE&quot;;IF([.H63]=&quot;L&quot;;4;IF([.H63]=&quot;A&quot;;5;7));IF(OR([.D63]=&quot;EE&quot;;[.D63]=&quot;CE&quot;);IF([.H63]=&quot;L&quot;;3;IF([.H63]=&quot;A&quot;;4;6)))))))" table:style-name="ce38"/>
          <table:table-cell table:style-name="ce39"/>
          <table:table-cell table:style-name="ce36"/>
          <table:table-cell office:value-type="string" office:string-value="" table:formula="of:=CONCATENATE([.D63];[.N63])" table:style-name="ce36"/>
          <table:table-cell office:value-type="string" office:string-value="" table:formula="of:=IF(ISBLANK([.L63]);&quot;&quot;;IF([.D63]=&quot;EE&quot;;IF([.L63]&gt;=3;IF([.K63]&gt;=5;&quot;H&quot;;&quot;A&quot;);IF([.L63]&gt;=2;IF([.K63]&gt;=16;&quot;H&quot;;IF([.K63]&lt;=4;&quot;L&quot;;&quot;A&quot;));IF([.K63]&lt;=15;&quot;L&quot;;&quot;A&quot;)));IF(OR([.D63]=&quot;SE&quot;;[.D63]=&quot;CE&quot;);IF([.L63]&gt;=4;IF([.K63]&gt;=6;&quot;H&quot;;&quot;A&quot;);IF([.L63]&gt;=2;IF([.K63]&gt;=20;&quot;H&quot;;IF([.K63]&lt;=5;&quot;L&quot;;&quot;A&quot;));IF([.K63]&lt;=19;&quot;L&quot;;&quot;A&quot;)));IF(OR([.D63]=&quot;ALI&quot;;[.D63]=&quot;AIE&quot;);IF([.L63]&gt;=6;IF([.K63]&gt;=20;&quot;H&quot;;&quot;A&quot;);IF([.L63]&gt;=2;IF([.K63]&gt;=51;&quot;H&quot;;IF([.K63]&lt;=19;&quot;L&quot;;&quot;A&quot;));IF([.K63]&lt;=50;&quot;L&quot;;&quot;A&quot;)))))))" table:style-name="ce37"/>
          <table:table-cell office:value-type="string" office:string-value="" table:formula="of:=IF([.N63]=&quot;L&quot;;&quot;Baixa&quot;;IF([.N63]=&quot;A&quot;;&quot;Média&quot;;IF([.N63]=&quot;&quot;;&quot;&quot;;&quot;Alta&quot;)))" table:style-name="ce37"/>
          <table:table-cell office:value-type="string" office:string-value="" table:formula="of:=IF(ISBLANK([.L63]);&quot;&quot;;IF([.D63]=&quot;ALI&quot;;IF([.N63]=&quot;L&quot;;7;IF([.N63]=&quot;A&quot;;10;15));IF([.D63]=&quot;AIE&quot;;IF([.N63]=&quot;L&quot;;5;IF([.N63]=&quot;A&quot;;7;10));IF([.D63]=&quot;SE&quot;;IF([.N63]=&quot;L&quot;;4;IF([.N63]=&quot;A&quot;;5;7));IF(OR([.D63]=&quot;EE&quot;;[.D63]=&quot;CE&quot;);IF([.N63]=&quot;L&quot;;3;IF([.N63]=&quot;A&quot;;4;6)))))))" table:style-name="ce38"/>
          <table:table-cell table:style-name="ce39"/>
          <table:table-cell table:style-name="ce40"/>
          <table:table-cell office:value-type="float" office:value="0" table:formula="of:=IF(AND([.$P63]=&quot;&quot;;[.$J63]&lt;&gt;&quot;&quot;);[.$J63];0)" table:style-name="ce3">
            <text:p>0</text:p>
          </table:table-cell>
          <table:table-cell office:value-type="float" office:value="0" table:formula="of:=IF(OR([.$P63]=&quot;&quot;;[.$J63]=&quot;&quot;);0;[.$J63])" table:style-name="ce3">
            <text:p>0</text:p>
          </table:table-cell>
          <table:table-cell office:value-type="float" office:value="0" table:formula="of:=IF(OR([.$P63]=&quot;&quot;;[.$J63]=&quot;&quot;);0;[.$P63])" table:style-name="ce3">
            <text:p>0</text:p>
          </table:table-cell>
          <table:table-cell office:value-type="float" office:value="0" table:formula="of:=IF(AND([.$J63]=&quot;&quot;;[.$P63]&lt;&gt;&quot;&quot;);[.$P6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4];[.H64])" table:style-name="ce36"/>
          <table:table-cell office:value-type="string" office:string-value="" table:formula="of:=IF(ISBLANK([.F64]);&quot;&quot;;IF([.D64]=&quot;EE&quot;;IF([.F64]&gt;=3;IF([.E64]&gt;=5;&quot;H&quot;;&quot;A&quot;);IF([.F64]&gt;=2;IF([.E64]&gt;=16;&quot;H&quot;;IF([.E64]&lt;=4;&quot;L&quot;;&quot;A&quot;));IF([.E64]&lt;=15;&quot;L&quot;;&quot;A&quot;)));IF(OR([.D64]=&quot;SE&quot;;[.D64]=&quot;CE&quot;);IF([.F64]&gt;=4;IF([.E64]&gt;=6;&quot;H&quot;;&quot;A&quot;);IF([.F64]&gt;=2;IF([.E64]&gt;=20;&quot;H&quot;;IF([.E64]&lt;=5;&quot;L&quot;;&quot;A&quot;));IF([.E64]&lt;=19;&quot;L&quot;;&quot;A&quot;)));IF(OR([.D64]=&quot;ALI&quot;;[.D64]=&quot;AIE&quot;);IF([.F64]&gt;=6;IF([.E64]&gt;=20;&quot;H&quot;;&quot;A&quot;);IF([.F64]&gt;=2;IF([.E64]&gt;=51;&quot;H&quot;;IF([.E64]&lt;=19;&quot;L&quot;;&quot;A&quot;));IF([.E64]&lt;=50;&quot;L&quot;;&quot;A&quot;)))))))" table:style-name="ce37"/>
          <table:table-cell office:value-type="string" office:string-value="" table:formula="of:=IF([.H64]=&quot;L&quot;;&quot;Baixa&quot;;IF([.H64]=&quot;A&quot;;&quot;Média&quot;;IF([.H64]=&quot;&quot;;&quot;&quot;;&quot;Alta&quot;)))" table:style-name="ce37"/>
          <table:table-cell office:value-type="string" office:string-value="" table:formula="of:=IF(ISBLANK([.F64]);&quot;&quot;;IF([.D64]=&quot;ALI&quot;;IF([.H64]=&quot;L&quot;;7;IF([.H64]=&quot;A&quot;;10;15));IF([.D64]=&quot;AIE&quot;;IF([.H64]=&quot;L&quot;;5;IF([.H64]=&quot;A&quot;;7;10));IF([.D64]=&quot;SE&quot;;IF([.H64]=&quot;L&quot;;4;IF([.H64]=&quot;A&quot;;5;7));IF(OR([.D64]=&quot;EE&quot;;[.D64]=&quot;CE&quot;);IF([.H64]=&quot;L&quot;;3;IF([.H64]=&quot;A&quot;;4;6)))))))" table:style-name="ce38"/>
          <table:table-cell table:style-name="ce39"/>
          <table:table-cell table:style-name="ce36"/>
          <table:table-cell office:value-type="string" office:string-value="" table:formula="of:=CONCATENATE([.D64];[.N64])" table:style-name="ce36"/>
          <table:table-cell office:value-type="string" office:string-value="" table:formula="of:=IF(ISBLANK([.L64]);&quot;&quot;;IF([.D64]=&quot;EE&quot;;IF([.L64]&gt;=3;IF([.K64]&gt;=5;&quot;H&quot;;&quot;A&quot;);IF([.L64]&gt;=2;IF([.K64]&gt;=16;&quot;H&quot;;IF([.K64]&lt;=4;&quot;L&quot;;&quot;A&quot;));IF([.K64]&lt;=15;&quot;L&quot;;&quot;A&quot;)));IF(OR([.D64]=&quot;SE&quot;;[.D64]=&quot;CE&quot;);IF([.L64]&gt;=4;IF([.K64]&gt;=6;&quot;H&quot;;&quot;A&quot;);IF([.L64]&gt;=2;IF([.K64]&gt;=20;&quot;H&quot;;IF([.K64]&lt;=5;&quot;L&quot;;&quot;A&quot;));IF([.K64]&lt;=19;&quot;L&quot;;&quot;A&quot;)));IF(OR([.D64]=&quot;ALI&quot;;[.D64]=&quot;AIE&quot;);IF([.L64]&gt;=6;IF([.K64]&gt;=20;&quot;H&quot;;&quot;A&quot;);IF([.L64]&gt;=2;IF([.K64]&gt;=51;&quot;H&quot;;IF([.K64]&lt;=19;&quot;L&quot;;&quot;A&quot;));IF([.K64]&lt;=50;&quot;L&quot;;&quot;A&quot;)))))))" table:style-name="ce37"/>
          <table:table-cell office:value-type="string" office:string-value="" table:formula="of:=IF([.N64]=&quot;L&quot;;&quot;Baixa&quot;;IF([.N64]=&quot;A&quot;;&quot;Média&quot;;IF([.N64]=&quot;&quot;;&quot;&quot;;&quot;Alta&quot;)))" table:style-name="ce37"/>
          <table:table-cell office:value-type="string" office:string-value="" table:formula="of:=IF(ISBLANK([.L64]);&quot;&quot;;IF([.D64]=&quot;ALI&quot;;IF([.N64]=&quot;L&quot;;7;IF([.N64]=&quot;A&quot;;10;15));IF([.D64]=&quot;AIE&quot;;IF([.N64]=&quot;L&quot;;5;IF([.N64]=&quot;A&quot;;7;10));IF([.D64]=&quot;SE&quot;;IF([.N64]=&quot;L&quot;;4;IF([.N64]=&quot;A&quot;;5;7));IF(OR([.D64]=&quot;EE&quot;;[.D64]=&quot;CE&quot;);IF([.N64]=&quot;L&quot;;3;IF([.N64]=&quot;A&quot;;4;6)))))))" table:style-name="ce38"/>
          <table:table-cell table:style-name="ce39"/>
          <table:table-cell table:style-name="ce40"/>
          <table:table-cell office:value-type="float" office:value="0" table:formula="of:=IF(AND([.$P64]=&quot;&quot;;[.$J64]&lt;&gt;&quot;&quot;);[.$J64];0)" table:style-name="ce3">
            <text:p>0</text:p>
          </table:table-cell>
          <table:table-cell office:value-type="float" office:value="0" table:formula="of:=IF(OR([.$P64]=&quot;&quot;;[.$J64]=&quot;&quot;);0;[.$J64])" table:style-name="ce3">
            <text:p>0</text:p>
          </table:table-cell>
          <table:table-cell office:value-type="float" office:value="0" table:formula="of:=IF(OR([.$P64]=&quot;&quot;;[.$J64]=&quot;&quot;);0;[.$P64])" table:style-name="ce3">
            <text:p>0</text:p>
          </table:table-cell>
          <table:table-cell office:value-type="float" office:value="0" table:formula="of:=IF(AND([.$J64]=&quot;&quot;;[.$P64]&lt;&gt;&quot;&quot;);[.$P6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5];[.H65])" table:style-name="ce36"/>
          <table:table-cell office:value-type="string" office:string-value="" table:formula="of:=IF(ISBLANK([.F65]);&quot;&quot;;IF([.D65]=&quot;EE&quot;;IF([.F65]&gt;=3;IF([.E65]&gt;=5;&quot;H&quot;;&quot;A&quot;);IF([.F65]&gt;=2;IF([.E65]&gt;=16;&quot;H&quot;;IF([.E65]&lt;=4;&quot;L&quot;;&quot;A&quot;));IF([.E65]&lt;=15;&quot;L&quot;;&quot;A&quot;)));IF(OR([.D65]=&quot;SE&quot;;[.D65]=&quot;CE&quot;);IF([.F65]&gt;=4;IF([.E65]&gt;=6;&quot;H&quot;;&quot;A&quot;);IF([.F65]&gt;=2;IF([.E65]&gt;=20;&quot;H&quot;;IF([.E65]&lt;=5;&quot;L&quot;;&quot;A&quot;));IF([.E65]&lt;=19;&quot;L&quot;;&quot;A&quot;)));IF(OR([.D65]=&quot;ALI&quot;;[.D65]=&quot;AIE&quot;);IF([.F65]&gt;=6;IF([.E65]&gt;=20;&quot;H&quot;;&quot;A&quot;);IF([.F65]&gt;=2;IF([.E65]&gt;=51;&quot;H&quot;;IF([.E65]&lt;=19;&quot;L&quot;;&quot;A&quot;));IF([.E65]&lt;=50;&quot;L&quot;;&quot;A&quot;)))))))" table:style-name="ce37"/>
          <table:table-cell office:value-type="string" office:string-value="" table:formula="of:=IF([.H65]=&quot;L&quot;;&quot;Baixa&quot;;IF([.H65]=&quot;A&quot;;&quot;Média&quot;;IF([.H65]=&quot;&quot;;&quot;&quot;;&quot;Alta&quot;)))" table:style-name="ce37"/>
          <table:table-cell office:value-type="string" office:string-value="" table:formula="of:=IF(ISBLANK([.F65]);&quot;&quot;;IF([.D65]=&quot;ALI&quot;;IF([.H65]=&quot;L&quot;;7;IF([.H65]=&quot;A&quot;;10;15));IF([.D65]=&quot;AIE&quot;;IF([.H65]=&quot;L&quot;;5;IF([.H65]=&quot;A&quot;;7;10));IF([.D65]=&quot;SE&quot;;IF([.H65]=&quot;L&quot;;4;IF([.H65]=&quot;A&quot;;5;7));IF(OR([.D65]=&quot;EE&quot;;[.D65]=&quot;CE&quot;);IF([.H65]=&quot;L&quot;;3;IF([.H65]=&quot;A&quot;;4;6)))))))" table:style-name="ce38"/>
          <table:table-cell table:style-name="ce39"/>
          <table:table-cell table:style-name="ce36"/>
          <table:table-cell office:value-type="string" office:string-value="" table:formula="of:=CONCATENATE([.D65];[.N65])" table:style-name="ce36"/>
          <table:table-cell office:value-type="string" office:string-value="" table:formula="of:=IF(ISBLANK([.L65]);&quot;&quot;;IF([.D65]=&quot;EE&quot;;IF([.L65]&gt;=3;IF([.K65]&gt;=5;&quot;H&quot;;&quot;A&quot;);IF([.L65]&gt;=2;IF([.K65]&gt;=16;&quot;H&quot;;IF([.K65]&lt;=4;&quot;L&quot;;&quot;A&quot;));IF([.K65]&lt;=15;&quot;L&quot;;&quot;A&quot;)));IF(OR([.D65]=&quot;SE&quot;;[.D65]=&quot;CE&quot;);IF([.L65]&gt;=4;IF([.K65]&gt;=6;&quot;H&quot;;&quot;A&quot;);IF([.L65]&gt;=2;IF([.K65]&gt;=20;&quot;H&quot;;IF([.K65]&lt;=5;&quot;L&quot;;&quot;A&quot;));IF([.K65]&lt;=19;&quot;L&quot;;&quot;A&quot;)));IF(OR([.D65]=&quot;ALI&quot;;[.D65]=&quot;AIE&quot;);IF([.L65]&gt;=6;IF([.K65]&gt;=20;&quot;H&quot;;&quot;A&quot;);IF([.L65]&gt;=2;IF([.K65]&gt;=51;&quot;H&quot;;IF([.K65]&lt;=19;&quot;L&quot;;&quot;A&quot;));IF([.K65]&lt;=50;&quot;L&quot;;&quot;A&quot;)))))))" table:style-name="ce37"/>
          <table:table-cell office:value-type="string" office:string-value="" table:formula="of:=IF([.N65]=&quot;L&quot;;&quot;Baixa&quot;;IF([.N65]=&quot;A&quot;;&quot;Média&quot;;IF([.N65]=&quot;&quot;;&quot;&quot;;&quot;Alta&quot;)))" table:style-name="ce37"/>
          <table:table-cell office:value-type="string" office:string-value="" table:formula="of:=IF(ISBLANK([.L65]);&quot;&quot;;IF([.D65]=&quot;ALI&quot;;IF([.N65]=&quot;L&quot;;7;IF([.N65]=&quot;A&quot;;10;15));IF([.D65]=&quot;AIE&quot;;IF([.N65]=&quot;L&quot;;5;IF([.N65]=&quot;A&quot;;7;10));IF([.D65]=&quot;SE&quot;;IF([.N65]=&quot;L&quot;;4;IF([.N65]=&quot;A&quot;;5;7));IF(OR([.D65]=&quot;EE&quot;;[.D65]=&quot;CE&quot;);IF([.N65]=&quot;L&quot;;3;IF([.N65]=&quot;A&quot;;4;6)))))))" table:style-name="ce38"/>
          <table:table-cell table:style-name="ce39"/>
          <table:table-cell table:style-name="ce40"/>
          <table:table-cell office:value-type="float" office:value="0" table:formula="of:=IF(AND([.$P65]=&quot;&quot;;[.$J65]&lt;&gt;&quot;&quot;);[.$J65];0)" table:style-name="ce3">
            <text:p>0</text:p>
          </table:table-cell>
          <table:table-cell office:value-type="float" office:value="0" table:formula="of:=IF(OR([.$P65]=&quot;&quot;;[.$J65]=&quot;&quot;);0;[.$J65])" table:style-name="ce3">
            <text:p>0</text:p>
          </table:table-cell>
          <table:table-cell office:value-type="float" office:value="0" table:formula="of:=IF(OR([.$P65]=&quot;&quot;;[.$J65]=&quot;&quot;);0;[.$P65])" table:style-name="ce3">
            <text:p>0</text:p>
          </table:table-cell>
          <table:table-cell office:value-type="float" office:value="0" table:formula="of:=IF(AND([.$J65]=&quot;&quot;;[.$P65]&lt;&gt;&quot;&quot;);[.$P6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6];[.H66])" table:style-name="ce36"/>
          <table:table-cell office:value-type="string" office:string-value="" table:formula="of:=IF(ISBLANK([.F66]);&quot;&quot;;IF([.D66]=&quot;EE&quot;;IF([.F66]&gt;=3;IF([.E66]&gt;=5;&quot;H&quot;;&quot;A&quot;);IF([.F66]&gt;=2;IF([.E66]&gt;=16;&quot;H&quot;;IF([.E66]&lt;=4;&quot;L&quot;;&quot;A&quot;));IF([.E66]&lt;=15;&quot;L&quot;;&quot;A&quot;)));IF(OR([.D66]=&quot;SE&quot;;[.D66]=&quot;CE&quot;);IF([.F66]&gt;=4;IF([.E66]&gt;=6;&quot;H&quot;;&quot;A&quot;);IF([.F66]&gt;=2;IF([.E66]&gt;=20;&quot;H&quot;;IF([.E66]&lt;=5;&quot;L&quot;;&quot;A&quot;));IF([.E66]&lt;=19;&quot;L&quot;;&quot;A&quot;)));IF(OR([.D66]=&quot;ALI&quot;;[.D66]=&quot;AIE&quot;);IF([.F66]&gt;=6;IF([.E66]&gt;=20;&quot;H&quot;;&quot;A&quot;);IF([.F66]&gt;=2;IF([.E66]&gt;=51;&quot;H&quot;;IF([.E66]&lt;=19;&quot;L&quot;;&quot;A&quot;));IF([.E66]&lt;=50;&quot;L&quot;;&quot;A&quot;)))))))" table:style-name="ce37"/>
          <table:table-cell office:value-type="string" office:string-value="" table:formula="of:=IF([.H66]=&quot;L&quot;;&quot;Baixa&quot;;IF([.H66]=&quot;A&quot;;&quot;Média&quot;;IF([.H66]=&quot;&quot;;&quot;&quot;;&quot;Alta&quot;)))" table:style-name="ce37"/>
          <table:table-cell office:value-type="string" office:string-value="" table:formula="of:=IF(ISBLANK([.F66]);&quot;&quot;;IF([.D66]=&quot;ALI&quot;;IF([.H66]=&quot;L&quot;;7;IF([.H66]=&quot;A&quot;;10;15));IF([.D66]=&quot;AIE&quot;;IF([.H66]=&quot;L&quot;;5;IF([.H66]=&quot;A&quot;;7;10));IF([.D66]=&quot;SE&quot;;IF([.H66]=&quot;L&quot;;4;IF([.H66]=&quot;A&quot;;5;7));IF(OR([.D66]=&quot;EE&quot;;[.D66]=&quot;CE&quot;);IF([.H66]=&quot;L&quot;;3;IF([.H66]=&quot;A&quot;;4;6)))))))" table:style-name="ce38"/>
          <table:table-cell table:style-name="ce39"/>
          <table:table-cell table:style-name="ce36"/>
          <table:table-cell office:value-type="string" office:string-value="" table:formula="of:=CONCATENATE([.D66];[.N66])" table:style-name="ce36"/>
          <table:table-cell office:value-type="string" office:string-value="" table:formula="of:=IF(ISBLANK([.L66]);&quot;&quot;;IF([.D66]=&quot;EE&quot;;IF([.L66]&gt;=3;IF([.K66]&gt;=5;&quot;H&quot;;&quot;A&quot;);IF([.L66]&gt;=2;IF([.K66]&gt;=16;&quot;H&quot;;IF([.K66]&lt;=4;&quot;L&quot;;&quot;A&quot;));IF([.K66]&lt;=15;&quot;L&quot;;&quot;A&quot;)));IF(OR([.D66]=&quot;SE&quot;;[.D66]=&quot;CE&quot;);IF([.L66]&gt;=4;IF([.K66]&gt;=6;&quot;H&quot;;&quot;A&quot;);IF([.L66]&gt;=2;IF([.K66]&gt;=20;&quot;H&quot;;IF([.K66]&lt;=5;&quot;L&quot;;&quot;A&quot;));IF([.K66]&lt;=19;&quot;L&quot;;&quot;A&quot;)));IF(OR([.D66]=&quot;ALI&quot;;[.D66]=&quot;AIE&quot;);IF([.L66]&gt;=6;IF([.K66]&gt;=20;&quot;H&quot;;&quot;A&quot;);IF([.L66]&gt;=2;IF([.K66]&gt;=51;&quot;H&quot;;IF([.K66]&lt;=19;&quot;L&quot;;&quot;A&quot;));IF([.K66]&lt;=50;&quot;L&quot;;&quot;A&quot;)))))))" table:style-name="ce37"/>
          <table:table-cell office:value-type="string" office:string-value="" table:formula="of:=IF([.N66]=&quot;L&quot;;&quot;Baixa&quot;;IF([.N66]=&quot;A&quot;;&quot;Média&quot;;IF([.N66]=&quot;&quot;;&quot;&quot;;&quot;Alta&quot;)))" table:style-name="ce37"/>
          <table:table-cell office:value-type="string" office:string-value="" table:formula="of:=IF(ISBLANK([.L66]);&quot;&quot;;IF([.D66]=&quot;ALI&quot;;IF([.N66]=&quot;L&quot;;7;IF([.N66]=&quot;A&quot;;10;15));IF([.D66]=&quot;AIE&quot;;IF([.N66]=&quot;L&quot;;5;IF([.N66]=&quot;A&quot;;7;10));IF([.D66]=&quot;SE&quot;;IF([.N66]=&quot;L&quot;;4;IF([.N66]=&quot;A&quot;;5;7));IF(OR([.D66]=&quot;EE&quot;;[.D66]=&quot;CE&quot;);IF([.N66]=&quot;L&quot;;3;IF([.N66]=&quot;A&quot;;4;6)))))))" table:style-name="ce38"/>
          <table:table-cell table:style-name="ce39"/>
          <table:table-cell table:style-name="ce40"/>
          <table:table-cell office:value-type="float" office:value="0" table:formula="of:=IF(AND([.$P66]=&quot;&quot;;[.$J66]&lt;&gt;&quot;&quot;);[.$J66];0)" table:style-name="ce3">
            <text:p>0</text:p>
          </table:table-cell>
          <table:table-cell office:value-type="float" office:value="0" table:formula="of:=IF(OR([.$P66]=&quot;&quot;;[.$J66]=&quot;&quot;);0;[.$J66])" table:style-name="ce3">
            <text:p>0</text:p>
          </table:table-cell>
          <table:table-cell office:value-type="float" office:value="0" table:formula="of:=IF(OR([.$P66]=&quot;&quot;;[.$J66]=&quot;&quot;);0;[.$P66])" table:style-name="ce3">
            <text:p>0</text:p>
          </table:table-cell>
          <table:table-cell office:value-type="float" office:value="0" table:formula="of:=IF(AND([.$J66]=&quot;&quot;;[.$P66]&lt;&gt;&quot;&quot;);[.$P6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7];[.H67])" table:style-name="ce36"/>
          <table:table-cell office:value-type="string" office:string-value="" table:formula="of:=IF(ISBLANK([.F67]);&quot;&quot;;IF([.D67]=&quot;EE&quot;;IF([.F67]&gt;=3;IF([.E67]&gt;=5;&quot;H&quot;;&quot;A&quot;);IF([.F67]&gt;=2;IF([.E67]&gt;=16;&quot;H&quot;;IF([.E67]&lt;=4;&quot;L&quot;;&quot;A&quot;));IF([.E67]&lt;=15;&quot;L&quot;;&quot;A&quot;)));IF(OR([.D67]=&quot;SE&quot;;[.D67]=&quot;CE&quot;);IF([.F67]&gt;=4;IF([.E67]&gt;=6;&quot;H&quot;;&quot;A&quot;);IF([.F67]&gt;=2;IF([.E67]&gt;=20;&quot;H&quot;;IF([.E67]&lt;=5;&quot;L&quot;;&quot;A&quot;));IF([.E67]&lt;=19;&quot;L&quot;;&quot;A&quot;)));IF(OR([.D67]=&quot;ALI&quot;;[.D67]=&quot;AIE&quot;);IF([.F67]&gt;=6;IF([.E67]&gt;=20;&quot;H&quot;;&quot;A&quot;);IF([.F67]&gt;=2;IF([.E67]&gt;=51;&quot;H&quot;;IF([.E67]&lt;=19;&quot;L&quot;;&quot;A&quot;));IF([.E67]&lt;=50;&quot;L&quot;;&quot;A&quot;)))))))" table:style-name="ce37"/>
          <table:table-cell office:value-type="string" office:string-value="" table:formula="of:=IF([.H67]=&quot;L&quot;;&quot;Baixa&quot;;IF([.H67]=&quot;A&quot;;&quot;Média&quot;;IF([.H67]=&quot;&quot;;&quot;&quot;;&quot;Alta&quot;)))" table:style-name="ce37"/>
          <table:table-cell office:value-type="string" office:string-value="" table:formula="of:=IF(ISBLANK([.F67]);&quot;&quot;;IF([.D67]=&quot;ALI&quot;;IF([.H67]=&quot;L&quot;;7;IF([.H67]=&quot;A&quot;;10;15));IF([.D67]=&quot;AIE&quot;;IF([.H67]=&quot;L&quot;;5;IF([.H67]=&quot;A&quot;;7;10));IF([.D67]=&quot;SE&quot;;IF([.H67]=&quot;L&quot;;4;IF([.H67]=&quot;A&quot;;5;7));IF(OR([.D67]=&quot;EE&quot;;[.D67]=&quot;CE&quot;);IF([.H67]=&quot;L&quot;;3;IF([.H67]=&quot;A&quot;;4;6)))))))" table:style-name="ce38"/>
          <table:table-cell table:style-name="ce39"/>
          <table:table-cell table:style-name="ce36"/>
          <table:table-cell office:value-type="string" office:string-value="" table:formula="of:=CONCATENATE([.D67];[.N67])" table:style-name="ce36"/>
          <table:table-cell office:value-type="string" office:string-value="" table:formula="of:=IF(ISBLANK([.L67]);&quot;&quot;;IF([.D67]=&quot;EE&quot;;IF([.L67]&gt;=3;IF([.K67]&gt;=5;&quot;H&quot;;&quot;A&quot;);IF([.L67]&gt;=2;IF([.K67]&gt;=16;&quot;H&quot;;IF([.K67]&lt;=4;&quot;L&quot;;&quot;A&quot;));IF([.K67]&lt;=15;&quot;L&quot;;&quot;A&quot;)));IF(OR([.D67]=&quot;SE&quot;;[.D67]=&quot;CE&quot;);IF([.L67]&gt;=4;IF([.K67]&gt;=6;&quot;H&quot;;&quot;A&quot;);IF([.L67]&gt;=2;IF([.K67]&gt;=20;&quot;H&quot;;IF([.K67]&lt;=5;&quot;L&quot;;&quot;A&quot;));IF([.K67]&lt;=19;&quot;L&quot;;&quot;A&quot;)));IF(OR([.D67]=&quot;ALI&quot;;[.D67]=&quot;AIE&quot;);IF([.L67]&gt;=6;IF([.K67]&gt;=20;&quot;H&quot;;&quot;A&quot;);IF([.L67]&gt;=2;IF([.K67]&gt;=51;&quot;H&quot;;IF([.K67]&lt;=19;&quot;L&quot;;&quot;A&quot;));IF([.K67]&lt;=50;&quot;L&quot;;&quot;A&quot;)))))))" table:style-name="ce37"/>
          <table:table-cell office:value-type="string" office:string-value="" table:formula="of:=IF([.N67]=&quot;L&quot;;&quot;Baixa&quot;;IF([.N67]=&quot;A&quot;;&quot;Média&quot;;IF([.N67]=&quot;&quot;;&quot;&quot;;&quot;Alta&quot;)))" table:style-name="ce37"/>
          <table:table-cell office:value-type="string" office:string-value="" table:formula="of:=IF(ISBLANK([.L67]);&quot;&quot;;IF([.D67]=&quot;ALI&quot;;IF([.N67]=&quot;L&quot;;7;IF([.N67]=&quot;A&quot;;10;15));IF([.D67]=&quot;AIE&quot;;IF([.N67]=&quot;L&quot;;5;IF([.N67]=&quot;A&quot;;7;10));IF([.D67]=&quot;SE&quot;;IF([.N67]=&quot;L&quot;;4;IF([.N67]=&quot;A&quot;;5;7));IF(OR([.D67]=&quot;EE&quot;;[.D67]=&quot;CE&quot;);IF([.N67]=&quot;L&quot;;3;IF([.N67]=&quot;A&quot;;4;6)))))))" table:style-name="ce38"/>
          <table:table-cell table:style-name="ce39"/>
          <table:table-cell table:style-name="ce40"/>
          <table:table-cell office:value-type="float" office:value="0" table:formula="of:=IF(AND([.$P67]=&quot;&quot;;[.$J67]&lt;&gt;&quot;&quot;);[.$J67];0)" table:style-name="ce3">
            <text:p>0</text:p>
          </table:table-cell>
          <table:table-cell office:value-type="float" office:value="0" table:formula="of:=IF(OR([.$P67]=&quot;&quot;;[.$J67]=&quot;&quot;);0;[.$J67])" table:style-name="ce3">
            <text:p>0</text:p>
          </table:table-cell>
          <table:table-cell office:value-type="float" office:value="0" table:formula="of:=IF(OR([.$P67]=&quot;&quot;;[.$J67]=&quot;&quot;);0;[.$P67])" table:style-name="ce3">
            <text:p>0</text:p>
          </table:table-cell>
          <table:table-cell office:value-type="float" office:value="0" table:formula="of:=IF(AND([.$J67]=&quot;&quot;;[.$P67]&lt;&gt;&quot;&quot;);[.$P6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8];[.H68])" table:style-name="ce36"/>
          <table:table-cell office:value-type="string" office:string-value="" table:formula="of:=IF(ISBLANK([.F68]);&quot;&quot;;IF([.D68]=&quot;EE&quot;;IF([.F68]&gt;=3;IF([.E68]&gt;=5;&quot;H&quot;;&quot;A&quot;);IF([.F68]&gt;=2;IF([.E68]&gt;=16;&quot;H&quot;;IF([.E68]&lt;=4;&quot;L&quot;;&quot;A&quot;));IF([.E68]&lt;=15;&quot;L&quot;;&quot;A&quot;)));IF(OR([.D68]=&quot;SE&quot;;[.D68]=&quot;CE&quot;);IF([.F68]&gt;=4;IF([.E68]&gt;=6;&quot;H&quot;;&quot;A&quot;);IF([.F68]&gt;=2;IF([.E68]&gt;=20;&quot;H&quot;;IF([.E68]&lt;=5;&quot;L&quot;;&quot;A&quot;));IF([.E68]&lt;=19;&quot;L&quot;;&quot;A&quot;)));IF(OR([.D68]=&quot;ALI&quot;;[.D68]=&quot;AIE&quot;);IF([.F68]&gt;=6;IF([.E68]&gt;=20;&quot;H&quot;;&quot;A&quot;);IF([.F68]&gt;=2;IF([.E68]&gt;=51;&quot;H&quot;;IF([.E68]&lt;=19;&quot;L&quot;;&quot;A&quot;));IF([.E68]&lt;=50;&quot;L&quot;;&quot;A&quot;)))))))" table:style-name="ce37"/>
          <table:table-cell office:value-type="string" office:string-value="" table:formula="of:=IF([.H68]=&quot;L&quot;;&quot;Baixa&quot;;IF([.H68]=&quot;A&quot;;&quot;Média&quot;;IF([.H68]=&quot;&quot;;&quot;&quot;;&quot;Alta&quot;)))" table:style-name="ce37"/>
          <table:table-cell office:value-type="string" office:string-value="" table:formula="of:=IF(ISBLANK([.F68]);&quot;&quot;;IF([.D68]=&quot;ALI&quot;;IF([.H68]=&quot;L&quot;;7;IF([.H68]=&quot;A&quot;;10;15));IF([.D68]=&quot;AIE&quot;;IF([.H68]=&quot;L&quot;;5;IF([.H68]=&quot;A&quot;;7;10));IF([.D68]=&quot;SE&quot;;IF([.H68]=&quot;L&quot;;4;IF([.H68]=&quot;A&quot;;5;7));IF(OR([.D68]=&quot;EE&quot;;[.D68]=&quot;CE&quot;);IF([.H68]=&quot;L&quot;;3;IF([.H68]=&quot;A&quot;;4;6)))))))" table:style-name="ce38"/>
          <table:table-cell table:style-name="ce39"/>
          <table:table-cell table:style-name="ce36"/>
          <table:table-cell office:value-type="string" office:string-value="" table:formula="of:=CONCATENATE([.D68];[.N68])" table:style-name="ce36"/>
          <table:table-cell office:value-type="string" office:string-value="" table:formula="of:=IF(ISBLANK([.L68]);&quot;&quot;;IF([.D68]=&quot;EE&quot;;IF([.L68]&gt;=3;IF([.K68]&gt;=5;&quot;H&quot;;&quot;A&quot;);IF([.L68]&gt;=2;IF([.K68]&gt;=16;&quot;H&quot;;IF([.K68]&lt;=4;&quot;L&quot;;&quot;A&quot;));IF([.K68]&lt;=15;&quot;L&quot;;&quot;A&quot;)));IF(OR([.D68]=&quot;SE&quot;;[.D68]=&quot;CE&quot;);IF([.L68]&gt;=4;IF([.K68]&gt;=6;&quot;H&quot;;&quot;A&quot;);IF([.L68]&gt;=2;IF([.K68]&gt;=20;&quot;H&quot;;IF([.K68]&lt;=5;&quot;L&quot;;&quot;A&quot;));IF([.K68]&lt;=19;&quot;L&quot;;&quot;A&quot;)));IF(OR([.D68]=&quot;ALI&quot;;[.D68]=&quot;AIE&quot;);IF([.L68]&gt;=6;IF([.K68]&gt;=20;&quot;H&quot;;&quot;A&quot;);IF([.L68]&gt;=2;IF([.K68]&gt;=51;&quot;H&quot;;IF([.K68]&lt;=19;&quot;L&quot;;&quot;A&quot;));IF([.K68]&lt;=50;&quot;L&quot;;&quot;A&quot;)))))))" table:style-name="ce37"/>
          <table:table-cell office:value-type="string" office:string-value="" table:formula="of:=IF([.N68]=&quot;L&quot;;&quot;Baixa&quot;;IF([.N68]=&quot;A&quot;;&quot;Média&quot;;IF([.N68]=&quot;&quot;;&quot;&quot;;&quot;Alta&quot;)))" table:style-name="ce37"/>
          <table:table-cell office:value-type="string" office:string-value="" table:formula="of:=IF(ISBLANK([.L68]);&quot;&quot;;IF([.D68]=&quot;ALI&quot;;IF([.N68]=&quot;L&quot;;7;IF([.N68]=&quot;A&quot;;10;15));IF([.D68]=&quot;AIE&quot;;IF([.N68]=&quot;L&quot;;5;IF([.N68]=&quot;A&quot;;7;10));IF([.D68]=&quot;SE&quot;;IF([.N68]=&quot;L&quot;;4;IF([.N68]=&quot;A&quot;;5;7));IF(OR([.D68]=&quot;EE&quot;;[.D68]=&quot;CE&quot;);IF([.N68]=&quot;L&quot;;3;IF([.N68]=&quot;A&quot;;4;6)))))))" table:style-name="ce38"/>
          <table:table-cell table:style-name="ce39"/>
          <table:table-cell table:style-name="ce40"/>
          <table:table-cell office:value-type="float" office:value="0" table:formula="of:=IF(AND([.$P68]=&quot;&quot;;[.$J68]&lt;&gt;&quot;&quot;);[.$J68];0)" table:style-name="ce3">
            <text:p>0</text:p>
          </table:table-cell>
          <table:table-cell office:value-type="float" office:value="0" table:formula="of:=IF(OR([.$P68]=&quot;&quot;;[.$J68]=&quot;&quot;);0;[.$J68])" table:style-name="ce3">
            <text:p>0</text:p>
          </table:table-cell>
          <table:table-cell office:value-type="float" office:value="0" table:formula="of:=IF(OR([.$P68]=&quot;&quot;;[.$J68]=&quot;&quot;);0;[.$P68])" table:style-name="ce3">
            <text:p>0</text:p>
          </table:table-cell>
          <table:table-cell office:value-type="float" office:value="0" table:formula="of:=IF(AND([.$J68]=&quot;&quot;;[.$P68]&lt;&gt;&quot;&quot;);[.$P6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69];[.H69])" table:style-name="ce36"/>
          <table:table-cell office:value-type="string" office:string-value="" table:formula="of:=IF(ISBLANK([.F69]);&quot;&quot;;IF([.D69]=&quot;EE&quot;;IF([.F69]&gt;=3;IF([.E69]&gt;=5;&quot;H&quot;;&quot;A&quot;);IF([.F69]&gt;=2;IF([.E69]&gt;=16;&quot;H&quot;;IF([.E69]&lt;=4;&quot;L&quot;;&quot;A&quot;));IF([.E69]&lt;=15;&quot;L&quot;;&quot;A&quot;)));IF(OR([.D69]=&quot;SE&quot;;[.D69]=&quot;CE&quot;);IF([.F69]&gt;=4;IF([.E69]&gt;=6;&quot;H&quot;;&quot;A&quot;);IF([.F69]&gt;=2;IF([.E69]&gt;=20;&quot;H&quot;;IF([.E69]&lt;=5;&quot;L&quot;;&quot;A&quot;));IF([.E69]&lt;=19;&quot;L&quot;;&quot;A&quot;)));IF(OR([.D69]=&quot;ALI&quot;;[.D69]=&quot;AIE&quot;);IF([.F69]&gt;=6;IF([.E69]&gt;=20;&quot;H&quot;;&quot;A&quot;);IF([.F69]&gt;=2;IF([.E69]&gt;=51;&quot;H&quot;;IF([.E69]&lt;=19;&quot;L&quot;;&quot;A&quot;));IF([.E69]&lt;=50;&quot;L&quot;;&quot;A&quot;)))))))" table:style-name="ce37"/>
          <table:table-cell office:value-type="string" office:string-value="" table:formula="of:=IF([.H69]=&quot;L&quot;;&quot;Baixa&quot;;IF([.H69]=&quot;A&quot;;&quot;Média&quot;;IF([.H69]=&quot;&quot;;&quot;&quot;;&quot;Alta&quot;)))" table:style-name="ce37"/>
          <table:table-cell office:value-type="string" office:string-value="" table:formula="of:=IF(ISBLANK([.F69]);&quot;&quot;;IF([.D69]=&quot;ALI&quot;;IF([.H69]=&quot;L&quot;;7;IF([.H69]=&quot;A&quot;;10;15));IF([.D69]=&quot;AIE&quot;;IF([.H69]=&quot;L&quot;;5;IF([.H69]=&quot;A&quot;;7;10));IF([.D69]=&quot;SE&quot;;IF([.H69]=&quot;L&quot;;4;IF([.H69]=&quot;A&quot;;5;7));IF(OR([.D69]=&quot;EE&quot;;[.D69]=&quot;CE&quot;);IF([.H69]=&quot;L&quot;;3;IF([.H69]=&quot;A&quot;;4;6)))))))" table:style-name="ce38"/>
          <table:table-cell table:style-name="ce39"/>
          <table:table-cell table:style-name="ce36"/>
          <table:table-cell office:value-type="string" office:string-value="" table:formula="of:=CONCATENATE([.D69];[.N69])" table:style-name="ce36"/>
          <table:table-cell office:value-type="string" office:string-value="" table:formula="of:=IF(ISBLANK([.L69]);&quot;&quot;;IF([.D69]=&quot;EE&quot;;IF([.L69]&gt;=3;IF([.K69]&gt;=5;&quot;H&quot;;&quot;A&quot;);IF([.L69]&gt;=2;IF([.K69]&gt;=16;&quot;H&quot;;IF([.K69]&lt;=4;&quot;L&quot;;&quot;A&quot;));IF([.K69]&lt;=15;&quot;L&quot;;&quot;A&quot;)));IF(OR([.D69]=&quot;SE&quot;;[.D69]=&quot;CE&quot;);IF([.L69]&gt;=4;IF([.K69]&gt;=6;&quot;H&quot;;&quot;A&quot;);IF([.L69]&gt;=2;IF([.K69]&gt;=20;&quot;H&quot;;IF([.K69]&lt;=5;&quot;L&quot;;&quot;A&quot;));IF([.K69]&lt;=19;&quot;L&quot;;&quot;A&quot;)));IF(OR([.D69]=&quot;ALI&quot;;[.D69]=&quot;AIE&quot;);IF([.L69]&gt;=6;IF([.K69]&gt;=20;&quot;H&quot;;&quot;A&quot;);IF([.L69]&gt;=2;IF([.K69]&gt;=51;&quot;H&quot;;IF([.K69]&lt;=19;&quot;L&quot;;&quot;A&quot;));IF([.K69]&lt;=50;&quot;L&quot;;&quot;A&quot;)))))))" table:style-name="ce37"/>
          <table:table-cell office:value-type="string" office:string-value="" table:formula="of:=IF([.N69]=&quot;L&quot;;&quot;Baixa&quot;;IF([.N69]=&quot;A&quot;;&quot;Média&quot;;IF([.N69]=&quot;&quot;;&quot;&quot;;&quot;Alta&quot;)))" table:style-name="ce37"/>
          <table:table-cell office:value-type="string" office:string-value="" table:formula="of:=IF(ISBLANK([.L69]);&quot;&quot;;IF([.D69]=&quot;ALI&quot;;IF([.N69]=&quot;L&quot;;7;IF([.N69]=&quot;A&quot;;10;15));IF([.D69]=&quot;AIE&quot;;IF([.N69]=&quot;L&quot;;5;IF([.N69]=&quot;A&quot;;7;10));IF([.D69]=&quot;SE&quot;;IF([.N69]=&quot;L&quot;;4;IF([.N69]=&quot;A&quot;;5;7));IF(OR([.D69]=&quot;EE&quot;;[.D69]=&quot;CE&quot;);IF([.N69]=&quot;L&quot;;3;IF([.N69]=&quot;A&quot;;4;6)))))))" table:style-name="ce38"/>
          <table:table-cell table:style-name="ce39"/>
          <table:table-cell table:style-name="ce40"/>
          <table:table-cell office:value-type="float" office:value="0" table:formula="of:=IF(AND([.$P69]=&quot;&quot;;[.$J69]&lt;&gt;&quot;&quot;);[.$J69];0)" table:style-name="ce3">
            <text:p>0</text:p>
          </table:table-cell>
          <table:table-cell office:value-type="float" office:value="0" table:formula="of:=IF(OR([.$P69]=&quot;&quot;;[.$J69]=&quot;&quot;);0;[.$J69])" table:style-name="ce3">
            <text:p>0</text:p>
          </table:table-cell>
          <table:table-cell office:value-type="float" office:value="0" table:formula="of:=IF(OR([.$P69]=&quot;&quot;;[.$J69]=&quot;&quot;);0;[.$P69])" table:style-name="ce3">
            <text:p>0</text:p>
          </table:table-cell>
          <table:table-cell office:value-type="float" office:value="0" table:formula="of:=IF(AND([.$J69]=&quot;&quot;;[.$P69]&lt;&gt;&quot;&quot;);[.$P6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70];[.H70])" table:style-name="ce36"/>
          <table:table-cell office:value-type="string" office:string-value="" table:formula="of:=IF(ISBLANK([.F70]);&quot;&quot;;IF([.D70]=&quot;EE&quot;;IF([.F70]&gt;=3;IF([.E70]&gt;=5;&quot;H&quot;;&quot;A&quot;);IF([.F70]&gt;=2;IF([.E70]&gt;=16;&quot;H&quot;;IF([.E70]&lt;=4;&quot;L&quot;;&quot;A&quot;));IF([.E70]&lt;=15;&quot;L&quot;;&quot;A&quot;)));IF(OR([.D70]=&quot;SE&quot;;[.D70]=&quot;CE&quot;);IF([.F70]&gt;=4;IF([.E70]&gt;=6;&quot;H&quot;;&quot;A&quot;);IF([.F70]&gt;=2;IF([.E70]&gt;=20;&quot;H&quot;;IF([.E70]&lt;=5;&quot;L&quot;;&quot;A&quot;));IF([.E70]&lt;=19;&quot;L&quot;;&quot;A&quot;)));IF(OR([.D70]=&quot;ALI&quot;;[.D70]=&quot;AIE&quot;);IF([.F70]&gt;=6;IF([.E70]&gt;=20;&quot;H&quot;;&quot;A&quot;);IF([.F70]&gt;=2;IF([.E70]&gt;=51;&quot;H&quot;;IF([.E70]&lt;=19;&quot;L&quot;;&quot;A&quot;));IF([.E70]&lt;=50;&quot;L&quot;;&quot;A&quot;)))))))" table:style-name="ce37"/>
          <table:table-cell office:value-type="string" office:string-value="" table:formula="of:=IF([.H70]=&quot;L&quot;;&quot;Baixa&quot;;IF([.H70]=&quot;A&quot;;&quot;Média&quot;;IF([.H70]=&quot;&quot;;&quot;&quot;;&quot;Alta&quot;)))" table:style-name="ce37"/>
          <table:table-cell office:value-type="string" office:string-value="" table:formula="of:=IF(ISBLANK([.F70]);&quot;&quot;;IF([.D70]=&quot;ALI&quot;;IF([.H70]=&quot;L&quot;;7;IF([.H70]=&quot;A&quot;;10;15));IF([.D70]=&quot;AIE&quot;;IF([.H70]=&quot;L&quot;;5;IF([.H70]=&quot;A&quot;;7;10));IF([.D70]=&quot;SE&quot;;IF([.H70]=&quot;L&quot;;4;IF([.H70]=&quot;A&quot;;5;7));IF(OR([.D70]=&quot;EE&quot;;[.D70]=&quot;CE&quot;);IF([.H70]=&quot;L&quot;;3;IF([.H70]=&quot;A&quot;;4;6)))))))" table:style-name="ce38"/>
          <table:table-cell table:style-name="ce39"/>
          <table:table-cell table:style-name="ce36"/>
          <table:table-cell office:value-type="string" office:string-value="" table:formula="of:=CONCATENATE([.D70];[.N70])" table:style-name="ce36"/>
          <table:table-cell office:value-type="string" office:string-value="" table:formula="of:=IF(ISBLANK([.L70]);&quot;&quot;;IF([.D70]=&quot;EE&quot;;IF([.L70]&gt;=3;IF([.K70]&gt;=5;&quot;H&quot;;&quot;A&quot;);IF([.L70]&gt;=2;IF([.K70]&gt;=16;&quot;H&quot;;IF([.K70]&lt;=4;&quot;L&quot;;&quot;A&quot;));IF([.K70]&lt;=15;&quot;L&quot;;&quot;A&quot;)));IF(OR([.D70]=&quot;SE&quot;;[.D70]=&quot;CE&quot;);IF([.L70]&gt;=4;IF([.K70]&gt;=6;&quot;H&quot;;&quot;A&quot;);IF([.L70]&gt;=2;IF([.K70]&gt;=20;&quot;H&quot;;IF([.K70]&lt;=5;&quot;L&quot;;&quot;A&quot;));IF([.K70]&lt;=19;&quot;L&quot;;&quot;A&quot;)));IF(OR([.D70]=&quot;ALI&quot;;[.D70]=&quot;AIE&quot;);IF([.L70]&gt;=6;IF([.K70]&gt;=20;&quot;H&quot;;&quot;A&quot;);IF([.L70]&gt;=2;IF([.K70]&gt;=51;&quot;H&quot;;IF([.K70]&lt;=19;&quot;L&quot;;&quot;A&quot;));IF([.K70]&lt;=50;&quot;L&quot;;&quot;A&quot;)))))))" table:style-name="ce37"/>
          <table:table-cell office:value-type="string" office:string-value="" table:formula="of:=IF([.N70]=&quot;L&quot;;&quot;Baixa&quot;;IF([.N70]=&quot;A&quot;;&quot;Média&quot;;IF([.N70]=&quot;&quot;;&quot;&quot;;&quot;Alta&quot;)))" table:style-name="ce37"/>
          <table:table-cell office:value-type="string" office:string-value="" table:formula="of:=IF(ISBLANK([.L70]);&quot;&quot;;IF([.D70]=&quot;ALI&quot;;IF([.N70]=&quot;L&quot;;7;IF([.N70]=&quot;A&quot;;10;15));IF([.D70]=&quot;AIE&quot;;IF([.N70]=&quot;L&quot;;5;IF([.N70]=&quot;A&quot;;7;10));IF([.D70]=&quot;SE&quot;;IF([.N70]=&quot;L&quot;;4;IF([.N70]=&quot;A&quot;;5;7));IF(OR([.D70]=&quot;EE&quot;;[.D70]=&quot;CE&quot;);IF([.N70]=&quot;L&quot;;3;IF([.N70]=&quot;A&quot;;4;6)))))))" table:style-name="ce38"/>
          <table:table-cell table:style-name="ce39"/>
          <table:table-cell table:style-name="ce40"/>
          <table:table-cell office:value-type="float" office:value="0" table:formula="of:=IF(AND([.$P70]=&quot;&quot;;[.$J70]&lt;&gt;&quot;&quot;);[.$J70];0)" table:style-name="ce3">
            <text:p>0</text:p>
          </table:table-cell>
          <table:table-cell office:value-type="float" office:value="0" table:formula="of:=IF(OR([.$P70]=&quot;&quot;;[.$J70]=&quot;&quot;);0;[.$J70])" table:style-name="ce3">
            <text:p>0</text:p>
          </table:table-cell>
          <table:table-cell office:value-type="float" office:value="0" table:formula="of:=IF(OR([.$P70]=&quot;&quot;;[.$J70]=&quot;&quot;);0;[.$P70])" table:style-name="ce3">
            <text:p>0</text:p>
          </table:table-cell>
          <table:table-cell office:value-type="float" office:value="0" table:formula="of:=IF(AND([.$J70]=&quot;&quot;;[.$P70]&lt;&gt;&quot;&quot;);[.$P7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71];[.H71])" table:style-name="ce44"/>
          <table:table-cell office:value-type="string" office:string-value="" table:formula="of:=IF(ISBLANK([.F71]);&quot;&quot;;IF([.D71]=&quot;EE&quot;;IF([.F71]&gt;=3;IF([.E71]&gt;=5;&quot;H&quot;;&quot;A&quot;);IF([.F71]&gt;=2;IF([.E71]&gt;=16;&quot;H&quot;;IF([.E71]&lt;=4;&quot;L&quot;;&quot;A&quot;));IF([.E71]&lt;=15;&quot;L&quot;;&quot;A&quot;)));IF(OR([.D71]=&quot;SE&quot;;[.D71]=&quot;CE&quot;);IF([.F71]&gt;=4;IF([.E71]&gt;=6;&quot;H&quot;;&quot;A&quot;);IF([.F71]&gt;=2;IF([.E71]&gt;=20;&quot;H&quot;;IF([.E71]&lt;=5;&quot;L&quot;;&quot;A&quot;));IF([.E71]&lt;=19;&quot;L&quot;;&quot;A&quot;)));IF(OR([.D71]=&quot;ALI&quot;;[.D71]=&quot;AIE&quot;);IF([.F71]&gt;=6;IF([.E71]&gt;=20;&quot;H&quot;;&quot;A&quot;);IF([.F71]&gt;=2;IF([.E71]&gt;=51;&quot;H&quot;;IF([.E71]&lt;=19;&quot;L&quot;;&quot;A&quot;));IF([.E71]&lt;=50;&quot;L&quot;;&quot;A&quot;)))))))" table:style-name="ce45"/>
          <table:table-cell office:value-type="string" office:string-value="" table:formula="of:=IF([.H71]=&quot;L&quot;;&quot;Baixa&quot;;IF([.H71]=&quot;A&quot;;&quot;Média&quot;;IF([.H71]=&quot;&quot;;&quot;&quot;;&quot;Alta&quot;)))" table:style-name="ce45"/>
          <table:table-cell office:value-type="string" office:string-value="" table:formula="of:=IF(ISBLANK([.F71]);&quot;&quot;;IF([.D71]=&quot;ALI&quot;;IF([.H71]=&quot;L&quot;;7;IF([.H71]=&quot;A&quot;;10;15));IF([.D71]=&quot;AIE&quot;;IF([.H71]=&quot;L&quot;;5;IF([.H71]=&quot;A&quot;;7;10));IF([.D71]=&quot;SE&quot;;IF([.H71]=&quot;L&quot;;4;IF([.H71]=&quot;A&quot;;5;7));IF(OR([.D71]=&quot;EE&quot;;[.D71]=&quot;CE&quot;);IF([.H71]=&quot;L&quot;;3;IF([.H71]=&quot;A&quot;;4;6)))))))" table:style-name="ce46"/>
          <table:table-cell table:style-name="ce47"/>
          <table:table-cell table:style-name="ce44"/>
          <table:table-cell office:value-type="string" office:string-value="" table:formula="of:=CONCATENATE([.D71];[.N71])" table:style-name="ce44"/>
          <table:table-cell office:value-type="string" office:string-value="" table:formula="of:=IF(ISBLANK([.L71]);&quot;&quot;;IF([.D71]=&quot;EE&quot;;IF([.L71]&gt;=3;IF([.K71]&gt;=5;&quot;H&quot;;&quot;A&quot;);IF([.L71]&gt;=2;IF([.K71]&gt;=16;&quot;H&quot;;IF([.K71]&lt;=4;&quot;L&quot;;&quot;A&quot;));IF([.K71]&lt;=15;&quot;L&quot;;&quot;A&quot;)));IF(OR([.D71]=&quot;SE&quot;;[.D71]=&quot;CE&quot;);IF([.L71]&gt;=4;IF([.K71]&gt;=6;&quot;H&quot;;&quot;A&quot;);IF([.L71]&gt;=2;IF([.K71]&gt;=20;&quot;H&quot;;IF([.K71]&lt;=5;&quot;L&quot;;&quot;A&quot;));IF([.K71]&lt;=19;&quot;L&quot;;&quot;A&quot;)));IF(OR([.D71]=&quot;ALI&quot;;[.D71]=&quot;AIE&quot;);IF([.L71]&gt;=6;IF([.K71]&gt;=20;&quot;H&quot;;&quot;A&quot;);IF([.L71]&gt;=2;IF([.K71]&gt;=51;&quot;H&quot;;IF([.K71]&lt;=19;&quot;L&quot;;&quot;A&quot;));IF([.K71]&lt;=50;&quot;L&quot;;&quot;A&quot;)))))))" table:style-name="ce45"/>
          <table:table-cell office:value-type="string" office:string-value="" table:formula="of:=IF([.N71]=&quot;L&quot;;&quot;Baixa&quot;;IF([.N71]=&quot;A&quot;;&quot;Média&quot;;IF([.N71]=&quot;&quot;;&quot;&quot;;&quot;Alta&quot;)))" table:style-name="ce45"/>
          <table:table-cell office:value-type="string" office:string-value="" table:formula="of:=IF(ISBLANK([.L71]);&quot;&quot;;IF([.D71]=&quot;ALI&quot;;IF([.N71]=&quot;L&quot;;7;IF([.N71]=&quot;A&quot;;10;15));IF([.D71]=&quot;AIE&quot;;IF([.N71]=&quot;L&quot;;5;IF([.N71]=&quot;A&quot;;7;10));IF([.D71]=&quot;SE&quot;;IF([.N71]=&quot;L&quot;;4;IF([.N71]=&quot;A&quot;;5;7));IF(OR([.D71]=&quot;EE&quot;;[.D71]=&quot;CE&quot;);IF([.N71]=&quot;L&quot;;3;IF([.N71]=&quot;A&quot;;4;6)))))))" table:style-name="ce46"/>
          <table:table-cell table:style-name="ce47"/>
          <table:table-cell table:style-name="ce48"/>
          <table:table-cell office:value-type="float" office:value="0" table:formula="of:=IF(AND([.$P71]=&quot;&quot;;[.$J71]&lt;&gt;&quot;&quot;);[.$J71];0)" table:style-name="ce3">
            <text:p>0</text:p>
          </table:table-cell>
          <table:table-cell office:value-type="float" office:value="0" table:formula="of:=IF(OR([.$P71]=&quot;&quot;;[.$J71]=&quot;&quot;);0;[.$J71])" table:style-name="ce3">
            <text:p>0</text:p>
          </table:table-cell>
          <table:table-cell office:value-type="float" office:value="0" table:formula="of:=IF(OR([.$P71]=&quot;&quot;;[.$J71]=&quot;&quot;);0;[.$P71])" table:style-name="ce3">
            <text:p>0</text:p>
          </table:table-cell>
          <table:table-cell office:value-type="float" office:value="0" table:formula="of:=IF(AND([.$J71]=&quot;&quot;;[.$P71]&lt;&gt;&quot;&quot;);[.$P71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677in" draw:z-index="3" draw:id="id20" draw:style-name="a65" draw:name="Retângulo 96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formula="of:=$$Data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formula="of:=$$Revisão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89" svg:x="4.59375in" svg:y="15.79166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78];[.H78])" table:style-name="ce30"/>
          <table:table-cell office:value-type="string" office:string-value="" table:formula="of:=IF(ISBLANK([.F78]);&quot;&quot;;IF([.D78]=&quot;EE&quot;;IF([.F78]&gt;=3;IF([.E78]&gt;=5;&quot;H&quot;;&quot;A&quot;);IF([.F78]&gt;=2;IF([.E78]&gt;=16;&quot;H&quot;;IF([.E78]&lt;=4;&quot;L&quot;;&quot;A&quot;));IF([.E78]&lt;=15;&quot;L&quot;;&quot;A&quot;)));IF(OR([.D78]=&quot;SE&quot;;[.D78]=&quot;CE&quot;);IF([.F78]&gt;=4;IF([.E78]&gt;=6;&quot;H&quot;;&quot;A&quot;);IF([.F78]&gt;=2;IF([.E78]&gt;=20;&quot;H&quot;;IF([.E78]&lt;=5;&quot;L&quot;;&quot;A&quot;));IF([.E78]&lt;=19;&quot;L&quot;;&quot;A&quot;)));IF(OR([.D78]=&quot;ALI&quot;;[.D78]=&quot;AIE&quot;);IF([.F78]&gt;=6;IF([.E78]&gt;=20;&quot;H&quot;;&quot;A&quot;);IF([.F78]&gt;=2;IF([.E78]&gt;=51;&quot;H&quot;;IF([.E78]&lt;=19;&quot;L&quot;;&quot;A&quot;));IF([.E78]&lt;=50;&quot;L&quot;;&quot;A&quot;)))))))" table:style-name="ce31"/>
          <table:table-cell office:value-type="string" office:string-value="" table:formula="of:=IF([.H78]=&quot;L&quot;;&quot;Baixa&quot;;IF([.H78]=&quot;A&quot;;&quot;Média&quot;;IF([.H78]=&quot;&quot;;&quot;&quot;;&quot;Alta&quot;)))" table:style-name="ce31"/>
          <table:table-cell office:value-type="string" office:string-value="" table:formula="of:=IF(ISBLANK([.F78]);&quot;&quot;;IF([.D78]=&quot;ALI&quot;;IF([.H78]=&quot;L&quot;;7;IF([.H78]=&quot;A&quot;;10;15));IF([.D78]=&quot;AIE&quot;;IF([.H78]=&quot;L&quot;;5;IF([.H78]=&quot;A&quot;;7;10));IF([.D78]=&quot;SE&quot;;IF([.H78]=&quot;L&quot;;4;IF([.H78]=&quot;A&quot;;5;7));IF(OR([.D78]=&quot;EE&quot;;[.D78]=&quot;CE&quot;);IF([.H78]=&quot;L&quot;;3;IF([.H78]=&quot;A&quot;;4;6)))))))" table:style-name="ce32"/>
          <table:table-cell table:style-name="ce33"/>
          <table:table-cell table:style-name="ce30"/>
          <table:table-cell office:value-type="string" office:string-value="" table:formula="of:=CONCATENATE([.D78];[.N78])" table:style-name="ce30"/>
          <table:table-cell office:value-type="string" office:string-value="" table:formula="of:=IF(ISBLANK([.L78]);&quot;&quot;;IF([.D78]=&quot;EE&quot;;IF([.L78]&gt;=3;IF([.K78]&gt;=5;&quot;H&quot;;&quot;A&quot;);IF([.L78]&gt;=2;IF([.K78]&gt;=16;&quot;H&quot;;IF([.K78]&lt;=4;&quot;L&quot;;&quot;A&quot;));IF([.K78]&lt;=15;&quot;L&quot;;&quot;A&quot;)));IF(OR([.D78]=&quot;SE&quot;;[.D78]=&quot;CE&quot;);IF([.L78]&gt;=4;IF([.K78]&gt;=6;&quot;H&quot;;&quot;A&quot;);IF([.L78]&gt;=2;IF([.K78]&gt;=20;&quot;H&quot;;IF([.K78]&lt;=5;&quot;L&quot;;&quot;A&quot;));IF([.K78]&lt;=19;&quot;L&quot;;&quot;A&quot;)));IF(OR([.D78]=&quot;ALI&quot;;[.D78]=&quot;AIE&quot;);IF([.L78]&gt;=6;IF([.K78]&gt;=20;&quot;H&quot;;&quot;A&quot;);IF([.L78]&gt;=2;IF([.K78]&gt;=51;&quot;H&quot;;IF([.K78]&lt;=19;&quot;L&quot;;&quot;A&quot;));IF([.K78]&lt;=50;&quot;L&quot;;&quot;A&quot;)))))))" table:style-name="ce31"/>
          <table:table-cell office:value-type="string" office:string-value="" table:formula="of:=IF([.N78]=&quot;L&quot;;&quot;Baixa&quot;;IF([.N78]=&quot;A&quot;;&quot;Média&quot;;IF([.N78]=&quot;&quot;;&quot;&quot;;&quot;Alta&quot;)))" table:style-name="ce31"/>
          <table:table-cell office:value-type="string" office:string-value="" table:formula="of:=IF(ISBLANK([.L78]);&quot;&quot;;IF([.D78]=&quot;ALI&quot;;IF([.N78]=&quot;L&quot;;7;IF([.N78]=&quot;A&quot;;10;15));IF([.D78]=&quot;AIE&quot;;IF([.N78]=&quot;L&quot;;5;IF([.N78]=&quot;A&quot;;7;10));IF([.D78]=&quot;SE&quot;;IF([.N78]=&quot;L&quot;;4;IF([.N78]=&quot;A&quot;;5;7));IF(OR([.D78]=&quot;EE&quot;;[.D78]=&quot;CE&quot;);IF([.N78]=&quot;L&quot;;3;IF([.N78]=&quot;A&quot;;4;6)))))))" table:style-name="ce32"/>
          <table:table-cell table:style-name="ce33"/>
          <table:table-cell table:style-name="ce34"/>
          <table:table-cell office:value-type="float" office:value="0" table:formula="of:=IF(AND([.$P78]=&quot;&quot;;[.$J78]&lt;&gt;&quot;&quot;);[.$J78];0)" table:style-name="ce3">
            <text:p>0</text:p>
          </table:table-cell>
          <table:table-cell office:value-type="float" office:value="0" table:formula="of:=IF(OR([.$P78]=&quot;&quot;;[.$J78]=&quot;&quot;);0;[.$J78])" table:style-name="ce3">
            <text:p>0</text:p>
          </table:table-cell>
          <table:table-cell office:value-type="float" office:value="0" table:formula="of:=IF(OR([.$P78]=&quot;&quot;;[.$J78]=&quot;&quot;);0;[.$P78])" table:style-name="ce3">
            <text:p>0</text:p>
          </table:table-cell>
          <table:table-cell office:value-type="float" office:value="0" table:formula="of:=IF(AND([.$J78]=&quot;&quot;;[.$P78]&lt;&gt;&quot;&quot;);[.$P7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79];[.H79])" table:style-name="ce36"/>
          <table:table-cell office:value-type="string" office:string-value="" table:formula="of:=IF(ISBLANK([.F79]);&quot;&quot;;IF([.D79]=&quot;EE&quot;;IF([.F79]&gt;=3;IF([.E79]&gt;=5;&quot;H&quot;;&quot;A&quot;);IF([.F79]&gt;=2;IF([.E79]&gt;=16;&quot;H&quot;;IF([.E79]&lt;=4;&quot;L&quot;;&quot;A&quot;));IF([.E79]&lt;=15;&quot;L&quot;;&quot;A&quot;)));IF(OR([.D79]=&quot;SE&quot;;[.D79]=&quot;CE&quot;);IF([.F79]&gt;=4;IF([.E79]&gt;=6;&quot;H&quot;;&quot;A&quot;);IF([.F79]&gt;=2;IF([.E79]&gt;=20;&quot;H&quot;;IF([.E79]&lt;=5;&quot;L&quot;;&quot;A&quot;));IF([.E79]&lt;=19;&quot;L&quot;;&quot;A&quot;)));IF(OR([.D79]=&quot;ALI&quot;;[.D79]=&quot;AIE&quot;);IF([.F79]&gt;=6;IF([.E79]&gt;=20;&quot;H&quot;;&quot;A&quot;);IF([.F79]&gt;=2;IF([.E79]&gt;=51;&quot;H&quot;;IF([.E79]&lt;=19;&quot;L&quot;;&quot;A&quot;));IF([.E79]&lt;=50;&quot;L&quot;;&quot;A&quot;)))))))" table:style-name="ce37"/>
          <table:table-cell office:value-type="string" office:string-value="" table:formula="of:=IF([.H79]=&quot;L&quot;;&quot;Baixa&quot;;IF([.H79]=&quot;A&quot;;&quot;Média&quot;;IF([.H79]=&quot;&quot;;&quot;&quot;;&quot;Alta&quot;)))" table:style-name="ce37"/>
          <table:table-cell office:value-type="string" office:string-value="" table:formula="of:=IF(ISBLANK([.F79]);&quot;&quot;;IF([.D79]=&quot;ALI&quot;;IF([.H79]=&quot;L&quot;;7;IF([.H79]=&quot;A&quot;;10;15));IF([.D79]=&quot;AIE&quot;;IF([.H79]=&quot;L&quot;;5;IF([.H79]=&quot;A&quot;;7;10));IF([.D79]=&quot;SE&quot;;IF([.H79]=&quot;L&quot;;4;IF([.H79]=&quot;A&quot;;5;7));IF(OR([.D79]=&quot;EE&quot;;[.D79]=&quot;CE&quot;);IF([.H79]=&quot;L&quot;;3;IF([.H79]=&quot;A&quot;;4;6)))))))" table:style-name="ce38"/>
          <table:table-cell table:style-name="ce39"/>
          <table:table-cell table:style-name="ce36"/>
          <table:table-cell office:value-type="string" office:string-value="" table:formula="of:=CONCATENATE([.D79];[.N79])" table:style-name="ce36"/>
          <table:table-cell office:value-type="string" office:string-value="" table:formula="of:=IF(ISBLANK([.L79]);&quot;&quot;;IF([.D79]=&quot;EE&quot;;IF([.L79]&gt;=3;IF([.K79]&gt;=5;&quot;H&quot;;&quot;A&quot;);IF([.L79]&gt;=2;IF([.K79]&gt;=16;&quot;H&quot;;IF([.K79]&lt;=4;&quot;L&quot;;&quot;A&quot;));IF([.K79]&lt;=15;&quot;L&quot;;&quot;A&quot;)));IF(OR([.D79]=&quot;SE&quot;;[.D79]=&quot;CE&quot;);IF([.L79]&gt;=4;IF([.K79]&gt;=6;&quot;H&quot;;&quot;A&quot;);IF([.L79]&gt;=2;IF([.K79]&gt;=20;&quot;H&quot;;IF([.K79]&lt;=5;&quot;L&quot;;&quot;A&quot;));IF([.K79]&lt;=19;&quot;L&quot;;&quot;A&quot;)));IF(OR([.D79]=&quot;ALI&quot;;[.D79]=&quot;AIE&quot;);IF([.L79]&gt;=6;IF([.K79]&gt;=20;&quot;H&quot;;&quot;A&quot;);IF([.L79]&gt;=2;IF([.K79]&gt;=51;&quot;H&quot;;IF([.K79]&lt;=19;&quot;L&quot;;&quot;A&quot;));IF([.K79]&lt;=50;&quot;L&quot;;&quot;A&quot;)))))))" table:style-name="ce37"/>
          <table:table-cell office:value-type="string" office:string-value="" table:formula="of:=IF([.N79]=&quot;L&quot;;&quot;Baixa&quot;;IF([.N79]=&quot;A&quot;;&quot;Média&quot;;IF([.N79]=&quot;&quot;;&quot;&quot;;&quot;Alta&quot;)))" table:style-name="ce37"/>
          <table:table-cell office:value-type="string" office:string-value="" table:formula="of:=IF(ISBLANK([.L79]);&quot;&quot;;IF([.D79]=&quot;ALI&quot;;IF([.N79]=&quot;L&quot;;7;IF([.N79]=&quot;A&quot;;10;15));IF([.D79]=&quot;AIE&quot;;IF([.N79]=&quot;L&quot;;5;IF([.N79]=&quot;A&quot;;7;10));IF([.D79]=&quot;SE&quot;;IF([.N79]=&quot;L&quot;;4;IF([.N79]=&quot;A&quot;;5;7));IF(OR([.D79]=&quot;EE&quot;;[.D79]=&quot;CE&quot;);IF([.N79]=&quot;L&quot;;3;IF([.N79]=&quot;A&quot;;4;6)))))))" table:style-name="ce38"/>
          <table:table-cell table:style-name="ce39"/>
          <table:table-cell table:style-name="ce40"/>
          <table:table-cell office:value-type="float" office:value="0" table:formula="of:=IF(AND([.$P79]=&quot;&quot;;[.$J79]&lt;&gt;&quot;&quot;);[.$J79];0)" table:style-name="ce3">
            <text:p>0</text:p>
          </table:table-cell>
          <table:table-cell office:value-type="float" office:value="0" table:formula="of:=IF(OR([.$P79]=&quot;&quot;;[.$J79]=&quot;&quot;);0;[.$J79])" table:style-name="ce3">
            <text:p>0</text:p>
          </table:table-cell>
          <table:table-cell office:value-type="float" office:value="0" table:formula="of:=IF(OR([.$P79]=&quot;&quot;;[.$J79]=&quot;&quot;);0;[.$P79])" table:style-name="ce3">
            <text:p>0</text:p>
          </table:table-cell>
          <table:table-cell office:value-type="float" office:value="0" table:formula="of:=IF(AND([.$J79]=&quot;&quot;;[.$P79]&lt;&gt;&quot;&quot;);[.$P7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0];[.H80])" table:style-name="ce36"/>
          <table:table-cell office:value-type="string" office:string-value="" table:formula="of:=IF(ISBLANK([.F80]);&quot;&quot;;IF([.D80]=&quot;EE&quot;;IF([.F80]&gt;=3;IF([.E80]&gt;=5;&quot;H&quot;;&quot;A&quot;);IF([.F80]&gt;=2;IF([.E80]&gt;=16;&quot;H&quot;;IF([.E80]&lt;=4;&quot;L&quot;;&quot;A&quot;));IF([.E80]&lt;=15;&quot;L&quot;;&quot;A&quot;)));IF(OR([.D80]=&quot;SE&quot;;[.D80]=&quot;CE&quot;);IF([.F80]&gt;=4;IF([.E80]&gt;=6;&quot;H&quot;;&quot;A&quot;);IF([.F80]&gt;=2;IF([.E80]&gt;=20;&quot;H&quot;;IF([.E80]&lt;=5;&quot;L&quot;;&quot;A&quot;));IF([.E80]&lt;=19;&quot;L&quot;;&quot;A&quot;)));IF(OR([.D80]=&quot;ALI&quot;;[.D80]=&quot;AIE&quot;);IF([.F80]&gt;=6;IF([.E80]&gt;=20;&quot;H&quot;;&quot;A&quot;);IF([.F80]&gt;=2;IF([.E80]&gt;=51;&quot;H&quot;;IF([.E80]&lt;=19;&quot;L&quot;;&quot;A&quot;));IF([.E80]&lt;=50;&quot;L&quot;;&quot;A&quot;)))))))" table:style-name="ce37"/>
          <table:table-cell office:value-type="string" office:string-value="" table:formula="of:=IF([.H80]=&quot;L&quot;;&quot;Baixa&quot;;IF([.H80]=&quot;A&quot;;&quot;Média&quot;;IF([.H80]=&quot;&quot;;&quot;&quot;;&quot;Alta&quot;)))" table:style-name="ce37"/>
          <table:table-cell office:value-type="string" office:string-value="" table:formula="of:=IF(ISBLANK([.F80]);&quot;&quot;;IF([.D80]=&quot;ALI&quot;;IF([.H80]=&quot;L&quot;;7;IF([.H80]=&quot;A&quot;;10;15));IF([.D80]=&quot;AIE&quot;;IF([.H80]=&quot;L&quot;;5;IF([.H80]=&quot;A&quot;;7;10));IF([.D80]=&quot;SE&quot;;IF([.H80]=&quot;L&quot;;4;IF([.H80]=&quot;A&quot;;5;7));IF(OR([.D80]=&quot;EE&quot;;[.D80]=&quot;CE&quot;);IF([.H80]=&quot;L&quot;;3;IF([.H80]=&quot;A&quot;;4;6)))))))" table:style-name="ce38"/>
          <table:table-cell table:style-name="ce39"/>
          <table:table-cell table:style-name="ce36"/>
          <table:table-cell office:value-type="string" office:string-value="" table:formula="of:=CONCATENATE([.D80];[.N80])" table:style-name="ce36"/>
          <table:table-cell office:value-type="string" office:string-value="" table:formula="of:=IF(ISBLANK([.L80]);&quot;&quot;;IF([.D80]=&quot;EE&quot;;IF([.L80]&gt;=3;IF([.K80]&gt;=5;&quot;H&quot;;&quot;A&quot;);IF([.L80]&gt;=2;IF([.K80]&gt;=16;&quot;H&quot;;IF([.K80]&lt;=4;&quot;L&quot;;&quot;A&quot;));IF([.K80]&lt;=15;&quot;L&quot;;&quot;A&quot;)));IF(OR([.D80]=&quot;SE&quot;;[.D80]=&quot;CE&quot;);IF([.L80]&gt;=4;IF([.K80]&gt;=6;&quot;H&quot;;&quot;A&quot;);IF([.L80]&gt;=2;IF([.K80]&gt;=20;&quot;H&quot;;IF([.K80]&lt;=5;&quot;L&quot;;&quot;A&quot;));IF([.K80]&lt;=19;&quot;L&quot;;&quot;A&quot;)));IF(OR([.D80]=&quot;ALI&quot;;[.D80]=&quot;AIE&quot;);IF([.L80]&gt;=6;IF([.K80]&gt;=20;&quot;H&quot;;&quot;A&quot;);IF([.L80]&gt;=2;IF([.K80]&gt;=51;&quot;H&quot;;IF([.K80]&lt;=19;&quot;L&quot;;&quot;A&quot;));IF([.K80]&lt;=50;&quot;L&quot;;&quot;A&quot;)))))))" table:style-name="ce37"/>
          <table:table-cell office:value-type="string" office:string-value="" table:formula="of:=IF([.N80]=&quot;L&quot;;&quot;Baixa&quot;;IF([.N80]=&quot;A&quot;;&quot;Média&quot;;IF([.N80]=&quot;&quot;;&quot;&quot;;&quot;Alta&quot;)))" table:style-name="ce37"/>
          <table:table-cell office:value-type="string" office:string-value="" table:formula="of:=IF(ISBLANK([.L80]);&quot;&quot;;IF([.D80]=&quot;ALI&quot;;IF([.N80]=&quot;L&quot;;7;IF([.N80]=&quot;A&quot;;10;15));IF([.D80]=&quot;AIE&quot;;IF([.N80]=&quot;L&quot;;5;IF([.N80]=&quot;A&quot;;7;10));IF([.D80]=&quot;SE&quot;;IF([.N80]=&quot;L&quot;;4;IF([.N80]=&quot;A&quot;;5;7));IF(OR([.D80]=&quot;EE&quot;;[.D80]=&quot;CE&quot;);IF([.N80]=&quot;L&quot;;3;IF([.N80]=&quot;A&quot;;4;6)))))))" table:style-name="ce38"/>
          <table:table-cell table:style-name="ce39"/>
          <table:table-cell table:style-name="ce40"/>
          <table:table-cell office:value-type="float" office:value="0" table:formula="of:=IF(AND([.$P80]=&quot;&quot;;[.$J80]&lt;&gt;&quot;&quot;);[.$J80];0)" table:style-name="ce3">
            <text:p>0</text:p>
          </table:table-cell>
          <table:table-cell office:value-type="float" office:value="0" table:formula="of:=IF(OR([.$P80]=&quot;&quot;;[.$J80]=&quot;&quot;);0;[.$J80])" table:style-name="ce3">
            <text:p>0</text:p>
          </table:table-cell>
          <table:table-cell office:value-type="float" office:value="0" table:formula="of:=IF(OR([.$P80]=&quot;&quot;;[.$J80]=&quot;&quot;);0;[.$P80])" table:style-name="ce3">
            <text:p>0</text:p>
          </table:table-cell>
          <table:table-cell office:value-type="float" office:value="0" table:formula="of:=IF(AND([.$J80]=&quot;&quot;;[.$P80]&lt;&gt;&quot;&quot;);[.$P8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1];[.H81])" table:style-name="ce36"/>
          <table:table-cell office:value-type="string" office:string-value="" table:formula="of:=IF(ISBLANK([.F81]);&quot;&quot;;IF([.D81]=&quot;EE&quot;;IF([.F81]&gt;=3;IF([.E81]&gt;=5;&quot;H&quot;;&quot;A&quot;);IF([.F81]&gt;=2;IF([.E81]&gt;=16;&quot;H&quot;;IF([.E81]&lt;=4;&quot;L&quot;;&quot;A&quot;));IF([.E81]&lt;=15;&quot;L&quot;;&quot;A&quot;)));IF(OR([.D81]=&quot;SE&quot;;[.D81]=&quot;CE&quot;);IF([.F81]&gt;=4;IF([.E81]&gt;=6;&quot;H&quot;;&quot;A&quot;);IF([.F81]&gt;=2;IF([.E81]&gt;=20;&quot;H&quot;;IF([.E81]&lt;=5;&quot;L&quot;;&quot;A&quot;));IF([.E81]&lt;=19;&quot;L&quot;;&quot;A&quot;)));IF(OR([.D81]=&quot;ALI&quot;;[.D81]=&quot;AIE&quot;);IF([.F81]&gt;=6;IF([.E81]&gt;=20;&quot;H&quot;;&quot;A&quot;);IF([.F81]&gt;=2;IF([.E81]&gt;=51;&quot;H&quot;;IF([.E81]&lt;=19;&quot;L&quot;;&quot;A&quot;));IF([.E81]&lt;=50;&quot;L&quot;;&quot;A&quot;)))))))" table:style-name="ce37"/>
          <table:table-cell office:value-type="string" office:string-value="" table:formula="of:=IF([.H81]=&quot;L&quot;;&quot;Baixa&quot;;IF([.H81]=&quot;A&quot;;&quot;Média&quot;;IF([.H81]=&quot;&quot;;&quot;&quot;;&quot;Alta&quot;)))" table:style-name="ce37"/>
          <table:table-cell office:value-type="string" office:string-value="" table:formula="of:=IF(ISBLANK([.F81]);&quot;&quot;;IF([.D81]=&quot;ALI&quot;;IF([.H81]=&quot;L&quot;;7;IF([.H81]=&quot;A&quot;;10;15));IF([.D81]=&quot;AIE&quot;;IF([.H81]=&quot;L&quot;;5;IF([.H81]=&quot;A&quot;;7;10));IF([.D81]=&quot;SE&quot;;IF([.H81]=&quot;L&quot;;4;IF([.H81]=&quot;A&quot;;5;7));IF(OR([.D81]=&quot;EE&quot;;[.D81]=&quot;CE&quot;);IF([.H81]=&quot;L&quot;;3;IF([.H81]=&quot;A&quot;;4;6)))))))" table:style-name="ce38"/>
          <table:table-cell table:style-name="ce39"/>
          <table:table-cell table:style-name="ce36"/>
          <table:table-cell office:value-type="string" office:string-value="" table:formula="of:=CONCATENATE([.D81];[.N81])" table:style-name="ce36"/>
          <table:table-cell office:value-type="string" office:string-value="" table:formula="of:=IF(ISBLANK([.L81]);&quot;&quot;;IF([.D81]=&quot;EE&quot;;IF([.L81]&gt;=3;IF([.K81]&gt;=5;&quot;H&quot;;&quot;A&quot;);IF([.L81]&gt;=2;IF([.K81]&gt;=16;&quot;H&quot;;IF([.K81]&lt;=4;&quot;L&quot;;&quot;A&quot;));IF([.K81]&lt;=15;&quot;L&quot;;&quot;A&quot;)));IF(OR([.D81]=&quot;SE&quot;;[.D81]=&quot;CE&quot;);IF([.L81]&gt;=4;IF([.K81]&gt;=6;&quot;H&quot;;&quot;A&quot;);IF([.L81]&gt;=2;IF([.K81]&gt;=20;&quot;H&quot;;IF([.K81]&lt;=5;&quot;L&quot;;&quot;A&quot;));IF([.K81]&lt;=19;&quot;L&quot;;&quot;A&quot;)));IF(OR([.D81]=&quot;ALI&quot;;[.D81]=&quot;AIE&quot;);IF([.L81]&gt;=6;IF([.K81]&gt;=20;&quot;H&quot;;&quot;A&quot;);IF([.L81]&gt;=2;IF([.K81]&gt;=51;&quot;H&quot;;IF([.K81]&lt;=19;&quot;L&quot;;&quot;A&quot;));IF([.K81]&lt;=50;&quot;L&quot;;&quot;A&quot;)))))))" table:style-name="ce37"/>
          <table:table-cell office:value-type="string" office:string-value="" table:formula="of:=IF([.N81]=&quot;L&quot;;&quot;Baixa&quot;;IF([.N81]=&quot;A&quot;;&quot;Média&quot;;IF([.N81]=&quot;&quot;;&quot;&quot;;&quot;Alta&quot;)))" table:style-name="ce37"/>
          <table:table-cell office:value-type="string" office:string-value="" table:formula="of:=IF(ISBLANK([.L81]);&quot;&quot;;IF([.D81]=&quot;ALI&quot;;IF([.N81]=&quot;L&quot;;7;IF([.N81]=&quot;A&quot;;10;15));IF([.D81]=&quot;AIE&quot;;IF([.N81]=&quot;L&quot;;5;IF([.N81]=&quot;A&quot;;7;10));IF([.D81]=&quot;SE&quot;;IF([.N81]=&quot;L&quot;;4;IF([.N81]=&quot;A&quot;;5;7));IF(OR([.D81]=&quot;EE&quot;;[.D81]=&quot;CE&quot;);IF([.N81]=&quot;L&quot;;3;IF([.N81]=&quot;A&quot;;4;6)))))))" table:style-name="ce38"/>
          <table:table-cell table:style-name="ce39"/>
          <table:table-cell table:style-name="ce40"/>
          <table:table-cell office:value-type="float" office:value="0" table:formula="of:=IF(AND([.$P81]=&quot;&quot;;[.$J81]&lt;&gt;&quot;&quot;);[.$J81];0)" table:style-name="ce3">
            <text:p>0</text:p>
          </table:table-cell>
          <table:table-cell office:value-type="float" office:value="0" table:formula="of:=IF(OR([.$P81]=&quot;&quot;;[.$J81]=&quot;&quot;);0;[.$J81])" table:style-name="ce3">
            <text:p>0</text:p>
          </table:table-cell>
          <table:table-cell office:value-type="float" office:value="0" table:formula="of:=IF(OR([.$P81]=&quot;&quot;;[.$J81]=&quot;&quot;);0;[.$P81])" table:style-name="ce3">
            <text:p>0</text:p>
          </table:table-cell>
          <table:table-cell office:value-type="float" office:value="0" table:formula="of:=IF(AND([.$J81]=&quot;&quot;;[.$P81]&lt;&gt;&quot;&quot;);[.$P8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2];[.H82])" table:style-name="ce36"/>
          <table:table-cell office:value-type="string" office:string-value="" table:formula="of:=IF(ISBLANK([.F82]);&quot;&quot;;IF([.D82]=&quot;EE&quot;;IF([.F82]&gt;=3;IF([.E82]&gt;=5;&quot;H&quot;;&quot;A&quot;);IF([.F82]&gt;=2;IF([.E82]&gt;=16;&quot;H&quot;;IF([.E82]&lt;=4;&quot;L&quot;;&quot;A&quot;));IF([.E82]&lt;=15;&quot;L&quot;;&quot;A&quot;)));IF(OR([.D82]=&quot;SE&quot;;[.D82]=&quot;CE&quot;);IF([.F82]&gt;=4;IF([.E82]&gt;=6;&quot;H&quot;;&quot;A&quot;);IF([.F82]&gt;=2;IF([.E82]&gt;=20;&quot;H&quot;;IF([.E82]&lt;=5;&quot;L&quot;;&quot;A&quot;));IF([.E82]&lt;=19;&quot;L&quot;;&quot;A&quot;)));IF(OR([.D82]=&quot;ALI&quot;;[.D82]=&quot;AIE&quot;);IF([.F82]&gt;=6;IF([.E82]&gt;=20;&quot;H&quot;;&quot;A&quot;);IF([.F82]&gt;=2;IF([.E82]&gt;=51;&quot;H&quot;;IF([.E82]&lt;=19;&quot;L&quot;;&quot;A&quot;));IF([.E82]&lt;=50;&quot;L&quot;;&quot;A&quot;)))))))" table:style-name="ce37"/>
          <table:table-cell office:value-type="string" office:string-value="" table:formula="of:=IF([.H82]=&quot;L&quot;;&quot;Baixa&quot;;IF([.H82]=&quot;A&quot;;&quot;Média&quot;;IF([.H82]=&quot;&quot;;&quot;&quot;;&quot;Alta&quot;)))" table:style-name="ce37"/>
          <table:table-cell office:value-type="string" office:string-value="" table:formula="of:=IF(ISBLANK([.F82]);&quot;&quot;;IF([.D82]=&quot;ALI&quot;;IF([.H82]=&quot;L&quot;;7;IF([.H82]=&quot;A&quot;;10;15));IF([.D82]=&quot;AIE&quot;;IF([.H82]=&quot;L&quot;;5;IF([.H82]=&quot;A&quot;;7;10));IF([.D82]=&quot;SE&quot;;IF([.H82]=&quot;L&quot;;4;IF([.H82]=&quot;A&quot;;5;7));IF(OR([.D82]=&quot;EE&quot;;[.D82]=&quot;CE&quot;);IF([.H82]=&quot;L&quot;;3;IF([.H82]=&quot;A&quot;;4;6)))))))" table:style-name="ce38"/>
          <table:table-cell table:style-name="ce39"/>
          <table:table-cell table:style-name="ce36"/>
          <table:table-cell office:value-type="string" office:string-value="" table:formula="of:=CONCATENATE([.D82];[.N82])" table:style-name="ce36"/>
          <table:table-cell office:value-type="string" office:string-value="" table:formula="of:=IF(ISBLANK([.L82]);&quot;&quot;;IF([.D82]=&quot;EE&quot;;IF([.L82]&gt;=3;IF([.K82]&gt;=5;&quot;H&quot;;&quot;A&quot;);IF([.L82]&gt;=2;IF([.K82]&gt;=16;&quot;H&quot;;IF([.K82]&lt;=4;&quot;L&quot;;&quot;A&quot;));IF([.K82]&lt;=15;&quot;L&quot;;&quot;A&quot;)));IF(OR([.D82]=&quot;SE&quot;;[.D82]=&quot;CE&quot;);IF([.L82]&gt;=4;IF([.K82]&gt;=6;&quot;H&quot;;&quot;A&quot;);IF([.L82]&gt;=2;IF([.K82]&gt;=20;&quot;H&quot;;IF([.K82]&lt;=5;&quot;L&quot;;&quot;A&quot;));IF([.K82]&lt;=19;&quot;L&quot;;&quot;A&quot;)));IF(OR([.D82]=&quot;ALI&quot;;[.D82]=&quot;AIE&quot;);IF([.L82]&gt;=6;IF([.K82]&gt;=20;&quot;H&quot;;&quot;A&quot;);IF([.L82]&gt;=2;IF([.K82]&gt;=51;&quot;H&quot;;IF([.K82]&lt;=19;&quot;L&quot;;&quot;A&quot;));IF([.K82]&lt;=50;&quot;L&quot;;&quot;A&quot;)))))))" table:style-name="ce37"/>
          <table:table-cell office:value-type="string" office:string-value="" table:formula="of:=IF([.N82]=&quot;L&quot;;&quot;Baixa&quot;;IF([.N82]=&quot;A&quot;;&quot;Média&quot;;IF([.N82]=&quot;&quot;;&quot;&quot;;&quot;Alta&quot;)))" table:style-name="ce37"/>
          <table:table-cell office:value-type="string" office:string-value="" table:formula="of:=IF(ISBLANK([.L82]);&quot;&quot;;IF([.D82]=&quot;ALI&quot;;IF([.N82]=&quot;L&quot;;7;IF([.N82]=&quot;A&quot;;10;15));IF([.D82]=&quot;AIE&quot;;IF([.N82]=&quot;L&quot;;5;IF([.N82]=&quot;A&quot;;7;10));IF([.D82]=&quot;SE&quot;;IF([.N82]=&quot;L&quot;;4;IF([.N82]=&quot;A&quot;;5;7));IF(OR([.D82]=&quot;EE&quot;;[.D82]=&quot;CE&quot;);IF([.N82]=&quot;L&quot;;3;IF([.N82]=&quot;A&quot;;4;6)))))))" table:style-name="ce38"/>
          <table:table-cell table:style-name="ce39"/>
          <table:table-cell table:style-name="ce40"/>
          <table:table-cell office:value-type="float" office:value="0" table:formula="of:=IF(AND([.$P82]=&quot;&quot;;[.$J82]&lt;&gt;&quot;&quot;);[.$J82];0)" table:style-name="ce3">
            <text:p>0</text:p>
          </table:table-cell>
          <table:table-cell office:value-type="float" office:value="0" table:formula="of:=IF(OR([.$P82]=&quot;&quot;;[.$J82]=&quot;&quot;);0;[.$J82])" table:style-name="ce3">
            <text:p>0</text:p>
          </table:table-cell>
          <table:table-cell office:value-type="float" office:value="0" table:formula="of:=IF(OR([.$P82]=&quot;&quot;;[.$J82]=&quot;&quot;);0;[.$P82])" table:style-name="ce3">
            <text:p>0</text:p>
          </table:table-cell>
          <table:table-cell office:value-type="float" office:value="0" table:formula="of:=IF(AND([.$J82]=&quot;&quot;;[.$P82]&lt;&gt;&quot;&quot;);[.$P8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3];[.H83])" table:style-name="ce36"/>
          <table:table-cell office:value-type="string" office:string-value="" table:formula="of:=IF(ISBLANK([.F83]);&quot;&quot;;IF([.D83]=&quot;EE&quot;;IF([.F83]&gt;=3;IF([.E83]&gt;=5;&quot;H&quot;;&quot;A&quot;);IF([.F83]&gt;=2;IF([.E83]&gt;=16;&quot;H&quot;;IF([.E83]&lt;=4;&quot;L&quot;;&quot;A&quot;));IF([.E83]&lt;=15;&quot;L&quot;;&quot;A&quot;)));IF(OR([.D83]=&quot;SE&quot;;[.D83]=&quot;CE&quot;);IF([.F83]&gt;=4;IF([.E83]&gt;=6;&quot;H&quot;;&quot;A&quot;);IF([.F83]&gt;=2;IF([.E83]&gt;=20;&quot;H&quot;;IF([.E83]&lt;=5;&quot;L&quot;;&quot;A&quot;));IF([.E83]&lt;=19;&quot;L&quot;;&quot;A&quot;)));IF(OR([.D83]=&quot;ALI&quot;;[.D83]=&quot;AIE&quot;);IF([.F83]&gt;=6;IF([.E83]&gt;=20;&quot;H&quot;;&quot;A&quot;);IF([.F83]&gt;=2;IF([.E83]&gt;=51;&quot;H&quot;;IF([.E83]&lt;=19;&quot;L&quot;;&quot;A&quot;));IF([.E83]&lt;=50;&quot;L&quot;;&quot;A&quot;)))))))" table:style-name="ce37"/>
          <table:table-cell office:value-type="string" office:string-value="" table:formula="of:=IF([.H83]=&quot;L&quot;;&quot;Baixa&quot;;IF([.H83]=&quot;A&quot;;&quot;Média&quot;;IF([.H83]=&quot;&quot;;&quot;&quot;;&quot;Alta&quot;)))" table:style-name="ce37"/>
          <table:table-cell office:value-type="string" office:string-value="" table:formula="of:=IF(ISBLANK([.F83]);&quot;&quot;;IF([.D83]=&quot;ALI&quot;;IF([.H83]=&quot;L&quot;;7;IF([.H83]=&quot;A&quot;;10;15));IF([.D83]=&quot;AIE&quot;;IF([.H83]=&quot;L&quot;;5;IF([.H83]=&quot;A&quot;;7;10));IF([.D83]=&quot;SE&quot;;IF([.H83]=&quot;L&quot;;4;IF([.H83]=&quot;A&quot;;5;7));IF(OR([.D83]=&quot;EE&quot;;[.D83]=&quot;CE&quot;);IF([.H83]=&quot;L&quot;;3;IF([.H83]=&quot;A&quot;;4;6)))))))" table:style-name="ce38"/>
          <table:table-cell table:style-name="ce39"/>
          <table:table-cell table:style-name="ce36"/>
          <table:table-cell office:value-type="string" office:string-value="" table:formula="of:=CONCATENATE([.D83];[.N83])" table:style-name="ce36"/>
          <table:table-cell office:value-type="string" office:string-value="" table:formula="of:=IF(ISBLANK([.L83]);&quot;&quot;;IF([.D83]=&quot;EE&quot;;IF([.L83]&gt;=3;IF([.K83]&gt;=5;&quot;H&quot;;&quot;A&quot;);IF([.L83]&gt;=2;IF([.K83]&gt;=16;&quot;H&quot;;IF([.K83]&lt;=4;&quot;L&quot;;&quot;A&quot;));IF([.K83]&lt;=15;&quot;L&quot;;&quot;A&quot;)));IF(OR([.D83]=&quot;SE&quot;;[.D83]=&quot;CE&quot;);IF([.L83]&gt;=4;IF([.K83]&gt;=6;&quot;H&quot;;&quot;A&quot;);IF([.L83]&gt;=2;IF([.K83]&gt;=20;&quot;H&quot;;IF([.K83]&lt;=5;&quot;L&quot;;&quot;A&quot;));IF([.K83]&lt;=19;&quot;L&quot;;&quot;A&quot;)));IF(OR([.D83]=&quot;ALI&quot;;[.D83]=&quot;AIE&quot;);IF([.L83]&gt;=6;IF([.K83]&gt;=20;&quot;H&quot;;&quot;A&quot;);IF([.L83]&gt;=2;IF([.K83]&gt;=51;&quot;H&quot;;IF([.K83]&lt;=19;&quot;L&quot;;&quot;A&quot;));IF([.K83]&lt;=50;&quot;L&quot;;&quot;A&quot;)))))))" table:style-name="ce37"/>
          <table:table-cell office:value-type="string" office:string-value="" table:formula="of:=IF([.N83]=&quot;L&quot;;&quot;Baixa&quot;;IF([.N83]=&quot;A&quot;;&quot;Média&quot;;IF([.N83]=&quot;&quot;;&quot;&quot;;&quot;Alta&quot;)))" table:style-name="ce37"/>
          <table:table-cell office:value-type="string" office:string-value="" table:formula="of:=IF(ISBLANK([.L83]);&quot;&quot;;IF([.D83]=&quot;ALI&quot;;IF([.N83]=&quot;L&quot;;7;IF([.N83]=&quot;A&quot;;10;15));IF([.D83]=&quot;AIE&quot;;IF([.N83]=&quot;L&quot;;5;IF([.N83]=&quot;A&quot;;7;10));IF([.D83]=&quot;SE&quot;;IF([.N83]=&quot;L&quot;;4;IF([.N83]=&quot;A&quot;;5;7));IF(OR([.D83]=&quot;EE&quot;;[.D83]=&quot;CE&quot;);IF([.N83]=&quot;L&quot;;3;IF([.N83]=&quot;A&quot;;4;6)))))))" table:style-name="ce38"/>
          <table:table-cell table:style-name="ce39"/>
          <table:table-cell table:style-name="ce40"/>
          <table:table-cell office:value-type="float" office:value="0" table:formula="of:=IF(AND([.$P83]=&quot;&quot;;[.$J83]&lt;&gt;&quot;&quot;);[.$J83];0)" table:style-name="ce3">
            <text:p>0</text:p>
          </table:table-cell>
          <table:table-cell office:value-type="float" office:value="0" table:formula="of:=IF(OR([.$P83]=&quot;&quot;;[.$J83]=&quot;&quot;);0;[.$J83])" table:style-name="ce3">
            <text:p>0</text:p>
          </table:table-cell>
          <table:table-cell office:value-type="float" office:value="0" table:formula="of:=IF(OR([.$P83]=&quot;&quot;;[.$J83]=&quot;&quot;);0;[.$P83])" table:style-name="ce3">
            <text:p>0</text:p>
          </table:table-cell>
          <table:table-cell office:value-type="float" office:value="0" table:formula="of:=IF(AND([.$J83]=&quot;&quot;;[.$P83]&lt;&gt;&quot;&quot;);[.$P8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4];[.H84])" table:style-name="ce36"/>
          <table:table-cell office:value-type="string" office:string-value="" table:formula="of:=IF(ISBLANK([.F84]);&quot;&quot;;IF([.D84]=&quot;EE&quot;;IF([.F84]&gt;=3;IF([.E84]&gt;=5;&quot;H&quot;;&quot;A&quot;);IF([.F84]&gt;=2;IF([.E84]&gt;=16;&quot;H&quot;;IF([.E84]&lt;=4;&quot;L&quot;;&quot;A&quot;));IF([.E84]&lt;=15;&quot;L&quot;;&quot;A&quot;)));IF(OR([.D84]=&quot;SE&quot;;[.D84]=&quot;CE&quot;);IF([.F84]&gt;=4;IF([.E84]&gt;=6;&quot;H&quot;;&quot;A&quot;);IF([.F84]&gt;=2;IF([.E84]&gt;=20;&quot;H&quot;;IF([.E84]&lt;=5;&quot;L&quot;;&quot;A&quot;));IF([.E84]&lt;=19;&quot;L&quot;;&quot;A&quot;)));IF(OR([.D84]=&quot;ALI&quot;;[.D84]=&quot;AIE&quot;);IF([.F84]&gt;=6;IF([.E84]&gt;=20;&quot;H&quot;;&quot;A&quot;);IF([.F84]&gt;=2;IF([.E84]&gt;=51;&quot;H&quot;;IF([.E84]&lt;=19;&quot;L&quot;;&quot;A&quot;));IF([.E84]&lt;=50;&quot;L&quot;;&quot;A&quot;)))))))" table:style-name="ce37"/>
          <table:table-cell office:value-type="string" office:string-value="" table:formula="of:=IF([.H84]=&quot;L&quot;;&quot;Baixa&quot;;IF([.H84]=&quot;A&quot;;&quot;Média&quot;;IF([.H84]=&quot;&quot;;&quot;&quot;;&quot;Alta&quot;)))" table:style-name="ce37"/>
          <table:table-cell office:value-type="string" office:string-value="" table:formula="of:=IF(ISBLANK([.F84]);&quot;&quot;;IF([.D84]=&quot;ALI&quot;;IF([.H84]=&quot;L&quot;;7;IF([.H84]=&quot;A&quot;;10;15));IF([.D84]=&quot;AIE&quot;;IF([.H84]=&quot;L&quot;;5;IF([.H84]=&quot;A&quot;;7;10));IF([.D84]=&quot;SE&quot;;IF([.H84]=&quot;L&quot;;4;IF([.H84]=&quot;A&quot;;5;7));IF(OR([.D84]=&quot;EE&quot;;[.D84]=&quot;CE&quot;);IF([.H84]=&quot;L&quot;;3;IF([.H84]=&quot;A&quot;;4;6)))))))" table:style-name="ce38"/>
          <table:table-cell table:style-name="ce39"/>
          <table:table-cell table:style-name="ce36"/>
          <table:table-cell office:value-type="string" office:string-value="" table:formula="of:=CONCATENATE([.D84];[.N84])" table:style-name="ce36"/>
          <table:table-cell office:value-type="string" office:string-value="" table:formula="of:=IF(ISBLANK([.L84]);&quot;&quot;;IF([.D84]=&quot;EE&quot;;IF([.L84]&gt;=3;IF([.K84]&gt;=5;&quot;H&quot;;&quot;A&quot;);IF([.L84]&gt;=2;IF([.K84]&gt;=16;&quot;H&quot;;IF([.K84]&lt;=4;&quot;L&quot;;&quot;A&quot;));IF([.K84]&lt;=15;&quot;L&quot;;&quot;A&quot;)));IF(OR([.D84]=&quot;SE&quot;;[.D84]=&quot;CE&quot;);IF([.L84]&gt;=4;IF([.K84]&gt;=6;&quot;H&quot;;&quot;A&quot;);IF([.L84]&gt;=2;IF([.K84]&gt;=20;&quot;H&quot;;IF([.K84]&lt;=5;&quot;L&quot;;&quot;A&quot;));IF([.K84]&lt;=19;&quot;L&quot;;&quot;A&quot;)));IF(OR([.D84]=&quot;ALI&quot;;[.D84]=&quot;AIE&quot;);IF([.L84]&gt;=6;IF([.K84]&gt;=20;&quot;H&quot;;&quot;A&quot;);IF([.L84]&gt;=2;IF([.K84]&gt;=51;&quot;H&quot;;IF([.K84]&lt;=19;&quot;L&quot;;&quot;A&quot;));IF([.K84]&lt;=50;&quot;L&quot;;&quot;A&quot;)))))))" table:style-name="ce37"/>
          <table:table-cell office:value-type="string" office:string-value="" table:formula="of:=IF([.N84]=&quot;L&quot;;&quot;Baixa&quot;;IF([.N84]=&quot;A&quot;;&quot;Média&quot;;IF([.N84]=&quot;&quot;;&quot;&quot;;&quot;Alta&quot;)))" table:style-name="ce37"/>
          <table:table-cell office:value-type="string" office:string-value="" table:formula="of:=IF(ISBLANK([.L84]);&quot;&quot;;IF([.D84]=&quot;ALI&quot;;IF([.N84]=&quot;L&quot;;7;IF([.N84]=&quot;A&quot;;10;15));IF([.D84]=&quot;AIE&quot;;IF([.N84]=&quot;L&quot;;5;IF([.N84]=&quot;A&quot;;7;10));IF([.D84]=&quot;SE&quot;;IF([.N84]=&quot;L&quot;;4;IF([.N84]=&quot;A&quot;;5;7));IF(OR([.D84]=&quot;EE&quot;;[.D84]=&quot;CE&quot;);IF([.N84]=&quot;L&quot;;3;IF([.N84]=&quot;A&quot;;4;6)))))))" table:style-name="ce38"/>
          <table:table-cell table:style-name="ce39"/>
          <table:table-cell table:style-name="ce40"/>
          <table:table-cell office:value-type="float" office:value="0" table:formula="of:=IF(AND([.$P84]=&quot;&quot;;[.$J84]&lt;&gt;&quot;&quot;);[.$J84];0)" table:style-name="ce3">
            <text:p>0</text:p>
          </table:table-cell>
          <table:table-cell office:value-type="float" office:value="0" table:formula="of:=IF(OR([.$P84]=&quot;&quot;;[.$J84]=&quot;&quot;);0;[.$J84])" table:style-name="ce3">
            <text:p>0</text:p>
          </table:table-cell>
          <table:table-cell office:value-type="float" office:value="0" table:formula="of:=IF(OR([.$P84]=&quot;&quot;;[.$J84]=&quot;&quot;);0;[.$P84])" table:style-name="ce3">
            <text:p>0</text:p>
          </table:table-cell>
          <table:table-cell office:value-type="float" office:value="0" table:formula="of:=IF(AND([.$J84]=&quot;&quot;;[.$P84]&lt;&gt;&quot;&quot;);[.$P8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5];[.H85])" table:style-name="ce36"/>
          <table:table-cell office:value-type="string" office:string-value="" table:formula="of:=IF(ISBLANK([.F85]);&quot;&quot;;IF([.D85]=&quot;EE&quot;;IF([.F85]&gt;=3;IF([.E85]&gt;=5;&quot;H&quot;;&quot;A&quot;);IF([.F85]&gt;=2;IF([.E85]&gt;=16;&quot;H&quot;;IF([.E85]&lt;=4;&quot;L&quot;;&quot;A&quot;));IF([.E85]&lt;=15;&quot;L&quot;;&quot;A&quot;)));IF(OR([.D85]=&quot;SE&quot;;[.D85]=&quot;CE&quot;);IF([.F85]&gt;=4;IF([.E85]&gt;=6;&quot;H&quot;;&quot;A&quot;);IF([.F85]&gt;=2;IF([.E85]&gt;=20;&quot;H&quot;;IF([.E85]&lt;=5;&quot;L&quot;;&quot;A&quot;));IF([.E85]&lt;=19;&quot;L&quot;;&quot;A&quot;)));IF(OR([.D85]=&quot;ALI&quot;;[.D85]=&quot;AIE&quot;);IF([.F85]&gt;=6;IF([.E85]&gt;=20;&quot;H&quot;;&quot;A&quot;);IF([.F85]&gt;=2;IF([.E85]&gt;=51;&quot;H&quot;;IF([.E85]&lt;=19;&quot;L&quot;;&quot;A&quot;));IF([.E85]&lt;=50;&quot;L&quot;;&quot;A&quot;)))))))" table:style-name="ce37"/>
          <table:table-cell office:value-type="string" office:string-value="" table:formula="of:=IF([.H85]=&quot;L&quot;;&quot;Baixa&quot;;IF([.H85]=&quot;A&quot;;&quot;Média&quot;;IF([.H85]=&quot;&quot;;&quot;&quot;;&quot;Alta&quot;)))" table:style-name="ce37"/>
          <table:table-cell office:value-type="string" office:string-value="" table:formula="of:=IF(ISBLANK([.F85]);&quot;&quot;;IF([.D85]=&quot;ALI&quot;;IF([.H85]=&quot;L&quot;;7;IF([.H85]=&quot;A&quot;;10;15));IF([.D85]=&quot;AIE&quot;;IF([.H85]=&quot;L&quot;;5;IF([.H85]=&quot;A&quot;;7;10));IF([.D85]=&quot;SE&quot;;IF([.H85]=&quot;L&quot;;4;IF([.H85]=&quot;A&quot;;5;7));IF(OR([.D85]=&quot;EE&quot;;[.D85]=&quot;CE&quot;);IF([.H85]=&quot;L&quot;;3;IF([.H85]=&quot;A&quot;;4;6)))))))" table:style-name="ce38"/>
          <table:table-cell table:style-name="ce39"/>
          <table:table-cell table:style-name="ce36"/>
          <table:table-cell office:value-type="string" office:string-value="" table:formula="of:=CONCATENATE([.D85];[.N85])" table:style-name="ce36"/>
          <table:table-cell office:value-type="string" office:string-value="" table:formula="of:=IF(ISBLANK([.L85]);&quot;&quot;;IF([.D85]=&quot;EE&quot;;IF([.L85]&gt;=3;IF([.K85]&gt;=5;&quot;H&quot;;&quot;A&quot;);IF([.L85]&gt;=2;IF([.K85]&gt;=16;&quot;H&quot;;IF([.K85]&lt;=4;&quot;L&quot;;&quot;A&quot;));IF([.K85]&lt;=15;&quot;L&quot;;&quot;A&quot;)));IF(OR([.D85]=&quot;SE&quot;;[.D85]=&quot;CE&quot;);IF([.L85]&gt;=4;IF([.K85]&gt;=6;&quot;H&quot;;&quot;A&quot;);IF([.L85]&gt;=2;IF([.K85]&gt;=20;&quot;H&quot;;IF([.K85]&lt;=5;&quot;L&quot;;&quot;A&quot;));IF([.K85]&lt;=19;&quot;L&quot;;&quot;A&quot;)));IF(OR([.D85]=&quot;ALI&quot;;[.D85]=&quot;AIE&quot;);IF([.L85]&gt;=6;IF([.K85]&gt;=20;&quot;H&quot;;&quot;A&quot;);IF([.L85]&gt;=2;IF([.K85]&gt;=51;&quot;H&quot;;IF([.K85]&lt;=19;&quot;L&quot;;&quot;A&quot;));IF([.K85]&lt;=50;&quot;L&quot;;&quot;A&quot;)))))))" table:style-name="ce37"/>
          <table:table-cell office:value-type="string" office:string-value="" table:formula="of:=IF([.N85]=&quot;L&quot;;&quot;Baixa&quot;;IF([.N85]=&quot;A&quot;;&quot;Média&quot;;IF([.N85]=&quot;&quot;;&quot;&quot;;&quot;Alta&quot;)))" table:style-name="ce37"/>
          <table:table-cell office:value-type="string" office:string-value="" table:formula="of:=IF(ISBLANK([.L85]);&quot;&quot;;IF([.D85]=&quot;ALI&quot;;IF([.N85]=&quot;L&quot;;7;IF([.N85]=&quot;A&quot;;10;15));IF([.D85]=&quot;AIE&quot;;IF([.N85]=&quot;L&quot;;5;IF([.N85]=&quot;A&quot;;7;10));IF([.D85]=&quot;SE&quot;;IF([.N85]=&quot;L&quot;;4;IF([.N85]=&quot;A&quot;;5;7));IF(OR([.D85]=&quot;EE&quot;;[.D85]=&quot;CE&quot;);IF([.N85]=&quot;L&quot;;3;IF([.N85]=&quot;A&quot;;4;6)))))))" table:style-name="ce38"/>
          <table:table-cell table:style-name="ce39"/>
          <table:table-cell table:style-name="ce40"/>
          <table:table-cell office:value-type="float" office:value="0" table:formula="of:=IF(AND([.$P85]=&quot;&quot;;[.$J85]&lt;&gt;&quot;&quot;);[.$J85];0)" table:style-name="ce3">
            <text:p>0</text:p>
          </table:table-cell>
          <table:table-cell office:value-type="float" office:value="0" table:formula="of:=IF(OR([.$P85]=&quot;&quot;;[.$J85]=&quot;&quot;);0;[.$J85])" table:style-name="ce3">
            <text:p>0</text:p>
          </table:table-cell>
          <table:table-cell office:value-type="float" office:value="0" table:formula="of:=IF(OR([.$P85]=&quot;&quot;;[.$J85]=&quot;&quot;);0;[.$P85])" table:style-name="ce3">
            <text:p>0</text:p>
          </table:table-cell>
          <table:table-cell office:value-type="float" office:value="0" table:formula="of:=IF(AND([.$J85]=&quot;&quot;;[.$P85]&lt;&gt;&quot;&quot;);[.$P8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6];[.H86])" table:style-name="ce36"/>
          <table:table-cell office:value-type="string" office:string-value="" table:formula="of:=IF(ISBLANK([.F86]);&quot;&quot;;IF([.D86]=&quot;EE&quot;;IF([.F86]&gt;=3;IF([.E86]&gt;=5;&quot;H&quot;;&quot;A&quot;);IF([.F86]&gt;=2;IF([.E86]&gt;=16;&quot;H&quot;;IF([.E86]&lt;=4;&quot;L&quot;;&quot;A&quot;));IF([.E86]&lt;=15;&quot;L&quot;;&quot;A&quot;)));IF(OR([.D86]=&quot;SE&quot;;[.D86]=&quot;CE&quot;);IF([.F86]&gt;=4;IF([.E86]&gt;=6;&quot;H&quot;;&quot;A&quot;);IF([.F86]&gt;=2;IF([.E86]&gt;=20;&quot;H&quot;;IF([.E86]&lt;=5;&quot;L&quot;;&quot;A&quot;));IF([.E86]&lt;=19;&quot;L&quot;;&quot;A&quot;)));IF(OR([.D86]=&quot;ALI&quot;;[.D86]=&quot;AIE&quot;);IF([.F86]&gt;=6;IF([.E86]&gt;=20;&quot;H&quot;;&quot;A&quot;);IF([.F86]&gt;=2;IF([.E86]&gt;=51;&quot;H&quot;;IF([.E86]&lt;=19;&quot;L&quot;;&quot;A&quot;));IF([.E86]&lt;=50;&quot;L&quot;;&quot;A&quot;)))))))" table:style-name="ce37"/>
          <table:table-cell office:value-type="string" office:string-value="" table:formula="of:=IF([.H86]=&quot;L&quot;;&quot;Baixa&quot;;IF([.H86]=&quot;A&quot;;&quot;Média&quot;;IF([.H86]=&quot;&quot;;&quot;&quot;;&quot;Alta&quot;)))" table:style-name="ce37"/>
          <table:table-cell office:value-type="string" office:string-value="" table:formula="of:=IF(ISBLANK([.F86]);&quot;&quot;;IF([.D86]=&quot;ALI&quot;;IF([.H86]=&quot;L&quot;;7;IF([.H86]=&quot;A&quot;;10;15));IF([.D86]=&quot;AIE&quot;;IF([.H86]=&quot;L&quot;;5;IF([.H86]=&quot;A&quot;;7;10));IF([.D86]=&quot;SE&quot;;IF([.H86]=&quot;L&quot;;4;IF([.H86]=&quot;A&quot;;5;7));IF(OR([.D86]=&quot;EE&quot;;[.D86]=&quot;CE&quot;);IF([.H86]=&quot;L&quot;;3;IF([.H86]=&quot;A&quot;;4;6)))))))" table:style-name="ce38"/>
          <table:table-cell table:style-name="ce39"/>
          <table:table-cell table:style-name="ce36"/>
          <table:table-cell office:value-type="string" office:string-value="" table:formula="of:=CONCATENATE([.D86];[.N86])" table:style-name="ce36"/>
          <table:table-cell office:value-type="string" office:string-value="" table:formula="of:=IF(ISBLANK([.L86]);&quot;&quot;;IF([.D86]=&quot;EE&quot;;IF([.L86]&gt;=3;IF([.K86]&gt;=5;&quot;H&quot;;&quot;A&quot;);IF([.L86]&gt;=2;IF([.K86]&gt;=16;&quot;H&quot;;IF([.K86]&lt;=4;&quot;L&quot;;&quot;A&quot;));IF([.K86]&lt;=15;&quot;L&quot;;&quot;A&quot;)));IF(OR([.D86]=&quot;SE&quot;;[.D86]=&quot;CE&quot;);IF([.L86]&gt;=4;IF([.K86]&gt;=6;&quot;H&quot;;&quot;A&quot;);IF([.L86]&gt;=2;IF([.K86]&gt;=20;&quot;H&quot;;IF([.K86]&lt;=5;&quot;L&quot;;&quot;A&quot;));IF([.K86]&lt;=19;&quot;L&quot;;&quot;A&quot;)));IF(OR([.D86]=&quot;ALI&quot;;[.D86]=&quot;AIE&quot;);IF([.L86]&gt;=6;IF([.K86]&gt;=20;&quot;H&quot;;&quot;A&quot;);IF([.L86]&gt;=2;IF([.K86]&gt;=51;&quot;H&quot;;IF([.K86]&lt;=19;&quot;L&quot;;&quot;A&quot;));IF([.K86]&lt;=50;&quot;L&quot;;&quot;A&quot;)))))))" table:style-name="ce37"/>
          <table:table-cell office:value-type="string" office:string-value="" table:formula="of:=IF([.N86]=&quot;L&quot;;&quot;Baixa&quot;;IF([.N86]=&quot;A&quot;;&quot;Média&quot;;IF([.N86]=&quot;&quot;;&quot;&quot;;&quot;Alta&quot;)))" table:style-name="ce37"/>
          <table:table-cell office:value-type="string" office:string-value="" table:formula="of:=IF(ISBLANK([.L86]);&quot;&quot;;IF([.D86]=&quot;ALI&quot;;IF([.N86]=&quot;L&quot;;7;IF([.N86]=&quot;A&quot;;10;15));IF([.D86]=&quot;AIE&quot;;IF([.N86]=&quot;L&quot;;5;IF([.N86]=&quot;A&quot;;7;10));IF([.D86]=&quot;SE&quot;;IF([.N86]=&quot;L&quot;;4;IF([.N86]=&quot;A&quot;;5;7));IF(OR([.D86]=&quot;EE&quot;;[.D86]=&quot;CE&quot;);IF([.N86]=&quot;L&quot;;3;IF([.N86]=&quot;A&quot;;4;6)))))))" table:style-name="ce38"/>
          <table:table-cell table:style-name="ce39"/>
          <table:table-cell table:style-name="ce40"/>
          <table:table-cell office:value-type="float" office:value="0" table:formula="of:=IF(AND([.$P86]=&quot;&quot;;[.$J86]&lt;&gt;&quot;&quot;);[.$J86];0)" table:style-name="ce3">
            <text:p>0</text:p>
          </table:table-cell>
          <table:table-cell office:value-type="float" office:value="0" table:formula="of:=IF(OR([.$P86]=&quot;&quot;;[.$J86]=&quot;&quot;);0;[.$J86])" table:style-name="ce3">
            <text:p>0</text:p>
          </table:table-cell>
          <table:table-cell office:value-type="float" office:value="0" table:formula="of:=IF(OR([.$P86]=&quot;&quot;;[.$J86]=&quot;&quot;);0;[.$P86])" table:style-name="ce3">
            <text:p>0</text:p>
          </table:table-cell>
          <table:table-cell office:value-type="float" office:value="0" table:formula="of:=IF(AND([.$J86]=&quot;&quot;;[.$P86]&lt;&gt;&quot;&quot;);[.$P8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7];[.H87])" table:style-name="ce36"/>
          <table:table-cell office:value-type="string" office:string-value="" table:formula="of:=IF(ISBLANK([.F87]);&quot;&quot;;IF([.D87]=&quot;EE&quot;;IF([.F87]&gt;=3;IF([.E87]&gt;=5;&quot;H&quot;;&quot;A&quot;);IF([.F87]&gt;=2;IF([.E87]&gt;=16;&quot;H&quot;;IF([.E87]&lt;=4;&quot;L&quot;;&quot;A&quot;));IF([.E87]&lt;=15;&quot;L&quot;;&quot;A&quot;)));IF(OR([.D87]=&quot;SE&quot;;[.D87]=&quot;CE&quot;);IF([.F87]&gt;=4;IF([.E87]&gt;=6;&quot;H&quot;;&quot;A&quot;);IF([.F87]&gt;=2;IF([.E87]&gt;=20;&quot;H&quot;;IF([.E87]&lt;=5;&quot;L&quot;;&quot;A&quot;));IF([.E87]&lt;=19;&quot;L&quot;;&quot;A&quot;)));IF(OR([.D87]=&quot;ALI&quot;;[.D87]=&quot;AIE&quot;);IF([.F87]&gt;=6;IF([.E87]&gt;=20;&quot;H&quot;;&quot;A&quot;);IF([.F87]&gt;=2;IF([.E87]&gt;=51;&quot;H&quot;;IF([.E87]&lt;=19;&quot;L&quot;;&quot;A&quot;));IF([.E87]&lt;=50;&quot;L&quot;;&quot;A&quot;)))))))" table:style-name="ce37"/>
          <table:table-cell office:value-type="string" office:string-value="" table:formula="of:=IF([.H87]=&quot;L&quot;;&quot;Baixa&quot;;IF([.H87]=&quot;A&quot;;&quot;Média&quot;;IF([.H87]=&quot;&quot;;&quot;&quot;;&quot;Alta&quot;)))" table:style-name="ce37"/>
          <table:table-cell office:value-type="string" office:string-value="" table:formula="of:=IF(ISBLANK([.F87]);&quot;&quot;;IF([.D87]=&quot;ALI&quot;;IF([.H87]=&quot;L&quot;;7;IF([.H87]=&quot;A&quot;;10;15));IF([.D87]=&quot;AIE&quot;;IF([.H87]=&quot;L&quot;;5;IF([.H87]=&quot;A&quot;;7;10));IF([.D87]=&quot;SE&quot;;IF([.H87]=&quot;L&quot;;4;IF([.H87]=&quot;A&quot;;5;7));IF(OR([.D87]=&quot;EE&quot;;[.D87]=&quot;CE&quot;);IF([.H87]=&quot;L&quot;;3;IF([.H87]=&quot;A&quot;;4;6)))))))" table:style-name="ce38"/>
          <table:table-cell table:style-name="ce39"/>
          <table:table-cell table:style-name="ce36"/>
          <table:table-cell office:value-type="string" office:string-value="" table:formula="of:=CONCATENATE([.D87];[.N87])" table:style-name="ce36"/>
          <table:table-cell office:value-type="string" office:string-value="" table:formula="of:=IF(ISBLANK([.L87]);&quot;&quot;;IF([.D87]=&quot;EE&quot;;IF([.L87]&gt;=3;IF([.K87]&gt;=5;&quot;H&quot;;&quot;A&quot;);IF([.L87]&gt;=2;IF([.K87]&gt;=16;&quot;H&quot;;IF([.K87]&lt;=4;&quot;L&quot;;&quot;A&quot;));IF([.K87]&lt;=15;&quot;L&quot;;&quot;A&quot;)));IF(OR([.D87]=&quot;SE&quot;;[.D87]=&quot;CE&quot;);IF([.L87]&gt;=4;IF([.K87]&gt;=6;&quot;H&quot;;&quot;A&quot;);IF([.L87]&gt;=2;IF([.K87]&gt;=20;&quot;H&quot;;IF([.K87]&lt;=5;&quot;L&quot;;&quot;A&quot;));IF([.K87]&lt;=19;&quot;L&quot;;&quot;A&quot;)));IF(OR([.D87]=&quot;ALI&quot;;[.D87]=&quot;AIE&quot;);IF([.L87]&gt;=6;IF([.K87]&gt;=20;&quot;H&quot;;&quot;A&quot;);IF([.L87]&gt;=2;IF([.K87]&gt;=51;&quot;H&quot;;IF([.K87]&lt;=19;&quot;L&quot;;&quot;A&quot;));IF([.K87]&lt;=50;&quot;L&quot;;&quot;A&quot;)))))))" table:style-name="ce37"/>
          <table:table-cell office:value-type="string" office:string-value="" table:formula="of:=IF([.N87]=&quot;L&quot;;&quot;Baixa&quot;;IF([.N87]=&quot;A&quot;;&quot;Média&quot;;IF([.N87]=&quot;&quot;;&quot;&quot;;&quot;Alta&quot;)))" table:style-name="ce37"/>
          <table:table-cell office:value-type="string" office:string-value="" table:formula="of:=IF(ISBLANK([.L87]);&quot;&quot;;IF([.D87]=&quot;ALI&quot;;IF([.N87]=&quot;L&quot;;7;IF([.N87]=&quot;A&quot;;10;15));IF([.D87]=&quot;AIE&quot;;IF([.N87]=&quot;L&quot;;5;IF([.N87]=&quot;A&quot;;7;10));IF([.D87]=&quot;SE&quot;;IF([.N87]=&quot;L&quot;;4;IF([.N87]=&quot;A&quot;;5;7));IF(OR([.D87]=&quot;EE&quot;;[.D87]=&quot;CE&quot;);IF([.N87]=&quot;L&quot;;3;IF([.N87]=&quot;A&quot;;4;6)))))))" table:style-name="ce38"/>
          <table:table-cell table:style-name="ce39"/>
          <table:table-cell table:style-name="ce40"/>
          <table:table-cell office:value-type="float" office:value="0" table:formula="of:=IF(AND([.$P87]=&quot;&quot;;[.$J87]&lt;&gt;&quot;&quot;);[.$J87];0)" table:style-name="ce3">
            <text:p>0</text:p>
          </table:table-cell>
          <table:table-cell office:value-type="float" office:value="0" table:formula="of:=IF(OR([.$P87]=&quot;&quot;;[.$J87]=&quot;&quot;);0;[.$J87])" table:style-name="ce3">
            <text:p>0</text:p>
          </table:table-cell>
          <table:table-cell office:value-type="float" office:value="0" table:formula="of:=IF(OR([.$P87]=&quot;&quot;;[.$J87]=&quot;&quot;);0;[.$P87])" table:style-name="ce3">
            <text:p>0</text:p>
          </table:table-cell>
          <table:table-cell office:value-type="float" office:value="0" table:formula="of:=IF(AND([.$J87]=&quot;&quot;;[.$P87]&lt;&gt;&quot;&quot;);[.$P8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8];[.H88])" table:style-name="ce36"/>
          <table:table-cell office:value-type="string" office:string-value="" table:formula="of:=IF(ISBLANK([.F88]);&quot;&quot;;IF([.D88]=&quot;EE&quot;;IF([.F88]&gt;=3;IF([.E88]&gt;=5;&quot;H&quot;;&quot;A&quot;);IF([.F88]&gt;=2;IF([.E88]&gt;=16;&quot;H&quot;;IF([.E88]&lt;=4;&quot;L&quot;;&quot;A&quot;));IF([.E88]&lt;=15;&quot;L&quot;;&quot;A&quot;)));IF(OR([.D88]=&quot;SE&quot;;[.D88]=&quot;CE&quot;);IF([.F88]&gt;=4;IF([.E88]&gt;=6;&quot;H&quot;;&quot;A&quot;);IF([.F88]&gt;=2;IF([.E88]&gt;=20;&quot;H&quot;;IF([.E88]&lt;=5;&quot;L&quot;;&quot;A&quot;));IF([.E88]&lt;=19;&quot;L&quot;;&quot;A&quot;)));IF(OR([.D88]=&quot;ALI&quot;;[.D88]=&quot;AIE&quot;);IF([.F88]&gt;=6;IF([.E88]&gt;=20;&quot;H&quot;;&quot;A&quot;);IF([.F88]&gt;=2;IF([.E88]&gt;=51;&quot;H&quot;;IF([.E88]&lt;=19;&quot;L&quot;;&quot;A&quot;));IF([.E88]&lt;=50;&quot;L&quot;;&quot;A&quot;)))))))" table:style-name="ce37"/>
          <table:table-cell office:value-type="string" office:string-value="" table:formula="of:=IF([.H88]=&quot;L&quot;;&quot;Baixa&quot;;IF([.H88]=&quot;A&quot;;&quot;Média&quot;;IF([.H88]=&quot;&quot;;&quot;&quot;;&quot;Alta&quot;)))" table:style-name="ce37"/>
          <table:table-cell office:value-type="string" office:string-value="" table:formula="of:=IF(ISBLANK([.F88]);&quot;&quot;;IF([.D88]=&quot;ALI&quot;;IF([.H88]=&quot;L&quot;;7;IF([.H88]=&quot;A&quot;;10;15));IF([.D88]=&quot;AIE&quot;;IF([.H88]=&quot;L&quot;;5;IF([.H88]=&quot;A&quot;;7;10));IF([.D88]=&quot;SE&quot;;IF([.H88]=&quot;L&quot;;4;IF([.H88]=&quot;A&quot;;5;7));IF(OR([.D88]=&quot;EE&quot;;[.D88]=&quot;CE&quot;);IF([.H88]=&quot;L&quot;;3;IF([.H88]=&quot;A&quot;;4;6)))))))" table:style-name="ce38"/>
          <table:table-cell table:style-name="ce39"/>
          <table:table-cell table:style-name="ce36"/>
          <table:table-cell office:value-type="string" office:string-value="" table:formula="of:=CONCATENATE([.D88];[.N88])" table:style-name="ce36"/>
          <table:table-cell office:value-type="string" office:string-value="" table:formula="of:=IF(ISBLANK([.L88]);&quot;&quot;;IF([.D88]=&quot;EE&quot;;IF([.L88]&gt;=3;IF([.K88]&gt;=5;&quot;H&quot;;&quot;A&quot;);IF([.L88]&gt;=2;IF([.K88]&gt;=16;&quot;H&quot;;IF([.K88]&lt;=4;&quot;L&quot;;&quot;A&quot;));IF([.K88]&lt;=15;&quot;L&quot;;&quot;A&quot;)));IF(OR([.D88]=&quot;SE&quot;;[.D88]=&quot;CE&quot;);IF([.L88]&gt;=4;IF([.K88]&gt;=6;&quot;H&quot;;&quot;A&quot;);IF([.L88]&gt;=2;IF([.K88]&gt;=20;&quot;H&quot;;IF([.K88]&lt;=5;&quot;L&quot;;&quot;A&quot;));IF([.K88]&lt;=19;&quot;L&quot;;&quot;A&quot;)));IF(OR([.D88]=&quot;ALI&quot;;[.D88]=&quot;AIE&quot;);IF([.L88]&gt;=6;IF([.K88]&gt;=20;&quot;H&quot;;&quot;A&quot;);IF([.L88]&gt;=2;IF([.K88]&gt;=51;&quot;H&quot;;IF([.K88]&lt;=19;&quot;L&quot;;&quot;A&quot;));IF([.K88]&lt;=50;&quot;L&quot;;&quot;A&quot;)))))))" table:style-name="ce37"/>
          <table:table-cell office:value-type="string" office:string-value="" table:formula="of:=IF([.N88]=&quot;L&quot;;&quot;Baixa&quot;;IF([.N88]=&quot;A&quot;;&quot;Média&quot;;IF([.N88]=&quot;&quot;;&quot;&quot;;&quot;Alta&quot;)))" table:style-name="ce37"/>
          <table:table-cell office:value-type="string" office:string-value="" table:formula="of:=IF(ISBLANK([.L88]);&quot;&quot;;IF([.D88]=&quot;ALI&quot;;IF([.N88]=&quot;L&quot;;7;IF([.N88]=&quot;A&quot;;10;15));IF([.D88]=&quot;AIE&quot;;IF([.N88]=&quot;L&quot;;5;IF([.N88]=&quot;A&quot;;7;10));IF([.D88]=&quot;SE&quot;;IF([.N88]=&quot;L&quot;;4;IF([.N88]=&quot;A&quot;;5;7));IF(OR([.D88]=&quot;EE&quot;;[.D88]=&quot;CE&quot;);IF([.N88]=&quot;L&quot;;3;IF([.N88]=&quot;A&quot;;4;6)))))))" table:style-name="ce38"/>
          <table:table-cell table:style-name="ce39"/>
          <table:table-cell table:style-name="ce40"/>
          <table:table-cell office:value-type="float" office:value="0" table:formula="of:=IF(AND([.$P88]=&quot;&quot;;[.$J88]&lt;&gt;&quot;&quot;);[.$J88];0)" table:style-name="ce3">
            <text:p>0</text:p>
          </table:table-cell>
          <table:table-cell office:value-type="float" office:value="0" table:formula="of:=IF(OR([.$P88]=&quot;&quot;;[.$J88]=&quot;&quot;);0;[.$J88])" table:style-name="ce3">
            <text:p>0</text:p>
          </table:table-cell>
          <table:table-cell office:value-type="float" office:value="0" table:formula="of:=IF(OR([.$P88]=&quot;&quot;;[.$J88]=&quot;&quot;);0;[.$P88])" table:style-name="ce3">
            <text:p>0</text:p>
          </table:table-cell>
          <table:table-cell office:value-type="float" office:value="0" table:formula="of:=IF(AND([.$J88]=&quot;&quot;;[.$P88]&lt;&gt;&quot;&quot;);[.$P8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89];[.H89])" table:style-name="ce36"/>
          <table:table-cell office:value-type="string" office:string-value="" table:formula="of:=IF(ISBLANK([.F89]);&quot;&quot;;IF([.D89]=&quot;EE&quot;;IF([.F89]&gt;=3;IF([.E89]&gt;=5;&quot;H&quot;;&quot;A&quot;);IF([.F89]&gt;=2;IF([.E89]&gt;=16;&quot;H&quot;;IF([.E89]&lt;=4;&quot;L&quot;;&quot;A&quot;));IF([.E89]&lt;=15;&quot;L&quot;;&quot;A&quot;)));IF(OR([.D89]=&quot;SE&quot;;[.D89]=&quot;CE&quot;);IF([.F89]&gt;=4;IF([.E89]&gt;=6;&quot;H&quot;;&quot;A&quot;);IF([.F89]&gt;=2;IF([.E89]&gt;=20;&quot;H&quot;;IF([.E89]&lt;=5;&quot;L&quot;;&quot;A&quot;));IF([.E89]&lt;=19;&quot;L&quot;;&quot;A&quot;)));IF(OR([.D89]=&quot;ALI&quot;;[.D89]=&quot;AIE&quot;);IF([.F89]&gt;=6;IF([.E89]&gt;=20;&quot;H&quot;;&quot;A&quot;);IF([.F89]&gt;=2;IF([.E89]&gt;=51;&quot;H&quot;;IF([.E89]&lt;=19;&quot;L&quot;;&quot;A&quot;));IF([.E89]&lt;=50;&quot;L&quot;;&quot;A&quot;)))))))" table:style-name="ce37"/>
          <table:table-cell office:value-type="string" office:string-value="" table:formula="of:=IF([.H89]=&quot;L&quot;;&quot;Baixa&quot;;IF([.H89]=&quot;A&quot;;&quot;Média&quot;;IF([.H89]=&quot;&quot;;&quot;&quot;;&quot;Alta&quot;)))" table:style-name="ce37"/>
          <table:table-cell office:value-type="string" office:string-value="" table:formula="of:=IF(ISBLANK([.F89]);&quot;&quot;;IF([.D89]=&quot;ALI&quot;;IF([.H89]=&quot;L&quot;;7;IF([.H89]=&quot;A&quot;;10;15));IF([.D89]=&quot;AIE&quot;;IF([.H89]=&quot;L&quot;;5;IF([.H89]=&quot;A&quot;;7;10));IF([.D89]=&quot;SE&quot;;IF([.H89]=&quot;L&quot;;4;IF([.H89]=&quot;A&quot;;5;7));IF(OR([.D89]=&quot;EE&quot;;[.D89]=&quot;CE&quot;);IF([.H89]=&quot;L&quot;;3;IF([.H89]=&quot;A&quot;;4;6)))))))" table:style-name="ce38"/>
          <table:table-cell table:style-name="ce39"/>
          <table:table-cell table:style-name="ce36"/>
          <table:table-cell office:value-type="string" office:string-value="" table:formula="of:=CONCATENATE([.D89];[.N89])" table:style-name="ce36"/>
          <table:table-cell office:value-type="string" office:string-value="" table:formula="of:=IF(ISBLANK([.L89]);&quot;&quot;;IF([.D89]=&quot;EE&quot;;IF([.L89]&gt;=3;IF([.K89]&gt;=5;&quot;H&quot;;&quot;A&quot;);IF([.L89]&gt;=2;IF([.K89]&gt;=16;&quot;H&quot;;IF([.K89]&lt;=4;&quot;L&quot;;&quot;A&quot;));IF([.K89]&lt;=15;&quot;L&quot;;&quot;A&quot;)));IF(OR([.D89]=&quot;SE&quot;;[.D89]=&quot;CE&quot;);IF([.L89]&gt;=4;IF([.K89]&gt;=6;&quot;H&quot;;&quot;A&quot;);IF([.L89]&gt;=2;IF([.K89]&gt;=20;&quot;H&quot;;IF([.K89]&lt;=5;&quot;L&quot;;&quot;A&quot;));IF([.K89]&lt;=19;&quot;L&quot;;&quot;A&quot;)));IF(OR([.D89]=&quot;ALI&quot;;[.D89]=&quot;AIE&quot;);IF([.L89]&gt;=6;IF([.K89]&gt;=20;&quot;H&quot;;&quot;A&quot;);IF([.L89]&gt;=2;IF([.K89]&gt;=51;&quot;H&quot;;IF([.K89]&lt;=19;&quot;L&quot;;&quot;A&quot;));IF([.K89]&lt;=50;&quot;L&quot;;&quot;A&quot;)))))))" table:style-name="ce37"/>
          <table:table-cell office:value-type="string" office:string-value="" table:formula="of:=IF([.N89]=&quot;L&quot;;&quot;Baixa&quot;;IF([.N89]=&quot;A&quot;;&quot;Média&quot;;IF([.N89]=&quot;&quot;;&quot;&quot;;&quot;Alta&quot;)))" table:style-name="ce37"/>
          <table:table-cell office:value-type="string" office:string-value="" table:formula="of:=IF(ISBLANK([.L89]);&quot;&quot;;IF([.D89]=&quot;ALI&quot;;IF([.N89]=&quot;L&quot;;7;IF([.N89]=&quot;A&quot;;10;15));IF([.D89]=&quot;AIE&quot;;IF([.N89]=&quot;L&quot;;5;IF([.N89]=&quot;A&quot;;7;10));IF([.D89]=&quot;SE&quot;;IF([.N89]=&quot;L&quot;;4;IF([.N89]=&quot;A&quot;;5;7));IF(OR([.D89]=&quot;EE&quot;;[.D89]=&quot;CE&quot;);IF([.N89]=&quot;L&quot;;3;IF([.N89]=&quot;A&quot;;4;6)))))))" table:style-name="ce38"/>
          <table:table-cell table:style-name="ce39"/>
          <table:table-cell table:style-name="ce40"/>
          <table:table-cell office:value-type="float" office:value="0" table:formula="of:=IF(AND([.$P89]=&quot;&quot;;[.$J89]&lt;&gt;&quot;&quot;);[.$J89];0)" table:style-name="ce3">
            <text:p>0</text:p>
          </table:table-cell>
          <table:table-cell office:value-type="float" office:value="0" table:formula="of:=IF(OR([.$P89]=&quot;&quot;;[.$J89]=&quot;&quot;);0;[.$J89])" table:style-name="ce3">
            <text:p>0</text:p>
          </table:table-cell>
          <table:table-cell office:value-type="float" office:value="0" table:formula="of:=IF(OR([.$P89]=&quot;&quot;;[.$J89]=&quot;&quot;);0;[.$P89])" table:style-name="ce3">
            <text:p>0</text:p>
          </table:table-cell>
          <table:table-cell office:value-type="float" office:value="0" table:formula="of:=IF(AND([.$J89]=&quot;&quot;;[.$P89]&lt;&gt;&quot;&quot;);[.$P8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0];[.H90])" table:style-name="ce36"/>
          <table:table-cell office:value-type="string" office:string-value="" table:formula="of:=IF(ISBLANK([.F90]);&quot;&quot;;IF([.D90]=&quot;EE&quot;;IF([.F90]&gt;=3;IF([.E90]&gt;=5;&quot;H&quot;;&quot;A&quot;);IF([.F90]&gt;=2;IF([.E90]&gt;=16;&quot;H&quot;;IF([.E90]&lt;=4;&quot;L&quot;;&quot;A&quot;));IF([.E90]&lt;=15;&quot;L&quot;;&quot;A&quot;)));IF(OR([.D90]=&quot;SE&quot;;[.D90]=&quot;CE&quot;);IF([.F90]&gt;=4;IF([.E90]&gt;=6;&quot;H&quot;;&quot;A&quot;);IF([.F90]&gt;=2;IF([.E90]&gt;=20;&quot;H&quot;;IF([.E90]&lt;=5;&quot;L&quot;;&quot;A&quot;));IF([.E90]&lt;=19;&quot;L&quot;;&quot;A&quot;)));IF(OR([.D90]=&quot;ALI&quot;;[.D90]=&quot;AIE&quot;);IF([.F90]&gt;=6;IF([.E90]&gt;=20;&quot;H&quot;;&quot;A&quot;);IF([.F90]&gt;=2;IF([.E90]&gt;=51;&quot;H&quot;;IF([.E90]&lt;=19;&quot;L&quot;;&quot;A&quot;));IF([.E90]&lt;=50;&quot;L&quot;;&quot;A&quot;)))))))" table:style-name="ce37"/>
          <table:table-cell office:value-type="string" office:string-value="" table:formula="of:=IF([.H90]=&quot;L&quot;;&quot;Baixa&quot;;IF([.H90]=&quot;A&quot;;&quot;Média&quot;;IF([.H90]=&quot;&quot;;&quot;&quot;;&quot;Alta&quot;)))" table:style-name="ce37"/>
          <table:table-cell office:value-type="string" office:string-value="" table:formula="of:=IF(ISBLANK([.F90]);&quot;&quot;;IF([.D90]=&quot;ALI&quot;;IF([.H90]=&quot;L&quot;;7;IF([.H90]=&quot;A&quot;;10;15));IF([.D90]=&quot;AIE&quot;;IF([.H90]=&quot;L&quot;;5;IF([.H90]=&quot;A&quot;;7;10));IF([.D90]=&quot;SE&quot;;IF([.H90]=&quot;L&quot;;4;IF([.H90]=&quot;A&quot;;5;7));IF(OR([.D90]=&quot;EE&quot;;[.D90]=&quot;CE&quot;);IF([.H90]=&quot;L&quot;;3;IF([.H90]=&quot;A&quot;;4;6)))))))" table:style-name="ce38"/>
          <table:table-cell table:style-name="ce39"/>
          <table:table-cell table:style-name="ce36"/>
          <table:table-cell office:value-type="string" office:string-value="" table:formula="of:=CONCATENATE([.D90];[.N90])" table:style-name="ce36"/>
          <table:table-cell office:value-type="string" office:string-value="" table:formula="of:=IF(ISBLANK([.L90]);&quot;&quot;;IF([.D90]=&quot;EE&quot;;IF([.L90]&gt;=3;IF([.K90]&gt;=5;&quot;H&quot;;&quot;A&quot;);IF([.L90]&gt;=2;IF([.K90]&gt;=16;&quot;H&quot;;IF([.K90]&lt;=4;&quot;L&quot;;&quot;A&quot;));IF([.K90]&lt;=15;&quot;L&quot;;&quot;A&quot;)));IF(OR([.D90]=&quot;SE&quot;;[.D90]=&quot;CE&quot;);IF([.L90]&gt;=4;IF([.K90]&gt;=6;&quot;H&quot;;&quot;A&quot;);IF([.L90]&gt;=2;IF([.K90]&gt;=20;&quot;H&quot;;IF([.K90]&lt;=5;&quot;L&quot;;&quot;A&quot;));IF([.K90]&lt;=19;&quot;L&quot;;&quot;A&quot;)));IF(OR([.D90]=&quot;ALI&quot;;[.D90]=&quot;AIE&quot;);IF([.L90]&gt;=6;IF([.K90]&gt;=20;&quot;H&quot;;&quot;A&quot;);IF([.L90]&gt;=2;IF([.K90]&gt;=51;&quot;H&quot;;IF([.K90]&lt;=19;&quot;L&quot;;&quot;A&quot;));IF([.K90]&lt;=50;&quot;L&quot;;&quot;A&quot;)))))))" table:style-name="ce37"/>
          <table:table-cell office:value-type="string" office:string-value="" table:formula="of:=IF([.N90]=&quot;L&quot;;&quot;Baixa&quot;;IF([.N90]=&quot;A&quot;;&quot;Média&quot;;IF([.N90]=&quot;&quot;;&quot;&quot;;&quot;Alta&quot;)))" table:style-name="ce37"/>
          <table:table-cell office:value-type="string" office:string-value="" table:formula="of:=IF(ISBLANK([.L90]);&quot;&quot;;IF([.D90]=&quot;ALI&quot;;IF([.N90]=&quot;L&quot;;7;IF([.N90]=&quot;A&quot;;10;15));IF([.D90]=&quot;AIE&quot;;IF([.N90]=&quot;L&quot;;5;IF([.N90]=&quot;A&quot;;7;10));IF([.D90]=&quot;SE&quot;;IF([.N90]=&quot;L&quot;;4;IF([.N90]=&quot;A&quot;;5;7));IF(OR([.D90]=&quot;EE&quot;;[.D90]=&quot;CE&quot;);IF([.N90]=&quot;L&quot;;3;IF([.N90]=&quot;A&quot;;4;6)))))))" table:style-name="ce38"/>
          <table:table-cell table:style-name="ce39"/>
          <table:table-cell table:style-name="ce40"/>
          <table:table-cell office:value-type="float" office:value="0" table:formula="of:=IF(AND([.$P90]=&quot;&quot;;[.$J90]&lt;&gt;&quot;&quot;);[.$J90];0)" table:style-name="ce3">
            <text:p>0</text:p>
          </table:table-cell>
          <table:table-cell office:value-type="float" office:value="0" table:formula="of:=IF(OR([.$P90]=&quot;&quot;;[.$J90]=&quot;&quot;);0;[.$J90])" table:style-name="ce3">
            <text:p>0</text:p>
          </table:table-cell>
          <table:table-cell office:value-type="float" office:value="0" table:formula="of:=IF(OR([.$P90]=&quot;&quot;;[.$J90]=&quot;&quot;);0;[.$P90])" table:style-name="ce3">
            <text:p>0</text:p>
          </table:table-cell>
          <table:table-cell office:value-type="float" office:value="0" table:formula="of:=IF(AND([.$J90]=&quot;&quot;;[.$P90]&lt;&gt;&quot;&quot;);[.$P9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1];[.H91])" table:style-name="ce36"/>
          <table:table-cell office:value-type="string" office:string-value="" table:formula="of:=IF(ISBLANK([.F91]);&quot;&quot;;IF([.D91]=&quot;EE&quot;;IF([.F91]&gt;=3;IF([.E91]&gt;=5;&quot;H&quot;;&quot;A&quot;);IF([.F91]&gt;=2;IF([.E91]&gt;=16;&quot;H&quot;;IF([.E91]&lt;=4;&quot;L&quot;;&quot;A&quot;));IF([.E91]&lt;=15;&quot;L&quot;;&quot;A&quot;)));IF(OR([.D91]=&quot;SE&quot;;[.D91]=&quot;CE&quot;);IF([.F91]&gt;=4;IF([.E91]&gt;=6;&quot;H&quot;;&quot;A&quot;);IF([.F91]&gt;=2;IF([.E91]&gt;=20;&quot;H&quot;;IF([.E91]&lt;=5;&quot;L&quot;;&quot;A&quot;));IF([.E91]&lt;=19;&quot;L&quot;;&quot;A&quot;)));IF(OR([.D91]=&quot;ALI&quot;;[.D91]=&quot;AIE&quot;);IF([.F91]&gt;=6;IF([.E91]&gt;=20;&quot;H&quot;;&quot;A&quot;);IF([.F91]&gt;=2;IF([.E91]&gt;=51;&quot;H&quot;;IF([.E91]&lt;=19;&quot;L&quot;;&quot;A&quot;));IF([.E91]&lt;=50;&quot;L&quot;;&quot;A&quot;)))))))" table:style-name="ce37"/>
          <table:table-cell office:value-type="string" office:string-value="" table:formula="of:=IF([.H91]=&quot;L&quot;;&quot;Baixa&quot;;IF([.H91]=&quot;A&quot;;&quot;Média&quot;;IF([.H91]=&quot;&quot;;&quot;&quot;;&quot;Alta&quot;)))" table:style-name="ce37"/>
          <table:table-cell office:value-type="string" office:string-value="" table:formula="of:=IF(ISBLANK([.F91]);&quot;&quot;;IF([.D91]=&quot;ALI&quot;;IF([.H91]=&quot;L&quot;;7;IF([.H91]=&quot;A&quot;;10;15));IF([.D91]=&quot;AIE&quot;;IF([.H91]=&quot;L&quot;;5;IF([.H91]=&quot;A&quot;;7;10));IF([.D91]=&quot;SE&quot;;IF([.H91]=&quot;L&quot;;4;IF([.H91]=&quot;A&quot;;5;7));IF(OR([.D91]=&quot;EE&quot;;[.D91]=&quot;CE&quot;);IF([.H91]=&quot;L&quot;;3;IF([.H91]=&quot;A&quot;;4;6)))))))" table:style-name="ce38"/>
          <table:table-cell table:style-name="ce39"/>
          <table:table-cell table:style-name="ce36"/>
          <table:table-cell office:value-type="string" office:string-value="" table:formula="of:=CONCATENATE([.D91];[.N91])" table:style-name="ce36"/>
          <table:table-cell office:value-type="string" office:string-value="" table:formula="of:=IF(ISBLANK([.L91]);&quot;&quot;;IF([.D91]=&quot;EE&quot;;IF([.L91]&gt;=3;IF([.K91]&gt;=5;&quot;H&quot;;&quot;A&quot;);IF([.L91]&gt;=2;IF([.K91]&gt;=16;&quot;H&quot;;IF([.K91]&lt;=4;&quot;L&quot;;&quot;A&quot;));IF([.K91]&lt;=15;&quot;L&quot;;&quot;A&quot;)));IF(OR([.D91]=&quot;SE&quot;;[.D91]=&quot;CE&quot;);IF([.L91]&gt;=4;IF([.K91]&gt;=6;&quot;H&quot;;&quot;A&quot;);IF([.L91]&gt;=2;IF([.K91]&gt;=20;&quot;H&quot;;IF([.K91]&lt;=5;&quot;L&quot;;&quot;A&quot;));IF([.K91]&lt;=19;&quot;L&quot;;&quot;A&quot;)));IF(OR([.D91]=&quot;ALI&quot;;[.D91]=&quot;AIE&quot;);IF([.L91]&gt;=6;IF([.K91]&gt;=20;&quot;H&quot;;&quot;A&quot;);IF([.L91]&gt;=2;IF([.K91]&gt;=51;&quot;H&quot;;IF([.K91]&lt;=19;&quot;L&quot;;&quot;A&quot;));IF([.K91]&lt;=50;&quot;L&quot;;&quot;A&quot;)))))))" table:style-name="ce37"/>
          <table:table-cell office:value-type="string" office:string-value="" table:formula="of:=IF([.N91]=&quot;L&quot;;&quot;Baixa&quot;;IF([.N91]=&quot;A&quot;;&quot;Média&quot;;IF([.N91]=&quot;&quot;;&quot;&quot;;&quot;Alta&quot;)))" table:style-name="ce37"/>
          <table:table-cell office:value-type="string" office:string-value="" table:formula="of:=IF(ISBLANK([.L91]);&quot;&quot;;IF([.D91]=&quot;ALI&quot;;IF([.N91]=&quot;L&quot;;7;IF([.N91]=&quot;A&quot;;10;15));IF([.D91]=&quot;AIE&quot;;IF([.N91]=&quot;L&quot;;5;IF([.N91]=&quot;A&quot;;7;10));IF([.D91]=&quot;SE&quot;;IF([.N91]=&quot;L&quot;;4;IF([.N91]=&quot;A&quot;;5;7));IF(OR([.D91]=&quot;EE&quot;;[.D91]=&quot;CE&quot;);IF([.N91]=&quot;L&quot;;3;IF([.N91]=&quot;A&quot;;4;6)))))))" table:style-name="ce38"/>
          <table:table-cell table:style-name="ce39"/>
          <table:table-cell table:style-name="ce40"/>
          <table:table-cell office:value-type="float" office:value="0" table:formula="of:=IF(AND([.$P91]=&quot;&quot;;[.$J91]&lt;&gt;&quot;&quot;);[.$J91];0)" table:style-name="ce3">
            <text:p>0</text:p>
          </table:table-cell>
          <table:table-cell office:value-type="float" office:value="0" table:formula="of:=IF(OR([.$P91]=&quot;&quot;;[.$J91]=&quot;&quot;);0;[.$J91])" table:style-name="ce3">
            <text:p>0</text:p>
          </table:table-cell>
          <table:table-cell office:value-type="float" office:value="0" table:formula="of:=IF(OR([.$P91]=&quot;&quot;;[.$J91]=&quot;&quot;);0;[.$P91])" table:style-name="ce3">
            <text:p>0</text:p>
          </table:table-cell>
          <table:table-cell office:value-type="float" office:value="0" table:formula="of:=IF(AND([.$J91]=&quot;&quot;;[.$P91]&lt;&gt;&quot;&quot;);[.$P9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2];[.H92])" table:style-name="ce36"/>
          <table:table-cell office:value-type="string" office:string-value="" table:formula="of:=IF(ISBLANK([.F92]);&quot;&quot;;IF([.D92]=&quot;EE&quot;;IF([.F92]&gt;=3;IF([.E92]&gt;=5;&quot;H&quot;;&quot;A&quot;);IF([.F92]&gt;=2;IF([.E92]&gt;=16;&quot;H&quot;;IF([.E92]&lt;=4;&quot;L&quot;;&quot;A&quot;));IF([.E92]&lt;=15;&quot;L&quot;;&quot;A&quot;)));IF(OR([.D92]=&quot;SE&quot;;[.D92]=&quot;CE&quot;);IF([.F92]&gt;=4;IF([.E92]&gt;=6;&quot;H&quot;;&quot;A&quot;);IF([.F92]&gt;=2;IF([.E92]&gt;=20;&quot;H&quot;;IF([.E92]&lt;=5;&quot;L&quot;;&quot;A&quot;));IF([.E92]&lt;=19;&quot;L&quot;;&quot;A&quot;)));IF(OR([.D92]=&quot;ALI&quot;;[.D92]=&quot;AIE&quot;);IF([.F92]&gt;=6;IF([.E92]&gt;=20;&quot;H&quot;;&quot;A&quot;);IF([.F92]&gt;=2;IF([.E92]&gt;=51;&quot;H&quot;;IF([.E92]&lt;=19;&quot;L&quot;;&quot;A&quot;));IF([.E92]&lt;=50;&quot;L&quot;;&quot;A&quot;)))))))" table:style-name="ce37"/>
          <table:table-cell office:value-type="string" office:string-value="" table:formula="of:=IF([.H92]=&quot;L&quot;;&quot;Baixa&quot;;IF([.H92]=&quot;A&quot;;&quot;Média&quot;;IF([.H92]=&quot;&quot;;&quot;&quot;;&quot;Alta&quot;)))" table:style-name="ce37"/>
          <table:table-cell office:value-type="string" office:string-value="" table:formula="of:=IF(ISBLANK([.F92]);&quot;&quot;;IF([.D92]=&quot;ALI&quot;;IF([.H92]=&quot;L&quot;;7;IF([.H92]=&quot;A&quot;;10;15));IF([.D92]=&quot;AIE&quot;;IF([.H92]=&quot;L&quot;;5;IF([.H92]=&quot;A&quot;;7;10));IF([.D92]=&quot;SE&quot;;IF([.H92]=&quot;L&quot;;4;IF([.H92]=&quot;A&quot;;5;7));IF(OR([.D92]=&quot;EE&quot;;[.D92]=&quot;CE&quot;);IF([.H92]=&quot;L&quot;;3;IF([.H92]=&quot;A&quot;;4;6)))))))" table:style-name="ce38"/>
          <table:table-cell table:style-name="ce39"/>
          <table:table-cell table:style-name="ce36"/>
          <table:table-cell office:value-type="string" office:string-value="" table:formula="of:=CONCATENATE([.D92];[.N92])" table:style-name="ce36"/>
          <table:table-cell office:value-type="string" office:string-value="" table:formula="of:=IF(ISBLANK([.L92]);&quot;&quot;;IF([.D92]=&quot;EE&quot;;IF([.L92]&gt;=3;IF([.K92]&gt;=5;&quot;H&quot;;&quot;A&quot;);IF([.L92]&gt;=2;IF([.K92]&gt;=16;&quot;H&quot;;IF([.K92]&lt;=4;&quot;L&quot;;&quot;A&quot;));IF([.K92]&lt;=15;&quot;L&quot;;&quot;A&quot;)));IF(OR([.D92]=&quot;SE&quot;;[.D92]=&quot;CE&quot;);IF([.L92]&gt;=4;IF([.K92]&gt;=6;&quot;H&quot;;&quot;A&quot;);IF([.L92]&gt;=2;IF([.K92]&gt;=20;&quot;H&quot;;IF([.K92]&lt;=5;&quot;L&quot;;&quot;A&quot;));IF([.K92]&lt;=19;&quot;L&quot;;&quot;A&quot;)));IF(OR([.D92]=&quot;ALI&quot;;[.D92]=&quot;AIE&quot;);IF([.L92]&gt;=6;IF([.K92]&gt;=20;&quot;H&quot;;&quot;A&quot;);IF([.L92]&gt;=2;IF([.K92]&gt;=51;&quot;H&quot;;IF([.K92]&lt;=19;&quot;L&quot;;&quot;A&quot;));IF([.K92]&lt;=50;&quot;L&quot;;&quot;A&quot;)))))))" table:style-name="ce37"/>
          <table:table-cell office:value-type="string" office:string-value="" table:formula="of:=IF([.N92]=&quot;L&quot;;&quot;Baixa&quot;;IF([.N92]=&quot;A&quot;;&quot;Média&quot;;IF([.N92]=&quot;&quot;;&quot;&quot;;&quot;Alta&quot;)))" table:style-name="ce37"/>
          <table:table-cell office:value-type="string" office:string-value="" table:formula="of:=IF(ISBLANK([.L92]);&quot;&quot;;IF([.D92]=&quot;ALI&quot;;IF([.N92]=&quot;L&quot;;7;IF([.N92]=&quot;A&quot;;10;15));IF([.D92]=&quot;AIE&quot;;IF([.N92]=&quot;L&quot;;5;IF([.N92]=&quot;A&quot;;7;10));IF([.D92]=&quot;SE&quot;;IF([.N92]=&quot;L&quot;;4;IF([.N92]=&quot;A&quot;;5;7));IF(OR([.D92]=&quot;EE&quot;;[.D92]=&quot;CE&quot;);IF([.N92]=&quot;L&quot;;3;IF([.N92]=&quot;A&quot;;4;6)))))))" table:style-name="ce38"/>
          <table:table-cell table:style-name="ce39"/>
          <table:table-cell table:style-name="ce40"/>
          <table:table-cell office:value-type="float" office:value="0" table:formula="of:=IF(AND([.$P92]=&quot;&quot;;[.$J92]&lt;&gt;&quot;&quot;);[.$J92];0)" table:style-name="ce3">
            <text:p>0</text:p>
          </table:table-cell>
          <table:table-cell office:value-type="float" office:value="0" table:formula="of:=IF(OR([.$P92]=&quot;&quot;;[.$J92]=&quot;&quot;);0;[.$J92])" table:style-name="ce3">
            <text:p>0</text:p>
          </table:table-cell>
          <table:table-cell office:value-type="float" office:value="0" table:formula="of:=IF(OR([.$P92]=&quot;&quot;;[.$J92]=&quot;&quot;);0;[.$P92])" table:style-name="ce3">
            <text:p>0</text:p>
          </table:table-cell>
          <table:table-cell office:value-type="float" office:value="0" table:formula="of:=IF(AND([.$J92]=&quot;&quot;;[.$P92]&lt;&gt;&quot;&quot;);[.$P9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3];[.H93])" table:style-name="ce36"/>
          <table:table-cell office:value-type="string" office:string-value="" table:formula="of:=IF(ISBLANK([.F93]);&quot;&quot;;IF([.D93]=&quot;EE&quot;;IF([.F93]&gt;=3;IF([.E93]&gt;=5;&quot;H&quot;;&quot;A&quot;);IF([.F93]&gt;=2;IF([.E93]&gt;=16;&quot;H&quot;;IF([.E93]&lt;=4;&quot;L&quot;;&quot;A&quot;));IF([.E93]&lt;=15;&quot;L&quot;;&quot;A&quot;)));IF(OR([.D93]=&quot;SE&quot;;[.D93]=&quot;CE&quot;);IF([.F93]&gt;=4;IF([.E93]&gt;=6;&quot;H&quot;;&quot;A&quot;);IF([.F93]&gt;=2;IF([.E93]&gt;=20;&quot;H&quot;;IF([.E93]&lt;=5;&quot;L&quot;;&quot;A&quot;));IF([.E93]&lt;=19;&quot;L&quot;;&quot;A&quot;)));IF(OR([.D93]=&quot;ALI&quot;;[.D93]=&quot;AIE&quot;);IF([.F93]&gt;=6;IF([.E93]&gt;=20;&quot;H&quot;;&quot;A&quot;);IF([.F93]&gt;=2;IF([.E93]&gt;=51;&quot;H&quot;;IF([.E93]&lt;=19;&quot;L&quot;;&quot;A&quot;));IF([.E93]&lt;=50;&quot;L&quot;;&quot;A&quot;)))))))" table:style-name="ce37"/>
          <table:table-cell office:value-type="string" office:string-value="" table:formula="of:=IF([.H93]=&quot;L&quot;;&quot;Baixa&quot;;IF([.H93]=&quot;A&quot;;&quot;Média&quot;;IF([.H93]=&quot;&quot;;&quot;&quot;;&quot;Alta&quot;)))" table:style-name="ce37"/>
          <table:table-cell office:value-type="string" office:string-value="" table:formula="of:=IF(ISBLANK([.F93]);&quot;&quot;;IF([.D93]=&quot;ALI&quot;;IF([.H93]=&quot;L&quot;;7;IF([.H93]=&quot;A&quot;;10;15));IF([.D93]=&quot;AIE&quot;;IF([.H93]=&quot;L&quot;;5;IF([.H93]=&quot;A&quot;;7;10));IF([.D93]=&quot;SE&quot;;IF([.H93]=&quot;L&quot;;4;IF([.H93]=&quot;A&quot;;5;7));IF(OR([.D93]=&quot;EE&quot;;[.D93]=&quot;CE&quot;);IF([.H93]=&quot;L&quot;;3;IF([.H93]=&quot;A&quot;;4;6)))))))" table:style-name="ce38"/>
          <table:table-cell table:style-name="ce39"/>
          <table:table-cell table:style-name="ce36"/>
          <table:table-cell office:value-type="string" office:string-value="" table:formula="of:=CONCATENATE([.D93];[.N93])" table:style-name="ce36"/>
          <table:table-cell office:value-type="string" office:string-value="" table:formula="of:=IF(ISBLANK([.L93]);&quot;&quot;;IF([.D93]=&quot;EE&quot;;IF([.L93]&gt;=3;IF([.K93]&gt;=5;&quot;H&quot;;&quot;A&quot;);IF([.L93]&gt;=2;IF([.K93]&gt;=16;&quot;H&quot;;IF([.K93]&lt;=4;&quot;L&quot;;&quot;A&quot;));IF([.K93]&lt;=15;&quot;L&quot;;&quot;A&quot;)));IF(OR([.D93]=&quot;SE&quot;;[.D93]=&quot;CE&quot;);IF([.L93]&gt;=4;IF([.K93]&gt;=6;&quot;H&quot;;&quot;A&quot;);IF([.L93]&gt;=2;IF([.K93]&gt;=20;&quot;H&quot;;IF([.K93]&lt;=5;&quot;L&quot;;&quot;A&quot;));IF([.K93]&lt;=19;&quot;L&quot;;&quot;A&quot;)));IF(OR([.D93]=&quot;ALI&quot;;[.D93]=&quot;AIE&quot;);IF([.L93]&gt;=6;IF([.K93]&gt;=20;&quot;H&quot;;&quot;A&quot;);IF([.L93]&gt;=2;IF([.K93]&gt;=51;&quot;H&quot;;IF([.K93]&lt;=19;&quot;L&quot;;&quot;A&quot;));IF([.K93]&lt;=50;&quot;L&quot;;&quot;A&quot;)))))))" table:style-name="ce37"/>
          <table:table-cell office:value-type="string" office:string-value="" table:formula="of:=IF([.N93]=&quot;L&quot;;&quot;Baixa&quot;;IF([.N93]=&quot;A&quot;;&quot;Média&quot;;IF([.N93]=&quot;&quot;;&quot;&quot;;&quot;Alta&quot;)))" table:style-name="ce37"/>
          <table:table-cell office:value-type="string" office:string-value="" table:formula="of:=IF(ISBLANK([.L93]);&quot;&quot;;IF([.D93]=&quot;ALI&quot;;IF([.N93]=&quot;L&quot;;7;IF([.N93]=&quot;A&quot;;10;15));IF([.D93]=&quot;AIE&quot;;IF([.N93]=&quot;L&quot;;5;IF([.N93]=&quot;A&quot;;7;10));IF([.D93]=&quot;SE&quot;;IF([.N93]=&quot;L&quot;;4;IF([.N93]=&quot;A&quot;;5;7));IF(OR([.D93]=&quot;EE&quot;;[.D93]=&quot;CE&quot;);IF([.N93]=&quot;L&quot;;3;IF([.N93]=&quot;A&quot;;4;6)))))))" table:style-name="ce38"/>
          <table:table-cell table:style-name="ce39"/>
          <table:table-cell table:style-name="ce40"/>
          <table:table-cell office:value-type="float" office:value="0" table:formula="of:=IF(AND([.$P93]=&quot;&quot;;[.$J93]&lt;&gt;&quot;&quot;);[.$J93];0)" table:style-name="ce3">
            <text:p>0</text:p>
          </table:table-cell>
          <table:table-cell office:value-type="float" office:value="0" table:formula="of:=IF(OR([.$P93]=&quot;&quot;;[.$J93]=&quot;&quot;);0;[.$J93])" table:style-name="ce3">
            <text:p>0</text:p>
          </table:table-cell>
          <table:table-cell office:value-type="float" office:value="0" table:formula="of:=IF(OR([.$P93]=&quot;&quot;;[.$J93]=&quot;&quot;);0;[.$P93])" table:style-name="ce3">
            <text:p>0</text:p>
          </table:table-cell>
          <table:table-cell office:value-type="float" office:value="0" table:formula="of:=IF(AND([.$J93]=&quot;&quot;;[.$P93]&lt;&gt;&quot;&quot;);[.$P9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4];[.H94])" table:style-name="ce36"/>
          <table:table-cell office:value-type="string" office:string-value="" table:formula="of:=IF(ISBLANK([.F94]);&quot;&quot;;IF([.D94]=&quot;EE&quot;;IF([.F94]&gt;=3;IF([.E94]&gt;=5;&quot;H&quot;;&quot;A&quot;);IF([.F94]&gt;=2;IF([.E94]&gt;=16;&quot;H&quot;;IF([.E94]&lt;=4;&quot;L&quot;;&quot;A&quot;));IF([.E94]&lt;=15;&quot;L&quot;;&quot;A&quot;)));IF(OR([.D94]=&quot;SE&quot;;[.D94]=&quot;CE&quot;);IF([.F94]&gt;=4;IF([.E94]&gt;=6;&quot;H&quot;;&quot;A&quot;);IF([.F94]&gt;=2;IF([.E94]&gt;=20;&quot;H&quot;;IF([.E94]&lt;=5;&quot;L&quot;;&quot;A&quot;));IF([.E94]&lt;=19;&quot;L&quot;;&quot;A&quot;)));IF(OR([.D94]=&quot;ALI&quot;;[.D94]=&quot;AIE&quot;);IF([.F94]&gt;=6;IF([.E94]&gt;=20;&quot;H&quot;;&quot;A&quot;);IF([.F94]&gt;=2;IF([.E94]&gt;=51;&quot;H&quot;;IF([.E94]&lt;=19;&quot;L&quot;;&quot;A&quot;));IF([.E94]&lt;=50;&quot;L&quot;;&quot;A&quot;)))))))" table:style-name="ce37"/>
          <table:table-cell office:value-type="string" office:string-value="" table:formula="of:=IF([.H94]=&quot;L&quot;;&quot;Baixa&quot;;IF([.H94]=&quot;A&quot;;&quot;Média&quot;;IF([.H94]=&quot;&quot;;&quot;&quot;;&quot;Alta&quot;)))" table:style-name="ce37"/>
          <table:table-cell office:value-type="string" office:string-value="" table:formula="of:=IF(ISBLANK([.F94]);&quot;&quot;;IF([.D94]=&quot;ALI&quot;;IF([.H94]=&quot;L&quot;;7;IF([.H94]=&quot;A&quot;;10;15));IF([.D94]=&quot;AIE&quot;;IF([.H94]=&quot;L&quot;;5;IF([.H94]=&quot;A&quot;;7;10));IF([.D94]=&quot;SE&quot;;IF([.H94]=&quot;L&quot;;4;IF([.H94]=&quot;A&quot;;5;7));IF(OR([.D94]=&quot;EE&quot;;[.D94]=&quot;CE&quot;);IF([.H94]=&quot;L&quot;;3;IF([.H94]=&quot;A&quot;;4;6)))))))" table:style-name="ce38"/>
          <table:table-cell table:style-name="ce39"/>
          <table:table-cell table:style-name="ce36"/>
          <table:table-cell office:value-type="string" office:string-value="" table:formula="of:=CONCATENATE([.D94];[.N94])" table:style-name="ce36"/>
          <table:table-cell office:value-type="string" office:string-value="" table:formula="of:=IF(ISBLANK([.L94]);&quot;&quot;;IF([.D94]=&quot;EE&quot;;IF([.L94]&gt;=3;IF([.K94]&gt;=5;&quot;H&quot;;&quot;A&quot;);IF([.L94]&gt;=2;IF([.K94]&gt;=16;&quot;H&quot;;IF([.K94]&lt;=4;&quot;L&quot;;&quot;A&quot;));IF([.K94]&lt;=15;&quot;L&quot;;&quot;A&quot;)));IF(OR([.D94]=&quot;SE&quot;;[.D94]=&quot;CE&quot;);IF([.L94]&gt;=4;IF([.K94]&gt;=6;&quot;H&quot;;&quot;A&quot;);IF([.L94]&gt;=2;IF([.K94]&gt;=20;&quot;H&quot;;IF([.K94]&lt;=5;&quot;L&quot;;&quot;A&quot;));IF([.K94]&lt;=19;&quot;L&quot;;&quot;A&quot;)));IF(OR([.D94]=&quot;ALI&quot;;[.D94]=&quot;AIE&quot;);IF([.L94]&gt;=6;IF([.K94]&gt;=20;&quot;H&quot;;&quot;A&quot;);IF([.L94]&gt;=2;IF([.K94]&gt;=51;&quot;H&quot;;IF([.K94]&lt;=19;&quot;L&quot;;&quot;A&quot;));IF([.K94]&lt;=50;&quot;L&quot;;&quot;A&quot;)))))))" table:style-name="ce37"/>
          <table:table-cell office:value-type="string" office:string-value="" table:formula="of:=IF([.N94]=&quot;L&quot;;&quot;Baixa&quot;;IF([.N94]=&quot;A&quot;;&quot;Média&quot;;IF([.N94]=&quot;&quot;;&quot;&quot;;&quot;Alta&quot;)))" table:style-name="ce37"/>
          <table:table-cell office:value-type="string" office:string-value="" table:formula="of:=IF(ISBLANK([.L94]);&quot;&quot;;IF([.D94]=&quot;ALI&quot;;IF([.N94]=&quot;L&quot;;7;IF([.N94]=&quot;A&quot;;10;15));IF([.D94]=&quot;AIE&quot;;IF([.N94]=&quot;L&quot;;5;IF([.N94]=&quot;A&quot;;7;10));IF([.D94]=&quot;SE&quot;;IF([.N94]=&quot;L&quot;;4;IF([.N94]=&quot;A&quot;;5;7));IF(OR([.D94]=&quot;EE&quot;;[.D94]=&quot;CE&quot;);IF([.N94]=&quot;L&quot;;3;IF([.N94]=&quot;A&quot;;4;6)))))))" table:style-name="ce38"/>
          <table:table-cell table:style-name="ce39"/>
          <table:table-cell table:style-name="ce40"/>
          <table:table-cell office:value-type="float" office:value="0" table:formula="of:=IF(AND([.$P94]=&quot;&quot;;[.$J94]&lt;&gt;&quot;&quot;);[.$J94];0)" table:style-name="ce3">
            <text:p>0</text:p>
          </table:table-cell>
          <table:table-cell office:value-type="float" office:value="0" table:formula="of:=IF(OR([.$P94]=&quot;&quot;;[.$J94]=&quot;&quot;);0;[.$J94])" table:style-name="ce3">
            <text:p>0</text:p>
          </table:table-cell>
          <table:table-cell office:value-type="float" office:value="0" table:formula="of:=IF(OR([.$P94]=&quot;&quot;;[.$J94]=&quot;&quot;);0;[.$P94])" table:style-name="ce3">
            <text:p>0</text:p>
          </table:table-cell>
          <table:table-cell office:value-type="float" office:value="0" table:formula="of:=IF(AND([.$J94]=&quot;&quot;;[.$P94]&lt;&gt;&quot;&quot;);[.$P9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5];[.H95])" table:style-name="ce36"/>
          <table:table-cell office:value-type="string" office:string-value="" table:formula="of:=IF(ISBLANK([.F95]);&quot;&quot;;IF([.D95]=&quot;EE&quot;;IF([.F95]&gt;=3;IF([.E95]&gt;=5;&quot;H&quot;;&quot;A&quot;);IF([.F95]&gt;=2;IF([.E95]&gt;=16;&quot;H&quot;;IF([.E95]&lt;=4;&quot;L&quot;;&quot;A&quot;));IF([.E95]&lt;=15;&quot;L&quot;;&quot;A&quot;)));IF(OR([.D95]=&quot;SE&quot;;[.D95]=&quot;CE&quot;);IF([.F95]&gt;=4;IF([.E95]&gt;=6;&quot;H&quot;;&quot;A&quot;);IF([.F95]&gt;=2;IF([.E95]&gt;=20;&quot;H&quot;;IF([.E95]&lt;=5;&quot;L&quot;;&quot;A&quot;));IF([.E95]&lt;=19;&quot;L&quot;;&quot;A&quot;)));IF(OR([.D95]=&quot;ALI&quot;;[.D95]=&quot;AIE&quot;);IF([.F95]&gt;=6;IF([.E95]&gt;=20;&quot;H&quot;;&quot;A&quot;);IF([.F95]&gt;=2;IF([.E95]&gt;=51;&quot;H&quot;;IF([.E95]&lt;=19;&quot;L&quot;;&quot;A&quot;));IF([.E95]&lt;=50;&quot;L&quot;;&quot;A&quot;)))))))" table:style-name="ce37"/>
          <table:table-cell office:value-type="string" office:string-value="" table:formula="of:=IF([.H95]=&quot;L&quot;;&quot;Baixa&quot;;IF([.H95]=&quot;A&quot;;&quot;Média&quot;;IF([.H95]=&quot;&quot;;&quot;&quot;;&quot;Alta&quot;)))" table:style-name="ce37"/>
          <table:table-cell office:value-type="string" office:string-value="" table:formula="of:=IF(ISBLANK([.F95]);&quot;&quot;;IF([.D95]=&quot;ALI&quot;;IF([.H95]=&quot;L&quot;;7;IF([.H95]=&quot;A&quot;;10;15));IF([.D95]=&quot;AIE&quot;;IF([.H95]=&quot;L&quot;;5;IF([.H95]=&quot;A&quot;;7;10));IF([.D95]=&quot;SE&quot;;IF([.H95]=&quot;L&quot;;4;IF([.H95]=&quot;A&quot;;5;7));IF(OR([.D95]=&quot;EE&quot;;[.D95]=&quot;CE&quot;);IF([.H95]=&quot;L&quot;;3;IF([.H95]=&quot;A&quot;;4;6)))))))" table:style-name="ce38"/>
          <table:table-cell table:style-name="ce39"/>
          <table:table-cell table:style-name="ce36"/>
          <table:table-cell office:value-type="string" office:string-value="" table:formula="of:=CONCATENATE([.D95];[.N95])" table:style-name="ce36"/>
          <table:table-cell office:value-type="string" office:string-value="" table:formula="of:=IF(ISBLANK([.L95]);&quot;&quot;;IF([.D95]=&quot;EE&quot;;IF([.L95]&gt;=3;IF([.K95]&gt;=5;&quot;H&quot;;&quot;A&quot;);IF([.L95]&gt;=2;IF([.K95]&gt;=16;&quot;H&quot;;IF([.K95]&lt;=4;&quot;L&quot;;&quot;A&quot;));IF([.K95]&lt;=15;&quot;L&quot;;&quot;A&quot;)));IF(OR([.D95]=&quot;SE&quot;;[.D95]=&quot;CE&quot;);IF([.L95]&gt;=4;IF([.K95]&gt;=6;&quot;H&quot;;&quot;A&quot;);IF([.L95]&gt;=2;IF([.K95]&gt;=20;&quot;H&quot;;IF([.K95]&lt;=5;&quot;L&quot;;&quot;A&quot;));IF([.K95]&lt;=19;&quot;L&quot;;&quot;A&quot;)));IF(OR([.D95]=&quot;ALI&quot;;[.D95]=&quot;AIE&quot;);IF([.L95]&gt;=6;IF([.K95]&gt;=20;&quot;H&quot;;&quot;A&quot;);IF([.L95]&gt;=2;IF([.K95]&gt;=51;&quot;H&quot;;IF([.K95]&lt;=19;&quot;L&quot;;&quot;A&quot;));IF([.K95]&lt;=50;&quot;L&quot;;&quot;A&quot;)))))))" table:style-name="ce37"/>
          <table:table-cell office:value-type="string" office:string-value="" table:formula="of:=IF([.N95]=&quot;L&quot;;&quot;Baixa&quot;;IF([.N95]=&quot;A&quot;;&quot;Média&quot;;IF([.N95]=&quot;&quot;;&quot;&quot;;&quot;Alta&quot;)))" table:style-name="ce37"/>
          <table:table-cell office:value-type="string" office:string-value="" table:formula="of:=IF(ISBLANK([.L95]);&quot;&quot;;IF([.D95]=&quot;ALI&quot;;IF([.N95]=&quot;L&quot;;7;IF([.N95]=&quot;A&quot;;10;15));IF([.D95]=&quot;AIE&quot;;IF([.N95]=&quot;L&quot;;5;IF([.N95]=&quot;A&quot;;7;10));IF([.D95]=&quot;SE&quot;;IF([.N95]=&quot;L&quot;;4;IF([.N95]=&quot;A&quot;;5;7));IF(OR([.D95]=&quot;EE&quot;;[.D95]=&quot;CE&quot;);IF([.N95]=&quot;L&quot;;3;IF([.N95]=&quot;A&quot;;4;6)))))))" table:style-name="ce38"/>
          <table:table-cell table:style-name="ce39"/>
          <table:table-cell table:style-name="ce40"/>
          <table:table-cell office:value-type="float" office:value="0" table:formula="of:=IF(AND([.$P95]=&quot;&quot;;[.$J95]&lt;&gt;&quot;&quot;);[.$J95];0)" table:style-name="ce3">
            <text:p>0</text:p>
          </table:table-cell>
          <table:table-cell office:value-type="float" office:value="0" table:formula="of:=IF(OR([.$P95]=&quot;&quot;;[.$J95]=&quot;&quot;);0;[.$J95])" table:style-name="ce3">
            <text:p>0</text:p>
          </table:table-cell>
          <table:table-cell office:value-type="float" office:value="0" table:formula="of:=IF(OR([.$P95]=&quot;&quot;;[.$J95]=&quot;&quot;);0;[.$P95])" table:style-name="ce3">
            <text:p>0</text:p>
          </table:table-cell>
          <table:table-cell office:value-type="float" office:value="0" table:formula="of:=IF(AND([.$J95]=&quot;&quot;;[.$P95]&lt;&gt;&quot;&quot;);[.$P9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6];[.H96])" table:style-name="ce36"/>
          <table:table-cell office:value-type="string" office:string-value="" table:formula="of:=IF(ISBLANK([.F96]);&quot;&quot;;IF([.D96]=&quot;EE&quot;;IF([.F96]&gt;=3;IF([.E96]&gt;=5;&quot;H&quot;;&quot;A&quot;);IF([.F96]&gt;=2;IF([.E96]&gt;=16;&quot;H&quot;;IF([.E96]&lt;=4;&quot;L&quot;;&quot;A&quot;));IF([.E96]&lt;=15;&quot;L&quot;;&quot;A&quot;)));IF(OR([.D96]=&quot;SE&quot;;[.D96]=&quot;CE&quot;);IF([.F96]&gt;=4;IF([.E96]&gt;=6;&quot;H&quot;;&quot;A&quot;);IF([.F96]&gt;=2;IF([.E96]&gt;=20;&quot;H&quot;;IF([.E96]&lt;=5;&quot;L&quot;;&quot;A&quot;));IF([.E96]&lt;=19;&quot;L&quot;;&quot;A&quot;)));IF(OR([.D96]=&quot;ALI&quot;;[.D96]=&quot;AIE&quot;);IF([.F96]&gt;=6;IF([.E96]&gt;=20;&quot;H&quot;;&quot;A&quot;);IF([.F96]&gt;=2;IF([.E96]&gt;=51;&quot;H&quot;;IF([.E96]&lt;=19;&quot;L&quot;;&quot;A&quot;));IF([.E96]&lt;=50;&quot;L&quot;;&quot;A&quot;)))))))" table:style-name="ce37"/>
          <table:table-cell office:value-type="string" office:string-value="" table:formula="of:=IF([.H96]=&quot;L&quot;;&quot;Baixa&quot;;IF([.H96]=&quot;A&quot;;&quot;Média&quot;;IF([.H96]=&quot;&quot;;&quot;&quot;;&quot;Alta&quot;)))" table:style-name="ce37"/>
          <table:table-cell office:value-type="string" office:string-value="" table:formula="of:=IF(ISBLANK([.F96]);&quot;&quot;;IF([.D96]=&quot;ALI&quot;;IF([.H96]=&quot;L&quot;;7;IF([.H96]=&quot;A&quot;;10;15));IF([.D96]=&quot;AIE&quot;;IF([.H96]=&quot;L&quot;;5;IF([.H96]=&quot;A&quot;;7;10));IF([.D96]=&quot;SE&quot;;IF([.H96]=&quot;L&quot;;4;IF([.H96]=&quot;A&quot;;5;7));IF(OR([.D96]=&quot;EE&quot;;[.D96]=&quot;CE&quot;);IF([.H96]=&quot;L&quot;;3;IF([.H96]=&quot;A&quot;;4;6)))))))" table:style-name="ce38"/>
          <table:table-cell table:style-name="ce39"/>
          <table:table-cell table:style-name="ce36"/>
          <table:table-cell office:value-type="string" office:string-value="" table:formula="of:=CONCATENATE([.D96];[.N96])" table:style-name="ce36"/>
          <table:table-cell office:value-type="string" office:string-value="" table:formula="of:=IF(ISBLANK([.L96]);&quot;&quot;;IF([.D96]=&quot;EE&quot;;IF([.L96]&gt;=3;IF([.K96]&gt;=5;&quot;H&quot;;&quot;A&quot;);IF([.L96]&gt;=2;IF([.K96]&gt;=16;&quot;H&quot;;IF([.K96]&lt;=4;&quot;L&quot;;&quot;A&quot;));IF([.K96]&lt;=15;&quot;L&quot;;&quot;A&quot;)));IF(OR([.D96]=&quot;SE&quot;;[.D96]=&quot;CE&quot;);IF([.L96]&gt;=4;IF([.K96]&gt;=6;&quot;H&quot;;&quot;A&quot;);IF([.L96]&gt;=2;IF([.K96]&gt;=20;&quot;H&quot;;IF([.K96]&lt;=5;&quot;L&quot;;&quot;A&quot;));IF([.K96]&lt;=19;&quot;L&quot;;&quot;A&quot;)));IF(OR([.D96]=&quot;ALI&quot;;[.D96]=&quot;AIE&quot;);IF([.L96]&gt;=6;IF([.K96]&gt;=20;&quot;H&quot;;&quot;A&quot;);IF([.L96]&gt;=2;IF([.K96]&gt;=51;&quot;H&quot;;IF([.K96]&lt;=19;&quot;L&quot;;&quot;A&quot;));IF([.K96]&lt;=50;&quot;L&quot;;&quot;A&quot;)))))))" table:style-name="ce37"/>
          <table:table-cell office:value-type="string" office:string-value="" table:formula="of:=IF([.N96]=&quot;L&quot;;&quot;Baixa&quot;;IF([.N96]=&quot;A&quot;;&quot;Média&quot;;IF([.N96]=&quot;&quot;;&quot;&quot;;&quot;Alta&quot;)))" table:style-name="ce37"/>
          <table:table-cell office:value-type="string" office:string-value="" table:formula="of:=IF(ISBLANK([.L96]);&quot;&quot;;IF([.D96]=&quot;ALI&quot;;IF([.N96]=&quot;L&quot;;7;IF([.N96]=&quot;A&quot;;10;15));IF([.D96]=&quot;AIE&quot;;IF([.N96]=&quot;L&quot;;5;IF([.N96]=&quot;A&quot;;7;10));IF([.D96]=&quot;SE&quot;;IF([.N96]=&quot;L&quot;;4;IF([.N96]=&quot;A&quot;;5;7));IF(OR([.D96]=&quot;EE&quot;;[.D96]=&quot;CE&quot;);IF([.N96]=&quot;L&quot;;3;IF([.N96]=&quot;A&quot;;4;6)))))))" table:style-name="ce38"/>
          <table:table-cell table:style-name="ce39"/>
          <table:table-cell table:style-name="ce40"/>
          <table:table-cell office:value-type="float" office:value="0" table:formula="of:=IF(AND([.$P96]=&quot;&quot;;[.$J96]&lt;&gt;&quot;&quot;);[.$J96];0)" table:style-name="ce3">
            <text:p>0</text:p>
          </table:table-cell>
          <table:table-cell office:value-type="float" office:value="0" table:formula="of:=IF(OR([.$P96]=&quot;&quot;;[.$J96]=&quot;&quot;);0;[.$J96])" table:style-name="ce3">
            <text:p>0</text:p>
          </table:table-cell>
          <table:table-cell office:value-type="float" office:value="0" table:formula="of:=IF(OR([.$P96]=&quot;&quot;;[.$J96]=&quot;&quot;);0;[.$P96])" table:style-name="ce3">
            <text:p>0</text:p>
          </table:table-cell>
          <table:table-cell office:value-type="float" office:value="0" table:formula="of:=IF(AND([.$J96]=&quot;&quot;;[.$P96]&lt;&gt;&quot;&quot;);[.$P9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7];[.H97])" table:style-name="ce36"/>
          <table:table-cell office:value-type="string" office:string-value="" table:formula="of:=IF(ISBLANK([.F97]);&quot;&quot;;IF([.D97]=&quot;EE&quot;;IF([.F97]&gt;=3;IF([.E97]&gt;=5;&quot;H&quot;;&quot;A&quot;);IF([.F97]&gt;=2;IF([.E97]&gt;=16;&quot;H&quot;;IF([.E97]&lt;=4;&quot;L&quot;;&quot;A&quot;));IF([.E97]&lt;=15;&quot;L&quot;;&quot;A&quot;)));IF(OR([.D97]=&quot;SE&quot;;[.D97]=&quot;CE&quot;);IF([.F97]&gt;=4;IF([.E97]&gt;=6;&quot;H&quot;;&quot;A&quot;);IF([.F97]&gt;=2;IF([.E97]&gt;=20;&quot;H&quot;;IF([.E97]&lt;=5;&quot;L&quot;;&quot;A&quot;));IF([.E97]&lt;=19;&quot;L&quot;;&quot;A&quot;)));IF(OR([.D97]=&quot;ALI&quot;;[.D97]=&quot;AIE&quot;);IF([.F97]&gt;=6;IF([.E97]&gt;=20;&quot;H&quot;;&quot;A&quot;);IF([.F97]&gt;=2;IF([.E97]&gt;=51;&quot;H&quot;;IF([.E97]&lt;=19;&quot;L&quot;;&quot;A&quot;));IF([.E97]&lt;=50;&quot;L&quot;;&quot;A&quot;)))))))" table:style-name="ce37"/>
          <table:table-cell office:value-type="string" office:string-value="" table:formula="of:=IF([.H97]=&quot;L&quot;;&quot;Baixa&quot;;IF([.H97]=&quot;A&quot;;&quot;Média&quot;;IF([.H97]=&quot;&quot;;&quot;&quot;;&quot;Alta&quot;)))" table:style-name="ce37"/>
          <table:table-cell office:value-type="string" office:string-value="" table:formula="of:=IF(ISBLANK([.F97]);&quot;&quot;;IF([.D97]=&quot;ALI&quot;;IF([.H97]=&quot;L&quot;;7;IF([.H97]=&quot;A&quot;;10;15));IF([.D97]=&quot;AIE&quot;;IF([.H97]=&quot;L&quot;;5;IF([.H97]=&quot;A&quot;;7;10));IF([.D97]=&quot;SE&quot;;IF([.H97]=&quot;L&quot;;4;IF([.H97]=&quot;A&quot;;5;7));IF(OR([.D97]=&quot;EE&quot;;[.D97]=&quot;CE&quot;);IF([.H97]=&quot;L&quot;;3;IF([.H97]=&quot;A&quot;;4;6)))))))" table:style-name="ce38"/>
          <table:table-cell table:style-name="ce39"/>
          <table:table-cell table:style-name="ce36"/>
          <table:table-cell office:value-type="string" office:string-value="" table:formula="of:=CONCATENATE([.D97];[.N97])" table:style-name="ce36"/>
          <table:table-cell office:value-type="string" office:string-value="" table:formula="of:=IF(ISBLANK([.L97]);&quot;&quot;;IF([.D97]=&quot;EE&quot;;IF([.L97]&gt;=3;IF([.K97]&gt;=5;&quot;H&quot;;&quot;A&quot;);IF([.L97]&gt;=2;IF([.K97]&gt;=16;&quot;H&quot;;IF([.K97]&lt;=4;&quot;L&quot;;&quot;A&quot;));IF([.K97]&lt;=15;&quot;L&quot;;&quot;A&quot;)));IF(OR([.D97]=&quot;SE&quot;;[.D97]=&quot;CE&quot;);IF([.L97]&gt;=4;IF([.K97]&gt;=6;&quot;H&quot;;&quot;A&quot;);IF([.L97]&gt;=2;IF([.K97]&gt;=20;&quot;H&quot;;IF([.K97]&lt;=5;&quot;L&quot;;&quot;A&quot;));IF([.K97]&lt;=19;&quot;L&quot;;&quot;A&quot;)));IF(OR([.D97]=&quot;ALI&quot;;[.D97]=&quot;AIE&quot;);IF([.L97]&gt;=6;IF([.K97]&gt;=20;&quot;H&quot;;&quot;A&quot;);IF([.L97]&gt;=2;IF([.K97]&gt;=51;&quot;H&quot;;IF([.K97]&lt;=19;&quot;L&quot;;&quot;A&quot;));IF([.K97]&lt;=50;&quot;L&quot;;&quot;A&quot;)))))))" table:style-name="ce37"/>
          <table:table-cell office:value-type="string" office:string-value="" table:formula="of:=IF([.N97]=&quot;L&quot;;&quot;Baixa&quot;;IF([.N97]=&quot;A&quot;;&quot;Média&quot;;IF([.N97]=&quot;&quot;;&quot;&quot;;&quot;Alta&quot;)))" table:style-name="ce37"/>
          <table:table-cell office:value-type="string" office:string-value="" table:formula="of:=IF(ISBLANK([.L97]);&quot;&quot;;IF([.D97]=&quot;ALI&quot;;IF([.N97]=&quot;L&quot;;7;IF([.N97]=&quot;A&quot;;10;15));IF([.D97]=&quot;AIE&quot;;IF([.N97]=&quot;L&quot;;5;IF([.N97]=&quot;A&quot;;7;10));IF([.D97]=&quot;SE&quot;;IF([.N97]=&quot;L&quot;;4;IF([.N97]=&quot;A&quot;;5;7));IF(OR([.D97]=&quot;EE&quot;;[.D97]=&quot;CE&quot;);IF([.N97]=&quot;L&quot;;3;IF([.N97]=&quot;A&quot;;4;6)))))))" table:style-name="ce38"/>
          <table:table-cell table:style-name="ce39"/>
          <table:table-cell table:style-name="ce40"/>
          <table:table-cell office:value-type="float" office:value="0" table:formula="of:=IF(AND([.$P97]=&quot;&quot;;[.$J97]&lt;&gt;&quot;&quot;);[.$J97];0)" table:style-name="ce3">
            <text:p>0</text:p>
          </table:table-cell>
          <table:table-cell office:value-type="float" office:value="0" table:formula="of:=IF(OR([.$P97]=&quot;&quot;;[.$J97]=&quot;&quot;);0;[.$J97])" table:style-name="ce3">
            <text:p>0</text:p>
          </table:table-cell>
          <table:table-cell office:value-type="float" office:value="0" table:formula="of:=IF(OR([.$P97]=&quot;&quot;;[.$J97]=&quot;&quot;);0;[.$P97])" table:style-name="ce3">
            <text:p>0</text:p>
          </table:table-cell>
          <table:table-cell office:value-type="float" office:value="0" table:formula="of:=IF(AND([.$J97]=&quot;&quot;;[.$P97]&lt;&gt;&quot;&quot;);[.$P9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8];[.H98])" table:style-name="ce36"/>
          <table:table-cell office:value-type="string" office:string-value="" table:formula="of:=IF(ISBLANK([.F98]);&quot;&quot;;IF([.D98]=&quot;EE&quot;;IF([.F98]&gt;=3;IF([.E98]&gt;=5;&quot;H&quot;;&quot;A&quot;);IF([.F98]&gt;=2;IF([.E98]&gt;=16;&quot;H&quot;;IF([.E98]&lt;=4;&quot;L&quot;;&quot;A&quot;));IF([.E98]&lt;=15;&quot;L&quot;;&quot;A&quot;)));IF(OR([.D98]=&quot;SE&quot;;[.D98]=&quot;CE&quot;);IF([.F98]&gt;=4;IF([.E98]&gt;=6;&quot;H&quot;;&quot;A&quot;);IF([.F98]&gt;=2;IF([.E98]&gt;=20;&quot;H&quot;;IF([.E98]&lt;=5;&quot;L&quot;;&quot;A&quot;));IF([.E98]&lt;=19;&quot;L&quot;;&quot;A&quot;)));IF(OR([.D98]=&quot;ALI&quot;;[.D98]=&quot;AIE&quot;);IF([.F98]&gt;=6;IF([.E98]&gt;=20;&quot;H&quot;;&quot;A&quot;);IF([.F98]&gt;=2;IF([.E98]&gt;=51;&quot;H&quot;;IF([.E98]&lt;=19;&quot;L&quot;;&quot;A&quot;));IF([.E98]&lt;=50;&quot;L&quot;;&quot;A&quot;)))))))" table:style-name="ce37"/>
          <table:table-cell office:value-type="string" office:string-value="" table:formula="of:=IF([.H98]=&quot;L&quot;;&quot;Baixa&quot;;IF([.H98]=&quot;A&quot;;&quot;Média&quot;;IF([.H98]=&quot;&quot;;&quot;&quot;;&quot;Alta&quot;)))" table:style-name="ce37"/>
          <table:table-cell office:value-type="string" office:string-value="" table:formula="of:=IF(ISBLANK([.F98]);&quot;&quot;;IF([.D98]=&quot;ALI&quot;;IF([.H98]=&quot;L&quot;;7;IF([.H98]=&quot;A&quot;;10;15));IF([.D98]=&quot;AIE&quot;;IF([.H98]=&quot;L&quot;;5;IF([.H98]=&quot;A&quot;;7;10));IF([.D98]=&quot;SE&quot;;IF([.H98]=&quot;L&quot;;4;IF([.H98]=&quot;A&quot;;5;7));IF(OR([.D98]=&quot;EE&quot;;[.D98]=&quot;CE&quot;);IF([.H98]=&quot;L&quot;;3;IF([.H98]=&quot;A&quot;;4;6)))))))" table:style-name="ce38"/>
          <table:table-cell table:style-name="ce39"/>
          <table:table-cell table:style-name="ce36"/>
          <table:table-cell office:value-type="string" office:string-value="" table:formula="of:=CONCATENATE([.D98];[.N98])" table:style-name="ce36"/>
          <table:table-cell office:value-type="string" office:string-value="" table:formula="of:=IF(ISBLANK([.L98]);&quot;&quot;;IF([.D98]=&quot;EE&quot;;IF([.L98]&gt;=3;IF([.K98]&gt;=5;&quot;H&quot;;&quot;A&quot;);IF([.L98]&gt;=2;IF([.K98]&gt;=16;&quot;H&quot;;IF([.K98]&lt;=4;&quot;L&quot;;&quot;A&quot;));IF([.K98]&lt;=15;&quot;L&quot;;&quot;A&quot;)));IF(OR([.D98]=&quot;SE&quot;;[.D98]=&quot;CE&quot;);IF([.L98]&gt;=4;IF([.K98]&gt;=6;&quot;H&quot;;&quot;A&quot;);IF([.L98]&gt;=2;IF([.K98]&gt;=20;&quot;H&quot;;IF([.K98]&lt;=5;&quot;L&quot;;&quot;A&quot;));IF([.K98]&lt;=19;&quot;L&quot;;&quot;A&quot;)));IF(OR([.D98]=&quot;ALI&quot;;[.D98]=&quot;AIE&quot;);IF([.L98]&gt;=6;IF([.K98]&gt;=20;&quot;H&quot;;&quot;A&quot;);IF([.L98]&gt;=2;IF([.K98]&gt;=51;&quot;H&quot;;IF([.K98]&lt;=19;&quot;L&quot;;&quot;A&quot;));IF([.K98]&lt;=50;&quot;L&quot;;&quot;A&quot;)))))))" table:style-name="ce37"/>
          <table:table-cell office:value-type="string" office:string-value="" table:formula="of:=IF([.N98]=&quot;L&quot;;&quot;Baixa&quot;;IF([.N98]=&quot;A&quot;;&quot;Média&quot;;IF([.N98]=&quot;&quot;;&quot;&quot;;&quot;Alta&quot;)))" table:style-name="ce37"/>
          <table:table-cell office:value-type="string" office:string-value="" table:formula="of:=IF(ISBLANK([.L98]);&quot;&quot;;IF([.D98]=&quot;ALI&quot;;IF([.N98]=&quot;L&quot;;7;IF([.N98]=&quot;A&quot;;10;15));IF([.D98]=&quot;AIE&quot;;IF([.N98]=&quot;L&quot;;5;IF([.N98]=&quot;A&quot;;7;10));IF([.D98]=&quot;SE&quot;;IF([.N98]=&quot;L&quot;;4;IF([.N98]=&quot;A&quot;;5;7));IF(OR([.D98]=&quot;EE&quot;;[.D98]=&quot;CE&quot;);IF([.N98]=&quot;L&quot;;3;IF([.N98]=&quot;A&quot;;4;6)))))))" table:style-name="ce38"/>
          <table:table-cell table:style-name="ce39"/>
          <table:table-cell table:style-name="ce40"/>
          <table:table-cell office:value-type="float" office:value="0" table:formula="of:=IF(AND([.$P98]=&quot;&quot;;[.$J98]&lt;&gt;&quot;&quot;);[.$J98];0)" table:style-name="ce3">
            <text:p>0</text:p>
          </table:table-cell>
          <table:table-cell office:value-type="float" office:value="0" table:formula="of:=IF(OR([.$P98]=&quot;&quot;;[.$J98]=&quot;&quot;);0;[.$J98])" table:style-name="ce3">
            <text:p>0</text:p>
          </table:table-cell>
          <table:table-cell office:value-type="float" office:value="0" table:formula="of:=IF(OR([.$P98]=&quot;&quot;;[.$J98]=&quot;&quot;);0;[.$P98])" table:style-name="ce3">
            <text:p>0</text:p>
          </table:table-cell>
          <table:table-cell office:value-type="float" office:value="0" table:formula="of:=IF(AND([.$J98]=&quot;&quot;;[.$P98]&lt;&gt;&quot;&quot;);[.$P9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99];[.H99])" table:style-name="ce36"/>
          <table:table-cell office:value-type="string" office:string-value="" table:formula="of:=IF(ISBLANK([.F99]);&quot;&quot;;IF([.D99]=&quot;EE&quot;;IF([.F99]&gt;=3;IF([.E99]&gt;=5;&quot;H&quot;;&quot;A&quot;);IF([.F99]&gt;=2;IF([.E99]&gt;=16;&quot;H&quot;;IF([.E99]&lt;=4;&quot;L&quot;;&quot;A&quot;));IF([.E99]&lt;=15;&quot;L&quot;;&quot;A&quot;)));IF(OR([.D99]=&quot;SE&quot;;[.D99]=&quot;CE&quot;);IF([.F99]&gt;=4;IF([.E99]&gt;=6;&quot;H&quot;;&quot;A&quot;);IF([.F99]&gt;=2;IF([.E99]&gt;=20;&quot;H&quot;;IF([.E99]&lt;=5;&quot;L&quot;;&quot;A&quot;));IF([.E99]&lt;=19;&quot;L&quot;;&quot;A&quot;)));IF(OR([.D99]=&quot;ALI&quot;;[.D99]=&quot;AIE&quot;);IF([.F99]&gt;=6;IF([.E99]&gt;=20;&quot;H&quot;;&quot;A&quot;);IF([.F99]&gt;=2;IF([.E99]&gt;=51;&quot;H&quot;;IF([.E99]&lt;=19;&quot;L&quot;;&quot;A&quot;));IF([.E99]&lt;=50;&quot;L&quot;;&quot;A&quot;)))))))" table:style-name="ce37"/>
          <table:table-cell office:value-type="string" office:string-value="" table:formula="of:=IF([.H99]=&quot;L&quot;;&quot;Baixa&quot;;IF([.H99]=&quot;A&quot;;&quot;Média&quot;;IF([.H99]=&quot;&quot;;&quot;&quot;;&quot;Alta&quot;)))" table:style-name="ce37"/>
          <table:table-cell office:value-type="string" office:string-value="" table:formula="of:=IF(ISBLANK([.F99]);&quot;&quot;;IF([.D99]=&quot;ALI&quot;;IF([.H99]=&quot;L&quot;;7;IF([.H99]=&quot;A&quot;;10;15));IF([.D99]=&quot;AIE&quot;;IF([.H99]=&quot;L&quot;;5;IF([.H99]=&quot;A&quot;;7;10));IF([.D99]=&quot;SE&quot;;IF([.H99]=&quot;L&quot;;4;IF([.H99]=&quot;A&quot;;5;7));IF(OR([.D99]=&quot;EE&quot;;[.D99]=&quot;CE&quot;);IF([.H99]=&quot;L&quot;;3;IF([.H99]=&quot;A&quot;;4;6)))))))" table:style-name="ce38"/>
          <table:table-cell table:style-name="ce39"/>
          <table:table-cell table:style-name="ce36"/>
          <table:table-cell office:value-type="string" office:string-value="" table:formula="of:=CONCATENATE([.D99];[.N99])" table:style-name="ce36"/>
          <table:table-cell office:value-type="string" office:string-value="" table:formula="of:=IF(ISBLANK([.L99]);&quot;&quot;;IF([.D99]=&quot;EE&quot;;IF([.L99]&gt;=3;IF([.K99]&gt;=5;&quot;H&quot;;&quot;A&quot;);IF([.L99]&gt;=2;IF([.K99]&gt;=16;&quot;H&quot;;IF([.K99]&lt;=4;&quot;L&quot;;&quot;A&quot;));IF([.K99]&lt;=15;&quot;L&quot;;&quot;A&quot;)));IF(OR([.D99]=&quot;SE&quot;;[.D99]=&quot;CE&quot;);IF([.L99]&gt;=4;IF([.K99]&gt;=6;&quot;H&quot;;&quot;A&quot;);IF([.L99]&gt;=2;IF([.K99]&gt;=20;&quot;H&quot;;IF([.K99]&lt;=5;&quot;L&quot;;&quot;A&quot;));IF([.K99]&lt;=19;&quot;L&quot;;&quot;A&quot;)));IF(OR([.D99]=&quot;ALI&quot;;[.D99]=&quot;AIE&quot;);IF([.L99]&gt;=6;IF([.K99]&gt;=20;&quot;H&quot;;&quot;A&quot;);IF([.L99]&gt;=2;IF([.K99]&gt;=51;&quot;H&quot;;IF([.K99]&lt;=19;&quot;L&quot;;&quot;A&quot;));IF([.K99]&lt;=50;&quot;L&quot;;&quot;A&quot;)))))))" table:style-name="ce37"/>
          <table:table-cell office:value-type="string" office:string-value="" table:formula="of:=IF([.N99]=&quot;L&quot;;&quot;Baixa&quot;;IF([.N99]=&quot;A&quot;;&quot;Média&quot;;IF([.N99]=&quot;&quot;;&quot;&quot;;&quot;Alta&quot;)))" table:style-name="ce37"/>
          <table:table-cell office:value-type="string" office:string-value="" table:formula="of:=IF(ISBLANK([.L99]);&quot;&quot;;IF([.D99]=&quot;ALI&quot;;IF([.N99]=&quot;L&quot;;7;IF([.N99]=&quot;A&quot;;10;15));IF([.D99]=&quot;AIE&quot;;IF([.N99]=&quot;L&quot;;5;IF([.N99]=&quot;A&quot;;7;10));IF([.D99]=&quot;SE&quot;;IF([.N99]=&quot;L&quot;;4;IF([.N99]=&quot;A&quot;;5;7));IF(OR([.D99]=&quot;EE&quot;;[.D99]=&quot;CE&quot;);IF([.N99]=&quot;L&quot;;3;IF([.N99]=&quot;A&quot;;4;6)))))))" table:style-name="ce38"/>
          <table:table-cell table:style-name="ce39"/>
          <table:table-cell table:style-name="ce40"/>
          <table:table-cell office:value-type="float" office:value="0" table:formula="of:=IF(AND([.$P99]=&quot;&quot;;[.$J99]&lt;&gt;&quot;&quot;);[.$J99];0)" table:style-name="ce3">
            <text:p>0</text:p>
          </table:table-cell>
          <table:table-cell office:value-type="float" office:value="0" table:formula="of:=IF(OR([.$P99]=&quot;&quot;;[.$J99]=&quot;&quot;);0;[.$J99])" table:style-name="ce3">
            <text:p>0</text:p>
          </table:table-cell>
          <table:table-cell office:value-type="float" office:value="0" table:formula="of:=IF(OR([.$P99]=&quot;&quot;;[.$J99]=&quot;&quot;);0;[.$P99])" table:style-name="ce3">
            <text:p>0</text:p>
          </table:table-cell>
          <table:table-cell office:value-type="float" office:value="0" table:formula="of:=IF(AND([.$J99]=&quot;&quot;;[.$P99]&lt;&gt;&quot;&quot;);[.$P9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0];[.H100])" table:style-name="ce36"/>
          <table:table-cell office:value-type="string" office:string-value="" table:formula="of:=IF(ISBLANK([.F100]);&quot;&quot;;IF([.D100]=&quot;EE&quot;;IF([.F100]&gt;=3;IF([.E100]&gt;=5;&quot;H&quot;;&quot;A&quot;);IF([.F100]&gt;=2;IF([.E100]&gt;=16;&quot;H&quot;;IF([.E100]&lt;=4;&quot;L&quot;;&quot;A&quot;));IF([.E100]&lt;=15;&quot;L&quot;;&quot;A&quot;)));IF(OR([.D100]=&quot;SE&quot;;[.D100]=&quot;CE&quot;);IF([.F100]&gt;=4;IF([.E100]&gt;=6;&quot;H&quot;;&quot;A&quot;);IF([.F100]&gt;=2;IF([.E100]&gt;=20;&quot;H&quot;;IF([.E100]&lt;=5;&quot;L&quot;;&quot;A&quot;));IF([.E100]&lt;=19;&quot;L&quot;;&quot;A&quot;)));IF(OR([.D100]=&quot;ALI&quot;;[.D100]=&quot;AIE&quot;);IF([.F100]&gt;=6;IF([.E100]&gt;=20;&quot;H&quot;;&quot;A&quot;);IF([.F100]&gt;=2;IF([.E100]&gt;=51;&quot;H&quot;;IF([.E100]&lt;=19;&quot;L&quot;;&quot;A&quot;));IF([.E100]&lt;=50;&quot;L&quot;;&quot;A&quot;)))))))" table:style-name="ce37"/>
          <table:table-cell office:value-type="string" office:string-value="" table:formula="of:=IF([.H100]=&quot;L&quot;;&quot;Baixa&quot;;IF([.H100]=&quot;A&quot;;&quot;Média&quot;;IF([.H100]=&quot;&quot;;&quot;&quot;;&quot;Alta&quot;)))" table:style-name="ce37"/>
          <table:table-cell office:value-type="string" office:string-value="" table:formula="of:=IF(ISBLANK([.F100]);&quot;&quot;;IF([.D100]=&quot;ALI&quot;;IF([.H100]=&quot;L&quot;;7;IF([.H100]=&quot;A&quot;;10;15));IF([.D100]=&quot;AIE&quot;;IF([.H100]=&quot;L&quot;;5;IF([.H100]=&quot;A&quot;;7;10));IF([.D100]=&quot;SE&quot;;IF([.H100]=&quot;L&quot;;4;IF([.H100]=&quot;A&quot;;5;7));IF(OR([.D100]=&quot;EE&quot;;[.D100]=&quot;CE&quot;);IF([.H100]=&quot;L&quot;;3;IF([.H100]=&quot;A&quot;;4;6)))))))" table:style-name="ce38"/>
          <table:table-cell table:style-name="ce39"/>
          <table:table-cell table:style-name="ce36"/>
          <table:table-cell office:value-type="string" office:string-value="" table:formula="of:=CONCATENATE([.D100];[.N100])" table:style-name="ce36"/>
          <table:table-cell office:value-type="string" office:string-value="" table:formula="of:=IF(ISBLANK([.L100]);&quot;&quot;;IF([.D100]=&quot;EE&quot;;IF([.L100]&gt;=3;IF([.K100]&gt;=5;&quot;H&quot;;&quot;A&quot;);IF([.L100]&gt;=2;IF([.K100]&gt;=16;&quot;H&quot;;IF([.K100]&lt;=4;&quot;L&quot;;&quot;A&quot;));IF([.K100]&lt;=15;&quot;L&quot;;&quot;A&quot;)));IF(OR([.D100]=&quot;SE&quot;;[.D100]=&quot;CE&quot;);IF([.L100]&gt;=4;IF([.K100]&gt;=6;&quot;H&quot;;&quot;A&quot;);IF([.L100]&gt;=2;IF([.K100]&gt;=20;&quot;H&quot;;IF([.K100]&lt;=5;&quot;L&quot;;&quot;A&quot;));IF([.K100]&lt;=19;&quot;L&quot;;&quot;A&quot;)));IF(OR([.D100]=&quot;ALI&quot;;[.D100]=&quot;AIE&quot;);IF([.L100]&gt;=6;IF([.K100]&gt;=20;&quot;H&quot;;&quot;A&quot;);IF([.L100]&gt;=2;IF([.K100]&gt;=51;&quot;H&quot;;IF([.K100]&lt;=19;&quot;L&quot;;&quot;A&quot;));IF([.K100]&lt;=50;&quot;L&quot;;&quot;A&quot;)))))))" table:style-name="ce37"/>
          <table:table-cell office:value-type="string" office:string-value="" table:formula="of:=IF([.N100]=&quot;L&quot;;&quot;Baixa&quot;;IF([.N100]=&quot;A&quot;;&quot;Média&quot;;IF([.N100]=&quot;&quot;;&quot;&quot;;&quot;Alta&quot;)))" table:style-name="ce37"/>
          <table:table-cell office:value-type="string" office:string-value="" table:formula="of:=IF(ISBLANK([.L100]);&quot;&quot;;IF([.D100]=&quot;ALI&quot;;IF([.N100]=&quot;L&quot;;7;IF([.N100]=&quot;A&quot;;10;15));IF([.D100]=&quot;AIE&quot;;IF([.N100]=&quot;L&quot;;5;IF([.N100]=&quot;A&quot;;7;10));IF([.D100]=&quot;SE&quot;;IF([.N100]=&quot;L&quot;;4;IF([.N100]=&quot;A&quot;;5;7));IF(OR([.D100]=&quot;EE&quot;;[.D100]=&quot;CE&quot;);IF([.N100]=&quot;L&quot;;3;IF([.N100]=&quot;A&quot;;4;6)))))))" table:style-name="ce38"/>
          <table:table-cell table:style-name="ce39"/>
          <table:table-cell table:style-name="ce40"/>
          <table:table-cell office:value-type="float" office:value="0" table:formula="of:=IF(AND([.$P100]=&quot;&quot;;[.$J100]&lt;&gt;&quot;&quot;);[.$J100];0)" table:style-name="ce3">
            <text:p>0</text:p>
          </table:table-cell>
          <table:table-cell office:value-type="float" office:value="0" table:formula="of:=IF(OR([.$P100]=&quot;&quot;;[.$J100]=&quot;&quot;);0;[.$J100])" table:style-name="ce3">
            <text:p>0</text:p>
          </table:table-cell>
          <table:table-cell office:value-type="float" office:value="0" table:formula="of:=IF(OR([.$P100]=&quot;&quot;;[.$J100]=&quot;&quot;);0;[.$P100])" table:style-name="ce3">
            <text:p>0</text:p>
          </table:table-cell>
          <table:table-cell office:value-type="float" office:value="0" table:formula="of:=IF(AND([.$J100]=&quot;&quot;;[.$P100]&lt;&gt;&quot;&quot;);[.$P10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1];[.H101])" table:style-name="ce36"/>
          <table:table-cell office:value-type="string" office:string-value="" table:formula="of:=IF(ISBLANK([.F101]);&quot;&quot;;IF([.D101]=&quot;EE&quot;;IF([.F101]&gt;=3;IF([.E101]&gt;=5;&quot;H&quot;;&quot;A&quot;);IF([.F101]&gt;=2;IF([.E101]&gt;=16;&quot;H&quot;;IF([.E101]&lt;=4;&quot;L&quot;;&quot;A&quot;));IF([.E101]&lt;=15;&quot;L&quot;;&quot;A&quot;)));IF(OR([.D101]=&quot;SE&quot;;[.D101]=&quot;CE&quot;);IF([.F101]&gt;=4;IF([.E101]&gt;=6;&quot;H&quot;;&quot;A&quot;);IF([.F101]&gt;=2;IF([.E101]&gt;=20;&quot;H&quot;;IF([.E101]&lt;=5;&quot;L&quot;;&quot;A&quot;));IF([.E101]&lt;=19;&quot;L&quot;;&quot;A&quot;)));IF(OR([.D101]=&quot;ALI&quot;;[.D101]=&quot;AIE&quot;);IF([.F101]&gt;=6;IF([.E101]&gt;=20;&quot;H&quot;;&quot;A&quot;);IF([.F101]&gt;=2;IF([.E101]&gt;=51;&quot;H&quot;;IF([.E101]&lt;=19;&quot;L&quot;;&quot;A&quot;));IF([.E101]&lt;=50;&quot;L&quot;;&quot;A&quot;)))))))" table:style-name="ce37"/>
          <table:table-cell office:value-type="string" office:string-value="" table:formula="of:=IF([.H101]=&quot;L&quot;;&quot;Baixa&quot;;IF([.H101]=&quot;A&quot;;&quot;Média&quot;;IF([.H101]=&quot;&quot;;&quot;&quot;;&quot;Alta&quot;)))" table:style-name="ce37"/>
          <table:table-cell office:value-type="string" office:string-value="" table:formula="of:=IF(ISBLANK([.F101]);&quot;&quot;;IF([.D101]=&quot;ALI&quot;;IF([.H101]=&quot;L&quot;;7;IF([.H101]=&quot;A&quot;;10;15));IF([.D101]=&quot;AIE&quot;;IF([.H101]=&quot;L&quot;;5;IF([.H101]=&quot;A&quot;;7;10));IF([.D101]=&quot;SE&quot;;IF([.H101]=&quot;L&quot;;4;IF([.H101]=&quot;A&quot;;5;7));IF(OR([.D101]=&quot;EE&quot;;[.D101]=&quot;CE&quot;);IF([.H101]=&quot;L&quot;;3;IF([.H101]=&quot;A&quot;;4;6)))))))" table:style-name="ce38"/>
          <table:table-cell table:style-name="ce39"/>
          <table:table-cell table:style-name="ce36"/>
          <table:table-cell office:value-type="string" office:string-value="" table:formula="of:=CONCATENATE([.D101];[.N101])" table:style-name="ce36"/>
          <table:table-cell office:value-type="string" office:string-value="" table:formula="of:=IF(ISBLANK([.L101]);&quot;&quot;;IF([.D101]=&quot;EE&quot;;IF([.L101]&gt;=3;IF([.K101]&gt;=5;&quot;H&quot;;&quot;A&quot;);IF([.L101]&gt;=2;IF([.K101]&gt;=16;&quot;H&quot;;IF([.K101]&lt;=4;&quot;L&quot;;&quot;A&quot;));IF([.K101]&lt;=15;&quot;L&quot;;&quot;A&quot;)));IF(OR([.D101]=&quot;SE&quot;;[.D101]=&quot;CE&quot;);IF([.L101]&gt;=4;IF([.K101]&gt;=6;&quot;H&quot;;&quot;A&quot;);IF([.L101]&gt;=2;IF([.K101]&gt;=20;&quot;H&quot;;IF([.K101]&lt;=5;&quot;L&quot;;&quot;A&quot;));IF([.K101]&lt;=19;&quot;L&quot;;&quot;A&quot;)));IF(OR([.D101]=&quot;ALI&quot;;[.D101]=&quot;AIE&quot;);IF([.L101]&gt;=6;IF([.K101]&gt;=20;&quot;H&quot;;&quot;A&quot;);IF([.L101]&gt;=2;IF([.K101]&gt;=51;&quot;H&quot;;IF([.K101]&lt;=19;&quot;L&quot;;&quot;A&quot;));IF([.K101]&lt;=50;&quot;L&quot;;&quot;A&quot;)))))))" table:style-name="ce37"/>
          <table:table-cell office:value-type="string" office:string-value="" table:formula="of:=IF([.N101]=&quot;L&quot;;&quot;Baixa&quot;;IF([.N101]=&quot;A&quot;;&quot;Média&quot;;IF([.N101]=&quot;&quot;;&quot;&quot;;&quot;Alta&quot;)))" table:style-name="ce37"/>
          <table:table-cell office:value-type="string" office:string-value="" table:formula="of:=IF(ISBLANK([.L101]);&quot;&quot;;IF([.D101]=&quot;ALI&quot;;IF([.N101]=&quot;L&quot;;7;IF([.N101]=&quot;A&quot;;10;15));IF([.D101]=&quot;AIE&quot;;IF([.N101]=&quot;L&quot;;5;IF([.N101]=&quot;A&quot;;7;10));IF([.D101]=&quot;SE&quot;;IF([.N101]=&quot;L&quot;;4;IF([.N101]=&quot;A&quot;;5;7));IF(OR([.D101]=&quot;EE&quot;;[.D101]=&quot;CE&quot;);IF([.N101]=&quot;L&quot;;3;IF([.N101]=&quot;A&quot;;4;6)))))))" table:style-name="ce38"/>
          <table:table-cell table:style-name="ce39"/>
          <table:table-cell table:style-name="ce40"/>
          <table:table-cell office:value-type="float" office:value="0" table:formula="of:=IF(AND([.$P101]=&quot;&quot;;[.$J101]&lt;&gt;&quot;&quot;);[.$J101];0)" table:style-name="ce3">
            <text:p>0</text:p>
          </table:table-cell>
          <table:table-cell office:value-type="float" office:value="0" table:formula="of:=IF(OR([.$P101]=&quot;&quot;;[.$J101]=&quot;&quot;);0;[.$J101])" table:style-name="ce3">
            <text:p>0</text:p>
          </table:table-cell>
          <table:table-cell office:value-type="float" office:value="0" table:formula="of:=IF(OR([.$P101]=&quot;&quot;;[.$J101]=&quot;&quot;);0;[.$P101])" table:style-name="ce3">
            <text:p>0</text:p>
          </table:table-cell>
          <table:table-cell office:value-type="float" office:value="0" table:formula="of:=IF(AND([.$J101]=&quot;&quot;;[.$P101]&lt;&gt;&quot;&quot;);[.$P10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2];[.H102])" table:style-name="ce36"/>
          <table:table-cell office:value-type="string" office:string-value="" table:formula="of:=IF(ISBLANK([.F102]);&quot;&quot;;IF([.D102]=&quot;EE&quot;;IF([.F102]&gt;=3;IF([.E102]&gt;=5;&quot;H&quot;;&quot;A&quot;);IF([.F102]&gt;=2;IF([.E102]&gt;=16;&quot;H&quot;;IF([.E102]&lt;=4;&quot;L&quot;;&quot;A&quot;));IF([.E102]&lt;=15;&quot;L&quot;;&quot;A&quot;)));IF(OR([.D102]=&quot;SE&quot;;[.D102]=&quot;CE&quot;);IF([.F102]&gt;=4;IF([.E102]&gt;=6;&quot;H&quot;;&quot;A&quot;);IF([.F102]&gt;=2;IF([.E102]&gt;=20;&quot;H&quot;;IF([.E102]&lt;=5;&quot;L&quot;;&quot;A&quot;));IF([.E102]&lt;=19;&quot;L&quot;;&quot;A&quot;)));IF(OR([.D102]=&quot;ALI&quot;;[.D102]=&quot;AIE&quot;);IF([.F102]&gt;=6;IF([.E102]&gt;=20;&quot;H&quot;;&quot;A&quot;);IF([.F102]&gt;=2;IF([.E102]&gt;=51;&quot;H&quot;;IF([.E102]&lt;=19;&quot;L&quot;;&quot;A&quot;));IF([.E102]&lt;=50;&quot;L&quot;;&quot;A&quot;)))))))" table:style-name="ce37"/>
          <table:table-cell office:value-type="string" office:string-value="" table:formula="of:=IF([.H102]=&quot;L&quot;;&quot;Baixa&quot;;IF([.H102]=&quot;A&quot;;&quot;Média&quot;;IF([.H102]=&quot;&quot;;&quot;&quot;;&quot;Alta&quot;)))" table:style-name="ce37"/>
          <table:table-cell office:value-type="string" office:string-value="" table:formula="of:=IF(ISBLANK([.F102]);&quot;&quot;;IF([.D102]=&quot;ALI&quot;;IF([.H102]=&quot;L&quot;;7;IF([.H102]=&quot;A&quot;;10;15));IF([.D102]=&quot;AIE&quot;;IF([.H102]=&quot;L&quot;;5;IF([.H102]=&quot;A&quot;;7;10));IF([.D102]=&quot;SE&quot;;IF([.H102]=&quot;L&quot;;4;IF([.H102]=&quot;A&quot;;5;7));IF(OR([.D102]=&quot;EE&quot;;[.D102]=&quot;CE&quot;);IF([.H102]=&quot;L&quot;;3;IF([.H102]=&quot;A&quot;;4;6)))))))" table:style-name="ce38"/>
          <table:table-cell table:style-name="ce39"/>
          <table:table-cell table:style-name="ce36"/>
          <table:table-cell office:value-type="string" office:string-value="" table:formula="of:=CONCATENATE([.D102];[.N102])" table:style-name="ce36"/>
          <table:table-cell office:value-type="string" office:string-value="" table:formula="of:=IF(ISBLANK([.L102]);&quot;&quot;;IF([.D102]=&quot;EE&quot;;IF([.L102]&gt;=3;IF([.K102]&gt;=5;&quot;H&quot;;&quot;A&quot;);IF([.L102]&gt;=2;IF([.K102]&gt;=16;&quot;H&quot;;IF([.K102]&lt;=4;&quot;L&quot;;&quot;A&quot;));IF([.K102]&lt;=15;&quot;L&quot;;&quot;A&quot;)));IF(OR([.D102]=&quot;SE&quot;;[.D102]=&quot;CE&quot;);IF([.L102]&gt;=4;IF([.K102]&gt;=6;&quot;H&quot;;&quot;A&quot;);IF([.L102]&gt;=2;IF([.K102]&gt;=20;&quot;H&quot;;IF([.K102]&lt;=5;&quot;L&quot;;&quot;A&quot;));IF([.K102]&lt;=19;&quot;L&quot;;&quot;A&quot;)));IF(OR([.D102]=&quot;ALI&quot;;[.D102]=&quot;AIE&quot;);IF([.L102]&gt;=6;IF([.K102]&gt;=20;&quot;H&quot;;&quot;A&quot;);IF([.L102]&gt;=2;IF([.K102]&gt;=51;&quot;H&quot;;IF([.K102]&lt;=19;&quot;L&quot;;&quot;A&quot;));IF([.K102]&lt;=50;&quot;L&quot;;&quot;A&quot;)))))))" table:style-name="ce37"/>
          <table:table-cell office:value-type="string" office:string-value="" table:formula="of:=IF([.N102]=&quot;L&quot;;&quot;Baixa&quot;;IF([.N102]=&quot;A&quot;;&quot;Média&quot;;IF([.N102]=&quot;&quot;;&quot;&quot;;&quot;Alta&quot;)))" table:style-name="ce37"/>
          <table:table-cell office:value-type="string" office:string-value="" table:formula="of:=IF(ISBLANK([.L102]);&quot;&quot;;IF([.D102]=&quot;ALI&quot;;IF([.N102]=&quot;L&quot;;7;IF([.N102]=&quot;A&quot;;10;15));IF([.D102]=&quot;AIE&quot;;IF([.N102]=&quot;L&quot;;5;IF([.N102]=&quot;A&quot;;7;10));IF([.D102]=&quot;SE&quot;;IF([.N102]=&quot;L&quot;;4;IF([.N102]=&quot;A&quot;;5;7));IF(OR([.D102]=&quot;EE&quot;;[.D102]=&quot;CE&quot;);IF([.N102]=&quot;L&quot;;3;IF([.N102]=&quot;A&quot;;4;6)))))))" table:style-name="ce38"/>
          <table:table-cell table:style-name="ce39"/>
          <table:table-cell table:style-name="ce40"/>
          <table:table-cell office:value-type="float" office:value="0" table:formula="of:=IF(AND([.$P102]=&quot;&quot;;[.$J102]&lt;&gt;&quot;&quot;);[.$J102];0)" table:style-name="ce3">
            <text:p>0</text:p>
          </table:table-cell>
          <table:table-cell office:value-type="float" office:value="0" table:formula="of:=IF(OR([.$P102]=&quot;&quot;;[.$J102]=&quot;&quot;);0;[.$J102])" table:style-name="ce3">
            <text:p>0</text:p>
          </table:table-cell>
          <table:table-cell office:value-type="float" office:value="0" table:formula="of:=IF(OR([.$P102]=&quot;&quot;;[.$J102]=&quot;&quot;);0;[.$P102])" table:style-name="ce3">
            <text:p>0</text:p>
          </table:table-cell>
          <table:table-cell office:value-type="float" office:value="0" table:formula="of:=IF(AND([.$J102]=&quot;&quot;;[.$P102]&lt;&gt;&quot;&quot;);[.$P10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3];[.H103])" table:style-name="ce36"/>
          <table:table-cell office:value-type="string" office:string-value="" table:formula="of:=IF(ISBLANK([.F103]);&quot;&quot;;IF([.D103]=&quot;EE&quot;;IF([.F103]&gt;=3;IF([.E103]&gt;=5;&quot;H&quot;;&quot;A&quot;);IF([.F103]&gt;=2;IF([.E103]&gt;=16;&quot;H&quot;;IF([.E103]&lt;=4;&quot;L&quot;;&quot;A&quot;));IF([.E103]&lt;=15;&quot;L&quot;;&quot;A&quot;)));IF(OR([.D103]=&quot;SE&quot;;[.D103]=&quot;CE&quot;);IF([.F103]&gt;=4;IF([.E103]&gt;=6;&quot;H&quot;;&quot;A&quot;);IF([.F103]&gt;=2;IF([.E103]&gt;=20;&quot;H&quot;;IF([.E103]&lt;=5;&quot;L&quot;;&quot;A&quot;));IF([.E103]&lt;=19;&quot;L&quot;;&quot;A&quot;)));IF(OR([.D103]=&quot;ALI&quot;;[.D103]=&quot;AIE&quot;);IF([.F103]&gt;=6;IF([.E103]&gt;=20;&quot;H&quot;;&quot;A&quot;);IF([.F103]&gt;=2;IF([.E103]&gt;=51;&quot;H&quot;;IF([.E103]&lt;=19;&quot;L&quot;;&quot;A&quot;));IF([.E103]&lt;=50;&quot;L&quot;;&quot;A&quot;)))))))" table:style-name="ce37"/>
          <table:table-cell office:value-type="string" office:string-value="" table:formula="of:=IF([.H103]=&quot;L&quot;;&quot;Baixa&quot;;IF([.H103]=&quot;A&quot;;&quot;Média&quot;;IF([.H103]=&quot;&quot;;&quot;&quot;;&quot;Alta&quot;)))" table:style-name="ce37"/>
          <table:table-cell office:value-type="string" office:string-value="" table:formula="of:=IF(ISBLANK([.F103]);&quot;&quot;;IF([.D103]=&quot;ALI&quot;;IF([.H103]=&quot;L&quot;;7;IF([.H103]=&quot;A&quot;;10;15));IF([.D103]=&quot;AIE&quot;;IF([.H103]=&quot;L&quot;;5;IF([.H103]=&quot;A&quot;;7;10));IF([.D103]=&quot;SE&quot;;IF([.H103]=&quot;L&quot;;4;IF([.H103]=&quot;A&quot;;5;7));IF(OR([.D103]=&quot;EE&quot;;[.D103]=&quot;CE&quot;);IF([.H103]=&quot;L&quot;;3;IF([.H103]=&quot;A&quot;;4;6)))))))" table:style-name="ce38"/>
          <table:table-cell table:style-name="ce39"/>
          <table:table-cell table:style-name="ce36"/>
          <table:table-cell office:value-type="string" office:string-value="" table:formula="of:=CONCATENATE([.D103];[.N103])" table:style-name="ce36"/>
          <table:table-cell office:value-type="string" office:string-value="" table:formula="of:=IF(ISBLANK([.L103]);&quot;&quot;;IF([.D103]=&quot;EE&quot;;IF([.L103]&gt;=3;IF([.K103]&gt;=5;&quot;H&quot;;&quot;A&quot;);IF([.L103]&gt;=2;IF([.K103]&gt;=16;&quot;H&quot;;IF([.K103]&lt;=4;&quot;L&quot;;&quot;A&quot;));IF([.K103]&lt;=15;&quot;L&quot;;&quot;A&quot;)));IF(OR([.D103]=&quot;SE&quot;;[.D103]=&quot;CE&quot;);IF([.L103]&gt;=4;IF([.K103]&gt;=6;&quot;H&quot;;&quot;A&quot;);IF([.L103]&gt;=2;IF([.K103]&gt;=20;&quot;H&quot;;IF([.K103]&lt;=5;&quot;L&quot;;&quot;A&quot;));IF([.K103]&lt;=19;&quot;L&quot;;&quot;A&quot;)));IF(OR([.D103]=&quot;ALI&quot;;[.D103]=&quot;AIE&quot;);IF([.L103]&gt;=6;IF([.K103]&gt;=20;&quot;H&quot;;&quot;A&quot;);IF([.L103]&gt;=2;IF([.K103]&gt;=51;&quot;H&quot;;IF([.K103]&lt;=19;&quot;L&quot;;&quot;A&quot;));IF([.K103]&lt;=50;&quot;L&quot;;&quot;A&quot;)))))))" table:style-name="ce37"/>
          <table:table-cell office:value-type="string" office:string-value="" table:formula="of:=IF([.N103]=&quot;L&quot;;&quot;Baixa&quot;;IF([.N103]=&quot;A&quot;;&quot;Média&quot;;IF([.N103]=&quot;&quot;;&quot;&quot;;&quot;Alta&quot;)))" table:style-name="ce37"/>
          <table:table-cell office:value-type="string" office:string-value="" table:formula="of:=IF(ISBLANK([.L103]);&quot;&quot;;IF([.D103]=&quot;ALI&quot;;IF([.N103]=&quot;L&quot;;7;IF([.N103]=&quot;A&quot;;10;15));IF([.D103]=&quot;AIE&quot;;IF([.N103]=&quot;L&quot;;5;IF([.N103]=&quot;A&quot;;7;10));IF([.D103]=&quot;SE&quot;;IF([.N103]=&quot;L&quot;;4;IF([.N103]=&quot;A&quot;;5;7));IF(OR([.D103]=&quot;EE&quot;;[.D103]=&quot;CE&quot;);IF([.N103]=&quot;L&quot;;3;IF([.N103]=&quot;A&quot;;4;6)))))))" table:style-name="ce38"/>
          <table:table-cell table:style-name="ce39"/>
          <table:table-cell table:style-name="ce40"/>
          <table:table-cell office:value-type="float" office:value="0" table:formula="of:=IF(AND([.$P103]=&quot;&quot;;[.$J103]&lt;&gt;&quot;&quot;);[.$J103];0)" table:style-name="ce3">
            <text:p>0</text:p>
          </table:table-cell>
          <table:table-cell office:value-type="float" office:value="0" table:formula="of:=IF(OR([.$P103]=&quot;&quot;;[.$J103]=&quot;&quot;);0;[.$J103])" table:style-name="ce3">
            <text:p>0</text:p>
          </table:table-cell>
          <table:table-cell office:value-type="float" office:value="0" table:formula="of:=IF(OR([.$P103]=&quot;&quot;;[.$J103]=&quot;&quot;);0;[.$P103])" table:style-name="ce3">
            <text:p>0</text:p>
          </table:table-cell>
          <table:table-cell office:value-type="float" office:value="0" table:formula="of:=IF(AND([.$J103]=&quot;&quot;;[.$P103]&lt;&gt;&quot;&quot;);[.$P10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4];[.H104])" table:style-name="ce36"/>
          <table:table-cell office:value-type="string" office:string-value="" table:formula="of:=IF(ISBLANK([.F104]);&quot;&quot;;IF([.D104]=&quot;EE&quot;;IF([.F104]&gt;=3;IF([.E104]&gt;=5;&quot;H&quot;;&quot;A&quot;);IF([.F104]&gt;=2;IF([.E104]&gt;=16;&quot;H&quot;;IF([.E104]&lt;=4;&quot;L&quot;;&quot;A&quot;));IF([.E104]&lt;=15;&quot;L&quot;;&quot;A&quot;)));IF(OR([.D104]=&quot;SE&quot;;[.D104]=&quot;CE&quot;);IF([.F104]&gt;=4;IF([.E104]&gt;=6;&quot;H&quot;;&quot;A&quot;);IF([.F104]&gt;=2;IF([.E104]&gt;=20;&quot;H&quot;;IF([.E104]&lt;=5;&quot;L&quot;;&quot;A&quot;));IF([.E104]&lt;=19;&quot;L&quot;;&quot;A&quot;)));IF(OR([.D104]=&quot;ALI&quot;;[.D104]=&quot;AIE&quot;);IF([.F104]&gt;=6;IF([.E104]&gt;=20;&quot;H&quot;;&quot;A&quot;);IF([.F104]&gt;=2;IF([.E104]&gt;=51;&quot;H&quot;;IF([.E104]&lt;=19;&quot;L&quot;;&quot;A&quot;));IF([.E104]&lt;=50;&quot;L&quot;;&quot;A&quot;)))))))" table:style-name="ce37"/>
          <table:table-cell office:value-type="string" office:string-value="" table:formula="of:=IF([.H104]=&quot;L&quot;;&quot;Baixa&quot;;IF([.H104]=&quot;A&quot;;&quot;Média&quot;;IF([.H104]=&quot;&quot;;&quot;&quot;;&quot;Alta&quot;)))" table:style-name="ce37"/>
          <table:table-cell office:value-type="string" office:string-value="" table:formula="of:=IF(ISBLANK([.F104]);&quot;&quot;;IF([.D104]=&quot;ALI&quot;;IF([.H104]=&quot;L&quot;;7;IF([.H104]=&quot;A&quot;;10;15));IF([.D104]=&quot;AIE&quot;;IF([.H104]=&quot;L&quot;;5;IF([.H104]=&quot;A&quot;;7;10));IF([.D104]=&quot;SE&quot;;IF([.H104]=&quot;L&quot;;4;IF([.H104]=&quot;A&quot;;5;7));IF(OR([.D104]=&quot;EE&quot;;[.D104]=&quot;CE&quot;);IF([.H104]=&quot;L&quot;;3;IF([.H104]=&quot;A&quot;;4;6)))))))" table:style-name="ce38"/>
          <table:table-cell table:style-name="ce39"/>
          <table:table-cell table:style-name="ce36"/>
          <table:table-cell office:value-type="string" office:string-value="" table:formula="of:=CONCATENATE([.D104];[.N104])" table:style-name="ce36"/>
          <table:table-cell office:value-type="string" office:string-value="" table:formula="of:=IF(ISBLANK([.L104]);&quot;&quot;;IF([.D104]=&quot;EE&quot;;IF([.L104]&gt;=3;IF([.K104]&gt;=5;&quot;H&quot;;&quot;A&quot;);IF([.L104]&gt;=2;IF([.K104]&gt;=16;&quot;H&quot;;IF([.K104]&lt;=4;&quot;L&quot;;&quot;A&quot;));IF([.K104]&lt;=15;&quot;L&quot;;&quot;A&quot;)));IF(OR([.D104]=&quot;SE&quot;;[.D104]=&quot;CE&quot;);IF([.L104]&gt;=4;IF([.K104]&gt;=6;&quot;H&quot;;&quot;A&quot;);IF([.L104]&gt;=2;IF([.K104]&gt;=20;&quot;H&quot;;IF([.K104]&lt;=5;&quot;L&quot;;&quot;A&quot;));IF([.K104]&lt;=19;&quot;L&quot;;&quot;A&quot;)));IF(OR([.D104]=&quot;ALI&quot;;[.D104]=&quot;AIE&quot;);IF([.L104]&gt;=6;IF([.K104]&gt;=20;&quot;H&quot;;&quot;A&quot;);IF([.L104]&gt;=2;IF([.K104]&gt;=51;&quot;H&quot;;IF([.K104]&lt;=19;&quot;L&quot;;&quot;A&quot;));IF([.K104]&lt;=50;&quot;L&quot;;&quot;A&quot;)))))))" table:style-name="ce37"/>
          <table:table-cell office:value-type="string" office:string-value="" table:formula="of:=IF([.N104]=&quot;L&quot;;&quot;Baixa&quot;;IF([.N104]=&quot;A&quot;;&quot;Média&quot;;IF([.N104]=&quot;&quot;;&quot;&quot;;&quot;Alta&quot;)))" table:style-name="ce37"/>
          <table:table-cell office:value-type="string" office:string-value="" table:formula="of:=IF(ISBLANK([.L104]);&quot;&quot;;IF([.D104]=&quot;ALI&quot;;IF([.N104]=&quot;L&quot;;7;IF([.N104]=&quot;A&quot;;10;15));IF([.D104]=&quot;AIE&quot;;IF([.N104]=&quot;L&quot;;5;IF([.N104]=&quot;A&quot;;7;10));IF([.D104]=&quot;SE&quot;;IF([.N104]=&quot;L&quot;;4;IF([.N104]=&quot;A&quot;;5;7));IF(OR([.D104]=&quot;EE&quot;;[.D104]=&quot;CE&quot;);IF([.N104]=&quot;L&quot;;3;IF([.N104]=&quot;A&quot;;4;6)))))))" table:style-name="ce38"/>
          <table:table-cell table:style-name="ce39"/>
          <table:table-cell table:style-name="ce40"/>
          <table:table-cell office:value-type="float" office:value="0" table:formula="of:=IF(AND([.$P104]=&quot;&quot;;[.$J104]&lt;&gt;&quot;&quot;);[.$J104];0)" table:style-name="ce3">
            <text:p>0</text:p>
          </table:table-cell>
          <table:table-cell office:value-type="float" office:value="0" table:formula="of:=IF(OR([.$P104]=&quot;&quot;;[.$J104]=&quot;&quot;);0;[.$J104])" table:style-name="ce3">
            <text:p>0</text:p>
          </table:table-cell>
          <table:table-cell office:value-type="float" office:value="0" table:formula="of:=IF(OR([.$P104]=&quot;&quot;;[.$J104]=&quot;&quot;);0;[.$P104])" table:style-name="ce3">
            <text:p>0</text:p>
          </table:table-cell>
          <table:table-cell office:value-type="float" office:value="0" table:formula="of:=IF(AND([.$J104]=&quot;&quot;;[.$P104]&lt;&gt;&quot;&quot;);[.$P10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5];[.H105])" table:style-name="ce36"/>
          <table:table-cell office:value-type="string" office:string-value="" table:formula="of:=IF(ISBLANK([.F105]);&quot;&quot;;IF([.D105]=&quot;EE&quot;;IF([.F105]&gt;=3;IF([.E105]&gt;=5;&quot;H&quot;;&quot;A&quot;);IF([.F105]&gt;=2;IF([.E105]&gt;=16;&quot;H&quot;;IF([.E105]&lt;=4;&quot;L&quot;;&quot;A&quot;));IF([.E105]&lt;=15;&quot;L&quot;;&quot;A&quot;)));IF(OR([.D105]=&quot;SE&quot;;[.D105]=&quot;CE&quot;);IF([.F105]&gt;=4;IF([.E105]&gt;=6;&quot;H&quot;;&quot;A&quot;);IF([.F105]&gt;=2;IF([.E105]&gt;=20;&quot;H&quot;;IF([.E105]&lt;=5;&quot;L&quot;;&quot;A&quot;));IF([.E105]&lt;=19;&quot;L&quot;;&quot;A&quot;)));IF(OR([.D105]=&quot;ALI&quot;;[.D105]=&quot;AIE&quot;);IF([.F105]&gt;=6;IF([.E105]&gt;=20;&quot;H&quot;;&quot;A&quot;);IF([.F105]&gt;=2;IF([.E105]&gt;=51;&quot;H&quot;;IF([.E105]&lt;=19;&quot;L&quot;;&quot;A&quot;));IF([.E105]&lt;=50;&quot;L&quot;;&quot;A&quot;)))))))" table:style-name="ce37"/>
          <table:table-cell office:value-type="string" office:string-value="" table:formula="of:=IF([.H105]=&quot;L&quot;;&quot;Baixa&quot;;IF([.H105]=&quot;A&quot;;&quot;Média&quot;;IF([.H105]=&quot;&quot;;&quot;&quot;;&quot;Alta&quot;)))" table:style-name="ce37"/>
          <table:table-cell office:value-type="string" office:string-value="" table:formula="of:=IF(ISBLANK([.F105]);&quot;&quot;;IF([.D105]=&quot;ALI&quot;;IF([.H105]=&quot;L&quot;;7;IF([.H105]=&quot;A&quot;;10;15));IF([.D105]=&quot;AIE&quot;;IF([.H105]=&quot;L&quot;;5;IF([.H105]=&quot;A&quot;;7;10));IF([.D105]=&quot;SE&quot;;IF([.H105]=&quot;L&quot;;4;IF([.H105]=&quot;A&quot;;5;7));IF(OR([.D105]=&quot;EE&quot;;[.D105]=&quot;CE&quot;);IF([.H105]=&quot;L&quot;;3;IF([.H105]=&quot;A&quot;;4;6)))))))" table:style-name="ce38"/>
          <table:table-cell table:style-name="ce39"/>
          <table:table-cell table:style-name="ce36"/>
          <table:table-cell office:value-type="string" office:string-value="" table:formula="of:=CONCATENATE([.D105];[.N105])" table:style-name="ce36"/>
          <table:table-cell office:value-type="string" office:string-value="" table:formula="of:=IF(ISBLANK([.L105]);&quot;&quot;;IF([.D105]=&quot;EE&quot;;IF([.L105]&gt;=3;IF([.K105]&gt;=5;&quot;H&quot;;&quot;A&quot;);IF([.L105]&gt;=2;IF([.K105]&gt;=16;&quot;H&quot;;IF([.K105]&lt;=4;&quot;L&quot;;&quot;A&quot;));IF([.K105]&lt;=15;&quot;L&quot;;&quot;A&quot;)));IF(OR([.D105]=&quot;SE&quot;;[.D105]=&quot;CE&quot;);IF([.L105]&gt;=4;IF([.K105]&gt;=6;&quot;H&quot;;&quot;A&quot;);IF([.L105]&gt;=2;IF([.K105]&gt;=20;&quot;H&quot;;IF([.K105]&lt;=5;&quot;L&quot;;&quot;A&quot;));IF([.K105]&lt;=19;&quot;L&quot;;&quot;A&quot;)));IF(OR([.D105]=&quot;ALI&quot;;[.D105]=&quot;AIE&quot;);IF([.L105]&gt;=6;IF([.K105]&gt;=20;&quot;H&quot;;&quot;A&quot;);IF([.L105]&gt;=2;IF([.K105]&gt;=51;&quot;H&quot;;IF([.K105]&lt;=19;&quot;L&quot;;&quot;A&quot;));IF([.K105]&lt;=50;&quot;L&quot;;&quot;A&quot;)))))))" table:style-name="ce37"/>
          <table:table-cell office:value-type="string" office:string-value="" table:formula="of:=IF([.N105]=&quot;L&quot;;&quot;Baixa&quot;;IF([.N105]=&quot;A&quot;;&quot;Média&quot;;IF([.N105]=&quot;&quot;;&quot;&quot;;&quot;Alta&quot;)))" table:style-name="ce37"/>
          <table:table-cell office:value-type="string" office:string-value="" table:formula="of:=IF(ISBLANK([.L105]);&quot;&quot;;IF([.D105]=&quot;ALI&quot;;IF([.N105]=&quot;L&quot;;7;IF([.N105]=&quot;A&quot;;10;15));IF([.D105]=&quot;AIE&quot;;IF([.N105]=&quot;L&quot;;5;IF([.N105]=&quot;A&quot;;7;10));IF([.D105]=&quot;SE&quot;;IF([.N105]=&quot;L&quot;;4;IF([.N105]=&quot;A&quot;;5;7));IF(OR([.D105]=&quot;EE&quot;;[.D105]=&quot;CE&quot;);IF([.N105]=&quot;L&quot;;3;IF([.N105]=&quot;A&quot;;4;6)))))))" table:style-name="ce38"/>
          <table:table-cell table:style-name="ce39"/>
          <table:table-cell table:style-name="ce40"/>
          <table:table-cell office:value-type="float" office:value="0" table:formula="of:=IF(AND([.$P105]=&quot;&quot;;[.$J105]&lt;&gt;&quot;&quot;);[.$J105];0)" table:style-name="ce3">
            <text:p>0</text:p>
          </table:table-cell>
          <table:table-cell office:value-type="float" office:value="0" table:formula="of:=IF(OR([.$P105]=&quot;&quot;;[.$J105]=&quot;&quot;);0;[.$J105])" table:style-name="ce3">
            <text:p>0</text:p>
          </table:table-cell>
          <table:table-cell office:value-type="float" office:value="0" table:formula="of:=IF(OR([.$P105]=&quot;&quot;;[.$J105]=&quot;&quot;);0;[.$P105])" table:style-name="ce3">
            <text:p>0</text:p>
          </table:table-cell>
          <table:table-cell office:value-type="float" office:value="0" table:formula="of:=IF(AND([.$J105]=&quot;&quot;;[.$P105]&lt;&gt;&quot;&quot;);[.$P10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06];[.H106])" table:style-name="ce36"/>
          <table:table-cell office:value-type="string" office:string-value="" table:formula="of:=IF(ISBLANK([.F106]);&quot;&quot;;IF([.D106]=&quot;EE&quot;;IF([.F106]&gt;=3;IF([.E106]&gt;=5;&quot;H&quot;;&quot;A&quot;);IF([.F106]&gt;=2;IF([.E106]&gt;=16;&quot;H&quot;;IF([.E106]&lt;=4;&quot;L&quot;;&quot;A&quot;));IF([.E106]&lt;=15;&quot;L&quot;;&quot;A&quot;)));IF(OR([.D106]=&quot;SE&quot;;[.D106]=&quot;CE&quot;);IF([.F106]&gt;=4;IF([.E106]&gt;=6;&quot;H&quot;;&quot;A&quot;);IF([.F106]&gt;=2;IF([.E106]&gt;=20;&quot;H&quot;;IF([.E106]&lt;=5;&quot;L&quot;;&quot;A&quot;));IF([.E106]&lt;=19;&quot;L&quot;;&quot;A&quot;)));IF(OR([.D106]=&quot;ALI&quot;;[.D106]=&quot;AIE&quot;);IF([.F106]&gt;=6;IF([.E106]&gt;=20;&quot;H&quot;;&quot;A&quot;);IF([.F106]&gt;=2;IF([.E106]&gt;=51;&quot;H&quot;;IF([.E106]&lt;=19;&quot;L&quot;;&quot;A&quot;));IF([.E106]&lt;=50;&quot;L&quot;;&quot;A&quot;)))))))" table:style-name="ce37"/>
          <table:table-cell office:value-type="string" office:string-value="" table:formula="of:=IF([.H106]=&quot;L&quot;;&quot;Baixa&quot;;IF([.H106]=&quot;A&quot;;&quot;Média&quot;;IF([.H106]=&quot;&quot;;&quot;&quot;;&quot;Alta&quot;)))" table:style-name="ce37"/>
          <table:table-cell office:value-type="string" office:string-value="" table:formula="of:=IF(ISBLANK([.F106]);&quot;&quot;;IF([.D106]=&quot;ALI&quot;;IF([.H106]=&quot;L&quot;;7;IF([.H106]=&quot;A&quot;;10;15));IF([.D106]=&quot;AIE&quot;;IF([.H106]=&quot;L&quot;;5;IF([.H106]=&quot;A&quot;;7;10));IF([.D106]=&quot;SE&quot;;IF([.H106]=&quot;L&quot;;4;IF([.H106]=&quot;A&quot;;5;7));IF(OR([.D106]=&quot;EE&quot;;[.D106]=&quot;CE&quot;);IF([.H106]=&quot;L&quot;;3;IF([.H106]=&quot;A&quot;;4;6)))))))" table:style-name="ce38"/>
          <table:table-cell table:style-name="ce39"/>
          <table:table-cell table:style-name="ce36"/>
          <table:table-cell office:value-type="string" office:string-value="" table:formula="of:=CONCATENATE([.D106];[.N106])" table:style-name="ce36"/>
          <table:table-cell office:value-type="string" office:string-value="" table:formula="of:=IF(ISBLANK([.L106]);&quot;&quot;;IF([.D106]=&quot;EE&quot;;IF([.L106]&gt;=3;IF([.K106]&gt;=5;&quot;H&quot;;&quot;A&quot;);IF([.L106]&gt;=2;IF([.K106]&gt;=16;&quot;H&quot;;IF([.K106]&lt;=4;&quot;L&quot;;&quot;A&quot;));IF([.K106]&lt;=15;&quot;L&quot;;&quot;A&quot;)));IF(OR([.D106]=&quot;SE&quot;;[.D106]=&quot;CE&quot;);IF([.L106]&gt;=4;IF([.K106]&gt;=6;&quot;H&quot;;&quot;A&quot;);IF([.L106]&gt;=2;IF([.K106]&gt;=20;&quot;H&quot;;IF([.K106]&lt;=5;&quot;L&quot;;&quot;A&quot;));IF([.K106]&lt;=19;&quot;L&quot;;&quot;A&quot;)));IF(OR([.D106]=&quot;ALI&quot;;[.D106]=&quot;AIE&quot;);IF([.L106]&gt;=6;IF([.K106]&gt;=20;&quot;H&quot;;&quot;A&quot;);IF([.L106]&gt;=2;IF([.K106]&gt;=51;&quot;H&quot;;IF([.K106]&lt;=19;&quot;L&quot;;&quot;A&quot;));IF([.K106]&lt;=50;&quot;L&quot;;&quot;A&quot;)))))))" table:style-name="ce37"/>
          <table:table-cell office:value-type="string" office:string-value="" table:formula="of:=IF([.N106]=&quot;L&quot;;&quot;Baixa&quot;;IF([.N106]=&quot;A&quot;;&quot;Média&quot;;IF([.N106]=&quot;&quot;;&quot;&quot;;&quot;Alta&quot;)))" table:style-name="ce37"/>
          <table:table-cell office:value-type="string" office:string-value="" table:formula="of:=IF(ISBLANK([.L106]);&quot;&quot;;IF([.D106]=&quot;ALI&quot;;IF([.N106]=&quot;L&quot;;7;IF([.N106]=&quot;A&quot;;10;15));IF([.D106]=&quot;AIE&quot;;IF([.N106]=&quot;L&quot;;5;IF([.N106]=&quot;A&quot;;7;10));IF([.D106]=&quot;SE&quot;;IF([.N106]=&quot;L&quot;;4;IF([.N106]=&quot;A&quot;;5;7));IF(OR([.D106]=&quot;EE&quot;;[.D106]=&quot;CE&quot;);IF([.N106]=&quot;L&quot;;3;IF([.N106]=&quot;A&quot;;4;6)))))))" table:style-name="ce38"/>
          <table:table-cell table:style-name="ce39"/>
          <table:table-cell table:style-name="ce40"/>
          <table:table-cell office:value-type="float" office:value="0" table:formula="of:=IF(AND([.$P106]=&quot;&quot;;[.$J106]&lt;&gt;&quot;&quot;);[.$J106];0)" table:style-name="ce3">
            <text:p>0</text:p>
          </table:table-cell>
          <table:table-cell office:value-type="float" office:value="0" table:formula="of:=IF(OR([.$P106]=&quot;&quot;;[.$J106]=&quot;&quot;);0;[.$J106])" table:style-name="ce3">
            <text:p>0</text:p>
          </table:table-cell>
          <table:table-cell office:value-type="float" office:value="0" table:formula="of:=IF(OR([.$P106]=&quot;&quot;;[.$J106]=&quot;&quot;);0;[.$P106])" table:style-name="ce3">
            <text:p>0</text:p>
          </table:table-cell>
          <table:table-cell office:value-type="float" office:value="0" table:formula="of:=IF(AND([.$J106]=&quot;&quot;;[.$P106]&lt;&gt;&quot;&quot;);[.$P10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107];[.H107])" table:style-name="ce44"/>
          <table:table-cell office:value-type="string" office:string-value="" table:formula="of:=IF(ISBLANK([.F107]);&quot;&quot;;IF([.D107]=&quot;EE&quot;;IF([.F107]&gt;=3;IF([.E107]&gt;=5;&quot;H&quot;;&quot;A&quot;);IF([.F107]&gt;=2;IF([.E107]&gt;=16;&quot;H&quot;;IF([.E107]&lt;=4;&quot;L&quot;;&quot;A&quot;));IF([.E107]&lt;=15;&quot;L&quot;;&quot;A&quot;)));IF(OR([.D107]=&quot;SE&quot;;[.D107]=&quot;CE&quot;);IF([.F107]&gt;=4;IF([.E107]&gt;=6;&quot;H&quot;;&quot;A&quot;);IF([.F107]&gt;=2;IF([.E107]&gt;=20;&quot;H&quot;;IF([.E107]&lt;=5;&quot;L&quot;;&quot;A&quot;));IF([.E107]&lt;=19;&quot;L&quot;;&quot;A&quot;)));IF(OR([.D107]=&quot;ALI&quot;;[.D107]=&quot;AIE&quot;);IF([.F107]&gt;=6;IF([.E107]&gt;=20;&quot;H&quot;;&quot;A&quot;);IF([.F107]&gt;=2;IF([.E107]&gt;=51;&quot;H&quot;;IF([.E107]&lt;=19;&quot;L&quot;;&quot;A&quot;));IF([.E107]&lt;=50;&quot;L&quot;;&quot;A&quot;)))))))" table:style-name="ce45"/>
          <table:table-cell office:value-type="string" office:string-value="" table:formula="of:=IF([.H107]=&quot;L&quot;;&quot;Baixa&quot;;IF([.H107]=&quot;A&quot;;&quot;Média&quot;;IF([.H107]=&quot;&quot;;&quot;&quot;;&quot;Alta&quot;)))" table:style-name="ce45"/>
          <table:table-cell office:value-type="string" office:string-value="" table:formula="of:=IF(ISBLANK([.F107]);&quot;&quot;;IF([.D107]=&quot;ALI&quot;;IF([.H107]=&quot;L&quot;;7;IF([.H107]=&quot;A&quot;;10;15));IF([.D107]=&quot;AIE&quot;;IF([.H107]=&quot;L&quot;;5;IF([.H107]=&quot;A&quot;;7;10));IF([.D107]=&quot;SE&quot;;IF([.H107]=&quot;L&quot;;4;IF([.H107]=&quot;A&quot;;5;7));IF(OR([.D107]=&quot;EE&quot;;[.D107]=&quot;CE&quot;);IF([.H107]=&quot;L&quot;;3;IF([.H107]=&quot;A&quot;;4;6)))))))" table:style-name="ce46"/>
          <table:table-cell table:style-name="ce47"/>
          <table:table-cell table:style-name="ce44"/>
          <table:table-cell office:value-type="string" office:string-value="" table:formula="of:=CONCATENATE([.D107];[.N107])" table:style-name="ce44"/>
          <table:table-cell office:value-type="string" office:string-value="" table:formula="of:=IF(ISBLANK([.L107]);&quot;&quot;;IF([.D107]=&quot;EE&quot;;IF([.L107]&gt;=3;IF([.K107]&gt;=5;&quot;H&quot;;&quot;A&quot;);IF([.L107]&gt;=2;IF([.K107]&gt;=16;&quot;H&quot;;IF([.K107]&lt;=4;&quot;L&quot;;&quot;A&quot;));IF([.K107]&lt;=15;&quot;L&quot;;&quot;A&quot;)));IF(OR([.D107]=&quot;SE&quot;;[.D107]=&quot;CE&quot;);IF([.L107]&gt;=4;IF([.K107]&gt;=6;&quot;H&quot;;&quot;A&quot;);IF([.L107]&gt;=2;IF([.K107]&gt;=20;&quot;H&quot;;IF([.K107]&lt;=5;&quot;L&quot;;&quot;A&quot;));IF([.K107]&lt;=19;&quot;L&quot;;&quot;A&quot;)));IF(OR([.D107]=&quot;ALI&quot;;[.D107]=&quot;AIE&quot;);IF([.L107]&gt;=6;IF([.K107]&gt;=20;&quot;H&quot;;&quot;A&quot;);IF([.L107]&gt;=2;IF([.K107]&gt;=51;&quot;H&quot;;IF([.K107]&lt;=19;&quot;L&quot;;&quot;A&quot;));IF([.K107]&lt;=50;&quot;L&quot;;&quot;A&quot;)))))))" table:style-name="ce45"/>
          <table:table-cell office:value-type="string" office:string-value="" table:formula="of:=IF([.N107]=&quot;L&quot;;&quot;Baixa&quot;;IF([.N107]=&quot;A&quot;;&quot;Média&quot;;IF([.N107]=&quot;&quot;;&quot;&quot;;&quot;Alta&quot;)))" table:style-name="ce45"/>
          <table:table-cell office:value-type="string" office:string-value="" table:formula="of:=IF(ISBLANK([.L107]);&quot;&quot;;IF([.D107]=&quot;ALI&quot;;IF([.N107]=&quot;L&quot;;7;IF([.N107]=&quot;A&quot;;10;15));IF([.D107]=&quot;AIE&quot;;IF([.N107]=&quot;L&quot;;5;IF([.N107]=&quot;A&quot;;7;10));IF([.D107]=&quot;SE&quot;;IF([.N107]=&quot;L&quot;;4;IF([.N107]=&quot;A&quot;;5;7));IF(OR([.D107]=&quot;EE&quot;;[.D107]=&quot;CE&quot;);IF([.N107]=&quot;L&quot;;3;IF([.N107]=&quot;A&quot;;4;6)))))))" table:style-name="ce46"/>
          <table:table-cell table:style-name="ce47"/>
          <table:table-cell table:style-name="ce48"/>
          <table:table-cell office:value-type="float" office:value="0" table:formula="of:=IF(AND([.$P107]=&quot;&quot;;[.$J107]&lt;&gt;&quot;&quot;);[.$J107];0)" table:style-name="ce3">
            <text:p>0</text:p>
          </table:table-cell>
          <table:table-cell office:value-type="float" office:value="0" table:formula="of:=IF(OR([.$P107]=&quot;&quot;;[.$J107]=&quot;&quot;);0;[.$J107])" table:style-name="ce3">
            <text:p>0</text:p>
          </table:table-cell>
          <table:table-cell office:value-type="float" office:value="0" table:formula="of:=IF(OR([.$P107]=&quot;&quot;;[.$J107]=&quot;&quot;);0;[.$P107])" table:style-name="ce3">
            <text:p>0</text:p>
          </table:table-cell>
          <table:table-cell office:value-type="float" office:value="0" table:formula="of:=IF(AND([.$J107]=&quot;&quot;;[.$P107]&lt;&gt;&quot;&quot;);[.$P107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4" draw:id="id21" draw:style-name="a68" draw:name="Retângulo 98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formula="of:=$$Data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formula="of:=$$Revisão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/>
          <table:table-cell office:value-type="float" office:value="1" table:style-name="ce28">
            <text:p>1</text:p>
          </table:table-cell>
          <table:table-cell table:style-name="ce29">
            <office:annotation draw:style-name="a90" svg:x="4.59375in" svg:y="23.21875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114];[.H114])" table:style-name="ce30"/>
          <table:table-cell office:value-type="string" office:string-value="" table:formula="of:=IF(ISBLANK([.F114]);&quot;&quot;;IF([.D114]=&quot;EE&quot;;IF([.F114]&gt;=3;IF([.E114]&gt;=5;&quot;H&quot;;&quot;A&quot;);IF([.F114]&gt;=2;IF([.E114]&gt;=16;&quot;H&quot;;IF([.E114]&lt;=4;&quot;L&quot;;&quot;A&quot;));IF([.E114]&lt;=15;&quot;L&quot;;&quot;A&quot;)));IF(OR([.D114]=&quot;SE&quot;;[.D114]=&quot;CE&quot;);IF([.F114]&gt;=4;IF([.E114]&gt;=6;&quot;H&quot;;&quot;A&quot;);IF([.F114]&gt;=2;IF([.E114]&gt;=20;&quot;H&quot;;IF([.E114]&lt;=5;&quot;L&quot;;&quot;A&quot;));IF([.E114]&lt;=19;&quot;L&quot;;&quot;A&quot;)));IF(OR([.D114]=&quot;ALI&quot;;[.D114]=&quot;AIE&quot;);IF([.F114]&gt;=6;IF([.E114]&gt;=20;&quot;H&quot;;&quot;A&quot;);IF([.F114]&gt;=2;IF([.E114]&gt;=51;&quot;H&quot;;IF([.E114]&lt;=19;&quot;L&quot;;&quot;A&quot;));IF([.E114]&lt;=50;&quot;L&quot;;&quot;A&quot;)))))))" table:style-name="ce31"/>
          <table:table-cell office:value-type="string" office:string-value="" table:formula="of:=IF([.H114]=&quot;L&quot;;&quot;Baixa&quot;;IF([.H114]=&quot;A&quot;;&quot;Média&quot;;IF([.H114]=&quot;&quot;;&quot;&quot;;&quot;Alta&quot;)))" table:style-name="ce31"/>
          <table:table-cell office:value-type="string" office:string-value="" table:formula="of:=IF(ISBLANK([.F114]);&quot;&quot;;IF([.D114]=&quot;ALI&quot;;IF([.H114]=&quot;L&quot;;7;IF([.H114]=&quot;A&quot;;10;15));IF([.D114]=&quot;AIE&quot;;IF([.H114]=&quot;L&quot;;5;IF([.H114]=&quot;A&quot;;7;10));IF([.D114]=&quot;SE&quot;;IF([.H114]=&quot;L&quot;;4;IF([.H114]=&quot;A&quot;;5;7));IF(OR([.D114]=&quot;EE&quot;;[.D114]=&quot;CE&quot;);IF([.H114]=&quot;L&quot;;3;IF([.H114]=&quot;A&quot;;4;6)))))))" table:style-name="ce32"/>
          <table:table-cell table:style-name="ce33"/>
          <table:table-cell table:style-name="ce30"/>
          <table:table-cell office:value-type="string" office:string-value="" table:formula="of:=CONCATENATE([.D114];[.N114])" table:style-name="ce30"/>
          <table:table-cell office:value-type="string" office:string-value="" table:formula="of:=IF(ISBLANK([.L114]);&quot;&quot;;IF([.D114]=&quot;EE&quot;;IF([.L114]&gt;=3;IF([.K114]&gt;=5;&quot;H&quot;;&quot;A&quot;);IF([.L114]&gt;=2;IF([.K114]&gt;=16;&quot;H&quot;;IF([.K114]&lt;=4;&quot;L&quot;;&quot;A&quot;));IF([.K114]&lt;=15;&quot;L&quot;;&quot;A&quot;)));IF(OR([.D114]=&quot;SE&quot;;[.D114]=&quot;CE&quot;);IF([.L114]&gt;=4;IF([.K114]&gt;=6;&quot;H&quot;;&quot;A&quot;);IF([.L114]&gt;=2;IF([.K114]&gt;=20;&quot;H&quot;;IF([.K114]&lt;=5;&quot;L&quot;;&quot;A&quot;));IF([.K114]&lt;=19;&quot;L&quot;;&quot;A&quot;)));IF(OR([.D114]=&quot;ALI&quot;;[.D114]=&quot;AIE&quot;);IF([.L114]&gt;=6;IF([.K114]&gt;=20;&quot;H&quot;;&quot;A&quot;);IF([.L114]&gt;=2;IF([.K114]&gt;=51;&quot;H&quot;;IF([.K114]&lt;=19;&quot;L&quot;;&quot;A&quot;));IF([.K114]&lt;=50;&quot;L&quot;;&quot;A&quot;)))))))" table:style-name="ce31"/>
          <table:table-cell office:value-type="string" office:string-value="" table:formula="of:=IF([.N114]=&quot;L&quot;;&quot;Baixa&quot;;IF([.N114]=&quot;A&quot;;&quot;Média&quot;;IF([.N114]=&quot;&quot;;&quot;&quot;;&quot;Alta&quot;)))" table:style-name="ce31"/>
          <table:table-cell office:value-type="string" office:string-value="" table:formula="of:=IF(ISBLANK([.L114]);&quot;&quot;;IF([.D114]=&quot;ALI&quot;;IF([.N114]=&quot;L&quot;;7;IF([.N114]=&quot;A&quot;;10;15));IF([.D114]=&quot;AIE&quot;;IF([.N114]=&quot;L&quot;;5;IF([.N114]=&quot;A&quot;;7;10));IF([.D114]=&quot;SE&quot;;IF([.N114]=&quot;L&quot;;4;IF([.N114]=&quot;A&quot;;5;7));IF(OR([.D114]=&quot;EE&quot;;[.D114]=&quot;CE&quot;);IF([.N114]=&quot;L&quot;;3;IF([.N114]=&quot;A&quot;;4;6)))))))" table:style-name="ce32"/>
          <table:table-cell table:style-name="ce33"/>
          <table:table-cell table:style-name="ce34"/>
          <table:table-cell office:value-type="float" office:value="0" table:formula="of:=IF(AND([.$P114]=&quot;&quot;;[.$J114]&lt;&gt;&quot;&quot;);[.$J114];0)" table:style-name="ce3">
            <text:p>0</text:p>
          </table:table-cell>
          <table:table-cell office:value-type="float" office:value="0" table:formula="of:=IF(OR([.$P114]=&quot;&quot;;[.$J114]=&quot;&quot;);0;[.$J114])" table:style-name="ce3">
            <text:p>0</text:p>
          </table:table-cell>
          <table:table-cell office:value-type="float" office:value="0" table:formula="of:=IF(OR([.$P114]=&quot;&quot;;[.$J114]=&quot;&quot;);0;[.$P114])" table:style-name="ce3">
            <text:p>0</text:p>
          </table:table-cell>
          <table:table-cell office:value-type="float" office:value="0" table:formula="of:=IF(AND([.$J114]=&quot;&quot;;[.$P114]&lt;&gt;&quot;&quot;);[.$P11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5];[.H115])" table:style-name="ce36"/>
          <table:table-cell office:value-type="string" office:string-value="" table:formula="of:=IF(ISBLANK([.F115]);&quot;&quot;;IF([.D115]=&quot;EE&quot;;IF([.F115]&gt;=3;IF([.E115]&gt;=5;&quot;H&quot;;&quot;A&quot;);IF([.F115]&gt;=2;IF([.E115]&gt;=16;&quot;H&quot;;IF([.E115]&lt;=4;&quot;L&quot;;&quot;A&quot;));IF([.E115]&lt;=15;&quot;L&quot;;&quot;A&quot;)));IF(OR([.D115]=&quot;SE&quot;;[.D115]=&quot;CE&quot;);IF([.F115]&gt;=4;IF([.E115]&gt;=6;&quot;H&quot;;&quot;A&quot;);IF([.F115]&gt;=2;IF([.E115]&gt;=20;&quot;H&quot;;IF([.E115]&lt;=5;&quot;L&quot;;&quot;A&quot;));IF([.E115]&lt;=19;&quot;L&quot;;&quot;A&quot;)));IF(OR([.D115]=&quot;ALI&quot;;[.D115]=&quot;AIE&quot;);IF([.F115]&gt;=6;IF([.E115]&gt;=20;&quot;H&quot;;&quot;A&quot;);IF([.F115]&gt;=2;IF([.E115]&gt;=51;&quot;H&quot;;IF([.E115]&lt;=19;&quot;L&quot;;&quot;A&quot;));IF([.E115]&lt;=50;&quot;L&quot;;&quot;A&quot;)))))))" table:style-name="ce37"/>
          <table:table-cell office:value-type="string" office:string-value="" table:formula="of:=IF([.H115]=&quot;L&quot;;&quot;Baixa&quot;;IF([.H115]=&quot;A&quot;;&quot;Média&quot;;IF([.H115]=&quot;&quot;;&quot;&quot;;&quot;Alta&quot;)))" table:style-name="ce37"/>
          <table:table-cell office:value-type="string" office:string-value="" table:formula="of:=IF(ISBLANK([.F115]);&quot;&quot;;IF([.D115]=&quot;ALI&quot;;IF([.H115]=&quot;L&quot;;7;IF([.H115]=&quot;A&quot;;10;15));IF([.D115]=&quot;AIE&quot;;IF([.H115]=&quot;L&quot;;5;IF([.H115]=&quot;A&quot;;7;10));IF([.D115]=&quot;SE&quot;;IF([.H115]=&quot;L&quot;;4;IF([.H115]=&quot;A&quot;;5;7));IF(OR([.D115]=&quot;EE&quot;;[.D115]=&quot;CE&quot;);IF([.H115]=&quot;L&quot;;3;IF([.H115]=&quot;A&quot;;4;6)))))))" table:style-name="ce38"/>
          <table:table-cell table:style-name="ce39"/>
          <table:table-cell table:style-name="ce36"/>
          <table:table-cell office:value-type="string" office:string-value="" table:formula="of:=CONCATENATE([.D115];[.N115])" table:style-name="ce36"/>
          <table:table-cell office:value-type="string" office:string-value="" table:formula="of:=IF(ISBLANK([.L115]);&quot;&quot;;IF([.D115]=&quot;EE&quot;;IF([.L115]&gt;=3;IF([.K115]&gt;=5;&quot;H&quot;;&quot;A&quot;);IF([.L115]&gt;=2;IF([.K115]&gt;=16;&quot;H&quot;;IF([.K115]&lt;=4;&quot;L&quot;;&quot;A&quot;));IF([.K115]&lt;=15;&quot;L&quot;;&quot;A&quot;)));IF(OR([.D115]=&quot;SE&quot;;[.D115]=&quot;CE&quot;);IF([.L115]&gt;=4;IF([.K115]&gt;=6;&quot;H&quot;;&quot;A&quot;);IF([.L115]&gt;=2;IF([.K115]&gt;=20;&quot;H&quot;;IF([.K115]&lt;=5;&quot;L&quot;;&quot;A&quot;));IF([.K115]&lt;=19;&quot;L&quot;;&quot;A&quot;)));IF(OR([.D115]=&quot;ALI&quot;;[.D115]=&quot;AIE&quot;);IF([.L115]&gt;=6;IF([.K115]&gt;=20;&quot;H&quot;;&quot;A&quot;);IF([.L115]&gt;=2;IF([.K115]&gt;=51;&quot;H&quot;;IF([.K115]&lt;=19;&quot;L&quot;;&quot;A&quot;));IF([.K115]&lt;=50;&quot;L&quot;;&quot;A&quot;)))))))" table:style-name="ce37"/>
          <table:table-cell office:value-type="string" office:string-value="" table:formula="of:=IF([.N115]=&quot;L&quot;;&quot;Baixa&quot;;IF([.N115]=&quot;A&quot;;&quot;Média&quot;;IF([.N115]=&quot;&quot;;&quot;&quot;;&quot;Alta&quot;)))" table:style-name="ce37"/>
          <table:table-cell office:value-type="string" office:string-value="" table:formula="of:=IF(ISBLANK([.L115]);&quot;&quot;;IF([.D115]=&quot;ALI&quot;;IF([.N115]=&quot;L&quot;;7;IF([.N115]=&quot;A&quot;;10;15));IF([.D115]=&quot;AIE&quot;;IF([.N115]=&quot;L&quot;;5;IF([.N115]=&quot;A&quot;;7;10));IF([.D115]=&quot;SE&quot;;IF([.N115]=&quot;L&quot;;4;IF([.N115]=&quot;A&quot;;5;7));IF(OR([.D115]=&quot;EE&quot;;[.D115]=&quot;CE&quot;);IF([.N115]=&quot;L&quot;;3;IF([.N115]=&quot;A&quot;;4;6)))))))" table:style-name="ce38"/>
          <table:table-cell table:style-name="ce39"/>
          <table:table-cell table:style-name="ce40"/>
          <table:table-cell office:value-type="float" office:value="0" table:formula="of:=IF(AND([.$P115]=&quot;&quot;;[.$J115]&lt;&gt;&quot;&quot;);[.$J115];0)" table:style-name="ce3">
            <text:p>0</text:p>
          </table:table-cell>
          <table:table-cell office:value-type="float" office:value="0" table:formula="of:=IF(OR([.$P115]=&quot;&quot;;[.$J115]=&quot;&quot;);0;[.$J115])" table:style-name="ce3">
            <text:p>0</text:p>
          </table:table-cell>
          <table:table-cell office:value-type="float" office:value="0" table:formula="of:=IF(OR([.$P115]=&quot;&quot;;[.$J115]=&quot;&quot;);0;[.$P115])" table:style-name="ce3">
            <text:p>0</text:p>
          </table:table-cell>
          <table:table-cell office:value-type="float" office:value="0" table:formula="of:=IF(AND([.$J115]=&quot;&quot;;[.$P115]&lt;&gt;&quot;&quot;);[.$P11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6];[.H116])" table:style-name="ce36"/>
          <table:table-cell office:value-type="string" office:string-value="" table:formula="of:=IF(ISBLANK([.F116]);&quot;&quot;;IF([.D116]=&quot;EE&quot;;IF([.F116]&gt;=3;IF([.E116]&gt;=5;&quot;H&quot;;&quot;A&quot;);IF([.F116]&gt;=2;IF([.E116]&gt;=16;&quot;H&quot;;IF([.E116]&lt;=4;&quot;L&quot;;&quot;A&quot;));IF([.E116]&lt;=15;&quot;L&quot;;&quot;A&quot;)));IF(OR([.D116]=&quot;SE&quot;;[.D116]=&quot;CE&quot;);IF([.F116]&gt;=4;IF([.E116]&gt;=6;&quot;H&quot;;&quot;A&quot;);IF([.F116]&gt;=2;IF([.E116]&gt;=20;&quot;H&quot;;IF([.E116]&lt;=5;&quot;L&quot;;&quot;A&quot;));IF([.E116]&lt;=19;&quot;L&quot;;&quot;A&quot;)));IF(OR([.D116]=&quot;ALI&quot;;[.D116]=&quot;AIE&quot;);IF([.F116]&gt;=6;IF([.E116]&gt;=20;&quot;H&quot;;&quot;A&quot;);IF([.F116]&gt;=2;IF([.E116]&gt;=51;&quot;H&quot;;IF([.E116]&lt;=19;&quot;L&quot;;&quot;A&quot;));IF([.E116]&lt;=50;&quot;L&quot;;&quot;A&quot;)))))))" table:style-name="ce37"/>
          <table:table-cell office:value-type="string" office:string-value="" table:formula="of:=IF([.H116]=&quot;L&quot;;&quot;Baixa&quot;;IF([.H116]=&quot;A&quot;;&quot;Média&quot;;IF([.H116]=&quot;&quot;;&quot;&quot;;&quot;Alta&quot;)))" table:style-name="ce37"/>
          <table:table-cell office:value-type="string" office:string-value="" table:formula="of:=IF(ISBLANK([.F116]);&quot;&quot;;IF([.D116]=&quot;ALI&quot;;IF([.H116]=&quot;L&quot;;7;IF([.H116]=&quot;A&quot;;10;15));IF([.D116]=&quot;AIE&quot;;IF([.H116]=&quot;L&quot;;5;IF([.H116]=&quot;A&quot;;7;10));IF([.D116]=&quot;SE&quot;;IF([.H116]=&quot;L&quot;;4;IF([.H116]=&quot;A&quot;;5;7));IF(OR([.D116]=&quot;EE&quot;;[.D116]=&quot;CE&quot;);IF([.H116]=&quot;L&quot;;3;IF([.H116]=&quot;A&quot;;4;6)))))))" table:style-name="ce38"/>
          <table:table-cell table:style-name="ce39"/>
          <table:table-cell table:style-name="ce36"/>
          <table:table-cell office:value-type="string" office:string-value="" table:formula="of:=CONCATENATE([.D116];[.N116])" table:style-name="ce36"/>
          <table:table-cell office:value-type="string" office:string-value="" table:formula="of:=IF(ISBLANK([.L116]);&quot;&quot;;IF([.D116]=&quot;EE&quot;;IF([.L116]&gt;=3;IF([.K116]&gt;=5;&quot;H&quot;;&quot;A&quot;);IF([.L116]&gt;=2;IF([.K116]&gt;=16;&quot;H&quot;;IF([.K116]&lt;=4;&quot;L&quot;;&quot;A&quot;));IF([.K116]&lt;=15;&quot;L&quot;;&quot;A&quot;)));IF(OR([.D116]=&quot;SE&quot;;[.D116]=&quot;CE&quot;);IF([.L116]&gt;=4;IF([.K116]&gt;=6;&quot;H&quot;;&quot;A&quot;);IF([.L116]&gt;=2;IF([.K116]&gt;=20;&quot;H&quot;;IF([.K116]&lt;=5;&quot;L&quot;;&quot;A&quot;));IF([.K116]&lt;=19;&quot;L&quot;;&quot;A&quot;)));IF(OR([.D116]=&quot;ALI&quot;;[.D116]=&quot;AIE&quot;);IF([.L116]&gt;=6;IF([.K116]&gt;=20;&quot;H&quot;;&quot;A&quot;);IF([.L116]&gt;=2;IF([.K116]&gt;=51;&quot;H&quot;;IF([.K116]&lt;=19;&quot;L&quot;;&quot;A&quot;));IF([.K116]&lt;=50;&quot;L&quot;;&quot;A&quot;)))))))" table:style-name="ce37"/>
          <table:table-cell office:value-type="string" office:string-value="" table:formula="of:=IF([.N116]=&quot;L&quot;;&quot;Baixa&quot;;IF([.N116]=&quot;A&quot;;&quot;Média&quot;;IF([.N116]=&quot;&quot;;&quot;&quot;;&quot;Alta&quot;)))" table:style-name="ce37"/>
          <table:table-cell office:value-type="string" office:string-value="" table:formula="of:=IF(ISBLANK([.L116]);&quot;&quot;;IF([.D116]=&quot;ALI&quot;;IF([.N116]=&quot;L&quot;;7;IF([.N116]=&quot;A&quot;;10;15));IF([.D116]=&quot;AIE&quot;;IF([.N116]=&quot;L&quot;;5;IF([.N116]=&quot;A&quot;;7;10));IF([.D116]=&quot;SE&quot;;IF([.N116]=&quot;L&quot;;4;IF([.N116]=&quot;A&quot;;5;7));IF(OR([.D116]=&quot;EE&quot;;[.D116]=&quot;CE&quot;);IF([.N116]=&quot;L&quot;;3;IF([.N116]=&quot;A&quot;;4;6)))))))" table:style-name="ce38"/>
          <table:table-cell table:style-name="ce39"/>
          <table:table-cell table:style-name="ce40"/>
          <table:table-cell office:value-type="float" office:value="0" table:formula="of:=IF(AND([.$P116]=&quot;&quot;;[.$J116]&lt;&gt;&quot;&quot;);[.$J116];0)" table:style-name="ce3">
            <text:p>0</text:p>
          </table:table-cell>
          <table:table-cell office:value-type="float" office:value="0" table:formula="of:=IF(OR([.$P116]=&quot;&quot;;[.$J116]=&quot;&quot;);0;[.$J116])" table:style-name="ce3">
            <text:p>0</text:p>
          </table:table-cell>
          <table:table-cell office:value-type="float" office:value="0" table:formula="of:=IF(OR([.$P116]=&quot;&quot;;[.$J116]=&quot;&quot;);0;[.$P116])" table:style-name="ce3">
            <text:p>0</text:p>
          </table:table-cell>
          <table:table-cell office:value-type="float" office:value="0" table:formula="of:=IF(AND([.$J116]=&quot;&quot;;[.$P116]&lt;&gt;&quot;&quot;);[.$P11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7];[.H117])" table:style-name="ce36"/>
          <table:table-cell office:value-type="string" office:string-value="" table:formula="of:=IF(ISBLANK([.F117]);&quot;&quot;;IF([.D117]=&quot;EE&quot;;IF([.F117]&gt;=3;IF([.E117]&gt;=5;&quot;H&quot;;&quot;A&quot;);IF([.F117]&gt;=2;IF([.E117]&gt;=16;&quot;H&quot;;IF([.E117]&lt;=4;&quot;L&quot;;&quot;A&quot;));IF([.E117]&lt;=15;&quot;L&quot;;&quot;A&quot;)));IF(OR([.D117]=&quot;SE&quot;;[.D117]=&quot;CE&quot;);IF([.F117]&gt;=4;IF([.E117]&gt;=6;&quot;H&quot;;&quot;A&quot;);IF([.F117]&gt;=2;IF([.E117]&gt;=20;&quot;H&quot;;IF([.E117]&lt;=5;&quot;L&quot;;&quot;A&quot;));IF([.E117]&lt;=19;&quot;L&quot;;&quot;A&quot;)));IF(OR([.D117]=&quot;ALI&quot;;[.D117]=&quot;AIE&quot;);IF([.F117]&gt;=6;IF([.E117]&gt;=20;&quot;H&quot;;&quot;A&quot;);IF([.F117]&gt;=2;IF([.E117]&gt;=51;&quot;H&quot;;IF([.E117]&lt;=19;&quot;L&quot;;&quot;A&quot;));IF([.E117]&lt;=50;&quot;L&quot;;&quot;A&quot;)))))))" table:style-name="ce37"/>
          <table:table-cell office:value-type="string" office:string-value="" table:formula="of:=IF([.H117]=&quot;L&quot;;&quot;Baixa&quot;;IF([.H117]=&quot;A&quot;;&quot;Média&quot;;IF([.H117]=&quot;&quot;;&quot;&quot;;&quot;Alta&quot;)))" table:style-name="ce37"/>
          <table:table-cell office:value-type="string" office:string-value="" table:formula="of:=IF(ISBLANK([.F117]);&quot;&quot;;IF([.D117]=&quot;ALI&quot;;IF([.H117]=&quot;L&quot;;7;IF([.H117]=&quot;A&quot;;10;15));IF([.D117]=&quot;AIE&quot;;IF([.H117]=&quot;L&quot;;5;IF([.H117]=&quot;A&quot;;7;10));IF([.D117]=&quot;SE&quot;;IF([.H117]=&quot;L&quot;;4;IF([.H117]=&quot;A&quot;;5;7));IF(OR([.D117]=&quot;EE&quot;;[.D117]=&quot;CE&quot;);IF([.H117]=&quot;L&quot;;3;IF([.H117]=&quot;A&quot;;4;6)))))))" table:style-name="ce38"/>
          <table:table-cell table:style-name="ce39"/>
          <table:table-cell table:style-name="ce36"/>
          <table:table-cell office:value-type="string" office:string-value="" table:formula="of:=CONCATENATE([.D117];[.N117])" table:style-name="ce36"/>
          <table:table-cell office:value-type="string" office:string-value="" table:formula="of:=IF(ISBLANK([.L117]);&quot;&quot;;IF([.D117]=&quot;EE&quot;;IF([.L117]&gt;=3;IF([.K117]&gt;=5;&quot;H&quot;;&quot;A&quot;);IF([.L117]&gt;=2;IF([.K117]&gt;=16;&quot;H&quot;;IF([.K117]&lt;=4;&quot;L&quot;;&quot;A&quot;));IF([.K117]&lt;=15;&quot;L&quot;;&quot;A&quot;)));IF(OR([.D117]=&quot;SE&quot;;[.D117]=&quot;CE&quot;);IF([.L117]&gt;=4;IF([.K117]&gt;=6;&quot;H&quot;;&quot;A&quot;);IF([.L117]&gt;=2;IF([.K117]&gt;=20;&quot;H&quot;;IF([.K117]&lt;=5;&quot;L&quot;;&quot;A&quot;));IF([.K117]&lt;=19;&quot;L&quot;;&quot;A&quot;)));IF(OR([.D117]=&quot;ALI&quot;;[.D117]=&quot;AIE&quot;);IF([.L117]&gt;=6;IF([.K117]&gt;=20;&quot;H&quot;;&quot;A&quot;);IF([.L117]&gt;=2;IF([.K117]&gt;=51;&quot;H&quot;;IF([.K117]&lt;=19;&quot;L&quot;;&quot;A&quot;));IF([.K117]&lt;=50;&quot;L&quot;;&quot;A&quot;)))))))" table:style-name="ce37"/>
          <table:table-cell office:value-type="string" office:string-value="" table:formula="of:=IF([.N117]=&quot;L&quot;;&quot;Baixa&quot;;IF([.N117]=&quot;A&quot;;&quot;Média&quot;;IF([.N117]=&quot;&quot;;&quot;&quot;;&quot;Alta&quot;)))" table:style-name="ce37"/>
          <table:table-cell office:value-type="string" office:string-value="" table:formula="of:=IF(ISBLANK([.L117]);&quot;&quot;;IF([.D117]=&quot;ALI&quot;;IF([.N117]=&quot;L&quot;;7;IF([.N117]=&quot;A&quot;;10;15));IF([.D117]=&quot;AIE&quot;;IF([.N117]=&quot;L&quot;;5;IF([.N117]=&quot;A&quot;;7;10));IF([.D117]=&quot;SE&quot;;IF([.N117]=&quot;L&quot;;4;IF([.N117]=&quot;A&quot;;5;7));IF(OR([.D117]=&quot;EE&quot;;[.D117]=&quot;CE&quot;);IF([.N117]=&quot;L&quot;;3;IF([.N117]=&quot;A&quot;;4;6)))))))" table:style-name="ce38"/>
          <table:table-cell table:style-name="ce39"/>
          <table:table-cell table:style-name="ce40"/>
          <table:table-cell office:value-type="float" office:value="0" table:formula="of:=IF(AND([.$P117]=&quot;&quot;;[.$J117]&lt;&gt;&quot;&quot;);[.$J117];0)" table:style-name="ce3">
            <text:p>0</text:p>
          </table:table-cell>
          <table:table-cell office:value-type="float" office:value="0" table:formula="of:=IF(OR([.$P117]=&quot;&quot;;[.$J117]=&quot;&quot;);0;[.$J117])" table:style-name="ce3">
            <text:p>0</text:p>
          </table:table-cell>
          <table:table-cell office:value-type="float" office:value="0" table:formula="of:=IF(OR([.$P117]=&quot;&quot;;[.$J117]=&quot;&quot;);0;[.$P117])" table:style-name="ce3">
            <text:p>0</text:p>
          </table:table-cell>
          <table:table-cell office:value-type="float" office:value="0" table:formula="of:=IF(AND([.$J117]=&quot;&quot;;[.$P117]&lt;&gt;&quot;&quot;);[.$P11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8];[.H118])" table:style-name="ce36"/>
          <table:table-cell office:value-type="string" office:string-value="" table:formula="of:=IF(ISBLANK([.F118]);&quot;&quot;;IF([.D118]=&quot;EE&quot;;IF([.F118]&gt;=3;IF([.E118]&gt;=5;&quot;H&quot;;&quot;A&quot;);IF([.F118]&gt;=2;IF([.E118]&gt;=16;&quot;H&quot;;IF([.E118]&lt;=4;&quot;L&quot;;&quot;A&quot;));IF([.E118]&lt;=15;&quot;L&quot;;&quot;A&quot;)));IF(OR([.D118]=&quot;SE&quot;;[.D118]=&quot;CE&quot;);IF([.F118]&gt;=4;IF([.E118]&gt;=6;&quot;H&quot;;&quot;A&quot;);IF([.F118]&gt;=2;IF([.E118]&gt;=20;&quot;H&quot;;IF([.E118]&lt;=5;&quot;L&quot;;&quot;A&quot;));IF([.E118]&lt;=19;&quot;L&quot;;&quot;A&quot;)));IF(OR([.D118]=&quot;ALI&quot;;[.D118]=&quot;AIE&quot;);IF([.F118]&gt;=6;IF([.E118]&gt;=20;&quot;H&quot;;&quot;A&quot;);IF([.F118]&gt;=2;IF([.E118]&gt;=51;&quot;H&quot;;IF([.E118]&lt;=19;&quot;L&quot;;&quot;A&quot;));IF([.E118]&lt;=50;&quot;L&quot;;&quot;A&quot;)))))))" table:style-name="ce37"/>
          <table:table-cell office:value-type="string" office:string-value="" table:formula="of:=IF([.H118]=&quot;L&quot;;&quot;Baixa&quot;;IF([.H118]=&quot;A&quot;;&quot;Média&quot;;IF([.H118]=&quot;&quot;;&quot;&quot;;&quot;Alta&quot;)))" table:style-name="ce37"/>
          <table:table-cell office:value-type="string" office:string-value="" table:formula="of:=IF(ISBLANK([.F118]);&quot;&quot;;IF([.D118]=&quot;ALI&quot;;IF([.H118]=&quot;L&quot;;7;IF([.H118]=&quot;A&quot;;10;15));IF([.D118]=&quot;AIE&quot;;IF([.H118]=&quot;L&quot;;5;IF([.H118]=&quot;A&quot;;7;10));IF([.D118]=&quot;SE&quot;;IF([.H118]=&quot;L&quot;;4;IF([.H118]=&quot;A&quot;;5;7));IF(OR([.D118]=&quot;EE&quot;;[.D118]=&quot;CE&quot;);IF([.H118]=&quot;L&quot;;3;IF([.H118]=&quot;A&quot;;4;6)))))))" table:style-name="ce38"/>
          <table:table-cell table:style-name="ce39"/>
          <table:table-cell table:style-name="ce36"/>
          <table:table-cell office:value-type="string" office:string-value="" table:formula="of:=CONCATENATE([.D118];[.N118])" table:style-name="ce36"/>
          <table:table-cell office:value-type="string" office:string-value="" table:formula="of:=IF(ISBLANK([.L118]);&quot;&quot;;IF([.D118]=&quot;EE&quot;;IF([.L118]&gt;=3;IF([.K118]&gt;=5;&quot;H&quot;;&quot;A&quot;);IF([.L118]&gt;=2;IF([.K118]&gt;=16;&quot;H&quot;;IF([.K118]&lt;=4;&quot;L&quot;;&quot;A&quot;));IF([.K118]&lt;=15;&quot;L&quot;;&quot;A&quot;)));IF(OR([.D118]=&quot;SE&quot;;[.D118]=&quot;CE&quot;);IF([.L118]&gt;=4;IF([.K118]&gt;=6;&quot;H&quot;;&quot;A&quot;);IF([.L118]&gt;=2;IF([.K118]&gt;=20;&quot;H&quot;;IF([.K118]&lt;=5;&quot;L&quot;;&quot;A&quot;));IF([.K118]&lt;=19;&quot;L&quot;;&quot;A&quot;)));IF(OR([.D118]=&quot;ALI&quot;;[.D118]=&quot;AIE&quot;);IF([.L118]&gt;=6;IF([.K118]&gt;=20;&quot;H&quot;;&quot;A&quot;);IF([.L118]&gt;=2;IF([.K118]&gt;=51;&quot;H&quot;;IF([.K118]&lt;=19;&quot;L&quot;;&quot;A&quot;));IF([.K118]&lt;=50;&quot;L&quot;;&quot;A&quot;)))))))" table:style-name="ce37"/>
          <table:table-cell office:value-type="string" office:string-value="" table:formula="of:=IF([.N118]=&quot;L&quot;;&quot;Baixa&quot;;IF([.N118]=&quot;A&quot;;&quot;Média&quot;;IF([.N118]=&quot;&quot;;&quot;&quot;;&quot;Alta&quot;)))" table:style-name="ce37"/>
          <table:table-cell office:value-type="string" office:string-value="" table:formula="of:=IF(ISBLANK([.L118]);&quot;&quot;;IF([.D118]=&quot;ALI&quot;;IF([.N118]=&quot;L&quot;;7;IF([.N118]=&quot;A&quot;;10;15));IF([.D118]=&quot;AIE&quot;;IF([.N118]=&quot;L&quot;;5;IF([.N118]=&quot;A&quot;;7;10));IF([.D118]=&quot;SE&quot;;IF([.N118]=&quot;L&quot;;4;IF([.N118]=&quot;A&quot;;5;7));IF(OR([.D118]=&quot;EE&quot;;[.D118]=&quot;CE&quot;);IF([.N118]=&quot;L&quot;;3;IF([.N118]=&quot;A&quot;;4;6)))))))" table:style-name="ce38"/>
          <table:table-cell table:style-name="ce39"/>
          <table:table-cell table:style-name="ce40"/>
          <table:table-cell office:value-type="float" office:value="0" table:formula="of:=IF(AND([.$P118]=&quot;&quot;;[.$J118]&lt;&gt;&quot;&quot;);[.$J118];0)" table:style-name="ce3">
            <text:p>0</text:p>
          </table:table-cell>
          <table:table-cell office:value-type="float" office:value="0" table:formula="of:=IF(OR([.$P118]=&quot;&quot;;[.$J118]=&quot;&quot;);0;[.$J118])" table:style-name="ce3">
            <text:p>0</text:p>
          </table:table-cell>
          <table:table-cell office:value-type="float" office:value="0" table:formula="of:=IF(OR([.$P118]=&quot;&quot;;[.$J118]=&quot;&quot;);0;[.$P118])" table:style-name="ce3">
            <text:p>0</text:p>
          </table:table-cell>
          <table:table-cell office:value-type="float" office:value="0" table:formula="of:=IF(AND([.$J118]=&quot;&quot;;[.$P118]&lt;&gt;&quot;&quot;);[.$P11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19];[.H119])" table:style-name="ce36"/>
          <table:table-cell office:value-type="string" office:string-value="" table:formula="of:=IF(ISBLANK([.F119]);&quot;&quot;;IF([.D119]=&quot;EE&quot;;IF([.F119]&gt;=3;IF([.E119]&gt;=5;&quot;H&quot;;&quot;A&quot;);IF([.F119]&gt;=2;IF([.E119]&gt;=16;&quot;H&quot;;IF([.E119]&lt;=4;&quot;L&quot;;&quot;A&quot;));IF([.E119]&lt;=15;&quot;L&quot;;&quot;A&quot;)));IF(OR([.D119]=&quot;SE&quot;;[.D119]=&quot;CE&quot;);IF([.F119]&gt;=4;IF([.E119]&gt;=6;&quot;H&quot;;&quot;A&quot;);IF([.F119]&gt;=2;IF([.E119]&gt;=20;&quot;H&quot;;IF([.E119]&lt;=5;&quot;L&quot;;&quot;A&quot;));IF([.E119]&lt;=19;&quot;L&quot;;&quot;A&quot;)));IF(OR([.D119]=&quot;ALI&quot;;[.D119]=&quot;AIE&quot;);IF([.F119]&gt;=6;IF([.E119]&gt;=20;&quot;H&quot;;&quot;A&quot;);IF([.F119]&gt;=2;IF([.E119]&gt;=51;&quot;H&quot;;IF([.E119]&lt;=19;&quot;L&quot;;&quot;A&quot;));IF([.E119]&lt;=50;&quot;L&quot;;&quot;A&quot;)))))))" table:style-name="ce37"/>
          <table:table-cell office:value-type="string" office:string-value="" table:formula="of:=IF([.H119]=&quot;L&quot;;&quot;Baixa&quot;;IF([.H119]=&quot;A&quot;;&quot;Média&quot;;IF([.H119]=&quot;&quot;;&quot;&quot;;&quot;Alta&quot;)))" table:style-name="ce37"/>
          <table:table-cell office:value-type="string" office:string-value="" table:formula="of:=IF(ISBLANK([.F119]);&quot;&quot;;IF([.D119]=&quot;ALI&quot;;IF([.H119]=&quot;L&quot;;7;IF([.H119]=&quot;A&quot;;10;15));IF([.D119]=&quot;AIE&quot;;IF([.H119]=&quot;L&quot;;5;IF([.H119]=&quot;A&quot;;7;10));IF([.D119]=&quot;SE&quot;;IF([.H119]=&quot;L&quot;;4;IF([.H119]=&quot;A&quot;;5;7));IF(OR([.D119]=&quot;EE&quot;;[.D119]=&quot;CE&quot;);IF([.H119]=&quot;L&quot;;3;IF([.H119]=&quot;A&quot;;4;6)))))))" table:style-name="ce38"/>
          <table:table-cell table:style-name="ce39"/>
          <table:table-cell table:style-name="ce36"/>
          <table:table-cell office:value-type="string" office:string-value="" table:formula="of:=CONCATENATE([.D119];[.N119])" table:style-name="ce36"/>
          <table:table-cell office:value-type="string" office:string-value="" table:formula="of:=IF(ISBLANK([.L119]);&quot;&quot;;IF([.D119]=&quot;EE&quot;;IF([.L119]&gt;=3;IF([.K119]&gt;=5;&quot;H&quot;;&quot;A&quot;);IF([.L119]&gt;=2;IF([.K119]&gt;=16;&quot;H&quot;;IF([.K119]&lt;=4;&quot;L&quot;;&quot;A&quot;));IF([.K119]&lt;=15;&quot;L&quot;;&quot;A&quot;)));IF(OR([.D119]=&quot;SE&quot;;[.D119]=&quot;CE&quot;);IF([.L119]&gt;=4;IF([.K119]&gt;=6;&quot;H&quot;;&quot;A&quot;);IF([.L119]&gt;=2;IF([.K119]&gt;=20;&quot;H&quot;;IF([.K119]&lt;=5;&quot;L&quot;;&quot;A&quot;));IF([.K119]&lt;=19;&quot;L&quot;;&quot;A&quot;)));IF(OR([.D119]=&quot;ALI&quot;;[.D119]=&quot;AIE&quot;);IF([.L119]&gt;=6;IF([.K119]&gt;=20;&quot;H&quot;;&quot;A&quot;);IF([.L119]&gt;=2;IF([.K119]&gt;=51;&quot;H&quot;;IF([.K119]&lt;=19;&quot;L&quot;;&quot;A&quot;));IF([.K119]&lt;=50;&quot;L&quot;;&quot;A&quot;)))))))" table:style-name="ce37"/>
          <table:table-cell office:value-type="string" office:string-value="" table:formula="of:=IF([.N119]=&quot;L&quot;;&quot;Baixa&quot;;IF([.N119]=&quot;A&quot;;&quot;Média&quot;;IF([.N119]=&quot;&quot;;&quot;&quot;;&quot;Alta&quot;)))" table:style-name="ce37"/>
          <table:table-cell office:value-type="string" office:string-value="" table:formula="of:=IF(ISBLANK([.L119]);&quot;&quot;;IF([.D119]=&quot;ALI&quot;;IF([.N119]=&quot;L&quot;;7;IF([.N119]=&quot;A&quot;;10;15));IF([.D119]=&quot;AIE&quot;;IF([.N119]=&quot;L&quot;;5;IF([.N119]=&quot;A&quot;;7;10));IF([.D119]=&quot;SE&quot;;IF([.N119]=&quot;L&quot;;4;IF([.N119]=&quot;A&quot;;5;7));IF(OR([.D119]=&quot;EE&quot;;[.D119]=&quot;CE&quot;);IF([.N119]=&quot;L&quot;;3;IF([.N119]=&quot;A&quot;;4;6)))))))" table:style-name="ce38"/>
          <table:table-cell table:style-name="ce39"/>
          <table:table-cell table:style-name="ce40"/>
          <table:table-cell office:value-type="float" office:value="0" table:formula="of:=IF(AND([.$P119]=&quot;&quot;;[.$J119]&lt;&gt;&quot;&quot;);[.$J119];0)" table:style-name="ce3">
            <text:p>0</text:p>
          </table:table-cell>
          <table:table-cell office:value-type="float" office:value="0" table:formula="of:=IF(OR([.$P119]=&quot;&quot;;[.$J119]=&quot;&quot;);0;[.$J119])" table:style-name="ce3">
            <text:p>0</text:p>
          </table:table-cell>
          <table:table-cell office:value-type="float" office:value="0" table:formula="of:=IF(OR([.$P119]=&quot;&quot;;[.$J119]=&quot;&quot;);0;[.$P119])" table:style-name="ce3">
            <text:p>0</text:p>
          </table:table-cell>
          <table:table-cell office:value-type="float" office:value="0" table:formula="of:=IF(AND([.$J119]=&quot;&quot;;[.$P119]&lt;&gt;&quot;&quot;);[.$P11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0];[.H120])" table:style-name="ce36"/>
          <table:table-cell office:value-type="string" office:string-value="" table:formula="of:=IF(ISBLANK([.F120]);&quot;&quot;;IF([.D120]=&quot;EE&quot;;IF([.F120]&gt;=3;IF([.E120]&gt;=5;&quot;H&quot;;&quot;A&quot;);IF([.F120]&gt;=2;IF([.E120]&gt;=16;&quot;H&quot;;IF([.E120]&lt;=4;&quot;L&quot;;&quot;A&quot;));IF([.E120]&lt;=15;&quot;L&quot;;&quot;A&quot;)));IF(OR([.D120]=&quot;SE&quot;;[.D120]=&quot;CE&quot;);IF([.F120]&gt;=4;IF([.E120]&gt;=6;&quot;H&quot;;&quot;A&quot;);IF([.F120]&gt;=2;IF([.E120]&gt;=20;&quot;H&quot;;IF([.E120]&lt;=5;&quot;L&quot;;&quot;A&quot;));IF([.E120]&lt;=19;&quot;L&quot;;&quot;A&quot;)));IF(OR([.D120]=&quot;ALI&quot;;[.D120]=&quot;AIE&quot;);IF([.F120]&gt;=6;IF([.E120]&gt;=20;&quot;H&quot;;&quot;A&quot;);IF([.F120]&gt;=2;IF([.E120]&gt;=51;&quot;H&quot;;IF([.E120]&lt;=19;&quot;L&quot;;&quot;A&quot;));IF([.E120]&lt;=50;&quot;L&quot;;&quot;A&quot;)))))))" table:style-name="ce37"/>
          <table:table-cell office:value-type="string" office:string-value="" table:formula="of:=IF([.H120]=&quot;L&quot;;&quot;Baixa&quot;;IF([.H120]=&quot;A&quot;;&quot;Média&quot;;IF([.H120]=&quot;&quot;;&quot;&quot;;&quot;Alta&quot;)))" table:style-name="ce37"/>
          <table:table-cell office:value-type="string" office:string-value="" table:formula="of:=IF(ISBLANK([.F120]);&quot;&quot;;IF([.D120]=&quot;ALI&quot;;IF([.H120]=&quot;L&quot;;7;IF([.H120]=&quot;A&quot;;10;15));IF([.D120]=&quot;AIE&quot;;IF([.H120]=&quot;L&quot;;5;IF([.H120]=&quot;A&quot;;7;10));IF([.D120]=&quot;SE&quot;;IF([.H120]=&quot;L&quot;;4;IF([.H120]=&quot;A&quot;;5;7));IF(OR([.D120]=&quot;EE&quot;;[.D120]=&quot;CE&quot;);IF([.H120]=&quot;L&quot;;3;IF([.H120]=&quot;A&quot;;4;6)))))))" table:style-name="ce38"/>
          <table:table-cell table:style-name="ce39"/>
          <table:table-cell table:style-name="ce36"/>
          <table:table-cell office:value-type="string" office:string-value="" table:formula="of:=CONCATENATE([.D120];[.N120])" table:style-name="ce36"/>
          <table:table-cell office:value-type="string" office:string-value="" table:formula="of:=IF(ISBLANK([.L120]);&quot;&quot;;IF([.D120]=&quot;EE&quot;;IF([.L120]&gt;=3;IF([.K120]&gt;=5;&quot;H&quot;;&quot;A&quot;);IF([.L120]&gt;=2;IF([.K120]&gt;=16;&quot;H&quot;;IF([.K120]&lt;=4;&quot;L&quot;;&quot;A&quot;));IF([.K120]&lt;=15;&quot;L&quot;;&quot;A&quot;)));IF(OR([.D120]=&quot;SE&quot;;[.D120]=&quot;CE&quot;);IF([.L120]&gt;=4;IF([.K120]&gt;=6;&quot;H&quot;;&quot;A&quot;);IF([.L120]&gt;=2;IF([.K120]&gt;=20;&quot;H&quot;;IF([.K120]&lt;=5;&quot;L&quot;;&quot;A&quot;));IF([.K120]&lt;=19;&quot;L&quot;;&quot;A&quot;)));IF(OR([.D120]=&quot;ALI&quot;;[.D120]=&quot;AIE&quot;);IF([.L120]&gt;=6;IF([.K120]&gt;=20;&quot;H&quot;;&quot;A&quot;);IF([.L120]&gt;=2;IF([.K120]&gt;=51;&quot;H&quot;;IF([.K120]&lt;=19;&quot;L&quot;;&quot;A&quot;));IF([.K120]&lt;=50;&quot;L&quot;;&quot;A&quot;)))))))" table:style-name="ce37"/>
          <table:table-cell office:value-type="string" office:string-value="" table:formula="of:=IF([.N120]=&quot;L&quot;;&quot;Baixa&quot;;IF([.N120]=&quot;A&quot;;&quot;Média&quot;;IF([.N120]=&quot;&quot;;&quot;&quot;;&quot;Alta&quot;)))" table:style-name="ce37"/>
          <table:table-cell office:value-type="string" office:string-value="" table:formula="of:=IF(ISBLANK([.L120]);&quot;&quot;;IF([.D120]=&quot;ALI&quot;;IF([.N120]=&quot;L&quot;;7;IF([.N120]=&quot;A&quot;;10;15));IF([.D120]=&quot;AIE&quot;;IF([.N120]=&quot;L&quot;;5;IF([.N120]=&quot;A&quot;;7;10));IF([.D120]=&quot;SE&quot;;IF([.N120]=&quot;L&quot;;4;IF([.N120]=&quot;A&quot;;5;7));IF(OR([.D120]=&quot;EE&quot;;[.D120]=&quot;CE&quot;);IF([.N120]=&quot;L&quot;;3;IF([.N120]=&quot;A&quot;;4;6)))))))" table:style-name="ce38"/>
          <table:table-cell table:style-name="ce39"/>
          <table:table-cell table:style-name="ce40"/>
          <table:table-cell office:value-type="float" office:value="0" table:formula="of:=IF(AND([.$P120]=&quot;&quot;;[.$J120]&lt;&gt;&quot;&quot;);[.$J120];0)" table:style-name="ce3">
            <text:p>0</text:p>
          </table:table-cell>
          <table:table-cell office:value-type="float" office:value="0" table:formula="of:=IF(OR([.$P120]=&quot;&quot;;[.$J120]=&quot;&quot;);0;[.$J120])" table:style-name="ce3">
            <text:p>0</text:p>
          </table:table-cell>
          <table:table-cell office:value-type="float" office:value="0" table:formula="of:=IF(OR([.$P120]=&quot;&quot;;[.$J120]=&quot;&quot;);0;[.$P120])" table:style-name="ce3">
            <text:p>0</text:p>
          </table:table-cell>
          <table:table-cell office:value-type="float" office:value="0" table:formula="of:=IF(AND([.$J120]=&quot;&quot;;[.$P120]&lt;&gt;&quot;&quot;);[.$P12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1];[.H121])" table:style-name="ce36"/>
          <table:table-cell office:value-type="string" office:string-value="" table:formula="of:=IF(ISBLANK([.F121]);&quot;&quot;;IF([.D121]=&quot;EE&quot;;IF([.F121]&gt;=3;IF([.E121]&gt;=5;&quot;H&quot;;&quot;A&quot;);IF([.F121]&gt;=2;IF([.E121]&gt;=16;&quot;H&quot;;IF([.E121]&lt;=4;&quot;L&quot;;&quot;A&quot;));IF([.E121]&lt;=15;&quot;L&quot;;&quot;A&quot;)));IF(OR([.D121]=&quot;SE&quot;;[.D121]=&quot;CE&quot;);IF([.F121]&gt;=4;IF([.E121]&gt;=6;&quot;H&quot;;&quot;A&quot;);IF([.F121]&gt;=2;IF([.E121]&gt;=20;&quot;H&quot;;IF([.E121]&lt;=5;&quot;L&quot;;&quot;A&quot;));IF([.E121]&lt;=19;&quot;L&quot;;&quot;A&quot;)));IF(OR([.D121]=&quot;ALI&quot;;[.D121]=&quot;AIE&quot;);IF([.F121]&gt;=6;IF([.E121]&gt;=20;&quot;H&quot;;&quot;A&quot;);IF([.F121]&gt;=2;IF([.E121]&gt;=51;&quot;H&quot;;IF([.E121]&lt;=19;&quot;L&quot;;&quot;A&quot;));IF([.E121]&lt;=50;&quot;L&quot;;&quot;A&quot;)))))))" table:style-name="ce37"/>
          <table:table-cell office:value-type="string" office:string-value="" table:formula="of:=IF([.H121]=&quot;L&quot;;&quot;Baixa&quot;;IF([.H121]=&quot;A&quot;;&quot;Média&quot;;IF([.H121]=&quot;&quot;;&quot;&quot;;&quot;Alta&quot;)))" table:style-name="ce37"/>
          <table:table-cell office:value-type="string" office:string-value="" table:formula="of:=IF(ISBLANK([.F121]);&quot;&quot;;IF([.D121]=&quot;ALI&quot;;IF([.H121]=&quot;L&quot;;7;IF([.H121]=&quot;A&quot;;10;15));IF([.D121]=&quot;AIE&quot;;IF([.H121]=&quot;L&quot;;5;IF([.H121]=&quot;A&quot;;7;10));IF([.D121]=&quot;SE&quot;;IF([.H121]=&quot;L&quot;;4;IF([.H121]=&quot;A&quot;;5;7));IF(OR([.D121]=&quot;EE&quot;;[.D121]=&quot;CE&quot;);IF([.H121]=&quot;L&quot;;3;IF([.H121]=&quot;A&quot;;4;6)))))))" table:style-name="ce38"/>
          <table:table-cell table:style-name="ce39"/>
          <table:table-cell table:style-name="ce36"/>
          <table:table-cell office:value-type="string" office:string-value="" table:formula="of:=CONCATENATE([.D121];[.N121])" table:style-name="ce36"/>
          <table:table-cell office:value-type="string" office:string-value="" table:formula="of:=IF(ISBLANK([.L121]);&quot;&quot;;IF([.D121]=&quot;EE&quot;;IF([.L121]&gt;=3;IF([.K121]&gt;=5;&quot;H&quot;;&quot;A&quot;);IF([.L121]&gt;=2;IF([.K121]&gt;=16;&quot;H&quot;;IF([.K121]&lt;=4;&quot;L&quot;;&quot;A&quot;));IF([.K121]&lt;=15;&quot;L&quot;;&quot;A&quot;)));IF(OR([.D121]=&quot;SE&quot;;[.D121]=&quot;CE&quot;);IF([.L121]&gt;=4;IF([.K121]&gt;=6;&quot;H&quot;;&quot;A&quot;);IF([.L121]&gt;=2;IF([.K121]&gt;=20;&quot;H&quot;;IF([.K121]&lt;=5;&quot;L&quot;;&quot;A&quot;));IF([.K121]&lt;=19;&quot;L&quot;;&quot;A&quot;)));IF(OR([.D121]=&quot;ALI&quot;;[.D121]=&quot;AIE&quot;);IF([.L121]&gt;=6;IF([.K121]&gt;=20;&quot;H&quot;;&quot;A&quot;);IF([.L121]&gt;=2;IF([.K121]&gt;=51;&quot;H&quot;;IF([.K121]&lt;=19;&quot;L&quot;;&quot;A&quot;));IF([.K121]&lt;=50;&quot;L&quot;;&quot;A&quot;)))))))" table:style-name="ce37"/>
          <table:table-cell office:value-type="string" office:string-value="" table:formula="of:=IF([.N121]=&quot;L&quot;;&quot;Baixa&quot;;IF([.N121]=&quot;A&quot;;&quot;Média&quot;;IF([.N121]=&quot;&quot;;&quot;&quot;;&quot;Alta&quot;)))" table:style-name="ce37"/>
          <table:table-cell office:value-type="string" office:string-value="" table:formula="of:=IF(ISBLANK([.L121]);&quot;&quot;;IF([.D121]=&quot;ALI&quot;;IF([.N121]=&quot;L&quot;;7;IF([.N121]=&quot;A&quot;;10;15));IF([.D121]=&quot;AIE&quot;;IF([.N121]=&quot;L&quot;;5;IF([.N121]=&quot;A&quot;;7;10));IF([.D121]=&quot;SE&quot;;IF([.N121]=&quot;L&quot;;4;IF([.N121]=&quot;A&quot;;5;7));IF(OR([.D121]=&quot;EE&quot;;[.D121]=&quot;CE&quot;);IF([.N121]=&quot;L&quot;;3;IF([.N121]=&quot;A&quot;;4;6)))))))" table:style-name="ce38"/>
          <table:table-cell table:style-name="ce39"/>
          <table:table-cell table:style-name="ce40"/>
          <table:table-cell office:value-type="float" office:value="0" table:formula="of:=IF(AND([.$P121]=&quot;&quot;;[.$J121]&lt;&gt;&quot;&quot;);[.$J121];0)" table:style-name="ce3">
            <text:p>0</text:p>
          </table:table-cell>
          <table:table-cell office:value-type="float" office:value="0" table:formula="of:=IF(OR([.$P121]=&quot;&quot;;[.$J121]=&quot;&quot;);0;[.$J121])" table:style-name="ce3">
            <text:p>0</text:p>
          </table:table-cell>
          <table:table-cell office:value-type="float" office:value="0" table:formula="of:=IF(OR([.$P121]=&quot;&quot;;[.$J121]=&quot;&quot;);0;[.$P121])" table:style-name="ce3">
            <text:p>0</text:p>
          </table:table-cell>
          <table:table-cell office:value-type="float" office:value="0" table:formula="of:=IF(AND([.$J121]=&quot;&quot;;[.$P121]&lt;&gt;&quot;&quot;);[.$P12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2];[.H122])" table:style-name="ce36"/>
          <table:table-cell office:value-type="string" office:string-value="" table:formula="of:=IF(ISBLANK([.F122]);&quot;&quot;;IF([.D122]=&quot;EE&quot;;IF([.F122]&gt;=3;IF([.E122]&gt;=5;&quot;H&quot;;&quot;A&quot;);IF([.F122]&gt;=2;IF([.E122]&gt;=16;&quot;H&quot;;IF([.E122]&lt;=4;&quot;L&quot;;&quot;A&quot;));IF([.E122]&lt;=15;&quot;L&quot;;&quot;A&quot;)));IF(OR([.D122]=&quot;SE&quot;;[.D122]=&quot;CE&quot;);IF([.F122]&gt;=4;IF([.E122]&gt;=6;&quot;H&quot;;&quot;A&quot;);IF([.F122]&gt;=2;IF([.E122]&gt;=20;&quot;H&quot;;IF([.E122]&lt;=5;&quot;L&quot;;&quot;A&quot;));IF([.E122]&lt;=19;&quot;L&quot;;&quot;A&quot;)));IF(OR([.D122]=&quot;ALI&quot;;[.D122]=&quot;AIE&quot;);IF([.F122]&gt;=6;IF([.E122]&gt;=20;&quot;H&quot;;&quot;A&quot;);IF([.F122]&gt;=2;IF([.E122]&gt;=51;&quot;H&quot;;IF([.E122]&lt;=19;&quot;L&quot;;&quot;A&quot;));IF([.E122]&lt;=50;&quot;L&quot;;&quot;A&quot;)))))))" table:style-name="ce37"/>
          <table:table-cell office:value-type="string" office:string-value="" table:formula="of:=IF([.H122]=&quot;L&quot;;&quot;Baixa&quot;;IF([.H122]=&quot;A&quot;;&quot;Média&quot;;IF([.H122]=&quot;&quot;;&quot;&quot;;&quot;Alta&quot;)))" table:style-name="ce37"/>
          <table:table-cell office:value-type="string" office:string-value="" table:formula="of:=IF(ISBLANK([.F122]);&quot;&quot;;IF([.D122]=&quot;ALI&quot;;IF([.H122]=&quot;L&quot;;7;IF([.H122]=&quot;A&quot;;10;15));IF([.D122]=&quot;AIE&quot;;IF([.H122]=&quot;L&quot;;5;IF([.H122]=&quot;A&quot;;7;10));IF([.D122]=&quot;SE&quot;;IF([.H122]=&quot;L&quot;;4;IF([.H122]=&quot;A&quot;;5;7));IF(OR([.D122]=&quot;EE&quot;;[.D122]=&quot;CE&quot;);IF([.H122]=&quot;L&quot;;3;IF([.H122]=&quot;A&quot;;4;6)))))))" table:style-name="ce38"/>
          <table:table-cell table:style-name="ce39"/>
          <table:table-cell table:style-name="ce36"/>
          <table:table-cell office:value-type="string" office:string-value="" table:formula="of:=CONCATENATE([.D122];[.N122])" table:style-name="ce36"/>
          <table:table-cell office:value-type="string" office:string-value="" table:formula="of:=IF(ISBLANK([.L122]);&quot;&quot;;IF([.D122]=&quot;EE&quot;;IF([.L122]&gt;=3;IF([.K122]&gt;=5;&quot;H&quot;;&quot;A&quot;);IF([.L122]&gt;=2;IF([.K122]&gt;=16;&quot;H&quot;;IF([.K122]&lt;=4;&quot;L&quot;;&quot;A&quot;));IF([.K122]&lt;=15;&quot;L&quot;;&quot;A&quot;)));IF(OR([.D122]=&quot;SE&quot;;[.D122]=&quot;CE&quot;);IF([.L122]&gt;=4;IF([.K122]&gt;=6;&quot;H&quot;;&quot;A&quot;);IF([.L122]&gt;=2;IF([.K122]&gt;=20;&quot;H&quot;;IF([.K122]&lt;=5;&quot;L&quot;;&quot;A&quot;));IF([.K122]&lt;=19;&quot;L&quot;;&quot;A&quot;)));IF(OR([.D122]=&quot;ALI&quot;;[.D122]=&quot;AIE&quot;);IF([.L122]&gt;=6;IF([.K122]&gt;=20;&quot;H&quot;;&quot;A&quot;);IF([.L122]&gt;=2;IF([.K122]&gt;=51;&quot;H&quot;;IF([.K122]&lt;=19;&quot;L&quot;;&quot;A&quot;));IF([.K122]&lt;=50;&quot;L&quot;;&quot;A&quot;)))))))" table:style-name="ce37"/>
          <table:table-cell office:value-type="string" office:string-value="" table:formula="of:=IF([.N122]=&quot;L&quot;;&quot;Baixa&quot;;IF([.N122]=&quot;A&quot;;&quot;Média&quot;;IF([.N122]=&quot;&quot;;&quot;&quot;;&quot;Alta&quot;)))" table:style-name="ce37"/>
          <table:table-cell office:value-type="string" office:string-value="" table:formula="of:=IF(ISBLANK([.L122]);&quot;&quot;;IF([.D122]=&quot;ALI&quot;;IF([.N122]=&quot;L&quot;;7;IF([.N122]=&quot;A&quot;;10;15));IF([.D122]=&quot;AIE&quot;;IF([.N122]=&quot;L&quot;;5;IF([.N122]=&quot;A&quot;;7;10));IF([.D122]=&quot;SE&quot;;IF([.N122]=&quot;L&quot;;4;IF([.N122]=&quot;A&quot;;5;7));IF(OR([.D122]=&quot;EE&quot;;[.D122]=&quot;CE&quot;);IF([.N122]=&quot;L&quot;;3;IF([.N122]=&quot;A&quot;;4;6)))))))" table:style-name="ce38"/>
          <table:table-cell table:style-name="ce39"/>
          <table:table-cell table:style-name="ce40"/>
          <table:table-cell office:value-type="float" office:value="0" table:formula="of:=IF(AND([.$P122]=&quot;&quot;;[.$J122]&lt;&gt;&quot;&quot;);[.$J122];0)" table:style-name="ce3">
            <text:p>0</text:p>
          </table:table-cell>
          <table:table-cell office:value-type="float" office:value="0" table:formula="of:=IF(OR([.$P122]=&quot;&quot;;[.$J122]=&quot;&quot;);0;[.$J122])" table:style-name="ce3">
            <text:p>0</text:p>
          </table:table-cell>
          <table:table-cell office:value-type="float" office:value="0" table:formula="of:=IF(OR([.$P122]=&quot;&quot;;[.$J122]=&quot;&quot;);0;[.$P122])" table:style-name="ce3">
            <text:p>0</text:p>
          </table:table-cell>
          <table:table-cell office:value-type="float" office:value="0" table:formula="of:=IF(AND([.$J122]=&quot;&quot;;[.$P122]&lt;&gt;&quot;&quot;);[.$P12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3];[.H123])" table:style-name="ce36"/>
          <table:table-cell office:value-type="string" office:string-value="" table:formula="of:=IF(ISBLANK([.F123]);&quot;&quot;;IF([.D123]=&quot;EE&quot;;IF([.F123]&gt;=3;IF([.E123]&gt;=5;&quot;H&quot;;&quot;A&quot;);IF([.F123]&gt;=2;IF([.E123]&gt;=16;&quot;H&quot;;IF([.E123]&lt;=4;&quot;L&quot;;&quot;A&quot;));IF([.E123]&lt;=15;&quot;L&quot;;&quot;A&quot;)));IF(OR([.D123]=&quot;SE&quot;;[.D123]=&quot;CE&quot;);IF([.F123]&gt;=4;IF([.E123]&gt;=6;&quot;H&quot;;&quot;A&quot;);IF([.F123]&gt;=2;IF([.E123]&gt;=20;&quot;H&quot;;IF([.E123]&lt;=5;&quot;L&quot;;&quot;A&quot;));IF([.E123]&lt;=19;&quot;L&quot;;&quot;A&quot;)));IF(OR([.D123]=&quot;ALI&quot;;[.D123]=&quot;AIE&quot;);IF([.F123]&gt;=6;IF([.E123]&gt;=20;&quot;H&quot;;&quot;A&quot;);IF([.F123]&gt;=2;IF([.E123]&gt;=51;&quot;H&quot;;IF([.E123]&lt;=19;&quot;L&quot;;&quot;A&quot;));IF([.E123]&lt;=50;&quot;L&quot;;&quot;A&quot;)))))))" table:style-name="ce37"/>
          <table:table-cell office:value-type="string" office:string-value="" table:formula="of:=IF([.H123]=&quot;L&quot;;&quot;Baixa&quot;;IF([.H123]=&quot;A&quot;;&quot;Média&quot;;IF([.H123]=&quot;&quot;;&quot;&quot;;&quot;Alta&quot;)))" table:style-name="ce37"/>
          <table:table-cell office:value-type="string" office:string-value="" table:formula="of:=IF(ISBLANK([.F123]);&quot;&quot;;IF([.D123]=&quot;ALI&quot;;IF([.H123]=&quot;L&quot;;7;IF([.H123]=&quot;A&quot;;10;15));IF([.D123]=&quot;AIE&quot;;IF([.H123]=&quot;L&quot;;5;IF([.H123]=&quot;A&quot;;7;10));IF([.D123]=&quot;SE&quot;;IF([.H123]=&quot;L&quot;;4;IF([.H123]=&quot;A&quot;;5;7));IF(OR([.D123]=&quot;EE&quot;;[.D123]=&quot;CE&quot;);IF([.H123]=&quot;L&quot;;3;IF([.H123]=&quot;A&quot;;4;6)))))))" table:style-name="ce38"/>
          <table:table-cell table:style-name="ce39"/>
          <table:table-cell table:style-name="ce36"/>
          <table:table-cell office:value-type="string" office:string-value="" table:formula="of:=CONCATENATE([.D123];[.N123])" table:style-name="ce36"/>
          <table:table-cell office:value-type="string" office:string-value="" table:formula="of:=IF(ISBLANK([.L123]);&quot;&quot;;IF([.D123]=&quot;EE&quot;;IF([.L123]&gt;=3;IF([.K123]&gt;=5;&quot;H&quot;;&quot;A&quot;);IF([.L123]&gt;=2;IF([.K123]&gt;=16;&quot;H&quot;;IF([.K123]&lt;=4;&quot;L&quot;;&quot;A&quot;));IF([.K123]&lt;=15;&quot;L&quot;;&quot;A&quot;)));IF(OR([.D123]=&quot;SE&quot;;[.D123]=&quot;CE&quot;);IF([.L123]&gt;=4;IF([.K123]&gt;=6;&quot;H&quot;;&quot;A&quot;);IF([.L123]&gt;=2;IF([.K123]&gt;=20;&quot;H&quot;;IF([.K123]&lt;=5;&quot;L&quot;;&quot;A&quot;));IF([.K123]&lt;=19;&quot;L&quot;;&quot;A&quot;)));IF(OR([.D123]=&quot;ALI&quot;;[.D123]=&quot;AIE&quot;);IF([.L123]&gt;=6;IF([.K123]&gt;=20;&quot;H&quot;;&quot;A&quot;);IF([.L123]&gt;=2;IF([.K123]&gt;=51;&quot;H&quot;;IF([.K123]&lt;=19;&quot;L&quot;;&quot;A&quot;));IF([.K123]&lt;=50;&quot;L&quot;;&quot;A&quot;)))))))" table:style-name="ce37"/>
          <table:table-cell office:value-type="string" office:string-value="" table:formula="of:=IF([.N123]=&quot;L&quot;;&quot;Baixa&quot;;IF([.N123]=&quot;A&quot;;&quot;Média&quot;;IF([.N123]=&quot;&quot;;&quot;&quot;;&quot;Alta&quot;)))" table:style-name="ce37"/>
          <table:table-cell office:value-type="string" office:string-value="" table:formula="of:=IF(ISBLANK([.L123]);&quot;&quot;;IF([.D123]=&quot;ALI&quot;;IF([.N123]=&quot;L&quot;;7;IF([.N123]=&quot;A&quot;;10;15));IF([.D123]=&quot;AIE&quot;;IF([.N123]=&quot;L&quot;;5;IF([.N123]=&quot;A&quot;;7;10));IF([.D123]=&quot;SE&quot;;IF([.N123]=&quot;L&quot;;4;IF([.N123]=&quot;A&quot;;5;7));IF(OR([.D123]=&quot;EE&quot;;[.D123]=&quot;CE&quot;);IF([.N123]=&quot;L&quot;;3;IF([.N123]=&quot;A&quot;;4;6)))))))" table:style-name="ce38"/>
          <table:table-cell table:style-name="ce39"/>
          <table:table-cell table:style-name="ce40"/>
          <table:table-cell office:value-type="float" office:value="0" table:formula="of:=IF(AND([.$P123]=&quot;&quot;;[.$J123]&lt;&gt;&quot;&quot;);[.$J123];0)" table:style-name="ce3">
            <text:p>0</text:p>
          </table:table-cell>
          <table:table-cell office:value-type="float" office:value="0" table:formula="of:=IF(OR([.$P123]=&quot;&quot;;[.$J123]=&quot;&quot;);0;[.$J123])" table:style-name="ce3">
            <text:p>0</text:p>
          </table:table-cell>
          <table:table-cell office:value-type="float" office:value="0" table:formula="of:=IF(OR([.$P123]=&quot;&quot;;[.$J123]=&quot;&quot;);0;[.$P123])" table:style-name="ce3">
            <text:p>0</text:p>
          </table:table-cell>
          <table:table-cell office:value-type="float" office:value="0" table:formula="of:=IF(AND([.$J123]=&quot;&quot;;[.$P123]&lt;&gt;&quot;&quot;);[.$P12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4];[.H124])" table:style-name="ce36"/>
          <table:table-cell office:value-type="string" office:string-value="" table:formula="of:=IF(ISBLANK([.F124]);&quot;&quot;;IF([.D124]=&quot;EE&quot;;IF([.F124]&gt;=3;IF([.E124]&gt;=5;&quot;H&quot;;&quot;A&quot;);IF([.F124]&gt;=2;IF([.E124]&gt;=16;&quot;H&quot;;IF([.E124]&lt;=4;&quot;L&quot;;&quot;A&quot;));IF([.E124]&lt;=15;&quot;L&quot;;&quot;A&quot;)));IF(OR([.D124]=&quot;SE&quot;;[.D124]=&quot;CE&quot;);IF([.F124]&gt;=4;IF([.E124]&gt;=6;&quot;H&quot;;&quot;A&quot;);IF([.F124]&gt;=2;IF([.E124]&gt;=20;&quot;H&quot;;IF([.E124]&lt;=5;&quot;L&quot;;&quot;A&quot;));IF([.E124]&lt;=19;&quot;L&quot;;&quot;A&quot;)));IF(OR([.D124]=&quot;ALI&quot;;[.D124]=&quot;AIE&quot;);IF([.F124]&gt;=6;IF([.E124]&gt;=20;&quot;H&quot;;&quot;A&quot;);IF([.F124]&gt;=2;IF([.E124]&gt;=51;&quot;H&quot;;IF([.E124]&lt;=19;&quot;L&quot;;&quot;A&quot;));IF([.E124]&lt;=50;&quot;L&quot;;&quot;A&quot;)))))))" table:style-name="ce37"/>
          <table:table-cell office:value-type="string" office:string-value="" table:formula="of:=IF([.H124]=&quot;L&quot;;&quot;Baixa&quot;;IF([.H124]=&quot;A&quot;;&quot;Média&quot;;IF([.H124]=&quot;&quot;;&quot;&quot;;&quot;Alta&quot;)))" table:style-name="ce37"/>
          <table:table-cell office:value-type="string" office:string-value="" table:formula="of:=IF(ISBLANK([.F124]);&quot;&quot;;IF([.D124]=&quot;ALI&quot;;IF([.H124]=&quot;L&quot;;7;IF([.H124]=&quot;A&quot;;10;15));IF([.D124]=&quot;AIE&quot;;IF([.H124]=&quot;L&quot;;5;IF([.H124]=&quot;A&quot;;7;10));IF([.D124]=&quot;SE&quot;;IF([.H124]=&quot;L&quot;;4;IF([.H124]=&quot;A&quot;;5;7));IF(OR([.D124]=&quot;EE&quot;;[.D124]=&quot;CE&quot;);IF([.H124]=&quot;L&quot;;3;IF([.H124]=&quot;A&quot;;4;6)))))))" table:style-name="ce38"/>
          <table:table-cell table:style-name="ce39"/>
          <table:table-cell table:style-name="ce36"/>
          <table:table-cell office:value-type="string" office:string-value="" table:formula="of:=CONCATENATE([.D124];[.N124])" table:style-name="ce36"/>
          <table:table-cell office:value-type="string" office:string-value="" table:formula="of:=IF(ISBLANK([.L124]);&quot;&quot;;IF([.D124]=&quot;EE&quot;;IF([.L124]&gt;=3;IF([.K124]&gt;=5;&quot;H&quot;;&quot;A&quot;);IF([.L124]&gt;=2;IF([.K124]&gt;=16;&quot;H&quot;;IF([.K124]&lt;=4;&quot;L&quot;;&quot;A&quot;));IF([.K124]&lt;=15;&quot;L&quot;;&quot;A&quot;)));IF(OR([.D124]=&quot;SE&quot;;[.D124]=&quot;CE&quot;);IF([.L124]&gt;=4;IF([.K124]&gt;=6;&quot;H&quot;;&quot;A&quot;);IF([.L124]&gt;=2;IF([.K124]&gt;=20;&quot;H&quot;;IF([.K124]&lt;=5;&quot;L&quot;;&quot;A&quot;));IF([.K124]&lt;=19;&quot;L&quot;;&quot;A&quot;)));IF(OR([.D124]=&quot;ALI&quot;;[.D124]=&quot;AIE&quot;);IF([.L124]&gt;=6;IF([.K124]&gt;=20;&quot;H&quot;;&quot;A&quot;);IF([.L124]&gt;=2;IF([.K124]&gt;=51;&quot;H&quot;;IF([.K124]&lt;=19;&quot;L&quot;;&quot;A&quot;));IF([.K124]&lt;=50;&quot;L&quot;;&quot;A&quot;)))))))" table:style-name="ce37"/>
          <table:table-cell office:value-type="string" office:string-value="" table:formula="of:=IF([.N124]=&quot;L&quot;;&quot;Baixa&quot;;IF([.N124]=&quot;A&quot;;&quot;Média&quot;;IF([.N124]=&quot;&quot;;&quot;&quot;;&quot;Alta&quot;)))" table:style-name="ce37"/>
          <table:table-cell office:value-type="string" office:string-value="" table:formula="of:=IF(ISBLANK([.L124]);&quot;&quot;;IF([.D124]=&quot;ALI&quot;;IF([.N124]=&quot;L&quot;;7;IF([.N124]=&quot;A&quot;;10;15));IF([.D124]=&quot;AIE&quot;;IF([.N124]=&quot;L&quot;;5;IF([.N124]=&quot;A&quot;;7;10));IF([.D124]=&quot;SE&quot;;IF([.N124]=&quot;L&quot;;4;IF([.N124]=&quot;A&quot;;5;7));IF(OR([.D124]=&quot;EE&quot;;[.D124]=&quot;CE&quot;);IF([.N124]=&quot;L&quot;;3;IF([.N124]=&quot;A&quot;;4;6)))))))" table:style-name="ce38"/>
          <table:table-cell table:style-name="ce39"/>
          <table:table-cell table:style-name="ce40"/>
          <table:table-cell office:value-type="float" office:value="0" table:formula="of:=IF(AND([.$P124]=&quot;&quot;;[.$J124]&lt;&gt;&quot;&quot;);[.$J124];0)" table:style-name="ce3">
            <text:p>0</text:p>
          </table:table-cell>
          <table:table-cell office:value-type="float" office:value="0" table:formula="of:=IF(OR([.$P124]=&quot;&quot;;[.$J124]=&quot;&quot;);0;[.$J124])" table:style-name="ce3">
            <text:p>0</text:p>
          </table:table-cell>
          <table:table-cell office:value-type="float" office:value="0" table:formula="of:=IF(OR([.$P124]=&quot;&quot;;[.$J124]=&quot;&quot;);0;[.$P124])" table:style-name="ce3">
            <text:p>0</text:p>
          </table:table-cell>
          <table:table-cell office:value-type="float" office:value="0" table:formula="of:=IF(AND([.$J124]=&quot;&quot;;[.$P124]&lt;&gt;&quot;&quot;);[.$P12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5];[.H125])" table:style-name="ce36"/>
          <table:table-cell office:value-type="string" office:string-value="" table:formula="of:=IF(ISBLANK([.F125]);&quot;&quot;;IF([.D125]=&quot;EE&quot;;IF([.F125]&gt;=3;IF([.E125]&gt;=5;&quot;H&quot;;&quot;A&quot;);IF([.F125]&gt;=2;IF([.E125]&gt;=16;&quot;H&quot;;IF([.E125]&lt;=4;&quot;L&quot;;&quot;A&quot;));IF([.E125]&lt;=15;&quot;L&quot;;&quot;A&quot;)));IF(OR([.D125]=&quot;SE&quot;;[.D125]=&quot;CE&quot;);IF([.F125]&gt;=4;IF([.E125]&gt;=6;&quot;H&quot;;&quot;A&quot;);IF([.F125]&gt;=2;IF([.E125]&gt;=20;&quot;H&quot;;IF([.E125]&lt;=5;&quot;L&quot;;&quot;A&quot;));IF([.E125]&lt;=19;&quot;L&quot;;&quot;A&quot;)));IF(OR([.D125]=&quot;ALI&quot;;[.D125]=&quot;AIE&quot;);IF([.F125]&gt;=6;IF([.E125]&gt;=20;&quot;H&quot;;&quot;A&quot;);IF([.F125]&gt;=2;IF([.E125]&gt;=51;&quot;H&quot;;IF([.E125]&lt;=19;&quot;L&quot;;&quot;A&quot;));IF([.E125]&lt;=50;&quot;L&quot;;&quot;A&quot;)))))))" table:style-name="ce37"/>
          <table:table-cell office:value-type="string" office:string-value="" table:formula="of:=IF([.H125]=&quot;L&quot;;&quot;Baixa&quot;;IF([.H125]=&quot;A&quot;;&quot;Média&quot;;IF([.H125]=&quot;&quot;;&quot;&quot;;&quot;Alta&quot;)))" table:style-name="ce37"/>
          <table:table-cell office:value-type="string" office:string-value="" table:formula="of:=IF(ISBLANK([.F125]);&quot;&quot;;IF([.D125]=&quot;ALI&quot;;IF([.H125]=&quot;L&quot;;7;IF([.H125]=&quot;A&quot;;10;15));IF([.D125]=&quot;AIE&quot;;IF([.H125]=&quot;L&quot;;5;IF([.H125]=&quot;A&quot;;7;10));IF([.D125]=&quot;SE&quot;;IF([.H125]=&quot;L&quot;;4;IF([.H125]=&quot;A&quot;;5;7));IF(OR([.D125]=&quot;EE&quot;;[.D125]=&quot;CE&quot;);IF([.H125]=&quot;L&quot;;3;IF([.H125]=&quot;A&quot;;4;6)))))))" table:style-name="ce38"/>
          <table:table-cell table:style-name="ce39"/>
          <table:table-cell table:style-name="ce36"/>
          <table:table-cell office:value-type="string" office:string-value="" table:formula="of:=CONCATENATE([.D125];[.N125])" table:style-name="ce36"/>
          <table:table-cell office:value-type="string" office:string-value="" table:formula="of:=IF(ISBLANK([.L125]);&quot;&quot;;IF([.D125]=&quot;EE&quot;;IF([.L125]&gt;=3;IF([.K125]&gt;=5;&quot;H&quot;;&quot;A&quot;);IF([.L125]&gt;=2;IF([.K125]&gt;=16;&quot;H&quot;;IF([.K125]&lt;=4;&quot;L&quot;;&quot;A&quot;));IF([.K125]&lt;=15;&quot;L&quot;;&quot;A&quot;)));IF(OR([.D125]=&quot;SE&quot;;[.D125]=&quot;CE&quot;);IF([.L125]&gt;=4;IF([.K125]&gt;=6;&quot;H&quot;;&quot;A&quot;);IF([.L125]&gt;=2;IF([.K125]&gt;=20;&quot;H&quot;;IF([.K125]&lt;=5;&quot;L&quot;;&quot;A&quot;));IF([.K125]&lt;=19;&quot;L&quot;;&quot;A&quot;)));IF(OR([.D125]=&quot;ALI&quot;;[.D125]=&quot;AIE&quot;);IF([.L125]&gt;=6;IF([.K125]&gt;=20;&quot;H&quot;;&quot;A&quot;);IF([.L125]&gt;=2;IF([.K125]&gt;=51;&quot;H&quot;;IF([.K125]&lt;=19;&quot;L&quot;;&quot;A&quot;));IF([.K125]&lt;=50;&quot;L&quot;;&quot;A&quot;)))))))" table:style-name="ce37"/>
          <table:table-cell office:value-type="string" office:string-value="" table:formula="of:=IF([.N125]=&quot;L&quot;;&quot;Baixa&quot;;IF([.N125]=&quot;A&quot;;&quot;Média&quot;;IF([.N125]=&quot;&quot;;&quot;&quot;;&quot;Alta&quot;)))" table:style-name="ce37"/>
          <table:table-cell office:value-type="string" office:string-value="" table:formula="of:=IF(ISBLANK([.L125]);&quot;&quot;;IF([.D125]=&quot;ALI&quot;;IF([.N125]=&quot;L&quot;;7;IF([.N125]=&quot;A&quot;;10;15));IF([.D125]=&quot;AIE&quot;;IF([.N125]=&quot;L&quot;;5;IF([.N125]=&quot;A&quot;;7;10));IF([.D125]=&quot;SE&quot;;IF([.N125]=&quot;L&quot;;4;IF([.N125]=&quot;A&quot;;5;7));IF(OR([.D125]=&quot;EE&quot;;[.D125]=&quot;CE&quot;);IF([.N125]=&quot;L&quot;;3;IF([.N125]=&quot;A&quot;;4;6)))))))" table:style-name="ce38"/>
          <table:table-cell table:style-name="ce39"/>
          <table:table-cell table:style-name="ce40"/>
          <table:table-cell office:value-type="float" office:value="0" table:formula="of:=IF(AND([.$P125]=&quot;&quot;;[.$J125]&lt;&gt;&quot;&quot;);[.$J125];0)" table:style-name="ce3">
            <text:p>0</text:p>
          </table:table-cell>
          <table:table-cell office:value-type="float" office:value="0" table:formula="of:=IF(OR([.$P125]=&quot;&quot;;[.$J125]=&quot;&quot;);0;[.$J125])" table:style-name="ce3">
            <text:p>0</text:p>
          </table:table-cell>
          <table:table-cell office:value-type="float" office:value="0" table:formula="of:=IF(OR([.$P125]=&quot;&quot;;[.$J125]=&quot;&quot;);0;[.$P125])" table:style-name="ce3">
            <text:p>0</text:p>
          </table:table-cell>
          <table:table-cell office:value-type="float" office:value="0" table:formula="of:=IF(AND([.$J125]=&quot;&quot;;[.$P125]&lt;&gt;&quot;&quot;);[.$P12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6];[.H126])" table:style-name="ce36"/>
          <table:table-cell office:value-type="string" office:string-value="" table:formula="of:=IF(ISBLANK([.F126]);&quot;&quot;;IF([.D126]=&quot;EE&quot;;IF([.F126]&gt;=3;IF([.E126]&gt;=5;&quot;H&quot;;&quot;A&quot;);IF([.F126]&gt;=2;IF([.E126]&gt;=16;&quot;H&quot;;IF([.E126]&lt;=4;&quot;L&quot;;&quot;A&quot;));IF([.E126]&lt;=15;&quot;L&quot;;&quot;A&quot;)));IF(OR([.D126]=&quot;SE&quot;;[.D126]=&quot;CE&quot;);IF([.F126]&gt;=4;IF([.E126]&gt;=6;&quot;H&quot;;&quot;A&quot;);IF([.F126]&gt;=2;IF([.E126]&gt;=20;&quot;H&quot;;IF([.E126]&lt;=5;&quot;L&quot;;&quot;A&quot;));IF([.E126]&lt;=19;&quot;L&quot;;&quot;A&quot;)));IF(OR([.D126]=&quot;ALI&quot;;[.D126]=&quot;AIE&quot;);IF([.F126]&gt;=6;IF([.E126]&gt;=20;&quot;H&quot;;&quot;A&quot;);IF([.F126]&gt;=2;IF([.E126]&gt;=51;&quot;H&quot;;IF([.E126]&lt;=19;&quot;L&quot;;&quot;A&quot;));IF([.E126]&lt;=50;&quot;L&quot;;&quot;A&quot;)))))))" table:style-name="ce37"/>
          <table:table-cell office:value-type="string" office:string-value="" table:formula="of:=IF([.H126]=&quot;L&quot;;&quot;Baixa&quot;;IF([.H126]=&quot;A&quot;;&quot;Média&quot;;IF([.H126]=&quot;&quot;;&quot;&quot;;&quot;Alta&quot;)))" table:style-name="ce37"/>
          <table:table-cell office:value-type="string" office:string-value="" table:formula="of:=IF(ISBLANK([.F126]);&quot;&quot;;IF([.D126]=&quot;ALI&quot;;IF([.H126]=&quot;L&quot;;7;IF([.H126]=&quot;A&quot;;10;15));IF([.D126]=&quot;AIE&quot;;IF([.H126]=&quot;L&quot;;5;IF([.H126]=&quot;A&quot;;7;10));IF([.D126]=&quot;SE&quot;;IF([.H126]=&quot;L&quot;;4;IF([.H126]=&quot;A&quot;;5;7));IF(OR([.D126]=&quot;EE&quot;;[.D126]=&quot;CE&quot;);IF([.H126]=&quot;L&quot;;3;IF([.H126]=&quot;A&quot;;4;6)))))))" table:style-name="ce38"/>
          <table:table-cell table:style-name="ce39"/>
          <table:table-cell table:style-name="ce36"/>
          <table:table-cell office:value-type="string" office:string-value="" table:formula="of:=CONCATENATE([.D126];[.N126])" table:style-name="ce36"/>
          <table:table-cell office:value-type="string" office:string-value="" table:formula="of:=IF(ISBLANK([.L126]);&quot;&quot;;IF([.D126]=&quot;EE&quot;;IF([.L126]&gt;=3;IF([.K126]&gt;=5;&quot;H&quot;;&quot;A&quot;);IF([.L126]&gt;=2;IF([.K126]&gt;=16;&quot;H&quot;;IF([.K126]&lt;=4;&quot;L&quot;;&quot;A&quot;));IF([.K126]&lt;=15;&quot;L&quot;;&quot;A&quot;)));IF(OR([.D126]=&quot;SE&quot;;[.D126]=&quot;CE&quot;);IF([.L126]&gt;=4;IF([.K126]&gt;=6;&quot;H&quot;;&quot;A&quot;);IF([.L126]&gt;=2;IF([.K126]&gt;=20;&quot;H&quot;;IF([.K126]&lt;=5;&quot;L&quot;;&quot;A&quot;));IF([.K126]&lt;=19;&quot;L&quot;;&quot;A&quot;)));IF(OR([.D126]=&quot;ALI&quot;;[.D126]=&quot;AIE&quot;);IF([.L126]&gt;=6;IF([.K126]&gt;=20;&quot;H&quot;;&quot;A&quot;);IF([.L126]&gt;=2;IF([.K126]&gt;=51;&quot;H&quot;;IF([.K126]&lt;=19;&quot;L&quot;;&quot;A&quot;));IF([.K126]&lt;=50;&quot;L&quot;;&quot;A&quot;)))))))" table:style-name="ce37"/>
          <table:table-cell office:value-type="string" office:string-value="" table:formula="of:=IF([.N126]=&quot;L&quot;;&quot;Baixa&quot;;IF([.N126]=&quot;A&quot;;&quot;Média&quot;;IF([.N126]=&quot;&quot;;&quot;&quot;;&quot;Alta&quot;)))" table:style-name="ce37"/>
          <table:table-cell office:value-type="string" office:string-value="" table:formula="of:=IF(ISBLANK([.L126]);&quot;&quot;;IF([.D126]=&quot;ALI&quot;;IF([.N126]=&quot;L&quot;;7;IF([.N126]=&quot;A&quot;;10;15));IF([.D126]=&quot;AIE&quot;;IF([.N126]=&quot;L&quot;;5;IF([.N126]=&quot;A&quot;;7;10));IF([.D126]=&quot;SE&quot;;IF([.N126]=&quot;L&quot;;4;IF([.N126]=&quot;A&quot;;5;7));IF(OR([.D126]=&quot;EE&quot;;[.D126]=&quot;CE&quot;);IF([.N126]=&quot;L&quot;;3;IF([.N126]=&quot;A&quot;;4;6)))))))" table:style-name="ce38"/>
          <table:table-cell table:style-name="ce39"/>
          <table:table-cell table:style-name="ce40"/>
          <table:table-cell office:value-type="float" office:value="0" table:formula="of:=IF(AND([.$P126]=&quot;&quot;;[.$J126]&lt;&gt;&quot;&quot;);[.$J126];0)" table:style-name="ce3">
            <text:p>0</text:p>
          </table:table-cell>
          <table:table-cell office:value-type="float" office:value="0" table:formula="of:=IF(OR([.$P126]=&quot;&quot;;[.$J126]=&quot;&quot;);0;[.$J126])" table:style-name="ce3">
            <text:p>0</text:p>
          </table:table-cell>
          <table:table-cell office:value-type="float" office:value="0" table:formula="of:=IF(OR([.$P126]=&quot;&quot;;[.$J126]=&quot;&quot;);0;[.$P126])" table:style-name="ce3">
            <text:p>0</text:p>
          </table:table-cell>
          <table:table-cell office:value-type="float" office:value="0" table:formula="of:=IF(AND([.$J126]=&quot;&quot;;[.$P126]&lt;&gt;&quot;&quot;);[.$P12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7];[.H127])" table:style-name="ce36"/>
          <table:table-cell office:value-type="string" office:string-value="" table:formula="of:=IF(ISBLANK([.F127]);&quot;&quot;;IF([.D127]=&quot;EE&quot;;IF([.F127]&gt;=3;IF([.E127]&gt;=5;&quot;H&quot;;&quot;A&quot;);IF([.F127]&gt;=2;IF([.E127]&gt;=16;&quot;H&quot;;IF([.E127]&lt;=4;&quot;L&quot;;&quot;A&quot;));IF([.E127]&lt;=15;&quot;L&quot;;&quot;A&quot;)));IF(OR([.D127]=&quot;SE&quot;;[.D127]=&quot;CE&quot;);IF([.F127]&gt;=4;IF([.E127]&gt;=6;&quot;H&quot;;&quot;A&quot;);IF([.F127]&gt;=2;IF([.E127]&gt;=20;&quot;H&quot;;IF([.E127]&lt;=5;&quot;L&quot;;&quot;A&quot;));IF([.E127]&lt;=19;&quot;L&quot;;&quot;A&quot;)));IF(OR([.D127]=&quot;ALI&quot;;[.D127]=&quot;AIE&quot;);IF([.F127]&gt;=6;IF([.E127]&gt;=20;&quot;H&quot;;&quot;A&quot;);IF([.F127]&gt;=2;IF([.E127]&gt;=51;&quot;H&quot;;IF([.E127]&lt;=19;&quot;L&quot;;&quot;A&quot;));IF([.E127]&lt;=50;&quot;L&quot;;&quot;A&quot;)))))))" table:style-name="ce37"/>
          <table:table-cell office:value-type="string" office:string-value="" table:formula="of:=IF([.H127]=&quot;L&quot;;&quot;Baixa&quot;;IF([.H127]=&quot;A&quot;;&quot;Média&quot;;IF([.H127]=&quot;&quot;;&quot;&quot;;&quot;Alta&quot;)))" table:style-name="ce37"/>
          <table:table-cell office:value-type="string" office:string-value="" table:formula="of:=IF(ISBLANK([.F127]);&quot;&quot;;IF([.D127]=&quot;ALI&quot;;IF([.H127]=&quot;L&quot;;7;IF([.H127]=&quot;A&quot;;10;15));IF([.D127]=&quot;AIE&quot;;IF([.H127]=&quot;L&quot;;5;IF([.H127]=&quot;A&quot;;7;10));IF([.D127]=&quot;SE&quot;;IF([.H127]=&quot;L&quot;;4;IF([.H127]=&quot;A&quot;;5;7));IF(OR([.D127]=&quot;EE&quot;;[.D127]=&quot;CE&quot;);IF([.H127]=&quot;L&quot;;3;IF([.H127]=&quot;A&quot;;4;6)))))))" table:style-name="ce38"/>
          <table:table-cell table:style-name="ce39"/>
          <table:table-cell table:style-name="ce36"/>
          <table:table-cell office:value-type="string" office:string-value="" table:formula="of:=CONCATENATE([.D127];[.N127])" table:style-name="ce36"/>
          <table:table-cell office:value-type="string" office:string-value="" table:formula="of:=IF(ISBLANK([.L127]);&quot;&quot;;IF([.D127]=&quot;EE&quot;;IF([.L127]&gt;=3;IF([.K127]&gt;=5;&quot;H&quot;;&quot;A&quot;);IF([.L127]&gt;=2;IF([.K127]&gt;=16;&quot;H&quot;;IF([.K127]&lt;=4;&quot;L&quot;;&quot;A&quot;));IF([.K127]&lt;=15;&quot;L&quot;;&quot;A&quot;)));IF(OR([.D127]=&quot;SE&quot;;[.D127]=&quot;CE&quot;);IF([.L127]&gt;=4;IF([.K127]&gt;=6;&quot;H&quot;;&quot;A&quot;);IF([.L127]&gt;=2;IF([.K127]&gt;=20;&quot;H&quot;;IF([.K127]&lt;=5;&quot;L&quot;;&quot;A&quot;));IF([.K127]&lt;=19;&quot;L&quot;;&quot;A&quot;)));IF(OR([.D127]=&quot;ALI&quot;;[.D127]=&quot;AIE&quot;);IF([.L127]&gt;=6;IF([.K127]&gt;=20;&quot;H&quot;;&quot;A&quot;);IF([.L127]&gt;=2;IF([.K127]&gt;=51;&quot;H&quot;;IF([.K127]&lt;=19;&quot;L&quot;;&quot;A&quot;));IF([.K127]&lt;=50;&quot;L&quot;;&quot;A&quot;)))))))" table:style-name="ce37"/>
          <table:table-cell office:value-type="string" office:string-value="" table:formula="of:=IF([.N127]=&quot;L&quot;;&quot;Baixa&quot;;IF([.N127]=&quot;A&quot;;&quot;Média&quot;;IF([.N127]=&quot;&quot;;&quot;&quot;;&quot;Alta&quot;)))" table:style-name="ce37"/>
          <table:table-cell office:value-type="string" office:string-value="" table:formula="of:=IF(ISBLANK([.L127]);&quot;&quot;;IF([.D127]=&quot;ALI&quot;;IF([.N127]=&quot;L&quot;;7;IF([.N127]=&quot;A&quot;;10;15));IF([.D127]=&quot;AIE&quot;;IF([.N127]=&quot;L&quot;;5;IF([.N127]=&quot;A&quot;;7;10));IF([.D127]=&quot;SE&quot;;IF([.N127]=&quot;L&quot;;4;IF([.N127]=&quot;A&quot;;5;7));IF(OR([.D127]=&quot;EE&quot;;[.D127]=&quot;CE&quot;);IF([.N127]=&quot;L&quot;;3;IF([.N127]=&quot;A&quot;;4;6)))))))" table:style-name="ce38"/>
          <table:table-cell table:style-name="ce39"/>
          <table:table-cell table:style-name="ce40"/>
          <table:table-cell office:value-type="float" office:value="0" table:formula="of:=IF(AND([.$P127]=&quot;&quot;;[.$J127]&lt;&gt;&quot;&quot;);[.$J127];0)" table:style-name="ce3">
            <text:p>0</text:p>
          </table:table-cell>
          <table:table-cell office:value-type="float" office:value="0" table:formula="of:=IF(OR([.$P127]=&quot;&quot;;[.$J127]=&quot;&quot;);0;[.$J127])" table:style-name="ce3">
            <text:p>0</text:p>
          </table:table-cell>
          <table:table-cell office:value-type="float" office:value="0" table:formula="of:=IF(OR([.$P127]=&quot;&quot;;[.$J127]=&quot;&quot;);0;[.$P127])" table:style-name="ce3">
            <text:p>0</text:p>
          </table:table-cell>
          <table:table-cell office:value-type="float" office:value="0" table:formula="of:=IF(AND([.$J127]=&quot;&quot;;[.$P127]&lt;&gt;&quot;&quot;);[.$P12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8];[.H128])" table:style-name="ce36"/>
          <table:table-cell office:value-type="string" office:string-value="" table:formula="of:=IF(ISBLANK([.F128]);&quot;&quot;;IF([.D128]=&quot;EE&quot;;IF([.F128]&gt;=3;IF([.E128]&gt;=5;&quot;H&quot;;&quot;A&quot;);IF([.F128]&gt;=2;IF([.E128]&gt;=16;&quot;H&quot;;IF([.E128]&lt;=4;&quot;L&quot;;&quot;A&quot;));IF([.E128]&lt;=15;&quot;L&quot;;&quot;A&quot;)));IF(OR([.D128]=&quot;SE&quot;;[.D128]=&quot;CE&quot;);IF([.F128]&gt;=4;IF([.E128]&gt;=6;&quot;H&quot;;&quot;A&quot;);IF([.F128]&gt;=2;IF([.E128]&gt;=20;&quot;H&quot;;IF([.E128]&lt;=5;&quot;L&quot;;&quot;A&quot;));IF([.E128]&lt;=19;&quot;L&quot;;&quot;A&quot;)));IF(OR([.D128]=&quot;ALI&quot;;[.D128]=&quot;AIE&quot;);IF([.F128]&gt;=6;IF([.E128]&gt;=20;&quot;H&quot;;&quot;A&quot;);IF([.F128]&gt;=2;IF([.E128]&gt;=51;&quot;H&quot;;IF([.E128]&lt;=19;&quot;L&quot;;&quot;A&quot;));IF([.E128]&lt;=50;&quot;L&quot;;&quot;A&quot;)))))))" table:style-name="ce37"/>
          <table:table-cell office:value-type="string" office:string-value="" table:formula="of:=IF([.H128]=&quot;L&quot;;&quot;Baixa&quot;;IF([.H128]=&quot;A&quot;;&quot;Média&quot;;IF([.H128]=&quot;&quot;;&quot;&quot;;&quot;Alta&quot;)))" table:style-name="ce37"/>
          <table:table-cell office:value-type="string" office:string-value="" table:formula="of:=IF(ISBLANK([.F128]);&quot;&quot;;IF([.D128]=&quot;ALI&quot;;IF([.H128]=&quot;L&quot;;7;IF([.H128]=&quot;A&quot;;10;15));IF([.D128]=&quot;AIE&quot;;IF([.H128]=&quot;L&quot;;5;IF([.H128]=&quot;A&quot;;7;10));IF([.D128]=&quot;SE&quot;;IF([.H128]=&quot;L&quot;;4;IF([.H128]=&quot;A&quot;;5;7));IF(OR([.D128]=&quot;EE&quot;;[.D128]=&quot;CE&quot;);IF([.H128]=&quot;L&quot;;3;IF([.H128]=&quot;A&quot;;4;6)))))))" table:style-name="ce38"/>
          <table:table-cell table:style-name="ce39"/>
          <table:table-cell table:style-name="ce36"/>
          <table:table-cell office:value-type="string" office:string-value="" table:formula="of:=CONCATENATE([.D128];[.N128])" table:style-name="ce36"/>
          <table:table-cell office:value-type="string" office:string-value="" table:formula="of:=IF(ISBLANK([.L128]);&quot;&quot;;IF([.D128]=&quot;EE&quot;;IF([.L128]&gt;=3;IF([.K128]&gt;=5;&quot;H&quot;;&quot;A&quot;);IF([.L128]&gt;=2;IF([.K128]&gt;=16;&quot;H&quot;;IF([.K128]&lt;=4;&quot;L&quot;;&quot;A&quot;));IF([.K128]&lt;=15;&quot;L&quot;;&quot;A&quot;)));IF(OR([.D128]=&quot;SE&quot;;[.D128]=&quot;CE&quot;);IF([.L128]&gt;=4;IF([.K128]&gt;=6;&quot;H&quot;;&quot;A&quot;);IF([.L128]&gt;=2;IF([.K128]&gt;=20;&quot;H&quot;;IF([.K128]&lt;=5;&quot;L&quot;;&quot;A&quot;));IF([.K128]&lt;=19;&quot;L&quot;;&quot;A&quot;)));IF(OR([.D128]=&quot;ALI&quot;;[.D128]=&quot;AIE&quot;);IF([.L128]&gt;=6;IF([.K128]&gt;=20;&quot;H&quot;;&quot;A&quot;);IF([.L128]&gt;=2;IF([.K128]&gt;=51;&quot;H&quot;;IF([.K128]&lt;=19;&quot;L&quot;;&quot;A&quot;));IF([.K128]&lt;=50;&quot;L&quot;;&quot;A&quot;)))))))" table:style-name="ce37"/>
          <table:table-cell office:value-type="string" office:string-value="" table:formula="of:=IF([.N128]=&quot;L&quot;;&quot;Baixa&quot;;IF([.N128]=&quot;A&quot;;&quot;Média&quot;;IF([.N128]=&quot;&quot;;&quot;&quot;;&quot;Alta&quot;)))" table:style-name="ce37"/>
          <table:table-cell office:value-type="string" office:string-value="" table:formula="of:=IF(ISBLANK([.L128]);&quot;&quot;;IF([.D128]=&quot;ALI&quot;;IF([.N128]=&quot;L&quot;;7;IF([.N128]=&quot;A&quot;;10;15));IF([.D128]=&quot;AIE&quot;;IF([.N128]=&quot;L&quot;;5;IF([.N128]=&quot;A&quot;;7;10));IF([.D128]=&quot;SE&quot;;IF([.N128]=&quot;L&quot;;4;IF([.N128]=&quot;A&quot;;5;7));IF(OR([.D128]=&quot;EE&quot;;[.D128]=&quot;CE&quot;);IF([.N128]=&quot;L&quot;;3;IF([.N128]=&quot;A&quot;;4;6)))))))" table:style-name="ce38"/>
          <table:table-cell table:style-name="ce39"/>
          <table:table-cell table:style-name="ce40"/>
          <table:table-cell office:value-type="float" office:value="0" table:formula="of:=IF(AND([.$P128]=&quot;&quot;;[.$J128]&lt;&gt;&quot;&quot;);[.$J128];0)" table:style-name="ce3">
            <text:p>0</text:p>
          </table:table-cell>
          <table:table-cell office:value-type="float" office:value="0" table:formula="of:=IF(OR([.$P128]=&quot;&quot;;[.$J128]=&quot;&quot;);0;[.$J128])" table:style-name="ce3">
            <text:p>0</text:p>
          </table:table-cell>
          <table:table-cell office:value-type="float" office:value="0" table:formula="of:=IF(OR([.$P128]=&quot;&quot;;[.$J128]=&quot;&quot;);0;[.$P128])" table:style-name="ce3">
            <text:p>0</text:p>
          </table:table-cell>
          <table:table-cell office:value-type="float" office:value="0" table:formula="of:=IF(AND([.$J128]=&quot;&quot;;[.$P128]&lt;&gt;&quot;&quot;);[.$P12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29];[.H129])" table:style-name="ce36"/>
          <table:table-cell office:value-type="string" office:string-value="" table:formula="of:=IF(ISBLANK([.F129]);&quot;&quot;;IF([.D129]=&quot;EE&quot;;IF([.F129]&gt;=3;IF([.E129]&gt;=5;&quot;H&quot;;&quot;A&quot;);IF([.F129]&gt;=2;IF([.E129]&gt;=16;&quot;H&quot;;IF([.E129]&lt;=4;&quot;L&quot;;&quot;A&quot;));IF([.E129]&lt;=15;&quot;L&quot;;&quot;A&quot;)));IF(OR([.D129]=&quot;SE&quot;;[.D129]=&quot;CE&quot;);IF([.F129]&gt;=4;IF([.E129]&gt;=6;&quot;H&quot;;&quot;A&quot;);IF([.F129]&gt;=2;IF([.E129]&gt;=20;&quot;H&quot;;IF([.E129]&lt;=5;&quot;L&quot;;&quot;A&quot;));IF([.E129]&lt;=19;&quot;L&quot;;&quot;A&quot;)));IF(OR([.D129]=&quot;ALI&quot;;[.D129]=&quot;AIE&quot;);IF([.F129]&gt;=6;IF([.E129]&gt;=20;&quot;H&quot;;&quot;A&quot;);IF([.F129]&gt;=2;IF([.E129]&gt;=51;&quot;H&quot;;IF([.E129]&lt;=19;&quot;L&quot;;&quot;A&quot;));IF([.E129]&lt;=50;&quot;L&quot;;&quot;A&quot;)))))))" table:style-name="ce37"/>
          <table:table-cell office:value-type="string" office:string-value="" table:formula="of:=IF([.H129]=&quot;L&quot;;&quot;Baixa&quot;;IF([.H129]=&quot;A&quot;;&quot;Média&quot;;IF([.H129]=&quot;&quot;;&quot;&quot;;&quot;Alta&quot;)))" table:style-name="ce37"/>
          <table:table-cell office:value-type="string" office:string-value="" table:formula="of:=IF(ISBLANK([.F129]);&quot;&quot;;IF([.D129]=&quot;ALI&quot;;IF([.H129]=&quot;L&quot;;7;IF([.H129]=&quot;A&quot;;10;15));IF([.D129]=&quot;AIE&quot;;IF([.H129]=&quot;L&quot;;5;IF([.H129]=&quot;A&quot;;7;10));IF([.D129]=&quot;SE&quot;;IF([.H129]=&quot;L&quot;;4;IF([.H129]=&quot;A&quot;;5;7));IF(OR([.D129]=&quot;EE&quot;;[.D129]=&quot;CE&quot;);IF([.H129]=&quot;L&quot;;3;IF([.H129]=&quot;A&quot;;4;6)))))))" table:style-name="ce38"/>
          <table:table-cell table:style-name="ce39"/>
          <table:table-cell table:style-name="ce36"/>
          <table:table-cell office:value-type="string" office:string-value="" table:formula="of:=CONCATENATE([.D129];[.N129])" table:style-name="ce36"/>
          <table:table-cell office:value-type="string" office:string-value="" table:formula="of:=IF(ISBLANK([.L129]);&quot;&quot;;IF([.D129]=&quot;EE&quot;;IF([.L129]&gt;=3;IF([.K129]&gt;=5;&quot;H&quot;;&quot;A&quot;);IF([.L129]&gt;=2;IF([.K129]&gt;=16;&quot;H&quot;;IF([.K129]&lt;=4;&quot;L&quot;;&quot;A&quot;));IF([.K129]&lt;=15;&quot;L&quot;;&quot;A&quot;)));IF(OR([.D129]=&quot;SE&quot;;[.D129]=&quot;CE&quot;);IF([.L129]&gt;=4;IF([.K129]&gt;=6;&quot;H&quot;;&quot;A&quot;);IF([.L129]&gt;=2;IF([.K129]&gt;=20;&quot;H&quot;;IF([.K129]&lt;=5;&quot;L&quot;;&quot;A&quot;));IF([.K129]&lt;=19;&quot;L&quot;;&quot;A&quot;)));IF(OR([.D129]=&quot;ALI&quot;;[.D129]=&quot;AIE&quot;);IF([.L129]&gt;=6;IF([.K129]&gt;=20;&quot;H&quot;;&quot;A&quot;);IF([.L129]&gt;=2;IF([.K129]&gt;=51;&quot;H&quot;;IF([.K129]&lt;=19;&quot;L&quot;;&quot;A&quot;));IF([.K129]&lt;=50;&quot;L&quot;;&quot;A&quot;)))))))" table:style-name="ce37"/>
          <table:table-cell office:value-type="string" office:string-value="" table:formula="of:=IF([.N129]=&quot;L&quot;;&quot;Baixa&quot;;IF([.N129]=&quot;A&quot;;&quot;Média&quot;;IF([.N129]=&quot;&quot;;&quot;&quot;;&quot;Alta&quot;)))" table:style-name="ce37"/>
          <table:table-cell office:value-type="string" office:string-value="" table:formula="of:=IF(ISBLANK([.L129]);&quot;&quot;;IF([.D129]=&quot;ALI&quot;;IF([.N129]=&quot;L&quot;;7;IF([.N129]=&quot;A&quot;;10;15));IF([.D129]=&quot;AIE&quot;;IF([.N129]=&quot;L&quot;;5;IF([.N129]=&quot;A&quot;;7;10));IF([.D129]=&quot;SE&quot;;IF([.N129]=&quot;L&quot;;4;IF([.N129]=&quot;A&quot;;5;7));IF(OR([.D129]=&quot;EE&quot;;[.D129]=&quot;CE&quot;);IF([.N129]=&quot;L&quot;;3;IF([.N129]=&quot;A&quot;;4;6)))))))" table:style-name="ce38"/>
          <table:table-cell table:style-name="ce39"/>
          <table:table-cell table:style-name="ce40"/>
          <table:table-cell office:value-type="float" office:value="0" table:formula="of:=IF(AND([.$P129]=&quot;&quot;;[.$J129]&lt;&gt;&quot;&quot;);[.$J129];0)" table:style-name="ce3">
            <text:p>0</text:p>
          </table:table-cell>
          <table:table-cell office:value-type="float" office:value="0" table:formula="of:=IF(OR([.$P129]=&quot;&quot;;[.$J129]=&quot;&quot;);0;[.$J129])" table:style-name="ce3">
            <text:p>0</text:p>
          </table:table-cell>
          <table:table-cell office:value-type="float" office:value="0" table:formula="of:=IF(OR([.$P129]=&quot;&quot;;[.$J129]=&quot;&quot;);0;[.$P129])" table:style-name="ce3">
            <text:p>0</text:p>
          </table:table-cell>
          <table:table-cell office:value-type="float" office:value="0" table:formula="of:=IF(AND([.$J129]=&quot;&quot;;[.$P129]&lt;&gt;&quot;&quot;);[.$P12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0];[.H130])" table:style-name="ce36"/>
          <table:table-cell office:value-type="string" office:string-value="" table:formula="of:=IF(ISBLANK([.F130]);&quot;&quot;;IF([.D130]=&quot;EE&quot;;IF([.F130]&gt;=3;IF([.E130]&gt;=5;&quot;H&quot;;&quot;A&quot;);IF([.F130]&gt;=2;IF([.E130]&gt;=16;&quot;H&quot;;IF([.E130]&lt;=4;&quot;L&quot;;&quot;A&quot;));IF([.E130]&lt;=15;&quot;L&quot;;&quot;A&quot;)));IF(OR([.D130]=&quot;SE&quot;;[.D130]=&quot;CE&quot;);IF([.F130]&gt;=4;IF([.E130]&gt;=6;&quot;H&quot;;&quot;A&quot;);IF([.F130]&gt;=2;IF([.E130]&gt;=20;&quot;H&quot;;IF([.E130]&lt;=5;&quot;L&quot;;&quot;A&quot;));IF([.E130]&lt;=19;&quot;L&quot;;&quot;A&quot;)));IF(OR([.D130]=&quot;ALI&quot;;[.D130]=&quot;AIE&quot;);IF([.F130]&gt;=6;IF([.E130]&gt;=20;&quot;H&quot;;&quot;A&quot;);IF([.F130]&gt;=2;IF([.E130]&gt;=51;&quot;H&quot;;IF([.E130]&lt;=19;&quot;L&quot;;&quot;A&quot;));IF([.E130]&lt;=50;&quot;L&quot;;&quot;A&quot;)))))))" table:style-name="ce37"/>
          <table:table-cell office:value-type="string" office:string-value="" table:formula="of:=IF([.H130]=&quot;L&quot;;&quot;Baixa&quot;;IF([.H130]=&quot;A&quot;;&quot;Média&quot;;IF([.H130]=&quot;&quot;;&quot;&quot;;&quot;Alta&quot;)))" table:style-name="ce37"/>
          <table:table-cell office:value-type="string" office:string-value="" table:formula="of:=IF(ISBLANK([.F130]);&quot;&quot;;IF([.D130]=&quot;ALI&quot;;IF([.H130]=&quot;L&quot;;7;IF([.H130]=&quot;A&quot;;10;15));IF([.D130]=&quot;AIE&quot;;IF([.H130]=&quot;L&quot;;5;IF([.H130]=&quot;A&quot;;7;10));IF([.D130]=&quot;SE&quot;;IF([.H130]=&quot;L&quot;;4;IF([.H130]=&quot;A&quot;;5;7));IF(OR([.D130]=&quot;EE&quot;;[.D130]=&quot;CE&quot;);IF([.H130]=&quot;L&quot;;3;IF([.H130]=&quot;A&quot;;4;6)))))))" table:style-name="ce38"/>
          <table:table-cell table:style-name="ce39"/>
          <table:table-cell table:style-name="ce36"/>
          <table:table-cell office:value-type="string" office:string-value="" table:formula="of:=CONCATENATE([.D130];[.N130])" table:style-name="ce36"/>
          <table:table-cell office:value-type="string" office:string-value="" table:formula="of:=IF(ISBLANK([.L130]);&quot;&quot;;IF([.D130]=&quot;EE&quot;;IF([.L130]&gt;=3;IF([.K130]&gt;=5;&quot;H&quot;;&quot;A&quot;);IF([.L130]&gt;=2;IF([.K130]&gt;=16;&quot;H&quot;;IF([.K130]&lt;=4;&quot;L&quot;;&quot;A&quot;));IF([.K130]&lt;=15;&quot;L&quot;;&quot;A&quot;)));IF(OR([.D130]=&quot;SE&quot;;[.D130]=&quot;CE&quot;);IF([.L130]&gt;=4;IF([.K130]&gt;=6;&quot;H&quot;;&quot;A&quot;);IF([.L130]&gt;=2;IF([.K130]&gt;=20;&quot;H&quot;;IF([.K130]&lt;=5;&quot;L&quot;;&quot;A&quot;));IF([.K130]&lt;=19;&quot;L&quot;;&quot;A&quot;)));IF(OR([.D130]=&quot;ALI&quot;;[.D130]=&quot;AIE&quot;);IF([.L130]&gt;=6;IF([.K130]&gt;=20;&quot;H&quot;;&quot;A&quot;);IF([.L130]&gt;=2;IF([.K130]&gt;=51;&quot;H&quot;;IF([.K130]&lt;=19;&quot;L&quot;;&quot;A&quot;));IF([.K130]&lt;=50;&quot;L&quot;;&quot;A&quot;)))))))" table:style-name="ce37"/>
          <table:table-cell office:value-type="string" office:string-value="" table:formula="of:=IF([.N130]=&quot;L&quot;;&quot;Baixa&quot;;IF([.N130]=&quot;A&quot;;&quot;Média&quot;;IF([.N130]=&quot;&quot;;&quot;&quot;;&quot;Alta&quot;)))" table:style-name="ce37"/>
          <table:table-cell office:value-type="string" office:string-value="" table:formula="of:=IF(ISBLANK([.L130]);&quot;&quot;;IF([.D130]=&quot;ALI&quot;;IF([.N130]=&quot;L&quot;;7;IF([.N130]=&quot;A&quot;;10;15));IF([.D130]=&quot;AIE&quot;;IF([.N130]=&quot;L&quot;;5;IF([.N130]=&quot;A&quot;;7;10));IF([.D130]=&quot;SE&quot;;IF([.N130]=&quot;L&quot;;4;IF([.N130]=&quot;A&quot;;5;7));IF(OR([.D130]=&quot;EE&quot;;[.D130]=&quot;CE&quot;);IF([.N130]=&quot;L&quot;;3;IF([.N130]=&quot;A&quot;;4;6)))))))" table:style-name="ce38"/>
          <table:table-cell table:style-name="ce39"/>
          <table:table-cell table:style-name="ce40"/>
          <table:table-cell office:value-type="float" office:value="0" table:formula="of:=IF(AND([.$P130]=&quot;&quot;;[.$J130]&lt;&gt;&quot;&quot;);[.$J130];0)" table:style-name="ce3">
            <text:p>0</text:p>
          </table:table-cell>
          <table:table-cell office:value-type="float" office:value="0" table:formula="of:=IF(OR([.$P130]=&quot;&quot;;[.$J130]=&quot;&quot;);0;[.$J130])" table:style-name="ce3">
            <text:p>0</text:p>
          </table:table-cell>
          <table:table-cell office:value-type="float" office:value="0" table:formula="of:=IF(OR([.$P130]=&quot;&quot;;[.$J130]=&quot;&quot;);0;[.$P130])" table:style-name="ce3">
            <text:p>0</text:p>
          </table:table-cell>
          <table:table-cell office:value-type="float" office:value="0" table:formula="of:=IF(AND([.$J130]=&quot;&quot;;[.$P130]&lt;&gt;&quot;&quot;);[.$P13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1];[.H131])" table:style-name="ce36"/>
          <table:table-cell office:value-type="string" office:string-value="" table:formula="of:=IF(ISBLANK([.F131]);&quot;&quot;;IF([.D131]=&quot;EE&quot;;IF([.F131]&gt;=3;IF([.E131]&gt;=5;&quot;H&quot;;&quot;A&quot;);IF([.F131]&gt;=2;IF([.E131]&gt;=16;&quot;H&quot;;IF([.E131]&lt;=4;&quot;L&quot;;&quot;A&quot;));IF([.E131]&lt;=15;&quot;L&quot;;&quot;A&quot;)));IF(OR([.D131]=&quot;SE&quot;;[.D131]=&quot;CE&quot;);IF([.F131]&gt;=4;IF([.E131]&gt;=6;&quot;H&quot;;&quot;A&quot;);IF([.F131]&gt;=2;IF([.E131]&gt;=20;&quot;H&quot;;IF([.E131]&lt;=5;&quot;L&quot;;&quot;A&quot;));IF([.E131]&lt;=19;&quot;L&quot;;&quot;A&quot;)));IF(OR([.D131]=&quot;ALI&quot;;[.D131]=&quot;AIE&quot;);IF([.F131]&gt;=6;IF([.E131]&gt;=20;&quot;H&quot;;&quot;A&quot;);IF([.F131]&gt;=2;IF([.E131]&gt;=51;&quot;H&quot;;IF([.E131]&lt;=19;&quot;L&quot;;&quot;A&quot;));IF([.E131]&lt;=50;&quot;L&quot;;&quot;A&quot;)))))))" table:style-name="ce37"/>
          <table:table-cell office:value-type="string" office:string-value="" table:formula="of:=IF([.H131]=&quot;L&quot;;&quot;Baixa&quot;;IF([.H131]=&quot;A&quot;;&quot;Média&quot;;IF([.H131]=&quot;&quot;;&quot;&quot;;&quot;Alta&quot;)))" table:style-name="ce37"/>
          <table:table-cell office:value-type="string" office:string-value="" table:formula="of:=IF(ISBLANK([.F131]);&quot;&quot;;IF([.D131]=&quot;ALI&quot;;IF([.H131]=&quot;L&quot;;7;IF([.H131]=&quot;A&quot;;10;15));IF([.D131]=&quot;AIE&quot;;IF([.H131]=&quot;L&quot;;5;IF([.H131]=&quot;A&quot;;7;10));IF([.D131]=&quot;SE&quot;;IF([.H131]=&quot;L&quot;;4;IF([.H131]=&quot;A&quot;;5;7));IF(OR([.D131]=&quot;EE&quot;;[.D131]=&quot;CE&quot;);IF([.H131]=&quot;L&quot;;3;IF([.H131]=&quot;A&quot;;4;6)))))))" table:style-name="ce38"/>
          <table:table-cell table:style-name="ce39"/>
          <table:table-cell table:style-name="ce36"/>
          <table:table-cell office:value-type="string" office:string-value="" table:formula="of:=CONCATENATE([.D131];[.N131])" table:style-name="ce36"/>
          <table:table-cell office:value-type="string" office:string-value="" table:formula="of:=IF(ISBLANK([.L131]);&quot;&quot;;IF([.D131]=&quot;EE&quot;;IF([.L131]&gt;=3;IF([.K131]&gt;=5;&quot;H&quot;;&quot;A&quot;);IF([.L131]&gt;=2;IF([.K131]&gt;=16;&quot;H&quot;;IF([.K131]&lt;=4;&quot;L&quot;;&quot;A&quot;));IF([.K131]&lt;=15;&quot;L&quot;;&quot;A&quot;)));IF(OR([.D131]=&quot;SE&quot;;[.D131]=&quot;CE&quot;);IF([.L131]&gt;=4;IF([.K131]&gt;=6;&quot;H&quot;;&quot;A&quot;);IF([.L131]&gt;=2;IF([.K131]&gt;=20;&quot;H&quot;;IF([.K131]&lt;=5;&quot;L&quot;;&quot;A&quot;));IF([.K131]&lt;=19;&quot;L&quot;;&quot;A&quot;)));IF(OR([.D131]=&quot;ALI&quot;;[.D131]=&quot;AIE&quot;);IF([.L131]&gt;=6;IF([.K131]&gt;=20;&quot;H&quot;;&quot;A&quot;);IF([.L131]&gt;=2;IF([.K131]&gt;=51;&quot;H&quot;;IF([.K131]&lt;=19;&quot;L&quot;;&quot;A&quot;));IF([.K131]&lt;=50;&quot;L&quot;;&quot;A&quot;)))))))" table:style-name="ce37"/>
          <table:table-cell office:value-type="string" office:string-value="" table:formula="of:=IF([.N131]=&quot;L&quot;;&quot;Baixa&quot;;IF([.N131]=&quot;A&quot;;&quot;Média&quot;;IF([.N131]=&quot;&quot;;&quot;&quot;;&quot;Alta&quot;)))" table:style-name="ce37"/>
          <table:table-cell office:value-type="string" office:string-value="" table:formula="of:=IF(ISBLANK([.L131]);&quot;&quot;;IF([.D131]=&quot;ALI&quot;;IF([.N131]=&quot;L&quot;;7;IF([.N131]=&quot;A&quot;;10;15));IF([.D131]=&quot;AIE&quot;;IF([.N131]=&quot;L&quot;;5;IF([.N131]=&quot;A&quot;;7;10));IF([.D131]=&quot;SE&quot;;IF([.N131]=&quot;L&quot;;4;IF([.N131]=&quot;A&quot;;5;7));IF(OR([.D131]=&quot;EE&quot;;[.D131]=&quot;CE&quot;);IF([.N131]=&quot;L&quot;;3;IF([.N131]=&quot;A&quot;;4;6)))))))" table:style-name="ce38"/>
          <table:table-cell table:style-name="ce39"/>
          <table:table-cell table:style-name="ce40"/>
          <table:table-cell office:value-type="float" office:value="0" table:formula="of:=IF(AND([.$P131]=&quot;&quot;;[.$J131]&lt;&gt;&quot;&quot;);[.$J131];0)" table:style-name="ce3">
            <text:p>0</text:p>
          </table:table-cell>
          <table:table-cell office:value-type="float" office:value="0" table:formula="of:=IF(OR([.$P131]=&quot;&quot;;[.$J131]=&quot;&quot;);0;[.$J131])" table:style-name="ce3">
            <text:p>0</text:p>
          </table:table-cell>
          <table:table-cell office:value-type="float" office:value="0" table:formula="of:=IF(OR([.$P131]=&quot;&quot;;[.$J131]=&quot;&quot;);0;[.$P131])" table:style-name="ce3">
            <text:p>0</text:p>
          </table:table-cell>
          <table:table-cell office:value-type="float" office:value="0" table:formula="of:=IF(AND([.$J131]=&quot;&quot;;[.$P131]&lt;&gt;&quot;&quot;);[.$P13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2];[.H132])" table:style-name="ce36"/>
          <table:table-cell office:value-type="string" office:string-value="" table:formula="of:=IF(ISBLANK([.F132]);&quot;&quot;;IF([.D132]=&quot;EE&quot;;IF([.F132]&gt;=3;IF([.E132]&gt;=5;&quot;H&quot;;&quot;A&quot;);IF([.F132]&gt;=2;IF([.E132]&gt;=16;&quot;H&quot;;IF([.E132]&lt;=4;&quot;L&quot;;&quot;A&quot;));IF([.E132]&lt;=15;&quot;L&quot;;&quot;A&quot;)));IF(OR([.D132]=&quot;SE&quot;;[.D132]=&quot;CE&quot;);IF([.F132]&gt;=4;IF([.E132]&gt;=6;&quot;H&quot;;&quot;A&quot;);IF([.F132]&gt;=2;IF([.E132]&gt;=20;&quot;H&quot;;IF([.E132]&lt;=5;&quot;L&quot;;&quot;A&quot;));IF([.E132]&lt;=19;&quot;L&quot;;&quot;A&quot;)));IF(OR([.D132]=&quot;ALI&quot;;[.D132]=&quot;AIE&quot;);IF([.F132]&gt;=6;IF([.E132]&gt;=20;&quot;H&quot;;&quot;A&quot;);IF([.F132]&gt;=2;IF([.E132]&gt;=51;&quot;H&quot;;IF([.E132]&lt;=19;&quot;L&quot;;&quot;A&quot;));IF([.E132]&lt;=50;&quot;L&quot;;&quot;A&quot;)))))))" table:style-name="ce37"/>
          <table:table-cell office:value-type="string" office:string-value="" table:formula="of:=IF([.H132]=&quot;L&quot;;&quot;Baixa&quot;;IF([.H132]=&quot;A&quot;;&quot;Média&quot;;IF([.H132]=&quot;&quot;;&quot;&quot;;&quot;Alta&quot;)))" table:style-name="ce37"/>
          <table:table-cell office:value-type="string" office:string-value="" table:formula="of:=IF(ISBLANK([.F132]);&quot;&quot;;IF([.D132]=&quot;ALI&quot;;IF([.H132]=&quot;L&quot;;7;IF([.H132]=&quot;A&quot;;10;15));IF([.D132]=&quot;AIE&quot;;IF([.H132]=&quot;L&quot;;5;IF([.H132]=&quot;A&quot;;7;10));IF([.D132]=&quot;SE&quot;;IF([.H132]=&quot;L&quot;;4;IF([.H132]=&quot;A&quot;;5;7));IF(OR([.D132]=&quot;EE&quot;;[.D132]=&quot;CE&quot;);IF([.H132]=&quot;L&quot;;3;IF([.H132]=&quot;A&quot;;4;6)))))))" table:style-name="ce38"/>
          <table:table-cell table:style-name="ce39"/>
          <table:table-cell table:style-name="ce36"/>
          <table:table-cell office:value-type="string" office:string-value="" table:formula="of:=CONCATENATE([.D132];[.N132])" table:style-name="ce36"/>
          <table:table-cell office:value-type="string" office:string-value="" table:formula="of:=IF(ISBLANK([.L132]);&quot;&quot;;IF([.D132]=&quot;EE&quot;;IF([.L132]&gt;=3;IF([.K132]&gt;=5;&quot;H&quot;;&quot;A&quot;);IF([.L132]&gt;=2;IF([.K132]&gt;=16;&quot;H&quot;;IF([.K132]&lt;=4;&quot;L&quot;;&quot;A&quot;));IF([.K132]&lt;=15;&quot;L&quot;;&quot;A&quot;)));IF(OR([.D132]=&quot;SE&quot;;[.D132]=&quot;CE&quot;);IF([.L132]&gt;=4;IF([.K132]&gt;=6;&quot;H&quot;;&quot;A&quot;);IF([.L132]&gt;=2;IF([.K132]&gt;=20;&quot;H&quot;;IF([.K132]&lt;=5;&quot;L&quot;;&quot;A&quot;));IF([.K132]&lt;=19;&quot;L&quot;;&quot;A&quot;)));IF(OR([.D132]=&quot;ALI&quot;;[.D132]=&quot;AIE&quot;);IF([.L132]&gt;=6;IF([.K132]&gt;=20;&quot;H&quot;;&quot;A&quot;);IF([.L132]&gt;=2;IF([.K132]&gt;=51;&quot;H&quot;;IF([.K132]&lt;=19;&quot;L&quot;;&quot;A&quot;));IF([.K132]&lt;=50;&quot;L&quot;;&quot;A&quot;)))))))" table:style-name="ce37"/>
          <table:table-cell office:value-type="string" office:string-value="" table:formula="of:=IF([.N132]=&quot;L&quot;;&quot;Baixa&quot;;IF([.N132]=&quot;A&quot;;&quot;Média&quot;;IF([.N132]=&quot;&quot;;&quot;&quot;;&quot;Alta&quot;)))" table:style-name="ce37"/>
          <table:table-cell office:value-type="string" office:string-value="" table:formula="of:=IF(ISBLANK([.L132]);&quot;&quot;;IF([.D132]=&quot;ALI&quot;;IF([.N132]=&quot;L&quot;;7;IF([.N132]=&quot;A&quot;;10;15));IF([.D132]=&quot;AIE&quot;;IF([.N132]=&quot;L&quot;;5;IF([.N132]=&quot;A&quot;;7;10));IF([.D132]=&quot;SE&quot;;IF([.N132]=&quot;L&quot;;4;IF([.N132]=&quot;A&quot;;5;7));IF(OR([.D132]=&quot;EE&quot;;[.D132]=&quot;CE&quot;);IF([.N132]=&quot;L&quot;;3;IF([.N132]=&quot;A&quot;;4;6)))))))" table:style-name="ce38"/>
          <table:table-cell table:style-name="ce39"/>
          <table:table-cell table:style-name="ce40"/>
          <table:table-cell office:value-type="float" office:value="0" table:formula="of:=IF(AND([.$P132]=&quot;&quot;;[.$J132]&lt;&gt;&quot;&quot;);[.$J132];0)" table:style-name="ce3">
            <text:p>0</text:p>
          </table:table-cell>
          <table:table-cell office:value-type="float" office:value="0" table:formula="of:=IF(OR([.$P132]=&quot;&quot;;[.$J132]=&quot;&quot;);0;[.$J132])" table:style-name="ce3">
            <text:p>0</text:p>
          </table:table-cell>
          <table:table-cell office:value-type="float" office:value="0" table:formula="of:=IF(OR([.$P132]=&quot;&quot;;[.$J132]=&quot;&quot;);0;[.$P132])" table:style-name="ce3">
            <text:p>0</text:p>
          </table:table-cell>
          <table:table-cell office:value-type="float" office:value="0" table:formula="of:=IF(AND([.$J132]=&quot;&quot;;[.$P132]&lt;&gt;&quot;&quot;);[.$P13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3];[.H133])" table:style-name="ce36"/>
          <table:table-cell office:value-type="string" office:string-value="" table:formula="of:=IF(ISBLANK([.F133]);&quot;&quot;;IF([.D133]=&quot;EE&quot;;IF([.F133]&gt;=3;IF([.E133]&gt;=5;&quot;H&quot;;&quot;A&quot;);IF([.F133]&gt;=2;IF([.E133]&gt;=16;&quot;H&quot;;IF([.E133]&lt;=4;&quot;L&quot;;&quot;A&quot;));IF([.E133]&lt;=15;&quot;L&quot;;&quot;A&quot;)));IF(OR([.D133]=&quot;SE&quot;;[.D133]=&quot;CE&quot;);IF([.F133]&gt;=4;IF([.E133]&gt;=6;&quot;H&quot;;&quot;A&quot;);IF([.F133]&gt;=2;IF([.E133]&gt;=20;&quot;H&quot;;IF([.E133]&lt;=5;&quot;L&quot;;&quot;A&quot;));IF([.E133]&lt;=19;&quot;L&quot;;&quot;A&quot;)));IF(OR([.D133]=&quot;ALI&quot;;[.D133]=&quot;AIE&quot;);IF([.F133]&gt;=6;IF([.E133]&gt;=20;&quot;H&quot;;&quot;A&quot;);IF([.F133]&gt;=2;IF([.E133]&gt;=51;&quot;H&quot;;IF([.E133]&lt;=19;&quot;L&quot;;&quot;A&quot;));IF([.E133]&lt;=50;&quot;L&quot;;&quot;A&quot;)))))))" table:style-name="ce37"/>
          <table:table-cell office:value-type="string" office:string-value="" table:formula="of:=IF([.H133]=&quot;L&quot;;&quot;Baixa&quot;;IF([.H133]=&quot;A&quot;;&quot;Média&quot;;IF([.H133]=&quot;&quot;;&quot;&quot;;&quot;Alta&quot;)))" table:style-name="ce37"/>
          <table:table-cell office:value-type="string" office:string-value="" table:formula="of:=IF(ISBLANK([.F133]);&quot;&quot;;IF([.D133]=&quot;ALI&quot;;IF([.H133]=&quot;L&quot;;7;IF([.H133]=&quot;A&quot;;10;15));IF([.D133]=&quot;AIE&quot;;IF([.H133]=&quot;L&quot;;5;IF([.H133]=&quot;A&quot;;7;10));IF([.D133]=&quot;SE&quot;;IF([.H133]=&quot;L&quot;;4;IF([.H133]=&quot;A&quot;;5;7));IF(OR([.D133]=&quot;EE&quot;;[.D133]=&quot;CE&quot;);IF([.H133]=&quot;L&quot;;3;IF([.H133]=&quot;A&quot;;4;6)))))))" table:style-name="ce38"/>
          <table:table-cell table:style-name="ce39"/>
          <table:table-cell table:style-name="ce36"/>
          <table:table-cell office:value-type="string" office:string-value="" table:formula="of:=CONCATENATE([.D133];[.N133])" table:style-name="ce36"/>
          <table:table-cell office:value-type="string" office:string-value="" table:formula="of:=IF(ISBLANK([.L133]);&quot;&quot;;IF([.D133]=&quot;EE&quot;;IF([.L133]&gt;=3;IF([.K133]&gt;=5;&quot;H&quot;;&quot;A&quot;);IF([.L133]&gt;=2;IF([.K133]&gt;=16;&quot;H&quot;;IF([.K133]&lt;=4;&quot;L&quot;;&quot;A&quot;));IF([.K133]&lt;=15;&quot;L&quot;;&quot;A&quot;)));IF(OR([.D133]=&quot;SE&quot;;[.D133]=&quot;CE&quot;);IF([.L133]&gt;=4;IF([.K133]&gt;=6;&quot;H&quot;;&quot;A&quot;);IF([.L133]&gt;=2;IF([.K133]&gt;=20;&quot;H&quot;;IF([.K133]&lt;=5;&quot;L&quot;;&quot;A&quot;));IF([.K133]&lt;=19;&quot;L&quot;;&quot;A&quot;)));IF(OR([.D133]=&quot;ALI&quot;;[.D133]=&quot;AIE&quot;);IF([.L133]&gt;=6;IF([.K133]&gt;=20;&quot;H&quot;;&quot;A&quot;);IF([.L133]&gt;=2;IF([.K133]&gt;=51;&quot;H&quot;;IF([.K133]&lt;=19;&quot;L&quot;;&quot;A&quot;));IF([.K133]&lt;=50;&quot;L&quot;;&quot;A&quot;)))))))" table:style-name="ce37"/>
          <table:table-cell office:value-type="string" office:string-value="" table:formula="of:=IF([.N133]=&quot;L&quot;;&quot;Baixa&quot;;IF([.N133]=&quot;A&quot;;&quot;Média&quot;;IF([.N133]=&quot;&quot;;&quot;&quot;;&quot;Alta&quot;)))" table:style-name="ce37"/>
          <table:table-cell office:value-type="string" office:string-value="" table:formula="of:=IF(ISBLANK([.L133]);&quot;&quot;;IF([.D133]=&quot;ALI&quot;;IF([.N133]=&quot;L&quot;;7;IF([.N133]=&quot;A&quot;;10;15));IF([.D133]=&quot;AIE&quot;;IF([.N133]=&quot;L&quot;;5;IF([.N133]=&quot;A&quot;;7;10));IF([.D133]=&quot;SE&quot;;IF([.N133]=&quot;L&quot;;4;IF([.N133]=&quot;A&quot;;5;7));IF(OR([.D133]=&quot;EE&quot;;[.D133]=&quot;CE&quot;);IF([.N133]=&quot;L&quot;;3;IF([.N133]=&quot;A&quot;;4;6)))))))" table:style-name="ce38"/>
          <table:table-cell table:style-name="ce39"/>
          <table:table-cell table:style-name="ce40"/>
          <table:table-cell office:value-type="float" office:value="0" table:formula="of:=IF(AND([.$P133]=&quot;&quot;;[.$J133]&lt;&gt;&quot;&quot;);[.$J133];0)" table:style-name="ce3">
            <text:p>0</text:p>
          </table:table-cell>
          <table:table-cell office:value-type="float" office:value="0" table:formula="of:=IF(OR([.$P133]=&quot;&quot;;[.$J133]=&quot;&quot;);0;[.$J133])" table:style-name="ce3">
            <text:p>0</text:p>
          </table:table-cell>
          <table:table-cell office:value-type="float" office:value="0" table:formula="of:=IF(OR([.$P133]=&quot;&quot;;[.$J133]=&quot;&quot;);0;[.$P133])" table:style-name="ce3">
            <text:p>0</text:p>
          </table:table-cell>
          <table:table-cell office:value-type="float" office:value="0" table:formula="of:=IF(AND([.$J133]=&quot;&quot;;[.$P133]&lt;&gt;&quot;&quot;);[.$P13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4];[.H134])" table:style-name="ce36"/>
          <table:table-cell office:value-type="string" office:string-value="" table:formula="of:=IF(ISBLANK([.F134]);&quot;&quot;;IF([.D134]=&quot;EE&quot;;IF([.F134]&gt;=3;IF([.E134]&gt;=5;&quot;H&quot;;&quot;A&quot;);IF([.F134]&gt;=2;IF([.E134]&gt;=16;&quot;H&quot;;IF([.E134]&lt;=4;&quot;L&quot;;&quot;A&quot;));IF([.E134]&lt;=15;&quot;L&quot;;&quot;A&quot;)));IF(OR([.D134]=&quot;SE&quot;;[.D134]=&quot;CE&quot;);IF([.F134]&gt;=4;IF([.E134]&gt;=6;&quot;H&quot;;&quot;A&quot;);IF([.F134]&gt;=2;IF([.E134]&gt;=20;&quot;H&quot;;IF([.E134]&lt;=5;&quot;L&quot;;&quot;A&quot;));IF([.E134]&lt;=19;&quot;L&quot;;&quot;A&quot;)));IF(OR([.D134]=&quot;ALI&quot;;[.D134]=&quot;AIE&quot;);IF([.F134]&gt;=6;IF([.E134]&gt;=20;&quot;H&quot;;&quot;A&quot;);IF([.F134]&gt;=2;IF([.E134]&gt;=51;&quot;H&quot;;IF([.E134]&lt;=19;&quot;L&quot;;&quot;A&quot;));IF([.E134]&lt;=50;&quot;L&quot;;&quot;A&quot;)))))))" table:style-name="ce37"/>
          <table:table-cell office:value-type="string" office:string-value="" table:formula="of:=IF([.H134]=&quot;L&quot;;&quot;Baixa&quot;;IF([.H134]=&quot;A&quot;;&quot;Média&quot;;IF([.H134]=&quot;&quot;;&quot;&quot;;&quot;Alta&quot;)))" table:style-name="ce37"/>
          <table:table-cell office:value-type="string" office:string-value="" table:formula="of:=IF(ISBLANK([.F134]);&quot;&quot;;IF([.D134]=&quot;ALI&quot;;IF([.H134]=&quot;L&quot;;7;IF([.H134]=&quot;A&quot;;10;15));IF([.D134]=&quot;AIE&quot;;IF([.H134]=&quot;L&quot;;5;IF([.H134]=&quot;A&quot;;7;10));IF([.D134]=&quot;SE&quot;;IF([.H134]=&quot;L&quot;;4;IF([.H134]=&quot;A&quot;;5;7));IF(OR([.D134]=&quot;EE&quot;;[.D134]=&quot;CE&quot;);IF([.H134]=&quot;L&quot;;3;IF([.H134]=&quot;A&quot;;4;6)))))))" table:style-name="ce38"/>
          <table:table-cell table:style-name="ce39"/>
          <table:table-cell table:style-name="ce36"/>
          <table:table-cell office:value-type="string" office:string-value="" table:formula="of:=CONCATENATE([.D134];[.N134])" table:style-name="ce36"/>
          <table:table-cell office:value-type="string" office:string-value="" table:formula="of:=IF(ISBLANK([.L134]);&quot;&quot;;IF([.D134]=&quot;EE&quot;;IF([.L134]&gt;=3;IF([.K134]&gt;=5;&quot;H&quot;;&quot;A&quot;);IF([.L134]&gt;=2;IF([.K134]&gt;=16;&quot;H&quot;;IF([.K134]&lt;=4;&quot;L&quot;;&quot;A&quot;));IF([.K134]&lt;=15;&quot;L&quot;;&quot;A&quot;)));IF(OR([.D134]=&quot;SE&quot;;[.D134]=&quot;CE&quot;);IF([.L134]&gt;=4;IF([.K134]&gt;=6;&quot;H&quot;;&quot;A&quot;);IF([.L134]&gt;=2;IF([.K134]&gt;=20;&quot;H&quot;;IF([.K134]&lt;=5;&quot;L&quot;;&quot;A&quot;));IF([.K134]&lt;=19;&quot;L&quot;;&quot;A&quot;)));IF(OR([.D134]=&quot;ALI&quot;;[.D134]=&quot;AIE&quot;);IF([.L134]&gt;=6;IF([.K134]&gt;=20;&quot;H&quot;;&quot;A&quot;);IF([.L134]&gt;=2;IF([.K134]&gt;=51;&quot;H&quot;;IF([.K134]&lt;=19;&quot;L&quot;;&quot;A&quot;));IF([.K134]&lt;=50;&quot;L&quot;;&quot;A&quot;)))))))" table:style-name="ce37"/>
          <table:table-cell office:value-type="string" office:string-value="" table:formula="of:=IF([.N134]=&quot;L&quot;;&quot;Baixa&quot;;IF([.N134]=&quot;A&quot;;&quot;Média&quot;;IF([.N134]=&quot;&quot;;&quot;&quot;;&quot;Alta&quot;)))" table:style-name="ce37"/>
          <table:table-cell office:value-type="string" office:string-value="" table:formula="of:=IF(ISBLANK([.L134]);&quot;&quot;;IF([.D134]=&quot;ALI&quot;;IF([.N134]=&quot;L&quot;;7;IF([.N134]=&quot;A&quot;;10;15));IF([.D134]=&quot;AIE&quot;;IF([.N134]=&quot;L&quot;;5;IF([.N134]=&quot;A&quot;;7;10));IF([.D134]=&quot;SE&quot;;IF([.N134]=&quot;L&quot;;4;IF([.N134]=&quot;A&quot;;5;7));IF(OR([.D134]=&quot;EE&quot;;[.D134]=&quot;CE&quot;);IF([.N134]=&quot;L&quot;;3;IF([.N134]=&quot;A&quot;;4;6)))))))" table:style-name="ce38"/>
          <table:table-cell table:style-name="ce39"/>
          <table:table-cell table:style-name="ce40"/>
          <table:table-cell office:value-type="float" office:value="0" table:formula="of:=IF(AND([.$P134]=&quot;&quot;;[.$J134]&lt;&gt;&quot;&quot;);[.$J134];0)" table:style-name="ce3">
            <text:p>0</text:p>
          </table:table-cell>
          <table:table-cell office:value-type="float" office:value="0" table:formula="of:=IF(OR([.$P134]=&quot;&quot;;[.$J134]=&quot;&quot;);0;[.$J134])" table:style-name="ce3">
            <text:p>0</text:p>
          </table:table-cell>
          <table:table-cell office:value-type="float" office:value="0" table:formula="of:=IF(OR([.$P134]=&quot;&quot;;[.$J134]=&quot;&quot;);0;[.$P134])" table:style-name="ce3">
            <text:p>0</text:p>
          </table:table-cell>
          <table:table-cell office:value-type="float" office:value="0" table:formula="of:=IF(AND([.$J134]=&quot;&quot;;[.$P134]&lt;&gt;&quot;&quot;);[.$P13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5];[.H135])" table:style-name="ce36"/>
          <table:table-cell office:value-type="string" office:string-value="" table:formula="of:=IF(ISBLANK([.F135]);&quot;&quot;;IF([.D135]=&quot;EE&quot;;IF([.F135]&gt;=3;IF([.E135]&gt;=5;&quot;H&quot;;&quot;A&quot;);IF([.F135]&gt;=2;IF([.E135]&gt;=16;&quot;H&quot;;IF([.E135]&lt;=4;&quot;L&quot;;&quot;A&quot;));IF([.E135]&lt;=15;&quot;L&quot;;&quot;A&quot;)));IF(OR([.D135]=&quot;SE&quot;;[.D135]=&quot;CE&quot;);IF([.F135]&gt;=4;IF([.E135]&gt;=6;&quot;H&quot;;&quot;A&quot;);IF([.F135]&gt;=2;IF([.E135]&gt;=20;&quot;H&quot;;IF([.E135]&lt;=5;&quot;L&quot;;&quot;A&quot;));IF([.E135]&lt;=19;&quot;L&quot;;&quot;A&quot;)));IF(OR([.D135]=&quot;ALI&quot;;[.D135]=&quot;AIE&quot;);IF([.F135]&gt;=6;IF([.E135]&gt;=20;&quot;H&quot;;&quot;A&quot;);IF([.F135]&gt;=2;IF([.E135]&gt;=51;&quot;H&quot;;IF([.E135]&lt;=19;&quot;L&quot;;&quot;A&quot;));IF([.E135]&lt;=50;&quot;L&quot;;&quot;A&quot;)))))))" table:style-name="ce37"/>
          <table:table-cell office:value-type="string" office:string-value="" table:formula="of:=IF([.H135]=&quot;L&quot;;&quot;Baixa&quot;;IF([.H135]=&quot;A&quot;;&quot;Média&quot;;IF([.H135]=&quot;&quot;;&quot;&quot;;&quot;Alta&quot;)))" table:style-name="ce37"/>
          <table:table-cell office:value-type="string" office:string-value="" table:formula="of:=IF(ISBLANK([.F135]);&quot;&quot;;IF([.D135]=&quot;ALI&quot;;IF([.H135]=&quot;L&quot;;7;IF([.H135]=&quot;A&quot;;10;15));IF([.D135]=&quot;AIE&quot;;IF([.H135]=&quot;L&quot;;5;IF([.H135]=&quot;A&quot;;7;10));IF([.D135]=&quot;SE&quot;;IF([.H135]=&quot;L&quot;;4;IF([.H135]=&quot;A&quot;;5;7));IF(OR([.D135]=&quot;EE&quot;;[.D135]=&quot;CE&quot;);IF([.H135]=&quot;L&quot;;3;IF([.H135]=&quot;A&quot;;4;6)))))))" table:style-name="ce38"/>
          <table:table-cell table:style-name="ce39"/>
          <table:table-cell table:style-name="ce36"/>
          <table:table-cell office:value-type="string" office:string-value="" table:formula="of:=CONCATENATE([.D135];[.N135])" table:style-name="ce36"/>
          <table:table-cell office:value-type="string" office:string-value="" table:formula="of:=IF(ISBLANK([.L135]);&quot;&quot;;IF([.D135]=&quot;EE&quot;;IF([.L135]&gt;=3;IF([.K135]&gt;=5;&quot;H&quot;;&quot;A&quot;);IF([.L135]&gt;=2;IF([.K135]&gt;=16;&quot;H&quot;;IF([.K135]&lt;=4;&quot;L&quot;;&quot;A&quot;));IF([.K135]&lt;=15;&quot;L&quot;;&quot;A&quot;)));IF(OR([.D135]=&quot;SE&quot;;[.D135]=&quot;CE&quot;);IF([.L135]&gt;=4;IF([.K135]&gt;=6;&quot;H&quot;;&quot;A&quot;);IF([.L135]&gt;=2;IF([.K135]&gt;=20;&quot;H&quot;;IF([.K135]&lt;=5;&quot;L&quot;;&quot;A&quot;));IF([.K135]&lt;=19;&quot;L&quot;;&quot;A&quot;)));IF(OR([.D135]=&quot;ALI&quot;;[.D135]=&quot;AIE&quot;);IF([.L135]&gt;=6;IF([.K135]&gt;=20;&quot;H&quot;;&quot;A&quot;);IF([.L135]&gt;=2;IF([.K135]&gt;=51;&quot;H&quot;;IF([.K135]&lt;=19;&quot;L&quot;;&quot;A&quot;));IF([.K135]&lt;=50;&quot;L&quot;;&quot;A&quot;)))))))" table:style-name="ce37"/>
          <table:table-cell office:value-type="string" office:string-value="" table:formula="of:=IF([.N135]=&quot;L&quot;;&quot;Baixa&quot;;IF([.N135]=&quot;A&quot;;&quot;Média&quot;;IF([.N135]=&quot;&quot;;&quot;&quot;;&quot;Alta&quot;)))" table:style-name="ce37"/>
          <table:table-cell office:value-type="string" office:string-value="" table:formula="of:=IF(ISBLANK([.L135]);&quot;&quot;;IF([.D135]=&quot;ALI&quot;;IF([.N135]=&quot;L&quot;;7;IF([.N135]=&quot;A&quot;;10;15));IF([.D135]=&quot;AIE&quot;;IF([.N135]=&quot;L&quot;;5;IF([.N135]=&quot;A&quot;;7;10));IF([.D135]=&quot;SE&quot;;IF([.N135]=&quot;L&quot;;4;IF([.N135]=&quot;A&quot;;5;7));IF(OR([.D135]=&quot;EE&quot;;[.D135]=&quot;CE&quot;);IF([.N135]=&quot;L&quot;;3;IF([.N135]=&quot;A&quot;;4;6)))))))" table:style-name="ce38"/>
          <table:table-cell table:style-name="ce39"/>
          <table:table-cell table:style-name="ce40"/>
          <table:table-cell office:value-type="float" office:value="0" table:formula="of:=IF(AND([.$P135]=&quot;&quot;;[.$J135]&lt;&gt;&quot;&quot;);[.$J135];0)" table:style-name="ce3">
            <text:p>0</text:p>
          </table:table-cell>
          <table:table-cell office:value-type="float" office:value="0" table:formula="of:=IF(OR([.$P135]=&quot;&quot;;[.$J135]=&quot;&quot;);0;[.$J135])" table:style-name="ce3">
            <text:p>0</text:p>
          </table:table-cell>
          <table:table-cell office:value-type="float" office:value="0" table:formula="of:=IF(OR([.$P135]=&quot;&quot;;[.$J135]=&quot;&quot;);0;[.$P135])" table:style-name="ce3">
            <text:p>0</text:p>
          </table:table-cell>
          <table:table-cell office:value-type="float" office:value="0" table:formula="of:=IF(AND([.$J135]=&quot;&quot;;[.$P135]&lt;&gt;&quot;&quot;);[.$P13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6];[.H136])" table:style-name="ce36"/>
          <table:table-cell office:value-type="string" office:string-value="" table:formula="of:=IF(ISBLANK([.F136]);&quot;&quot;;IF([.D136]=&quot;EE&quot;;IF([.F136]&gt;=3;IF([.E136]&gt;=5;&quot;H&quot;;&quot;A&quot;);IF([.F136]&gt;=2;IF([.E136]&gt;=16;&quot;H&quot;;IF([.E136]&lt;=4;&quot;L&quot;;&quot;A&quot;));IF([.E136]&lt;=15;&quot;L&quot;;&quot;A&quot;)));IF(OR([.D136]=&quot;SE&quot;;[.D136]=&quot;CE&quot;);IF([.F136]&gt;=4;IF([.E136]&gt;=6;&quot;H&quot;;&quot;A&quot;);IF([.F136]&gt;=2;IF([.E136]&gt;=20;&quot;H&quot;;IF([.E136]&lt;=5;&quot;L&quot;;&quot;A&quot;));IF([.E136]&lt;=19;&quot;L&quot;;&quot;A&quot;)));IF(OR([.D136]=&quot;ALI&quot;;[.D136]=&quot;AIE&quot;);IF([.F136]&gt;=6;IF([.E136]&gt;=20;&quot;H&quot;;&quot;A&quot;);IF([.F136]&gt;=2;IF([.E136]&gt;=51;&quot;H&quot;;IF([.E136]&lt;=19;&quot;L&quot;;&quot;A&quot;));IF([.E136]&lt;=50;&quot;L&quot;;&quot;A&quot;)))))))" table:style-name="ce37"/>
          <table:table-cell office:value-type="string" office:string-value="" table:formula="of:=IF([.H136]=&quot;L&quot;;&quot;Baixa&quot;;IF([.H136]=&quot;A&quot;;&quot;Média&quot;;IF([.H136]=&quot;&quot;;&quot;&quot;;&quot;Alta&quot;)))" table:style-name="ce37"/>
          <table:table-cell office:value-type="string" office:string-value="" table:formula="of:=IF(ISBLANK([.F136]);&quot;&quot;;IF([.D136]=&quot;ALI&quot;;IF([.H136]=&quot;L&quot;;7;IF([.H136]=&quot;A&quot;;10;15));IF([.D136]=&quot;AIE&quot;;IF([.H136]=&quot;L&quot;;5;IF([.H136]=&quot;A&quot;;7;10));IF([.D136]=&quot;SE&quot;;IF([.H136]=&quot;L&quot;;4;IF([.H136]=&quot;A&quot;;5;7));IF(OR([.D136]=&quot;EE&quot;;[.D136]=&quot;CE&quot;);IF([.H136]=&quot;L&quot;;3;IF([.H136]=&quot;A&quot;;4;6)))))))" table:style-name="ce38"/>
          <table:table-cell table:style-name="ce39"/>
          <table:table-cell table:style-name="ce36"/>
          <table:table-cell office:value-type="string" office:string-value="" table:formula="of:=CONCATENATE([.D136];[.N136])" table:style-name="ce36"/>
          <table:table-cell office:value-type="string" office:string-value="" table:formula="of:=IF(ISBLANK([.L136]);&quot;&quot;;IF([.D136]=&quot;EE&quot;;IF([.L136]&gt;=3;IF([.K136]&gt;=5;&quot;H&quot;;&quot;A&quot;);IF([.L136]&gt;=2;IF([.K136]&gt;=16;&quot;H&quot;;IF([.K136]&lt;=4;&quot;L&quot;;&quot;A&quot;));IF([.K136]&lt;=15;&quot;L&quot;;&quot;A&quot;)));IF(OR([.D136]=&quot;SE&quot;;[.D136]=&quot;CE&quot;);IF([.L136]&gt;=4;IF([.K136]&gt;=6;&quot;H&quot;;&quot;A&quot;);IF([.L136]&gt;=2;IF([.K136]&gt;=20;&quot;H&quot;;IF([.K136]&lt;=5;&quot;L&quot;;&quot;A&quot;));IF([.K136]&lt;=19;&quot;L&quot;;&quot;A&quot;)));IF(OR([.D136]=&quot;ALI&quot;;[.D136]=&quot;AIE&quot;);IF([.L136]&gt;=6;IF([.K136]&gt;=20;&quot;H&quot;;&quot;A&quot;);IF([.L136]&gt;=2;IF([.K136]&gt;=51;&quot;H&quot;;IF([.K136]&lt;=19;&quot;L&quot;;&quot;A&quot;));IF([.K136]&lt;=50;&quot;L&quot;;&quot;A&quot;)))))))" table:style-name="ce37"/>
          <table:table-cell office:value-type="string" office:string-value="" table:formula="of:=IF([.N136]=&quot;L&quot;;&quot;Baixa&quot;;IF([.N136]=&quot;A&quot;;&quot;Média&quot;;IF([.N136]=&quot;&quot;;&quot;&quot;;&quot;Alta&quot;)))" table:style-name="ce37"/>
          <table:table-cell office:value-type="string" office:string-value="" table:formula="of:=IF(ISBLANK([.L136]);&quot;&quot;;IF([.D136]=&quot;ALI&quot;;IF([.N136]=&quot;L&quot;;7;IF([.N136]=&quot;A&quot;;10;15));IF([.D136]=&quot;AIE&quot;;IF([.N136]=&quot;L&quot;;5;IF([.N136]=&quot;A&quot;;7;10));IF([.D136]=&quot;SE&quot;;IF([.N136]=&quot;L&quot;;4;IF([.N136]=&quot;A&quot;;5;7));IF(OR([.D136]=&quot;EE&quot;;[.D136]=&quot;CE&quot;);IF([.N136]=&quot;L&quot;;3;IF([.N136]=&quot;A&quot;;4;6)))))))" table:style-name="ce38"/>
          <table:table-cell table:style-name="ce39"/>
          <table:table-cell table:style-name="ce40"/>
          <table:table-cell office:value-type="float" office:value="0" table:formula="of:=IF(AND([.$P136]=&quot;&quot;;[.$J136]&lt;&gt;&quot;&quot;);[.$J136];0)" table:style-name="ce3">
            <text:p>0</text:p>
          </table:table-cell>
          <table:table-cell office:value-type="float" office:value="0" table:formula="of:=IF(OR([.$P136]=&quot;&quot;;[.$J136]=&quot;&quot;);0;[.$J136])" table:style-name="ce3">
            <text:p>0</text:p>
          </table:table-cell>
          <table:table-cell office:value-type="float" office:value="0" table:formula="of:=IF(OR([.$P136]=&quot;&quot;;[.$J136]=&quot;&quot;);0;[.$P136])" table:style-name="ce3">
            <text:p>0</text:p>
          </table:table-cell>
          <table:table-cell office:value-type="float" office:value="0" table:formula="of:=IF(AND([.$J136]=&quot;&quot;;[.$P136]&lt;&gt;&quot;&quot;);[.$P13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7];[.H137])" table:style-name="ce36"/>
          <table:table-cell office:value-type="string" office:string-value="" table:formula="of:=IF(ISBLANK([.F137]);&quot;&quot;;IF([.D137]=&quot;EE&quot;;IF([.F137]&gt;=3;IF([.E137]&gt;=5;&quot;H&quot;;&quot;A&quot;);IF([.F137]&gt;=2;IF([.E137]&gt;=16;&quot;H&quot;;IF([.E137]&lt;=4;&quot;L&quot;;&quot;A&quot;));IF([.E137]&lt;=15;&quot;L&quot;;&quot;A&quot;)));IF(OR([.D137]=&quot;SE&quot;;[.D137]=&quot;CE&quot;);IF([.F137]&gt;=4;IF([.E137]&gt;=6;&quot;H&quot;;&quot;A&quot;);IF([.F137]&gt;=2;IF([.E137]&gt;=20;&quot;H&quot;;IF([.E137]&lt;=5;&quot;L&quot;;&quot;A&quot;));IF([.E137]&lt;=19;&quot;L&quot;;&quot;A&quot;)));IF(OR([.D137]=&quot;ALI&quot;;[.D137]=&quot;AIE&quot;);IF([.F137]&gt;=6;IF([.E137]&gt;=20;&quot;H&quot;;&quot;A&quot;);IF([.F137]&gt;=2;IF([.E137]&gt;=51;&quot;H&quot;;IF([.E137]&lt;=19;&quot;L&quot;;&quot;A&quot;));IF([.E137]&lt;=50;&quot;L&quot;;&quot;A&quot;)))))))" table:style-name="ce37"/>
          <table:table-cell office:value-type="string" office:string-value="" table:formula="of:=IF([.H137]=&quot;L&quot;;&quot;Baixa&quot;;IF([.H137]=&quot;A&quot;;&quot;Média&quot;;IF([.H137]=&quot;&quot;;&quot;&quot;;&quot;Alta&quot;)))" table:style-name="ce37"/>
          <table:table-cell office:value-type="string" office:string-value="" table:formula="of:=IF(ISBLANK([.F137]);&quot;&quot;;IF([.D137]=&quot;ALI&quot;;IF([.H137]=&quot;L&quot;;7;IF([.H137]=&quot;A&quot;;10;15));IF([.D137]=&quot;AIE&quot;;IF([.H137]=&quot;L&quot;;5;IF([.H137]=&quot;A&quot;;7;10));IF([.D137]=&quot;SE&quot;;IF([.H137]=&quot;L&quot;;4;IF([.H137]=&quot;A&quot;;5;7));IF(OR([.D137]=&quot;EE&quot;;[.D137]=&quot;CE&quot;);IF([.H137]=&quot;L&quot;;3;IF([.H137]=&quot;A&quot;;4;6)))))))" table:style-name="ce38"/>
          <table:table-cell table:style-name="ce39"/>
          <table:table-cell table:style-name="ce36"/>
          <table:table-cell office:value-type="string" office:string-value="" table:formula="of:=CONCATENATE([.D137];[.N137])" table:style-name="ce36"/>
          <table:table-cell office:value-type="string" office:string-value="" table:formula="of:=IF(ISBLANK([.L137]);&quot;&quot;;IF([.D137]=&quot;EE&quot;;IF([.L137]&gt;=3;IF([.K137]&gt;=5;&quot;H&quot;;&quot;A&quot;);IF([.L137]&gt;=2;IF([.K137]&gt;=16;&quot;H&quot;;IF([.K137]&lt;=4;&quot;L&quot;;&quot;A&quot;));IF([.K137]&lt;=15;&quot;L&quot;;&quot;A&quot;)));IF(OR([.D137]=&quot;SE&quot;;[.D137]=&quot;CE&quot;);IF([.L137]&gt;=4;IF([.K137]&gt;=6;&quot;H&quot;;&quot;A&quot;);IF([.L137]&gt;=2;IF([.K137]&gt;=20;&quot;H&quot;;IF([.K137]&lt;=5;&quot;L&quot;;&quot;A&quot;));IF([.K137]&lt;=19;&quot;L&quot;;&quot;A&quot;)));IF(OR([.D137]=&quot;ALI&quot;;[.D137]=&quot;AIE&quot;);IF([.L137]&gt;=6;IF([.K137]&gt;=20;&quot;H&quot;;&quot;A&quot;);IF([.L137]&gt;=2;IF([.K137]&gt;=51;&quot;H&quot;;IF([.K137]&lt;=19;&quot;L&quot;;&quot;A&quot;));IF([.K137]&lt;=50;&quot;L&quot;;&quot;A&quot;)))))))" table:style-name="ce37"/>
          <table:table-cell office:value-type="string" office:string-value="" table:formula="of:=IF([.N137]=&quot;L&quot;;&quot;Baixa&quot;;IF([.N137]=&quot;A&quot;;&quot;Média&quot;;IF([.N137]=&quot;&quot;;&quot;&quot;;&quot;Alta&quot;)))" table:style-name="ce37"/>
          <table:table-cell office:value-type="string" office:string-value="" table:formula="of:=IF(ISBLANK([.L137]);&quot;&quot;;IF([.D137]=&quot;ALI&quot;;IF([.N137]=&quot;L&quot;;7;IF([.N137]=&quot;A&quot;;10;15));IF([.D137]=&quot;AIE&quot;;IF([.N137]=&quot;L&quot;;5;IF([.N137]=&quot;A&quot;;7;10));IF([.D137]=&quot;SE&quot;;IF([.N137]=&quot;L&quot;;4;IF([.N137]=&quot;A&quot;;5;7));IF(OR([.D137]=&quot;EE&quot;;[.D137]=&quot;CE&quot;);IF([.N137]=&quot;L&quot;;3;IF([.N137]=&quot;A&quot;;4;6)))))))" table:style-name="ce38"/>
          <table:table-cell table:style-name="ce39"/>
          <table:table-cell table:style-name="ce40"/>
          <table:table-cell office:value-type="float" office:value="0" table:formula="of:=IF(AND([.$P137]=&quot;&quot;;[.$J137]&lt;&gt;&quot;&quot;);[.$J137];0)" table:style-name="ce3">
            <text:p>0</text:p>
          </table:table-cell>
          <table:table-cell office:value-type="float" office:value="0" table:formula="of:=IF(OR([.$P137]=&quot;&quot;;[.$J137]=&quot;&quot;);0;[.$J137])" table:style-name="ce3">
            <text:p>0</text:p>
          </table:table-cell>
          <table:table-cell office:value-type="float" office:value="0" table:formula="of:=IF(OR([.$P137]=&quot;&quot;;[.$J137]=&quot;&quot;);0;[.$P137])" table:style-name="ce3">
            <text:p>0</text:p>
          </table:table-cell>
          <table:table-cell office:value-type="float" office:value="0" table:formula="of:=IF(AND([.$J137]=&quot;&quot;;[.$P137]&lt;&gt;&quot;&quot;);[.$P13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8];[.H138])" table:style-name="ce36"/>
          <table:table-cell office:value-type="string" office:string-value="" table:formula="of:=IF(ISBLANK([.F138]);&quot;&quot;;IF([.D138]=&quot;EE&quot;;IF([.F138]&gt;=3;IF([.E138]&gt;=5;&quot;H&quot;;&quot;A&quot;);IF([.F138]&gt;=2;IF([.E138]&gt;=16;&quot;H&quot;;IF([.E138]&lt;=4;&quot;L&quot;;&quot;A&quot;));IF([.E138]&lt;=15;&quot;L&quot;;&quot;A&quot;)));IF(OR([.D138]=&quot;SE&quot;;[.D138]=&quot;CE&quot;);IF([.F138]&gt;=4;IF([.E138]&gt;=6;&quot;H&quot;;&quot;A&quot;);IF([.F138]&gt;=2;IF([.E138]&gt;=20;&quot;H&quot;;IF([.E138]&lt;=5;&quot;L&quot;;&quot;A&quot;));IF([.E138]&lt;=19;&quot;L&quot;;&quot;A&quot;)));IF(OR([.D138]=&quot;ALI&quot;;[.D138]=&quot;AIE&quot;);IF([.F138]&gt;=6;IF([.E138]&gt;=20;&quot;H&quot;;&quot;A&quot;);IF([.F138]&gt;=2;IF([.E138]&gt;=51;&quot;H&quot;;IF([.E138]&lt;=19;&quot;L&quot;;&quot;A&quot;));IF([.E138]&lt;=50;&quot;L&quot;;&quot;A&quot;)))))))" table:style-name="ce37"/>
          <table:table-cell office:value-type="string" office:string-value="" table:formula="of:=IF([.H138]=&quot;L&quot;;&quot;Baixa&quot;;IF([.H138]=&quot;A&quot;;&quot;Média&quot;;IF([.H138]=&quot;&quot;;&quot;&quot;;&quot;Alta&quot;)))" table:style-name="ce37"/>
          <table:table-cell office:value-type="string" office:string-value="" table:formula="of:=IF(ISBLANK([.F138]);&quot;&quot;;IF([.D138]=&quot;ALI&quot;;IF([.H138]=&quot;L&quot;;7;IF([.H138]=&quot;A&quot;;10;15));IF([.D138]=&quot;AIE&quot;;IF([.H138]=&quot;L&quot;;5;IF([.H138]=&quot;A&quot;;7;10));IF([.D138]=&quot;SE&quot;;IF([.H138]=&quot;L&quot;;4;IF([.H138]=&quot;A&quot;;5;7));IF(OR([.D138]=&quot;EE&quot;;[.D138]=&quot;CE&quot;);IF([.H138]=&quot;L&quot;;3;IF([.H138]=&quot;A&quot;;4;6)))))))" table:style-name="ce38"/>
          <table:table-cell table:style-name="ce39"/>
          <table:table-cell table:style-name="ce36"/>
          <table:table-cell office:value-type="string" office:string-value="" table:formula="of:=CONCATENATE([.D138];[.N138])" table:style-name="ce36"/>
          <table:table-cell office:value-type="string" office:string-value="" table:formula="of:=IF(ISBLANK([.L138]);&quot;&quot;;IF([.D138]=&quot;EE&quot;;IF([.L138]&gt;=3;IF([.K138]&gt;=5;&quot;H&quot;;&quot;A&quot;);IF([.L138]&gt;=2;IF([.K138]&gt;=16;&quot;H&quot;;IF([.K138]&lt;=4;&quot;L&quot;;&quot;A&quot;));IF([.K138]&lt;=15;&quot;L&quot;;&quot;A&quot;)));IF(OR([.D138]=&quot;SE&quot;;[.D138]=&quot;CE&quot;);IF([.L138]&gt;=4;IF([.K138]&gt;=6;&quot;H&quot;;&quot;A&quot;);IF([.L138]&gt;=2;IF([.K138]&gt;=20;&quot;H&quot;;IF([.K138]&lt;=5;&quot;L&quot;;&quot;A&quot;));IF([.K138]&lt;=19;&quot;L&quot;;&quot;A&quot;)));IF(OR([.D138]=&quot;ALI&quot;;[.D138]=&quot;AIE&quot;);IF([.L138]&gt;=6;IF([.K138]&gt;=20;&quot;H&quot;;&quot;A&quot;);IF([.L138]&gt;=2;IF([.K138]&gt;=51;&quot;H&quot;;IF([.K138]&lt;=19;&quot;L&quot;;&quot;A&quot;));IF([.K138]&lt;=50;&quot;L&quot;;&quot;A&quot;)))))))" table:style-name="ce37"/>
          <table:table-cell office:value-type="string" office:string-value="" table:formula="of:=IF([.N138]=&quot;L&quot;;&quot;Baixa&quot;;IF([.N138]=&quot;A&quot;;&quot;Média&quot;;IF([.N138]=&quot;&quot;;&quot;&quot;;&quot;Alta&quot;)))" table:style-name="ce37"/>
          <table:table-cell office:value-type="string" office:string-value="" table:formula="of:=IF(ISBLANK([.L138]);&quot;&quot;;IF([.D138]=&quot;ALI&quot;;IF([.N138]=&quot;L&quot;;7;IF([.N138]=&quot;A&quot;;10;15));IF([.D138]=&quot;AIE&quot;;IF([.N138]=&quot;L&quot;;5;IF([.N138]=&quot;A&quot;;7;10));IF([.D138]=&quot;SE&quot;;IF([.N138]=&quot;L&quot;;4;IF([.N138]=&quot;A&quot;;5;7));IF(OR([.D138]=&quot;EE&quot;;[.D138]=&quot;CE&quot;);IF([.N138]=&quot;L&quot;;3;IF([.N138]=&quot;A&quot;;4;6)))))))" table:style-name="ce38"/>
          <table:table-cell table:style-name="ce39"/>
          <table:table-cell table:style-name="ce40"/>
          <table:table-cell office:value-type="float" office:value="0" table:formula="of:=IF(AND([.$P138]=&quot;&quot;;[.$J138]&lt;&gt;&quot;&quot;);[.$J138];0)" table:style-name="ce3">
            <text:p>0</text:p>
          </table:table-cell>
          <table:table-cell office:value-type="float" office:value="0" table:formula="of:=IF(OR([.$P138]=&quot;&quot;;[.$J138]=&quot;&quot;);0;[.$J138])" table:style-name="ce3">
            <text:p>0</text:p>
          </table:table-cell>
          <table:table-cell office:value-type="float" office:value="0" table:formula="of:=IF(OR([.$P138]=&quot;&quot;;[.$J138]=&quot;&quot;);0;[.$P138])" table:style-name="ce3">
            <text:p>0</text:p>
          </table:table-cell>
          <table:table-cell office:value-type="float" office:value="0" table:formula="of:=IF(AND([.$J138]=&quot;&quot;;[.$P138]&lt;&gt;&quot;&quot;);[.$P13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39];[.H139])" table:style-name="ce36"/>
          <table:table-cell office:value-type="string" office:string-value="" table:formula="of:=IF(ISBLANK([.F139]);&quot;&quot;;IF([.D139]=&quot;EE&quot;;IF([.F139]&gt;=3;IF([.E139]&gt;=5;&quot;H&quot;;&quot;A&quot;);IF([.F139]&gt;=2;IF([.E139]&gt;=16;&quot;H&quot;;IF([.E139]&lt;=4;&quot;L&quot;;&quot;A&quot;));IF([.E139]&lt;=15;&quot;L&quot;;&quot;A&quot;)));IF(OR([.D139]=&quot;SE&quot;;[.D139]=&quot;CE&quot;);IF([.F139]&gt;=4;IF([.E139]&gt;=6;&quot;H&quot;;&quot;A&quot;);IF([.F139]&gt;=2;IF([.E139]&gt;=20;&quot;H&quot;;IF([.E139]&lt;=5;&quot;L&quot;;&quot;A&quot;));IF([.E139]&lt;=19;&quot;L&quot;;&quot;A&quot;)));IF(OR([.D139]=&quot;ALI&quot;;[.D139]=&quot;AIE&quot;);IF([.F139]&gt;=6;IF([.E139]&gt;=20;&quot;H&quot;;&quot;A&quot;);IF([.F139]&gt;=2;IF([.E139]&gt;=51;&quot;H&quot;;IF([.E139]&lt;=19;&quot;L&quot;;&quot;A&quot;));IF([.E139]&lt;=50;&quot;L&quot;;&quot;A&quot;)))))))" table:style-name="ce37"/>
          <table:table-cell office:value-type="string" office:string-value="" table:formula="of:=IF([.H139]=&quot;L&quot;;&quot;Baixa&quot;;IF([.H139]=&quot;A&quot;;&quot;Média&quot;;IF([.H139]=&quot;&quot;;&quot;&quot;;&quot;Alta&quot;)))" table:style-name="ce37"/>
          <table:table-cell office:value-type="string" office:string-value="" table:formula="of:=IF(ISBLANK([.F139]);&quot;&quot;;IF([.D139]=&quot;ALI&quot;;IF([.H139]=&quot;L&quot;;7;IF([.H139]=&quot;A&quot;;10;15));IF([.D139]=&quot;AIE&quot;;IF([.H139]=&quot;L&quot;;5;IF([.H139]=&quot;A&quot;;7;10));IF([.D139]=&quot;SE&quot;;IF([.H139]=&quot;L&quot;;4;IF([.H139]=&quot;A&quot;;5;7));IF(OR([.D139]=&quot;EE&quot;;[.D139]=&quot;CE&quot;);IF([.H139]=&quot;L&quot;;3;IF([.H139]=&quot;A&quot;;4;6)))))))" table:style-name="ce38"/>
          <table:table-cell table:style-name="ce39"/>
          <table:table-cell table:style-name="ce36"/>
          <table:table-cell office:value-type="string" office:string-value="" table:formula="of:=CONCATENATE([.D139];[.N139])" table:style-name="ce36"/>
          <table:table-cell office:value-type="string" office:string-value="" table:formula="of:=IF(ISBLANK([.L139]);&quot;&quot;;IF([.D139]=&quot;EE&quot;;IF([.L139]&gt;=3;IF([.K139]&gt;=5;&quot;H&quot;;&quot;A&quot;);IF([.L139]&gt;=2;IF([.K139]&gt;=16;&quot;H&quot;;IF([.K139]&lt;=4;&quot;L&quot;;&quot;A&quot;));IF([.K139]&lt;=15;&quot;L&quot;;&quot;A&quot;)));IF(OR([.D139]=&quot;SE&quot;;[.D139]=&quot;CE&quot;);IF([.L139]&gt;=4;IF([.K139]&gt;=6;&quot;H&quot;;&quot;A&quot;);IF([.L139]&gt;=2;IF([.K139]&gt;=20;&quot;H&quot;;IF([.K139]&lt;=5;&quot;L&quot;;&quot;A&quot;));IF([.K139]&lt;=19;&quot;L&quot;;&quot;A&quot;)));IF(OR([.D139]=&quot;ALI&quot;;[.D139]=&quot;AIE&quot;);IF([.L139]&gt;=6;IF([.K139]&gt;=20;&quot;H&quot;;&quot;A&quot;);IF([.L139]&gt;=2;IF([.K139]&gt;=51;&quot;H&quot;;IF([.K139]&lt;=19;&quot;L&quot;;&quot;A&quot;));IF([.K139]&lt;=50;&quot;L&quot;;&quot;A&quot;)))))))" table:style-name="ce37"/>
          <table:table-cell office:value-type="string" office:string-value="" table:formula="of:=IF([.N139]=&quot;L&quot;;&quot;Baixa&quot;;IF([.N139]=&quot;A&quot;;&quot;Média&quot;;IF([.N139]=&quot;&quot;;&quot;&quot;;&quot;Alta&quot;)))" table:style-name="ce37"/>
          <table:table-cell office:value-type="string" office:string-value="" table:formula="of:=IF(ISBLANK([.L139]);&quot;&quot;;IF([.D139]=&quot;ALI&quot;;IF([.N139]=&quot;L&quot;;7;IF([.N139]=&quot;A&quot;;10;15));IF([.D139]=&quot;AIE&quot;;IF([.N139]=&quot;L&quot;;5;IF([.N139]=&quot;A&quot;;7;10));IF([.D139]=&quot;SE&quot;;IF([.N139]=&quot;L&quot;;4;IF([.N139]=&quot;A&quot;;5;7));IF(OR([.D139]=&quot;EE&quot;;[.D139]=&quot;CE&quot;);IF([.N139]=&quot;L&quot;;3;IF([.N139]=&quot;A&quot;;4;6)))))))" table:style-name="ce38"/>
          <table:table-cell table:style-name="ce39"/>
          <table:table-cell table:style-name="ce40"/>
          <table:table-cell office:value-type="float" office:value="0" table:formula="of:=IF(AND([.$P139]=&quot;&quot;;[.$J139]&lt;&gt;&quot;&quot;);[.$J139];0)" table:style-name="ce3">
            <text:p>0</text:p>
          </table:table-cell>
          <table:table-cell office:value-type="float" office:value="0" table:formula="of:=IF(OR([.$P139]=&quot;&quot;;[.$J139]=&quot;&quot;);0;[.$J139])" table:style-name="ce3">
            <text:p>0</text:p>
          </table:table-cell>
          <table:table-cell office:value-type="float" office:value="0" table:formula="of:=IF(OR([.$P139]=&quot;&quot;;[.$J139]=&quot;&quot;);0;[.$P139])" table:style-name="ce3">
            <text:p>0</text:p>
          </table:table-cell>
          <table:table-cell office:value-type="float" office:value="0" table:formula="of:=IF(AND([.$J139]=&quot;&quot;;[.$P139]&lt;&gt;&quot;&quot;);[.$P13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40];[.H140])" table:style-name="ce36"/>
          <table:table-cell office:value-type="string" office:string-value="" table:formula="of:=IF(ISBLANK([.F140]);&quot;&quot;;IF([.D140]=&quot;EE&quot;;IF([.F140]&gt;=3;IF([.E140]&gt;=5;&quot;H&quot;;&quot;A&quot;);IF([.F140]&gt;=2;IF([.E140]&gt;=16;&quot;H&quot;;IF([.E140]&lt;=4;&quot;L&quot;;&quot;A&quot;));IF([.E140]&lt;=15;&quot;L&quot;;&quot;A&quot;)));IF(OR([.D140]=&quot;SE&quot;;[.D140]=&quot;CE&quot;);IF([.F140]&gt;=4;IF([.E140]&gt;=6;&quot;H&quot;;&quot;A&quot;);IF([.F140]&gt;=2;IF([.E140]&gt;=20;&quot;H&quot;;IF([.E140]&lt;=5;&quot;L&quot;;&quot;A&quot;));IF([.E140]&lt;=19;&quot;L&quot;;&quot;A&quot;)));IF(OR([.D140]=&quot;ALI&quot;;[.D140]=&quot;AIE&quot;);IF([.F140]&gt;=6;IF([.E140]&gt;=20;&quot;H&quot;;&quot;A&quot;);IF([.F140]&gt;=2;IF([.E140]&gt;=51;&quot;H&quot;;IF([.E140]&lt;=19;&quot;L&quot;;&quot;A&quot;));IF([.E140]&lt;=50;&quot;L&quot;;&quot;A&quot;)))))))" table:style-name="ce37"/>
          <table:table-cell office:value-type="string" office:string-value="" table:formula="of:=IF([.H140]=&quot;L&quot;;&quot;Baixa&quot;;IF([.H140]=&quot;A&quot;;&quot;Média&quot;;IF([.H140]=&quot;&quot;;&quot;&quot;;&quot;Alta&quot;)))" table:style-name="ce37"/>
          <table:table-cell office:value-type="string" office:string-value="" table:formula="of:=IF(ISBLANK([.F140]);&quot;&quot;;IF([.D140]=&quot;ALI&quot;;IF([.H140]=&quot;L&quot;;7;IF([.H140]=&quot;A&quot;;10;15));IF([.D140]=&quot;AIE&quot;;IF([.H140]=&quot;L&quot;;5;IF([.H140]=&quot;A&quot;;7;10));IF([.D140]=&quot;SE&quot;;IF([.H140]=&quot;L&quot;;4;IF([.H140]=&quot;A&quot;;5;7));IF(OR([.D140]=&quot;EE&quot;;[.D140]=&quot;CE&quot;);IF([.H140]=&quot;L&quot;;3;IF([.H140]=&quot;A&quot;;4;6)))))))" table:style-name="ce38"/>
          <table:table-cell table:style-name="ce39"/>
          <table:table-cell table:style-name="ce36"/>
          <table:table-cell office:value-type="string" office:string-value="" table:formula="of:=CONCATENATE([.D140];[.N140])" table:style-name="ce36"/>
          <table:table-cell office:value-type="string" office:string-value="" table:formula="of:=IF(ISBLANK([.L140]);&quot;&quot;;IF([.D140]=&quot;EE&quot;;IF([.L140]&gt;=3;IF([.K140]&gt;=5;&quot;H&quot;;&quot;A&quot;);IF([.L140]&gt;=2;IF([.K140]&gt;=16;&quot;H&quot;;IF([.K140]&lt;=4;&quot;L&quot;;&quot;A&quot;));IF([.K140]&lt;=15;&quot;L&quot;;&quot;A&quot;)));IF(OR([.D140]=&quot;SE&quot;;[.D140]=&quot;CE&quot;);IF([.L140]&gt;=4;IF([.K140]&gt;=6;&quot;H&quot;;&quot;A&quot;);IF([.L140]&gt;=2;IF([.K140]&gt;=20;&quot;H&quot;;IF([.K140]&lt;=5;&quot;L&quot;;&quot;A&quot;));IF([.K140]&lt;=19;&quot;L&quot;;&quot;A&quot;)));IF(OR([.D140]=&quot;ALI&quot;;[.D140]=&quot;AIE&quot;);IF([.L140]&gt;=6;IF([.K140]&gt;=20;&quot;H&quot;;&quot;A&quot;);IF([.L140]&gt;=2;IF([.K140]&gt;=51;&quot;H&quot;;IF([.K140]&lt;=19;&quot;L&quot;;&quot;A&quot;));IF([.K140]&lt;=50;&quot;L&quot;;&quot;A&quot;)))))))" table:style-name="ce37"/>
          <table:table-cell office:value-type="string" office:string-value="" table:formula="of:=IF([.N140]=&quot;L&quot;;&quot;Baixa&quot;;IF([.N140]=&quot;A&quot;;&quot;Média&quot;;IF([.N140]=&quot;&quot;;&quot;&quot;;&quot;Alta&quot;)))" table:style-name="ce37"/>
          <table:table-cell office:value-type="string" office:string-value="" table:formula="of:=IF(ISBLANK([.L140]);&quot;&quot;;IF([.D140]=&quot;ALI&quot;;IF([.N140]=&quot;L&quot;;7;IF([.N140]=&quot;A&quot;;10;15));IF([.D140]=&quot;AIE&quot;;IF([.N140]=&quot;L&quot;;5;IF([.N140]=&quot;A&quot;;7;10));IF([.D140]=&quot;SE&quot;;IF([.N140]=&quot;L&quot;;4;IF([.N140]=&quot;A&quot;;5;7));IF(OR([.D140]=&quot;EE&quot;;[.D140]=&quot;CE&quot;);IF([.N140]=&quot;L&quot;;3;IF([.N140]=&quot;A&quot;;4;6)))))))" table:style-name="ce38"/>
          <table:table-cell table:style-name="ce39"/>
          <table:table-cell table:style-name="ce40"/>
          <table:table-cell office:value-type="float" office:value="0" table:formula="of:=IF(AND([.$P140]=&quot;&quot;;[.$J140]&lt;&gt;&quot;&quot;);[.$J140];0)" table:style-name="ce3">
            <text:p>0</text:p>
          </table:table-cell>
          <table:table-cell office:value-type="float" office:value="0" table:formula="of:=IF(OR([.$P140]=&quot;&quot;;[.$J140]=&quot;&quot;);0;[.$J140])" table:style-name="ce3">
            <text:p>0</text:p>
          </table:table-cell>
          <table:table-cell office:value-type="float" office:value="0" table:formula="of:=IF(OR([.$P140]=&quot;&quot;;[.$J140]=&quot;&quot;);0;[.$P140])" table:style-name="ce3">
            <text:p>0</text:p>
          </table:table-cell>
          <table:table-cell office:value-type="float" office:value="0" table:formula="of:=IF(AND([.$J140]=&quot;&quot;;[.$P140]&lt;&gt;&quot;&quot;);[.$P14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41];[.H141])" table:style-name="ce36"/>
          <table:table-cell office:value-type="string" office:string-value="" table:formula="of:=IF(ISBLANK([.F141]);&quot;&quot;;IF([.D141]=&quot;EE&quot;;IF([.F141]&gt;=3;IF([.E141]&gt;=5;&quot;H&quot;;&quot;A&quot;);IF([.F141]&gt;=2;IF([.E141]&gt;=16;&quot;H&quot;;IF([.E141]&lt;=4;&quot;L&quot;;&quot;A&quot;));IF([.E141]&lt;=15;&quot;L&quot;;&quot;A&quot;)));IF(OR([.D141]=&quot;SE&quot;;[.D141]=&quot;CE&quot;);IF([.F141]&gt;=4;IF([.E141]&gt;=6;&quot;H&quot;;&quot;A&quot;);IF([.F141]&gt;=2;IF([.E141]&gt;=20;&quot;H&quot;;IF([.E141]&lt;=5;&quot;L&quot;;&quot;A&quot;));IF([.E141]&lt;=19;&quot;L&quot;;&quot;A&quot;)));IF(OR([.D141]=&quot;ALI&quot;;[.D141]=&quot;AIE&quot;);IF([.F141]&gt;=6;IF([.E141]&gt;=20;&quot;H&quot;;&quot;A&quot;);IF([.F141]&gt;=2;IF([.E141]&gt;=51;&quot;H&quot;;IF([.E141]&lt;=19;&quot;L&quot;;&quot;A&quot;));IF([.E141]&lt;=50;&quot;L&quot;;&quot;A&quot;)))))))" table:style-name="ce37"/>
          <table:table-cell office:value-type="string" office:string-value="" table:formula="of:=IF([.H141]=&quot;L&quot;;&quot;Baixa&quot;;IF([.H141]=&quot;A&quot;;&quot;Média&quot;;IF([.H141]=&quot;&quot;;&quot;&quot;;&quot;Alta&quot;)))" table:style-name="ce37"/>
          <table:table-cell office:value-type="string" office:string-value="" table:formula="of:=IF(ISBLANK([.F141]);&quot;&quot;;IF([.D141]=&quot;ALI&quot;;IF([.H141]=&quot;L&quot;;7;IF([.H141]=&quot;A&quot;;10;15));IF([.D141]=&quot;AIE&quot;;IF([.H141]=&quot;L&quot;;5;IF([.H141]=&quot;A&quot;;7;10));IF([.D141]=&quot;SE&quot;;IF([.H141]=&quot;L&quot;;4;IF([.H141]=&quot;A&quot;;5;7));IF(OR([.D141]=&quot;EE&quot;;[.D141]=&quot;CE&quot;);IF([.H141]=&quot;L&quot;;3;IF([.H141]=&quot;A&quot;;4;6)))))))" table:style-name="ce38"/>
          <table:table-cell table:style-name="ce39"/>
          <table:table-cell table:style-name="ce36"/>
          <table:table-cell office:value-type="string" office:string-value="" table:formula="of:=CONCATENATE([.D141];[.N141])" table:style-name="ce36"/>
          <table:table-cell office:value-type="string" office:string-value="" table:formula="of:=IF(ISBLANK([.L141]);&quot;&quot;;IF([.D141]=&quot;EE&quot;;IF([.L141]&gt;=3;IF([.K141]&gt;=5;&quot;H&quot;;&quot;A&quot;);IF([.L141]&gt;=2;IF([.K141]&gt;=16;&quot;H&quot;;IF([.K141]&lt;=4;&quot;L&quot;;&quot;A&quot;));IF([.K141]&lt;=15;&quot;L&quot;;&quot;A&quot;)));IF(OR([.D141]=&quot;SE&quot;;[.D141]=&quot;CE&quot;);IF([.L141]&gt;=4;IF([.K141]&gt;=6;&quot;H&quot;;&quot;A&quot;);IF([.L141]&gt;=2;IF([.K141]&gt;=20;&quot;H&quot;;IF([.K141]&lt;=5;&quot;L&quot;;&quot;A&quot;));IF([.K141]&lt;=19;&quot;L&quot;;&quot;A&quot;)));IF(OR([.D141]=&quot;ALI&quot;;[.D141]=&quot;AIE&quot;);IF([.L141]&gt;=6;IF([.K141]&gt;=20;&quot;H&quot;;&quot;A&quot;);IF([.L141]&gt;=2;IF([.K141]&gt;=51;&quot;H&quot;;IF([.K141]&lt;=19;&quot;L&quot;;&quot;A&quot;));IF([.K141]&lt;=50;&quot;L&quot;;&quot;A&quot;)))))))" table:style-name="ce37"/>
          <table:table-cell office:value-type="string" office:string-value="" table:formula="of:=IF([.N141]=&quot;L&quot;;&quot;Baixa&quot;;IF([.N141]=&quot;A&quot;;&quot;Média&quot;;IF([.N141]=&quot;&quot;;&quot;&quot;;&quot;Alta&quot;)))" table:style-name="ce37"/>
          <table:table-cell office:value-type="string" office:string-value="" table:formula="of:=IF(ISBLANK([.L141]);&quot;&quot;;IF([.D141]=&quot;ALI&quot;;IF([.N141]=&quot;L&quot;;7;IF([.N141]=&quot;A&quot;;10;15));IF([.D141]=&quot;AIE&quot;;IF([.N141]=&quot;L&quot;;5;IF([.N141]=&quot;A&quot;;7;10));IF([.D141]=&quot;SE&quot;;IF([.N141]=&quot;L&quot;;4;IF([.N141]=&quot;A&quot;;5;7));IF(OR([.D141]=&quot;EE&quot;;[.D141]=&quot;CE&quot;);IF([.N141]=&quot;L&quot;;3;IF([.N141]=&quot;A&quot;;4;6)))))))" table:style-name="ce38"/>
          <table:table-cell table:style-name="ce39"/>
          <table:table-cell table:style-name="ce40"/>
          <table:table-cell office:value-type="float" office:value="0" table:formula="of:=IF(AND([.$P141]=&quot;&quot;;[.$J141]&lt;&gt;&quot;&quot;);[.$J141];0)" table:style-name="ce3">
            <text:p>0</text:p>
          </table:table-cell>
          <table:table-cell office:value-type="float" office:value="0" table:formula="of:=IF(OR([.$P141]=&quot;&quot;;[.$J141]=&quot;&quot;);0;[.$J141])" table:style-name="ce3">
            <text:p>0</text:p>
          </table:table-cell>
          <table:table-cell office:value-type="float" office:value="0" table:formula="of:=IF(OR([.$P141]=&quot;&quot;;[.$J141]=&quot;&quot;);0;[.$P141])" table:style-name="ce3">
            <text:p>0</text:p>
          </table:table-cell>
          <table:table-cell office:value-type="float" office:value="0" table:formula="of:=IF(AND([.$J141]=&quot;&quot;;[.$P141]&lt;&gt;&quot;&quot;);[.$P14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42];[.H142])" table:style-name="ce36"/>
          <table:table-cell office:value-type="string" office:string-value="" table:formula="of:=IF(ISBLANK([.F142]);&quot;&quot;;IF([.D142]=&quot;EE&quot;;IF([.F142]&gt;=3;IF([.E142]&gt;=5;&quot;H&quot;;&quot;A&quot;);IF([.F142]&gt;=2;IF([.E142]&gt;=16;&quot;H&quot;;IF([.E142]&lt;=4;&quot;L&quot;;&quot;A&quot;));IF([.E142]&lt;=15;&quot;L&quot;;&quot;A&quot;)));IF(OR([.D142]=&quot;SE&quot;;[.D142]=&quot;CE&quot;);IF([.F142]&gt;=4;IF([.E142]&gt;=6;&quot;H&quot;;&quot;A&quot;);IF([.F142]&gt;=2;IF([.E142]&gt;=20;&quot;H&quot;;IF([.E142]&lt;=5;&quot;L&quot;;&quot;A&quot;));IF([.E142]&lt;=19;&quot;L&quot;;&quot;A&quot;)));IF(OR([.D142]=&quot;ALI&quot;;[.D142]=&quot;AIE&quot;);IF([.F142]&gt;=6;IF([.E142]&gt;=20;&quot;H&quot;;&quot;A&quot;);IF([.F142]&gt;=2;IF([.E142]&gt;=51;&quot;H&quot;;IF([.E142]&lt;=19;&quot;L&quot;;&quot;A&quot;));IF([.E142]&lt;=50;&quot;L&quot;;&quot;A&quot;)))))))" table:style-name="ce37"/>
          <table:table-cell office:value-type="string" office:string-value="" table:formula="of:=IF([.H142]=&quot;L&quot;;&quot;Baixa&quot;;IF([.H142]=&quot;A&quot;;&quot;Média&quot;;IF([.H142]=&quot;&quot;;&quot;&quot;;&quot;Alta&quot;)))" table:style-name="ce37"/>
          <table:table-cell office:value-type="string" office:string-value="" table:formula="of:=IF(ISBLANK([.F142]);&quot;&quot;;IF([.D142]=&quot;ALI&quot;;IF([.H142]=&quot;L&quot;;7;IF([.H142]=&quot;A&quot;;10;15));IF([.D142]=&quot;AIE&quot;;IF([.H142]=&quot;L&quot;;5;IF([.H142]=&quot;A&quot;;7;10));IF([.D142]=&quot;SE&quot;;IF([.H142]=&quot;L&quot;;4;IF([.H142]=&quot;A&quot;;5;7));IF(OR([.D142]=&quot;EE&quot;;[.D142]=&quot;CE&quot;);IF([.H142]=&quot;L&quot;;3;IF([.H142]=&quot;A&quot;;4;6)))))))" table:style-name="ce38"/>
          <table:table-cell table:style-name="ce39"/>
          <table:table-cell table:style-name="ce36"/>
          <table:table-cell office:value-type="string" office:string-value="" table:formula="of:=CONCATENATE([.D142];[.N142])" table:style-name="ce36"/>
          <table:table-cell office:value-type="string" office:string-value="" table:formula="of:=IF(ISBLANK([.L142]);&quot;&quot;;IF([.D142]=&quot;EE&quot;;IF([.L142]&gt;=3;IF([.K142]&gt;=5;&quot;H&quot;;&quot;A&quot;);IF([.L142]&gt;=2;IF([.K142]&gt;=16;&quot;H&quot;;IF([.K142]&lt;=4;&quot;L&quot;;&quot;A&quot;));IF([.K142]&lt;=15;&quot;L&quot;;&quot;A&quot;)));IF(OR([.D142]=&quot;SE&quot;;[.D142]=&quot;CE&quot;);IF([.L142]&gt;=4;IF([.K142]&gt;=6;&quot;H&quot;;&quot;A&quot;);IF([.L142]&gt;=2;IF([.K142]&gt;=20;&quot;H&quot;;IF([.K142]&lt;=5;&quot;L&quot;;&quot;A&quot;));IF([.K142]&lt;=19;&quot;L&quot;;&quot;A&quot;)));IF(OR([.D142]=&quot;ALI&quot;;[.D142]=&quot;AIE&quot;);IF([.L142]&gt;=6;IF([.K142]&gt;=20;&quot;H&quot;;&quot;A&quot;);IF([.L142]&gt;=2;IF([.K142]&gt;=51;&quot;H&quot;;IF([.K142]&lt;=19;&quot;L&quot;;&quot;A&quot;));IF([.K142]&lt;=50;&quot;L&quot;;&quot;A&quot;)))))))" table:style-name="ce37"/>
          <table:table-cell office:value-type="string" office:string-value="" table:formula="of:=IF([.N142]=&quot;L&quot;;&quot;Baixa&quot;;IF([.N142]=&quot;A&quot;;&quot;Média&quot;;IF([.N142]=&quot;&quot;;&quot;&quot;;&quot;Alta&quot;)))" table:style-name="ce37"/>
          <table:table-cell office:value-type="string" office:string-value="" table:formula="of:=IF(ISBLANK([.L142]);&quot;&quot;;IF([.D142]=&quot;ALI&quot;;IF([.N142]=&quot;L&quot;;7;IF([.N142]=&quot;A&quot;;10;15));IF([.D142]=&quot;AIE&quot;;IF([.N142]=&quot;L&quot;;5;IF([.N142]=&quot;A&quot;;7;10));IF([.D142]=&quot;SE&quot;;IF([.N142]=&quot;L&quot;;4;IF([.N142]=&quot;A&quot;;5;7));IF(OR([.D142]=&quot;EE&quot;;[.D142]=&quot;CE&quot;);IF([.N142]=&quot;L&quot;;3;IF([.N142]=&quot;A&quot;;4;6)))))))" table:style-name="ce38"/>
          <table:table-cell table:style-name="ce39"/>
          <table:table-cell table:style-name="ce40"/>
          <table:table-cell office:value-type="float" office:value="0" table:formula="of:=IF(AND([.$P142]=&quot;&quot;;[.$J142]&lt;&gt;&quot;&quot;);[.$J142];0)" table:style-name="ce3">
            <text:p>0</text:p>
          </table:table-cell>
          <table:table-cell office:value-type="float" office:value="0" table:formula="of:=IF(OR([.$P142]=&quot;&quot;;[.$J142]=&quot;&quot;);0;[.$J142])" table:style-name="ce3">
            <text:p>0</text:p>
          </table:table-cell>
          <table:table-cell office:value-type="float" office:value="0" table:formula="of:=IF(OR([.$P142]=&quot;&quot;;[.$J142]=&quot;&quot;);0;[.$P142])" table:style-name="ce3">
            <text:p>0</text:p>
          </table:table-cell>
          <table:table-cell office:value-type="float" office:value="0" table:formula="of:=IF(AND([.$J142]=&quot;&quot;;[.$P142]&lt;&gt;&quot;&quot;);[.$P14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143];[.H143])" table:style-name="ce44"/>
          <table:table-cell office:value-type="string" office:string-value="" table:formula="of:=IF(ISBLANK([.F143]);&quot;&quot;;IF([.D143]=&quot;EE&quot;;IF([.F143]&gt;=3;IF([.E143]&gt;=5;&quot;H&quot;;&quot;A&quot;);IF([.F143]&gt;=2;IF([.E143]&gt;=16;&quot;H&quot;;IF([.E143]&lt;=4;&quot;L&quot;;&quot;A&quot;));IF([.E143]&lt;=15;&quot;L&quot;;&quot;A&quot;)));IF(OR([.D143]=&quot;SE&quot;;[.D143]=&quot;CE&quot;);IF([.F143]&gt;=4;IF([.E143]&gt;=6;&quot;H&quot;;&quot;A&quot;);IF([.F143]&gt;=2;IF([.E143]&gt;=20;&quot;H&quot;;IF([.E143]&lt;=5;&quot;L&quot;;&quot;A&quot;));IF([.E143]&lt;=19;&quot;L&quot;;&quot;A&quot;)));IF(OR([.D143]=&quot;ALI&quot;;[.D143]=&quot;AIE&quot;);IF([.F143]&gt;=6;IF([.E143]&gt;=20;&quot;H&quot;;&quot;A&quot;);IF([.F143]&gt;=2;IF([.E143]&gt;=51;&quot;H&quot;;IF([.E143]&lt;=19;&quot;L&quot;;&quot;A&quot;));IF([.E143]&lt;=50;&quot;L&quot;;&quot;A&quot;)))))))" table:style-name="ce45"/>
          <table:table-cell office:value-type="string" office:string-value="" table:formula="of:=IF([.H143]=&quot;L&quot;;&quot;Baixa&quot;;IF([.H143]=&quot;A&quot;;&quot;Média&quot;;IF([.H143]=&quot;&quot;;&quot;&quot;;&quot;Alta&quot;)))" table:style-name="ce45"/>
          <table:table-cell office:value-type="string" office:string-value="" table:formula="of:=IF(ISBLANK([.F143]);&quot;&quot;;IF([.D143]=&quot;ALI&quot;;IF([.H143]=&quot;L&quot;;7;IF([.H143]=&quot;A&quot;;10;15));IF([.D143]=&quot;AIE&quot;;IF([.H143]=&quot;L&quot;;5;IF([.H143]=&quot;A&quot;;7;10));IF([.D143]=&quot;SE&quot;;IF([.H143]=&quot;L&quot;;4;IF([.H143]=&quot;A&quot;;5;7));IF(OR([.D143]=&quot;EE&quot;;[.D143]=&quot;CE&quot;);IF([.H143]=&quot;L&quot;;3;IF([.H143]=&quot;A&quot;;4;6)))))))" table:style-name="ce46"/>
          <table:table-cell table:style-name="ce47"/>
          <table:table-cell table:style-name="ce44"/>
          <table:table-cell office:value-type="string" office:string-value="" table:formula="of:=CONCATENATE([.D143];[.N143])" table:style-name="ce44"/>
          <table:table-cell office:value-type="string" office:string-value="" table:formula="of:=IF(ISBLANK([.L143]);&quot;&quot;;IF([.D143]=&quot;EE&quot;;IF([.L143]&gt;=3;IF([.K143]&gt;=5;&quot;H&quot;;&quot;A&quot;);IF([.L143]&gt;=2;IF([.K143]&gt;=16;&quot;H&quot;;IF([.K143]&lt;=4;&quot;L&quot;;&quot;A&quot;));IF([.K143]&lt;=15;&quot;L&quot;;&quot;A&quot;)));IF(OR([.D143]=&quot;SE&quot;;[.D143]=&quot;CE&quot;);IF([.L143]&gt;=4;IF([.K143]&gt;=6;&quot;H&quot;;&quot;A&quot;);IF([.L143]&gt;=2;IF([.K143]&gt;=20;&quot;H&quot;;IF([.K143]&lt;=5;&quot;L&quot;;&quot;A&quot;));IF([.K143]&lt;=19;&quot;L&quot;;&quot;A&quot;)));IF(OR([.D143]=&quot;ALI&quot;;[.D143]=&quot;AIE&quot;);IF([.L143]&gt;=6;IF([.K143]&gt;=20;&quot;H&quot;;&quot;A&quot;);IF([.L143]&gt;=2;IF([.K143]&gt;=51;&quot;H&quot;;IF([.K143]&lt;=19;&quot;L&quot;;&quot;A&quot;));IF([.K143]&lt;=50;&quot;L&quot;;&quot;A&quot;)))))))" table:style-name="ce45"/>
          <table:table-cell office:value-type="string" office:string-value="" table:formula="of:=IF([.N143]=&quot;L&quot;;&quot;Baixa&quot;;IF([.N143]=&quot;A&quot;;&quot;Média&quot;;IF([.N143]=&quot;&quot;;&quot;&quot;;&quot;Alta&quot;)))" table:style-name="ce45"/>
          <table:table-cell office:value-type="string" office:string-value="" table:formula="of:=IF(ISBLANK([.L143]);&quot;&quot;;IF([.D143]=&quot;ALI&quot;;IF([.N143]=&quot;L&quot;;7;IF([.N143]=&quot;A&quot;;10;15));IF([.D143]=&quot;AIE&quot;;IF([.N143]=&quot;L&quot;;5;IF([.N143]=&quot;A&quot;;7;10));IF([.D143]=&quot;SE&quot;;IF([.N143]=&quot;L&quot;;4;IF([.N143]=&quot;A&quot;;5;7));IF(OR([.D143]=&quot;EE&quot;;[.D143]=&quot;CE&quot;);IF([.N143]=&quot;L&quot;;3;IF([.N143]=&quot;A&quot;;4;6)))))))" table:style-name="ce46"/>
          <table:table-cell table:style-name="ce47"/>
          <table:table-cell table:style-name="ce48"/>
          <table:table-cell office:value-type="float" office:value="0" table:formula="of:=IF(AND([.$P143]=&quot;&quot;;[.$J143]&lt;&gt;&quot;&quot;);[.$J143];0)" table:style-name="ce3">
            <text:p>0</text:p>
          </table:table-cell>
          <table:table-cell office:value-type="float" office:value="0" table:formula="of:=IF(OR([.$P143]=&quot;&quot;;[.$J143]=&quot;&quot;);0;[.$J143])" table:style-name="ce3">
            <text:p>0</text:p>
          </table:table-cell>
          <table:table-cell office:value-type="float" office:value="0" table:formula="of:=IF(OR([.$P143]=&quot;&quot;;[.$J143]=&quot;&quot;);0;[.$P143])" table:style-name="ce3">
            <text:p>0</text:p>
          </table:table-cell>
          <table:table-cell office:value-type="float" office:value="0" table:formula="of:=IF(AND([.$J143]=&quot;&quot;;[.$P143]&lt;&gt;&quot;&quot;);[.$P143];0)" table:style-name="ce3">
            <text:p>0</text:p>
          </table:table-cell>
          <table:table-cell table:number-columns-repeated="16362"/>
        </table:table-row>
        <table:table-row table:style-name="ro9">
          <table:table-cell table:style-name="ce49"/>
          <table:table-cell table:number-columns-repeated="16383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5" draw:id="id22" draw:style-name="a71" draw:name="Retângulo 100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formula="of:=$$Data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formula="of:=$$Revisão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91" svg:x="4.59375in" svg:y="30.63541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150];[.H150])" table:style-name="ce30"/>
          <table:table-cell office:value-type="string" office:string-value="" table:formula="of:=IF(ISBLANK([.F150]);&quot;&quot;;IF([.D150]=&quot;EE&quot;;IF([.F150]&gt;=3;IF([.E150]&gt;=5;&quot;H&quot;;&quot;A&quot;);IF([.F150]&gt;=2;IF([.E150]&gt;=16;&quot;H&quot;;IF([.E150]&lt;=4;&quot;L&quot;;&quot;A&quot;));IF([.E150]&lt;=15;&quot;L&quot;;&quot;A&quot;)));IF(OR([.D150]=&quot;SE&quot;;[.D150]=&quot;CE&quot;);IF([.F150]&gt;=4;IF([.E150]&gt;=6;&quot;H&quot;;&quot;A&quot;);IF([.F150]&gt;=2;IF([.E150]&gt;=20;&quot;H&quot;;IF([.E150]&lt;=5;&quot;L&quot;;&quot;A&quot;));IF([.E150]&lt;=19;&quot;L&quot;;&quot;A&quot;)));IF(OR([.D150]=&quot;ALI&quot;;[.D150]=&quot;AIE&quot;);IF([.F150]&gt;=6;IF([.E150]&gt;=20;&quot;H&quot;;&quot;A&quot;);IF([.F150]&gt;=2;IF([.E150]&gt;=51;&quot;H&quot;;IF([.E150]&lt;=19;&quot;L&quot;;&quot;A&quot;));IF([.E150]&lt;=50;&quot;L&quot;;&quot;A&quot;)))))))" table:style-name="ce31"/>
          <table:table-cell office:value-type="string" office:string-value="" table:formula="of:=IF([.H150]=&quot;L&quot;;&quot;Baixa&quot;;IF([.H150]=&quot;A&quot;;&quot;Média&quot;;IF([.H150]=&quot;&quot;;&quot;&quot;;&quot;Alta&quot;)))" table:style-name="ce31"/>
          <table:table-cell office:value-type="string" office:string-value="" table:formula="of:=IF(ISBLANK([.F150]);&quot;&quot;;IF([.D150]=&quot;ALI&quot;;IF([.H150]=&quot;L&quot;;7;IF([.H150]=&quot;A&quot;;10;15));IF([.D150]=&quot;AIE&quot;;IF([.H150]=&quot;L&quot;;5;IF([.H150]=&quot;A&quot;;7;10));IF([.D150]=&quot;SE&quot;;IF([.H150]=&quot;L&quot;;4;IF([.H150]=&quot;A&quot;;5;7));IF(OR([.D150]=&quot;EE&quot;;[.D150]=&quot;CE&quot;);IF([.H150]=&quot;L&quot;;3;IF([.H150]=&quot;A&quot;;4;6)))))))" table:style-name="ce32"/>
          <table:table-cell table:style-name="ce33"/>
          <table:table-cell table:style-name="ce30"/>
          <table:table-cell office:value-type="string" office:string-value="" table:formula="of:=CONCATENATE([.D150];[.N150])" table:style-name="ce30"/>
          <table:table-cell office:value-type="string" office:string-value="" table:formula="of:=IF(ISBLANK([.L150]);&quot;&quot;;IF([.D150]=&quot;EE&quot;;IF([.L150]&gt;=3;IF([.K150]&gt;=5;&quot;H&quot;;&quot;A&quot;);IF([.L150]&gt;=2;IF([.K150]&gt;=16;&quot;H&quot;;IF([.K150]&lt;=4;&quot;L&quot;;&quot;A&quot;));IF([.K150]&lt;=15;&quot;L&quot;;&quot;A&quot;)));IF(OR([.D150]=&quot;SE&quot;;[.D150]=&quot;CE&quot;);IF([.L150]&gt;=4;IF([.K150]&gt;=6;&quot;H&quot;;&quot;A&quot;);IF([.L150]&gt;=2;IF([.K150]&gt;=20;&quot;H&quot;;IF([.K150]&lt;=5;&quot;L&quot;;&quot;A&quot;));IF([.K150]&lt;=19;&quot;L&quot;;&quot;A&quot;)));IF(OR([.D150]=&quot;ALI&quot;;[.D150]=&quot;AIE&quot;);IF([.L150]&gt;=6;IF([.K150]&gt;=20;&quot;H&quot;;&quot;A&quot;);IF([.L150]&gt;=2;IF([.K150]&gt;=51;&quot;H&quot;;IF([.K150]&lt;=19;&quot;L&quot;;&quot;A&quot;));IF([.K150]&lt;=50;&quot;L&quot;;&quot;A&quot;)))))))" table:style-name="ce31"/>
          <table:table-cell office:value-type="string" office:string-value="" table:formula="of:=IF([.N150]=&quot;L&quot;;&quot;Baixa&quot;;IF([.N150]=&quot;A&quot;;&quot;Média&quot;;IF([.N150]=&quot;&quot;;&quot;&quot;;&quot;Alta&quot;)))" table:style-name="ce31"/>
          <table:table-cell office:value-type="string" office:string-value="" table:formula="of:=IF(ISBLANK([.L150]);&quot;&quot;;IF([.D150]=&quot;ALI&quot;;IF([.N150]=&quot;L&quot;;7;IF([.N150]=&quot;A&quot;;10;15));IF([.D150]=&quot;AIE&quot;;IF([.N150]=&quot;L&quot;;5;IF([.N150]=&quot;A&quot;;7;10));IF([.D150]=&quot;SE&quot;;IF([.N150]=&quot;L&quot;;4;IF([.N150]=&quot;A&quot;;5;7));IF(OR([.D150]=&quot;EE&quot;;[.D150]=&quot;CE&quot;);IF([.N150]=&quot;L&quot;;3;IF([.N150]=&quot;A&quot;;4;6)))))))" table:style-name="ce32"/>
          <table:table-cell table:style-name="ce33"/>
          <table:table-cell table:style-name="ce34"/>
          <table:table-cell office:value-type="float" office:value="0" table:formula="of:=IF(AND([.$P150]=&quot;&quot;;[.$J150]&lt;&gt;&quot;&quot;);[.$J150];0)" table:style-name="ce3">
            <text:p>0</text:p>
          </table:table-cell>
          <table:table-cell office:value-type="float" office:value="0" table:formula="of:=IF(OR([.$P150]=&quot;&quot;;[.$J150]=&quot;&quot;);0;[.$J150])" table:style-name="ce3">
            <text:p>0</text:p>
          </table:table-cell>
          <table:table-cell office:value-type="float" office:value="0" table:formula="of:=IF(OR([.$P150]=&quot;&quot;;[.$J150]=&quot;&quot;);0;[.$P150])" table:style-name="ce3">
            <text:p>0</text:p>
          </table:table-cell>
          <table:table-cell office:value-type="float" office:value="0" table:formula="of:=IF(AND([.$J150]=&quot;&quot;;[.$P150]&lt;&gt;&quot;&quot;);[.$P15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1];[.H151])" table:style-name="ce36"/>
          <table:table-cell office:value-type="string" office:string-value="" table:formula="of:=IF(ISBLANK([.F151]);&quot;&quot;;IF([.D151]=&quot;EE&quot;;IF([.F151]&gt;=3;IF([.E151]&gt;=5;&quot;H&quot;;&quot;A&quot;);IF([.F151]&gt;=2;IF([.E151]&gt;=16;&quot;H&quot;;IF([.E151]&lt;=4;&quot;L&quot;;&quot;A&quot;));IF([.E151]&lt;=15;&quot;L&quot;;&quot;A&quot;)));IF(OR([.D151]=&quot;SE&quot;;[.D151]=&quot;CE&quot;);IF([.F151]&gt;=4;IF([.E151]&gt;=6;&quot;H&quot;;&quot;A&quot;);IF([.F151]&gt;=2;IF([.E151]&gt;=20;&quot;H&quot;;IF([.E151]&lt;=5;&quot;L&quot;;&quot;A&quot;));IF([.E151]&lt;=19;&quot;L&quot;;&quot;A&quot;)));IF(OR([.D151]=&quot;ALI&quot;;[.D151]=&quot;AIE&quot;);IF([.F151]&gt;=6;IF([.E151]&gt;=20;&quot;H&quot;;&quot;A&quot;);IF([.F151]&gt;=2;IF([.E151]&gt;=51;&quot;H&quot;;IF([.E151]&lt;=19;&quot;L&quot;;&quot;A&quot;));IF([.E151]&lt;=50;&quot;L&quot;;&quot;A&quot;)))))))" table:style-name="ce37"/>
          <table:table-cell office:value-type="string" office:string-value="" table:formula="of:=IF([.H151]=&quot;L&quot;;&quot;Baixa&quot;;IF([.H151]=&quot;A&quot;;&quot;Média&quot;;IF([.H151]=&quot;&quot;;&quot;&quot;;&quot;Alta&quot;)))" table:style-name="ce37"/>
          <table:table-cell office:value-type="string" office:string-value="" table:formula="of:=IF(ISBLANK([.F151]);&quot;&quot;;IF([.D151]=&quot;ALI&quot;;IF([.H151]=&quot;L&quot;;7;IF([.H151]=&quot;A&quot;;10;15));IF([.D151]=&quot;AIE&quot;;IF([.H151]=&quot;L&quot;;5;IF([.H151]=&quot;A&quot;;7;10));IF([.D151]=&quot;SE&quot;;IF([.H151]=&quot;L&quot;;4;IF([.H151]=&quot;A&quot;;5;7));IF(OR([.D151]=&quot;EE&quot;;[.D151]=&quot;CE&quot;);IF([.H151]=&quot;L&quot;;3;IF([.H151]=&quot;A&quot;;4;6)))))))" table:style-name="ce38"/>
          <table:table-cell table:style-name="ce39"/>
          <table:table-cell table:style-name="ce36"/>
          <table:table-cell office:value-type="string" office:string-value="" table:formula="of:=CONCATENATE([.D151];[.N151])" table:style-name="ce36"/>
          <table:table-cell office:value-type="string" office:string-value="" table:formula="of:=IF(ISBLANK([.L151]);&quot;&quot;;IF([.D151]=&quot;EE&quot;;IF([.L151]&gt;=3;IF([.K151]&gt;=5;&quot;H&quot;;&quot;A&quot;);IF([.L151]&gt;=2;IF([.K151]&gt;=16;&quot;H&quot;;IF([.K151]&lt;=4;&quot;L&quot;;&quot;A&quot;));IF([.K151]&lt;=15;&quot;L&quot;;&quot;A&quot;)));IF(OR([.D151]=&quot;SE&quot;;[.D151]=&quot;CE&quot;);IF([.L151]&gt;=4;IF([.K151]&gt;=6;&quot;H&quot;;&quot;A&quot;);IF([.L151]&gt;=2;IF([.K151]&gt;=20;&quot;H&quot;;IF([.K151]&lt;=5;&quot;L&quot;;&quot;A&quot;));IF([.K151]&lt;=19;&quot;L&quot;;&quot;A&quot;)));IF(OR([.D151]=&quot;ALI&quot;;[.D151]=&quot;AIE&quot;);IF([.L151]&gt;=6;IF([.K151]&gt;=20;&quot;H&quot;;&quot;A&quot;);IF([.L151]&gt;=2;IF([.K151]&gt;=51;&quot;H&quot;;IF([.K151]&lt;=19;&quot;L&quot;;&quot;A&quot;));IF([.K151]&lt;=50;&quot;L&quot;;&quot;A&quot;)))))))" table:style-name="ce37"/>
          <table:table-cell office:value-type="string" office:string-value="" table:formula="of:=IF([.N151]=&quot;L&quot;;&quot;Baixa&quot;;IF([.N151]=&quot;A&quot;;&quot;Média&quot;;IF([.N151]=&quot;&quot;;&quot;&quot;;&quot;Alta&quot;)))" table:style-name="ce37"/>
          <table:table-cell office:value-type="string" office:string-value="" table:formula="of:=IF(ISBLANK([.L151]);&quot;&quot;;IF([.D151]=&quot;ALI&quot;;IF([.N151]=&quot;L&quot;;7;IF([.N151]=&quot;A&quot;;10;15));IF([.D151]=&quot;AIE&quot;;IF([.N151]=&quot;L&quot;;5;IF([.N151]=&quot;A&quot;;7;10));IF([.D151]=&quot;SE&quot;;IF([.N151]=&quot;L&quot;;4;IF([.N151]=&quot;A&quot;;5;7));IF(OR([.D151]=&quot;EE&quot;;[.D151]=&quot;CE&quot;);IF([.N151]=&quot;L&quot;;3;IF([.N151]=&quot;A&quot;;4;6)))))))" table:style-name="ce38"/>
          <table:table-cell table:style-name="ce39"/>
          <table:table-cell table:style-name="ce40"/>
          <table:table-cell office:value-type="float" office:value="0" table:formula="of:=IF(AND([.$P151]=&quot;&quot;;[.$J151]&lt;&gt;&quot;&quot;);[.$J151];0)" table:style-name="ce3">
            <text:p>0</text:p>
          </table:table-cell>
          <table:table-cell office:value-type="float" office:value="0" table:formula="of:=IF(OR([.$P151]=&quot;&quot;;[.$J151]=&quot;&quot;);0;[.$J151])" table:style-name="ce3">
            <text:p>0</text:p>
          </table:table-cell>
          <table:table-cell office:value-type="float" office:value="0" table:formula="of:=IF(OR([.$P151]=&quot;&quot;;[.$J151]=&quot;&quot;);0;[.$P151])" table:style-name="ce3">
            <text:p>0</text:p>
          </table:table-cell>
          <table:table-cell office:value-type="float" office:value="0" table:formula="of:=IF(AND([.$J151]=&quot;&quot;;[.$P151]&lt;&gt;&quot;&quot;);[.$P15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2];[.H152])" table:style-name="ce36"/>
          <table:table-cell office:value-type="string" office:string-value="" table:formula="of:=IF(ISBLANK([.F152]);&quot;&quot;;IF([.D152]=&quot;EE&quot;;IF([.F152]&gt;=3;IF([.E152]&gt;=5;&quot;H&quot;;&quot;A&quot;);IF([.F152]&gt;=2;IF([.E152]&gt;=16;&quot;H&quot;;IF([.E152]&lt;=4;&quot;L&quot;;&quot;A&quot;));IF([.E152]&lt;=15;&quot;L&quot;;&quot;A&quot;)));IF(OR([.D152]=&quot;SE&quot;;[.D152]=&quot;CE&quot;);IF([.F152]&gt;=4;IF([.E152]&gt;=6;&quot;H&quot;;&quot;A&quot;);IF([.F152]&gt;=2;IF([.E152]&gt;=20;&quot;H&quot;;IF([.E152]&lt;=5;&quot;L&quot;;&quot;A&quot;));IF([.E152]&lt;=19;&quot;L&quot;;&quot;A&quot;)));IF(OR([.D152]=&quot;ALI&quot;;[.D152]=&quot;AIE&quot;);IF([.F152]&gt;=6;IF([.E152]&gt;=20;&quot;H&quot;;&quot;A&quot;);IF([.F152]&gt;=2;IF([.E152]&gt;=51;&quot;H&quot;;IF([.E152]&lt;=19;&quot;L&quot;;&quot;A&quot;));IF([.E152]&lt;=50;&quot;L&quot;;&quot;A&quot;)))))))" table:style-name="ce37"/>
          <table:table-cell office:value-type="string" office:string-value="" table:formula="of:=IF([.H152]=&quot;L&quot;;&quot;Baixa&quot;;IF([.H152]=&quot;A&quot;;&quot;Média&quot;;IF([.H152]=&quot;&quot;;&quot;&quot;;&quot;Alta&quot;)))" table:style-name="ce37"/>
          <table:table-cell office:value-type="string" office:string-value="" table:formula="of:=IF(ISBLANK([.F152]);&quot;&quot;;IF([.D152]=&quot;ALI&quot;;IF([.H152]=&quot;L&quot;;7;IF([.H152]=&quot;A&quot;;10;15));IF([.D152]=&quot;AIE&quot;;IF([.H152]=&quot;L&quot;;5;IF([.H152]=&quot;A&quot;;7;10));IF([.D152]=&quot;SE&quot;;IF([.H152]=&quot;L&quot;;4;IF([.H152]=&quot;A&quot;;5;7));IF(OR([.D152]=&quot;EE&quot;;[.D152]=&quot;CE&quot;);IF([.H152]=&quot;L&quot;;3;IF([.H152]=&quot;A&quot;;4;6)))))))" table:style-name="ce38"/>
          <table:table-cell table:style-name="ce39"/>
          <table:table-cell table:style-name="ce36"/>
          <table:table-cell office:value-type="string" office:string-value="" table:formula="of:=CONCATENATE([.D152];[.N152])" table:style-name="ce36"/>
          <table:table-cell office:value-type="string" office:string-value="" table:formula="of:=IF(ISBLANK([.L152]);&quot;&quot;;IF([.D152]=&quot;EE&quot;;IF([.L152]&gt;=3;IF([.K152]&gt;=5;&quot;H&quot;;&quot;A&quot;);IF([.L152]&gt;=2;IF([.K152]&gt;=16;&quot;H&quot;;IF([.K152]&lt;=4;&quot;L&quot;;&quot;A&quot;));IF([.K152]&lt;=15;&quot;L&quot;;&quot;A&quot;)));IF(OR([.D152]=&quot;SE&quot;;[.D152]=&quot;CE&quot;);IF([.L152]&gt;=4;IF([.K152]&gt;=6;&quot;H&quot;;&quot;A&quot;);IF([.L152]&gt;=2;IF([.K152]&gt;=20;&quot;H&quot;;IF([.K152]&lt;=5;&quot;L&quot;;&quot;A&quot;));IF([.K152]&lt;=19;&quot;L&quot;;&quot;A&quot;)));IF(OR([.D152]=&quot;ALI&quot;;[.D152]=&quot;AIE&quot;);IF([.L152]&gt;=6;IF([.K152]&gt;=20;&quot;H&quot;;&quot;A&quot;);IF([.L152]&gt;=2;IF([.K152]&gt;=51;&quot;H&quot;;IF([.K152]&lt;=19;&quot;L&quot;;&quot;A&quot;));IF([.K152]&lt;=50;&quot;L&quot;;&quot;A&quot;)))))))" table:style-name="ce37"/>
          <table:table-cell office:value-type="string" office:string-value="" table:formula="of:=IF([.N152]=&quot;L&quot;;&quot;Baixa&quot;;IF([.N152]=&quot;A&quot;;&quot;Média&quot;;IF([.N152]=&quot;&quot;;&quot;&quot;;&quot;Alta&quot;)))" table:style-name="ce37"/>
          <table:table-cell office:value-type="string" office:string-value="" table:formula="of:=IF(ISBLANK([.L152]);&quot;&quot;;IF([.D152]=&quot;ALI&quot;;IF([.N152]=&quot;L&quot;;7;IF([.N152]=&quot;A&quot;;10;15));IF([.D152]=&quot;AIE&quot;;IF([.N152]=&quot;L&quot;;5;IF([.N152]=&quot;A&quot;;7;10));IF([.D152]=&quot;SE&quot;;IF([.N152]=&quot;L&quot;;4;IF([.N152]=&quot;A&quot;;5;7));IF(OR([.D152]=&quot;EE&quot;;[.D152]=&quot;CE&quot;);IF([.N152]=&quot;L&quot;;3;IF([.N152]=&quot;A&quot;;4;6)))))))" table:style-name="ce38"/>
          <table:table-cell table:style-name="ce39"/>
          <table:table-cell table:style-name="ce40"/>
          <table:table-cell office:value-type="float" office:value="0" table:formula="of:=IF(AND([.$P152]=&quot;&quot;;[.$J152]&lt;&gt;&quot;&quot;);[.$J152];0)" table:style-name="ce3">
            <text:p>0</text:p>
          </table:table-cell>
          <table:table-cell office:value-type="float" office:value="0" table:formula="of:=IF(OR([.$P152]=&quot;&quot;;[.$J152]=&quot;&quot;);0;[.$J152])" table:style-name="ce3">
            <text:p>0</text:p>
          </table:table-cell>
          <table:table-cell office:value-type="float" office:value="0" table:formula="of:=IF(OR([.$P152]=&quot;&quot;;[.$J152]=&quot;&quot;);0;[.$P152])" table:style-name="ce3">
            <text:p>0</text:p>
          </table:table-cell>
          <table:table-cell office:value-type="float" office:value="0" table:formula="of:=IF(AND([.$J152]=&quot;&quot;;[.$P152]&lt;&gt;&quot;&quot;);[.$P15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3];[.H153])" table:style-name="ce36"/>
          <table:table-cell office:value-type="string" office:string-value="" table:formula="of:=IF(ISBLANK([.F153]);&quot;&quot;;IF([.D153]=&quot;EE&quot;;IF([.F153]&gt;=3;IF([.E153]&gt;=5;&quot;H&quot;;&quot;A&quot;);IF([.F153]&gt;=2;IF([.E153]&gt;=16;&quot;H&quot;;IF([.E153]&lt;=4;&quot;L&quot;;&quot;A&quot;));IF([.E153]&lt;=15;&quot;L&quot;;&quot;A&quot;)));IF(OR([.D153]=&quot;SE&quot;;[.D153]=&quot;CE&quot;);IF([.F153]&gt;=4;IF([.E153]&gt;=6;&quot;H&quot;;&quot;A&quot;);IF([.F153]&gt;=2;IF([.E153]&gt;=20;&quot;H&quot;;IF([.E153]&lt;=5;&quot;L&quot;;&quot;A&quot;));IF([.E153]&lt;=19;&quot;L&quot;;&quot;A&quot;)));IF(OR([.D153]=&quot;ALI&quot;;[.D153]=&quot;AIE&quot;);IF([.F153]&gt;=6;IF([.E153]&gt;=20;&quot;H&quot;;&quot;A&quot;);IF([.F153]&gt;=2;IF([.E153]&gt;=51;&quot;H&quot;;IF([.E153]&lt;=19;&quot;L&quot;;&quot;A&quot;));IF([.E153]&lt;=50;&quot;L&quot;;&quot;A&quot;)))))))" table:style-name="ce37"/>
          <table:table-cell office:value-type="string" office:string-value="" table:formula="of:=IF([.H153]=&quot;L&quot;;&quot;Baixa&quot;;IF([.H153]=&quot;A&quot;;&quot;Média&quot;;IF([.H153]=&quot;&quot;;&quot;&quot;;&quot;Alta&quot;)))" table:style-name="ce37"/>
          <table:table-cell office:value-type="string" office:string-value="" table:formula="of:=IF(ISBLANK([.F153]);&quot;&quot;;IF([.D153]=&quot;ALI&quot;;IF([.H153]=&quot;L&quot;;7;IF([.H153]=&quot;A&quot;;10;15));IF([.D153]=&quot;AIE&quot;;IF([.H153]=&quot;L&quot;;5;IF([.H153]=&quot;A&quot;;7;10));IF([.D153]=&quot;SE&quot;;IF([.H153]=&quot;L&quot;;4;IF([.H153]=&quot;A&quot;;5;7));IF(OR([.D153]=&quot;EE&quot;;[.D153]=&quot;CE&quot;);IF([.H153]=&quot;L&quot;;3;IF([.H153]=&quot;A&quot;;4;6)))))))" table:style-name="ce38"/>
          <table:table-cell table:style-name="ce39"/>
          <table:table-cell table:style-name="ce36"/>
          <table:table-cell office:value-type="string" office:string-value="" table:formula="of:=CONCATENATE([.D153];[.N153])" table:style-name="ce36"/>
          <table:table-cell office:value-type="string" office:string-value="" table:formula="of:=IF(ISBLANK([.L153]);&quot;&quot;;IF([.D153]=&quot;EE&quot;;IF([.L153]&gt;=3;IF([.K153]&gt;=5;&quot;H&quot;;&quot;A&quot;);IF([.L153]&gt;=2;IF([.K153]&gt;=16;&quot;H&quot;;IF([.K153]&lt;=4;&quot;L&quot;;&quot;A&quot;));IF([.K153]&lt;=15;&quot;L&quot;;&quot;A&quot;)));IF(OR([.D153]=&quot;SE&quot;;[.D153]=&quot;CE&quot;);IF([.L153]&gt;=4;IF([.K153]&gt;=6;&quot;H&quot;;&quot;A&quot;);IF([.L153]&gt;=2;IF([.K153]&gt;=20;&quot;H&quot;;IF([.K153]&lt;=5;&quot;L&quot;;&quot;A&quot;));IF([.K153]&lt;=19;&quot;L&quot;;&quot;A&quot;)));IF(OR([.D153]=&quot;ALI&quot;;[.D153]=&quot;AIE&quot;);IF([.L153]&gt;=6;IF([.K153]&gt;=20;&quot;H&quot;;&quot;A&quot;);IF([.L153]&gt;=2;IF([.K153]&gt;=51;&quot;H&quot;;IF([.K153]&lt;=19;&quot;L&quot;;&quot;A&quot;));IF([.K153]&lt;=50;&quot;L&quot;;&quot;A&quot;)))))))" table:style-name="ce37"/>
          <table:table-cell office:value-type="string" office:string-value="" table:formula="of:=IF([.N153]=&quot;L&quot;;&quot;Baixa&quot;;IF([.N153]=&quot;A&quot;;&quot;Média&quot;;IF([.N153]=&quot;&quot;;&quot;&quot;;&quot;Alta&quot;)))" table:style-name="ce37"/>
          <table:table-cell office:value-type="string" office:string-value="" table:formula="of:=IF(ISBLANK([.L153]);&quot;&quot;;IF([.D153]=&quot;ALI&quot;;IF([.N153]=&quot;L&quot;;7;IF([.N153]=&quot;A&quot;;10;15));IF([.D153]=&quot;AIE&quot;;IF([.N153]=&quot;L&quot;;5;IF([.N153]=&quot;A&quot;;7;10));IF([.D153]=&quot;SE&quot;;IF([.N153]=&quot;L&quot;;4;IF([.N153]=&quot;A&quot;;5;7));IF(OR([.D153]=&quot;EE&quot;;[.D153]=&quot;CE&quot;);IF([.N153]=&quot;L&quot;;3;IF([.N153]=&quot;A&quot;;4;6)))))))" table:style-name="ce38"/>
          <table:table-cell table:style-name="ce39"/>
          <table:table-cell table:style-name="ce40"/>
          <table:table-cell office:value-type="float" office:value="0" table:formula="of:=IF(AND([.$P153]=&quot;&quot;;[.$J153]&lt;&gt;&quot;&quot;);[.$J153];0)" table:style-name="ce3">
            <text:p>0</text:p>
          </table:table-cell>
          <table:table-cell office:value-type="float" office:value="0" table:formula="of:=IF(OR([.$P153]=&quot;&quot;;[.$J153]=&quot;&quot;);0;[.$J153])" table:style-name="ce3">
            <text:p>0</text:p>
          </table:table-cell>
          <table:table-cell office:value-type="float" office:value="0" table:formula="of:=IF(OR([.$P153]=&quot;&quot;;[.$J153]=&quot;&quot;);0;[.$P153])" table:style-name="ce3">
            <text:p>0</text:p>
          </table:table-cell>
          <table:table-cell office:value-type="float" office:value="0" table:formula="of:=IF(AND([.$J153]=&quot;&quot;;[.$P153]&lt;&gt;&quot;&quot;);[.$P15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4];[.H154])" table:style-name="ce36"/>
          <table:table-cell office:value-type="string" office:string-value="" table:formula="of:=IF(ISBLANK([.F154]);&quot;&quot;;IF([.D154]=&quot;EE&quot;;IF([.F154]&gt;=3;IF([.E154]&gt;=5;&quot;H&quot;;&quot;A&quot;);IF([.F154]&gt;=2;IF([.E154]&gt;=16;&quot;H&quot;;IF([.E154]&lt;=4;&quot;L&quot;;&quot;A&quot;));IF([.E154]&lt;=15;&quot;L&quot;;&quot;A&quot;)));IF(OR([.D154]=&quot;SE&quot;;[.D154]=&quot;CE&quot;);IF([.F154]&gt;=4;IF([.E154]&gt;=6;&quot;H&quot;;&quot;A&quot;);IF([.F154]&gt;=2;IF([.E154]&gt;=20;&quot;H&quot;;IF([.E154]&lt;=5;&quot;L&quot;;&quot;A&quot;));IF([.E154]&lt;=19;&quot;L&quot;;&quot;A&quot;)));IF(OR([.D154]=&quot;ALI&quot;;[.D154]=&quot;AIE&quot;);IF([.F154]&gt;=6;IF([.E154]&gt;=20;&quot;H&quot;;&quot;A&quot;);IF([.F154]&gt;=2;IF([.E154]&gt;=51;&quot;H&quot;;IF([.E154]&lt;=19;&quot;L&quot;;&quot;A&quot;));IF([.E154]&lt;=50;&quot;L&quot;;&quot;A&quot;)))))))" table:style-name="ce37"/>
          <table:table-cell office:value-type="string" office:string-value="" table:formula="of:=IF([.H154]=&quot;L&quot;;&quot;Baixa&quot;;IF([.H154]=&quot;A&quot;;&quot;Média&quot;;IF([.H154]=&quot;&quot;;&quot;&quot;;&quot;Alta&quot;)))" table:style-name="ce37"/>
          <table:table-cell office:value-type="string" office:string-value="" table:formula="of:=IF(ISBLANK([.F154]);&quot;&quot;;IF([.D154]=&quot;ALI&quot;;IF([.H154]=&quot;L&quot;;7;IF([.H154]=&quot;A&quot;;10;15));IF([.D154]=&quot;AIE&quot;;IF([.H154]=&quot;L&quot;;5;IF([.H154]=&quot;A&quot;;7;10));IF([.D154]=&quot;SE&quot;;IF([.H154]=&quot;L&quot;;4;IF([.H154]=&quot;A&quot;;5;7));IF(OR([.D154]=&quot;EE&quot;;[.D154]=&quot;CE&quot;);IF([.H154]=&quot;L&quot;;3;IF([.H154]=&quot;A&quot;;4;6)))))))" table:style-name="ce38"/>
          <table:table-cell table:style-name="ce39"/>
          <table:table-cell table:style-name="ce36"/>
          <table:table-cell office:value-type="string" office:string-value="" table:formula="of:=CONCATENATE([.D154];[.N154])" table:style-name="ce36"/>
          <table:table-cell office:value-type="string" office:string-value="" table:formula="of:=IF(ISBLANK([.L154]);&quot;&quot;;IF([.D154]=&quot;EE&quot;;IF([.L154]&gt;=3;IF([.K154]&gt;=5;&quot;H&quot;;&quot;A&quot;);IF([.L154]&gt;=2;IF([.K154]&gt;=16;&quot;H&quot;;IF([.K154]&lt;=4;&quot;L&quot;;&quot;A&quot;));IF([.K154]&lt;=15;&quot;L&quot;;&quot;A&quot;)));IF(OR([.D154]=&quot;SE&quot;;[.D154]=&quot;CE&quot;);IF([.L154]&gt;=4;IF([.K154]&gt;=6;&quot;H&quot;;&quot;A&quot;);IF([.L154]&gt;=2;IF([.K154]&gt;=20;&quot;H&quot;;IF([.K154]&lt;=5;&quot;L&quot;;&quot;A&quot;));IF([.K154]&lt;=19;&quot;L&quot;;&quot;A&quot;)));IF(OR([.D154]=&quot;ALI&quot;;[.D154]=&quot;AIE&quot;);IF([.L154]&gt;=6;IF([.K154]&gt;=20;&quot;H&quot;;&quot;A&quot;);IF([.L154]&gt;=2;IF([.K154]&gt;=51;&quot;H&quot;;IF([.K154]&lt;=19;&quot;L&quot;;&quot;A&quot;));IF([.K154]&lt;=50;&quot;L&quot;;&quot;A&quot;)))))))" table:style-name="ce37"/>
          <table:table-cell office:value-type="string" office:string-value="" table:formula="of:=IF([.N154]=&quot;L&quot;;&quot;Baixa&quot;;IF([.N154]=&quot;A&quot;;&quot;Média&quot;;IF([.N154]=&quot;&quot;;&quot;&quot;;&quot;Alta&quot;)))" table:style-name="ce37"/>
          <table:table-cell office:value-type="string" office:string-value="" table:formula="of:=IF(ISBLANK([.L154]);&quot;&quot;;IF([.D154]=&quot;ALI&quot;;IF([.N154]=&quot;L&quot;;7;IF([.N154]=&quot;A&quot;;10;15));IF([.D154]=&quot;AIE&quot;;IF([.N154]=&quot;L&quot;;5;IF([.N154]=&quot;A&quot;;7;10));IF([.D154]=&quot;SE&quot;;IF([.N154]=&quot;L&quot;;4;IF([.N154]=&quot;A&quot;;5;7));IF(OR([.D154]=&quot;EE&quot;;[.D154]=&quot;CE&quot;);IF([.N154]=&quot;L&quot;;3;IF([.N154]=&quot;A&quot;;4;6)))))))" table:style-name="ce38"/>
          <table:table-cell table:style-name="ce39"/>
          <table:table-cell table:style-name="ce40"/>
          <table:table-cell office:value-type="float" office:value="0" table:formula="of:=IF(AND([.$P154]=&quot;&quot;;[.$J154]&lt;&gt;&quot;&quot;);[.$J154];0)" table:style-name="ce3">
            <text:p>0</text:p>
          </table:table-cell>
          <table:table-cell office:value-type="float" office:value="0" table:formula="of:=IF(OR([.$P154]=&quot;&quot;;[.$J154]=&quot;&quot;);0;[.$J154])" table:style-name="ce3">
            <text:p>0</text:p>
          </table:table-cell>
          <table:table-cell office:value-type="float" office:value="0" table:formula="of:=IF(OR([.$P154]=&quot;&quot;;[.$J154]=&quot;&quot;);0;[.$P154])" table:style-name="ce3">
            <text:p>0</text:p>
          </table:table-cell>
          <table:table-cell office:value-type="float" office:value="0" table:formula="of:=IF(AND([.$J154]=&quot;&quot;;[.$P154]&lt;&gt;&quot;&quot;);[.$P15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5];[.H155])" table:style-name="ce36"/>
          <table:table-cell office:value-type="string" office:string-value="" table:formula="of:=IF(ISBLANK([.F155]);&quot;&quot;;IF([.D155]=&quot;EE&quot;;IF([.F155]&gt;=3;IF([.E155]&gt;=5;&quot;H&quot;;&quot;A&quot;);IF([.F155]&gt;=2;IF([.E155]&gt;=16;&quot;H&quot;;IF([.E155]&lt;=4;&quot;L&quot;;&quot;A&quot;));IF([.E155]&lt;=15;&quot;L&quot;;&quot;A&quot;)));IF(OR([.D155]=&quot;SE&quot;;[.D155]=&quot;CE&quot;);IF([.F155]&gt;=4;IF([.E155]&gt;=6;&quot;H&quot;;&quot;A&quot;);IF([.F155]&gt;=2;IF([.E155]&gt;=20;&quot;H&quot;;IF([.E155]&lt;=5;&quot;L&quot;;&quot;A&quot;));IF([.E155]&lt;=19;&quot;L&quot;;&quot;A&quot;)));IF(OR([.D155]=&quot;ALI&quot;;[.D155]=&quot;AIE&quot;);IF([.F155]&gt;=6;IF([.E155]&gt;=20;&quot;H&quot;;&quot;A&quot;);IF([.F155]&gt;=2;IF([.E155]&gt;=51;&quot;H&quot;;IF([.E155]&lt;=19;&quot;L&quot;;&quot;A&quot;));IF([.E155]&lt;=50;&quot;L&quot;;&quot;A&quot;)))))))" table:style-name="ce37"/>
          <table:table-cell office:value-type="string" office:string-value="" table:formula="of:=IF([.H155]=&quot;L&quot;;&quot;Baixa&quot;;IF([.H155]=&quot;A&quot;;&quot;Média&quot;;IF([.H155]=&quot;&quot;;&quot;&quot;;&quot;Alta&quot;)))" table:style-name="ce37"/>
          <table:table-cell office:value-type="string" office:string-value="" table:formula="of:=IF(ISBLANK([.F155]);&quot;&quot;;IF([.D155]=&quot;ALI&quot;;IF([.H155]=&quot;L&quot;;7;IF([.H155]=&quot;A&quot;;10;15));IF([.D155]=&quot;AIE&quot;;IF([.H155]=&quot;L&quot;;5;IF([.H155]=&quot;A&quot;;7;10));IF([.D155]=&quot;SE&quot;;IF([.H155]=&quot;L&quot;;4;IF([.H155]=&quot;A&quot;;5;7));IF(OR([.D155]=&quot;EE&quot;;[.D155]=&quot;CE&quot;);IF([.H155]=&quot;L&quot;;3;IF([.H155]=&quot;A&quot;;4;6)))))))" table:style-name="ce38"/>
          <table:table-cell table:style-name="ce39"/>
          <table:table-cell table:style-name="ce36"/>
          <table:table-cell office:value-type="string" office:string-value="" table:formula="of:=CONCATENATE([.D155];[.N155])" table:style-name="ce36"/>
          <table:table-cell office:value-type="string" office:string-value="" table:formula="of:=IF(ISBLANK([.L155]);&quot;&quot;;IF([.D155]=&quot;EE&quot;;IF([.L155]&gt;=3;IF([.K155]&gt;=5;&quot;H&quot;;&quot;A&quot;);IF([.L155]&gt;=2;IF([.K155]&gt;=16;&quot;H&quot;;IF([.K155]&lt;=4;&quot;L&quot;;&quot;A&quot;));IF([.K155]&lt;=15;&quot;L&quot;;&quot;A&quot;)));IF(OR([.D155]=&quot;SE&quot;;[.D155]=&quot;CE&quot;);IF([.L155]&gt;=4;IF([.K155]&gt;=6;&quot;H&quot;;&quot;A&quot;);IF([.L155]&gt;=2;IF([.K155]&gt;=20;&quot;H&quot;;IF([.K155]&lt;=5;&quot;L&quot;;&quot;A&quot;));IF([.K155]&lt;=19;&quot;L&quot;;&quot;A&quot;)));IF(OR([.D155]=&quot;ALI&quot;;[.D155]=&quot;AIE&quot;);IF([.L155]&gt;=6;IF([.K155]&gt;=20;&quot;H&quot;;&quot;A&quot;);IF([.L155]&gt;=2;IF([.K155]&gt;=51;&quot;H&quot;;IF([.K155]&lt;=19;&quot;L&quot;;&quot;A&quot;));IF([.K155]&lt;=50;&quot;L&quot;;&quot;A&quot;)))))))" table:style-name="ce37"/>
          <table:table-cell office:value-type="string" office:string-value="" table:formula="of:=IF([.N155]=&quot;L&quot;;&quot;Baixa&quot;;IF([.N155]=&quot;A&quot;;&quot;Média&quot;;IF([.N155]=&quot;&quot;;&quot;&quot;;&quot;Alta&quot;)))" table:style-name="ce37"/>
          <table:table-cell office:value-type="string" office:string-value="" table:formula="of:=IF(ISBLANK([.L155]);&quot;&quot;;IF([.D155]=&quot;ALI&quot;;IF([.N155]=&quot;L&quot;;7;IF([.N155]=&quot;A&quot;;10;15));IF([.D155]=&quot;AIE&quot;;IF([.N155]=&quot;L&quot;;5;IF([.N155]=&quot;A&quot;;7;10));IF([.D155]=&quot;SE&quot;;IF([.N155]=&quot;L&quot;;4;IF([.N155]=&quot;A&quot;;5;7));IF(OR([.D155]=&quot;EE&quot;;[.D155]=&quot;CE&quot;);IF([.N155]=&quot;L&quot;;3;IF([.N155]=&quot;A&quot;;4;6)))))))" table:style-name="ce38"/>
          <table:table-cell table:style-name="ce39"/>
          <table:table-cell table:style-name="ce40"/>
          <table:table-cell office:value-type="float" office:value="0" table:formula="of:=IF(AND([.$P155]=&quot;&quot;;[.$J155]&lt;&gt;&quot;&quot;);[.$J155];0)" table:style-name="ce3">
            <text:p>0</text:p>
          </table:table-cell>
          <table:table-cell office:value-type="float" office:value="0" table:formula="of:=IF(OR([.$P155]=&quot;&quot;;[.$J155]=&quot;&quot;);0;[.$J155])" table:style-name="ce3">
            <text:p>0</text:p>
          </table:table-cell>
          <table:table-cell office:value-type="float" office:value="0" table:formula="of:=IF(OR([.$P155]=&quot;&quot;;[.$J155]=&quot;&quot;);0;[.$P155])" table:style-name="ce3">
            <text:p>0</text:p>
          </table:table-cell>
          <table:table-cell office:value-type="float" office:value="0" table:formula="of:=IF(AND([.$J155]=&quot;&quot;;[.$P155]&lt;&gt;&quot;&quot;);[.$P15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6];[.H156])" table:style-name="ce36"/>
          <table:table-cell office:value-type="string" office:string-value="" table:formula="of:=IF(ISBLANK([.F156]);&quot;&quot;;IF([.D156]=&quot;EE&quot;;IF([.F156]&gt;=3;IF([.E156]&gt;=5;&quot;H&quot;;&quot;A&quot;);IF([.F156]&gt;=2;IF([.E156]&gt;=16;&quot;H&quot;;IF([.E156]&lt;=4;&quot;L&quot;;&quot;A&quot;));IF([.E156]&lt;=15;&quot;L&quot;;&quot;A&quot;)));IF(OR([.D156]=&quot;SE&quot;;[.D156]=&quot;CE&quot;);IF([.F156]&gt;=4;IF([.E156]&gt;=6;&quot;H&quot;;&quot;A&quot;);IF([.F156]&gt;=2;IF([.E156]&gt;=20;&quot;H&quot;;IF([.E156]&lt;=5;&quot;L&quot;;&quot;A&quot;));IF([.E156]&lt;=19;&quot;L&quot;;&quot;A&quot;)));IF(OR([.D156]=&quot;ALI&quot;;[.D156]=&quot;AIE&quot;);IF([.F156]&gt;=6;IF([.E156]&gt;=20;&quot;H&quot;;&quot;A&quot;);IF([.F156]&gt;=2;IF([.E156]&gt;=51;&quot;H&quot;;IF([.E156]&lt;=19;&quot;L&quot;;&quot;A&quot;));IF([.E156]&lt;=50;&quot;L&quot;;&quot;A&quot;)))))))" table:style-name="ce37"/>
          <table:table-cell office:value-type="string" office:string-value="" table:formula="of:=IF([.H156]=&quot;L&quot;;&quot;Baixa&quot;;IF([.H156]=&quot;A&quot;;&quot;Média&quot;;IF([.H156]=&quot;&quot;;&quot;&quot;;&quot;Alta&quot;)))" table:style-name="ce37"/>
          <table:table-cell office:value-type="string" office:string-value="" table:formula="of:=IF(ISBLANK([.F156]);&quot;&quot;;IF([.D156]=&quot;ALI&quot;;IF([.H156]=&quot;L&quot;;7;IF([.H156]=&quot;A&quot;;10;15));IF([.D156]=&quot;AIE&quot;;IF([.H156]=&quot;L&quot;;5;IF([.H156]=&quot;A&quot;;7;10));IF([.D156]=&quot;SE&quot;;IF([.H156]=&quot;L&quot;;4;IF([.H156]=&quot;A&quot;;5;7));IF(OR([.D156]=&quot;EE&quot;;[.D156]=&quot;CE&quot;);IF([.H156]=&quot;L&quot;;3;IF([.H156]=&quot;A&quot;;4;6)))))))" table:style-name="ce38"/>
          <table:table-cell table:style-name="ce39"/>
          <table:table-cell table:style-name="ce36"/>
          <table:table-cell office:value-type="string" office:string-value="" table:formula="of:=CONCATENATE([.D156];[.N156])" table:style-name="ce36"/>
          <table:table-cell office:value-type="string" office:string-value="" table:formula="of:=IF(ISBLANK([.L156]);&quot;&quot;;IF([.D156]=&quot;EE&quot;;IF([.L156]&gt;=3;IF([.K156]&gt;=5;&quot;H&quot;;&quot;A&quot;);IF([.L156]&gt;=2;IF([.K156]&gt;=16;&quot;H&quot;;IF([.K156]&lt;=4;&quot;L&quot;;&quot;A&quot;));IF([.K156]&lt;=15;&quot;L&quot;;&quot;A&quot;)));IF(OR([.D156]=&quot;SE&quot;;[.D156]=&quot;CE&quot;);IF([.L156]&gt;=4;IF([.K156]&gt;=6;&quot;H&quot;;&quot;A&quot;);IF([.L156]&gt;=2;IF([.K156]&gt;=20;&quot;H&quot;;IF([.K156]&lt;=5;&quot;L&quot;;&quot;A&quot;));IF([.K156]&lt;=19;&quot;L&quot;;&quot;A&quot;)));IF(OR([.D156]=&quot;ALI&quot;;[.D156]=&quot;AIE&quot;);IF([.L156]&gt;=6;IF([.K156]&gt;=20;&quot;H&quot;;&quot;A&quot;);IF([.L156]&gt;=2;IF([.K156]&gt;=51;&quot;H&quot;;IF([.K156]&lt;=19;&quot;L&quot;;&quot;A&quot;));IF([.K156]&lt;=50;&quot;L&quot;;&quot;A&quot;)))))))" table:style-name="ce37"/>
          <table:table-cell office:value-type="string" office:string-value="" table:formula="of:=IF([.N156]=&quot;L&quot;;&quot;Baixa&quot;;IF([.N156]=&quot;A&quot;;&quot;Média&quot;;IF([.N156]=&quot;&quot;;&quot;&quot;;&quot;Alta&quot;)))" table:style-name="ce37"/>
          <table:table-cell office:value-type="string" office:string-value="" table:formula="of:=IF(ISBLANK([.L156]);&quot;&quot;;IF([.D156]=&quot;ALI&quot;;IF([.N156]=&quot;L&quot;;7;IF([.N156]=&quot;A&quot;;10;15));IF([.D156]=&quot;AIE&quot;;IF([.N156]=&quot;L&quot;;5;IF([.N156]=&quot;A&quot;;7;10));IF([.D156]=&quot;SE&quot;;IF([.N156]=&quot;L&quot;;4;IF([.N156]=&quot;A&quot;;5;7));IF(OR([.D156]=&quot;EE&quot;;[.D156]=&quot;CE&quot;);IF([.N156]=&quot;L&quot;;3;IF([.N156]=&quot;A&quot;;4;6)))))))" table:style-name="ce38"/>
          <table:table-cell table:style-name="ce39"/>
          <table:table-cell table:style-name="ce40"/>
          <table:table-cell office:value-type="float" office:value="0" table:formula="of:=IF(AND([.$P156]=&quot;&quot;;[.$J156]&lt;&gt;&quot;&quot;);[.$J156];0)" table:style-name="ce3">
            <text:p>0</text:p>
          </table:table-cell>
          <table:table-cell office:value-type="float" office:value="0" table:formula="of:=IF(OR([.$P156]=&quot;&quot;;[.$J156]=&quot;&quot;);0;[.$J156])" table:style-name="ce3">
            <text:p>0</text:p>
          </table:table-cell>
          <table:table-cell office:value-type="float" office:value="0" table:formula="of:=IF(OR([.$P156]=&quot;&quot;;[.$J156]=&quot;&quot;);0;[.$P156])" table:style-name="ce3">
            <text:p>0</text:p>
          </table:table-cell>
          <table:table-cell office:value-type="float" office:value="0" table:formula="of:=IF(AND([.$J156]=&quot;&quot;;[.$P156]&lt;&gt;&quot;&quot;);[.$P15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7];[.H157])" table:style-name="ce36"/>
          <table:table-cell office:value-type="string" office:string-value="" table:formula="of:=IF(ISBLANK([.F157]);&quot;&quot;;IF([.D157]=&quot;EE&quot;;IF([.F157]&gt;=3;IF([.E157]&gt;=5;&quot;H&quot;;&quot;A&quot;);IF([.F157]&gt;=2;IF([.E157]&gt;=16;&quot;H&quot;;IF([.E157]&lt;=4;&quot;L&quot;;&quot;A&quot;));IF([.E157]&lt;=15;&quot;L&quot;;&quot;A&quot;)));IF(OR([.D157]=&quot;SE&quot;;[.D157]=&quot;CE&quot;);IF([.F157]&gt;=4;IF([.E157]&gt;=6;&quot;H&quot;;&quot;A&quot;);IF([.F157]&gt;=2;IF([.E157]&gt;=20;&quot;H&quot;;IF([.E157]&lt;=5;&quot;L&quot;;&quot;A&quot;));IF([.E157]&lt;=19;&quot;L&quot;;&quot;A&quot;)));IF(OR([.D157]=&quot;ALI&quot;;[.D157]=&quot;AIE&quot;);IF([.F157]&gt;=6;IF([.E157]&gt;=20;&quot;H&quot;;&quot;A&quot;);IF([.F157]&gt;=2;IF([.E157]&gt;=51;&quot;H&quot;;IF([.E157]&lt;=19;&quot;L&quot;;&quot;A&quot;));IF([.E157]&lt;=50;&quot;L&quot;;&quot;A&quot;)))))))" table:style-name="ce37"/>
          <table:table-cell office:value-type="string" office:string-value="" table:formula="of:=IF([.H157]=&quot;L&quot;;&quot;Baixa&quot;;IF([.H157]=&quot;A&quot;;&quot;Média&quot;;IF([.H157]=&quot;&quot;;&quot;&quot;;&quot;Alta&quot;)))" table:style-name="ce37"/>
          <table:table-cell office:value-type="string" office:string-value="" table:formula="of:=IF(ISBLANK([.F157]);&quot;&quot;;IF([.D157]=&quot;ALI&quot;;IF([.H157]=&quot;L&quot;;7;IF([.H157]=&quot;A&quot;;10;15));IF([.D157]=&quot;AIE&quot;;IF([.H157]=&quot;L&quot;;5;IF([.H157]=&quot;A&quot;;7;10));IF([.D157]=&quot;SE&quot;;IF([.H157]=&quot;L&quot;;4;IF([.H157]=&quot;A&quot;;5;7));IF(OR([.D157]=&quot;EE&quot;;[.D157]=&quot;CE&quot;);IF([.H157]=&quot;L&quot;;3;IF([.H157]=&quot;A&quot;;4;6)))))))" table:style-name="ce38"/>
          <table:table-cell table:style-name="ce39"/>
          <table:table-cell table:style-name="ce36"/>
          <table:table-cell office:value-type="string" office:string-value="" table:formula="of:=CONCATENATE([.D157];[.N157])" table:style-name="ce36"/>
          <table:table-cell office:value-type="string" office:string-value="" table:formula="of:=IF(ISBLANK([.L157]);&quot;&quot;;IF([.D157]=&quot;EE&quot;;IF([.L157]&gt;=3;IF([.K157]&gt;=5;&quot;H&quot;;&quot;A&quot;);IF([.L157]&gt;=2;IF([.K157]&gt;=16;&quot;H&quot;;IF([.K157]&lt;=4;&quot;L&quot;;&quot;A&quot;));IF([.K157]&lt;=15;&quot;L&quot;;&quot;A&quot;)));IF(OR([.D157]=&quot;SE&quot;;[.D157]=&quot;CE&quot;);IF([.L157]&gt;=4;IF([.K157]&gt;=6;&quot;H&quot;;&quot;A&quot;);IF([.L157]&gt;=2;IF([.K157]&gt;=20;&quot;H&quot;;IF([.K157]&lt;=5;&quot;L&quot;;&quot;A&quot;));IF([.K157]&lt;=19;&quot;L&quot;;&quot;A&quot;)));IF(OR([.D157]=&quot;ALI&quot;;[.D157]=&quot;AIE&quot;);IF([.L157]&gt;=6;IF([.K157]&gt;=20;&quot;H&quot;;&quot;A&quot;);IF([.L157]&gt;=2;IF([.K157]&gt;=51;&quot;H&quot;;IF([.K157]&lt;=19;&quot;L&quot;;&quot;A&quot;));IF([.K157]&lt;=50;&quot;L&quot;;&quot;A&quot;)))))))" table:style-name="ce37"/>
          <table:table-cell office:value-type="string" office:string-value="" table:formula="of:=IF([.N157]=&quot;L&quot;;&quot;Baixa&quot;;IF([.N157]=&quot;A&quot;;&quot;Média&quot;;IF([.N157]=&quot;&quot;;&quot;&quot;;&quot;Alta&quot;)))" table:style-name="ce37"/>
          <table:table-cell office:value-type="string" office:string-value="" table:formula="of:=IF(ISBLANK([.L157]);&quot;&quot;;IF([.D157]=&quot;ALI&quot;;IF([.N157]=&quot;L&quot;;7;IF([.N157]=&quot;A&quot;;10;15));IF([.D157]=&quot;AIE&quot;;IF([.N157]=&quot;L&quot;;5;IF([.N157]=&quot;A&quot;;7;10));IF([.D157]=&quot;SE&quot;;IF([.N157]=&quot;L&quot;;4;IF([.N157]=&quot;A&quot;;5;7));IF(OR([.D157]=&quot;EE&quot;;[.D157]=&quot;CE&quot;);IF([.N157]=&quot;L&quot;;3;IF([.N157]=&quot;A&quot;;4;6)))))))" table:style-name="ce38"/>
          <table:table-cell table:style-name="ce39"/>
          <table:table-cell table:style-name="ce40"/>
          <table:table-cell office:value-type="float" office:value="0" table:formula="of:=IF(AND([.$P157]=&quot;&quot;;[.$J157]&lt;&gt;&quot;&quot;);[.$J157];0)" table:style-name="ce3">
            <text:p>0</text:p>
          </table:table-cell>
          <table:table-cell office:value-type="float" office:value="0" table:formula="of:=IF(OR([.$P157]=&quot;&quot;;[.$J157]=&quot;&quot;);0;[.$J157])" table:style-name="ce3">
            <text:p>0</text:p>
          </table:table-cell>
          <table:table-cell office:value-type="float" office:value="0" table:formula="of:=IF(OR([.$P157]=&quot;&quot;;[.$J157]=&quot;&quot;);0;[.$P157])" table:style-name="ce3">
            <text:p>0</text:p>
          </table:table-cell>
          <table:table-cell office:value-type="float" office:value="0" table:formula="of:=IF(AND([.$J157]=&quot;&quot;;[.$P157]&lt;&gt;&quot;&quot;);[.$P15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8];[.H158])" table:style-name="ce36"/>
          <table:table-cell office:value-type="string" office:string-value="" table:formula="of:=IF(ISBLANK([.F158]);&quot;&quot;;IF([.D158]=&quot;EE&quot;;IF([.F158]&gt;=3;IF([.E158]&gt;=5;&quot;H&quot;;&quot;A&quot;);IF([.F158]&gt;=2;IF([.E158]&gt;=16;&quot;H&quot;;IF([.E158]&lt;=4;&quot;L&quot;;&quot;A&quot;));IF([.E158]&lt;=15;&quot;L&quot;;&quot;A&quot;)));IF(OR([.D158]=&quot;SE&quot;;[.D158]=&quot;CE&quot;);IF([.F158]&gt;=4;IF([.E158]&gt;=6;&quot;H&quot;;&quot;A&quot;);IF([.F158]&gt;=2;IF([.E158]&gt;=20;&quot;H&quot;;IF([.E158]&lt;=5;&quot;L&quot;;&quot;A&quot;));IF([.E158]&lt;=19;&quot;L&quot;;&quot;A&quot;)));IF(OR([.D158]=&quot;ALI&quot;;[.D158]=&quot;AIE&quot;);IF([.F158]&gt;=6;IF([.E158]&gt;=20;&quot;H&quot;;&quot;A&quot;);IF([.F158]&gt;=2;IF([.E158]&gt;=51;&quot;H&quot;;IF([.E158]&lt;=19;&quot;L&quot;;&quot;A&quot;));IF([.E158]&lt;=50;&quot;L&quot;;&quot;A&quot;)))))))" table:style-name="ce37"/>
          <table:table-cell office:value-type="string" office:string-value="" table:formula="of:=IF([.H158]=&quot;L&quot;;&quot;Baixa&quot;;IF([.H158]=&quot;A&quot;;&quot;Média&quot;;IF([.H158]=&quot;&quot;;&quot;&quot;;&quot;Alta&quot;)))" table:style-name="ce37"/>
          <table:table-cell office:value-type="string" office:string-value="" table:formula="of:=IF(ISBLANK([.F158]);&quot;&quot;;IF([.D158]=&quot;ALI&quot;;IF([.H158]=&quot;L&quot;;7;IF([.H158]=&quot;A&quot;;10;15));IF([.D158]=&quot;AIE&quot;;IF([.H158]=&quot;L&quot;;5;IF([.H158]=&quot;A&quot;;7;10));IF([.D158]=&quot;SE&quot;;IF([.H158]=&quot;L&quot;;4;IF([.H158]=&quot;A&quot;;5;7));IF(OR([.D158]=&quot;EE&quot;;[.D158]=&quot;CE&quot;);IF([.H158]=&quot;L&quot;;3;IF([.H158]=&quot;A&quot;;4;6)))))))" table:style-name="ce38"/>
          <table:table-cell table:style-name="ce39"/>
          <table:table-cell table:style-name="ce36"/>
          <table:table-cell office:value-type="string" office:string-value="" table:formula="of:=CONCATENATE([.D158];[.N158])" table:style-name="ce36"/>
          <table:table-cell office:value-type="string" office:string-value="" table:formula="of:=IF(ISBLANK([.L158]);&quot;&quot;;IF([.D158]=&quot;EE&quot;;IF([.L158]&gt;=3;IF([.K158]&gt;=5;&quot;H&quot;;&quot;A&quot;);IF([.L158]&gt;=2;IF([.K158]&gt;=16;&quot;H&quot;;IF([.K158]&lt;=4;&quot;L&quot;;&quot;A&quot;));IF([.K158]&lt;=15;&quot;L&quot;;&quot;A&quot;)));IF(OR([.D158]=&quot;SE&quot;;[.D158]=&quot;CE&quot;);IF([.L158]&gt;=4;IF([.K158]&gt;=6;&quot;H&quot;;&quot;A&quot;);IF([.L158]&gt;=2;IF([.K158]&gt;=20;&quot;H&quot;;IF([.K158]&lt;=5;&quot;L&quot;;&quot;A&quot;));IF([.K158]&lt;=19;&quot;L&quot;;&quot;A&quot;)));IF(OR([.D158]=&quot;ALI&quot;;[.D158]=&quot;AIE&quot;);IF([.L158]&gt;=6;IF([.K158]&gt;=20;&quot;H&quot;;&quot;A&quot;);IF([.L158]&gt;=2;IF([.K158]&gt;=51;&quot;H&quot;;IF([.K158]&lt;=19;&quot;L&quot;;&quot;A&quot;));IF([.K158]&lt;=50;&quot;L&quot;;&quot;A&quot;)))))))" table:style-name="ce37"/>
          <table:table-cell office:value-type="string" office:string-value="" table:formula="of:=IF([.N158]=&quot;L&quot;;&quot;Baixa&quot;;IF([.N158]=&quot;A&quot;;&quot;Média&quot;;IF([.N158]=&quot;&quot;;&quot;&quot;;&quot;Alta&quot;)))" table:style-name="ce37"/>
          <table:table-cell office:value-type="string" office:string-value="" table:formula="of:=IF(ISBLANK([.L158]);&quot;&quot;;IF([.D158]=&quot;ALI&quot;;IF([.N158]=&quot;L&quot;;7;IF([.N158]=&quot;A&quot;;10;15));IF([.D158]=&quot;AIE&quot;;IF([.N158]=&quot;L&quot;;5;IF([.N158]=&quot;A&quot;;7;10));IF([.D158]=&quot;SE&quot;;IF([.N158]=&quot;L&quot;;4;IF([.N158]=&quot;A&quot;;5;7));IF(OR([.D158]=&quot;EE&quot;;[.D158]=&quot;CE&quot;);IF([.N158]=&quot;L&quot;;3;IF([.N158]=&quot;A&quot;;4;6)))))))" table:style-name="ce38"/>
          <table:table-cell table:style-name="ce39"/>
          <table:table-cell table:style-name="ce40"/>
          <table:table-cell office:value-type="float" office:value="0" table:formula="of:=IF(AND([.$P158]=&quot;&quot;;[.$J158]&lt;&gt;&quot;&quot;);[.$J158];0)" table:style-name="ce3">
            <text:p>0</text:p>
          </table:table-cell>
          <table:table-cell office:value-type="float" office:value="0" table:formula="of:=IF(OR([.$P158]=&quot;&quot;;[.$J158]=&quot;&quot;);0;[.$J158])" table:style-name="ce3">
            <text:p>0</text:p>
          </table:table-cell>
          <table:table-cell office:value-type="float" office:value="0" table:formula="of:=IF(OR([.$P158]=&quot;&quot;;[.$J158]=&quot;&quot;);0;[.$P158])" table:style-name="ce3">
            <text:p>0</text:p>
          </table:table-cell>
          <table:table-cell office:value-type="float" office:value="0" table:formula="of:=IF(AND([.$J158]=&quot;&quot;;[.$P158]&lt;&gt;&quot;&quot;);[.$P15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59];[.H159])" table:style-name="ce36"/>
          <table:table-cell office:value-type="string" office:string-value="" table:formula="of:=IF(ISBLANK([.F159]);&quot;&quot;;IF([.D159]=&quot;EE&quot;;IF([.F159]&gt;=3;IF([.E159]&gt;=5;&quot;H&quot;;&quot;A&quot;);IF([.F159]&gt;=2;IF([.E159]&gt;=16;&quot;H&quot;;IF([.E159]&lt;=4;&quot;L&quot;;&quot;A&quot;));IF([.E159]&lt;=15;&quot;L&quot;;&quot;A&quot;)));IF(OR([.D159]=&quot;SE&quot;;[.D159]=&quot;CE&quot;);IF([.F159]&gt;=4;IF([.E159]&gt;=6;&quot;H&quot;;&quot;A&quot;);IF([.F159]&gt;=2;IF([.E159]&gt;=20;&quot;H&quot;;IF([.E159]&lt;=5;&quot;L&quot;;&quot;A&quot;));IF([.E159]&lt;=19;&quot;L&quot;;&quot;A&quot;)));IF(OR([.D159]=&quot;ALI&quot;;[.D159]=&quot;AIE&quot;);IF([.F159]&gt;=6;IF([.E159]&gt;=20;&quot;H&quot;;&quot;A&quot;);IF([.F159]&gt;=2;IF([.E159]&gt;=51;&quot;H&quot;;IF([.E159]&lt;=19;&quot;L&quot;;&quot;A&quot;));IF([.E159]&lt;=50;&quot;L&quot;;&quot;A&quot;)))))))" table:style-name="ce37"/>
          <table:table-cell office:value-type="string" office:string-value="" table:formula="of:=IF([.H159]=&quot;L&quot;;&quot;Baixa&quot;;IF([.H159]=&quot;A&quot;;&quot;Média&quot;;IF([.H159]=&quot;&quot;;&quot;&quot;;&quot;Alta&quot;)))" table:style-name="ce37"/>
          <table:table-cell office:value-type="string" office:string-value="" table:formula="of:=IF(ISBLANK([.F159]);&quot;&quot;;IF([.D159]=&quot;ALI&quot;;IF([.H159]=&quot;L&quot;;7;IF([.H159]=&quot;A&quot;;10;15));IF([.D159]=&quot;AIE&quot;;IF([.H159]=&quot;L&quot;;5;IF([.H159]=&quot;A&quot;;7;10));IF([.D159]=&quot;SE&quot;;IF([.H159]=&quot;L&quot;;4;IF([.H159]=&quot;A&quot;;5;7));IF(OR([.D159]=&quot;EE&quot;;[.D159]=&quot;CE&quot;);IF([.H159]=&quot;L&quot;;3;IF([.H159]=&quot;A&quot;;4;6)))))))" table:style-name="ce38"/>
          <table:table-cell table:style-name="ce39"/>
          <table:table-cell table:style-name="ce36"/>
          <table:table-cell office:value-type="string" office:string-value="" table:formula="of:=CONCATENATE([.D159];[.N159])" table:style-name="ce36"/>
          <table:table-cell office:value-type="string" office:string-value="" table:formula="of:=IF(ISBLANK([.L159]);&quot;&quot;;IF([.D159]=&quot;EE&quot;;IF([.L159]&gt;=3;IF([.K159]&gt;=5;&quot;H&quot;;&quot;A&quot;);IF([.L159]&gt;=2;IF([.K159]&gt;=16;&quot;H&quot;;IF([.K159]&lt;=4;&quot;L&quot;;&quot;A&quot;));IF([.K159]&lt;=15;&quot;L&quot;;&quot;A&quot;)));IF(OR([.D159]=&quot;SE&quot;;[.D159]=&quot;CE&quot;);IF([.L159]&gt;=4;IF([.K159]&gt;=6;&quot;H&quot;;&quot;A&quot;);IF([.L159]&gt;=2;IF([.K159]&gt;=20;&quot;H&quot;;IF([.K159]&lt;=5;&quot;L&quot;;&quot;A&quot;));IF([.K159]&lt;=19;&quot;L&quot;;&quot;A&quot;)));IF(OR([.D159]=&quot;ALI&quot;;[.D159]=&quot;AIE&quot;);IF([.L159]&gt;=6;IF([.K159]&gt;=20;&quot;H&quot;;&quot;A&quot;);IF([.L159]&gt;=2;IF([.K159]&gt;=51;&quot;H&quot;;IF([.K159]&lt;=19;&quot;L&quot;;&quot;A&quot;));IF([.K159]&lt;=50;&quot;L&quot;;&quot;A&quot;)))))))" table:style-name="ce37"/>
          <table:table-cell office:value-type="string" office:string-value="" table:formula="of:=IF([.N159]=&quot;L&quot;;&quot;Baixa&quot;;IF([.N159]=&quot;A&quot;;&quot;Média&quot;;IF([.N159]=&quot;&quot;;&quot;&quot;;&quot;Alta&quot;)))" table:style-name="ce37"/>
          <table:table-cell office:value-type="string" office:string-value="" table:formula="of:=IF(ISBLANK([.L159]);&quot;&quot;;IF([.D159]=&quot;ALI&quot;;IF([.N159]=&quot;L&quot;;7;IF([.N159]=&quot;A&quot;;10;15));IF([.D159]=&quot;AIE&quot;;IF([.N159]=&quot;L&quot;;5;IF([.N159]=&quot;A&quot;;7;10));IF([.D159]=&quot;SE&quot;;IF([.N159]=&quot;L&quot;;4;IF([.N159]=&quot;A&quot;;5;7));IF(OR([.D159]=&quot;EE&quot;;[.D159]=&quot;CE&quot;);IF([.N159]=&quot;L&quot;;3;IF([.N159]=&quot;A&quot;;4;6)))))))" table:style-name="ce38"/>
          <table:table-cell table:style-name="ce39"/>
          <table:table-cell table:style-name="ce40"/>
          <table:table-cell office:value-type="float" office:value="0" table:formula="of:=IF(AND([.$P159]=&quot;&quot;;[.$J159]&lt;&gt;&quot;&quot;);[.$J159];0)" table:style-name="ce3">
            <text:p>0</text:p>
          </table:table-cell>
          <table:table-cell office:value-type="float" office:value="0" table:formula="of:=IF(OR([.$P159]=&quot;&quot;;[.$J159]=&quot;&quot;);0;[.$J159])" table:style-name="ce3">
            <text:p>0</text:p>
          </table:table-cell>
          <table:table-cell office:value-type="float" office:value="0" table:formula="of:=IF(OR([.$P159]=&quot;&quot;;[.$J159]=&quot;&quot;);0;[.$P159])" table:style-name="ce3">
            <text:p>0</text:p>
          </table:table-cell>
          <table:table-cell office:value-type="float" office:value="0" table:formula="of:=IF(AND([.$J159]=&quot;&quot;;[.$P159]&lt;&gt;&quot;&quot;);[.$P15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0];[.H160])" table:style-name="ce36"/>
          <table:table-cell office:value-type="string" office:string-value="" table:formula="of:=IF(ISBLANK([.F160]);&quot;&quot;;IF([.D160]=&quot;EE&quot;;IF([.F160]&gt;=3;IF([.E160]&gt;=5;&quot;H&quot;;&quot;A&quot;);IF([.F160]&gt;=2;IF([.E160]&gt;=16;&quot;H&quot;;IF([.E160]&lt;=4;&quot;L&quot;;&quot;A&quot;));IF([.E160]&lt;=15;&quot;L&quot;;&quot;A&quot;)));IF(OR([.D160]=&quot;SE&quot;;[.D160]=&quot;CE&quot;);IF([.F160]&gt;=4;IF([.E160]&gt;=6;&quot;H&quot;;&quot;A&quot;);IF([.F160]&gt;=2;IF([.E160]&gt;=20;&quot;H&quot;;IF([.E160]&lt;=5;&quot;L&quot;;&quot;A&quot;));IF([.E160]&lt;=19;&quot;L&quot;;&quot;A&quot;)));IF(OR([.D160]=&quot;ALI&quot;;[.D160]=&quot;AIE&quot;);IF([.F160]&gt;=6;IF([.E160]&gt;=20;&quot;H&quot;;&quot;A&quot;);IF([.F160]&gt;=2;IF([.E160]&gt;=51;&quot;H&quot;;IF([.E160]&lt;=19;&quot;L&quot;;&quot;A&quot;));IF([.E160]&lt;=50;&quot;L&quot;;&quot;A&quot;)))))))" table:style-name="ce37"/>
          <table:table-cell office:value-type="string" office:string-value="" table:formula="of:=IF([.H160]=&quot;L&quot;;&quot;Baixa&quot;;IF([.H160]=&quot;A&quot;;&quot;Média&quot;;IF([.H160]=&quot;&quot;;&quot;&quot;;&quot;Alta&quot;)))" table:style-name="ce37"/>
          <table:table-cell office:value-type="string" office:string-value="" table:formula="of:=IF(ISBLANK([.F160]);&quot;&quot;;IF([.D160]=&quot;ALI&quot;;IF([.H160]=&quot;L&quot;;7;IF([.H160]=&quot;A&quot;;10;15));IF([.D160]=&quot;AIE&quot;;IF([.H160]=&quot;L&quot;;5;IF([.H160]=&quot;A&quot;;7;10));IF([.D160]=&quot;SE&quot;;IF([.H160]=&quot;L&quot;;4;IF([.H160]=&quot;A&quot;;5;7));IF(OR([.D160]=&quot;EE&quot;;[.D160]=&quot;CE&quot;);IF([.H160]=&quot;L&quot;;3;IF([.H160]=&quot;A&quot;;4;6)))))))" table:style-name="ce38"/>
          <table:table-cell table:style-name="ce39"/>
          <table:table-cell table:style-name="ce36"/>
          <table:table-cell office:value-type="string" office:string-value="" table:formula="of:=CONCATENATE([.D160];[.N160])" table:style-name="ce36"/>
          <table:table-cell office:value-type="string" office:string-value="" table:formula="of:=IF(ISBLANK([.L160]);&quot;&quot;;IF([.D160]=&quot;EE&quot;;IF([.L160]&gt;=3;IF([.K160]&gt;=5;&quot;H&quot;;&quot;A&quot;);IF([.L160]&gt;=2;IF([.K160]&gt;=16;&quot;H&quot;;IF([.K160]&lt;=4;&quot;L&quot;;&quot;A&quot;));IF([.K160]&lt;=15;&quot;L&quot;;&quot;A&quot;)));IF(OR([.D160]=&quot;SE&quot;;[.D160]=&quot;CE&quot;);IF([.L160]&gt;=4;IF([.K160]&gt;=6;&quot;H&quot;;&quot;A&quot;);IF([.L160]&gt;=2;IF([.K160]&gt;=20;&quot;H&quot;;IF([.K160]&lt;=5;&quot;L&quot;;&quot;A&quot;));IF([.K160]&lt;=19;&quot;L&quot;;&quot;A&quot;)));IF(OR([.D160]=&quot;ALI&quot;;[.D160]=&quot;AIE&quot;);IF([.L160]&gt;=6;IF([.K160]&gt;=20;&quot;H&quot;;&quot;A&quot;);IF([.L160]&gt;=2;IF([.K160]&gt;=51;&quot;H&quot;;IF([.K160]&lt;=19;&quot;L&quot;;&quot;A&quot;));IF([.K160]&lt;=50;&quot;L&quot;;&quot;A&quot;)))))))" table:style-name="ce37"/>
          <table:table-cell office:value-type="string" office:string-value="" table:formula="of:=IF([.N160]=&quot;L&quot;;&quot;Baixa&quot;;IF([.N160]=&quot;A&quot;;&quot;Média&quot;;IF([.N160]=&quot;&quot;;&quot;&quot;;&quot;Alta&quot;)))" table:style-name="ce37"/>
          <table:table-cell office:value-type="string" office:string-value="" table:formula="of:=IF(ISBLANK([.L160]);&quot;&quot;;IF([.D160]=&quot;ALI&quot;;IF([.N160]=&quot;L&quot;;7;IF([.N160]=&quot;A&quot;;10;15));IF([.D160]=&quot;AIE&quot;;IF([.N160]=&quot;L&quot;;5;IF([.N160]=&quot;A&quot;;7;10));IF([.D160]=&quot;SE&quot;;IF([.N160]=&quot;L&quot;;4;IF([.N160]=&quot;A&quot;;5;7));IF(OR([.D160]=&quot;EE&quot;;[.D160]=&quot;CE&quot;);IF([.N160]=&quot;L&quot;;3;IF([.N160]=&quot;A&quot;;4;6)))))))" table:style-name="ce38"/>
          <table:table-cell table:style-name="ce39"/>
          <table:table-cell table:style-name="ce40"/>
          <table:table-cell office:value-type="float" office:value="0" table:formula="of:=IF(AND([.$P160]=&quot;&quot;;[.$J160]&lt;&gt;&quot;&quot;);[.$J160];0)" table:style-name="ce3">
            <text:p>0</text:p>
          </table:table-cell>
          <table:table-cell office:value-type="float" office:value="0" table:formula="of:=IF(OR([.$P160]=&quot;&quot;;[.$J160]=&quot;&quot;);0;[.$J160])" table:style-name="ce3">
            <text:p>0</text:p>
          </table:table-cell>
          <table:table-cell office:value-type="float" office:value="0" table:formula="of:=IF(OR([.$P160]=&quot;&quot;;[.$J160]=&quot;&quot;);0;[.$P160])" table:style-name="ce3">
            <text:p>0</text:p>
          </table:table-cell>
          <table:table-cell office:value-type="float" office:value="0" table:formula="of:=IF(AND([.$J160]=&quot;&quot;;[.$P160]&lt;&gt;&quot;&quot;);[.$P16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1];[.H161])" table:style-name="ce36"/>
          <table:table-cell office:value-type="string" office:string-value="" table:formula="of:=IF(ISBLANK([.F161]);&quot;&quot;;IF([.D161]=&quot;EE&quot;;IF([.F161]&gt;=3;IF([.E161]&gt;=5;&quot;H&quot;;&quot;A&quot;);IF([.F161]&gt;=2;IF([.E161]&gt;=16;&quot;H&quot;;IF([.E161]&lt;=4;&quot;L&quot;;&quot;A&quot;));IF([.E161]&lt;=15;&quot;L&quot;;&quot;A&quot;)));IF(OR([.D161]=&quot;SE&quot;;[.D161]=&quot;CE&quot;);IF([.F161]&gt;=4;IF([.E161]&gt;=6;&quot;H&quot;;&quot;A&quot;);IF([.F161]&gt;=2;IF([.E161]&gt;=20;&quot;H&quot;;IF([.E161]&lt;=5;&quot;L&quot;;&quot;A&quot;));IF([.E161]&lt;=19;&quot;L&quot;;&quot;A&quot;)));IF(OR([.D161]=&quot;ALI&quot;;[.D161]=&quot;AIE&quot;);IF([.F161]&gt;=6;IF([.E161]&gt;=20;&quot;H&quot;;&quot;A&quot;);IF([.F161]&gt;=2;IF([.E161]&gt;=51;&quot;H&quot;;IF([.E161]&lt;=19;&quot;L&quot;;&quot;A&quot;));IF([.E161]&lt;=50;&quot;L&quot;;&quot;A&quot;)))))))" table:style-name="ce37"/>
          <table:table-cell office:value-type="string" office:string-value="" table:formula="of:=IF([.H161]=&quot;L&quot;;&quot;Baixa&quot;;IF([.H161]=&quot;A&quot;;&quot;Média&quot;;IF([.H161]=&quot;&quot;;&quot;&quot;;&quot;Alta&quot;)))" table:style-name="ce37"/>
          <table:table-cell office:value-type="string" office:string-value="" table:formula="of:=IF(ISBLANK([.F161]);&quot;&quot;;IF([.D161]=&quot;ALI&quot;;IF([.H161]=&quot;L&quot;;7;IF([.H161]=&quot;A&quot;;10;15));IF([.D161]=&quot;AIE&quot;;IF([.H161]=&quot;L&quot;;5;IF([.H161]=&quot;A&quot;;7;10));IF([.D161]=&quot;SE&quot;;IF([.H161]=&quot;L&quot;;4;IF([.H161]=&quot;A&quot;;5;7));IF(OR([.D161]=&quot;EE&quot;;[.D161]=&quot;CE&quot;);IF([.H161]=&quot;L&quot;;3;IF([.H161]=&quot;A&quot;;4;6)))))))" table:style-name="ce38"/>
          <table:table-cell table:style-name="ce39"/>
          <table:table-cell table:style-name="ce36"/>
          <table:table-cell office:value-type="string" office:string-value="" table:formula="of:=CONCATENATE([.D161];[.N161])" table:style-name="ce36"/>
          <table:table-cell office:value-type="string" office:string-value="" table:formula="of:=IF(ISBLANK([.L161]);&quot;&quot;;IF([.D161]=&quot;EE&quot;;IF([.L161]&gt;=3;IF([.K161]&gt;=5;&quot;H&quot;;&quot;A&quot;);IF([.L161]&gt;=2;IF([.K161]&gt;=16;&quot;H&quot;;IF([.K161]&lt;=4;&quot;L&quot;;&quot;A&quot;));IF([.K161]&lt;=15;&quot;L&quot;;&quot;A&quot;)));IF(OR([.D161]=&quot;SE&quot;;[.D161]=&quot;CE&quot;);IF([.L161]&gt;=4;IF([.K161]&gt;=6;&quot;H&quot;;&quot;A&quot;);IF([.L161]&gt;=2;IF([.K161]&gt;=20;&quot;H&quot;;IF([.K161]&lt;=5;&quot;L&quot;;&quot;A&quot;));IF([.K161]&lt;=19;&quot;L&quot;;&quot;A&quot;)));IF(OR([.D161]=&quot;ALI&quot;;[.D161]=&quot;AIE&quot;);IF([.L161]&gt;=6;IF([.K161]&gt;=20;&quot;H&quot;;&quot;A&quot;);IF([.L161]&gt;=2;IF([.K161]&gt;=51;&quot;H&quot;;IF([.K161]&lt;=19;&quot;L&quot;;&quot;A&quot;));IF([.K161]&lt;=50;&quot;L&quot;;&quot;A&quot;)))))))" table:style-name="ce37"/>
          <table:table-cell office:value-type="string" office:string-value="" table:formula="of:=IF([.N161]=&quot;L&quot;;&quot;Baixa&quot;;IF([.N161]=&quot;A&quot;;&quot;Média&quot;;IF([.N161]=&quot;&quot;;&quot;&quot;;&quot;Alta&quot;)))" table:style-name="ce37"/>
          <table:table-cell office:value-type="string" office:string-value="" table:formula="of:=IF(ISBLANK([.L161]);&quot;&quot;;IF([.D161]=&quot;ALI&quot;;IF([.N161]=&quot;L&quot;;7;IF([.N161]=&quot;A&quot;;10;15));IF([.D161]=&quot;AIE&quot;;IF([.N161]=&quot;L&quot;;5;IF([.N161]=&quot;A&quot;;7;10));IF([.D161]=&quot;SE&quot;;IF([.N161]=&quot;L&quot;;4;IF([.N161]=&quot;A&quot;;5;7));IF(OR([.D161]=&quot;EE&quot;;[.D161]=&quot;CE&quot;);IF([.N161]=&quot;L&quot;;3;IF([.N161]=&quot;A&quot;;4;6)))))))" table:style-name="ce38"/>
          <table:table-cell table:style-name="ce39"/>
          <table:table-cell table:style-name="ce40"/>
          <table:table-cell office:value-type="float" office:value="0" table:formula="of:=IF(AND([.$P161]=&quot;&quot;;[.$J161]&lt;&gt;&quot;&quot;);[.$J161];0)" table:style-name="ce3">
            <text:p>0</text:p>
          </table:table-cell>
          <table:table-cell office:value-type="float" office:value="0" table:formula="of:=IF(OR([.$P161]=&quot;&quot;;[.$J161]=&quot;&quot;);0;[.$J161])" table:style-name="ce3">
            <text:p>0</text:p>
          </table:table-cell>
          <table:table-cell office:value-type="float" office:value="0" table:formula="of:=IF(OR([.$P161]=&quot;&quot;;[.$J161]=&quot;&quot;);0;[.$P161])" table:style-name="ce3">
            <text:p>0</text:p>
          </table:table-cell>
          <table:table-cell office:value-type="float" office:value="0" table:formula="of:=IF(AND([.$J161]=&quot;&quot;;[.$P161]&lt;&gt;&quot;&quot;);[.$P16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2];[.H162])" table:style-name="ce36"/>
          <table:table-cell office:value-type="string" office:string-value="" table:formula="of:=IF(ISBLANK([.F162]);&quot;&quot;;IF([.D162]=&quot;EE&quot;;IF([.F162]&gt;=3;IF([.E162]&gt;=5;&quot;H&quot;;&quot;A&quot;);IF([.F162]&gt;=2;IF([.E162]&gt;=16;&quot;H&quot;;IF([.E162]&lt;=4;&quot;L&quot;;&quot;A&quot;));IF([.E162]&lt;=15;&quot;L&quot;;&quot;A&quot;)));IF(OR([.D162]=&quot;SE&quot;;[.D162]=&quot;CE&quot;);IF([.F162]&gt;=4;IF([.E162]&gt;=6;&quot;H&quot;;&quot;A&quot;);IF([.F162]&gt;=2;IF([.E162]&gt;=20;&quot;H&quot;;IF([.E162]&lt;=5;&quot;L&quot;;&quot;A&quot;));IF([.E162]&lt;=19;&quot;L&quot;;&quot;A&quot;)));IF(OR([.D162]=&quot;ALI&quot;;[.D162]=&quot;AIE&quot;);IF([.F162]&gt;=6;IF([.E162]&gt;=20;&quot;H&quot;;&quot;A&quot;);IF([.F162]&gt;=2;IF([.E162]&gt;=51;&quot;H&quot;;IF([.E162]&lt;=19;&quot;L&quot;;&quot;A&quot;));IF([.E162]&lt;=50;&quot;L&quot;;&quot;A&quot;)))))))" table:style-name="ce37"/>
          <table:table-cell office:value-type="string" office:string-value="" table:formula="of:=IF([.H162]=&quot;L&quot;;&quot;Baixa&quot;;IF([.H162]=&quot;A&quot;;&quot;Média&quot;;IF([.H162]=&quot;&quot;;&quot;&quot;;&quot;Alta&quot;)))" table:style-name="ce37"/>
          <table:table-cell office:value-type="string" office:string-value="" table:formula="of:=IF(ISBLANK([.F162]);&quot;&quot;;IF([.D162]=&quot;ALI&quot;;IF([.H162]=&quot;L&quot;;7;IF([.H162]=&quot;A&quot;;10;15));IF([.D162]=&quot;AIE&quot;;IF([.H162]=&quot;L&quot;;5;IF([.H162]=&quot;A&quot;;7;10));IF([.D162]=&quot;SE&quot;;IF([.H162]=&quot;L&quot;;4;IF([.H162]=&quot;A&quot;;5;7));IF(OR([.D162]=&quot;EE&quot;;[.D162]=&quot;CE&quot;);IF([.H162]=&quot;L&quot;;3;IF([.H162]=&quot;A&quot;;4;6)))))))" table:style-name="ce38"/>
          <table:table-cell table:style-name="ce39"/>
          <table:table-cell table:style-name="ce36"/>
          <table:table-cell office:value-type="string" office:string-value="" table:formula="of:=CONCATENATE([.D162];[.N162])" table:style-name="ce36"/>
          <table:table-cell office:value-type="string" office:string-value="" table:formula="of:=IF(ISBLANK([.L162]);&quot;&quot;;IF([.D162]=&quot;EE&quot;;IF([.L162]&gt;=3;IF([.K162]&gt;=5;&quot;H&quot;;&quot;A&quot;);IF([.L162]&gt;=2;IF([.K162]&gt;=16;&quot;H&quot;;IF([.K162]&lt;=4;&quot;L&quot;;&quot;A&quot;));IF([.K162]&lt;=15;&quot;L&quot;;&quot;A&quot;)));IF(OR([.D162]=&quot;SE&quot;;[.D162]=&quot;CE&quot;);IF([.L162]&gt;=4;IF([.K162]&gt;=6;&quot;H&quot;;&quot;A&quot;);IF([.L162]&gt;=2;IF([.K162]&gt;=20;&quot;H&quot;;IF([.K162]&lt;=5;&quot;L&quot;;&quot;A&quot;));IF([.K162]&lt;=19;&quot;L&quot;;&quot;A&quot;)));IF(OR([.D162]=&quot;ALI&quot;;[.D162]=&quot;AIE&quot;);IF([.L162]&gt;=6;IF([.K162]&gt;=20;&quot;H&quot;;&quot;A&quot;);IF([.L162]&gt;=2;IF([.K162]&gt;=51;&quot;H&quot;;IF([.K162]&lt;=19;&quot;L&quot;;&quot;A&quot;));IF([.K162]&lt;=50;&quot;L&quot;;&quot;A&quot;)))))))" table:style-name="ce37"/>
          <table:table-cell office:value-type="string" office:string-value="" table:formula="of:=IF([.N162]=&quot;L&quot;;&quot;Baixa&quot;;IF([.N162]=&quot;A&quot;;&quot;Média&quot;;IF([.N162]=&quot;&quot;;&quot;&quot;;&quot;Alta&quot;)))" table:style-name="ce37"/>
          <table:table-cell office:value-type="string" office:string-value="" table:formula="of:=IF(ISBLANK([.L162]);&quot;&quot;;IF([.D162]=&quot;ALI&quot;;IF([.N162]=&quot;L&quot;;7;IF([.N162]=&quot;A&quot;;10;15));IF([.D162]=&quot;AIE&quot;;IF([.N162]=&quot;L&quot;;5;IF([.N162]=&quot;A&quot;;7;10));IF([.D162]=&quot;SE&quot;;IF([.N162]=&quot;L&quot;;4;IF([.N162]=&quot;A&quot;;5;7));IF(OR([.D162]=&quot;EE&quot;;[.D162]=&quot;CE&quot;);IF([.N162]=&quot;L&quot;;3;IF([.N162]=&quot;A&quot;;4;6)))))))" table:style-name="ce38"/>
          <table:table-cell table:style-name="ce39"/>
          <table:table-cell table:style-name="ce40"/>
          <table:table-cell office:value-type="float" office:value="0" table:formula="of:=IF(AND([.$P162]=&quot;&quot;;[.$J162]&lt;&gt;&quot;&quot;);[.$J162];0)" table:style-name="ce3">
            <text:p>0</text:p>
          </table:table-cell>
          <table:table-cell office:value-type="float" office:value="0" table:formula="of:=IF(OR([.$P162]=&quot;&quot;;[.$J162]=&quot;&quot;);0;[.$J162])" table:style-name="ce3">
            <text:p>0</text:p>
          </table:table-cell>
          <table:table-cell office:value-type="float" office:value="0" table:formula="of:=IF(OR([.$P162]=&quot;&quot;;[.$J162]=&quot;&quot;);0;[.$P162])" table:style-name="ce3">
            <text:p>0</text:p>
          </table:table-cell>
          <table:table-cell office:value-type="float" office:value="0" table:formula="of:=IF(AND([.$J162]=&quot;&quot;;[.$P162]&lt;&gt;&quot;&quot;);[.$P16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3];[.H163])" table:style-name="ce36"/>
          <table:table-cell office:value-type="string" office:string-value="" table:formula="of:=IF(ISBLANK([.F163]);&quot;&quot;;IF([.D163]=&quot;EE&quot;;IF([.F163]&gt;=3;IF([.E163]&gt;=5;&quot;H&quot;;&quot;A&quot;);IF([.F163]&gt;=2;IF([.E163]&gt;=16;&quot;H&quot;;IF([.E163]&lt;=4;&quot;L&quot;;&quot;A&quot;));IF([.E163]&lt;=15;&quot;L&quot;;&quot;A&quot;)));IF(OR([.D163]=&quot;SE&quot;;[.D163]=&quot;CE&quot;);IF([.F163]&gt;=4;IF([.E163]&gt;=6;&quot;H&quot;;&quot;A&quot;);IF([.F163]&gt;=2;IF([.E163]&gt;=20;&quot;H&quot;;IF([.E163]&lt;=5;&quot;L&quot;;&quot;A&quot;));IF([.E163]&lt;=19;&quot;L&quot;;&quot;A&quot;)));IF(OR([.D163]=&quot;ALI&quot;;[.D163]=&quot;AIE&quot;);IF([.F163]&gt;=6;IF([.E163]&gt;=20;&quot;H&quot;;&quot;A&quot;);IF([.F163]&gt;=2;IF([.E163]&gt;=51;&quot;H&quot;;IF([.E163]&lt;=19;&quot;L&quot;;&quot;A&quot;));IF([.E163]&lt;=50;&quot;L&quot;;&quot;A&quot;)))))))" table:style-name="ce37"/>
          <table:table-cell office:value-type="string" office:string-value="" table:formula="of:=IF([.H163]=&quot;L&quot;;&quot;Baixa&quot;;IF([.H163]=&quot;A&quot;;&quot;Média&quot;;IF([.H163]=&quot;&quot;;&quot;&quot;;&quot;Alta&quot;)))" table:style-name="ce37"/>
          <table:table-cell office:value-type="string" office:string-value="" table:formula="of:=IF(ISBLANK([.F163]);&quot;&quot;;IF([.D163]=&quot;ALI&quot;;IF([.H163]=&quot;L&quot;;7;IF([.H163]=&quot;A&quot;;10;15));IF([.D163]=&quot;AIE&quot;;IF([.H163]=&quot;L&quot;;5;IF([.H163]=&quot;A&quot;;7;10));IF([.D163]=&quot;SE&quot;;IF([.H163]=&quot;L&quot;;4;IF([.H163]=&quot;A&quot;;5;7));IF(OR([.D163]=&quot;EE&quot;;[.D163]=&quot;CE&quot;);IF([.H163]=&quot;L&quot;;3;IF([.H163]=&quot;A&quot;;4;6)))))))" table:style-name="ce38"/>
          <table:table-cell table:style-name="ce39"/>
          <table:table-cell table:style-name="ce36"/>
          <table:table-cell office:value-type="string" office:string-value="" table:formula="of:=CONCATENATE([.D163];[.N163])" table:style-name="ce36"/>
          <table:table-cell office:value-type="string" office:string-value="" table:formula="of:=IF(ISBLANK([.L163]);&quot;&quot;;IF([.D163]=&quot;EE&quot;;IF([.L163]&gt;=3;IF([.K163]&gt;=5;&quot;H&quot;;&quot;A&quot;);IF([.L163]&gt;=2;IF([.K163]&gt;=16;&quot;H&quot;;IF([.K163]&lt;=4;&quot;L&quot;;&quot;A&quot;));IF([.K163]&lt;=15;&quot;L&quot;;&quot;A&quot;)));IF(OR([.D163]=&quot;SE&quot;;[.D163]=&quot;CE&quot;);IF([.L163]&gt;=4;IF([.K163]&gt;=6;&quot;H&quot;;&quot;A&quot;);IF([.L163]&gt;=2;IF([.K163]&gt;=20;&quot;H&quot;;IF([.K163]&lt;=5;&quot;L&quot;;&quot;A&quot;));IF([.K163]&lt;=19;&quot;L&quot;;&quot;A&quot;)));IF(OR([.D163]=&quot;ALI&quot;;[.D163]=&quot;AIE&quot;);IF([.L163]&gt;=6;IF([.K163]&gt;=20;&quot;H&quot;;&quot;A&quot;);IF([.L163]&gt;=2;IF([.K163]&gt;=51;&quot;H&quot;;IF([.K163]&lt;=19;&quot;L&quot;;&quot;A&quot;));IF([.K163]&lt;=50;&quot;L&quot;;&quot;A&quot;)))))))" table:style-name="ce37"/>
          <table:table-cell office:value-type="string" office:string-value="" table:formula="of:=IF([.N163]=&quot;L&quot;;&quot;Baixa&quot;;IF([.N163]=&quot;A&quot;;&quot;Média&quot;;IF([.N163]=&quot;&quot;;&quot;&quot;;&quot;Alta&quot;)))" table:style-name="ce37"/>
          <table:table-cell office:value-type="string" office:string-value="" table:formula="of:=IF(ISBLANK([.L163]);&quot;&quot;;IF([.D163]=&quot;ALI&quot;;IF([.N163]=&quot;L&quot;;7;IF([.N163]=&quot;A&quot;;10;15));IF([.D163]=&quot;AIE&quot;;IF([.N163]=&quot;L&quot;;5;IF([.N163]=&quot;A&quot;;7;10));IF([.D163]=&quot;SE&quot;;IF([.N163]=&quot;L&quot;;4;IF([.N163]=&quot;A&quot;;5;7));IF(OR([.D163]=&quot;EE&quot;;[.D163]=&quot;CE&quot;);IF([.N163]=&quot;L&quot;;3;IF([.N163]=&quot;A&quot;;4;6)))))))" table:style-name="ce38"/>
          <table:table-cell table:style-name="ce39"/>
          <table:table-cell table:style-name="ce40"/>
          <table:table-cell office:value-type="float" office:value="0" table:formula="of:=IF(AND([.$P163]=&quot;&quot;;[.$J163]&lt;&gt;&quot;&quot;);[.$J163];0)" table:style-name="ce3">
            <text:p>0</text:p>
          </table:table-cell>
          <table:table-cell office:value-type="float" office:value="0" table:formula="of:=IF(OR([.$P163]=&quot;&quot;;[.$J163]=&quot;&quot;);0;[.$J163])" table:style-name="ce3">
            <text:p>0</text:p>
          </table:table-cell>
          <table:table-cell office:value-type="float" office:value="0" table:formula="of:=IF(OR([.$P163]=&quot;&quot;;[.$J163]=&quot;&quot;);0;[.$P163])" table:style-name="ce3">
            <text:p>0</text:p>
          </table:table-cell>
          <table:table-cell office:value-type="float" office:value="0" table:formula="of:=IF(AND([.$J163]=&quot;&quot;;[.$P163]&lt;&gt;&quot;&quot;);[.$P16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4];[.H164])" table:style-name="ce36"/>
          <table:table-cell office:value-type="string" office:string-value="" table:formula="of:=IF(ISBLANK([.F164]);&quot;&quot;;IF([.D164]=&quot;EE&quot;;IF([.F164]&gt;=3;IF([.E164]&gt;=5;&quot;H&quot;;&quot;A&quot;);IF([.F164]&gt;=2;IF([.E164]&gt;=16;&quot;H&quot;;IF([.E164]&lt;=4;&quot;L&quot;;&quot;A&quot;));IF([.E164]&lt;=15;&quot;L&quot;;&quot;A&quot;)));IF(OR([.D164]=&quot;SE&quot;;[.D164]=&quot;CE&quot;);IF([.F164]&gt;=4;IF([.E164]&gt;=6;&quot;H&quot;;&quot;A&quot;);IF([.F164]&gt;=2;IF([.E164]&gt;=20;&quot;H&quot;;IF([.E164]&lt;=5;&quot;L&quot;;&quot;A&quot;));IF([.E164]&lt;=19;&quot;L&quot;;&quot;A&quot;)));IF(OR([.D164]=&quot;ALI&quot;;[.D164]=&quot;AIE&quot;);IF([.F164]&gt;=6;IF([.E164]&gt;=20;&quot;H&quot;;&quot;A&quot;);IF([.F164]&gt;=2;IF([.E164]&gt;=51;&quot;H&quot;;IF([.E164]&lt;=19;&quot;L&quot;;&quot;A&quot;));IF([.E164]&lt;=50;&quot;L&quot;;&quot;A&quot;)))))))" table:style-name="ce37"/>
          <table:table-cell office:value-type="string" office:string-value="" table:formula="of:=IF([.H164]=&quot;L&quot;;&quot;Baixa&quot;;IF([.H164]=&quot;A&quot;;&quot;Média&quot;;IF([.H164]=&quot;&quot;;&quot;&quot;;&quot;Alta&quot;)))" table:style-name="ce37"/>
          <table:table-cell office:value-type="string" office:string-value="" table:formula="of:=IF(ISBLANK([.F164]);&quot;&quot;;IF([.D164]=&quot;ALI&quot;;IF([.H164]=&quot;L&quot;;7;IF([.H164]=&quot;A&quot;;10;15));IF([.D164]=&quot;AIE&quot;;IF([.H164]=&quot;L&quot;;5;IF([.H164]=&quot;A&quot;;7;10));IF([.D164]=&quot;SE&quot;;IF([.H164]=&quot;L&quot;;4;IF([.H164]=&quot;A&quot;;5;7));IF(OR([.D164]=&quot;EE&quot;;[.D164]=&quot;CE&quot;);IF([.H164]=&quot;L&quot;;3;IF([.H164]=&quot;A&quot;;4;6)))))))" table:style-name="ce38"/>
          <table:table-cell table:style-name="ce39"/>
          <table:table-cell table:style-name="ce36"/>
          <table:table-cell office:value-type="string" office:string-value="" table:formula="of:=CONCATENATE([.D164];[.N164])" table:style-name="ce36"/>
          <table:table-cell office:value-type="string" office:string-value="" table:formula="of:=IF(ISBLANK([.L164]);&quot;&quot;;IF([.D164]=&quot;EE&quot;;IF([.L164]&gt;=3;IF([.K164]&gt;=5;&quot;H&quot;;&quot;A&quot;);IF([.L164]&gt;=2;IF([.K164]&gt;=16;&quot;H&quot;;IF([.K164]&lt;=4;&quot;L&quot;;&quot;A&quot;));IF([.K164]&lt;=15;&quot;L&quot;;&quot;A&quot;)));IF(OR([.D164]=&quot;SE&quot;;[.D164]=&quot;CE&quot;);IF([.L164]&gt;=4;IF([.K164]&gt;=6;&quot;H&quot;;&quot;A&quot;);IF([.L164]&gt;=2;IF([.K164]&gt;=20;&quot;H&quot;;IF([.K164]&lt;=5;&quot;L&quot;;&quot;A&quot;));IF([.K164]&lt;=19;&quot;L&quot;;&quot;A&quot;)));IF(OR([.D164]=&quot;ALI&quot;;[.D164]=&quot;AIE&quot;);IF([.L164]&gt;=6;IF([.K164]&gt;=20;&quot;H&quot;;&quot;A&quot;);IF([.L164]&gt;=2;IF([.K164]&gt;=51;&quot;H&quot;;IF([.K164]&lt;=19;&quot;L&quot;;&quot;A&quot;));IF([.K164]&lt;=50;&quot;L&quot;;&quot;A&quot;)))))))" table:style-name="ce37"/>
          <table:table-cell office:value-type="string" office:string-value="" table:formula="of:=IF([.N164]=&quot;L&quot;;&quot;Baixa&quot;;IF([.N164]=&quot;A&quot;;&quot;Média&quot;;IF([.N164]=&quot;&quot;;&quot;&quot;;&quot;Alta&quot;)))" table:style-name="ce37"/>
          <table:table-cell office:value-type="string" office:string-value="" table:formula="of:=IF(ISBLANK([.L164]);&quot;&quot;;IF([.D164]=&quot;ALI&quot;;IF([.N164]=&quot;L&quot;;7;IF([.N164]=&quot;A&quot;;10;15));IF([.D164]=&quot;AIE&quot;;IF([.N164]=&quot;L&quot;;5;IF([.N164]=&quot;A&quot;;7;10));IF([.D164]=&quot;SE&quot;;IF([.N164]=&quot;L&quot;;4;IF([.N164]=&quot;A&quot;;5;7));IF(OR([.D164]=&quot;EE&quot;;[.D164]=&quot;CE&quot;);IF([.N164]=&quot;L&quot;;3;IF([.N164]=&quot;A&quot;;4;6)))))))" table:style-name="ce38"/>
          <table:table-cell table:style-name="ce39"/>
          <table:table-cell table:style-name="ce40"/>
          <table:table-cell office:value-type="float" office:value="0" table:formula="of:=IF(AND([.$P164]=&quot;&quot;;[.$J164]&lt;&gt;&quot;&quot;);[.$J164];0)" table:style-name="ce3">
            <text:p>0</text:p>
          </table:table-cell>
          <table:table-cell office:value-type="float" office:value="0" table:formula="of:=IF(OR([.$P164]=&quot;&quot;;[.$J164]=&quot;&quot;);0;[.$J164])" table:style-name="ce3">
            <text:p>0</text:p>
          </table:table-cell>
          <table:table-cell office:value-type="float" office:value="0" table:formula="of:=IF(OR([.$P164]=&quot;&quot;;[.$J164]=&quot;&quot;);0;[.$P164])" table:style-name="ce3">
            <text:p>0</text:p>
          </table:table-cell>
          <table:table-cell office:value-type="float" office:value="0" table:formula="of:=IF(AND([.$J164]=&quot;&quot;;[.$P164]&lt;&gt;&quot;&quot;);[.$P16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5];[.H165])" table:style-name="ce36"/>
          <table:table-cell office:value-type="string" office:string-value="" table:formula="of:=IF(ISBLANK([.F165]);&quot;&quot;;IF([.D165]=&quot;EE&quot;;IF([.F165]&gt;=3;IF([.E165]&gt;=5;&quot;H&quot;;&quot;A&quot;);IF([.F165]&gt;=2;IF([.E165]&gt;=16;&quot;H&quot;;IF([.E165]&lt;=4;&quot;L&quot;;&quot;A&quot;));IF([.E165]&lt;=15;&quot;L&quot;;&quot;A&quot;)));IF(OR([.D165]=&quot;SE&quot;;[.D165]=&quot;CE&quot;);IF([.F165]&gt;=4;IF([.E165]&gt;=6;&quot;H&quot;;&quot;A&quot;);IF([.F165]&gt;=2;IF([.E165]&gt;=20;&quot;H&quot;;IF([.E165]&lt;=5;&quot;L&quot;;&quot;A&quot;));IF([.E165]&lt;=19;&quot;L&quot;;&quot;A&quot;)));IF(OR([.D165]=&quot;ALI&quot;;[.D165]=&quot;AIE&quot;);IF([.F165]&gt;=6;IF([.E165]&gt;=20;&quot;H&quot;;&quot;A&quot;);IF([.F165]&gt;=2;IF([.E165]&gt;=51;&quot;H&quot;;IF([.E165]&lt;=19;&quot;L&quot;;&quot;A&quot;));IF([.E165]&lt;=50;&quot;L&quot;;&quot;A&quot;)))))))" table:style-name="ce37"/>
          <table:table-cell office:value-type="string" office:string-value="" table:formula="of:=IF([.H165]=&quot;L&quot;;&quot;Baixa&quot;;IF([.H165]=&quot;A&quot;;&quot;Média&quot;;IF([.H165]=&quot;&quot;;&quot;&quot;;&quot;Alta&quot;)))" table:style-name="ce37"/>
          <table:table-cell office:value-type="string" office:string-value="" table:formula="of:=IF(ISBLANK([.F165]);&quot;&quot;;IF([.D165]=&quot;ALI&quot;;IF([.H165]=&quot;L&quot;;7;IF([.H165]=&quot;A&quot;;10;15));IF([.D165]=&quot;AIE&quot;;IF([.H165]=&quot;L&quot;;5;IF([.H165]=&quot;A&quot;;7;10));IF([.D165]=&quot;SE&quot;;IF([.H165]=&quot;L&quot;;4;IF([.H165]=&quot;A&quot;;5;7));IF(OR([.D165]=&quot;EE&quot;;[.D165]=&quot;CE&quot;);IF([.H165]=&quot;L&quot;;3;IF([.H165]=&quot;A&quot;;4;6)))))))" table:style-name="ce38"/>
          <table:table-cell table:style-name="ce39"/>
          <table:table-cell table:style-name="ce36"/>
          <table:table-cell office:value-type="string" office:string-value="" table:formula="of:=CONCATENATE([.D165];[.N165])" table:style-name="ce36"/>
          <table:table-cell office:value-type="string" office:string-value="" table:formula="of:=IF(ISBLANK([.L165]);&quot;&quot;;IF([.D165]=&quot;EE&quot;;IF([.L165]&gt;=3;IF([.K165]&gt;=5;&quot;H&quot;;&quot;A&quot;);IF([.L165]&gt;=2;IF([.K165]&gt;=16;&quot;H&quot;;IF([.K165]&lt;=4;&quot;L&quot;;&quot;A&quot;));IF([.K165]&lt;=15;&quot;L&quot;;&quot;A&quot;)));IF(OR([.D165]=&quot;SE&quot;;[.D165]=&quot;CE&quot;);IF([.L165]&gt;=4;IF([.K165]&gt;=6;&quot;H&quot;;&quot;A&quot;);IF([.L165]&gt;=2;IF([.K165]&gt;=20;&quot;H&quot;;IF([.K165]&lt;=5;&quot;L&quot;;&quot;A&quot;));IF([.K165]&lt;=19;&quot;L&quot;;&quot;A&quot;)));IF(OR([.D165]=&quot;ALI&quot;;[.D165]=&quot;AIE&quot;);IF([.L165]&gt;=6;IF([.K165]&gt;=20;&quot;H&quot;;&quot;A&quot;);IF([.L165]&gt;=2;IF([.K165]&gt;=51;&quot;H&quot;;IF([.K165]&lt;=19;&quot;L&quot;;&quot;A&quot;));IF([.K165]&lt;=50;&quot;L&quot;;&quot;A&quot;)))))))" table:style-name="ce37"/>
          <table:table-cell office:value-type="string" office:string-value="" table:formula="of:=IF([.N165]=&quot;L&quot;;&quot;Baixa&quot;;IF([.N165]=&quot;A&quot;;&quot;Média&quot;;IF([.N165]=&quot;&quot;;&quot;&quot;;&quot;Alta&quot;)))" table:style-name="ce37"/>
          <table:table-cell office:value-type="string" office:string-value="" table:formula="of:=IF(ISBLANK([.L165]);&quot;&quot;;IF([.D165]=&quot;ALI&quot;;IF([.N165]=&quot;L&quot;;7;IF([.N165]=&quot;A&quot;;10;15));IF([.D165]=&quot;AIE&quot;;IF([.N165]=&quot;L&quot;;5;IF([.N165]=&quot;A&quot;;7;10));IF([.D165]=&quot;SE&quot;;IF([.N165]=&quot;L&quot;;4;IF([.N165]=&quot;A&quot;;5;7));IF(OR([.D165]=&quot;EE&quot;;[.D165]=&quot;CE&quot;);IF([.N165]=&quot;L&quot;;3;IF([.N165]=&quot;A&quot;;4;6)))))))" table:style-name="ce38"/>
          <table:table-cell table:style-name="ce39"/>
          <table:table-cell table:style-name="ce40"/>
          <table:table-cell office:value-type="float" office:value="0" table:formula="of:=IF(AND([.$P165]=&quot;&quot;;[.$J165]&lt;&gt;&quot;&quot;);[.$J165];0)" table:style-name="ce3">
            <text:p>0</text:p>
          </table:table-cell>
          <table:table-cell office:value-type="float" office:value="0" table:formula="of:=IF(OR([.$P165]=&quot;&quot;;[.$J165]=&quot;&quot;);0;[.$J165])" table:style-name="ce3">
            <text:p>0</text:p>
          </table:table-cell>
          <table:table-cell office:value-type="float" office:value="0" table:formula="of:=IF(OR([.$P165]=&quot;&quot;;[.$J165]=&quot;&quot;);0;[.$P165])" table:style-name="ce3">
            <text:p>0</text:p>
          </table:table-cell>
          <table:table-cell office:value-type="float" office:value="0" table:formula="of:=IF(AND([.$J165]=&quot;&quot;;[.$P165]&lt;&gt;&quot;&quot;);[.$P16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6];[.H166])" table:style-name="ce36"/>
          <table:table-cell office:value-type="string" office:string-value="" table:formula="of:=IF(ISBLANK([.F166]);&quot;&quot;;IF([.D166]=&quot;EE&quot;;IF([.F166]&gt;=3;IF([.E166]&gt;=5;&quot;H&quot;;&quot;A&quot;);IF([.F166]&gt;=2;IF([.E166]&gt;=16;&quot;H&quot;;IF([.E166]&lt;=4;&quot;L&quot;;&quot;A&quot;));IF([.E166]&lt;=15;&quot;L&quot;;&quot;A&quot;)));IF(OR([.D166]=&quot;SE&quot;;[.D166]=&quot;CE&quot;);IF([.F166]&gt;=4;IF([.E166]&gt;=6;&quot;H&quot;;&quot;A&quot;);IF([.F166]&gt;=2;IF([.E166]&gt;=20;&quot;H&quot;;IF([.E166]&lt;=5;&quot;L&quot;;&quot;A&quot;));IF([.E166]&lt;=19;&quot;L&quot;;&quot;A&quot;)));IF(OR([.D166]=&quot;ALI&quot;;[.D166]=&quot;AIE&quot;);IF([.F166]&gt;=6;IF([.E166]&gt;=20;&quot;H&quot;;&quot;A&quot;);IF([.F166]&gt;=2;IF([.E166]&gt;=51;&quot;H&quot;;IF([.E166]&lt;=19;&quot;L&quot;;&quot;A&quot;));IF([.E166]&lt;=50;&quot;L&quot;;&quot;A&quot;)))))))" table:style-name="ce37"/>
          <table:table-cell office:value-type="string" office:string-value="" table:formula="of:=IF([.H166]=&quot;L&quot;;&quot;Baixa&quot;;IF([.H166]=&quot;A&quot;;&quot;Média&quot;;IF([.H166]=&quot;&quot;;&quot;&quot;;&quot;Alta&quot;)))" table:style-name="ce37"/>
          <table:table-cell office:value-type="string" office:string-value="" table:formula="of:=IF(ISBLANK([.F166]);&quot;&quot;;IF([.D166]=&quot;ALI&quot;;IF([.H166]=&quot;L&quot;;7;IF([.H166]=&quot;A&quot;;10;15));IF([.D166]=&quot;AIE&quot;;IF([.H166]=&quot;L&quot;;5;IF([.H166]=&quot;A&quot;;7;10));IF([.D166]=&quot;SE&quot;;IF([.H166]=&quot;L&quot;;4;IF([.H166]=&quot;A&quot;;5;7));IF(OR([.D166]=&quot;EE&quot;;[.D166]=&quot;CE&quot;);IF([.H166]=&quot;L&quot;;3;IF([.H166]=&quot;A&quot;;4;6)))))))" table:style-name="ce38"/>
          <table:table-cell table:style-name="ce39"/>
          <table:table-cell table:style-name="ce36"/>
          <table:table-cell office:value-type="string" office:string-value="" table:formula="of:=CONCATENATE([.D166];[.N166])" table:style-name="ce36"/>
          <table:table-cell office:value-type="string" office:string-value="" table:formula="of:=IF(ISBLANK([.L166]);&quot;&quot;;IF([.D166]=&quot;EE&quot;;IF([.L166]&gt;=3;IF([.K166]&gt;=5;&quot;H&quot;;&quot;A&quot;);IF([.L166]&gt;=2;IF([.K166]&gt;=16;&quot;H&quot;;IF([.K166]&lt;=4;&quot;L&quot;;&quot;A&quot;));IF([.K166]&lt;=15;&quot;L&quot;;&quot;A&quot;)));IF(OR([.D166]=&quot;SE&quot;;[.D166]=&quot;CE&quot;);IF([.L166]&gt;=4;IF([.K166]&gt;=6;&quot;H&quot;;&quot;A&quot;);IF([.L166]&gt;=2;IF([.K166]&gt;=20;&quot;H&quot;;IF([.K166]&lt;=5;&quot;L&quot;;&quot;A&quot;));IF([.K166]&lt;=19;&quot;L&quot;;&quot;A&quot;)));IF(OR([.D166]=&quot;ALI&quot;;[.D166]=&quot;AIE&quot;);IF([.L166]&gt;=6;IF([.K166]&gt;=20;&quot;H&quot;;&quot;A&quot;);IF([.L166]&gt;=2;IF([.K166]&gt;=51;&quot;H&quot;;IF([.K166]&lt;=19;&quot;L&quot;;&quot;A&quot;));IF([.K166]&lt;=50;&quot;L&quot;;&quot;A&quot;)))))))" table:style-name="ce37"/>
          <table:table-cell office:value-type="string" office:string-value="" table:formula="of:=IF([.N166]=&quot;L&quot;;&quot;Baixa&quot;;IF([.N166]=&quot;A&quot;;&quot;Média&quot;;IF([.N166]=&quot;&quot;;&quot;&quot;;&quot;Alta&quot;)))" table:style-name="ce37"/>
          <table:table-cell office:value-type="string" office:string-value="" table:formula="of:=IF(ISBLANK([.L166]);&quot;&quot;;IF([.D166]=&quot;ALI&quot;;IF([.N166]=&quot;L&quot;;7;IF([.N166]=&quot;A&quot;;10;15));IF([.D166]=&quot;AIE&quot;;IF([.N166]=&quot;L&quot;;5;IF([.N166]=&quot;A&quot;;7;10));IF([.D166]=&quot;SE&quot;;IF([.N166]=&quot;L&quot;;4;IF([.N166]=&quot;A&quot;;5;7));IF(OR([.D166]=&quot;EE&quot;;[.D166]=&quot;CE&quot;);IF([.N166]=&quot;L&quot;;3;IF([.N166]=&quot;A&quot;;4;6)))))))" table:style-name="ce38"/>
          <table:table-cell table:style-name="ce39"/>
          <table:table-cell table:style-name="ce40"/>
          <table:table-cell office:value-type="float" office:value="0" table:formula="of:=IF(AND([.$P166]=&quot;&quot;;[.$J166]&lt;&gt;&quot;&quot;);[.$J166];0)" table:style-name="ce3">
            <text:p>0</text:p>
          </table:table-cell>
          <table:table-cell office:value-type="float" office:value="0" table:formula="of:=IF(OR([.$P166]=&quot;&quot;;[.$J166]=&quot;&quot;);0;[.$J166])" table:style-name="ce3">
            <text:p>0</text:p>
          </table:table-cell>
          <table:table-cell office:value-type="float" office:value="0" table:formula="of:=IF(OR([.$P166]=&quot;&quot;;[.$J166]=&quot;&quot;);0;[.$P166])" table:style-name="ce3">
            <text:p>0</text:p>
          </table:table-cell>
          <table:table-cell office:value-type="float" office:value="0" table:formula="of:=IF(AND([.$J166]=&quot;&quot;;[.$P166]&lt;&gt;&quot;&quot;);[.$P16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7];[.H167])" table:style-name="ce36"/>
          <table:table-cell office:value-type="string" office:string-value="" table:formula="of:=IF(ISBLANK([.F167]);&quot;&quot;;IF([.D167]=&quot;EE&quot;;IF([.F167]&gt;=3;IF([.E167]&gt;=5;&quot;H&quot;;&quot;A&quot;);IF([.F167]&gt;=2;IF([.E167]&gt;=16;&quot;H&quot;;IF([.E167]&lt;=4;&quot;L&quot;;&quot;A&quot;));IF([.E167]&lt;=15;&quot;L&quot;;&quot;A&quot;)));IF(OR([.D167]=&quot;SE&quot;;[.D167]=&quot;CE&quot;);IF([.F167]&gt;=4;IF([.E167]&gt;=6;&quot;H&quot;;&quot;A&quot;);IF([.F167]&gt;=2;IF([.E167]&gt;=20;&quot;H&quot;;IF([.E167]&lt;=5;&quot;L&quot;;&quot;A&quot;));IF([.E167]&lt;=19;&quot;L&quot;;&quot;A&quot;)));IF(OR([.D167]=&quot;ALI&quot;;[.D167]=&quot;AIE&quot;);IF([.F167]&gt;=6;IF([.E167]&gt;=20;&quot;H&quot;;&quot;A&quot;);IF([.F167]&gt;=2;IF([.E167]&gt;=51;&quot;H&quot;;IF([.E167]&lt;=19;&quot;L&quot;;&quot;A&quot;));IF([.E167]&lt;=50;&quot;L&quot;;&quot;A&quot;)))))))" table:style-name="ce37"/>
          <table:table-cell office:value-type="string" office:string-value="" table:formula="of:=IF([.H167]=&quot;L&quot;;&quot;Baixa&quot;;IF([.H167]=&quot;A&quot;;&quot;Média&quot;;IF([.H167]=&quot;&quot;;&quot;&quot;;&quot;Alta&quot;)))" table:style-name="ce37"/>
          <table:table-cell office:value-type="string" office:string-value="" table:formula="of:=IF(ISBLANK([.F167]);&quot;&quot;;IF([.D167]=&quot;ALI&quot;;IF([.H167]=&quot;L&quot;;7;IF([.H167]=&quot;A&quot;;10;15));IF([.D167]=&quot;AIE&quot;;IF([.H167]=&quot;L&quot;;5;IF([.H167]=&quot;A&quot;;7;10));IF([.D167]=&quot;SE&quot;;IF([.H167]=&quot;L&quot;;4;IF([.H167]=&quot;A&quot;;5;7));IF(OR([.D167]=&quot;EE&quot;;[.D167]=&quot;CE&quot;);IF([.H167]=&quot;L&quot;;3;IF([.H167]=&quot;A&quot;;4;6)))))))" table:style-name="ce38"/>
          <table:table-cell table:style-name="ce39"/>
          <table:table-cell table:style-name="ce36"/>
          <table:table-cell office:value-type="string" office:string-value="" table:formula="of:=CONCATENATE([.D167];[.N167])" table:style-name="ce36"/>
          <table:table-cell office:value-type="string" office:string-value="" table:formula="of:=IF(ISBLANK([.L167]);&quot;&quot;;IF([.D167]=&quot;EE&quot;;IF([.L167]&gt;=3;IF([.K167]&gt;=5;&quot;H&quot;;&quot;A&quot;);IF([.L167]&gt;=2;IF([.K167]&gt;=16;&quot;H&quot;;IF([.K167]&lt;=4;&quot;L&quot;;&quot;A&quot;));IF([.K167]&lt;=15;&quot;L&quot;;&quot;A&quot;)));IF(OR([.D167]=&quot;SE&quot;;[.D167]=&quot;CE&quot;);IF([.L167]&gt;=4;IF([.K167]&gt;=6;&quot;H&quot;;&quot;A&quot;);IF([.L167]&gt;=2;IF([.K167]&gt;=20;&quot;H&quot;;IF([.K167]&lt;=5;&quot;L&quot;;&quot;A&quot;));IF([.K167]&lt;=19;&quot;L&quot;;&quot;A&quot;)));IF(OR([.D167]=&quot;ALI&quot;;[.D167]=&quot;AIE&quot;);IF([.L167]&gt;=6;IF([.K167]&gt;=20;&quot;H&quot;;&quot;A&quot;);IF([.L167]&gt;=2;IF([.K167]&gt;=51;&quot;H&quot;;IF([.K167]&lt;=19;&quot;L&quot;;&quot;A&quot;));IF([.K167]&lt;=50;&quot;L&quot;;&quot;A&quot;)))))))" table:style-name="ce37"/>
          <table:table-cell office:value-type="string" office:string-value="" table:formula="of:=IF([.N167]=&quot;L&quot;;&quot;Baixa&quot;;IF([.N167]=&quot;A&quot;;&quot;Média&quot;;IF([.N167]=&quot;&quot;;&quot;&quot;;&quot;Alta&quot;)))" table:style-name="ce37"/>
          <table:table-cell office:value-type="string" office:string-value="" table:formula="of:=IF(ISBLANK([.L167]);&quot;&quot;;IF([.D167]=&quot;ALI&quot;;IF([.N167]=&quot;L&quot;;7;IF([.N167]=&quot;A&quot;;10;15));IF([.D167]=&quot;AIE&quot;;IF([.N167]=&quot;L&quot;;5;IF([.N167]=&quot;A&quot;;7;10));IF([.D167]=&quot;SE&quot;;IF([.N167]=&quot;L&quot;;4;IF([.N167]=&quot;A&quot;;5;7));IF(OR([.D167]=&quot;EE&quot;;[.D167]=&quot;CE&quot;);IF([.N167]=&quot;L&quot;;3;IF([.N167]=&quot;A&quot;;4;6)))))))" table:style-name="ce38"/>
          <table:table-cell table:style-name="ce39"/>
          <table:table-cell table:style-name="ce40"/>
          <table:table-cell office:value-type="float" office:value="0" table:formula="of:=IF(AND([.$P167]=&quot;&quot;;[.$J167]&lt;&gt;&quot;&quot;);[.$J167];0)" table:style-name="ce3">
            <text:p>0</text:p>
          </table:table-cell>
          <table:table-cell office:value-type="float" office:value="0" table:formula="of:=IF(OR([.$P167]=&quot;&quot;;[.$J167]=&quot;&quot;);0;[.$J167])" table:style-name="ce3">
            <text:p>0</text:p>
          </table:table-cell>
          <table:table-cell office:value-type="float" office:value="0" table:formula="of:=IF(OR([.$P167]=&quot;&quot;;[.$J167]=&quot;&quot;);0;[.$P167])" table:style-name="ce3">
            <text:p>0</text:p>
          </table:table-cell>
          <table:table-cell office:value-type="float" office:value="0" table:formula="of:=IF(AND([.$J167]=&quot;&quot;;[.$P167]&lt;&gt;&quot;&quot;);[.$P16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8];[.H168])" table:style-name="ce36"/>
          <table:table-cell office:value-type="string" office:string-value="" table:formula="of:=IF(ISBLANK([.F168]);&quot;&quot;;IF([.D168]=&quot;EE&quot;;IF([.F168]&gt;=3;IF([.E168]&gt;=5;&quot;H&quot;;&quot;A&quot;);IF([.F168]&gt;=2;IF([.E168]&gt;=16;&quot;H&quot;;IF([.E168]&lt;=4;&quot;L&quot;;&quot;A&quot;));IF([.E168]&lt;=15;&quot;L&quot;;&quot;A&quot;)));IF(OR([.D168]=&quot;SE&quot;;[.D168]=&quot;CE&quot;);IF([.F168]&gt;=4;IF([.E168]&gt;=6;&quot;H&quot;;&quot;A&quot;);IF([.F168]&gt;=2;IF([.E168]&gt;=20;&quot;H&quot;;IF([.E168]&lt;=5;&quot;L&quot;;&quot;A&quot;));IF([.E168]&lt;=19;&quot;L&quot;;&quot;A&quot;)));IF(OR([.D168]=&quot;ALI&quot;;[.D168]=&quot;AIE&quot;);IF([.F168]&gt;=6;IF([.E168]&gt;=20;&quot;H&quot;;&quot;A&quot;);IF([.F168]&gt;=2;IF([.E168]&gt;=51;&quot;H&quot;;IF([.E168]&lt;=19;&quot;L&quot;;&quot;A&quot;));IF([.E168]&lt;=50;&quot;L&quot;;&quot;A&quot;)))))))" table:style-name="ce37"/>
          <table:table-cell office:value-type="string" office:string-value="" table:formula="of:=IF([.H168]=&quot;L&quot;;&quot;Baixa&quot;;IF([.H168]=&quot;A&quot;;&quot;Média&quot;;IF([.H168]=&quot;&quot;;&quot;&quot;;&quot;Alta&quot;)))" table:style-name="ce37"/>
          <table:table-cell office:value-type="string" office:string-value="" table:formula="of:=IF(ISBLANK([.F168]);&quot;&quot;;IF([.D168]=&quot;ALI&quot;;IF([.H168]=&quot;L&quot;;7;IF([.H168]=&quot;A&quot;;10;15));IF([.D168]=&quot;AIE&quot;;IF([.H168]=&quot;L&quot;;5;IF([.H168]=&quot;A&quot;;7;10));IF([.D168]=&quot;SE&quot;;IF([.H168]=&quot;L&quot;;4;IF([.H168]=&quot;A&quot;;5;7));IF(OR([.D168]=&quot;EE&quot;;[.D168]=&quot;CE&quot;);IF([.H168]=&quot;L&quot;;3;IF([.H168]=&quot;A&quot;;4;6)))))))" table:style-name="ce38"/>
          <table:table-cell table:style-name="ce39"/>
          <table:table-cell table:style-name="ce36"/>
          <table:table-cell office:value-type="string" office:string-value="" table:formula="of:=CONCATENATE([.D168];[.N168])" table:style-name="ce36"/>
          <table:table-cell office:value-type="string" office:string-value="" table:formula="of:=IF(ISBLANK([.L168]);&quot;&quot;;IF([.D168]=&quot;EE&quot;;IF([.L168]&gt;=3;IF([.K168]&gt;=5;&quot;H&quot;;&quot;A&quot;);IF([.L168]&gt;=2;IF([.K168]&gt;=16;&quot;H&quot;;IF([.K168]&lt;=4;&quot;L&quot;;&quot;A&quot;));IF([.K168]&lt;=15;&quot;L&quot;;&quot;A&quot;)));IF(OR([.D168]=&quot;SE&quot;;[.D168]=&quot;CE&quot;);IF([.L168]&gt;=4;IF([.K168]&gt;=6;&quot;H&quot;;&quot;A&quot;);IF([.L168]&gt;=2;IF([.K168]&gt;=20;&quot;H&quot;;IF([.K168]&lt;=5;&quot;L&quot;;&quot;A&quot;));IF([.K168]&lt;=19;&quot;L&quot;;&quot;A&quot;)));IF(OR([.D168]=&quot;ALI&quot;;[.D168]=&quot;AIE&quot;);IF([.L168]&gt;=6;IF([.K168]&gt;=20;&quot;H&quot;;&quot;A&quot;);IF([.L168]&gt;=2;IF([.K168]&gt;=51;&quot;H&quot;;IF([.K168]&lt;=19;&quot;L&quot;;&quot;A&quot;));IF([.K168]&lt;=50;&quot;L&quot;;&quot;A&quot;)))))))" table:style-name="ce37"/>
          <table:table-cell office:value-type="string" office:string-value="" table:formula="of:=IF([.N168]=&quot;L&quot;;&quot;Baixa&quot;;IF([.N168]=&quot;A&quot;;&quot;Média&quot;;IF([.N168]=&quot;&quot;;&quot;&quot;;&quot;Alta&quot;)))" table:style-name="ce37"/>
          <table:table-cell office:value-type="string" office:string-value="" table:formula="of:=IF(ISBLANK([.L168]);&quot;&quot;;IF([.D168]=&quot;ALI&quot;;IF([.N168]=&quot;L&quot;;7;IF([.N168]=&quot;A&quot;;10;15));IF([.D168]=&quot;AIE&quot;;IF([.N168]=&quot;L&quot;;5;IF([.N168]=&quot;A&quot;;7;10));IF([.D168]=&quot;SE&quot;;IF([.N168]=&quot;L&quot;;4;IF([.N168]=&quot;A&quot;;5;7));IF(OR([.D168]=&quot;EE&quot;;[.D168]=&quot;CE&quot;);IF([.N168]=&quot;L&quot;;3;IF([.N168]=&quot;A&quot;;4;6)))))))" table:style-name="ce38"/>
          <table:table-cell table:style-name="ce39"/>
          <table:table-cell table:style-name="ce40"/>
          <table:table-cell office:value-type="float" office:value="0" table:formula="of:=IF(AND([.$P168]=&quot;&quot;;[.$J168]&lt;&gt;&quot;&quot;);[.$J168];0)" table:style-name="ce3">
            <text:p>0</text:p>
          </table:table-cell>
          <table:table-cell office:value-type="float" office:value="0" table:formula="of:=IF(OR([.$P168]=&quot;&quot;;[.$J168]=&quot;&quot;);0;[.$J168])" table:style-name="ce3">
            <text:p>0</text:p>
          </table:table-cell>
          <table:table-cell office:value-type="float" office:value="0" table:formula="of:=IF(OR([.$P168]=&quot;&quot;;[.$J168]=&quot;&quot;);0;[.$P168])" table:style-name="ce3">
            <text:p>0</text:p>
          </table:table-cell>
          <table:table-cell office:value-type="float" office:value="0" table:formula="of:=IF(AND([.$J168]=&quot;&quot;;[.$P168]&lt;&gt;&quot;&quot;);[.$P16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69];[.H169])" table:style-name="ce36"/>
          <table:table-cell office:value-type="string" office:string-value="" table:formula="of:=IF(ISBLANK([.F169]);&quot;&quot;;IF([.D169]=&quot;EE&quot;;IF([.F169]&gt;=3;IF([.E169]&gt;=5;&quot;H&quot;;&quot;A&quot;);IF([.F169]&gt;=2;IF([.E169]&gt;=16;&quot;H&quot;;IF([.E169]&lt;=4;&quot;L&quot;;&quot;A&quot;));IF([.E169]&lt;=15;&quot;L&quot;;&quot;A&quot;)));IF(OR([.D169]=&quot;SE&quot;;[.D169]=&quot;CE&quot;);IF([.F169]&gt;=4;IF([.E169]&gt;=6;&quot;H&quot;;&quot;A&quot;);IF([.F169]&gt;=2;IF([.E169]&gt;=20;&quot;H&quot;;IF([.E169]&lt;=5;&quot;L&quot;;&quot;A&quot;));IF([.E169]&lt;=19;&quot;L&quot;;&quot;A&quot;)));IF(OR([.D169]=&quot;ALI&quot;;[.D169]=&quot;AIE&quot;);IF([.F169]&gt;=6;IF([.E169]&gt;=20;&quot;H&quot;;&quot;A&quot;);IF([.F169]&gt;=2;IF([.E169]&gt;=51;&quot;H&quot;;IF([.E169]&lt;=19;&quot;L&quot;;&quot;A&quot;));IF([.E169]&lt;=50;&quot;L&quot;;&quot;A&quot;)))))))" table:style-name="ce37"/>
          <table:table-cell office:value-type="string" office:string-value="" table:formula="of:=IF([.H169]=&quot;L&quot;;&quot;Baixa&quot;;IF([.H169]=&quot;A&quot;;&quot;Média&quot;;IF([.H169]=&quot;&quot;;&quot;&quot;;&quot;Alta&quot;)))" table:style-name="ce37"/>
          <table:table-cell office:value-type="string" office:string-value="" table:formula="of:=IF(ISBLANK([.F169]);&quot;&quot;;IF([.D169]=&quot;ALI&quot;;IF([.H169]=&quot;L&quot;;7;IF([.H169]=&quot;A&quot;;10;15));IF([.D169]=&quot;AIE&quot;;IF([.H169]=&quot;L&quot;;5;IF([.H169]=&quot;A&quot;;7;10));IF([.D169]=&quot;SE&quot;;IF([.H169]=&quot;L&quot;;4;IF([.H169]=&quot;A&quot;;5;7));IF(OR([.D169]=&quot;EE&quot;;[.D169]=&quot;CE&quot;);IF([.H169]=&quot;L&quot;;3;IF([.H169]=&quot;A&quot;;4;6)))))))" table:style-name="ce38"/>
          <table:table-cell table:style-name="ce39"/>
          <table:table-cell table:style-name="ce36"/>
          <table:table-cell office:value-type="string" office:string-value="" table:formula="of:=CONCATENATE([.D169];[.N169])" table:style-name="ce36"/>
          <table:table-cell office:value-type="string" office:string-value="" table:formula="of:=IF(ISBLANK([.L169]);&quot;&quot;;IF([.D169]=&quot;EE&quot;;IF([.L169]&gt;=3;IF([.K169]&gt;=5;&quot;H&quot;;&quot;A&quot;);IF([.L169]&gt;=2;IF([.K169]&gt;=16;&quot;H&quot;;IF([.K169]&lt;=4;&quot;L&quot;;&quot;A&quot;));IF([.K169]&lt;=15;&quot;L&quot;;&quot;A&quot;)));IF(OR([.D169]=&quot;SE&quot;;[.D169]=&quot;CE&quot;);IF([.L169]&gt;=4;IF([.K169]&gt;=6;&quot;H&quot;;&quot;A&quot;);IF([.L169]&gt;=2;IF([.K169]&gt;=20;&quot;H&quot;;IF([.K169]&lt;=5;&quot;L&quot;;&quot;A&quot;));IF([.K169]&lt;=19;&quot;L&quot;;&quot;A&quot;)));IF(OR([.D169]=&quot;ALI&quot;;[.D169]=&quot;AIE&quot;);IF([.L169]&gt;=6;IF([.K169]&gt;=20;&quot;H&quot;;&quot;A&quot;);IF([.L169]&gt;=2;IF([.K169]&gt;=51;&quot;H&quot;;IF([.K169]&lt;=19;&quot;L&quot;;&quot;A&quot;));IF([.K169]&lt;=50;&quot;L&quot;;&quot;A&quot;)))))))" table:style-name="ce37"/>
          <table:table-cell office:value-type="string" office:string-value="" table:formula="of:=IF([.N169]=&quot;L&quot;;&quot;Baixa&quot;;IF([.N169]=&quot;A&quot;;&quot;Média&quot;;IF([.N169]=&quot;&quot;;&quot;&quot;;&quot;Alta&quot;)))" table:style-name="ce37"/>
          <table:table-cell office:value-type="string" office:string-value="" table:formula="of:=IF(ISBLANK([.L169]);&quot;&quot;;IF([.D169]=&quot;ALI&quot;;IF([.N169]=&quot;L&quot;;7;IF([.N169]=&quot;A&quot;;10;15));IF([.D169]=&quot;AIE&quot;;IF([.N169]=&quot;L&quot;;5;IF([.N169]=&quot;A&quot;;7;10));IF([.D169]=&quot;SE&quot;;IF([.N169]=&quot;L&quot;;4;IF([.N169]=&quot;A&quot;;5;7));IF(OR([.D169]=&quot;EE&quot;;[.D169]=&quot;CE&quot;);IF([.N169]=&quot;L&quot;;3;IF([.N169]=&quot;A&quot;;4;6)))))))" table:style-name="ce38"/>
          <table:table-cell table:style-name="ce39"/>
          <table:table-cell table:style-name="ce40"/>
          <table:table-cell office:value-type="float" office:value="0" table:formula="of:=IF(AND([.$P169]=&quot;&quot;;[.$J169]&lt;&gt;&quot;&quot;);[.$J169];0)" table:style-name="ce3">
            <text:p>0</text:p>
          </table:table-cell>
          <table:table-cell office:value-type="float" office:value="0" table:formula="of:=IF(OR([.$P169]=&quot;&quot;;[.$J169]=&quot;&quot;);0;[.$J169])" table:style-name="ce3">
            <text:p>0</text:p>
          </table:table-cell>
          <table:table-cell office:value-type="float" office:value="0" table:formula="of:=IF(OR([.$P169]=&quot;&quot;;[.$J169]=&quot;&quot;);0;[.$P169])" table:style-name="ce3">
            <text:p>0</text:p>
          </table:table-cell>
          <table:table-cell office:value-type="float" office:value="0" table:formula="of:=IF(AND([.$J169]=&quot;&quot;;[.$P169]&lt;&gt;&quot;&quot;);[.$P16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0];[.H170])" table:style-name="ce36"/>
          <table:table-cell office:value-type="string" office:string-value="" table:formula="of:=IF(ISBLANK([.F170]);&quot;&quot;;IF([.D170]=&quot;EE&quot;;IF([.F170]&gt;=3;IF([.E170]&gt;=5;&quot;H&quot;;&quot;A&quot;);IF([.F170]&gt;=2;IF([.E170]&gt;=16;&quot;H&quot;;IF([.E170]&lt;=4;&quot;L&quot;;&quot;A&quot;));IF([.E170]&lt;=15;&quot;L&quot;;&quot;A&quot;)));IF(OR([.D170]=&quot;SE&quot;;[.D170]=&quot;CE&quot;);IF([.F170]&gt;=4;IF([.E170]&gt;=6;&quot;H&quot;;&quot;A&quot;);IF([.F170]&gt;=2;IF([.E170]&gt;=20;&quot;H&quot;;IF([.E170]&lt;=5;&quot;L&quot;;&quot;A&quot;));IF([.E170]&lt;=19;&quot;L&quot;;&quot;A&quot;)));IF(OR([.D170]=&quot;ALI&quot;;[.D170]=&quot;AIE&quot;);IF([.F170]&gt;=6;IF([.E170]&gt;=20;&quot;H&quot;;&quot;A&quot;);IF([.F170]&gt;=2;IF([.E170]&gt;=51;&quot;H&quot;;IF([.E170]&lt;=19;&quot;L&quot;;&quot;A&quot;));IF([.E170]&lt;=50;&quot;L&quot;;&quot;A&quot;)))))))" table:style-name="ce37"/>
          <table:table-cell office:value-type="string" office:string-value="" table:formula="of:=IF([.H170]=&quot;L&quot;;&quot;Baixa&quot;;IF([.H170]=&quot;A&quot;;&quot;Média&quot;;IF([.H170]=&quot;&quot;;&quot;&quot;;&quot;Alta&quot;)))" table:style-name="ce37"/>
          <table:table-cell office:value-type="string" office:string-value="" table:formula="of:=IF(ISBLANK([.F170]);&quot;&quot;;IF([.D170]=&quot;ALI&quot;;IF([.H170]=&quot;L&quot;;7;IF([.H170]=&quot;A&quot;;10;15));IF([.D170]=&quot;AIE&quot;;IF([.H170]=&quot;L&quot;;5;IF([.H170]=&quot;A&quot;;7;10));IF([.D170]=&quot;SE&quot;;IF([.H170]=&quot;L&quot;;4;IF([.H170]=&quot;A&quot;;5;7));IF(OR([.D170]=&quot;EE&quot;;[.D170]=&quot;CE&quot;);IF([.H170]=&quot;L&quot;;3;IF([.H170]=&quot;A&quot;;4;6)))))))" table:style-name="ce38"/>
          <table:table-cell table:style-name="ce39"/>
          <table:table-cell table:style-name="ce36"/>
          <table:table-cell office:value-type="string" office:string-value="" table:formula="of:=CONCATENATE([.D170];[.N170])" table:style-name="ce36"/>
          <table:table-cell office:value-type="string" office:string-value="" table:formula="of:=IF(ISBLANK([.L170]);&quot;&quot;;IF([.D170]=&quot;EE&quot;;IF([.L170]&gt;=3;IF([.K170]&gt;=5;&quot;H&quot;;&quot;A&quot;);IF([.L170]&gt;=2;IF([.K170]&gt;=16;&quot;H&quot;;IF([.K170]&lt;=4;&quot;L&quot;;&quot;A&quot;));IF([.K170]&lt;=15;&quot;L&quot;;&quot;A&quot;)));IF(OR([.D170]=&quot;SE&quot;;[.D170]=&quot;CE&quot;);IF([.L170]&gt;=4;IF([.K170]&gt;=6;&quot;H&quot;;&quot;A&quot;);IF([.L170]&gt;=2;IF([.K170]&gt;=20;&quot;H&quot;;IF([.K170]&lt;=5;&quot;L&quot;;&quot;A&quot;));IF([.K170]&lt;=19;&quot;L&quot;;&quot;A&quot;)));IF(OR([.D170]=&quot;ALI&quot;;[.D170]=&quot;AIE&quot;);IF([.L170]&gt;=6;IF([.K170]&gt;=20;&quot;H&quot;;&quot;A&quot;);IF([.L170]&gt;=2;IF([.K170]&gt;=51;&quot;H&quot;;IF([.K170]&lt;=19;&quot;L&quot;;&quot;A&quot;));IF([.K170]&lt;=50;&quot;L&quot;;&quot;A&quot;)))))))" table:style-name="ce37"/>
          <table:table-cell office:value-type="string" office:string-value="" table:formula="of:=IF([.N170]=&quot;L&quot;;&quot;Baixa&quot;;IF([.N170]=&quot;A&quot;;&quot;Média&quot;;IF([.N170]=&quot;&quot;;&quot;&quot;;&quot;Alta&quot;)))" table:style-name="ce37"/>
          <table:table-cell office:value-type="string" office:string-value="" table:formula="of:=IF(ISBLANK([.L170]);&quot;&quot;;IF([.D170]=&quot;ALI&quot;;IF([.N170]=&quot;L&quot;;7;IF([.N170]=&quot;A&quot;;10;15));IF([.D170]=&quot;AIE&quot;;IF([.N170]=&quot;L&quot;;5;IF([.N170]=&quot;A&quot;;7;10));IF([.D170]=&quot;SE&quot;;IF([.N170]=&quot;L&quot;;4;IF([.N170]=&quot;A&quot;;5;7));IF(OR([.D170]=&quot;EE&quot;;[.D170]=&quot;CE&quot;);IF([.N170]=&quot;L&quot;;3;IF([.N170]=&quot;A&quot;;4;6)))))))" table:style-name="ce38"/>
          <table:table-cell table:style-name="ce39"/>
          <table:table-cell table:style-name="ce40"/>
          <table:table-cell office:value-type="float" office:value="0" table:formula="of:=IF(AND([.$P170]=&quot;&quot;;[.$J170]&lt;&gt;&quot;&quot;);[.$J170];0)" table:style-name="ce3">
            <text:p>0</text:p>
          </table:table-cell>
          <table:table-cell office:value-type="float" office:value="0" table:formula="of:=IF(OR([.$P170]=&quot;&quot;;[.$J170]=&quot;&quot;);0;[.$J170])" table:style-name="ce3">
            <text:p>0</text:p>
          </table:table-cell>
          <table:table-cell office:value-type="float" office:value="0" table:formula="of:=IF(OR([.$P170]=&quot;&quot;;[.$J170]=&quot;&quot;);0;[.$P170])" table:style-name="ce3">
            <text:p>0</text:p>
          </table:table-cell>
          <table:table-cell office:value-type="float" office:value="0" table:formula="of:=IF(AND([.$J170]=&quot;&quot;;[.$P170]&lt;&gt;&quot;&quot;);[.$P17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1];[.H171])" table:style-name="ce36"/>
          <table:table-cell office:value-type="string" office:string-value="" table:formula="of:=IF(ISBLANK([.F171]);&quot;&quot;;IF([.D171]=&quot;EE&quot;;IF([.F171]&gt;=3;IF([.E171]&gt;=5;&quot;H&quot;;&quot;A&quot;);IF([.F171]&gt;=2;IF([.E171]&gt;=16;&quot;H&quot;;IF([.E171]&lt;=4;&quot;L&quot;;&quot;A&quot;));IF([.E171]&lt;=15;&quot;L&quot;;&quot;A&quot;)));IF(OR([.D171]=&quot;SE&quot;;[.D171]=&quot;CE&quot;);IF([.F171]&gt;=4;IF([.E171]&gt;=6;&quot;H&quot;;&quot;A&quot;);IF([.F171]&gt;=2;IF([.E171]&gt;=20;&quot;H&quot;;IF([.E171]&lt;=5;&quot;L&quot;;&quot;A&quot;));IF([.E171]&lt;=19;&quot;L&quot;;&quot;A&quot;)));IF(OR([.D171]=&quot;ALI&quot;;[.D171]=&quot;AIE&quot;);IF([.F171]&gt;=6;IF([.E171]&gt;=20;&quot;H&quot;;&quot;A&quot;);IF([.F171]&gt;=2;IF([.E171]&gt;=51;&quot;H&quot;;IF([.E171]&lt;=19;&quot;L&quot;;&quot;A&quot;));IF([.E171]&lt;=50;&quot;L&quot;;&quot;A&quot;)))))))" table:style-name="ce37"/>
          <table:table-cell office:value-type="string" office:string-value="" table:formula="of:=IF([.H171]=&quot;L&quot;;&quot;Baixa&quot;;IF([.H171]=&quot;A&quot;;&quot;Média&quot;;IF([.H171]=&quot;&quot;;&quot;&quot;;&quot;Alta&quot;)))" table:style-name="ce37"/>
          <table:table-cell office:value-type="string" office:string-value="" table:formula="of:=IF(ISBLANK([.F171]);&quot;&quot;;IF([.D171]=&quot;ALI&quot;;IF([.H171]=&quot;L&quot;;7;IF([.H171]=&quot;A&quot;;10;15));IF([.D171]=&quot;AIE&quot;;IF([.H171]=&quot;L&quot;;5;IF([.H171]=&quot;A&quot;;7;10));IF([.D171]=&quot;SE&quot;;IF([.H171]=&quot;L&quot;;4;IF([.H171]=&quot;A&quot;;5;7));IF(OR([.D171]=&quot;EE&quot;;[.D171]=&quot;CE&quot;);IF([.H171]=&quot;L&quot;;3;IF([.H171]=&quot;A&quot;;4;6)))))))" table:style-name="ce38"/>
          <table:table-cell table:style-name="ce39"/>
          <table:table-cell table:style-name="ce36"/>
          <table:table-cell office:value-type="string" office:string-value="" table:formula="of:=CONCATENATE([.D171];[.N171])" table:style-name="ce36"/>
          <table:table-cell office:value-type="string" office:string-value="" table:formula="of:=IF(ISBLANK([.L171]);&quot;&quot;;IF([.D171]=&quot;EE&quot;;IF([.L171]&gt;=3;IF([.K171]&gt;=5;&quot;H&quot;;&quot;A&quot;);IF([.L171]&gt;=2;IF([.K171]&gt;=16;&quot;H&quot;;IF([.K171]&lt;=4;&quot;L&quot;;&quot;A&quot;));IF([.K171]&lt;=15;&quot;L&quot;;&quot;A&quot;)));IF(OR([.D171]=&quot;SE&quot;;[.D171]=&quot;CE&quot;);IF([.L171]&gt;=4;IF([.K171]&gt;=6;&quot;H&quot;;&quot;A&quot;);IF([.L171]&gt;=2;IF([.K171]&gt;=20;&quot;H&quot;;IF([.K171]&lt;=5;&quot;L&quot;;&quot;A&quot;));IF([.K171]&lt;=19;&quot;L&quot;;&quot;A&quot;)));IF(OR([.D171]=&quot;ALI&quot;;[.D171]=&quot;AIE&quot;);IF([.L171]&gt;=6;IF([.K171]&gt;=20;&quot;H&quot;;&quot;A&quot;);IF([.L171]&gt;=2;IF([.K171]&gt;=51;&quot;H&quot;;IF([.K171]&lt;=19;&quot;L&quot;;&quot;A&quot;));IF([.K171]&lt;=50;&quot;L&quot;;&quot;A&quot;)))))))" table:style-name="ce37"/>
          <table:table-cell office:value-type="string" office:string-value="" table:formula="of:=IF([.N171]=&quot;L&quot;;&quot;Baixa&quot;;IF([.N171]=&quot;A&quot;;&quot;Média&quot;;IF([.N171]=&quot;&quot;;&quot;&quot;;&quot;Alta&quot;)))" table:style-name="ce37"/>
          <table:table-cell office:value-type="string" office:string-value="" table:formula="of:=IF(ISBLANK([.L171]);&quot;&quot;;IF([.D171]=&quot;ALI&quot;;IF([.N171]=&quot;L&quot;;7;IF([.N171]=&quot;A&quot;;10;15));IF([.D171]=&quot;AIE&quot;;IF([.N171]=&quot;L&quot;;5;IF([.N171]=&quot;A&quot;;7;10));IF([.D171]=&quot;SE&quot;;IF([.N171]=&quot;L&quot;;4;IF([.N171]=&quot;A&quot;;5;7));IF(OR([.D171]=&quot;EE&quot;;[.D171]=&quot;CE&quot;);IF([.N171]=&quot;L&quot;;3;IF([.N171]=&quot;A&quot;;4;6)))))))" table:style-name="ce38"/>
          <table:table-cell table:style-name="ce39"/>
          <table:table-cell table:style-name="ce40"/>
          <table:table-cell office:value-type="float" office:value="0" table:formula="of:=IF(AND([.$P171]=&quot;&quot;;[.$J171]&lt;&gt;&quot;&quot;);[.$J171];0)" table:style-name="ce3">
            <text:p>0</text:p>
          </table:table-cell>
          <table:table-cell office:value-type="float" office:value="0" table:formula="of:=IF(OR([.$P171]=&quot;&quot;;[.$J171]=&quot;&quot;);0;[.$J171])" table:style-name="ce3">
            <text:p>0</text:p>
          </table:table-cell>
          <table:table-cell office:value-type="float" office:value="0" table:formula="of:=IF(OR([.$P171]=&quot;&quot;;[.$J171]=&quot;&quot;);0;[.$P171])" table:style-name="ce3">
            <text:p>0</text:p>
          </table:table-cell>
          <table:table-cell office:value-type="float" office:value="0" table:formula="of:=IF(AND([.$J171]=&quot;&quot;;[.$P171]&lt;&gt;&quot;&quot;);[.$P17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2];[.H172])" table:style-name="ce36"/>
          <table:table-cell office:value-type="string" office:string-value="" table:formula="of:=IF(ISBLANK([.F172]);&quot;&quot;;IF([.D172]=&quot;EE&quot;;IF([.F172]&gt;=3;IF([.E172]&gt;=5;&quot;H&quot;;&quot;A&quot;);IF([.F172]&gt;=2;IF([.E172]&gt;=16;&quot;H&quot;;IF([.E172]&lt;=4;&quot;L&quot;;&quot;A&quot;));IF([.E172]&lt;=15;&quot;L&quot;;&quot;A&quot;)));IF(OR([.D172]=&quot;SE&quot;;[.D172]=&quot;CE&quot;);IF([.F172]&gt;=4;IF([.E172]&gt;=6;&quot;H&quot;;&quot;A&quot;);IF([.F172]&gt;=2;IF([.E172]&gt;=20;&quot;H&quot;;IF([.E172]&lt;=5;&quot;L&quot;;&quot;A&quot;));IF([.E172]&lt;=19;&quot;L&quot;;&quot;A&quot;)));IF(OR([.D172]=&quot;ALI&quot;;[.D172]=&quot;AIE&quot;);IF([.F172]&gt;=6;IF([.E172]&gt;=20;&quot;H&quot;;&quot;A&quot;);IF([.F172]&gt;=2;IF([.E172]&gt;=51;&quot;H&quot;;IF([.E172]&lt;=19;&quot;L&quot;;&quot;A&quot;));IF([.E172]&lt;=50;&quot;L&quot;;&quot;A&quot;)))))))" table:style-name="ce37"/>
          <table:table-cell office:value-type="string" office:string-value="" table:formula="of:=IF([.H172]=&quot;L&quot;;&quot;Baixa&quot;;IF([.H172]=&quot;A&quot;;&quot;Média&quot;;IF([.H172]=&quot;&quot;;&quot;&quot;;&quot;Alta&quot;)))" table:style-name="ce37"/>
          <table:table-cell office:value-type="string" office:string-value="" table:formula="of:=IF(ISBLANK([.F172]);&quot;&quot;;IF([.D172]=&quot;ALI&quot;;IF([.H172]=&quot;L&quot;;7;IF([.H172]=&quot;A&quot;;10;15));IF([.D172]=&quot;AIE&quot;;IF([.H172]=&quot;L&quot;;5;IF([.H172]=&quot;A&quot;;7;10));IF([.D172]=&quot;SE&quot;;IF([.H172]=&quot;L&quot;;4;IF([.H172]=&quot;A&quot;;5;7));IF(OR([.D172]=&quot;EE&quot;;[.D172]=&quot;CE&quot;);IF([.H172]=&quot;L&quot;;3;IF([.H172]=&quot;A&quot;;4;6)))))))" table:style-name="ce38"/>
          <table:table-cell table:style-name="ce39"/>
          <table:table-cell table:style-name="ce36"/>
          <table:table-cell office:value-type="string" office:string-value="" table:formula="of:=CONCATENATE([.D172];[.N172])" table:style-name="ce36"/>
          <table:table-cell office:value-type="string" office:string-value="" table:formula="of:=IF(ISBLANK([.L172]);&quot;&quot;;IF([.D172]=&quot;EE&quot;;IF([.L172]&gt;=3;IF([.K172]&gt;=5;&quot;H&quot;;&quot;A&quot;);IF([.L172]&gt;=2;IF([.K172]&gt;=16;&quot;H&quot;;IF([.K172]&lt;=4;&quot;L&quot;;&quot;A&quot;));IF([.K172]&lt;=15;&quot;L&quot;;&quot;A&quot;)));IF(OR([.D172]=&quot;SE&quot;;[.D172]=&quot;CE&quot;);IF([.L172]&gt;=4;IF([.K172]&gt;=6;&quot;H&quot;;&quot;A&quot;);IF([.L172]&gt;=2;IF([.K172]&gt;=20;&quot;H&quot;;IF([.K172]&lt;=5;&quot;L&quot;;&quot;A&quot;));IF([.K172]&lt;=19;&quot;L&quot;;&quot;A&quot;)));IF(OR([.D172]=&quot;ALI&quot;;[.D172]=&quot;AIE&quot;);IF([.L172]&gt;=6;IF([.K172]&gt;=20;&quot;H&quot;;&quot;A&quot;);IF([.L172]&gt;=2;IF([.K172]&gt;=51;&quot;H&quot;;IF([.K172]&lt;=19;&quot;L&quot;;&quot;A&quot;));IF([.K172]&lt;=50;&quot;L&quot;;&quot;A&quot;)))))))" table:style-name="ce37"/>
          <table:table-cell office:value-type="string" office:string-value="" table:formula="of:=IF([.N172]=&quot;L&quot;;&quot;Baixa&quot;;IF([.N172]=&quot;A&quot;;&quot;Média&quot;;IF([.N172]=&quot;&quot;;&quot;&quot;;&quot;Alta&quot;)))" table:style-name="ce37"/>
          <table:table-cell office:value-type="string" office:string-value="" table:formula="of:=IF(ISBLANK([.L172]);&quot;&quot;;IF([.D172]=&quot;ALI&quot;;IF([.N172]=&quot;L&quot;;7;IF([.N172]=&quot;A&quot;;10;15));IF([.D172]=&quot;AIE&quot;;IF([.N172]=&quot;L&quot;;5;IF([.N172]=&quot;A&quot;;7;10));IF([.D172]=&quot;SE&quot;;IF([.N172]=&quot;L&quot;;4;IF([.N172]=&quot;A&quot;;5;7));IF(OR([.D172]=&quot;EE&quot;;[.D172]=&quot;CE&quot;);IF([.N172]=&quot;L&quot;;3;IF([.N172]=&quot;A&quot;;4;6)))))))" table:style-name="ce38"/>
          <table:table-cell table:style-name="ce39"/>
          <table:table-cell table:style-name="ce40"/>
          <table:table-cell office:value-type="float" office:value="0" table:formula="of:=IF(AND([.$P172]=&quot;&quot;;[.$J172]&lt;&gt;&quot;&quot;);[.$J172];0)" table:style-name="ce3">
            <text:p>0</text:p>
          </table:table-cell>
          <table:table-cell office:value-type="float" office:value="0" table:formula="of:=IF(OR([.$P172]=&quot;&quot;;[.$J172]=&quot;&quot;);0;[.$J172])" table:style-name="ce3">
            <text:p>0</text:p>
          </table:table-cell>
          <table:table-cell office:value-type="float" office:value="0" table:formula="of:=IF(OR([.$P172]=&quot;&quot;;[.$J172]=&quot;&quot;);0;[.$P172])" table:style-name="ce3">
            <text:p>0</text:p>
          </table:table-cell>
          <table:table-cell office:value-type="float" office:value="0" table:formula="of:=IF(AND([.$J172]=&quot;&quot;;[.$P172]&lt;&gt;&quot;&quot;);[.$P17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3];[.H173])" table:style-name="ce36"/>
          <table:table-cell office:value-type="string" office:string-value="" table:formula="of:=IF(ISBLANK([.F173]);&quot;&quot;;IF([.D173]=&quot;EE&quot;;IF([.F173]&gt;=3;IF([.E173]&gt;=5;&quot;H&quot;;&quot;A&quot;);IF([.F173]&gt;=2;IF([.E173]&gt;=16;&quot;H&quot;;IF([.E173]&lt;=4;&quot;L&quot;;&quot;A&quot;));IF([.E173]&lt;=15;&quot;L&quot;;&quot;A&quot;)));IF(OR([.D173]=&quot;SE&quot;;[.D173]=&quot;CE&quot;);IF([.F173]&gt;=4;IF([.E173]&gt;=6;&quot;H&quot;;&quot;A&quot;);IF([.F173]&gt;=2;IF([.E173]&gt;=20;&quot;H&quot;;IF([.E173]&lt;=5;&quot;L&quot;;&quot;A&quot;));IF([.E173]&lt;=19;&quot;L&quot;;&quot;A&quot;)));IF(OR([.D173]=&quot;ALI&quot;;[.D173]=&quot;AIE&quot;);IF([.F173]&gt;=6;IF([.E173]&gt;=20;&quot;H&quot;;&quot;A&quot;);IF([.F173]&gt;=2;IF([.E173]&gt;=51;&quot;H&quot;;IF([.E173]&lt;=19;&quot;L&quot;;&quot;A&quot;));IF([.E173]&lt;=50;&quot;L&quot;;&quot;A&quot;)))))))" table:style-name="ce37"/>
          <table:table-cell office:value-type="string" office:string-value="" table:formula="of:=IF([.H173]=&quot;L&quot;;&quot;Baixa&quot;;IF([.H173]=&quot;A&quot;;&quot;Média&quot;;IF([.H173]=&quot;&quot;;&quot;&quot;;&quot;Alta&quot;)))" table:style-name="ce37"/>
          <table:table-cell office:value-type="string" office:string-value="" table:formula="of:=IF(ISBLANK([.F173]);&quot;&quot;;IF([.D173]=&quot;ALI&quot;;IF([.H173]=&quot;L&quot;;7;IF([.H173]=&quot;A&quot;;10;15));IF([.D173]=&quot;AIE&quot;;IF([.H173]=&quot;L&quot;;5;IF([.H173]=&quot;A&quot;;7;10));IF([.D173]=&quot;SE&quot;;IF([.H173]=&quot;L&quot;;4;IF([.H173]=&quot;A&quot;;5;7));IF(OR([.D173]=&quot;EE&quot;;[.D173]=&quot;CE&quot;);IF([.H173]=&quot;L&quot;;3;IF([.H173]=&quot;A&quot;;4;6)))))))" table:style-name="ce38"/>
          <table:table-cell table:style-name="ce39"/>
          <table:table-cell table:style-name="ce36"/>
          <table:table-cell office:value-type="string" office:string-value="" table:formula="of:=CONCATENATE([.D173];[.N173])" table:style-name="ce36"/>
          <table:table-cell office:value-type="string" office:string-value="" table:formula="of:=IF(ISBLANK([.L173]);&quot;&quot;;IF([.D173]=&quot;EE&quot;;IF([.L173]&gt;=3;IF([.K173]&gt;=5;&quot;H&quot;;&quot;A&quot;);IF([.L173]&gt;=2;IF([.K173]&gt;=16;&quot;H&quot;;IF([.K173]&lt;=4;&quot;L&quot;;&quot;A&quot;));IF([.K173]&lt;=15;&quot;L&quot;;&quot;A&quot;)));IF(OR([.D173]=&quot;SE&quot;;[.D173]=&quot;CE&quot;);IF([.L173]&gt;=4;IF([.K173]&gt;=6;&quot;H&quot;;&quot;A&quot;);IF([.L173]&gt;=2;IF([.K173]&gt;=20;&quot;H&quot;;IF([.K173]&lt;=5;&quot;L&quot;;&quot;A&quot;));IF([.K173]&lt;=19;&quot;L&quot;;&quot;A&quot;)));IF(OR([.D173]=&quot;ALI&quot;;[.D173]=&quot;AIE&quot;);IF([.L173]&gt;=6;IF([.K173]&gt;=20;&quot;H&quot;;&quot;A&quot;);IF([.L173]&gt;=2;IF([.K173]&gt;=51;&quot;H&quot;;IF([.K173]&lt;=19;&quot;L&quot;;&quot;A&quot;));IF([.K173]&lt;=50;&quot;L&quot;;&quot;A&quot;)))))))" table:style-name="ce37"/>
          <table:table-cell office:value-type="string" office:string-value="" table:formula="of:=IF([.N173]=&quot;L&quot;;&quot;Baixa&quot;;IF([.N173]=&quot;A&quot;;&quot;Média&quot;;IF([.N173]=&quot;&quot;;&quot;&quot;;&quot;Alta&quot;)))" table:style-name="ce37"/>
          <table:table-cell office:value-type="string" office:string-value="" table:formula="of:=IF(ISBLANK([.L173]);&quot;&quot;;IF([.D173]=&quot;ALI&quot;;IF([.N173]=&quot;L&quot;;7;IF([.N173]=&quot;A&quot;;10;15));IF([.D173]=&quot;AIE&quot;;IF([.N173]=&quot;L&quot;;5;IF([.N173]=&quot;A&quot;;7;10));IF([.D173]=&quot;SE&quot;;IF([.N173]=&quot;L&quot;;4;IF([.N173]=&quot;A&quot;;5;7));IF(OR([.D173]=&quot;EE&quot;;[.D173]=&quot;CE&quot;);IF([.N173]=&quot;L&quot;;3;IF([.N173]=&quot;A&quot;;4;6)))))))" table:style-name="ce38"/>
          <table:table-cell table:style-name="ce39"/>
          <table:table-cell table:style-name="ce40"/>
          <table:table-cell office:value-type="float" office:value="0" table:formula="of:=IF(AND([.$P173]=&quot;&quot;;[.$J173]&lt;&gt;&quot;&quot;);[.$J173];0)" table:style-name="ce3">
            <text:p>0</text:p>
          </table:table-cell>
          <table:table-cell office:value-type="float" office:value="0" table:formula="of:=IF(OR([.$P173]=&quot;&quot;;[.$J173]=&quot;&quot;);0;[.$J173])" table:style-name="ce3">
            <text:p>0</text:p>
          </table:table-cell>
          <table:table-cell office:value-type="float" office:value="0" table:formula="of:=IF(OR([.$P173]=&quot;&quot;;[.$J173]=&quot;&quot;);0;[.$P173])" table:style-name="ce3">
            <text:p>0</text:p>
          </table:table-cell>
          <table:table-cell office:value-type="float" office:value="0" table:formula="of:=IF(AND([.$J173]=&quot;&quot;;[.$P173]&lt;&gt;&quot;&quot;);[.$P17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4];[.H174])" table:style-name="ce36"/>
          <table:table-cell office:value-type="string" office:string-value="" table:formula="of:=IF(ISBLANK([.F174]);&quot;&quot;;IF([.D174]=&quot;EE&quot;;IF([.F174]&gt;=3;IF([.E174]&gt;=5;&quot;H&quot;;&quot;A&quot;);IF([.F174]&gt;=2;IF([.E174]&gt;=16;&quot;H&quot;;IF([.E174]&lt;=4;&quot;L&quot;;&quot;A&quot;));IF([.E174]&lt;=15;&quot;L&quot;;&quot;A&quot;)));IF(OR([.D174]=&quot;SE&quot;;[.D174]=&quot;CE&quot;);IF([.F174]&gt;=4;IF([.E174]&gt;=6;&quot;H&quot;;&quot;A&quot;);IF([.F174]&gt;=2;IF([.E174]&gt;=20;&quot;H&quot;;IF([.E174]&lt;=5;&quot;L&quot;;&quot;A&quot;));IF([.E174]&lt;=19;&quot;L&quot;;&quot;A&quot;)));IF(OR([.D174]=&quot;ALI&quot;;[.D174]=&quot;AIE&quot;);IF([.F174]&gt;=6;IF([.E174]&gt;=20;&quot;H&quot;;&quot;A&quot;);IF([.F174]&gt;=2;IF([.E174]&gt;=51;&quot;H&quot;;IF([.E174]&lt;=19;&quot;L&quot;;&quot;A&quot;));IF([.E174]&lt;=50;&quot;L&quot;;&quot;A&quot;)))))))" table:style-name="ce37"/>
          <table:table-cell office:value-type="string" office:string-value="" table:formula="of:=IF([.H174]=&quot;L&quot;;&quot;Baixa&quot;;IF([.H174]=&quot;A&quot;;&quot;Média&quot;;IF([.H174]=&quot;&quot;;&quot;&quot;;&quot;Alta&quot;)))" table:style-name="ce37"/>
          <table:table-cell office:value-type="string" office:string-value="" table:formula="of:=IF(ISBLANK([.F174]);&quot;&quot;;IF([.D174]=&quot;ALI&quot;;IF([.H174]=&quot;L&quot;;7;IF([.H174]=&quot;A&quot;;10;15));IF([.D174]=&quot;AIE&quot;;IF([.H174]=&quot;L&quot;;5;IF([.H174]=&quot;A&quot;;7;10));IF([.D174]=&quot;SE&quot;;IF([.H174]=&quot;L&quot;;4;IF([.H174]=&quot;A&quot;;5;7));IF(OR([.D174]=&quot;EE&quot;;[.D174]=&quot;CE&quot;);IF([.H174]=&quot;L&quot;;3;IF([.H174]=&quot;A&quot;;4;6)))))))" table:style-name="ce38"/>
          <table:table-cell table:style-name="ce39"/>
          <table:table-cell table:style-name="ce36"/>
          <table:table-cell office:value-type="string" office:string-value="" table:formula="of:=CONCATENATE([.D174];[.N174])" table:style-name="ce36"/>
          <table:table-cell office:value-type="string" office:string-value="" table:formula="of:=IF(ISBLANK([.L174]);&quot;&quot;;IF([.D174]=&quot;EE&quot;;IF([.L174]&gt;=3;IF([.K174]&gt;=5;&quot;H&quot;;&quot;A&quot;);IF([.L174]&gt;=2;IF([.K174]&gt;=16;&quot;H&quot;;IF([.K174]&lt;=4;&quot;L&quot;;&quot;A&quot;));IF([.K174]&lt;=15;&quot;L&quot;;&quot;A&quot;)));IF(OR([.D174]=&quot;SE&quot;;[.D174]=&quot;CE&quot;);IF([.L174]&gt;=4;IF([.K174]&gt;=6;&quot;H&quot;;&quot;A&quot;);IF([.L174]&gt;=2;IF([.K174]&gt;=20;&quot;H&quot;;IF([.K174]&lt;=5;&quot;L&quot;;&quot;A&quot;));IF([.K174]&lt;=19;&quot;L&quot;;&quot;A&quot;)));IF(OR([.D174]=&quot;ALI&quot;;[.D174]=&quot;AIE&quot;);IF([.L174]&gt;=6;IF([.K174]&gt;=20;&quot;H&quot;;&quot;A&quot;);IF([.L174]&gt;=2;IF([.K174]&gt;=51;&quot;H&quot;;IF([.K174]&lt;=19;&quot;L&quot;;&quot;A&quot;));IF([.K174]&lt;=50;&quot;L&quot;;&quot;A&quot;)))))))" table:style-name="ce37"/>
          <table:table-cell office:value-type="string" office:string-value="" table:formula="of:=IF([.N174]=&quot;L&quot;;&quot;Baixa&quot;;IF([.N174]=&quot;A&quot;;&quot;Média&quot;;IF([.N174]=&quot;&quot;;&quot;&quot;;&quot;Alta&quot;)))" table:style-name="ce37"/>
          <table:table-cell office:value-type="string" office:string-value="" table:formula="of:=IF(ISBLANK([.L174]);&quot;&quot;;IF([.D174]=&quot;ALI&quot;;IF([.N174]=&quot;L&quot;;7;IF([.N174]=&quot;A&quot;;10;15));IF([.D174]=&quot;AIE&quot;;IF([.N174]=&quot;L&quot;;5;IF([.N174]=&quot;A&quot;;7;10));IF([.D174]=&quot;SE&quot;;IF([.N174]=&quot;L&quot;;4;IF([.N174]=&quot;A&quot;;5;7));IF(OR([.D174]=&quot;EE&quot;;[.D174]=&quot;CE&quot;);IF([.N174]=&quot;L&quot;;3;IF([.N174]=&quot;A&quot;;4;6)))))))" table:style-name="ce38"/>
          <table:table-cell table:style-name="ce39"/>
          <table:table-cell table:style-name="ce40"/>
          <table:table-cell office:value-type="float" office:value="0" table:formula="of:=IF(AND([.$P174]=&quot;&quot;;[.$J174]&lt;&gt;&quot;&quot;);[.$J174];0)" table:style-name="ce3">
            <text:p>0</text:p>
          </table:table-cell>
          <table:table-cell office:value-type="float" office:value="0" table:formula="of:=IF(OR([.$P174]=&quot;&quot;;[.$J174]=&quot;&quot;);0;[.$J174])" table:style-name="ce3">
            <text:p>0</text:p>
          </table:table-cell>
          <table:table-cell office:value-type="float" office:value="0" table:formula="of:=IF(OR([.$P174]=&quot;&quot;;[.$J174]=&quot;&quot;);0;[.$P174])" table:style-name="ce3">
            <text:p>0</text:p>
          </table:table-cell>
          <table:table-cell office:value-type="float" office:value="0" table:formula="of:=IF(AND([.$J174]=&quot;&quot;;[.$P174]&lt;&gt;&quot;&quot;);[.$P17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5];[.H175])" table:style-name="ce36"/>
          <table:table-cell office:value-type="string" office:string-value="" table:formula="of:=IF(ISBLANK([.F175]);&quot;&quot;;IF([.D175]=&quot;EE&quot;;IF([.F175]&gt;=3;IF([.E175]&gt;=5;&quot;H&quot;;&quot;A&quot;);IF([.F175]&gt;=2;IF([.E175]&gt;=16;&quot;H&quot;;IF([.E175]&lt;=4;&quot;L&quot;;&quot;A&quot;));IF([.E175]&lt;=15;&quot;L&quot;;&quot;A&quot;)));IF(OR([.D175]=&quot;SE&quot;;[.D175]=&quot;CE&quot;);IF([.F175]&gt;=4;IF([.E175]&gt;=6;&quot;H&quot;;&quot;A&quot;);IF([.F175]&gt;=2;IF([.E175]&gt;=20;&quot;H&quot;;IF([.E175]&lt;=5;&quot;L&quot;;&quot;A&quot;));IF([.E175]&lt;=19;&quot;L&quot;;&quot;A&quot;)));IF(OR([.D175]=&quot;ALI&quot;;[.D175]=&quot;AIE&quot;);IF([.F175]&gt;=6;IF([.E175]&gt;=20;&quot;H&quot;;&quot;A&quot;);IF([.F175]&gt;=2;IF([.E175]&gt;=51;&quot;H&quot;;IF([.E175]&lt;=19;&quot;L&quot;;&quot;A&quot;));IF([.E175]&lt;=50;&quot;L&quot;;&quot;A&quot;)))))))" table:style-name="ce37"/>
          <table:table-cell office:value-type="string" office:string-value="" table:formula="of:=IF([.H175]=&quot;L&quot;;&quot;Baixa&quot;;IF([.H175]=&quot;A&quot;;&quot;Média&quot;;IF([.H175]=&quot;&quot;;&quot;&quot;;&quot;Alta&quot;)))" table:style-name="ce37"/>
          <table:table-cell office:value-type="string" office:string-value="" table:formula="of:=IF(ISBLANK([.F175]);&quot;&quot;;IF([.D175]=&quot;ALI&quot;;IF([.H175]=&quot;L&quot;;7;IF([.H175]=&quot;A&quot;;10;15));IF([.D175]=&quot;AIE&quot;;IF([.H175]=&quot;L&quot;;5;IF([.H175]=&quot;A&quot;;7;10));IF([.D175]=&quot;SE&quot;;IF([.H175]=&quot;L&quot;;4;IF([.H175]=&quot;A&quot;;5;7));IF(OR([.D175]=&quot;EE&quot;;[.D175]=&quot;CE&quot;);IF([.H175]=&quot;L&quot;;3;IF([.H175]=&quot;A&quot;;4;6)))))))" table:style-name="ce38"/>
          <table:table-cell table:style-name="ce39"/>
          <table:table-cell table:style-name="ce36"/>
          <table:table-cell office:value-type="string" office:string-value="" table:formula="of:=CONCATENATE([.D175];[.N175])" table:style-name="ce36"/>
          <table:table-cell office:value-type="string" office:string-value="" table:formula="of:=IF(ISBLANK([.L175]);&quot;&quot;;IF([.D175]=&quot;EE&quot;;IF([.L175]&gt;=3;IF([.K175]&gt;=5;&quot;H&quot;;&quot;A&quot;);IF([.L175]&gt;=2;IF([.K175]&gt;=16;&quot;H&quot;;IF([.K175]&lt;=4;&quot;L&quot;;&quot;A&quot;));IF([.K175]&lt;=15;&quot;L&quot;;&quot;A&quot;)));IF(OR([.D175]=&quot;SE&quot;;[.D175]=&quot;CE&quot;);IF([.L175]&gt;=4;IF([.K175]&gt;=6;&quot;H&quot;;&quot;A&quot;);IF([.L175]&gt;=2;IF([.K175]&gt;=20;&quot;H&quot;;IF([.K175]&lt;=5;&quot;L&quot;;&quot;A&quot;));IF([.K175]&lt;=19;&quot;L&quot;;&quot;A&quot;)));IF(OR([.D175]=&quot;ALI&quot;;[.D175]=&quot;AIE&quot;);IF([.L175]&gt;=6;IF([.K175]&gt;=20;&quot;H&quot;;&quot;A&quot;);IF([.L175]&gt;=2;IF([.K175]&gt;=51;&quot;H&quot;;IF([.K175]&lt;=19;&quot;L&quot;;&quot;A&quot;));IF([.K175]&lt;=50;&quot;L&quot;;&quot;A&quot;)))))))" table:style-name="ce37"/>
          <table:table-cell office:value-type="string" office:string-value="" table:formula="of:=IF([.N175]=&quot;L&quot;;&quot;Baixa&quot;;IF([.N175]=&quot;A&quot;;&quot;Média&quot;;IF([.N175]=&quot;&quot;;&quot;&quot;;&quot;Alta&quot;)))" table:style-name="ce37"/>
          <table:table-cell office:value-type="string" office:string-value="" table:formula="of:=IF(ISBLANK([.L175]);&quot;&quot;;IF([.D175]=&quot;ALI&quot;;IF([.N175]=&quot;L&quot;;7;IF([.N175]=&quot;A&quot;;10;15));IF([.D175]=&quot;AIE&quot;;IF([.N175]=&quot;L&quot;;5;IF([.N175]=&quot;A&quot;;7;10));IF([.D175]=&quot;SE&quot;;IF([.N175]=&quot;L&quot;;4;IF([.N175]=&quot;A&quot;;5;7));IF(OR([.D175]=&quot;EE&quot;;[.D175]=&quot;CE&quot;);IF([.N175]=&quot;L&quot;;3;IF([.N175]=&quot;A&quot;;4;6)))))))" table:style-name="ce38"/>
          <table:table-cell table:style-name="ce39"/>
          <table:table-cell table:style-name="ce40"/>
          <table:table-cell office:value-type="float" office:value="0" table:formula="of:=IF(AND([.$P175]=&quot;&quot;;[.$J175]&lt;&gt;&quot;&quot;);[.$J175];0)" table:style-name="ce3">
            <text:p>0</text:p>
          </table:table-cell>
          <table:table-cell office:value-type="float" office:value="0" table:formula="of:=IF(OR([.$P175]=&quot;&quot;;[.$J175]=&quot;&quot;);0;[.$J175])" table:style-name="ce3">
            <text:p>0</text:p>
          </table:table-cell>
          <table:table-cell office:value-type="float" office:value="0" table:formula="of:=IF(OR([.$P175]=&quot;&quot;;[.$J175]=&quot;&quot;);0;[.$P175])" table:style-name="ce3">
            <text:p>0</text:p>
          </table:table-cell>
          <table:table-cell office:value-type="float" office:value="0" table:formula="of:=IF(AND([.$J175]=&quot;&quot;;[.$P175]&lt;&gt;&quot;&quot;);[.$P17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6];[.H176])" table:style-name="ce36"/>
          <table:table-cell office:value-type="string" office:string-value="" table:formula="of:=IF(ISBLANK([.F176]);&quot;&quot;;IF([.D176]=&quot;EE&quot;;IF([.F176]&gt;=3;IF([.E176]&gt;=5;&quot;H&quot;;&quot;A&quot;);IF([.F176]&gt;=2;IF([.E176]&gt;=16;&quot;H&quot;;IF([.E176]&lt;=4;&quot;L&quot;;&quot;A&quot;));IF([.E176]&lt;=15;&quot;L&quot;;&quot;A&quot;)));IF(OR([.D176]=&quot;SE&quot;;[.D176]=&quot;CE&quot;);IF([.F176]&gt;=4;IF([.E176]&gt;=6;&quot;H&quot;;&quot;A&quot;);IF([.F176]&gt;=2;IF([.E176]&gt;=20;&quot;H&quot;;IF([.E176]&lt;=5;&quot;L&quot;;&quot;A&quot;));IF([.E176]&lt;=19;&quot;L&quot;;&quot;A&quot;)));IF(OR([.D176]=&quot;ALI&quot;;[.D176]=&quot;AIE&quot;);IF([.F176]&gt;=6;IF([.E176]&gt;=20;&quot;H&quot;;&quot;A&quot;);IF([.F176]&gt;=2;IF([.E176]&gt;=51;&quot;H&quot;;IF([.E176]&lt;=19;&quot;L&quot;;&quot;A&quot;));IF([.E176]&lt;=50;&quot;L&quot;;&quot;A&quot;)))))))" table:style-name="ce37"/>
          <table:table-cell office:value-type="string" office:string-value="" table:formula="of:=IF([.H176]=&quot;L&quot;;&quot;Baixa&quot;;IF([.H176]=&quot;A&quot;;&quot;Média&quot;;IF([.H176]=&quot;&quot;;&quot;&quot;;&quot;Alta&quot;)))" table:style-name="ce37"/>
          <table:table-cell office:value-type="string" office:string-value="" table:formula="of:=IF(ISBLANK([.F176]);&quot;&quot;;IF([.D176]=&quot;ALI&quot;;IF([.H176]=&quot;L&quot;;7;IF([.H176]=&quot;A&quot;;10;15));IF([.D176]=&quot;AIE&quot;;IF([.H176]=&quot;L&quot;;5;IF([.H176]=&quot;A&quot;;7;10));IF([.D176]=&quot;SE&quot;;IF([.H176]=&quot;L&quot;;4;IF([.H176]=&quot;A&quot;;5;7));IF(OR([.D176]=&quot;EE&quot;;[.D176]=&quot;CE&quot;);IF([.H176]=&quot;L&quot;;3;IF([.H176]=&quot;A&quot;;4;6)))))))" table:style-name="ce38"/>
          <table:table-cell table:style-name="ce39"/>
          <table:table-cell table:style-name="ce36"/>
          <table:table-cell office:value-type="string" office:string-value="" table:formula="of:=CONCATENATE([.D176];[.N176])" table:style-name="ce36"/>
          <table:table-cell office:value-type="string" office:string-value="" table:formula="of:=IF(ISBLANK([.L176]);&quot;&quot;;IF([.D176]=&quot;EE&quot;;IF([.L176]&gt;=3;IF([.K176]&gt;=5;&quot;H&quot;;&quot;A&quot;);IF([.L176]&gt;=2;IF([.K176]&gt;=16;&quot;H&quot;;IF([.K176]&lt;=4;&quot;L&quot;;&quot;A&quot;));IF([.K176]&lt;=15;&quot;L&quot;;&quot;A&quot;)));IF(OR([.D176]=&quot;SE&quot;;[.D176]=&quot;CE&quot;);IF([.L176]&gt;=4;IF([.K176]&gt;=6;&quot;H&quot;;&quot;A&quot;);IF([.L176]&gt;=2;IF([.K176]&gt;=20;&quot;H&quot;;IF([.K176]&lt;=5;&quot;L&quot;;&quot;A&quot;));IF([.K176]&lt;=19;&quot;L&quot;;&quot;A&quot;)));IF(OR([.D176]=&quot;ALI&quot;;[.D176]=&quot;AIE&quot;);IF([.L176]&gt;=6;IF([.K176]&gt;=20;&quot;H&quot;;&quot;A&quot;);IF([.L176]&gt;=2;IF([.K176]&gt;=51;&quot;H&quot;;IF([.K176]&lt;=19;&quot;L&quot;;&quot;A&quot;));IF([.K176]&lt;=50;&quot;L&quot;;&quot;A&quot;)))))))" table:style-name="ce37"/>
          <table:table-cell office:value-type="string" office:string-value="" table:formula="of:=IF([.N176]=&quot;L&quot;;&quot;Baixa&quot;;IF([.N176]=&quot;A&quot;;&quot;Média&quot;;IF([.N176]=&quot;&quot;;&quot;&quot;;&quot;Alta&quot;)))" table:style-name="ce37"/>
          <table:table-cell office:value-type="string" office:string-value="" table:formula="of:=IF(ISBLANK([.L176]);&quot;&quot;;IF([.D176]=&quot;ALI&quot;;IF([.N176]=&quot;L&quot;;7;IF([.N176]=&quot;A&quot;;10;15));IF([.D176]=&quot;AIE&quot;;IF([.N176]=&quot;L&quot;;5;IF([.N176]=&quot;A&quot;;7;10));IF([.D176]=&quot;SE&quot;;IF([.N176]=&quot;L&quot;;4;IF([.N176]=&quot;A&quot;;5;7));IF(OR([.D176]=&quot;EE&quot;;[.D176]=&quot;CE&quot;);IF([.N176]=&quot;L&quot;;3;IF([.N176]=&quot;A&quot;;4;6)))))))" table:style-name="ce38"/>
          <table:table-cell table:style-name="ce39"/>
          <table:table-cell table:style-name="ce40"/>
          <table:table-cell office:value-type="float" office:value="0" table:formula="of:=IF(AND([.$P176]=&quot;&quot;;[.$J176]&lt;&gt;&quot;&quot;);[.$J176];0)" table:style-name="ce3">
            <text:p>0</text:p>
          </table:table-cell>
          <table:table-cell office:value-type="float" office:value="0" table:formula="of:=IF(OR([.$P176]=&quot;&quot;;[.$J176]=&quot;&quot;);0;[.$J176])" table:style-name="ce3">
            <text:p>0</text:p>
          </table:table-cell>
          <table:table-cell office:value-type="float" office:value="0" table:formula="of:=IF(OR([.$P176]=&quot;&quot;;[.$J176]=&quot;&quot;);0;[.$P176])" table:style-name="ce3">
            <text:p>0</text:p>
          </table:table-cell>
          <table:table-cell office:value-type="float" office:value="0" table:formula="of:=IF(AND([.$J176]=&quot;&quot;;[.$P176]&lt;&gt;&quot;&quot;);[.$P17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7];[.H177])" table:style-name="ce36"/>
          <table:table-cell office:value-type="string" office:string-value="" table:formula="of:=IF(ISBLANK([.F177]);&quot;&quot;;IF([.D177]=&quot;EE&quot;;IF([.F177]&gt;=3;IF([.E177]&gt;=5;&quot;H&quot;;&quot;A&quot;);IF([.F177]&gt;=2;IF([.E177]&gt;=16;&quot;H&quot;;IF([.E177]&lt;=4;&quot;L&quot;;&quot;A&quot;));IF([.E177]&lt;=15;&quot;L&quot;;&quot;A&quot;)));IF(OR([.D177]=&quot;SE&quot;;[.D177]=&quot;CE&quot;);IF([.F177]&gt;=4;IF([.E177]&gt;=6;&quot;H&quot;;&quot;A&quot;);IF([.F177]&gt;=2;IF([.E177]&gt;=20;&quot;H&quot;;IF([.E177]&lt;=5;&quot;L&quot;;&quot;A&quot;));IF([.E177]&lt;=19;&quot;L&quot;;&quot;A&quot;)));IF(OR([.D177]=&quot;ALI&quot;;[.D177]=&quot;AIE&quot;);IF([.F177]&gt;=6;IF([.E177]&gt;=20;&quot;H&quot;;&quot;A&quot;);IF([.F177]&gt;=2;IF([.E177]&gt;=51;&quot;H&quot;;IF([.E177]&lt;=19;&quot;L&quot;;&quot;A&quot;));IF([.E177]&lt;=50;&quot;L&quot;;&quot;A&quot;)))))))" table:style-name="ce37"/>
          <table:table-cell office:value-type="string" office:string-value="" table:formula="of:=IF([.H177]=&quot;L&quot;;&quot;Baixa&quot;;IF([.H177]=&quot;A&quot;;&quot;Média&quot;;IF([.H177]=&quot;&quot;;&quot;&quot;;&quot;Alta&quot;)))" table:style-name="ce37"/>
          <table:table-cell office:value-type="string" office:string-value="" table:formula="of:=IF(ISBLANK([.F177]);&quot;&quot;;IF([.D177]=&quot;ALI&quot;;IF([.H177]=&quot;L&quot;;7;IF([.H177]=&quot;A&quot;;10;15));IF([.D177]=&quot;AIE&quot;;IF([.H177]=&quot;L&quot;;5;IF([.H177]=&quot;A&quot;;7;10));IF([.D177]=&quot;SE&quot;;IF([.H177]=&quot;L&quot;;4;IF([.H177]=&quot;A&quot;;5;7));IF(OR([.D177]=&quot;EE&quot;;[.D177]=&quot;CE&quot;);IF([.H177]=&quot;L&quot;;3;IF([.H177]=&quot;A&quot;;4;6)))))))" table:style-name="ce38"/>
          <table:table-cell table:style-name="ce39"/>
          <table:table-cell table:style-name="ce36"/>
          <table:table-cell office:value-type="string" office:string-value="" table:formula="of:=CONCATENATE([.D177];[.N177])" table:style-name="ce36"/>
          <table:table-cell office:value-type="string" office:string-value="" table:formula="of:=IF(ISBLANK([.L177]);&quot;&quot;;IF([.D177]=&quot;EE&quot;;IF([.L177]&gt;=3;IF([.K177]&gt;=5;&quot;H&quot;;&quot;A&quot;);IF([.L177]&gt;=2;IF([.K177]&gt;=16;&quot;H&quot;;IF([.K177]&lt;=4;&quot;L&quot;;&quot;A&quot;));IF([.K177]&lt;=15;&quot;L&quot;;&quot;A&quot;)));IF(OR([.D177]=&quot;SE&quot;;[.D177]=&quot;CE&quot;);IF([.L177]&gt;=4;IF([.K177]&gt;=6;&quot;H&quot;;&quot;A&quot;);IF([.L177]&gt;=2;IF([.K177]&gt;=20;&quot;H&quot;;IF([.K177]&lt;=5;&quot;L&quot;;&quot;A&quot;));IF([.K177]&lt;=19;&quot;L&quot;;&quot;A&quot;)));IF(OR([.D177]=&quot;ALI&quot;;[.D177]=&quot;AIE&quot;);IF([.L177]&gt;=6;IF([.K177]&gt;=20;&quot;H&quot;;&quot;A&quot;);IF([.L177]&gt;=2;IF([.K177]&gt;=51;&quot;H&quot;;IF([.K177]&lt;=19;&quot;L&quot;;&quot;A&quot;));IF([.K177]&lt;=50;&quot;L&quot;;&quot;A&quot;)))))))" table:style-name="ce37"/>
          <table:table-cell office:value-type="string" office:string-value="" table:formula="of:=IF([.N177]=&quot;L&quot;;&quot;Baixa&quot;;IF([.N177]=&quot;A&quot;;&quot;Média&quot;;IF([.N177]=&quot;&quot;;&quot;&quot;;&quot;Alta&quot;)))" table:style-name="ce37"/>
          <table:table-cell office:value-type="string" office:string-value="" table:formula="of:=IF(ISBLANK([.L177]);&quot;&quot;;IF([.D177]=&quot;ALI&quot;;IF([.N177]=&quot;L&quot;;7;IF([.N177]=&quot;A&quot;;10;15));IF([.D177]=&quot;AIE&quot;;IF([.N177]=&quot;L&quot;;5;IF([.N177]=&quot;A&quot;;7;10));IF([.D177]=&quot;SE&quot;;IF([.N177]=&quot;L&quot;;4;IF([.N177]=&quot;A&quot;;5;7));IF(OR([.D177]=&quot;EE&quot;;[.D177]=&quot;CE&quot;);IF([.N177]=&quot;L&quot;;3;IF([.N177]=&quot;A&quot;;4;6)))))))" table:style-name="ce38"/>
          <table:table-cell table:style-name="ce39"/>
          <table:table-cell table:style-name="ce40"/>
          <table:table-cell office:value-type="float" office:value="0" table:formula="of:=IF(AND([.$P177]=&quot;&quot;;[.$J177]&lt;&gt;&quot;&quot;);[.$J177];0)" table:style-name="ce3">
            <text:p>0</text:p>
          </table:table-cell>
          <table:table-cell office:value-type="float" office:value="0" table:formula="of:=IF(OR([.$P177]=&quot;&quot;;[.$J177]=&quot;&quot;);0;[.$J177])" table:style-name="ce3">
            <text:p>0</text:p>
          </table:table-cell>
          <table:table-cell office:value-type="float" office:value="0" table:formula="of:=IF(OR([.$P177]=&quot;&quot;;[.$J177]=&quot;&quot;);0;[.$P177])" table:style-name="ce3">
            <text:p>0</text:p>
          </table:table-cell>
          <table:table-cell office:value-type="float" office:value="0" table:formula="of:=IF(AND([.$J177]=&quot;&quot;;[.$P177]&lt;&gt;&quot;&quot;);[.$P17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78];[.H178])" table:style-name="ce36"/>
          <table:table-cell office:value-type="string" office:string-value="" table:formula="of:=IF(ISBLANK([.F178]);&quot;&quot;;IF([.D178]=&quot;EE&quot;;IF([.F178]&gt;=3;IF([.E178]&gt;=5;&quot;H&quot;;&quot;A&quot;);IF([.F178]&gt;=2;IF([.E178]&gt;=16;&quot;H&quot;;IF([.E178]&lt;=4;&quot;L&quot;;&quot;A&quot;));IF([.E178]&lt;=15;&quot;L&quot;;&quot;A&quot;)));IF(OR([.D178]=&quot;SE&quot;;[.D178]=&quot;CE&quot;);IF([.F178]&gt;=4;IF([.E178]&gt;=6;&quot;H&quot;;&quot;A&quot;);IF([.F178]&gt;=2;IF([.E178]&gt;=20;&quot;H&quot;;IF([.E178]&lt;=5;&quot;L&quot;;&quot;A&quot;));IF([.E178]&lt;=19;&quot;L&quot;;&quot;A&quot;)));IF(OR([.D178]=&quot;ALI&quot;;[.D178]=&quot;AIE&quot;);IF([.F178]&gt;=6;IF([.E178]&gt;=20;&quot;H&quot;;&quot;A&quot;);IF([.F178]&gt;=2;IF([.E178]&gt;=51;&quot;H&quot;;IF([.E178]&lt;=19;&quot;L&quot;;&quot;A&quot;));IF([.E178]&lt;=50;&quot;L&quot;;&quot;A&quot;)))))))" table:style-name="ce37"/>
          <table:table-cell office:value-type="string" office:string-value="" table:formula="of:=IF([.H178]=&quot;L&quot;;&quot;Baixa&quot;;IF([.H178]=&quot;A&quot;;&quot;Média&quot;;IF([.H178]=&quot;&quot;;&quot;&quot;;&quot;Alta&quot;)))" table:style-name="ce37"/>
          <table:table-cell office:value-type="string" office:string-value="" table:formula="of:=IF(ISBLANK([.F178]);&quot;&quot;;IF([.D178]=&quot;ALI&quot;;IF([.H178]=&quot;L&quot;;7;IF([.H178]=&quot;A&quot;;10;15));IF([.D178]=&quot;AIE&quot;;IF([.H178]=&quot;L&quot;;5;IF([.H178]=&quot;A&quot;;7;10));IF([.D178]=&quot;SE&quot;;IF([.H178]=&quot;L&quot;;4;IF([.H178]=&quot;A&quot;;5;7));IF(OR([.D178]=&quot;EE&quot;;[.D178]=&quot;CE&quot;);IF([.H178]=&quot;L&quot;;3;IF([.H178]=&quot;A&quot;;4;6)))))))" table:style-name="ce38"/>
          <table:table-cell table:style-name="ce39"/>
          <table:table-cell table:style-name="ce36"/>
          <table:table-cell office:value-type="string" office:string-value="" table:formula="of:=CONCATENATE([.D178];[.N178])" table:style-name="ce36"/>
          <table:table-cell office:value-type="string" office:string-value="" table:formula="of:=IF(ISBLANK([.L178]);&quot;&quot;;IF([.D178]=&quot;EE&quot;;IF([.L178]&gt;=3;IF([.K178]&gt;=5;&quot;H&quot;;&quot;A&quot;);IF([.L178]&gt;=2;IF([.K178]&gt;=16;&quot;H&quot;;IF([.K178]&lt;=4;&quot;L&quot;;&quot;A&quot;));IF([.K178]&lt;=15;&quot;L&quot;;&quot;A&quot;)));IF(OR([.D178]=&quot;SE&quot;;[.D178]=&quot;CE&quot;);IF([.L178]&gt;=4;IF([.K178]&gt;=6;&quot;H&quot;;&quot;A&quot;);IF([.L178]&gt;=2;IF([.K178]&gt;=20;&quot;H&quot;;IF([.K178]&lt;=5;&quot;L&quot;;&quot;A&quot;));IF([.K178]&lt;=19;&quot;L&quot;;&quot;A&quot;)));IF(OR([.D178]=&quot;ALI&quot;;[.D178]=&quot;AIE&quot;);IF([.L178]&gt;=6;IF([.K178]&gt;=20;&quot;H&quot;;&quot;A&quot;);IF([.L178]&gt;=2;IF([.K178]&gt;=51;&quot;H&quot;;IF([.K178]&lt;=19;&quot;L&quot;;&quot;A&quot;));IF([.K178]&lt;=50;&quot;L&quot;;&quot;A&quot;)))))))" table:style-name="ce37"/>
          <table:table-cell office:value-type="string" office:string-value="" table:formula="of:=IF([.N178]=&quot;L&quot;;&quot;Baixa&quot;;IF([.N178]=&quot;A&quot;;&quot;Média&quot;;IF([.N178]=&quot;&quot;;&quot;&quot;;&quot;Alta&quot;)))" table:style-name="ce37"/>
          <table:table-cell office:value-type="string" office:string-value="" table:formula="of:=IF(ISBLANK([.L178]);&quot;&quot;;IF([.D178]=&quot;ALI&quot;;IF([.N178]=&quot;L&quot;;7;IF([.N178]=&quot;A&quot;;10;15));IF([.D178]=&quot;AIE&quot;;IF([.N178]=&quot;L&quot;;5;IF([.N178]=&quot;A&quot;;7;10));IF([.D178]=&quot;SE&quot;;IF([.N178]=&quot;L&quot;;4;IF([.N178]=&quot;A&quot;;5;7));IF(OR([.D178]=&quot;EE&quot;;[.D178]=&quot;CE&quot;);IF([.N178]=&quot;L&quot;;3;IF([.N178]=&quot;A&quot;;4;6)))))))" table:style-name="ce38"/>
          <table:table-cell table:style-name="ce39"/>
          <table:table-cell table:style-name="ce40"/>
          <table:table-cell office:value-type="float" office:value="0" table:formula="of:=IF(AND([.$P178]=&quot;&quot;;[.$J178]&lt;&gt;&quot;&quot;);[.$J178];0)" table:style-name="ce3">
            <text:p>0</text:p>
          </table:table-cell>
          <table:table-cell office:value-type="float" office:value="0" table:formula="of:=IF(OR([.$P178]=&quot;&quot;;[.$J178]=&quot;&quot;);0;[.$J178])" table:style-name="ce3">
            <text:p>0</text:p>
          </table:table-cell>
          <table:table-cell office:value-type="float" office:value="0" table:formula="of:=IF(OR([.$P178]=&quot;&quot;;[.$J178]=&quot;&quot;);0;[.$P178])" table:style-name="ce3">
            <text:p>0</text:p>
          </table:table-cell>
          <table:table-cell office:value-type="float" office:value="0" table:formula="of:=IF(AND([.$J178]=&quot;&quot;;[.$P178]&lt;&gt;&quot;&quot;);[.$P17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179];[.H179])" table:style-name="ce44"/>
          <table:table-cell office:value-type="string" office:string-value="" table:formula="of:=IF(ISBLANK([.F179]);&quot;&quot;;IF([.D179]=&quot;EE&quot;;IF([.F179]&gt;=3;IF([.E179]&gt;=5;&quot;H&quot;;&quot;A&quot;);IF([.F179]&gt;=2;IF([.E179]&gt;=16;&quot;H&quot;;IF([.E179]&lt;=4;&quot;L&quot;;&quot;A&quot;));IF([.E179]&lt;=15;&quot;L&quot;;&quot;A&quot;)));IF(OR([.D179]=&quot;SE&quot;;[.D179]=&quot;CE&quot;);IF([.F179]&gt;=4;IF([.E179]&gt;=6;&quot;H&quot;;&quot;A&quot;);IF([.F179]&gt;=2;IF([.E179]&gt;=20;&quot;H&quot;;IF([.E179]&lt;=5;&quot;L&quot;;&quot;A&quot;));IF([.E179]&lt;=19;&quot;L&quot;;&quot;A&quot;)));IF(OR([.D179]=&quot;ALI&quot;;[.D179]=&quot;AIE&quot;);IF([.F179]&gt;=6;IF([.E179]&gt;=20;&quot;H&quot;;&quot;A&quot;);IF([.F179]&gt;=2;IF([.E179]&gt;=51;&quot;H&quot;;IF([.E179]&lt;=19;&quot;L&quot;;&quot;A&quot;));IF([.E179]&lt;=50;&quot;L&quot;;&quot;A&quot;)))))))" table:style-name="ce45"/>
          <table:table-cell office:value-type="string" office:string-value="" table:formula="of:=IF([.H179]=&quot;L&quot;;&quot;Baixa&quot;;IF([.H179]=&quot;A&quot;;&quot;Média&quot;;IF([.H179]=&quot;&quot;;&quot;&quot;;&quot;Alta&quot;)))" table:style-name="ce45"/>
          <table:table-cell office:value-type="string" office:string-value="" table:formula="of:=IF(ISBLANK([.F179]);&quot;&quot;;IF([.D179]=&quot;ALI&quot;;IF([.H179]=&quot;L&quot;;7;IF([.H179]=&quot;A&quot;;10;15));IF([.D179]=&quot;AIE&quot;;IF([.H179]=&quot;L&quot;;5;IF([.H179]=&quot;A&quot;;7;10));IF([.D179]=&quot;SE&quot;;IF([.H179]=&quot;L&quot;;4;IF([.H179]=&quot;A&quot;;5;7));IF(OR([.D179]=&quot;EE&quot;;[.D179]=&quot;CE&quot;);IF([.H179]=&quot;L&quot;;3;IF([.H179]=&quot;A&quot;;4;6)))))))" table:style-name="ce46"/>
          <table:table-cell table:style-name="ce47"/>
          <table:table-cell table:style-name="ce44"/>
          <table:table-cell office:value-type="string" office:string-value="" table:formula="of:=CONCATENATE([.D179];[.N179])" table:style-name="ce44"/>
          <table:table-cell office:value-type="string" office:string-value="" table:formula="of:=IF(ISBLANK([.L179]);&quot;&quot;;IF([.D179]=&quot;EE&quot;;IF([.L179]&gt;=3;IF([.K179]&gt;=5;&quot;H&quot;;&quot;A&quot;);IF([.L179]&gt;=2;IF([.K179]&gt;=16;&quot;H&quot;;IF([.K179]&lt;=4;&quot;L&quot;;&quot;A&quot;));IF([.K179]&lt;=15;&quot;L&quot;;&quot;A&quot;)));IF(OR([.D179]=&quot;SE&quot;;[.D179]=&quot;CE&quot;);IF([.L179]&gt;=4;IF([.K179]&gt;=6;&quot;H&quot;;&quot;A&quot;);IF([.L179]&gt;=2;IF([.K179]&gt;=20;&quot;H&quot;;IF([.K179]&lt;=5;&quot;L&quot;;&quot;A&quot;));IF([.K179]&lt;=19;&quot;L&quot;;&quot;A&quot;)));IF(OR([.D179]=&quot;ALI&quot;;[.D179]=&quot;AIE&quot;);IF([.L179]&gt;=6;IF([.K179]&gt;=20;&quot;H&quot;;&quot;A&quot;);IF([.L179]&gt;=2;IF([.K179]&gt;=51;&quot;H&quot;;IF([.K179]&lt;=19;&quot;L&quot;;&quot;A&quot;));IF([.K179]&lt;=50;&quot;L&quot;;&quot;A&quot;)))))))" table:style-name="ce45"/>
          <table:table-cell office:value-type="string" office:string-value="" table:formula="of:=IF([.N179]=&quot;L&quot;;&quot;Baixa&quot;;IF([.N179]=&quot;A&quot;;&quot;Média&quot;;IF([.N179]=&quot;&quot;;&quot;&quot;;&quot;Alta&quot;)))" table:style-name="ce45"/>
          <table:table-cell office:value-type="string" office:string-value="" table:formula="of:=IF(ISBLANK([.L179]);&quot;&quot;;IF([.D179]=&quot;ALI&quot;;IF([.N179]=&quot;L&quot;;7;IF([.N179]=&quot;A&quot;;10;15));IF([.D179]=&quot;AIE&quot;;IF([.N179]=&quot;L&quot;;5;IF([.N179]=&quot;A&quot;;7;10));IF([.D179]=&quot;SE&quot;;IF([.N179]=&quot;L&quot;;4;IF([.N179]=&quot;A&quot;;5;7));IF(OR([.D179]=&quot;EE&quot;;[.D179]=&quot;CE&quot;);IF([.N179]=&quot;L&quot;;3;IF([.N179]=&quot;A&quot;;4;6)))))))" table:style-name="ce46"/>
          <table:table-cell table:style-name="ce47"/>
          <table:table-cell table:style-name="ce48"/>
          <table:table-cell office:value-type="float" office:value="0" table:formula="of:=IF(AND([.$P179]=&quot;&quot;;[.$J179]&lt;&gt;&quot;&quot;);[.$J179];0)" table:style-name="ce3">
            <text:p>0</text:p>
          </table:table-cell>
          <table:table-cell office:value-type="float" office:value="0" table:formula="of:=IF(OR([.$P179]=&quot;&quot;;[.$J179]=&quot;&quot;);0;[.$J179])" table:style-name="ce3">
            <text:p>0</text:p>
          </table:table-cell>
          <table:table-cell office:value-type="float" office:value="0" table:formula="of:=IF(OR([.$P179]=&quot;&quot;;[.$J179]=&quot;&quot;);0;[.$P179])" table:style-name="ce3">
            <text:p>0</text:p>
          </table:table-cell>
          <table:table-cell office:value-type="float" office:value="0" table:formula="of:=IF(AND([.$J179]=&quot;&quot;;[.$P179]&lt;&gt;&quot;&quot;);[.$P179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6" draw:id="id23" draw:style-name="a74" draw:name="Retângulo 102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formula="of:=$$Data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formula="of:=$$Revisão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92" svg:x="4.59375in" svg:y="38.0625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186];[.H186])" table:style-name="ce30"/>
          <table:table-cell office:value-type="string" office:string-value="" table:formula="of:=IF(ISBLANK([.F186]);&quot;&quot;;IF([.D186]=&quot;EE&quot;;IF([.F186]&gt;=3;IF([.E186]&gt;=5;&quot;H&quot;;&quot;A&quot;);IF([.F186]&gt;=2;IF([.E186]&gt;=16;&quot;H&quot;;IF([.E186]&lt;=4;&quot;L&quot;;&quot;A&quot;));IF([.E186]&lt;=15;&quot;L&quot;;&quot;A&quot;)));IF(OR([.D186]=&quot;SE&quot;;[.D186]=&quot;CE&quot;);IF([.F186]&gt;=4;IF([.E186]&gt;=6;&quot;H&quot;;&quot;A&quot;);IF([.F186]&gt;=2;IF([.E186]&gt;=20;&quot;H&quot;;IF([.E186]&lt;=5;&quot;L&quot;;&quot;A&quot;));IF([.E186]&lt;=19;&quot;L&quot;;&quot;A&quot;)));IF(OR([.D186]=&quot;ALI&quot;;[.D186]=&quot;AIE&quot;);IF([.F186]&gt;=6;IF([.E186]&gt;=20;&quot;H&quot;;&quot;A&quot;);IF([.F186]&gt;=2;IF([.E186]&gt;=51;&quot;H&quot;;IF([.E186]&lt;=19;&quot;L&quot;;&quot;A&quot;));IF([.E186]&lt;=50;&quot;L&quot;;&quot;A&quot;)))))))" table:style-name="ce31"/>
          <table:table-cell office:value-type="string" office:string-value="" table:formula="of:=IF([.H186]=&quot;L&quot;;&quot;Baixa&quot;;IF([.H186]=&quot;A&quot;;&quot;Média&quot;;IF([.H186]=&quot;&quot;;&quot;&quot;;&quot;Alta&quot;)))" table:style-name="ce31"/>
          <table:table-cell office:value-type="string" office:string-value="" table:formula="of:=IF(ISBLANK([.F186]);&quot;&quot;;IF([.D186]=&quot;ALI&quot;;IF([.H186]=&quot;L&quot;;7;IF([.H186]=&quot;A&quot;;10;15));IF([.D186]=&quot;AIE&quot;;IF([.H186]=&quot;L&quot;;5;IF([.H186]=&quot;A&quot;;7;10));IF([.D186]=&quot;SE&quot;;IF([.H186]=&quot;L&quot;;4;IF([.H186]=&quot;A&quot;;5;7));IF(OR([.D186]=&quot;EE&quot;;[.D186]=&quot;CE&quot;);IF([.H186]=&quot;L&quot;;3;IF([.H186]=&quot;A&quot;;4;6)))))))" table:style-name="ce32"/>
          <table:table-cell table:style-name="ce33"/>
          <table:table-cell table:style-name="ce30"/>
          <table:table-cell office:value-type="string" office:string-value="" table:formula="of:=CONCATENATE([.D186];[.N186])" table:style-name="ce30"/>
          <table:table-cell office:value-type="string" office:string-value="" table:formula="of:=IF(ISBLANK([.L186]);&quot;&quot;;IF([.D186]=&quot;EE&quot;;IF([.L186]&gt;=3;IF([.K186]&gt;=5;&quot;H&quot;;&quot;A&quot;);IF([.L186]&gt;=2;IF([.K186]&gt;=16;&quot;H&quot;;IF([.K186]&lt;=4;&quot;L&quot;;&quot;A&quot;));IF([.K186]&lt;=15;&quot;L&quot;;&quot;A&quot;)));IF(OR([.D186]=&quot;SE&quot;;[.D186]=&quot;CE&quot;);IF([.L186]&gt;=4;IF([.K186]&gt;=6;&quot;H&quot;;&quot;A&quot;);IF([.L186]&gt;=2;IF([.K186]&gt;=20;&quot;H&quot;;IF([.K186]&lt;=5;&quot;L&quot;;&quot;A&quot;));IF([.K186]&lt;=19;&quot;L&quot;;&quot;A&quot;)));IF(OR([.D186]=&quot;ALI&quot;;[.D186]=&quot;AIE&quot;);IF([.L186]&gt;=6;IF([.K186]&gt;=20;&quot;H&quot;;&quot;A&quot;);IF([.L186]&gt;=2;IF([.K186]&gt;=51;&quot;H&quot;;IF([.K186]&lt;=19;&quot;L&quot;;&quot;A&quot;));IF([.K186]&lt;=50;&quot;L&quot;;&quot;A&quot;)))))))" table:style-name="ce31"/>
          <table:table-cell office:value-type="string" office:string-value="" table:formula="of:=IF([.N186]=&quot;L&quot;;&quot;Baixa&quot;;IF([.N186]=&quot;A&quot;;&quot;Média&quot;;IF([.N186]=&quot;&quot;;&quot;&quot;;&quot;Alta&quot;)))" table:style-name="ce31"/>
          <table:table-cell office:value-type="string" office:string-value="" table:formula="of:=IF(ISBLANK([.L186]);&quot;&quot;;IF([.D186]=&quot;ALI&quot;;IF([.N186]=&quot;L&quot;;7;IF([.N186]=&quot;A&quot;;10;15));IF([.D186]=&quot;AIE&quot;;IF([.N186]=&quot;L&quot;;5;IF([.N186]=&quot;A&quot;;7;10));IF([.D186]=&quot;SE&quot;;IF([.N186]=&quot;L&quot;;4;IF([.N186]=&quot;A&quot;;5;7));IF(OR([.D186]=&quot;EE&quot;;[.D186]=&quot;CE&quot;);IF([.N186]=&quot;L&quot;;3;IF([.N186]=&quot;A&quot;;4;6)))))))" table:style-name="ce32"/>
          <table:table-cell table:style-name="ce33"/>
          <table:table-cell table:style-name="ce34"/>
          <table:table-cell office:value-type="float" office:value="0" table:formula="of:=IF(AND([.$P186]=&quot;&quot;;[.$J186]&lt;&gt;&quot;&quot;);[.$J186];0)" table:style-name="ce3">
            <text:p>0</text:p>
          </table:table-cell>
          <table:table-cell office:value-type="float" office:value="0" table:formula="of:=IF(OR([.$P186]=&quot;&quot;;[.$J186]=&quot;&quot;);0;[.$J186])" table:style-name="ce3">
            <text:p>0</text:p>
          </table:table-cell>
          <table:table-cell office:value-type="float" office:value="0" table:formula="of:=IF(OR([.$P186]=&quot;&quot;;[.$J186]=&quot;&quot;);0;[.$P186])" table:style-name="ce3">
            <text:p>0</text:p>
          </table:table-cell>
          <table:table-cell office:value-type="float" office:value="0" table:formula="of:=IF(AND([.$J186]=&quot;&quot;;[.$P186]&lt;&gt;&quot;&quot;);[.$P18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87];[.H187])" table:style-name="ce36"/>
          <table:table-cell office:value-type="string" office:string-value="" table:formula="of:=IF(ISBLANK([.F187]);&quot;&quot;;IF([.D187]=&quot;EE&quot;;IF([.F187]&gt;=3;IF([.E187]&gt;=5;&quot;H&quot;;&quot;A&quot;);IF([.F187]&gt;=2;IF([.E187]&gt;=16;&quot;H&quot;;IF([.E187]&lt;=4;&quot;L&quot;;&quot;A&quot;));IF([.E187]&lt;=15;&quot;L&quot;;&quot;A&quot;)));IF(OR([.D187]=&quot;SE&quot;;[.D187]=&quot;CE&quot;);IF([.F187]&gt;=4;IF([.E187]&gt;=6;&quot;H&quot;;&quot;A&quot;);IF([.F187]&gt;=2;IF([.E187]&gt;=20;&quot;H&quot;;IF([.E187]&lt;=5;&quot;L&quot;;&quot;A&quot;));IF([.E187]&lt;=19;&quot;L&quot;;&quot;A&quot;)));IF(OR([.D187]=&quot;ALI&quot;;[.D187]=&quot;AIE&quot;);IF([.F187]&gt;=6;IF([.E187]&gt;=20;&quot;H&quot;;&quot;A&quot;);IF([.F187]&gt;=2;IF([.E187]&gt;=51;&quot;H&quot;;IF([.E187]&lt;=19;&quot;L&quot;;&quot;A&quot;));IF([.E187]&lt;=50;&quot;L&quot;;&quot;A&quot;)))))))" table:style-name="ce37"/>
          <table:table-cell office:value-type="string" office:string-value="" table:formula="of:=IF([.H187]=&quot;L&quot;;&quot;Baixa&quot;;IF([.H187]=&quot;A&quot;;&quot;Média&quot;;IF([.H187]=&quot;&quot;;&quot;&quot;;&quot;Alta&quot;)))" table:style-name="ce37"/>
          <table:table-cell office:value-type="string" office:string-value="" table:formula="of:=IF(ISBLANK([.F187]);&quot;&quot;;IF([.D187]=&quot;ALI&quot;;IF([.H187]=&quot;L&quot;;7;IF([.H187]=&quot;A&quot;;10;15));IF([.D187]=&quot;AIE&quot;;IF([.H187]=&quot;L&quot;;5;IF([.H187]=&quot;A&quot;;7;10));IF([.D187]=&quot;SE&quot;;IF([.H187]=&quot;L&quot;;4;IF([.H187]=&quot;A&quot;;5;7));IF(OR([.D187]=&quot;EE&quot;;[.D187]=&quot;CE&quot;);IF([.H187]=&quot;L&quot;;3;IF([.H187]=&quot;A&quot;;4;6)))))))" table:style-name="ce38"/>
          <table:table-cell table:style-name="ce39"/>
          <table:table-cell table:style-name="ce36"/>
          <table:table-cell office:value-type="string" office:string-value="" table:formula="of:=CONCATENATE([.D187];[.N187])" table:style-name="ce36"/>
          <table:table-cell office:value-type="string" office:string-value="" table:formula="of:=IF(ISBLANK([.L187]);&quot;&quot;;IF([.D187]=&quot;EE&quot;;IF([.L187]&gt;=3;IF([.K187]&gt;=5;&quot;H&quot;;&quot;A&quot;);IF([.L187]&gt;=2;IF([.K187]&gt;=16;&quot;H&quot;;IF([.K187]&lt;=4;&quot;L&quot;;&quot;A&quot;));IF([.K187]&lt;=15;&quot;L&quot;;&quot;A&quot;)));IF(OR([.D187]=&quot;SE&quot;;[.D187]=&quot;CE&quot;);IF([.L187]&gt;=4;IF([.K187]&gt;=6;&quot;H&quot;;&quot;A&quot;);IF([.L187]&gt;=2;IF([.K187]&gt;=20;&quot;H&quot;;IF([.K187]&lt;=5;&quot;L&quot;;&quot;A&quot;));IF([.K187]&lt;=19;&quot;L&quot;;&quot;A&quot;)));IF(OR([.D187]=&quot;ALI&quot;;[.D187]=&quot;AIE&quot;);IF([.L187]&gt;=6;IF([.K187]&gt;=20;&quot;H&quot;;&quot;A&quot;);IF([.L187]&gt;=2;IF([.K187]&gt;=51;&quot;H&quot;;IF([.K187]&lt;=19;&quot;L&quot;;&quot;A&quot;));IF([.K187]&lt;=50;&quot;L&quot;;&quot;A&quot;)))))))" table:style-name="ce37"/>
          <table:table-cell office:value-type="string" office:string-value="" table:formula="of:=IF([.N187]=&quot;L&quot;;&quot;Baixa&quot;;IF([.N187]=&quot;A&quot;;&quot;Média&quot;;IF([.N187]=&quot;&quot;;&quot;&quot;;&quot;Alta&quot;)))" table:style-name="ce37"/>
          <table:table-cell office:value-type="string" office:string-value="" table:formula="of:=IF(ISBLANK([.L187]);&quot;&quot;;IF([.D187]=&quot;ALI&quot;;IF([.N187]=&quot;L&quot;;7;IF([.N187]=&quot;A&quot;;10;15));IF([.D187]=&quot;AIE&quot;;IF([.N187]=&quot;L&quot;;5;IF([.N187]=&quot;A&quot;;7;10));IF([.D187]=&quot;SE&quot;;IF([.N187]=&quot;L&quot;;4;IF([.N187]=&quot;A&quot;;5;7));IF(OR([.D187]=&quot;EE&quot;;[.D187]=&quot;CE&quot;);IF([.N187]=&quot;L&quot;;3;IF([.N187]=&quot;A&quot;;4;6)))))))" table:style-name="ce38"/>
          <table:table-cell table:style-name="ce39"/>
          <table:table-cell table:style-name="ce40"/>
          <table:table-cell office:value-type="float" office:value="0" table:formula="of:=IF(AND([.$P187]=&quot;&quot;;[.$J187]&lt;&gt;&quot;&quot;);[.$J187];0)" table:style-name="ce3">
            <text:p>0</text:p>
          </table:table-cell>
          <table:table-cell office:value-type="float" office:value="0" table:formula="of:=IF(OR([.$P187]=&quot;&quot;;[.$J187]=&quot;&quot;);0;[.$J187])" table:style-name="ce3">
            <text:p>0</text:p>
          </table:table-cell>
          <table:table-cell office:value-type="float" office:value="0" table:formula="of:=IF(OR([.$P187]=&quot;&quot;;[.$J187]=&quot;&quot;);0;[.$P187])" table:style-name="ce3">
            <text:p>0</text:p>
          </table:table-cell>
          <table:table-cell office:value-type="float" office:value="0" table:formula="of:=IF(AND([.$J187]=&quot;&quot;;[.$P187]&lt;&gt;&quot;&quot;);[.$P18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88];[.H188])" table:style-name="ce36"/>
          <table:table-cell office:value-type="string" office:string-value="" table:formula="of:=IF(ISBLANK([.F188]);&quot;&quot;;IF([.D188]=&quot;EE&quot;;IF([.F188]&gt;=3;IF([.E188]&gt;=5;&quot;H&quot;;&quot;A&quot;);IF([.F188]&gt;=2;IF([.E188]&gt;=16;&quot;H&quot;;IF([.E188]&lt;=4;&quot;L&quot;;&quot;A&quot;));IF([.E188]&lt;=15;&quot;L&quot;;&quot;A&quot;)));IF(OR([.D188]=&quot;SE&quot;;[.D188]=&quot;CE&quot;);IF([.F188]&gt;=4;IF([.E188]&gt;=6;&quot;H&quot;;&quot;A&quot;);IF([.F188]&gt;=2;IF([.E188]&gt;=20;&quot;H&quot;;IF([.E188]&lt;=5;&quot;L&quot;;&quot;A&quot;));IF([.E188]&lt;=19;&quot;L&quot;;&quot;A&quot;)));IF(OR([.D188]=&quot;ALI&quot;;[.D188]=&quot;AIE&quot;);IF([.F188]&gt;=6;IF([.E188]&gt;=20;&quot;H&quot;;&quot;A&quot;);IF([.F188]&gt;=2;IF([.E188]&gt;=51;&quot;H&quot;;IF([.E188]&lt;=19;&quot;L&quot;;&quot;A&quot;));IF([.E188]&lt;=50;&quot;L&quot;;&quot;A&quot;)))))))" table:style-name="ce37"/>
          <table:table-cell office:value-type="string" office:string-value="" table:formula="of:=IF([.H188]=&quot;L&quot;;&quot;Baixa&quot;;IF([.H188]=&quot;A&quot;;&quot;Média&quot;;IF([.H188]=&quot;&quot;;&quot;&quot;;&quot;Alta&quot;)))" table:style-name="ce37"/>
          <table:table-cell office:value-type="string" office:string-value="" table:formula="of:=IF(ISBLANK([.F188]);&quot;&quot;;IF([.D188]=&quot;ALI&quot;;IF([.H188]=&quot;L&quot;;7;IF([.H188]=&quot;A&quot;;10;15));IF([.D188]=&quot;AIE&quot;;IF([.H188]=&quot;L&quot;;5;IF([.H188]=&quot;A&quot;;7;10));IF([.D188]=&quot;SE&quot;;IF([.H188]=&quot;L&quot;;4;IF([.H188]=&quot;A&quot;;5;7));IF(OR([.D188]=&quot;EE&quot;;[.D188]=&quot;CE&quot;);IF([.H188]=&quot;L&quot;;3;IF([.H188]=&quot;A&quot;;4;6)))))))" table:style-name="ce38"/>
          <table:table-cell table:style-name="ce39"/>
          <table:table-cell table:style-name="ce36"/>
          <table:table-cell office:value-type="string" office:string-value="" table:formula="of:=CONCATENATE([.D188];[.N188])" table:style-name="ce36"/>
          <table:table-cell office:value-type="string" office:string-value="" table:formula="of:=IF(ISBLANK([.L188]);&quot;&quot;;IF([.D188]=&quot;EE&quot;;IF([.L188]&gt;=3;IF([.K188]&gt;=5;&quot;H&quot;;&quot;A&quot;);IF([.L188]&gt;=2;IF([.K188]&gt;=16;&quot;H&quot;;IF([.K188]&lt;=4;&quot;L&quot;;&quot;A&quot;));IF([.K188]&lt;=15;&quot;L&quot;;&quot;A&quot;)));IF(OR([.D188]=&quot;SE&quot;;[.D188]=&quot;CE&quot;);IF([.L188]&gt;=4;IF([.K188]&gt;=6;&quot;H&quot;;&quot;A&quot;);IF([.L188]&gt;=2;IF([.K188]&gt;=20;&quot;H&quot;;IF([.K188]&lt;=5;&quot;L&quot;;&quot;A&quot;));IF([.K188]&lt;=19;&quot;L&quot;;&quot;A&quot;)));IF(OR([.D188]=&quot;ALI&quot;;[.D188]=&quot;AIE&quot;);IF([.L188]&gt;=6;IF([.K188]&gt;=20;&quot;H&quot;;&quot;A&quot;);IF([.L188]&gt;=2;IF([.K188]&gt;=51;&quot;H&quot;;IF([.K188]&lt;=19;&quot;L&quot;;&quot;A&quot;));IF([.K188]&lt;=50;&quot;L&quot;;&quot;A&quot;)))))))" table:style-name="ce37"/>
          <table:table-cell office:value-type="string" office:string-value="" table:formula="of:=IF([.N188]=&quot;L&quot;;&quot;Baixa&quot;;IF([.N188]=&quot;A&quot;;&quot;Média&quot;;IF([.N188]=&quot;&quot;;&quot;&quot;;&quot;Alta&quot;)))" table:style-name="ce37"/>
          <table:table-cell office:value-type="string" office:string-value="" table:formula="of:=IF(ISBLANK([.L188]);&quot;&quot;;IF([.D188]=&quot;ALI&quot;;IF([.N188]=&quot;L&quot;;7;IF([.N188]=&quot;A&quot;;10;15));IF([.D188]=&quot;AIE&quot;;IF([.N188]=&quot;L&quot;;5;IF([.N188]=&quot;A&quot;;7;10));IF([.D188]=&quot;SE&quot;;IF([.N188]=&quot;L&quot;;4;IF([.N188]=&quot;A&quot;;5;7));IF(OR([.D188]=&quot;EE&quot;;[.D188]=&quot;CE&quot;);IF([.N188]=&quot;L&quot;;3;IF([.N188]=&quot;A&quot;;4;6)))))))" table:style-name="ce38"/>
          <table:table-cell table:style-name="ce39"/>
          <table:table-cell table:style-name="ce40"/>
          <table:table-cell office:value-type="float" office:value="0" table:formula="of:=IF(AND([.$P188]=&quot;&quot;;[.$J188]&lt;&gt;&quot;&quot;);[.$J188];0)" table:style-name="ce3">
            <text:p>0</text:p>
          </table:table-cell>
          <table:table-cell office:value-type="float" office:value="0" table:formula="of:=IF(OR([.$P188]=&quot;&quot;;[.$J188]=&quot;&quot;);0;[.$J188])" table:style-name="ce3">
            <text:p>0</text:p>
          </table:table-cell>
          <table:table-cell office:value-type="float" office:value="0" table:formula="of:=IF(OR([.$P188]=&quot;&quot;;[.$J188]=&quot;&quot;);0;[.$P188])" table:style-name="ce3">
            <text:p>0</text:p>
          </table:table-cell>
          <table:table-cell office:value-type="float" office:value="0" table:formula="of:=IF(AND([.$J188]=&quot;&quot;;[.$P188]&lt;&gt;&quot;&quot;);[.$P18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89];[.H189])" table:style-name="ce36"/>
          <table:table-cell office:value-type="string" office:string-value="" table:formula="of:=IF(ISBLANK([.F189]);&quot;&quot;;IF([.D189]=&quot;EE&quot;;IF([.F189]&gt;=3;IF([.E189]&gt;=5;&quot;H&quot;;&quot;A&quot;);IF([.F189]&gt;=2;IF([.E189]&gt;=16;&quot;H&quot;;IF([.E189]&lt;=4;&quot;L&quot;;&quot;A&quot;));IF([.E189]&lt;=15;&quot;L&quot;;&quot;A&quot;)));IF(OR([.D189]=&quot;SE&quot;;[.D189]=&quot;CE&quot;);IF([.F189]&gt;=4;IF([.E189]&gt;=6;&quot;H&quot;;&quot;A&quot;);IF([.F189]&gt;=2;IF([.E189]&gt;=20;&quot;H&quot;;IF([.E189]&lt;=5;&quot;L&quot;;&quot;A&quot;));IF([.E189]&lt;=19;&quot;L&quot;;&quot;A&quot;)));IF(OR([.D189]=&quot;ALI&quot;;[.D189]=&quot;AIE&quot;);IF([.F189]&gt;=6;IF([.E189]&gt;=20;&quot;H&quot;;&quot;A&quot;);IF([.F189]&gt;=2;IF([.E189]&gt;=51;&quot;H&quot;;IF([.E189]&lt;=19;&quot;L&quot;;&quot;A&quot;));IF([.E189]&lt;=50;&quot;L&quot;;&quot;A&quot;)))))))" table:style-name="ce37"/>
          <table:table-cell office:value-type="string" office:string-value="" table:formula="of:=IF([.H189]=&quot;L&quot;;&quot;Baixa&quot;;IF([.H189]=&quot;A&quot;;&quot;Média&quot;;IF([.H189]=&quot;&quot;;&quot;&quot;;&quot;Alta&quot;)))" table:style-name="ce37"/>
          <table:table-cell office:value-type="string" office:string-value="" table:formula="of:=IF(ISBLANK([.F189]);&quot;&quot;;IF([.D189]=&quot;ALI&quot;;IF([.H189]=&quot;L&quot;;7;IF([.H189]=&quot;A&quot;;10;15));IF([.D189]=&quot;AIE&quot;;IF([.H189]=&quot;L&quot;;5;IF([.H189]=&quot;A&quot;;7;10));IF([.D189]=&quot;SE&quot;;IF([.H189]=&quot;L&quot;;4;IF([.H189]=&quot;A&quot;;5;7));IF(OR([.D189]=&quot;EE&quot;;[.D189]=&quot;CE&quot;);IF([.H189]=&quot;L&quot;;3;IF([.H189]=&quot;A&quot;;4;6)))))))" table:style-name="ce38"/>
          <table:table-cell table:style-name="ce39"/>
          <table:table-cell table:style-name="ce36"/>
          <table:table-cell office:value-type="string" office:string-value="" table:formula="of:=CONCATENATE([.D189];[.N189])" table:style-name="ce36"/>
          <table:table-cell office:value-type="string" office:string-value="" table:formula="of:=IF(ISBLANK([.L189]);&quot;&quot;;IF([.D189]=&quot;EE&quot;;IF([.L189]&gt;=3;IF([.K189]&gt;=5;&quot;H&quot;;&quot;A&quot;);IF([.L189]&gt;=2;IF([.K189]&gt;=16;&quot;H&quot;;IF([.K189]&lt;=4;&quot;L&quot;;&quot;A&quot;));IF([.K189]&lt;=15;&quot;L&quot;;&quot;A&quot;)));IF(OR([.D189]=&quot;SE&quot;;[.D189]=&quot;CE&quot;);IF([.L189]&gt;=4;IF([.K189]&gt;=6;&quot;H&quot;;&quot;A&quot;);IF([.L189]&gt;=2;IF([.K189]&gt;=20;&quot;H&quot;;IF([.K189]&lt;=5;&quot;L&quot;;&quot;A&quot;));IF([.K189]&lt;=19;&quot;L&quot;;&quot;A&quot;)));IF(OR([.D189]=&quot;ALI&quot;;[.D189]=&quot;AIE&quot;);IF([.L189]&gt;=6;IF([.K189]&gt;=20;&quot;H&quot;;&quot;A&quot;);IF([.L189]&gt;=2;IF([.K189]&gt;=51;&quot;H&quot;;IF([.K189]&lt;=19;&quot;L&quot;;&quot;A&quot;));IF([.K189]&lt;=50;&quot;L&quot;;&quot;A&quot;)))))))" table:style-name="ce37"/>
          <table:table-cell office:value-type="string" office:string-value="" table:formula="of:=IF([.N189]=&quot;L&quot;;&quot;Baixa&quot;;IF([.N189]=&quot;A&quot;;&quot;Média&quot;;IF([.N189]=&quot;&quot;;&quot;&quot;;&quot;Alta&quot;)))" table:style-name="ce37"/>
          <table:table-cell office:value-type="string" office:string-value="" table:formula="of:=IF(ISBLANK([.L189]);&quot;&quot;;IF([.D189]=&quot;ALI&quot;;IF([.N189]=&quot;L&quot;;7;IF([.N189]=&quot;A&quot;;10;15));IF([.D189]=&quot;AIE&quot;;IF([.N189]=&quot;L&quot;;5;IF([.N189]=&quot;A&quot;;7;10));IF([.D189]=&quot;SE&quot;;IF([.N189]=&quot;L&quot;;4;IF([.N189]=&quot;A&quot;;5;7));IF(OR([.D189]=&quot;EE&quot;;[.D189]=&quot;CE&quot;);IF([.N189]=&quot;L&quot;;3;IF([.N189]=&quot;A&quot;;4;6)))))))" table:style-name="ce38"/>
          <table:table-cell table:style-name="ce39"/>
          <table:table-cell table:style-name="ce40"/>
          <table:table-cell office:value-type="float" office:value="0" table:formula="of:=IF(AND([.$P189]=&quot;&quot;;[.$J189]&lt;&gt;&quot;&quot;);[.$J189];0)" table:style-name="ce3">
            <text:p>0</text:p>
          </table:table-cell>
          <table:table-cell office:value-type="float" office:value="0" table:formula="of:=IF(OR([.$P189]=&quot;&quot;;[.$J189]=&quot;&quot;);0;[.$J189])" table:style-name="ce3">
            <text:p>0</text:p>
          </table:table-cell>
          <table:table-cell office:value-type="float" office:value="0" table:formula="of:=IF(OR([.$P189]=&quot;&quot;;[.$J189]=&quot;&quot;);0;[.$P189])" table:style-name="ce3">
            <text:p>0</text:p>
          </table:table-cell>
          <table:table-cell office:value-type="float" office:value="0" table:formula="of:=IF(AND([.$J189]=&quot;&quot;;[.$P189]&lt;&gt;&quot;&quot;);[.$P18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0];[.H190])" table:style-name="ce36"/>
          <table:table-cell office:value-type="string" office:string-value="" table:formula="of:=IF(ISBLANK([.F190]);&quot;&quot;;IF([.D190]=&quot;EE&quot;;IF([.F190]&gt;=3;IF([.E190]&gt;=5;&quot;H&quot;;&quot;A&quot;);IF([.F190]&gt;=2;IF([.E190]&gt;=16;&quot;H&quot;;IF([.E190]&lt;=4;&quot;L&quot;;&quot;A&quot;));IF([.E190]&lt;=15;&quot;L&quot;;&quot;A&quot;)));IF(OR([.D190]=&quot;SE&quot;;[.D190]=&quot;CE&quot;);IF([.F190]&gt;=4;IF([.E190]&gt;=6;&quot;H&quot;;&quot;A&quot;);IF([.F190]&gt;=2;IF([.E190]&gt;=20;&quot;H&quot;;IF([.E190]&lt;=5;&quot;L&quot;;&quot;A&quot;));IF([.E190]&lt;=19;&quot;L&quot;;&quot;A&quot;)));IF(OR([.D190]=&quot;ALI&quot;;[.D190]=&quot;AIE&quot;);IF([.F190]&gt;=6;IF([.E190]&gt;=20;&quot;H&quot;;&quot;A&quot;);IF([.F190]&gt;=2;IF([.E190]&gt;=51;&quot;H&quot;;IF([.E190]&lt;=19;&quot;L&quot;;&quot;A&quot;));IF([.E190]&lt;=50;&quot;L&quot;;&quot;A&quot;)))))))" table:style-name="ce37"/>
          <table:table-cell office:value-type="string" office:string-value="" table:formula="of:=IF([.H190]=&quot;L&quot;;&quot;Baixa&quot;;IF([.H190]=&quot;A&quot;;&quot;Média&quot;;IF([.H190]=&quot;&quot;;&quot;&quot;;&quot;Alta&quot;)))" table:style-name="ce37"/>
          <table:table-cell office:value-type="string" office:string-value="" table:formula="of:=IF(ISBLANK([.F190]);&quot;&quot;;IF([.D190]=&quot;ALI&quot;;IF([.H190]=&quot;L&quot;;7;IF([.H190]=&quot;A&quot;;10;15));IF([.D190]=&quot;AIE&quot;;IF([.H190]=&quot;L&quot;;5;IF([.H190]=&quot;A&quot;;7;10));IF([.D190]=&quot;SE&quot;;IF([.H190]=&quot;L&quot;;4;IF([.H190]=&quot;A&quot;;5;7));IF(OR([.D190]=&quot;EE&quot;;[.D190]=&quot;CE&quot;);IF([.H190]=&quot;L&quot;;3;IF([.H190]=&quot;A&quot;;4;6)))))))" table:style-name="ce38"/>
          <table:table-cell table:style-name="ce39"/>
          <table:table-cell table:style-name="ce36"/>
          <table:table-cell office:value-type="string" office:string-value="" table:formula="of:=CONCATENATE([.D190];[.N190])" table:style-name="ce36"/>
          <table:table-cell office:value-type="string" office:string-value="" table:formula="of:=IF(ISBLANK([.L190]);&quot;&quot;;IF([.D190]=&quot;EE&quot;;IF([.L190]&gt;=3;IF([.K190]&gt;=5;&quot;H&quot;;&quot;A&quot;);IF([.L190]&gt;=2;IF([.K190]&gt;=16;&quot;H&quot;;IF([.K190]&lt;=4;&quot;L&quot;;&quot;A&quot;));IF([.K190]&lt;=15;&quot;L&quot;;&quot;A&quot;)));IF(OR([.D190]=&quot;SE&quot;;[.D190]=&quot;CE&quot;);IF([.L190]&gt;=4;IF([.K190]&gt;=6;&quot;H&quot;;&quot;A&quot;);IF([.L190]&gt;=2;IF([.K190]&gt;=20;&quot;H&quot;;IF([.K190]&lt;=5;&quot;L&quot;;&quot;A&quot;));IF([.K190]&lt;=19;&quot;L&quot;;&quot;A&quot;)));IF(OR([.D190]=&quot;ALI&quot;;[.D190]=&quot;AIE&quot;);IF([.L190]&gt;=6;IF([.K190]&gt;=20;&quot;H&quot;;&quot;A&quot;);IF([.L190]&gt;=2;IF([.K190]&gt;=51;&quot;H&quot;;IF([.K190]&lt;=19;&quot;L&quot;;&quot;A&quot;));IF([.K190]&lt;=50;&quot;L&quot;;&quot;A&quot;)))))))" table:style-name="ce37"/>
          <table:table-cell office:value-type="string" office:string-value="" table:formula="of:=IF([.N190]=&quot;L&quot;;&quot;Baixa&quot;;IF([.N190]=&quot;A&quot;;&quot;Média&quot;;IF([.N190]=&quot;&quot;;&quot;&quot;;&quot;Alta&quot;)))" table:style-name="ce37"/>
          <table:table-cell office:value-type="string" office:string-value="" table:formula="of:=IF(ISBLANK([.L190]);&quot;&quot;;IF([.D190]=&quot;ALI&quot;;IF([.N190]=&quot;L&quot;;7;IF([.N190]=&quot;A&quot;;10;15));IF([.D190]=&quot;AIE&quot;;IF([.N190]=&quot;L&quot;;5;IF([.N190]=&quot;A&quot;;7;10));IF([.D190]=&quot;SE&quot;;IF([.N190]=&quot;L&quot;;4;IF([.N190]=&quot;A&quot;;5;7));IF(OR([.D190]=&quot;EE&quot;;[.D190]=&quot;CE&quot;);IF([.N190]=&quot;L&quot;;3;IF([.N190]=&quot;A&quot;;4;6)))))))" table:style-name="ce38"/>
          <table:table-cell table:style-name="ce39"/>
          <table:table-cell table:style-name="ce40"/>
          <table:table-cell office:value-type="float" office:value="0" table:formula="of:=IF(AND([.$P190]=&quot;&quot;;[.$J190]&lt;&gt;&quot;&quot;);[.$J190];0)" table:style-name="ce3">
            <text:p>0</text:p>
          </table:table-cell>
          <table:table-cell office:value-type="float" office:value="0" table:formula="of:=IF(OR([.$P190]=&quot;&quot;;[.$J190]=&quot;&quot;);0;[.$J190])" table:style-name="ce3">
            <text:p>0</text:p>
          </table:table-cell>
          <table:table-cell office:value-type="float" office:value="0" table:formula="of:=IF(OR([.$P190]=&quot;&quot;;[.$J190]=&quot;&quot;);0;[.$P190])" table:style-name="ce3">
            <text:p>0</text:p>
          </table:table-cell>
          <table:table-cell office:value-type="float" office:value="0" table:formula="of:=IF(AND([.$J190]=&quot;&quot;;[.$P190]&lt;&gt;&quot;&quot;);[.$P19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1];[.H191])" table:style-name="ce36"/>
          <table:table-cell office:value-type="string" office:string-value="" table:formula="of:=IF(ISBLANK([.F191]);&quot;&quot;;IF([.D191]=&quot;EE&quot;;IF([.F191]&gt;=3;IF([.E191]&gt;=5;&quot;H&quot;;&quot;A&quot;);IF([.F191]&gt;=2;IF([.E191]&gt;=16;&quot;H&quot;;IF([.E191]&lt;=4;&quot;L&quot;;&quot;A&quot;));IF([.E191]&lt;=15;&quot;L&quot;;&quot;A&quot;)));IF(OR([.D191]=&quot;SE&quot;;[.D191]=&quot;CE&quot;);IF([.F191]&gt;=4;IF([.E191]&gt;=6;&quot;H&quot;;&quot;A&quot;);IF([.F191]&gt;=2;IF([.E191]&gt;=20;&quot;H&quot;;IF([.E191]&lt;=5;&quot;L&quot;;&quot;A&quot;));IF([.E191]&lt;=19;&quot;L&quot;;&quot;A&quot;)));IF(OR([.D191]=&quot;ALI&quot;;[.D191]=&quot;AIE&quot;);IF([.F191]&gt;=6;IF([.E191]&gt;=20;&quot;H&quot;;&quot;A&quot;);IF([.F191]&gt;=2;IF([.E191]&gt;=51;&quot;H&quot;;IF([.E191]&lt;=19;&quot;L&quot;;&quot;A&quot;));IF([.E191]&lt;=50;&quot;L&quot;;&quot;A&quot;)))))))" table:style-name="ce37"/>
          <table:table-cell office:value-type="string" office:string-value="" table:formula="of:=IF([.H191]=&quot;L&quot;;&quot;Baixa&quot;;IF([.H191]=&quot;A&quot;;&quot;Média&quot;;IF([.H191]=&quot;&quot;;&quot;&quot;;&quot;Alta&quot;)))" table:style-name="ce37"/>
          <table:table-cell office:value-type="string" office:string-value="" table:formula="of:=IF(ISBLANK([.F191]);&quot;&quot;;IF([.D191]=&quot;ALI&quot;;IF([.H191]=&quot;L&quot;;7;IF([.H191]=&quot;A&quot;;10;15));IF([.D191]=&quot;AIE&quot;;IF([.H191]=&quot;L&quot;;5;IF([.H191]=&quot;A&quot;;7;10));IF([.D191]=&quot;SE&quot;;IF([.H191]=&quot;L&quot;;4;IF([.H191]=&quot;A&quot;;5;7));IF(OR([.D191]=&quot;EE&quot;;[.D191]=&quot;CE&quot;);IF([.H191]=&quot;L&quot;;3;IF([.H191]=&quot;A&quot;;4;6)))))))" table:style-name="ce38"/>
          <table:table-cell table:style-name="ce39"/>
          <table:table-cell table:style-name="ce36"/>
          <table:table-cell office:value-type="string" office:string-value="" table:formula="of:=CONCATENATE([.D191];[.N191])" table:style-name="ce36"/>
          <table:table-cell office:value-type="string" office:string-value="" table:formula="of:=IF(ISBLANK([.L191]);&quot;&quot;;IF([.D191]=&quot;EE&quot;;IF([.L191]&gt;=3;IF([.K191]&gt;=5;&quot;H&quot;;&quot;A&quot;);IF([.L191]&gt;=2;IF([.K191]&gt;=16;&quot;H&quot;;IF([.K191]&lt;=4;&quot;L&quot;;&quot;A&quot;));IF([.K191]&lt;=15;&quot;L&quot;;&quot;A&quot;)));IF(OR([.D191]=&quot;SE&quot;;[.D191]=&quot;CE&quot;);IF([.L191]&gt;=4;IF([.K191]&gt;=6;&quot;H&quot;;&quot;A&quot;);IF([.L191]&gt;=2;IF([.K191]&gt;=20;&quot;H&quot;;IF([.K191]&lt;=5;&quot;L&quot;;&quot;A&quot;));IF([.K191]&lt;=19;&quot;L&quot;;&quot;A&quot;)));IF(OR([.D191]=&quot;ALI&quot;;[.D191]=&quot;AIE&quot;);IF([.L191]&gt;=6;IF([.K191]&gt;=20;&quot;H&quot;;&quot;A&quot;);IF([.L191]&gt;=2;IF([.K191]&gt;=51;&quot;H&quot;;IF([.K191]&lt;=19;&quot;L&quot;;&quot;A&quot;));IF([.K191]&lt;=50;&quot;L&quot;;&quot;A&quot;)))))))" table:style-name="ce37"/>
          <table:table-cell office:value-type="string" office:string-value="" table:formula="of:=IF([.N191]=&quot;L&quot;;&quot;Baixa&quot;;IF([.N191]=&quot;A&quot;;&quot;Média&quot;;IF([.N191]=&quot;&quot;;&quot;&quot;;&quot;Alta&quot;)))" table:style-name="ce37"/>
          <table:table-cell office:value-type="string" office:string-value="" table:formula="of:=IF(ISBLANK([.L191]);&quot;&quot;;IF([.D191]=&quot;ALI&quot;;IF([.N191]=&quot;L&quot;;7;IF([.N191]=&quot;A&quot;;10;15));IF([.D191]=&quot;AIE&quot;;IF([.N191]=&quot;L&quot;;5;IF([.N191]=&quot;A&quot;;7;10));IF([.D191]=&quot;SE&quot;;IF([.N191]=&quot;L&quot;;4;IF([.N191]=&quot;A&quot;;5;7));IF(OR([.D191]=&quot;EE&quot;;[.D191]=&quot;CE&quot;);IF([.N191]=&quot;L&quot;;3;IF([.N191]=&quot;A&quot;;4;6)))))))" table:style-name="ce38"/>
          <table:table-cell table:style-name="ce39"/>
          <table:table-cell table:style-name="ce40"/>
          <table:table-cell office:value-type="float" office:value="0" table:formula="of:=IF(AND([.$P191]=&quot;&quot;;[.$J191]&lt;&gt;&quot;&quot;);[.$J191];0)" table:style-name="ce3">
            <text:p>0</text:p>
          </table:table-cell>
          <table:table-cell office:value-type="float" office:value="0" table:formula="of:=IF(OR([.$P191]=&quot;&quot;;[.$J191]=&quot;&quot;);0;[.$J191])" table:style-name="ce3">
            <text:p>0</text:p>
          </table:table-cell>
          <table:table-cell office:value-type="float" office:value="0" table:formula="of:=IF(OR([.$P191]=&quot;&quot;;[.$J191]=&quot;&quot;);0;[.$P191])" table:style-name="ce3">
            <text:p>0</text:p>
          </table:table-cell>
          <table:table-cell office:value-type="float" office:value="0" table:formula="of:=IF(AND([.$J191]=&quot;&quot;;[.$P191]&lt;&gt;&quot;&quot;);[.$P19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2];[.H192])" table:style-name="ce36"/>
          <table:table-cell office:value-type="string" office:string-value="" table:formula="of:=IF(ISBLANK([.F192]);&quot;&quot;;IF([.D192]=&quot;EE&quot;;IF([.F192]&gt;=3;IF([.E192]&gt;=5;&quot;H&quot;;&quot;A&quot;);IF([.F192]&gt;=2;IF([.E192]&gt;=16;&quot;H&quot;;IF([.E192]&lt;=4;&quot;L&quot;;&quot;A&quot;));IF([.E192]&lt;=15;&quot;L&quot;;&quot;A&quot;)));IF(OR([.D192]=&quot;SE&quot;;[.D192]=&quot;CE&quot;);IF([.F192]&gt;=4;IF([.E192]&gt;=6;&quot;H&quot;;&quot;A&quot;);IF([.F192]&gt;=2;IF([.E192]&gt;=20;&quot;H&quot;;IF([.E192]&lt;=5;&quot;L&quot;;&quot;A&quot;));IF([.E192]&lt;=19;&quot;L&quot;;&quot;A&quot;)));IF(OR([.D192]=&quot;ALI&quot;;[.D192]=&quot;AIE&quot;);IF([.F192]&gt;=6;IF([.E192]&gt;=20;&quot;H&quot;;&quot;A&quot;);IF([.F192]&gt;=2;IF([.E192]&gt;=51;&quot;H&quot;;IF([.E192]&lt;=19;&quot;L&quot;;&quot;A&quot;));IF([.E192]&lt;=50;&quot;L&quot;;&quot;A&quot;)))))))" table:style-name="ce37"/>
          <table:table-cell office:value-type="string" office:string-value="" table:formula="of:=IF([.H192]=&quot;L&quot;;&quot;Baixa&quot;;IF([.H192]=&quot;A&quot;;&quot;Média&quot;;IF([.H192]=&quot;&quot;;&quot;&quot;;&quot;Alta&quot;)))" table:style-name="ce37"/>
          <table:table-cell office:value-type="string" office:string-value="" table:formula="of:=IF(ISBLANK([.F192]);&quot;&quot;;IF([.D192]=&quot;ALI&quot;;IF([.H192]=&quot;L&quot;;7;IF([.H192]=&quot;A&quot;;10;15));IF([.D192]=&quot;AIE&quot;;IF([.H192]=&quot;L&quot;;5;IF([.H192]=&quot;A&quot;;7;10));IF([.D192]=&quot;SE&quot;;IF([.H192]=&quot;L&quot;;4;IF([.H192]=&quot;A&quot;;5;7));IF(OR([.D192]=&quot;EE&quot;;[.D192]=&quot;CE&quot;);IF([.H192]=&quot;L&quot;;3;IF([.H192]=&quot;A&quot;;4;6)))))))" table:style-name="ce38"/>
          <table:table-cell table:style-name="ce39"/>
          <table:table-cell table:style-name="ce36"/>
          <table:table-cell office:value-type="string" office:string-value="" table:formula="of:=CONCATENATE([.D192];[.N192])" table:style-name="ce36"/>
          <table:table-cell office:value-type="string" office:string-value="" table:formula="of:=IF(ISBLANK([.L192]);&quot;&quot;;IF([.D192]=&quot;EE&quot;;IF([.L192]&gt;=3;IF([.K192]&gt;=5;&quot;H&quot;;&quot;A&quot;);IF([.L192]&gt;=2;IF([.K192]&gt;=16;&quot;H&quot;;IF([.K192]&lt;=4;&quot;L&quot;;&quot;A&quot;));IF([.K192]&lt;=15;&quot;L&quot;;&quot;A&quot;)));IF(OR([.D192]=&quot;SE&quot;;[.D192]=&quot;CE&quot;);IF([.L192]&gt;=4;IF([.K192]&gt;=6;&quot;H&quot;;&quot;A&quot;);IF([.L192]&gt;=2;IF([.K192]&gt;=20;&quot;H&quot;;IF([.K192]&lt;=5;&quot;L&quot;;&quot;A&quot;));IF([.K192]&lt;=19;&quot;L&quot;;&quot;A&quot;)));IF(OR([.D192]=&quot;ALI&quot;;[.D192]=&quot;AIE&quot;);IF([.L192]&gt;=6;IF([.K192]&gt;=20;&quot;H&quot;;&quot;A&quot;);IF([.L192]&gt;=2;IF([.K192]&gt;=51;&quot;H&quot;;IF([.K192]&lt;=19;&quot;L&quot;;&quot;A&quot;));IF([.K192]&lt;=50;&quot;L&quot;;&quot;A&quot;)))))))" table:style-name="ce37"/>
          <table:table-cell office:value-type="string" office:string-value="" table:formula="of:=IF([.N192]=&quot;L&quot;;&quot;Baixa&quot;;IF([.N192]=&quot;A&quot;;&quot;Média&quot;;IF([.N192]=&quot;&quot;;&quot;&quot;;&quot;Alta&quot;)))" table:style-name="ce37"/>
          <table:table-cell office:value-type="string" office:string-value="" table:formula="of:=IF(ISBLANK([.L192]);&quot;&quot;;IF([.D192]=&quot;ALI&quot;;IF([.N192]=&quot;L&quot;;7;IF([.N192]=&quot;A&quot;;10;15));IF([.D192]=&quot;AIE&quot;;IF([.N192]=&quot;L&quot;;5;IF([.N192]=&quot;A&quot;;7;10));IF([.D192]=&quot;SE&quot;;IF([.N192]=&quot;L&quot;;4;IF([.N192]=&quot;A&quot;;5;7));IF(OR([.D192]=&quot;EE&quot;;[.D192]=&quot;CE&quot;);IF([.N192]=&quot;L&quot;;3;IF([.N192]=&quot;A&quot;;4;6)))))))" table:style-name="ce38"/>
          <table:table-cell table:style-name="ce39"/>
          <table:table-cell table:style-name="ce40"/>
          <table:table-cell office:value-type="float" office:value="0" table:formula="of:=IF(AND([.$P192]=&quot;&quot;;[.$J192]&lt;&gt;&quot;&quot;);[.$J192];0)" table:style-name="ce3">
            <text:p>0</text:p>
          </table:table-cell>
          <table:table-cell office:value-type="float" office:value="0" table:formula="of:=IF(OR([.$P192]=&quot;&quot;;[.$J192]=&quot;&quot;);0;[.$J192])" table:style-name="ce3">
            <text:p>0</text:p>
          </table:table-cell>
          <table:table-cell office:value-type="float" office:value="0" table:formula="of:=IF(OR([.$P192]=&quot;&quot;;[.$J192]=&quot;&quot;);0;[.$P192])" table:style-name="ce3">
            <text:p>0</text:p>
          </table:table-cell>
          <table:table-cell office:value-type="float" office:value="0" table:formula="of:=IF(AND([.$J192]=&quot;&quot;;[.$P192]&lt;&gt;&quot;&quot;);[.$P19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3];[.H193])" table:style-name="ce36"/>
          <table:table-cell office:value-type="string" office:string-value="" table:formula="of:=IF(ISBLANK([.F193]);&quot;&quot;;IF([.D193]=&quot;EE&quot;;IF([.F193]&gt;=3;IF([.E193]&gt;=5;&quot;H&quot;;&quot;A&quot;);IF([.F193]&gt;=2;IF([.E193]&gt;=16;&quot;H&quot;;IF([.E193]&lt;=4;&quot;L&quot;;&quot;A&quot;));IF([.E193]&lt;=15;&quot;L&quot;;&quot;A&quot;)));IF(OR([.D193]=&quot;SE&quot;;[.D193]=&quot;CE&quot;);IF([.F193]&gt;=4;IF([.E193]&gt;=6;&quot;H&quot;;&quot;A&quot;);IF([.F193]&gt;=2;IF([.E193]&gt;=20;&quot;H&quot;;IF([.E193]&lt;=5;&quot;L&quot;;&quot;A&quot;));IF([.E193]&lt;=19;&quot;L&quot;;&quot;A&quot;)));IF(OR([.D193]=&quot;ALI&quot;;[.D193]=&quot;AIE&quot;);IF([.F193]&gt;=6;IF([.E193]&gt;=20;&quot;H&quot;;&quot;A&quot;);IF([.F193]&gt;=2;IF([.E193]&gt;=51;&quot;H&quot;;IF([.E193]&lt;=19;&quot;L&quot;;&quot;A&quot;));IF([.E193]&lt;=50;&quot;L&quot;;&quot;A&quot;)))))))" table:style-name="ce37"/>
          <table:table-cell office:value-type="string" office:string-value="" table:formula="of:=IF([.H193]=&quot;L&quot;;&quot;Baixa&quot;;IF([.H193]=&quot;A&quot;;&quot;Média&quot;;IF([.H193]=&quot;&quot;;&quot;&quot;;&quot;Alta&quot;)))" table:style-name="ce37"/>
          <table:table-cell office:value-type="string" office:string-value="" table:formula="of:=IF(ISBLANK([.F193]);&quot;&quot;;IF([.D193]=&quot;ALI&quot;;IF([.H193]=&quot;L&quot;;7;IF([.H193]=&quot;A&quot;;10;15));IF([.D193]=&quot;AIE&quot;;IF([.H193]=&quot;L&quot;;5;IF([.H193]=&quot;A&quot;;7;10));IF([.D193]=&quot;SE&quot;;IF([.H193]=&quot;L&quot;;4;IF([.H193]=&quot;A&quot;;5;7));IF(OR([.D193]=&quot;EE&quot;;[.D193]=&quot;CE&quot;);IF([.H193]=&quot;L&quot;;3;IF([.H193]=&quot;A&quot;;4;6)))))))" table:style-name="ce38"/>
          <table:table-cell table:style-name="ce39"/>
          <table:table-cell table:style-name="ce36"/>
          <table:table-cell office:value-type="string" office:string-value="" table:formula="of:=CONCATENATE([.D193];[.N193])" table:style-name="ce36"/>
          <table:table-cell office:value-type="string" office:string-value="" table:formula="of:=IF(ISBLANK([.L193]);&quot;&quot;;IF([.D193]=&quot;EE&quot;;IF([.L193]&gt;=3;IF([.K193]&gt;=5;&quot;H&quot;;&quot;A&quot;);IF([.L193]&gt;=2;IF([.K193]&gt;=16;&quot;H&quot;;IF([.K193]&lt;=4;&quot;L&quot;;&quot;A&quot;));IF([.K193]&lt;=15;&quot;L&quot;;&quot;A&quot;)));IF(OR([.D193]=&quot;SE&quot;;[.D193]=&quot;CE&quot;);IF([.L193]&gt;=4;IF([.K193]&gt;=6;&quot;H&quot;;&quot;A&quot;);IF([.L193]&gt;=2;IF([.K193]&gt;=20;&quot;H&quot;;IF([.K193]&lt;=5;&quot;L&quot;;&quot;A&quot;));IF([.K193]&lt;=19;&quot;L&quot;;&quot;A&quot;)));IF(OR([.D193]=&quot;ALI&quot;;[.D193]=&quot;AIE&quot;);IF([.L193]&gt;=6;IF([.K193]&gt;=20;&quot;H&quot;;&quot;A&quot;);IF([.L193]&gt;=2;IF([.K193]&gt;=51;&quot;H&quot;;IF([.K193]&lt;=19;&quot;L&quot;;&quot;A&quot;));IF([.K193]&lt;=50;&quot;L&quot;;&quot;A&quot;)))))))" table:style-name="ce37"/>
          <table:table-cell office:value-type="string" office:string-value="" table:formula="of:=IF([.N193]=&quot;L&quot;;&quot;Baixa&quot;;IF([.N193]=&quot;A&quot;;&quot;Média&quot;;IF([.N193]=&quot;&quot;;&quot;&quot;;&quot;Alta&quot;)))" table:style-name="ce37"/>
          <table:table-cell office:value-type="string" office:string-value="" table:formula="of:=IF(ISBLANK([.L193]);&quot;&quot;;IF([.D193]=&quot;ALI&quot;;IF([.N193]=&quot;L&quot;;7;IF([.N193]=&quot;A&quot;;10;15));IF([.D193]=&quot;AIE&quot;;IF([.N193]=&quot;L&quot;;5;IF([.N193]=&quot;A&quot;;7;10));IF([.D193]=&quot;SE&quot;;IF([.N193]=&quot;L&quot;;4;IF([.N193]=&quot;A&quot;;5;7));IF(OR([.D193]=&quot;EE&quot;;[.D193]=&quot;CE&quot;);IF([.N193]=&quot;L&quot;;3;IF([.N193]=&quot;A&quot;;4;6)))))))" table:style-name="ce38"/>
          <table:table-cell table:style-name="ce39"/>
          <table:table-cell table:style-name="ce40"/>
          <table:table-cell office:value-type="float" office:value="0" table:formula="of:=IF(AND([.$P193]=&quot;&quot;;[.$J193]&lt;&gt;&quot;&quot;);[.$J193];0)" table:style-name="ce3">
            <text:p>0</text:p>
          </table:table-cell>
          <table:table-cell office:value-type="float" office:value="0" table:formula="of:=IF(OR([.$P193]=&quot;&quot;;[.$J193]=&quot;&quot;);0;[.$J193])" table:style-name="ce3">
            <text:p>0</text:p>
          </table:table-cell>
          <table:table-cell office:value-type="float" office:value="0" table:formula="of:=IF(OR([.$P193]=&quot;&quot;;[.$J193]=&quot;&quot;);0;[.$P193])" table:style-name="ce3">
            <text:p>0</text:p>
          </table:table-cell>
          <table:table-cell office:value-type="float" office:value="0" table:formula="of:=IF(AND([.$J193]=&quot;&quot;;[.$P193]&lt;&gt;&quot;&quot;);[.$P19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4];[.H194])" table:style-name="ce36"/>
          <table:table-cell office:value-type="string" office:string-value="" table:formula="of:=IF(ISBLANK([.F194]);&quot;&quot;;IF([.D194]=&quot;EE&quot;;IF([.F194]&gt;=3;IF([.E194]&gt;=5;&quot;H&quot;;&quot;A&quot;);IF([.F194]&gt;=2;IF([.E194]&gt;=16;&quot;H&quot;;IF([.E194]&lt;=4;&quot;L&quot;;&quot;A&quot;));IF([.E194]&lt;=15;&quot;L&quot;;&quot;A&quot;)));IF(OR([.D194]=&quot;SE&quot;;[.D194]=&quot;CE&quot;);IF([.F194]&gt;=4;IF([.E194]&gt;=6;&quot;H&quot;;&quot;A&quot;);IF([.F194]&gt;=2;IF([.E194]&gt;=20;&quot;H&quot;;IF([.E194]&lt;=5;&quot;L&quot;;&quot;A&quot;));IF([.E194]&lt;=19;&quot;L&quot;;&quot;A&quot;)));IF(OR([.D194]=&quot;ALI&quot;;[.D194]=&quot;AIE&quot;);IF([.F194]&gt;=6;IF([.E194]&gt;=20;&quot;H&quot;;&quot;A&quot;);IF([.F194]&gt;=2;IF([.E194]&gt;=51;&quot;H&quot;;IF([.E194]&lt;=19;&quot;L&quot;;&quot;A&quot;));IF([.E194]&lt;=50;&quot;L&quot;;&quot;A&quot;)))))))" table:style-name="ce37"/>
          <table:table-cell office:value-type="string" office:string-value="" table:formula="of:=IF([.H194]=&quot;L&quot;;&quot;Baixa&quot;;IF([.H194]=&quot;A&quot;;&quot;Média&quot;;IF([.H194]=&quot;&quot;;&quot;&quot;;&quot;Alta&quot;)))" table:style-name="ce37"/>
          <table:table-cell office:value-type="string" office:string-value="" table:formula="of:=IF(ISBLANK([.F194]);&quot;&quot;;IF([.D194]=&quot;ALI&quot;;IF([.H194]=&quot;L&quot;;7;IF([.H194]=&quot;A&quot;;10;15));IF([.D194]=&quot;AIE&quot;;IF([.H194]=&quot;L&quot;;5;IF([.H194]=&quot;A&quot;;7;10));IF([.D194]=&quot;SE&quot;;IF([.H194]=&quot;L&quot;;4;IF([.H194]=&quot;A&quot;;5;7));IF(OR([.D194]=&quot;EE&quot;;[.D194]=&quot;CE&quot;);IF([.H194]=&quot;L&quot;;3;IF([.H194]=&quot;A&quot;;4;6)))))))" table:style-name="ce38"/>
          <table:table-cell table:style-name="ce39"/>
          <table:table-cell table:style-name="ce36"/>
          <table:table-cell office:value-type="string" office:string-value="" table:formula="of:=CONCATENATE([.D194];[.N194])" table:style-name="ce36"/>
          <table:table-cell office:value-type="string" office:string-value="" table:formula="of:=IF(ISBLANK([.L194]);&quot;&quot;;IF([.D194]=&quot;EE&quot;;IF([.L194]&gt;=3;IF([.K194]&gt;=5;&quot;H&quot;;&quot;A&quot;);IF([.L194]&gt;=2;IF([.K194]&gt;=16;&quot;H&quot;;IF([.K194]&lt;=4;&quot;L&quot;;&quot;A&quot;));IF([.K194]&lt;=15;&quot;L&quot;;&quot;A&quot;)));IF(OR([.D194]=&quot;SE&quot;;[.D194]=&quot;CE&quot;);IF([.L194]&gt;=4;IF([.K194]&gt;=6;&quot;H&quot;;&quot;A&quot;);IF([.L194]&gt;=2;IF([.K194]&gt;=20;&quot;H&quot;;IF([.K194]&lt;=5;&quot;L&quot;;&quot;A&quot;));IF([.K194]&lt;=19;&quot;L&quot;;&quot;A&quot;)));IF(OR([.D194]=&quot;ALI&quot;;[.D194]=&quot;AIE&quot;);IF([.L194]&gt;=6;IF([.K194]&gt;=20;&quot;H&quot;;&quot;A&quot;);IF([.L194]&gt;=2;IF([.K194]&gt;=51;&quot;H&quot;;IF([.K194]&lt;=19;&quot;L&quot;;&quot;A&quot;));IF([.K194]&lt;=50;&quot;L&quot;;&quot;A&quot;)))))))" table:style-name="ce37"/>
          <table:table-cell office:value-type="string" office:string-value="" table:formula="of:=IF([.N194]=&quot;L&quot;;&quot;Baixa&quot;;IF([.N194]=&quot;A&quot;;&quot;Média&quot;;IF([.N194]=&quot;&quot;;&quot;&quot;;&quot;Alta&quot;)))" table:style-name="ce37"/>
          <table:table-cell office:value-type="string" office:string-value="" table:formula="of:=IF(ISBLANK([.L194]);&quot;&quot;;IF([.D194]=&quot;ALI&quot;;IF([.N194]=&quot;L&quot;;7;IF([.N194]=&quot;A&quot;;10;15));IF([.D194]=&quot;AIE&quot;;IF([.N194]=&quot;L&quot;;5;IF([.N194]=&quot;A&quot;;7;10));IF([.D194]=&quot;SE&quot;;IF([.N194]=&quot;L&quot;;4;IF([.N194]=&quot;A&quot;;5;7));IF(OR([.D194]=&quot;EE&quot;;[.D194]=&quot;CE&quot;);IF([.N194]=&quot;L&quot;;3;IF([.N194]=&quot;A&quot;;4;6)))))))" table:style-name="ce38"/>
          <table:table-cell table:style-name="ce39"/>
          <table:table-cell table:style-name="ce40"/>
          <table:table-cell office:value-type="float" office:value="0" table:formula="of:=IF(AND([.$P194]=&quot;&quot;;[.$J194]&lt;&gt;&quot;&quot;);[.$J194];0)" table:style-name="ce3">
            <text:p>0</text:p>
          </table:table-cell>
          <table:table-cell office:value-type="float" office:value="0" table:formula="of:=IF(OR([.$P194]=&quot;&quot;;[.$J194]=&quot;&quot;);0;[.$J194])" table:style-name="ce3">
            <text:p>0</text:p>
          </table:table-cell>
          <table:table-cell office:value-type="float" office:value="0" table:formula="of:=IF(OR([.$P194]=&quot;&quot;;[.$J194]=&quot;&quot;);0;[.$P194])" table:style-name="ce3">
            <text:p>0</text:p>
          </table:table-cell>
          <table:table-cell office:value-type="float" office:value="0" table:formula="of:=IF(AND([.$J194]=&quot;&quot;;[.$P194]&lt;&gt;&quot;&quot;);[.$P19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5];[.H195])" table:style-name="ce36"/>
          <table:table-cell office:value-type="string" office:string-value="" table:formula="of:=IF(ISBLANK([.F195]);&quot;&quot;;IF([.D195]=&quot;EE&quot;;IF([.F195]&gt;=3;IF([.E195]&gt;=5;&quot;H&quot;;&quot;A&quot;);IF([.F195]&gt;=2;IF([.E195]&gt;=16;&quot;H&quot;;IF([.E195]&lt;=4;&quot;L&quot;;&quot;A&quot;));IF([.E195]&lt;=15;&quot;L&quot;;&quot;A&quot;)));IF(OR([.D195]=&quot;SE&quot;;[.D195]=&quot;CE&quot;);IF([.F195]&gt;=4;IF([.E195]&gt;=6;&quot;H&quot;;&quot;A&quot;);IF([.F195]&gt;=2;IF([.E195]&gt;=20;&quot;H&quot;;IF([.E195]&lt;=5;&quot;L&quot;;&quot;A&quot;));IF([.E195]&lt;=19;&quot;L&quot;;&quot;A&quot;)));IF(OR([.D195]=&quot;ALI&quot;;[.D195]=&quot;AIE&quot;);IF([.F195]&gt;=6;IF([.E195]&gt;=20;&quot;H&quot;;&quot;A&quot;);IF([.F195]&gt;=2;IF([.E195]&gt;=51;&quot;H&quot;;IF([.E195]&lt;=19;&quot;L&quot;;&quot;A&quot;));IF([.E195]&lt;=50;&quot;L&quot;;&quot;A&quot;)))))))" table:style-name="ce37"/>
          <table:table-cell office:value-type="string" office:string-value="" table:formula="of:=IF([.H195]=&quot;L&quot;;&quot;Baixa&quot;;IF([.H195]=&quot;A&quot;;&quot;Média&quot;;IF([.H195]=&quot;&quot;;&quot;&quot;;&quot;Alta&quot;)))" table:style-name="ce37"/>
          <table:table-cell office:value-type="string" office:string-value="" table:formula="of:=IF(ISBLANK([.F195]);&quot;&quot;;IF([.D195]=&quot;ALI&quot;;IF([.H195]=&quot;L&quot;;7;IF([.H195]=&quot;A&quot;;10;15));IF([.D195]=&quot;AIE&quot;;IF([.H195]=&quot;L&quot;;5;IF([.H195]=&quot;A&quot;;7;10));IF([.D195]=&quot;SE&quot;;IF([.H195]=&quot;L&quot;;4;IF([.H195]=&quot;A&quot;;5;7));IF(OR([.D195]=&quot;EE&quot;;[.D195]=&quot;CE&quot;);IF([.H195]=&quot;L&quot;;3;IF([.H195]=&quot;A&quot;;4;6)))))))" table:style-name="ce38"/>
          <table:table-cell table:style-name="ce39"/>
          <table:table-cell table:style-name="ce36"/>
          <table:table-cell office:value-type="string" office:string-value="" table:formula="of:=CONCATENATE([.D195];[.N195])" table:style-name="ce36"/>
          <table:table-cell office:value-type="string" office:string-value="" table:formula="of:=IF(ISBLANK([.L195]);&quot;&quot;;IF([.D195]=&quot;EE&quot;;IF([.L195]&gt;=3;IF([.K195]&gt;=5;&quot;H&quot;;&quot;A&quot;);IF([.L195]&gt;=2;IF([.K195]&gt;=16;&quot;H&quot;;IF([.K195]&lt;=4;&quot;L&quot;;&quot;A&quot;));IF([.K195]&lt;=15;&quot;L&quot;;&quot;A&quot;)));IF(OR([.D195]=&quot;SE&quot;;[.D195]=&quot;CE&quot;);IF([.L195]&gt;=4;IF([.K195]&gt;=6;&quot;H&quot;;&quot;A&quot;);IF([.L195]&gt;=2;IF([.K195]&gt;=20;&quot;H&quot;;IF([.K195]&lt;=5;&quot;L&quot;;&quot;A&quot;));IF([.K195]&lt;=19;&quot;L&quot;;&quot;A&quot;)));IF(OR([.D195]=&quot;ALI&quot;;[.D195]=&quot;AIE&quot;);IF([.L195]&gt;=6;IF([.K195]&gt;=20;&quot;H&quot;;&quot;A&quot;);IF([.L195]&gt;=2;IF([.K195]&gt;=51;&quot;H&quot;;IF([.K195]&lt;=19;&quot;L&quot;;&quot;A&quot;));IF([.K195]&lt;=50;&quot;L&quot;;&quot;A&quot;)))))))" table:style-name="ce37"/>
          <table:table-cell office:value-type="string" office:string-value="" table:formula="of:=IF([.N195]=&quot;L&quot;;&quot;Baixa&quot;;IF([.N195]=&quot;A&quot;;&quot;Média&quot;;IF([.N195]=&quot;&quot;;&quot;&quot;;&quot;Alta&quot;)))" table:style-name="ce37"/>
          <table:table-cell office:value-type="string" office:string-value="" table:formula="of:=IF(ISBLANK([.L195]);&quot;&quot;;IF([.D195]=&quot;ALI&quot;;IF([.N195]=&quot;L&quot;;7;IF([.N195]=&quot;A&quot;;10;15));IF([.D195]=&quot;AIE&quot;;IF([.N195]=&quot;L&quot;;5;IF([.N195]=&quot;A&quot;;7;10));IF([.D195]=&quot;SE&quot;;IF([.N195]=&quot;L&quot;;4;IF([.N195]=&quot;A&quot;;5;7));IF(OR([.D195]=&quot;EE&quot;;[.D195]=&quot;CE&quot;);IF([.N195]=&quot;L&quot;;3;IF([.N195]=&quot;A&quot;;4;6)))))))" table:style-name="ce38"/>
          <table:table-cell table:style-name="ce39"/>
          <table:table-cell table:style-name="ce40"/>
          <table:table-cell office:value-type="float" office:value="0" table:formula="of:=IF(AND([.$P195]=&quot;&quot;;[.$J195]&lt;&gt;&quot;&quot;);[.$J195];0)" table:style-name="ce3">
            <text:p>0</text:p>
          </table:table-cell>
          <table:table-cell office:value-type="float" office:value="0" table:formula="of:=IF(OR([.$P195]=&quot;&quot;;[.$J195]=&quot;&quot;);0;[.$J195])" table:style-name="ce3">
            <text:p>0</text:p>
          </table:table-cell>
          <table:table-cell office:value-type="float" office:value="0" table:formula="of:=IF(OR([.$P195]=&quot;&quot;;[.$J195]=&quot;&quot;);0;[.$P195])" table:style-name="ce3">
            <text:p>0</text:p>
          </table:table-cell>
          <table:table-cell office:value-type="float" office:value="0" table:formula="of:=IF(AND([.$J195]=&quot;&quot;;[.$P195]&lt;&gt;&quot;&quot;);[.$P19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6];[.H196])" table:style-name="ce36"/>
          <table:table-cell office:value-type="string" office:string-value="" table:formula="of:=IF(ISBLANK([.F196]);&quot;&quot;;IF([.D196]=&quot;EE&quot;;IF([.F196]&gt;=3;IF([.E196]&gt;=5;&quot;H&quot;;&quot;A&quot;);IF([.F196]&gt;=2;IF([.E196]&gt;=16;&quot;H&quot;;IF([.E196]&lt;=4;&quot;L&quot;;&quot;A&quot;));IF([.E196]&lt;=15;&quot;L&quot;;&quot;A&quot;)));IF(OR([.D196]=&quot;SE&quot;;[.D196]=&quot;CE&quot;);IF([.F196]&gt;=4;IF([.E196]&gt;=6;&quot;H&quot;;&quot;A&quot;);IF([.F196]&gt;=2;IF([.E196]&gt;=20;&quot;H&quot;;IF([.E196]&lt;=5;&quot;L&quot;;&quot;A&quot;));IF([.E196]&lt;=19;&quot;L&quot;;&quot;A&quot;)));IF(OR([.D196]=&quot;ALI&quot;;[.D196]=&quot;AIE&quot;);IF([.F196]&gt;=6;IF([.E196]&gt;=20;&quot;H&quot;;&quot;A&quot;);IF([.F196]&gt;=2;IF([.E196]&gt;=51;&quot;H&quot;;IF([.E196]&lt;=19;&quot;L&quot;;&quot;A&quot;));IF([.E196]&lt;=50;&quot;L&quot;;&quot;A&quot;)))))))" table:style-name="ce37"/>
          <table:table-cell office:value-type="string" office:string-value="" table:formula="of:=IF([.H196]=&quot;L&quot;;&quot;Baixa&quot;;IF([.H196]=&quot;A&quot;;&quot;Média&quot;;IF([.H196]=&quot;&quot;;&quot;&quot;;&quot;Alta&quot;)))" table:style-name="ce37"/>
          <table:table-cell office:value-type="string" office:string-value="" table:formula="of:=IF(ISBLANK([.F196]);&quot;&quot;;IF([.D196]=&quot;ALI&quot;;IF([.H196]=&quot;L&quot;;7;IF([.H196]=&quot;A&quot;;10;15));IF([.D196]=&quot;AIE&quot;;IF([.H196]=&quot;L&quot;;5;IF([.H196]=&quot;A&quot;;7;10));IF([.D196]=&quot;SE&quot;;IF([.H196]=&quot;L&quot;;4;IF([.H196]=&quot;A&quot;;5;7));IF(OR([.D196]=&quot;EE&quot;;[.D196]=&quot;CE&quot;);IF([.H196]=&quot;L&quot;;3;IF([.H196]=&quot;A&quot;;4;6)))))))" table:style-name="ce38"/>
          <table:table-cell table:style-name="ce39"/>
          <table:table-cell table:style-name="ce36"/>
          <table:table-cell office:value-type="string" office:string-value="" table:formula="of:=CONCATENATE([.D196];[.N196])" table:style-name="ce36"/>
          <table:table-cell office:value-type="string" office:string-value="" table:formula="of:=IF(ISBLANK([.L196]);&quot;&quot;;IF([.D196]=&quot;EE&quot;;IF([.L196]&gt;=3;IF([.K196]&gt;=5;&quot;H&quot;;&quot;A&quot;);IF([.L196]&gt;=2;IF([.K196]&gt;=16;&quot;H&quot;;IF([.K196]&lt;=4;&quot;L&quot;;&quot;A&quot;));IF([.K196]&lt;=15;&quot;L&quot;;&quot;A&quot;)));IF(OR([.D196]=&quot;SE&quot;;[.D196]=&quot;CE&quot;);IF([.L196]&gt;=4;IF([.K196]&gt;=6;&quot;H&quot;;&quot;A&quot;);IF([.L196]&gt;=2;IF([.K196]&gt;=20;&quot;H&quot;;IF([.K196]&lt;=5;&quot;L&quot;;&quot;A&quot;));IF([.K196]&lt;=19;&quot;L&quot;;&quot;A&quot;)));IF(OR([.D196]=&quot;ALI&quot;;[.D196]=&quot;AIE&quot;);IF([.L196]&gt;=6;IF([.K196]&gt;=20;&quot;H&quot;;&quot;A&quot;);IF([.L196]&gt;=2;IF([.K196]&gt;=51;&quot;H&quot;;IF([.K196]&lt;=19;&quot;L&quot;;&quot;A&quot;));IF([.K196]&lt;=50;&quot;L&quot;;&quot;A&quot;)))))))" table:style-name="ce37"/>
          <table:table-cell office:value-type="string" office:string-value="" table:formula="of:=IF([.N196]=&quot;L&quot;;&quot;Baixa&quot;;IF([.N196]=&quot;A&quot;;&quot;Média&quot;;IF([.N196]=&quot;&quot;;&quot;&quot;;&quot;Alta&quot;)))" table:style-name="ce37"/>
          <table:table-cell office:value-type="string" office:string-value="" table:formula="of:=IF(ISBLANK([.L196]);&quot;&quot;;IF([.D196]=&quot;ALI&quot;;IF([.N196]=&quot;L&quot;;7;IF([.N196]=&quot;A&quot;;10;15));IF([.D196]=&quot;AIE&quot;;IF([.N196]=&quot;L&quot;;5;IF([.N196]=&quot;A&quot;;7;10));IF([.D196]=&quot;SE&quot;;IF([.N196]=&quot;L&quot;;4;IF([.N196]=&quot;A&quot;;5;7));IF(OR([.D196]=&quot;EE&quot;;[.D196]=&quot;CE&quot;);IF([.N196]=&quot;L&quot;;3;IF([.N196]=&quot;A&quot;;4;6)))))))" table:style-name="ce38"/>
          <table:table-cell table:style-name="ce39"/>
          <table:table-cell table:style-name="ce40"/>
          <table:table-cell office:value-type="float" office:value="0" table:formula="of:=IF(AND([.$P196]=&quot;&quot;;[.$J196]&lt;&gt;&quot;&quot;);[.$J196];0)" table:style-name="ce3">
            <text:p>0</text:p>
          </table:table-cell>
          <table:table-cell office:value-type="float" office:value="0" table:formula="of:=IF(OR([.$P196]=&quot;&quot;;[.$J196]=&quot;&quot;);0;[.$J196])" table:style-name="ce3">
            <text:p>0</text:p>
          </table:table-cell>
          <table:table-cell office:value-type="float" office:value="0" table:formula="of:=IF(OR([.$P196]=&quot;&quot;;[.$J196]=&quot;&quot;);0;[.$P196])" table:style-name="ce3">
            <text:p>0</text:p>
          </table:table-cell>
          <table:table-cell office:value-type="float" office:value="0" table:formula="of:=IF(AND([.$J196]=&quot;&quot;;[.$P196]&lt;&gt;&quot;&quot;);[.$P19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7];[.H197])" table:style-name="ce36"/>
          <table:table-cell office:value-type="string" office:string-value="" table:formula="of:=IF(ISBLANK([.F197]);&quot;&quot;;IF([.D197]=&quot;EE&quot;;IF([.F197]&gt;=3;IF([.E197]&gt;=5;&quot;H&quot;;&quot;A&quot;);IF([.F197]&gt;=2;IF([.E197]&gt;=16;&quot;H&quot;;IF([.E197]&lt;=4;&quot;L&quot;;&quot;A&quot;));IF([.E197]&lt;=15;&quot;L&quot;;&quot;A&quot;)));IF(OR([.D197]=&quot;SE&quot;;[.D197]=&quot;CE&quot;);IF([.F197]&gt;=4;IF([.E197]&gt;=6;&quot;H&quot;;&quot;A&quot;);IF([.F197]&gt;=2;IF([.E197]&gt;=20;&quot;H&quot;;IF([.E197]&lt;=5;&quot;L&quot;;&quot;A&quot;));IF([.E197]&lt;=19;&quot;L&quot;;&quot;A&quot;)));IF(OR([.D197]=&quot;ALI&quot;;[.D197]=&quot;AIE&quot;);IF([.F197]&gt;=6;IF([.E197]&gt;=20;&quot;H&quot;;&quot;A&quot;);IF([.F197]&gt;=2;IF([.E197]&gt;=51;&quot;H&quot;;IF([.E197]&lt;=19;&quot;L&quot;;&quot;A&quot;));IF([.E197]&lt;=50;&quot;L&quot;;&quot;A&quot;)))))))" table:style-name="ce37"/>
          <table:table-cell office:value-type="string" office:string-value="" table:formula="of:=IF([.H197]=&quot;L&quot;;&quot;Baixa&quot;;IF([.H197]=&quot;A&quot;;&quot;Média&quot;;IF([.H197]=&quot;&quot;;&quot;&quot;;&quot;Alta&quot;)))" table:style-name="ce37"/>
          <table:table-cell office:value-type="string" office:string-value="" table:formula="of:=IF(ISBLANK([.F197]);&quot;&quot;;IF([.D197]=&quot;ALI&quot;;IF([.H197]=&quot;L&quot;;7;IF([.H197]=&quot;A&quot;;10;15));IF([.D197]=&quot;AIE&quot;;IF([.H197]=&quot;L&quot;;5;IF([.H197]=&quot;A&quot;;7;10));IF([.D197]=&quot;SE&quot;;IF([.H197]=&quot;L&quot;;4;IF([.H197]=&quot;A&quot;;5;7));IF(OR([.D197]=&quot;EE&quot;;[.D197]=&quot;CE&quot;);IF([.H197]=&quot;L&quot;;3;IF([.H197]=&quot;A&quot;;4;6)))))))" table:style-name="ce38"/>
          <table:table-cell table:style-name="ce39"/>
          <table:table-cell table:style-name="ce36"/>
          <table:table-cell office:value-type="string" office:string-value="" table:formula="of:=CONCATENATE([.D197];[.N197])" table:style-name="ce36"/>
          <table:table-cell office:value-type="string" office:string-value="" table:formula="of:=IF(ISBLANK([.L197]);&quot;&quot;;IF([.D197]=&quot;EE&quot;;IF([.L197]&gt;=3;IF([.K197]&gt;=5;&quot;H&quot;;&quot;A&quot;);IF([.L197]&gt;=2;IF([.K197]&gt;=16;&quot;H&quot;;IF([.K197]&lt;=4;&quot;L&quot;;&quot;A&quot;));IF([.K197]&lt;=15;&quot;L&quot;;&quot;A&quot;)));IF(OR([.D197]=&quot;SE&quot;;[.D197]=&quot;CE&quot;);IF([.L197]&gt;=4;IF([.K197]&gt;=6;&quot;H&quot;;&quot;A&quot;);IF([.L197]&gt;=2;IF([.K197]&gt;=20;&quot;H&quot;;IF([.K197]&lt;=5;&quot;L&quot;;&quot;A&quot;));IF([.K197]&lt;=19;&quot;L&quot;;&quot;A&quot;)));IF(OR([.D197]=&quot;ALI&quot;;[.D197]=&quot;AIE&quot;);IF([.L197]&gt;=6;IF([.K197]&gt;=20;&quot;H&quot;;&quot;A&quot;);IF([.L197]&gt;=2;IF([.K197]&gt;=51;&quot;H&quot;;IF([.K197]&lt;=19;&quot;L&quot;;&quot;A&quot;));IF([.K197]&lt;=50;&quot;L&quot;;&quot;A&quot;)))))))" table:style-name="ce37"/>
          <table:table-cell office:value-type="string" office:string-value="" table:formula="of:=IF([.N197]=&quot;L&quot;;&quot;Baixa&quot;;IF([.N197]=&quot;A&quot;;&quot;Média&quot;;IF([.N197]=&quot;&quot;;&quot;&quot;;&quot;Alta&quot;)))" table:style-name="ce37"/>
          <table:table-cell office:value-type="string" office:string-value="" table:formula="of:=IF(ISBLANK([.L197]);&quot;&quot;;IF([.D197]=&quot;ALI&quot;;IF([.N197]=&quot;L&quot;;7;IF([.N197]=&quot;A&quot;;10;15));IF([.D197]=&quot;AIE&quot;;IF([.N197]=&quot;L&quot;;5;IF([.N197]=&quot;A&quot;;7;10));IF([.D197]=&quot;SE&quot;;IF([.N197]=&quot;L&quot;;4;IF([.N197]=&quot;A&quot;;5;7));IF(OR([.D197]=&quot;EE&quot;;[.D197]=&quot;CE&quot;);IF([.N197]=&quot;L&quot;;3;IF([.N197]=&quot;A&quot;;4;6)))))))" table:style-name="ce38"/>
          <table:table-cell table:style-name="ce39"/>
          <table:table-cell table:style-name="ce40"/>
          <table:table-cell office:value-type="float" office:value="0" table:formula="of:=IF(AND([.$P197]=&quot;&quot;;[.$J197]&lt;&gt;&quot;&quot;);[.$J197];0)" table:style-name="ce3">
            <text:p>0</text:p>
          </table:table-cell>
          <table:table-cell office:value-type="float" office:value="0" table:formula="of:=IF(OR([.$P197]=&quot;&quot;;[.$J197]=&quot;&quot;);0;[.$J197])" table:style-name="ce3">
            <text:p>0</text:p>
          </table:table-cell>
          <table:table-cell office:value-type="float" office:value="0" table:formula="of:=IF(OR([.$P197]=&quot;&quot;;[.$J197]=&quot;&quot;);0;[.$P197])" table:style-name="ce3">
            <text:p>0</text:p>
          </table:table-cell>
          <table:table-cell office:value-type="float" office:value="0" table:formula="of:=IF(AND([.$J197]=&quot;&quot;;[.$P197]&lt;&gt;&quot;&quot;);[.$P19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8];[.H198])" table:style-name="ce36"/>
          <table:table-cell office:value-type="string" office:string-value="" table:formula="of:=IF(ISBLANK([.F198]);&quot;&quot;;IF([.D198]=&quot;EE&quot;;IF([.F198]&gt;=3;IF([.E198]&gt;=5;&quot;H&quot;;&quot;A&quot;);IF([.F198]&gt;=2;IF([.E198]&gt;=16;&quot;H&quot;;IF([.E198]&lt;=4;&quot;L&quot;;&quot;A&quot;));IF([.E198]&lt;=15;&quot;L&quot;;&quot;A&quot;)));IF(OR([.D198]=&quot;SE&quot;;[.D198]=&quot;CE&quot;);IF([.F198]&gt;=4;IF([.E198]&gt;=6;&quot;H&quot;;&quot;A&quot;);IF([.F198]&gt;=2;IF([.E198]&gt;=20;&quot;H&quot;;IF([.E198]&lt;=5;&quot;L&quot;;&quot;A&quot;));IF([.E198]&lt;=19;&quot;L&quot;;&quot;A&quot;)));IF(OR([.D198]=&quot;ALI&quot;;[.D198]=&quot;AIE&quot;);IF([.F198]&gt;=6;IF([.E198]&gt;=20;&quot;H&quot;;&quot;A&quot;);IF([.F198]&gt;=2;IF([.E198]&gt;=51;&quot;H&quot;;IF([.E198]&lt;=19;&quot;L&quot;;&quot;A&quot;));IF([.E198]&lt;=50;&quot;L&quot;;&quot;A&quot;)))))))" table:style-name="ce37"/>
          <table:table-cell office:value-type="string" office:string-value="" table:formula="of:=IF([.H198]=&quot;L&quot;;&quot;Baixa&quot;;IF([.H198]=&quot;A&quot;;&quot;Média&quot;;IF([.H198]=&quot;&quot;;&quot;&quot;;&quot;Alta&quot;)))" table:style-name="ce37"/>
          <table:table-cell office:value-type="string" office:string-value="" table:formula="of:=IF(ISBLANK([.F198]);&quot;&quot;;IF([.D198]=&quot;ALI&quot;;IF([.H198]=&quot;L&quot;;7;IF([.H198]=&quot;A&quot;;10;15));IF([.D198]=&quot;AIE&quot;;IF([.H198]=&quot;L&quot;;5;IF([.H198]=&quot;A&quot;;7;10));IF([.D198]=&quot;SE&quot;;IF([.H198]=&quot;L&quot;;4;IF([.H198]=&quot;A&quot;;5;7));IF(OR([.D198]=&quot;EE&quot;;[.D198]=&quot;CE&quot;);IF([.H198]=&quot;L&quot;;3;IF([.H198]=&quot;A&quot;;4;6)))))))" table:style-name="ce38"/>
          <table:table-cell table:style-name="ce39"/>
          <table:table-cell table:style-name="ce36"/>
          <table:table-cell office:value-type="string" office:string-value="" table:formula="of:=CONCATENATE([.D198];[.N198])" table:style-name="ce36"/>
          <table:table-cell office:value-type="string" office:string-value="" table:formula="of:=IF(ISBLANK([.L198]);&quot;&quot;;IF([.D198]=&quot;EE&quot;;IF([.L198]&gt;=3;IF([.K198]&gt;=5;&quot;H&quot;;&quot;A&quot;);IF([.L198]&gt;=2;IF([.K198]&gt;=16;&quot;H&quot;;IF([.K198]&lt;=4;&quot;L&quot;;&quot;A&quot;));IF([.K198]&lt;=15;&quot;L&quot;;&quot;A&quot;)));IF(OR([.D198]=&quot;SE&quot;;[.D198]=&quot;CE&quot;);IF([.L198]&gt;=4;IF([.K198]&gt;=6;&quot;H&quot;;&quot;A&quot;);IF([.L198]&gt;=2;IF([.K198]&gt;=20;&quot;H&quot;;IF([.K198]&lt;=5;&quot;L&quot;;&quot;A&quot;));IF([.K198]&lt;=19;&quot;L&quot;;&quot;A&quot;)));IF(OR([.D198]=&quot;ALI&quot;;[.D198]=&quot;AIE&quot;);IF([.L198]&gt;=6;IF([.K198]&gt;=20;&quot;H&quot;;&quot;A&quot;);IF([.L198]&gt;=2;IF([.K198]&gt;=51;&quot;H&quot;;IF([.K198]&lt;=19;&quot;L&quot;;&quot;A&quot;));IF([.K198]&lt;=50;&quot;L&quot;;&quot;A&quot;)))))))" table:style-name="ce37"/>
          <table:table-cell office:value-type="string" office:string-value="" table:formula="of:=IF([.N198]=&quot;L&quot;;&quot;Baixa&quot;;IF([.N198]=&quot;A&quot;;&quot;Média&quot;;IF([.N198]=&quot;&quot;;&quot;&quot;;&quot;Alta&quot;)))" table:style-name="ce37"/>
          <table:table-cell office:value-type="string" office:string-value="" table:formula="of:=IF(ISBLANK([.L198]);&quot;&quot;;IF([.D198]=&quot;ALI&quot;;IF([.N198]=&quot;L&quot;;7;IF([.N198]=&quot;A&quot;;10;15));IF([.D198]=&quot;AIE&quot;;IF([.N198]=&quot;L&quot;;5;IF([.N198]=&quot;A&quot;;7;10));IF([.D198]=&quot;SE&quot;;IF([.N198]=&quot;L&quot;;4;IF([.N198]=&quot;A&quot;;5;7));IF(OR([.D198]=&quot;EE&quot;;[.D198]=&quot;CE&quot;);IF([.N198]=&quot;L&quot;;3;IF([.N198]=&quot;A&quot;;4;6)))))))" table:style-name="ce38"/>
          <table:table-cell table:style-name="ce39"/>
          <table:table-cell table:style-name="ce40"/>
          <table:table-cell office:value-type="float" office:value="0" table:formula="of:=IF(AND([.$P198]=&quot;&quot;;[.$J198]&lt;&gt;&quot;&quot;);[.$J198];0)" table:style-name="ce3">
            <text:p>0</text:p>
          </table:table-cell>
          <table:table-cell office:value-type="float" office:value="0" table:formula="of:=IF(OR([.$P198]=&quot;&quot;;[.$J198]=&quot;&quot;);0;[.$J198])" table:style-name="ce3">
            <text:p>0</text:p>
          </table:table-cell>
          <table:table-cell office:value-type="float" office:value="0" table:formula="of:=IF(OR([.$P198]=&quot;&quot;;[.$J198]=&quot;&quot;);0;[.$P198])" table:style-name="ce3">
            <text:p>0</text:p>
          </table:table-cell>
          <table:table-cell office:value-type="float" office:value="0" table:formula="of:=IF(AND([.$J198]=&quot;&quot;;[.$P198]&lt;&gt;&quot;&quot;);[.$P19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199];[.H199])" table:style-name="ce36"/>
          <table:table-cell office:value-type="string" office:string-value="" table:formula="of:=IF(ISBLANK([.F199]);&quot;&quot;;IF([.D199]=&quot;EE&quot;;IF([.F199]&gt;=3;IF([.E199]&gt;=5;&quot;H&quot;;&quot;A&quot;);IF([.F199]&gt;=2;IF([.E199]&gt;=16;&quot;H&quot;;IF([.E199]&lt;=4;&quot;L&quot;;&quot;A&quot;));IF([.E199]&lt;=15;&quot;L&quot;;&quot;A&quot;)));IF(OR([.D199]=&quot;SE&quot;;[.D199]=&quot;CE&quot;);IF([.F199]&gt;=4;IF([.E199]&gt;=6;&quot;H&quot;;&quot;A&quot;);IF([.F199]&gt;=2;IF([.E199]&gt;=20;&quot;H&quot;;IF([.E199]&lt;=5;&quot;L&quot;;&quot;A&quot;));IF([.E199]&lt;=19;&quot;L&quot;;&quot;A&quot;)));IF(OR([.D199]=&quot;ALI&quot;;[.D199]=&quot;AIE&quot;);IF([.F199]&gt;=6;IF([.E199]&gt;=20;&quot;H&quot;;&quot;A&quot;);IF([.F199]&gt;=2;IF([.E199]&gt;=51;&quot;H&quot;;IF([.E199]&lt;=19;&quot;L&quot;;&quot;A&quot;));IF([.E199]&lt;=50;&quot;L&quot;;&quot;A&quot;)))))))" table:style-name="ce37"/>
          <table:table-cell office:value-type="string" office:string-value="" table:formula="of:=IF([.H199]=&quot;L&quot;;&quot;Baixa&quot;;IF([.H199]=&quot;A&quot;;&quot;Média&quot;;IF([.H199]=&quot;&quot;;&quot;&quot;;&quot;Alta&quot;)))" table:style-name="ce37"/>
          <table:table-cell office:value-type="string" office:string-value="" table:formula="of:=IF(ISBLANK([.F199]);&quot;&quot;;IF([.D199]=&quot;ALI&quot;;IF([.H199]=&quot;L&quot;;7;IF([.H199]=&quot;A&quot;;10;15));IF([.D199]=&quot;AIE&quot;;IF([.H199]=&quot;L&quot;;5;IF([.H199]=&quot;A&quot;;7;10));IF([.D199]=&quot;SE&quot;;IF([.H199]=&quot;L&quot;;4;IF([.H199]=&quot;A&quot;;5;7));IF(OR([.D199]=&quot;EE&quot;;[.D199]=&quot;CE&quot;);IF([.H199]=&quot;L&quot;;3;IF([.H199]=&quot;A&quot;;4;6)))))))" table:style-name="ce38"/>
          <table:table-cell table:style-name="ce39"/>
          <table:table-cell table:style-name="ce36"/>
          <table:table-cell office:value-type="string" office:string-value="" table:formula="of:=CONCATENATE([.D199];[.N199])" table:style-name="ce36"/>
          <table:table-cell office:value-type="string" office:string-value="" table:formula="of:=IF(ISBLANK([.L199]);&quot;&quot;;IF([.D199]=&quot;EE&quot;;IF([.L199]&gt;=3;IF([.K199]&gt;=5;&quot;H&quot;;&quot;A&quot;);IF([.L199]&gt;=2;IF([.K199]&gt;=16;&quot;H&quot;;IF([.K199]&lt;=4;&quot;L&quot;;&quot;A&quot;));IF([.K199]&lt;=15;&quot;L&quot;;&quot;A&quot;)));IF(OR([.D199]=&quot;SE&quot;;[.D199]=&quot;CE&quot;);IF([.L199]&gt;=4;IF([.K199]&gt;=6;&quot;H&quot;;&quot;A&quot;);IF([.L199]&gt;=2;IF([.K199]&gt;=20;&quot;H&quot;;IF([.K199]&lt;=5;&quot;L&quot;;&quot;A&quot;));IF([.K199]&lt;=19;&quot;L&quot;;&quot;A&quot;)));IF(OR([.D199]=&quot;ALI&quot;;[.D199]=&quot;AIE&quot;);IF([.L199]&gt;=6;IF([.K199]&gt;=20;&quot;H&quot;;&quot;A&quot;);IF([.L199]&gt;=2;IF([.K199]&gt;=51;&quot;H&quot;;IF([.K199]&lt;=19;&quot;L&quot;;&quot;A&quot;));IF([.K199]&lt;=50;&quot;L&quot;;&quot;A&quot;)))))))" table:style-name="ce37"/>
          <table:table-cell office:value-type="string" office:string-value="" table:formula="of:=IF([.N199]=&quot;L&quot;;&quot;Baixa&quot;;IF([.N199]=&quot;A&quot;;&quot;Média&quot;;IF([.N199]=&quot;&quot;;&quot;&quot;;&quot;Alta&quot;)))" table:style-name="ce37"/>
          <table:table-cell office:value-type="string" office:string-value="" table:formula="of:=IF(ISBLANK([.L199]);&quot;&quot;;IF([.D199]=&quot;ALI&quot;;IF([.N199]=&quot;L&quot;;7;IF([.N199]=&quot;A&quot;;10;15));IF([.D199]=&quot;AIE&quot;;IF([.N199]=&quot;L&quot;;5;IF([.N199]=&quot;A&quot;;7;10));IF([.D199]=&quot;SE&quot;;IF([.N199]=&quot;L&quot;;4;IF([.N199]=&quot;A&quot;;5;7));IF(OR([.D199]=&quot;EE&quot;;[.D199]=&quot;CE&quot;);IF([.N199]=&quot;L&quot;;3;IF([.N199]=&quot;A&quot;;4;6)))))))" table:style-name="ce38"/>
          <table:table-cell table:style-name="ce39"/>
          <table:table-cell table:style-name="ce40"/>
          <table:table-cell office:value-type="float" office:value="0" table:formula="of:=IF(AND([.$P199]=&quot;&quot;;[.$J199]&lt;&gt;&quot;&quot;);[.$J199];0)" table:style-name="ce3">
            <text:p>0</text:p>
          </table:table-cell>
          <table:table-cell office:value-type="float" office:value="0" table:formula="of:=IF(OR([.$P199]=&quot;&quot;;[.$J199]=&quot;&quot;);0;[.$J199])" table:style-name="ce3">
            <text:p>0</text:p>
          </table:table-cell>
          <table:table-cell office:value-type="float" office:value="0" table:formula="of:=IF(OR([.$P199]=&quot;&quot;;[.$J199]=&quot;&quot;);0;[.$P199])" table:style-name="ce3">
            <text:p>0</text:p>
          </table:table-cell>
          <table:table-cell office:value-type="float" office:value="0" table:formula="of:=IF(AND([.$J199]=&quot;&quot;;[.$P199]&lt;&gt;&quot;&quot;);[.$P19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0];[.H200])" table:style-name="ce36"/>
          <table:table-cell office:value-type="string" office:string-value="" table:formula="of:=IF(ISBLANK([.F200]);&quot;&quot;;IF([.D200]=&quot;EE&quot;;IF([.F200]&gt;=3;IF([.E200]&gt;=5;&quot;H&quot;;&quot;A&quot;);IF([.F200]&gt;=2;IF([.E200]&gt;=16;&quot;H&quot;;IF([.E200]&lt;=4;&quot;L&quot;;&quot;A&quot;));IF([.E200]&lt;=15;&quot;L&quot;;&quot;A&quot;)));IF(OR([.D200]=&quot;SE&quot;;[.D200]=&quot;CE&quot;);IF([.F200]&gt;=4;IF([.E200]&gt;=6;&quot;H&quot;;&quot;A&quot;);IF([.F200]&gt;=2;IF([.E200]&gt;=20;&quot;H&quot;;IF([.E200]&lt;=5;&quot;L&quot;;&quot;A&quot;));IF([.E200]&lt;=19;&quot;L&quot;;&quot;A&quot;)));IF(OR([.D200]=&quot;ALI&quot;;[.D200]=&quot;AIE&quot;);IF([.F200]&gt;=6;IF([.E200]&gt;=20;&quot;H&quot;;&quot;A&quot;);IF([.F200]&gt;=2;IF([.E200]&gt;=51;&quot;H&quot;;IF([.E200]&lt;=19;&quot;L&quot;;&quot;A&quot;));IF([.E200]&lt;=50;&quot;L&quot;;&quot;A&quot;)))))))" table:style-name="ce37"/>
          <table:table-cell office:value-type="string" office:string-value="" table:formula="of:=IF([.H200]=&quot;L&quot;;&quot;Baixa&quot;;IF([.H200]=&quot;A&quot;;&quot;Média&quot;;IF([.H200]=&quot;&quot;;&quot;&quot;;&quot;Alta&quot;)))" table:style-name="ce37"/>
          <table:table-cell office:value-type="string" office:string-value="" table:formula="of:=IF(ISBLANK([.F200]);&quot;&quot;;IF([.D200]=&quot;ALI&quot;;IF([.H200]=&quot;L&quot;;7;IF([.H200]=&quot;A&quot;;10;15));IF([.D200]=&quot;AIE&quot;;IF([.H200]=&quot;L&quot;;5;IF([.H200]=&quot;A&quot;;7;10));IF([.D200]=&quot;SE&quot;;IF([.H200]=&quot;L&quot;;4;IF([.H200]=&quot;A&quot;;5;7));IF(OR([.D200]=&quot;EE&quot;;[.D200]=&quot;CE&quot;);IF([.H200]=&quot;L&quot;;3;IF([.H200]=&quot;A&quot;;4;6)))))))" table:style-name="ce38"/>
          <table:table-cell table:style-name="ce39"/>
          <table:table-cell table:style-name="ce36"/>
          <table:table-cell office:value-type="string" office:string-value="" table:formula="of:=CONCATENATE([.D200];[.N200])" table:style-name="ce36"/>
          <table:table-cell office:value-type="string" office:string-value="" table:formula="of:=IF(ISBLANK([.L200]);&quot;&quot;;IF([.D200]=&quot;EE&quot;;IF([.L200]&gt;=3;IF([.K200]&gt;=5;&quot;H&quot;;&quot;A&quot;);IF([.L200]&gt;=2;IF([.K200]&gt;=16;&quot;H&quot;;IF([.K200]&lt;=4;&quot;L&quot;;&quot;A&quot;));IF([.K200]&lt;=15;&quot;L&quot;;&quot;A&quot;)));IF(OR([.D200]=&quot;SE&quot;;[.D200]=&quot;CE&quot;);IF([.L200]&gt;=4;IF([.K200]&gt;=6;&quot;H&quot;;&quot;A&quot;);IF([.L200]&gt;=2;IF([.K200]&gt;=20;&quot;H&quot;;IF([.K200]&lt;=5;&quot;L&quot;;&quot;A&quot;));IF([.K200]&lt;=19;&quot;L&quot;;&quot;A&quot;)));IF(OR([.D200]=&quot;ALI&quot;;[.D200]=&quot;AIE&quot;);IF([.L200]&gt;=6;IF([.K200]&gt;=20;&quot;H&quot;;&quot;A&quot;);IF([.L200]&gt;=2;IF([.K200]&gt;=51;&quot;H&quot;;IF([.K200]&lt;=19;&quot;L&quot;;&quot;A&quot;));IF([.K200]&lt;=50;&quot;L&quot;;&quot;A&quot;)))))))" table:style-name="ce37"/>
          <table:table-cell office:value-type="string" office:string-value="" table:formula="of:=IF([.N200]=&quot;L&quot;;&quot;Baixa&quot;;IF([.N200]=&quot;A&quot;;&quot;Média&quot;;IF([.N200]=&quot;&quot;;&quot;&quot;;&quot;Alta&quot;)))" table:style-name="ce37"/>
          <table:table-cell office:value-type="string" office:string-value="" table:formula="of:=IF(ISBLANK([.L200]);&quot;&quot;;IF([.D200]=&quot;ALI&quot;;IF([.N200]=&quot;L&quot;;7;IF([.N200]=&quot;A&quot;;10;15));IF([.D200]=&quot;AIE&quot;;IF([.N200]=&quot;L&quot;;5;IF([.N200]=&quot;A&quot;;7;10));IF([.D200]=&quot;SE&quot;;IF([.N200]=&quot;L&quot;;4;IF([.N200]=&quot;A&quot;;5;7));IF(OR([.D200]=&quot;EE&quot;;[.D200]=&quot;CE&quot;);IF([.N200]=&quot;L&quot;;3;IF([.N200]=&quot;A&quot;;4;6)))))))" table:style-name="ce38"/>
          <table:table-cell table:style-name="ce39"/>
          <table:table-cell table:style-name="ce40"/>
          <table:table-cell office:value-type="float" office:value="0" table:formula="of:=IF(AND([.$P200]=&quot;&quot;;[.$J200]&lt;&gt;&quot;&quot;);[.$J200];0)" table:style-name="ce3">
            <text:p>0</text:p>
          </table:table-cell>
          <table:table-cell office:value-type="float" office:value="0" table:formula="of:=IF(OR([.$P200]=&quot;&quot;;[.$J200]=&quot;&quot;);0;[.$J200])" table:style-name="ce3">
            <text:p>0</text:p>
          </table:table-cell>
          <table:table-cell office:value-type="float" office:value="0" table:formula="of:=IF(OR([.$P200]=&quot;&quot;;[.$J200]=&quot;&quot;);0;[.$P200])" table:style-name="ce3">
            <text:p>0</text:p>
          </table:table-cell>
          <table:table-cell office:value-type="float" office:value="0" table:formula="of:=IF(AND([.$J200]=&quot;&quot;;[.$P200]&lt;&gt;&quot;&quot;);[.$P20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1];[.H201])" table:style-name="ce36"/>
          <table:table-cell office:value-type="string" office:string-value="" table:formula="of:=IF(ISBLANK([.F201]);&quot;&quot;;IF([.D201]=&quot;EE&quot;;IF([.F201]&gt;=3;IF([.E201]&gt;=5;&quot;H&quot;;&quot;A&quot;);IF([.F201]&gt;=2;IF([.E201]&gt;=16;&quot;H&quot;;IF([.E201]&lt;=4;&quot;L&quot;;&quot;A&quot;));IF([.E201]&lt;=15;&quot;L&quot;;&quot;A&quot;)));IF(OR([.D201]=&quot;SE&quot;;[.D201]=&quot;CE&quot;);IF([.F201]&gt;=4;IF([.E201]&gt;=6;&quot;H&quot;;&quot;A&quot;);IF([.F201]&gt;=2;IF([.E201]&gt;=20;&quot;H&quot;;IF([.E201]&lt;=5;&quot;L&quot;;&quot;A&quot;));IF([.E201]&lt;=19;&quot;L&quot;;&quot;A&quot;)));IF(OR([.D201]=&quot;ALI&quot;;[.D201]=&quot;AIE&quot;);IF([.F201]&gt;=6;IF([.E201]&gt;=20;&quot;H&quot;;&quot;A&quot;);IF([.F201]&gt;=2;IF([.E201]&gt;=51;&quot;H&quot;;IF([.E201]&lt;=19;&quot;L&quot;;&quot;A&quot;));IF([.E201]&lt;=50;&quot;L&quot;;&quot;A&quot;)))))))" table:style-name="ce37"/>
          <table:table-cell office:value-type="string" office:string-value="" table:formula="of:=IF([.H201]=&quot;L&quot;;&quot;Baixa&quot;;IF([.H201]=&quot;A&quot;;&quot;Média&quot;;IF([.H201]=&quot;&quot;;&quot;&quot;;&quot;Alta&quot;)))" table:style-name="ce37"/>
          <table:table-cell office:value-type="string" office:string-value="" table:formula="of:=IF(ISBLANK([.F201]);&quot;&quot;;IF([.D201]=&quot;ALI&quot;;IF([.H201]=&quot;L&quot;;7;IF([.H201]=&quot;A&quot;;10;15));IF([.D201]=&quot;AIE&quot;;IF([.H201]=&quot;L&quot;;5;IF([.H201]=&quot;A&quot;;7;10));IF([.D201]=&quot;SE&quot;;IF([.H201]=&quot;L&quot;;4;IF([.H201]=&quot;A&quot;;5;7));IF(OR([.D201]=&quot;EE&quot;;[.D201]=&quot;CE&quot;);IF([.H201]=&quot;L&quot;;3;IF([.H201]=&quot;A&quot;;4;6)))))))" table:style-name="ce38"/>
          <table:table-cell table:style-name="ce39"/>
          <table:table-cell table:style-name="ce36"/>
          <table:table-cell office:value-type="string" office:string-value="" table:formula="of:=CONCATENATE([.D201];[.N201])" table:style-name="ce36"/>
          <table:table-cell office:value-type="string" office:string-value="" table:formula="of:=IF(ISBLANK([.L201]);&quot;&quot;;IF([.D201]=&quot;EE&quot;;IF([.L201]&gt;=3;IF([.K201]&gt;=5;&quot;H&quot;;&quot;A&quot;);IF([.L201]&gt;=2;IF([.K201]&gt;=16;&quot;H&quot;;IF([.K201]&lt;=4;&quot;L&quot;;&quot;A&quot;));IF([.K201]&lt;=15;&quot;L&quot;;&quot;A&quot;)));IF(OR([.D201]=&quot;SE&quot;;[.D201]=&quot;CE&quot;);IF([.L201]&gt;=4;IF([.K201]&gt;=6;&quot;H&quot;;&quot;A&quot;);IF([.L201]&gt;=2;IF([.K201]&gt;=20;&quot;H&quot;;IF([.K201]&lt;=5;&quot;L&quot;;&quot;A&quot;));IF([.K201]&lt;=19;&quot;L&quot;;&quot;A&quot;)));IF(OR([.D201]=&quot;ALI&quot;;[.D201]=&quot;AIE&quot;);IF([.L201]&gt;=6;IF([.K201]&gt;=20;&quot;H&quot;;&quot;A&quot;);IF([.L201]&gt;=2;IF([.K201]&gt;=51;&quot;H&quot;;IF([.K201]&lt;=19;&quot;L&quot;;&quot;A&quot;));IF([.K201]&lt;=50;&quot;L&quot;;&quot;A&quot;)))))))" table:style-name="ce37"/>
          <table:table-cell office:value-type="string" office:string-value="" table:formula="of:=IF([.N201]=&quot;L&quot;;&quot;Baixa&quot;;IF([.N201]=&quot;A&quot;;&quot;Média&quot;;IF([.N201]=&quot;&quot;;&quot;&quot;;&quot;Alta&quot;)))" table:style-name="ce37"/>
          <table:table-cell office:value-type="string" office:string-value="" table:formula="of:=IF(ISBLANK([.L201]);&quot;&quot;;IF([.D201]=&quot;ALI&quot;;IF([.N201]=&quot;L&quot;;7;IF([.N201]=&quot;A&quot;;10;15));IF([.D201]=&quot;AIE&quot;;IF([.N201]=&quot;L&quot;;5;IF([.N201]=&quot;A&quot;;7;10));IF([.D201]=&quot;SE&quot;;IF([.N201]=&quot;L&quot;;4;IF([.N201]=&quot;A&quot;;5;7));IF(OR([.D201]=&quot;EE&quot;;[.D201]=&quot;CE&quot;);IF([.N201]=&quot;L&quot;;3;IF([.N201]=&quot;A&quot;;4;6)))))))" table:style-name="ce38"/>
          <table:table-cell table:style-name="ce39"/>
          <table:table-cell table:style-name="ce40"/>
          <table:table-cell office:value-type="float" office:value="0" table:formula="of:=IF(AND([.$P201]=&quot;&quot;;[.$J201]&lt;&gt;&quot;&quot;);[.$J201];0)" table:style-name="ce3">
            <text:p>0</text:p>
          </table:table-cell>
          <table:table-cell office:value-type="float" office:value="0" table:formula="of:=IF(OR([.$P201]=&quot;&quot;;[.$J201]=&quot;&quot;);0;[.$J201])" table:style-name="ce3">
            <text:p>0</text:p>
          </table:table-cell>
          <table:table-cell office:value-type="float" office:value="0" table:formula="of:=IF(OR([.$P201]=&quot;&quot;;[.$J201]=&quot;&quot;);0;[.$P201])" table:style-name="ce3">
            <text:p>0</text:p>
          </table:table-cell>
          <table:table-cell office:value-type="float" office:value="0" table:formula="of:=IF(AND([.$J201]=&quot;&quot;;[.$P201]&lt;&gt;&quot;&quot;);[.$P20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2];[.H202])" table:style-name="ce36"/>
          <table:table-cell office:value-type="string" office:string-value="" table:formula="of:=IF(ISBLANK([.F202]);&quot;&quot;;IF([.D202]=&quot;EE&quot;;IF([.F202]&gt;=3;IF([.E202]&gt;=5;&quot;H&quot;;&quot;A&quot;);IF([.F202]&gt;=2;IF([.E202]&gt;=16;&quot;H&quot;;IF([.E202]&lt;=4;&quot;L&quot;;&quot;A&quot;));IF([.E202]&lt;=15;&quot;L&quot;;&quot;A&quot;)));IF(OR([.D202]=&quot;SE&quot;;[.D202]=&quot;CE&quot;);IF([.F202]&gt;=4;IF([.E202]&gt;=6;&quot;H&quot;;&quot;A&quot;);IF([.F202]&gt;=2;IF([.E202]&gt;=20;&quot;H&quot;;IF([.E202]&lt;=5;&quot;L&quot;;&quot;A&quot;));IF([.E202]&lt;=19;&quot;L&quot;;&quot;A&quot;)));IF(OR([.D202]=&quot;ALI&quot;;[.D202]=&quot;AIE&quot;);IF([.F202]&gt;=6;IF([.E202]&gt;=20;&quot;H&quot;;&quot;A&quot;);IF([.F202]&gt;=2;IF([.E202]&gt;=51;&quot;H&quot;;IF([.E202]&lt;=19;&quot;L&quot;;&quot;A&quot;));IF([.E202]&lt;=50;&quot;L&quot;;&quot;A&quot;)))))))" table:style-name="ce37"/>
          <table:table-cell office:value-type="string" office:string-value="" table:formula="of:=IF([.H202]=&quot;L&quot;;&quot;Baixa&quot;;IF([.H202]=&quot;A&quot;;&quot;Média&quot;;IF([.H202]=&quot;&quot;;&quot;&quot;;&quot;Alta&quot;)))" table:style-name="ce37"/>
          <table:table-cell office:value-type="string" office:string-value="" table:formula="of:=IF(ISBLANK([.F202]);&quot;&quot;;IF([.D202]=&quot;ALI&quot;;IF([.H202]=&quot;L&quot;;7;IF([.H202]=&quot;A&quot;;10;15));IF([.D202]=&quot;AIE&quot;;IF([.H202]=&quot;L&quot;;5;IF([.H202]=&quot;A&quot;;7;10));IF([.D202]=&quot;SE&quot;;IF([.H202]=&quot;L&quot;;4;IF([.H202]=&quot;A&quot;;5;7));IF(OR([.D202]=&quot;EE&quot;;[.D202]=&quot;CE&quot;);IF([.H202]=&quot;L&quot;;3;IF([.H202]=&quot;A&quot;;4;6)))))))" table:style-name="ce38"/>
          <table:table-cell table:style-name="ce39"/>
          <table:table-cell table:style-name="ce36"/>
          <table:table-cell office:value-type="string" office:string-value="" table:formula="of:=CONCATENATE([.D202];[.N202])" table:style-name="ce36"/>
          <table:table-cell office:value-type="string" office:string-value="" table:formula="of:=IF(ISBLANK([.L202]);&quot;&quot;;IF([.D202]=&quot;EE&quot;;IF([.L202]&gt;=3;IF([.K202]&gt;=5;&quot;H&quot;;&quot;A&quot;);IF([.L202]&gt;=2;IF([.K202]&gt;=16;&quot;H&quot;;IF([.K202]&lt;=4;&quot;L&quot;;&quot;A&quot;));IF([.K202]&lt;=15;&quot;L&quot;;&quot;A&quot;)));IF(OR([.D202]=&quot;SE&quot;;[.D202]=&quot;CE&quot;);IF([.L202]&gt;=4;IF([.K202]&gt;=6;&quot;H&quot;;&quot;A&quot;);IF([.L202]&gt;=2;IF([.K202]&gt;=20;&quot;H&quot;;IF([.K202]&lt;=5;&quot;L&quot;;&quot;A&quot;));IF([.K202]&lt;=19;&quot;L&quot;;&quot;A&quot;)));IF(OR([.D202]=&quot;ALI&quot;;[.D202]=&quot;AIE&quot;);IF([.L202]&gt;=6;IF([.K202]&gt;=20;&quot;H&quot;;&quot;A&quot;);IF([.L202]&gt;=2;IF([.K202]&gt;=51;&quot;H&quot;;IF([.K202]&lt;=19;&quot;L&quot;;&quot;A&quot;));IF([.K202]&lt;=50;&quot;L&quot;;&quot;A&quot;)))))))" table:style-name="ce37"/>
          <table:table-cell office:value-type="string" office:string-value="" table:formula="of:=IF([.N202]=&quot;L&quot;;&quot;Baixa&quot;;IF([.N202]=&quot;A&quot;;&quot;Média&quot;;IF([.N202]=&quot;&quot;;&quot;&quot;;&quot;Alta&quot;)))" table:style-name="ce37"/>
          <table:table-cell office:value-type="string" office:string-value="" table:formula="of:=IF(ISBLANK([.L202]);&quot;&quot;;IF([.D202]=&quot;ALI&quot;;IF([.N202]=&quot;L&quot;;7;IF([.N202]=&quot;A&quot;;10;15));IF([.D202]=&quot;AIE&quot;;IF([.N202]=&quot;L&quot;;5;IF([.N202]=&quot;A&quot;;7;10));IF([.D202]=&quot;SE&quot;;IF([.N202]=&quot;L&quot;;4;IF([.N202]=&quot;A&quot;;5;7));IF(OR([.D202]=&quot;EE&quot;;[.D202]=&quot;CE&quot;);IF([.N202]=&quot;L&quot;;3;IF([.N202]=&quot;A&quot;;4;6)))))))" table:style-name="ce38"/>
          <table:table-cell table:style-name="ce39"/>
          <table:table-cell table:style-name="ce40"/>
          <table:table-cell office:value-type="float" office:value="0" table:formula="of:=IF(AND([.$P202]=&quot;&quot;;[.$J202]&lt;&gt;&quot;&quot;);[.$J202];0)" table:style-name="ce3">
            <text:p>0</text:p>
          </table:table-cell>
          <table:table-cell office:value-type="float" office:value="0" table:formula="of:=IF(OR([.$P202]=&quot;&quot;;[.$J202]=&quot;&quot;);0;[.$J202])" table:style-name="ce3">
            <text:p>0</text:p>
          </table:table-cell>
          <table:table-cell office:value-type="float" office:value="0" table:formula="of:=IF(OR([.$P202]=&quot;&quot;;[.$J202]=&quot;&quot;);0;[.$P202])" table:style-name="ce3">
            <text:p>0</text:p>
          </table:table-cell>
          <table:table-cell office:value-type="float" office:value="0" table:formula="of:=IF(AND([.$J202]=&quot;&quot;;[.$P202]&lt;&gt;&quot;&quot;);[.$P20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3];[.H203])" table:style-name="ce36"/>
          <table:table-cell office:value-type="string" office:string-value="" table:formula="of:=IF(ISBLANK([.F203]);&quot;&quot;;IF([.D203]=&quot;EE&quot;;IF([.F203]&gt;=3;IF([.E203]&gt;=5;&quot;H&quot;;&quot;A&quot;);IF([.F203]&gt;=2;IF([.E203]&gt;=16;&quot;H&quot;;IF([.E203]&lt;=4;&quot;L&quot;;&quot;A&quot;));IF([.E203]&lt;=15;&quot;L&quot;;&quot;A&quot;)));IF(OR([.D203]=&quot;SE&quot;;[.D203]=&quot;CE&quot;);IF([.F203]&gt;=4;IF([.E203]&gt;=6;&quot;H&quot;;&quot;A&quot;);IF([.F203]&gt;=2;IF([.E203]&gt;=20;&quot;H&quot;;IF([.E203]&lt;=5;&quot;L&quot;;&quot;A&quot;));IF([.E203]&lt;=19;&quot;L&quot;;&quot;A&quot;)));IF(OR([.D203]=&quot;ALI&quot;;[.D203]=&quot;AIE&quot;);IF([.F203]&gt;=6;IF([.E203]&gt;=20;&quot;H&quot;;&quot;A&quot;);IF([.F203]&gt;=2;IF([.E203]&gt;=51;&quot;H&quot;;IF([.E203]&lt;=19;&quot;L&quot;;&quot;A&quot;));IF([.E203]&lt;=50;&quot;L&quot;;&quot;A&quot;)))))))" table:style-name="ce37"/>
          <table:table-cell office:value-type="string" office:string-value="" table:formula="of:=IF([.H203]=&quot;L&quot;;&quot;Baixa&quot;;IF([.H203]=&quot;A&quot;;&quot;Média&quot;;IF([.H203]=&quot;&quot;;&quot;&quot;;&quot;Alta&quot;)))" table:style-name="ce37"/>
          <table:table-cell office:value-type="string" office:string-value="" table:formula="of:=IF(ISBLANK([.F203]);&quot;&quot;;IF([.D203]=&quot;ALI&quot;;IF([.H203]=&quot;L&quot;;7;IF([.H203]=&quot;A&quot;;10;15));IF([.D203]=&quot;AIE&quot;;IF([.H203]=&quot;L&quot;;5;IF([.H203]=&quot;A&quot;;7;10));IF([.D203]=&quot;SE&quot;;IF([.H203]=&quot;L&quot;;4;IF([.H203]=&quot;A&quot;;5;7));IF(OR([.D203]=&quot;EE&quot;;[.D203]=&quot;CE&quot;);IF([.H203]=&quot;L&quot;;3;IF([.H203]=&quot;A&quot;;4;6)))))))" table:style-name="ce38"/>
          <table:table-cell table:style-name="ce39"/>
          <table:table-cell table:style-name="ce36"/>
          <table:table-cell office:value-type="string" office:string-value="" table:formula="of:=CONCATENATE([.D203];[.N203])" table:style-name="ce36"/>
          <table:table-cell office:value-type="string" office:string-value="" table:formula="of:=IF(ISBLANK([.L203]);&quot;&quot;;IF([.D203]=&quot;EE&quot;;IF([.L203]&gt;=3;IF([.K203]&gt;=5;&quot;H&quot;;&quot;A&quot;);IF([.L203]&gt;=2;IF([.K203]&gt;=16;&quot;H&quot;;IF([.K203]&lt;=4;&quot;L&quot;;&quot;A&quot;));IF([.K203]&lt;=15;&quot;L&quot;;&quot;A&quot;)));IF(OR([.D203]=&quot;SE&quot;;[.D203]=&quot;CE&quot;);IF([.L203]&gt;=4;IF([.K203]&gt;=6;&quot;H&quot;;&quot;A&quot;);IF([.L203]&gt;=2;IF([.K203]&gt;=20;&quot;H&quot;;IF([.K203]&lt;=5;&quot;L&quot;;&quot;A&quot;));IF([.K203]&lt;=19;&quot;L&quot;;&quot;A&quot;)));IF(OR([.D203]=&quot;ALI&quot;;[.D203]=&quot;AIE&quot;);IF([.L203]&gt;=6;IF([.K203]&gt;=20;&quot;H&quot;;&quot;A&quot;);IF([.L203]&gt;=2;IF([.K203]&gt;=51;&quot;H&quot;;IF([.K203]&lt;=19;&quot;L&quot;;&quot;A&quot;));IF([.K203]&lt;=50;&quot;L&quot;;&quot;A&quot;)))))))" table:style-name="ce37"/>
          <table:table-cell office:value-type="string" office:string-value="" table:formula="of:=IF([.N203]=&quot;L&quot;;&quot;Baixa&quot;;IF([.N203]=&quot;A&quot;;&quot;Média&quot;;IF([.N203]=&quot;&quot;;&quot;&quot;;&quot;Alta&quot;)))" table:style-name="ce37"/>
          <table:table-cell office:value-type="string" office:string-value="" table:formula="of:=IF(ISBLANK([.L203]);&quot;&quot;;IF([.D203]=&quot;ALI&quot;;IF([.N203]=&quot;L&quot;;7;IF([.N203]=&quot;A&quot;;10;15));IF([.D203]=&quot;AIE&quot;;IF([.N203]=&quot;L&quot;;5;IF([.N203]=&quot;A&quot;;7;10));IF([.D203]=&quot;SE&quot;;IF([.N203]=&quot;L&quot;;4;IF([.N203]=&quot;A&quot;;5;7));IF(OR([.D203]=&quot;EE&quot;;[.D203]=&quot;CE&quot;);IF([.N203]=&quot;L&quot;;3;IF([.N203]=&quot;A&quot;;4;6)))))))" table:style-name="ce38"/>
          <table:table-cell table:style-name="ce39"/>
          <table:table-cell table:style-name="ce40"/>
          <table:table-cell office:value-type="float" office:value="0" table:formula="of:=IF(AND([.$P203]=&quot;&quot;;[.$J203]&lt;&gt;&quot;&quot;);[.$J203];0)" table:style-name="ce3">
            <text:p>0</text:p>
          </table:table-cell>
          <table:table-cell office:value-type="float" office:value="0" table:formula="of:=IF(OR([.$P203]=&quot;&quot;;[.$J203]=&quot;&quot;);0;[.$J203])" table:style-name="ce3">
            <text:p>0</text:p>
          </table:table-cell>
          <table:table-cell office:value-type="float" office:value="0" table:formula="of:=IF(OR([.$P203]=&quot;&quot;;[.$J203]=&quot;&quot;);0;[.$P203])" table:style-name="ce3">
            <text:p>0</text:p>
          </table:table-cell>
          <table:table-cell office:value-type="float" office:value="0" table:formula="of:=IF(AND([.$J203]=&quot;&quot;;[.$P203]&lt;&gt;&quot;&quot;);[.$P20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4];[.H204])" table:style-name="ce36"/>
          <table:table-cell office:value-type="string" office:string-value="" table:formula="of:=IF(ISBLANK([.F204]);&quot;&quot;;IF([.D204]=&quot;EE&quot;;IF([.F204]&gt;=3;IF([.E204]&gt;=5;&quot;H&quot;;&quot;A&quot;);IF([.F204]&gt;=2;IF([.E204]&gt;=16;&quot;H&quot;;IF([.E204]&lt;=4;&quot;L&quot;;&quot;A&quot;));IF([.E204]&lt;=15;&quot;L&quot;;&quot;A&quot;)));IF(OR([.D204]=&quot;SE&quot;;[.D204]=&quot;CE&quot;);IF([.F204]&gt;=4;IF([.E204]&gt;=6;&quot;H&quot;;&quot;A&quot;);IF([.F204]&gt;=2;IF([.E204]&gt;=20;&quot;H&quot;;IF([.E204]&lt;=5;&quot;L&quot;;&quot;A&quot;));IF([.E204]&lt;=19;&quot;L&quot;;&quot;A&quot;)));IF(OR([.D204]=&quot;ALI&quot;;[.D204]=&quot;AIE&quot;);IF([.F204]&gt;=6;IF([.E204]&gt;=20;&quot;H&quot;;&quot;A&quot;);IF([.F204]&gt;=2;IF([.E204]&gt;=51;&quot;H&quot;;IF([.E204]&lt;=19;&quot;L&quot;;&quot;A&quot;));IF([.E204]&lt;=50;&quot;L&quot;;&quot;A&quot;)))))))" table:style-name="ce37"/>
          <table:table-cell office:value-type="string" office:string-value="" table:formula="of:=IF([.H204]=&quot;L&quot;;&quot;Baixa&quot;;IF([.H204]=&quot;A&quot;;&quot;Média&quot;;IF([.H204]=&quot;&quot;;&quot;&quot;;&quot;Alta&quot;)))" table:style-name="ce37"/>
          <table:table-cell office:value-type="string" office:string-value="" table:formula="of:=IF(ISBLANK([.F204]);&quot;&quot;;IF([.D204]=&quot;ALI&quot;;IF([.H204]=&quot;L&quot;;7;IF([.H204]=&quot;A&quot;;10;15));IF([.D204]=&quot;AIE&quot;;IF([.H204]=&quot;L&quot;;5;IF([.H204]=&quot;A&quot;;7;10));IF([.D204]=&quot;SE&quot;;IF([.H204]=&quot;L&quot;;4;IF([.H204]=&quot;A&quot;;5;7));IF(OR([.D204]=&quot;EE&quot;;[.D204]=&quot;CE&quot;);IF([.H204]=&quot;L&quot;;3;IF([.H204]=&quot;A&quot;;4;6)))))))" table:style-name="ce38"/>
          <table:table-cell table:style-name="ce39"/>
          <table:table-cell table:style-name="ce36"/>
          <table:table-cell office:value-type="string" office:string-value="" table:formula="of:=CONCATENATE([.D204];[.N204])" table:style-name="ce36"/>
          <table:table-cell office:value-type="string" office:string-value="" table:formula="of:=IF(ISBLANK([.L204]);&quot;&quot;;IF([.D204]=&quot;EE&quot;;IF([.L204]&gt;=3;IF([.K204]&gt;=5;&quot;H&quot;;&quot;A&quot;);IF([.L204]&gt;=2;IF([.K204]&gt;=16;&quot;H&quot;;IF([.K204]&lt;=4;&quot;L&quot;;&quot;A&quot;));IF([.K204]&lt;=15;&quot;L&quot;;&quot;A&quot;)));IF(OR([.D204]=&quot;SE&quot;;[.D204]=&quot;CE&quot;);IF([.L204]&gt;=4;IF([.K204]&gt;=6;&quot;H&quot;;&quot;A&quot;);IF([.L204]&gt;=2;IF([.K204]&gt;=20;&quot;H&quot;;IF([.K204]&lt;=5;&quot;L&quot;;&quot;A&quot;));IF([.K204]&lt;=19;&quot;L&quot;;&quot;A&quot;)));IF(OR([.D204]=&quot;ALI&quot;;[.D204]=&quot;AIE&quot;);IF([.L204]&gt;=6;IF([.K204]&gt;=20;&quot;H&quot;;&quot;A&quot;);IF([.L204]&gt;=2;IF([.K204]&gt;=51;&quot;H&quot;;IF([.K204]&lt;=19;&quot;L&quot;;&quot;A&quot;));IF([.K204]&lt;=50;&quot;L&quot;;&quot;A&quot;)))))))" table:style-name="ce37"/>
          <table:table-cell office:value-type="string" office:string-value="" table:formula="of:=IF([.N204]=&quot;L&quot;;&quot;Baixa&quot;;IF([.N204]=&quot;A&quot;;&quot;Média&quot;;IF([.N204]=&quot;&quot;;&quot;&quot;;&quot;Alta&quot;)))" table:style-name="ce37"/>
          <table:table-cell office:value-type="string" office:string-value="" table:formula="of:=IF(ISBLANK([.L204]);&quot;&quot;;IF([.D204]=&quot;ALI&quot;;IF([.N204]=&quot;L&quot;;7;IF([.N204]=&quot;A&quot;;10;15));IF([.D204]=&quot;AIE&quot;;IF([.N204]=&quot;L&quot;;5;IF([.N204]=&quot;A&quot;;7;10));IF([.D204]=&quot;SE&quot;;IF([.N204]=&quot;L&quot;;4;IF([.N204]=&quot;A&quot;;5;7));IF(OR([.D204]=&quot;EE&quot;;[.D204]=&quot;CE&quot;);IF([.N204]=&quot;L&quot;;3;IF([.N204]=&quot;A&quot;;4;6)))))))" table:style-name="ce38"/>
          <table:table-cell table:style-name="ce39"/>
          <table:table-cell table:style-name="ce40"/>
          <table:table-cell office:value-type="float" office:value="0" table:formula="of:=IF(AND([.$P204]=&quot;&quot;;[.$J204]&lt;&gt;&quot;&quot;);[.$J204];0)" table:style-name="ce3">
            <text:p>0</text:p>
          </table:table-cell>
          <table:table-cell office:value-type="float" office:value="0" table:formula="of:=IF(OR([.$P204]=&quot;&quot;;[.$J204]=&quot;&quot;);0;[.$J204])" table:style-name="ce3">
            <text:p>0</text:p>
          </table:table-cell>
          <table:table-cell office:value-type="float" office:value="0" table:formula="of:=IF(OR([.$P204]=&quot;&quot;;[.$J204]=&quot;&quot;);0;[.$P204])" table:style-name="ce3">
            <text:p>0</text:p>
          </table:table-cell>
          <table:table-cell office:value-type="float" office:value="0" table:formula="of:=IF(AND([.$J204]=&quot;&quot;;[.$P204]&lt;&gt;&quot;&quot;);[.$P20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5];[.H205])" table:style-name="ce36"/>
          <table:table-cell office:value-type="string" office:string-value="" table:formula="of:=IF(ISBLANK([.F205]);&quot;&quot;;IF([.D205]=&quot;EE&quot;;IF([.F205]&gt;=3;IF([.E205]&gt;=5;&quot;H&quot;;&quot;A&quot;);IF([.F205]&gt;=2;IF([.E205]&gt;=16;&quot;H&quot;;IF([.E205]&lt;=4;&quot;L&quot;;&quot;A&quot;));IF([.E205]&lt;=15;&quot;L&quot;;&quot;A&quot;)));IF(OR([.D205]=&quot;SE&quot;;[.D205]=&quot;CE&quot;);IF([.F205]&gt;=4;IF([.E205]&gt;=6;&quot;H&quot;;&quot;A&quot;);IF([.F205]&gt;=2;IF([.E205]&gt;=20;&quot;H&quot;;IF([.E205]&lt;=5;&quot;L&quot;;&quot;A&quot;));IF([.E205]&lt;=19;&quot;L&quot;;&quot;A&quot;)));IF(OR([.D205]=&quot;ALI&quot;;[.D205]=&quot;AIE&quot;);IF([.F205]&gt;=6;IF([.E205]&gt;=20;&quot;H&quot;;&quot;A&quot;);IF([.F205]&gt;=2;IF([.E205]&gt;=51;&quot;H&quot;;IF([.E205]&lt;=19;&quot;L&quot;;&quot;A&quot;));IF([.E205]&lt;=50;&quot;L&quot;;&quot;A&quot;)))))))" table:style-name="ce37"/>
          <table:table-cell office:value-type="string" office:string-value="" table:formula="of:=IF([.H205]=&quot;L&quot;;&quot;Baixa&quot;;IF([.H205]=&quot;A&quot;;&quot;Média&quot;;IF([.H205]=&quot;&quot;;&quot;&quot;;&quot;Alta&quot;)))" table:style-name="ce37"/>
          <table:table-cell office:value-type="string" office:string-value="" table:formula="of:=IF(ISBLANK([.F205]);&quot;&quot;;IF([.D205]=&quot;ALI&quot;;IF([.H205]=&quot;L&quot;;7;IF([.H205]=&quot;A&quot;;10;15));IF([.D205]=&quot;AIE&quot;;IF([.H205]=&quot;L&quot;;5;IF([.H205]=&quot;A&quot;;7;10));IF([.D205]=&quot;SE&quot;;IF([.H205]=&quot;L&quot;;4;IF([.H205]=&quot;A&quot;;5;7));IF(OR([.D205]=&quot;EE&quot;;[.D205]=&quot;CE&quot;);IF([.H205]=&quot;L&quot;;3;IF([.H205]=&quot;A&quot;;4;6)))))))" table:style-name="ce38"/>
          <table:table-cell table:style-name="ce39"/>
          <table:table-cell table:style-name="ce36"/>
          <table:table-cell office:value-type="string" office:string-value="" table:formula="of:=CONCATENATE([.D205];[.N205])" table:style-name="ce36"/>
          <table:table-cell office:value-type="string" office:string-value="" table:formula="of:=IF(ISBLANK([.L205]);&quot;&quot;;IF([.D205]=&quot;EE&quot;;IF([.L205]&gt;=3;IF([.K205]&gt;=5;&quot;H&quot;;&quot;A&quot;);IF([.L205]&gt;=2;IF([.K205]&gt;=16;&quot;H&quot;;IF([.K205]&lt;=4;&quot;L&quot;;&quot;A&quot;));IF([.K205]&lt;=15;&quot;L&quot;;&quot;A&quot;)));IF(OR([.D205]=&quot;SE&quot;;[.D205]=&quot;CE&quot;);IF([.L205]&gt;=4;IF([.K205]&gt;=6;&quot;H&quot;;&quot;A&quot;);IF([.L205]&gt;=2;IF([.K205]&gt;=20;&quot;H&quot;;IF([.K205]&lt;=5;&quot;L&quot;;&quot;A&quot;));IF([.K205]&lt;=19;&quot;L&quot;;&quot;A&quot;)));IF(OR([.D205]=&quot;ALI&quot;;[.D205]=&quot;AIE&quot;);IF([.L205]&gt;=6;IF([.K205]&gt;=20;&quot;H&quot;;&quot;A&quot;);IF([.L205]&gt;=2;IF([.K205]&gt;=51;&quot;H&quot;;IF([.K205]&lt;=19;&quot;L&quot;;&quot;A&quot;));IF([.K205]&lt;=50;&quot;L&quot;;&quot;A&quot;)))))))" table:style-name="ce37"/>
          <table:table-cell office:value-type="string" office:string-value="" table:formula="of:=IF([.N205]=&quot;L&quot;;&quot;Baixa&quot;;IF([.N205]=&quot;A&quot;;&quot;Média&quot;;IF([.N205]=&quot;&quot;;&quot;&quot;;&quot;Alta&quot;)))" table:style-name="ce37"/>
          <table:table-cell office:value-type="string" office:string-value="" table:formula="of:=IF(ISBLANK([.L205]);&quot;&quot;;IF([.D205]=&quot;ALI&quot;;IF([.N205]=&quot;L&quot;;7;IF([.N205]=&quot;A&quot;;10;15));IF([.D205]=&quot;AIE&quot;;IF([.N205]=&quot;L&quot;;5;IF([.N205]=&quot;A&quot;;7;10));IF([.D205]=&quot;SE&quot;;IF([.N205]=&quot;L&quot;;4;IF([.N205]=&quot;A&quot;;5;7));IF(OR([.D205]=&quot;EE&quot;;[.D205]=&quot;CE&quot;);IF([.N205]=&quot;L&quot;;3;IF([.N205]=&quot;A&quot;;4;6)))))))" table:style-name="ce38"/>
          <table:table-cell table:style-name="ce39"/>
          <table:table-cell table:style-name="ce40"/>
          <table:table-cell office:value-type="float" office:value="0" table:formula="of:=IF(AND([.$P205]=&quot;&quot;;[.$J205]&lt;&gt;&quot;&quot;);[.$J205];0)" table:style-name="ce3">
            <text:p>0</text:p>
          </table:table-cell>
          <table:table-cell office:value-type="float" office:value="0" table:formula="of:=IF(OR([.$P205]=&quot;&quot;;[.$J205]=&quot;&quot;);0;[.$J205])" table:style-name="ce3">
            <text:p>0</text:p>
          </table:table-cell>
          <table:table-cell office:value-type="float" office:value="0" table:formula="of:=IF(OR([.$P205]=&quot;&quot;;[.$J205]=&quot;&quot;);0;[.$P205])" table:style-name="ce3">
            <text:p>0</text:p>
          </table:table-cell>
          <table:table-cell office:value-type="float" office:value="0" table:formula="of:=IF(AND([.$J205]=&quot;&quot;;[.$P205]&lt;&gt;&quot;&quot;);[.$P20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6];[.H206])" table:style-name="ce36"/>
          <table:table-cell office:value-type="string" office:string-value="" table:formula="of:=IF(ISBLANK([.F206]);&quot;&quot;;IF([.D206]=&quot;EE&quot;;IF([.F206]&gt;=3;IF([.E206]&gt;=5;&quot;H&quot;;&quot;A&quot;);IF([.F206]&gt;=2;IF([.E206]&gt;=16;&quot;H&quot;;IF([.E206]&lt;=4;&quot;L&quot;;&quot;A&quot;));IF([.E206]&lt;=15;&quot;L&quot;;&quot;A&quot;)));IF(OR([.D206]=&quot;SE&quot;;[.D206]=&quot;CE&quot;);IF([.F206]&gt;=4;IF([.E206]&gt;=6;&quot;H&quot;;&quot;A&quot;);IF([.F206]&gt;=2;IF([.E206]&gt;=20;&quot;H&quot;;IF([.E206]&lt;=5;&quot;L&quot;;&quot;A&quot;));IF([.E206]&lt;=19;&quot;L&quot;;&quot;A&quot;)));IF(OR([.D206]=&quot;ALI&quot;;[.D206]=&quot;AIE&quot;);IF([.F206]&gt;=6;IF([.E206]&gt;=20;&quot;H&quot;;&quot;A&quot;);IF([.F206]&gt;=2;IF([.E206]&gt;=51;&quot;H&quot;;IF([.E206]&lt;=19;&quot;L&quot;;&quot;A&quot;));IF([.E206]&lt;=50;&quot;L&quot;;&quot;A&quot;)))))))" table:style-name="ce37"/>
          <table:table-cell office:value-type="string" office:string-value="" table:formula="of:=IF([.H206]=&quot;L&quot;;&quot;Baixa&quot;;IF([.H206]=&quot;A&quot;;&quot;Média&quot;;IF([.H206]=&quot;&quot;;&quot;&quot;;&quot;Alta&quot;)))" table:style-name="ce37"/>
          <table:table-cell office:value-type="string" office:string-value="" table:formula="of:=IF(ISBLANK([.F206]);&quot;&quot;;IF([.D206]=&quot;ALI&quot;;IF([.H206]=&quot;L&quot;;7;IF([.H206]=&quot;A&quot;;10;15));IF([.D206]=&quot;AIE&quot;;IF([.H206]=&quot;L&quot;;5;IF([.H206]=&quot;A&quot;;7;10));IF([.D206]=&quot;SE&quot;;IF([.H206]=&quot;L&quot;;4;IF([.H206]=&quot;A&quot;;5;7));IF(OR([.D206]=&quot;EE&quot;;[.D206]=&quot;CE&quot;);IF([.H206]=&quot;L&quot;;3;IF([.H206]=&quot;A&quot;;4;6)))))))" table:style-name="ce38"/>
          <table:table-cell table:style-name="ce39"/>
          <table:table-cell table:style-name="ce36"/>
          <table:table-cell office:value-type="string" office:string-value="" table:formula="of:=CONCATENATE([.D206];[.N206])" table:style-name="ce36"/>
          <table:table-cell office:value-type="string" office:string-value="" table:formula="of:=IF(ISBLANK([.L206]);&quot;&quot;;IF([.D206]=&quot;EE&quot;;IF([.L206]&gt;=3;IF([.K206]&gt;=5;&quot;H&quot;;&quot;A&quot;);IF([.L206]&gt;=2;IF([.K206]&gt;=16;&quot;H&quot;;IF([.K206]&lt;=4;&quot;L&quot;;&quot;A&quot;));IF([.K206]&lt;=15;&quot;L&quot;;&quot;A&quot;)));IF(OR([.D206]=&quot;SE&quot;;[.D206]=&quot;CE&quot;);IF([.L206]&gt;=4;IF([.K206]&gt;=6;&quot;H&quot;;&quot;A&quot;);IF([.L206]&gt;=2;IF([.K206]&gt;=20;&quot;H&quot;;IF([.K206]&lt;=5;&quot;L&quot;;&quot;A&quot;));IF([.K206]&lt;=19;&quot;L&quot;;&quot;A&quot;)));IF(OR([.D206]=&quot;ALI&quot;;[.D206]=&quot;AIE&quot;);IF([.L206]&gt;=6;IF([.K206]&gt;=20;&quot;H&quot;;&quot;A&quot;);IF([.L206]&gt;=2;IF([.K206]&gt;=51;&quot;H&quot;;IF([.K206]&lt;=19;&quot;L&quot;;&quot;A&quot;));IF([.K206]&lt;=50;&quot;L&quot;;&quot;A&quot;)))))))" table:style-name="ce37"/>
          <table:table-cell office:value-type="string" office:string-value="" table:formula="of:=IF([.N206]=&quot;L&quot;;&quot;Baixa&quot;;IF([.N206]=&quot;A&quot;;&quot;Média&quot;;IF([.N206]=&quot;&quot;;&quot;&quot;;&quot;Alta&quot;)))" table:style-name="ce37"/>
          <table:table-cell office:value-type="string" office:string-value="" table:formula="of:=IF(ISBLANK([.L206]);&quot;&quot;;IF([.D206]=&quot;ALI&quot;;IF([.N206]=&quot;L&quot;;7;IF([.N206]=&quot;A&quot;;10;15));IF([.D206]=&quot;AIE&quot;;IF([.N206]=&quot;L&quot;;5;IF([.N206]=&quot;A&quot;;7;10));IF([.D206]=&quot;SE&quot;;IF([.N206]=&quot;L&quot;;4;IF([.N206]=&quot;A&quot;;5;7));IF(OR([.D206]=&quot;EE&quot;;[.D206]=&quot;CE&quot;);IF([.N206]=&quot;L&quot;;3;IF([.N206]=&quot;A&quot;;4;6)))))))" table:style-name="ce38"/>
          <table:table-cell table:style-name="ce39"/>
          <table:table-cell table:style-name="ce40"/>
          <table:table-cell office:value-type="float" office:value="0" table:formula="of:=IF(AND([.$P206]=&quot;&quot;;[.$J206]&lt;&gt;&quot;&quot;);[.$J206];0)" table:style-name="ce3">
            <text:p>0</text:p>
          </table:table-cell>
          <table:table-cell office:value-type="float" office:value="0" table:formula="of:=IF(OR([.$P206]=&quot;&quot;;[.$J206]=&quot;&quot;);0;[.$J206])" table:style-name="ce3">
            <text:p>0</text:p>
          </table:table-cell>
          <table:table-cell office:value-type="float" office:value="0" table:formula="of:=IF(OR([.$P206]=&quot;&quot;;[.$J206]=&quot;&quot;);0;[.$P206])" table:style-name="ce3">
            <text:p>0</text:p>
          </table:table-cell>
          <table:table-cell office:value-type="float" office:value="0" table:formula="of:=IF(AND([.$J206]=&quot;&quot;;[.$P206]&lt;&gt;&quot;&quot;);[.$P20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7];[.H207])" table:style-name="ce36"/>
          <table:table-cell office:value-type="string" office:string-value="" table:formula="of:=IF(ISBLANK([.F207]);&quot;&quot;;IF([.D207]=&quot;EE&quot;;IF([.F207]&gt;=3;IF([.E207]&gt;=5;&quot;H&quot;;&quot;A&quot;);IF([.F207]&gt;=2;IF([.E207]&gt;=16;&quot;H&quot;;IF([.E207]&lt;=4;&quot;L&quot;;&quot;A&quot;));IF([.E207]&lt;=15;&quot;L&quot;;&quot;A&quot;)));IF(OR([.D207]=&quot;SE&quot;;[.D207]=&quot;CE&quot;);IF([.F207]&gt;=4;IF([.E207]&gt;=6;&quot;H&quot;;&quot;A&quot;);IF([.F207]&gt;=2;IF([.E207]&gt;=20;&quot;H&quot;;IF([.E207]&lt;=5;&quot;L&quot;;&quot;A&quot;));IF([.E207]&lt;=19;&quot;L&quot;;&quot;A&quot;)));IF(OR([.D207]=&quot;ALI&quot;;[.D207]=&quot;AIE&quot;);IF([.F207]&gt;=6;IF([.E207]&gt;=20;&quot;H&quot;;&quot;A&quot;);IF([.F207]&gt;=2;IF([.E207]&gt;=51;&quot;H&quot;;IF([.E207]&lt;=19;&quot;L&quot;;&quot;A&quot;));IF([.E207]&lt;=50;&quot;L&quot;;&quot;A&quot;)))))))" table:style-name="ce37"/>
          <table:table-cell office:value-type="string" office:string-value="" table:formula="of:=IF([.H207]=&quot;L&quot;;&quot;Baixa&quot;;IF([.H207]=&quot;A&quot;;&quot;Média&quot;;IF([.H207]=&quot;&quot;;&quot;&quot;;&quot;Alta&quot;)))" table:style-name="ce37"/>
          <table:table-cell office:value-type="string" office:string-value="" table:formula="of:=IF(ISBLANK([.F207]);&quot;&quot;;IF([.D207]=&quot;ALI&quot;;IF([.H207]=&quot;L&quot;;7;IF([.H207]=&quot;A&quot;;10;15));IF([.D207]=&quot;AIE&quot;;IF([.H207]=&quot;L&quot;;5;IF([.H207]=&quot;A&quot;;7;10));IF([.D207]=&quot;SE&quot;;IF([.H207]=&quot;L&quot;;4;IF([.H207]=&quot;A&quot;;5;7));IF(OR([.D207]=&quot;EE&quot;;[.D207]=&quot;CE&quot;);IF([.H207]=&quot;L&quot;;3;IF([.H207]=&quot;A&quot;;4;6)))))))" table:style-name="ce38"/>
          <table:table-cell table:style-name="ce39"/>
          <table:table-cell table:style-name="ce36"/>
          <table:table-cell office:value-type="string" office:string-value="" table:formula="of:=CONCATENATE([.D207];[.N207])" table:style-name="ce36"/>
          <table:table-cell office:value-type="string" office:string-value="" table:formula="of:=IF(ISBLANK([.L207]);&quot;&quot;;IF([.D207]=&quot;EE&quot;;IF([.L207]&gt;=3;IF([.K207]&gt;=5;&quot;H&quot;;&quot;A&quot;);IF([.L207]&gt;=2;IF([.K207]&gt;=16;&quot;H&quot;;IF([.K207]&lt;=4;&quot;L&quot;;&quot;A&quot;));IF([.K207]&lt;=15;&quot;L&quot;;&quot;A&quot;)));IF(OR([.D207]=&quot;SE&quot;;[.D207]=&quot;CE&quot;);IF([.L207]&gt;=4;IF([.K207]&gt;=6;&quot;H&quot;;&quot;A&quot;);IF([.L207]&gt;=2;IF([.K207]&gt;=20;&quot;H&quot;;IF([.K207]&lt;=5;&quot;L&quot;;&quot;A&quot;));IF([.K207]&lt;=19;&quot;L&quot;;&quot;A&quot;)));IF(OR([.D207]=&quot;ALI&quot;;[.D207]=&quot;AIE&quot;);IF([.L207]&gt;=6;IF([.K207]&gt;=20;&quot;H&quot;;&quot;A&quot;);IF([.L207]&gt;=2;IF([.K207]&gt;=51;&quot;H&quot;;IF([.K207]&lt;=19;&quot;L&quot;;&quot;A&quot;));IF([.K207]&lt;=50;&quot;L&quot;;&quot;A&quot;)))))))" table:style-name="ce37"/>
          <table:table-cell office:value-type="string" office:string-value="" table:formula="of:=IF([.N207]=&quot;L&quot;;&quot;Baixa&quot;;IF([.N207]=&quot;A&quot;;&quot;Média&quot;;IF([.N207]=&quot;&quot;;&quot;&quot;;&quot;Alta&quot;)))" table:style-name="ce37"/>
          <table:table-cell office:value-type="string" office:string-value="" table:formula="of:=IF(ISBLANK([.L207]);&quot;&quot;;IF([.D207]=&quot;ALI&quot;;IF([.N207]=&quot;L&quot;;7;IF([.N207]=&quot;A&quot;;10;15));IF([.D207]=&quot;AIE&quot;;IF([.N207]=&quot;L&quot;;5;IF([.N207]=&quot;A&quot;;7;10));IF([.D207]=&quot;SE&quot;;IF([.N207]=&quot;L&quot;;4;IF([.N207]=&quot;A&quot;;5;7));IF(OR([.D207]=&quot;EE&quot;;[.D207]=&quot;CE&quot;);IF([.N207]=&quot;L&quot;;3;IF([.N207]=&quot;A&quot;;4;6)))))))" table:style-name="ce38"/>
          <table:table-cell table:style-name="ce39"/>
          <table:table-cell table:style-name="ce40"/>
          <table:table-cell office:value-type="float" office:value="0" table:formula="of:=IF(AND([.$P207]=&quot;&quot;;[.$J207]&lt;&gt;&quot;&quot;);[.$J207];0)" table:style-name="ce3">
            <text:p>0</text:p>
          </table:table-cell>
          <table:table-cell office:value-type="float" office:value="0" table:formula="of:=IF(OR([.$P207]=&quot;&quot;;[.$J207]=&quot;&quot;);0;[.$J207])" table:style-name="ce3">
            <text:p>0</text:p>
          </table:table-cell>
          <table:table-cell office:value-type="float" office:value="0" table:formula="of:=IF(OR([.$P207]=&quot;&quot;;[.$J207]=&quot;&quot;);0;[.$P207])" table:style-name="ce3">
            <text:p>0</text:p>
          </table:table-cell>
          <table:table-cell office:value-type="float" office:value="0" table:formula="of:=IF(AND([.$J207]=&quot;&quot;;[.$P207]&lt;&gt;&quot;&quot;);[.$P20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8];[.H208])" table:style-name="ce36"/>
          <table:table-cell office:value-type="string" office:string-value="" table:formula="of:=IF(ISBLANK([.F208]);&quot;&quot;;IF([.D208]=&quot;EE&quot;;IF([.F208]&gt;=3;IF([.E208]&gt;=5;&quot;H&quot;;&quot;A&quot;);IF([.F208]&gt;=2;IF([.E208]&gt;=16;&quot;H&quot;;IF([.E208]&lt;=4;&quot;L&quot;;&quot;A&quot;));IF([.E208]&lt;=15;&quot;L&quot;;&quot;A&quot;)));IF(OR([.D208]=&quot;SE&quot;;[.D208]=&quot;CE&quot;);IF([.F208]&gt;=4;IF([.E208]&gt;=6;&quot;H&quot;;&quot;A&quot;);IF([.F208]&gt;=2;IF([.E208]&gt;=20;&quot;H&quot;;IF([.E208]&lt;=5;&quot;L&quot;;&quot;A&quot;));IF([.E208]&lt;=19;&quot;L&quot;;&quot;A&quot;)));IF(OR([.D208]=&quot;ALI&quot;;[.D208]=&quot;AIE&quot;);IF([.F208]&gt;=6;IF([.E208]&gt;=20;&quot;H&quot;;&quot;A&quot;);IF([.F208]&gt;=2;IF([.E208]&gt;=51;&quot;H&quot;;IF([.E208]&lt;=19;&quot;L&quot;;&quot;A&quot;));IF([.E208]&lt;=50;&quot;L&quot;;&quot;A&quot;)))))))" table:style-name="ce37"/>
          <table:table-cell office:value-type="string" office:string-value="" table:formula="of:=IF([.H208]=&quot;L&quot;;&quot;Baixa&quot;;IF([.H208]=&quot;A&quot;;&quot;Média&quot;;IF([.H208]=&quot;&quot;;&quot;&quot;;&quot;Alta&quot;)))" table:style-name="ce37"/>
          <table:table-cell office:value-type="string" office:string-value="" table:formula="of:=IF(ISBLANK([.F208]);&quot;&quot;;IF([.D208]=&quot;ALI&quot;;IF([.H208]=&quot;L&quot;;7;IF([.H208]=&quot;A&quot;;10;15));IF([.D208]=&quot;AIE&quot;;IF([.H208]=&quot;L&quot;;5;IF([.H208]=&quot;A&quot;;7;10));IF([.D208]=&quot;SE&quot;;IF([.H208]=&quot;L&quot;;4;IF([.H208]=&quot;A&quot;;5;7));IF(OR([.D208]=&quot;EE&quot;;[.D208]=&quot;CE&quot;);IF([.H208]=&quot;L&quot;;3;IF([.H208]=&quot;A&quot;;4;6)))))))" table:style-name="ce38"/>
          <table:table-cell table:style-name="ce39"/>
          <table:table-cell table:style-name="ce36"/>
          <table:table-cell office:value-type="string" office:string-value="" table:formula="of:=CONCATENATE([.D208];[.N208])" table:style-name="ce36"/>
          <table:table-cell office:value-type="string" office:string-value="" table:formula="of:=IF(ISBLANK([.L208]);&quot;&quot;;IF([.D208]=&quot;EE&quot;;IF([.L208]&gt;=3;IF([.K208]&gt;=5;&quot;H&quot;;&quot;A&quot;);IF([.L208]&gt;=2;IF([.K208]&gt;=16;&quot;H&quot;;IF([.K208]&lt;=4;&quot;L&quot;;&quot;A&quot;));IF([.K208]&lt;=15;&quot;L&quot;;&quot;A&quot;)));IF(OR([.D208]=&quot;SE&quot;;[.D208]=&quot;CE&quot;);IF([.L208]&gt;=4;IF([.K208]&gt;=6;&quot;H&quot;;&quot;A&quot;);IF([.L208]&gt;=2;IF([.K208]&gt;=20;&quot;H&quot;;IF([.K208]&lt;=5;&quot;L&quot;;&quot;A&quot;));IF([.K208]&lt;=19;&quot;L&quot;;&quot;A&quot;)));IF(OR([.D208]=&quot;ALI&quot;;[.D208]=&quot;AIE&quot;);IF([.L208]&gt;=6;IF([.K208]&gt;=20;&quot;H&quot;;&quot;A&quot;);IF([.L208]&gt;=2;IF([.K208]&gt;=51;&quot;H&quot;;IF([.K208]&lt;=19;&quot;L&quot;;&quot;A&quot;));IF([.K208]&lt;=50;&quot;L&quot;;&quot;A&quot;)))))))" table:style-name="ce37"/>
          <table:table-cell office:value-type="string" office:string-value="" table:formula="of:=IF([.N208]=&quot;L&quot;;&quot;Baixa&quot;;IF([.N208]=&quot;A&quot;;&quot;Média&quot;;IF([.N208]=&quot;&quot;;&quot;&quot;;&quot;Alta&quot;)))" table:style-name="ce37"/>
          <table:table-cell office:value-type="string" office:string-value="" table:formula="of:=IF(ISBLANK([.L208]);&quot;&quot;;IF([.D208]=&quot;ALI&quot;;IF([.N208]=&quot;L&quot;;7;IF([.N208]=&quot;A&quot;;10;15));IF([.D208]=&quot;AIE&quot;;IF([.N208]=&quot;L&quot;;5;IF([.N208]=&quot;A&quot;;7;10));IF([.D208]=&quot;SE&quot;;IF([.N208]=&quot;L&quot;;4;IF([.N208]=&quot;A&quot;;5;7));IF(OR([.D208]=&quot;EE&quot;;[.D208]=&quot;CE&quot;);IF([.N208]=&quot;L&quot;;3;IF([.N208]=&quot;A&quot;;4;6)))))))" table:style-name="ce38"/>
          <table:table-cell table:style-name="ce39"/>
          <table:table-cell table:style-name="ce40"/>
          <table:table-cell office:value-type="float" office:value="0" table:formula="of:=IF(AND([.$P208]=&quot;&quot;;[.$J208]&lt;&gt;&quot;&quot;);[.$J208];0)" table:style-name="ce3">
            <text:p>0</text:p>
          </table:table-cell>
          <table:table-cell office:value-type="float" office:value="0" table:formula="of:=IF(OR([.$P208]=&quot;&quot;;[.$J208]=&quot;&quot;);0;[.$J208])" table:style-name="ce3">
            <text:p>0</text:p>
          </table:table-cell>
          <table:table-cell office:value-type="float" office:value="0" table:formula="of:=IF(OR([.$P208]=&quot;&quot;;[.$J208]=&quot;&quot;);0;[.$P208])" table:style-name="ce3">
            <text:p>0</text:p>
          </table:table-cell>
          <table:table-cell office:value-type="float" office:value="0" table:formula="of:=IF(AND([.$J208]=&quot;&quot;;[.$P208]&lt;&gt;&quot;&quot;);[.$P20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09];[.H209])" table:style-name="ce36"/>
          <table:table-cell office:value-type="string" office:string-value="" table:formula="of:=IF(ISBLANK([.F209]);&quot;&quot;;IF([.D209]=&quot;EE&quot;;IF([.F209]&gt;=3;IF([.E209]&gt;=5;&quot;H&quot;;&quot;A&quot;);IF([.F209]&gt;=2;IF([.E209]&gt;=16;&quot;H&quot;;IF([.E209]&lt;=4;&quot;L&quot;;&quot;A&quot;));IF([.E209]&lt;=15;&quot;L&quot;;&quot;A&quot;)));IF(OR([.D209]=&quot;SE&quot;;[.D209]=&quot;CE&quot;);IF([.F209]&gt;=4;IF([.E209]&gt;=6;&quot;H&quot;;&quot;A&quot;);IF([.F209]&gt;=2;IF([.E209]&gt;=20;&quot;H&quot;;IF([.E209]&lt;=5;&quot;L&quot;;&quot;A&quot;));IF([.E209]&lt;=19;&quot;L&quot;;&quot;A&quot;)));IF(OR([.D209]=&quot;ALI&quot;;[.D209]=&quot;AIE&quot;);IF([.F209]&gt;=6;IF([.E209]&gt;=20;&quot;H&quot;;&quot;A&quot;);IF([.F209]&gt;=2;IF([.E209]&gt;=51;&quot;H&quot;;IF([.E209]&lt;=19;&quot;L&quot;;&quot;A&quot;));IF([.E209]&lt;=50;&quot;L&quot;;&quot;A&quot;)))))))" table:style-name="ce37"/>
          <table:table-cell office:value-type="string" office:string-value="" table:formula="of:=IF([.H209]=&quot;L&quot;;&quot;Baixa&quot;;IF([.H209]=&quot;A&quot;;&quot;Média&quot;;IF([.H209]=&quot;&quot;;&quot;&quot;;&quot;Alta&quot;)))" table:style-name="ce37"/>
          <table:table-cell office:value-type="string" office:string-value="" table:formula="of:=IF(ISBLANK([.F209]);&quot;&quot;;IF([.D209]=&quot;ALI&quot;;IF([.H209]=&quot;L&quot;;7;IF([.H209]=&quot;A&quot;;10;15));IF([.D209]=&quot;AIE&quot;;IF([.H209]=&quot;L&quot;;5;IF([.H209]=&quot;A&quot;;7;10));IF([.D209]=&quot;SE&quot;;IF([.H209]=&quot;L&quot;;4;IF([.H209]=&quot;A&quot;;5;7));IF(OR([.D209]=&quot;EE&quot;;[.D209]=&quot;CE&quot;);IF([.H209]=&quot;L&quot;;3;IF([.H209]=&quot;A&quot;;4;6)))))))" table:style-name="ce38"/>
          <table:table-cell table:style-name="ce39"/>
          <table:table-cell table:style-name="ce36"/>
          <table:table-cell office:value-type="string" office:string-value="" table:formula="of:=CONCATENATE([.D209];[.N209])" table:style-name="ce36"/>
          <table:table-cell office:value-type="string" office:string-value="" table:formula="of:=IF(ISBLANK([.L209]);&quot;&quot;;IF([.D209]=&quot;EE&quot;;IF([.L209]&gt;=3;IF([.K209]&gt;=5;&quot;H&quot;;&quot;A&quot;);IF([.L209]&gt;=2;IF([.K209]&gt;=16;&quot;H&quot;;IF([.K209]&lt;=4;&quot;L&quot;;&quot;A&quot;));IF([.K209]&lt;=15;&quot;L&quot;;&quot;A&quot;)));IF(OR([.D209]=&quot;SE&quot;;[.D209]=&quot;CE&quot;);IF([.L209]&gt;=4;IF([.K209]&gt;=6;&quot;H&quot;;&quot;A&quot;);IF([.L209]&gt;=2;IF([.K209]&gt;=20;&quot;H&quot;;IF([.K209]&lt;=5;&quot;L&quot;;&quot;A&quot;));IF([.K209]&lt;=19;&quot;L&quot;;&quot;A&quot;)));IF(OR([.D209]=&quot;ALI&quot;;[.D209]=&quot;AIE&quot;);IF([.L209]&gt;=6;IF([.K209]&gt;=20;&quot;H&quot;;&quot;A&quot;);IF([.L209]&gt;=2;IF([.K209]&gt;=51;&quot;H&quot;;IF([.K209]&lt;=19;&quot;L&quot;;&quot;A&quot;));IF([.K209]&lt;=50;&quot;L&quot;;&quot;A&quot;)))))))" table:style-name="ce37"/>
          <table:table-cell office:value-type="string" office:string-value="" table:formula="of:=IF([.N209]=&quot;L&quot;;&quot;Baixa&quot;;IF([.N209]=&quot;A&quot;;&quot;Média&quot;;IF([.N209]=&quot;&quot;;&quot;&quot;;&quot;Alta&quot;)))" table:style-name="ce37"/>
          <table:table-cell office:value-type="string" office:string-value="" table:formula="of:=IF(ISBLANK([.L209]);&quot;&quot;;IF([.D209]=&quot;ALI&quot;;IF([.N209]=&quot;L&quot;;7;IF([.N209]=&quot;A&quot;;10;15));IF([.D209]=&quot;AIE&quot;;IF([.N209]=&quot;L&quot;;5;IF([.N209]=&quot;A&quot;;7;10));IF([.D209]=&quot;SE&quot;;IF([.N209]=&quot;L&quot;;4;IF([.N209]=&quot;A&quot;;5;7));IF(OR([.D209]=&quot;EE&quot;;[.D209]=&quot;CE&quot;);IF([.N209]=&quot;L&quot;;3;IF([.N209]=&quot;A&quot;;4;6)))))))" table:style-name="ce38"/>
          <table:table-cell table:style-name="ce39"/>
          <table:table-cell table:style-name="ce40"/>
          <table:table-cell office:value-type="float" office:value="0" table:formula="of:=IF(AND([.$P209]=&quot;&quot;;[.$J209]&lt;&gt;&quot;&quot;);[.$J209];0)" table:style-name="ce3">
            <text:p>0</text:p>
          </table:table-cell>
          <table:table-cell office:value-type="float" office:value="0" table:formula="of:=IF(OR([.$P209]=&quot;&quot;;[.$J209]=&quot;&quot;);0;[.$J209])" table:style-name="ce3">
            <text:p>0</text:p>
          </table:table-cell>
          <table:table-cell office:value-type="float" office:value="0" table:formula="of:=IF(OR([.$P209]=&quot;&quot;;[.$J209]=&quot;&quot;);0;[.$P209])" table:style-name="ce3">
            <text:p>0</text:p>
          </table:table-cell>
          <table:table-cell office:value-type="float" office:value="0" table:formula="of:=IF(AND([.$J209]=&quot;&quot;;[.$P209]&lt;&gt;&quot;&quot;);[.$P20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0];[.H210])" table:style-name="ce36"/>
          <table:table-cell office:value-type="string" office:string-value="" table:formula="of:=IF(ISBLANK([.F210]);&quot;&quot;;IF([.D210]=&quot;EE&quot;;IF([.F210]&gt;=3;IF([.E210]&gt;=5;&quot;H&quot;;&quot;A&quot;);IF([.F210]&gt;=2;IF([.E210]&gt;=16;&quot;H&quot;;IF([.E210]&lt;=4;&quot;L&quot;;&quot;A&quot;));IF([.E210]&lt;=15;&quot;L&quot;;&quot;A&quot;)));IF(OR([.D210]=&quot;SE&quot;;[.D210]=&quot;CE&quot;);IF([.F210]&gt;=4;IF([.E210]&gt;=6;&quot;H&quot;;&quot;A&quot;);IF([.F210]&gt;=2;IF([.E210]&gt;=20;&quot;H&quot;;IF([.E210]&lt;=5;&quot;L&quot;;&quot;A&quot;));IF([.E210]&lt;=19;&quot;L&quot;;&quot;A&quot;)));IF(OR([.D210]=&quot;ALI&quot;;[.D210]=&quot;AIE&quot;);IF([.F210]&gt;=6;IF([.E210]&gt;=20;&quot;H&quot;;&quot;A&quot;);IF([.F210]&gt;=2;IF([.E210]&gt;=51;&quot;H&quot;;IF([.E210]&lt;=19;&quot;L&quot;;&quot;A&quot;));IF([.E210]&lt;=50;&quot;L&quot;;&quot;A&quot;)))))))" table:style-name="ce37"/>
          <table:table-cell office:value-type="string" office:string-value="" table:formula="of:=IF([.H210]=&quot;L&quot;;&quot;Baixa&quot;;IF([.H210]=&quot;A&quot;;&quot;Média&quot;;IF([.H210]=&quot;&quot;;&quot;&quot;;&quot;Alta&quot;)))" table:style-name="ce37"/>
          <table:table-cell office:value-type="string" office:string-value="" table:formula="of:=IF(ISBLANK([.F210]);&quot;&quot;;IF([.D210]=&quot;ALI&quot;;IF([.H210]=&quot;L&quot;;7;IF([.H210]=&quot;A&quot;;10;15));IF([.D210]=&quot;AIE&quot;;IF([.H210]=&quot;L&quot;;5;IF([.H210]=&quot;A&quot;;7;10));IF([.D210]=&quot;SE&quot;;IF([.H210]=&quot;L&quot;;4;IF([.H210]=&quot;A&quot;;5;7));IF(OR([.D210]=&quot;EE&quot;;[.D210]=&quot;CE&quot;);IF([.H210]=&quot;L&quot;;3;IF([.H210]=&quot;A&quot;;4;6)))))))" table:style-name="ce38"/>
          <table:table-cell table:style-name="ce39"/>
          <table:table-cell table:style-name="ce36"/>
          <table:table-cell office:value-type="string" office:string-value="" table:formula="of:=CONCATENATE([.D210];[.N210])" table:style-name="ce36"/>
          <table:table-cell office:value-type="string" office:string-value="" table:formula="of:=IF(ISBLANK([.L210]);&quot;&quot;;IF([.D210]=&quot;EE&quot;;IF([.L210]&gt;=3;IF([.K210]&gt;=5;&quot;H&quot;;&quot;A&quot;);IF([.L210]&gt;=2;IF([.K210]&gt;=16;&quot;H&quot;;IF([.K210]&lt;=4;&quot;L&quot;;&quot;A&quot;));IF([.K210]&lt;=15;&quot;L&quot;;&quot;A&quot;)));IF(OR([.D210]=&quot;SE&quot;;[.D210]=&quot;CE&quot;);IF([.L210]&gt;=4;IF([.K210]&gt;=6;&quot;H&quot;;&quot;A&quot;);IF([.L210]&gt;=2;IF([.K210]&gt;=20;&quot;H&quot;;IF([.K210]&lt;=5;&quot;L&quot;;&quot;A&quot;));IF([.K210]&lt;=19;&quot;L&quot;;&quot;A&quot;)));IF(OR([.D210]=&quot;ALI&quot;;[.D210]=&quot;AIE&quot;);IF([.L210]&gt;=6;IF([.K210]&gt;=20;&quot;H&quot;;&quot;A&quot;);IF([.L210]&gt;=2;IF([.K210]&gt;=51;&quot;H&quot;;IF([.K210]&lt;=19;&quot;L&quot;;&quot;A&quot;));IF([.K210]&lt;=50;&quot;L&quot;;&quot;A&quot;)))))))" table:style-name="ce37"/>
          <table:table-cell office:value-type="string" office:string-value="" table:formula="of:=IF([.N210]=&quot;L&quot;;&quot;Baixa&quot;;IF([.N210]=&quot;A&quot;;&quot;Média&quot;;IF([.N210]=&quot;&quot;;&quot;&quot;;&quot;Alta&quot;)))" table:style-name="ce37"/>
          <table:table-cell office:value-type="string" office:string-value="" table:formula="of:=IF(ISBLANK([.L210]);&quot;&quot;;IF([.D210]=&quot;ALI&quot;;IF([.N210]=&quot;L&quot;;7;IF([.N210]=&quot;A&quot;;10;15));IF([.D210]=&quot;AIE&quot;;IF([.N210]=&quot;L&quot;;5;IF([.N210]=&quot;A&quot;;7;10));IF([.D210]=&quot;SE&quot;;IF([.N210]=&quot;L&quot;;4;IF([.N210]=&quot;A&quot;;5;7));IF(OR([.D210]=&quot;EE&quot;;[.D210]=&quot;CE&quot;);IF([.N210]=&quot;L&quot;;3;IF([.N210]=&quot;A&quot;;4;6)))))))" table:style-name="ce38"/>
          <table:table-cell table:style-name="ce39"/>
          <table:table-cell table:style-name="ce40"/>
          <table:table-cell office:value-type="float" office:value="0" table:formula="of:=IF(AND([.$P210]=&quot;&quot;;[.$J210]&lt;&gt;&quot;&quot;);[.$J210];0)" table:style-name="ce3">
            <text:p>0</text:p>
          </table:table-cell>
          <table:table-cell office:value-type="float" office:value="0" table:formula="of:=IF(OR([.$P210]=&quot;&quot;;[.$J210]=&quot;&quot;);0;[.$J210])" table:style-name="ce3">
            <text:p>0</text:p>
          </table:table-cell>
          <table:table-cell office:value-type="float" office:value="0" table:formula="of:=IF(OR([.$P210]=&quot;&quot;;[.$J210]=&quot;&quot;);0;[.$P210])" table:style-name="ce3">
            <text:p>0</text:p>
          </table:table-cell>
          <table:table-cell office:value-type="float" office:value="0" table:formula="of:=IF(AND([.$J210]=&quot;&quot;;[.$P210]&lt;&gt;&quot;&quot;);[.$P21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1];[.H211])" table:style-name="ce36"/>
          <table:table-cell office:value-type="string" office:string-value="" table:formula="of:=IF(ISBLANK([.F211]);&quot;&quot;;IF([.D211]=&quot;EE&quot;;IF([.F211]&gt;=3;IF([.E211]&gt;=5;&quot;H&quot;;&quot;A&quot;);IF([.F211]&gt;=2;IF([.E211]&gt;=16;&quot;H&quot;;IF([.E211]&lt;=4;&quot;L&quot;;&quot;A&quot;));IF([.E211]&lt;=15;&quot;L&quot;;&quot;A&quot;)));IF(OR([.D211]=&quot;SE&quot;;[.D211]=&quot;CE&quot;);IF([.F211]&gt;=4;IF([.E211]&gt;=6;&quot;H&quot;;&quot;A&quot;);IF([.F211]&gt;=2;IF([.E211]&gt;=20;&quot;H&quot;;IF([.E211]&lt;=5;&quot;L&quot;;&quot;A&quot;));IF([.E211]&lt;=19;&quot;L&quot;;&quot;A&quot;)));IF(OR([.D211]=&quot;ALI&quot;;[.D211]=&quot;AIE&quot;);IF([.F211]&gt;=6;IF([.E211]&gt;=20;&quot;H&quot;;&quot;A&quot;);IF([.F211]&gt;=2;IF([.E211]&gt;=51;&quot;H&quot;;IF([.E211]&lt;=19;&quot;L&quot;;&quot;A&quot;));IF([.E211]&lt;=50;&quot;L&quot;;&quot;A&quot;)))))))" table:style-name="ce37"/>
          <table:table-cell office:value-type="string" office:string-value="" table:formula="of:=IF([.H211]=&quot;L&quot;;&quot;Baixa&quot;;IF([.H211]=&quot;A&quot;;&quot;Média&quot;;IF([.H211]=&quot;&quot;;&quot;&quot;;&quot;Alta&quot;)))" table:style-name="ce37"/>
          <table:table-cell office:value-type="string" office:string-value="" table:formula="of:=IF(ISBLANK([.F211]);&quot;&quot;;IF([.D211]=&quot;ALI&quot;;IF([.H211]=&quot;L&quot;;7;IF([.H211]=&quot;A&quot;;10;15));IF([.D211]=&quot;AIE&quot;;IF([.H211]=&quot;L&quot;;5;IF([.H211]=&quot;A&quot;;7;10));IF([.D211]=&quot;SE&quot;;IF([.H211]=&quot;L&quot;;4;IF([.H211]=&quot;A&quot;;5;7));IF(OR([.D211]=&quot;EE&quot;;[.D211]=&quot;CE&quot;);IF([.H211]=&quot;L&quot;;3;IF([.H211]=&quot;A&quot;;4;6)))))))" table:style-name="ce38"/>
          <table:table-cell table:style-name="ce39"/>
          <table:table-cell table:style-name="ce36"/>
          <table:table-cell office:value-type="string" office:string-value="" table:formula="of:=CONCATENATE([.D211];[.N211])" table:style-name="ce36"/>
          <table:table-cell office:value-type="string" office:string-value="" table:formula="of:=IF(ISBLANK([.L211]);&quot;&quot;;IF([.D211]=&quot;EE&quot;;IF([.L211]&gt;=3;IF([.K211]&gt;=5;&quot;H&quot;;&quot;A&quot;);IF([.L211]&gt;=2;IF([.K211]&gt;=16;&quot;H&quot;;IF([.K211]&lt;=4;&quot;L&quot;;&quot;A&quot;));IF([.K211]&lt;=15;&quot;L&quot;;&quot;A&quot;)));IF(OR([.D211]=&quot;SE&quot;;[.D211]=&quot;CE&quot;);IF([.L211]&gt;=4;IF([.K211]&gt;=6;&quot;H&quot;;&quot;A&quot;);IF([.L211]&gt;=2;IF([.K211]&gt;=20;&quot;H&quot;;IF([.K211]&lt;=5;&quot;L&quot;;&quot;A&quot;));IF([.K211]&lt;=19;&quot;L&quot;;&quot;A&quot;)));IF(OR([.D211]=&quot;ALI&quot;;[.D211]=&quot;AIE&quot;);IF([.L211]&gt;=6;IF([.K211]&gt;=20;&quot;H&quot;;&quot;A&quot;);IF([.L211]&gt;=2;IF([.K211]&gt;=51;&quot;H&quot;;IF([.K211]&lt;=19;&quot;L&quot;;&quot;A&quot;));IF([.K211]&lt;=50;&quot;L&quot;;&quot;A&quot;)))))))" table:style-name="ce37"/>
          <table:table-cell office:value-type="string" office:string-value="" table:formula="of:=IF([.N211]=&quot;L&quot;;&quot;Baixa&quot;;IF([.N211]=&quot;A&quot;;&quot;Média&quot;;IF([.N211]=&quot;&quot;;&quot;&quot;;&quot;Alta&quot;)))" table:style-name="ce37"/>
          <table:table-cell office:value-type="string" office:string-value="" table:formula="of:=IF(ISBLANK([.L211]);&quot;&quot;;IF([.D211]=&quot;ALI&quot;;IF([.N211]=&quot;L&quot;;7;IF([.N211]=&quot;A&quot;;10;15));IF([.D211]=&quot;AIE&quot;;IF([.N211]=&quot;L&quot;;5;IF([.N211]=&quot;A&quot;;7;10));IF([.D211]=&quot;SE&quot;;IF([.N211]=&quot;L&quot;;4;IF([.N211]=&quot;A&quot;;5;7));IF(OR([.D211]=&quot;EE&quot;;[.D211]=&quot;CE&quot;);IF([.N211]=&quot;L&quot;;3;IF([.N211]=&quot;A&quot;;4;6)))))))" table:style-name="ce38"/>
          <table:table-cell table:style-name="ce39"/>
          <table:table-cell table:style-name="ce40"/>
          <table:table-cell office:value-type="float" office:value="0" table:formula="of:=IF(AND([.$P211]=&quot;&quot;;[.$J211]&lt;&gt;&quot;&quot;);[.$J211];0)" table:style-name="ce3">
            <text:p>0</text:p>
          </table:table-cell>
          <table:table-cell office:value-type="float" office:value="0" table:formula="of:=IF(OR([.$P211]=&quot;&quot;;[.$J211]=&quot;&quot;);0;[.$J211])" table:style-name="ce3">
            <text:p>0</text:p>
          </table:table-cell>
          <table:table-cell office:value-type="float" office:value="0" table:formula="of:=IF(OR([.$P211]=&quot;&quot;;[.$J211]=&quot;&quot;);0;[.$P211])" table:style-name="ce3">
            <text:p>0</text:p>
          </table:table-cell>
          <table:table-cell office:value-type="float" office:value="0" table:formula="of:=IF(AND([.$J211]=&quot;&quot;;[.$P211]&lt;&gt;&quot;&quot;);[.$P21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2];[.H212])" table:style-name="ce36"/>
          <table:table-cell office:value-type="string" office:string-value="" table:formula="of:=IF(ISBLANK([.F212]);&quot;&quot;;IF([.D212]=&quot;EE&quot;;IF([.F212]&gt;=3;IF([.E212]&gt;=5;&quot;H&quot;;&quot;A&quot;);IF([.F212]&gt;=2;IF([.E212]&gt;=16;&quot;H&quot;;IF([.E212]&lt;=4;&quot;L&quot;;&quot;A&quot;));IF([.E212]&lt;=15;&quot;L&quot;;&quot;A&quot;)));IF(OR([.D212]=&quot;SE&quot;;[.D212]=&quot;CE&quot;);IF([.F212]&gt;=4;IF([.E212]&gt;=6;&quot;H&quot;;&quot;A&quot;);IF([.F212]&gt;=2;IF([.E212]&gt;=20;&quot;H&quot;;IF([.E212]&lt;=5;&quot;L&quot;;&quot;A&quot;));IF([.E212]&lt;=19;&quot;L&quot;;&quot;A&quot;)));IF(OR([.D212]=&quot;ALI&quot;;[.D212]=&quot;AIE&quot;);IF([.F212]&gt;=6;IF([.E212]&gt;=20;&quot;H&quot;;&quot;A&quot;);IF([.F212]&gt;=2;IF([.E212]&gt;=51;&quot;H&quot;;IF([.E212]&lt;=19;&quot;L&quot;;&quot;A&quot;));IF([.E212]&lt;=50;&quot;L&quot;;&quot;A&quot;)))))))" table:style-name="ce37"/>
          <table:table-cell office:value-type="string" office:string-value="" table:formula="of:=IF([.H212]=&quot;L&quot;;&quot;Baixa&quot;;IF([.H212]=&quot;A&quot;;&quot;Média&quot;;IF([.H212]=&quot;&quot;;&quot;&quot;;&quot;Alta&quot;)))" table:style-name="ce37"/>
          <table:table-cell office:value-type="string" office:string-value="" table:formula="of:=IF(ISBLANK([.F212]);&quot;&quot;;IF([.D212]=&quot;ALI&quot;;IF([.H212]=&quot;L&quot;;7;IF([.H212]=&quot;A&quot;;10;15));IF([.D212]=&quot;AIE&quot;;IF([.H212]=&quot;L&quot;;5;IF([.H212]=&quot;A&quot;;7;10));IF([.D212]=&quot;SE&quot;;IF([.H212]=&quot;L&quot;;4;IF([.H212]=&quot;A&quot;;5;7));IF(OR([.D212]=&quot;EE&quot;;[.D212]=&quot;CE&quot;);IF([.H212]=&quot;L&quot;;3;IF([.H212]=&quot;A&quot;;4;6)))))))" table:style-name="ce38"/>
          <table:table-cell table:style-name="ce39"/>
          <table:table-cell table:style-name="ce36"/>
          <table:table-cell office:value-type="string" office:string-value="" table:formula="of:=CONCATENATE([.D212];[.N212])" table:style-name="ce36"/>
          <table:table-cell office:value-type="string" office:string-value="" table:formula="of:=IF(ISBLANK([.L212]);&quot;&quot;;IF([.D212]=&quot;EE&quot;;IF([.L212]&gt;=3;IF([.K212]&gt;=5;&quot;H&quot;;&quot;A&quot;);IF([.L212]&gt;=2;IF([.K212]&gt;=16;&quot;H&quot;;IF([.K212]&lt;=4;&quot;L&quot;;&quot;A&quot;));IF([.K212]&lt;=15;&quot;L&quot;;&quot;A&quot;)));IF(OR([.D212]=&quot;SE&quot;;[.D212]=&quot;CE&quot;);IF([.L212]&gt;=4;IF([.K212]&gt;=6;&quot;H&quot;;&quot;A&quot;);IF([.L212]&gt;=2;IF([.K212]&gt;=20;&quot;H&quot;;IF([.K212]&lt;=5;&quot;L&quot;;&quot;A&quot;));IF([.K212]&lt;=19;&quot;L&quot;;&quot;A&quot;)));IF(OR([.D212]=&quot;ALI&quot;;[.D212]=&quot;AIE&quot;);IF([.L212]&gt;=6;IF([.K212]&gt;=20;&quot;H&quot;;&quot;A&quot;);IF([.L212]&gt;=2;IF([.K212]&gt;=51;&quot;H&quot;;IF([.K212]&lt;=19;&quot;L&quot;;&quot;A&quot;));IF([.K212]&lt;=50;&quot;L&quot;;&quot;A&quot;)))))))" table:style-name="ce37"/>
          <table:table-cell office:value-type="string" office:string-value="" table:formula="of:=IF([.N212]=&quot;L&quot;;&quot;Baixa&quot;;IF([.N212]=&quot;A&quot;;&quot;Média&quot;;IF([.N212]=&quot;&quot;;&quot;&quot;;&quot;Alta&quot;)))" table:style-name="ce37"/>
          <table:table-cell office:value-type="string" office:string-value="" table:formula="of:=IF(ISBLANK([.L212]);&quot;&quot;;IF([.D212]=&quot;ALI&quot;;IF([.N212]=&quot;L&quot;;7;IF([.N212]=&quot;A&quot;;10;15));IF([.D212]=&quot;AIE&quot;;IF([.N212]=&quot;L&quot;;5;IF([.N212]=&quot;A&quot;;7;10));IF([.D212]=&quot;SE&quot;;IF([.N212]=&quot;L&quot;;4;IF([.N212]=&quot;A&quot;;5;7));IF(OR([.D212]=&quot;EE&quot;;[.D212]=&quot;CE&quot;);IF([.N212]=&quot;L&quot;;3;IF([.N212]=&quot;A&quot;;4;6)))))))" table:style-name="ce38"/>
          <table:table-cell table:style-name="ce39"/>
          <table:table-cell table:style-name="ce40"/>
          <table:table-cell office:value-type="float" office:value="0" table:formula="of:=IF(AND([.$P212]=&quot;&quot;;[.$J212]&lt;&gt;&quot;&quot;);[.$J212];0)" table:style-name="ce3">
            <text:p>0</text:p>
          </table:table-cell>
          <table:table-cell office:value-type="float" office:value="0" table:formula="of:=IF(OR([.$P212]=&quot;&quot;;[.$J212]=&quot;&quot;);0;[.$J212])" table:style-name="ce3">
            <text:p>0</text:p>
          </table:table-cell>
          <table:table-cell office:value-type="float" office:value="0" table:formula="of:=IF(OR([.$P212]=&quot;&quot;;[.$J212]=&quot;&quot;);0;[.$P212])" table:style-name="ce3">
            <text:p>0</text:p>
          </table:table-cell>
          <table:table-cell office:value-type="float" office:value="0" table:formula="of:=IF(AND([.$J212]=&quot;&quot;;[.$P212]&lt;&gt;&quot;&quot;);[.$P21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3];[.H213])" table:style-name="ce36"/>
          <table:table-cell office:value-type="string" office:string-value="" table:formula="of:=IF(ISBLANK([.F213]);&quot;&quot;;IF([.D213]=&quot;EE&quot;;IF([.F213]&gt;=3;IF([.E213]&gt;=5;&quot;H&quot;;&quot;A&quot;);IF([.F213]&gt;=2;IF([.E213]&gt;=16;&quot;H&quot;;IF([.E213]&lt;=4;&quot;L&quot;;&quot;A&quot;));IF([.E213]&lt;=15;&quot;L&quot;;&quot;A&quot;)));IF(OR([.D213]=&quot;SE&quot;;[.D213]=&quot;CE&quot;);IF([.F213]&gt;=4;IF([.E213]&gt;=6;&quot;H&quot;;&quot;A&quot;);IF([.F213]&gt;=2;IF([.E213]&gt;=20;&quot;H&quot;;IF([.E213]&lt;=5;&quot;L&quot;;&quot;A&quot;));IF([.E213]&lt;=19;&quot;L&quot;;&quot;A&quot;)));IF(OR([.D213]=&quot;ALI&quot;;[.D213]=&quot;AIE&quot;);IF([.F213]&gt;=6;IF([.E213]&gt;=20;&quot;H&quot;;&quot;A&quot;);IF([.F213]&gt;=2;IF([.E213]&gt;=51;&quot;H&quot;;IF([.E213]&lt;=19;&quot;L&quot;;&quot;A&quot;));IF([.E213]&lt;=50;&quot;L&quot;;&quot;A&quot;)))))))" table:style-name="ce37"/>
          <table:table-cell office:value-type="string" office:string-value="" table:formula="of:=IF([.H213]=&quot;L&quot;;&quot;Baixa&quot;;IF([.H213]=&quot;A&quot;;&quot;Média&quot;;IF([.H213]=&quot;&quot;;&quot;&quot;;&quot;Alta&quot;)))" table:style-name="ce37"/>
          <table:table-cell office:value-type="string" office:string-value="" table:formula="of:=IF(ISBLANK([.F213]);&quot;&quot;;IF([.D213]=&quot;ALI&quot;;IF([.H213]=&quot;L&quot;;7;IF([.H213]=&quot;A&quot;;10;15));IF([.D213]=&quot;AIE&quot;;IF([.H213]=&quot;L&quot;;5;IF([.H213]=&quot;A&quot;;7;10));IF([.D213]=&quot;SE&quot;;IF([.H213]=&quot;L&quot;;4;IF([.H213]=&quot;A&quot;;5;7));IF(OR([.D213]=&quot;EE&quot;;[.D213]=&quot;CE&quot;);IF([.H213]=&quot;L&quot;;3;IF([.H213]=&quot;A&quot;;4;6)))))))" table:style-name="ce38"/>
          <table:table-cell table:style-name="ce39"/>
          <table:table-cell table:style-name="ce36"/>
          <table:table-cell office:value-type="string" office:string-value="" table:formula="of:=CONCATENATE([.D213];[.N213])" table:style-name="ce36"/>
          <table:table-cell office:value-type="string" office:string-value="" table:formula="of:=IF(ISBLANK([.L213]);&quot;&quot;;IF([.D213]=&quot;EE&quot;;IF([.L213]&gt;=3;IF([.K213]&gt;=5;&quot;H&quot;;&quot;A&quot;);IF([.L213]&gt;=2;IF([.K213]&gt;=16;&quot;H&quot;;IF([.K213]&lt;=4;&quot;L&quot;;&quot;A&quot;));IF([.K213]&lt;=15;&quot;L&quot;;&quot;A&quot;)));IF(OR([.D213]=&quot;SE&quot;;[.D213]=&quot;CE&quot;);IF([.L213]&gt;=4;IF([.K213]&gt;=6;&quot;H&quot;;&quot;A&quot;);IF([.L213]&gt;=2;IF([.K213]&gt;=20;&quot;H&quot;;IF([.K213]&lt;=5;&quot;L&quot;;&quot;A&quot;));IF([.K213]&lt;=19;&quot;L&quot;;&quot;A&quot;)));IF(OR([.D213]=&quot;ALI&quot;;[.D213]=&quot;AIE&quot;);IF([.L213]&gt;=6;IF([.K213]&gt;=20;&quot;H&quot;;&quot;A&quot;);IF([.L213]&gt;=2;IF([.K213]&gt;=51;&quot;H&quot;;IF([.K213]&lt;=19;&quot;L&quot;;&quot;A&quot;));IF([.K213]&lt;=50;&quot;L&quot;;&quot;A&quot;)))))))" table:style-name="ce37"/>
          <table:table-cell office:value-type="string" office:string-value="" table:formula="of:=IF([.N213]=&quot;L&quot;;&quot;Baixa&quot;;IF([.N213]=&quot;A&quot;;&quot;Média&quot;;IF([.N213]=&quot;&quot;;&quot;&quot;;&quot;Alta&quot;)))" table:style-name="ce37"/>
          <table:table-cell office:value-type="string" office:string-value="" table:formula="of:=IF(ISBLANK([.L213]);&quot;&quot;;IF([.D213]=&quot;ALI&quot;;IF([.N213]=&quot;L&quot;;7;IF([.N213]=&quot;A&quot;;10;15));IF([.D213]=&quot;AIE&quot;;IF([.N213]=&quot;L&quot;;5;IF([.N213]=&quot;A&quot;;7;10));IF([.D213]=&quot;SE&quot;;IF([.N213]=&quot;L&quot;;4;IF([.N213]=&quot;A&quot;;5;7));IF(OR([.D213]=&quot;EE&quot;;[.D213]=&quot;CE&quot;);IF([.N213]=&quot;L&quot;;3;IF([.N213]=&quot;A&quot;;4;6)))))))" table:style-name="ce38"/>
          <table:table-cell table:style-name="ce39"/>
          <table:table-cell table:style-name="ce40"/>
          <table:table-cell office:value-type="float" office:value="0" table:formula="of:=IF(AND([.$P213]=&quot;&quot;;[.$J213]&lt;&gt;&quot;&quot;);[.$J213];0)" table:style-name="ce3">
            <text:p>0</text:p>
          </table:table-cell>
          <table:table-cell office:value-type="float" office:value="0" table:formula="of:=IF(OR([.$P213]=&quot;&quot;;[.$J213]=&quot;&quot;);0;[.$J213])" table:style-name="ce3">
            <text:p>0</text:p>
          </table:table-cell>
          <table:table-cell office:value-type="float" office:value="0" table:formula="of:=IF(OR([.$P213]=&quot;&quot;;[.$J213]=&quot;&quot;);0;[.$P213])" table:style-name="ce3">
            <text:p>0</text:p>
          </table:table-cell>
          <table:table-cell office:value-type="float" office:value="0" table:formula="of:=IF(AND([.$J213]=&quot;&quot;;[.$P213]&lt;&gt;&quot;&quot;);[.$P21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14];[.H214])" table:style-name="ce36"/>
          <table:table-cell office:value-type="string" office:string-value="" table:formula="of:=IF(ISBLANK([.F214]);&quot;&quot;;IF([.D214]=&quot;EE&quot;;IF([.F214]&gt;=3;IF([.E214]&gt;=5;&quot;H&quot;;&quot;A&quot;);IF([.F214]&gt;=2;IF([.E214]&gt;=16;&quot;H&quot;;IF([.E214]&lt;=4;&quot;L&quot;;&quot;A&quot;));IF([.E214]&lt;=15;&quot;L&quot;;&quot;A&quot;)));IF(OR([.D214]=&quot;SE&quot;;[.D214]=&quot;CE&quot;);IF([.F214]&gt;=4;IF([.E214]&gt;=6;&quot;H&quot;;&quot;A&quot;);IF([.F214]&gt;=2;IF([.E214]&gt;=20;&quot;H&quot;;IF([.E214]&lt;=5;&quot;L&quot;;&quot;A&quot;));IF([.E214]&lt;=19;&quot;L&quot;;&quot;A&quot;)));IF(OR([.D214]=&quot;ALI&quot;;[.D214]=&quot;AIE&quot;);IF([.F214]&gt;=6;IF([.E214]&gt;=20;&quot;H&quot;;&quot;A&quot;);IF([.F214]&gt;=2;IF([.E214]&gt;=51;&quot;H&quot;;IF([.E214]&lt;=19;&quot;L&quot;;&quot;A&quot;));IF([.E214]&lt;=50;&quot;L&quot;;&quot;A&quot;)))))))" table:style-name="ce37"/>
          <table:table-cell office:value-type="string" office:string-value="" table:formula="of:=IF([.H214]=&quot;L&quot;;&quot;Baixa&quot;;IF([.H214]=&quot;A&quot;;&quot;Média&quot;;IF([.H214]=&quot;&quot;;&quot;&quot;;&quot;Alta&quot;)))" table:style-name="ce37"/>
          <table:table-cell office:value-type="string" office:string-value="" table:formula="of:=IF(ISBLANK([.F214]);&quot;&quot;;IF([.D214]=&quot;ALI&quot;;IF([.H214]=&quot;L&quot;;7;IF([.H214]=&quot;A&quot;;10;15));IF([.D214]=&quot;AIE&quot;;IF([.H214]=&quot;L&quot;;5;IF([.H214]=&quot;A&quot;;7;10));IF([.D214]=&quot;SE&quot;;IF([.H214]=&quot;L&quot;;4;IF([.H214]=&quot;A&quot;;5;7));IF(OR([.D214]=&quot;EE&quot;;[.D214]=&quot;CE&quot;);IF([.H214]=&quot;L&quot;;3;IF([.H214]=&quot;A&quot;;4;6)))))))" table:style-name="ce38"/>
          <table:table-cell table:style-name="ce39"/>
          <table:table-cell table:style-name="ce36"/>
          <table:table-cell office:value-type="string" office:string-value="" table:formula="of:=CONCATENATE([.D214];[.N214])" table:style-name="ce36"/>
          <table:table-cell office:value-type="string" office:string-value="" table:formula="of:=IF(ISBLANK([.L214]);&quot;&quot;;IF([.D214]=&quot;EE&quot;;IF([.L214]&gt;=3;IF([.K214]&gt;=5;&quot;H&quot;;&quot;A&quot;);IF([.L214]&gt;=2;IF([.K214]&gt;=16;&quot;H&quot;;IF([.K214]&lt;=4;&quot;L&quot;;&quot;A&quot;));IF([.K214]&lt;=15;&quot;L&quot;;&quot;A&quot;)));IF(OR([.D214]=&quot;SE&quot;;[.D214]=&quot;CE&quot;);IF([.L214]&gt;=4;IF([.K214]&gt;=6;&quot;H&quot;;&quot;A&quot;);IF([.L214]&gt;=2;IF([.K214]&gt;=20;&quot;H&quot;;IF([.K214]&lt;=5;&quot;L&quot;;&quot;A&quot;));IF([.K214]&lt;=19;&quot;L&quot;;&quot;A&quot;)));IF(OR([.D214]=&quot;ALI&quot;;[.D214]=&quot;AIE&quot;);IF([.L214]&gt;=6;IF([.K214]&gt;=20;&quot;H&quot;;&quot;A&quot;);IF([.L214]&gt;=2;IF([.K214]&gt;=51;&quot;H&quot;;IF([.K214]&lt;=19;&quot;L&quot;;&quot;A&quot;));IF([.K214]&lt;=50;&quot;L&quot;;&quot;A&quot;)))))))" table:style-name="ce37"/>
          <table:table-cell office:value-type="string" office:string-value="" table:formula="of:=IF([.N214]=&quot;L&quot;;&quot;Baixa&quot;;IF([.N214]=&quot;A&quot;;&quot;Média&quot;;IF([.N214]=&quot;&quot;;&quot;&quot;;&quot;Alta&quot;)))" table:style-name="ce37"/>
          <table:table-cell office:value-type="string" office:string-value="" table:formula="of:=IF(ISBLANK([.L214]);&quot;&quot;;IF([.D214]=&quot;ALI&quot;;IF([.N214]=&quot;L&quot;;7;IF([.N214]=&quot;A&quot;;10;15));IF([.D214]=&quot;AIE&quot;;IF([.N214]=&quot;L&quot;;5;IF([.N214]=&quot;A&quot;;7;10));IF([.D214]=&quot;SE&quot;;IF([.N214]=&quot;L&quot;;4;IF([.N214]=&quot;A&quot;;5;7));IF(OR([.D214]=&quot;EE&quot;;[.D214]=&quot;CE&quot;);IF([.N214]=&quot;L&quot;;3;IF([.N214]=&quot;A&quot;;4;6)))))))" table:style-name="ce38"/>
          <table:table-cell table:style-name="ce39"/>
          <table:table-cell table:style-name="ce40"/>
          <table:table-cell office:value-type="float" office:value="0" table:formula="of:=IF(AND([.$P214]=&quot;&quot;;[.$J214]&lt;&gt;&quot;&quot;);[.$J214];0)" table:style-name="ce3">
            <text:p>0</text:p>
          </table:table-cell>
          <table:table-cell office:value-type="float" office:value="0" table:formula="of:=IF(OR([.$P214]=&quot;&quot;;[.$J214]=&quot;&quot;);0;[.$J214])" table:style-name="ce3">
            <text:p>0</text:p>
          </table:table-cell>
          <table:table-cell office:value-type="float" office:value="0" table:formula="of:=IF(OR([.$P214]=&quot;&quot;;[.$J214]=&quot;&quot;);0;[.$P214])" table:style-name="ce3">
            <text:p>0</text:p>
          </table:table-cell>
          <table:table-cell office:value-type="float" office:value="0" table:formula="of:=IF(AND([.$J214]=&quot;&quot;;[.$P214]&lt;&gt;&quot;&quot;);[.$P21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215];[.H215])" table:style-name="ce44"/>
          <table:table-cell office:value-type="string" office:string-value="" table:formula="of:=IF(ISBLANK([.F215]);&quot;&quot;;IF([.D215]=&quot;EE&quot;;IF([.F215]&gt;=3;IF([.E215]&gt;=5;&quot;H&quot;;&quot;A&quot;);IF([.F215]&gt;=2;IF([.E215]&gt;=16;&quot;H&quot;;IF([.E215]&lt;=4;&quot;L&quot;;&quot;A&quot;));IF([.E215]&lt;=15;&quot;L&quot;;&quot;A&quot;)));IF(OR([.D215]=&quot;SE&quot;;[.D215]=&quot;CE&quot;);IF([.F215]&gt;=4;IF([.E215]&gt;=6;&quot;H&quot;;&quot;A&quot;);IF([.F215]&gt;=2;IF([.E215]&gt;=20;&quot;H&quot;;IF([.E215]&lt;=5;&quot;L&quot;;&quot;A&quot;));IF([.E215]&lt;=19;&quot;L&quot;;&quot;A&quot;)));IF(OR([.D215]=&quot;ALI&quot;;[.D215]=&quot;AIE&quot;);IF([.F215]&gt;=6;IF([.E215]&gt;=20;&quot;H&quot;;&quot;A&quot;);IF([.F215]&gt;=2;IF([.E215]&gt;=51;&quot;H&quot;;IF([.E215]&lt;=19;&quot;L&quot;;&quot;A&quot;));IF([.E215]&lt;=50;&quot;L&quot;;&quot;A&quot;)))))))" table:style-name="ce45"/>
          <table:table-cell office:value-type="string" office:string-value="" table:formula="of:=IF([.H215]=&quot;L&quot;;&quot;Baixa&quot;;IF([.H215]=&quot;A&quot;;&quot;Média&quot;;IF([.H215]=&quot;&quot;;&quot;&quot;;&quot;Alta&quot;)))" table:style-name="ce45"/>
          <table:table-cell office:value-type="string" office:string-value="" table:formula="of:=IF(ISBLANK([.F215]);&quot;&quot;;IF([.D215]=&quot;ALI&quot;;IF([.H215]=&quot;L&quot;;7;IF([.H215]=&quot;A&quot;;10;15));IF([.D215]=&quot;AIE&quot;;IF([.H215]=&quot;L&quot;;5;IF([.H215]=&quot;A&quot;;7;10));IF([.D215]=&quot;SE&quot;;IF([.H215]=&quot;L&quot;;4;IF([.H215]=&quot;A&quot;;5;7));IF(OR([.D215]=&quot;EE&quot;;[.D215]=&quot;CE&quot;);IF([.H215]=&quot;L&quot;;3;IF([.H215]=&quot;A&quot;;4;6)))))))" table:style-name="ce46"/>
          <table:table-cell table:style-name="ce47"/>
          <table:table-cell table:style-name="ce44"/>
          <table:table-cell office:value-type="string" office:string-value="" table:formula="of:=CONCATENATE([.D215];[.N215])" table:style-name="ce44"/>
          <table:table-cell office:value-type="string" office:string-value="" table:formula="of:=IF(ISBLANK([.L215]);&quot;&quot;;IF([.D215]=&quot;EE&quot;;IF([.L215]&gt;=3;IF([.K215]&gt;=5;&quot;H&quot;;&quot;A&quot;);IF([.L215]&gt;=2;IF([.K215]&gt;=16;&quot;H&quot;;IF([.K215]&lt;=4;&quot;L&quot;;&quot;A&quot;));IF([.K215]&lt;=15;&quot;L&quot;;&quot;A&quot;)));IF(OR([.D215]=&quot;SE&quot;;[.D215]=&quot;CE&quot;);IF([.L215]&gt;=4;IF([.K215]&gt;=6;&quot;H&quot;;&quot;A&quot;);IF([.L215]&gt;=2;IF([.K215]&gt;=20;&quot;H&quot;;IF([.K215]&lt;=5;&quot;L&quot;;&quot;A&quot;));IF([.K215]&lt;=19;&quot;L&quot;;&quot;A&quot;)));IF(OR([.D215]=&quot;ALI&quot;;[.D215]=&quot;AIE&quot;);IF([.L215]&gt;=6;IF([.K215]&gt;=20;&quot;H&quot;;&quot;A&quot;);IF([.L215]&gt;=2;IF([.K215]&gt;=51;&quot;H&quot;;IF([.K215]&lt;=19;&quot;L&quot;;&quot;A&quot;));IF([.K215]&lt;=50;&quot;L&quot;;&quot;A&quot;)))))))" table:style-name="ce45"/>
          <table:table-cell office:value-type="string" office:string-value="" table:formula="of:=IF([.N215]=&quot;L&quot;;&quot;Baixa&quot;;IF([.N215]=&quot;A&quot;;&quot;Média&quot;;IF([.N215]=&quot;&quot;;&quot;&quot;;&quot;Alta&quot;)))" table:style-name="ce45"/>
          <table:table-cell office:value-type="string" office:string-value="" table:formula="of:=IF(ISBLANK([.L215]);&quot;&quot;;IF([.D215]=&quot;ALI&quot;;IF([.N215]=&quot;L&quot;;7;IF([.N215]=&quot;A&quot;;10;15));IF([.D215]=&quot;AIE&quot;;IF([.N215]=&quot;L&quot;;5;IF([.N215]=&quot;A&quot;;7;10));IF([.D215]=&quot;SE&quot;;IF([.N215]=&quot;L&quot;;4;IF([.N215]=&quot;A&quot;;5;7));IF(OR([.D215]=&quot;EE&quot;;[.D215]=&quot;CE&quot;);IF([.N215]=&quot;L&quot;;3;IF([.N215]=&quot;A&quot;;4;6)))))))" table:style-name="ce46"/>
          <table:table-cell table:style-name="ce47"/>
          <table:table-cell table:style-name="ce48"/>
          <table:table-cell office:value-type="float" office:value="0" table:formula="of:=IF(AND([.$P215]=&quot;&quot;;[.$J215]&lt;&gt;&quot;&quot;);[.$J215];0)" table:style-name="ce3">
            <text:p>0</text:p>
          </table:table-cell>
          <table:table-cell office:value-type="float" office:value="0" table:formula="of:=IF(OR([.$P215]=&quot;&quot;;[.$J215]=&quot;&quot;);0;[.$J215])" table:style-name="ce3">
            <text:p>0</text:p>
          </table:table-cell>
          <table:table-cell office:value-type="float" office:value="0" table:formula="of:=IF(OR([.$P215]=&quot;&quot;;[.$J215]=&quot;&quot;);0;[.$P215])" table:style-name="ce3">
            <text:p>0</text:p>
          </table:table-cell>
          <table:table-cell office:value-type="float" office:value="0" table:formula="of:=IF(AND([.$J215]=&quot;&quot;;[.$P215]&lt;&gt;&quot;&quot;);[.$P215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7" draw:id="id24" draw:style-name="a77" draw:name="Retângulo 104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formula="of:=$$Data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formula="of:=$$Revisão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93" svg:x="4.59375in" svg:y="45.5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222];[.H222])" table:style-name="ce30"/>
          <table:table-cell office:value-type="string" office:string-value="" table:formula="of:=IF(ISBLANK([.F222]);&quot;&quot;;IF([.D222]=&quot;EE&quot;;IF([.F222]&gt;=3;IF([.E222]&gt;=5;&quot;H&quot;;&quot;A&quot;);IF([.F222]&gt;=2;IF([.E222]&gt;=16;&quot;H&quot;;IF([.E222]&lt;=4;&quot;L&quot;;&quot;A&quot;));IF([.E222]&lt;=15;&quot;L&quot;;&quot;A&quot;)));IF(OR([.D222]=&quot;SE&quot;;[.D222]=&quot;CE&quot;);IF([.F222]&gt;=4;IF([.E222]&gt;=6;&quot;H&quot;;&quot;A&quot;);IF([.F222]&gt;=2;IF([.E222]&gt;=20;&quot;H&quot;;IF([.E222]&lt;=5;&quot;L&quot;;&quot;A&quot;));IF([.E222]&lt;=19;&quot;L&quot;;&quot;A&quot;)));IF(OR([.D222]=&quot;ALI&quot;;[.D222]=&quot;AIE&quot;);IF([.F222]&gt;=6;IF([.E222]&gt;=20;&quot;H&quot;;&quot;A&quot;);IF([.F222]&gt;=2;IF([.E222]&gt;=51;&quot;H&quot;;IF([.E222]&lt;=19;&quot;L&quot;;&quot;A&quot;));IF([.E222]&lt;=50;&quot;L&quot;;&quot;A&quot;)))))))" table:style-name="ce31"/>
          <table:table-cell office:value-type="string" office:string-value="" table:formula="of:=IF([.H222]=&quot;L&quot;;&quot;Baixa&quot;;IF([.H222]=&quot;A&quot;;&quot;Média&quot;;IF([.H222]=&quot;&quot;;&quot;&quot;;&quot;Alta&quot;)))" table:style-name="ce31"/>
          <table:table-cell office:value-type="string" office:string-value="" table:formula="of:=IF(ISBLANK([.F222]);&quot;&quot;;IF([.D222]=&quot;ALI&quot;;IF([.H222]=&quot;L&quot;;7;IF([.H222]=&quot;A&quot;;10;15));IF([.D222]=&quot;AIE&quot;;IF([.H222]=&quot;L&quot;;5;IF([.H222]=&quot;A&quot;;7;10));IF([.D222]=&quot;SE&quot;;IF([.H222]=&quot;L&quot;;4;IF([.H222]=&quot;A&quot;;5;7));IF(OR([.D222]=&quot;EE&quot;;[.D222]=&quot;CE&quot;);IF([.H222]=&quot;L&quot;;3;IF([.H222]=&quot;A&quot;;4;6)))))))" table:style-name="ce32"/>
          <table:table-cell table:style-name="ce33"/>
          <table:table-cell table:style-name="ce30"/>
          <table:table-cell office:value-type="string" office:string-value="" table:formula="of:=CONCATENATE([.D222];[.N222])" table:style-name="ce30"/>
          <table:table-cell office:value-type="string" office:string-value="" table:formula="of:=IF(ISBLANK([.L222]);&quot;&quot;;IF([.D222]=&quot;EE&quot;;IF([.L222]&gt;=3;IF([.K222]&gt;=5;&quot;H&quot;;&quot;A&quot;);IF([.L222]&gt;=2;IF([.K222]&gt;=16;&quot;H&quot;;IF([.K222]&lt;=4;&quot;L&quot;;&quot;A&quot;));IF([.K222]&lt;=15;&quot;L&quot;;&quot;A&quot;)));IF(OR([.D222]=&quot;SE&quot;;[.D222]=&quot;CE&quot;);IF([.L222]&gt;=4;IF([.K222]&gt;=6;&quot;H&quot;;&quot;A&quot;);IF([.L222]&gt;=2;IF([.K222]&gt;=20;&quot;H&quot;;IF([.K222]&lt;=5;&quot;L&quot;;&quot;A&quot;));IF([.K222]&lt;=19;&quot;L&quot;;&quot;A&quot;)));IF(OR([.D222]=&quot;ALI&quot;;[.D222]=&quot;AIE&quot;);IF([.L222]&gt;=6;IF([.K222]&gt;=20;&quot;H&quot;;&quot;A&quot;);IF([.L222]&gt;=2;IF([.K222]&gt;=51;&quot;H&quot;;IF([.K222]&lt;=19;&quot;L&quot;;&quot;A&quot;));IF([.K222]&lt;=50;&quot;L&quot;;&quot;A&quot;)))))))" table:style-name="ce31"/>
          <table:table-cell office:value-type="string" office:string-value="" table:formula="of:=IF([.N222]=&quot;L&quot;;&quot;Baixa&quot;;IF([.N222]=&quot;A&quot;;&quot;Média&quot;;IF([.N222]=&quot;&quot;;&quot;&quot;;&quot;Alta&quot;)))" table:style-name="ce31"/>
          <table:table-cell office:value-type="string" office:string-value="" table:formula="of:=IF(ISBLANK([.L222]);&quot;&quot;;IF([.D222]=&quot;ALI&quot;;IF([.N222]=&quot;L&quot;;7;IF([.N222]=&quot;A&quot;;10;15));IF([.D222]=&quot;AIE&quot;;IF([.N222]=&quot;L&quot;;5;IF([.N222]=&quot;A&quot;;7;10));IF([.D222]=&quot;SE&quot;;IF([.N222]=&quot;L&quot;;4;IF([.N222]=&quot;A&quot;;5;7));IF(OR([.D222]=&quot;EE&quot;;[.D222]=&quot;CE&quot;);IF([.N222]=&quot;L&quot;;3;IF([.N222]=&quot;A&quot;;4;6)))))))" table:style-name="ce32"/>
          <table:table-cell table:style-name="ce33"/>
          <table:table-cell table:style-name="ce34"/>
          <table:table-cell office:value-type="float" office:value="0" table:formula="of:=IF(AND([.$P222]=&quot;&quot;;[.$J222]&lt;&gt;&quot;&quot;);[.$J222];0)" table:style-name="ce3">
            <text:p>0</text:p>
          </table:table-cell>
          <table:table-cell office:value-type="float" office:value="0" table:formula="of:=IF(OR([.$P222]=&quot;&quot;;[.$J222]=&quot;&quot;);0;[.$J222])" table:style-name="ce3">
            <text:p>0</text:p>
          </table:table-cell>
          <table:table-cell office:value-type="float" office:value="0" table:formula="of:=IF(OR([.$P222]=&quot;&quot;;[.$J222]=&quot;&quot;);0;[.$P222])" table:style-name="ce3">
            <text:p>0</text:p>
          </table:table-cell>
          <table:table-cell office:value-type="float" office:value="0" table:formula="of:=IF(AND([.$J222]=&quot;&quot;;[.$P222]&lt;&gt;&quot;&quot;);[.$P22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3];[.H223])" table:style-name="ce36"/>
          <table:table-cell office:value-type="string" office:string-value="" table:formula="of:=IF(ISBLANK([.F223]);&quot;&quot;;IF([.D223]=&quot;EE&quot;;IF([.F223]&gt;=3;IF([.E223]&gt;=5;&quot;H&quot;;&quot;A&quot;);IF([.F223]&gt;=2;IF([.E223]&gt;=16;&quot;H&quot;;IF([.E223]&lt;=4;&quot;L&quot;;&quot;A&quot;));IF([.E223]&lt;=15;&quot;L&quot;;&quot;A&quot;)));IF(OR([.D223]=&quot;SE&quot;;[.D223]=&quot;CE&quot;);IF([.F223]&gt;=4;IF([.E223]&gt;=6;&quot;H&quot;;&quot;A&quot;);IF([.F223]&gt;=2;IF([.E223]&gt;=20;&quot;H&quot;;IF([.E223]&lt;=5;&quot;L&quot;;&quot;A&quot;));IF([.E223]&lt;=19;&quot;L&quot;;&quot;A&quot;)));IF(OR([.D223]=&quot;ALI&quot;;[.D223]=&quot;AIE&quot;);IF([.F223]&gt;=6;IF([.E223]&gt;=20;&quot;H&quot;;&quot;A&quot;);IF([.F223]&gt;=2;IF([.E223]&gt;=51;&quot;H&quot;;IF([.E223]&lt;=19;&quot;L&quot;;&quot;A&quot;));IF([.E223]&lt;=50;&quot;L&quot;;&quot;A&quot;)))))))" table:style-name="ce37"/>
          <table:table-cell office:value-type="string" office:string-value="" table:formula="of:=IF([.H223]=&quot;L&quot;;&quot;Baixa&quot;;IF([.H223]=&quot;A&quot;;&quot;Média&quot;;IF([.H223]=&quot;&quot;;&quot;&quot;;&quot;Alta&quot;)))" table:style-name="ce37"/>
          <table:table-cell office:value-type="string" office:string-value="" table:formula="of:=IF(ISBLANK([.F223]);&quot;&quot;;IF([.D223]=&quot;ALI&quot;;IF([.H223]=&quot;L&quot;;7;IF([.H223]=&quot;A&quot;;10;15));IF([.D223]=&quot;AIE&quot;;IF([.H223]=&quot;L&quot;;5;IF([.H223]=&quot;A&quot;;7;10));IF([.D223]=&quot;SE&quot;;IF([.H223]=&quot;L&quot;;4;IF([.H223]=&quot;A&quot;;5;7));IF(OR([.D223]=&quot;EE&quot;;[.D223]=&quot;CE&quot;);IF([.H223]=&quot;L&quot;;3;IF([.H223]=&quot;A&quot;;4;6)))))))" table:style-name="ce38"/>
          <table:table-cell table:style-name="ce39"/>
          <table:table-cell table:style-name="ce36"/>
          <table:table-cell office:value-type="string" office:string-value="" table:formula="of:=CONCATENATE([.D223];[.N223])" table:style-name="ce36"/>
          <table:table-cell office:value-type="string" office:string-value="" table:formula="of:=IF(ISBLANK([.L223]);&quot;&quot;;IF([.D223]=&quot;EE&quot;;IF([.L223]&gt;=3;IF([.K223]&gt;=5;&quot;H&quot;;&quot;A&quot;);IF([.L223]&gt;=2;IF([.K223]&gt;=16;&quot;H&quot;;IF([.K223]&lt;=4;&quot;L&quot;;&quot;A&quot;));IF([.K223]&lt;=15;&quot;L&quot;;&quot;A&quot;)));IF(OR([.D223]=&quot;SE&quot;;[.D223]=&quot;CE&quot;);IF([.L223]&gt;=4;IF([.K223]&gt;=6;&quot;H&quot;;&quot;A&quot;);IF([.L223]&gt;=2;IF([.K223]&gt;=20;&quot;H&quot;;IF([.K223]&lt;=5;&quot;L&quot;;&quot;A&quot;));IF([.K223]&lt;=19;&quot;L&quot;;&quot;A&quot;)));IF(OR([.D223]=&quot;ALI&quot;;[.D223]=&quot;AIE&quot;);IF([.L223]&gt;=6;IF([.K223]&gt;=20;&quot;H&quot;;&quot;A&quot;);IF([.L223]&gt;=2;IF([.K223]&gt;=51;&quot;H&quot;;IF([.K223]&lt;=19;&quot;L&quot;;&quot;A&quot;));IF([.K223]&lt;=50;&quot;L&quot;;&quot;A&quot;)))))))" table:style-name="ce37"/>
          <table:table-cell office:value-type="string" office:string-value="" table:formula="of:=IF([.N223]=&quot;L&quot;;&quot;Baixa&quot;;IF([.N223]=&quot;A&quot;;&quot;Média&quot;;IF([.N223]=&quot;&quot;;&quot;&quot;;&quot;Alta&quot;)))" table:style-name="ce37"/>
          <table:table-cell office:value-type="string" office:string-value="" table:formula="of:=IF(ISBLANK([.L223]);&quot;&quot;;IF([.D223]=&quot;ALI&quot;;IF([.N223]=&quot;L&quot;;7;IF([.N223]=&quot;A&quot;;10;15));IF([.D223]=&quot;AIE&quot;;IF([.N223]=&quot;L&quot;;5;IF([.N223]=&quot;A&quot;;7;10));IF([.D223]=&quot;SE&quot;;IF([.N223]=&quot;L&quot;;4;IF([.N223]=&quot;A&quot;;5;7));IF(OR([.D223]=&quot;EE&quot;;[.D223]=&quot;CE&quot;);IF([.N223]=&quot;L&quot;;3;IF([.N223]=&quot;A&quot;;4;6)))))))" table:style-name="ce38"/>
          <table:table-cell table:style-name="ce39"/>
          <table:table-cell table:style-name="ce40"/>
          <table:table-cell office:value-type="float" office:value="0" table:formula="of:=IF(AND([.$P223]=&quot;&quot;;[.$J223]&lt;&gt;&quot;&quot;);[.$J223];0)" table:style-name="ce3">
            <text:p>0</text:p>
          </table:table-cell>
          <table:table-cell office:value-type="float" office:value="0" table:formula="of:=IF(OR([.$P223]=&quot;&quot;;[.$J223]=&quot;&quot;);0;[.$J223])" table:style-name="ce3">
            <text:p>0</text:p>
          </table:table-cell>
          <table:table-cell office:value-type="float" office:value="0" table:formula="of:=IF(OR([.$P223]=&quot;&quot;;[.$J223]=&quot;&quot;);0;[.$P223])" table:style-name="ce3">
            <text:p>0</text:p>
          </table:table-cell>
          <table:table-cell office:value-type="float" office:value="0" table:formula="of:=IF(AND([.$J223]=&quot;&quot;;[.$P223]&lt;&gt;&quot;&quot;);[.$P22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4];[.H224])" table:style-name="ce36"/>
          <table:table-cell office:value-type="string" office:string-value="" table:formula="of:=IF(ISBLANK([.F224]);&quot;&quot;;IF([.D224]=&quot;EE&quot;;IF([.F224]&gt;=3;IF([.E224]&gt;=5;&quot;H&quot;;&quot;A&quot;);IF([.F224]&gt;=2;IF([.E224]&gt;=16;&quot;H&quot;;IF([.E224]&lt;=4;&quot;L&quot;;&quot;A&quot;));IF([.E224]&lt;=15;&quot;L&quot;;&quot;A&quot;)));IF(OR([.D224]=&quot;SE&quot;;[.D224]=&quot;CE&quot;);IF([.F224]&gt;=4;IF([.E224]&gt;=6;&quot;H&quot;;&quot;A&quot;);IF([.F224]&gt;=2;IF([.E224]&gt;=20;&quot;H&quot;;IF([.E224]&lt;=5;&quot;L&quot;;&quot;A&quot;));IF([.E224]&lt;=19;&quot;L&quot;;&quot;A&quot;)));IF(OR([.D224]=&quot;ALI&quot;;[.D224]=&quot;AIE&quot;);IF([.F224]&gt;=6;IF([.E224]&gt;=20;&quot;H&quot;;&quot;A&quot;);IF([.F224]&gt;=2;IF([.E224]&gt;=51;&quot;H&quot;;IF([.E224]&lt;=19;&quot;L&quot;;&quot;A&quot;));IF([.E224]&lt;=50;&quot;L&quot;;&quot;A&quot;)))))))" table:style-name="ce37"/>
          <table:table-cell office:value-type="string" office:string-value="" table:formula="of:=IF([.H224]=&quot;L&quot;;&quot;Baixa&quot;;IF([.H224]=&quot;A&quot;;&quot;Média&quot;;IF([.H224]=&quot;&quot;;&quot;&quot;;&quot;Alta&quot;)))" table:style-name="ce37"/>
          <table:table-cell office:value-type="string" office:string-value="" table:formula="of:=IF(ISBLANK([.F224]);&quot;&quot;;IF([.D224]=&quot;ALI&quot;;IF([.H224]=&quot;L&quot;;7;IF([.H224]=&quot;A&quot;;10;15));IF([.D224]=&quot;AIE&quot;;IF([.H224]=&quot;L&quot;;5;IF([.H224]=&quot;A&quot;;7;10));IF([.D224]=&quot;SE&quot;;IF([.H224]=&quot;L&quot;;4;IF([.H224]=&quot;A&quot;;5;7));IF(OR([.D224]=&quot;EE&quot;;[.D224]=&quot;CE&quot;);IF([.H224]=&quot;L&quot;;3;IF([.H224]=&quot;A&quot;;4;6)))))))" table:style-name="ce38"/>
          <table:table-cell table:style-name="ce39"/>
          <table:table-cell table:style-name="ce36"/>
          <table:table-cell office:value-type="string" office:string-value="" table:formula="of:=CONCATENATE([.D224];[.N224])" table:style-name="ce36"/>
          <table:table-cell office:value-type="string" office:string-value="" table:formula="of:=IF(ISBLANK([.L224]);&quot;&quot;;IF([.D224]=&quot;EE&quot;;IF([.L224]&gt;=3;IF([.K224]&gt;=5;&quot;H&quot;;&quot;A&quot;);IF([.L224]&gt;=2;IF([.K224]&gt;=16;&quot;H&quot;;IF([.K224]&lt;=4;&quot;L&quot;;&quot;A&quot;));IF([.K224]&lt;=15;&quot;L&quot;;&quot;A&quot;)));IF(OR([.D224]=&quot;SE&quot;;[.D224]=&quot;CE&quot;);IF([.L224]&gt;=4;IF([.K224]&gt;=6;&quot;H&quot;;&quot;A&quot;);IF([.L224]&gt;=2;IF([.K224]&gt;=20;&quot;H&quot;;IF([.K224]&lt;=5;&quot;L&quot;;&quot;A&quot;));IF([.K224]&lt;=19;&quot;L&quot;;&quot;A&quot;)));IF(OR([.D224]=&quot;ALI&quot;;[.D224]=&quot;AIE&quot;);IF([.L224]&gt;=6;IF([.K224]&gt;=20;&quot;H&quot;;&quot;A&quot;);IF([.L224]&gt;=2;IF([.K224]&gt;=51;&quot;H&quot;;IF([.K224]&lt;=19;&quot;L&quot;;&quot;A&quot;));IF([.K224]&lt;=50;&quot;L&quot;;&quot;A&quot;)))))))" table:style-name="ce37"/>
          <table:table-cell office:value-type="string" office:string-value="" table:formula="of:=IF([.N224]=&quot;L&quot;;&quot;Baixa&quot;;IF([.N224]=&quot;A&quot;;&quot;Média&quot;;IF([.N224]=&quot;&quot;;&quot;&quot;;&quot;Alta&quot;)))" table:style-name="ce37"/>
          <table:table-cell office:value-type="string" office:string-value="" table:formula="of:=IF(ISBLANK([.L224]);&quot;&quot;;IF([.D224]=&quot;ALI&quot;;IF([.N224]=&quot;L&quot;;7;IF([.N224]=&quot;A&quot;;10;15));IF([.D224]=&quot;AIE&quot;;IF([.N224]=&quot;L&quot;;5;IF([.N224]=&quot;A&quot;;7;10));IF([.D224]=&quot;SE&quot;;IF([.N224]=&quot;L&quot;;4;IF([.N224]=&quot;A&quot;;5;7));IF(OR([.D224]=&quot;EE&quot;;[.D224]=&quot;CE&quot;);IF([.N224]=&quot;L&quot;;3;IF([.N224]=&quot;A&quot;;4;6)))))))" table:style-name="ce38"/>
          <table:table-cell table:style-name="ce39"/>
          <table:table-cell table:style-name="ce40"/>
          <table:table-cell office:value-type="float" office:value="0" table:formula="of:=IF(AND([.$P224]=&quot;&quot;;[.$J224]&lt;&gt;&quot;&quot;);[.$J224];0)" table:style-name="ce3">
            <text:p>0</text:p>
          </table:table-cell>
          <table:table-cell office:value-type="float" office:value="0" table:formula="of:=IF(OR([.$P224]=&quot;&quot;;[.$J224]=&quot;&quot;);0;[.$J224])" table:style-name="ce3">
            <text:p>0</text:p>
          </table:table-cell>
          <table:table-cell office:value-type="float" office:value="0" table:formula="of:=IF(OR([.$P224]=&quot;&quot;;[.$J224]=&quot;&quot;);0;[.$P224])" table:style-name="ce3">
            <text:p>0</text:p>
          </table:table-cell>
          <table:table-cell office:value-type="float" office:value="0" table:formula="of:=IF(AND([.$J224]=&quot;&quot;;[.$P224]&lt;&gt;&quot;&quot;);[.$P22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5];[.H225])" table:style-name="ce36"/>
          <table:table-cell office:value-type="string" office:string-value="" table:formula="of:=IF(ISBLANK([.F225]);&quot;&quot;;IF([.D225]=&quot;EE&quot;;IF([.F225]&gt;=3;IF([.E225]&gt;=5;&quot;H&quot;;&quot;A&quot;);IF([.F225]&gt;=2;IF([.E225]&gt;=16;&quot;H&quot;;IF([.E225]&lt;=4;&quot;L&quot;;&quot;A&quot;));IF([.E225]&lt;=15;&quot;L&quot;;&quot;A&quot;)));IF(OR([.D225]=&quot;SE&quot;;[.D225]=&quot;CE&quot;);IF([.F225]&gt;=4;IF([.E225]&gt;=6;&quot;H&quot;;&quot;A&quot;);IF([.F225]&gt;=2;IF([.E225]&gt;=20;&quot;H&quot;;IF([.E225]&lt;=5;&quot;L&quot;;&quot;A&quot;));IF([.E225]&lt;=19;&quot;L&quot;;&quot;A&quot;)));IF(OR([.D225]=&quot;ALI&quot;;[.D225]=&quot;AIE&quot;);IF([.F225]&gt;=6;IF([.E225]&gt;=20;&quot;H&quot;;&quot;A&quot;);IF([.F225]&gt;=2;IF([.E225]&gt;=51;&quot;H&quot;;IF([.E225]&lt;=19;&quot;L&quot;;&quot;A&quot;));IF([.E225]&lt;=50;&quot;L&quot;;&quot;A&quot;)))))))" table:style-name="ce37"/>
          <table:table-cell office:value-type="string" office:string-value="" table:formula="of:=IF([.H225]=&quot;L&quot;;&quot;Baixa&quot;;IF([.H225]=&quot;A&quot;;&quot;Média&quot;;IF([.H225]=&quot;&quot;;&quot;&quot;;&quot;Alta&quot;)))" table:style-name="ce37"/>
          <table:table-cell office:value-type="string" office:string-value="" table:formula="of:=IF(ISBLANK([.F225]);&quot;&quot;;IF([.D225]=&quot;ALI&quot;;IF([.H225]=&quot;L&quot;;7;IF([.H225]=&quot;A&quot;;10;15));IF([.D225]=&quot;AIE&quot;;IF([.H225]=&quot;L&quot;;5;IF([.H225]=&quot;A&quot;;7;10));IF([.D225]=&quot;SE&quot;;IF([.H225]=&quot;L&quot;;4;IF([.H225]=&quot;A&quot;;5;7));IF(OR([.D225]=&quot;EE&quot;;[.D225]=&quot;CE&quot;);IF([.H225]=&quot;L&quot;;3;IF([.H225]=&quot;A&quot;;4;6)))))))" table:style-name="ce38"/>
          <table:table-cell table:style-name="ce39"/>
          <table:table-cell table:style-name="ce36"/>
          <table:table-cell office:value-type="string" office:string-value="" table:formula="of:=CONCATENATE([.D225];[.N225])" table:style-name="ce36"/>
          <table:table-cell office:value-type="string" office:string-value="" table:formula="of:=IF(ISBLANK([.L225]);&quot;&quot;;IF([.D225]=&quot;EE&quot;;IF([.L225]&gt;=3;IF([.K225]&gt;=5;&quot;H&quot;;&quot;A&quot;);IF([.L225]&gt;=2;IF([.K225]&gt;=16;&quot;H&quot;;IF([.K225]&lt;=4;&quot;L&quot;;&quot;A&quot;));IF([.K225]&lt;=15;&quot;L&quot;;&quot;A&quot;)));IF(OR([.D225]=&quot;SE&quot;;[.D225]=&quot;CE&quot;);IF([.L225]&gt;=4;IF([.K225]&gt;=6;&quot;H&quot;;&quot;A&quot;);IF([.L225]&gt;=2;IF([.K225]&gt;=20;&quot;H&quot;;IF([.K225]&lt;=5;&quot;L&quot;;&quot;A&quot;));IF([.K225]&lt;=19;&quot;L&quot;;&quot;A&quot;)));IF(OR([.D225]=&quot;ALI&quot;;[.D225]=&quot;AIE&quot;);IF([.L225]&gt;=6;IF([.K225]&gt;=20;&quot;H&quot;;&quot;A&quot;);IF([.L225]&gt;=2;IF([.K225]&gt;=51;&quot;H&quot;;IF([.K225]&lt;=19;&quot;L&quot;;&quot;A&quot;));IF([.K225]&lt;=50;&quot;L&quot;;&quot;A&quot;)))))))" table:style-name="ce37"/>
          <table:table-cell office:value-type="string" office:string-value="" table:formula="of:=IF([.N225]=&quot;L&quot;;&quot;Baixa&quot;;IF([.N225]=&quot;A&quot;;&quot;Média&quot;;IF([.N225]=&quot;&quot;;&quot;&quot;;&quot;Alta&quot;)))" table:style-name="ce37"/>
          <table:table-cell office:value-type="string" office:string-value="" table:formula="of:=IF(ISBLANK([.L225]);&quot;&quot;;IF([.D225]=&quot;ALI&quot;;IF([.N225]=&quot;L&quot;;7;IF([.N225]=&quot;A&quot;;10;15));IF([.D225]=&quot;AIE&quot;;IF([.N225]=&quot;L&quot;;5;IF([.N225]=&quot;A&quot;;7;10));IF([.D225]=&quot;SE&quot;;IF([.N225]=&quot;L&quot;;4;IF([.N225]=&quot;A&quot;;5;7));IF(OR([.D225]=&quot;EE&quot;;[.D225]=&quot;CE&quot;);IF([.N225]=&quot;L&quot;;3;IF([.N225]=&quot;A&quot;;4;6)))))))" table:style-name="ce38"/>
          <table:table-cell table:style-name="ce39"/>
          <table:table-cell table:style-name="ce40"/>
          <table:table-cell office:value-type="float" office:value="0" table:formula="of:=IF(AND([.$P225]=&quot;&quot;;[.$J225]&lt;&gt;&quot;&quot;);[.$J225];0)" table:style-name="ce3">
            <text:p>0</text:p>
          </table:table-cell>
          <table:table-cell office:value-type="float" office:value="0" table:formula="of:=IF(OR([.$P225]=&quot;&quot;;[.$J225]=&quot;&quot;);0;[.$J225])" table:style-name="ce3">
            <text:p>0</text:p>
          </table:table-cell>
          <table:table-cell office:value-type="float" office:value="0" table:formula="of:=IF(OR([.$P225]=&quot;&quot;;[.$J225]=&quot;&quot;);0;[.$P225])" table:style-name="ce3">
            <text:p>0</text:p>
          </table:table-cell>
          <table:table-cell office:value-type="float" office:value="0" table:formula="of:=IF(AND([.$J225]=&quot;&quot;;[.$P225]&lt;&gt;&quot;&quot;);[.$P22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6];[.H226])" table:style-name="ce36"/>
          <table:table-cell office:value-type="string" office:string-value="" table:formula="of:=IF(ISBLANK([.F226]);&quot;&quot;;IF([.D226]=&quot;EE&quot;;IF([.F226]&gt;=3;IF([.E226]&gt;=5;&quot;H&quot;;&quot;A&quot;);IF([.F226]&gt;=2;IF([.E226]&gt;=16;&quot;H&quot;;IF([.E226]&lt;=4;&quot;L&quot;;&quot;A&quot;));IF([.E226]&lt;=15;&quot;L&quot;;&quot;A&quot;)));IF(OR([.D226]=&quot;SE&quot;;[.D226]=&quot;CE&quot;);IF([.F226]&gt;=4;IF([.E226]&gt;=6;&quot;H&quot;;&quot;A&quot;);IF([.F226]&gt;=2;IF([.E226]&gt;=20;&quot;H&quot;;IF([.E226]&lt;=5;&quot;L&quot;;&quot;A&quot;));IF([.E226]&lt;=19;&quot;L&quot;;&quot;A&quot;)));IF(OR([.D226]=&quot;ALI&quot;;[.D226]=&quot;AIE&quot;);IF([.F226]&gt;=6;IF([.E226]&gt;=20;&quot;H&quot;;&quot;A&quot;);IF([.F226]&gt;=2;IF([.E226]&gt;=51;&quot;H&quot;;IF([.E226]&lt;=19;&quot;L&quot;;&quot;A&quot;));IF([.E226]&lt;=50;&quot;L&quot;;&quot;A&quot;)))))))" table:style-name="ce37"/>
          <table:table-cell office:value-type="string" office:string-value="" table:formula="of:=IF([.H226]=&quot;L&quot;;&quot;Baixa&quot;;IF([.H226]=&quot;A&quot;;&quot;Média&quot;;IF([.H226]=&quot;&quot;;&quot;&quot;;&quot;Alta&quot;)))" table:style-name="ce37"/>
          <table:table-cell office:value-type="string" office:string-value="" table:formula="of:=IF(ISBLANK([.F226]);&quot;&quot;;IF([.D226]=&quot;ALI&quot;;IF([.H226]=&quot;L&quot;;7;IF([.H226]=&quot;A&quot;;10;15));IF([.D226]=&quot;AIE&quot;;IF([.H226]=&quot;L&quot;;5;IF([.H226]=&quot;A&quot;;7;10));IF([.D226]=&quot;SE&quot;;IF([.H226]=&quot;L&quot;;4;IF([.H226]=&quot;A&quot;;5;7));IF(OR([.D226]=&quot;EE&quot;;[.D226]=&quot;CE&quot;);IF([.H226]=&quot;L&quot;;3;IF([.H226]=&quot;A&quot;;4;6)))))))" table:style-name="ce38"/>
          <table:table-cell table:style-name="ce39"/>
          <table:table-cell table:style-name="ce36"/>
          <table:table-cell office:value-type="string" office:string-value="" table:formula="of:=CONCATENATE([.D226];[.N226])" table:style-name="ce36"/>
          <table:table-cell office:value-type="string" office:string-value="" table:formula="of:=IF(ISBLANK([.L226]);&quot;&quot;;IF([.D226]=&quot;EE&quot;;IF([.L226]&gt;=3;IF([.K226]&gt;=5;&quot;H&quot;;&quot;A&quot;);IF([.L226]&gt;=2;IF([.K226]&gt;=16;&quot;H&quot;;IF([.K226]&lt;=4;&quot;L&quot;;&quot;A&quot;));IF([.K226]&lt;=15;&quot;L&quot;;&quot;A&quot;)));IF(OR([.D226]=&quot;SE&quot;;[.D226]=&quot;CE&quot;);IF([.L226]&gt;=4;IF([.K226]&gt;=6;&quot;H&quot;;&quot;A&quot;);IF([.L226]&gt;=2;IF([.K226]&gt;=20;&quot;H&quot;;IF([.K226]&lt;=5;&quot;L&quot;;&quot;A&quot;));IF([.K226]&lt;=19;&quot;L&quot;;&quot;A&quot;)));IF(OR([.D226]=&quot;ALI&quot;;[.D226]=&quot;AIE&quot;);IF([.L226]&gt;=6;IF([.K226]&gt;=20;&quot;H&quot;;&quot;A&quot;);IF([.L226]&gt;=2;IF([.K226]&gt;=51;&quot;H&quot;;IF([.K226]&lt;=19;&quot;L&quot;;&quot;A&quot;));IF([.K226]&lt;=50;&quot;L&quot;;&quot;A&quot;)))))))" table:style-name="ce37"/>
          <table:table-cell office:value-type="string" office:string-value="" table:formula="of:=IF([.N226]=&quot;L&quot;;&quot;Baixa&quot;;IF([.N226]=&quot;A&quot;;&quot;Média&quot;;IF([.N226]=&quot;&quot;;&quot;&quot;;&quot;Alta&quot;)))" table:style-name="ce37"/>
          <table:table-cell office:value-type="string" office:string-value="" table:formula="of:=IF(ISBLANK([.L226]);&quot;&quot;;IF([.D226]=&quot;ALI&quot;;IF([.N226]=&quot;L&quot;;7;IF([.N226]=&quot;A&quot;;10;15));IF([.D226]=&quot;AIE&quot;;IF([.N226]=&quot;L&quot;;5;IF([.N226]=&quot;A&quot;;7;10));IF([.D226]=&quot;SE&quot;;IF([.N226]=&quot;L&quot;;4;IF([.N226]=&quot;A&quot;;5;7));IF(OR([.D226]=&quot;EE&quot;;[.D226]=&quot;CE&quot;);IF([.N226]=&quot;L&quot;;3;IF([.N226]=&quot;A&quot;;4;6)))))))" table:style-name="ce38"/>
          <table:table-cell table:style-name="ce39"/>
          <table:table-cell table:style-name="ce40"/>
          <table:table-cell office:value-type="float" office:value="0" table:formula="of:=IF(AND([.$P226]=&quot;&quot;;[.$J226]&lt;&gt;&quot;&quot;);[.$J226];0)" table:style-name="ce3">
            <text:p>0</text:p>
          </table:table-cell>
          <table:table-cell office:value-type="float" office:value="0" table:formula="of:=IF(OR([.$P226]=&quot;&quot;;[.$J226]=&quot;&quot;);0;[.$J226])" table:style-name="ce3">
            <text:p>0</text:p>
          </table:table-cell>
          <table:table-cell office:value-type="float" office:value="0" table:formula="of:=IF(OR([.$P226]=&quot;&quot;;[.$J226]=&quot;&quot;);0;[.$P226])" table:style-name="ce3">
            <text:p>0</text:p>
          </table:table-cell>
          <table:table-cell office:value-type="float" office:value="0" table:formula="of:=IF(AND([.$J226]=&quot;&quot;;[.$P226]&lt;&gt;&quot;&quot;);[.$P22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7];[.H227])" table:style-name="ce36"/>
          <table:table-cell office:value-type="string" office:string-value="" table:formula="of:=IF(ISBLANK([.F227]);&quot;&quot;;IF([.D227]=&quot;EE&quot;;IF([.F227]&gt;=3;IF([.E227]&gt;=5;&quot;H&quot;;&quot;A&quot;);IF([.F227]&gt;=2;IF([.E227]&gt;=16;&quot;H&quot;;IF([.E227]&lt;=4;&quot;L&quot;;&quot;A&quot;));IF([.E227]&lt;=15;&quot;L&quot;;&quot;A&quot;)));IF(OR([.D227]=&quot;SE&quot;;[.D227]=&quot;CE&quot;);IF([.F227]&gt;=4;IF([.E227]&gt;=6;&quot;H&quot;;&quot;A&quot;);IF([.F227]&gt;=2;IF([.E227]&gt;=20;&quot;H&quot;;IF([.E227]&lt;=5;&quot;L&quot;;&quot;A&quot;));IF([.E227]&lt;=19;&quot;L&quot;;&quot;A&quot;)));IF(OR([.D227]=&quot;ALI&quot;;[.D227]=&quot;AIE&quot;);IF([.F227]&gt;=6;IF([.E227]&gt;=20;&quot;H&quot;;&quot;A&quot;);IF([.F227]&gt;=2;IF([.E227]&gt;=51;&quot;H&quot;;IF([.E227]&lt;=19;&quot;L&quot;;&quot;A&quot;));IF([.E227]&lt;=50;&quot;L&quot;;&quot;A&quot;)))))))" table:style-name="ce37"/>
          <table:table-cell office:value-type="string" office:string-value="" table:formula="of:=IF([.H227]=&quot;L&quot;;&quot;Baixa&quot;;IF([.H227]=&quot;A&quot;;&quot;Média&quot;;IF([.H227]=&quot;&quot;;&quot;&quot;;&quot;Alta&quot;)))" table:style-name="ce37"/>
          <table:table-cell office:value-type="string" office:string-value="" table:formula="of:=IF(ISBLANK([.F227]);&quot;&quot;;IF([.D227]=&quot;ALI&quot;;IF([.H227]=&quot;L&quot;;7;IF([.H227]=&quot;A&quot;;10;15));IF([.D227]=&quot;AIE&quot;;IF([.H227]=&quot;L&quot;;5;IF([.H227]=&quot;A&quot;;7;10));IF([.D227]=&quot;SE&quot;;IF([.H227]=&quot;L&quot;;4;IF([.H227]=&quot;A&quot;;5;7));IF(OR([.D227]=&quot;EE&quot;;[.D227]=&quot;CE&quot;);IF([.H227]=&quot;L&quot;;3;IF([.H227]=&quot;A&quot;;4;6)))))))" table:style-name="ce38"/>
          <table:table-cell table:style-name="ce39"/>
          <table:table-cell table:style-name="ce36"/>
          <table:table-cell office:value-type="string" office:string-value="" table:formula="of:=CONCATENATE([.D227];[.N227])" table:style-name="ce36"/>
          <table:table-cell office:value-type="string" office:string-value="" table:formula="of:=IF(ISBLANK([.L227]);&quot;&quot;;IF([.D227]=&quot;EE&quot;;IF([.L227]&gt;=3;IF([.K227]&gt;=5;&quot;H&quot;;&quot;A&quot;);IF([.L227]&gt;=2;IF([.K227]&gt;=16;&quot;H&quot;;IF([.K227]&lt;=4;&quot;L&quot;;&quot;A&quot;));IF([.K227]&lt;=15;&quot;L&quot;;&quot;A&quot;)));IF(OR([.D227]=&quot;SE&quot;;[.D227]=&quot;CE&quot;);IF([.L227]&gt;=4;IF([.K227]&gt;=6;&quot;H&quot;;&quot;A&quot;);IF([.L227]&gt;=2;IF([.K227]&gt;=20;&quot;H&quot;;IF([.K227]&lt;=5;&quot;L&quot;;&quot;A&quot;));IF([.K227]&lt;=19;&quot;L&quot;;&quot;A&quot;)));IF(OR([.D227]=&quot;ALI&quot;;[.D227]=&quot;AIE&quot;);IF([.L227]&gt;=6;IF([.K227]&gt;=20;&quot;H&quot;;&quot;A&quot;);IF([.L227]&gt;=2;IF([.K227]&gt;=51;&quot;H&quot;;IF([.K227]&lt;=19;&quot;L&quot;;&quot;A&quot;));IF([.K227]&lt;=50;&quot;L&quot;;&quot;A&quot;)))))))" table:style-name="ce37"/>
          <table:table-cell office:value-type="string" office:string-value="" table:formula="of:=IF([.N227]=&quot;L&quot;;&quot;Baixa&quot;;IF([.N227]=&quot;A&quot;;&quot;Média&quot;;IF([.N227]=&quot;&quot;;&quot;&quot;;&quot;Alta&quot;)))" table:style-name="ce37"/>
          <table:table-cell office:value-type="string" office:string-value="" table:formula="of:=IF(ISBLANK([.L227]);&quot;&quot;;IF([.D227]=&quot;ALI&quot;;IF([.N227]=&quot;L&quot;;7;IF([.N227]=&quot;A&quot;;10;15));IF([.D227]=&quot;AIE&quot;;IF([.N227]=&quot;L&quot;;5;IF([.N227]=&quot;A&quot;;7;10));IF([.D227]=&quot;SE&quot;;IF([.N227]=&quot;L&quot;;4;IF([.N227]=&quot;A&quot;;5;7));IF(OR([.D227]=&quot;EE&quot;;[.D227]=&quot;CE&quot;);IF([.N227]=&quot;L&quot;;3;IF([.N227]=&quot;A&quot;;4;6)))))))" table:style-name="ce38"/>
          <table:table-cell table:style-name="ce39"/>
          <table:table-cell table:style-name="ce40"/>
          <table:table-cell office:value-type="float" office:value="0" table:formula="of:=IF(AND([.$P227]=&quot;&quot;;[.$J227]&lt;&gt;&quot;&quot;);[.$J227];0)" table:style-name="ce3">
            <text:p>0</text:p>
          </table:table-cell>
          <table:table-cell office:value-type="float" office:value="0" table:formula="of:=IF(OR([.$P227]=&quot;&quot;;[.$J227]=&quot;&quot;);0;[.$J227])" table:style-name="ce3">
            <text:p>0</text:p>
          </table:table-cell>
          <table:table-cell office:value-type="float" office:value="0" table:formula="of:=IF(OR([.$P227]=&quot;&quot;;[.$J227]=&quot;&quot;);0;[.$P227])" table:style-name="ce3">
            <text:p>0</text:p>
          </table:table-cell>
          <table:table-cell office:value-type="float" office:value="0" table:formula="of:=IF(AND([.$J227]=&quot;&quot;;[.$P227]&lt;&gt;&quot;&quot;);[.$P22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8];[.H228])" table:style-name="ce36"/>
          <table:table-cell office:value-type="string" office:string-value="" table:formula="of:=IF(ISBLANK([.F228]);&quot;&quot;;IF([.D228]=&quot;EE&quot;;IF([.F228]&gt;=3;IF([.E228]&gt;=5;&quot;H&quot;;&quot;A&quot;);IF([.F228]&gt;=2;IF([.E228]&gt;=16;&quot;H&quot;;IF([.E228]&lt;=4;&quot;L&quot;;&quot;A&quot;));IF([.E228]&lt;=15;&quot;L&quot;;&quot;A&quot;)));IF(OR([.D228]=&quot;SE&quot;;[.D228]=&quot;CE&quot;);IF([.F228]&gt;=4;IF([.E228]&gt;=6;&quot;H&quot;;&quot;A&quot;);IF([.F228]&gt;=2;IF([.E228]&gt;=20;&quot;H&quot;;IF([.E228]&lt;=5;&quot;L&quot;;&quot;A&quot;));IF([.E228]&lt;=19;&quot;L&quot;;&quot;A&quot;)));IF(OR([.D228]=&quot;ALI&quot;;[.D228]=&quot;AIE&quot;);IF([.F228]&gt;=6;IF([.E228]&gt;=20;&quot;H&quot;;&quot;A&quot;);IF([.F228]&gt;=2;IF([.E228]&gt;=51;&quot;H&quot;;IF([.E228]&lt;=19;&quot;L&quot;;&quot;A&quot;));IF([.E228]&lt;=50;&quot;L&quot;;&quot;A&quot;)))))))" table:style-name="ce37"/>
          <table:table-cell office:value-type="string" office:string-value="" table:formula="of:=IF([.H228]=&quot;L&quot;;&quot;Baixa&quot;;IF([.H228]=&quot;A&quot;;&quot;Média&quot;;IF([.H228]=&quot;&quot;;&quot;&quot;;&quot;Alta&quot;)))" table:style-name="ce37"/>
          <table:table-cell office:value-type="string" office:string-value="" table:formula="of:=IF(ISBLANK([.F228]);&quot;&quot;;IF([.D228]=&quot;ALI&quot;;IF([.H228]=&quot;L&quot;;7;IF([.H228]=&quot;A&quot;;10;15));IF([.D228]=&quot;AIE&quot;;IF([.H228]=&quot;L&quot;;5;IF([.H228]=&quot;A&quot;;7;10));IF([.D228]=&quot;SE&quot;;IF([.H228]=&quot;L&quot;;4;IF([.H228]=&quot;A&quot;;5;7));IF(OR([.D228]=&quot;EE&quot;;[.D228]=&quot;CE&quot;);IF([.H228]=&quot;L&quot;;3;IF([.H228]=&quot;A&quot;;4;6)))))))" table:style-name="ce38"/>
          <table:table-cell table:style-name="ce39"/>
          <table:table-cell table:style-name="ce36"/>
          <table:table-cell office:value-type="string" office:string-value="" table:formula="of:=CONCATENATE([.D228];[.N228])" table:style-name="ce36"/>
          <table:table-cell office:value-type="string" office:string-value="" table:formula="of:=IF(ISBLANK([.L228]);&quot;&quot;;IF([.D228]=&quot;EE&quot;;IF([.L228]&gt;=3;IF([.K228]&gt;=5;&quot;H&quot;;&quot;A&quot;);IF([.L228]&gt;=2;IF([.K228]&gt;=16;&quot;H&quot;;IF([.K228]&lt;=4;&quot;L&quot;;&quot;A&quot;));IF([.K228]&lt;=15;&quot;L&quot;;&quot;A&quot;)));IF(OR([.D228]=&quot;SE&quot;;[.D228]=&quot;CE&quot;);IF([.L228]&gt;=4;IF([.K228]&gt;=6;&quot;H&quot;;&quot;A&quot;);IF([.L228]&gt;=2;IF([.K228]&gt;=20;&quot;H&quot;;IF([.K228]&lt;=5;&quot;L&quot;;&quot;A&quot;));IF([.K228]&lt;=19;&quot;L&quot;;&quot;A&quot;)));IF(OR([.D228]=&quot;ALI&quot;;[.D228]=&quot;AIE&quot;);IF([.L228]&gt;=6;IF([.K228]&gt;=20;&quot;H&quot;;&quot;A&quot;);IF([.L228]&gt;=2;IF([.K228]&gt;=51;&quot;H&quot;;IF([.K228]&lt;=19;&quot;L&quot;;&quot;A&quot;));IF([.K228]&lt;=50;&quot;L&quot;;&quot;A&quot;)))))))" table:style-name="ce37"/>
          <table:table-cell office:value-type="string" office:string-value="" table:formula="of:=IF([.N228]=&quot;L&quot;;&quot;Baixa&quot;;IF([.N228]=&quot;A&quot;;&quot;Média&quot;;IF([.N228]=&quot;&quot;;&quot;&quot;;&quot;Alta&quot;)))" table:style-name="ce37"/>
          <table:table-cell office:value-type="string" office:string-value="" table:formula="of:=IF(ISBLANK([.L228]);&quot;&quot;;IF([.D228]=&quot;ALI&quot;;IF([.N228]=&quot;L&quot;;7;IF([.N228]=&quot;A&quot;;10;15));IF([.D228]=&quot;AIE&quot;;IF([.N228]=&quot;L&quot;;5;IF([.N228]=&quot;A&quot;;7;10));IF([.D228]=&quot;SE&quot;;IF([.N228]=&quot;L&quot;;4;IF([.N228]=&quot;A&quot;;5;7));IF(OR([.D228]=&quot;EE&quot;;[.D228]=&quot;CE&quot;);IF([.N228]=&quot;L&quot;;3;IF([.N228]=&quot;A&quot;;4;6)))))))" table:style-name="ce38"/>
          <table:table-cell table:style-name="ce39"/>
          <table:table-cell table:style-name="ce40"/>
          <table:table-cell office:value-type="float" office:value="0" table:formula="of:=IF(AND([.$P228]=&quot;&quot;;[.$J228]&lt;&gt;&quot;&quot;);[.$J228];0)" table:style-name="ce3">
            <text:p>0</text:p>
          </table:table-cell>
          <table:table-cell office:value-type="float" office:value="0" table:formula="of:=IF(OR([.$P228]=&quot;&quot;;[.$J228]=&quot;&quot;);0;[.$J228])" table:style-name="ce3">
            <text:p>0</text:p>
          </table:table-cell>
          <table:table-cell office:value-type="float" office:value="0" table:formula="of:=IF(OR([.$P228]=&quot;&quot;;[.$J228]=&quot;&quot;);0;[.$P228])" table:style-name="ce3">
            <text:p>0</text:p>
          </table:table-cell>
          <table:table-cell office:value-type="float" office:value="0" table:formula="of:=IF(AND([.$J228]=&quot;&quot;;[.$P228]&lt;&gt;&quot;&quot;);[.$P22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29];[.H229])" table:style-name="ce36"/>
          <table:table-cell office:value-type="string" office:string-value="" table:formula="of:=IF(ISBLANK([.F229]);&quot;&quot;;IF([.D229]=&quot;EE&quot;;IF([.F229]&gt;=3;IF([.E229]&gt;=5;&quot;H&quot;;&quot;A&quot;);IF([.F229]&gt;=2;IF([.E229]&gt;=16;&quot;H&quot;;IF([.E229]&lt;=4;&quot;L&quot;;&quot;A&quot;));IF([.E229]&lt;=15;&quot;L&quot;;&quot;A&quot;)));IF(OR([.D229]=&quot;SE&quot;;[.D229]=&quot;CE&quot;);IF([.F229]&gt;=4;IF([.E229]&gt;=6;&quot;H&quot;;&quot;A&quot;);IF([.F229]&gt;=2;IF([.E229]&gt;=20;&quot;H&quot;;IF([.E229]&lt;=5;&quot;L&quot;;&quot;A&quot;));IF([.E229]&lt;=19;&quot;L&quot;;&quot;A&quot;)));IF(OR([.D229]=&quot;ALI&quot;;[.D229]=&quot;AIE&quot;);IF([.F229]&gt;=6;IF([.E229]&gt;=20;&quot;H&quot;;&quot;A&quot;);IF([.F229]&gt;=2;IF([.E229]&gt;=51;&quot;H&quot;;IF([.E229]&lt;=19;&quot;L&quot;;&quot;A&quot;));IF([.E229]&lt;=50;&quot;L&quot;;&quot;A&quot;)))))))" table:style-name="ce37"/>
          <table:table-cell office:value-type="string" office:string-value="" table:formula="of:=IF([.H229]=&quot;L&quot;;&quot;Baixa&quot;;IF([.H229]=&quot;A&quot;;&quot;Média&quot;;IF([.H229]=&quot;&quot;;&quot;&quot;;&quot;Alta&quot;)))" table:style-name="ce37"/>
          <table:table-cell office:value-type="string" office:string-value="" table:formula="of:=IF(ISBLANK([.F229]);&quot;&quot;;IF([.D229]=&quot;ALI&quot;;IF([.H229]=&quot;L&quot;;7;IF([.H229]=&quot;A&quot;;10;15));IF([.D229]=&quot;AIE&quot;;IF([.H229]=&quot;L&quot;;5;IF([.H229]=&quot;A&quot;;7;10));IF([.D229]=&quot;SE&quot;;IF([.H229]=&quot;L&quot;;4;IF([.H229]=&quot;A&quot;;5;7));IF(OR([.D229]=&quot;EE&quot;;[.D229]=&quot;CE&quot;);IF([.H229]=&quot;L&quot;;3;IF([.H229]=&quot;A&quot;;4;6)))))))" table:style-name="ce38"/>
          <table:table-cell table:style-name="ce39"/>
          <table:table-cell table:style-name="ce36"/>
          <table:table-cell office:value-type="string" office:string-value="" table:formula="of:=CONCATENATE([.D229];[.N229])" table:style-name="ce36"/>
          <table:table-cell office:value-type="string" office:string-value="" table:formula="of:=IF(ISBLANK([.L229]);&quot;&quot;;IF([.D229]=&quot;EE&quot;;IF([.L229]&gt;=3;IF([.K229]&gt;=5;&quot;H&quot;;&quot;A&quot;);IF([.L229]&gt;=2;IF([.K229]&gt;=16;&quot;H&quot;;IF([.K229]&lt;=4;&quot;L&quot;;&quot;A&quot;));IF([.K229]&lt;=15;&quot;L&quot;;&quot;A&quot;)));IF(OR([.D229]=&quot;SE&quot;;[.D229]=&quot;CE&quot;);IF([.L229]&gt;=4;IF([.K229]&gt;=6;&quot;H&quot;;&quot;A&quot;);IF([.L229]&gt;=2;IF([.K229]&gt;=20;&quot;H&quot;;IF([.K229]&lt;=5;&quot;L&quot;;&quot;A&quot;));IF([.K229]&lt;=19;&quot;L&quot;;&quot;A&quot;)));IF(OR([.D229]=&quot;ALI&quot;;[.D229]=&quot;AIE&quot;);IF([.L229]&gt;=6;IF([.K229]&gt;=20;&quot;H&quot;;&quot;A&quot;);IF([.L229]&gt;=2;IF([.K229]&gt;=51;&quot;H&quot;;IF([.K229]&lt;=19;&quot;L&quot;;&quot;A&quot;));IF([.K229]&lt;=50;&quot;L&quot;;&quot;A&quot;)))))))" table:style-name="ce37"/>
          <table:table-cell office:value-type="string" office:string-value="" table:formula="of:=IF([.N229]=&quot;L&quot;;&quot;Baixa&quot;;IF([.N229]=&quot;A&quot;;&quot;Média&quot;;IF([.N229]=&quot;&quot;;&quot;&quot;;&quot;Alta&quot;)))" table:style-name="ce37"/>
          <table:table-cell office:value-type="string" office:string-value="" table:formula="of:=IF(ISBLANK([.L229]);&quot;&quot;;IF([.D229]=&quot;ALI&quot;;IF([.N229]=&quot;L&quot;;7;IF([.N229]=&quot;A&quot;;10;15));IF([.D229]=&quot;AIE&quot;;IF([.N229]=&quot;L&quot;;5;IF([.N229]=&quot;A&quot;;7;10));IF([.D229]=&quot;SE&quot;;IF([.N229]=&quot;L&quot;;4;IF([.N229]=&quot;A&quot;;5;7));IF(OR([.D229]=&quot;EE&quot;;[.D229]=&quot;CE&quot;);IF([.N229]=&quot;L&quot;;3;IF([.N229]=&quot;A&quot;;4;6)))))))" table:style-name="ce38"/>
          <table:table-cell table:style-name="ce39"/>
          <table:table-cell table:style-name="ce40"/>
          <table:table-cell office:value-type="float" office:value="0" table:formula="of:=IF(AND([.$P229]=&quot;&quot;;[.$J229]&lt;&gt;&quot;&quot;);[.$J229];0)" table:style-name="ce3">
            <text:p>0</text:p>
          </table:table-cell>
          <table:table-cell office:value-type="float" office:value="0" table:formula="of:=IF(OR([.$P229]=&quot;&quot;;[.$J229]=&quot;&quot;);0;[.$J229])" table:style-name="ce3">
            <text:p>0</text:p>
          </table:table-cell>
          <table:table-cell office:value-type="float" office:value="0" table:formula="of:=IF(OR([.$P229]=&quot;&quot;;[.$J229]=&quot;&quot;);0;[.$P229])" table:style-name="ce3">
            <text:p>0</text:p>
          </table:table-cell>
          <table:table-cell office:value-type="float" office:value="0" table:formula="of:=IF(AND([.$J229]=&quot;&quot;;[.$P229]&lt;&gt;&quot;&quot;);[.$P22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0];[.H230])" table:style-name="ce36"/>
          <table:table-cell office:value-type="string" office:string-value="" table:formula="of:=IF(ISBLANK([.F230]);&quot;&quot;;IF([.D230]=&quot;EE&quot;;IF([.F230]&gt;=3;IF([.E230]&gt;=5;&quot;H&quot;;&quot;A&quot;);IF([.F230]&gt;=2;IF([.E230]&gt;=16;&quot;H&quot;;IF([.E230]&lt;=4;&quot;L&quot;;&quot;A&quot;));IF([.E230]&lt;=15;&quot;L&quot;;&quot;A&quot;)));IF(OR([.D230]=&quot;SE&quot;;[.D230]=&quot;CE&quot;);IF([.F230]&gt;=4;IF([.E230]&gt;=6;&quot;H&quot;;&quot;A&quot;);IF([.F230]&gt;=2;IF([.E230]&gt;=20;&quot;H&quot;;IF([.E230]&lt;=5;&quot;L&quot;;&quot;A&quot;));IF([.E230]&lt;=19;&quot;L&quot;;&quot;A&quot;)));IF(OR([.D230]=&quot;ALI&quot;;[.D230]=&quot;AIE&quot;);IF([.F230]&gt;=6;IF([.E230]&gt;=20;&quot;H&quot;;&quot;A&quot;);IF([.F230]&gt;=2;IF([.E230]&gt;=51;&quot;H&quot;;IF([.E230]&lt;=19;&quot;L&quot;;&quot;A&quot;));IF([.E230]&lt;=50;&quot;L&quot;;&quot;A&quot;)))))))" table:style-name="ce37"/>
          <table:table-cell office:value-type="string" office:string-value="" table:formula="of:=IF([.H230]=&quot;L&quot;;&quot;Baixa&quot;;IF([.H230]=&quot;A&quot;;&quot;Média&quot;;IF([.H230]=&quot;&quot;;&quot;&quot;;&quot;Alta&quot;)))" table:style-name="ce37"/>
          <table:table-cell office:value-type="string" office:string-value="" table:formula="of:=IF(ISBLANK([.F230]);&quot;&quot;;IF([.D230]=&quot;ALI&quot;;IF([.H230]=&quot;L&quot;;7;IF([.H230]=&quot;A&quot;;10;15));IF([.D230]=&quot;AIE&quot;;IF([.H230]=&quot;L&quot;;5;IF([.H230]=&quot;A&quot;;7;10));IF([.D230]=&quot;SE&quot;;IF([.H230]=&quot;L&quot;;4;IF([.H230]=&quot;A&quot;;5;7));IF(OR([.D230]=&quot;EE&quot;;[.D230]=&quot;CE&quot;);IF([.H230]=&quot;L&quot;;3;IF([.H230]=&quot;A&quot;;4;6)))))))" table:style-name="ce38"/>
          <table:table-cell table:style-name="ce39"/>
          <table:table-cell table:style-name="ce36"/>
          <table:table-cell office:value-type="string" office:string-value="" table:formula="of:=CONCATENATE([.D230];[.N230])" table:style-name="ce36"/>
          <table:table-cell office:value-type="string" office:string-value="" table:formula="of:=IF(ISBLANK([.L230]);&quot;&quot;;IF([.D230]=&quot;EE&quot;;IF([.L230]&gt;=3;IF([.K230]&gt;=5;&quot;H&quot;;&quot;A&quot;);IF([.L230]&gt;=2;IF([.K230]&gt;=16;&quot;H&quot;;IF([.K230]&lt;=4;&quot;L&quot;;&quot;A&quot;));IF([.K230]&lt;=15;&quot;L&quot;;&quot;A&quot;)));IF(OR([.D230]=&quot;SE&quot;;[.D230]=&quot;CE&quot;);IF([.L230]&gt;=4;IF([.K230]&gt;=6;&quot;H&quot;;&quot;A&quot;);IF([.L230]&gt;=2;IF([.K230]&gt;=20;&quot;H&quot;;IF([.K230]&lt;=5;&quot;L&quot;;&quot;A&quot;));IF([.K230]&lt;=19;&quot;L&quot;;&quot;A&quot;)));IF(OR([.D230]=&quot;ALI&quot;;[.D230]=&quot;AIE&quot;);IF([.L230]&gt;=6;IF([.K230]&gt;=20;&quot;H&quot;;&quot;A&quot;);IF([.L230]&gt;=2;IF([.K230]&gt;=51;&quot;H&quot;;IF([.K230]&lt;=19;&quot;L&quot;;&quot;A&quot;));IF([.K230]&lt;=50;&quot;L&quot;;&quot;A&quot;)))))))" table:style-name="ce37"/>
          <table:table-cell office:value-type="string" office:string-value="" table:formula="of:=IF([.N230]=&quot;L&quot;;&quot;Baixa&quot;;IF([.N230]=&quot;A&quot;;&quot;Média&quot;;IF([.N230]=&quot;&quot;;&quot;&quot;;&quot;Alta&quot;)))" table:style-name="ce37"/>
          <table:table-cell office:value-type="string" office:string-value="" table:formula="of:=IF(ISBLANK([.L230]);&quot;&quot;;IF([.D230]=&quot;ALI&quot;;IF([.N230]=&quot;L&quot;;7;IF([.N230]=&quot;A&quot;;10;15));IF([.D230]=&quot;AIE&quot;;IF([.N230]=&quot;L&quot;;5;IF([.N230]=&quot;A&quot;;7;10));IF([.D230]=&quot;SE&quot;;IF([.N230]=&quot;L&quot;;4;IF([.N230]=&quot;A&quot;;5;7));IF(OR([.D230]=&quot;EE&quot;;[.D230]=&quot;CE&quot;);IF([.N230]=&quot;L&quot;;3;IF([.N230]=&quot;A&quot;;4;6)))))))" table:style-name="ce38"/>
          <table:table-cell table:style-name="ce39"/>
          <table:table-cell table:style-name="ce40"/>
          <table:table-cell office:value-type="float" office:value="0" table:formula="of:=IF(AND([.$P230]=&quot;&quot;;[.$J230]&lt;&gt;&quot;&quot;);[.$J230];0)" table:style-name="ce3">
            <text:p>0</text:p>
          </table:table-cell>
          <table:table-cell office:value-type="float" office:value="0" table:formula="of:=IF(OR([.$P230]=&quot;&quot;;[.$J230]=&quot;&quot;);0;[.$J230])" table:style-name="ce3">
            <text:p>0</text:p>
          </table:table-cell>
          <table:table-cell office:value-type="float" office:value="0" table:formula="of:=IF(OR([.$P230]=&quot;&quot;;[.$J230]=&quot;&quot;);0;[.$P230])" table:style-name="ce3">
            <text:p>0</text:p>
          </table:table-cell>
          <table:table-cell office:value-type="float" office:value="0" table:formula="of:=IF(AND([.$J230]=&quot;&quot;;[.$P230]&lt;&gt;&quot;&quot;);[.$P23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1];[.H231])" table:style-name="ce36"/>
          <table:table-cell office:value-type="string" office:string-value="" table:formula="of:=IF(ISBLANK([.F231]);&quot;&quot;;IF([.D231]=&quot;EE&quot;;IF([.F231]&gt;=3;IF([.E231]&gt;=5;&quot;H&quot;;&quot;A&quot;);IF([.F231]&gt;=2;IF([.E231]&gt;=16;&quot;H&quot;;IF([.E231]&lt;=4;&quot;L&quot;;&quot;A&quot;));IF([.E231]&lt;=15;&quot;L&quot;;&quot;A&quot;)));IF(OR([.D231]=&quot;SE&quot;;[.D231]=&quot;CE&quot;);IF([.F231]&gt;=4;IF([.E231]&gt;=6;&quot;H&quot;;&quot;A&quot;);IF([.F231]&gt;=2;IF([.E231]&gt;=20;&quot;H&quot;;IF([.E231]&lt;=5;&quot;L&quot;;&quot;A&quot;));IF([.E231]&lt;=19;&quot;L&quot;;&quot;A&quot;)));IF(OR([.D231]=&quot;ALI&quot;;[.D231]=&quot;AIE&quot;);IF([.F231]&gt;=6;IF([.E231]&gt;=20;&quot;H&quot;;&quot;A&quot;);IF([.F231]&gt;=2;IF([.E231]&gt;=51;&quot;H&quot;;IF([.E231]&lt;=19;&quot;L&quot;;&quot;A&quot;));IF([.E231]&lt;=50;&quot;L&quot;;&quot;A&quot;)))))))" table:style-name="ce37"/>
          <table:table-cell office:value-type="string" office:string-value="" table:formula="of:=IF([.H231]=&quot;L&quot;;&quot;Baixa&quot;;IF([.H231]=&quot;A&quot;;&quot;Média&quot;;IF([.H231]=&quot;&quot;;&quot;&quot;;&quot;Alta&quot;)))" table:style-name="ce37"/>
          <table:table-cell office:value-type="string" office:string-value="" table:formula="of:=IF(ISBLANK([.F231]);&quot;&quot;;IF([.D231]=&quot;ALI&quot;;IF([.H231]=&quot;L&quot;;7;IF([.H231]=&quot;A&quot;;10;15));IF([.D231]=&quot;AIE&quot;;IF([.H231]=&quot;L&quot;;5;IF([.H231]=&quot;A&quot;;7;10));IF([.D231]=&quot;SE&quot;;IF([.H231]=&quot;L&quot;;4;IF([.H231]=&quot;A&quot;;5;7));IF(OR([.D231]=&quot;EE&quot;;[.D231]=&quot;CE&quot;);IF([.H231]=&quot;L&quot;;3;IF([.H231]=&quot;A&quot;;4;6)))))))" table:style-name="ce38"/>
          <table:table-cell table:style-name="ce39"/>
          <table:table-cell table:style-name="ce36"/>
          <table:table-cell office:value-type="string" office:string-value="" table:formula="of:=CONCATENATE([.D231];[.N231])" table:style-name="ce36"/>
          <table:table-cell office:value-type="string" office:string-value="" table:formula="of:=IF(ISBLANK([.L231]);&quot;&quot;;IF([.D231]=&quot;EE&quot;;IF([.L231]&gt;=3;IF([.K231]&gt;=5;&quot;H&quot;;&quot;A&quot;);IF([.L231]&gt;=2;IF([.K231]&gt;=16;&quot;H&quot;;IF([.K231]&lt;=4;&quot;L&quot;;&quot;A&quot;));IF([.K231]&lt;=15;&quot;L&quot;;&quot;A&quot;)));IF(OR([.D231]=&quot;SE&quot;;[.D231]=&quot;CE&quot;);IF([.L231]&gt;=4;IF([.K231]&gt;=6;&quot;H&quot;;&quot;A&quot;);IF([.L231]&gt;=2;IF([.K231]&gt;=20;&quot;H&quot;;IF([.K231]&lt;=5;&quot;L&quot;;&quot;A&quot;));IF([.K231]&lt;=19;&quot;L&quot;;&quot;A&quot;)));IF(OR([.D231]=&quot;ALI&quot;;[.D231]=&quot;AIE&quot;);IF([.L231]&gt;=6;IF([.K231]&gt;=20;&quot;H&quot;;&quot;A&quot;);IF([.L231]&gt;=2;IF([.K231]&gt;=51;&quot;H&quot;;IF([.K231]&lt;=19;&quot;L&quot;;&quot;A&quot;));IF([.K231]&lt;=50;&quot;L&quot;;&quot;A&quot;)))))))" table:style-name="ce37"/>
          <table:table-cell office:value-type="string" office:string-value="" table:formula="of:=IF([.N231]=&quot;L&quot;;&quot;Baixa&quot;;IF([.N231]=&quot;A&quot;;&quot;Média&quot;;IF([.N231]=&quot;&quot;;&quot;&quot;;&quot;Alta&quot;)))" table:style-name="ce37"/>
          <table:table-cell office:value-type="string" office:string-value="" table:formula="of:=IF(ISBLANK([.L231]);&quot;&quot;;IF([.D231]=&quot;ALI&quot;;IF([.N231]=&quot;L&quot;;7;IF([.N231]=&quot;A&quot;;10;15));IF([.D231]=&quot;AIE&quot;;IF([.N231]=&quot;L&quot;;5;IF([.N231]=&quot;A&quot;;7;10));IF([.D231]=&quot;SE&quot;;IF([.N231]=&quot;L&quot;;4;IF([.N231]=&quot;A&quot;;5;7));IF(OR([.D231]=&quot;EE&quot;;[.D231]=&quot;CE&quot;);IF([.N231]=&quot;L&quot;;3;IF([.N231]=&quot;A&quot;;4;6)))))))" table:style-name="ce38"/>
          <table:table-cell table:style-name="ce39"/>
          <table:table-cell table:style-name="ce40"/>
          <table:table-cell office:value-type="float" office:value="0" table:formula="of:=IF(AND([.$P231]=&quot;&quot;;[.$J231]&lt;&gt;&quot;&quot;);[.$J231];0)" table:style-name="ce3">
            <text:p>0</text:p>
          </table:table-cell>
          <table:table-cell office:value-type="float" office:value="0" table:formula="of:=IF(OR([.$P231]=&quot;&quot;;[.$J231]=&quot;&quot;);0;[.$J231])" table:style-name="ce3">
            <text:p>0</text:p>
          </table:table-cell>
          <table:table-cell office:value-type="float" office:value="0" table:formula="of:=IF(OR([.$P231]=&quot;&quot;;[.$J231]=&quot;&quot;);0;[.$P231])" table:style-name="ce3">
            <text:p>0</text:p>
          </table:table-cell>
          <table:table-cell office:value-type="float" office:value="0" table:formula="of:=IF(AND([.$J231]=&quot;&quot;;[.$P231]&lt;&gt;&quot;&quot;);[.$P23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2];[.H232])" table:style-name="ce36"/>
          <table:table-cell office:value-type="string" office:string-value="" table:formula="of:=IF(ISBLANK([.F232]);&quot;&quot;;IF([.D232]=&quot;EE&quot;;IF([.F232]&gt;=3;IF([.E232]&gt;=5;&quot;H&quot;;&quot;A&quot;);IF([.F232]&gt;=2;IF([.E232]&gt;=16;&quot;H&quot;;IF([.E232]&lt;=4;&quot;L&quot;;&quot;A&quot;));IF([.E232]&lt;=15;&quot;L&quot;;&quot;A&quot;)));IF(OR([.D232]=&quot;SE&quot;;[.D232]=&quot;CE&quot;);IF([.F232]&gt;=4;IF([.E232]&gt;=6;&quot;H&quot;;&quot;A&quot;);IF([.F232]&gt;=2;IF([.E232]&gt;=20;&quot;H&quot;;IF([.E232]&lt;=5;&quot;L&quot;;&quot;A&quot;));IF([.E232]&lt;=19;&quot;L&quot;;&quot;A&quot;)));IF(OR([.D232]=&quot;ALI&quot;;[.D232]=&quot;AIE&quot;);IF([.F232]&gt;=6;IF([.E232]&gt;=20;&quot;H&quot;;&quot;A&quot;);IF([.F232]&gt;=2;IF([.E232]&gt;=51;&quot;H&quot;;IF([.E232]&lt;=19;&quot;L&quot;;&quot;A&quot;));IF([.E232]&lt;=50;&quot;L&quot;;&quot;A&quot;)))))))" table:style-name="ce37"/>
          <table:table-cell office:value-type="string" office:string-value="" table:formula="of:=IF([.H232]=&quot;L&quot;;&quot;Baixa&quot;;IF([.H232]=&quot;A&quot;;&quot;Média&quot;;IF([.H232]=&quot;&quot;;&quot;&quot;;&quot;Alta&quot;)))" table:style-name="ce37"/>
          <table:table-cell office:value-type="string" office:string-value="" table:formula="of:=IF(ISBLANK([.F232]);&quot;&quot;;IF([.D232]=&quot;ALI&quot;;IF([.H232]=&quot;L&quot;;7;IF([.H232]=&quot;A&quot;;10;15));IF([.D232]=&quot;AIE&quot;;IF([.H232]=&quot;L&quot;;5;IF([.H232]=&quot;A&quot;;7;10));IF([.D232]=&quot;SE&quot;;IF([.H232]=&quot;L&quot;;4;IF([.H232]=&quot;A&quot;;5;7));IF(OR([.D232]=&quot;EE&quot;;[.D232]=&quot;CE&quot;);IF([.H232]=&quot;L&quot;;3;IF([.H232]=&quot;A&quot;;4;6)))))))" table:style-name="ce38"/>
          <table:table-cell table:style-name="ce39"/>
          <table:table-cell table:style-name="ce36"/>
          <table:table-cell office:value-type="string" office:string-value="" table:formula="of:=CONCATENATE([.D232];[.N232])" table:style-name="ce36"/>
          <table:table-cell office:value-type="string" office:string-value="" table:formula="of:=IF(ISBLANK([.L232]);&quot;&quot;;IF([.D232]=&quot;EE&quot;;IF([.L232]&gt;=3;IF([.K232]&gt;=5;&quot;H&quot;;&quot;A&quot;);IF([.L232]&gt;=2;IF([.K232]&gt;=16;&quot;H&quot;;IF([.K232]&lt;=4;&quot;L&quot;;&quot;A&quot;));IF([.K232]&lt;=15;&quot;L&quot;;&quot;A&quot;)));IF(OR([.D232]=&quot;SE&quot;;[.D232]=&quot;CE&quot;);IF([.L232]&gt;=4;IF([.K232]&gt;=6;&quot;H&quot;;&quot;A&quot;);IF([.L232]&gt;=2;IF([.K232]&gt;=20;&quot;H&quot;;IF([.K232]&lt;=5;&quot;L&quot;;&quot;A&quot;));IF([.K232]&lt;=19;&quot;L&quot;;&quot;A&quot;)));IF(OR([.D232]=&quot;ALI&quot;;[.D232]=&quot;AIE&quot;);IF([.L232]&gt;=6;IF([.K232]&gt;=20;&quot;H&quot;;&quot;A&quot;);IF([.L232]&gt;=2;IF([.K232]&gt;=51;&quot;H&quot;;IF([.K232]&lt;=19;&quot;L&quot;;&quot;A&quot;));IF([.K232]&lt;=50;&quot;L&quot;;&quot;A&quot;)))))))" table:style-name="ce37"/>
          <table:table-cell office:value-type="string" office:string-value="" table:formula="of:=IF([.N232]=&quot;L&quot;;&quot;Baixa&quot;;IF([.N232]=&quot;A&quot;;&quot;Média&quot;;IF([.N232]=&quot;&quot;;&quot;&quot;;&quot;Alta&quot;)))" table:style-name="ce37"/>
          <table:table-cell office:value-type="string" office:string-value="" table:formula="of:=IF(ISBLANK([.L232]);&quot;&quot;;IF([.D232]=&quot;ALI&quot;;IF([.N232]=&quot;L&quot;;7;IF([.N232]=&quot;A&quot;;10;15));IF([.D232]=&quot;AIE&quot;;IF([.N232]=&quot;L&quot;;5;IF([.N232]=&quot;A&quot;;7;10));IF([.D232]=&quot;SE&quot;;IF([.N232]=&quot;L&quot;;4;IF([.N232]=&quot;A&quot;;5;7));IF(OR([.D232]=&quot;EE&quot;;[.D232]=&quot;CE&quot;);IF([.N232]=&quot;L&quot;;3;IF([.N232]=&quot;A&quot;;4;6)))))))" table:style-name="ce38"/>
          <table:table-cell table:style-name="ce39"/>
          <table:table-cell table:style-name="ce40"/>
          <table:table-cell office:value-type="float" office:value="0" table:formula="of:=IF(AND([.$P232]=&quot;&quot;;[.$J232]&lt;&gt;&quot;&quot;);[.$J232];0)" table:style-name="ce3">
            <text:p>0</text:p>
          </table:table-cell>
          <table:table-cell office:value-type="float" office:value="0" table:formula="of:=IF(OR([.$P232]=&quot;&quot;;[.$J232]=&quot;&quot;);0;[.$J232])" table:style-name="ce3">
            <text:p>0</text:p>
          </table:table-cell>
          <table:table-cell office:value-type="float" office:value="0" table:formula="of:=IF(OR([.$P232]=&quot;&quot;;[.$J232]=&quot;&quot;);0;[.$P232])" table:style-name="ce3">
            <text:p>0</text:p>
          </table:table-cell>
          <table:table-cell office:value-type="float" office:value="0" table:formula="of:=IF(AND([.$J232]=&quot;&quot;;[.$P232]&lt;&gt;&quot;&quot;);[.$P23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3];[.H233])" table:style-name="ce36"/>
          <table:table-cell office:value-type="string" office:string-value="" table:formula="of:=IF(ISBLANK([.F233]);&quot;&quot;;IF([.D233]=&quot;EE&quot;;IF([.F233]&gt;=3;IF([.E233]&gt;=5;&quot;H&quot;;&quot;A&quot;);IF([.F233]&gt;=2;IF([.E233]&gt;=16;&quot;H&quot;;IF([.E233]&lt;=4;&quot;L&quot;;&quot;A&quot;));IF([.E233]&lt;=15;&quot;L&quot;;&quot;A&quot;)));IF(OR([.D233]=&quot;SE&quot;;[.D233]=&quot;CE&quot;);IF([.F233]&gt;=4;IF([.E233]&gt;=6;&quot;H&quot;;&quot;A&quot;);IF([.F233]&gt;=2;IF([.E233]&gt;=20;&quot;H&quot;;IF([.E233]&lt;=5;&quot;L&quot;;&quot;A&quot;));IF([.E233]&lt;=19;&quot;L&quot;;&quot;A&quot;)));IF(OR([.D233]=&quot;ALI&quot;;[.D233]=&quot;AIE&quot;);IF([.F233]&gt;=6;IF([.E233]&gt;=20;&quot;H&quot;;&quot;A&quot;);IF([.F233]&gt;=2;IF([.E233]&gt;=51;&quot;H&quot;;IF([.E233]&lt;=19;&quot;L&quot;;&quot;A&quot;));IF([.E233]&lt;=50;&quot;L&quot;;&quot;A&quot;)))))))" table:style-name="ce37"/>
          <table:table-cell office:value-type="string" office:string-value="" table:formula="of:=IF([.H233]=&quot;L&quot;;&quot;Baixa&quot;;IF([.H233]=&quot;A&quot;;&quot;Média&quot;;IF([.H233]=&quot;&quot;;&quot;&quot;;&quot;Alta&quot;)))" table:style-name="ce37"/>
          <table:table-cell office:value-type="string" office:string-value="" table:formula="of:=IF(ISBLANK([.F233]);&quot;&quot;;IF([.D233]=&quot;ALI&quot;;IF([.H233]=&quot;L&quot;;7;IF([.H233]=&quot;A&quot;;10;15));IF([.D233]=&quot;AIE&quot;;IF([.H233]=&quot;L&quot;;5;IF([.H233]=&quot;A&quot;;7;10));IF([.D233]=&quot;SE&quot;;IF([.H233]=&quot;L&quot;;4;IF([.H233]=&quot;A&quot;;5;7));IF(OR([.D233]=&quot;EE&quot;;[.D233]=&quot;CE&quot;);IF([.H233]=&quot;L&quot;;3;IF([.H233]=&quot;A&quot;;4;6)))))))" table:style-name="ce38"/>
          <table:table-cell table:style-name="ce39"/>
          <table:table-cell table:style-name="ce36"/>
          <table:table-cell office:value-type="string" office:string-value="" table:formula="of:=CONCATENATE([.D233];[.N233])" table:style-name="ce36"/>
          <table:table-cell office:value-type="string" office:string-value="" table:formula="of:=IF(ISBLANK([.L233]);&quot;&quot;;IF([.D233]=&quot;EE&quot;;IF([.L233]&gt;=3;IF([.K233]&gt;=5;&quot;H&quot;;&quot;A&quot;);IF([.L233]&gt;=2;IF([.K233]&gt;=16;&quot;H&quot;;IF([.K233]&lt;=4;&quot;L&quot;;&quot;A&quot;));IF([.K233]&lt;=15;&quot;L&quot;;&quot;A&quot;)));IF(OR([.D233]=&quot;SE&quot;;[.D233]=&quot;CE&quot;);IF([.L233]&gt;=4;IF([.K233]&gt;=6;&quot;H&quot;;&quot;A&quot;);IF([.L233]&gt;=2;IF([.K233]&gt;=20;&quot;H&quot;;IF([.K233]&lt;=5;&quot;L&quot;;&quot;A&quot;));IF([.K233]&lt;=19;&quot;L&quot;;&quot;A&quot;)));IF(OR([.D233]=&quot;ALI&quot;;[.D233]=&quot;AIE&quot;);IF([.L233]&gt;=6;IF([.K233]&gt;=20;&quot;H&quot;;&quot;A&quot;);IF([.L233]&gt;=2;IF([.K233]&gt;=51;&quot;H&quot;;IF([.K233]&lt;=19;&quot;L&quot;;&quot;A&quot;));IF([.K233]&lt;=50;&quot;L&quot;;&quot;A&quot;)))))))" table:style-name="ce37"/>
          <table:table-cell office:value-type="string" office:string-value="" table:formula="of:=IF([.N233]=&quot;L&quot;;&quot;Baixa&quot;;IF([.N233]=&quot;A&quot;;&quot;Média&quot;;IF([.N233]=&quot;&quot;;&quot;&quot;;&quot;Alta&quot;)))" table:style-name="ce37"/>
          <table:table-cell office:value-type="string" office:string-value="" table:formula="of:=IF(ISBLANK([.L233]);&quot;&quot;;IF([.D233]=&quot;ALI&quot;;IF([.N233]=&quot;L&quot;;7;IF([.N233]=&quot;A&quot;;10;15));IF([.D233]=&quot;AIE&quot;;IF([.N233]=&quot;L&quot;;5;IF([.N233]=&quot;A&quot;;7;10));IF([.D233]=&quot;SE&quot;;IF([.N233]=&quot;L&quot;;4;IF([.N233]=&quot;A&quot;;5;7));IF(OR([.D233]=&quot;EE&quot;;[.D233]=&quot;CE&quot;);IF([.N233]=&quot;L&quot;;3;IF([.N233]=&quot;A&quot;;4;6)))))))" table:style-name="ce38"/>
          <table:table-cell table:style-name="ce39"/>
          <table:table-cell table:style-name="ce40"/>
          <table:table-cell office:value-type="float" office:value="0" table:formula="of:=IF(AND([.$P233]=&quot;&quot;;[.$J233]&lt;&gt;&quot;&quot;);[.$J233];0)" table:style-name="ce3">
            <text:p>0</text:p>
          </table:table-cell>
          <table:table-cell office:value-type="float" office:value="0" table:formula="of:=IF(OR([.$P233]=&quot;&quot;;[.$J233]=&quot;&quot;);0;[.$J233])" table:style-name="ce3">
            <text:p>0</text:p>
          </table:table-cell>
          <table:table-cell office:value-type="float" office:value="0" table:formula="of:=IF(OR([.$P233]=&quot;&quot;;[.$J233]=&quot;&quot;);0;[.$P233])" table:style-name="ce3">
            <text:p>0</text:p>
          </table:table-cell>
          <table:table-cell office:value-type="float" office:value="0" table:formula="of:=IF(AND([.$J233]=&quot;&quot;;[.$P233]&lt;&gt;&quot;&quot;);[.$P23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4];[.H234])" table:style-name="ce36"/>
          <table:table-cell office:value-type="string" office:string-value="" table:formula="of:=IF(ISBLANK([.F234]);&quot;&quot;;IF([.D234]=&quot;EE&quot;;IF([.F234]&gt;=3;IF([.E234]&gt;=5;&quot;H&quot;;&quot;A&quot;);IF([.F234]&gt;=2;IF([.E234]&gt;=16;&quot;H&quot;;IF([.E234]&lt;=4;&quot;L&quot;;&quot;A&quot;));IF([.E234]&lt;=15;&quot;L&quot;;&quot;A&quot;)));IF(OR([.D234]=&quot;SE&quot;;[.D234]=&quot;CE&quot;);IF([.F234]&gt;=4;IF([.E234]&gt;=6;&quot;H&quot;;&quot;A&quot;);IF([.F234]&gt;=2;IF([.E234]&gt;=20;&quot;H&quot;;IF([.E234]&lt;=5;&quot;L&quot;;&quot;A&quot;));IF([.E234]&lt;=19;&quot;L&quot;;&quot;A&quot;)));IF(OR([.D234]=&quot;ALI&quot;;[.D234]=&quot;AIE&quot;);IF([.F234]&gt;=6;IF([.E234]&gt;=20;&quot;H&quot;;&quot;A&quot;);IF([.F234]&gt;=2;IF([.E234]&gt;=51;&quot;H&quot;;IF([.E234]&lt;=19;&quot;L&quot;;&quot;A&quot;));IF([.E234]&lt;=50;&quot;L&quot;;&quot;A&quot;)))))))" table:style-name="ce37"/>
          <table:table-cell office:value-type="string" office:string-value="" table:formula="of:=IF([.H234]=&quot;L&quot;;&quot;Baixa&quot;;IF([.H234]=&quot;A&quot;;&quot;Média&quot;;IF([.H234]=&quot;&quot;;&quot;&quot;;&quot;Alta&quot;)))" table:style-name="ce37"/>
          <table:table-cell office:value-type="string" office:string-value="" table:formula="of:=IF(ISBLANK([.F234]);&quot;&quot;;IF([.D234]=&quot;ALI&quot;;IF([.H234]=&quot;L&quot;;7;IF([.H234]=&quot;A&quot;;10;15));IF([.D234]=&quot;AIE&quot;;IF([.H234]=&quot;L&quot;;5;IF([.H234]=&quot;A&quot;;7;10));IF([.D234]=&quot;SE&quot;;IF([.H234]=&quot;L&quot;;4;IF([.H234]=&quot;A&quot;;5;7));IF(OR([.D234]=&quot;EE&quot;;[.D234]=&quot;CE&quot;);IF([.H234]=&quot;L&quot;;3;IF([.H234]=&quot;A&quot;;4;6)))))))" table:style-name="ce38"/>
          <table:table-cell table:style-name="ce39"/>
          <table:table-cell table:style-name="ce36"/>
          <table:table-cell office:value-type="string" office:string-value="" table:formula="of:=CONCATENATE([.D234];[.N234])" table:style-name="ce36"/>
          <table:table-cell office:value-type="string" office:string-value="" table:formula="of:=IF(ISBLANK([.L234]);&quot;&quot;;IF([.D234]=&quot;EE&quot;;IF([.L234]&gt;=3;IF([.K234]&gt;=5;&quot;H&quot;;&quot;A&quot;);IF([.L234]&gt;=2;IF([.K234]&gt;=16;&quot;H&quot;;IF([.K234]&lt;=4;&quot;L&quot;;&quot;A&quot;));IF([.K234]&lt;=15;&quot;L&quot;;&quot;A&quot;)));IF(OR([.D234]=&quot;SE&quot;;[.D234]=&quot;CE&quot;);IF([.L234]&gt;=4;IF([.K234]&gt;=6;&quot;H&quot;;&quot;A&quot;);IF([.L234]&gt;=2;IF([.K234]&gt;=20;&quot;H&quot;;IF([.K234]&lt;=5;&quot;L&quot;;&quot;A&quot;));IF([.K234]&lt;=19;&quot;L&quot;;&quot;A&quot;)));IF(OR([.D234]=&quot;ALI&quot;;[.D234]=&quot;AIE&quot;);IF([.L234]&gt;=6;IF([.K234]&gt;=20;&quot;H&quot;;&quot;A&quot;);IF([.L234]&gt;=2;IF([.K234]&gt;=51;&quot;H&quot;;IF([.K234]&lt;=19;&quot;L&quot;;&quot;A&quot;));IF([.K234]&lt;=50;&quot;L&quot;;&quot;A&quot;)))))))" table:style-name="ce37"/>
          <table:table-cell office:value-type="string" office:string-value="" table:formula="of:=IF([.N234]=&quot;L&quot;;&quot;Baixa&quot;;IF([.N234]=&quot;A&quot;;&quot;Média&quot;;IF([.N234]=&quot;&quot;;&quot;&quot;;&quot;Alta&quot;)))" table:style-name="ce37"/>
          <table:table-cell office:value-type="string" office:string-value="" table:formula="of:=IF(ISBLANK([.L234]);&quot;&quot;;IF([.D234]=&quot;ALI&quot;;IF([.N234]=&quot;L&quot;;7;IF([.N234]=&quot;A&quot;;10;15));IF([.D234]=&quot;AIE&quot;;IF([.N234]=&quot;L&quot;;5;IF([.N234]=&quot;A&quot;;7;10));IF([.D234]=&quot;SE&quot;;IF([.N234]=&quot;L&quot;;4;IF([.N234]=&quot;A&quot;;5;7));IF(OR([.D234]=&quot;EE&quot;;[.D234]=&quot;CE&quot;);IF([.N234]=&quot;L&quot;;3;IF([.N234]=&quot;A&quot;;4;6)))))))" table:style-name="ce38"/>
          <table:table-cell table:style-name="ce39"/>
          <table:table-cell table:style-name="ce40"/>
          <table:table-cell office:value-type="float" office:value="0" table:formula="of:=IF(AND([.$P234]=&quot;&quot;;[.$J234]&lt;&gt;&quot;&quot;);[.$J234];0)" table:style-name="ce3">
            <text:p>0</text:p>
          </table:table-cell>
          <table:table-cell office:value-type="float" office:value="0" table:formula="of:=IF(OR([.$P234]=&quot;&quot;;[.$J234]=&quot;&quot;);0;[.$J234])" table:style-name="ce3">
            <text:p>0</text:p>
          </table:table-cell>
          <table:table-cell office:value-type="float" office:value="0" table:formula="of:=IF(OR([.$P234]=&quot;&quot;;[.$J234]=&quot;&quot;);0;[.$P234])" table:style-name="ce3">
            <text:p>0</text:p>
          </table:table-cell>
          <table:table-cell office:value-type="float" office:value="0" table:formula="of:=IF(AND([.$J234]=&quot;&quot;;[.$P234]&lt;&gt;&quot;&quot;);[.$P23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5];[.H235])" table:style-name="ce36"/>
          <table:table-cell office:value-type="string" office:string-value="" table:formula="of:=IF(ISBLANK([.F235]);&quot;&quot;;IF([.D235]=&quot;EE&quot;;IF([.F235]&gt;=3;IF([.E235]&gt;=5;&quot;H&quot;;&quot;A&quot;);IF([.F235]&gt;=2;IF([.E235]&gt;=16;&quot;H&quot;;IF([.E235]&lt;=4;&quot;L&quot;;&quot;A&quot;));IF([.E235]&lt;=15;&quot;L&quot;;&quot;A&quot;)));IF(OR([.D235]=&quot;SE&quot;;[.D235]=&quot;CE&quot;);IF([.F235]&gt;=4;IF([.E235]&gt;=6;&quot;H&quot;;&quot;A&quot;);IF([.F235]&gt;=2;IF([.E235]&gt;=20;&quot;H&quot;;IF([.E235]&lt;=5;&quot;L&quot;;&quot;A&quot;));IF([.E235]&lt;=19;&quot;L&quot;;&quot;A&quot;)));IF(OR([.D235]=&quot;ALI&quot;;[.D235]=&quot;AIE&quot;);IF([.F235]&gt;=6;IF([.E235]&gt;=20;&quot;H&quot;;&quot;A&quot;);IF([.F235]&gt;=2;IF([.E235]&gt;=51;&quot;H&quot;;IF([.E235]&lt;=19;&quot;L&quot;;&quot;A&quot;));IF([.E235]&lt;=50;&quot;L&quot;;&quot;A&quot;)))))))" table:style-name="ce37"/>
          <table:table-cell office:value-type="string" office:string-value="" table:formula="of:=IF([.H235]=&quot;L&quot;;&quot;Baixa&quot;;IF([.H235]=&quot;A&quot;;&quot;Média&quot;;IF([.H235]=&quot;&quot;;&quot;&quot;;&quot;Alta&quot;)))" table:style-name="ce37"/>
          <table:table-cell office:value-type="string" office:string-value="" table:formula="of:=IF(ISBLANK([.F235]);&quot;&quot;;IF([.D235]=&quot;ALI&quot;;IF([.H235]=&quot;L&quot;;7;IF([.H235]=&quot;A&quot;;10;15));IF([.D235]=&quot;AIE&quot;;IF([.H235]=&quot;L&quot;;5;IF([.H235]=&quot;A&quot;;7;10));IF([.D235]=&quot;SE&quot;;IF([.H235]=&quot;L&quot;;4;IF([.H235]=&quot;A&quot;;5;7));IF(OR([.D235]=&quot;EE&quot;;[.D235]=&quot;CE&quot;);IF([.H235]=&quot;L&quot;;3;IF([.H235]=&quot;A&quot;;4;6)))))))" table:style-name="ce38"/>
          <table:table-cell table:style-name="ce39"/>
          <table:table-cell table:style-name="ce36"/>
          <table:table-cell office:value-type="string" office:string-value="" table:formula="of:=CONCATENATE([.D235];[.N235])" table:style-name="ce36"/>
          <table:table-cell office:value-type="string" office:string-value="" table:formula="of:=IF(ISBLANK([.L235]);&quot;&quot;;IF([.D235]=&quot;EE&quot;;IF([.L235]&gt;=3;IF([.K235]&gt;=5;&quot;H&quot;;&quot;A&quot;);IF([.L235]&gt;=2;IF([.K235]&gt;=16;&quot;H&quot;;IF([.K235]&lt;=4;&quot;L&quot;;&quot;A&quot;));IF([.K235]&lt;=15;&quot;L&quot;;&quot;A&quot;)));IF(OR([.D235]=&quot;SE&quot;;[.D235]=&quot;CE&quot;);IF([.L235]&gt;=4;IF([.K235]&gt;=6;&quot;H&quot;;&quot;A&quot;);IF([.L235]&gt;=2;IF([.K235]&gt;=20;&quot;H&quot;;IF([.K235]&lt;=5;&quot;L&quot;;&quot;A&quot;));IF([.K235]&lt;=19;&quot;L&quot;;&quot;A&quot;)));IF(OR([.D235]=&quot;ALI&quot;;[.D235]=&quot;AIE&quot;);IF([.L235]&gt;=6;IF([.K235]&gt;=20;&quot;H&quot;;&quot;A&quot;);IF([.L235]&gt;=2;IF([.K235]&gt;=51;&quot;H&quot;;IF([.K235]&lt;=19;&quot;L&quot;;&quot;A&quot;));IF([.K235]&lt;=50;&quot;L&quot;;&quot;A&quot;)))))))" table:style-name="ce37"/>
          <table:table-cell office:value-type="string" office:string-value="" table:formula="of:=IF([.N235]=&quot;L&quot;;&quot;Baixa&quot;;IF([.N235]=&quot;A&quot;;&quot;Média&quot;;IF([.N235]=&quot;&quot;;&quot;&quot;;&quot;Alta&quot;)))" table:style-name="ce37"/>
          <table:table-cell office:value-type="string" office:string-value="" table:formula="of:=IF(ISBLANK([.L235]);&quot;&quot;;IF([.D235]=&quot;ALI&quot;;IF([.N235]=&quot;L&quot;;7;IF([.N235]=&quot;A&quot;;10;15));IF([.D235]=&quot;AIE&quot;;IF([.N235]=&quot;L&quot;;5;IF([.N235]=&quot;A&quot;;7;10));IF([.D235]=&quot;SE&quot;;IF([.N235]=&quot;L&quot;;4;IF([.N235]=&quot;A&quot;;5;7));IF(OR([.D235]=&quot;EE&quot;;[.D235]=&quot;CE&quot;);IF([.N235]=&quot;L&quot;;3;IF([.N235]=&quot;A&quot;;4;6)))))))" table:style-name="ce38"/>
          <table:table-cell table:style-name="ce39"/>
          <table:table-cell table:style-name="ce40"/>
          <table:table-cell office:value-type="float" office:value="0" table:formula="of:=IF(AND([.$P235]=&quot;&quot;;[.$J235]&lt;&gt;&quot;&quot;);[.$J235];0)" table:style-name="ce3">
            <text:p>0</text:p>
          </table:table-cell>
          <table:table-cell office:value-type="float" office:value="0" table:formula="of:=IF(OR([.$P235]=&quot;&quot;;[.$J235]=&quot;&quot;);0;[.$J235])" table:style-name="ce3">
            <text:p>0</text:p>
          </table:table-cell>
          <table:table-cell office:value-type="float" office:value="0" table:formula="of:=IF(OR([.$P235]=&quot;&quot;;[.$J235]=&quot;&quot;);0;[.$P235])" table:style-name="ce3">
            <text:p>0</text:p>
          </table:table-cell>
          <table:table-cell office:value-type="float" office:value="0" table:formula="of:=IF(AND([.$J235]=&quot;&quot;;[.$P235]&lt;&gt;&quot;&quot;);[.$P23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6];[.H236])" table:style-name="ce36"/>
          <table:table-cell office:value-type="string" office:string-value="" table:formula="of:=IF(ISBLANK([.F236]);&quot;&quot;;IF([.D236]=&quot;EE&quot;;IF([.F236]&gt;=3;IF([.E236]&gt;=5;&quot;H&quot;;&quot;A&quot;);IF([.F236]&gt;=2;IF([.E236]&gt;=16;&quot;H&quot;;IF([.E236]&lt;=4;&quot;L&quot;;&quot;A&quot;));IF([.E236]&lt;=15;&quot;L&quot;;&quot;A&quot;)));IF(OR([.D236]=&quot;SE&quot;;[.D236]=&quot;CE&quot;);IF([.F236]&gt;=4;IF([.E236]&gt;=6;&quot;H&quot;;&quot;A&quot;);IF([.F236]&gt;=2;IF([.E236]&gt;=20;&quot;H&quot;;IF([.E236]&lt;=5;&quot;L&quot;;&quot;A&quot;));IF([.E236]&lt;=19;&quot;L&quot;;&quot;A&quot;)));IF(OR([.D236]=&quot;ALI&quot;;[.D236]=&quot;AIE&quot;);IF([.F236]&gt;=6;IF([.E236]&gt;=20;&quot;H&quot;;&quot;A&quot;);IF([.F236]&gt;=2;IF([.E236]&gt;=51;&quot;H&quot;;IF([.E236]&lt;=19;&quot;L&quot;;&quot;A&quot;));IF([.E236]&lt;=50;&quot;L&quot;;&quot;A&quot;)))))))" table:style-name="ce37"/>
          <table:table-cell office:value-type="string" office:string-value="" table:formula="of:=IF([.H236]=&quot;L&quot;;&quot;Baixa&quot;;IF([.H236]=&quot;A&quot;;&quot;Média&quot;;IF([.H236]=&quot;&quot;;&quot;&quot;;&quot;Alta&quot;)))" table:style-name="ce37"/>
          <table:table-cell office:value-type="string" office:string-value="" table:formula="of:=IF(ISBLANK([.F236]);&quot;&quot;;IF([.D236]=&quot;ALI&quot;;IF([.H236]=&quot;L&quot;;7;IF([.H236]=&quot;A&quot;;10;15));IF([.D236]=&quot;AIE&quot;;IF([.H236]=&quot;L&quot;;5;IF([.H236]=&quot;A&quot;;7;10));IF([.D236]=&quot;SE&quot;;IF([.H236]=&quot;L&quot;;4;IF([.H236]=&quot;A&quot;;5;7));IF(OR([.D236]=&quot;EE&quot;;[.D236]=&quot;CE&quot;);IF([.H236]=&quot;L&quot;;3;IF([.H236]=&quot;A&quot;;4;6)))))))" table:style-name="ce38"/>
          <table:table-cell table:style-name="ce39"/>
          <table:table-cell table:style-name="ce36"/>
          <table:table-cell office:value-type="string" office:string-value="" table:formula="of:=CONCATENATE([.D236];[.N236])" table:style-name="ce36"/>
          <table:table-cell office:value-type="string" office:string-value="" table:formula="of:=IF(ISBLANK([.L236]);&quot;&quot;;IF([.D236]=&quot;EE&quot;;IF([.L236]&gt;=3;IF([.K236]&gt;=5;&quot;H&quot;;&quot;A&quot;);IF([.L236]&gt;=2;IF([.K236]&gt;=16;&quot;H&quot;;IF([.K236]&lt;=4;&quot;L&quot;;&quot;A&quot;));IF([.K236]&lt;=15;&quot;L&quot;;&quot;A&quot;)));IF(OR([.D236]=&quot;SE&quot;;[.D236]=&quot;CE&quot;);IF([.L236]&gt;=4;IF([.K236]&gt;=6;&quot;H&quot;;&quot;A&quot;);IF([.L236]&gt;=2;IF([.K236]&gt;=20;&quot;H&quot;;IF([.K236]&lt;=5;&quot;L&quot;;&quot;A&quot;));IF([.K236]&lt;=19;&quot;L&quot;;&quot;A&quot;)));IF(OR([.D236]=&quot;ALI&quot;;[.D236]=&quot;AIE&quot;);IF([.L236]&gt;=6;IF([.K236]&gt;=20;&quot;H&quot;;&quot;A&quot;);IF([.L236]&gt;=2;IF([.K236]&gt;=51;&quot;H&quot;;IF([.K236]&lt;=19;&quot;L&quot;;&quot;A&quot;));IF([.K236]&lt;=50;&quot;L&quot;;&quot;A&quot;)))))))" table:style-name="ce37"/>
          <table:table-cell office:value-type="string" office:string-value="" table:formula="of:=IF([.N236]=&quot;L&quot;;&quot;Baixa&quot;;IF([.N236]=&quot;A&quot;;&quot;Média&quot;;IF([.N236]=&quot;&quot;;&quot;&quot;;&quot;Alta&quot;)))" table:style-name="ce37"/>
          <table:table-cell office:value-type="string" office:string-value="" table:formula="of:=IF(ISBLANK([.L236]);&quot;&quot;;IF([.D236]=&quot;ALI&quot;;IF([.N236]=&quot;L&quot;;7;IF([.N236]=&quot;A&quot;;10;15));IF([.D236]=&quot;AIE&quot;;IF([.N236]=&quot;L&quot;;5;IF([.N236]=&quot;A&quot;;7;10));IF([.D236]=&quot;SE&quot;;IF([.N236]=&quot;L&quot;;4;IF([.N236]=&quot;A&quot;;5;7));IF(OR([.D236]=&quot;EE&quot;;[.D236]=&quot;CE&quot;);IF([.N236]=&quot;L&quot;;3;IF([.N236]=&quot;A&quot;;4;6)))))))" table:style-name="ce38"/>
          <table:table-cell table:style-name="ce39"/>
          <table:table-cell table:style-name="ce40"/>
          <table:table-cell office:value-type="float" office:value="0" table:formula="of:=IF(AND([.$P236]=&quot;&quot;;[.$J236]&lt;&gt;&quot;&quot;);[.$J236];0)" table:style-name="ce3">
            <text:p>0</text:p>
          </table:table-cell>
          <table:table-cell office:value-type="float" office:value="0" table:formula="of:=IF(OR([.$P236]=&quot;&quot;;[.$J236]=&quot;&quot;);0;[.$J236])" table:style-name="ce3">
            <text:p>0</text:p>
          </table:table-cell>
          <table:table-cell office:value-type="float" office:value="0" table:formula="of:=IF(OR([.$P236]=&quot;&quot;;[.$J236]=&quot;&quot;);0;[.$P236])" table:style-name="ce3">
            <text:p>0</text:p>
          </table:table-cell>
          <table:table-cell office:value-type="float" office:value="0" table:formula="of:=IF(AND([.$J236]=&quot;&quot;;[.$P236]&lt;&gt;&quot;&quot;);[.$P23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7];[.H237])" table:style-name="ce36"/>
          <table:table-cell office:value-type="string" office:string-value="" table:formula="of:=IF(ISBLANK([.F237]);&quot;&quot;;IF([.D237]=&quot;EE&quot;;IF([.F237]&gt;=3;IF([.E237]&gt;=5;&quot;H&quot;;&quot;A&quot;);IF([.F237]&gt;=2;IF([.E237]&gt;=16;&quot;H&quot;;IF([.E237]&lt;=4;&quot;L&quot;;&quot;A&quot;));IF([.E237]&lt;=15;&quot;L&quot;;&quot;A&quot;)));IF(OR([.D237]=&quot;SE&quot;;[.D237]=&quot;CE&quot;);IF([.F237]&gt;=4;IF([.E237]&gt;=6;&quot;H&quot;;&quot;A&quot;);IF([.F237]&gt;=2;IF([.E237]&gt;=20;&quot;H&quot;;IF([.E237]&lt;=5;&quot;L&quot;;&quot;A&quot;));IF([.E237]&lt;=19;&quot;L&quot;;&quot;A&quot;)));IF(OR([.D237]=&quot;ALI&quot;;[.D237]=&quot;AIE&quot;);IF([.F237]&gt;=6;IF([.E237]&gt;=20;&quot;H&quot;;&quot;A&quot;);IF([.F237]&gt;=2;IF([.E237]&gt;=51;&quot;H&quot;;IF([.E237]&lt;=19;&quot;L&quot;;&quot;A&quot;));IF([.E237]&lt;=50;&quot;L&quot;;&quot;A&quot;)))))))" table:style-name="ce37"/>
          <table:table-cell office:value-type="string" office:string-value="" table:formula="of:=IF([.H237]=&quot;L&quot;;&quot;Baixa&quot;;IF([.H237]=&quot;A&quot;;&quot;Média&quot;;IF([.H237]=&quot;&quot;;&quot;&quot;;&quot;Alta&quot;)))" table:style-name="ce37"/>
          <table:table-cell office:value-type="string" office:string-value="" table:formula="of:=IF(ISBLANK([.F237]);&quot;&quot;;IF([.D237]=&quot;ALI&quot;;IF([.H237]=&quot;L&quot;;7;IF([.H237]=&quot;A&quot;;10;15));IF([.D237]=&quot;AIE&quot;;IF([.H237]=&quot;L&quot;;5;IF([.H237]=&quot;A&quot;;7;10));IF([.D237]=&quot;SE&quot;;IF([.H237]=&quot;L&quot;;4;IF([.H237]=&quot;A&quot;;5;7));IF(OR([.D237]=&quot;EE&quot;;[.D237]=&quot;CE&quot;);IF([.H237]=&quot;L&quot;;3;IF([.H237]=&quot;A&quot;;4;6)))))))" table:style-name="ce38"/>
          <table:table-cell table:style-name="ce39"/>
          <table:table-cell table:style-name="ce36"/>
          <table:table-cell office:value-type="string" office:string-value="" table:formula="of:=CONCATENATE([.D237];[.N237])" table:style-name="ce36"/>
          <table:table-cell office:value-type="string" office:string-value="" table:formula="of:=IF(ISBLANK([.L237]);&quot;&quot;;IF([.D237]=&quot;EE&quot;;IF([.L237]&gt;=3;IF([.K237]&gt;=5;&quot;H&quot;;&quot;A&quot;);IF([.L237]&gt;=2;IF([.K237]&gt;=16;&quot;H&quot;;IF([.K237]&lt;=4;&quot;L&quot;;&quot;A&quot;));IF([.K237]&lt;=15;&quot;L&quot;;&quot;A&quot;)));IF(OR([.D237]=&quot;SE&quot;;[.D237]=&quot;CE&quot;);IF([.L237]&gt;=4;IF([.K237]&gt;=6;&quot;H&quot;;&quot;A&quot;);IF([.L237]&gt;=2;IF([.K237]&gt;=20;&quot;H&quot;;IF([.K237]&lt;=5;&quot;L&quot;;&quot;A&quot;));IF([.K237]&lt;=19;&quot;L&quot;;&quot;A&quot;)));IF(OR([.D237]=&quot;ALI&quot;;[.D237]=&quot;AIE&quot;);IF([.L237]&gt;=6;IF([.K237]&gt;=20;&quot;H&quot;;&quot;A&quot;);IF([.L237]&gt;=2;IF([.K237]&gt;=51;&quot;H&quot;;IF([.K237]&lt;=19;&quot;L&quot;;&quot;A&quot;));IF([.K237]&lt;=50;&quot;L&quot;;&quot;A&quot;)))))))" table:style-name="ce37"/>
          <table:table-cell office:value-type="string" office:string-value="" table:formula="of:=IF([.N237]=&quot;L&quot;;&quot;Baixa&quot;;IF([.N237]=&quot;A&quot;;&quot;Média&quot;;IF([.N237]=&quot;&quot;;&quot;&quot;;&quot;Alta&quot;)))" table:style-name="ce37"/>
          <table:table-cell office:value-type="string" office:string-value="" table:formula="of:=IF(ISBLANK([.L237]);&quot;&quot;;IF([.D237]=&quot;ALI&quot;;IF([.N237]=&quot;L&quot;;7;IF([.N237]=&quot;A&quot;;10;15));IF([.D237]=&quot;AIE&quot;;IF([.N237]=&quot;L&quot;;5;IF([.N237]=&quot;A&quot;;7;10));IF([.D237]=&quot;SE&quot;;IF([.N237]=&quot;L&quot;;4;IF([.N237]=&quot;A&quot;;5;7));IF(OR([.D237]=&quot;EE&quot;;[.D237]=&quot;CE&quot;);IF([.N237]=&quot;L&quot;;3;IF([.N237]=&quot;A&quot;;4;6)))))))" table:style-name="ce38"/>
          <table:table-cell table:style-name="ce39"/>
          <table:table-cell table:style-name="ce40"/>
          <table:table-cell office:value-type="float" office:value="0" table:formula="of:=IF(AND([.$P237]=&quot;&quot;;[.$J237]&lt;&gt;&quot;&quot;);[.$J237];0)" table:style-name="ce3">
            <text:p>0</text:p>
          </table:table-cell>
          <table:table-cell office:value-type="float" office:value="0" table:formula="of:=IF(OR([.$P237]=&quot;&quot;;[.$J237]=&quot;&quot;);0;[.$J237])" table:style-name="ce3">
            <text:p>0</text:p>
          </table:table-cell>
          <table:table-cell office:value-type="float" office:value="0" table:formula="of:=IF(OR([.$P237]=&quot;&quot;;[.$J237]=&quot;&quot;);0;[.$P237])" table:style-name="ce3">
            <text:p>0</text:p>
          </table:table-cell>
          <table:table-cell office:value-type="float" office:value="0" table:formula="of:=IF(AND([.$J237]=&quot;&quot;;[.$P237]&lt;&gt;&quot;&quot;);[.$P23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8];[.H238])" table:style-name="ce36"/>
          <table:table-cell office:value-type="string" office:string-value="" table:formula="of:=IF(ISBLANK([.F238]);&quot;&quot;;IF([.D238]=&quot;EE&quot;;IF([.F238]&gt;=3;IF([.E238]&gt;=5;&quot;H&quot;;&quot;A&quot;);IF([.F238]&gt;=2;IF([.E238]&gt;=16;&quot;H&quot;;IF([.E238]&lt;=4;&quot;L&quot;;&quot;A&quot;));IF([.E238]&lt;=15;&quot;L&quot;;&quot;A&quot;)));IF(OR([.D238]=&quot;SE&quot;;[.D238]=&quot;CE&quot;);IF([.F238]&gt;=4;IF([.E238]&gt;=6;&quot;H&quot;;&quot;A&quot;);IF([.F238]&gt;=2;IF([.E238]&gt;=20;&quot;H&quot;;IF([.E238]&lt;=5;&quot;L&quot;;&quot;A&quot;));IF([.E238]&lt;=19;&quot;L&quot;;&quot;A&quot;)));IF(OR([.D238]=&quot;ALI&quot;;[.D238]=&quot;AIE&quot;);IF([.F238]&gt;=6;IF([.E238]&gt;=20;&quot;H&quot;;&quot;A&quot;);IF([.F238]&gt;=2;IF([.E238]&gt;=51;&quot;H&quot;;IF([.E238]&lt;=19;&quot;L&quot;;&quot;A&quot;));IF([.E238]&lt;=50;&quot;L&quot;;&quot;A&quot;)))))))" table:style-name="ce37"/>
          <table:table-cell office:value-type="string" office:string-value="" table:formula="of:=IF([.H238]=&quot;L&quot;;&quot;Baixa&quot;;IF([.H238]=&quot;A&quot;;&quot;Média&quot;;IF([.H238]=&quot;&quot;;&quot;&quot;;&quot;Alta&quot;)))" table:style-name="ce37"/>
          <table:table-cell office:value-type="string" office:string-value="" table:formula="of:=IF(ISBLANK([.F238]);&quot;&quot;;IF([.D238]=&quot;ALI&quot;;IF([.H238]=&quot;L&quot;;7;IF([.H238]=&quot;A&quot;;10;15));IF([.D238]=&quot;AIE&quot;;IF([.H238]=&quot;L&quot;;5;IF([.H238]=&quot;A&quot;;7;10));IF([.D238]=&quot;SE&quot;;IF([.H238]=&quot;L&quot;;4;IF([.H238]=&quot;A&quot;;5;7));IF(OR([.D238]=&quot;EE&quot;;[.D238]=&quot;CE&quot;);IF([.H238]=&quot;L&quot;;3;IF([.H238]=&quot;A&quot;;4;6)))))))" table:style-name="ce38"/>
          <table:table-cell table:style-name="ce39"/>
          <table:table-cell table:style-name="ce36"/>
          <table:table-cell office:value-type="string" office:string-value="" table:formula="of:=CONCATENATE([.D238];[.N238])" table:style-name="ce36"/>
          <table:table-cell office:value-type="string" office:string-value="" table:formula="of:=IF(ISBLANK([.L238]);&quot;&quot;;IF([.D238]=&quot;EE&quot;;IF([.L238]&gt;=3;IF([.K238]&gt;=5;&quot;H&quot;;&quot;A&quot;);IF([.L238]&gt;=2;IF([.K238]&gt;=16;&quot;H&quot;;IF([.K238]&lt;=4;&quot;L&quot;;&quot;A&quot;));IF([.K238]&lt;=15;&quot;L&quot;;&quot;A&quot;)));IF(OR([.D238]=&quot;SE&quot;;[.D238]=&quot;CE&quot;);IF([.L238]&gt;=4;IF([.K238]&gt;=6;&quot;H&quot;;&quot;A&quot;);IF([.L238]&gt;=2;IF([.K238]&gt;=20;&quot;H&quot;;IF([.K238]&lt;=5;&quot;L&quot;;&quot;A&quot;));IF([.K238]&lt;=19;&quot;L&quot;;&quot;A&quot;)));IF(OR([.D238]=&quot;ALI&quot;;[.D238]=&quot;AIE&quot;);IF([.L238]&gt;=6;IF([.K238]&gt;=20;&quot;H&quot;;&quot;A&quot;);IF([.L238]&gt;=2;IF([.K238]&gt;=51;&quot;H&quot;;IF([.K238]&lt;=19;&quot;L&quot;;&quot;A&quot;));IF([.K238]&lt;=50;&quot;L&quot;;&quot;A&quot;)))))))" table:style-name="ce37"/>
          <table:table-cell office:value-type="string" office:string-value="" table:formula="of:=IF([.N238]=&quot;L&quot;;&quot;Baixa&quot;;IF([.N238]=&quot;A&quot;;&quot;Média&quot;;IF([.N238]=&quot;&quot;;&quot;&quot;;&quot;Alta&quot;)))" table:style-name="ce37"/>
          <table:table-cell office:value-type="string" office:string-value="" table:formula="of:=IF(ISBLANK([.L238]);&quot;&quot;;IF([.D238]=&quot;ALI&quot;;IF([.N238]=&quot;L&quot;;7;IF([.N238]=&quot;A&quot;;10;15));IF([.D238]=&quot;AIE&quot;;IF([.N238]=&quot;L&quot;;5;IF([.N238]=&quot;A&quot;;7;10));IF([.D238]=&quot;SE&quot;;IF([.N238]=&quot;L&quot;;4;IF([.N238]=&quot;A&quot;;5;7));IF(OR([.D238]=&quot;EE&quot;;[.D238]=&quot;CE&quot;);IF([.N238]=&quot;L&quot;;3;IF([.N238]=&quot;A&quot;;4;6)))))))" table:style-name="ce38"/>
          <table:table-cell table:style-name="ce39"/>
          <table:table-cell table:style-name="ce40"/>
          <table:table-cell office:value-type="float" office:value="0" table:formula="of:=IF(AND([.$P238]=&quot;&quot;;[.$J238]&lt;&gt;&quot;&quot;);[.$J238];0)" table:style-name="ce3">
            <text:p>0</text:p>
          </table:table-cell>
          <table:table-cell office:value-type="float" office:value="0" table:formula="of:=IF(OR([.$P238]=&quot;&quot;;[.$J238]=&quot;&quot;);0;[.$J238])" table:style-name="ce3">
            <text:p>0</text:p>
          </table:table-cell>
          <table:table-cell office:value-type="float" office:value="0" table:formula="of:=IF(OR([.$P238]=&quot;&quot;;[.$J238]=&quot;&quot;);0;[.$P238])" table:style-name="ce3">
            <text:p>0</text:p>
          </table:table-cell>
          <table:table-cell office:value-type="float" office:value="0" table:formula="of:=IF(AND([.$J238]=&quot;&quot;;[.$P238]&lt;&gt;&quot;&quot;);[.$P23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39];[.H239])" table:style-name="ce36"/>
          <table:table-cell office:value-type="string" office:string-value="" table:formula="of:=IF(ISBLANK([.F239]);&quot;&quot;;IF([.D239]=&quot;EE&quot;;IF([.F239]&gt;=3;IF([.E239]&gt;=5;&quot;H&quot;;&quot;A&quot;);IF([.F239]&gt;=2;IF([.E239]&gt;=16;&quot;H&quot;;IF([.E239]&lt;=4;&quot;L&quot;;&quot;A&quot;));IF([.E239]&lt;=15;&quot;L&quot;;&quot;A&quot;)));IF(OR([.D239]=&quot;SE&quot;;[.D239]=&quot;CE&quot;);IF([.F239]&gt;=4;IF([.E239]&gt;=6;&quot;H&quot;;&quot;A&quot;);IF([.F239]&gt;=2;IF([.E239]&gt;=20;&quot;H&quot;;IF([.E239]&lt;=5;&quot;L&quot;;&quot;A&quot;));IF([.E239]&lt;=19;&quot;L&quot;;&quot;A&quot;)));IF(OR([.D239]=&quot;ALI&quot;;[.D239]=&quot;AIE&quot;);IF([.F239]&gt;=6;IF([.E239]&gt;=20;&quot;H&quot;;&quot;A&quot;);IF([.F239]&gt;=2;IF([.E239]&gt;=51;&quot;H&quot;;IF([.E239]&lt;=19;&quot;L&quot;;&quot;A&quot;));IF([.E239]&lt;=50;&quot;L&quot;;&quot;A&quot;)))))))" table:style-name="ce37"/>
          <table:table-cell office:value-type="string" office:string-value="" table:formula="of:=IF([.H239]=&quot;L&quot;;&quot;Baixa&quot;;IF([.H239]=&quot;A&quot;;&quot;Média&quot;;IF([.H239]=&quot;&quot;;&quot;&quot;;&quot;Alta&quot;)))" table:style-name="ce37"/>
          <table:table-cell office:value-type="string" office:string-value="" table:formula="of:=IF(ISBLANK([.F239]);&quot;&quot;;IF([.D239]=&quot;ALI&quot;;IF([.H239]=&quot;L&quot;;7;IF([.H239]=&quot;A&quot;;10;15));IF([.D239]=&quot;AIE&quot;;IF([.H239]=&quot;L&quot;;5;IF([.H239]=&quot;A&quot;;7;10));IF([.D239]=&quot;SE&quot;;IF([.H239]=&quot;L&quot;;4;IF([.H239]=&quot;A&quot;;5;7));IF(OR([.D239]=&quot;EE&quot;;[.D239]=&quot;CE&quot;);IF([.H239]=&quot;L&quot;;3;IF([.H239]=&quot;A&quot;;4;6)))))))" table:style-name="ce38"/>
          <table:table-cell table:style-name="ce39"/>
          <table:table-cell table:style-name="ce36"/>
          <table:table-cell office:value-type="string" office:string-value="" table:formula="of:=CONCATENATE([.D239];[.N239])" table:style-name="ce36"/>
          <table:table-cell office:value-type="string" office:string-value="" table:formula="of:=IF(ISBLANK([.L239]);&quot;&quot;;IF([.D239]=&quot;EE&quot;;IF([.L239]&gt;=3;IF([.K239]&gt;=5;&quot;H&quot;;&quot;A&quot;);IF([.L239]&gt;=2;IF([.K239]&gt;=16;&quot;H&quot;;IF([.K239]&lt;=4;&quot;L&quot;;&quot;A&quot;));IF([.K239]&lt;=15;&quot;L&quot;;&quot;A&quot;)));IF(OR([.D239]=&quot;SE&quot;;[.D239]=&quot;CE&quot;);IF([.L239]&gt;=4;IF([.K239]&gt;=6;&quot;H&quot;;&quot;A&quot;);IF([.L239]&gt;=2;IF([.K239]&gt;=20;&quot;H&quot;;IF([.K239]&lt;=5;&quot;L&quot;;&quot;A&quot;));IF([.K239]&lt;=19;&quot;L&quot;;&quot;A&quot;)));IF(OR([.D239]=&quot;ALI&quot;;[.D239]=&quot;AIE&quot;);IF([.L239]&gt;=6;IF([.K239]&gt;=20;&quot;H&quot;;&quot;A&quot;);IF([.L239]&gt;=2;IF([.K239]&gt;=51;&quot;H&quot;;IF([.K239]&lt;=19;&quot;L&quot;;&quot;A&quot;));IF([.K239]&lt;=50;&quot;L&quot;;&quot;A&quot;)))))))" table:style-name="ce37"/>
          <table:table-cell office:value-type="string" office:string-value="" table:formula="of:=IF([.N239]=&quot;L&quot;;&quot;Baixa&quot;;IF([.N239]=&quot;A&quot;;&quot;Média&quot;;IF([.N239]=&quot;&quot;;&quot;&quot;;&quot;Alta&quot;)))" table:style-name="ce37"/>
          <table:table-cell office:value-type="string" office:string-value="" table:formula="of:=IF(ISBLANK([.L239]);&quot;&quot;;IF([.D239]=&quot;ALI&quot;;IF([.N239]=&quot;L&quot;;7;IF([.N239]=&quot;A&quot;;10;15));IF([.D239]=&quot;AIE&quot;;IF([.N239]=&quot;L&quot;;5;IF([.N239]=&quot;A&quot;;7;10));IF([.D239]=&quot;SE&quot;;IF([.N239]=&quot;L&quot;;4;IF([.N239]=&quot;A&quot;;5;7));IF(OR([.D239]=&quot;EE&quot;;[.D239]=&quot;CE&quot;);IF([.N239]=&quot;L&quot;;3;IF([.N239]=&quot;A&quot;;4;6)))))))" table:style-name="ce38"/>
          <table:table-cell table:style-name="ce39"/>
          <table:table-cell table:style-name="ce40"/>
          <table:table-cell office:value-type="float" office:value="0" table:formula="of:=IF(AND([.$P239]=&quot;&quot;;[.$J239]&lt;&gt;&quot;&quot;);[.$J239];0)" table:style-name="ce3">
            <text:p>0</text:p>
          </table:table-cell>
          <table:table-cell office:value-type="float" office:value="0" table:formula="of:=IF(OR([.$P239]=&quot;&quot;;[.$J239]=&quot;&quot;);0;[.$J239])" table:style-name="ce3">
            <text:p>0</text:p>
          </table:table-cell>
          <table:table-cell office:value-type="float" office:value="0" table:formula="of:=IF(OR([.$P239]=&quot;&quot;;[.$J239]=&quot;&quot;);0;[.$P239])" table:style-name="ce3">
            <text:p>0</text:p>
          </table:table-cell>
          <table:table-cell office:value-type="float" office:value="0" table:formula="of:=IF(AND([.$J239]=&quot;&quot;;[.$P239]&lt;&gt;&quot;&quot;);[.$P23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0];[.H240])" table:style-name="ce36"/>
          <table:table-cell office:value-type="string" office:string-value="" table:formula="of:=IF(ISBLANK([.F240]);&quot;&quot;;IF([.D240]=&quot;EE&quot;;IF([.F240]&gt;=3;IF([.E240]&gt;=5;&quot;H&quot;;&quot;A&quot;);IF([.F240]&gt;=2;IF([.E240]&gt;=16;&quot;H&quot;;IF([.E240]&lt;=4;&quot;L&quot;;&quot;A&quot;));IF([.E240]&lt;=15;&quot;L&quot;;&quot;A&quot;)));IF(OR([.D240]=&quot;SE&quot;;[.D240]=&quot;CE&quot;);IF([.F240]&gt;=4;IF([.E240]&gt;=6;&quot;H&quot;;&quot;A&quot;);IF([.F240]&gt;=2;IF([.E240]&gt;=20;&quot;H&quot;;IF([.E240]&lt;=5;&quot;L&quot;;&quot;A&quot;));IF([.E240]&lt;=19;&quot;L&quot;;&quot;A&quot;)));IF(OR([.D240]=&quot;ALI&quot;;[.D240]=&quot;AIE&quot;);IF([.F240]&gt;=6;IF([.E240]&gt;=20;&quot;H&quot;;&quot;A&quot;);IF([.F240]&gt;=2;IF([.E240]&gt;=51;&quot;H&quot;;IF([.E240]&lt;=19;&quot;L&quot;;&quot;A&quot;));IF([.E240]&lt;=50;&quot;L&quot;;&quot;A&quot;)))))))" table:style-name="ce37"/>
          <table:table-cell office:value-type="string" office:string-value="" table:formula="of:=IF([.H240]=&quot;L&quot;;&quot;Baixa&quot;;IF([.H240]=&quot;A&quot;;&quot;Média&quot;;IF([.H240]=&quot;&quot;;&quot;&quot;;&quot;Alta&quot;)))" table:style-name="ce37"/>
          <table:table-cell office:value-type="string" office:string-value="" table:formula="of:=IF(ISBLANK([.F240]);&quot;&quot;;IF([.D240]=&quot;ALI&quot;;IF([.H240]=&quot;L&quot;;7;IF([.H240]=&quot;A&quot;;10;15));IF([.D240]=&quot;AIE&quot;;IF([.H240]=&quot;L&quot;;5;IF([.H240]=&quot;A&quot;;7;10));IF([.D240]=&quot;SE&quot;;IF([.H240]=&quot;L&quot;;4;IF([.H240]=&quot;A&quot;;5;7));IF(OR([.D240]=&quot;EE&quot;;[.D240]=&quot;CE&quot;);IF([.H240]=&quot;L&quot;;3;IF([.H240]=&quot;A&quot;;4;6)))))))" table:style-name="ce38"/>
          <table:table-cell table:style-name="ce39"/>
          <table:table-cell table:style-name="ce36"/>
          <table:table-cell office:value-type="string" office:string-value="" table:formula="of:=CONCATENATE([.D240];[.N240])" table:style-name="ce36"/>
          <table:table-cell office:value-type="string" office:string-value="" table:formula="of:=IF(ISBLANK([.L240]);&quot;&quot;;IF([.D240]=&quot;EE&quot;;IF([.L240]&gt;=3;IF([.K240]&gt;=5;&quot;H&quot;;&quot;A&quot;);IF([.L240]&gt;=2;IF([.K240]&gt;=16;&quot;H&quot;;IF([.K240]&lt;=4;&quot;L&quot;;&quot;A&quot;));IF([.K240]&lt;=15;&quot;L&quot;;&quot;A&quot;)));IF(OR([.D240]=&quot;SE&quot;;[.D240]=&quot;CE&quot;);IF([.L240]&gt;=4;IF([.K240]&gt;=6;&quot;H&quot;;&quot;A&quot;);IF([.L240]&gt;=2;IF([.K240]&gt;=20;&quot;H&quot;;IF([.K240]&lt;=5;&quot;L&quot;;&quot;A&quot;));IF([.K240]&lt;=19;&quot;L&quot;;&quot;A&quot;)));IF(OR([.D240]=&quot;ALI&quot;;[.D240]=&quot;AIE&quot;);IF([.L240]&gt;=6;IF([.K240]&gt;=20;&quot;H&quot;;&quot;A&quot;);IF([.L240]&gt;=2;IF([.K240]&gt;=51;&quot;H&quot;;IF([.K240]&lt;=19;&quot;L&quot;;&quot;A&quot;));IF([.K240]&lt;=50;&quot;L&quot;;&quot;A&quot;)))))))" table:style-name="ce37"/>
          <table:table-cell office:value-type="string" office:string-value="" table:formula="of:=IF([.N240]=&quot;L&quot;;&quot;Baixa&quot;;IF([.N240]=&quot;A&quot;;&quot;Média&quot;;IF([.N240]=&quot;&quot;;&quot;&quot;;&quot;Alta&quot;)))" table:style-name="ce37"/>
          <table:table-cell office:value-type="string" office:string-value="" table:formula="of:=IF(ISBLANK([.L240]);&quot;&quot;;IF([.D240]=&quot;ALI&quot;;IF([.N240]=&quot;L&quot;;7;IF([.N240]=&quot;A&quot;;10;15));IF([.D240]=&quot;AIE&quot;;IF([.N240]=&quot;L&quot;;5;IF([.N240]=&quot;A&quot;;7;10));IF([.D240]=&quot;SE&quot;;IF([.N240]=&quot;L&quot;;4;IF([.N240]=&quot;A&quot;;5;7));IF(OR([.D240]=&quot;EE&quot;;[.D240]=&quot;CE&quot;);IF([.N240]=&quot;L&quot;;3;IF([.N240]=&quot;A&quot;;4;6)))))))" table:style-name="ce38"/>
          <table:table-cell table:style-name="ce39"/>
          <table:table-cell table:style-name="ce40"/>
          <table:table-cell office:value-type="float" office:value="0" table:formula="of:=IF(AND([.$P240]=&quot;&quot;;[.$J240]&lt;&gt;&quot;&quot;);[.$J240];0)" table:style-name="ce3">
            <text:p>0</text:p>
          </table:table-cell>
          <table:table-cell office:value-type="float" office:value="0" table:formula="of:=IF(OR([.$P240]=&quot;&quot;;[.$J240]=&quot;&quot;);0;[.$J240])" table:style-name="ce3">
            <text:p>0</text:p>
          </table:table-cell>
          <table:table-cell office:value-type="float" office:value="0" table:formula="of:=IF(OR([.$P240]=&quot;&quot;;[.$J240]=&quot;&quot;);0;[.$P240])" table:style-name="ce3">
            <text:p>0</text:p>
          </table:table-cell>
          <table:table-cell office:value-type="float" office:value="0" table:formula="of:=IF(AND([.$J240]=&quot;&quot;;[.$P240]&lt;&gt;&quot;&quot;);[.$P24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1];[.H241])" table:style-name="ce36"/>
          <table:table-cell office:value-type="string" office:string-value="" table:formula="of:=IF(ISBLANK([.F241]);&quot;&quot;;IF([.D241]=&quot;EE&quot;;IF([.F241]&gt;=3;IF([.E241]&gt;=5;&quot;H&quot;;&quot;A&quot;);IF([.F241]&gt;=2;IF([.E241]&gt;=16;&quot;H&quot;;IF([.E241]&lt;=4;&quot;L&quot;;&quot;A&quot;));IF([.E241]&lt;=15;&quot;L&quot;;&quot;A&quot;)));IF(OR([.D241]=&quot;SE&quot;;[.D241]=&quot;CE&quot;);IF([.F241]&gt;=4;IF([.E241]&gt;=6;&quot;H&quot;;&quot;A&quot;);IF([.F241]&gt;=2;IF([.E241]&gt;=20;&quot;H&quot;;IF([.E241]&lt;=5;&quot;L&quot;;&quot;A&quot;));IF([.E241]&lt;=19;&quot;L&quot;;&quot;A&quot;)));IF(OR([.D241]=&quot;ALI&quot;;[.D241]=&quot;AIE&quot;);IF([.F241]&gt;=6;IF([.E241]&gt;=20;&quot;H&quot;;&quot;A&quot;);IF([.F241]&gt;=2;IF([.E241]&gt;=51;&quot;H&quot;;IF([.E241]&lt;=19;&quot;L&quot;;&quot;A&quot;));IF([.E241]&lt;=50;&quot;L&quot;;&quot;A&quot;)))))))" table:style-name="ce37"/>
          <table:table-cell office:value-type="string" office:string-value="" table:formula="of:=IF([.H241]=&quot;L&quot;;&quot;Baixa&quot;;IF([.H241]=&quot;A&quot;;&quot;Média&quot;;IF([.H241]=&quot;&quot;;&quot;&quot;;&quot;Alta&quot;)))" table:style-name="ce37"/>
          <table:table-cell office:value-type="string" office:string-value="" table:formula="of:=IF(ISBLANK([.F241]);&quot;&quot;;IF([.D241]=&quot;ALI&quot;;IF([.H241]=&quot;L&quot;;7;IF([.H241]=&quot;A&quot;;10;15));IF([.D241]=&quot;AIE&quot;;IF([.H241]=&quot;L&quot;;5;IF([.H241]=&quot;A&quot;;7;10));IF([.D241]=&quot;SE&quot;;IF([.H241]=&quot;L&quot;;4;IF([.H241]=&quot;A&quot;;5;7));IF(OR([.D241]=&quot;EE&quot;;[.D241]=&quot;CE&quot;);IF([.H241]=&quot;L&quot;;3;IF([.H241]=&quot;A&quot;;4;6)))))))" table:style-name="ce38"/>
          <table:table-cell table:style-name="ce39"/>
          <table:table-cell table:style-name="ce36"/>
          <table:table-cell office:value-type="string" office:string-value="" table:formula="of:=CONCATENATE([.D241];[.N241])" table:style-name="ce36"/>
          <table:table-cell office:value-type="string" office:string-value="" table:formula="of:=IF(ISBLANK([.L241]);&quot;&quot;;IF([.D241]=&quot;EE&quot;;IF([.L241]&gt;=3;IF([.K241]&gt;=5;&quot;H&quot;;&quot;A&quot;);IF([.L241]&gt;=2;IF([.K241]&gt;=16;&quot;H&quot;;IF([.K241]&lt;=4;&quot;L&quot;;&quot;A&quot;));IF([.K241]&lt;=15;&quot;L&quot;;&quot;A&quot;)));IF(OR([.D241]=&quot;SE&quot;;[.D241]=&quot;CE&quot;);IF([.L241]&gt;=4;IF([.K241]&gt;=6;&quot;H&quot;;&quot;A&quot;);IF([.L241]&gt;=2;IF([.K241]&gt;=20;&quot;H&quot;;IF([.K241]&lt;=5;&quot;L&quot;;&quot;A&quot;));IF([.K241]&lt;=19;&quot;L&quot;;&quot;A&quot;)));IF(OR([.D241]=&quot;ALI&quot;;[.D241]=&quot;AIE&quot;);IF([.L241]&gt;=6;IF([.K241]&gt;=20;&quot;H&quot;;&quot;A&quot;);IF([.L241]&gt;=2;IF([.K241]&gt;=51;&quot;H&quot;;IF([.K241]&lt;=19;&quot;L&quot;;&quot;A&quot;));IF([.K241]&lt;=50;&quot;L&quot;;&quot;A&quot;)))))))" table:style-name="ce37"/>
          <table:table-cell office:value-type="string" office:string-value="" table:formula="of:=IF([.N241]=&quot;L&quot;;&quot;Baixa&quot;;IF([.N241]=&quot;A&quot;;&quot;Média&quot;;IF([.N241]=&quot;&quot;;&quot;&quot;;&quot;Alta&quot;)))" table:style-name="ce37"/>
          <table:table-cell office:value-type="string" office:string-value="" table:formula="of:=IF(ISBLANK([.L241]);&quot;&quot;;IF([.D241]=&quot;ALI&quot;;IF([.N241]=&quot;L&quot;;7;IF([.N241]=&quot;A&quot;;10;15));IF([.D241]=&quot;AIE&quot;;IF([.N241]=&quot;L&quot;;5;IF([.N241]=&quot;A&quot;;7;10));IF([.D241]=&quot;SE&quot;;IF([.N241]=&quot;L&quot;;4;IF([.N241]=&quot;A&quot;;5;7));IF(OR([.D241]=&quot;EE&quot;;[.D241]=&quot;CE&quot;);IF([.N241]=&quot;L&quot;;3;IF([.N241]=&quot;A&quot;;4;6)))))))" table:style-name="ce38"/>
          <table:table-cell table:style-name="ce39"/>
          <table:table-cell table:style-name="ce40"/>
          <table:table-cell office:value-type="float" office:value="0" table:formula="of:=IF(AND([.$P241]=&quot;&quot;;[.$J241]&lt;&gt;&quot;&quot;);[.$J241];0)" table:style-name="ce3">
            <text:p>0</text:p>
          </table:table-cell>
          <table:table-cell office:value-type="float" office:value="0" table:formula="of:=IF(OR([.$P241]=&quot;&quot;;[.$J241]=&quot;&quot;);0;[.$J241])" table:style-name="ce3">
            <text:p>0</text:p>
          </table:table-cell>
          <table:table-cell office:value-type="float" office:value="0" table:formula="of:=IF(OR([.$P241]=&quot;&quot;;[.$J241]=&quot;&quot;);0;[.$P241])" table:style-name="ce3">
            <text:p>0</text:p>
          </table:table-cell>
          <table:table-cell office:value-type="float" office:value="0" table:formula="of:=IF(AND([.$J241]=&quot;&quot;;[.$P241]&lt;&gt;&quot;&quot;);[.$P24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2];[.H242])" table:style-name="ce36"/>
          <table:table-cell office:value-type="string" office:string-value="" table:formula="of:=IF(ISBLANK([.F242]);&quot;&quot;;IF([.D242]=&quot;EE&quot;;IF([.F242]&gt;=3;IF([.E242]&gt;=5;&quot;H&quot;;&quot;A&quot;);IF([.F242]&gt;=2;IF([.E242]&gt;=16;&quot;H&quot;;IF([.E242]&lt;=4;&quot;L&quot;;&quot;A&quot;));IF([.E242]&lt;=15;&quot;L&quot;;&quot;A&quot;)));IF(OR([.D242]=&quot;SE&quot;;[.D242]=&quot;CE&quot;);IF([.F242]&gt;=4;IF([.E242]&gt;=6;&quot;H&quot;;&quot;A&quot;);IF([.F242]&gt;=2;IF([.E242]&gt;=20;&quot;H&quot;;IF([.E242]&lt;=5;&quot;L&quot;;&quot;A&quot;));IF([.E242]&lt;=19;&quot;L&quot;;&quot;A&quot;)));IF(OR([.D242]=&quot;ALI&quot;;[.D242]=&quot;AIE&quot;);IF([.F242]&gt;=6;IF([.E242]&gt;=20;&quot;H&quot;;&quot;A&quot;);IF([.F242]&gt;=2;IF([.E242]&gt;=51;&quot;H&quot;;IF([.E242]&lt;=19;&quot;L&quot;;&quot;A&quot;));IF([.E242]&lt;=50;&quot;L&quot;;&quot;A&quot;)))))))" table:style-name="ce37"/>
          <table:table-cell office:value-type="string" office:string-value="" table:formula="of:=IF([.H242]=&quot;L&quot;;&quot;Baixa&quot;;IF([.H242]=&quot;A&quot;;&quot;Média&quot;;IF([.H242]=&quot;&quot;;&quot;&quot;;&quot;Alta&quot;)))" table:style-name="ce37"/>
          <table:table-cell office:value-type="string" office:string-value="" table:formula="of:=IF(ISBLANK([.F242]);&quot;&quot;;IF([.D242]=&quot;ALI&quot;;IF([.H242]=&quot;L&quot;;7;IF([.H242]=&quot;A&quot;;10;15));IF([.D242]=&quot;AIE&quot;;IF([.H242]=&quot;L&quot;;5;IF([.H242]=&quot;A&quot;;7;10));IF([.D242]=&quot;SE&quot;;IF([.H242]=&quot;L&quot;;4;IF([.H242]=&quot;A&quot;;5;7));IF(OR([.D242]=&quot;EE&quot;;[.D242]=&quot;CE&quot;);IF([.H242]=&quot;L&quot;;3;IF([.H242]=&quot;A&quot;;4;6)))))))" table:style-name="ce38"/>
          <table:table-cell table:style-name="ce39"/>
          <table:table-cell table:style-name="ce36"/>
          <table:table-cell office:value-type="string" office:string-value="" table:formula="of:=CONCATENATE([.D242];[.N242])" table:style-name="ce36"/>
          <table:table-cell office:value-type="string" office:string-value="" table:formula="of:=IF(ISBLANK([.L242]);&quot;&quot;;IF([.D242]=&quot;EE&quot;;IF([.L242]&gt;=3;IF([.K242]&gt;=5;&quot;H&quot;;&quot;A&quot;);IF([.L242]&gt;=2;IF([.K242]&gt;=16;&quot;H&quot;;IF([.K242]&lt;=4;&quot;L&quot;;&quot;A&quot;));IF([.K242]&lt;=15;&quot;L&quot;;&quot;A&quot;)));IF(OR([.D242]=&quot;SE&quot;;[.D242]=&quot;CE&quot;);IF([.L242]&gt;=4;IF([.K242]&gt;=6;&quot;H&quot;;&quot;A&quot;);IF([.L242]&gt;=2;IF([.K242]&gt;=20;&quot;H&quot;;IF([.K242]&lt;=5;&quot;L&quot;;&quot;A&quot;));IF([.K242]&lt;=19;&quot;L&quot;;&quot;A&quot;)));IF(OR([.D242]=&quot;ALI&quot;;[.D242]=&quot;AIE&quot;);IF([.L242]&gt;=6;IF([.K242]&gt;=20;&quot;H&quot;;&quot;A&quot;);IF([.L242]&gt;=2;IF([.K242]&gt;=51;&quot;H&quot;;IF([.K242]&lt;=19;&quot;L&quot;;&quot;A&quot;));IF([.K242]&lt;=50;&quot;L&quot;;&quot;A&quot;)))))))" table:style-name="ce37"/>
          <table:table-cell office:value-type="string" office:string-value="" table:formula="of:=IF([.N242]=&quot;L&quot;;&quot;Baixa&quot;;IF([.N242]=&quot;A&quot;;&quot;Média&quot;;IF([.N242]=&quot;&quot;;&quot;&quot;;&quot;Alta&quot;)))" table:style-name="ce37"/>
          <table:table-cell office:value-type="string" office:string-value="" table:formula="of:=IF(ISBLANK([.L242]);&quot;&quot;;IF([.D242]=&quot;ALI&quot;;IF([.N242]=&quot;L&quot;;7;IF([.N242]=&quot;A&quot;;10;15));IF([.D242]=&quot;AIE&quot;;IF([.N242]=&quot;L&quot;;5;IF([.N242]=&quot;A&quot;;7;10));IF([.D242]=&quot;SE&quot;;IF([.N242]=&quot;L&quot;;4;IF([.N242]=&quot;A&quot;;5;7));IF(OR([.D242]=&quot;EE&quot;;[.D242]=&quot;CE&quot;);IF([.N242]=&quot;L&quot;;3;IF([.N242]=&quot;A&quot;;4;6)))))))" table:style-name="ce38"/>
          <table:table-cell table:style-name="ce39"/>
          <table:table-cell table:style-name="ce40"/>
          <table:table-cell office:value-type="float" office:value="0" table:formula="of:=IF(AND([.$P242]=&quot;&quot;;[.$J242]&lt;&gt;&quot;&quot;);[.$J242];0)" table:style-name="ce3">
            <text:p>0</text:p>
          </table:table-cell>
          <table:table-cell office:value-type="float" office:value="0" table:formula="of:=IF(OR([.$P242]=&quot;&quot;;[.$J242]=&quot;&quot;);0;[.$J242])" table:style-name="ce3">
            <text:p>0</text:p>
          </table:table-cell>
          <table:table-cell office:value-type="float" office:value="0" table:formula="of:=IF(OR([.$P242]=&quot;&quot;;[.$J242]=&quot;&quot;);0;[.$P242])" table:style-name="ce3">
            <text:p>0</text:p>
          </table:table-cell>
          <table:table-cell office:value-type="float" office:value="0" table:formula="of:=IF(AND([.$J242]=&quot;&quot;;[.$P242]&lt;&gt;&quot;&quot;);[.$P24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3];[.H243])" table:style-name="ce36"/>
          <table:table-cell office:value-type="string" office:string-value="" table:formula="of:=IF(ISBLANK([.F243]);&quot;&quot;;IF([.D243]=&quot;EE&quot;;IF([.F243]&gt;=3;IF([.E243]&gt;=5;&quot;H&quot;;&quot;A&quot;);IF([.F243]&gt;=2;IF([.E243]&gt;=16;&quot;H&quot;;IF([.E243]&lt;=4;&quot;L&quot;;&quot;A&quot;));IF([.E243]&lt;=15;&quot;L&quot;;&quot;A&quot;)));IF(OR([.D243]=&quot;SE&quot;;[.D243]=&quot;CE&quot;);IF([.F243]&gt;=4;IF([.E243]&gt;=6;&quot;H&quot;;&quot;A&quot;);IF([.F243]&gt;=2;IF([.E243]&gt;=20;&quot;H&quot;;IF([.E243]&lt;=5;&quot;L&quot;;&quot;A&quot;));IF([.E243]&lt;=19;&quot;L&quot;;&quot;A&quot;)));IF(OR([.D243]=&quot;ALI&quot;;[.D243]=&quot;AIE&quot;);IF([.F243]&gt;=6;IF([.E243]&gt;=20;&quot;H&quot;;&quot;A&quot;);IF([.F243]&gt;=2;IF([.E243]&gt;=51;&quot;H&quot;;IF([.E243]&lt;=19;&quot;L&quot;;&quot;A&quot;));IF([.E243]&lt;=50;&quot;L&quot;;&quot;A&quot;)))))))" table:style-name="ce37"/>
          <table:table-cell office:value-type="string" office:string-value="" table:formula="of:=IF([.H243]=&quot;L&quot;;&quot;Baixa&quot;;IF([.H243]=&quot;A&quot;;&quot;Média&quot;;IF([.H243]=&quot;&quot;;&quot;&quot;;&quot;Alta&quot;)))" table:style-name="ce37"/>
          <table:table-cell office:value-type="string" office:string-value="" table:formula="of:=IF(ISBLANK([.F243]);&quot;&quot;;IF([.D243]=&quot;ALI&quot;;IF([.H243]=&quot;L&quot;;7;IF([.H243]=&quot;A&quot;;10;15));IF([.D243]=&quot;AIE&quot;;IF([.H243]=&quot;L&quot;;5;IF([.H243]=&quot;A&quot;;7;10));IF([.D243]=&quot;SE&quot;;IF([.H243]=&quot;L&quot;;4;IF([.H243]=&quot;A&quot;;5;7));IF(OR([.D243]=&quot;EE&quot;;[.D243]=&quot;CE&quot;);IF([.H243]=&quot;L&quot;;3;IF([.H243]=&quot;A&quot;;4;6)))))))" table:style-name="ce38"/>
          <table:table-cell table:style-name="ce39"/>
          <table:table-cell table:style-name="ce36"/>
          <table:table-cell office:value-type="string" office:string-value="" table:formula="of:=CONCATENATE([.D243];[.N243])" table:style-name="ce36"/>
          <table:table-cell office:value-type="string" office:string-value="" table:formula="of:=IF(ISBLANK([.L243]);&quot;&quot;;IF([.D243]=&quot;EE&quot;;IF([.L243]&gt;=3;IF([.K243]&gt;=5;&quot;H&quot;;&quot;A&quot;);IF([.L243]&gt;=2;IF([.K243]&gt;=16;&quot;H&quot;;IF([.K243]&lt;=4;&quot;L&quot;;&quot;A&quot;));IF([.K243]&lt;=15;&quot;L&quot;;&quot;A&quot;)));IF(OR([.D243]=&quot;SE&quot;;[.D243]=&quot;CE&quot;);IF([.L243]&gt;=4;IF([.K243]&gt;=6;&quot;H&quot;;&quot;A&quot;);IF([.L243]&gt;=2;IF([.K243]&gt;=20;&quot;H&quot;;IF([.K243]&lt;=5;&quot;L&quot;;&quot;A&quot;));IF([.K243]&lt;=19;&quot;L&quot;;&quot;A&quot;)));IF(OR([.D243]=&quot;ALI&quot;;[.D243]=&quot;AIE&quot;);IF([.L243]&gt;=6;IF([.K243]&gt;=20;&quot;H&quot;;&quot;A&quot;);IF([.L243]&gt;=2;IF([.K243]&gt;=51;&quot;H&quot;;IF([.K243]&lt;=19;&quot;L&quot;;&quot;A&quot;));IF([.K243]&lt;=50;&quot;L&quot;;&quot;A&quot;)))))))" table:style-name="ce37"/>
          <table:table-cell office:value-type="string" office:string-value="" table:formula="of:=IF([.N243]=&quot;L&quot;;&quot;Baixa&quot;;IF([.N243]=&quot;A&quot;;&quot;Média&quot;;IF([.N243]=&quot;&quot;;&quot;&quot;;&quot;Alta&quot;)))" table:style-name="ce37"/>
          <table:table-cell office:value-type="string" office:string-value="" table:formula="of:=IF(ISBLANK([.L243]);&quot;&quot;;IF([.D243]=&quot;ALI&quot;;IF([.N243]=&quot;L&quot;;7;IF([.N243]=&quot;A&quot;;10;15));IF([.D243]=&quot;AIE&quot;;IF([.N243]=&quot;L&quot;;5;IF([.N243]=&quot;A&quot;;7;10));IF([.D243]=&quot;SE&quot;;IF([.N243]=&quot;L&quot;;4;IF([.N243]=&quot;A&quot;;5;7));IF(OR([.D243]=&quot;EE&quot;;[.D243]=&quot;CE&quot;);IF([.N243]=&quot;L&quot;;3;IF([.N243]=&quot;A&quot;;4;6)))))))" table:style-name="ce38"/>
          <table:table-cell table:style-name="ce39"/>
          <table:table-cell table:style-name="ce40"/>
          <table:table-cell office:value-type="float" office:value="0" table:formula="of:=IF(AND([.$P243]=&quot;&quot;;[.$J243]&lt;&gt;&quot;&quot;);[.$J243];0)" table:style-name="ce3">
            <text:p>0</text:p>
          </table:table-cell>
          <table:table-cell office:value-type="float" office:value="0" table:formula="of:=IF(OR([.$P243]=&quot;&quot;;[.$J243]=&quot;&quot;);0;[.$J243])" table:style-name="ce3">
            <text:p>0</text:p>
          </table:table-cell>
          <table:table-cell office:value-type="float" office:value="0" table:formula="of:=IF(OR([.$P243]=&quot;&quot;;[.$J243]=&quot;&quot;);0;[.$P243])" table:style-name="ce3">
            <text:p>0</text:p>
          </table:table-cell>
          <table:table-cell office:value-type="float" office:value="0" table:formula="of:=IF(AND([.$J243]=&quot;&quot;;[.$P243]&lt;&gt;&quot;&quot;);[.$P24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4];[.H244])" table:style-name="ce36"/>
          <table:table-cell office:value-type="string" office:string-value="" table:formula="of:=IF(ISBLANK([.F244]);&quot;&quot;;IF([.D244]=&quot;EE&quot;;IF([.F244]&gt;=3;IF([.E244]&gt;=5;&quot;H&quot;;&quot;A&quot;);IF([.F244]&gt;=2;IF([.E244]&gt;=16;&quot;H&quot;;IF([.E244]&lt;=4;&quot;L&quot;;&quot;A&quot;));IF([.E244]&lt;=15;&quot;L&quot;;&quot;A&quot;)));IF(OR([.D244]=&quot;SE&quot;;[.D244]=&quot;CE&quot;);IF([.F244]&gt;=4;IF([.E244]&gt;=6;&quot;H&quot;;&quot;A&quot;);IF([.F244]&gt;=2;IF([.E244]&gt;=20;&quot;H&quot;;IF([.E244]&lt;=5;&quot;L&quot;;&quot;A&quot;));IF([.E244]&lt;=19;&quot;L&quot;;&quot;A&quot;)));IF(OR([.D244]=&quot;ALI&quot;;[.D244]=&quot;AIE&quot;);IF([.F244]&gt;=6;IF([.E244]&gt;=20;&quot;H&quot;;&quot;A&quot;);IF([.F244]&gt;=2;IF([.E244]&gt;=51;&quot;H&quot;;IF([.E244]&lt;=19;&quot;L&quot;;&quot;A&quot;));IF([.E244]&lt;=50;&quot;L&quot;;&quot;A&quot;)))))))" table:style-name="ce37"/>
          <table:table-cell office:value-type="string" office:string-value="" table:formula="of:=IF([.H244]=&quot;L&quot;;&quot;Baixa&quot;;IF([.H244]=&quot;A&quot;;&quot;Média&quot;;IF([.H244]=&quot;&quot;;&quot;&quot;;&quot;Alta&quot;)))" table:style-name="ce37"/>
          <table:table-cell office:value-type="string" office:string-value="" table:formula="of:=IF(ISBLANK([.F244]);&quot;&quot;;IF([.D244]=&quot;ALI&quot;;IF([.H244]=&quot;L&quot;;7;IF([.H244]=&quot;A&quot;;10;15));IF([.D244]=&quot;AIE&quot;;IF([.H244]=&quot;L&quot;;5;IF([.H244]=&quot;A&quot;;7;10));IF([.D244]=&quot;SE&quot;;IF([.H244]=&quot;L&quot;;4;IF([.H244]=&quot;A&quot;;5;7));IF(OR([.D244]=&quot;EE&quot;;[.D244]=&quot;CE&quot;);IF([.H244]=&quot;L&quot;;3;IF([.H244]=&quot;A&quot;;4;6)))))))" table:style-name="ce38"/>
          <table:table-cell table:style-name="ce39"/>
          <table:table-cell table:style-name="ce36"/>
          <table:table-cell office:value-type="string" office:string-value="" table:formula="of:=CONCATENATE([.D244];[.N244])" table:style-name="ce36"/>
          <table:table-cell office:value-type="string" office:string-value="" table:formula="of:=IF(ISBLANK([.L244]);&quot;&quot;;IF([.D244]=&quot;EE&quot;;IF([.L244]&gt;=3;IF([.K244]&gt;=5;&quot;H&quot;;&quot;A&quot;);IF([.L244]&gt;=2;IF([.K244]&gt;=16;&quot;H&quot;;IF([.K244]&lt;=4;&quot;L&quot;;&quot;A&quot;));IF([.K244]&lt;=15;&quot;L&quot;;&quot;A&quot;)));IF(OR([.D244]=&quot;SE&quot;;[.D244]=&quot;CE&quot;);IF([.L244]&gt;=4;IF([.K244]&gt;=6;&quot;H&quot;;&quot;A&quot;);IF([.L244]&gt;=2;IF([.K244]&gt;=20;&quot;H&quot;;IF([.K244]&lt;=5;&quot;L&quot;;&quot;A&quot;));IF([.K244]&lt;=19;&quot;L&quot;;&quot;A&quot;)));IF(OR([.D244]=&quot;ALI&quot;;[.D244]=&quot;AIE&quot;);IF([.L244]&gt;=6;IF([.K244]&gt;=20;&quot;H&quot;;&quot;A&quot;);IF([.L244]&gt;=2;IF([.K244]&gt;=51;&quot;H&quot;;IF([.K244]&lt;=19;&quot;L&quot;;&quot;A&quot;));IF([.K244]&lt;=50;&quot;L&quot;;&quot;A&quot;)))))))" table:style-name="ce37"/>
          <table:table-cell office:value-type="string" office:string-value="" table:formula="of:=IF([.N244]=&quot;L&quot;;&quot;Baixa&quot;;IF([.N244]=&quot;A&quot;;&quot;Média&quot;;IF([.N244]=&quot;&quot;;&quot;&quot;;&quot;Alta&quot;)))" table:style-name="ce37"/>
          <table:table-cell office:value-type="string" office:string-value="" table:formula="of:=IF(ISBLANK([.L244]);&quot;&quot;;IF([.D244]=&quot;ALI&quot;;IF([.N244]=&quot;L&quot;;7;IF([.N244]=&quot;A&quot;;10;15));IF([.D244]=&quot;AIE&quot;;IF([.N244]=&quot;L&quot;;5;IF([.N244]=&quot;A&quot;;7;10));IF([.D244]=&quot;SE&quot;;IF([.N244]=&quot;L&quot;;4;IF([.N244]=&quot;A&quot;;5;7));IF(OR([.D244]=&quot;EE&quot;;[.D244]=&quot;CE&quot;);IF([.N244]=&quot;L&quot;;3;IF([.N244]=&quot;A&quot;;4;6)))))))" table:style-name="ce38"/>
          <table:table-cell table:style-name="ce39"/>
          <table:table-cell table:style-name="ce40"/>
          <table:table-cell office:value-type="float" office:value="0" table:formula="of:=IF(AND([.$P244]=&quot;&quot;;[.$J244]&lt;&gt;&quot;&quot;);[.$J244];0)" table:style-name="ce3">
            <text:p>0</text:p>
          </table:table-cell>
          <table:table-cell office:value-type="float" office:value="0" table:formula="of:=IF(OR([.$P244]=&quot;&quot;;[.$J244]=&quot;&quot;);0;[.$J244])" table:style-name="ce3">
            <text:p>0</text:p>
          </table:table-cell>
          <table:table-cell office:value-type="float" office:value="0" table:formula="of:=IF(OR([.$P244]=&quot;&quot;;[.$J244]=&quot;&quot;);0;[.$P244])" table:style-name="ce3">
            <text:p>0</text:p>
          </table:table-cell>
          <table:table-cell office:value-type="float" office:value="0" table:formula="of:=IF(AND([.$J244]=&quot;&quot;;[.$P244]&lt;&gt;&quot;&quot;);[.$P24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5];[.H245])" table:style-name="ce36"/>
          <table:table-cell office:value-type="string" office:string-value="" table:formula="of:=IF(ISBLANK([.F245]);&quot;&quot;;IF([.D245]=&quot;EE&quot;;IF([.F245]&gt;=3;IF([.E245]&gt;=5;&quot;H&quot;;&quot;A&quot;);IF([.F245]&gt;=2;IF([.E245]&gt;=16;&quot;H&quot;;IF([.E245]&lt;=4;&quot;L&quot;;&quot;A&quot;));IF([.E245]&lt;=15;&quot;L&quot;;&quot;A&quot;)));IF(OR([.D245]=&quot;SE&quot;;[.D245]=&quot;CE&quot;);IF([.F245]&gt;=4;IF([.E245]&gt;=6;&quot;H&quot;;&quot;A&quot;);IF([.F245]&gt;=2;IF([.E245]&gt;=20;&quot;H&quot;;IF([.E245]&lt;=5;&quot;L&quot;;&quot;A&quot;));IF([.E245]&lt;=19;&quot;L&quot;;&quot;A&quot;)));IF(OR([.D245]=&quot;ALI&quot;;[.D245]=&quot;AIE&quot;);IF([.F245]&gt;=6;IF([.E245]&gt;=20;&quot;H&quot;;&quot;A&quot;);IF([.F245]&gt;=2;IF([.E245]&gt;=51;&quot;H&quot;;IF([.E245]&lt;=19;&quot;L&quot;;&quot;A&quot;));IF([.E245]&lt;=50;&quot;L&quot;;&quot;A&quot;)))))))" table:style-name="ce37"/>
          <table:table-cell office:value-type="string" office:string-value="" table:formula="of:=IF([.H245]=&quot;L&quot;;&quot;Baixa&quot;;IF([.H245]=&quot;A&quot;;&quot;Média&quot;;IF([.H245]=&quot;&quot;;&quot;&quot;;&quot;Alta&quot;)))" table:style-name="ce37"/>
          <table:table-cell office:value-type="string" office:string-value="" table:formula="of:=IF(ISBLANK([.F245]);&quot;&quot;;IF([.D245]=&quot;ALI&quot;;IF([.H245]=&quot;L&quot;;7;IF([.H245]=&quot;A&quot;;10;15));IF([.D245]=&quot;AIE&quot;;IF([.H245]=&quot;L&quot;;5;IF([.H245]=&quot;A&quot;;7;10));IF([.D245]=&quot;SE&quot;;IF([.H245]=&quot;L&quot;;4;IF([.H245]=&quot;A&quot;;5;7));IF(OR([.D245]=&quot;EE&quot;;[.D245]=&quot;CE&quot;);IF([.H245]=&quot;L&quot;;3;IF([.H245]=&quot;A&quot;;4;6)))))))" table:style-name="ce38"/>
          <table:table-cell table:style-name="ce39"/>
          <table:table-cell table:style-name="ce36"/>
          <table:table-cell office:value-type="string" office:string-value="" table:formula="of:=CONCATENATE([.D245];[.N245])" table:style-name="ce36"/>
          <table:table-cell office:value-type="string" office:string-value="" table:formula="of:=IF(ISBLANK([.L245]);&quot;&quot;;IF([.D245]=&quot;EE&quot;;IF([.L245]&gt;=3;IF([.K245]&gt;=5;&quot;H&quot;;&quot;A&quot;);IF([.L245]&gt;=2;IF([.K245]&gt;=16;&quot;H&quot;;IF([.K245]&lt;=4;&quot;L&quot;;&quot;A&quot;));IF([.K245]&lt;=15;&quot;L&quot;;&quot;A&quot;)));IF(OR([.D245]=&quot;SE&quot;;[.D245]=&quot;CE&quot;);IF([.L245]&gt;=4;IF([.K245]&gt;=6;&quot;H&quot;;&quot;A&quot;);IF([.L245]&gt;=2;IF([.K245]&gt;=20;&quot;H&quot;;IF([.K245]&lt;=5;&quot;L&quot;;&quot;A&quot;));IF([.K245]&lt;=19;&quot;L&quot;;&quot;A&quot;)));IF(OR([.D245]=&quot;ALI&quot;;[.D245]=&quot;AIE&quot;);IF([.L245]&gt;=6;IF([.K245]&gt;=20;&quot;H&quot;;&quot;A&quot;);IF([.L245]&gt;=2;IF([.K245]&gt;=51;&quot;H&quot;;IF([.K245]&lt;=19;&quot;L&quot;;&quot;A&quot;));IF([.K245]&lt;=50;&quot;L&quot;;&quot;A&quot;)))))))" table:style-name="ce37"/>
          <table:table-cell office:value-type="string" office:string-value="" table:formula="of:=IF([.N245]=&quot;L&quot;;&quot;Baixa&quot;;IF([.N245]=&quot;A&quot;;&quot;Média&quot;;IF([.N245]=&quot;&quot;;&quot;&quot;;&quot;Alta&quot;)))" table:style-name="ce37"/>
          <table:table-cell office:value-type="string" office:string-value="" table:formula="of:=IF(ISBLANK([.L245]);&quot;&quot;;IF([.D245]=&quot;ALI&quot;;IF([.N245]=&quot;L&quot;;7;IF([.N245]=&quot;A&quot;;10;15));IF([.D245]=&quot;AIE&quot;;IF([.N245]=&quot;L&quot;;5;IF([.N245]=&quot;A&quot;;7;10));IF([.D245]=&quot;SE&quot;;IF([.N245]=&quot;L&quot;;4;IF([.N245]=&quot;A&quot;;5;7));IF(OR([.D245]=&quot;EE&quot;;[.D245]=&quot;CE&quot;);IF([.N245]=&quot;L&quot;;3;IF([.N245]=&quot;A&quot;;4;6)))))))" table:style-name="ce38"/>
          <table:table-cell table:style-name="ce39"/>
          <table:table-cell table:style-name="ce40"/>
          <table:table-cell office:value-type="float" office:value="0" table:formula="of:=IF(AND([.$P245]=&quot;&quot;;[.$J245]&lt;&gt;&quot;&quot;);[.$J245];0)" table:style-name="ce3">
            <text:p>0</text:p>
          </table:table-cell>
          <table:table-cell office:value-type="float" office:value="0" table:formula="of:=IF(OR([.$P245]=&quot;&quot;;[.$J245]=&quot;&quot;);0;[.$J245])" table:style-name="ce3">
            <text:p>0</text:p>
          </table:table-cell>
          <table:table-cell office:value-type="float" office:value="0" table:formula="of:=IF(OR([.$P245]=&quot;&quot;;[.$J245]=&quot;&quot;);0;[.$P245])" table:style-name="ce3">
            <text:p>0</text:p>
          </table:table-cell>
          <table:table-cell office:value-type="float" office:value="0" table:formula="of:=IF(AND([.$J245]=&quot;&quot;;[.$P245]&lt;&gt;&quot;&quot;);[.$P24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6];[.H246])" table:style-name="ce36"/>
          <table:table-cell office:value-type="string" office:string-value="" table:formula="of:=IF(ISBLANK([.F246]);&quot;&quot;;IF([.D246]=&quot;EE&quot;;IF([.F246]&gt;=3;IF([.E246]&gt;=5;&quot;H&quot;;&quot;A&quot;);IF([.F246]&gt;=2;IF([.E246]&gt;=16;&quot;H&quot;;IF([.E246]&lt;=4;&quot;L&quot;;&quot;A&quot;));IF([.E246]&lt;=15;&quot;L&quot;;&quot;A&quot;)));IF(OR([.D246]=&quot;SE&quot;;[.D246]=&quot;CE&quot;);IF([.F246]&gt;=4;IF([.E246]&gt;=6;&quot;H&quot;;&quot;A&quot;);IF([.F246]&gt;=2;IF([.E246]&gt;=20;&quot;H&quot;;IF([.E246]&lt;=5;&quot;L&quot;;&quot;A&quot;));IF([.E246]&lt;=19;&quot;L&quot;;&quot;A&quot;)));IF(OR([.D246]=&quot;ALI&quot;;[.D246]=&quot;AIE&quot;);IF([.F246]&gt;=6;IF([.E246]&gt;=20;&quot;H&quot;;&quot;A&quot;);IF([.F246]&gt;=2;IF([.E246]&gt;=51;&quot;H&quot;;IF([.E246]&lt;=19;&quot;L&quot;;&quot;A&quot;));IF([.E246]&lt;=50;&quot;L&quot;;&quot;A&quot;)))))))" table:style-name="ce37"/>
          <table:table-cell office:value-type="string" office:string-value="" table:formula="of:=IF([.H246]=&quot;L&quot;;&quot;Baixa&quot;;IF([.H246]=&quot;A&quot;;&quot;Média&quot;;IF([.H246]=&quot;&quot;;&quot;&quot;;&quot;Alta&quot;)))" table:style-name="ce37"/>
          <table:table-cell office:value-type="string" office:string-value="" table:formula="of:=IF(ISBLANK([.F246]);&quot;&quot;;IF([.D246]=&quot;ALI&quot;;IF([.H246]=&quot;L&quot;;7;IF([.H246]=&quot;A&quot;;10;15));IF([.D246]=&quot;AIE&quot;;IF([.H246]=&quot;L&quot;;5;IF([.H246]=&quot;A&quot;;7;10));IF([.D246]=&quot;SE&quot;;IF([.H246]=&quot;L&quot;;4;IF([.H246]=&quot;A&quot;;5;7));IF(OR([.D246]=&quot;EE&quot;;[.D246]=&quot;CE&quot;);IF([.H246]=&quot;L&quot;;3;IF([.H246]=&quot;A&quot;;4;6)))))))" table:style-name="ce38"/>
          <table:table-cell table:style-name="ce39"/>
          <table:table-cell table:style-name="ce36"/>
          <table:table-cell office:value-type="string" office:string-value="" table:formula="of:=CONCATENATE([.D246];[.N246])" table:style-name="ce36"/>
          <table:table-cell office:value-type="string" office:string-value="" table:formula="of:=IF(ISBLANK([.L246]);&quot;&quot;;IF([.D246]=&quot;EE&quot;;IF([.L246]&gt;=3;IF([.K246]&gt;=5;&quot;H&quot;;&quot;A&quot;);IF([.L246]&gt;=2;IF([.K246]&gt;=16;&quot;H&quot;;IF([.K246]&lt;=4;&quot;L&quot;;&quot;A&quot;));IF([.K246]&lt;=15;&quot;L&quot;;&quot;A&quot;)));IF(OR([.D246]=&quot;SE&quot;;[.D246]=&quot;CE&quot;);IF([.L246]&gt;=4;IF([.K246]&gt;=6;&quot;H&quot;;&quot;A&quot;);IF([.L246]&gt;=2;IF([.K246]&gt;=20;&quot;H&quot;;IF([.K246]&lt;=5;&quot;L&quot;;&quot;A&quot;));IF([.K246]&lt;=19;&quot;L&quot;;&quot;A&quot;)));IF(OR([.D246]=&quot;ALI&quot;;[.D246]=&quot;AIE&quot;);IF([.L246]&gt;=6;IF([.K246]&gt;=20;&quot;H&quot;;&quot;A&quot;);IF([.L246]&gt;=2;IF([.K246]&gt;=51;&quot;H&quot;;IF([.K246]&lt;=19;&quot;L&quot;;&quot;A&quot;));IF([.K246]&lt;=50;&quot;L&quot;;&quot;A&quot;)))))))" table:style-name="ce37"/>
          <table:table-cell office:value-type="string" office:string-value="" table:formula="of:=IF([.N246]=&quot;L&quot;;&quot;Baixa&quot;;IF([.N246]=&quot;A&quot;;&quot;Média&quot;;IF([.N246]=&quot;&quot;;&quot;&quot;;&quot;Alta&quot;)))" table:style-name="ce37"/>
          <table:table-cell office:value-type="string" office:string-value="" table:formula="of:=IF(ISBLANK([.L246]);&quot;&quot;;IF([.D246]=&quot;ALI&quot;;IF([.N246]=&quot;L&quot;;7;IF([.N246]=&quot;A&quot;;10;15));IF([.D246]=&quot;AIE&quot;;IF([.N246]=&quot;L&quot;;5;IF([.N246]=&quot;A&quot;;7;10));IF([.D246]=&quot;SE&quot;;IF([.N246]=&quot;L&quot;;4;IF([.N246]=&quot;A&quot;;5;7));IF(OR([.D246]=&quot;EE&quot;;[.D246]=&quot;CE&quot;);IF([.N246]=&quot;L&quot;;3;IF([.N246]=&quot;A&quot;;4;6)))))))" table:style-name="ce38"/>
          <table:table-cell table:style-name="ce39"/>
          <table:table-cell table:style-name="ce40"/>
          <table:table-cell office:value-type="float" office:value="0" table:formula="of:=IF(AND([.$P246]=&quot;&quot;;[.$J246]&lt;&gt;&quot;&quot;);[.$J246];0)" table:style-name="ce3">
            <text:p>0</text:p>
          </table:table-cell>
          <table:table-cell office:value-type="float" office:value="0" table:formula="of:=IF(OR([.$P246]=&quot;&quot;;[.$J246]=&quot;&quot;);0;[.$J246])" table:style-name="ce3">
            <text:p>0</text:p>
          </table:table-cell>
          <table:table-cell office:value-type="float" office:value="0" table:formula="of:=IF(OR([.$P246]=&quot;&quot;;[.$J246]=&quot;&quot;);0;[.$P246])" table:style-name="ce3">
            <text:p>0</text:p>
          </table:table-cell>
          <table:table-cell office:value-type="float" office:value="0" table:formula="of:=IF(AND([.$J246]=&quot;&quot;;[.$P246]&lt;&gt;&quot;&quot;);[.$P24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7];[.H247])" table:style-name="ce36"/>
          <table:table-cell office:value-type="string" office:string-value="" table:formula="of:=IF(ISBLANK([.F247]);&quot;&quot;;IF([.D247]=&quot;EE&quot;;IF([.F247]&gt;=3;IF([.E247]&gt;=5;&quot;H&quot;;&quot;A&quot;);IF([.F247]&gt;=2;IF([.E247]&gt;=16;&quot;H&quot;;IF([.E247]&lt;=4;&quot;L&quot;;&quot;A&quot;));IF([.E247]&lt;=15;&quot;L&quot;;&quot;A&quot;)));IF(OR([.D247]=&quot;SE&quot;;[.D247]=&quot;CE&quot;);IF([.F247]&gt;=4;IF([.E247]&gt;=6;&quot;H&quot;;&quot;A&quot;);IF([.F247]&gt;=2;IF([.E247]&gt;=20;&quot;H&quot;;IF([.E247]&lt;=5;&quot;L&quot;;&quot;A&quot;));IF([.E247]&lt;=19;&quot;L&quot;;&quot;A&quot;)));IF(OR([.D247]=&quot;ALI&quot;;[.D247]=&quot;AIE&quot;);IF([.F247]&gt;=6;IF([.E247]&gt;=20;&quot;H&quot;;&quot;A&quot;);IF([.F247]&gt;=2;IF([.E247]&gt;=51;&quot;H&quot;;IF([.E247]&lt;=19;&quot;L&quot;;&quot;A&quot;));IF([.E247]&lt;=50;&quot;L&quot;;&quot;A&quot;)))))))" table:style-name="ce37"/>
          <table:table-cell office:value-type="string" office:string-value="" table:formula="of:=IF([.H247]=&quot;L&quot;;&quot;Baixa&quot;;IF([.H247]=&quot;A&quot;;&quot;Média&quot;;IF([.H247]=&quot;&quot;;&quot;&quot;;&quot;Alta&quot;)))" table:style-name="ce37"/>
          <table:table-cell office:value-type="string" office:string-value="" table:formula="of:=IF(ISBLANK([.F247]);&quot;&quot;;IF([.D247]=&quot;ALI&quot;;IF([.H247]=&quot;L&quot;;7;IF([.H247]=&quot;A&quot;;10;15));IF([.D247]=&quot;AIE&quot;;IF([.H247]=&quot;L&quot;;5;IF([.H247]=&quot;A&quot;;7;10));IF([.D247]=&quot;SE&quot;;IF([.H247]=&quot;L&quot;;4;IF([.H247]=&quot;A&quot;;5;7));IF(OR([.D247]=&quot;EE&quot;;[.D247]=&quot;CE&quot;);IF([.H247]=&quot;L&quot;;3;IF([.H247]=&quot;A&quot;;4;6)))))))" table:style-name="ce38"/>
          <table:table-cell table:style-name="ce39"/>
          <table:table-cell table:style-name="ce36"/>
          <table:table-cell office:value-type="string" office:string-value="" table:formula="of:=CONCATENATE([.D247];[.N247])" table:style-name="ce36"/>
          <table:table-cell office:value-type="string" office:string-value="" table:formula="of:=IF(ISBLANK([.L247]);&quot;&quot;;IF([.D247]=&quot;EE&quot;;IF([.L247]&gt;=3;IF([.K247]&gt;=5;&quot;H&quot;;&quot;A&quot;);IF([.L247]&gt;=2;IF([.K247]&gt;=16;&quot;H&quot;;IF([.K247]&lt;=4;&quot;L&quot;;&quot;A&quot;));IF([.K247]&lt;=15;&quot;L&quot;;&quot;A&quot;)));IF(OR([.D247]=&quot;SE&quot;;[.D247]=&quot;CE&quot;);IF([.L247]&gt;=4;IF([.K247]&gt;=6;&quot;H&quot;;&quot;A&quot;);IF([.L247]&gt;=2;IF([.K247]&gt;=20;&quot;H&quot;;IF([.K247]&lt;=5;&quot;L&quot;;&quot;A&quot;));IF([.K247]&lt;=19;&quot;L&quot;;&quot;A&quot;)));IF(OR([.D247]=&quot;ALI&quot;;[.D247]=&quot;AIE&quot;);IF([.L247]&gt;=6;IF([.K247]&gt;=20;&quot;H&quot;;&quot;A&quot;);IF([.L247]&gt;=2;IF([.K247]&gt;=51;&quot;H&quot;;IF([.K247]&lt;=19;&quot;L&quot;;&quot;A&quot;));IF([.K247]&lt;=50;&quot;L&quot;;&quot;A&quot;)))))))" table:style-name="ce37"/>
          <table:table-cell office:value-type="string" office:string-value="" table:formula="of:=IF([.N247]=&quot;L&quot;;&quot;Baixa&quot;;IF([.N247]=&quot;A&quot;;&quot;Média&quot;;IF([.N247]=&quot;&quot;;&quot;&quot;;&quot;Alta&quot;)))" table:style-name="ce37"/>
          <table:table-cell office:value-type="string" office:string-value="" table:formula="of:=IF(ISBLANK([.L247]);&quot;&quot;;IF([.D247]=&quot;ALI&quot;;IF([.N247]=&quot;L&quot;;7;IF([.N247]=&quot;A&quot;;10;15));IF([.D247]=&quot;AIE&quot;;IF([.N247]=&quot;L&quot;;5;IF([.N247]=&quot;A&quot;;7;10));IF([.D247]=&quot;SE&quot;;IF([.N247]=&quot;L&quot;;4;IF([.N247]=&quot;A&quot;;5;7));IF(OR([.D247]=&quot;EE&quot;;[.D247]=&quot;CE&quot;);IF([.N247]=&quot;L&quot;;3;IF([.N247]=&quot;A&quot;;4;6)))))))" table:style-name="ce38"/>
          <table:table-cell table:style-name="ce39"/>
          <table:table-cell table:style-name="ce40"/>
          <table:table-cell office:value-type="float" office:value="0" table:formula="of:=IF(AND([.$P247]=&quot;&quot;;[.$J247]&lt;&gt;&quot;&quot;);[.$J247];0)" table:style-name="ce3">
            <text:p>0</text:p>
          </table:table-cell>
          <table:table-cell office:value-type="float" office:value="0" table:formula="of:=IF(OR([.$P247]=&quot;&quot;;[.$J247]=&quot;&quot;);0;[.$J247])" table:style-name="ce3">
            <text:p>0</text:p>
          </table:table-cell>
          <table:table-cell office:value-type="float" office:value="0" table:formula="of:=IF(OR([.$P247]=&quot;&quot;;[.$J247]=&quot;&quot;);0;[.$P247])" table:style-name="ce3">
            <text:p>0</text:p>
          </table:table-cell>
          <table:table-cell office:value-type="float" office:value="0" table:formula="of:=IF(AND([.$J247]=&quot;&quot;;[.$P247]&lt;&gt;&quot;&quot;);[.$P24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8];[.H248])" table:style-name="ce36"/>
          <table:table-cell office:value-type="string" office:string-value="" table:formula="of:=IF(ISBLANK([.F248]);&quot;&quot;;IF([.D248]=&quot;EE&quot;;IF([.F248]&gt;=3;IF([.E248]&gt;=5;&quot;H&quot;;&quot;A&quot;);IF([.F248]&gt;=2;IF([.E248]&gt;=16;&quot;H&quot;;IF([.E248]&lt;=4;&quot;L&quot;;&quot;A&quot;));IF([.E248]&lt;=15;&quot;L&quot;;&quot;A&quot;)));IF(OR([.D248]=&quot;SE&quot;;[.D248]=&quot;CE&quot;);IF([.F248]&gt;=4;IF([.E248]&gt;=6;&quot;H&quot;;&quot;A&quot;);IF([.F248]&gt;=2;IF([.E248]&gt;=20;&quot;H&quot;;IF([.E248]&lt;=5;&quot;L&quot;;&quot;A&quot;));IF([.E248]&lt;=19;&quot;L&quot;;&quot;A&quot;)));IF(OR([.D248]=&quot;ALI&quot;;[.D248]=&quot;AIE&quot;);IF([.F248]&gt;=6;IF([.E248]&gt;=20;&quot;H&quot;;&quot;A&quot;);IF([.F248]&gt;=2;IF([.E248]&gt;=51;&quot;H&quot;;IF([.E248]&lt;=19;&quot;L&quot;;&quot;A&quot;));IF([.E248]&lt;=50;&quot;L&quot;;&quot;A&quot;)))))))" table:style-name="ce37"/>
          <table:table-cell office:value-type="string" office:string-value="" table:formula="of:=IF([.H248]=&quot;L&quot;;&quot;Baixa&quot;;IF([.H248]=&quot;A&quot;;&quot;Média&quot;;IF([.H248]=&quot;&quot;;&quot;&quot;;&quot;Alta&quot;)))" table:style-name="ce37"/>
          <table:table-cell office:value-type="string" office:string-value="" table:formula="of:=IF(ISBLANK([.F248]);&quot;&quot;;IF([.D248]=&quot;ALI&quot;;IF([.H248]=&quot;L&quot;;7;IF([.H248]=&quot;A&quot;;10;15));IF([.D248]=&quot;AIE&quot;;IF([.H248]=&quot;L&quot;;5;IF([.H248]=&quot;A&quot;;7;10));IF([.D248]=&quot;SE&quot;;IF([.H248]=&quot;L&quot;;4;IF([.H248]=&quot;A&quot;;5;7));IF(OR([.D248]=&quot;EE&quot;;[.D248]=&quot;CE&quot;);IF([.H248]=&quot;L&quot;;3;IF([.H248]=&quot;A&quot;;4;6)))))))" table:style-name="ce38"/>
          <table:table-cell table:style-name="ce39"/>
          <table:table-cell table:style-name="ce36"/>
          <table:table-cell office:value-type="string" office:string-value="" table:formula="of:=CONCATENATE([.D248];[.N248])" table:style-name="ce36"/>
          <table:table-cell office:value-type="string" office:string-value="" table:formula="of:=IF(ISBLANK([.L248]);&quot;&quot;;IF([.D248]=&quot;EE&quot;;IF([.L248]&gt;=3;IF([.K248]&gt;=5;&quot;H&quot;;&quot;A&quot;);IF([.L248]&gt;=2;IF([.K248]&gt;=16;&quot;H&quot;;IF([.K248]&lt;=4;&quot;L&quot;;&quot;A&quot;));IF([.K248]&lt;=15;&quot;L&quot;;&quot;A&quot;)));IF(OR([.D248]=&quot;SE&quot;;[.D248]=&quot;CE&quot;);IF([.L248]&gt;=4;IF([.K248]&gt;=6;&quot;H&quot;;&quot;A&quot;);IF([.L248]&gt;=2;IF([.K248]&gt;=20;&quot;H&quot;;IF([.K248]&lt;=5;&quot;L&quot;;&quot;A&quot;));IF([.K248]&lt;=19;&quot;L&quot;;&quot;A&quot;)));IF(OR([.D248]=&quot;ALI&quot;;[.D248]=&quot;AIE&quot;);IF([.L248]&gt;=6;IF([.K248]&gt;=20;&quot;H&quot;;&quot;A&quot;);IF([.L248]&gt;=2;IF([.K248]&gt;=51;&quot;H&quot;;IF([.K248]&lt;=19;&quot;L&quot;;&quot;A&quot;));IF([.K248]&lt;=50;&quot;L&quot;;&quot;A&quot;)))))))" table:style-name="ce37"/>
          <table:table-cell office:value-type="string" office:string-value="" table:formula="of:=IF([.N248]=&quot;L&quot;;&quot;Baixa&quot;;IF([.N248]=&quot;A&quot;;&quot;Média&quot;;IF([.N248]=&quot;&quot;;&quot;&quot;;&quot;Alta&quot;)))" table:style-name="ce37"/>
          <table:table-cell office:value-type="string" office:string-value="" table:formula="of:=IF(ISBLANK([.L248]);&quot;&quot;;IF([.D248]=&quot;ALI&quot;;IF([.N248]=&quot;L&quot;;7;IF([.N248]=&quot;A&quot;;10;15));IF([.D248]=&quot;AIE&quot;;IF([.N248]=&quot;L&quot;;5;IF([.N248]=&quot;A&quot;;7;10));IF([.D248]=&quot;SE&quot;;IF([.N248]=&quot;L&quot;;4;IF([.N248]=&quot;A&quot;;5;7));IF(OR([.D248]=&quot;EE&quot;;[.D248]=&quot;CE&quot;);IF([.N248]=&quot;L&quot;;3;IF([.N248]=&quot;A&quot;;4;6)))))))" table:style-name="ce38"/>
          <table:table-cell table:style-name="ce39"/>
          <table:table-cell table:style-name="ce40"/>
          <table:table-cell office:value-type="float" office:value="0" table:formula="of:=IF(AND([.$P248]=&quot;&quot;;[.$J248]&lt;&gt;&quot;&quot;);[.$J248];0)" table:style-name="ce3">
            <text:p>0</text:p>
          </table:table-cell>
          <table:table-cell office:value-type="float" office:value="0" table:formula="of:=IF(OR([.$P248]=&quot;&quot;;[.$J248]=&quot;&quot;);0;[.$J248])" table:style-name="ce3">
            <text:p>0</text:p>
          </table:table-cell>
          <table:table-cell office:value-type="float" office:value="0" table:formula="of:=IF(OR([.$P248]=&quot;&quot;;[.$J248]=&quot;&quot;);0;[.$P248])" table:style-name="ce3">
            <text:p>0</text:p>
          </table:table-cell>
          <table:table-cell office:value-type="float" office:value="0" table:formula="of:=IF(AND([.$J248]=&quot;&quot;;[.$P248]&lt;&gt;&quot;&quot;);[.$P24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49];[.H249])" table:style-name="ce36"/>
          <table:table-cell office:value-type="string" office:string-value="" table:formula="of:=IF(ISBLANK([.F249]);&quot;&quot;;IF([.D249]=&quot;EE&quot;;IF([.F249]&gt;=3;IF([.E249]&gt;=5;&quot;H&quot;;&quot;A&quot;);IF([.F249]&gt;=2;IF([.E249]&gt;=16;&quot;H&quot;;IF([.E249]&lt;=4;&quot;L&quot;;&quot;A&quot;));IF([.E249]&lt;=15;&quot;L&quot;;&quot;A&quot;)));IF(OR([.D249]=&quot;SE&quot;;[.D249]=&quot;CE&quot;);IF([.F249]&gt;=4;IF([.E249]&gt;=6;&quot;H&quot;;&quot;A&quot;);IF([.F249]&gt;=2;IF([.E249]&gt;=20;&quot;H&quot;;IF([.E249]&lt;=5;&quot;L&quot;;&quot;A&quot;));IF([.E249]&lt;=19;&quot;L&quot;;&quot;A&quot;)));IF(OR([.D249]=&quot;ALI&quot;;[.D249]=&quot;AIE&quot;);IF([.F249]&gt;=6;IF([.E249]&gt;=20;&quot;H&quot;;&quot;A&quot;);IF([.F249]&gt;=2;IF([.E249]&gt;=51;&quot;H&quot;;IF([.E249]&lt;=19;&quot;L&quot;;&quot;A&quot;));IF([.E249]&lt;=50;&quot;L&quot;;&quot;A&quot;)))))))" table:style-name="ce37"/>
          <table:table-cell office:value-type="string" office:string-value="" table:formula="of:=IF([.H249]=&quot;L&quot;;&quot;Baixa&quot;;IF([.H249]=&quot;A&quot;;&quot;Média&quot;;IF([.H249]=&quot;&quot;;&quot;&quot;;&quot;Alta&quot;)))" table:style-name="ce37"/>
          <table:table-cell office:value-type="string" office:string-value="" table:formula="of:=IF(ISBLANK([.F249]);&quot;&quot;;IF([.D249]=&quot;ALI&quot;;IF([.H249]=&quot;L&quot;;7;IF([.H249]=&quot;A&quot;;10;15));IF([.D249]=&quot;AIE&quot;;IF([.H249]=&quot;L&quot;;5;IF([.H249]=&quot;A&quot;;7;10));IF([.D249]=&quot;SE&quot;;IF([.H249]=&quot;L&quot;;4;IF([.H249]=&quot;A&quot;;5;7));IF(OR([.D249]=&quot;EE&quot;;[.D249]=&quot;CE&quot;);IF([.H249]=&quot;L&quot;;3;IF([.H249]=&quot;A&quot;;4;6)))))))" table:style-name="ce38"/>
          <table:table-cell table:style-name="ce39"/>
          <table:table-cell table:style-name="ce36"/>
          <table:table-cell office:value-type="string" office:string-value="" table:formula="of:=CONCATENATE([.D249];[.N249])" table:style-name="ce36"/>
          <table:table-cell office:value-type="string" office:string-value="" table:formula="of:=IF(ISBLANK([.L249]);&quot;&quot;;IF([.D249]=&quot;EE&quot;;IF([.L249]&gt;=3;IF([.K249]&gt;=5;&quot;H&quot;;&quot;A&quot;);IF([.L249]&gt;=2;IF([.K249]&gt;=16;&quot;H&quot;;IF([.K249]&lt;=4;&quot;L&quot;;&quot;A&quot;));IF([.K249]&lt;=15;&quot;L&quot;;&quot;A&quot;)));IF(OR([.D249]=&quot;SE&quot;;[.D249]=&quot;CE&quot;);IF([.L249]&gt;=4;IF([.K249]&gt;=6;&quot;H&quot;;&quot;A&quot;);IF([.L249]&gt;=2;IF([.K249]&gt;=20;&quot;H&quot;;IF([.K249]&lt;=5;&quot;L&quot;;&quot;A&quot;));IF([.K249]&lt;=19;&quot;L&quot;;&quot;A&quot;)));IF(OR([.D249]=&quot;ALI&quot;;[.D249]=&quot;AIE&quot;);IF([.L249]&gt;=6;IF([.K249]&gt;=20;&quot;H&quot;;&quot;A&quot;);IF([.L249]&gt;=2;IF([.K249]&gt;=51;&quot;H&quot;;IF([.K249]&lt;=19;&quot;L&quot;;&quot;A&quot;));IF([.K249]&lt;=50;&quot;L&quot;;&quot;A&quot;)))))))" table:style-name="ce37"/>
          <table:table-cell office:value-type="string" office:string-value="" table:formula="of:=IF([.N249]=&quot;L&quot;;&quot;Baixa&quot;;IF([.N249]=&quot;A&quot;;&quot;Média&quot;;IF([.N249]=&quot;&quot;;&quot;&quot;;&quot;Alta&quot;)))" table:style-name="ce37"/>
          <table:table-cell office:value-type="string" office:string-value="" table:formula="of:=IF(ISBLANK([.L249]);&quot;&quot;;IF([.D249]=&quot;ALI&quot;;IF([.N249]=&quot;L&quot;;7;IF([.N249]=&quot;A&quot;;10;15));IF([.D249]=&quot;AIE&quot;;IF([.N249]=&quot;L&quot;;5;IF([.N249]=&quot;A&quot;;7;10));IF([.D249]=&quot;SE&quot;;IF([.N249]=&quot;L&quot;;4;IF([.N249]=&quot;A&quot;;5;7));IF(OR([.D249]=&quot;EE&quot;;[.D249]=&quot;CE&quot;);IF([.N249]=&quot;L&quot;;3;IF([.N249]=&quot;A&quot;;4;6)))))))" table:style-name="ce38"/>
          <table:table-cell table:style-name="ce39"/>
          <table:table-cell table:style-name="ce40"/>
          <table:table-cell office:value-type="float" office:value="0" table:formula="of:=IF(AND([.$P249]=&quot;&quot;;[.$J249]&lt;&gt;&quot;&quot;);[.$J249];0)" table:style-name="ce3">
            <text:p>0</text:p>
          </table:table-cell>
          <table:table-cell office:value-type="float" office:value="0" table:formula="of:=IF(OR([.$P249]=&quot;&quot;;[.$J249]=&quot;&quot;);0;[.$J249])" table:style-name="ce3">
            <text:p>0</text:p>
          </table:table-cell>
          <table:table-cell office:value-type="float" office:value="0" table:formula="of:=IF(OR([.$P249]=&quot;&quot;;[.$J249]=&quot;&quot;);0;[.$P249])" table:style-name="ce3">
            <text:p>0</text:p>
          </table:table-cell>
          <table:table-cell office:value-type="float" office:value="0" table:formula="of:=IF(AND([.$J249]=&quot;&quot;;[.$P249]&lt;&gt;&quot;&quot;);[.$P24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50];[.H250])" table:style-name="ce36"/>
          <table:table-cell office:value-type="string" office:string-value="" table:formula="of:=IF(ISBLANK([.F250]);&quot;&quot;;IF([.D250]=&quot;EE&quot;;IF([.F250]&gt;=3;IF([.E250]&gt;=5;&quot;H&quot;;&quot;A&quot;);IF([.F250]&gt;=2;IF([.E250]&gt;=16;&quot;H&quot;;IF([.E250]&lt;=4;&quot;L&quot;;&quot;A&quot;));IF([.E250]&lt;=15;&quot;L&quot;;&quot;A&quot;)));IF(OR([.D250]=&quot;SE&quot;;[.D250]=&quot;CE&quot;);IF([.F250]&gt;=4;IF([.E250]&gt;=6;&quot;H&quot;;&quot;A&quot;);IF([.F250]&gt;=2;IF([.E250]&gt;=20;&quot;H&quot;;IF([.E250]&lt;=5;&quot;L&quot;;&quot;A&quot;));IF([.E250]&lt;=19;&quot;L&quot;;&quot;A&quot;)));IF(OR([.D250]=&quot;ALI&quot;;[.D250]=&quot;AIE&quot;);IF([.F250]&gt;=6;IF([.E250]&gt;=20;&quot;H&quot;;&quot;A&quot;);IF([.F250]&gt;=2;IF([.E250]&gt;=51;&quot;H&quot;;IF([.E250]&lt;=19;&quot;L&quot;;&quot;A&quot;));IF([.E250]&lt;=50;&quot;L&quot;;&quot;A&quot;)))))))" table:style-name="ce37"/>
          <table:table-cell office:value-type="string" office:string-value="" table:formula="of:=IF([.H250]=&quot;L&quot;;&quot;Baixa&quot;;IF([.H250]=&quot;A&quot;;&quot;Média&quot;;IF([.H250]=&quot;&quot;;&quot;&quot;;&quot;Alta&quot;)))" table:style-name="ce37"/>
          <table:table-cell office:value-type="string" office:string-value="" table:formula="of:=IF(ISBLANK([.F250]);&quot;&quot;;IF([.D250]=&quot;ALI&quot;;IF([.H250]=&quot;L&quot;;7;IF([.H250]=&quot;A&quot;;10;15));IF([.D250]=&quot;AIE&quot;;IF([.H250]=&quot;L&quot;;5;IF([.H250]=&quot;A&quot;;7;10));IF([.D250]=&quot;SE&quot;;IF([.H250]=&quot;L&quot;;4;IF([.H250]=&quot;A&quot;;5;7));IF(OR([.D250]=&quot;EE&quot;;[.D250]=&quot;CE&quot;);IF([.H250]=&quot;L&quot;;3;IF([.H250]=&quot;A&quot;;4;6)))))))" table:style-name="ce38"/>
          <table:table-cell table:style-name="ce39"/>
          <table:table-cell table:style-name="ce36"/>
          <table:table-cell office:value-type="string" office:string-value="" table:formula="of:=CONCATENATE([.D250];[.N250])" table:style-name="ce36"/>
          <table:table-cell office:value-type="string" office:string-value="" table:formula="of:=IF(ISBLANK([.L250]);&quot;&quot;;IF([.D250]=&quot;EE&quot;;IF([.L250]&gt;=3;IF([.K250]&gt;=5;&quot;H&quot;;&quot;A&quot;);IF([.L250]&gt;=2;IF([.K250]&gt;=16;&quot;H&quot;;IF([.K250]&lt;=4;&quot;L&quot;;&quot;A&quot;));IF([.K250]&lt;=15;&quot;L&quot;;&quot;A&quot;)));IF(OR([.D250]=&quot;SE&quot;;[.D250]=&quot;CE&quot;);IF([.L250]&gt;=4;IF([.K250]&gt;=6;&quot;H&quot;;&quot;A&quot;);IF([.L250]&gt;=2;IF([.K250]&gt;=20;&quot;H&quot;;IF([.K250]&lt;=5;&quot;L&quot;;&quot;A&quot;));IF([.K250]&lt;=19;&quot;L&quot;;&quot;A&quot;)));IF(OR([.D250]=&quot;ALI&quot;;[.D250]=&quot;AIE&quot;);IF([.L250]&gt;=6;IF([.K250]&gt;=20;&quot;H&quot;;&quot;A&quot;);IF([.L250]&gt;=2;IF([.K250]&gt;=51;&quot;H&quot;;IF([.K250]&lt;=19;&quot;L&quot;;&quot;A&quot;));IF([.K250]&lt;=50;&quot;L&quot;;&quot;A&quot;)))))))" table:style-name="ce37"/>
          <table:table-cell office:value-type="string" office:string-value="" table:formula="of:=IF([.N250]=&quot;L&quot;;&quot;Baixa&quot;;IF([.N250]=&quot;A&quot;;&quot;Média&quot;;IF([.N250]=&quot;&quot;;&quot;&quot;;&quot;Alta&quot;)))" table:style-name="ce37"/>
          <table:table-cell office:value-type="string" office:string-value="" table:formula="of:=IF(ISBLANK([.L250]);&quot;&quot;;IF([.D250]=&quot;ALI&quot;;IF([.N250]=&quot;L&quot;;7;IF([.N250]=&quot;A&quot;;10;15));IF([.D250]=&quot;AIE&quot;;IF([.N250]=&quot;L&quot;;5;IF([.N250]=&quot;A&quot;;7;10));IF([.D250]=&quot;SE&quot;;IF([.N250]=&quot;L&quot;;4;IF([.N250]=&quot;A&quot;;5;7));IF(OR([.D250]=&quot;EE&quot;;[.D250]=&quot;CE&quot;);IF([.N250]=&quot;L&quot;;3;IF([.N250]=&quot;A&quot;;4;6)))))))" table:style-name="ce38"/>
          <table:table-cell table:style-name="ce39"/>
          <table:table-cell table:style-name="ce40"/>
          <table:table-cell office:value-type="float" office:value="0" table:formula="of:=IF(AND([.$P250]=&quot;&quot;;[.$J250]&lt;&gt;&quot;&quot;);[.$J250];0)" table:style-name="ce3">
            <text:p>0</text:p>
          </table:table-cell>
          <table:table-cell office:value-type="float" office:value="0" table:formula="of:=IF(OR([.$P250]=&quot;&quot;;[.$J250]=&quot;&quot;);0;[.$J250])" table:style-name="ce3">
            <text:p>0</text:p>
          </table:table-cell>
          <table:table-cell office:value-type="float" office:value="0" table:formula="of:=IF(OR([.$P250]=&quot;&quot;;[.$J250]=&quot;&quot;);0;[.$P250])" table:style-name="ce3">
            <text:p>0</text:p>
          </table:table-cell>
          <table:table-cell office:value-type="float" office:value="0" table:formula="of:=IF(AND([.$J250]=&quot;&quot;;[.$P250]&lt;&gt;&quot;&quot;);[.$P25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251];[.H251])" table:style-name="ce44"/>
          <table:table-cell office:value-type="string" office:string-value="" table:formula="of:=IF(ISBLANK([.F251]);&quot;&quot;;IF([.D251]=&quot;EE&quot;;IF([.F251]&gt;=3;IF([.E251]&gt;=5;&quot;H&quot;;&quot;A&quot;);IF([.F251]&gt;=2;IF([.E251]&gt;=16;&quot;H&quot;;IF([.E251]&lt;=4;&quot;L&quot;;&quot;A&quot;));IF([.E251]&lt;=15;&quot;L&quot;;&quot;A&quot;)));IF(OR([.D251]=&quot;SE&quot;;[.D251]=&quot;CE&quot;);IF([.F251]&gt;=4;IF([.E251]&gt;=6;&quot;H&quot;;&quot;A&quot;);IF([.F251]&gt;=2;IF([.E251]&gt;=20;&quot;H&quot;;IF([.E251]&lt;=5;&quot;L&quot;;&quot;A&quot;));IF([.E251]&lt;=19;&quot;L&quot;;&quot;A&quot;)));IF(OR([.D251]=&quot;ALI&quot;;[.D251]=&quot;AIE&quot;);IF([.F251]&gt;=6;IF([.E251]&gt;=20;&quot;H&quot;;&quot;A&quot;);IF([.F251]&gt;=2;IF([.E251]&gt;=51;&quot;H&quot;;IF([.E251]&lt;=19;&quot;L&quot;;&quot;A&quot;));IF([.E251]&lt;=50;&quot;L&quot;;&quot;A&quot;)))))))" table:style-name="ce45"/>
          <table:table-cell office:value-type="string" office:string-value="" table:formula="of:=IF([.H251]=&quot;L&quot;;&quot;Baixa&quot;;IF([.H251]=&quot;A&quot;;&quot;Média&quot;;IF([.H251]=&quot;&quot;;&quot;&quot;;&quot;Alta&quot;)))" table:style-name="ce45"/>
          <table:table-cell office:value-type="string" office:string-value="" table:formula="of:=IF(ISBLANK([.F251]);&quot;&quot;;IF([.D251]=&quot;ALI&quot;;IF([.H251]=&quot;L&quot;;7;IF([.H251]=&quot;A&quot;;10;15));IF([.D251]=&quot;AIE&quot;;IF([.H251]=&quot;L&quot;;5;IF([.H251]=&quot;A&quot;;7;10));IF([.D251]=&quot;SE&quot;;IF([.H251]=&quot;L&quot;;4;IF([.H251]=&quot;A&quot;;5;7));IF(OR([.D251]=&quot;EE&quot;;[.D251]=&quot;CE&quot;);IF([.H251]=&quot;L&quot;;3;IF([.H251]=&quot;A&quot;;4;6)))))))" table:style-name="ce46"/>
          <table:table-cell table:style-name="ce47"/>
          <table:table-cell table:style-name="ce44"/>
          <table:table-cell office:value-type="string" office:string-value="" table:formula="of:=CONCATENATE([.D251];[.N251])" table:style-name="ce44"/>
          <table:table-cell office:value-type="string" office:string-value="" table:formula="of:=IF(ISBLANK([.L251]);&quot;&quot;;IF([.D251]=&quot;EE&quot;;IF([.L251]&gt;=3;IF([.K251]&gt;=5;&quot;H&quot;;&quot;A&quot;);IF([.L251]&gt;=2;IF([.K251]&gt;=16;&quot;H&quot;;IF([.K251]&lt;=4;&quot;L&quot;;&quot;A&quot;));IF([.K251]&lt;=15;&quot;L&quot;;&quot;A&quot;)));IF(OR([.D251]=&quot;SE&quot;;[.D251]=&quot;CE&quot;);IF([.L251]&gt;=4;IF([.K251]&gt;=6;&quot;H&quot;;&quot;A&quot;);IF([.L251]&gt;=2;IF([.K251]&gt;=20;&quot;H&quot;;IF([.K251]&lt;=5;&quot;L&quot;;&quot;A&quot;));IF([.K251]&lt;=19;&quot;L&quot;;&quot;A&quot;)));IF(OR([.D251]=&quot;ALI&quot;;[.D251]=&quot;AIE&quot;);IF([.L251]&gt;=6;IF([.K251]&gt;=20;&quot;H&quot;;&quot;A&quot;);IF([.L251]&gt;=2;IF([.K251]&gt;=51;&quot;H&quot;;IF([.K251]&lt;=19;&quot;L&quot;;&quot;A&quot;));IF([.K251]&lt;=50;&quot;L&quot;;&quot;A&quot;)))))))" table:style-name="ce45"/>
          <table:table-cell office:value-type="string" office:string-value="" table:formula="of:=IF([.N251]=&quot;L&quot;;&quot;Baixa&quot;;IF([.N251]=&quot;A&quot;;&quot;Média&quot;;IF([.N251]=&quot;&quot;;&quot;&quot;;&quot;Alta&quot;)))" table:style-name="ce45"/>
          <table:table-cell office:value-type="string" office:string-value="" table:formula="of:=IF(ISBLANK([.L251]);&quot;&quot;;IF([.D251]=&quot;ALI&quot;;IF([.N251]=&quot;L&quot;;7;IF([.N251]=&quot;A&quot;;10;15));IF([.D251]=&quot;AIE&quot;;IF([.N251]=&quot;L&quot;;5;IF([.N251]=&quot;A&quot;;7;10));IF([.D251]=&quot;SE&quot;;IF([.N251]=&quot;L&quot;;4;IF([.N251]=&quot;A&quot;;5;7));IF(OR([.D251]=&quot;EE&quot;;[.D251]=&quot;CE&quot;);IF([.N251]=&quot;L&quot;;3;IF([.N251]=&quot;A&quot;;4;6)))))))" table:style-name="ce46"/>
          <table:table-cell table:style-name="ce47"/>
          <table:table-cell table:style-name="ce48"/>
          <table:table-cell office:value-type="float" office:value="0" table:formula="of:=IF(AND([.$P251]=&quot;&quot;;[.$J251]&lt;&gt;&quot;&quot;);[.$J251];0)" table:style-name="ce3">
            <text:p>0</text:p>
          </table:table-cell>
          <table:table-cell office:value-type="float" office:value="0" table:formula="of:=IF(OR([.$P251]=&quot;&quot;;[.$J251]=&quot;&quot;);0;[.$J251])" table:style-name="ce3">
            <text:p>0</text:p>
          </table:table-cell>
          <table:table-cell office:value-type="float" office:value="0" table:formula="of:=IF(OR([.$P251]=&quot;&quot;;[.$J251]=&quot;&quot;);0;[.$P251])" table:style-name="ce3">
            <text:p>0</text:p>
          </table:table-cell>
          <table:table-cell office:value-type="float" office:value="0" table:formula="of:=IF(AND([.$J251]=&quot;&quot;;[.$P251]&lt;&gt;&quot;&quot;);[.$P251];0)" table:style-name="ce3">
            <text:p>0</text:p>
          </table:table-cell>
          <table:table-cell table:number-columns-repeated="16362"/>
        </table:table-row>
        <table:table-row table:style-name="ro9">
          <table:table-cell table:number-columns-repeated="16384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677in" draw:z-index="8" draw:id="id25" draw:style-name="a80" draw:name="Retângulo 106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formula="of:=$$Data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formula="of:=$$Revisão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/>
          <table:table-cell office:value-type="float" office:value="1" table:style-name="ce28">
            <text:p>1</text:p>
          </table:table-cell>
          <table:table-cell table:style-name="ce29">
            <office:annotation draw:style-name="a94" svg:x="4.59375in" svg:y="52.91666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258];[.H258])" table:style-name="ce30"/>
          <table:table-cell office:value-type="string" office:string-value="" table:formula="of:=IF(ISBLANK([.F258]);&quot;&quot;;IF([.D258]=&quot;EE&quot;;IF([.F258]&gt;=3;IF([.E258]&gt;=5;&quot;H&quot;;&quot;A&quot;);IF([.F258]&gt;=2;IF([.E258]&gt;=16;&quot;H&quot;;IF([.E258]&lt;=4;&quot;L&quot;;&quot;A&quot;));IF([.E258]&lt;=15;&quot;L&quot;;&quot;A&quot;)));IF(OR([.D258]=&quot;SE&quot;;[.D258]=&quot;CE&quot;);IF([.F258]&gt;=4;IF([.E258]&gt;=6;&quot;H&quot;;&quot;A&quot;);IF([.F258]&gt;=2;IF([.E258]&gt;=20;&quot;H&quot;;IF([.E258]&lt;=5;&quot;L&quot;;&quot;A&quot;));IF([.E258]&lt;=19;&quot;L&quot;;&quot;A&quot;)));IF(OR([.D258]=&quot;ALI&quot;;[.D258]=&quot;AIE&quot;);IF([.F258]&gt;=6;IF([.E258]&gt;=20;&quot;H&quot;;&quot;A&quot;);IF([.F258]&gt;=2;IF([.E258]&gt;=51;&quot;H&quot;;IF([.E258]&lt;=19;&quot;L&quot;;&quot;A&quot;));IF([.E258]&lt;=50;&quot;L&quot;;&quot;A&quot;)))))))" table:style-name="ce31"/>
          <table:table-cell office:value-type="string" office:string-value="" table:formula="of:=IF([.H258]=&quot;L&quot;;&quot;Baixa&quot;;IF([.H258]=&quot;A&quot;;&quot;Média&quot;;IF([.H258]=&quot;&quot;;&quot;&quot;;&quot;Alta&quot;)))" table:style-name="ce31"/>
          <table:table-cell office:value-type="string" office:string-value="" table:formula="of:=IF(ISBLANK([.F258]);&quot;&quot;;IF([.D258]=&quot;ALI&quot;;IF([.H258]=&quot;L&quot;;7;IF([.H258]=&quot;A&quot;;10;15));IF([.D258]=&quot;AIE&quot;;IF([.H258]=&quot;L&quot;;5;IF([.H258]=&quot;A&quot;;7;10));IF([.D258]=&quot;SE&quot;;IF([.H258]=&quot;L&quot;;4;IF([.H258]=&quot;A&quot;;5;7));IF(OR([.D258]=&quot;EE&quot;;[.D258]=&quot;CE&quot;);IF([.H258]=&quot;L&quot;;3;IF([.H258]=&quot;A&quot;;4;6)))))))" table:style-name="ce32"/>
          <table:table-cell table:style-name="ce33"/>
          <table:table-cell table:style-name="ce30"/>
          <table:table-cell office:value-type="string" office:string-value="" table:formula="of:=CONCATENATE([.D258];[.N258])" table:style-name="ce30"/>
          <table:table-cell office:value-type="string" office:string-value="" table:formula="of:=IF(ISBLANK([.L258]);&quot;&quot;;IF([.D258]=&quot;EE&quot;;IF([.L258]&gt;=3;IF([.K258]&gt;=5;&quot;H&quot;;&quot;A&quot;);IF([.L258]&gt;=2;IF([.K258]&gt;=16;&quot;H&quot;;IF([.K258]&lt;=4;&quot;L&quot;;&quot;A&quot;));IF([.K258]&lt;=15;&quot;L&quot;;&quot;A&quot;)));IF(OR([.D258]=&quot;SE&quot;;[.D258]=&quot;CE&quot;);IF([.L258]&gt;=4;IF([.K258]&gt;=6;&quot;H&quot;;&quot;A&quot;);IF([.L258]&gt;=2;IF([.K258]&gt;=20;&quot;H&quot;;IF([.K258]&lt;=5;&quot;L&quot;;&quot;A&quot;));IF([.K258]&lt;=19;&quot;L&quot;;&quot;A&quot;)));IF(OR([.D258]=&quot;ALI&quot;;[.D258]=&quot;AIE&quot;);IF([.L258]&gt;=6;IF([.K258]&gt;=20;&quot;H&quot;;&quot;A&quot;);IF([.L258]&gt;=2;IF([.K258]&gt;=51;&quot;H&quot;;IF([.K258]&lt;=19;&quot;L&quot;;&quot;A&quot;));IF([.K258]&lt;=50;&quot;L&quot;;&quot;A&quot;)))))))" table:style-name="ce31"/>
          <table:table-cell office:value-type="string" office:string-value="" table:formula="of:=IF([.N258]=&quot;L&quot;;&quot;Baixa&quot;;IF([.N258]=&quot;A&quot;;&quot;Média&quot;;IF([.N258]=&quot;&quot;;&quot;&quot;;&quot;Alta&quot;)))" table:style-name="ce31"/>
          <table:table-cell office:value-type="string" office:string-value="" table:formula="of:=IF(ISBLANK([.L258]);&quot;&quot;;IF([.D258]=&quot;ALI&quot;;IF([.N258]=&quot;L&quot;;7;IF([.N258]=&quot;A&quot;;10;15));IF([.D258]=&quot;AIE&quot;;IF([.N258]=&quot;L&quot;;5;IF([.N258]=&quot;A&quot;;7;10));IF([.D258]=&quot;SE&quot;;IF([.N258]=&quot;L&quot;;4;IF([.N258]=&quot;A&quot;;5;7));IF(OR([.D258]=&quot;EE&quot;;[.D258]=&quot;CE&quot;);IF([.N258]=&quot;L&quot;;3;IF([.N258]=&quot;A&quot;;4;6)))))))" table:style-name="ce32"/>
          <table:table-cell table:style-name="ce33"/>
          <table:table-cell table:style-name="ce34"/>
          <table:table-cell office:value-type="float" office:value="0" table:formula="of:=IF(AND([.$P258]=&quot;&quot;;[.$J258]&lt;&gt;&quot;&quot;);[.$J258];0)" table:style-name="ce3">
            <text:p>0</text:p>
          </table:table-cell>
          <table:table-cell office:value-type="float" office:value="0" table:formula="of:=IF(OR([.$P258]=&quot;&quot;;[.$J258]=&quot;&quot;);0;[.$J258])" table:style-name="ce3">
            <text:p>0</text:p>
          </table:table-cell>
          <table:table-cell office:value-type="float" office:value="0" table:formula="of:=IF(OR([.$P258]=&quot;&quot;;[.$J258]=&quot;&quot;);0;[.$P258])" table:style-name="ce3">
            <text:p>0</text:p>
          </table:table-cell>
          <table:table-cell office:value-type="float" office:value="0" table:formula="of:=IF(AND([.$J258]=&quot;&quot;;[.$P258]&lt;&gt;&quot;&quot;);[.$P25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59];[.H259])" table:style-name="ce36"/>
          <table:table-cell office:value-type="string" office:string-value="" table:formula="of:=IF(ISBLANK([.F259]);&quot;&quot;;IF([.D259]=&quot;EE&quot;;IF([.F259]&gt;=3;IF([.E259]&gt;=5;&quot;H&quot;;&quot;A&quot;);IF([.F259]&gt;=2;IF([.E259]&gt;=16;&quot;H&quot;;IF([.E259]&lt;=4;&quot;L&quot;;&quot;A&quot;));IF([.E259]&lt;=15;&quot;L&quot;;&quot;A&quot;)));IF(OR([.D259]=&quot;SE&quot;;[.D259]=&quot;CE&quot;);IF([.F259]&gt;=4;IF([.E259]&gt;=6;&quot;H&quot;;&quot;A&quot;);IF([.F259]&gt;=2;IF([.E259]&gt;=20;&quot;H&quot;;IF([.E259]&lt;=5;&quot;L&quot;;&quot;A&quot;));IF([.E259]&lt;=19;&quot;L&quot;;&quot;A&quot;)));IF(OR([.D259]=&quot;ALI&quot;;[.D259]=&quot;AIE&quot;);IF([.F259]&gt;=6;IF([.E259]&gt;=20;&quot;H&quot;;&quot;A&quot;);IF([.F259]&gt;=2;IF([.E259]&gt;=51;&quot;H&quot;;IF([.E259]&lt;=19;&quot;L&quot;;&quot;A&quot;));IF([.E259]&lt;=50;&quot;L&quot;;&quot;A&quot;)))))))" table:style-name="ce37"/>
          <table:table-cell office:value-type="string" office:string-value="" table:formula="of:=IF([.H259]=&quot;L&quot;;&quot;Baixa&quot;;IF([.H259]=&quot;A&quot;;&quot;Média&quot;;IF([.H259]=&quot;&quot;;&quot;&quot;;&quot;Alta&quot;)))" table:style-name="ce37"/>
          <table:table-cell office:value-type="string" office:string-value="" table:formula="of:=IF(ISBLANK([.F259]);&quot;&quot;;IF([.D259]=&quot;ALI&quot;;IF([.H259]=&quot;L&quot;;7;IF([.H259]=&quot;A&quot;;10;15));IF([.D259]=&quot;AIE&quot;;IF([.H259]=&quot;L&quot;;5;IF([.H259]=&quot;A&quot;;7;10));IF([.D259]=&quot;SE&quot;;IF([.H259]=&quot;L&quot;;4;IF([.H259]=&quot;A&quot;;5;7));IF(OR([.D259]=&quot;EE&quot;;[.D259]=&quot;CE&quot;);IF([.H259]=&quot;L&quot;;3;IF([.H259]=&quot;A&quot;;4;6)))))))" table:style-name="ce38"/>
          <table:table-cell table:style-name="ce39"/>
          <table:table-cell table:style-name="ce36"/>
          <table:table-cell office:value-type="string" office:string-value="" table:formula="of:=CONCATENATE([.D259];[.N259])" table:style-name="ce36"/>
          <table:table-cell office:value-type="string" office:string-value="" table:formula="of:=IF(ISBLANK([.L259]);&quot;&quot;;IF([.D259]=&quot;EE&quot;;IF([.L259]&gt;=3;IF([.K259]&gt;=5;&quot;H&quot;;&quot;A&quot;);IF([.L259]&gt;=2;IF([.K259]&gt;=16;&quot;H&quot;;IF([.K259]&lt;=4;&quot;L&quot;;&quot;A&quot;));IF([.K259]&lt;=15;&quot;L&quot;;&quot;A&quot;)));IF(OR([.D259]=&quot;SE&quot;;[.D259]=&quot;CE&quot;);IF([.L259]&gt;=4;IF([.K259]&gt;=6;&quot;H&quot;;&quot;A&quot;);IF([.L259]&gt;=2;IF([.K259]&gt;=20;&quot;H&quot;;IF([.K259]&lt;=5;&quot;L&quot;;&quot;A&quot;));IF([.K259]&lt;=19;&quot;L&quot;;&quot;A&quot;)));IF(OR([.D259]=&quot;ALI&quot;;[.D259]=&quot;AIE&quot;);IF([.L259]&gt;=6;IF([.K259]&gt;=20;&quot;H&quot;;&quot;A&quot;);IF([.L259]&gt;=2;IF([.K259]&gt;=51;&quot;H&quot;;IF([.K259]&lt;=19;&quot;L&quot;;&quot;A&quot;));IF([.K259]&lt;=50;&quot;L&quot;;&quot;A&quot;)))))))" table:style-name="ce37"/>
          <table:table-cell office:value-type="string" office:string-value="" table:formula="of:=IF([.N259]=&quot;L&quot;;&quot;Baixa&quot;;IF([.N259]=&quot;A&quot;;&quot;Média&quot;;IF([.N259]=&quot;&quot;;&quot;&quot;;&quot;Alta&quot;)))" table:style-name="ce37"/>
          <table:table-cell office:value-type="string" office:string-value="" table:formula="of:=IF(ISBLANK([.L259]);&quot;&quot;;IF([.D259]=&quot;ALI&quot;;IF([.N259]=&quot;L&quot;;7;IF([.N259]=&quot;A&quot;;10;15));IF([.D259]=&quot;AIE&quot;;IF([.N259]=&quot;L&quot;;5;IF([.N259]=&quot;A&quot;;7;10));IF([.D259]=&quot;SE&quot;;IF([.N259]=&quot;L&quot;;4;IF([.N259]=&quot;A&quot;;5;7));IF(OR([.D259]=&quot;EE&quot;;[.D259]=&quot;CE&quot;);IF([.N259]=&quot;L&quot;;3;IF([.N259]=&quot;A&quot;;4;6)))))))" table:style-name="ce38"/>
          <table:table-cell table:style-name="ce39"/>
          <table:table-cell table:style-name="ce40"/>
          <table:table-cell office:value-type="float" office:value="0" table:formula="of:=IF(AND([.$P259]=&quot;&quot;;[.$J259]&lt;&gt;&quot;&quot;);[.$J259];0)" table:style-name="ce3">
            <text:p>0</text:p>
          </table:table-cell>
          <table:table-cell office:value-type="float" office:value="0" table:formula="of:=IF(OR([.$P259]=&quot;&quot;;[.$J259]=&quot;&quot;);0;[.$J259])" table:style-name="ce3">
            <text:p>0</text:p>
          </table:table-cell>
          <table:table-cell office:value-type="float" office:value="0" table:formula="of:=IF(OR([.$P259]=&quot;&quot;;[.$J259]=&quot;&quot;);0;[.$P259])" table:style-name="ce3">
            <text:p>0</text:p>
          </table:table-cell>
          <table:table-cell office:value-type="float" office:value="0" table:formula="of:=IF(AND([.$J259]=&quot;&quot;;[.$P259]&lt;&gt;&quot;&quot;);[.$P25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0];[.H260])" table:style-name="ce36"/>
          <table:table-cell office:value-type="string" office:string-value="" table:formula="of:=IF(ISBLANK([.F260]);&quot;&quot;;IF([.D260]=&quot;EE&quot;;IF([.F260]&gt;=3;IF([.E260]&gt;=5;&quot;H&quot;;&quot;A&quot;);IF([.F260]&gt;=2;IF([.E260]&gt;=16;&quot;H&quot;;IF([.E260]&lt;=4;&quot;L&quot;;&quot;A&quot;));IF([.E260]&lt;=15;&quot;L&quot;;&quot;A&quot;)));IF(OR([.D260]=&quot;SE&quot;;[.D260]=&quot;CE&quot;);IF([.F260]&gt;=4;IF([.E260]&gt;=6;&quot;H&quot;;&quot;A&quot;);IF([.F260]&gt;=2;IF([.E260]&gt;=20;&quot;H&quot;;IF([.E260]&lt;=5;&quot;L&quot;;&quot;A&quot;));IF([.E260]&lt;=19;&quot;L&quot;;&quot;A&quot;)));IF(OR([.D260]=&quot;ALI&quot;;[.D260]=&quot;AIE&quot;);IF([.F260]&gt;=6;IF([.E260]&gt;=20;&quot;H&quot;;&quot;A&quot;);IF([.F260]&gt;=2;IF([.E260]&gt;=51;&quot;H&quot;;IF([.E260]&lt;=19;&quot;L&quot;;&quot;A&quot;));IF([.E260]&lt;=50;&quot;L&quot;;&quot;A&quot;)))))))" table:style-name="ce37"/>
          <table:table-cell office:value-type="string" office:string-value="" table:formula="of:=IF([.H260]=&quot;L&quot;;&quot;Baixa&quot;;IF([.H260]=&quot;A&quot;;&quot;Média&quot;;IF([.H260]=&quot;&quot;;&quot;&quot;;&quot;Alta&quot;)))" table:style-name="ce37"/>
          <table:table-cell office:value-type="string" office:string-value="" table:formula="of:=IF(ISBLANK([.F260]);&quot;&quot;;IF([.D260]=&quot;ALI&quot;;IF([.H260]=&quot;L&quot;;7;IF([.H260]=&quot;A&quot;;10;15));IF([.D260]=&quot;AIE&quot;;IF([.H260]=&quot;L&quot;;5;IF([.H260]=&quot;A&quot;;7;10));IF([.D260]=&quot;SE&quot;;IF([.H260]=&quot;L&quot;;4;IF([.H260]=&quot;A&quot;;5;7));IF(OR([.D260]=&quot;EE&quot;;[.D260]=&quot;CE&quot;);IF([.H260]=&quot;L&quot;;3;IF([.H260]=&quot;A&quot;;4;6)))))))" table:style-name="ce38"/>
          <table:table-cell table:style-name="ce39"/>
          <table:table-cell table:style-name="ce36"/>
          <table:table-cell office:value-type="string" office:string-value="" table:formula="of:=CONCATENATE([.D260];[.N260])" table:style-name="ce36"/>
          <table:table-cell office:value-type="string" office:string-value="" table:formula="of:=IF(ISBLANK([.L260]);&quot;&quot;;IF([.D260]=&quot;EE&quot;;IF([.L260]&gt;=3;IF([.K260]&gt;=5;&quot;H&quot;;&quot;A&quot;);IF([.L260]&gt;=2;IF([.K260]&gt;=16;&quot;H&quot;;IF([.K260]&lt;=4;&quot;L&quot;;&quot;A&quot;));IF([.K260]&lt;=15;&quot;L&quot;;&quot;A&quot;)));IF(OR([.D260]=&quot;SE&quot;;[.D260]=&quot;CE&quot;);IF([.L260]&gt;=4;IF([.K260]&gt;=6;&quot;H&quot;;&quot;A&quot;);IF([.L260]&gt;=2;IF([.K260]&gt;=20;&quot;H&quot;;IF([.K260]&lt;=5;&quot;L&quot;;&quot;A&quot;));IF([.K260]&lt;=19;&quot;L&quot;;&quot;A&quot;)));IF(OR([.D260]=&quot;ALI&quot;;[.D260]=&quot;AIE&quot;);IF([.L260]&gt;=6;IF([.K260]&gt;=20;&quot;H&quot;;&quot;A&quot;);IF([.L260]&gt;=2;IF([.K260]&gt;=51;&quot;H&quot;;IF([.K260]&lt;=19;&quot;L&quot;;&quot;A&quot;));IF([.K260]&lt;=50;&quot;L&quot;;&quot;A&quot;)))))))" table:style-name="ce37"/>
          <table:table-cell office:value-type="string" office:string-value="" table:formula="of:=IF([.N260]=&quot;L&quot;;&quot;Baixa&quot;;IF([.N260]=&quot;A&quot;;&quot;Média&quot;;IF([.N260]=&quot;&quot;;&quot;&quot;;&quot;Alta&quot;)))" table:style-name="ce37"/>
          <table:table-cell office:value-type="string" office:string-value="" table:formula="of:=IF(ISBLANK([.L260]);&quot;&quot;;IF([.D260]=&quot;ALI&quot;;IF([.N260]=&quot;L&quot;;7;IF([.N260]=&quot;A&quot;;10;15));IF([.D260]=&quot;AIE&quot;;IF([.N260]=&quot;L&quot;;5;IF([.N260]=&quot;A&quot;;7;10));IF([.D260]=&quot;SE&quot;;IF([.N260]=&quot;L&quot;;4;IF([.N260]=&quot;A&quot;;5;7));IF(OR([.D260]=&quot;EE&quot;;[.D260]=&quot;CE&quot;);IF([.N260]=&quot;L&quot;;3;IF([.N260]=&quot;A&quot;;4;6)))))))" table:style-name="ce38"/>
          <table:table-cell table:style-name="ce39"/>
          <table:table-cell table:style-name="ce40"/>
          <table:table-cell office:value-type="float" office:value="0" table:formula="of:=IF(AND([.$P260]=&quot;&quot;;[.$J260]&lt;&gt;&quot;&quot;);[.$J260];0)" table:style-name="ce3">
            <text:p>0</text:p>
          </table:table-cell>
          <table:table-cell office:value-type="float" office:value="0" table:formula="of:=IF(OR([.$P260]=&quot;&quot;;[.$J260]=&quot;&quot;);0;[.$J260])" table:style-name="ce3">
            <text:p>0</text:p>
          </table:table-cell>
          <table:table-cell office:value-type="float" office:value="0" table:formula="of:=IF(OR([.$P260]=&quot;&quot;;[.$J260]=&quot;&quot;);0;[.$P260])" table:style-name="ce3">
            <text:p>0</text:p>
          </table:table-cell>
          <table:table-cell office:value-type="float" office:value="0" table:formula="of:=IF(AND([.$J260]=&quot;&quot;;[.$P260]&lt;&gt;&quot;&quot;);[.$P26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1];[.H261])" table:style-name="ce36"/>
          <table:table-cell office:value-type="string" office:string-value="" table:formula="of:=IF(ISBLANK([.F261]);&quot;&quot;;IF([.D261]=&quot;EE&quot;;IF([.F261]&gt;=3;IF([.E261]&gt;=5;&quot;H&quot;;&quot;A&quot;);IF([.F261]&gt;=2;IF([.E261]&gt;=16;&quot;H&quot;;IF([.E261]&lt;=4;&quot;L&quot;;&quot;A&quot;));IF([.E261]&lt;=15;&quot;L&quot;;&quot;A&quot;)));IF(OR([.D261]=&quot;SE&quot;;[.D261]=&quot;CE&quot;);IF([.F261]&gt;=4;IF([.E261]&gt;=6;&quot;H&quot;;&quot;A&quot;);IF([.F261]&gt;=2;IF([.E261]&gt;=20;&quot;H&quot;;IF([.E261]&lt;=5;&quot;L&quot;;&quot;A&quot;));IF([.E261]&lt;=19;&quot;L&quot;;&quot;A&quot;)));IF(OR([.D261]=&quot;ALI&quot;;[.D261]=&quot;AIE&quot;);IF([.F261]&gt;=6;IF([.E261]&gt;=20;&quot;H&quot;;&quot;A&quot;);IF([.F261]&gt;=2;IF([.E261]&gt;=51;&quot;H&quot;;IF([.E261]&lt;=19;&quot;L&quot;;&quot;A&quot;));IF([.E261]&lt;=50;&quot;L&quot;;&quot;A&quot;)))))))" table:style-name="ce37"/>
          <table:table-cell office:value-type="string" office:string-value="" table:formula="of:=IF([.H261]=&quot;L&quot;;&quot;Baixa&quot;;IF([.H261]=&quot;A&quot;;&quot;Média&quot;;IF([.H261]=&quot;&quot;;&quot;&quot;;&quot;Alta&quot;)))" table:style-name="ce37"/>
          <table:table-cell office:value-type="string" office:string-value="" table:formula="of:=IF(ISBLANK([.F261]);&quot;&quot;;IF([.D261]=&quot;ALI&quot;;IF([.H261]=&quot;L&quot;;7;IF([.H261]=&quot;A&quot;;10;15));IF([.D261]=&quot;AIE&quot;;IF([.H261]=&quot;L&quot;;5;IF([.H261]=&quot;A&quot;;7;10));IF([.D261]=&quot;SE&quot;;IF([.H261]=&quot;L&quot;;4;IF([.H261]=&quot;A&quot;;5;7));IF(OR([.D261]=&quot;EE&quot;;[.D261]=&quot;CE&quot;);IF([.H261]=&quot;L&quot;;3;IF([.H261]=&quot;A&quot;;4;6)))))))" table:style-name="ce38"/>
          <table:table-cell table:style-name="ce39"/>
          <table:table-cell table:style-name="ce36"/>
          <table:table-cell office:value-type="string" office:string-value="" table:formula="of:=CONCATENATE([.D261];[.N261])" table:style-name="ce36"/>
          <table:table-cell office:value-type="string" office:string-value="" table:formula="of:=IF(ISBLANK([.L261]);&quot;&quot;;IF([.D261]=&quot;EE&quot;;IF([.L261]&gt;=3;IF([.K261]&gt;=5;&quot;H&quot;;&quot;A&quot;);IF([.L261]&gt;=2;IF([.K261]&gt;=16;&quot;H&quot;;IF([.K261]&lt;=4;&quot;L&quot;;&quot;A&quot;));IF([.K261]&lt;=15;&quot;L&quot;;&quot;A&quot;)));IF(OR([.D261]=&quot;SE&quot;;[.D261]=&quot;CE&quot;);IF([.L261]&gt;=4;IF([.K261]&gt;=6;&quot;H&quot;;&quot;A&quot;);IF([.L261]&gt;=2;IF([.K261]&gt;=20;&quot;H&quot;;IF([.K261]&lt;=5;&quot;L&quot;;&quot;A&quot;));IF([.K261]&lt;=19;&quot;L&quot;;&quot;A&quot;)));IF(OR([.D261]=&quot;ALI&quot;;[.D261]=&quot;AIE&quot;);IF([.L261]&gt;=6;IF([.K261]&gt;=20;&quot;H&quot;;&quot;A&quot;);IF([.L261]&gt;=2;IF([.K261]&gt;=51;&quot;H&quot;;IF([.K261]&lt;=19;&quot;L&quot;;&quot;A&quot;));IF([.K261]&lt;=50;&quot;L&quot;;&quot;A&quot;)))))))" table:style-name="ce37"/>
          <table:table-cell office:value-type="string" office:string-value="" table:formula="of:=IF([.N261]=&quot;L&quot;;&quot;Baixa&quot;;IF([.N261]=&quot;A&quot;;&quot;Média&quot;;IF([.N261]=&quot;&quot;;&quot;&quot;;&quot;Alta&quot;)))" table:style-name="ce37"/>
          <table:table-cell office:value-type="string" office:string-value="" table:formula="of:=IF(ISBLANK([.L261]);&quot;&quot;;IF([.D261]=&quot;ALI&quot;;IF([.N261]=&quot;L&quot;;7;IF([.N261]=&quot;A&quot;;10;15));IF([.D261]=&quot;AIE&quot;;IF([.N261]=&quot;L&quot;;5;IF([.N261]=&quot;A&quot;;7;10));IF([.D261]=&quot;SE&quot;;IF([.N261]=&quot;L&quot;;4;IF([.N261]=&quot;A&quot;;5;7));IF(OR([.D261]=&quot;EE&quot;;[.D261]=&quot;CE&quot;);IF([.N261]=&quot;L&quot;;3;IF([.N261]=&quot;A&quot;;4;6)))))))" table:style-name="ce38"/>
          <table:table-cell table:style-name="ce39"/>
          <table:table-cell table:style-name="ce40"/>
          <table:table-cell office:value-type="float" office:value="0" table:formula="of:=IF(AND([.$P261]=&quot;&quot;;[.$J261]&lt;&gt;&quot;&quot;);[.$J261];0)" table:style-name="ce3">
            <text:p>0</text:p>
          </table:table-cell>
          <table:table-cell office:value-type="float" office:value="0" table:formula="of:=IF(OR([.$P261]=&quot;&quot;;[.$J261]=&quot;&quot;);0;[.$J261])" table:style-name="ce3">
            <text:p>0</text:p>
          </table:table-cell>
          <table:table-cell office:value-type="float" office:value="0" table:formula="of:=IF(OR([.$P261]=&quot;&quot;;[.$J261]=&quot;&quot;);0;[.$P261])" table:style-name="ce3">
            <text:p>0</text:p>
          </table:table-cell>
          <table:table-cell office:value-type="float" office:value="0" table:formula="of:=IF(AND([.$J261]=&quot;&quot;;[.$P261]&lt;&gt;&quot;&quot;);[.$P26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2];[.H262])" table:style-name="ce36"/>
          <table:table-cell office:value-type="string" office:string-value="" table:formula="of:=IF(ISBLANK([.F262]);&quot;&quot;;IF([.D262]=&quot;EE&quot;;IF([.F262]&gt;=3;IF([.E262]&gt;=5;&quot;H&quot;;&quot;A&quot;);IF([.F262]&gt;=2;IF([.E262]&gt;=16;&quot;H&quot;;IF([.E262]&lt;=4;&quot;L&quot;;&quot;A&quot;));IF([.E262]&lt;=15;&quot;L&quot;;&quot;A&quot;)));IF(OR([.D262]=&quot;SE&quot;;[.D262]=&quot;CE&quot;);IF([.F262]&gt;=4;IF([.E262]&gt;=6;&quot;H&quot;;&quot;A&quot;);IF([.F262]&gt;=2;IF([.E262]&gt;=20;&quot;H&quot;;IF([.E262]&lt;=5;&quot;L&quot;;&quot;A&quot;));IF([.E262]&lt;=19;&quot;L&quot;;&quot;A&quot;)));IF(OR([.D262]=&quot;ALI&quot;;[.D262]=&quot;AIE&quot;);IF([.F262]&gt;=6;IF([.E262]&gt;=20;&quot;H&quot;;&quot;A&quot;);IF([.F262]&gt;=2;IF([.E262]&gt;=51;&quot;H&quot;;IF([.E262]&lt;=19;&quot;L&quot;;&quot;A&quot;));IF([.E262]&lt;=50;&quot;L&quot;;&quot;A&quot;)))))))" table:style-name="ce37"/>
          <table:table-cell office:value-type="string" office:string-value="" table:formula="of:=IF([.H262]=&quot;L&quot;;&quot;Baixa&quot;;IF([.H262]=&quot;A&quot;;&quot;Média&quot;;IF([.H262]=&quot;&quot;;&quot;&quot;;&quot;Alta&quot;)))" table:style-name="ce37"/>
          <table:table-cell office:value-type="string" office:string-value="" table:formula="of:=IF(ISBLANK([.F262]);&quot;&quot;;IF([.D262]=&quot;ALI&quot;;IF([.H262]=&quot;L&quot;;7;IF([.H262]=&quot;A&quot;;10;15));IF([.D262]=&quot;AIE&quot;;IF([.H262]=&quot;L&quot;;5;IF([.H262]=&quot;A&quot;;7;10));IF([.D262]=&quot;SE&quot;;IF([.H262]=&quot;L&quot;;4;IF([.H262]=&quot;A&quot;;5;7));IF(OR([.D262]=&quot;EE&quot;;[.D262]=&quot;CE&quot;);IF([.H262]=&quot;L&quot;;3;IF([.H262]=&quot;A&quot;;4;6)))))))" table:style-name="ce38"/>
          <table:table-cell table:style-name="ce39"/>
          <table:table-cell table:style-name="ce36"/>
          <table:table-cell office:value-type="string" office:string-value="" table:formula="of:=CONCATENATE([.D262];[.N262])" table:style-name="ce36"/>
          <table:table-cell office:value-type="string" office:string-value="" table:formula="of:=IF(ISBLANK([.L262]);&quot;&quot;;IF([.D262]=&quot;EE&quot;;IF([.L262]&gt;=3;IF([.K262]&gt;=5;&quot;H&quot;;&quot;A&quot;);IF([.L262]&gt;=2;IF([.K262]&gt;=16;&quot;H&quot;;IF([.K262]&lt;=4;&quot;L&quot;;&quot;A&quot;));IF([.K262]&lt;=15;&quot;L&quot;;&quot;A&quot;)));IF(OR([.D262]=&quot;SE&quot;;[.D262]=&quot;CE&quot;);IF([.L262]&gt;=4;IF([.K262]&gt;=6;&quot;H&quot;;&quot;A&quot;);IF([.L262]&gt;=2;IF([.K262]&gt;=20;&quot;H&quot;;IF([.K262]&lt;=5;&quot;L&quot;;&quot;A&quot;));IF([.K262]&lt;=19;&quot;L&quot;;&quot;A&quot;)));IF(OR([.D262]=&quot;ALI&quot;;[.D262]=&quot;AIE&quot;);IF([.L262]&gt;=6;IF([.K262]&gt;=20;&quot;H&quot;;&quot;A&quot;);IF([.L262]&gt;=2;IF([.K262]&gt;=51;&quot;H&quot;;IF([.K262]&lt;=19;&quot;L&quot;;&quot;A&quot;));IF([.K262]&lt;=50;&quot;L&quot;;&quot;A&quot;)))))))" table:style-name="ce37"/>
          <table:table-cell office:value-type="string" office:string-value="" table:formula="of:=IF([.N262]=&quot;L&quot;;&quot;Baixa&quot;;IF([.N262]=&quot;A&quot;;&quot;Média&quot;;IF([.N262]=&quot;&quot;;&quot;&quot;;&quot;Alta&quot;)))" table:style-name="ce37"/>
          <table:table-cell office:value-type="string" office:string-value="" table:formula="of:=IF(ISBLANK([.L262]);&quot;&quot;;IF([.D262]=&quot;ALI&quot;;IF([.N262]=&quot;L&quot;;7;IF([.N262]=&quot;A&quot;;10;15));IF([.D262]=&quot;AIE&quot;;IF([.N262]=&quot;L&quot;;5;IF([.N262]=&quot;A&quot;;7;10));IF([.D262]=&quot;SE&quot;;IF([.N262]=&quot;L&quot;;4;IF([.N262]=&quot;A&quot;;5;7));IF(OR([.D262]=&quot;EE&quot;;[.D262]=&quot;CE&quot;);IF([.N262]=&quot;L&quot;;3;IF([.N262]=&quot;A&quot;;4;6)))))))" table:style-name="ce38"/>
          <table:table-cell table:style-name="ce39"/>
          <table:table-cell table:style-name="ce40"/>
          <table:table-cell office:value-type="float" office:value="0" table:formula="of:=IF(AND([.$P262]=&quot;&quot;;[.$J262]&lt;&gt;&quot;&quot;);[.$J262];0)" table:style-name="ce3">
            <text:p>0</text:p>
          </table:table-cell>
          <table:table-cell office:value-type="float" office:value="0" table:formula="of:=IF(OR([.$P262]=&quot;&quot;;[.$J262]=&quot;&quot;);0;[.$J262])" table:style-name="ce3">
            <text:p>0</text:p>
          </table:table-cell>
          <table:table-cell office:value-type="float" office:value="0" table:formula="of:=IF(OR([.$P262]=&quot;&quot;;[.$J262]=&quot;&quot;);0;[.$P262])" table:style-name="ce3">
            <text:p>0</text:p>
          </table:table-cell>
          <table:table-cell office:value-type="float" office:value="0" table:formula="of:=IF(AND([.$J262]=&quot;&quot;;[.$P262]&lt;&gt;&quot;&quot;);[.$P26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3];[.H263])" table:style-name="ce36"/>
          <table:table-cell office:value-type="string" office:string-value="" table:formula="of:=IF(ISBLANK([.F263]);&quot;&quot;;IF([.D263]=&quot;EE&quot;;IF([.F263]&gt;=3;IF([.E263]&gt;=5;&quot;H&quot;;&quot;A&quot;);IF([.F263]&gt;=2;IF([.E263]&gt;=16;&quot;H&quot;;IF([.E263]&lt;=4;&quot;L&quot;;&quot;A&quot;));IF([.E263]&lt;=15;&quot;L&quot;;&quot;A&quot;)));IF(OR([.D263]=&quot;SE&quot;;[.D263]=&quot;CE&quot;);IF([.F263]&gt;=4;IF([.E263]&gt;=6;&quot;H&quot;;&quot;A&quot;);IF([.F263]&gt;=2;IF([.E263]&gt;=20;&quot;H&quot;;IF([.E263]&lt;=5;&quot;L&quot;;&quot;A&quot;));IF([.E263]&lt;=19;&quot;L&quot;;&quot;A&quot;)));IF(OR([.D263]=&quot;ALI&quot;;[.D263]=&quot;AIE&quot;);IF([.F263]&gt;=6;IF([.E263]&gt;=20;&quot;H&quot;;&quot;A&quot;);IF([.F263]&gt;=2;IF([.E263]&gt;=51;&quot;H&quot;;IF([.E263]&lt;=19;&quot;L&quot;;&quot;A&quot;));IF([.E263]&lt;=50;&quot;L&quot;;&quot;A&quot;)))))))" table:style-name="ce37"/>
          <table:table-cell office:value-type="string" office:string-value="" table:formula="of:=IF([.H263]=&quot;L&quot;;&quot;Baixa&quot;;IF([.H263]=&quot;A&quot;;&quot;Média&quot;;IF([.H263]=&quot;&quot;;&quot;&quot;;&quot;Alta&quot;)))" table:style-name="ce37"/>
          <table:table-cell office:value-type="string" office:string-value="" table:formula="of:=IF(ISBLANK([.F263]);&quot;&quot;;IF([.D263]=&quot;ALI&quot;;IF([.H263]=&quot;L&quot;;7;IF([.H263]=&quot;A&quot;;10;15));IF([.D263]=&quot;AIE&quot;;IF([.H263]=&quot;L&quot;;5;IF([.H263]=&quot;A&quot;;7;10));IF([.D263]=&quot;SE&quot;;IF([.H263]=&quot;L&quot;;4;IF([.H263]=&quot;A&quot;;5;7));IF(OR([.D263]=&quot;EE&quot;;[.D263]=&quot;CE&quot;);IF([.H263]=&quot;L&quot;;3;IF([.H263]=&quot;A&quot;;4;6)))))))" table:style-name="ce38"/>
          <table:table-cell table:style-name="ce39"/>
          <table:table-cell table:style-name="ce36"/>
          <table:table-cell office:value-type="string" office:string-value="" table:formula="of:=CONCATENATE([.D263];[.N263])" table:style-name="ce36"/>
          <table:table-cell office:value-type="string" office:string-value="" table:formula="of:=IF(ISBLANK([.L263]);&quot;&quot;;IF([.D263]=&quot;EE&quot;;IF([.L263]&gt;=3;IF([.K263]&gt;=5;&quot;H&quot;;&quot;A&quot;);IF([.L263]&gt;=2;IF([.K263]&gt;=16;&quot;H&quot;;IF([.K263]&lt;=4;&quot;L&quot;;&quot;A&quot;));IF([.K263]&lt;=15;&quot;L&quot;;&quot;A&quot;)));IF(OR([.D263]=&quot;SE&quot;;[.D263]=&quot;CE&quot;);IF([.L263]&gt;=4;IF([.K263]&gt;=6;&quot;H&quot;;&quot;A&quot;);IF([.L263]&gt;=2;IF([.K263]&gt;=20;&quot;H&quot;;IF([.K263]&lt;=5;&quot;L&quot;;&quot;A&quot;));IF([.K263]&lt;=19;&quot;L&quot;;&quot;A&quot;)));IF(OR([.D263]=&quot;ALI&quot;;[.D263]=&quot;AIE&quot;);IF([.L263]&gt;=6;IF([.K263]&gt;=20;&quot;H&quot;;&quot;A&quot;);IF([.L263]&gt;=2;IF([.K263]&gt;=51;&quot;H&quot;;IF([.K263]&lt;=19;&quot;L&quot;;&quot;A&quot;));IF([.K263]&lt;=50;&quot;L&quot;;&quot;A&quot;)))))))" table:style-name="ce37"/>
          <table:table-cell office:value-type="string" office:string-value="" table:formula="of:=IF([.N263]=&quot;L&quot;;&quot;Baixa&quot;;IF([.N263]=&quot;A&quot;;&quot;Média&quot;;IF([.N263]=&quot;&quot;;&quot;&quot;;&quot;Alta&quot;)))" table:style-name="ce37"/>
          <table:table-cell office:value-type="string" office:string-value="" table:formula="of:=IF(ISBLANK([.L263]);&quot;&quot;;IF([.D263]=&quot;ALI&quot;;IF([.N263]=&quot;L&quot;;7;IF([.N263]=&quot;A&quot;;10;15));IF([.D263]=&quot;AIE&quot;;IF([.N263]=&quot;L&quot;;5;IF([.N263]=&quot;A&quot;;7;10));IF([.D263]=&quot;SE&quot;;IF([.N263]=&quot;L&quot;;4;IF([.N263]=&quot;A&quot;;5;7));IF(OR([.D263]=&quot;EE&quot;;[.D263]=&quot;CE&quot;);IF([.N263]=&quot;L&quot;;3;IF([.N263]=&quot;A&quot;;4;6)))))))" table:style-name="ce38"/>
          <table:table-cell table:style-name="ce39"/>
          <table:table-cell table:style-name="ce40"/>
          <table:table-cell office:value-type="float" office:value="0" table:formula="of:=IF(AND([.$P263]=&quot;&quot;;[.$J263]&lt;&gt;&quot;&quot;);[.$J263];0)" table:style-name="ce3">
            <text:p>0</text:p>
          </table:table-cell>
          <table:table-cell office:value-type="float" office:value="0" table:formula="of:=IF(OR([.$P263]=&quot;&quot;;[.$J263]=&quot;&quot;);0;[.$J263])" table:style-name="ce3">
            <text:p>0</text:p>
          </table:table-cell>
          <table:table-cell office:value-type="float" office:value="0" table:formula="of:=IF(OR([.$P263]=&quot;&quot;;[.$J263]=&quot;&quot;);0;[.$P263])" table:style-name="ce3">
            <text:p>0</text:p>
          </table:table-cell>
          <table:table-cell office:value-type="float" office:value="0" table:formula="of:=IF(AND([.$J263]=&quot;&quot;;[.$P263]&lt;&gt;&quot;&quot;);[.$P26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4];[.H264])" table:style-name="ce36"/>
          <table:table-cell office:value-type="string" office:string-value="" table:formula="of:=IF(ISBLANK([.F264]);&quot;&quot;;IF([.D264]=&quot;EE&quot;;IF([.F264]&gt;=3;IF([.E264]&gt;=5;&quot;H&quot;;&quot;A&quot;);IF([.F264]&gt;=2;IF([.E264]&gt;=16;&quot;H&quot;;IF([.E264]&lt;=4;&quot;L&quot;;&quot;A&quot;));IF([.E264]&lt;=15;&quot;L&quot;;&quot;A&quot;)));IF(OR([.D264]=&quot;SE&quot;;[.D264]=&quot;CE&quot;);IF([.F264]&gt;=4;IF([.E264]&gt;=6;&quot;H&quot;;&quot;A&quot;);IF([.F264]&gt;=2;IF([.E264]&gt;=20;&quot;H&quot;;IF([.E264]&lt;=5;&quot;L&quot;;&quot;A&quot;));IF([.E264]&lt;=19;&quot;L&quot;;&quot;A&quot;)));IF(OR([.D264]=&quot;ALI&quot;;[.D264]=&quot;AIE&quot;);IF([.F264]&gt;=6;IF([.E264]&gt;=20;&quot;H&quot;;&quot;A&quot;);IF([.F264]&gt;=2;IF([.E264]&gt;=51;&quot;H&quot;;IF([.E264]&lt;=19;&quot;L&quot;;&quot;A&quot;));IF([.E264]&lt;=50;&quot;L&quot;;&quot;A&quot;)))))))" table:style-name="ce37"/>
          <table:table-cell office:value-type="string" office:string-value="" table:formula="of:=IF([.H264]=&quot;L&quot;;&quot;Baixa&quot;;IF([.H264]=&quot;A&quot;;&quot;Média&quot;;IF([.H264]=&quot;&quot;;&quot;&quot;;&quot;Alta&quot;)))" table:style-name="ce37"/>
          <table:table-cell office:value-type="string" office:string-value="" table:formula="of:=IF(ISBLANK([.F264]);&quot;&quot;;IF([.D264]=&quot;ALI&quot;;IF([.H264]=&quot;L&quot;;7;IF([.H264]=&quot;A&quot;;10;15));IF([.D264]=&quot;AIE&quot;;IF([.H264]=&quot;L&quot;;5;IF([.H264]=&quot;A&quot;;7;10));IF([.D264]=&quot;SE&quot;;IF([.H264]=&quot;L&quot;;4;IF([.H264]=&quot;A&quot;;5;7));IF(OR([.D264]=&quot;EE&quot;;[.D264]=&quot;CE&quot;);IF([.H264]=&quot;L&quot;;3;IF([.H264]=&quot;A&quot;;4;6)))))))" table:style-name="ce38"/>
          <table:table-cell table:style-name="ce39"/>
          <table:table-cell table:style-name="ce36"/>
          <table:table-cell office:value-type="string" office:string-value="" table:formula="of:=CONCATENATE([.D264];[.N264])" table:style-name="ce36"/>
          <table:table-cell office:value-type="string" office:string-value="" table:formula="of:=IF(ISBLANK([.L264]);&quot;&quot;;IF([.D264]=&quot;EE&quot;;IF([.L264]&gt;=3;IF([.K264]&gt;=5;&quot;H&quot;;&quot;A&quot;);IF([.L264]&gt;=2;IF([.K264]&gt;=16;&quot;H&quot;;IF([.K264]&lt;=4;&quot;L&quot;;&quot;A&quot;));IF([.K264]&lt;=15;&quot;L&quot;;&quot;A&quot;)));IF(OR([.D264]=&quot;SE&quot;;[.D264]=&quot;CE&quot;);IF([.L264]&gt;=4;IF([.K264]&gt;=6;&quot;H&quot;;&quot;A&quot;);IF([.L264]&gt;=2;IF([.K264]&gt;=20;&quot;H&quot;;IF([.K264]&lt;=5;&quot;L&quot;;&quot;A&quot;));IF([.K264]&lt;=19;&quot;L&quot;;&quot;A&quot;)));IF(OR([.D264]=&quot;ALI&quot;;[.D264]=&quot;AIE&quot;);IF([.L264]&gt;=6;IF([.K264]&gt;=20;&quot;H&quot;;&quot;A&quot;);IF([.L264]&gt;=2;IF([.K264]&gt;=51;&quot;H&quot;;IF([.K264]&lt;=19;&quot;L&quot;;&quot;A&quot;));IF([.K264]&lt;=50;&quot;L&quot;;&quot;A&quot;)))))))" table:style-name="ce37"/>
          <table:table-cell office:value-type="string" office:string-value="" table:formula="of:=IF([.N264]=&quot;L&quot;;&quot;Baixa&quot;;IF([.N264]=&quot;A&quot;;&quot;Média&quot;;IF([.N264]=&quot;&quot;;&quot;&quot;;&quot;Alta&quot;)))" table:style-name="ce37"/>
          <table:table-cell office:value-type="string" office:string-value="" table:formula="of:=IF(ISBLANK([.L264]);&quot;&quot;;IF([.D264]=&quot;ALI&quot;;IF([.N264]=&quot;L&quot;;7;IF([.N264]=&quot;A&quot;;10;15));IF([.D264]=&quot;AIE&quot;;IF([.N264]=&quot;L&quot;;5;IF([.N264]=&quot;A&quot;;7;10));IF([.D264]=&quot;SE&quot;;IF([.N264]=&quot;L&quot;;4;IF([.N264]=&quot;A&quot;;5;7));IF(OR([.D264]=&quot;EE&quot;;[.D264]=&quot;CE&quot;);IF([.N264]=&quot;L&quot;;3;IF([.N264]=&quot;A&quot;;4;6)))))))" table:style-name="ce38"/>
          <table:table-cell table:style-name="ce39"/>
          <table:table-cell table:style-name="ce40"/>
          <table:table-cell office:value-type="float" office:value="0" table:formula="of:=IF(AND([.$P264]=&quot;&quot;;[.$J264]&lt;&gt;&quot;&quot;);[.$J264];0)" table:style-name="ce3">
            <text:p>0</text:p>
          </table:table-cell>
          <table:table-cell office:value-type="float" office:value="0" table:formula="of:=IF(OR([.$P264]=&quot;&quot;;[.$J264]=&quot;&quot;);0;[.$J264])" table:style-name="ce3">
            <text:p>0</text:p>
          </table:table-cell>
          <table:table-cell office:value-type="float" office:value="0" table:formula="of:=IF(OR([.$P264]=&quot;&quot;;[.$J264]=&quot;&quot;);0;[.$P264])" table:style-name="ce3">
            <text:p>0</text:p>
          </table:table-cell>
          <table:table-cell office:value-type="float" office:value="0" table:formula="of:=IF(AND([.$J264]=&quot;&quot;;[.$P264]&lt;&gt;&quot;&quot;);[.$P26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5];[.H265])" table:style-name="ce36"/>
          <table:table-cell office:value-type="string" office:string-value="" table:formula="of:=IF(ISBLANK([.F265]);&quot;&quot;;IF([.D265]=&quot;EE&quot;;IF([.F265]&gt;=3;IF([.E265]&gt;=5;&quot;H&quot;;&quot;A&quot;);IF([.F265]&gt;=2;IF([.E265]&gt;=16;&quot;H&quot;;IF([.E265]&lt;=4;&quot;L&quot;;&quot;A&quot;));IF([.E265]&lt;=15;&quot;L&quot;;&quot;A&quot;)));IF(OR([.D265]=&quot;SE&quot;;[.D265]=&quot;CE&quot;);IF([.F265]&gt;=4;IF([.E265]&gt;=6;&quot;H&quot;;&quot;A&quot;);IF([.F265]&gt;=2;IF([.E265]&gt;=20;&quot;H&quot;;IF([.E265]&lt;=5;&quot;L&quot;;&quot;A&quot;));IF([.E265]&lt;=19;&quot;L&quot;;&quot;A&quot;)));IF(OR([.D265]=&quot;ALI&quot;;[.D265]=&quot;AIE&quot;);IF([.F265]&gt;=6;IF([.E265]&gt;=20;&quot;H&quot;;&quot;A&quot;);IF([.F265]&gt;=2;IF([.E265]&gt;=51;&quot;H&quot;;IF([.E265]&lt;=19;&quot;L&quot;;&quot;A&quot;));IF([.E265]&lt;=50;&quot;L&quot;;&quot;A&quot;)))))))" table:style-name="ce37"/>
          <table:table-cell office:value-type="string" office:string-value="" table:formula="of:=IF([.H265]=&quot;L&quot;;&quot;Baixa&quot;;IF([.H265]=&quot;A&quot;;&quot;Média&quot;;IF([.H265]=&quot;&quot;;&quot;&quot;;&quot;Alta&quot;)))" table:style-name="ce37"/>
          <table:table-cell office:value-type="string" office:string-value="" table:formula="of:=IF(ISBLANK([.F265]);&quot;&quot;;IF([.D265]=&quot;ALI&quot;;IF([.H265]=&quot;L&quot;;7;IF([.H265]=&quot;A&quot;;10;15));IF([.D265]=&quot;AIE&quot;;IF([.H265]=&quot;L&quot;;5;IF([.H265]=&quot;A&quot;;7;10));IF([.D265]=&quot;SE&quot;;IF([.H265]=&quot;L&quot;;4;IF([.H265]=&quot;A&quot;;5;7));IF(OR([.D265]=&quot;EE&quot;;[.D265]=&quot;CE&quot;);IF([.H265]=&quot;L&quot;;3;IF([.H265]=&quot;A&quot;;4;6)))))))" table:style-name="ce38"/>
          <table:table-cell table:style-name="ce39"/>
          <table:table-cell table:style-name="ce36"/>
          <table:table-cell office:value-type="string" office:string-value="" table:formula="of:=CONCATENATE([.D265];[.N265])" table:style-name="ce36"/>
          <table:table-cell office:value-type="string" office:string-value="" table:formula="of:=IF(ISBLANK([.L265]);&quot;&quot;;IF([.D265]=&quot;EE&quot;;IF([.L265]&gt;=3;IF([.K265]&gt;=5;&quot;H&quot;;&quot;A&quot;);IF([.L265]&gt;=2;IF([.K265]&gt;=16;&quot;H&quot;;IF([.K265]&lt;=4;&quot;L&quot;;&quot;A&quot;));IF([.K265]&lt;=15;&quot;L&quot;;&quot;A&quot;)));IF(OR([.D265]=&quot;SE&quot;;[.D265]=&quot;CE&quot;);IF([.L265]&gt;=4;IF([.K265]&gt;=6;&quot;H&quot;;&quot;A&quot;);IF([.L265]&gt;=2;IF([.K265]&gt;=20;&quot;H&quot;;IF([.K265]&lt;=5;&quot;L&quot;;&quot;A&quot;));IF([.K265]&lt;=19;&quot;L&quot;;&quot;A&quot;)));IF(OR([.D265]=&quot;ALI&quot;;[.D265]=&quot;AIE&quot;);IF([.L265]&gt;=6;IF([.K265]&gt;=20;&quot;H&quot;;&quot;A&quot;);IF([.L265]&gt;=2;IF([.K265]&gt;=51;&quot;H&quot;;IF([.K265]&lt;=19;&quot;L&quot;;&quot;A&quot;));IF([.K265]&lt;=50;&quot;L&quot;;&quot;A&quot;)))))))" table:style-name="ce37"/>
          <table:table-cell office:value-type="string" office:string-value="" table:formula="of:=IF([.N265]=&quot;L&quot;;&quot;Baixa&quot;;IF([.N265]=&quot;A&quot;;&quot;Média&quot;;IF([.N265]=&quot;&quot;;&quot;&quot;;&quot;Alta&quot;)))" table:style-name="ce37"/>
          <table:table-cell office:value-type="string" office:string-value="" table:formula="of:=IF(ISBLANK([.L265]);&quot;&quot;;IF([.D265]=&quot;ALI&quot;;IF([.N265]=&quot;L&quot;;7;IF([.N265]=&quot;A&quot;;10;15));IF([.D265]=&quot;AIE&quot;;IF([.N265]=&quot;L&quot;;5;IF([.N265]=&quot;A&quot;;7;10));IF([.D265]=&quot;SE&quot;;IF([.N265]=&quot;L&quot;;4;IF([.N265]=&quot;A&quot;;5;7));IF(OR([.D265]=&quot;EE&quot;;[.D265]=&quot;CE&quot;);IF([.N265]=&quot;L&quot;;3;IF([.N265]=&quot;A&quot;;4;6)))))))" table:style-name="ce38"/>
          <table:table-cell table:style-name="ce39"/>
          <table:table-cell table:style-name="ce40"/>
          <table:table-cell office:value-type="float" office:value="0" table:formula="of:=IF(AND([.$P265]=&quot;&quot;;[.$J265]&lt;&gt;&quot;&quot;);[.$J265];0)" table:style-name="ce3">
            <text:p>0</text:p>
          </table:table-cell>
          <table:table-cell office:value-type="float" office:value="0" table:formula="of:=IF(OR([.$P265]=&quot;&quot;;[.$J265]=&quot;&quot;);0;[.$J265])" table:style-name="ce3">
            <text:p>0</text:p>
          </table:table-cell>
          <table:table-cell office:value-type="float" office:value="0" table:formula="of:=IF(OR([.$P265]=&quot;&quot;;[.$J265]=&quot;&quot;);0;[.$P265])" table:style-name="ce3">
            <text:p>0</text:p>
          </table:table-cell>
          <table:table-cell office:value-type="float" office:value="0" table:formula="of:=IF(AND([.$J265]=&quot;&quot;;[.$P265]&lt;&gt;&quot;&quot;);[.$P26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6];[.H266])" table:style-name="ce36"/>
          <table:table-cell office:value-type="string" office:string-value="" table:formula="of:=IF(ISBLANK([.F266]);&quot;&quot;;IF([.D266]=&quot;EE&quot;;IF([.F266]&gt;=3;IF([.E266]&gt;=5;&quot;H&quot;;&quot;A&quot;);IF([.F266]&gt;=2;IF([.E266]&gt;=16;&quot;H&quot;;IF([.E266]&lt;=4;&quot;L&quot;;&quot;A&quot;));IF([.E266]&lt;=15;&quot;L&quot;;&quot;A&quot;)));IF(OR([.D266]=&quot;SE&quot;;[.D266]=&quot;CE&quot;);IF([.F266]&gt;=4;IF([.E266]&gt;=6;&quot;H&quot;;&quot;A&quot;);IF([.F266]&gt;=2;IF([.E266]&gt;=20;&quot;H&quot;;IF([.E266]&lt;=5;&quot;L&quot;;&quot;A&quot;));IF([.E266]&lt;=19;&quot;L&quot;;&quot;A&quot;)));IF(OR([.D266]=&quot;ALI&quot;;[.D266]=&quot;AIE&quot;);IF([.F266]&gt;=6;IF([.E266]&gt;=20;&quot;H&quot;;&quot;A&quot;);IF([.F266]&gt;=2;IF([.E266]&gt;=51;&quot;H&quot;;IF([.E266]&lt;=19;&quot;L&quot;;&quot;A&quot;));IF([.E266]&lt;=50;&quot;L&quot;;&quot;A&quot;)))))))" table:style-name="ce37"/>
          <table:table-cell office:value-type="string" office:string-value="" table:formula="of:=IF([.H266]=&quot;L&quot;;&quot;Baixa&quot;;IF([.H266]=&quot;A&quot;;&quot;Média&quot;;IF([.H266]=&quot;&quot;;&quot;&quot;;&quot;Alta&quot;)))" table:style-name="ce37"/>
          <table:table-cell office:value-type="string" office:string-value="" table:formula="of:=IF(ISBLANK([.F266]);&quot;&quot;;IF([.D266]=&quot;ALI&quot;;IF([.H266]=&quot;L&quot;;7;IF([.H266]=&quot;A&quot;;10;15));IF([.D266]=&quot;AIE&quot;;IF([.H266]=&quot;L&quot;;5;IF([.H266]=&quot;A&quot;;7;10));IF([.D266]=&quot;SE&quot;;IF([.H266]=&quot;L&quot;;4;IF([.H266]=&quot;A&quot;;5;7));IF(OR([.D266]=&quot;EE&quot;;[.D266]=&quot;CE&quot;);IF([.H266]=&quot;L&quot;;3;IF([.H266]=&quot;A&quot;;4;6)))))))" table:style-name="ce38"/>
          <table:table-cell table:style-name="ce39"/>
          <table:table-cell table:style-name="ce36"/>
          <table:table-cell office:value-type="string" office:string-value="" table:formula="of:=CONCATENATE([.D266];[.N266])" table:style-name="ce36"/>
          <table:table-cell office:value-type="string" office:string-value="" table:formula="of:=IF(ISBLANK([.L266]);&quot;&quot;;IF([.D266]=&quot;EE&quot;;IF([.L266]&gt;=3;IF([.K266]&gt;=5;&quot;H&quot;;&quot;A&quot;);IF([.L266]&gt;=2;IF([.K266]&gt;=16;&quot;H&quot;;IF([.K266]&lt;=4;&quot;L&quot;;&quot;A&quot;));IF([.K266]&lt;=15;&quot;L&quot;;&quot;A&quot;)));IF(OR([.D266]=&quot;SE&quot;;[.D266]=&quot;CE&quot;);IF([.L266]&gt;=4;IF([.K266]&gt;=6;&quot;H&quot;;&quot;A&quot;);IF([.L266]&gt;=2;IF([.K266]&gt;=20;&quot;H&quot;;IF([.K266]&lt;=5;&quot;L&quot;;&quot;A&quot;));IF([.K266]&lt;=19;&quot;L&quot;;&quot;A&quot;)));IF(OR([.D266]=&quot;ALI&quot;;[.D266]=&quot;AIE&quot;);IF([.L266]&gt;=6;IF([.K266]&gt;=20;&quot;H&quot;;&quot;A&quot;);IF([.L266]&gt;=2;IF([.K266]&gt;=51;&quot;H&quot;;IF([.K266]&lt;=19;&quot;L&quot;;&quot;A&quot;));IF([.K266]&lt;=50;&quot;L&quot;;&quot;A&quot;)))))))" table:style-name="ce37"/>
          <table:table-cell office:value-type="string" office:string-value="" table:formula="of:=IF([.N266]=&quot;L&quot;;&quot;Baixa&quot;;IF([.N266]=&quot;A&quot;;&quot;Média&quot;;IF([.N266]=&quot;&quot;;&quot;&quot;;&quot;Alta&quot;)))" table:style-name="ce37"/>
          <table:table-cell office:value-type="string" office:string-value="" table:formula="of:=IF(ISBLANK([.L266]);&quot;&quot;;IF([.D266]=&quot;ALI&quot;;IF([.N266]=&quot;L&quot;;7;IF([.N266]=&quot;A&quot;;10;15));IF([.D266]=&quot;AIE&quot;;IF([.N266]=&quot;L&quot;;5;IF([.N266]=&quot;A&quot;;7;10));IF([.D266]=&quot;SE&quot;;IF([.N266]=&quot;L&quot;;4;IF([.N266]=&quot;A&quot;;5;7));IF(OR([.D266]=&quot;EE&quot;;[.D266]=&quot;CE&quot;);IF([.N266]=&quot;L&quot;;3;IF([.N266]=&quot;A&quot;;4;6)))))))" table:style-name="ce38"/>
          <table:table-cell table:style-name="ce39"/>
          <table:table-cell table:style-name="ce40"/>
          <table:table-cell office:value-type="float" office:value="0" table:formula="of:=IF(AND([.$P266]=&quot;&quot;;[.$J266]&lt;&gt;&quot;&quot;);[.$J266];0)" table:style-name="ce3">
            <text:p>0</text:p>
          </table:table-cell>
          <table:table-cell office:value-type="float" office:value="0" table:formula="of:=IF(OR([.$P266]=&quot;&quot;;[.$J266]=&quot;&quot;);0;[.$J266])" table:style-name="ce3">
            <text:p>0</text:p>
          </table:table-cell>
          <table:table-cell office:value-type="float" office:value="0" table:formula="of:=IF(OR([.$P266]=&quot;&quot;;[.$J266]=&quot;&quot;);0;[.$P266])" table:style-name="ce3">
            <text:p>0</text:p>
          </table:table-cell>
          <table:table-cell office:value-type="float" office:value="0" table:formula="of:=IF(AND([.$J266]=&quot;&quot;;[.$P266]&lt;&gt;&quot;&quot;);[.$P26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7];[.H267])" table:style-name="ce36"/>
          <table:table-cell office:value-type="string" office:string-value="" table:formula="of:=IF(ISBLANK([.F267]);&quot;&quot;;IF([.D267]=&quot;EE&quot;;IF([.F267]&gt;=3;IF([.E267]&gt;=5;&quot;H&quot;;&quot;A&quot;);IF([.F267]&gt;=2;IF([.E267]&gt;=16;&quot;H&quot;;IF([.E267]&lt;=4;&quot;L&quot;;&quot;A&quot;));IF([.E267]&lt;=15;&quot;L&quot;;&quot;A&quot;)));IF(OR([.D267]=&quot;SE&quot;;[.D267]=&quot;CE&quot;);IF([.F267]&gt;=4;IF([.E267]&gt;=6;&quot;H&quot;;&quot;A&quot;);IF([.F267]&gt;=2;IF([.E267]&gt;=20;&quot;H&quot;;IF([.E267]&lt;=5;&quot;L&quot;;&quot;A&quot;));IF([.E267]&lt;=19;&quot;L&quot;;&quot;A&quot;)));IF(OR([.D267]=&quot;ALI&quot;;[.D267]=&quot;AIE&quot;);IF([.F267]&gt;=6;IF([.E267]&gt;=20;&quot;H&quot;;&quot;A&quot;);IF([.F267]&gt;=2;IF([.E267]&gt;=51;&quot;H&quot;;IF([.E267]&lt;=19;&quot;L&quot;;&quot;A&quot;));IF([.E267]&lt;=50;&quot;L&quot;;&quot;A&quot;)))))))" table:style-name="ce37"/>
          <table:table-cell office:value-type="string" office:string-value="" table:formula="of:=IF([.H267]=&quot;L&quot;;&quot;Baixa&quot;;IF([.H267]=&quot;A&quot;;&quot;Média&quot;;IF([.H267]=&quot;&quot;;&quot;&quot;;&quot;Alta&quot;)))" table:style-name="ce37"/>
          <table:table-cell office:value-type="string" office:string-value="" table:formula="of:=IF(ISBLANK([.F267]);&quot;&quot;;IF([.D267]=&quot;ALI&quot;;IF([.H267]=&quot;L&quot;;7;IF([.H267]=&quot;A&quot;;10;15));IF([.D267]=&quot;AIE&quot;;IF([.H267]=&quot;L&quot;;5;IF([.H267]=&quot;A&quot;;7;10));IF([.D267]=&quot;SE&quot;;IF([.H267]=&quot;L&quot;;4;IF([.H267]=&quot;A&quot;;5;7));IF(OR([.D267]=&quot;EE&quot;;[.D267]=&quot;CE&quot;);IF([.H267]=&quot;L&quot;;3;IF([.H267]=&quot;A&quot;;4;6)))))))" table:style-name="ce38"/>
          <table:table-cell table:style-name="ce39"/>
          <table:table-cell table:style-name="ce36"/>
          <table:table-cell office:value-type="string" office:string-value="" table:formula="of:=CONCATENATE([.D267];[.N267])" table:style-name="ce36"/>
          <table:table-cell office:value-type="string" office:string-value="" table:formula="of:=IF(ISBLANK([.L267]);&quot;&quot;;IF([.D267]=&quot;EE&quot;;IF([.L267]&gt;=3;IF([.K267]&gt;=5;&quot;H&quot;;&quot;A&quot;);IF([.L267]&gt;=2;IF([.K267]&gt;=16;&quot;H&quot;;IF([.K267]&lt;=4;&quot;L&quot;;&quot;A&quot;));IF([.K267]&lt;=15;&quot;L&quot;;&quot;A&quot;)));IF(OR([.D267]=&quot;SE&quot;;[.D267]=&quot;CE&quot;);IF([.L267]&gt;=4;IF([.K267]&gt;=6;&quot;H&quot;;&quot;A&quot;);IF([.L267]&gt;=2;IF([.K267]&gt;=20;&quot;H&quot;;IF([.K267]&lt;=5;&quot;L&quot;;&quot;A&quot;));IF([.K267]&lt;=19;&quot;L&quot;;&quot;A&quot;)));IF(OR([.D267]=&quot;ALI&quot;;[.D267]=&quot;AIE&quot;);IF([.L267]&gt;=6;IF([.K267]&gt;=20;&quot;H&quot;;&quot;A&quot;);IF([.L267]&gt;=2;IF([.K267]&gt;=51;&quot;H&quot;;IF([.K267]&lt;=19;&quot;L&quot;;&quot;A&quot;));IF([.K267]&lt;=50;&quot;L&quot;;&quot;A&quot;)))))))" table:style-name="ce37"/>
          <table:table-cell office:value-type="string" office:string-value="" table:formula="of:=IF([.N267]=&quot;L&quot;;&quot;Baixa&quot;;IF([.N267]=&quot;A&quot;;&quot;Média&quot;;IF([.N267]=&quot;&quot;;&quot;&quot;;&quot;Alta&quot;)))" table:style-name="ce37"/>
          <table:table-cell office:value-type="string" office:string-value="" table:formula="of:=IF(ISBLANK([.L267]);&quot;&quot;;IF([.D267]=&quot;ALI&quot;;IF([.N267]=&quot;L&quot;;7;IF([.N267]=&quot;A&quot;;10;15));IF([.D267]=&quot;AIE&quot;;IF([.N267]=&quot;L&quot;;5;IF([.N267]=&quot;A&quot;;7;10));IF([.D267]=&quot;SE&quot;;IF([.N267]=&quot;L&quot;;4;IF([.N267]=&quot;A&quot;;5;7));IF(OR([.D267]=&quot;EE&quot;;[.D267]=&quot;CE&quot;);IF([.N267]=&quot;L&quot;;3;IF([.N267]=&quot;A&quot;;4;6)))))))" table:style-name="ce38"/>
          <table:table-cell table:style-name="ce39"/>
          <table:table-cell table:style-name="ce40"/>
          <table:table-cell office:value-type="float" office:value="0" table:formula="of:=IF(AND([.$P267]=&quot;&quot;;[.$J267]&lt;&gt;&quot;&quot;);[.$J267];0)" table:style-name="ce3">
            <text:p>0</text:p>
          </table:table-cell>
          <table:table-cell office:value-type="float" office:value="0" table:formula="of:=IF(OR([.$P267]=&quot;&quot;;[.$J267]=&quot;&quot;);0;[.$J267])" table:style-name="ce3">
            <text:p>0</text:p>
          </table:table-cell>
          <table:table-cell office:value-type="float" office:value="0" table:formula="of:=IF(OR([.$P267]=&quot;&quot;;[.$J267]=&quot;&quot;);0;[.$P267])" table:style-name="ce3">
            <text:p>0</text:p>
          </table:table-cell>
          <table:table-cell office:value-type="float" office:value="0" table:formula="of:=IF(AND([.$J267]=&quot;&quot;;[.$P267]&lt;&gt;&quot;&quot;);[.$P26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8];[.H268])" table:style-name="ce36"/>
          <table:table-cell office:value-type="string" office:string-value="" table:formula="of:=IF(ISBLANK([.F268]);&quot;&quot;;IF([.D268]=&quot;EE&quot;;IF([.F268]&gt;=3;IF([.E268]&gt;=5;&quot;H&quot;;&quot;A&quot;);IF([.F268]&gt;=2;IF([.E268]&gt;=16;&quot;H&quot;;IF([.E268]&lt;=4;&quot;L&quot;;&quot;A&quot;));IF([.E268]&lt;=15;&quot;L&quot;;&quot;A&quot;)));IF(OR([.D268]=&quot;SE&quot;;[.D268]=&quot;CE&quot;);IF([.F268]&gt;=4;IF([.E268]&gt;=6;&quot;H&quot;;&quot;A&quot;);IF([.F268]&gt;=2;IF([.E268]&gt;=20;&quot;H&quot;;IF([.E268]&lt;=5;&quot;L&quot;;&quot;A&quot;));IF([.E268]&lt;=19;&quot;L&quot;;&quot;A&quot;)));IF(OR([.D268]=&quot;ALI&quot;;[.D268]=&quot;AIE&quot;);IF([.F268]&gt;=6;IF([.E268]&gt;=20;&quot;H&quot;;&quot;A&quot;);IF([.F268]&gt;=2;IF([.E268]&gt;=51;&quot;H&quot;;IF([.E268]&lt;=19;&quot;L&quot;;&quot;A&quot;));IF([.E268]&lt;=50;&quot;L&quot;;&quot;A&quot;)))))))" table:style-name="ce37"/>
          <table:table-cell office:value-type="string" office:string-value="" table:formula="of:=IF([.H268]=&quot;L&quot;;&quot;Baixa&quot;;IF([.H268]=&quot;A&quot;;&quot;Média&quot;;IF([.H268]=&quot;&quot;;&quot;&quot;;&quot;Alta&quot;)))" table:style-name="ce37"/>
          <table:table-cell office:value-type="string" office:string-value="" table:formula="of:=IF(ISBLANK([.F268]);&quot;&quot;;IF([.D268]=&quot;ALI&quot;;IF([.H268]=&quot;L&quot;;7;IF([.H268]=&quot;A&quot;;10;15));IF([.D268]=&quot;AIE&quot;;IF([.H268]=&quot;L&quot;;5;IF([.H268]=&quot;A&quot;;7;10));IF([.D268]=&quot;SE&quot;;IF([.H268]=&quot;L&quot;;4;IF([.H268]=&quot;A&quot;;5;7));IF(OR([.D268]=&quot;EE&quot;;[.D268]=&quot;CE&quot;);IF([.H268]=&quot;L&quot;;3;IF([.H268]=&quot;A&quot;;4;6)))))))" table:style-name="ce38"/>
          <table:table-cell table:style-name="ce39"/>
          <table:table-cell table:style-name="ce36"/>
          <table:table-cell office:value-type="string" office:string-value="" table:formula="of:=CONCATENATE([.D268];[.N268])" table:style-name="ce36"/>
          <table:table-cell office:value-type="string" office:string-value="" table:formula="of:=IF(ISBLANK([.L268]);&quot;&quot;;IF([.D268]=&quot;EE&quot;;IF([.L268]&gt;=3;IF([.K268]&gt;=5;&quot;H&quot;;&quot;A&quot;);IF([.L268]&gt;=2;IF([.K268]&gt;=16;&quot;H&quot;;IF([.K268]&lt;=4;&quot;L&quot;;&quot;A&quot;));IF([.K268]&lt;=15;&quot;L&quot;;&quot;A&quot;)));IF(OR([.D268]=&quot;SE&quot;;[.D268]=&quot;CE&quot;);IF([.L268]&gt;=4;IF([.K268]&gt;=6;&quot;H&quot;;&quot;A&quot;);IF([.L268]&gt;=2;IF([.K268]&gt;=20;&quot;H&quot;;IF([.K268]&lt;=5;&quot;L&quot;;&quot;A&quot;));IF([.K268]&lt;=19;&quot;L&quot;;&quot;A&quot;)));IF(OR([.D268]=&quot;ALI&quot;;[.D268]=&quot;AIE&quot;);IF([.L268]&gt;=6;IF([.K268]&gt;=20;&quot;H&quot;;&quot;A&quot;);IF([.L268]&gt;=2;IF([.K268]&gt;=51;&quot;H&quot;;IF([.K268]&lt;=19;&quot;L&quot;;&quot;A&quot;));IF([.K268]&lt;=50;&quot;L&quot;;&quot;A&quot;)))))))" table:style-name="ce37"/>
          <table:table-cell office:value-type="string" office:string-value="" table:formula="of:=IF([.N268]=&quot;L&quot;;&quot;Baixa&quot;;IF([.N268]=&quot;A&quot;;&quot;Média&quot;;IF([.N268]=&quot;&quot;;&quot;&quot;;&quot;Alta&quot;)))" table:style-name="ce37"/>
          <table:table-cell office:value-type="string" office:string-value="" table:formula="of:=IF(ISBLANK([.L268]);&quot;&quot;;IF([.D268]=&quot;ALI&quot;;IF([.N268]=&quot;L&quot;;7;IF([.N268]=&quot;A&quot;;10;15));IF([.D268]=&quot;AIE&quot;;IF([.N268]=&quot;L&quot;;5;IF([.N268]=&quot;A&quot;;7;10));IF([.D268]=&quot;SE&quot;;IF([.N268]=&quot;L&quot;;4;IF([.N268]=&quot;A&quot;;5;7));IF(OR([.D268]=&quot;EE&quot;;[.D268]=&quot;CE&quot;);IF([.N268]=&quot;L&quot;;3;IF([.N268]=&quot;A&quot;;4;6)))))))" table:style-name="ce38"/>
          <table:table-cell table:style-name="ce39"/>
          <table:table-cell table:style-name="ce40"/>
          <table:table-cell office:value-type="float" office:value="0" table:formula="of:=IF(AND([.$P268]=&quot;&quot;;[.$J268]&lt;&gt;&quot;&quot;);[.$J268];0)" table:style-name="ce3">
            <text:p>0</text:p>
          </table:table-cell>
          <table:table-cell office:value-type="float" office:value="0" table:formula="of:=IF(OR([.$P268]=&quot;&quot;;[.$J268]=&quot;&quot;);0;[.$J268])" table:style-name="ce3">
            <text:p>0</text:p>
          </table:table-cell>
          <table:table-cell office:value-type="float" office:value="0" table:formula="of:=IF(OR([.$P268]=&quot;&quot;;[.$J268]=&quot;&quot;);0;[.$P268])" table:style-name="ce3">
            <text:p>0</text:p>
          </table:table-cell>
          <table:table-cell office:value-type="float" office:value="0" table:formula="of:=IF(AND([.$J268]=&quot;&quot;;[.$P268]&lt;&gt;&quot;&quot;);[.$P26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69];[.H269])" table:style-name="ce36"/>
          <table:table-cell office:value-type="string" office:string-value="" table:formula="of:=IF(ISBLANK([.F269]);&quot;&quot;;IF([.D269]=&quot;EE&quot;;IF([.F269]&gt;=3;IF([.E269]&gt;=5;&quot;H&quot;;&quot;A&quot;);IF([.F269]&gt;=2;IF([.E269]&gt;=16;&quot;H&quot;;IF([.E269]&lt;=4;&quot;L&quot;;&quot;A&quot;));IF([.E269]&lt;=15;&quot;L&quot;;&quot;A&quot;)));IF(OR([.D269]=&quot;SE&quot;;[.D269]=&quot;CE&quot;);IF([.F269]&gt;=4;IF([.E269]&gt;=6;&quot;H&quot;;&quot;A&quot;);IF([.F269]&gt;=2;IF([.E269]&gt;=20;&quot;H&quot;;IF([.E269]&lt;=5;&quot;L&quot;;&quot;A&quot;));IF([.E269]&lt;=19;&quot;L&quot;;&quot;A&quot;)));IF(OR([.D269]=&quot;ALI&quot;;[.D269]=&quot;AIE&quot;);IF([.F269]&gt;=6;IF([.E269]&gt;=20;&quot;H&quot;;&quot;A&quot;);IF([.F269]&gt;=2;IF([.E269]&gt;=51;&quot;H&quot;;IF([.E269]&lt;=19;&quot;L&quot;;&quot;A&quot;));IF([.E269]&lt;=50;&quot;L&quot;;&quot;A&quot;)))))))" table:style-name="ce37"/>
          <table:table-cell office:value-type="string" office:string-value="" table:formula="of:=IF([.H269]=&quot;L&quot;;&quot;Baixa&quot;;IF([.H269]=&quot;A&quot;;&quot;Média&quot;;IF([.H269]=&quot;&quot;;&quot;&quot;;&quot;Alta&quot;)))" table:style-name="ce37"/>
          <table:table-cell office:value-type="string" office:string-value="" table:formula="of:=IF(ISBLANK([.F269]);&quot;&quot;;IF([.D269]=&quot;ALI&quot;;IF([.H269]=&quot;L&quot;;7;IF([.H269]=&quot;A&quot;;10;15));IF([.D269]=&quot;AIE&quot;;IF([.H269]=&quot;L&quot;;5;IF([.H269]=&quot;A&quot;;7;10));IF([.D269]=&quot;SE&quot;;IF([.H269]=&quot;L&quot;;4;IF([.H269]=&quot;A&quot;;5;7));IF(OR([.D269]=&quot;EE&quot;;[.D269]=&quot;CE&quot;);IF([.H269]=&quot;L&quot;;3;IF([.H269]=&quot;A&quot;;4;6)))))))" table:style-name="ce38"/>
          <table:table-cell table:style-name="ce39"/>
          <table:table-cell table:style-name="ce36"/>
          <table:table-cell office:value-type="string" office:string-value="" table:formula="of:=CONCATENATE([.D269];[.N269])" table:style-name="ce36"/>
          <table:table-cell office:value-type="string" office:string-value="" table:formula="of:=IF(ISBLANK([.L269]);&quot;&quot;;IF([.D269]=&quot;EE&quot;;IF([.L269]&gt;=3;IF([.K269]&gt;=5;&quot;H&quot;;&quot;A&quot;);IF([.L269]&gt;=2;IF([.K269]&gt;=16;&quot;H&quot;;IF([.K269]&lt;=4;&quot;L&quot;;&quot;A&quot;));IF([.K269]&lt;=15;&quot;L&quot;;&quot;A&quot;)));IF(OR([.D269]=&quot;SE&quot;;[.D269]=&quot;CE&quot;);IF([.L269]&gt;=4;IF([.K269]&gt;=6;&quot;H&quot;;&quot;A&quot;);IF([.L269]&gt;=2;IF([.K269]&gt;=20;&quot;H&quot;;IF([.K269]&lt;=5;&quot;L&quot;;&quot;A&quot;));IF([.K269]&lt;=19;&quot;L&quot;;&quot;A&quot;)));IF(OR([.D269]=&quot;ALI&quot;;[.D269]=&quot;AIE&quot;);IF([.L269]&gt;=6;IF([.K269]&gt;=20;&quot;H&quot;;&quot;A&quot;);IF([.L269]&gt;=2;IF([.K269]&gt;=51;&quot;H&quot;;IF([.K269]&lt;=19;&quot;L&quot;;&quot;A&quot;));IF([.K269]&lt;=50;&quot;L&quot;;&quot;A&quot;)))))))" table:style-name="ce37"/>
          <table:table-cell office:value-type="string" office:string-value="" table:formula="of:=IF([.N269]=&quot;L&quot;;&quot;Baixa&quot;;IF([.N269]=&quot;A&quot;;&quot;Média&quot;;IF([.N269]=&quot;&quot;;&quot;&quot;;&quot;Alta&quot;)))" table:style-name="ce37"/>
          <table:table-cell office:value-type="string" office:string-value="" table:formula="of:=IF(ISBLANK([.L269]);&quot;&quot;;IF([.D269]=&quot;ALI&quot;;IF([.N269]=&quot;L&quot;;7;IF([.N269]=&quot;A&quot;;10;15));IF([.D269]=&quot;AIE&quot;;IF([.N269]=&quot;L&quot;;5;IF([.N269]=&quot;A&quot;;7;10));IF([.D269]=&quot;SE&quot;;IF([.N269]=&quot;L&quot;;4;IF([.N269]=&quot;A&quot;;5;7));IF(OR([.D269]=&quot;EE&quot;;[.D269]=&quot;CE&quot;);IF([.N269]=&quot;L&quot;;3;IF([.N269]=&quot;A&quot;;4;6)))))))" table:style-name="ce38"/>
          <table:table-cell table:style-name="ce39"/>
          <table:table-cell table:style-name="ce40"/>
          <table:table-cell office:value-type="float" office:value="0" table:formula="of:=IF(AND([.$P269]=&quot;&quot;;[.$J269]&lt;&gt;&quot;&quot;);[.$J269];0)" table:style-name="ce3">
            <text:p>0</text:p>
          </table:table-cell>
          <table:table-cell office:value-type="float" office:value="0" table:formula="of:=IF(OR([.$P269]=&quot;&quot;;[.$J269]=&quot;&quot;);0;[.$J269])" table:style-name="ce3">
            <text:p>0</text:p>
          </table:table-cell>
          <table:table-cell office:value-type="float" office:value="0" table:formula="of:=IF(OR([.$P269]=&quot;&quot;;[.$J269]=&quot;&quot;);0;[.$P269])" table:style-name="ce3">
            <text:p>0</text:p>
          </table:table-cell>
          <table:table-cell office:value-type="float" office:value="0" table:formula="of:=IF(AND([.$J269]=&quot;&quot;;[.$P269]&lt;&gt;&quot;&quot;);[.$P26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0];[.H270])" table:style-name="ce36"/>
          <table:table-cell office:value-type="string" office:string-value="" table:formula="of:=IF(ISBLANK([.F270]);&quot;&quot;;IF([.D270]=&quot;EE&quot;;IF([.F270]&gt;=3;IF([.E270]&gt;=5;&quot;H&quot;;&quot;A&quot;);IF([.F270]&gt;=2;IF([.E270]&gt;=16;&quot;H&quot;;IF([.E270]&lt;=4;&quot;L&quot;;&quot;A&quot;));IF([.E270]&lt;=15;&quot;L&quot;;&quot;A&quot;)));IF(OR([.D270]=&quot;SE&quot;;[.D270]=&quot;CE&quot;);IF([.F270]&gt;=4;IF([.E270]&gt;=6;&quot;H&quot;;&quot;A&quot;);IF([.F270]&gt;=2;IF([.E270]&gt;=20;&quot;H&quot;;IF([.E270]&lt;=5;&quot;L&quot;;&quot;A&quot;));IF([.E270]&lt;=19;&quot;L&quot;;&quot;A&quot;)));IF(OR([.D270]=&quot;ALI&quot;;[.D270]=&quot;AIE&quot;);IF([.F270]&gt;=6;IF([.E270]&gt;=20;&quot;H&quot;;&quot;A&quot;);IF([.F270]&gt;=2;IF([.E270]&gt;=51;&quot;H&quot;;IF([.E270]&lt;=19;&quot;L&quot;;&quot;A&quot;));IF([.E270]&lt;=50;&quot;L&quot;;&quot;A&quot;)))))))" table:style-name="ce37"/>
          <table:table-cell office:value-type="string" office:string-value="" table:formula="of:=IF([.H270]=&quot;L&quot;;&quot;Baixa&quot;;IF([.H270]=&quot;A&quot;;&quot;Média&quot;;IF([.H270]=&quot;&quot;;&quot;&quot;;&quot;Alta&quot;)))" table:style-name="ce37"/>
          <table:table-cell office:value-type="string" office:string-value="" table:formula="of:=IF(ISBLANK([.F270]);&quot;&quot;;IF([.D270]=&quot;ALI&quot;;IF([.H270]=&quot;L&quot;;7;IF([.H270]=&quot;A&quot;;10;15));IF([.D270]=&quot;AIE&quot;;IF([.H270]=&quot;L&quot;;5;IF([.H270]=&quot;A&quot;;7;10));IF([.D270]=&quot;SE&quot;;IF([.H270]=&quot;L&quot;;4;IF([.H270]=&quot;A&quot;;5;7));IF(OR([.D270]=&quot;EE&quot;;[.D270]=&quot;CE&quot;);IF([.H270]=&quot;L&quot;;3;IF([.H270]=&quot;A&quot;;4;6)))))))" table:style-name="ce38"/>
          <table:table-cell table:style-name="ce39"/>
          <table:table-cell table:style-name="ce36"/>
          <table:table-cell office:value-type="string" office:string-value="" table:formula="of:=CONCATENATE([.D270];[.N270])" table:style-name="ce36"/>
          <table:table-cell office:value-type="string" office:string-value="" table:formula="of:=IF(ISBLANK([.L270]);&quot;&quot;;IF([.D270]=&quot;EE&quot;;IF([.L270]&gt;=3;IF([.K270]&gt;=5;&quot;H&quot;;&quot;A&quot;);IF([.L270]&gt;=2;IF([.K270]&gt;=16;&quot;H&quot;;IF([.K270]&lt;=4;&quot;L&quot;;&quot;A&quot;));IF([.K270]&lt;=15;&quot;L&quot;;&quot;A&quot;)));IF(OR([.D270]=&quot;SE&quot;;[.D270]=&quot;CE&quot;);IF([.L270]&gt;=4;IF([.K270]&gt;=6;&quot;H&quot;;&quot;A&quot;);IF([.L270]&gt;=2;IF([.K270]&gt;=20;&quot;H&quot;;IF([.K270]&lt;=5;&quot;L&quot;;&quot;A&quot;));IF([.K270]&lt;=19;&quot;L&quot;;&quot;A&quot;)));IF(OR([.D270]=&quot;ALI&quot;;[.D270]=&quot;AIE&quot;);IF([.L270]&gt;=6;IF([.K270]&gt;=20;&quot;H&quot;;&quot;A&quot;);IF([.L270]&gt;=2;IF([.K270]&gt;=51;&quot;H&quot;;IF([.K270]&lt;=19;&quot;L&quot;;&quot;A&quot;));IF([.K270]&lt;=50;&quot;L&quot;;&quot;A&quot;)))))))" table:style-name="ce37"/>
          <table:table-cell office:value-type="string" office:string-value="" table:formula="of:=IF([.N270]=&quot;L&quot;;&quot;Baixa&quot;;IF([.N270]=&quot;A&quot;;&quot;Média&quot;;IF([.N270]=&quot;&quot;;&quot;&quot;;&quot;Alta&quot;)))" table:style-name="ce37"/>
          <table:table-cell office:value-type="string" office:string-value="" table:formula="of:=IF(ISBLANK([.L270]);&quot;&quot;;IF([.D270]=&quot;ALI&quot;;IF([.N270]=&quot;L&quot;;7;IF([.N270]=&quot;A&quot;;10;15));IF([.D270]=&quot;AIE&quot;;IF([.N270]=&quot;L&quot;;5;IF([.N270]=&quot;A&quot;;7;10));IF([.D270]=&quot;SE&quot;;IF([.N270]=&quot;L&quot;;4;IF([.N270]=&quot;A&quot;;5;7));IF(OR([.D270]=&quot;EE&quot;;[.D270]=&quot;CE&quot;);IF([.N270]=&quot;L&quot;;3;IF([.N270]=&quot;A&quot;;4;6)))))))" table:style-name="ce38"/>
          <table:table-cell table:style-name="ce39"/>
          <table:table-cell table:style-name="ce40"/>
          <table:table-cell office:value-type="float" office:value="0" table:formula="of:=IF(AND([.$P270]=&quot;&quot;;[.$J270]&lt;&gt;&quot;&quot;);[.$J270];0)" table:style-name="ce3">
            <text:p>0</text:p>
          </table:table-cell>
          <table:table-cell office:value-type="float" office:value="0" table:formula="of:=IF(OR([.$P270]=&quot;&quot;;[.$J270]=&quot;&quot;);0;[.$J270])" table:style-name="ce3">
            <text:p>0</text:p>
          </table:table-cell>
          <table:table-cell office:value-type="float" office:value="0" table:formula="of:=IF(OR([.$P270]=&quot;&quot;;[.$J270]=&quot;&quot;);0;[.$P270])" table:style-name="ce3">
            <text:p>0</text:p>
          </table:table-cell>
          <table:table-cell office:value-type="float" office:value="0" table:formula="of:=IF(AND([.$J270]=&quot;&quot;;[.$P270]&lt;&gt;&quot;&quot;);[.$P27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1];[.H271])" table:style-name="ce36"/>
          <table:table-cell office:value-type="string" office:string-value="" table:formula="of:=IF(ISBLANK([.F271]);&quot;&quot;;IF([.D271]=&quot;EE&quot;;IF([.F271]&gt;=3;IF([.E271]&gt;=5;&quot;H&quot;;&quot;A&quot;);IF([.F271]&gt;=2;IF([.E271]&gt;=16;&quot;H&quot;;IF([.E271]&lt;=4;&quot;L&quot;;&quot;A&quot;));IF([.E271]&lt;=15;&quot;L&quot;;&quot;A&quot;)));IF(OR([.D271]=&quot;SE&quot;;[.D271]=&quot;CE&quot;);IF([.F271]&gt;=4;IF([.E271]&gt;=6;&quot;H&quot;;&quot;A&quot;);IF([.F271]&gt;=2;IF([.E271]&gt;=20;&quot;H&quot;;IF([.E271]&lt;=5;&quot;L&quot;;&quot;A&quot;));IF([.E271]&lt;=19;&quot;L&quot;;&quot;A&quot;)));IF(OR([.D271]=&quot;ALI&quot;;[.D271]=&quot;AIE&quot;);IF([.F271]&gt;=6;IF([.E271]&gt;=20;&quot;H&quot;;&quot;A&quot;);IF([.F271]&gt;=2;IF([.E271]&gt;=51;&quot;H&quot;;IF([.E271]&lt;=19;&quot;L&quot;;&quot;A&quot;));IF([.E271]&lt;=50;&quot;L&quot;;&quot;A&quot;)))))))" table:style-name="ce37"/>
          <table:table-cell office:value-type="string" office:string-value="" table:formula="of:=IF([.H271]=&quot;L&quot;;&quot;Baixa&quot;;IF([.H271]=&quot;A&quot;;&quot;Média&quot;;IF([.H271]=&quot;&quot;;&quot;&quot;;&quot;Alta&quot;)))" table:style-name="ce37"/>
          <table:table-cell office:value-type="string" office:string-value="" table:formula="of:=IF(ISBLANK([.F271]);&quot;&quot;;IF([.D271]=&quot;ALI&quot;;IF([.H271]=&quot;L&quot;;7;IF([.H271]=&quot;A&quot;;10;15));IF([.D271]=&quot;AIE&quot;;IF([.H271]=&quot;L&quot;;5;IF([.H271]=&quot;A&quot;;7;10));IF([.D271]=&quot;SE&quot;;IF([.H271]=&quot;L&quot;;4;IF([.H271]=&quot;A&quot;;5;7));IF(OR([.D271]=&quot;EE&quot;;[.D271]=&quot;CE&quot;);IF([.H271]=&quot;L&quot;;3;IF([.H271]=&quot;A&quot;;4;6)))))))" table:style-name="ce38"/>
          <table:table-cell table:style-name="ce39"/>
          <table:table-cell table:style-name="ce36"/>
          <table:table-cell office:value-type="string" office:string-value="" table:formula="of:=CONCATENATE([.D271];[.N271])" table:style-name="ce36"/>
          <table:table-cell office:value-type="string" office:string-value="" table:formula="of:=IF(ISBLANK([.L271]);&quot;&quot;;IF([.D271]=&quot;EE&quot;;IF([.L271]&gt;=3;IF([.K271]&gt;=5;&quot;H&quot;;&quot;A&quot;);IF([.L271]&gt;=2;IF([.K271]&gt;=16;&quot;H&quot;;IF([.K271]&lt;=4;&quot;L&quot;;&quot;A&quot;));IF([.K271]&lt;=15;&quot;L&quot;;&quot;A&quot;)));IF(OR([.D271]=&quot;SE&quot;;[.D271]=&quot;CE&quot;);IF([.L271]&gt;=4;IF([.K271]&gt;=6;&quot;H&quot;;&quot;A&quot;);IF([.L271]&gt;=2;IF([.K271]&gt;=20;&quot;H&quot;;IF([.K271]&lt;=5;&quot;L&quot;;&quot;A&quot;));IF([.K271]&lt;=19;&quot;L&quot;;&quot;A&quot;)));IF(OR([.D271]=&quot;ALI&quot;;[.D271]=&quot;AIE&quot;);IF([.L271]&gt;=6;IF([.K271]&gt;=20;&quot;H&quot;;&quot;A&quot;);IF([.L271]&gt;=2;IF([.K271]&gt;=51;&quot;H&quot;;IF([.K271]&lt;=19;&quot;L&quot;;&quot;A&quot;));IF([.K271]&lt;=50;&quot;L&quot;;&quot;A&quot;)))))))" table:style-name="ce37"/>
          <table:table-cell office:value-type="string" office:string-value="" table:formula="of:=IF([.N271]=&quot;L&quot;;&quot;Baixa&quot;;IF([.N271]=&quot;A&quot;;&quot;Média&quot;;IF([.N271]=&quot;&quot;;&quot;&quot;;&quot;Alta&quot;)))" table:style-name="ce37"/>
          <table:table-cell office:value-type="string" office:string-value="" table:formula="of:=IF(ISBLANK([.L271]);&quot;&quot;;IF([.D271]=&quot;ALI&quot;;IF([.N271]=&quot;L&quot;;7;IF([.N271]=&quot;A&quot;;10;15));IF([.D271]=&quot;AIE&quot;;IF([.N271]=&quot;L&quot;;5;IF([.N271]=&quot;A&quot;;7;10));IF([.D271]=&quot;SE&quot;;IF([.N271]=&quot;L&quot;;4;IF([.N271]=&quot;A&quot;;5;7));IF(OR([.D271]=&quot;EE&quot;;[.D271]=&quot;CE&quot;);IF([.N271]=&quot;L&quot;;3;IF([.N271]=&quot;A&quot;;4;6)))))))" table:style-name="ce38"/>
          <table:table-cell table:style-name="ce39"/>
          <table:table-cell table:style-name="ce40"/>
          <table:table-cell office:value-type="float" office:value="0" table:formula="of:=IF(AND([.$P271]=&quot;&quot;;[.$J271]&lt;&gt;&quot;&quot;);[.$J271];0)" table:style-name="ce3">
            <text:p>0</text:p>
          </table:table-cell>
          <table:table-cell office:value-type="float" office:value="0" table:formula="of:=IF(OR([.$P271]=&quot;&quot;;[.$J271]=&quot;&quot;);0;[.$J271])" table:style-name="ce3">
            <text:p>0</text:p>
          </table:table-cell>
          <table:table-cell office:value-type="float" office:value="0" table:formula="of:=IF(OR([.$P271]=&quot;&quot;;[.$J271]=&quot;&quot;);0;[.$P271])" table:style-name="ce3">
            <text:p>0</text:p>
          </table:table-cell>
          <table:table-cell office:value-type="float" office:value="0" table:formula="of:=IF(AND([.$J271]=&quot;&quot;;[.$P271]&lt;&gt;&quot;&quot;);[.$P27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2];[.H272])" table:style-name="ce36"/>
          <table:table-cell office:value-type="string" office:string-value="" table:formula="of:=IF(ISBLANK([.F272]);&quot;&quot;;IF([.D272]=&quot;EE&quot;;IF([.F272]&gt;=3;IF([.E272]&gt;=5;&quot;H&quot;;&quot;A&quot;);IF([.F272]&gt;=2;IF([.E272]&gt;=16;&quot;H&quot;;IF([.E272]&lt;=4;&quot;L&quot;;&quot;A&quot;));IF([.E272]&lt;=15;&quot;L&quot;;&quot;A&quot;)));IF(OR([.D272]=&quot;SE&quot;;[.D272]=&quot;CE&quot;);IF([.F272]&gt;=4;IF([.E272]&gt;=6;&quot;H&quot;;&quot;A&quot;);IF([.F272]&gt;=2;IF([.E272]&gt;=20;&quot;H&quot;;IF([.E272]&lt;=5;&quot;L&quot;;&quot;A&quot;));IF([.E272]&lt;=19;&quot;L&quot;;&quot;A&quot;)));IF(OR([.D272]=&quot;ALI&quot;;[.D272]=&quot;AIE&quot;);IF([.F272]&gt;=6;IF([.E272]&gt;=20;&quot;H&quot;;&quot;A&quot;);IF([.F272]&gt;=2;IF([.E272]&gt;=51;&quot;H&quot;;IF([.E272]&lt;=19;&quot;L&quot;;&quot;A&quot;));IF([.E272]&lt;=50;&quot;L&quot;;&quot;A&quot;)))))))" table:style-name="ce37"/>
          <table:table-cell office:value-type="string" office:string-value="" table:formula="of:=IF([.H272]=&quot;L&quot;;&quot;Baixa&quot;;IF([.H272]=&quot;A&quot;;&quot;Média&quot;;IF([.H272]=&quot;&quot;;&quot;&quot;;&quot;Alta&quot;)))" table:style-name="ce37"/>
          <table:table-cell office:value-type="string" office:string-value="" table:formula="of:=IF(ISBLANK([.F272]);&quot;&quot;;IF([.D272]=&quot;ALI&quot;;IF([.H272]=&quot;L&quot;;7;IF([.H272]=&quot;A&quot;;10;15));IF([.D272]=&quot;AIE&quot;;IF([.H272]=&quot;L&quot;;5;IF([.H272]=&quot;A&quot;;7;10));IF([.D272]=&quot;SE&quot;;IF([.H272]=&quot;L&quot;;4;IF([.H272]=&quot;A&quot;;5;7));IF(OR([.D272]=&quot;EE&quot;;[.D272]=&quot;CE&quot;);IF([.H272]=&quot;L&quot;;3;IF([.H272]=&quot;A&quot;;4;6)))))))" table:style-name="ce38"/>
          <table:table-cell table:style-name="ce39"/>
          <table:table-cell table:style-name="ce36"/>
          <table:table-cell office:value-type="string" office:string-value="" table:formula="of:=CONCATENATE([.D272];[.N272])" table:style-name="ce36"/>
          <table:table-cell office:value-type="string" office:string-value="" table:formula="of:=IF(ISBLANK([.L272]);&quot;&quot;;IF([.D272]=&quot;EE&quot;;IF([.L272]&gt;=3;IF([.K272]&gt;=5;&quot;H&quot;;&quot;A&quot;);IF([.L272]&gt;=2;IF([.K272]&gt;=16;&quot;H&quot;;IF([.K272]&lt;=4;&quot;L&quot;;&quot;A&quot;));IF([.K272]&lt;=15;&quot;L&quot;;&quot;A&quot;)));IF(OR([.D272]=&quot;SE&quot;;[.D272]=&quot;CE&quot;);IF([.L272]&gt;=4;IF([.K272]&gt;=6;&quot;H&quot;;&quot;A&quot;);IF([.L272]&gt;=2;IF([.K272]&gt;=20;&quot;H&quot;;IF([.K272]&lt;=5;&quot;L&quot;;&quot;A&quot;));IF([.K272]&lt;=19;&quot;L&quot;;&quot;A&quot;)));IF(OR([.D272]=&quot;ALI&quot;;[.D272]=&quot;AIE&quot;);IF([.L272]&gt;=6;IF([.K272]&gt;=20;&quot;H&quot;;&quot;A&quot;);IF([.L272]&gt;=2;IF([.K272]&gt;=51;&quot;H&quot;;IF([.K272]&lt;=19;&quot;L&quot;;&quot;A&quot;));IF([.K272]&lt;=50;&quot;L&quot;;&quot;A&quot;)))))))" table:style-name="ce37"/>
          <table:table-cell office:value-type="string" office:string-value="" table:formula="of:=IF([.N272]=&quot;L&quot;;&quot;Baixa&quot;;IF([.N272]=&quot;A&quot;;&quot;Média&quot;;IF([.N272]=&quot;&quot;;&quot;&quot;;&quot;Alta&quot;)))" table:style-name="ce37"/>
          <table:table-cell office:value-type="string" office:string-value="" table:formula="of:=IF(ISBLANK([.L272]);&quot;&quot;;IF([.D272]=&quot;ALI&quot;;IF([.N272]=&quot;L&quot;;7;IF([.N272]=&quot;A&quot;;10;15));IF([.D272]=&quot;AIE&quot;;IF([.N272]=&quot;L&quot;;5;IF([.N272]=&quot;A&quot;;7;10));IF([.D272]=&quot;SE&quot;;IF([.N272]=&quot;L&quot;;4;IF([.N272]=&quot;A&quot;;5;7));IF(OR([.D272]=&quot;EE&quot;;[.D272]=&quot;CE&quot;);IF([.N272]=&quot;L&quot;;3;IF([.N272]=&quot;A&quot;;4;6)))))))" table:style-name="ce38"/>
          <table:table-cell table:style-name="ce39"/>
          <table:table-cell table:style-name="ce40"/>
          <table:table-cell office:value-type="float" office:value="0" table:formula="of:=IF(AND([.$P272]=&quot;&quot;;[.$J272]&lt;&gt;&quot;&quot;);[.$J272];0)" table:style-name="ce3">
            <text:p>0</text:p>
          </table:table-cell>
          <table:table-cell office:value-type="float" office:value="0" table:formula="of:=IF(OR([.$P272]=&quot;&quot;;[.$J272]=&quot;&quot;);0;[.$J272])" table:style-name="ce3">
            <text:p>0</text:p>
          </table:table-cell>
          <table:table-cell office:value-type="float" office:value="0" table:formula="of:=IF(OR([.$P272]=&quot;&quot;;[.$J272]=&quot;&quot;);0;[.$P272])" table:style-name="ce3">
            <text:p>0</text:p>
          </table:table-cell>
          <table:table-cell office:value-type="float" office:value="0" table:formula="of:=IF(AND([.$J272]=&quot;&quot;;[.$P272]&lt;&gt;&quot;&quot;);[.$P27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3];[.H273])" table:style-name="ce36"/>
          <table:table-cell office:value-type="string" office:string-value="" table:formula="of:=IF(ISBLANK([.F273]);&quot;&quot;;IF([.D273]=&quot;EE&quot;;IF([.F273]&gt;=3;IF([.E273]&gt;=5;&quot;H&quot;;&quot;A&quot;);IF([.F273]&gt;=2;IF([.E273]&gt;=16;&quot;H&quot;;IF([.E273]&lt;=4;&quot;L&quot;;&quot;A&quot;));IF([.E273]&lt;=15;&quot;L&quot;;&quot;A&quot;)));IF(OR([.D273]=&quot;SE&quot;;[.D273]=&quot;CE&quot;);IF([.F273]&gt;=4;IF([.E273]&gt;=6;&quot;H&quot;;&quot;A&quot;);IF([.F273]&gt;=2;IF([.E273]&gt;=20;&quot;H&quot;;IF([.E273]&lt;=5;&quot;L&quot;;&quot;A&quot;));IF([.E273]&lt;=19;&quot;L&quot;;&quot;A&quot;)));IF(OR([.D273]=&quot;ALI&quot;;[.D273]=&quot;AIE&quot;);IF([.F273]&gt;=6;IF([.E273]&gt;=20;&quot;H&quot;;&quot;A&quot;);IF([.F273]&gt;=2;IF([.E273]&gt;=51;&quot;H&quot;;IF([.E273]&lt;=19;&quot;L&quot;;&quot;A&quot;));IF([.E273]&lt;=50;&quot;L&quot;;&quot;A&quot;)))))))" table:style-name="ce37"/>
          <table:table-cell office:value-type="string" office:string-value="" table:formula="of:=IF([.H273]=&quot;L&quot;;&quot;Baixa&quot;;IF([.H273]=&quot;A&quot;;&quot;Média&quot;;IF([.H273]=&quot;&quot;;&quot;&quot;;&quot;Alta&quot;)))" table:style-name="ce37"/>
          <table:table-cell office:value-type="string" office:string-value="" table:formula="of:=IF(ISBLANK([.F273]);&quot;&quot;;IF([.D273]=&quot;ALI&quot;;IF([.H273]=&quot;L&quot;;7;IF([.H273]=&quot;A&quot;;10;15));IF([.D273]=&quot;AIE&quot;;IF([.H273]=&quot;L&quot;;5;IF([.H273]=&quot;A&quot;;7;10));IF([.D273]=&quot;SE&quot;;IF([.H273]=&quot;L&quot;;4;IF([.H273]=&quot;A&quot;;5;7));IF(OR([.D273]=&quot;EE&quot;;[.D273]=&quot;CE&quot;);IF([.H273]=&quot;L&quot;;3;IF([.H273]=&quot;A&quot;;4;6)))))))" table:style-name="ce38"/>
          <table:table-cell table:style-name="ce39"/>
          <table:table-cell table:style-name="ce36"/>
          <table:table-cell office:value-type="string" office:string-value="" table:formula="of:=CONCATENATE([.D273];[.N273])" table:style-name="ce36"/>
          <table:table-cell office:value-type="string" office:string-value="" table:formula="of:=IF(ISBLANK([.L273]);&quot;&quot;;IF([.D273]=&quot;EE&quot;;IF([.L273]&gt;=3;IF([.K273]&gt;=5;&quot;H&quot;;&quot;A&quot;);IF([.L273]&gt;=2;IF([.K273]&gt;=16;&quot;H&quot;;IF([.K273]&lt;=4;&quot;L&quot;;&quot;A&quot;));IF([.K273]&lt;=15;&quot;L&quot;;&quot;A&quot;)));IF(OR([.D273]=&quot;SE&quot;;[.D273]=&quot;CE&quot;);IF([.L273]&gt;=4;IF([.K273]&gt;=6;&quot;H&quot;;&quot;A&quot;);IF([.L273]&gt;=2;IF([.K273]&gt;=20;&quot;H&quot;;IF([.K273]&lt;=5;&quot;L&quot;;&quot;A&quot;));IF([.K273]&lt;=19;&quot;L&quot;;&quot;A&quot;)));IF(OR([.D273]=&quot;ALI&quot;;[.D273]=&quot;AIE&quot;);IF([.L273]&gt;=6;IF([.K273]&gt;=20;&quot;H&quot;;&quot;A&quot;);IF([.L273]&gt;=2;IF([.K273]&gt;=51;&quot;H&quot;;IF([.K273]&lt;=19;&quot;L&quot;;&quot;A&quot;));IF([.K273]&lt;=50;&quot;L&quot;;&quot;A&quot;)))))))" table:style-name="ce37"/>
          <table:table-cell office:value-type="string" office:string-value="" table:formula="of:=IF([.N273]=&quot;L&quot;;&quot;Baixa&quot;;IF([.N273]=&quot;A&quot;;&quot;Média&quot;;IF([.N273]=&quot;&quot;;&quot;&quot;;&quot;Alta&quot;)))" table:style-name="ce37"/>
          <table:table-cell office:value-type="string" office:string-value="" table:formula="of:=IF(ISBLANK([.L273]);&quot;&quot;;IF([.D273]=&quot;ALI&quot;;IF([.N273]=&quot;L&quot;;7;IF([.N273]=&quot;A&quot;;10;15));IF([.D273]=&quot;AIE&quot;;IF([.N273]=&quot;L&quot;;5;IF([.N273]=&quot;A&quot;;7;10));IF([.D273]=&quot;SE&quot;;IF([.N273]=&quot;L&quot;;4;IF([.N273]=&quot;A&quot;;5;7));IF(OR([.D273]=&quot;EE&quot;;[.D273]=&quot;CE&quot;);IF([.N273]=&quot;L&quot;;3;IF([.N273]=&quot;A&quot;;4;6)))))))" table:style-name="ce38"/>
          <table:table-cell table:style-name="ce39"/>
          <table:table-cell table:style-name="ce40"/>
          <table:table-cell office:value-type="float" office:value="0" table:formula="of:=IF(AND([.$P273]=&quot;&quot;;[.$J273]&lt;&gt;&quot;&quot;);[.$J273];0)" table:style-name="ce3">
            <text:p>0</text:p>
          </table:table-cell>
          <table:table-cell office:value-type="float" office:value="0" table:formula="of:=IF(OR([.$P273]=&quot;&quot;;[.$J273]=&quot;&quot;);0;[.$J273])" table:style-name="ce3">
            <text:p>0</text:p>
          </table:table-cell>
          <table:table-cell office:value-type="float" office:value="0" table:formula="of:=IF(OR([.$P273]=&quot;&quot;;[.$J273]=&quot;&quot;);0;[.$P273])" table:style-name="ce3">
            <text:p>0</text:p>
          </table:table-cell>
          <table:table-cell office:value-type="float" office:value="0" table:formula="of:=IF(AND([.$J273]=&quot;&quot;;[.$P273]&lt;&gt;&quot;&quot;);[.$P27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4];[.H274])" table:style-name="ce36"/>
          <table:table-cell office:value-type="string" office:string-value="" table:formula="of:=IF(ISBLANK([.F274]);&quot;&quot;;IF([.D274]=&quot;EE&quot;;IF([.F274]&gt;=3;IF([.E274]&gt;=5;&quot;H&quot;;&quot;A&quot;);IF([.F274]&gt;=2;IF([.E274]&gt;=16;&quot;H&quot;;IF([.E274]&lt;=4;&quot;L&quot;;&quot;A&quot;));IF([.E274]&lt;=15;&quot;L&quot;;&quot;A&quot;)));IF(OR([.D274]=&quot;SE&quot;;[.D274]=&quot;CE&quot;);IF([.F274]&gt;=4;IF([.E274]&gt;=6;&quot;H&quot;;&quot;A&quot;);IF([.F274]&gt;=2;IF([.E274]&gt;=20;&quot;H&quot;;IF([.E274]&lt;=5;&quot;L&quot;;&quot;A&quot;));IF([.E274]&lt;=19;&quot;L&quot;;&quot;A&quot;)));IF(OR([.D274]=&quot;ALI&quot;;[.D274]=&quot;AIE&quot;);IF([.F274]&gt;=6;IF([.E274]&gt;=20;&quot;H&quot;;&quot;A&quot;);IF([.F274]&gt;=2;IF([.E274]&gt;=51;&quot;H&quot;;IF([.E274]&lt;=19;&quot;L&quot;;&quot;A&quot;));IF([.E274]&lt;=50;&quot;L&quot;;&quot;A&quot;)))))))" table:style-name="ce37"/>
          <table:table-cell office:value-type="string" office:string-value="" table:formula="of:=IF([.H274]=&quot;L&quot;;&quot;Baixa&quot;;IF([.H274]=&quot;A&quot;;&quot;Média&quot;;IF([.H274]=&quot;&quot;;&quot;&quot;;&quot;Alta&quot;)))" table:style-name="ce37"/>
          <table:table-cell office:value-type="string" office:string-value="" table:formula="of:=IF(ISBLANK([.F274]);&quot;&quot;;IF([.D274]=&quot;ALI&quot;;IF([.H274]=&quot;L&quot;;7;IF([.H274]=&quot;A&quot;;10;15));IF([.D274]=&quot;AIE&quot;;IF([.H274]=&quot;L&quot;;5;IF([.H274]=&quot;A&quot;;7;10));IF([.D274]=&quot;SE&quot;;IF([.H274]=&quot;L&quot;;4;IF([.H274]=&quot;A&quot;;5;7));IF(OR([.D274]=&quot;EE&quot;;[.D274]=&quot;CE&quot;);IF([.H274]=&quot;L&quot;;3;IF([.H274]=&quot;A&quot;;4;6)))))))" table:style-name="ce38"/>
          <table:table-cell table:style-name="ce39"/>
          <table:table-cell table:style-name="ce36"/>
          <table:table-cell office:value-type="string" office:string-value="" table:formula="of:=CONCATENATE([.D274];[.N274])" table:style-name="ce36"/>
          <table:table-cell office:value-type="string" office:string-value="" table:formula="of:=IF(ISBLANK([.L274]);&quot;&quot;;IF([.D274]=&quot;EE&quot;;IF([.L274]&gt;=3;IF([.K274]&gt;=5;&quot;H&quot;;&quot;A&quot;);IF([.L274]&gt;=2;IF([.K274]&gt;=16;&quot;H&quot;;IF([.K274]&lt;=4;&quot;L&quot;;&quot;A&quot;));IF([.K274]&lt;=15;&quot;L&quot;;&quot;A&quot;)));IF(OR([.D274]=&quot;SE&quot;;[.D274]=&quot;CE&quot;);IF([.L274]&gt;=4;IF([.K274]&gt;=6;&quot;H&quot;;&quot;A&quot;);IF([.L274]&gt;=2;IF([.K274]&gt;=20;&quot;H&quot;;IF([.K274]&lt;=5;&quot;L&quot;;&quot;A&quot;));IF([.K274]&lt;=19;&quot;L&quot;;&quot;A&quot;)));IF(OR([.D274]=&quot;ALI&quot;;[.D274]=&quot;AIE&quot;);IF([.L274]&gt;=6;IF([.K274]&gt;=20;&quot;H&quot;;&quot;A&quot;);IF([.L274]&gt;=2;IF([.K274]&gt;=51;&quot;H&quot;;IF([.K274]&lt;=19;&quot;L&quot;;&quot;A&quot;));IF([.K274]&lt;=50;&quot;L&quot;;&quot;A&quot;)))))))" table:style-name="ce37"/>
          <table:table-cell office:value-type="string" office:string-value="" table:formula="of:=IF([.N274]=&quot;L&quot;;&quot;Baixa&quot;;IF([.N274]=&quot;A&quot;;&quot;Média&quot;;IF([.N274]=&quot;&quot;;&quot;&quot;;&quot;Alta&quot;)))" table:style-name="ce37"/>
          <table:table-cell office:value-type="string" office:string-value="" table:formula="of:=IF(ISBLANK([.L274]);&quot;&quot;;IF([.D274]=&quot;ALI&quot;;IF([.N274]=&quot;L&quot;;7;IF([.N274]=&quot;A&quot;;10;15));IF([.D274]=&quot;AIE&quot;;IF([.N274]=&quot;L&quot;;5;IF([.N274]=&quot;A&quot;;7;10));IF([.D274]=&quot;SE&quot;;IF([.N274]=&quot;L&quot;;4;IF([.N274]=&quot;A&quot;;5;7));IF(OR([.D274]=&quot;EE&quot;;[.D274]=&quot;CE&quot;);IF([.N274]=&quot;L&quot;;3;IF([.N274]=&quot;A&quot;;4;6)))))))" table:style-name="ce38"/>
          <table:table-cell table:style-name="ce39"/>
          <table:table-cell table:style-name="ce40"/>
          <table:table-cell office:value-type="float" office:value="0" table:formula="of:=IF(AND([.$P274]=&quot;&quot;;[.$J274]&lt;&gt;&quot;&quot;);[.$J274];0)" table:style-name="ce3">
            <text:p>0</text:p>
          </table:table-cell>
          <table:table-cell office:value-type="float" office:value="0" table:formula="of:=IF(OR([.$P274]=&quot;&quot;;[.$J274]=&quot;&quot;);0;[.$J274])" table:style-name="ce3">
            <text:p>0</text:p>
          </table:table-cell>
          <table:table-cell office:value-type="float" office:value="0" table:formula="of:=IF(OR([.$P274]=&quot;&quot;;[.$J274]=&quot;&quot;);0;[.$P274])" table:style-name="ce3">
            <text:p>0</text:p>
          </table:table-cell>
          <table:table-cell office:value-type="float" office:value="0" table:formula="of:=IF(AND([.$J274]=&quot;&quot;;[.$P274]&lt;&gt;&quot;&quot;);[.$P27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5];[.H275])" table:style-name="ce36"/>
          <table:table-cell office:value-type="string" office:string-value="" table:formula="of:=IF(ISBLANK([.F275]);&quot;&quot;;IF([.D275]=&quot;EE&quot;;IF([.F275]&gt;=3;IF([.E275]&gt;=5;&quot;H&quot;;&quot;A&quot;);IF([.F275]&gt;=2;IF([.E275]&gt;=16;&quot;H&quot;;IF([.E275]&lt;=4;&quot;L&quot;;&quot;A&quot;));IF([.E275]&lt;=15;&quot;L&quot;;&quot;A&quot;)));IF(OR([.D275]=&quot;SE&quot;;[.D275]=&quot;CE&quot;);IF([.F275]&gt;=4;IF([.E275]&gt;=6;&quot;H&quot;;&quot;A&quot;);IF([.F275]&gt;=2;IF([.E275]&gt;=20;&quot;H&quot;;IF([.E275]&lt;=5;&quot;L&quot;;&quot;A&quot;));IF([.E275]&lt;=19;&quot;L&quot;;&quot;A&quot;)));IF(OR([.D275]=&quot;ALI&quot;;[.D275]=&quot;AIE&quot;);IF([.F275]&gt;=6;IF([.E275]&gt;=20;&quot;H&quot;;&quot;A&quot;);IF([.F275]&gt;=2;IF([.E275]&gt;=51;&quot;H&quot;;IF([.E275]&lt;=19;&quot;L&quot;;&quot;A&quot;));IF([.E275]&lt;=50;&quot;L&quot;;&quot;A&quot;)))))))" table:style-name="ce37"/>
          <table:table-cell office:value-type="string" office:string-value="" table:formula="of:=IF([.H275]=&quot;L&quot;;&quot;Baixa&quot;;IF([.H275]=&quot;A&quot;;&quot;Média&quot;;IF([.H275]=&quot;&quot;;&quot;&quot;;&quot;Alta&quot;)))" table:style-name="ce37"/>
          <table:table-cell office:value-type="string" office:string-value="" table:formula="of:=IF(ISBLANK([.F275]);&quot;&quot;;IF([.D275]=&quot;ALI&quot;;IF([.H275]=&quot;L&quot;;7;IF([.H275]=&quot;A&quot;;10;15));IF([.D275]=&quot;AIE&quot;;IF([.H275]=&quot;L&quot;;5;IF([.H275]=&quot;A&quot;;7;10));IF([.D275]=&quot;SE&quot;;IF([.H275]=&quot;L&quot;;4;IF([.H275]=&quot;A&quot;;5;7));IF(OR([.D275]=&quot;EE&quot;;[.D275]=&quot;CE&quot;);IF([.H275]=&quot;L&quot;;3;IF([.H275]=&quot;A&quot;;4;6)))))))" table:style-name="ce38"/>
          <table:table-cell table:style-name="ce39"/>
          <table:table-cell table:style-name="ce36"/>
          <table:table-cell office:value-type="string" office:string-value="" table:formula="of:=CONCATENATE([.D275];[.N275])" table:style-name="ce36"/>
          <table:table-cell office:value-type="string" office:string-value="" table:formula="of:=IF(ISBLANK([.L275]);&quot;&quot;;IF([.D275]=&quot;EE&quot;;IF([.L275]&gt;=3;IF([.K275]&gt;=5;&quot;H&quot;;&quot;A&quot;);IF([.L275]&gt;=2;IF([.K275]&gt;=16;&quot;H&quot;;IF([.K275]&lt;=4;&quot;L&quot;;&quot;A&quot;));IF([.K275]&lt;=15;&quot;L&quot;;&quot;A&quot;)));IF(OR([.D275]=&quot;SE&quot;;[.D275]=&quot;CE&quot;);IF([.L275]&gt;=4;IF([.K275]&gt;=6;&quot;H&quot;;&quot;A&quot;);IF([.L275]&gt;=2;IF([.K275]&gt;=20;&quot;H&quot;;IF([.K275]&lt;=5;&quot;L&quot;;&quot;A&quot;));IF([.K275]&lt;=19;&quot;L&quot;;&quot;A&quot;)));IF(OR([.D275]=&quot;ALI&quot;;[.D275]=&quot;AIE&quot;);IF([.L275]&gt;=6;IF([.K275]&gt;=20;&quot;H&quot;;&quot;A&quot;);IF([.L275]&gt;=2;IF([.K275]&gt;=51;&quot;H&quot;;IF([.K275]&lt;=19;&quot;L&quot;;&quot;A&quot;));IF([.K275]&lt;=50;&quot;L&quot;;&quot;A&quot;)))))))" table:style-name="ce37"/>
          <table:table-cell office:value-type="string" office:string-value="" table:formula="of:=IF([.N275]=&quot;L&quot;;&quot;Baixa&quot;;IF([.N275]=&quot;A&quot;;&quot;Média&quot;;IF([.N275]=&quot;&quot;;&quot;&quot;;&quot;Alta&quot;)))" table:style-name="ce37"/>
          <table:table-cell office:value-type="string" office:string-value="" table:formula="of:=IF(ISBLANK([.L275]);&quot;&quot;;IF([.D275]=&quot;ALI&quot;;IF([.N275]=&quot;L&quot;;7;IF([.N275]=&quot;A&quot;;10;15));IF([.D275]=&quot;AIE&quot;;IF([.N275]=&quot;L&quot;;5;IF([.N275]=&quot;A&quot;;7;10));IF([.D275]=&quot;SE&quot;;IF([.N275]=&quot;L&quot;;4;IF([.N275]=&quot;A&quot;;5;7));IF(OR([.D275]=&quot;EE&quot;;[.D275]=&quot;CE&quot;);IF([.N275]=&quot;L&quot;;3;IF([.N275]=&quot;A&quot;;4;6)))))))" table:style-name="ce38"/>
          <table:table-cell table:style-name="ce39"/>
          <table:table-cell table:style-name="ce40"/>
          <table:table-cell office:value-type="float" office:value="0" table:formula="of:=IF(AND([.$P275]=&quot;&quot;;[.$J275]&lt;&gt;&quot;&quot;);[.$J275];0)" table:style-name="ce3">
            <text:p>0</text:p>
          </table:table-cell>
          <table:table-cell office:value-type="float" office:value="0" table:formula="of:=IF(OR([.$P275]=&quot;&quot;;[.$J275]=&quot;&quot;);0;[.$J275])" table:style-name="ce3">
            <text:p>0</text:p>
          </table:table-cell>
          <table:table-cell office:value-type="float" office:value="0" table:formula="of:=IF(OR([.$P275]=&quot;&quot;;[.$J275]=&quot;&quot;);0;[.$P275])" table:style-name="ce3">
            <text:p>0</text:p>
          </table:table-cell>
          <table:table-cell office:value-type="float" office:value="0" table:formula="of:=IF(AND([.$J275]=&quot;&quot;;[.$P275]&lt;&gt;&quot;&quot;);[.$P27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6];[.H276])" table:style-name="ce36"/>
          <table:table-cell office:value-type="string" office:string-value="" table:formula="of:=IF(ISBLANK([.F276]);&quot;&quot;;IF([.D276]=&quot;EE&quot;;IF([.F276]&gt;=3;IF([.E276]&gt;=5;&quot;H&quot;;&quot;A&quot;);IF([.F276]&gt;=2;IF([.E276]&gt;=16;&quot;H&quot;;IF([.E276]&lt;=4;&quot;L&quot;;&quot;A&quot;));IF([.E276]&lt;=15;&quot;L&quot;;&quot;A&quot;)));IF(OR([.D276]=&quot;SE&quot;;[.D276]=&quot;CE&quot;);IF([.F276]&gt;=4;IF([.E276]&gt;=6;&quot;H&quot;;&quot;A&quot;);IF([.F276]&gt;=2;IF([.E276]&gt;=20;&quot;H&quot;;IF([.E276]&lt;=5;&quot;L&quot;;&quot;A&quot;));IF([.E276]&lt;=19;&quot;L&quot;;&quot;A&quot;)));IF(OR([.D276]=&quot;ALI&quot;;[.D276]=&quot;AIE&quot;);IF([.F276]&gt;=6;IF([.E276]&gt;=20;&quot;H&quot;;&quot;A&quot;);IF([.F276]&gt;=2;IF([.E276]&gt;=51;&quot;H&quot;;IF([.E276]&lt;=19;&quot;L&quot;;&quot;A&quot;));IF([.E276]&lt;=50;&quot;L&quot;;&quot;A&quot;)))))))" table:style-name="ce37"/>
          <table:table-cell office:value-type="string" office:string-value="" table:formula="of:=IF([.H276]=&quot;L&quot;;&quot;Baixa&quot;;IF([.H276]=&quot;A&quot;;&quot;Média&quot;;IF([.H276]=&quot;&quot;;&quot;&quot;;&quot;Alta&quot;)))" table:style-name="ce37"/>
          <table:table-cell office:value-type="string" office:string-value="" table:formula="of:=IF(ISBLANK([.F276]);&quot;&quot;;IF([.D276]=&quot;ALI&quot;;IF([.H276]=&quot;L&quot;;7;IF([.H276]=&quot;A&quot;;10;15));IF([.D276]=&quot;AIE&quot;;IF([.H276]=&quot;L&quot;;5;IF([.H276]=&quot;A&quot;;7;10));IF([.D276]=&quot;SE&quot;;IF([.H276]=&quot;L&quot;;4;IF([.H276]=&quot;A&quot;;5;7));IF(OR([.D276]=&quot;EE&quot;;[.D276]=&quot;CE&quot;);IF([.H276]=&quot;L&quot;;3;IF([.H276]=&quot;A&quot;;4;6)))))))" table:style-name="ce38"/>
          <table:table-cell table:style-name="ce39"/>
          <table:table-cell table:style-name="ce36"/>
          <table:table-cell office:value-type="string" office:string-value="" table:formula="of:=CONCATENATE([.D276];[.N276])" table:style-name="ce36"/>
          <table:table-cell office:value-type="string" office:string-value="" table:formula="of:=IF(ISBLANK([.L276]);&quot;&quot;;IF([.D276]=&quot;EE&quot;;IF([.L276]&gt;=3;IF([.K276]&gt;=5;&quot;H&quot;;&quot;A&quot;);IF([.L276]&gt;=2;IF([.K276]&gt;=16;&quot;H&quot;;IF([.K276]&lt;=4;&quot;L&quot;;&quot;A&quot;));IF([.K276]&lt;=15;&quot;L&quot;;&quot;A&quot;)));IF(OR([.D276]=&quot;SE&quot;;[.D276]=&quot;CE&quot;);IF([.L276]&gt;=4;IF([.K276]&gt;=6;&quot;H&quot;;&quot;A&quot;);IF([.L276]&gt;=2;IF([.K276]&gt;=20;&quot;H&quot;;IF([.K276]&lt;=5;&quot;L&quot;;&quot;A&quot;));IF([.K276]&lt;=19;&quot;L&quot;;&quot;A&quot;)));IF(OR([.D276]=&quot;ALI&quot;;[.D276]=&quot;AIE&quot;);IF([.L276]&gt;=6;IF([.K276]&gt;=20;&quot;H&quot;;&quot;A&quot;);IF([.L276]&gt;=2;IF([.K276]&gt;=51;&quot;H&quot;;IF([.K276]&lt;=19;&quot;L&quot;;&quot;A&quot;));IF([.K276]&lt;=50;&quot;L&quot;;&quot;A&quot;)))))))" table:style-name="ce37"/>
          <table:table-cell office:value-type="string" office:string-value="" table:formula="of:=IF([.N276]=&quot;L&quot;;&quot;Baixa&quot;;IF([.N276]=&quot;A&quot;;&quot;Média&quot;;IF([.N276]=&quot;&quot;;&quot;&quot;;&quot;Alta&quot;)))" table:style-name="ce37"/>
          <table:table-cell office:value-type="string" office:string-value="" table:formula="of:=IF(ISBLANK([.L276]);&quot;&quot;;IF([.D276]=&quot;ALI&quot;;IF([.N276]=&quot;L&quot;;7;IF([.N276]=&quot;A&quot;;10;15));IF([.D276]=&quot;AIE&quot;;IF([.N276]=&quot;L&quot;;5;IF([.N276]=&quot;A&quot;;7;10));IF([.D276]=&quot;SE&quot;;IF([.N276]=&quot;L&quot;;4;IF([.N276]=&quot;A&quot;;5;7));IF(OR([.D276]=&quot;EE&quot;;[.D276]=&quot;CE&quot;);IF([.N276]=&quot;L&quot;;3;IF([.N276]=&quot;A&quot;;4;6)))))))" table:style-name="ce38"/>
          <table:table-cell table:style-name="ce39"/>
          <table:table-cell table:style-name="ce40"/>
          <table:table-cell office:value-type="float" office:value="0" table:formula="of:=IF(AND([.$P276]=&quot;&quot;;[.$J276]&lt;&gt;&quot;&quot;);[.$J276];0)" table:style-name="ce3">
            <text:p>0</text:p>
          </table:table-cell>
          <table:table-cell office:value-type="float" office:value="0" table:formula="of:=IF(OR([.$P276]=&quot;&quot;;[.$J276]=&quot;&quot;);0;[.$J276])" table:style-name="ce3">
            <text:p>0</text:p>
          </table:table-cell>
          <table:table-cell office:value-type="float" office:value="0" table:formula="of:=IF(OR([.$P276]=&quot;&quot;;[.$J276]=&quot;&quot;);0;[.$P276])" table:style-name="ce3">
            <text:p>0</text:p>
          </table:table-cell>
          <table:table-cell office:value-type="float" office:value="0" table:formula="of:=IF(AND([.$J276]=&quot;&quot;;[.$P276]&lt;&gt;&quot;&quot;);[.$P27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7];[.H277])" table:style-name="ce36"/>
          <table:table-cell office:value-type="string" office:string-value="" table:formula="of:=IF(ISBLANK([.F277]);&quot;&quot;;IF([.D277]=&quot;EE&quot;;IF([.F277]&gt;=3;IF([.E277]&gt;=5;&quot;H&quot;;&quot;A&quot;);IF([.F277]&gt;=2;IF([.E277]&gt;=16;&quot;H&quot;;IF([.E277]&lt;=4;&quot;L&quot;;&quot;A&quot;));IF([.E277]&lt;=15;&quot;L&quot;;&quot;A&quot;)));IF(OR([.D277]=&quot;SE&quot;;[.D277]=&quot;CE&quot;);IF([.F277]&gt;=4;IF([.E277]&gt;=6;&quot;H&quot;;&quot;A&quot;);IF([.F277]&gt;=2;IF([.E277]&gt;=20;&quot;H&quot;;IF([.E277]&lt;=5;&quot;L&quot;;&quot;A&quot;));IF([.E277]&lt;=19;&quot;L&quot;;&quot;A&quot;)));IF(OR([.D277]=&quot;ALI&quot;;[.D277]=&quot;AIE&quot;);IF([.F277]&gt;=6;IF([.E277]&gt;=20;&quot;H&quot;;&quot;A&quot;);IF([.F277]&gt;=2;IF([.E277]&gt;=51;&quot;H&quot;;IF([.E277]&lt;=19;&quot;L&quot;;&quot;A&quot;));IF([.E277]&lt;=50;&quot;L&quot;;&quot;A&quot;)))))))" table:style-name="ce37"/>
          <table:table-cell office:value-type="string" office:string-value="" table:formula="of:=IF([.H277]=&quot;L&quot;;&quot;Baixa&quot;;IF([.H277]=&quot;A&quot;;&quot;Média&quot;;IF([.H277]=&quot;&quot;;&quot;&quot;;&quot;Alta&quot;)))" table:style-name="ce37"/>
          <table:table-cell office:value-type="string" office:string-value="" table:formula="of:=IF(ISBLANK([.F277]);&quot;&quot;;IF([.D277]=&quot;ALI&quot;;IF([.H277]=&quot;L&quot;;7;IF([.H277]=&quot;A&quot;;10;15));IF([.D277]=&quot;AIE&quot;;IF([.H277]=&quot;L&quot;;5;IF([.H277]=&quot;A&quot;;7;10));IF([.D277]=&quot;SE&quot;;IF([.H277]=&quot;L&quot;;4;IF([.H277]=&quot;A&quot;;5;7));IF(OR([.D277]=&quot;EE&quot;;[.D277]=&quot;CE&quot;);IF([.H277]=&quot;L&quot;;3;IF([.H277]=&quot;A&quot;;4;6)))))))" table:style-name="ce38"/>
          <table:table-cell table:style-name="ce39"/>
          <table:table-cell table:style-name="ce36"/>
          <table:table-cell office:value-type="string" office:string-value="" table:formula="of:=CONCATENATE([.D277];[.N277])" table:style-name="ce36"/>
          <table:table-cell office:value-type="string" office:string-value="" table:formula="of:=IF(ISBLANK([.L277]);&quot;&quot;;IF([.D277]=&quot;EE&quot;;IF([.L277]&gt;=3;IF([.K277]&gt;=5;&quot;H&quot;;&quot;A&quot;);IF([.L277]&gt;=2;IF([.K277]&gt;=16;&quot;H&quot;;IF([.K277]&lt;=4;&quot;L&quot;;&quot;A&quot;));IF([.K277]&lt;=15;&quot;L&quot;;&quot;A&quot;)));IF(OR([.D277]=&quot;SE&quot;;[.D277]=&quot;CE&quot;);IF([.L277]&gt;=4;IF([.K277]&gt;=6;&quot;H&quot;;&quot;A&quot;);IF([.L277]&gt;=2;IF([.K277]&gt;=20;&quot;H&quot;;IF([.K277]&lt;=5;&quot;L&quot;;&quot;A&quot;));IF([.K277]&lt;=19;&quot;L&quot;;&quot;A&quot;)));IF(OR([.D277]=&quot;ALI&quot;;[.D277]=&quot;AIE&quot;);IF([.L277]&gt;=6;IF([.K277]&gt;=20;&quot;H&quot;;&quot;A&quot;);IF([.L277]&gt;=2;IF([.K277]&gt;=51;&quot;H&quot;;IF([.K277]&lt;=19;&quot;L&quot;;&quot;A&quot;));IF([.K277]&lt;=50;&quot;L&quot;;&quot;A&quot;)))))))" table:style-name="ce37"/>
          <table:table-cell office:value-type="string" office:string-value="" table:formula="of:=IF([.N277]=&quot;L&quot;;&quot;Baixa&quot;;IF([.N277]=&quot;A&quot;;&quot;Média&quot;;IF([.N277]=&quot;&quot;;&quot;&quot;;&quot;Alta&quot;)))" table:style-name="ce37"/>
          <table:table-cell office:value-type="string" office:string-value="" table:formula="of:=IF(ISBLANK([.L277]);&quot;&quot;;IF([.D277]=&quot;ALI&quot;;IF([.N277]=&quot;L&quot;;7;IF([.N277]=&quot;A&quot;;10;15));IF([.D277]=&quot;AIE&quot;;IF([.N277]=&quot;L&quot;;5;IF([.N277]=&quot;A&quot;;7;10));IF([.D277]=&quot;SE&quot;;IF([.N277]=&quot;L&quot;;4;IF([.N277]=&quot;A&quot;;5;7));IF(OR([.D277]=&quot;EE&quot;;[.D277]=&quot;CE&quot;);IF([.N277]=&quot;L&quot;;3;IF([.N277]=&quot;A&quot;;4;6)))))))" table:style-name="ce38"/>
          <table:table-cell table:style-name="ce39"/>
          <table:table-cell table:style-name="ce40"/>
          <table:table-cell office:value-type="float" office:value="0" table:formula="of:=IF(AND([.$P277]=&quot;&quot;;[.$J277]&lt;&gt;&quot;&quot;);[.$J277];0)" table:style-name="ce3">
            <text:p>0</text:p>
          </table:table-cell>
          <table:table-cell office:value-type="float" office:value="0" table:formula="of:=IF(OR([.$P277]=&quot;&quot;;[.$J277]=&quot;&quot;);0;[.$J277])" table:style-name="ce3">
            <text:p>0</text:p>
          </table:table-cell>
          <table:table-cell office:value-type="float" office:value="0" table:formula="of:=IF(OR([.$P277]=&quot;&quot;;[.$J277]=&quot;&quot;);0;[.$P277])" table:style-name="ce3">
            <text:p>0</text:p>
          </table:table-cell>
          <table:table-cell office:value-type="float" office:value="0" table:formula="of:=IF(AND([.$J277]=&quot;&quot;;[.$P277]&lt;&gt;&quot;&quot;);[.$P27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8];[.H278])" table:style-name="ce36"/>
          <table:table-cell office:value-type="string" office:string-value="" table:formula="of:=IF(ISBLANK([.F278]);&quot;&quot;;IF([.D278]=&quot;EE&quot;;IF([.F278]&gt;=3;IF([.E278]&gt;=5;&quot;H&quot;;&quot;A&quot;);IF([.F278]&gt;=2;IF([.E278]&gt;=16;&quot;H&quot;;IF([.E278]&lt;=4;&quot;L&quot;;&quot;A&quot;));IF([.E278]&lt;=15;&quot;L&quot;;&quot;A&quot;)));IF(OR([.D278]=&quot;SE&quot;;[.D278]=&quot;CE&quot;);IF([.F278]&gt;=4;IF([.E278]&gt;=6;&quot;H&quot;;&quot;A&quot;);IF([.F278]&gt;=2;IF([.E278]&gt;=20;&quot;H&quot;;IF([.E278]&lt;=5;&quot;L&quot;;&quot;A&quot;));IF([.E278]&lt;=19;&quot;L&quot;;&quot;A&quot;)));IF(OR([.D278]=&quot;ALI&quot;;[.D278]=&quot;AIE&quot;);IF([.F278]&gt;=6;IF([.E278]&gt;=20;&quot;H&quot;;&quot;A&quot;);IF([.F278]&gt;=2;IF([.E278]&gt;=51;&quot;H&quot;;IF([.E278]&lt;=19;&quot;L&quot;;&quot;A&quot;));IF([.E278]&lt;=50;&quot;L&quot;;&quot;A&quot;)))))))" table:style-name="ce37"/>
          <table:table-cell office:value-type="string" office:string-value="" table:formula="of:=IF([.H278]=&quot;L&quot;;&quot;Baixa&quot;;IF([.H278]=&quot;A&quot;;&quot;Média&quot;;IF([.H278]=&quot;&quot;;&quot;&quot;;&quot;Alta&quot;)))" table:style-name="ce37"/>
          <table:table-cell office:value-type="string" office:string-value="" table:formula="of:=IF(ISBLANK([.F278]);&quot;&quot;;IF([.D278]=&quot;ALI&quot;;IF([.H278]=&quot;L&quot;;7;IF([.H278]=&quot;A&quot;;10;15));IF([.D278]=&quot;AIE&quot;;IF([.H278]=&quot;L&quot;;5;IF([.H278]=&quot;A&quot;;7;10));IF([.D278]=&quot;SE&quot;;IF([.H278]=&quot;L&quot;;4;IF([.H278]=&quot;A&quot;;5;7));IF(OR([.D278]=&quot;EE&quot;;[.D278]=&quot;CE&quot;);IF([.H278]=&quot;L&quot;;3;IF([.H278]=&quot;A&quot;;4;6)))))))" table:style-name="ce38"/>
          <table:table-cell table:style-name="ce39"/>
          <table:table-cell table:style-name="ce36"/>
          <table:table-cell office:value-type="string" office:string-value="" table:formula="of:=CONCATENATE([.D278];[.N278])" table:style-name="ce36"/>
          <table:table-cell office:value-type="string" office:string-value="" table:formula="of:=IF(ISBLANK([.L278]);&quot;&quot;;IF([.D278]=&quot;EE&quot;;IF([.L278]&gt;=3;IF([.K278]&gt;=5;&quot;H&quot;;&quot;A&quot;);IF([.L278]&gt;=2;IF([.K278]&gt;=16;&quot;H&quot;;IF([.K278]&lt;=4;&quot;L&quot;;&quot;A&quot;));IF([.K278]&lt;=15;&quot;L&quot;;&quot;A&quot;)));IF(OR([.D278]=&quot;SE&quot;;[.D278]=&quot;CE&quot;);IF([.L278]&gt;=4;IF([.K278]&gt;=6;&quot;H&quot;;&quot;A&quot;);IF([.L278]&gt;=2;IF([.K278]&gt;=20;&quot;H&quot;;IF([.K278]&lt;=5;&quot;L&quot;;&quot;A&quot;));IF([.K278]&lt;=19;&quot;L&quot;;&quot;A&quot;)));IF(OR([.D278]=&quot;ALI&quot;;[.D278]=&quot;AIE&quot;);IF([.L278]&gt;=6;IF([.K278]&gt;=20;&quot;H&quot;;&quot;A&quot;);IF([.L278]&gt;=2;IF([.K278]&gt;=51;&quot;H&quot;;IF([.K278]&lt;=19;&quot;L&quot;;&quot;A&quot;));IF([.K278]&lt;=50;&quot;L&quot;;&quot;A&quot;)))))))" table:style-name="ce37"/>
          <table:table-cell office:value-type="string" office:string-value="" table:formula="of:=IF([.N278]=&quot;L&quot;;&quot;Baixa&quot;;IF([.N278]=&quot;A&quot;;&quot;Média&quot;;IF([.N278]=&quot;&quot;;&quot;&quot;;&quot;Alta&quot;)))" table:style-name="ce37"/>
          <table:table-cell office:value-type="string" office:string-value="" table:formula="of:=IF(ISBLANK([.L278]);&quot;&quot;;IF([.D278]=&quot;ALI&quot;;IF([.N278]=&quot;L&quot;;7;IF([.N278]=&quot;A&quot;;10;15));IF([.D278]=&quot;AIE&quot;;IF([.N278]=&quot;L&quot;;5;IF([.N278]=&quot;A&quot;;7;10));IF([.D278]=&quot;SE&quot;;IF([.N278]=&quot;L&quot;;4;IF([.N278]=&quot;A&quot;;5;7));IF(OR([.D278]=&quot;EE&quot;;[.D278]=&quot;CE&quot;);IF([.N278]=&quot;L&quot;;3;IF([.N278]=&quot;A&quot;;4;6)))))))" table:style-name="ce38"/>
          <table:table-cell table:style-name="ce39"/>
          <table:table-cell table:style-name="ce40"/>
          <table:table-cell office:value-type="float" office:value="0" table:formula="of:=IF(AND([.$P278]=&quot;&quot;;[.$J278]&lt;&gt;&quot;&quot;);[.$J278];0)" table:style-name="ce3">
            <text:p>0</text:p>
          </table:table-cell>
          <table:table-cell office:value-type="float" office:value="0" table:formula="of:=IF(OR([.$P278]=&quot;&quot;;[.$J278]=&quot;&quot;);0;[.$J278])" table:style-name="ce3">
            <text:p>0</text:p>
          </table:table-cell>
          <table:table-cell office:value-type="float" office:value="0" table:formula="of:=IF(OR([.$P278]=&quot;&quot;;[.$J278]=&quot;&quot;);0;[.$P278])" table:style-name="ce3">
            <text:p>0</text:p>
          </table:table-cell>
          <table:table-cell office:value-type="float" office:value="0" table:formula="of:=IF(AND([.$J278]=&quot;&quot;;[.$P278]&lt;&gt;&quot;&quot;);[.$P27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79];[.H279])" table:style-name="ce36"/>
          <table:table-cell office:value-type="string" office:string-value="" table:formula="of:=IF(ISBLANK([.F279]);&quot;&quot;;IF([.D279]=&quot;EE&quot;;IF([.F279]&gt;=3;IF([.E279]&gt;=5;&quot;H&quot;;&quot;A&quot;);IF([.F279]&gt;=2;IF([.E279]&gt;=16;&quot;H&quot;;IF([.E279]&lt;=4;&quot;L&quot;;&quot;A&quot;));IF([.E279]&lt;=15;&quot;L&quot;;&quot;A&quot;)));IF(OR([.D279]=&quot;SE&quot;;[.D279]=&quot;CE&quot;);IF([.F279]&gt;=4;IF([.E279]&gt;=6;&quot;H&quot;;&quot;A&quot;);IF([.F279]&gt;=2;IF([.E279]&gt;=20;&quot;H&quot;;IF([.E279]&lt;=5;&quot;L&quot;;&quot;A&quot;));IF([.E279]&lt;=19;&quot;L&quot;;&quot;A&quot;)));IF(OR([.D279]=&quot;ALI&quot;;[.D279]=&quot;AIE&quot;);IF([.F279]&gt;=6;IF([.E279]&gt;=20;&quot;H&quot;;&quot;A&quot;);IF([.F279]&gt;=2;IF([.E279]&gt;=51;&quot;H&quot;;IF([.E279]&lt;=19;&quot;L&quot;;&quot;A&quot;));IF([.E279]&lt;=50;&quot;L&quot;;&quot;A&quot;)))))))" table:style-name="ce37"/>
          <table:table-cell office:value-type="string" office:string-value="" table:formula="of:=IF([.H279]=&quot;L&quot;;&quot;Baixa&quot;;IF([.H279]=&quot;A&quot;;&quot;Média&quot;;IF([.H279]=&quot;&quot;;&quot;&quot;;&quot;Alta&quot;)))" table:style-name="ce37"/>
          <table:table-cell office:value-type="string" office:string-value="" table:formula="of:=IF(ISBLANK([.F279]);&quot;&quot;;IF([.D279]=&quot;ALI&quot;;IF([.H279]=&quot;L&quot;;7;IF([.H279]=&quot;A&quot;;10;15));IF([.D279]=&quot;AIE&quot;;IF([.H279]=&quot;L&quot;;5;IF([.H279]=&quot;A&quot;;7;10));IF([.D279]=&quot;SE&quot;;IF([.H279]=&quot;L&quot;;4;IF([.H279]=&quot;A&quot;;5;7));IF(OR([.D279]=&quot;EE&quot;;[.D279]=&quot;CE&quot;);IF([.H279]=&quot;L&quot;;3;IF([.H279]=&quot;A&quot;;4;6)))))))" table:style-name="ce38"/>
          <table:table-cell table:style-name="ce39"/>
          <table:table-cell table:style-name="ce36"/>
          <table:table-cell office:value-type="string" office:string-value="" table:formula="of:=CONCATENATE([.D279];[.N279])" table:style-name="ce36"/>
          <table:table-cell office:value-type="string" office:string-value="" table:formula="of:=IF(ISBLANK([.L279]);&quot;&quot;;IF([.D279]=&quot;EE&quot;;IF([.L279]&gt;=3;IF([.K279]&gt;=5;&quot;H&quot;;&quot;A&quot;);IF([.L279]&gt;=2;IF([.K279]&gt;=16;&quot;H&quot;;IF([.K279]&lt;=4;&quot;L&quot;;&quot;A&quot;));IF([.K279]&lt;=15;&quot;L&quot;;&quot;A&quot;)));IF(OR([.D279]=&quot;SE&quot;;[.D279]=&quot;CE&quot;);IF([.L279]&gt;=4;IF([.K279]&gt;=6;&quot;H&quot;;&quot;A&quot;);IF([.L279]&gt;=2;IF([.K279]&gt;=20;&quot;H&quot;;IF([.K279]&lt;=5;&quot;L&quot;;&quot;A&quot;));IF([.K279]&lt;=19;&quot;L&quot;;&quot;A&quot;)));IF(OR([.D279]=&quot;ALI&quot;;[.D279]=&quot;AIE&quot;);IF([.L279]&gt;=6;IF([.K279]&gt;=20;&quot;H&quot;;&quot;A&quot;);IF([.L279]&gt;=2;IF([.K279]&gt;=51;&quot;H&quot;;IF([.K279]&lt;=19;&quot;L&quot;;&quot;A&quot;));IF([.K279]&lt;=50;&quot;L&quot;;&quot;A&quot;)))))))" table:style-name="ce37"/>
          <table:table-cell office:value-type="string" office:string-value="" table:formula="of:=IF([.N279]=&quot;L&quot;;&quot;Baixa&quot;;IF([.N279]=&quot;A&quot;;&quot;Média&quot;;IF([.N279]=&quot;&quot;;&quot;&quot;;&quot;Alta&quot;)))" table:style-name="ce37"/>
          <table:table-cell office:value-type="string" office:string-value="" table:formula="of:=IF(ISBLANK([.L279]);&quot;&quot;;IF([.D279]=&quot;ALI&quot;;IF([.N279]=&quot;L&quot;;7;IF([.N279]=&quot;A&quot;;10;15));IF([.D279]=&quot;AIE&quot;;IF([.N279]=&quot;L&quot;;5;IF([.N279]=&quot;A&quot;;7;10));IF([.D279]=&quot;SE&quot;;IF([.N279]=&quot;L&quot;;4;IF([.N279]=&quot;A&quot;;5;7));IF(OR([.D279]=&quot;EE&quot;;[.D279]=&quot;CE&quot;);IF([.N279]=&quot;L&quot;;3;IF([.N279]=&quot;A&quot;;4;6)))))))" table:style-name="ce38"/>
          <table:table-cell table:style-name="ce39"/>
          <table:table-cell table:style-name="ce40"/>
          <table:table-cell office:value-type="float" office:value="0" table:formula="of:=IF(AND([.$P279]=&quot;&quot;;[.$J279]&lt;&gt;&quot;&quot;);[.$J279];0)" table:style-name="ce3">
            <text:p>0</text:p>
          </table:table-cell>
          <table:table-cell office:value-type="float" office:value="0" table:formula="of:=IF(OR([.$P279]=&quot;&quot;;[.$J279]=&quot;&quot;);0;[.$J279])" table:style-name="ce3">
            <text:p>0</text:p>
          </table:table-cell>
          <table:table-cell office:value-type="float" office:value="0" table:formula="of:=IF(OR([.$P279]=&quot;&quot;;[.$J279]=&quot;&quot;);0;[.$P279])" table:style-name="ce3">
            <text:p>0</text:p>
          </table:table-cell>
          <table:table-cell office:value-type="float" office:value="0" table:formula="of:=IF(AND([.$J279]=&quot;&quot;;[.$P279]&lt;&gt;&quot;&quot;);[.$P27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0];[.H280])" table:style-name="ce36"/>
          <table:table-cell office:value-type="string" office:string-value="" table:formula="of:=IF(ISBLANK([.F280]);&quot;&quot;;IF([.D280]=&quot;EE&quot;;IF([.F280]&gt;=3;IF([.E280]&gt;=5;&quot;H&quot;;&quot;A&quot;);IF([.F280]&gt;=2;IF([.E280]&gt;=16;&quot;H&quot;;IF([.E280]&lt;=4;&quot;L&quot;;&quot;A&quot;));IF([.E280]&lt;=15;&quot;L&quot;;&quot;A&quot;)));IF(OR([.D280]=&quot;SE&quot;;[.D280]=&quot;CE&quot;);IF([.F280]&gt;=4;IF([.E280]&gt;=6;&quot;H&quot;;&quot;A&quot;);IF([.F280]&gt;=2;IF([.E280]&gt;=20;&quot;H&quot;;IF([.E280]&lt;=5;&quot;L&quot;;&quot;A&quot;));IF([.E280]&lt;=19;&quot;L&quot;;&quot;A&quot;)));IF(OR([.D280]=&quot;ALI&quot;;[.D280]=&quot;AIE&quot;);IF([.F280]&gt;=6;IF([.E280]&gt;=20;&quot;H&quot;;&quot;A&quot;);IF([.F280]&gt;=2;IF([.E280]&gt;=51;&quot;H&quot;;IF([.E280]&lt;=19;&quot;L&quot;;&quot;A&quot;));IF([.E280]&lt;=50;&quot;L&quot;;&quot;A&quot;)))))))" table:style-name="ce37"/>
          <table:table-cell office:value-type="string" office:string-value="" table:formula="of:=IF([.H280]=&quot;L&quot;;&quot;Baixa&quot;;IF([.H280]=&quot;A&quot;;&quot;Média&quot;;IF([.H280]=&quot;&quot;;&quot;&quot;;&quot;Alta&quot;)))" table:style-name="ce37"/>
          <table:table-cell office:value-type="string" office:string-value="" table:formula="of:=IF(ISBLANK([.F280]);&quot;&quot;;IF([.D280]=&quot;ALI&quot;;IF([.H280]=&quot;L&quot;;7;IF([.H280]=&quot;A&quot;;10;15));IF([.D280]=&quot;AIE&quot;;IF([.H280]=&quot;L&quot;;5;IF([.H280]=&quot;A&quot;;7;10));IF([.D280]=&quot;SE&quot;;IF([.H280]=&quot;L&quot;;4;IF([.H280]=&quot;A&quot;;5;7));IF(OR([.D280]=&quot;EE&quot;;[.D280]=&quot;CE&quot;);IF([.H280]=&quot;L&quot;;3;IF([.H280]=&quot;A&quot;;4;6)))))))" table:style-name="ce38"/>
          <table:table-cell table:style-name="ce39"/>
          <table:table-cell table:style-name="ce36"/>
          <table:table-cell office:value-type="string" office:string-value="" table:formula="of:=CONCATENATE([.D280];[.N280])" table:style-name="ce36"/>
          <table:table-cell office:value-type="string" office:string-value="" table:formula="of:=IF(ISBLANK([.L280]);&quot;&quot;;IF([.D280]=&quot;EE&quot;;IF([.L280]&gt;=3;IF([.K280]&gt;=5;&quot;H&quot;;&quot;A&quot;);IF([.L280]&gt;=2;IF([.K280]&gt;=16;&quot;H&quot;;IF([.K280]&lt;=4;&quot;L&quot;;&quot;A&quot;));IF([.K280]&lt;=15;&quot;L&quot;;&quot;A&quot;)));IF(OR([.D280]=&quot;SE&quot;;[.D280]=&quot;CE&quot;);IF([.L280]&gt;=4;IF([.K280]&gt;=6;&quot;H&quot;;&quot;A&quot;);IF([.L280]&gt;=2;IF([.K280]&gt;=20;&quot;H&quot;;IF([.K280]&lt;=5;&quot;L&quot;;&quot;A&quot;));IF([.K280]&lt;=19;&quot;L&quot;;&quot;A&quot;)));IF(OR([.D280]=&quot;ALI&quot;;[.D280]=&quot;AIE&quot;);IF([.L280]&gt;=6;IF([.K280]&gt;=20;&quot;H&quot;;&quot;A&quot;);IF([.L280]&gt;=2;IF([.K280]&gt;=51;&quot;H&quot;;IF([.K280]&lt;=19;&quot;L&quot;;&quot;A&quot;));IF([.K280]&lt;=50;&quot;L&quot;;&quot;A&quot;)))))))" table:style-name="ce37"/>
          <table:table-cell office:value-type="string" office:string-value="" table:formula="of:=IF([.N280]=&quot;L&quot;;&quot;Baixa&quot;;IF([.N280]=&quot;A&quot;;&quot;Média&quot;;IF([.N280]=&quot;&quot;;&quot;&quot;;&quot;Alta&quot;)))" table:style-name="ce37"/>
          <table:table-cell office:value-type="string" office:string-value="" table:formula="of:=IF(ISBLANK([.L280]);&quot;&quot;;IF([.D280]=&quot;ALI&quot;;IF([.N280]=&quot;L&quot;;7;IF([.N280]=&quot;A&quot;;10;15));IF([.D280]=&quot;AIE&quot;;IF([.N280]=&quot;L&quot;;5;IF([.N280]=&quot;A&quot;;7;10));IF([.D280]=&quot;SE&quot;;IF([.N280]=&quot;L&quot;;4;IF([.N280]=&quot;A&quot;;5;7));IF(OR([.D280]=&quot;EE&quot;;[.D280]=&quot;CE&quot;);IF([.N280]=&quot;L&quot;;3;IF([.N280]=&quot;A&quot;;4;6)))))))" table:style-name="ce38"/>
          <table:table-cell table:style-name="ce39"/>
          <table:table-cell table:style-name="ce40"/>
          <table:table-cell office:value-type="float" office:value="0" table:formula="of:=IF(AND([.$P280]=&quot;&quot;;[.$J280]&lt;&gt;&quot;&quot;);[.$J280];0)" table:style-name="ce3">
            <text:p>0</text:p>
          </table:table-cell>
          <table:table-cell office:value-type="float" office:value="0" table:formula="of:=IF(OR([.$P280]=&quot;&quot;;[.$J280]=&quot;&quot;);0;[.$J280])" table:style-name="ce3">
            <text:p>0</text:p>
          </table:table-cell>
          <table:table-cell office:value-type="float" office:value="0" table:formula="of:=IF(OR([.$P280]=&quot;&quot;;[.$J280]=&quot;&quot;);0;[.$P280])" table:style-name="ce3">
            <text:p>0</text:p>
          </table:table-cell>
          <table:table-cell office:value-type="float" office:value="0" table:formula="of:=IF(AND([.$J280]=&quot;&quot;;[.$P280]&lt;&gt;&quot;&quot;);[.$P28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1];[.H281])" table:style-name="ce36"/>
          <table:table-cell office:value-type="string" office:string-value="" table:formula="of:=IF(ISBLANK([.F281]);&quot;&quot;;IF([.D281]=&quot;EE&quot;;IF([.F281]&gt;=3;IF([.E281]&gt;=5;&quot;H&quot;;&quot;A&quot;);IF([.F281]&gt;=2;IF([.E281]&gt;=16;&quot;H&quot;;IF([.E281]&lt;=4;&quot;L&quot;;&quot;A&quot;));IF([.E281]&lt;=15;&quot;L&quot;;&quot;A&quot;)));IF(OR([.D281]=&quot;SE&quot;;[.D281]=&quot;CE&quot;);IF([.F281]&gt;=4;IF([.E281]&gt;=6;&quot;H&quot;;&quot;A&quot;);IF([.F281]&gt;=2;IF([.E281]&gt;=20;&quot;H&quot;;IF([.E281]&lt;=5;&quot;L&quot;;&quot;A&quot;));IF([.E281]&lt;=19;&quot;L&quot;;&quot;A&quot;)));IF(OR([.D281]=&quot;ALI&quot;;[.D281]=&quot;AIE&quot;);IF([.F281]&gt;=6;IF([.E281]&gt;=20;&quot;H&quot;;&quot;A&quot;);IF([.F281]&gt;=2;IF([.E281]&gt;=51;&quot;H&quot;;IF([.E281]&lt;=19;&quot;L&quot;;&quot;A&quot;));IF([.E281]&lt;=50;&quot;L&quot;;&quot;A&quot;)))))))" table:style-name="ce37"/>
          <table:table-cell office:value-type="string" office:string-value="" table:formula="of:=IF([.H281]=&quot;L&quot;;&quot;Baixa&quot;;IF([.H281]=&quot;A&quot;;&quot;Média&quot;;IF([.H281]=&quot;&quot;;&quot;&quot;;&quot;Alta&quot;)))" table:style-name="ce37"/>
          <table:table-cell office:value-type="string" office:string-value="" table:formula="of:=IF(ISBLANK([.F281]);&quot;&quot;;IF([.D281]=&quot;ALI&quot;;IF([.H281]=&quot;L&quot;;7;IF([.H281]=&quot;A&quot;;10;15));IF([.D281]=&quot;AIE&quot;;IF([.H281]=&quot;L&quot;;5;IF([.H281]=&quot;A&quot;;7;10));IF([.D281]=&quot;SE&quot;;IF([.H281]=&quot;L&quot;;4;IF([.H281]=&quot;A&quot;;5;7));IF(OR([.D281]=&quot;EE&quot;;[.D281]=&quot;CE&quot;);IF([.H281]=&quot;L&quot;;3;IF([.H281]=&quot;A&quot;;4;6)))))))" table:style-name="ce38"/>
          <table:table-cell table:style-name="ce39"/>
          <table:table-cell table:style-name="ce36"/>
          <table:table-cell office:value-type="string" office:string-value="" table:formula="of:=CONCATENATE([.D281];[.N281])" table:style-name="ce36"/>
          <table:table-cell office:value-type="string" office:string-value="" table:formula="of:=IF(ISBLANK([.L281]);&quot;&quot;;IF([.D281]=&quot;EE&quot;;IF([.L281]&gt;=3;IF([.K281]&gt;=5;&quot;H&quot;;&quot;A&quot;);IF([.L281]&gt;=2;IF([.K281]&gt;=16;&quot;H&quot;;IF([.K281]&lt;=4;&quot;L&quot;;&quot;A&quot;));IF([.K281]&lt;=15;&quot;L&quot;;&quot;A&quot;)));IF(OR([.D281]=&quot;SE&quot;;[.D281]=&quot;CE&quot;);IF([.L281]&gt;=4;IF([.K281]&gt;=6;&quot;H&quot;;&quot;A&quot;);IF([.L281]&gt;=2;IF([.K281]&gt;=20;&quot;H&quot;;IF([.K281]&lt;=5;&quot;L&quot;;&quot;A&quot;));IF([.K281]&lt;=19;&quot;L&quot;;&quot;A&quot;)));IF(OR([.D281]=&quot;ALI&quot;;[.D281]=&quot;AIE&quot;);IF([.L281]&gt;=6;IF([.K281]&gt;=20;&quot;H&quot;;&quot;A&quot;);IF([.L281]&gt;=2;IF([.K281]&gt;=51;&quot;H&quot;;IF([.K281]&lt;=19;&quot;L&quot;;&quot;A&quot;));IF([.K281]&lt;=50;&quot;L&quot;;&quot;A&quot;)))))))" table:style-name="ce37"/>
          <table:table-cell office:value-type="string" office:string-value="" table:formula="of:=IF([.N281]=&quot;L&quot;;&quot;Baixa&quot;;IF([.N281]=&quot;A&quot;;&quot;Média&quot;;IF([.N281]=&quot;&quot;;&quot;&quot;;&quot;Alta&quot;)))" table:style-name="ce37"/>
          <table:table-cell office:value-type="string" office:string-value="" table:formula="of:=IF(ISBLANK([.L281]);&quot;&quot;;IF([.D281]=&quot;ALI&quot;;IF([.N281]=&quot;L&quot;;7;IF([.N281]=&quot;A&quot;;10;15));IF([.D281]=&quot;AIE&quot;;IF([.N281]=&quot;L&quot;;5;IF([.N281]=&quot;A&quot;;7;10));IF([.D281]=&quot;SE&quot;;IF([.N281]=&quot;L&quot;;4;IF([.N281]=&quot;A&quot;;5;7));IF(OR([.D281]=&quot;EE&quot;;[.D281]=&quot;CE&quot;);IF([.N281]=&quot;L&quot;;3;IF([.N281]=&quot;A&quot;;4;6)))))))" table:style-name="ce38"/>
          <table:table-cell table:style-name="ce39"/>
          <table:table-cell table:style-name="ce40"/>
          <table:table-cell office:value-type="float" office:value="0" table:formula="of:=IF(AND([.$P281]=&quot;&quot;;[.$J281]&lt;&gt;&quot;&quot;);[.$J281];0)" table:style-name="ce3">
            <text:p>0</text:p>
          </table:table-cell>
          <table:table-cell office:value-type="float" office:value="0" table:formula="of:=IF(OR([.$P281]=&quot;&quot;;[.$J281]=&quot;&quot;);0;[.$J281])" table:style-name="ce3">
            <text:p>0</text:p>
          </table:table-cell>
          <table:table-cell office:value-type="float" office:value="0" table:formula="of:=IF(OR([.$P281]=&quot;&quot;;[.$J281]=&quot;&quot;);0;[.$P281])" table:style-name="ce3">
            <text:p>0</text:p>
          </table:table-cell>
          <table:table-cell office:value-type="float" office:value="0" table:formula="of:=IF(AND([.$J281]=&quot;&quot;;[.$P281]&lt;&gt;&quot;&quot;);[.$P28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2];[.H282])" table:style-name="ce36"/>
          <table:table-cell office:value-type="string" office:string-value="" table:formula="of:=IF(ISBLANK([.F282]);&quot;&quot;;IF([.D282]=&quot;EE&quot;;IF([.F282]&gt;=3;IF([.E282]&gt;=5;&quot;H&quot;;&quot;A&quot;);IF([.F282]&gt;=2;IF([.E282]&gt;=16;&quot;H&quot;;IF([.E282]&lt;=4;&quot;L&quot;;&quot;A&quot;));IF([.E282]&lt;=15;&quot;L&quot;;&quot;A&quot;)));IF(OR([.D282]=&quot;SE&quot;;[.D282]=&quot;CE&quot;);IF([.F282]&gt;=4;IF([.E282]&gt;=6;&quot;H&quot;;&quot;A&quot;);IF([.F282]&gt;=2;IF([.E282]&gt;=20;&quot;H&quot;;IF([.E282]&lt;=5;&quot;L&quot;;&quot;A&quot;));IF([.E282]&lt;=19;&quot;L&quot;;&quot;A&quot;)));IF(OR([.D282]=&quot;ALI&quot;;[.D282]=&quot;AIE&quot;);IF([.F282]&gt;=6;IF([.E282]&gt;=20;&quot;H&quot;;&quot;A&quot;);IF([.F282]&gt;=2;IF([.E282]&gt;=51;&quot;H&quot;;IF([.E282]&lt;=19;&quot;L&quot;;&quot;A&quot;));IF([.E282]&lt;=50;&quot;L&quot;;&quot;A&quot;)))))))" table:style-name="ce37"/>
          <table:table-cell office:value-type="string" office:string-value="" table:formula="of:=IF([.H282]=&quot;L&quot;;&quot;Baixa&quot;;IF([.H282]=&quot;A&quot;;&quot;Média&quot;;IF([.H282]=&quot;&quot;;&quot;&quot;;&quot;Alta&quot;)))" table:style-name="ce37"/>
          <table:table-cell office:value-type="string" office:string-value="" table:formula="of:=IF(ISBLANK([.F282]);&quot;&quot;;IF([.D282]=&quot;ALI&quot;;IF([.H282]=&quot;L&quot;;7;IF([.H282]=&quot;A&quot;;10;15));IF([.D282]=&quot;AIE&quot;;IF([.H282]=&quot;L&quot;;5;IF([.H282]=&quot;A&quot;;7;10));IF([.D282]=&quot;SE&quot;;IF([.H282]=&quot;L&quot;;4;IF([.H282]=&quot;A&quot;;5;7));IF(OR([.D282]=&quot;EE&quot;;[.D282]=&quot;CE&quot;);IF([.H282]=&quot;L&quot;;3;IF([.H282]=&quot;A&quot;;4;6)))))))" table:style-name="ce38"/>
          <table:table-cell table:style-name="ce39"/>
          <table:table-cell table:style-name="ce36"/>
          <table:table-cell office:value-type="string" office:string-value="" table:formula="of:=CONCATENATE([.D282];[.N282])" table:style-name="ce36"/>
          <table:table-cell office:value-type="string" office:string-value="" table:formula="of:=IF(ISBLANK([.L282]);&quot;&quot;;IF([.D282]=&quot;EE&quot;;IF([.L282]&gt;=3;IF([.K282]&gt;=5;&quot;H&quot;;&quot;A&quot;);IF([.L282]&gt;=2;IF([.K282]&gt;=16;&quot;H&quot;;IF([.K282]&lt;=4;&quot;L&quot;;&quot;A&quot;));IF([.K282]&lt;=15;&quot;L&quot;;&quot;A&quot;)));IF(OR([.D282]=&quot;SE&quot;;[.D282]=&quot;CE&quot;);IF([.L282]&gt;=4;IF([.K282]&gt;=6;&quot;H&quot;;&quot;A&quot;);IF([.L282]&gt;=2;IF([.K282]&gt;=20;&quot;H&quot;;IF([.K282]&lt;=5;&quot;L&quot;;&quot;A&quot;));IF([.K282]&lt;=19;&quot;L&quot;;&quot;A&quot;)));IF(OR([.D282]=&quot;ALI&quot;;[.D282]=&quot;AIE&quot;);IF([.L282]&gt;=6;IF([.K282]&gt;=20;&quot;H&quot;;&quot;A&quot;);IF([.L282]&gt;=2;IF([.K282]&gt;=51;&quot;H&quot;;IF([.K282]&lt;=19;&quot;L&quot;;&quot;A&quot;));IF([.K282]&lt;=50;&quot;L&quot;;&quot;A&quot;)))))))" table:style-name="ce37"/>
          <table:table-cell office:value-type="string" office:string-value="" table:formula="of:=IF([.N282]=&quot;L&quot;;&quot;Baixa&quot;;IF([.N282]=&quot;A&quot;;&quot;Média&quot;;IF([.N282]=&quot;&quot;;&quot;&quot;;&quot;Alta&quot;)))" table:style-name="ce37"/>
          <table:table-cell office:value-type="string" office:string-value="" table:formula="of:=IF(ISBLANK([.L282]);&quot;&quot;;IF([.D282]=&quot;ALI&quot;;IF([.N282]=&quot;L&quot;;7;IF([.N282]=&quot;A&quot;;10;15));IF([.D282]=&quot;AIE&quot;;IF([.N282]=&quot;L&quot;;5;IF([.N282]=&quot;A&quot;;7;10));IF([.D282]=&quot;SE&quot;;IF([.N282]=&quot;L&quot;;4;IF([.N282]=&quot;A&quot;;5;7));IF(OR([.D282]=&quot;EE&quot;;[.D282]=&quot;CE&quot;);IF([.N282]=&quot;L&quot;;3;IF([.N282]=&quot;A&quot;;4;6)))))))" table:style-name="ce38"/>
          <table:table-cell table:style-name="ce39"/>
          <table:table-cell table:style-name="ce40"/>
          <table:table-cell office:value-type="float" office:value="0" table:formula="of:=IF(AND([.$P282]=&quot;&quot;;[.$J282]&lt;&gt;&quot;&quot;);[.$J282];0)" table:style-name="ce3">
            <text:p>0</text:p>
          </table:table-cell>
          <table:table-cell office:value-type="float" office:value="0" table:formula="of:=IF(OR([.$P282]=&quot;&quot;;[.$J282]=&quot;&quot;);0;[.$J282])" table:style-name="ce3">
            <text:p>0</text:p>
          </table:table-cell>
          <table:table-cell office:value-type="float" office:value="0" table:formula="of:=IF(OR([.$P282]=&quot;&quot;;[.$J282]=&quot;&quot;);0;[.$P282])" table:style-name="ce3">
            <text:p>0</text:p>
          </table:table-cell>
          <table:table-cell office:value-type="float" office:value="0" table:formula="of:=IF(AND([.$J282]=&quot;&quot;;[.$P282]&lt;&gt;&quot;&quot;);[.$P28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3];[.H283])" table:style-name="ce36"/>
          <table:table-cell office:value-type="string" office:string-value="" table:formula="of:=IF(ISBLANK([.F283]);&quot;&quot;;IF([.D283]=&quot;EE&quot;;IF([.F283]&gt;=3;IF([.E283]&gt;=5;&quot;H&quot;;&quot;A&quot;);IF([.F283]&gt;=2;IF([.E283]&gt;=16;&quot;H&quot;;IF([.E283]&lt;=4;&quot;L&quot;;&quot;A&quot;));IF([.E283]&lt;=15;&quot;L&quot;;&quot;A&quot;)));IF(OR([.D283]=&quot;SE&quot;;[.D283]=&quot;CE&quot;);IF([.F283]&gt;=4;IF([.E283]&gt;=6;&quot;H&quot;;&quot;A&quot;);IF([.F283]&gt;=2;IF([.E283]&gt;=20;&quot;H&quot;;IF([.E283]&lt;=5;&quot;L&quot;;&quot;A&quot;));IF([.E283]&lt;=19;&quot;L&quot;;&quot;A&quot;)));IF(OR([.D283]=&quot;ALI&quot;;[.D283]=&quot;AIE&quot;);IF([.F283]&gt;=6;IF([.E283]&gt;=20;&quot;H&quot;;&quot;A&quot;);IF([.F283]&gt;=2;IF([.E283]&gt;=51;&quot;H&quot;;IF([.E283]&lt;=19;&quot;L&quot;;&quot;A&quot;));IF([.E283]&lt;=50;&quot;L&quot;;&quot;A&quot;)))))))" table:style-name="ce37"/>
          <table:table-cell office:value-type="string" office:string-value="" table:formula="of:=IF([.H283]=&quot;L&quot;;&quot;Baixa&quot;;IF([.H283]=&quot;A&quot;;&quot;Média&quot;;IF([.H283]=&quot;&quot;;&quot;&quot;;&quot;Alta&quot;)))" table:style-name="ce37"/>
          <table:table-cell office:value-type="string" office:string-value="" table:formula="of:=IF(ISBLANK([.F283]);&quot;&quot;;IF([.D283]=&quot;ALI&quot;;IF([.H283]=&quot;L&quot;;7;IF([.H283]=&quot;A&quot;;10;15));IF([.D283]=&quot;AIE&quot;;IF([.H283]=&quot;L&quot;;5;IF([.H283]=&quot;A&quot;;7;10));IF([.D283]=&quot;SE&quot;;IF([.H283]=&quot;L&quot;;4;IF([.H283]=&quot;A&quot;;5;7));IF(OR([.D283]=&quot;EE&quot;;[.D283]=&quot;CE&quot;);IF([.H283]=&quot;L&quot;;3;IF([.H283]=&quot;A&quot;;4;6)))))))" table:style-name="ce38"/>
          <table:table-cell table:style-name="ce39"/>
          <table:table-cell table:style-name="ce36"/>
          <table:table-cell office:value-type="string" office:string-value="" table:formula="of:=CONCATENATE([.D283];[.N283])" table:style-name="ce36"/>
          <table:table-cell office:value-type="string" office:string-value="" table:formula="of:=IF(ISBLANK([.L283]);&quot;&quot;;IF([.D283]=&quot;EE&quot;;IF([.L283]&gt;=3;IF([.K283]&gt;=5;&quot;H&quot;;&quot;A&quot;);IF([.L283]&gt;=2;IF([.K283]&gt;=16;&quot;H&quot;;IF([.K283]&lt;=4;&quot;L&quot;;&quot;A&quot;));IF([.K283]&lt;=15;&quot;L&quot;;&quot;A&quot;)));IF(OR([.D283]=&quot;SE&quot;;[.D283]=&quot;CE&quot;);IF([.L283]&gt;=4;IF([.K283]&gt;=6;&quot;H&quot;;&quot;A&quot;);IF([.L283]&gt;=2;IF([.K283]&gt;=20;&quot;H&quot;;IF([.K283]&lt;=5;&quot;L&quot;;&quot;A&quot;));IF([.K283]&lt;=19;&quot;L&quot;;&quot;A&quot;)));IF(OR([.D283]=&quot;ALI&quot;;[.D283]=&quot;AIE&quot;);IF([.L283]&gt;=6;IF([.K283]&gt;=20;&quot;H&quot;;&quot;A&quot;);IF([.L283]&gt;=2;IF([.K283]&gt;=51;&quot;H&quot;;IF([.K283]&lt;=19;&quot;L&quot;;&quot;A&quot;));IF([.K283]&lt;=50;&quot;L&quot;;&quot;A&quot;)))))))" table:style-name="ce37"/>
          <table:table-cell office:value-type="string" office:string-value="" table:formula="of:=IF([.N283]=&quot;L&quot;;&quot;Baixa&quot;;IF([.N283]=&quot;A&quot;;&quot;Média&quot;;IF([.N283]=&quot;&quot;;&quot;&quot;;&quot;Alta&quot;)))" table:style-name="ce37"/>
          <table:table-cell office:value-type="string" office:string-value="" table:formula="of:=IF(ISBLANK([.L283]);&quot;&quot;;IF([.D283]=&quot;ALI&quot;;IF([.N283]=&quot;L&quot;;7;IF([.N283]=&quot;A&quot;;10;15));IF([.D283]=&quot;AIE&quot;;IF([.N283]=&quot;L&quot;;5;IF([.N283]=&quot;A&quot;;7;10));IF([.D283]=&quot;SE&quot;;IF([.N283]=&quot;L&quot;;4;IF([.N283]=&quot;A&quot;;5;7));IF(OR([.D283]=&quot;EE&quot;;[.D283]=&quot;CE&quot;);IF([.N283]=&quot;L&quot;;3;IF([.N283]=&quot;A&quot;;4;6)))))))" table:style-name="ce38"/>
          <table:table-cell table:style-name="ce39"/>
          <table:table-cell table:style-name="ce40"/>
          <table:table-cell office:value-type="float" office:value="0" table:formula="of:=IF(AND([.$P283]=&quot;&quot;;[.$J283]&lt;&gt;&quot;&quot;);[.$J283];0)" table:style-name="ce3">
            <text:p>0</text:p>
          </table:table-cell>
          <table:table-cell office:value-type="float" office:value="0" table:formula="of:=IF(OR([.$P283]=&quot;&quot;;[.$J283]=&quot;&quot;);0;[.$J283])" table:style-name="ce3">
            <text:p>0</text:p>
          </table:table-cell>
          <table:table-cell office:value-type="float" office:value="0" table:formula="of:=IF(OR([.$P283]=&quot;&quot;;[.$J283]=&quot;&quot;);0;[.$P283])" table:style-name="ce3">
            <text:p>0</text:p>
          </table:table-cell>
          <table:table-cell office:value-type="float" office:value="0" table:formula="of:=IF(AND([.$J283]=&quot;&quot;;[.$P283]&lt;&gt;&quot;&quot;);[.$P28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4];[.H284])" table:style-name="ce36"/>
          <table:table-cell office:value-type="string" office:string-value="" table:formula="of:=IF(ISBLANK([.F284]);&quot;&quot;;IF([.D284]=&quot;EE&quot;;IF([.F284]&gt;=3;IF([.E284]&gt;=5;&quot;H&quot;;&quot;A&quot;);IF([.F284]&gt;=2;IF([.E284]&gt;=16;&quot;H&quot;;IF([.E284]&lt;=4;&quot;L&quot;;&quot;A&quot;));IF([.E284]&lt;=15;&quot;L&quot;;&quot;A&quot;)));IF(OR([.D284]=&quot;SE&quot;;[.D284]=&quot;CE&quot;);IF([.F284]&gt;=4;IF([.E284]&gt;=6;&quot;H&quot;;&quot;A&quot;);IF([.F284]&gt;=2;IF([.E284]&gt;=20;&quot;H&quot;;IF([.E284]&lt;=5;&quot;L&quot;;&quot;A&quot;));IF([.E284]&lt;=19;&quot;L&quot;;&quot;A&quot;)));IF(OR([.D284]=&quot;ALI&quot;;[.D284]=&quot;AIE&quot;);IF([.F284]&gt;=6;IF([.E284]&gt;=20;&quot;H&quot;;&quot;A&quot;);IF([.F284]&gt;=2;IF([.E284]&gt;=51;&quot;H&quot;;IF([.E284]&lt;=19;&quot;L&quot;;&quot;A&quot;));IF([.E284]&lt;=50;&quot;L&quot;;&quot;A&quot;)))))))" table:style-name="ce37"/>
          <table:table-cell office:value-type="string" office:string-value="" table:formula="of:=IF([.H284]=&quot;L&quot;;&quot;Baixa&quot;;IF([.H284]=&quot;A&quot;;&quot;Média&quot;;IF([.H284]=&quot;&quot;;&quot;&quot;;&quot;Alta&quot;)))" table:style-name="ce37"/>
          <table:table-cell office:value-type="string" office:string-value="" table:formula="of:=IF(ISBLANK([.F284]);&quot;&quot;;IF([.D284]=&quot;ALI&quot;;IF([.H284]=&quot;L&quot;;7;IF([.H284]=&quot;A&quot;;10;15));IF([.D284]=&quot;AIE&quot;;IF([.H284]=&quot;L&quot;;5;IF([.H284]=&quot;A&quot;;7;10));IF([.D284]=&quot;SE&quot;;IF([.H284]=&quot;L&quot;;4;IF([.H284]=&quot;A&quot;;5;7));IF(OR([.D284]=&quot;EE&quot;;[.D284]=&quot;CE&quot;);IF([.H284]=&quot;L&quot;;3;IF([.H284]=&quot;A&quot;;4;6)))))))" table:style-name="ce38"/>
          <table:table-cell table:style-name="ce39"/>
          <table:table-cell table:style-name="ce36"/>
          <table:table-cell office:value-type="string" office:string-value="" table:formula="of:=CONCATENATE([.D284];[.N284])" table:style-name="ce36"/>
          <table:table-cell office:value-type="string" office:string-value="" table:formula="of:=IF(ISBLANK([.L284]);&quot;&quot;;IF([.D284]=&quot;EE&quot;;IF([.L284]&gt;=3;IF([.K284]&gt;=5;&quot;H&quot;;&quot;A&quot;);IF([.L284]&gt;=2;IF([.K284]&gt;=16;&quot;H&quot;;IF([.K284]&lt;=4;&quot;L&quot;;&quot;A&quot;));IF([.K284]&lt;=15;&quot;L&quot;;&quot;A&quot;)));IF(OR([.D284]=&quot;SE&quot;;[.D284]=&quot;CE&quot;);IF([.L284]&gt;=4;IF([.K284]&gt;=6;&quot;H&quot;;&quot;A&quot;);IF([.L284]&gt;=2;IF([.K284]&gt;=20;&quot;H&quot;;IF([.K284]&lt;=5;&quot;L&quot;;&quot;A&quot;));IF([.K284]&lt;=19;&quot;L&quot;;&quot;A&quot;)));IF(OR([.D284]=&quot;ALI&quot;;[.D284]=&quot;AIE&quot;);IF([.L284]&gt;=6;IF([.K284]&gt;=20;&quot;H&quot;;&quot;A&quot;);IF([.L284]&gt;=2;IF([.K284]&gt;=51;&quot;H&quot;;IF([.K284]&lt;=19;&quot;L&quot;;&quot;A&quot;));IF([.K284]&lt;=50;&quot;L&quot;;&quot;A&quot;)))))))" table:style-name="ce37"/>
          <table:table-cell office:value-type="string" office:string-value="" table:formula="of:=IF([.N284]=&quot;L&quot;;&quot;Baixa&quot;;IF([.N284]=&quot;A&quot;;&quot;Média&quot;;IF([.N284]=&quot;&quot;;&quot;&quot;;&quot;Alta&quot;)))" table:style-name="ce37"/>
          <table:table-cell office:value-type="string" office:string-value="" table:formula="of:=IF(ISBLANK([.L284]);&quot;&quot;;IF([.D284]=&quot;ALI&quot;;IF([.N284]=&quot;L&quot;;7;IF([.N284]=&quot;A&quot;;10;15));IF([.D284]=&quot;AIE&quot;;IF([.N284]=&quot;L&quot;;5;IF([.N284]=&quot;A&quot;;7;10));IF([.D284]=&quot;SE&quot;;IF([.N284]=&quot;L&quot;;4;IF([.N284]=&quot;A&quot;;5;7));IF(OR([.D284]=&quot;EE&quot;;[.D284]=&quot;CE&quot;);IF([.N284]=&quot;L&quot;;3;IF([.N284]=&quot;A&quot;;4;6)))))))" table:style-name="ce38"/>
          <table:table-cell table:style-name="ce39"/>
          <table:table-cell table:style-name="ce40"/>
          <table:table-cell office:value-type="float" office:value="0" table:formula="of:=IF(AND([.$P284]=&quot;&quot;;[.$J284]&lt;&gt;&quot;&quot;);[.$J284];0)" table:style-name="ce3">
            <text:p>0</text:p>
          </table:table-cell>
          <table:table-cell office:value-type="float" office:value="0" table:formula="of:=IF(OR([.$P284]=&quot;&quot;;[.$J284]=&quot;&quot;);0;[.$J284])" table:style-name="ce3">
            <text:p>0</text:p>
          </table:table-cell>
          <table:table-cell office:value-type="float" office:value="0" table:formula="of:=IF(OR([.$P284]=&quot;&quot;;[.$J284]=&quot;&quot;);0;[.$P284])" table:style-name="ce3">
            <text:p>0</text:p>
          </table:table-cell>
          <table:table-cell office:value-type="float" office:value="0" table:formula="of:=IF(AND([.$J284]=&quot;&quot;;[.$P284]&lt;&gt;&quot;&quot;);[.$P28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5];[.H285])" table:style-name="ce36"/>
          <table:table-cell office:value-type="string" office:string-value="" table:formula="of:=IF(ISBLANK([.F285]);&quot;&quot;;IF([.D285]=&quot;EE&quot;;IF([.F285]&gt;=3;IF([.E285]&gt;=5;&quot;H&quot;;&quot;A&quot;);IF([.F285]&gt;=2;IF([.E285]&gt;=16;&quot;H&quot;;IF([.E285]&lt;=4;&quot;L&quot;;&quot;A&quot;));IF([.E285]&lt;=15;&quot;L&quot;;&quot;A&quot;)));IF(OR([.D285]=&quot;SE&quot;;[.D285]=&quot;CE&quot;);IF([.F285]&gt;=4;IF([.E285]&gt;=6;&quot;H&quot;;&quot;A&quot;);IF([.F285]&gt;=2;IF([.E285]&gt;=20;&quot;H&quot;;IF([.E285]&lt;=5;&quot;L&quot;;&quot;A&quot;));IF([.E285]&lt;=19;&quot;L&quot;;&quot;A&quot;)));IF(OR([.D285]=&quot;ALI&quot;;[.D285]=&quot;AIE&quot;);IF([.F285]&gt;=6;IF([.E285]&gt;=20;&quot;H&quot;;&quot;A&quot;);IF([.F285]&gt;=2;IF([.E285]&gt;=51;&quot;H&quot;;IF([.E285]&lt;=19;&quot;L&quot;;&quot;A&quot;));IF([.E285]&lt;=50;&quot;L&quot;;&quot;A&quot;)))))))" table:style-name="ce37"/>
          <table:table-cell office:value-type="string" office:string-value="" table:formula="of:=IF([.H285]=&quot;L&quot;;&quot;Baixa&quot;;IF([.H285]=&quot;A&quot;;&quot;Média&quot;;IF([.H285]=&quot;&quot;;&quot;&quot;;&quot;Alta&quot;)))" table:style-name="ce37"/>
          <table:table-cell office:value-type="string" office:string-value="" table:formula="of:=IF(ISBLANK([.F285]);&quot;&quot;;IF([.D285]=&quot;ALI&quot;;IF([.H285]=&quot;L&quot;;7;IF([.H285]=&quot;A&quot;;10;15));IF([.D285]=&quot;AIE&quot;;IF([.H285]=&quot;L&quot;;5;IF([.H285]=&quot;A&quot;;7;10));IF([.D285]=&quot;SE&quot;;IF([.H285]=&quot;L&quot;;4;IF([.H285]=&quot;A&quot;;5;7));IF(OR([.D285]=&quot;EE&quot;;[.D285]=&quot;CE&quot;);IF([.H285]=&quot;L&quot;;3;IF([.H285]=&quot;A&quot;;4;6)))))))" table:style-name="ce38"/>
          <table:table-cell table:style-name="ce39"/>
          <table:table-cell table:style-name="ce36"/>
          <table:table-cell office:value-type="string" office:string-value="" table:formula="of:=CONCATENATE([.D285];[.N285])" table:style-name="ce36"/>
          <table:table-cell office:value-type="string" office:string-value="" table:formula="of:=IF(ISBLANK([.L285]);&quot;&quot;;IF([.D285]=&quot;EE&quot;;IF([.L285]&gt;=3;IF([.K285]&gt;=5;&quot;H&quot;;&quot;A&quot;);IF([.L285]&gt;=2;IF([.K285]&gt;=16;&quot;H&quot;;IF([.K285]&lt;=4;&quot;L&quot;;&quot;A&quot;));IF([.K285]&lt;=15;&quot;L&quot;;&quot;A&quot;)));IF(OR([.D285]=&quot;SE&quot;;[.D285]=&quot;CE&quot;);IF([.L285]&gt;=4;IF([.K285]&gt;=6;&quot;H&quot;;&quot;A&quot;);IF([.L285]&gt;=2;IF([.K285]&gt;=20;&quot;H&quot;;IF([.K285]&lt;=5;&quot;L&quot;;&quot;A&quot;));IF([.K285]&lt;=19;&quot;L&quot;;&quot;A&quot;)));IF(OR([.D285]=&quot;ALI&quot;;[.D285]=&quot;AIE&quot;);IF([.L285]&gt;=6;IF([.K285]&gt;=20;&quot;H&quot;;&quot;A&quot;);IF([.L285]&gt;=2;IF([.K285]&gt;=51;&quot;H&quot;;IF([.K285]&lt;=19;&quot;L&quot;;&quot;A&quot;));IF([.K285]&lt;=50;&quot;L&quot;;&quot;A&quot;)))))))" table:style-name="ce37"/>
          <table:table-cell office:value-type="string" office:string-value="" table:formula="of:=IF([.N285]=&quot;L&quot;;&quot;Baixa&quot;;IF([.N285]=&quot;A&quot;;&quot;Média&quot;;IF([.N285]=&quot;&quot;;&quot;&quot;;&quot;Alta&quot;)))" table:style-name="ce37"/>
          <table:table-cell office:value-type="string" office:string-value="" table:formula="of:=IF(ISBLANK([.L285]);&quot;&quot;;IF([.D285]=&quot;ALI&quot;;IF([.N285]=&quot;L&quot;;7;IF([.N285]=&quot;A&quot;;10;15));IF([.D285]=&quot;AIE&quot;;IF([.N285]=&quot;L&quot;;5;IF([.N285]=&quot;A&quot;;7;10));IF([.D285]=&quot;SE&quot;;IF([.N285]=&quot;L&quot;;4;IF([.N285]=&quot;A&quot;;5;7));IF(OR([.D285]=&quot;EE&quot;;[.D285]=&quot;CE&quot;);IF([.N285]=&quot;L&quot;;3;IF([.N285]=&quot;A&quot;;4;6)))))))" table:style-name="ce38"/>
          <table:table-cell table:style-name="ce39"/>
          <table:table-cell table:style-name="ce40"/>
          <table:table-cell office:value-type="float" office:value="0" table:formula="of:=IF(AND([.$P285]=&quot;&quot;;[.$J285]&lt;&gt;&quot;&quot;);[.$J285];0)" table:style-name="ce3">
            <text:p>0</text:p>
          </table:table-cell>
          <table:table-cell office:value-type="float" office:value="0" table:formula="of:=IF(OR([.$P285]=&quot;&quot;;[.$J285]=&quot;&quot;);0;[.$J285])" table:style-name="ce3">
            <text:p>0</text:p>
          </table:table-cell>
          <table:table-cell office:value-type="float" office:value="0" table:formula="of:=IF(OR([.$P285]=&quot;&quot;;[.$J285]=&quot;&quot;);0;[.$P285])" table:style-name="ce3">
            <text:p>0</text:p>
          </table:table-cell>
          <table:table-cell office:value-type="float" office:value="0" table:formula="of:=IF(AND([.$J285]=&quot;&quot;;[.$P285]&lt;&gt;&quot;&quot;);[.$P28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86];[.H286])" table:style-name="ce36"/>
          <table:table-cell office:value-type="string" office:string-value="" table:formula="of:=IF(ISBLANK([.F286]);&quot;&quot;;IF([.D286]=&quot;EE&quot;;IF([.F286]&gt;=3;IF([.E286]&gt;=5;&quot;H&quot;;&quot;A&quot;);IF([.F286]&gt;=2;IF([.E286]&gt;=16;&quot;H&quot;;IF([.E286]&lt;=4;&quot;L&quot;;&quot;A&quot;));IF([.E286]&lt;=15;&quot;L&quot;;&quot;A&quot;)));IF(OR([.D286]=&quot;SE&quot;;[.D286]=&quot;CE&quot;);IF([.F286]&gt;=4;IF([.E286]&gt;=6;&quot;H&quot;;&quot;A&quot;);IF([.F286]&gt;=2;IF([.E286]&gt;=20;&quot;H&quot;;IF([.E286]&lt;=5;&quot;L&quot;;&quot;A&quot;));IF([.E286]&lt;=19;&quot;L&quot;;&quot;A&quot;)));IF(OR([.D286]=&quot;ALI&quot;;[.D286]=&quot;AIE&quot;);IF([.F286]&gt;=6;IF([.E286]&gt;=20;&quot;H&quot;;&quot;A&quot;);IF([.F286]&gt;=2;IF([.E286]&gt;=51;&quot;H&quot;;IF([.E286]&lt;=19;&quot;L&quot;;&quot;A&quot;));IF([.E286]&lt;=50;&quot;L&quot;;&quot;A&quot;)))))))" table:style-name="ce37"/>
          <table:table-cell office:value-type="string" office:string-value="" table:formula="of:=IF([.H286]=&quot;L&quot;;&quot;Baixa&quot;;IF([.H286]=&quot;A&quot;;&quot;Média&quot;;IF([.H286]=&quot;&quot;;&quot;&quot;;&quot;Alta&quot;)))" table:style-name="ce37"/>
          <table:table-cell office:value-type="string" office:string-value="" table:formula="of:=IF(ISBLANK([.F286]);&quot;&quot;;IF([.D286]=&quot;ALI&quot;;IF([.H286]=&quot;L&quot;;7;IF([.H286]=&quot;A&quot;;10;15));IF([.D286]=&quot;AIE&quot;;IF([.H286]=&quot;L&quot;;5;IF([.H286]=&quot;A&quot;;7;10));IF([.D286]=&quot;SE&quot;;IF([.H286]=&quot;L&quot;;4;IF([.H286]=&quot;A&quot;;5;7));IF(OR([.D286]=&quot;EE&quot;;[.D286]=&quot;CE&quot;);IF([.H286]=&quot;L&quot;;3;IF([.H286]=&quot;A&quot;;4;6)))))))" table:style-name="ce38"/>
          <table:table-cell table:style-name="ce39"/>
          <table:table-cell table:style-name="ce36"/>
          <table:table-cell office:value-type="string" office:string-value="" table:formula="of:=CONCATENATE([.D286];[.N286])" table:style-name="ce36"/>
          <table:table-cell office:value-type="string" office:string-value="" table:formula="of:=IF(ISBLANK([.L286]);&quot;&quot;;IF([.D286]=&quot;EE&quot;;IF([.L286]&gt;=3;IF([.K286]&gt;=5;&quot;H&quot;;&quot;A&quot;);IF([.L286]&gt;=2;IF([.K286]&gt;=16;&quot;H&quot;;IF([.K286]&lt;=4;&quot;L&quot;;&quot;A&quot;));IF([.K286]&lt;=15;&quot;L&quot;;&quot;A&quot;)));IF(OR([.D286]=&quot;SE&quot;;[.D286]=&quot;CE&quot;);IF([.L286]&gt;=4;IF([.K286]&gt;=6;&quot;H&quot;;&quot;A&quot;);IF([.L286]&gt;=2;IF([.K286]&gt;=20;&quot;H&quot;;IF([.K286]&lt;=5;&quot;L&quot;;&quot;A&quot;));IF([.K286]&lt;=19;&quot;L&quot;;&quot;A&quot;)));IF(OR([.D286]=&quot;ALI&quot;;[.D286]=&quot;AIE&quot;);IF([.L286]&gt;=6;IF([.K286]&gt;=20;&quot;H&quot;;&quot;A&quot;);IF([.L286]&gt;=2;IF([.K286]&gt;=51;&quot;H&quot;;IF([.K286]&lt;=19;&quot;L&quot;;&quot;A&quot;));IF([.K286]&lt;=50;&quot;L&quot;;&quot;A&quot;)))))))" table:style-name="ce37"/>
          <table:table-cell office:value-type="string" office:string-value="" table:formula="of:=IF([.N286]=&quot;L&quot;;&quot;Baixa&quot;;IF([.N286]=&quot;A&quot;;&quot;Média&quot;;IF([.N286]=&quot;&quot;;&quot;&quot;;&quot;Alta&quot;)))" table:style-name="ce37"/>
          <table:table-cell office:value-type="string" office:string-value="" table:formula="of:=IF(ISBLANK([.L286]);&quot;&quot;;IF([.D286]=&quot;ALI&quot;;IF([.N286]=&quot;L&quot;;7;IF([.N286]=&quot;A&quot;;10;15));IF([.D286]=&quot;AIE&quot;;IF([.N286]=&quot;L&quot;;5;IF([.N286]=&quot;A&quot;;7;10));IF([.D286]=&quot;SE&quot;;IF([.N286]=&quot;L&quot;;4;IF([.N286]=&quot;A&quot;;5;7));IF(OR([.D286]=&quot;EE&quot;;[.D286]=&quot;CE&quot;);IF([.N286]=&quot;L&quot;;3;IF([.N286]=&quot;A&quot;;4;6)))))))" table:style-name="ce38"/>
          <table:table-cell table:style-name="ce39"/>
          <table:table-cell table:style-name="ce40"/>
          <table:table-cell office:value-type="float" office:value="0" table:formula="of:=IF(AND([.$P286]=&quot;&quot;;[.$J286]&lt;&gt;&quot;&quot;);[.$J286];0)" table:style-name="ce3">
            <text:p>0</text:p>
          </table:table-cell>
          <table:table-cell office:value-type="float" office:value="0" table:formula="of:=IF(OR([.$P286]=&quot;&quot;;[.$J286]=&quot;&quot;);0;[.$J286])" table:style-name="ce3">
            <text:p>0</text:p>
          </table:table-cell>
          <table:table-cell office:value-type="float" office:value="0" table:formula="of:=IF(OR([.$P286]=&quot;&quot;;[.$J286]=&quot;&quot;);0;[.$P286])" table:style-name="ce3">
            <text:p>0</text:p>
          </table:table-cell>
          <table:table-cell office:value-type="float" office:value="0" table:formula="of:=IF(AND([.$J286]=&quot;&quot;;[.$P286]&lt;&gt;&quot;&quot;);[.$P28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287];[.H287])" table:style-name="ce44"/>
          <table:table-cell office:value-type="string" office:string-value="" table:formula="of:=IF(ISBLANK([.F287]);&quot;&quot;;IF([.D287]=&quot;EE&quot;;IF([.F287]&gt;=3;IF([.E287]&gt;=5;&quot;H&quot;;&quot;A&quot;);IF([.F287]&gt;=2;IF([.E287]&gt;=16;&quot;H&quot;;IF([.E287]&lt;=4;&quot;L&quot;;&quot;A&quot;));IF([.E287]&lt;=15;&quot;L&quot;;&quot;A&quot;)));IF(OR([.D287]=&quot;SE&quot;;[.D287]=&quot;CE&quot;);IF([.F287]&gt;=4;IF([.E287]&gt;=6;&quot;H&quot;;&quot;A&quot;);IF([.F287]&gt;=2;IF([.E287]&gt;=20;&quot;H&quot;;IF([.E287]&lt;=5;&quot;L&quot;;&quot;A&quot;));IF([.E287]&lt;=19;&quot;L&quot;;&quot;A&quot;)));IF(OR([.D287]=&quot;ALI&quot;;[.D287]=&quot;AIE&quot;);IF([.F287]&gt;=6;IF([.E287]&gt;=20;&quot;H&quot;;&quot;A&quot;);IF([.F287]&gt;=2;IF([.E287]&gt;=51;&quot;H&quot;;IF([.E287]&lt;=19;&quot;L&quot;;&quot;A&quot;));IF([.E287]&lt;=50;&quot;L&quot;;&quot;A&quot;)))))))" table:style-name="ce45"/>
          <table:table-cell office:value-type="string" office:string-value="" table:formula="of:=IF([.H287]=&quot;L&quot;;&quot;Baixa&quot;;IF([.H287]=&quot;A&quot;;&quot;Média&quot;;IF([.H287]=&quot;&quot;;&quot;&quot;;&quot;Alta&quot;)))" table:style-name="ce45"/>
          <table:table-cell office:value-type="string" office:string-value="" table:formula="of:=IF(ISBLANK([.F287]);&quot;&quot;;IF([.D287]=&quot;ALI&quot;;IF([.H287]=&quot;L&quot;;7;IF([.H287]=&quot;A&quot;;10;15));IF([.D287]=&quot;AIE&quot;;IF([.H287]=&quot;L&quot;;5;IF([.H287]=&quot;A&quot;;7;10));IF([.D287]=&quot;SE&quot;;IF([.H287]=&quot;L&quot;;4;IF([.H287]=&quot;A&quot;;5;7));IF(OR([.D287]=&quot;EE&quot;;[.D287]=&quot;CE&quot;);IF([.H287]=&quot;L&quot;;3;IF([.H287]=&quot;A&quot;;4;6)))))))" table:style-name="ce46"/>
          <table:table-cell table:style-name="ce47"/>
          <table:table-cell table:style-name="ce44"/>
          <table:table-cell office:value-type="string" office:string-value="" table:formula="of:=CONCATENATE([.D287];[.N287])" table:style-name="ce44"/>
          <table:table-cell office:value-type="string" office:string-value="" table:formula="of:=IF(ISBLANK([.L287]);&quot;&quot;;IF([.D287]=&quot;EE&quot;;IF([.L287]&gt;=3;IF([.K287]&gt;=5;&quot;H&quot;;&quot;A&quot;);IF([.L287]&gt;=2;IF([.K287]&gt;=16;&quot;H&quot;;IF([.K287]&lt;=4;&quot;L&quot;;&quot;A&quot;));IF([.K287]&lt;=15;&quot;L&quot;;&quot;A&quot;)));IF(OR([.D287]=&quot;SE&quot;;[.D287]=&quot;CE&quot;);IF([.L287]&gt;=4;IF([.K287]&gt;=6;&quot;H&quot;;&quot;A&quot;);IF([.L287]&gt;=2;IF([.K287]&gt;=20;&quot;H&quot;;IF([.K287]&lt;=5;&quot;L&quot;;&quot;A&quot;));IF([.K287]&lt;=19;&quot;L&quot;;&quot;A&quot;)));IF(OR([.D287]=&quot;ALI&quot;;[.D287]=&quot;AIE&quot;);IF([.L287]&gt;=6;IF([.K287]&gt;=20;&quot;H&quot;;&quot;A&quot;);IF([.L287]&gt;=2;IF([.K287]&gt;=51;&quot;H&quot;;IF([.K287]&lt;=19;&quot;L&quot;;&quot;A&quot;));IF([.K287]&lt;=50;&quot;L&quot;;&quot;A&quot;)))))))" table:style-name="ce45"/>
          <table:table-cell office:value-type="string" office:string-value="" table:formula="of:=IF([.N287]=&quot;L&quot;;&quot;Baixa&quot;;IF([.N287]=&quot;A&quot;;&quot;Média&quot;;IF([.N287]=&quot;&quot;;&quot;&quot;;&quot;Alta&quot;)))" table:style-name="ce45"/>
          <table:table-cell office:value-type="string" office:string-value="" table:formula="of:=IF(ISBLANK([.L287]);&quot;&quot;;IF([.D287]=&quot;ALI&quot;;IF([.N287]=&quot;L&quot;;7;IF([.N287]=&quot;A&quot;;10;15));IF([.D287]=&quot;AIE&quot;;IF([.N287]=&quot;L&quot;;5;IF([.N287]=&quot;A&quot;;7;10));IF([.D287]=&quot;SE&quot;;IF([.N287]=&quot;L&quot;;4;IF([.N287]=&quot;A&quot;;5;7));IF(OR([.D287]=&quot;EE&quot;;[.D287]=&quot;CE&quot;);IF([.N287]=&quot;L&quot;;3;IF([.N287]=&quot;A&quot;;4;6)))))))" table:style-name="ce46"/>
          <table:table-cell table:style-name="ce47"/>
          <table:table-cell table:style-name="ce48"/>
          <table:table-cell office:value-type="float" office:value="0" table:formula="of:=IF(AND([.$P287]=&quot;&quot;;[.$J287]&lt;&gt;&quot;&quot;);[.$J287];0)" table:style-name="ce3">
            <text:p>0</text:p>
          </table:table-cell>
          <table:table-cell office:value-type="float" office:value="0" table:formula="of:=IF(OR([.$P287]=&quot;&quot;;[.$J287]=&quot;&quot;);0;[.$J287])" table:style-name="ce3">
            <text:p>0</text:p>
          </table:table-cell>
          <table:table-cell office:value-type="float" office:value="0" table:formula="of:=IF(OR([.$P287]=&quot;&quot;;[.$J287]=&quot;&quot;);0;[.$P287])" table:style-name="ce3">
            <text:p>0</text:p>
          </table:table-cell>
          <table:table-cell office:value-type="float" office:value="0" table:formula="of:=IF(AND([.$J287]=&quot;&quot;;[.$P287]&lt;&gt;&quot;&quot;);[.$P287];0)" table:style-name="ce3">
            <text:p>0</text:p>
          </table:table-cell>
          <table:table-cell table:number-columns-repeated="16362"/>
        </table:table-row>
        <table:table-row table:style-name="ro9">
          <table:table-cell table:style-name="ce49"/>
          <table:table-cell table:number-columns-repeated="16383" table:style-name="ce49"/>
        </table:table-row>
        <table:table-row table:style-name="ro7">
          <table:table-cell office:value-type="string" table:number-columns-spanned="18" table:number-rows-spanned="1" table:style-name="ce50">
            <text:p>Identificação, Determinação da Complexidade e Cálculo da Contribuição aos PF não Ajustados</text:p>
          </table:table-cell>
          <table:covered-table-cell>
            <draw:custom-shape svg:x="0in" svg:y="0in" svg:width="10.13268in" svg:height="7.42716in" draw:z-index="9" draw:id="id26" draw:style-name="a83" draw:name="Retângulo 108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521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16"/>
          <table:table-cell table:style-name="ce11"/>
          <table:table-cell table:number-columns-repeated="238" table:style-name="ce3"/>
          <table:table-cell table:number-columns-repeated="16127"/>
        </table:table-row>
        <table:table-row table:style-name="ro7">
          <table:table-cell table:style-name="ce12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4"/>
          <table:table-cell office:value-type="string" table:style-name="ce15">
            <text:p>Data :</text:p>
          </table:table-cell>
          <table:table-cell office:value-type="date" office:date-value="2024-03-25T00:00:00" table:formula="of:=$$Data" table:number-columns-spanned="2" table:number-rows-spanned="1" table:style-name="ce51">
            <text:p>25/3/24</text:p>
          </table:table-cell>
          <table:covered-table-cell/>
          <table:table-cell table:number-columns-repeated="2" table:style-name="ce15"/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9" table:style-name="ce13"/>
          <table:table-cell table:number-columns-repeated="16366" table:style-name="ce12"/>
        </table:table-row>
        <table:table-row table:style-name="ro7">
          <table:table-cell table:style-name="ce12"/>
          <table:table-cell office:value-type="string" office:string-value="Responsável : Alesandro da Silva Santos, Natalia da Silva Costa" table:formula="of:=CONCATENATE(&quot;Responsável : &quot;;$$Responsável)" table:style-name="ce14">
            <text:p>Responsável : Alesandro da Silva Santos, Natalia da Silva Costa</text:p>
          </table:table-cell>
          <table:table-cell table:style-name="ce17"/>
          <table:table-cell table:style-name="ce12"/>
          <table:table-cell table:number-columns-repeated="4" table:style-name="ce18"/>
          <table:table-cell office:value-type="string" table:style-name="ce16">
            <text:p>Data Revisão :</text:p>
          </table:table-cell>
          <table:table-cell table:style-name="ce18"/>
          <table:table-cell office:value-type="date" office:date-value="2024-03-28T00:00:00" table:formula="of:=$$Revisão" table:number-columns-spanned="2" table:number-rows-spanned="1" table:style-name="ce52">
            <text:p>28/3/24</text:p>
          </table:table-cell>
          <table:covered-table-cell/>
          <table:table-cell table:number-columns-repeated="6" table:style-name="ce18"/>
          <table:table-cell table:number-columns-repeated="16366" table:style-name="ce12"/>
        </table:table-row>
        <table:table-row table:style-name="ro6">
          <table:table-cell table:style-name="ce12"/>
          <table:table-cell office:value-type="string" table:number-columns-spanned="1" table:number-rows-spanned="2" table:style-name="ce53">
            <text:p>#</text:p>
          </table:table-cell>
          <table:table-cell office:value-type="string" table:number-columns-spanned="1" table:number-rows-spanned="2" table:style-name="ce54">
            <text:p>Processo Elementar ou Grupo de Dados</text:p>
          </table:table-cell>
          <table:table-cell office:value-type="string" table:number-columns-spanned="1" table:number-rows-spanned="2" table:style-name="ce54">
            <text:p>Tipo</text:p>
          </table:table-cell>
          <table:table-cell office:value-type="string" table:number-columns-spanned="6" table:number-rows-spanned="1" table:style-name="ce55">
            <text:p>Depois da Melhoria</text:p>
          </table:table-cell>
          <table:covered-table-cell table:number-columns-repeated="5"/>
          <table:table-cell office:value-type="string" table:number-columns-spanned="6" table:number-rows-spanned="1" table:style-name="ce56">
            <text:p>Antes da Melhoria</text:p>
          </table:table-cell>
          <table:covered-table-cell table:number-columns-repeated="5"/>
          <table:table-cell table:style-name="ce19"/>
          <table:table-cell table:style-name="ce20"/>
          <table:table-cell office:value-type="string" table:style-name="ce12">
            <text:p>ADD</text:p>
          </table:table-cell>
          <table:table-cell office:value-type="string" table:style-name="ce12">
            <text:p>CHGA</text:p>
          </table:table-cell>
          <table:table-cell office:value-type="string" table:style-name="ce12">
            <text:p>CHGB</text:p>
          </table:table-cell>
          <table:table-cell office:value-type="string" table:style-name="ce12">
            <text:p>DEL</text:p>
          </table:table-cell>
          <table:table-cell table:number-columns-repeated="16362" table:style-name="ce12"/>
        </table:table-row>
        <table:table-row table:style-name="ro6">
          <table:table-cell table:style-name="ce3"/>
          <table:covered-table-cell/>
          <table:covered-table-cell/>
          <table:covered-table-cell/>
          <table:table-cell office:value-type="string" table:style-name="ce21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office:value-type="string" table:style-name="ce25">
            <text:p>TD</text:p>
          </table:table-cell>
          <table:table-cell office:value-type="string" table:style-name="ce22">
            <text:p>AR/TR</text:p>
          </table:table-cell>
          <table:table-cell office:value-type="string" table:style-name="ce22">
            <text:p>ctl</text:p>
          </table:table-cell>
          <table:table-cell office:value-type="string" table:style-name="ce22">
            <text:p>C</text:p>
          </table:table-cell>
          <table:table-cell office:value-type="string" table:style-name="ce23">
            <text:p>Complex.</text:p>
          </table:table-cell>
          <table:table-cell office:value-type="string" table:style-name="ce24">
            <text:p>PF</text:p>
          </table:table-cell>
          <table:table-cell table:style-name="ce26"/>
          <table:table-cell table:style-name="ce27"/>
          <table:table-cell table:number-columns-repeated="239" table:style-name="ce3"/>
          <table:table-cell table:number-columns-repeated="16127"/>
        </table:table-row>
        <table:table-row table:style-name="ro8">
          <table:table-cell table:style-name="ce3"/>
          <table:table-cell office:value-type="float" office:value="1" table:style-name="ce28">
            <text:p>1</text:p>
          </table:table-cell>
          <table:table-cell table:style-name="ce29">
            <office:annotation draw:style-name="a95" svg:x="4.59375in" svg:y="60.3541666666667in" svg:width="2.69791666666667in" svg:height="1.51041666666667in">
              <dc:creator>Autor desconhecido</dc:creator>
              <text:p><text:span text:style-name="T21">O processo é a menor unidade de atividade significativa para o usuário ?</text:span><text:span text:style-name="T21"/></text:p>
              <text:p><text:span text:style-name="T21"/></text:p>
              <text:p><text:span text:style-name="T21">O processo é auto-contido e deixa o negócio da aplicação em um estado consistênte ?</text:span></text:p>
            </office:annotation>
          </table:table-cell>
          <table:table-cell table:number-columns-repeated="3" table:style-name="ce30"/>
          <table:table-cell office:value-type="string" office:string-value="" table:formula="of:=CONCATENATE([.D294];[.H294])" table:style-name="ce30"/>
          <table:table-cell office:value-type="string" office:string-value="" table:formula="of:=IF(ISBLANK([.F294]);&quot;&quot;;IF([.D294]=&quot;EE&quot;;IF([.F294]&gt;=3;IF([.E294]&gt;=5;&quot;H&quot;;&quot;A&quot;);IF([.F294]&gt;=2;IF([.E294]&gt;=16;&quot;H&quot;;IF([.E294]&lt;=4;&quot;L&quot;;&quot;A&quot;));IF([.E294]&lt;=15;&quot;L&quot;;&quot;A&quot;)));IF(OR([.D294]=&quot;SE&quot;;[.D294]=&quot;CE&quot;);IF([.F294]&gt;=4;IF([.E294]&gt;=6;&quot;H&quot;;&quot;A&quot;);IF([.F294]&gt;=2;IF([.E294]&gt;=20;&quot;H&quot;;IF([.E294]&lt;=5;&quot;L&quot;;&quot;A&quot;));IF([.E294]&lt;=19;&quot;L&quot;;&quot;A&quot;)));IF(OR([.D294]=&quot;ALI&quot;;[.D294]=&quot;AIE&quot;);IF([.F294]&gt;=6;IF([.E294]&gt;=20;&quot;H&quot;;&quot;A&quot;);IF([.F294]&gt;=2;IF([.E294]&gt;=51;&quot;H&quot;;IF([.E294]&lt;=19;&quot;L&quot;;&quot;A&quot;));IF([.E294]&lt;=50;&quot;L&quot;;&quot;A&quot;)))))))" table:style-name="ce31"/>
          <table:table-cell office:value-type="string" office:string-value="" table:formula="of:=IF([.H294]=&quot;L&quot;;&quot;Baixa&quot;;IF([.H294]=&quot;A&quot;;&quot;Média&quot;;IF([.H294]=&quot;&quot;;&quot;&quot;;&quot;Alta&quot;)))" table:style-name="ce31"/>
          <table:table-cell office:value-type="string" office:string-value="" table:formula="of:=IF(ISBLANK([.F294]);&quot;&quot;;IF([.D294]=&quot;ALI&quot;;IF([.H294]=&quot;L&quot;;7;IF([.H294]=&quot;A&quot;;10;15));IF([.D294]=&quot;AIE&quot;;IF([.H294]=&quot;L&quot;;5;IF([.H294]=&quot;A&quot;;7;10));IF([.D294]=&quot;SE&quot;;IF([.H294]=&quot;L&quot;;4;IF([.H294]=&quot;A&quot;;5;7));IF(OR([.D294]=&quot;EE&quot;;[.D294]=&quot;CE&quot;);IF([.H294]=&quot;L&quot;;3;IF([.H294]=&quot;A&quot;;4;6)))))))" table:style-name="ce32"/>
          <table:table-cell table:style-name="ce33"/>
          <table:table-cell table:style-name="ce30"/>
          <table:table-cell office:value-type="string" office:string-value="" table:formula="of:=CONCATENATE([.D294];[.N294])" table:style-name="ce30"/>
          <table:table-cell office:value-type="string" office:string-value="" table:formula="of:=IF(ISBLANK([.L294]);&quot;&quot;;IF([.D294]=&quot;EE&quot;;IF([.L294]&gt;=3;IF([.K294]&gt;=5;&quot;H&quot;;&quot;A&quot;);IF([.L294]&gt;=2;IF([.K294]&gt;=16;&quot;H&quot;;IF([.K294]&lt;=4;&quot;L&quot;;&quot;A&quot;));IF([.K294]&lt;=15;&quot;L&quot;;&quot;A&quot;)));IF(OR([.D294]=&quot;SE&quot;;[.D294]=&quot;CE&quot;);IF([.L294]&gt;=4;IF([.K294]&gt;=6;&quot;H&quot;;&quot;A&quot;);IF([.L294]&gt;=2;IF([.K294]&gt;=20;&quot;H&quot;;IF([.K294]&lt;=5;&quot;L&quot;;&quot;A&quot;));IF([.K294]&lt;=19;&quot;L&quot;;&quot;A&quot;)));IF(OR([.D294]=&quot;ALI&quot;;[.D294]=&quot;AIE&quot;);IF([.L294]&gt;=6;IF([.K294]&gt;=20;&quot;H&quot;;&quot;A&quot;);IF([.L294]&gt;=2;IF([.K294]&gt;=51;&quot;H&quot;;IF([.K294]&lt;=19;&quot;L&quot;;&quot;A&quot;));IF([.K294]&lt;=50;&quot;L&quot;;&quot;A&quot;)))))))" table:style-name="ce31"/>
          <table:table-cell office:value-type="string" office:string-value="" table:formula="of:=IF([.N294]=&quot;L&quot;;&quot;Baixa&quot;;IF([.N294]=&quot;A&quot;;&quot;Média&quot;;IF([.N294]=&quot;&quot;;&quot;&quot;;&quot;Alta&quot;)))" table:style-name="ce31"/>
          <table:table-cell office:value-type="string" office:string-value="" table:formula="of:=IF(ISBLANK([.L294]);&quot;&quot;;IF([.D294]=&quot;ALI&quot;;IF([.N294]=&quot;L&quot;;7;IF([.N294]=&quot;A&quot;;10;15));IF([.D294]=&quot;AIE&quot;;IF([.N294]=&quot;L&quot;;5;IF([.N294]=&quot;A&quot;;7;10));IF([.D294]=&quot;SE&quot;;IF([.N294]=&quot;L&quot;;4;IF([.N294]=&quot;A&quot;;5;7));IF(OR([.D294]=&quot;EE&quot;;[.D294]=&quot;CE&quot;);IF([.N294]=&quot;L&quot;;3;IF([.N294]=&quot;A&quot;;4;6)))))))" table:style-name="ce32"/>
          <table:table-cell table:style-name="ce33"/>
          <table:table-cell table:style-name="ce34"/>
          <table:table-cell office:value-type="float" office:value="0" table:formula="of:=IF(AND([.$P294]=&quot;&quot;;[.$J294]&lt;&gt;&quot;&quot;);[.$J294];0)" table:style-name="ce3">
            <text:p>0</text:p>
          </table:table-cell>
          <table:table-cell office:value-type="float" office:value="0" table:formula="of:=IF(OR([.$P294]=&quot;&quot;;[.$J294]=&quot;&quot;);0;[.$J294])" table:style-name="ce3">
            <text:p>0</text:p>
          </table:table-cell>
          <table:table-cell office:value-type="float" office:value="0" table:formula="of:=IF(OR([.$P294]=&quot;&quot;;[.$J294]=&quot;&quot;);0;[.$P294])" table:style-name="ce3">
            <text:p>0</text:p>
          </table:table-cell>
          <table:table-cell office:value-type="float" office:value="0" table:formula="of:=IF(AND([.$J294]=&quot;&quot;;[.$P294]&lt;&gt;&quot;&quot;);[.$P294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2" table:style-name="ce28">
            <text:p>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5];[.H295])" table:style-name="ce36"/>
          <table:table-cell office:value-type="string" office:string-value="" table:formula="of:=IF(ISBLANK([.F295]);&quot;&quot;;IF([.D295]=&quot;EE&quot;;IF([.F295]&gt;=3;IF([.E295]&gt;=5;&quot;H&quot;;&quot;A&quot;);IF([.F295]&gt;=2;IF([.E295]&gt;=16;&quot;H&quot;;IF([.E295]&lt;=4;&quot;L&quot;;&quot;A&quot;));IF([.E295]&lt;=15;&quot;L&quot;;&quot;A&quot;)));IF(OR([.D295]=&quot;SE&quot;;[.D295]=&quot;CE&quot;);IF([.F295]&gt;=4;IF([.E295]&gt;=6;&quot;H&quot;;&quot;A&quot;);IF([.F295]&gt;=2;IF([.E295]&gt;=20;&quot;H&quot;;IF([.E295]&lt;=5;&quot;L&quot;;&quot;A&quot;));IF([.E295]&lt;=19;&quot;L&quot;;&quot;A&quot;)));IF(OR([.D295]=&quot;ALI&quot;;[.D295]=&quot;AIE&quot;);IF([.F295]&gt;=6;IF([.E295]&gt;=20;&quot;H&quot;;&quot;A&quot;);IF([.F295]&gt;=2;IF([.E295]&gt;=51;&quot;H&quot;;IF([.E295]&lt;=19;&quot;L&quot;;&quot;A&quot;));IF([.E295]&lt;=50;&quot;L&quot;;&quot;A&quot;)))))))" table:style-name="ce37"/>
          <table:table-cell office:value-type="string" office:string-value="" table:formula="of:=IF([.H295]=&quot;L&quot;;&quot;Baixa&quot;;IF([.H295]=&quot;A&quot;;&quot;Média&quot;;IF([.H295]=&quot;&quot;;&quot;&quot;;&quot;Alta&quot;)))" table:style-name="ce37"/>
          <table:table-cell office:value-type="string" office:string-value="" table:formula="of:=IF(ISBLANK([.F295]);&quot;&quot;;IF([.D295]=&quot;ALI&quot;;IF([.H295]=&quot;L&quot;;7;IF([.H295]=&quot;A&quot;;10;15));IF([.D295]=&quot;AIE&quot;;IF([.H295]=&quot;L&quot;;5;IF([.H295]=&quot;A&quot;;7;10));IF([.D295]=&quot;SE&quot;;IF([.H295]=&quot;L&quot;;4;IF([.H295]=&quot;A&quot;;5;7));IF(OR([.D295]=&quot;EE&quot;;[.D295]=&quot;CE&quot;);IF([.H295]=&quot;L&quot;;3;IF([.H295]=&quot;A&quot;;4;6)))))))" table:style-name="ce38"/>
          <table:table-cell table:style-name="ce39"/>
          <table:table-cell table:style-name="ce36"/>
          <table:table-cell office:value-type="string" office:string-value="" table:formula="of:=CONCATENATE([.D295];[.N295])" table:style-name="ce36"/>
          <table:table-cell office:value-type="string" office:string-value="" table:formula="of:=IF(ISBLANK([.L295]);&quot;&quot;;IF([.D295]=&quot;EE&quot;;IF([.L295]&gt;=3;IF([.K295]&gt;=5;&quot;H&quot;;&quot;A&quot;);IF([.L295]&gt;=2;IF([.K295]&gt;=16;&quot;H&quot;;IF([.K295]&lt;=4;&quot;L&quot;;&quot;A&quot;));IF([.K295]&lt;=15;&quot;L&quot;;&quot;A&quot;)));IF(OR([.D295]=&quot;SE&quot;;[.D295]=&quot;CE&quot;);IF([.L295]&gt;=4;IF([.K295]&gt;=6;&quot;H&quot;;&quot;A&quot;);IF([.L295]&gt;=2;IF([.K295]&gt;=20;&quot;H&quot;;IF([.K295]&lt;=5;&quot;L&quot;;&quot;A&quot;));IF([.K295]&lt;=19;&quot;L&quot;;&quot;A&quot;)));IF(OR([.D295]=&quot;ALI&quot;;[.D295]=&quot;AIE&quot;);IF([.L295]&gt;=6;IF([.K295]&gt;=20;&quot;H&quot;;&quot;A&quot;);IF([.L295]&gt;=2;IF([.K295]&gt;=51;&quot;H&quot;;IF([.K295]&lt;=19;&quot;L&quot;;&quot;A&quot;));IF([.K295]&lt;=50;&quot;L&quot;;&quot;A&quot;)))))))" table:style-name="ce37"/>
          <table:table-cell office:value-type="string" office:string-value="" table:formula="of:=IF([.N295]=&quot;L&quot;;&quot;Baixa&quot;;IF([.N295]=&quot;A&quot;;&quot;Média&quot;;IF([.N295]=&quot;&quot;;&quot;&quot;;&quot;Alta&quot;)))" table:style-name="ce37"/>
          <table:table-cell office:value-type="string" office:string-value="" table:formula="of:=IF(ISBLANK([.L295]);&quot;&quot;;IF([.D295]=&quot;ALI&quot;;IF([.N295]=&quot;L&quot;;7;IF([.N295]=&quot;A&quot;;10;15));IF([.D295]=&quot;AIE&quot;;IF([.N295]=&quot;L&quot;;5;IF([.N295]=&quot;A&quot;;7;10));IF([.D295]=&quot;SE&quot;;IF([.N295]=&quot;L&quot;;4;IF([.N295]=&quot;A&quot;;5;7));IF(OR([.D295]=&quot;EE&quot;;[.D295]=&quot;CE&quot;);IF([.N295]=&quot;L&quot;;3;IF([.N295]=&quot;A&quot;;4;6)))))))" table:style-name="ce38"/>
          <table:table-cell table:style-name="ce39"/>
          <table:table-cell table:style-name="ce40"/>
          <table:table-cell office:value-type="float" office:value="0" table:formula="of:=IF(AND([.$P295]=&quot;&quot;;[.$J295]&lt;&gt;&quot;&quot;);[.$J295];0)" table:style-name="ce3">
            <text:p>0</text:p>
          </table:table-cell>
          <table:table-cell office:value-type="float" office:value="0" table:formula="of:=IF(OR([.$P295]=&quot;&quot;;[.$J295]=&quot;&quot;);0;[.$J295])" table:style-name="ce3">
            <text:p>0</text:p>
          </table:table-cell>
          <table:table-cell office:value-type="float" office:value="0" table:formula="of:=IF(OR([.$P295]=&quot;&quot;;[.$J295]=&quot;&quot;);0;[.$P295])" table:style-name="ce3">
            <text:p>0</text:p>
          </table:table-cell>
          <table:table-cell office:value-type="float" office:value="0" table:formula="of:=IF(AND([.$J295]=&quot;&quot;;[.$P295]&lt;&gt;&quot;&quot;);[.$P295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3" table:style-name="ce28">
            <text:p>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6];[.H296])" table:style-name="ce36"/>
          <table:table-cell office:value-type="string" office:string-value="" table:formula="of:=IF(ISBLANK([.F296]);&quot;&quot;;IF([.D296]=&quot;EE&quot;;IF([.F296]&gt;=3;IF([.E296]&gt;=5;&quot;H&quot;;&quot;A&quot;);IF([.F296]&gt;=2;IF([.E296]&gt;=16;&quot;H&quot;;IF([.E296]&lt;=4;&quot;L&quot;;&quot;A&quot;));IF([.E296]&lt;=15;&quot;L&quot;;&quot;A&quot;)));IF(OR([.D296]=&quot;SE&quot;;[.D296]=&quot;CE&quot;);IF([.F296]&gt;=4;IF([.E296]&gt;=6;&quot;H&quot;;&quot;A&quot;);IF([.F296]&gt;=2;IF([.E296]&gt;=20;&quot;H&quot;;IF([.E296]&lt;=5;&quot;L&quot;;&quot;A&quot;));IF([.E296]&lt;=19;&quot;L&quot;;&quot;A&quot;)));IF(OR([.D296]=&quot;ALI&quot;;[.D296]=&quot;AIE&quot;);IF([.F296]&gt;=6;IF([.E296]&gt;=20;&quot;H&quot;;&quot;A&quot;);IF([.F296]&gt;=2;IF([.E296]&gt;=51;&quot;H&quot;;IF([.E296]&lt;=19;&quot;L&quot;;&quot;A&quot;));IF([.E296]&lt;=50;&quot;L&quot;;&quot;A&quot;)))))))" table:style-name="ce37"/>
          <table:table-cell office:value-type="string" office:string-value="" table:formula="of:=IF([.H296]=&quot;L&quot;;&quot;Baixa&quot;;IF([.H296]=&quot;A&quot;;&quot;Média&quot;;IF([.H296]=&quot;&quot;;&quot;&quot;;&quot;Alta&quot;)))" table:style-name="ce37"/>
          <table:table-cell office:value-type="string" office:string-value="" table:formula="of:=IF(ISBLANK([.F296]);&quot;&quot;;IF([.D296]=&quot;ALI&quot;;IF([.H296]=&quot;L&quot;;7;IF([.H296]=&quot;A&quot;;10;15));IF([.D296]=&quot;AIE&quot;;IF([.H296]=&quot;L&quot;;5;IF([.H296]=&quot;A&quot;;7;10));IF([.D296]=&quot;SE&quot;;IF([.H296]=&quot;L&quot;;4;IF([.H296]=&quot;A&quot;;5;7));IF(OR([.D296]=&quot;EE&quot;;[.D296]=&quot;CE&quot;);IF([.H296]=&quot;L&quot;;3;IF([.H296]=&quot;A&quot;;4;6)))))))" table:style-name="ce38"/>
          <table:table-cell table:style-name="ce39"/>
          <table:table-cell table:style-name="ce36"/>
          <table:table-cell office:value-type="string" office:string-value="" table:formula="of:=CONCATENATE([.D296];[.N296])" table:style-name="ce36"/>
          <table:table-cell office:value-type="string" office:string-value="" table:formula="of:=IF(ISBLANK([.L296]);&quot;&quot;;IF([.D296]=&quot;EE&quot;;IF([.L296]&gt;=3;IF([.K296]&gt;=5;&quot;H&quot;;&quot;A&quot;);IF([.L296]&gt;=2;IF([.K296]&gt;=16;&quot;H&quot;;IF([.K296]&lt;=4;&quot;L&quot;;&quot;A&quot;));IF([.K296]&lt;=15;&quot;L&quot;;&quot;A&quot;)));IF(OR([.D296]=&quot;SE&quot;;[.D296]=&quot;CE&quot;);IF([.L296]&gt;=4;IF([.K296]&gt;=6;&quot;H&quot;;&quot;A&quot;);IF([.L296]&gt;=2;IF([.K296]&gt;=20;&quot;H&quot;;IF([.K296]&lt;=5;&quot;L&quot;;&quot;A&quot;));IF([.K296]&lt;=19;&quot;L&quot;;&quot;A&quot;)));IF(OR([.D296]=&quot;ALI&quot;;[.D296]=&quot;AIE&quot;);IF([.L296]&gt;=6;IF([.K296]&gt;=20;&quot;H&quot;;&quot;A&quot;);IF([.L296]&gt;=2;IF([.K296]&gt;=51;&quot;H&quot;;IF([.K296]&lt;=19;&quot;L&quot;;&quot;A&quot;));IF([.K296]&lt;=50;&quot;L&quot;;&quot;A&quot;)))))))" table:style-name="ce37"/>
          <table:table-cell office:value-type="string" office:string-value="" table:formula="of:=IF([.N296]=&quot;L&quot;;&quot;Baixa&quot;;IF([.N296]=&quot;A&quot;;&quot;Média&quot;;IF([.N296]=&quot;&quot;;&quot;&quot;;&quot;Alta&quot;)))" table:style-name="ce37"/>
          <table:table-cell office:value-type="string" office:string-value="" table:formula="of:=IF(ISBLANK([.L296]);&quot;&quot;;IF([.D296]=&quot;ALI&quot;;IF([.N296]=&quot;L&quot;;7;IF([.N296]=&quot;A&quot;;10;15));IF([.D296]=&quot;AIE&quot;;IF([.N296]=&quot;L&quot;;5;IF([.N296]=&quot;A&quot;;7;10));IF([.D296]=&quot;SE&quot;;IF([.N296]=&quot;L&quot;;4;IF([.N296]=&quot;A&quot;;5;7));IF(OR([.D296]=&quot;EE&quot;;[.D296]=&quot;CE&quot;);IF([.N296]=&quot;L&quot;;3;IF([.N296]=&quot;A&quot;;4;6)))))))" table:style-name="ce38"/>
          <table:table-cell table:style-name="ce39"/>
          <table:table-cell table:style-name="ce40"/>
          <table:table-cell office:value-type="float" office:value="0" table:formula="of:=IF(AND([.$P296]=&quot;&quot;;[.$J296]&lt;&gt;&quot;&quot;);[.$J296];0)" table:style-name="ce3">
            <text:p>0</text:p>
          </table:table-cell>
          <table:table-cell office:value-type="float" office:value="0" table:formula="of:=IF(OR([.$P296]=&quot;&quot;;[.$J296]=&quot;&quot;);0;[.$J296])" table:style-name="ce3">
            <text:p>0</text:p>
          </table:table-cell>
          <table:table-cell office:value-type="float" office:value="0" table:formula="of:=IF(OR([.$P296]=&quot;&quot;;[.$J296]=&quot;&quot;);0;[.$P296])" table:style-name="ce3">
            <text:p>0</text:p>
          </table:table-cell>
          <table:table-cell office:value-type="float" office:value="0" table:formula="of:=IF(AND([.$J296]=&quot;&quot;;[.$P296]&lt;&gt;&quot;&quot;);[.$P296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4" table:style-name="ce28">
            <text:p>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7];[.H297])" table:style-name="ce36"/>
          <table:table-cell office:value-type="string" office:string-value="" table:formula="of:=IF(ISBLANK([.F297]);&quot;&quot;;IF([.D297]=&quot;EE&quot;;IF([.F297]&gt;=3;IF([.E297]&gt;=5;&quot;H&quot;;&quot;A&quot;);IF([.F297]&gt;=2;IF([.E297]&gt;=16;&quot;H&quot;;IF([.E297]&lt;=4;&quot;L&quot;;&quot;A&quot;));IF([.E297]&lt;=15;&quot;L&quot;;&quot;A&quot;)));IF(OR([.D297]=&quot;SE&quot;;[.D297]=&quot;CE&quot;);IF([.F297]&gt;=4;IF([.E297]&gt;=6;&quot;H&quot;;&quot;A&quot;);IF([.F297]&gt;=2;IF([.E297]&gt;=20;&quot;H&quot;;IF([.E297]&lt;=5;&quot;L&quot;;&quot;A&quot;));IF([.E297]&lt;=19;&quot;L&quot;;&quot;A&quot;)));IF(OR([.D297]=&quot;ALI&quot;;[.D297]=&quot;AIE&quot;);IF([.F297]&gt;=6;IF([.E297]&gt;=20;&quot;H&quot;;&quot;A&quot;);IF([.F297]&gt;=2;IF([.E297]&gt;=51;&quot;H&quot;;IF([.E297]&lt;=19;&quot;L&quot;;&quot;A&quot;));IF([.E297]&lt;=50;&quot;L&quot;;&quot;A&quot;)))))))" table:style-name="ce37"/>
          <table:table-cell office:value-type="string" office:string-value="" table:formula="of:=IF([.H297]=&quot;L&quot;;&quot;Baixa&quot;;IF([.H297]=&quot;A&quot;;&quot;Média&quot;;IF([.H297]=&quot;&quot;;&quot;&quot;;&quot;Alta&quot;)))" table:style-name="ce37"/>
          <table:table-cell office:value-type="string" office:string-value="" table:formula="of:=IF(ISBLANK([.F297]);&quot;&quot;;IF([.D297]=&quot;ALI&quot;;IF([.H297]=&quot;L&quot;;7;IF([.H297]=&quot;A&quot;;10;15));IF([.D297]=&quot;AIE&quot;;IF([.H297]=&quot;L&quot;;5;IF([.H297]=&quot;A&quot;;7;10));IF([.D297]=&quot;SE&quot;;IF([.H297]=&quot;L&quot;;4;IF([.H297]=&quot;A&quot;;5;7));IF(OR([.D297]=&quot;EE&quot;;[.D297]=&quot;CE&quot;);IF([.H297]=&quot;L&quot;;3;IF([.H297]=&quot;A&quot;;4;6)))))))" table:style-name="ce38"/>
          <table:table-cell table:style-name="ce39"/>
          <table:table-cell table:style-name="ce36"/>
          <table:table-cell office:value-type="string" office:string-value="" table:formula="of:=CONCATENATE([.D297];[.N297])" table:style-name="ce36"/>
          <table:table-cell office:value-type="string" office:string-value="" table:formula="of:=IF(ISBLANK([.L297]);&quot;&quot;;IF([.D297]=&quot;EE&quot;;IF([.L297]&gt;=3;IF([.K297]&gt;=5;&quot;H&quot;;&quot;A&quot;);IF([.L297]&gt;=2;IF([.K297]&gt;=16;&quot;H&quot;;IF([.K297]&lt;=4;&quot;L&quot;;&quot;A&quot;));IF([.K297]&lt;=15;&quot;L&quot;;&quot;A&quot;)));IF(OR([.D297]=&quot;SE&quot;;[.D297]=&quot;CE&quot;);IF([.L297]&gt;=4;IF([.K297]&gt;=6;&quot;H&quot;;&quot;A&quot;);IF([.L297]&gt;=2;IF([.K297]&gt;=20;&quot;H&quot;;IF([.K297]&lt;=5;&quot;L&quot;;&quot;A&quot;));IF([.K297]&lt;=19;&quot;L&quot;;&quot;A&quot;)));IF(OR([.D297]=&quot;ALI&quot;;[.D297]=&quot;AIE&quot;);IF([.L297]&gt;=6;IF([.K297]&gt;=20;&quot;H&quot;;&quot;A&quot;);IF([.L297]&gt;=2;IF([.K297]&gt;=51;&quot;H&quot;;IF([.K297]&lt;=19;&quot;L&quot;;&quot;A&quot;));IF([.K297]&lt;=50;&quot;L&quot;;&quot;A&quot;)))))))" table:style-name="ce37"/>
          <table:table-cell office:value-type="string" office:string-value="" table:formula="of:=IF([.N297]=&quot;L&quot;;&quot;Baixa&quot;;IF([.N297]=&quot;A&quot;;&quot;Média&quot;;IF([.N297]=&quot;&quot;;&quot;&quot;;&quot;Alta&quot;)))" table:style-name="ce37"/>
          <table:table-cell office:value-type="string" office:string-value="" table:formula="of:=IF(ISBLANK([.L297]);&quot;&quot;;IF([.D297]=&quot;ALI&quot;;IF([.N297]=&quot;L&quot;;7;IF([.N297]=&quot;A&quot;;10;15));IF([.D297]=&quot;AIE&quot;;IF([.N297]=&quot;L&quot;;5;IF([.N297]=&quot;A&quot;;7;10));IF([.D297]=&quot;SE&quot;;IF([.N297]=&quot;L&quot;;4;IF([.N297]=&quot;A&quot;;5;7));IF(OR([.D297]=&quot;EE&quot;;[.D297]=&quot;CE&quot;);IF([.N297]=&quot;L&quot;;3;IF([.N297]=&quot;A&quot;;4;6)))))))" table:style-name="ce38"/>
          <table:table-cell table:style-name="ce39"/>
          <table:table-cell table:style-name="ce40"/>
          <table:table-cell office:value-type="float" office:value="0" table:formula="of:=IF(AND([.$P297]=&quot;&quot;;[.$J297]&lt;&gt;&quot;&quot;);[.$J297];0)" table:style-name="ce3">
            <text:p>0</text:p>
          </table:table-cell>
          <table:table-cell office:value-type="float" office:value="0" table:formula="of:=IF(OR([.$P297]=&quot;&quot;;[.$J297]=&quot;&quot;);0;[.$J297])" table:style-name="ce3">
            <text:p>0</text:p>
          </table:table-cell>
          <table:table-cell office:value-type="float" office:value="0" table:formula="of:=IF(OR([.$P297]=&quot;&quot;;[.$J297]=&quot;&quot;);0;[.$P297])" table:style-name="ce3">
            <text:p>0</text:p>
          </table:table-cell>
          <table:table-cell office:value-type="float" office:value="0" table:formula="of:=IF(AND([.$J297]=&quot;&quot;;[.$P297]&lt;&gt;&quot;&quot;);[.$P297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5" table:style-name="ce28">
            <text:p>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8];[.H298])" table:style-name="ce36"/>
          <table:table-cell office:value-type="string" office:string-value="" table:formula="of:=IF(ISBLANK([.F298]);&quot;&quot;;IF([.D298]=&quot;EE&quot;;IF([.F298]&gt;=3;IF([.E298]&gt;=5;&quot;H&quot;;&quot;A&quot;);IF([.F298]&gt;=2;IF([.E298]&gt;=16;&quot;H&quot;;IF([.E298]&lt;=4;&quot;L&quot;;&quot;A&quot;));IF([.E298]&lt;=15;&quot;L&quot;;&quot;A&quot;)));IF(OR([.D298]=&quot;SE&quot;;[.D298]=&quot;CE&quot;);IF([.F298]&gt;=4;IF([.E298]&gt;=6;&quot;H&quot;;&quot;A&quot;);IF([.F298]&gt;=2;IF([.E298]&gt;=20;&quot;H&quot;;IF([.E298]&lt;=5;&quot;L&quot;;&quot;A&quot;));IF([.E298]&lt;=19;&quot;L&quot;;&quot;A&quot;)));IF(OR([.D298]=&quot;ALI&quot;;[.D298]=&quot;AIE&quot;);IF([.F298]&gt;=6;IF([.E298]&gt;=20;&quot;H&quot;;&quot;A&quot;);IF([.F298]&gt;=2;IF([.E298]&gt;=51;&quot;H&quot;;IF([.E298]&lt;=19;&quot;L&quot;;&quot;A&quot;));IF([.E298]&lt;=50;&quot;L&quot;;&quot;A&quot;)))))))" table:style-name="ce37"/>
          <table:table-cell office:value-type="string" office:string-value="" table:formula="of:=IF([.H298]=&quot;L&quot;;&quot;Baixa&quot;;IF([.H298]=&quot;A&quot;;&quot;Média&quot;;IF([.H298]=&quot;&quot;;&quot;&quot;;&quot;Alta&quot;)))" table:style-name="ce37"/>
          <table:table-cell office:value-type="string" office:string-value="" table:formula="of:=IF(ISBLANK([.F298]);&quot;&quot;;IF([.D298]=&quot;ALI&quot;;IF([.H298]=&quot;L&quot;;7;IF([.H298]=&quot;A&quot;;10;15));IF([.D298]=&quot;AIE&quot;;IF([.H298]=&quot;L&quot;;5;IF([.H298]=&quot;A&quot;;7;10));IF([.D298]=&quot;SE&quot;;IF([.H298]=&quot;L&quot;;4;IF([.H298]=&quot;A&quot;;5;7));IF(OR([.D298]=&quot;EE&quot;;[.D298]=&quot;CE&quot;);IF([.H298]=&quot;L&quot;;3;IF([.H298]=&quot;A&quot;;4;6)))))))" table:style-name="ce38"/>
          <table:table-cell table:style-name="ce39"/>
          <table:table-cell table:style-name="ce36"/>
          <table:table-cell office:value-type="string" office:string-value="" table:formula="of:=CONCATENATE([.D298];[.N298])" table:style-name="ce36"/>
          <table:table-cell office:value-type="string" office:string-value="" table:formula="of:=IF(ISBLANK([.L298]);&quot;&quot;;IF([.D298]=&quot;EE&quot;;IF([.L298]&gt;=3;IF([.K298]&gt;=5;&quot;H&quot;;&quot;A&quot;);IF([.L298]&gt;=2;IF([.K298]&gt;=16;&quot;H&quot;;IF([.K298]&lt;=4;&quot;L&quot;;&quot;A&quot;));IF([.K298]&lt;=15;&quot;L&quot;;&quot;A&quot;)));IF(OR([.D298]=&quot;SE&quot;;[.D298]=&quot;CE&quot;);IF([.L298]&gt;=4;IF([.K298]&gt;=6;&quot;H&quot;;&quot;A&quot;);IF([.L298]&gt;=2;IF([.K298]&gt;=20;&quot;H&quot;;IF([.K298]&lt;=5;&quot;L&quot;;&quot;A&quot;));IF([.K298]&lt;=19;&quot;L&quot;;&quot;A&quot;)));IF(OR([.D298]=&quot;ALI&quot;;[.D298]=&quot;AIE&quot;);IF([.L298]&gt;=6;IF([.K298]&gt;=20;&quot;H&quot;;&quot;A&quot;);IF([.L298]&gt;=2;IF([.K298]&gt;=51;&quot;H&quot;;IF([.K298]&lt;=19;&quot;L&quot;;&quot;A&quot;));IF([.K298]&lt;=50;&quot;L&quot;;&quot;A&quot;)))))))" table:style-name="ce37"/>
          <table:table-cell office:value-type="string" office:string-value="" table:formula="of:=IF([.N298]=&quot;L&quot;;&quot;Baixa&quot;;IF([.N298]=&quot;A&quot;;&quot;Média&quot;;IF([.N298]=&quot;&quot;;&quot;&quot;;&quot;Alta&quot;)))" table:style-name="ce37"/>
          <table:table-cell office:value-type="string" office:string-value="" table:formula="of:=IF(ISBLANK([.L298]);&quot;&quot;;IF([.D298]=&quot;ALI&quot;;IF([.N298]=&quot;L&quot;;7;IF([.N298]=&quot;A&quot;;10;15));IF([.D298]=&quot;AIE&quot;;IF([.N298]=&quot;L&quot;;5;IF([.N298]=&quot;A&quot;;7;10));IF([.D298]=&quot;SE&quot;;IF([.N298]=&quot;L&quot;;4;IF([.N298]=&quot;A&quot;;5;7));IF(OR([.D298]=&quot;EE&quot;;[.D298]=&quot;CE&quot;);IF([.N298]=&quot;L&quot;;3;IF([.N298]=&quot;A&quot;;4;6)))))))" table:style-name="ce38"/>
          <table:table-cell table:style-name="ce39"/>
          <table:table-cell table:style-name="ce40"/>
          <table:table-cell office:value-type="float" office:value="0" table:formula="of:=IF(AND([.$P298]=&quot;&quot;;[.$J298]&lt;&gt;&quot;&quot;);[.$J298];0)" table:style-name="ce3">
            <text:p>0</text:p>
          </table:table-cell>
          <table:table-cell office:value-type="float" office:value="0" table:formula="of:=IF(OR([.$P298]=&quot;&quot;;[.$J298]=&quot;&quot;);0;[.$J298])" table:style-name="ce3">
            <text:p>0</text:p>
          </table:table-cell>
          <table:table-cell office:value-type="float" office:value="0" table:formula="of:=IF(OR([.$P298]=&quot;&quot;;[.$J298]=&quot;&quot;);0;[.$P298])" table:style-name="ce3">
            <text:p>0</text:p>
          </table:table-cell>
          <table:table-cell office:value-type="float" office:value="0" table:formula="of:=IF(AND([.$J298]=&quot;&quot;;[.$P298]&lt;&gt;&quot;&quot;);[.$P298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6" table:style-name="ce28">
            <text:p>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299];[.H299])" table:style-name="ce36"/>
          <table:table-cell office:value-type="string" office:string-value="" table:formula="of:=IF(ISBLANK([.F299]);&quot;&quot;;IF([.D299]=&quot;EE&quot;;IF([.F299]&gt;=3;IF([.E299]&gt;=5;&quot;H&quot;;&quot;A&quot;);IF([.F299]&gt;=2;IF([.E299]&gt;=16;&quot;H&quot;;IF([.E299]&lt;=4;&quot;L&quot;;&quot;A&quot;));IF([.E299]&lt;=15;&quot;L&quot;;&quot;A&quot;)));IF(OR([.D299]=&quot;SE&quot;;[.D299]=&quot;CE&quot;);IF([.F299]&gt;=4;IF([.E299]&gt;=6;&quot;H&quot;;&quot;A&quot;);IF([.F299]&gt;=2;IF([.E299]&gt;=20;&quot;H&quot;;IF([.E299]&lt;=5;&quot;L&quot;;&quot;A&quot;));IF([.E299]&lt;=19;&quot;L&quot;;&quot;A&quot;)));IF(OR([.D299]=&quot;ALI&quot;;[.D299]=&quot;AIE&quot;);IF([.F299]&gt;=6;IF([.E299]&gt;=20;&quot;H&quot;;&quot;A&quot;);IF([.F299]&gt;=2;IF([.E299]&gt;=51;&quot;H&quot;;IF([.E299]&lt;=19;&quot;L&quot;;&quot;A&quot;));IF([.E299]&lt;=50;&quot;L&quot;;&quot;A&quot;)))))))" table:style-name="ce37"/>
          <table:table-cell office:value-type="string" office:string-value="" table:formula="of:=IF([.H299]=&quot;L&quot;;&quot;Baixa&quot;;IF([.H299]=&quot;A&quot;;&quot;Média&quot;;IF([.H299]=&quot;&quot;;&quot;&quot;;&quot;Alta&quot;)))" table:style-name="ce37"/>
          <table:table-cell office:value-type="string" office:string-value="" table:formula="of:=IF(ISBLANK([.F299]);&quot;&quot;;IF([.D299]=&quot;ALI&quot;;IF([.H299]=&quot;L&quot;;7;IF([.H299]=&quot;A&quot;;10;15));IF([.D299]=&quot;AIE&quot;;IF([.H299]=&quot;L&quot;;5;IF([.H299]=&quot;A&quot;;7;10));IF([.D299]=&quot;SE&quot;;IF([.H299]=&quot;L&quot;;4;IF([.H299]=&quot;A&quot;;5;7));IF(OR([.D299]=&quot;EE&quot;;[.D299]=&quot;CE&quot;);IF([.H299]=&quot;L&quot;;3;IF([.H299]=&quot;A&quot;;4;6)))))))" table:style-name="ce38"/>
          <table:table-cell table:style-name="ce39"/>
          <table:table-cell table:style-name="ce36"/>
          <table:table-cell office:value-type="string" office:string-value="" table:formula="of:=CONCATENATE([.D299];[.N299])" table:style-name="ce36"/>
          <table:table-cell office:value-type="string" office:string-value="" table:formula="of:=IF(ISBLANK([.L299]);&quot;&quot;;IF([.D299]=&quot;EE&quot;;IF([.L299]&gt;=3;IF([.K299]&gt;=5;&quot;H&quot;;&quot;A&quot;);IF([.L299]&gt;=2;IF([.K299]&gt;=16;&quot;H&quot;;IF([.K299]&lt;=4;&quot;L&quot;;&quot;A&quot;));IF([.K299]&lt;=15;&quot;L&quot;;&quot;A&quot;)));IF(OR([.D299]=&quot;SE&quot;;[.D299]=&quot;CE&quot;);IF([.L299]&gt;=4;IF([.K299]&gt;=6;&quot;H&quot;;&quot;A&quot;);IF([.L299]&gt;=2;IF([.K299]&gt;=20;&quot;H&quot;;IF([.K299]&lt;=5;&quot;L&quot;;&quot;A&quot;));IF([.K299]&lt;=19;&quot;L&quot;;&quot;A&quot;)));IF(OR([.D299]=&quot;ALI&quot;;[.D299]=&quot;AIE&quot;);IF([.L299]&gt;=6;IF([.K299]&gt;=20;&quot;H&quot;;&quot;A&quot;);IF([.L299]&gt;=2;IF([.K299]&gt;=51;&quot;H&quot;;IF([.K299]&lt;=19;&quot;L&quot;;&quot;A&quot;));IF([.K299]&lt;=50;&quot;L&quot;;&quot;A&quot;)))))))" table:style-name="ce37"/>
          <table:table-cell office:value-type="string" office:string-value="" table:formula="of:=IF([.N299]=&quot;L&quot;;&quot;Baixa&quot;;IF([.N299]=&quot;A&quot;;&quot;Média&quot;;IF([.N299]=&quot;&quot;;&quot;&quot;;&quot;Alta&quot;)))" table:style-name="ce37"/>
          <table:table-cell office:value-type="string" office:string-value="" table:formula="of:=IF(ISBLANK([.L299]);&quot;&quot;;IF([.D299]=&quot;ALI&quot;;IF([.N299]=&quot;L&quot;;7;IF([.N299]=&quot;A&quot;;10;15));IF([.D299]=&quot;AIE&quot;;IF([.N299]=&quot;L&quot;;5;IF([.N299]=&quot;A&quot;;7;10));IF([.D299]=&quot;SE&quot;;IF([.N299]=&quot;L&quot;;4;IF([.N299]=&quot;A&quot;;5;7));IF(OR([.D299]=&quot;EE&quot;;[.D299]=&quot;CE&quot;);IF([.N299]=&quot;L&quot;;3;IF([.N299]=&quot;A&quot;;4;6)))))))" table:style-name="ce38"/>
          <table:table-cell table:style-name="ce39"/>
          <table:table-cell table:style-name="ce40"/>
          <table:table-cell office:value-type="float" office:value="0" table:formula="of:=IF(AND([.$P299]=&quot;&quot;;[.$J299]&lt;&gt;&quot;&quot;);[.$J299];0)" table:style-name="ce3">
            <text:p>0</text:p>
          </table:table-cell>
          <table:table-cell office:value-type="float" office:value="0" table:formula="of:=IF(OR([.$P299]=&quot;&quot;;[.$J299]=&quot;&quot;);0;[.$J299])" table:style-name="ce3">
            <text:p>0</text:p>
          </table:table-cell>
          <table:table-cell office:value-type="float" office:value="0" table:formula="of:=IF(OR([.$P299]=&quot;&quot;;[.$J299]=&quot;&quot;);0;[.$P299])" table:style-name="ce3">
            <text:p>0</text:p>
          </table:table-cell>
          <table:table-cell office:value-type="float" office:value="0" table:formula="of:=IF(AND([.$J299]=&quot;&quot;;[.$P299]&lt;&gt;&quot;&quot;);[.$P299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7" table:style-name="ce28">
            <text:p>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0];[.H300])" table:style-name="ce36"/>
          <table:table-cell office:value-type="string" office:string-value="" table:formula="of:=IF(ISBLANK([.F300]);&quot;&quot;;IF([.D300]=&quot;EE&quot;;IF([.F300]&gt;=3;IF([.E300]&gt;=5;&quot;H&quot;;&quot;A&quot;);IF([.F300]&gt;=2;IF([.E300]&gt;=16;&quot;H&quot;;IF([.E300]&lt;=4;&quot;L&quot;;&quot;A&quot;));IF([.E300]&lt;=15;&quot;L&quot;;&quot;A&quot;)));IF(OR([.D300]=&quot;SE&quot;;[.D300]=&quot;CE&quot;);IF([.F300]&gt;=4;IF([.E300]&gt;=6;&quot;H&quot;;&quot;A&quot;);IF([.F300]&gt;=2;IF([.E300]&gt;=20;&quot;H&quot;;IF([.E300]&lt;=5;&quot;L&quot;;&quot;A&quot;));IF([.E300]&lt;=19;&quot;L&quot;;&quot;A&quot;)));IF(OR([.D300]=&quot;ALI&quot;;[.D300]=&quot;AIE&quot;);IF([.F300]&gt;=6;IF([.E300]&gt;=20;&quot;H&quot;;&quot;A&quot;);IF([.F300]&gt;=2;IF([.E300]&gt;=51;&quot;H&quot;;IF([.E300]&lt;=19;&quot;L&quot;;&quot;A&quot;));IF([.E300]&lt;=50;&quot;L&quot;;&quot;A&quot;)))))))" table:style-name="ce37"/>
          <table:table-cell office:value-type="string" office:string-value="" table:formula="of:=IF([.H300]=&quot;L&quot;;&quot;Baixa&quot;;IF([.H300]=&quot;A&quot;;&quot;Média&quot;;IF([.H300]=&quot;&quot;;&quot;&quot;;&quot;Alta&quot;)))" table:style-name="ce37"/>
          <table:table-cell office:value-type="string" office:string-value="" table:formula="of:=IF(ISBLANK([.F300]);&quot;&quot;;IF([.D300]=&quot;ALI&quot;;IF([.H300]=&quot;L&quot;;7;IF([.H300]=&quot;A&quot;;10;15));IF([.D300]=&quot;AIE&quot;;IF([.H300]=&quot;L&quot;;5;IF([.H300]=&quot;A&quot;;7;10));IF([.D300]=&quot;SE&quot;;IF([.H300]=&quot;L&quot;;4;IF([.H300]=&quot;A&quot;;5;7));IF(OR([.D300]=&quot;EE&quot;;[.D300]=&quot;CE&quot;);IF([.H300]=&quot;L&quot;;3;IF([.H300]=&quot;A&quot;;4;6)))))))" table:style-name="ce38"/>
          <table:table-cell table:style-name="ce39"/>
          <table:table-cell table:style-name="ce36"/>
          <table:table-cell office:value-type="string" office:string-value="" table:formula="of:=CONCATENATE([.D300];[.N300])" table:style-name="ce36"/>
          <table:table-cell office:value-type="string" office:string-value="" table:formula="of:=IF(ISBLANK([.L300]);&quot;&quot;;IF([.D300]=&quot;EE&quot;;IF([.L300]&gt;=3;IF([.K300]&gt;=5;&quot;H&quot;;&quot;A&quot;);IF([.L300]&gt;=2;IF([.K300]&gt;=16;&quot;H&quot;;IF([.K300]&lt;=4;&quot;L&quot;;&quot;A&quot;));IF([.K300]&lt;=15;&quot;L&quot;;&quot;A&quot;)));IF(OR([.D300]=&quot;SE&quot;;[.D300]=&quot;CE&quot;);IF([.L300]&gt;=4;IF([.K300]&gt;=6;&quot;H&quot;;&quot;A&quot;);IF([.L300]&gt;=2;IF([.K300]&gt;=20;&quot;H&quot;;IF([.K300]&lt;=5;&quot;L&quot;;&quot;A&quot;));IF([.K300]&lt;=19;&quot;L&quot;;&quot;A&quot;)));IF(OR([.D300]=&quot;ALI&quot;;[.D300]=&quot;AIE&quot;);IF([.L300]&gt;=6;IF([.K300]&gt;=20;&quot;H&quot;;&quot;A&quot;);IF([.L300]&gt;=2;IF([.K300]&gt;=51;&quot;H&quot;;IF([.K300]&lt;=19;&quot;L&quot;;&quot;A&quot;));IF([.K300]&lt;=50;&quot;L&quot;;&quot;A&quot;)))))))" table:style-name="ce37"/>
          <table:table-cell office:value-type="string" office:string-value="" table:formula="of:=IF([.N300]=&quot;L&quot;;&quot;Baixa&quot;;IF([.N300]=&quot;A&quot;;&quot;Média&quot;;IF([.N300]=&quot;&quot;;&quot;&quot;;&quot;Alta&quot;)))" table:style-name="ce37"/>
          <table:table-cell office:value-type="string" office:string-value="" table:formula="of:=IF(ISBLANK([.L300]);&quot;&quot;;IF([.D300]=&quot;ALI&quot;;IF([.N300]=&quot;L&quot;;7;IF([.N300]=&quot;A&quot;;10;15));IF([.D300]=&quot;AIE&quot;;IF([.N300]=&quot;L&quot;;5;IF([.N300]=&quot;A&quot;;7;10));IF([.D300]=&quot;SE&quot;;IF([.N300]=&quot;L&quot;;4;IF([.N300]=&quot;A&quot;;5;7));IF(OR([.D300]=&quot;EE&quot;;[.D300]=&quot;CE&quot;);IF([.N300]=&quot;L&quot;;3;IF([.N300]=&quot;A&quot;;4;6)))))))" table:style-name="ce38"/>
          <table:table-cell table:style-name="ce39"/>
          <table:table-cell table:style-name="ce40"/>
          <table:table-cell office:value-type="float" office:value="0" table:formula="of:=IF(AND([.$P300]=&quot;&quot;;[.$J300]&lt;&gt;&quot;&quot;);[.$J300];0)" table:style-name="ce3">
            <text:p>0</text:p>
          </table:table-cell>
          <table:table-cell office:value-type="float" office:value="0" table:formula="of:=IF(OR([.$P300]=&quot;&quot;;[.$J300]=&quot;&quot;);0;[.$J300])" table:style-name="ce3">
            <text:p>0</text:p>
          </table:table-cell>
          <table:table-cell office:value-type="float" office:value="0" table:formula="of:=IF(OR([.$P300]=&quot;&quot;;[.$J300]=&quot;&quot;);0;[.$P300])" table:style-name="ce3">
            <text:p>0</text:p>
          </table:table-cell>
          <table:table-cell office:value-type="float" office:value="0" table:formula="of:=IF(AND([.$J300]=&quot;&quot;;[.$P300]&lt;&gt;&quot;&quot;);[.$P300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8" table:style-name="ce28">
            <text:p>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1];[.H301])" table:style-name="ce36"/>
          <table:table-cell office:value-type="string" office:string-value="" table:formula="of:=IF(ISBLANK([.F301]);&quot;&quot;;IF([.D301]=&quot;EE&quot;;IF([.F301]&gt;=3;IF([.E301]&gt;=5;&quot;H&quot;;&quot;A&quot;);IF([.F301]&gt;=2;IF([.E301]&gt;=16;&quot;H&quot;;IF([.E301]&lt;=4;&quot;L&quot;;&quot;A&quot;));IF([.E301]&lt;=15;&quot;L&quot;;&quot;A&quot;)));IF(OR([.D301]=&quot;SE&quot;;[.D301]=&quot;CE&quot;);IF([.F301]&gt;=4;IF([.E301]&gt;=6;&quot;H&quot;;&quot;A&quot;);IF([.F301]&gt;=2;IF([.E301]&gt;=20;&quot;H&quot;;IF([.E301]&lt;=5;&quot;L&quot;;&quot;A&quot;));IF([.E301]&lt;=19;&quot;L&quot;;&quot;A&quot;)));IF(OR([.D301]=&quot;ALI&quot;;[.D301]=&quot;AIE&quot;);IF([.F301]&gt;=6;IF([.E301]&gt;=20;&quot;H&quot;;&quot;A&quot;);IF([.F301]&gt;=2;IF([.E301]&gt;=51;&quot;H&quot;;IF([.E301]&lt;=19;&quot;L&quot;;&quot;A&quot;));IF([.E301]&lt;=50;&quot;L&quot;;&quot;A&quot;)))))))" table:style-name="ce37"/>
          <table:table-cell office:value-type="string" office:string-value="" table:formula="of:=IF([.H301]=&quot;L&quot;;&quot;Baixa&quot;;IF([.H301]=&quot;A&quot;;&quot;Média&quot;;IF([.H301]=&quot;&quot;;&quot;&quot;;&quot;Alta&quot;)))" table:style-name="ce37"/>
          <table:table-cell office:value-type="string" office:string-value="" table:formula="of:=IF(ISBLANK([.F301]);&quot;&quot;;IF([.D301]=&quot;ALI&quot;;IF([.H301]=&quot;L&quot;;7;IF([.H301]=&quot;A&quot;;10;15));IF([.D301]=&quot;AIE&quot;;IF([.H301]=&quot;L&quot;;5;IF([.H301]=&quot;A&quot;;7;10));IF([.D301]=&quot;SE&quot;;IF([.H301]=&quot;L&quot;;4;IF([.H301]=&quot;A&quot;;5;7));IF(OR([.D301]=&quot;EE&quot;;[.D301]=&quot;CE&quot;);IF([.H301]=&quot;L&quot;;3;IF([.H301]=&quot;A&quot;;4;6)))))))" table:style-name="ce38"/>
          <table:table-cell table:style-name="ce39"/>
          <table:table-cell table:style-name="ce36"/>
          <table:table-cell office:value-type="string" office:string-value="" table:formula="of:=CONCATENATE([.D301];[.N301])" table:style-name="ce36"/>
          <table:table-cell office:value-type="string" office:string-value="" table:formula="of:=IF(ISBLANK([.L301]);&quot;&quot;;IF([.D301]=&quot;EE&quot;;IF([.L301]&gt;=3;IF([.K301]&gt;=5;&quot;H&quot;;&quot;A&quot;);IF([.L301]&gt;=2;IF([.K301]&gt;=16;&quot;H&quot;;IF([.K301]&lt;=4;&quot;L&quot;;&quot;A&quot;));IF([.K301]&lt;=15;&quot;L&quot;;&quot;A&quot;)));IF(OR([.D301]=&quot;SE&quot;;[.D301]=&quot;CE&quot;);IF([.L301]&gt;=4;IF([.K301]&gt;=6;&quot;H&quot;;&quot;A&quot;);IF([.L301]&gt;=2;IF([.K301]&gt;=20;&quot;H&quot;;IF([.K301]&lt;=5;&quot;L&quot;;&quot;A&quot;));IF([.K301]&lt;=19;&quot;L&quot;;&quot;A&quot;)));IF(OR([.D301]=&quot;ALI&quot;;[.D301]=&quot;AIE&quot;);IF([.L301]&gt;=6;IF([.K301]&gt;=20;&quot;H&quot;;&quot;A&quot;);IF([.L301]&gt;=2;IF([.K301]&gt;=51;&quot;H&quot;;IF([.K301]&lt;=19;&quot;L&quot;;&quot;A&quot;));IF([.K301]&lt;=50;&quot;L&quot;;&quot;A&quot;)))))))" table:style-name="ce37"/>
          <table:table-cell office:value-type="string" office:string-value="" table:formula="of:=IF([.N301]=&quot;L&quot;;&quot;Baixa&quot;;IF([.N301]=&quot;A&quot;;&quot;Média&quot;;IF([.N301]=&quot;&quot;;&quot;&quot;;&quot;Alta&quot;)))" table:style-name="ce37"/>
          <table:table-cell office:value-type="string" office:string-value="" table:formula="of:=IF(ISBLANK([.L301]);&quot;&quot;;IF([.D301]=&quot;ALI&quot;;IF([.N301]=&quot;L&quot;;7;IF([.N301]=&quot;A&quot;;10;15));IF([.D301]=&quot;AIE&quot;;IF([.N301]=&quot;L&quot;;5;IF([.N301]=&quot;A&quot;;7;10));IF([.D301]=&quot;SE&quot;;IF([.N301]=&quot;L&quot;;4;IF([.N301]=&quot;A&quot;;5;7));IF(OR([.D301]=&quot;EE&quot;;[.D301]=&quot;CE&quot;);IF([.N301]=&quot;L&quot;;3;IF([.N301]=&quot;A&quot;;4;6)))))))" table:style-name="ce38"/>
          <table:table-cell table:style-name="ce39"/>
          <table:table-cell table:style-name="ce40"/>
          <table:table-cell office:value-type="float" office:value="0" table:formula="of:=IF(AND([.$P301]=&quot;&quot;;[.$J301]&lt;&gt;&quot;&quot;);[.$J301];0)" table:style-name="ce3">
            <text:p>0</text:p>
          </table:table-cell>
          <table:table-cell office:value-type="float" office:value="0" table:formula="of:=IF(OR([.$P301]=&quot;&quot;;[.$J301]=&quot;&quot;);0;[.$J301])" table:style-name="ce3">
            <text:p>0</text:p>
          </table:table-cell>
          <table:table-cell office:value-type="float" office:value="0" table:formula="of:=IF(OR([.$P301]=&quot;&quot;;[.$J301]=&quot;&quot;);0;[.$P301])" table:style-name="ce3">
            <text:p>0</text:p>
          </table:table-cell>
          <table:table-cell office:value-type="float" office:value="0" table:formula="of:=IF(AND([.$J301]=&quot;&quot;;[.$P301]&lt;&gt;&quot;&quot;);[.$P301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9" table:style-name="ce28">
            <text:p>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2];[.H302])" table:style-name="ce36"/>
          <table:table-cell office:value-type="string" office:string-value="" table:formula="of:=IF(ISBLANK([.F302]);&quot;&quot;;IF([.D302]=&quot;EE&quot;;IF([.F302]&gt;=3;IF([.E302]&gt;=5;&quot;H&quot;;&quot;A&quot;);IF([.F302]&gt;=2;IF([.E302]&gt;=16;&quot;H&quot;;IF([.E302]&lt;=4;&quot;L&quot;;&quot;A&quot;));IF([.E302]&lt;=15;&quot;L&quot;;&quot;A&quot;)));IF(OR([.D302]=&quot;SE&quot;;[.D302]=&quot;CE&quot;);IF([.F302]&gt;=4;IF([.E302]&gt;=6;&quot;H&quot;;&quot;A&quot;);IF([.F302]&gt;=2;IF([.E302]&gt;=20;&quot;H&quot;;IF([.E302]&lt;=5;&quot;L&quot;;&quot;A&quot;));IF([.E302]&lt;=19;&quot;L&quot;;&quot;A&quot;)));IF(OR([.D302]=&quot;ALI&quot;;[.D302]=&quot;AIE&quot;);IF([.F302]&gt;=6;IF([.E302]&gt;=20;&quot;H&quot;;&quot;A&quot;);IF([.F302]&gt;=2;IF([.E302]&gt;=51;&quot;H&quot;;IF([.E302]&lt;=19;&quot;L&quot;;&quot;A&quot;));IF([.E302]&lt;=50;&quot;L&quot;;&quot;A&quot;)))))))" table:style-name="ce37"/>
          <table:table-cell office:value-type="string" office:string-value="" table:formula="of:=IF([.H302]=&quot;L&quot;;&quot;Baixa&quot;;IF([.H302]=&quot;A&quot;;&quot;Média&quot;;IF([.H302]=&quot;&quot;;&quot;&quot;;&quot;Alta&quot;)))" table:style-name="ce37"/>
          <table:table-cell office:value-type="string" office:string-value="" table:formula="of:=IF(ISBLANK([.F302]);&quot;&quot;;IF([.D302]=&quot;ALI&quot;;IF([.H302]=&quot;L&quot;;7;IF([.H302]=&quot;A&quot;;10;15));IF([.D302]=&quot;AIE&quot;;IF([.H302]=&quot;L&quot;;5;IF([.H302]=&quot;A&quot;;7;10));IF([.D302]=&quot;SE&quot;;IF([.H302]=&quot;L&quot;;4;IF([.H302]=&quot;A&quot;;5;7));IF(OR([.D302]=&quot;EE&quot;;[.D302]=&quot;CE&quot;);IF([.H302]=&quot;L&quot;;3;IF([.H302]=&quot;A&quot;;4;6)))))))" table:style-name="ce38"/>
          <table:table-cell table:style-name="ce39"/>
          <table:table-cell table:style-name="ce36"/>
          <table:table-cell office:value-type="string" office:string-value="" table:formula="of:=CONCATENATE([.D302];[.N302])" table:style-name="ce36"/>
          <table:table-cell office:value-type="string" office:string-value="" table:formula="of:=IF(ISBLANK([.L302]);&quot;&quot;;IF([.D302]=&quot;EE&quot;;IF([.L302]&gt;=3;IF([.K302]&gt;=5;&quot;H&quot;;&quot;A&quot;);IF([.L302]&gt;=2;IF([.K302]&gt;=16;&quot;H&quot;;IF([.K302]&lt;=4;&quot;L&quot;;&quot;A&quot;));IF([.K302]&lt;=15;&quot;L&quot;;&quot;A&quot;)));IF(OR([.D302]=&quot;SE&quot;;[.D302]=&quot;CE&quot;);IF([.L302]&gt;=4;IF([.K302]&gt;=6;&quot;H&quot;;&quot;A&quot;);IF([.L302]&gt;=2;IF([.K302]&gt;=20;&quot;H&quot;;IF([.K302]&lt;=5;&quot;L&quot;;&quot;A&quot;));IF([.K302]&lt;=19;&quot;L&quot;;&quot;A&quot;)));IF(OR([.D302]=&quot;ALI&quot;;[.D302]=&quot;AIE&quot;);IF([.L302]&gt;=6;IF([.K302]&gt;=20;&quot;H&quot;;&quot;A&quot;);IF([.L302]&gt;=2;IF([.K302]&gt;=51;&quot;H&quot;;IF([.K302]&lt;=19;&quot;L&quot;;&quot;A&quot;));IF([.K302]&lt;=50;&quot;L&quot;;&quot;A&quot;)))))))" table:style-name="ce37"/>
          <table:table-cell office:value-type="string" office:string-value="" table:formula="of:=IF([.N302]=&quot;L&quot;;&quot;Baixa&quot;;IF([.N302]=&quot;A&quot;;&quot;Média&quot;;IF([.N302]=&quot;&quot;;&quot;&quot;;&quot;Alta&quot;)))" table:style-name="ce37"/>
          <table:table-cell office:value-type="string" office:string-value="" table:formula="of:=IF(ISBLANK([.L302]);&quot;&quot;;IF([.D302]=&quot;ALI&quot;;IF([.N302]=&quot;L&quot;;7;IF([.N302]=&quot;A&quot;;10;15));IF([.D302]=&quot;AIE&quot;;IF([.N302]=&quot;L&quot;;5;IF([.N302]=&quot;A&quot;;7;10));IF([.D302]=&quot;SE&quot;;IF([.N302]=&quot;L&quot;;4;IF([.N302]=&quot;A&quot;;5;7));IF(OR([.D302]=&quot;EE&quot;;[.D302]=&quot;CE&quot;);IF([.N302]=&quot;L&quot;;3;IF([.N302]=&quot;A&quot;;4;6)))))))" table:style-name="ce38"/>
          <table:table-cell table:style-name="ce39"/>
          <table:table-cell table:style-name="ce40"/>
          <table:table-cell office:value-type="float" office:value="0" table:formula="of:=IF(AND([.$P302]=&quot;&quot;;[.$J302]&lt;&gt;&quot;&quot;);[.$J302];0)" table:style-name="ce3">
            <text:p>0</text:p>
          </table:table-cell>
          <table:table-cell office:value-type="float" office:value="0" table:formula="of:=IF(OR([.$P302]=&quot;&quot;;[.$J302]=&quot;&quot;);0;[.$J302])" table:style-name="ce3">
            <text:p>0</text:p>
          </table:table-cell>
          <table:table-cell office:value-type="float" office:value="0" table:formula="of:=IF(OR([.$P302]=&quot;&quot;;[.$J302]=&quot;&quot;);0;[.$P302])" table:style-name="ce3">
            <text:p>0</text:p>
          </table:table-cell>
          <table:table-cell office:value-type="float" office:value="0" table:formula="of:=IF(AND([.$J302]=&quot;&quot;;[.$P302]&lt;&gt;&quot;&quot;);[.$P302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0" table:style-name="ce28">
            <text:p>1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3];[.H303])" table:style-name="ce36"/>
          <table:table-cell office:value-type="string" office:string-value="" table:formula="of:=IF(ISBLANK([.F303]);&quot;&quot;;IF([.D303]=&quot;EE&quot;;IF([.F303]&gt;=3;IF([.E303]&gt;=5;&quot;H&quot;;&quot;A&quot;);IF([.F303]&gt;=2;IF([.E303]&gt;=16;&quot;H&quot;;IF([.E303]&lt;=4;&quot;L&quot;;&quot;A&quot;));IF([.E303]&lt;=15;&quot;L&quot;;&quot;A&quot;)));IF(OR([.D303]=&quot;SE&quot;;[.D303]=&quot;CE&quot;);IF([.F303]&gt;=4;IF([.E303]&gt;=6;&quot;H&quot;;&quot;A&quot;);IF([.F303]&gt;=2;IF([.E303]&gt;=20;&quot;H&quot;;IF([.E303]&lt;=5;&quot;L&quot;;&quot;A&quot;));IF([.E303]&lt;=19;&quot;L&quot;;&quot;A&quot;)));IF(OR([.D303]=&quot;ALI&quot;;[.D303]=&quot;AIE&quot;);IF([.F303]&gt;=6;IF([.E303]&gt;=20;&quot;H&quot;;&quot;A&quot;);IF([.F303]&gt;=2;IF([.E303]&gt;=51;&quot;H&quot;;IF([.E303]&lt;=19;&quot;L&quot;;&quot;A&quot;));IF([.E303]&lt;=50;&quot;L&quot;;&quot;A&quot;)))))))" table:style-name="ce37"/>
          <table:table-cell office:value-type="string" office:string-value="" table:formula="of:=IF([.H303]=&quot;L&quot;;&quot;Baixa&quot;;IF([.H303]=&quot;A&quot;;&quot;Média&quot;;IF([.H303]=&quot;&quot;;&quot;&quot;;&quot;Alta&quot;)))" table:style-name="ce37"/>
          <table:table-cell office:value-type="string" office:string-value="" table:formula="of:=IF(ISBLANK([.F303]);&quot;&quot;;IF([.D303]=&quot;ALI&quot;;IF([.H303]=&quot;L&quot;;7;IF([.H303]=&quot;A&quot;;10;15));IF([.D303]=&quot;AIE&quot;;IF([.H303]=&quot;L&quot;;5;IF([.H303]=&quot;A&quot;;7;10));IF([.D303]=&quot;SE&quot;;IF([.H303]=&quot;L&quot;;4;IF([.H303]=&quot;A&quot;;5;7));IF(OR([.D303]=&quot;EE&quot;;[.D303]=&quot;CE&quot;);IF([.H303]=&quot;L&quot;;3;IF([.H303]=&quot;A&quot;;4;6)))))))" table:style-name="ce38"/>
          <table:table-cell table:style-name="ce39"/>
          <table:table-cell table:style-name="ce36"/>
          <table:table-cell office:value-type="string" office:string-value="" table:formula="of:=CONCATENATE([.D303];[.N303])" table:style-name="ce36"/>
          <table:table-cell office:value-type="string" office:string-value="" table:formula="of:=IF(ISBLANK([.L303]);&quot;&quot;;IF([.D303]=&quot;EE&quot;;IF([.L303]&gt;=3;IF([.K303]&gt;=5;&quot;H&quot;;&quot;A&quot;);IF([.L303]&gt;=2;IF([.K303]&gt;=16;&quot;H&quot;;IF([.K303]&lt;=4;&quot;L&quot;;&quot;A&quot;));IF([.K303]&lt;=15;&quot;L&quot;;&quot;A&quot;)));IF(OR([.D303]=&quot;SE&quot;;[.D303]=&quot;CE&quot;);IF([.L303]&gt;=4;IF([.K303]&gt;=6;&quot;H&quot;;&quot;A&quot;);IF([.L303]&gt;=2;IF([.K303]&gt;=20;&quot;H&quot;;IF([.K303]&lt;=5;&quot;L&quot;;&quot;A&quot;));IF([.K303]&lt;=19;&quot;L&quot;;&quot;A&quot;)));IF(OR([.D303]=&quot;ALI&quot;;[.D303]=&quot;AIE&quot;);IF([.L303]&gt;=6;IF([.K303]&gt;=20;&quot;H&quot;;&quot;A&quot;);IF([.L303]&gt;=2;IF([.K303]&gt;=51;&quot;H&quot;;IF([.K303]&lt;=19;&quot;L&quot;;&quot;A&quot;));IF([.K303]&lt;=50;&quot;L&quot;;&quot;A&quot;)))))))" table:style-name="ce37"/>
          <table:table-cell office:value-type="string" office:string-value="" table:formula="of:=IF([.N303]=&quot;L&quot;;&quot;Baixa&quot;;IF([.N303]=&quot;A&quot;;&quot;Média&quot;;IF([.N303]=&quot;&quot;;&quot;&quot;;&quot;Alta&quot;)))" table:style-name="ce37"/>
          <table:table-cell office:value-type="string" office:string-value="" table:formula="of:=IF(ISBLANK([.L303]);&quot;&quot;;IF([.D303]=&quot;ALI&quot;;IF([.N303]=&quot;L&quot;;7;IF([.N303]=&quot;A&quot;;10;15));IF([.D303]=&quot;AIE&quot;;IF([.N303]=&quot;L&quot;;5;IF([.N303]=&quot;A&quot;;7;10));IF([.D303]=&quot;SE&quot;;IF([.N303]=&quot;L&quot;;4;IF([.N303]=&quot;A&quot;;5;7));IF(OR([.D303]=&quot;EE&quot;;[.D303]=&quot;CE&quot;);IF([.N303]=&quot;L&quot;;3;IF([.N303]=&quot;A&quot;;4;6)))))))" table:style-name="ce38"/>
          <table:table-cell table:style-name="ce39"/>
          <table:table-cell table:style-name="ce40"/>
          <table:table-cell office:value-type="float" office:value="0" table:formula="of:=IF(AND([.$P303]=&quot;&quot;;[.$J303]&lt;&gt;&quot;&quot;);[.$J303];0)" table:style-name="ce3">
            <text:p>0</text:p>
          </table:table-cell>
          <table:table-cell office:value-type="float" office:value="0" table:formula="of:=IF(OR([.$P303]=&quot;&quot;;[.$J303]=&quot;&quot;);0;[.$J303])" table:style-name="ce3">
            <text:p>0</text:p>
          </table:table-cell>
          <table:table-cell office:value-type="float" office:value="0" table:formula="of:=IF(OR([.$P303]=&quot;&quot;;[.$J303]=&quot;&quot;);0;[.$P303])" table:style-name="ce3">
            <text:p>0</text:p>
          </table:table-cell>
          <table:table-cell office:value-type="float" office:value="0" table:formula="of:=IF(AND([.$J303]=&quot;&quot;;[.$P303]&lt;&gt;&quot;&quot;);[.$P303];0)" table:style-name="ce3">
            <text:p>0</text:p>
          </table:table-cell>
          <table:table-cell table:number-columns-repeated="16362"/>
        </table:table-row>
        <table:table-row table:style-name="ro8">
          <table:table-cell table:style-name="ce3"/>
          <table:table-cell office:value-type="float" office:value="11" table:style-name="ce28">
            <text:p>1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4];[.H304])" table:style-name="ce36"/>
          <table:table-cell office:value-type="string" office:string-value="" table:formula="of:=IF(ISBLANK([.F304]);&quot;&quot;;IF([.D304]=&quot;EE&quot;;IF([.F304]&gt;=3;IF([.E304]&gt;=5;&quot;H&quot;;&quot;A&quot;);IF([.F304]&gt;=2;IF([.E304]&gt;=16;&quot;H&quot;;IF([.E304]&lt;=4;&quot;L&quot;;&quot;A&quot;));IF([.E304]&lt;=15;&quot;L&quot;;&quot;A&quot;)));IF(OR([.D304]=&quot;SE&quot;;[.D304]=&quot;CE&quot;);IF([.F304]&gt;=4;IF([.E304]&gt;=6;&quot;H&quot;;&quot;A&quot;);IF([.F304]&gt;=2;IF([.E304]&gt;=20;&quot;H&quot;;IF([.E304]&lt;=5;&quot;L&quot;;&quot;A&quot;));IF([.E304]&lt;=19;&quot;L&quot;;&quot;A&quot;)));IF(OR([.D304]=&quot;ALI&quot;;[.D304]=&quot;AIE&quot;);IF([.F304]&gt;=6;IF([.E304]&gt;=20;&quot;H&quot;;&quot;A&quot;);IF([.F304]&gt;=2;IF([.E304]&gt;=51;&quot;H&quot;;IF([.E304]&lt;=19;&quot;L&quot;;&quot;A&quot;));IF([.E304]&lt;=50;&quot;L&quot;;&quot;A&quot;)))))))" table:style-name="ce37"/>
          <table:table-cell office:value-type="string" office:string-value="" table:formula="of:=IF([.H304]=&quot;L&quot;;&quot;Baixa&quot;;IF([.H304]=&quot;A&quot;;&quot;Média&quot;;IF([.H304]=&quot;&quot;;&quot;&quot;;&quot;Alta&quot;)))" table:style-name="ce37"/>
          <table:table-cell office:value-type="string" office:string-value="" table:formula="of:=IF(ISBLANK([.F304]);&quot;&quot;;IF([.D304]=&quot;ALI&quot;;IF([.H304]=&quot;L&quot;;7;IF([.H304]=&quot;A&quot;;10;15));IF([.D304]=&quot;AIE&quot;;IF([.H304]=&quot;L&quot;;5;IF([.H304]=&quot;A&quot;;7;10));IF([.D304]=&quot;SE&quot;;IF([.H304]=&quot;L&quot;;4;IF([.H304]=&quot;A&quot;;5;7));IF(OR([.D304]=&quot;EE&quot;;[.D304]=&quot;CE&quot;);IF([.H304]=&quot;L&quot;;3;IF([.H304]=&quot;A&quot;;4;6)))))))" table:style-name="ce38"/>
          <table:table-cell table:style-name="ce39"/>
          <table:table-cell table:style-name="ce36"/>
          <table:table-cell office:value-type="string" office:string-value="" table:formula="of:=CONCATENATE([.D304];[.N304])" table:style-name="ce36"/>
          <table:table-cell office:value-type="string" office:string-value="" table:formula="of:=IF(ISBLANK([.L304]);&quot;&quot;;IF([.D304]=&quot;EE&quot;;IF([.L304]&gt;=3;IF([.K304]&gt;=5;&quot;H&quot;;&quot;A&quot;);IF([.L304]&gt;=2;IF([.K304]&gt;=16;&quot;H&quot;;IF([.K304]&lt;=4;&quot;L&quot;;&quot;A&quot;));IF([.K304]&lt;=15;&quot;L&quot;;&quot;A&quot;)));IF(OR([.D304]=&quot;SE&quot;;[.D304]=&quot;CE&quot;);IF([.L304]&gt;=4;IF([.K304]&gt;=6;&quot;H&quot;;&quot;A&quot;);IF([.L304]&gt;=2;IF([.K304]&gt;=20;&quot;H&quot;;IF([.K304]&lt;=5;&quot;L&quot;;&quot;A&quot;));IF([.K304]&lt;=19;&quot;L&quot;;&quot;A&quot;)));IF(OR([.D304]=&quot;ALI&quot;;[.D304]=&quot;AIE&quot;);IF([.L304]&gt;=6;IF([.K304]&gt;=20;&quot;H&quot;;&quot;A&quot;);IF([.L304]&gt;=2;IF([.K304]&gt;=51;&quot;H&quot;;IF([.K304]&lt;=19;&quot;L&quot;;&quot;A&quot;));IF([.K304]&lt;=50;&quot;L&quot;;&quot;A&quot;)))))))" table:style-name="ce37"/>
          <table:table-cell office:value-type="string" office:string-value="" table:formula="of:=IF([.N304]=&quot;L&quot;;&quot;Baixa&quot;;IF([.N304]=&quot;A&quot;;&quot;Média&quot;;IF([.N304]=&quot;&quot;;&quot;&quot;;&quot;Alta&quot;)))" table:style-name="ce37"/>
          <table:table-cell office:value-type="string" office:string-value="" table:formula="of:=IF(ISBLANK([.L304]);&quot;&quot;;IF([.D304]=&quot;ALI&quot;;IF([.N304]=&quot;L&quot;;7;IF([.N304]=&quot;A&quot;;10;15));IF([.D304]=&quot;AIE&quot;;IF([.N304]=&quot;L&quot;;5;IF([.N304]=&quot;A&quot;;7;10));IF([.D304]=&quot;SE&quot;;IF([.N304]=&quot;L&quot;;4;IF([.N304]=&quot;A&quot;;5;7));IF(OR([.D304]=&quot;EE&quot;;[.D304]=&quot;CE&quot;);IF([.N304]=&quot;L&quot;;3;IF([.N304]=&quot;A&quot;;4;6)))))))" table:style-name="ce38"/>
          <table:table-cell table:style-name="ce39"/>
          <table:table-cell table:style-name="ce40"/>
          <table:table-cell office:value-type="float" office:value="0" table:formula="of:=IF(AND([.$P304]=&quot;&quot;;[.$J304]&lt;&gt;&quot;&quot;);[.$J304];0)" table:style-name="ce3">
            <text:p>0</text:p>
          </table:table-cell>
          <table:table-cell office:value-type="float" office:value="0" table:formula="of:=IF(OR([.$P304]=&quot;&quot;;[.$J304]=&quot;&quot;);0;[.$J304])" table:style-name="ce3">
            <text:p>0</text:p>
          </table:table-cell>
          <table:table-cell office:value-type="float" office:value="0" table:formula="of:=IF(OR([.$P304]=&quot;&quot;;[.$J304]=&quot;&quot;);0;[.$P304])" table:style-name="ce3">
            <text:p>0</text:p>
          </table:table-cell>
          <table:table-cell office:value-type="float" office:value="0" table:formula="of:=IF(AND([.$J304]=&quot;&quot;;[.$P304]&lt;&gt;&quot;&quot;);[.$P30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2" table:style-name="ce28">
            <text:p>1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5];[.H305])" table:style-name="ce36"/>
          <table:table-cell office:value-type="string" office:string-value="" table:formula="of:=IF(ISBLANK([.F305]);&quot;&quot;;IF([.D305]=&quot;EE&quot;;IF([.F305]&gt;=3;IF([.E305]&gt;=5;&quot;H&quot;;&quot;A&quot;);IF([.F305]&gt;=2;IF([.E305]&gt;=16;&quot;H&quot;;IF([.E305]&lt;=4;&quot;L&quot;;&quot;A&quot;));IF([.E305]&lt;=15;&quot;L&quot;;&quot;A&quot;)));IF(OR([.D305]=&quot;SE&quot;;[.D305]=&quot;CE&quot;);IF([.F305]&gt;=4;IF([.E305]&gt;=6;&quot;H&quot;;&quot;A&quot;);IF([.F305]&gt;=2;IF([.E305]&gt;=20;&quot;H&quot;;IF([.E305]&lt;=5;&quot;L&quot;;&quot;A&quot;));IF([.E305]&lt;=19;&quot;L&quot;;&quot;A&quot;)));IF(OR([.D305]=&quot;ALI&quot;;[.D305]=&quot;AIE&quot;);IF([.F305]&gt;=6;IF([.E305]&gt;=20;&quot;H&quot;;&quot;A&quot;);IF([.F305]&gt;=2;IF([.E305]&gt;=51;&quot;H&quot;;IF([.E305]&lt;=19;&quot;L&quot;;&quot;A&quot;));IF([.E305]&lt;=50;&quot;L&quot;;&quot;A&quot;)))))))" table:style-name="ce37"/>
          <table:table-cell office:value-type="string" office:string-value="" table:formula="of:=IF([.H305]=&quot;L&quot;;&quot;Baixa&quot;;IF([.H305]=&quot;A&quot;;&quot;Média&quot;;IF([.H305]=&quot;&quot;;&quot;&quot;;&quot;Alta&quot;)))" table:style-name="ce37"/>
          <table:table-cell office:value-type="string" office:string-value="" table:formula="of:=IF(ISBLANK([.F305]);&quot;&quot;;IF([.D305]=&quot;ALI&quot;;IF([.H305]=&quot;L&quot;;7;IF([.H305]=&quot;A&quot;;10;15));IF([.D305]=&quot;AIE&quot;;IF([.H305]=&quot;L&quot;;5;IF([.H305]=&quot;A&quot;;7;10));IF([.D305]=&quot;SE&quot;;IF([.H305]=&quot;L&quot;;4;IF([.H305]=&quot;A&quot;;5;7));IF(OR([.D305]=&quot;EE&quot;;[.D305]=&quot;CE&quot;);IF([.H305]=&quot;L&quot;;3;IF([.H305]=&quot;A&quot;;4;6)))))))" table:style-name="ce38"/>
          <table:table-cell table:style-name="ce39"/>
          <table:table-cell table:style-name="ce36"/>
          <table:table-cell office:value-type="string" office:string-value="" table:formula="of:=CONCATENATE([.D305];[.N305])" table:style-name="ce36"/>
          <table:table-cell office:value-type="string" office:string-value="" table:formula="of:=IF(ISBLANK([.L305]);&quot;&quot;;IF([.D305]=&quot;EE&quot;;IF([.L305]&gt;=3;IF([.K305]&gt;=5;&quot;H&quot;;&quot;A&quot;);IF([.L305]&gt;=2;IF([.K305]&gt;=16;&quot;H&quot;;IF([.K305]&lt;=4;&quot;L&quot;;&quot;A&quot;));IF([.K305]&lt;=15;&quot;L&quot;;&quot;A&quot;)));IF(OR([.D305]=&quot;SE&quot;;[.D305]=&quot;CE&quot;);IF([.L305]&gt;=4;IF([.K305]&gt;=6;&quot;H&quot;;&quot;A&quot;);IF([.L305]&gt;=2;IF([.K305]&gt;=20;&quot;H&quot;;IF([.K305]&lt;=5;&quot;L&quot;;&quot;A&quot;));IF([.K305]&lt;=19;&quot;L&quot;;&quot;A&quot;)));IF(OR([.D305]=&quot;ALI&quot;;[.D305]=&quot;AIE&quot;);IF([.L305]&gt;=6;IF([.K305]&gt;=20;&quot;H&quot;;&quot;A&quot;);IF([.L305]&gt;=2;IF([.K305]&gt;=51;&quot;H&quot;;IF([.K305]&lt;=19;&quot;L&quot;;&quot;A&quot;));IF([.K305]&lt;=50;&quot;L&quot;;&quot;A&quot;)))))))" table:style-name="ce37"/>
          <table:table-cell office:value-type="string" office:string-value="" table:formula="of:=IF([.N305]=&quot;L&quot;;&quot;Baixa&quot;;IF([.N305]=&quot;A&quot;;&quot;Média&quot;;IF([.N305]=&quot;&quot;;&quot;&quot;;&quot;Alta&quot;)))" table:style-name="ce37"/>
          <table:table-cell office:value-type="string" office:string-value="" table:formula="of:=IF(ISBLANK([.L305]);&quot;&quot;;IF([.D305]=&quot;ALI&quot;;IF([.N305]=&quot;L&quot;;7;IF([.N305]=&quot;A&quot;;10;15));IF([.D305]=&quot;AIE&quot;;IF([.N305]=&quot;L&quot;;5;IF([.N305]=&quot;A&quot;;7;10));IF([.D305]=&quot;SE&quot;;IF([.N305]=&quot;L&quot;;4;IF([.N305]=&quot;A&quot;;5;7));IF(OR([.D305]=&quot;EE&quot;;[.D305]=&quot;CE&quot;);IF([.N305]=&quot;L&quot;;3;IF([.N305]=&quot;A&quot;;4;6)))))))" table:style-name="ce38"/>
          <table:table-cell table:style-name="ce39"/>
          <table:table-cell table:style-name="ce40"/>
          <table:table-cell office:value-type="float" office:value="0" table:formula="of:=IF(AND([.$P305]=&quot;&quot;;[.$J305]&lt;&gt;&quot;&quot;);[.$J305];0)" table:style-name="ce3">
            <text:p>0</text:p>
          </table:table-cell>
          <table:table-cell office:value-type="float" office:value="0" table:formula="of:=IF(OR([.$P305]=&quot;&quot;;[.$J305]=&quot;&quot;);0;[.$J305])" table:style-name="ce3">
            <text:p>0</text:p>
          </table:table-cell>
          <table:table-cell office:value-type="float" office:value="0" table:formula="of:=IF(OR([.$P305]=&quot;&quot;;[.$J305]=&quot;&quot;);0;[.$P305])" table:style-name="ce3">
            <text:p>0</text:p>
          </table:table-cell>
          <table:table-cell office:value-type="float" office:value="0" table:formula="of:=IF(AND([.$J305]=&quot;&quot;;[.$P305]&lt;&gt;&quot;&quot;);[.$P30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3" table:style-name="ce28">
            <text:p>1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6];[.H306])" table:style-name="ce36"/>
          <table:table-cell office:value-type="string" office:string-value="" table:formula="of:=IF(ISBLANK([.F306]);&quot;&quot;;IF([.D306]=&quot;EE&quot;;IF([.F306]&gt;=3;IF([.E306]&gt;=5;&quot;H&quot;;&quot;A&quot;);IF([.F306]&gt;=2;IF([.E306]&gt;=16;&quot;H&quot;;IF([.E306]&lt;=4;&quot;L&quot;;&quot;A&quot;));IF([.E306]&lt;=15;&quot;L&quot;;&quot;A&quot;)));IF(OR([.D306]=&quot;SE&quot;;[.D306]=&quot;CE&quot;);IF([.F306]&gt;=4;IF([.E306]&gt;=6;&quot;H&quot;;&quot;A&quot;);IF([.F306]&gt;=2;IF([.E306]&gt;=20;&quot;H&quot;;IF([.E306]&lt;=5;&quot;L&quot;;&quot;A&quot;));IF([.E306]&lt;=19;&quot;L&quot;;&quot;A&quot;)));IF(OR([.D306]=&quot;ALI&quot;;[.D306]=&quot;AIE&quot;);IF([.F306]&gt;=6;IF([.E306]&gt;=20;&quot;H&quot;;&quot;A&quot;);IF([.F306]&gt;=2;IF([.E306]&gt;=51;&quot;H&quot;;IF([.E306]&lt;=19;&quot;L&quot;;&quot;A&quot;));IF([.E306]&lt;=50;&quot;L&quot;;&quot;A&quot;)))))))" table:style-name="ce37"/>
          <table:table-cell office:value-type="string" office:string-value="" table:formula="of:=IF([.H306]=&quot;L&quot;;&quot;Baixa&quot;;IF([.H306]=&quot;A&quot;;&quot;Média&quot;;IF([.H306]=&quot;&quot;;&quot;&quot;;&quot;Alta&quot;)))" table:style-name="ce37"/>
          <table:table-cell office:value-type="string" office:string-value="" table:formula="of:=IF(ISBLANK([.F306]);&quot;&quot;;IF([.D306]=&quot;ALI&quot;;IF([.H306]=&quot;L&quot;;7;IF([.H306]=&quot;A&quot;;10;15));IF([.D306]=&quot;AIE&quot;;IF([.H306]=&quot;L&quot;;5;IF([.H306]=&quot;A&quot;;7;10));IF([.D306]=&quot;SE&quot;;IF([.H306]=&quot;L&quot;;4;IF([.H306]=&quot;A&quot;;5;7));IF(OR([.D306]=&quot;EE&quot;;[.D306]=&quot;CE&quot;);IF([.H306]=&quot;L&quot;;3;IF([.H306]=&quot;A&quot;;4;6)))))))" table:style-name="ce38"/>
          <table:table-cell table:style-name="ce39"/>
          <table:table-cell table:style-name="ce36"/>
          <table:table-cell office:value-type="string" office:string-value="" table:formula="of:=CONCATENATE([.D306];[.N306])" table:style-name="ce36"/>
          <table:table-cell office:value-type="string" office:string-value="" table:formula="of:=IF(ISBLANK([.L306]);&quot;&quot;;IF([.D306]=&quot;EE&quot;;IF([.L306]&gt;=3;IF([.K306]&gt;=5;&quot;H&quot;;&quot;A&quot;);IF([.L306]&gt;=2;IF([.K306]&gt;=16;&quot;H&quot;;IF([.K306]&lt;=4;&quot;L&quot;;&quot;A&quot;));IF([.K306]&lt;=15;&quot;L&quot;;&quot;A&quot;)));IF(OR([.D306]=&quot;SE&quot;;[.D306]=&quot;CE&quot;);IF([.L306]&gt;=4;IF([.K306]&gt;=6;&quot;H&quot;;&quot;A&quot;);IF([.L306]&gt;=2;IF([.K306]&gt;=20;&quot;H&quot;;IF([.K306]&lt;=5;&quot;L&quot;;&quot;A&quot;));IF([.K306]&lt;=19;&quot;L&quot;;&quot;A&quot;)));IF(OR([.D306]=&quot;ALI&quot;;[.D306]=&quot;AIE&quot;);IF([.L306]&gt;=6;IF([.K306]&gt;=20;&quot;H&quot;;&quot;A&quot;);IF([.L306]&gt;=2;IF([.K306]&gt;=51;&quot;H&quot;;IF([.K306]&lt;=19;&quot;L&quot;;&quot;A&quot;));IF([.K306]&lt;=50;&quot;L&quot;;&quot;A&quot;)))))))" table:style-name="ce37"/>
          <table:table-cell office:value-type="string" office:string-value="" table:formula="of:=IF([.N306]=&quot;L&quot;;&quot;Baixa&quot;;IF([.N306]=&quot;A&quot;;&quot;Média&quot;;IF([.N306]=&quot;&quot;;&quot;&quot;;&quot;Alta&quot;)))" table:style-name="ce37"/>
          <table:table-cell office:value-type="string" office:string-value="" table:formula="of:=IF(ISBLANK([.L306]);&quot;&quot;;IF([.D306]=&quot;ALI&quot;;IF([.N306]=&quot;L&quot;;7;IF([.N306]=&quot;A&quot;;10;15));IF([.D306]=&quot;AIE&quot;;IF([.N306]=&quot;L&quot;;5;IF([.N306]=&quot;A&quot;;7;10));IF([.D306]=&quot;SE&quot;;IF([.N306]=&quot;L&quot;;4;IF([.N306]=&quot;A&quot;;5;7));IF(OR([.D306]=&quot;EE&quot;;[.D306]=&quot;CE&quot;);IF([.N306]=&quot;L&quot;;3;IF([.N306]=&quot;A&quot;;4;6)))))))" table:style-name="ce38"/>
          <table:table-cell table:style-name="ce39"/>
          <table:table-cell table:style-name="ce40"/>
          <table:table-cell office:value-type="float" office:value="0" table:formula="of:=IF(AND([.$P306]=&quot;&quot;;[.$J306]&lt;&gt;&quot;&quot;);[.$J306];0)" table:style-name="ce3">
            <text:p>0</text:p>
          </table:table-cell>
          <table:table-cell office:value-type="float" office:value="0" table:formula="of:=IF(OR([.$P306]=&quot;&quot;;[.$J306]=&quot;&quot;);0;[.$J306])" table:style-name="ce3">
            <text:p>0</text:p>
          </table:table-cell>
          <table:table-cell office:value-type="float" office:value="0" table:formula="of:=IF(OR([.$P306]=&quot;&quot;;[.$J306]=&quot;&quot;);0;[.$P306])" table:style-name="ce3">
            <text:p>0</text:p>
          </table:table-cell>
          <table:table-cell office:value-type="float" office:value="0" table:formula="of:=IF(AND([.$J306]=&quot;&quot;;[.$P306]&lt;&gt;&quot;&quot;);[.$P30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4" table:style-name="ce28">
            <text:p>1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7];[.H307])" table:style-name="ce36"/>
          <table:table-cell office:value-type="string" office:string-value="" table:formula="of:=IF(ISBLANK([.F307]);&quot;&quot;;IF([.D307]=&quot;EE&quot;;IF([.F307]&gt;=3;IF([.E307]&gt;=5;&quot;H&quot;;&quot;A&quot;);IF([.F307]&gt;=2;IF([.E307]&gt;=16;&quot;H&quot;;IF([.E307]&lt;=4;&quot;L&quot;;&quot;A&quot;));IF([.E307]&lt;=15;&quot;L&quot;;&quot;A&quot;)));IF(OR([.D307]=&quot;SE&quot;;[.D307]=&quot;CE&quot;);IF([.F307]&gt;=4;IF([.E307]&gt;=6;&quot;H&quot;;&quot;A&quot;);IF([.F307]&gt;=2;IF([.E307]&gt;=20;&quot;H&quot;;IF([.E307]&lt;=5;&quot;L&quot;;&quot;A&quot;));IF([.E307]&lt;=19;&quot;L&quot;;&quot;A&quot;)));IF(OR([.D307]=&quot;ALI&quot;;[.D307]=&quot;AIE&quot;);IF([.F307]&gt;=6;IF([.E307]&gt;=20;&quot;H&quot;;&quot;A&quot;);IF([.F307]&gt;=2;IF([.E307]&gt;=51;&quot;H&quot;;IF([.E307]&lt;=19;&quot;L&quot;;&quot;A&quot;));IF([.E307]&lt;=50;&quot;L&quot;;&quot;A&quot;)))))))" table:style-name="ce37"/>
          <table:table-cell office:value-type="string" office:string-value="" table:formula="of:=IF([.H307]=&quot;L&quot;;&quot;Baixa&quot;;IF([.H307]=&quot;A&quot;;&quot;Média&quot;;IF([.H307]=&quot;&quot;;&quot;&quot;;&quot;Alta&quot;)))" table:style-name="ce37"/>
          <table:table-cell office:value-type="string" office:string-value="" table:formula="of:=IF(ISBLANK([.F307]);&quot;&quot;;IF([.D307]=&quot;ALI&quot;;IF([.H307]=&quot;L&quot;;7;IF([.H307]=&quot;A&quot;;10;15));IF([.D307]=&quot;AIE&quot;;IF([.H307]=&quot;L&quot;;5;IF([.H307]=&quot;A&quot;;7;10));IF([.D307]=&quot;SE&quot;;IF([.H307]=&quot;L&quot;;4;IF([.H307]=&quot;A&quot;;5;7));IF(OR([.D307]=&quot;EE&quot;;[.D307]=&quot;CE&quot;);IF([.H307]=&quot;L&quot;;3;IF([.H307]=&quot;A&quot;;4;6)))))))" table:style-name="ce38"/>
          <table:table-cell table:style-name="ce39"/>
          <table:table-cell table:style-name="ce36"/>
          <table:table-cell office:value-type="string" office:string-value="" table:formula="of:=CONCATENATE([.D307];[.N307])" table:style-name="ce36"/>
          <table:table-cell office:value-type="string" office:string-value="" table:formula="of:=IF(ISBLANK([.L307]);&quot;&quot;;IF([.D307]=&quot;EE&quot;;IF([.L307]&gt;=3;IF([.K307]&gt;=5;&quot;H&quot;;&quot;A&quot;);IF([.L307]&gt;=2;IF([.K307]&gt;=16;&quot;H&quot;;IF([.K307]&lt;=4;&quot;L&quot;;&quot;A&quot;));IF([.K307]&lt;=15;&quot;L&quot;;&quot;A&quot;)));IF(OR([.D307]=&quot;SE&quot;;[.D307]=&quot;CE&quot;);IF([.L307]&gt;=4;IF([.K307]&gt;=6;&quot;H&quot;;&quot;A&quot;);IF([.L307]&gt;=2;IF([.K307]&gt;=20;&quot;H&quot;;IF([.K307]&lt;=5;&quot;L&quot;;&quot;A&quot;));IF([.K307]&lt;=19;&quot;L&quot;;&quot;A&quot;)));IF(OR([.D307]=&quot;ALI&quot;;[.D307]=&quot;AIE&quot;);IF([.L307]&gt;=6;IF([.K307]&gt;=20;&quot;H&quot;;&quot;A&quot;);IF([.L307]&gt;=2;IF([.K307]&gt;=51;&quot;H&quot;;IF([.K307]&lt;=19;&quot;L&quot;;&quot;A&quot;));IF([.K307]&lt;=50;&quot;L&quot;;&quot;A&quot;)))))))" table:style-name="ce37"/>
          <table:table-cell office:value-type="string" office:string-value="" table:formula="of:=IF([.N307]=&quot;L&quot;;&quot;Baixa&quot;;IF([.N307]=&quot;A&quot;;&quot;Média&quot;;IF([.N307]=&quot;&quot;;&quot;&quot;;&quot;Alta&quot;)))" table:style-name="ce37"/>
          <table:table-cell office:value-type="string" office:string-value="" table:formula="of:=IF(ISBLANK([.L307]);&quot;&quot;;IF([.D307]=&quot;ALI&quot;;IF([.N307]=&quot;L&quot;;7;IF([.N307]=&quot;A&quot;;10;15));IF([.D307]=&quot;AIE&quot;;IF([.N307]=&quot;L&quot;;5;IF([.N307]=&quot;A&quot;;7;10));IF([.D307]=&quot;SE&quot;;IF([.N307]=&quot;L&quot;;4;IF([.N307]=&quot;A&quot;;5;7));IF(OR([.D307]=&quot;EE&quot;;[.D307]=&quot;CE&quot;);IF([.N307]=&quot;L&quot;;3;IF([.N307]=&quot;A&quot;;4;6)))))))" table:style-name="ce38"/>
          <table:table-cell table:style-name="ce39"/>
          <table:table-cell table:style-name="ce40"/>
          <table:table-cell office:value-type="float" office:value="0" table:formula="of:=IF(AND([.$P307]=&quot;&quot;;[.$J307]&lt;&gt;&quot;&quot;);[.$J307];0)" table:style-name="ce3">
            <text:p>0</text:p>
          </table:table-cell>
          <table:table-cell office:value-type="float" office:value="0" table:formula="of:=IF(OR([.$P307]=&quot;&quot;;[.$J307]=&quot;&quot;);0;[.$J307])" table:style-name="ce3">
            <text:p>0</text:p>
          </table:table-cell>
          <table:table-cell office:value-type="float" office:value="0" table:formula="of:=IF(OR([.$P307]=&quot;&quot;;[.$J307]=&quot;&quot;);0;[.$P307])" table:style-name="ce3">
            <text:p>0</text:p>
          </table:table-cell>
          <table:table-cell office:value-type="float" office:value="0" table:formula="of:=IF(AND([.$J307]=&quot;&quot;;[.$P307]&lt;&gt;&quot;&quot;);[.$P30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5" table:style-name="ce28">
            <text:p>1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8];[.H308])" table:style-name="ce36"/>
          <table:table-cell office:value-type="string" office:string-value="" table:formula="of:=IF(ISBLANK([.F308]);&quot;&quot;;IF([.D308]=&quot;EE&quot;;IF([.F308]&gt;=3;IF([.E308]&gt;=5;&quot;H&quot;;&quot;A&quot;);IF([.F308]&gt;=2;IF([.E308]&gt;=16;&quot;H&quot;;IF([.E308]&lt;=4;&quot;L&quot;;&quot;A&quot;));IF([.E308]&lt;=15;&quot;L&quot;;&quot;A&quot;)));IF(OR([.D308]=&quot;SE&quot;;[.D308]=&quot;CE&quot;);IF([.F308]&gt;=4;IF([.E308]&gt;=6;&quot;H&quot;;&quot;A&quot;);IF([.F308]&gt;=2;IF([.E308]&gt;=20;&quot;H&quot;;IF([.E308]&lt;=5;&quot;L&quot;;&quot;A&quot;));IF([.E308]&lt;=19;&quot;L&quot;;&quot;A&quot;)));IF(OR([.D308]=&quot;ALI&quot;;[.D308]=&quot;AIE&quot;);IF([.F308]&gt;=6;IF([.E308]&gt;=20;&quot;H&quot;;&quot;A&quot;);IF([.F308]&gt;=2;IF([.E308]&gt;=51;&quot;H&quot;;IF([.E308]&lt;=19;&quot;L&quot;;&quot;A&quot;));IF([.E308]&lt;=50;&quot;L&quot;;&quot;A&quot;)))))))" table:style-name="ce37"/>
          <table:table-cell office:value-type="string" office:string-value="" table:formula="of:=IF([.H308]=&quot;L&quot;;&quot;Baixa&quot;;IF([.H308]=&quot;A&quot;;&quot;Média&quot;;IF([.H308]=&quot;&quot;;&quot;&quot;;&quot;Alta&quot;)))" table:style-name="ce37"/>
          <table:table-cell office:value-type="string" office:string-value="" table:formula="of:=IF(ISBLANK([.F308]);&quot;&quot;;IF([.D308]=&quot;ALI&quot;;IF([.H308]=&quot;L&quot;;7;IF([.H308]=&quot;A&quot;;10;15));IF([.D308]=&quot;AIE&quot;;IF([.H308]=&quot;L&quot;;5;IF([.H308]=&quot;A&quot;;7;10));IF([.D308]=&quot;SE&quot;;IF([.H308]=&quot;L&quot;;4;IF([.H308]=&quot;A&quot;;5;7));IF(OR([.D308]=&quot;EE&quot;;[.D308]=&quot;CE&quot;);IF([.H308]=&quot;L&quot;;3;IF([.H308]=&quot;A&quot;;4;6)))))))" table:style-name="ce38"/>
          <table:table-cell table:style-name="ce39"/>
          <table:table-cell table:style-name="ce36"/>
          <table:table-cell office:value-type="string" office:string-value="" table:formula="of:=CONCATENATE([.D308];[.N308])" table:style-name="ce36"/>
          <table:table-cell office:value-type="string" office:string-value="" table:formula="of:=IF(ISBLANK([.L308]);&quot;&quot;;IF([.D308]=&quot;EE&quot;;IF([.L308]&gt;=3;IF([.K308]&gt;=5;&quot;H&quot;;&quot;A&quot;);IF([.L308]&gt;=2;IF([.K308]&gt;=16;&quot;H&quot;;IF([.K308]&lt;=4;&quot;L&quot;;&quot;A&quot;));IF([.K308]&lt;=15;&quot;L&quot;;&quot;A&quot;)));IF(OR([.D308]=&quot;SE&quot;;[.D308]=&quot;CE&quot;);IF([.L308]&gt;=4;IF([.K308]&gt;=6;&quot;H&quot;;&quot;A&quot;);IF([.L308]&gt;=2;IF([.K308]&gt;=20;&quot;H&quot;;IF([.K308]&lt;=5;&quot;L&quot;;&quot;A&quot;));IF([.K308]&lt;=19;&quot;L&quot;;&quot;A&quot;)));IF(OR([.D308]=&quot;ALI&quot;;[.D308]=&quot;AIE&quot;);IF([.L308]&gt;=6;IF([.K308]&gt;=20;&quot;H&quot;;&quot;A&quot;);IF([.L308]&gt;=2;IF([.K308]&gt;=51;&quot;H&quot;;IF([.K308]&lt;=19;&quot;L&quot;;&quot;A&quot;));IF([.K308]&lt;=50;&quot;L&quot;;&quot;A&quot;)))))))" table:style-name="ce37"/>
          <table:table-cell office:value-type="string" office:string-value="" table:formula="of:=IF([.N308]=&quot;L&quot;;&quot;Baixa&quot;;IF([.N308]=&quot;A&quot;;&quot;Média&quot;;IF([.N308]=&quot;&quot;;&quot;&quot;;&quot;Alta&quot;)))" table:style-name="ce37"/>
          <table:table-cell office:value-type="string" office:string-value="" table:formula="of:=IF(ISBLANK([.L308]);&quot;&quot;;IF([.D308]=&quot;ALI&quot;;IF([.N308]=&quot;L&quot;;7;IF([.N308]=&quot;A&quot;;10;15));IF([.D308]=&quot;AIE&quot;;IF([.N308]=&quot;L&quot;;5;IF([.N308]=&quot;A&quot;;7;10));IF([.D308]=&quot;SE&quot;;IF([.N308]=&quot;L&quot;;4;IF([.N308]=&quot;A&quot;;5;7));IF(OR([.D308]=&quot;EE&quot;;[.D308]=&quot;CE&quot;);IF([.N308]=&quot;L&quot;;3;IF([.N308]=&quot;A&quot;;4;6)))))))" table:style-name="ce38"/>
          <table:table-cell table:style-name="ce39"/>
          <table:table-cell table:style-name="ce40"/>
          <table:table-cell office:value-type="float" office:value="0" table:formula="of:=IF(AND([.$P308]=&quot;&quot;;[.$J308]&lt;&gt;&quot;&quot;);[.$J308];0)" table:style-name="ce3">
            <text:p>0</text:p>
          </table:table-cell>
          <table:table-cell office:value-type="float" office:value="0" table:formula="of:=IF(OR([.$P308]=&quot;&quot;;[.$J308]=&quot;&quot;);0;[.$J308])" table:style-name="ce3">
            <text:p>0</text:p>
          </table:table-cell>
          <table:table-cell office:value-type="float" office:value="0" table:formula="of:=IF(OR([.$P308]=&quot;&quot;;[.$J308]=&quot;&quot;);0;[.$P308])" table:style-name="ce3">
            <text:p>0</text:p>
          </table:table-cell>
          <table:table-cell office:value-type="float" office:value="0" table:formula="of:=IF(AND([.$J308]=&quot;&quot;;[.$P308]&lt;&gt;&quot;&quot;);[.$P30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6" table:style-name="ce28">
            <text:p>1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09];[.H309])" table:style-name="ce36"/>
          <table:table-cell office:value-type="string" office:string-value="" table:formula="of:=IF(ISBLANK([.F309]);&quot;&quot;;IF([.D309]=&quot;EE&quot;;IF([.F309]&gt;=3;IF([.E309]&gt;=5;&quot;H&quot;;&quot;A&quot;);IF([.F309]&gt;=2;IF([.E309]&gt;=16;&quot;H&quot;;IF([.E309]&lt;=4;&quot;L&quot;;&quot;A&quot;));IF([.E309]&lt;=15;&quot;L&quot;;&quot;A&quot;)));IF(OR([.D309]=&quot;SE&quot;;[.D309]=&quot;CE&quot;);IF([.F309]&gt;=4;IF([.E309]&gt;=6;&quot;H&quot;;&quot;A&quot;);IF([.F309]&gt;=2;IF([.E309]&gt;=20;&quot;H&quot;;IF([.E309]&lt;=5;&quot;L&quot;;&quot;A&quot;));IF([.E309]&lt;=19;&quot;L&quot;;&quot;A&quot;)));IF(OR([.D309]=&quot;ALI&quot;;[.D309]=&quot;AIE&quot;);IF([.F309]&gt;=6;IF([.E309]&gt;=20;&quot;H&quot;;&quot;A&quot;);IF([.F309]&gt;=2;IF([.E309]&gt;=51;&quot;H&quot;;IF([.E309]&lt;=19;&quot;L&quot;;&quot;A&quot;));IF([.E309]&lt;=50;&quot;L&quot;;&quot;A&quot;)))))))" table:style-name="ce37"/>
          <table:table-cell office:value-type="string" office:string-value="" table:formula="of:=IF([.H309]=&quot;L&quot;;&quot;Baixa&quot;;IF([.H309]=&quot;A&quot;;&quot;Média&quot;;IF([.H309]=&quot;&quot;;&quot;&quot;;&quot;Alta&quot;)))" table:style-name="ce37"/>
          <table:table-cell office:value-type="string" office:string-value="" table:formula="of:=IF(ISBLANK([.F309]);&quot;&quot;;IF([.D309]=&quot;ALI&quot;;IF([.H309]=&quot;L&quot;;7;IF([.H309]=&quot;A&quot;;10;15));IF([.D309]=&quot;AIE&quot;;IF([.H309]=&quot;L&quot;;5;IF([.H309]=&quot;A&quot;;7;10));IF([.D309]=&quot;SE&quot;;IF([.H309]=&quot;L&quot;;4;IF([.H309]=&quot;A&quot;;5;7));IF(OR([.D309]=&quot;EE&quot;;[.D309]=&quot;CE&quot;);IF([.H309]=&quot;L&quot;;3;IF([.H309]=&quot;A&quot;;4;6)))))))" table:style-name="ce38"/>
          <table:table-cell table:style-name="ce39"/>
          <table:table-cell table:style-name="ce36"/>
          <table:table-cell office:value-type="string" office:string-value="" table:formula="of:=CONCATENATE([.D309];[.N309])" table:style-name="ce36"/>
          <table:table-cell office:value-type="string" office:string-value="" table:formula="of:=IF(ISBLANK([.L309]);&quot;&quot;;IF([.D309]=&quot;EE&quot;;IF([.L309]&gt;=3;IF([.K309]&gt;=5;&quot;H&quot;;&quot;A&quot;);IF([.L309]&gt;=2;IF([.K309]&gt;=16;&quot;H&quot;;IF([.K309]&lt;=4;&quot;L&quot;;&quot;A&quot;));IF([.K309]&lt;=15;&quot;L&quot;;&quot;A&quot;)));IF(OR([.D309]=&quot;SE&quot;;[.D309]=&quot;CE&quot;);IF([.L309]&gt;=4;IF([.K309]&gt;=6;&quot;H&quot;;&quot;A&quot;);IF([.L309]&gt;=2;IF([.K309]&gt;=20;&quot;H&quot;;IF([.K309]&lt;=5;&quot;L&quot;;&quot;A&quot;));IF([.K309]&lt;=19;&quot;L&quot;;&quot;A&quot;)));IF(OR([.D309]=&quot;ALI&quot;;[.D309]=&quot;AIE&quot;);IF([.L309]&gt;=6;IF([.K309]&gt;=20;&quot;H&quot;;&quot;A&quot;);IF([.L309]&gt;=2;IF([.K309]&gt;=51;&quot;H&quot;;IF([.K309]&lt;=19;&quot;L&quot;;&quot;A&quot;));IF([.K309]&lt;=50;&quot;L&quot;;&quot;A&quot;)))))))" table:style-name="ce37"/>
          <table:table-cell office:value-type="string" office:string-value="" table:formula="of:=IF([.N309]=&quot;L&quot;;&quot;Baixa&quot;;IF([.N309]=&quot;A&quot;;&quot;Média&quot;;IF([.N309]=&quot;&quot;;&quot;&quot;;&quot;Alta&quot;)))" table:style-name="ce37"/>
          <table:table-cell office:value-type="string" office:string-value="" table:formula="of:=IF(ISBLANK([.L309]);&quot;&quot;;IF([.D309]=&quot;ALI&quot;;IF([.N309]=&quot;L&quot;;7;IF([.N309]=&quot;A&quot;;10;15));IF([.D309]=&quot;AIE&quot;;IF([.N309]=&quot;L&quot;;5;IF([.N309]=&quot;A&quot;;7;10));IF([.D309]=&quot;SE&quot;;IF([.N309]=&quot;L&quot;;4;IF([.N309]=&quot;A&quot;;5;7));IF(OR([.D309]=&quot;EE&quot;;[.D309]=&quot;CE&quot;);IF([.N309]=&quot;L&quot;;3;IF([.N309]=&quot;A&quot;;4;6)))))))" table:style-name="ce38"/>
          <table:table-cell table:style-name="ce39"/>
          <table:table-cell table:style-name="ce40"/>
          <table:table-cell office:value-type="float" office:value="0" table:formula="of:=IF(AND([.$P309]=&quot;&quot;;[.$J309]&lt;&gt;&quot;&quot;);[.$J309];0)" table:style-name="ce3">
            <text:p>0</text:p>
          </table:table-cell>
          <table:table-cell office:value-type="float" office:value="0" table:formula="of:=IF(OR([.$P309]=&quot;&quot;;[.$J309]=&quot;&quot;);0;[.$J309])" table:style-name="ce3">
            <text:p>0</text:p>
          </table:table-cell>
          <table:table-cell office:value-type="float" office:value="0" table:formula="of:=IF(OR([.$P309]=&quot;&quot;;[.$J309]=&quot;&quot;);0;[.$P309])" table:style-name="ce3">
            <text:p>0</text:p>
          </table:table-cell>
          <table:table-cell office:value-type="float" office:value="0" table:formula="of:=IF(AND([.$J309]=&quot;&quot;;[.$P309]&lt;&gt;&quot;&quot;);[.$P30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7" table:style-name="ce28">
            <text:p>1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0];[.H310])" table:style-name="ce36"/>
          <table:table-cell office:value-type="string" office:string-value="" table:formula="of:=IF(ISBLANK([.F310]);&quot;&quot;;IF([.D310]=&quot;EE&quot;;IF([.F310]&gt;=3;IF([.E310]&gt;=5;&quot;H&quot;;&quot;A&quot;);IF([.F310]&gt;=2;IF([.E310]&gt;=16;&quot;H&quot;;IF([.E310]&lt;=4;&quot;L&quot;;&quot;A&quot;));IF([.E310]&lt;=15;&quot;L&quot;;&quot;A&quot;)));IF(OR([.D310]=&quot;SE&quot;;[.D310]=&quot;CE&quot;);IF([.F310]&gt;=4;IF([.E310]&gt;=6;&quot;H&quot;;&quot;A&quot;);IF([.F310]&gt;=2;IF([.E310]&gt;=20;&quot;H&quot;;IF([.E310]&lt;=5;&quot;L&quot;;&quot;A&quot;));IF([.E310]&lt;=19;&quot;L&quot;;&quot;A&quot;)));IF(OR([.D310]=&quot;ALI&quot;;[.D310]=&quot;AIE&quot;);IF([.F310]&gt;=6;IF([.E310]&gt;=20;&quot;H&quot;;&quot;A&quot;);IF([.F310]&gt;=2;IF([.E310]&gt;=51;&quot;H&quot;;IF([.E310]&lt;=19;&quot;L&quot;;&quot;A&quot;));IF([.E310]&lt;=50;&quot;L&quot;;&quot;A&quot;)))))))" table:style-name="ce37"/>
          <table:table-cell office:value-type="string" office:string-value="" table:formula="of:=IF([.H310]=&quot;L&quot;;&quot;Baixa&quot;;IF([.H310]=&quot;A&quot;;&quot;Média&quot;;IF([.H310]=&quot;&quot;;&quot;&quot;;&quot;Alta&quot;)))" table:style-name="ce37"/>
          <table:table-cell office:value-type="string" office:string-value="" table:formula="of:=IF(ISBLANK([.F310]);&quot;&quot;;IF([.D310]=&quot;ALI&quot;;IF([.H310]=&quot;L&quot;;7;IF([.H310]=&quot;A&quot;;10;15));IF([.D310]=&quot;AIE&quot;;IF([.H310]=&quot;L&quot;;5;IF([.H310]=&quot;A&quot;;7;10));IF([.D310]=&quot;SE&quot;;IF([.H310]=&quot;L&quot;;4;IF([.H310]=&quot;A&quot;;5;7));IF(OR([.D310]=&quot;EE&quot;;[.D310]=&quot;CE&quot;);IF([.H310]=&quot;L&quot;;3;IF([.H310]=&quot;A&quot;;4;6)))))))" table:style-name="ce38"/>
          <table:table-cell table:style-name="ce39"/>
          <table:table-cell table:style-name="ce36"/>
          <table:table-cell office:value-type="string" office:string-value="" table:formula="of:=CONCATENATE([.D310];[.N310])" table:style-name="ce36"/>
          <table:table-cell office:value-type="string" office:string-value="" table:formula="of:=IF(ISBLANK([.L310]);&quot;&quot;;IF([.D310]=&quot;EE&quot;;IF([.L310]&gt;=3;IF([.K310]&gt;=5;&quot;H&quot;;&quot;A&quot;);IF([.L310]&gt;=2;IF([.K310]&gt;=16;&quot;H&quot;;IF([.K310]&lt;=4;&quot;L&quot;;&quot;A&quot;));IF([.K310]&lt;=15;&quot;L&quot;;&quot;A&quot;)));IF(OR([.D310]=&quot;SE&quot;;[.D310]=&quot;CE&quot;);IF([.L310]&gt;=4;IF([.K310]&gt;=6;&quot;H&quot;;&quot;A&quot;);IF([.L310]&gt;=2;IF([.K310]&gt;=20;&quot;H&quot;;IF([.K310]&lt;=5;&quot;L&quot;;&quot;A&quot;));IF([.K310]&lt;=19;&quot;L&quot;;&quot;A&quot;)));IF(OR([.D310]=&quot;ALI&quot;;[.D310]=&quot;AIE&quot;);IF([.L310]&gt;=6;IF([.K310]&gt;=20;&quot;H&quot;;&quot;A&quot;);IF([.L310]&gt;=2;IF([.K310]&gt;=51;&quot;H&quot;;IF([.K310]&lt;=19;&quot;L&quot;;&quot;A&quot;));IF([.K310]&lt;=50;&quot;L&quot;;&quot;A&quot;)))))))" table:style-name="ce37"/>
          <table:table-cell office:value-type="string" office:string-value="" table:formula="of:=IF([.N310]=&quot;L&quot;;&quot;Baixa&quot;;IF([.N310]=&quot;A&quot;;&quot;Média&quot;;IF([.N310]=&quot;&quot;;&quot;&quot;;&quot;Alta&quot;)))" table:style-name="ce37"/>
          <table:table-cell office:value-type="string" office:string-value="" table:formula="of:=IF(ISBLANK([.L310]);&quot;&quot;;IF([.D310]=&quot;ALI&quot;;IF([.N310]=&quot;L&quot;;7;IF([.N310]=&quot;A&quot;;10;15));IF([.D310]=&quot;AIE&quot;;IF([.N310]=&quot;L&quot;;5;IF([.N310]=&quot;A&quot;;7;10));IF([.D310]=&quot;SE&quot;;IF([.N310]=&quot;L&quot;;4;IF([.N310]=&quot;A&quot;;5;7));IF(OR([.D310]=&quot;EE&quot;;[.D310]=&quot;CE&quot;);IF([.N310]=&quot;L&quot;;3;IF([.N310]=&quot;A&quot;;4;6)))))))" table:style-name="ce38"/>
          <table:table-cell table:style-name="ce39"/>
          <table:table-cell table:style-name="ce40"/>
          <table:table-cell office:value-type="float" office:value="0" table:formula="of:=IF(AND([.$P310]=&quot;&quot;;[.$J310]&lt;&gt;&quot;&quot;);[.$J310];0)" table:style-name="ce3">
            <text:p>0</text:p>
          </table:table-cell>
          <table:table-cell office:value-type="float" office:value="0" table:formula="of:=IF(OR([.$P310]=&quot;&quot;;[.$J310]=&quot;&quot;);0;[.$J310])" table:style-name="ce3">
            <text:p>0</text:p>
          </table:table-cell>
          <table:table-cell office:value-type="float" office:value="0" table:formula="of:=IF(OR([.$P310]=&quot;&quot;;[.$J310]=&quot;&quot;);0;[.$P310])" table:style-name="ce3">
            <text:p>0</text:p>
          </table:table-cell>
          <table:table-cell office:value-type="float" office:value="0" table:formula="of:=IF(AND([.$J310]=&quot;&quot;;[.$P310]&lt;&gt;&quot;&quot;);[.$P31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8" table:style-name="ce28">
            <text:p>1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1];[.H311])" table:style-name="ce36"/>
          <table:table-cell office:value-type="string" office:string-value="" table:formula="of:=IF(ISBLANK([.F311]);&quot;&quot;;IF([.D311]=&quot;EE&quot;;IF([.F311]&gt;=3;IF([.E311]&gt;=5;&quot;H&quot;;&quot;A&quot;);IF([.F311]&gt;=2;IF([.E311]&gt;=16;&quot;H&quot;;IF([.E311]&lt;=4;&quot;L&quot;;&quot;A&quot;));IF([.E311]&lt;=15;&quot;L&quot;;&quot;A&quot;)));IF(OR([.D311]=&quot;SE&quot;;[.D311]=&quot;CE&quot;);IF([.F311]&gt;=4;IF([.E311]&gt;=6;&quot;H&quot;;&quot;A&quot;);IF([.F311]&gt;=2;IF([.E311]&gt;=20;&quot;H&quot;;IF([.E311]&lt;=5;&quot;L&quot;;&quot;A&quot;));IF([.E311]&lt;=19;&quot;L&quot;;&quot;A&quot;)));IF(OR([.D311]=&quot;ALI&quot;;[.D311]=&quot;AIE&quot;);IF([.F311]&gt;=6;IF([.E311]&gt;=20;&quot;H&quot;;&quot;A&quot;);IF([.F311]&gt;=2;IF([.E311]&gt;=51;&quot;H&quot;;IF([.E311]&lt;=19;&quot;L&quot;;&quot;A&quot;));IF([.E311]&lt;=50;&quot;L&quot;;&quot;A&quot;)))))))" table:style-name="ce37"/>
          <table:table-cell office:value-type="string" office:string-value="" table:formula="of:=IF([.H311]=&quot;L&quot;;&quot;Baixa&quot;;IF([.H311]=&quot;A&quot;;&quot;Média&quot;;IF([.H311]=&quot;&quot;;&quot;&quot;;&quot;Alta&quot;)))" table:style-name="ce37"/>
          <table:table-cell office:value-type="string" office:string-value="" table:formula="of:=IF(ISBLANK([.F311]);&quot;&quot;;IF([.D311]=&quot;ALI&quot;;IF([.H311]=&quot;L&quot;;7;IF([.H311]=&quot;A&quot;;10;15));IF([.D311]=&quot;AIE&quot;;IF([.H311]=&quot;L&quot;;5;IF([.H311]=&quot;A&quot;;7;10));IF([.D311]=&quot;SE&quot;;IF([.H311]=&quot;L&quot;;4;IF([.H311]=&quot;A&quot;;5;7));IF(OR([.D311]=&quot;EE&quot;;[.D311]=&quot;CE&quot;);IF([.H311]=&quot;L&quot;;3;IF([.H311]=&quot;A&quot;;4;6)))))))" table:style-name="ce38"/>
          <table:table-cell table:style-name="ce39"/>
          <table:table-cell table:style-name="ce36"/>
          <table:table-cell office:value-type="string" office:string-value="" table:formula="of:=CONCATENATE([.D311];[.N311])" table:style-name="ce36"/>
          <table:table-cell office:value-type="string" office:string-value="" table:formula="of:=IF(ISBLANK([.L311]);&quot;&quot;;IF([.D311]=&quot;EE&quot;;IF([.L311]&gt;=3;IF([.K311]&gt;=5;&quot;H&quot;;&quot;A&quot;);IF([.L311]&gt;=2;IF([.K311]&gt;=16;&quot;H&quot;;IF([.K311]&lt;=4;&quot;L&quot;;&quot;A&quot;));IF([.K311]&lt;=15;&quot;L&quot;;&quot;A&quot;)));IF(OR([.D311]=&quot;SE&quot;;[.D311]=&quot;CE&quot;);IF([.L311]&gt;=4;IF([.K311]&gt;=6;&quot;H&quot;;&quot;A&quot;);IF([.L311]&gt;=2;IF([.K311]&gt;=20;&quot;H&quot;;IF([.K311]&lt;=5;&quot;L&quot;;&quot;A&quot;));IF([.K311]&lt;=19;&quot;L&quot;;&quot;A&quot;)));IF(OR([.D311]=&quot;ALI&quot;;[.D311]=&quot;AIE&quot;);IF([.L311]&gt;=6;IF([.K311]&gt;=20;&quot;H&quot;;&quot;A&quot;);IF([.L311]&gt;=2;IF([.K311]&gt;=51;&quot;H&quot;;IF([.K311]&lt;=19;&quot;L&quot;;&quot;A&quot;));IF([.K311]&lt;=50;&quot;L&quot;;&quot;A&quot;)))))))" table:style-name="ce37"/>
          <table:table-cell office:value-type="string" office:string-value="" table:formula="of:=IF([.N311]=&quot;L&quot;;&quot;Baixa&quot;;IF([.N311]=&quot;A&quot;;&quot;Média&quot;;IF([.N311]=&quot;&quot;;&quot;&quot;;&quot;Alta&quot;)))" table:style-name="ce37"/>
          <table:table-cell office:value-type="string" office:string-value="" table:formula="of:=IF(ISBLANK([.L311]);&quot;&quot;;IF([.D311]=&quot;ALI&quot;;IF([.N311]=&quot;L&quot;;7;IF([.N311]=&quot;A&quot;;10;15));IF([.D311]=&quot;AIE&quot;;IF([.N311]=&quot;L&quot;;5;IF([.N311]=&quot;A&quot;;7;10));IF([.D311]=&quot;SE&quot;;IF([.N311]=&quot;L&quot;;4;IF([.N311]=&quot;A&quot;;5;7));IF(OR([.D311]=&quot;EE&quot;;[.D311]=&quot;CE&quot;);IF([.N311]=&quot;L&quot;;3;IF([.N311]=&quot;A&quot;;4;6)))))))" table:style-name="ce38"/>
          <table:table-cell table:style-name="ce39"/>
          <table:table-cell table:style-name="ce40"/>
          <table:table-cell office:value-type="float" office:value="0" table:formula="of:=IF(AND([.$P311]=&quot;&quot;;[.$J311]&lt;&gt;&quot;&quot;);[.$J311];0)" table:style-name="ce3">
            <text:p>0</text:p>
          </table:table-cell>
          <table:table-cell office:value-type="float" office:value="0" table:formula="of:=IF(OR([.$P311]=&quot;&quot;;[.$J311]=&quot;&quot;);0;[.$J311])" table:style-name="ce3">
            <text:p>0</text:p>
          </table:table-cell>
          <table:table-cell office:value-type="float" office:value="0" table:formula="of:=IF(OR([.$P311]=&quot;&quot;;[.$J311]=&quot;&quot;);0;[.$P311])" table:style-name="ce3">
            <text:p>0</text:p>
          </table:table-cell>
          <table:table-cell office:value-type="float" office:value="0" table:formula="of:=IF(AND([.$J311]=&quot;&quot;;[.$P311]&lt;&gt;&quot;&quot;);[.$P31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19" table:style-name="ce28">
            <text:p>1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2];[.H312])" table:style-name="ce36"/>
          <table:table-cell office:value-type="string" office:string-value="" table:formula="of:=IF(ISBLANK([.F312]);&quot;&quot;;IF([.D312]=&quot;EE&quot;;IF([.F312]&gt;=3;IF([.E312]&gt;=5;&quot;H&quot;;&quot;A&quot;);IF([.F312]&gt;=2;IF([.E312]&gt;=16;&quot;H&quot;;IF([.E312]&lt;=4;&quot;L&quot;;&quot;A&quot;));IF([.E312]&lt;=15;&quot;L&quot;;&quot;A&quot;)));IF(OR([.D312]=&quot;SE&quot;;[.D312]=&quot;CE&quot;);IF([.F312]&gt;=4;IF([.E312]&gt;=6;&quot;H&quot;;&quot;A&quot;);IF([.F312]&gt;=2;IF([.E312]&gt;=20;&quot;H&quot;;IF([.E312]&lt;=5;&quot;L&quot;;&quot;A&quot;));IF([.E312]&lt;=19;&quot;L&quot;;&quot;A&quot;)));IF(OR([.D312]=&quot;ALI&quot;;[.D312]=&quot;AIE&quot;);IF([.F312]&gt;=6;IF([.E312]&gt;=20;&quot;H&quot;;&quot;A&quot;);IF([.F312]&gt;=2;IF([.E312]&gt;=51;&quot;H&quot;;IF([.E312]&lt;=19;&quot;L&quot;;&quot;A&quot;));IF([.E312]&lt;=50;&quot;L&quot;;&quot;A&quot;)))))))" table:style-name="ce37"/>
          <table:table-cell office:value-type="string" office:string-value="" table:formula="of:=IF([.H312]=&quot;L&quot;;&quot;Baixa&quot;;IF([.H312]=&quot;A&quot;;&quot;Média&quot;;IF([.H312]=&quot;&quot;;&quot;&quot;;&quot;Alta&quot;)))" table:style-name="ce37"/>
          <table:table-cell office:value-type="string" office:string-value="" table:formula="of:=IF(ISBLANK([.F312]);&quot;&quot;;IF([.D312]=&quot;ALI&quot;;IF([.H312]=&quot;L&quot;;7;IF([.H312]=&quot;A&quot;;10;15));IF([.D312]=&quot;AIE&quot;;IF([.H312]=&quot;L&quot;;5;IF([.H312]=&quot;A&quot;;7;10));IF([.D312]=&quot;SE&quot;;IF([.H312]=&quot;L&quot;;4;IF([.H312]=&quot;A&quot;;5;7));IF(OR([.D312]=&quot;EE&quot;;[.D312]=&quot;CE&quot;);IF([.H312]=&quot;L&quot;;3;IF([.H312]=&quot;A&quot;;4;6)))))))" table:style-name="ce38"/>
          <table:table-cell table:style-name="ce39"/>
          <table:table-cell table:style-name="ce36"/>
          <table:table-cell office:value-type="string" office:string-value="" table:formula="of:=CONCATENATE([.D312];[.N312])" table:style-name="ce36"/>
          <table:table-cell office:value-type="string" office:string-value="" table:formula="of:=IF(ISBLANK([.L312]);&quot;&quot;;IF([.D312]=&quot;EE&quot;;IF([.L312]&gt;=3;IF([.K312]&gt;=5;&quot;H&quot;;&quot;A&quot;);IF([.L312]&gt;=2;IF([.K312]&gt;=16;&quot;H&quot;;IF([.K312]&lt;=4;&quot;L&quot;;&quot;A&quot;));IF([.K312]&lt;=15;&quot;L&quot;;&quot;A&quot;)));IF(OR([.D312]=&quot;SE&quot;;[.D312]=&quot;CE&quot;);IF([.L312]&gt;=4;IF([.K312]&gt;=6;&quot;H&quot;;&quot;A&quot;);IF([.L312]&gt;=2;IF([.K312]&gt;=20;&quot;H&quot;;IF([.K312]&lt;=5;&quot;L&quot;;&quot;A&quot;));IF([.K312]&lt;=19;&quot;L&quot;;&quot;A&quot;)));IF(OR([.D312]=&quot;ALI&quot;;[.D312]=&quot;AIE&quot;);IF([.L312]&gt;=6;IF([.K312]&gt;=20;&quot;H&quot;;&quot;A&quot;);IF([.L312]&gt;=2;IF([.K312]&gt;=51;&quot;H&quot;;IF([.K312]&lt;=19;&quot;L&quot;;&quot;A&quot;));IF([.K312]&lt;=50;&quot;L&quot;;&quot;A&quot;)))))))" table:style-name="ce37"/>
          <table:table-cell office:value-type="string" office:string-value="" table:formula="of:=IF([.N312]=&quot;L&quot;;&quot;Baixa&quot;;IF([.N312]=&quot;A&quot;;&quot;Média&quot;;IF([.N312]=&quot;&quot;;&quot;&quot;;&quot;Alta&quot;)))" table:style-name="ce37"/>
          <table:table-cell office:value-type="string" office:string-value="" table:formula="of:=IF(ISBLANK([.L312]);&quot;&quot;;IF([.D312]=&quot;ALI&quot;;IF([.N312]=&quot;L&quot;;7;IF([.N312]=&quot;A&quot;;10;15));IF([.D312]=&quot;AIE&quot;;IF([.N312]=&quot;L&quot;;5;IF([.N312]=&quot;A&quot;;7;10));IF([.D312]=&quot;SE&quot;;IF([.N312]=&quot;L&quot;;4;IF([.N312]=&quot;A&quot;;5;7));IF(OR([.D312]=&quot;EE&quot;;[.D312]=&quot;CE&quot;);IF([.N312]=&quot;L&quot;;3;IF([.N312]=&quot;A&quot;;4;6)))))))" table:style-name="ce38"/>
          <table:table-cell table:style-name="ce39"/>
          <table:table-cell table:style-name="ce40"/>
          <table:table-cell office:value-type="float" office:value="0" table:formula="of:=IF(AND([.$P312]=&quot;&quot;;[.$J312]&lt;&gt;&quot;&quot;);[.$J312];0)" table:style-name="ce3">
            <text:p>0</text:p>
          </table:table-cell>
          <table:table-cell office:value-type="float" office:value="0" table:formula="of:=IF(OR([.$P312]=&quot;&quot;;[.$J312]=&quot;&quot;);0;[.$J312])" table:style-name="ce3">
            <text:p>0</text:p>
          </table:table-cell>
          <table:table-cell office:value-type="float" office:value="0" table:formula="of:=IF(OR([.$P312]=&quot;&quot;;[.$J312]=&quot;&quot;);0;[.$P312])" table:style-name="ce3">
            <text:p>0</text:p>
          </table:table-cell>
          <table:table-cell office:value-type="float" office:value="0" table:formula="of:=IF(AND([.$J312]=&quot;&quot;;[.$P312]&lt;&gt;&quot;&quot;);[.$P31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0" table:style-name="ce28">
            <text:p>20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3];[.H313])" table:style-name="ce36"/>
          <table:table-cell office:value-type="string" office:string-value="" table:formula="of:=IF(ISBLANK([.F313]);&quot;&quot;;IF([.D313]=&quot;EE&quot;;IF([.F313]&gt;=3;IF([.E313]&gt;=5;&quot;H&quot;;&quot;A&quot;);IF([.F313]&gt;=2;IF([.E313]&gt;=16;&quot;H&quot;;IF([.E313]&lt;=4;&quot;L&quot;;&quot;A&quot;));IF([.E313]&lt;=15;&quot;L&quot;;&quot;A&quot;)));IF(OR([.D313]=&quot;SE&quot;;[.D313]=&quot;CE&quot;);IF([.F313]&gt;=4;IF([.E313]&gt;=6;&quot;H&quot;;&quot;A&quot;);IF([.F313]&gt;=2;IF([.E313]&gt;=20;&quot;H&quot;;IF([.E313]&lt;=5;&quot;L&quot;;&quot;A&quot;));IF([.E313]&lt;=19;&quot;L&quot;;&quot;A&quot;)));IF(OR([.D313]=&quot;ALI&quot;;[.D313]=&quot;AIE&quot;);IF([.F313]&gt;=6;IF([.E313]&gt;=20;&quot;H&quot;;&quot;A&quot;);IF([.F313]&gt;=2;IF([.E313]&gt;=51;&quot;H&quot;;IF([.E313]&lt;=19;&quot;L&quot;;&quot;A&quot;));IF([.E313]&lt;=50;&quot;L&quot;;&quot;A&quot;)))))))" table:style-name="ce37"/>
          <table:table-cell office:value-type="string" office:string-value="" table:formula="of:=IF([.H313]=&quot;L&quot;;&quot;Baixa&quot;;IF([.H313]=&quot;A&quot;;&quot;Média&quot;;IF([.H313]=&quot;&quot;;&quot;&quot;;&quot;Alta&quot;)))" table:style-name="ce37"/>
          <table:table-cell office:value-type="string" office:string-value="" table:formula="of:=IF(ISBLANK([.F313]);&quot;&quot;;IF([.D313]=&quot;ALI&quot;;IF([.H313]=&quot;L&quot;;7;IF([.H313]=&quot;A&quot;;10;15));IF([.D313]=&quot;AIE&quot;;IF([.H313]=&quot;L&quot;;5;IF([.H313]=&quot;A&quot;;7;10));IF([.D313]=&quot;SE&quot;;IF([.H313]=&quot;L&quot;;4;IF([.H313]=&quot;A&quot;;5;7));IF(OR([.D313]=&quot;EE&quot;;[.D313]=&quot;CE&quot;);IF([.H313]=&quot;L&quot;;3;IF([.H313]=&quot;A&quot;;4;6)))))))" table:style-name="ce38"/>
          <table:table-cell table:style-name="ce39"/>
          <table:table-cell table:style-name="ce36"/>
          <table:table-cell office:value-type="string" office:string-value="" table:formula="of:=CONCATENATE([.D313];[.N313])" table:style-name="ce36"/>
          <table:table-cell office:value-type="string" office:string-value="" table:formula="of:=IF(ISBLANK([.L313]);&quot;&quot;;IF([.D313]=&quot;EE&quot;;IF([.L313]&gt;=3;IF([.K313]&gt;=5;&quot;H&quot;;&quot;A&quot;);IF([.L313]&gt;=2;IF([.K313]&gt;=16;&quot;H&quot;;IF([.K313]&lt;=4;&quot;L&quot;;&quot;A&quot;));IF([.K313]&lt;=15;&quot;L&quot;;&quot;A&quot;)));IF(OR([.D313]=&quot;SE&quot;;[.D313]=&quot;CE&quot;);IF([.L313]&gt;=4;IF([.K313]&gt;=6;&quot;H&quot;;&quot;A&quot;);IF([.L313]&gt;=2;IF([.K313]&gt;=20;&quot;H&quot;;IF([.K313]&lt;=5;&quot;L&quot;;&quot;A&quot;));IF([.K313]&lt;=19;&quot;L&quot;;&quot;A&quot;)));IF(OR([.D313]=&quot;ALI&quot;;[.D313]=&quot;AIE&quot;);IF([.L313]&gt;=6;IF([.K313]&gt;=20;&quot;H&quot;;&quot;A&quot;);IF([.L313]&gt;=2;IF([.K313]&gt;=51;&quot;H&quot;;IF([.K313]&lt;=19;&quot;L&quot;;&quot;A&quot;));IF([.K313]&lt;=50;&quot;L&quot;;&quot;A&quot;)))))))" table:style-name="ce37"/>
          <table:table-cell office:value-type="string" office:string-value="" table:formula="of:=IF([.N313]=&quot;L&quot;;&quot;Baixa&quot;;IF([.N313]=&quot;A&quot;;&quot;Média&quot;;IF([.N313]=&quot;&quot;;&quot;&quot;;&quot;Alta&quot;)))" table:style-name="ce37"/>
          <table:table-cell office:value-type="string" office:string-value="" table:formula="of:=IF(ISBLANK([.L313]);&quot;&quot;;IF([.D313]=&quot;ALI&quot;;IF([.N313]=&quot;L&quot;;7;IF([.N313]=&quot;A&quot;;10;15));IF([.D313]=&quot;AIE&quot;;IF([.N313]=&quot;L&quot;;5;IF([.N313]=&quot;A&quot;;7;10));IF([.D313]=&quot;SE&quot;;IF([.N313]=&quot;L&quot;;4;IF([.N313]=&quot;A&quot;;5;7));IF(OR([.D313]=&quot;EE&quot;;[.D313]=&quot;CE&quot;);IF([.N313]=&quot;L&quot;;3;IF([.N313]=&quot;A&quot;;4;6)))))))" table:style-name="ce38"/>
          <table:table-cell table:style-name="ce39"/>
          <table:table-cell table:style-name="ce40"/>
          <table:table-cell office:value-type="float" office:value="0" table:formula="of:=IF(AND([.$P313]=&quot;&quot;;[.$J313]&lt;&gt;&quot;&quot;);[.$J313];0)" table:style-name="ce3">
            <text:p>0</text:p>
          </table:table-cell>
          <table:table-cell office:value-type="float" office:value="0" table:formula="of:=IF(OR([.$P313]=&quot;&quot;;[.$J313]=&quot;&quot;);0;[.$J313])" table:style-name="ce3">
            <text:p>0</text:p>
          </table:table-cell>
          <table:table-cell office:value-type="float" office:value="0" table:formula="of:=IF(OR([.$P313]=&quot;&quot;;[.$J313]=&quot;&quot;);0;[.$P313])" table:style-name="ce3">
            <text:p>0</text:p>
          </table:table-cell>
          <table:table-cell office:value-type="float" office:value="0" table:formula="of:=IF(AND([.$J313]=&quot;&quot;;[.$P313]&lt;&gt;&quot;&quot;);[.$P313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1" table:style-name="ce28">
            <text:p>21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4];[.H314])" table:style-name="ce36"/>
          <table:table-cell office:value-type="string" office:string-value="" table:formula="of:=IF(ISBLANK([.F314]);&quot;&quot;;IF([.D314]=&quot;EE&quot;;IF([.F314]&gt;=3;IF([.E314]&gt;=5;&quot;H&quot;;&quot;A&quot;);IF([.F314]&gt;=2;IF([.E314]&gt;=16;&quot;H&quot;;IF([.E314]&lt;=4;&quot;L&quot;;&quot;A&quot;));IF([.E314]&lt;=15;&quot;L&quot;;&quot;A&quot;)));IF(OR([.D314]=&quot;SE&quot;;[.D314]=&quot;CE&quot;);IF([.F314]&gt;=4;IF([.E314]&gt;=6;&quot;H&quot;;&quot;A&quot;);IF([.F314]&gt;=2;IF([.E314]&gt;=20;&quot;H&quot;;IF([.E314]&lt;=5;&quot;L&quot;;&quot;A&quot;));IF([.E314]&lt;=19;&quot;L&quot;;&quot;A&quot;)));IF(OR([.D314]=&quot;ALI&quot;;[.D314]=&quot;AIE&quot;);IF([.F314]&gt;=6;IF([.E314]&gt;=20;&quot;H&quot;;&quot;A&quot;);IF([.F314]&gt;=2;IF([.E314]&gt;=51;&quot;H&quot;;IF([.E314]&lt;=19;&quot;L&quot;;&quot;A&quot;));IF([.E314]&lt;=50;&quot;L&quot;;&quot;A&quot;)))))))" table:style-name="ce37"/>
          <table:table-cell office:value-type="string" office:string-value="" table:formula="of:=IF([.H314]=&quot;L&quot;;&quot;Baixa&quot;;IF([.H314]=&quot;A&quot;;&quot;Média&quot;;IF([.H314]=&quot;&quot;;&quot;&quot;;&quot;Alta&quot;)))" table:style-name="ce37"/>
          <table:table-cell office:value-type="string" office:string-value="" table:formula="of:=IF(ISBLANK([.F314]);&quot;&quot;;IF([.D314]=&quot;ALI&quot;;IF([.H314]=&quot;L&quot;;7;IF([.H314]=&quot;A&quot;;10;15));IF([.D314]=&quot;AIE&quot;;IF([.H314]=&quot;L&quot;;5;IF([.H314]=&quot;A&quot;;7;10));IF([.D314]=&quot;SE&quot;;IF([.H314]=&quot;L&quot;;4;IF([.H314]=&quot;A&quot;;5;7));IF(OR([.D314]=&quot;EE&quot;;[.D314]=&quot;CE&quot;);IF([.H314]=&quot;L&quot;;3;IF([.H314]=&quot;A&quot;;4;6)))))))" table:style-name="ce38"/>
          <table:table-cell table:style-name="ce39"/>
          <table:table-cell table:style-name="ce36"/>
          <table:table-cell office:value-type="string" office:string-value="" table:formula="of:=CONCATENATE([.D314];[.N314])" table:style-name="ce36"/>
          <table:table-cell office:value-type="string" office:string-value="" table:formula="of:=IF(ISBLANK([.L314]);&quot;&quot;;IF([.D314]=&quot;EE&quot;;IF([.L314]&gt;=3;IF([.K314]&gt;=5;&quot;H&quot;;&quot;A&quot;);IF([.L314]&gt;=2;IF([.K314]&gt;=16;&quot;H&quot;;IF([.K314]&lt;=4;&quot;L&quot;;&quot;A&quot;));IF([.K314]&lt;=15;&quot;L&quot;;&quot;A&quot;)));IF(OR([.D314]=&quot;SE&quot;;[.D314]=&quot;CE&quot;);IF([.L314]&gt;=4;IF([.K314]&gt;=6;&quot;H&quot;;&quot;A&quot;);IF([.L314]&gt;=2;IF([.K314]&gt;=20;&quot;H&quot;;IF([.K314]&lt;=5;&quot;L&quot;;&quot;A&quot;));IF([.K314]&lt;=19;&quot;L&quot;;&quot;A&quot;)));IF(OR([.D314]=&quot;ALI&quot;;[.D314]=&quot;AIE&quot;);IF([.L314]&gt;=6;IF([.K314]&gt;=20;&quot;H&quot;;&quot;A&quot;);IF([.L314]&gt;=2;IF([.K314]&gt;=51;&quot;H&quot;;IF([.K314]&lt;=19;&quot;L&quot;;&quot;A&quot;));IF([.K314]&lt;=50;&quot;L&quot;;&quot;A&quot;)))))))" table:style-name="ce37"/>
          <table:table-cell office:value-type="string" office:string-value="" table:formula="of:=IF([.N314]=&quot;L&quot;;&quot;Baixa&quot;;IF([.N314]=&quot;A&quot;;&quot;Média&quot;;IF([.N314]=&quot;&quot;;&quot;&quot;;&quot;Alta&quot;)))" table:style-name="ce37"/>
          <table:table-cell office:value-type="string" office:string-value="" table:formula="of:=IF(ISBLANK([.L314]);&quot;&quot;;IF([.D314]=&quot;ALI&quot;;IF([.N314]=&quot;L&quot;;7;IF([.N314]=&quot;A&quot;;10;15));IF([.D314]=&quot;AIE&quot;;IF([.N314]=&quot;L&quot;;5;IF([.N314]=&quot;A&quot;;7;10));IF([.D314]=&quot;SE&quot;;IF([.N314]=&quot;L&quot;;4;IF([.N314]=&quot;A&quot;;5;7));IF(OR([.D314]=&quot;EE&quot;;[.D314]=&quot;CE&quot;);IF([.N314]=&quot;L&quot;;3;IF([.N314]=&quot;A&quot;;4;6)))))))" table:style-name="ce38"/>
          <table:table-cell table:style-name="ce39"/>
          <table:table-cell table:style-name="ce40"/>
          <table:table-cell office:value-type="float" office:value="0" table:formula="of:=IF(AND([.$P314]=&quot;&quot;;[.$J314]&lt;&gt;&quot;&quot;);[.$J314];0)" table:style-name="ce3">
            <text:p>0</text:p>
          </table:table-cell>
          <table:table-cell office:value-type="float" office:value="0" table:formula="of:=IF(OR([.$P314]=&quot;&quot;;[.$J314]=&quot;&quot;);0;[.$J314])" table:style-name="ce3">
            <text:p>0</text:p>
          </table:table-cell>
          <table:table-cell office:value-type="float" office:value="0" table:formula="of:=IF(OR([.$P314]=&quot;&quot;;[.$J314]=&quot;&quot;);0;[.$P314])" table:style-name="ce3">
            <text:p>0</text:p>
          </table:table-cell>
          <table:table-cell office:value-type="float" office:value="0" table:formula="of:=IF(AND([.$J314]=&quot;&quot;;[.$P314]&lt;&gt;&quot;&quot;);[.$P314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2" table:style-name="ce28">
            <text:p>22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5];[.H315])" table:style-name="ce36"/>
          <table:table-cell office:value-type="string" office:string-value="" table:formula="of:=IF(ISBLANK([.F315]);&quot;&quot;;IF([.D315]=&quot;EE&quot;;IF([.F315]&gt;=3;IF([.E315]&gt;=5;&quot;H&quot;;&quot;A&quot;);IF([.F315]&gt;=2;IF([.E315]&gt;=16;&quot;H&quot;;IF([.E315]&lt;=4;&quot;L&quot;;&quot;A&quot;));IF([.E315]&lt;=15;&quot;L&quot;;&quot;A&quot;)));IF(OR([.D315]=&quot;SE&quot;;[.D315]=&quot;CE&quot;);IF([.F315]&gt;=4;IF([.E315]&gt;=6;&quot;H&quot;;&quot;A&quot;);IF([.F315]&gt;=2;IF([.E315]&gt;=20;&quot;H&quot;;IF([.E315]&lt;=5;&quot;L&quot;;&quot;A&quot;));IF([.E315]&lt;=19;&quot;L&quot;;&quot;A&quot;)));IF(OR([.D315]=&quot;ALI&quot;;[.D315]=&quot;AIE&quot;);IF([.F315]&gt;=6;IF([.E315]&gt;=20;&quot;H&quot;;&quot;A&quot;);IF([.F315]&gt;=2;IF([.E315]&gt;=51;&quot;H&quot;;IF([.E315]&lt;=19;&quot;L&quot;;&quot;A&quot;));IF([.E315]&lt;=50;&quot;L&quot;;&quot;A&quot;)))))))" table:style-name="ce37"/>
          <table:table-cell office:value-type="string" office:string-value="" table:formula="of:=IF([.H315]=&quot;L&quot;;&quot;Baixa&quot;;IF([.H315]=&quot;A&quot;;&quot;Média&quot;;IF([.H315]=&quot;&quot;;&quot;&quot;;&quot;Alta&quot;)))" table:style-name="ce37"/>
          <table:table-cell office:value-type="string" office:string-value="" table:formula="of:=IF(ISBLANK([.F315]);&quot;&quot;;IF([.D315]=&quot;ALI&quot;;IF([.H315]=&quot;L&quot;;7;IF([.H315]=&quot;A&quot;;10;15));IF([.D315]=&quot;AIE&quot;;IF([.H315]=&quot;L&quot;;5;IF([.H315]=&quot;A&quot;;7;10));IF([.D315]=&quot;SE&quot;;IF([.H315]=&quot;L&quot;;4;IF([.H315]=&quot;A&quot;;5;7));IF(OR([.D315]=&quot;EE&quot;;[.D315]=&quot;CE&quot;);IF([.H315]=&quot;L&quot;;3;IF([.H315]=&quot;A&quot;;4;6)))))))" table:style-name="ce38"/>
          <table:table-cell table:style-name="ce39"/>
          <table:table-cell table:style-name="ce36"/>
          <table:table-cell office:value-type="string" office:string-value="" table:formula="of:=CONCATENATE([.D315];[.N315])" table:style-name="ce36"/>
          <table:table-cell office:value-type="string" office:string-value="" table:formula="of:=IF(ISBLANK([.L315]);&quot;&quot;;IF([.D315]=&quot;EE&quot;;IF([.L315]&gt;=3;IF([.K315]&gt;=5;&quot;H&quot;;&quot;A&quot;);IF([.L315]&gt;=2;IF([.K315]&gt;=16;&quot;H&quot;;IF([.K315]&lt;=4;&quot;L&quot;;&quot;A&quot;));IF([.K315]&lt;=15;&quot;L&quot;;&quot;A&quot;)));IF(OR([.D315]=&quot;SE&quot;;[.D315]=&quot;CE&quot;);IF([.L315]&gt;=4;IF([.K315]&gt;=6;&quot;H&quot;;&quot;A&quot;);IF([.L315]&gt;=2;IF([.K315]&gt;=20;&quot;H&quot;;IF([.K315]&lt;=5;&quot;L&quot;;&quot;A&quot;));IF([.K315]&lt;=19;&quot;L&quot;;&quot;A&quot;)));IF(OR([.D315]=&quot;ALI&quot;;[.D315]=&quot;AIE&quot;);IF([.L315]&gt;=6;IF([.K315]&gt;=20;&quot;H&quot;;&quot;A&quot;);IF([.L315]&gt;=2;IF([.K315]&gt;=51;&quot;H&quot;;IF([.K315]&lt;=19;&quot;L&quot;;&quot;A&quot;));IF([.K315]&lt;=50;&quot;L&quot;;&quot;A&quot;)))))))" table:style-name="ce37"/>
          <table:table-cell office:value-type="string" office:string-value="" table:formula="of:=IF([.N315]=&quot;L&quot;;&quot;Baixa&quot;;IF([.N315]=&quot;A&quot;;&quot;Média&quot;;IF([.N315]=&quot;&quot;;&quot;&quot;;&quot;Alta&quot;)))" table:style-name="ce37"/>
          <table:table-cell office:value-type="string" office:string-value="" table:formula="of:=IF(ISBLANK([.L315]);&quot;&quot;;IF([.D315]=&quot;ALI&quot;;IF([.N315]=&quot;L&quot;;7;IF([.N315]=&quot;A&quot;;10;15));IF([.D315]=&quot;AIE&quot;;IF([.N315]=&quot;L&quot;;5;IF([.N315]=&quot;A&quot;;7;10));IF([.D315]=&quot;SE&quot;;IF([.N315]=&quot;L&quot;;4;IF([.N315]=&quot;A&quot;;5;7));IF(OR([.D315]=&quot;EE&quot;;[.D315]=&quot;CE&quot;);IF([.N315]=&quot;L&quot;;3;IF([.N315]=&quot;A&quot;;4;6)))))))" table:style-name="ce38"/>
          <table:table-cell table:style-name="ce39"/>
          <table:table-cell table:style-name="ce40"/>
          <table:table-cell office:value-type="float" office:value="0" table:formula="of:=IF(AND([.$P315]=&quot;&quot;;[.$J315]&lt;&gt;&quot;&quot;);[.$J315];0)" table:style-name="ce3">
            <text:p>0</text:p>
          </table:table-cell>
          <table:table-cell office:value-type="float" office:value="0" table:formula="of:=IF(OR([.$P315]=&quot;&quot;;[.$J315]=&quot;&quot;);0;[.$J315])" table:style-name="ce3">
            <text:p>0</text:p>
          </table:table-cell>
          <table:table-cell office:value-type="float" office:value="0" table:formula="of:=IF(OR([.$P315]=&quot;&quot;;[.$J315]=&quot;&quot;);0;[.$P315])" table:style-name="ce3">
            <text:p>0</text:p>
          </table:table-cell>
          <table:table-cell office:value-type="float" office:value="0" table:formula="of:=IF(AND([.$J315]=&quot;&quot;;[.$P315]&lt;&gt;&quot;&quot;);[.$P315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3" table:style-name="ce28">
            <text:p>23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6];[.H316])" table:style-name="ce36"/>
          <table:table-cell office:value-type="string" office:string-value="" table:formula="of:=IF(ISBLANK([.F316]);&quot;&quot;;IF([.D316]=&quot;EE&quot;;IF([.F316]&gt;=3;IF([.E316]&gt;=5;&quot;H&quot;;&quot;A&quot;);IF([.F316]&gt;=2;IF([.E316]&gt;=16;&quot;H&quot;;IF([.E316]&lt;=4;&quot;L&quot;;&quot;A&quot;));IF([.E316]&lt;=15;&quot;L&quot;;&quot;A&quot;)));IF(OR([.D316]=&quot;SE&quot;;[.D316]=&quot;CE&quot;);IF([.F316]&gt;=4;IF([.E316]&gt;=6;&quot;H&quot;;&quot;A&quot;);IF([.F316]&gt;=2;IF([.E316]&gt;=20;&quot;H&quot;;IF([.E316]&lt;=5;&quot;L&quot;;&quot;A&quot;));IF([.E316]&lt;=19;&quot;L&quot;;&quot;A&quot;)));IF(OR([.D316]=&quot;ALI&quot;;[.D316]=&quot;AIE&quot;);IF([.F316]&gt;=6;IF([.E316]&gt;=20;&quot;H&quot;;&quot;A&quot;);IF([.F316]&gt;=2;IF([.E316]&gt;=51;&quot;H&quot;;IF([.E316]&lt;=19;&quot;L&quot;;&quot;A&quot;));IF([.E316]&lt;=50;&quot;L&quot;;&quot;A&quot;)))))))" table:style-name="ce37"/>
          <table:table-cell office:value-type="string" office:string-value="" table:formula="of:=IF([.H316]=&quot;L&quot;;&quot;Baixa&quot;;IF([.H316]=&quot;A&quot;;&quot;Média&quot;;IF([.H316]=&quot;&quot;;&quot;&quot;;&quot;Alta&quot;)))" table:style-name="ce37"/>
          <table:table-cell office:value-type="string" office:string-value="" table:formula="of:=IF(ISBLANK([.F316]);&quot;&quot;;IF([.D316]=&quot;ALI&quot;;IF([.H316]=&quot;L&quot;;7;IF([.H316]=&quot;A&quot;;10;15));IF([.D316]=&quot;AIE&quot;;IF([.H316]=&quot;L&quot;;5;IF([.H316]=&quot;A&quot;;7;10));IF([.D316]=&quot;SE&quot;;IF([.H316]=&quot;L&quot;;4;IF([.H316]=&quot;A&quot;;5;7));IF(OR([.D316]=&quot;EE&quot;;[.D316]=&quot;CE&quot;);IF([.H316]=&quot;L&quot;;3;IF([.H316]=&quot;A&quot;;4;6)))))))" table:style-name="ce38"/>
          <table:table-cell table:style-name="ce39"/>
          <table:table-cell table:style-name="ce36"/>
          <table:table-cell office:value-type="string" office:string-value="" table:formula="of:=CONCATENATE([.D316];[.N316])" table:style-name="ce36"/>
          <table:table-cell office:value-type="string" office:string-value="" table:formula="of:=IF(ISBLANK([.L316]);&quot;&quot;;IF([.D316]=&quot;EE&quot;;IF([.L316]&gt;=3;IF([.K316]&gt;=5;&quot;H&quot;;&quot;A&quot;);IF([.L316]&gt;=2;IF([.K316]&gt;=16;&quot;H&quot;;IF([.K316]&lt;=4;&quot;L&quot;;&quot;A&quot;));IF([.K316]&lt;=15;&quot;L&quot;;&quot;A&quot;)));IF(OR([.D316]=&quot;SE&quot;;[.D316]=&quot;CE&quot;);IF([.L316]&gt;=4;IF([.K316]&gt;=6;&quot;H&quot;;&quot;A&quot;);IF([.L316]&gt;=2;IF([.K316]&gt;=20;&quot;H&quot;;IF([.K316]&lt;=5;&quot;L&quot;;&quot;A&quot;));IF([.K316]&lt;=19;&quot;L&quot;;&quot;A&quot;)));IF(OR([.D316]=&quot;ALI&quot;;[.D316]=&quot;AIE&quot;);IF([.L316]&gt;=6;IF([.K316]&gt;=20;&quot;H&quot;;&quot;A&quot;);IF([.L316]&gt;=2;IF([.K316]&gt;=51;&quot;H&quot;;IF([.K316]&lt;=19;&quot;L&quot;;&quot;A&quot;));IF([.K316]&lt;=50;&quot;L&quot;;&quot;A&quot;)))))))" table:style-name="ce37"/>
          <table:table-cell office:value-type="string" office:string-value="" table:formula="of:=IF([.N316]=&quot;L&quot;;&quot;Baixa&quot;;IF([.N316]=&quot;A&quot;;&quot;Média&quot;;IF([.N316]=&quot;&quot;;&quot;&quot;;&quot;Alta&quot;)))" table:style-name="ce37"/>
          <table:table-cell office:value-type="string" office:string-value="" table:formula="of:=IF(ISBLANK([.L316]);&quot;&quot;;IF([.D316]=&quot;ALI&quot;;IF([.N316]=&quot;L&quot;;7;IF([.N316]=&quot;A&quot;;10;15));IF([.D316]=&quot;AIE&quot;;IF([.N316]=&quot;L&quot;;5;IF([.N316]=&quot;A&quot;;7;10));IF([.D316]=&quot;SE&quot;;IF([.N316]=&quot;L&quot;;4;IF([.N316]=&quot;A&quot;;5;7));IF(OR([.D316]=&quot;EE&quot;;[.D316]=&quot;CE&quot;);IF([.N316]=&quot;L&quot;;3;IF([.N316]=&quot;A&quot;;4;6)))))))" table:style-name="ce38"/>
          <table:table-cell table:style-name="ce39"/>
          <table:table-cell table:style-name="ce40"/>
          <table:table-cell office:value-type="float" office:value="0" table:formula="of:=IF(AND([.$P316]=&quot;&quot;;[.$J316]&lt;&gt;&quot;&quot;);[.$J316];0)" table:style-name="ce3">
            <text:p>0</text:p>
          </table:table-cell>
          <table:table-cell office:value-type="float" office:value="0" table:formula="of:=IF(OR([.$P316]=&quot;&quot;;[.$J316]=&quot;&quot;);0;[.$J316])" table:style-name="ce3">
            <text:p>0</text:p>
          </table:table-cell>
          <table:table-cell office:value-type="float" office:value="0" table:formula="of:=IF(OR([.$P316]=&quot;&quot;;[.$J316]=&quot;&quot;);0;[.$P316])" table:style-name="ce3">
            <text:p>0</text:p>
          </table:table-cell>
          <table:table-cell office:value-type="float" office:value="0" table:formula="of:=IF(AND([.$J316]=&quot;&quot;;[.$P316]&lt;&gt;&quot;&quot;);[.$P316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4" table:style-name="ce28">
            <text:p>24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7];[.H317])" table:style-name="ce36"/>
          <table:table-cell office:value-type="string" office:string-value="" table:formula="of:=IF(ISBLANK([.F317]);&quot;&quot;;IF([.D317]=&quot;EE&quot;;IF([.F317]&gt;=3;IF([.E317]&gt;=5;&quot;H&quot;;&quot;A&quot;);IF([.F317]&gt;=2;IF([.E317]&gt;=16;&quot;H&quot;;IF([.E317]&lt;=4;&quot;L&quot;;&quot;A&quot;));IF([.E317]&lt;=15;&quot;L&quot;;&quot;A&quot;)));IF(OR([.D317]=&quot;SE&quot;;[.D317]=&quot;CE&quot;);IF([.F317]&gt;=4;IF([.E317]&gt;=6;&quot;H&quot;;&quot;A&quot;);IF([.F317]&gt;=2;IF([.E317]&gt;=20;&quot;H&quot;;IF([.E317]&lt;=5;&quot;L&quot;;&quot;A&quot;));IF([.E317]&lt;=19;&quot;L&quot;;&quot;A&quot;)));IF(OR([.D317]=&quot;ALI&quot;;[.D317]=&quot;AIE&quot;);IF([.F317]&gt;=6;IF([.E317]&gt;=20;&quot;H&quot;;&quot;A&quot;);IF([.F317]&gt;=2;IF([.E317]&gt;=51;&quot;H&quot;;IF([.E317]&lt;=19;&quot;L&quot;;&quot;A&quot;));IF([.E317]&lt;=50;&quot;L&quot;;&quot;A&quot;)))))))" table:style-name="ce37"/>
          <table:table-cell office:value-type="string" office:string-value="" table:formula="of:=IF([.H317]=&quot;L&quot;;&quot;Baixa&quot;;IF([.H317]=&quot;A&quot;;&quot;Média&quot;;IF([.H317]=&quot;&quot;;&quot;&quot;;&quot;Alta&quot;)))" table:style-name="ce37"/>
          <table:table-cell office:value-type="string" office:string-value="" table:formula="of:=IF(ISBLANK([.F317]);&quot;&quot;;IF([.D317]=&quot;ALI&quot;;IF([.H317]=&quot;L&quot;;7;IF([.H317]=&quot;A&quot;;10;15));IF([.D317]=&quot;AIE&quot;;IF([.H317]=&quot;L&quot;;5;IF([.H317]=&quot;A&quot;;7;10));IF([.D317]=&quot;SE&quot;;IF([.H317]=&quot;L&quot;;4;IF([.H317]=&quot;A&quot;;5;7));IF(OR([.D317]=&quot;EE&quot;;[.D317]=&quot;CE&quot;);IF([.H317]=&quot;L&quot;;3;IF([.H317]=&quot;A&quot;;4;6)))))))" table:style-name="ce38"/>
          <table:table-cell table:style-name="ce39"/>
          <table:table-cell table:style-name="ce36"/>
          <table:table-cell office:value-type="string" office:string-value="" table:formula="of:=CONCATENATE([.D317];[.N317])" table:style-name="ce36"/>
          <table:table-cell office:value-type="string" office:string-value="" table:formula="of:=IF(ISBLANK([.L317]);&quot;&quot;;IF([.D317]=&quot;EE&quot;;IF([.L317]&gt;=3;IF([.K317]&gt;=5;&quot;H&quot;;&quot;A&quot;);IF([.L317]&gt;=2;IF([.K317]&gt;=16;&quot;H&quot;;IF([.K317]&lt;=4;&quot;L&quot;;&quot;A&quot;));IF([.K317]&lt;=15;&quot;L&quot;;&quot;A&quot;)));IF(OR([.D317]=&quot;SE&quot;;[.D317]=&quot;CE&quot;);IF([.L317]&gt;=4;IF([.K317]&gt;=6;&quot;H&quot;;&quot;A&quot;);IF([.L317]&gt;=2;IF([.K317]&gt;=20;&quot;H&quot;;IF([.K317]&lt;=5;&quot;L&quot;;&quot;A&quot;));IF([.K317]&lt;=19;&quot;L&quot;;&quot;A&quot;)));IF(OR([.D317]=&quot;ALI&quot;;[.D317]=&quot;AIE&quot;);IF([.L317]&gt;=6;IF([.K317]&gt;=20;&quot;H&quot;;&quot;A&quot;);IF([.L317]&gt;=2;IF([.K317]&gt;=51;&quot;H&quot;;IF([.K317]&lt;=19;&quot;L&quot;;&quot;A&quot;));IF([.K317]&lt;=50;&quot;L&quot;;&quot;A&quot;)))))))" table:style-name="ce37"/>
          <table:table-cell office:value-type="string" office:string-value="" table:formula="of:=IF([.N317]=&quot;L&quot;;&quot;Baixa&quot;;IF([.N317]=&quot;A&quot;;&quot;Média&quot;;IF([.N317]=&quot;&quot;;&quot;&quot;;&quot;Alta&quot;)))" table:style-name="ce37"/>
          <table:table-cell office:value-type="string" office:string-value="" table:formula="of:=IF(ISBLANK([.L317]);&quot;&quot;;IF([.D317]=&quot;ALI&quot;;IF([.N317]=&quot;L&quot;;7;IF([.N317]=&quot;A&quot;;10;15));IF([.D317]=&quot;AIE&quot;;IF([.N317]=&quot;L&quot;;5;IF([.N317]=&quot;A&quot;;7;10));IF([.D317]=&quot;SE&quot;;IF([.N317]=&quot;L&quot;;4;IF([.N317]=&quot;A&quot;;5;7));IF(OR([.D317]=&quot;EE&quot;;[.D317]=&quot;CE&quot;);IF([.N317]=&quot;L&quot;;3;IF([.N317]=&quot;A&quot;;4;6)))))))" table:style-name="ce38"/>
          <table:table-cell table:style-name="ce39"/>
          <table:table-cell table:style-name="ce40"/>
          <table:table-cell office:value-type="float" office:value="0" table:formula="of:=IF(AND([.$P317]=&quot;&quot;;[.$J317]&lt;&gt;&quot;&quot;);[.$J317];0)" table:style-name="ce3">
            <text:p>0</text:p>
          </table:table-cell>
          <table:table-cell office:value-type="float" office:value="0" table:formula="of:=IF(OR([.$P317]=&quot;&quot;;[.$J317]=&quot;&quot;);0;[.$J317])" table:style-name="ce3">
            <text:p>0</text:p>
          </table:table-cell>
          <table:table-cell office:value-type="float" office:value="0" table:formula="of:=IF(OR([.$P317]=&quot;&quot;;[.$J317]=&quot;&quot;);0;[.$P317])" table:style-name="ce3">
            <text:p>0</text:p>
          </table:table-cell>
          <table:table-cell office:value-type="float" office:value="0" table:formula="of:=IF(AND([.$J317]=&quot;&quot;;[.$P317]&lt;&gt;&quot;&quot;);[.$P317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5" table:style-name="ce28">
            <text:p>25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8];[.H318])" table:style-name="ce36"/>
          <table:table-cell office:value-type="string" office:string-value="" table:formula="of:=IF(ISBLANK([.F318]);&quot;&quot;;IF([.D318]=&quot;EE&quot;;IF([.F318]&gt;=3;IF([.E318]&gt;=5;&quot;H&quot;;&quot;A&quot;);IF([.F318]&gt;=2;IF([.E318]&gt;=16;&quot;H&quot;;IF([.E318]&lt;=4;&quot;L&quot;;&quot;A&quot;));IF([.E318]&lt;=15;&quot;L&quot;;&quot;A&quot;)));IF(OR([.D318]=&quot;SE&quot;;[.D318]=&quot;CE&quot;);IF([.F318]&gt;=4;IF([.E318]&gt;=6;&quot;H&quot;;&quot;A&quot;);IF([.F318]&gt;=2;IF([.E318]&gt;=20;&quot;H&quot;;IF([.E318]&lt;=5;&quot;L&quot;;&quot;A&quot;));IF([.E318]&lt;=19;&quot;L&quot;;&quot;A&quot;)));IF(OR([.D318]=&quot;ALI&quot;;[.D318]=&quot;AIE&quot;);IF([.F318]&gt;=6;IF([.E318]&gt;=20;&quot;H&quot;;&quot;A&quot;);IF([.F318]&gt;=2;IF([.E318]&gt;=51;&quot;H&quot;;IF([.E318]&lt;=19;&quot;L&quot;;&quot;A&quot;));IF([.E318]&lt;=50;&quot;L&quot;;&quot;A&quot;)))))))" table:style-name="ce37"/>
          <table:table-cell office:value-type="string" office:string-value="" table:formula="of:=IF([.H318]=&quot;L&quot;;&quot;Baixa&quot;;IF([.H318]=&quot;A&quot;;&quot;Média&quot;;IF([.H318]=&quot;&quot;;&quot;&quot;;&quot;Alta&quot;)))" table:style-name="ce37"/>
          <table:table-cell office:value-type="string" office:string-value="" table:formula="of:=IF(ISBLANK([.F318]);&quot;&quot;;IF([.D318]=&quot;ALI&quot;;IF([.H318]=&quot;L&quot;;7;IF([.H318]=&quot;A&quot;;10;15));IF([.D318]=&quot;AIE&quot;;IF([.H318]=&quot;L&quot;;5;IF([.H318]=&quot;A&quot;;7;10));IF([.D318]=&quot;SE&quot;;IF([.H318]=&quot;L&quot;;4;IF([.H318]=&quot;A&quot;;5;7));IF(OR([.D318]=&quot;EE&quot;;[.D318]=&quot;CE&quot;);IF([.H318]=&quot;L&quot;;3;IF([.H318]=&quot;A&quot;;4;6)))))))" table:style-name="ce38"/>
          <table:table-cell table:style-name="ce39"/>
          <table:table-cell table:style-name="ce36"/>
          <table:table-cell office:value-type="string" office:string-value="" table:formula="of:=CONCATENATE([.D318];[.N318])" table:style-name="ce36"/>
          <table:table-cell office:value-type="string" office:string-value="" table:formula="of:=IF(ISBLANK([.L318]);&quot;&quot;;IF([.D318]=&quot;EE&quot;;IF([.L318]&gt;=3;IF([.K318]&gt;=5;&quot;H&quot;;&quot;A&quot;);IF([.L318]&gt;=2;IF([.K318]&gt;=16;&quot;H&quot;;IF([.K318]&lt;=4;&quot;L&quot;;&quot;A&quot;));IF([.K318]&lt;=15;&quot;L&quot;;&quot;A&quot;)));IF(OR([.D318]=&quot;SE&quot;;[.D318]=&quot;CE&quot;);IF([.L318]&gt;=4;IF([.K318]&gt;=6;&quot;H&quot;;&quot;A&quot;);IF([.L318]&gt;=2;IF([.K318]&gt;=20;&quot;H&quot;;IF([.K318]&lt;=5;&quot;L&quot;;&quot;A&quot;));IF([.K318]&lt;=19;&quot;L&quot;;&quot;A&quot;)));IF(OR([.D318]=&quot;ALI&quot;;[.D318]=&quot;AIE&quot;);IF([.L318]&gt;=6;IF([.K318]&gt;=20;&quot;H&quot;;&quot;A&quot;);IF([.L318]&gt;=2;IF([.K318]&gt;=51;&quot;H&quot;;IF([.K318]&lt;=19;&quot;L&quot;;&quot;A&quot;));IF([.K318]&lt;=50;&quot;L&quot;;&quot;A&quot;)))))))" table:style-name="ce37"/>
          <table:table-cell office:value-type="string" office:string-value="" table:formula="of:=IF([.N318]=&quot;L&quot;;&quot;Baixa&quot;;IF([.N318]=&quot;A&quot;;&quot;Média&quot;;IF([.N318]=&quot;&quot;;&quot;&quot;;&quot;Alta&quot;)))" table:style-name="ce37"/>
          <table:table-cell office:value-type="string" office:string-value="" table:formula="of:=IF(ISBLANK([.L318]);&quot;&quot;;IF([.D318]=&quot;ALI&quot;;IF([.N318]=&quot;L&quot;;7;IF([.N318]=&quot;A&quot;;10;15));IF([.D318]=&quot;AIE&quot;;IF([.N318]=&quot;L&quot;;5;IF([.N318]=&quot;A&quot;;7;10));IF([.D318]=&quot;SE&quot;;IF([.N318]=&quot;L&quot;;4;IF([.N318]=&quot;A&quot;;5;7));IF(OR([.D318]=&quot;EE&quot;;[.D318]=&quot;CE&quot;);IF([.N318]=&quot;L&quot;;3;IF([.N318]=&quot;A&quot;;4;6)))))))" table:style-name="ce38"/>
          <table:table-cell table:style-name="ce39"/>
          <table:table-cell table:style-name="ce40"/>
          <table:table-cell office:value-type="float" office:value="0" table:formula="of:=IF(AND([.$P318]=&quot;&quot;;[.$J318]&lt;&gt;&quot;&quot;);[.$J318];0)" table:style-name="ce3">
            <text:p>0</text:p>
          </table:table-cell>
          <table:table-cell office:value-type="float" office:value="0" table:formula="of:=IF(OR([.$P318]=&quot;&quot;;[.$J318]=&quot;&quot;);0;[.$J318])" table:style-name="ce3">
            <text:p>0</text:p>
          </table:table-cell>
          <table:table-cell office:value-type="float" office:value="0" table:formula="of:=IF(OR([.$P318]=&quot;&quot;;[.$J318]=&quot;&quot;);0;[.$P318])" table:style-name="ce3">
            <text:p>0</text:p>
          </table:table-cell>
          <table:table-cell office:value-type="float" office:value="0" table:formula="of:=IF(AND([.$J318]=&quot;&quot;;[.$P318]&lt;&gt;&quot;&quot;);[.$P318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6" table:style-name="ce28">
            <text:p>26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19];[.H319])" table:style-name="ce36"/>
          <table:table-cell office:value-type="string" office:string-value="" table:formula="of:=IF(ISBLANK([.F319]);&quot;&quot;;IF([.D319]=&quot;EE&quot;;IF([.F319]&gt;=3;IF([.E319]&gt;=5;&quot;H&quot;;&quot;A&quot;);IF([.F319]&gt;=2;IF([.E319]&gt;=16;&quot;H&quot;;IF([.E319]&lt;=4;&quot;L&quot;;&quot;A&quot;));IF([.E319]&lt;=15;&quot;L&quot;;&quot;A&quot;)));IF(OR([.D319]=&quot;SE&quot;;[.D319]=&quot;CE&quot;);IF([.F319]&gt;=4;IF([.E319]&gt;=6;&quot;H&quot;;&quot;A&quot;);IF([.F319]&gt;=2;IF([.E319]&gt;=20;&quot;H&quot;;IF([.E319]&lt;=5;&quot;L&quot;;&quot;A&quot;));IF([.E319]&lt;=19;&quot;L&quot;;&quot;A&quot;)));IF(OR([.D319]=&quot;ALI&quot;;[.D319]=&quot;AIE&quot;);IF([.F319]&gt;=6;IF([.E319]&gt;=20;&quot;H&quot;;&quot;A&quot;);IF([.F319]&gt;=2;IF([.E319]&gt;=51;&quot;H&quot;;IF([.E319]&lt;=19;&quot;L&quot;;&quot;A&quot;));IF([.E319]&lt;=50;&quot;L&quot;;&quot;A&quot;)))))))" table:style-name="ce37"/>
          <table:table-cell office:value-type="string" office:string-value="" table:formula="of:=IF([.H319]=&quot;L&quot;;&quot;Baixa&quot;;IF([.H319]=&quot;A&quot;;&quot;Média&quot;;IF([.H319]=&quot;&quot;;&quot;&quot;;&quot;Alta&quot;)))" table:style-name="ce37"/>
          <table:table-cell office:value-type="string" office:string-value="" table:formula="of:=IF(ISBLANK([.F319]);&quot;&quot;;IF([.D319]=&quot;ALI&quot;;IF([.H319]=&quot;L&quot;;7;IF([.H319]=&quot;A&quot;;10;15));IF([.D319]=&quot;AIE&quot;;IF([.H319]=&quot;L&quot;;5;IF([.H319]=&quot;A&quot;;7;10));IF([.D319]=&quot;SE&quot;;IF([.H319]=&quot;L&quot;;4;IF([.H319]=&quot;A&quot;;5;7));IF(OR([.D319]=&quot;EE&quot;;[.D319]=&quot;CE&quot;);IF([.H319]=&quot;L&quot;;3;IF([.H319]=&quot;A&quot;;4;6)))))))" table:style-name="ce38"/>
          <table:table-cell table:style-name="ce39"/>
          <table:table-cell table:style-name="ce36"/>
          <table:table-cell office:value-type="string" office:string-value="" table:formula="of:=CONCATENATE([.D319];[.N319])" table:style-name="ce36"/>
          <table:table-cell office:value-type="string" office:string-value="" table:formula="of:=IF(ISBLANK([.L319]);&quot;&quot;;IF([.D319]=&quot;EE&quot;;IF([.L319]&gt;=3;IF([.K319]&gt;=5;&quot;H&quot;;&quot;A&quot;);IF([.L319]&gt;=2;IF([.K319]&gt;=16;&quot;H&quot;;IF([.K319]&lt;=4;&quot;L&quot;;&quot;A&quot;));IF([.K319]&lt;=15;&quot;L&quot;;&quot;A&quot;)));IF(OR([.D319]=&quot;SE&quot;;[.D319]=&quot;CE&quot;);IF([.L319]&gt;=4;IF([.K319]&gt;=6;&quot;H&quot;;&quot;A&quot;);IF([.L319]&gt;=2;IF([.K319]&gt;=20;&quot;H&quot;;IF([.K319]&lt;=5;&quot;L&quot;;&quot;A&quot;));IF([.K319]&lt;=19;&quot;L&quot;;&quot;A&quot;)));IF(OR([.D319]=&quot;ALI&quot;;[.D319]=&quot;AIE&quot;);IF([.L319]&gt;=6;IF([.K319]&gt;=20;&quot;H&quot;;&quot;A&quot;);IF([.L319]&gt;=2;IF([.K319]&gt;=51;&quot;H&quot;;IF([.K319]&lt;=19;&quot;L&quot;;&quot;A&quot;));IF([.K319]&lt;=50;&quot;L&quot;;&quot;A&quot;)))))))" table:style-name="ce37"/>
          <table:table-cell office:value-type="string" office:string-value="" table:formula="of:=IF([.N319]=&quot;L&quot;;&quot;Baixa&quot;;IF([.N319]=&quot;A&quot;;&quot;Média&quot;;IF([.N319]=&quot;&quot;;&quot;&quot;;&quot;Alta&quot;)))" table:style-name="ce37"/>
          <table:table-cell office:value-type="string" office:string-value="" table:formula="of:=IF(ISBLANK([.L319]);&quot;&quot;;IF([.D319]=&quot;ALI&quot;;IF([.N319]=&quot;L&quot;;7;IF([.N319]=&quot;A&quot;;10;15));IF([.D319]=&quot;AIE&quot;;IF([.N319]=&quot;L&quot;;5;IF([.N319]=&quot;A&quot;;7;10));IF([.D319]=&quot;SE&quot;;IF([.N319]=&quot;L&quot;;4;IF([.N319]=&quot;A&quot;;5;7));IF(OR([.D319]=&quot;EE&quot;;[.D319]=&quot;CE&quot;);IF([.N319]=&quot;L&quot;;3;IF([.N319]=&quot;A&quot;;4;6)))))))" table:style-name="ce38"/>
          <table:table-cell table:style-name="ce39"/>
          <table:table-cell table:style-name="ce40"/>
          <table:table-cell office:value-type="float" office:value="0" table:formula="of:=IF(AND([.$P319]=&quot;&quot;;[.$J319]&lt;&gt;&quot;&quot;);[.$J319];0)" table:style-name="ce3">
            <text:p>0</text:p>
          </table:table-cell>
          <table:table-cell office:value-type="float" office:value="0" table:formula="of:=IF(OR([.$P319]=&quot;&quot;;[.$J319]=&quot;&quot;);0;[.$J319])" table:style-name="ce3">
            <text:p>0</text:p>
          </table:table-cell>
          <table:table-cell office:value-type="float" office:value="0" table:formula="of:=IF(OR([.$P319]=&quot;&quot;;[.$J319]=&quot;&quot;);0;[.$P319])" table:style-name="ce3">
            <text:p>0</text:p>
          </table:table-cell>
          <table:table-cell office:value-type="float" office:value="0" table:formula="of:=IF(AND([.$J319]=&quot;&quot;;[.$P319]&lt;&gt;&quot;&quot;);[.$P319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7" table:style-name="ce28">
            <text:p>27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20];[.H320])" table:style-name="ce36"/>
          <table:table-cell office:value-type="string" office:string-value="" table:formula="of:=IF(ISBLANK([.F320]);&quot;&quot;;IF([.D320]=&quot;EE&quot;;IF([.F320]&gt;=3;IF([.E320]&gt;=5;&quot;H&quot;;&quot;A&quot;);IF([.F320]&gt;=2;IF([.E320]&gt;=16;&quot;H&quot;;IF([.E320]&lt;=4;&quot;L&quot;;&quot;A&quot;));IF([.E320]&lt;=15;&quot;L&quot;;&quot;A&quot;)));IF(OR([.D320]=&quot;SE&quot;;[.D320]=&quot;CE&quot;);IF([.F320]&gt;=4;IF([.E320]&gt;=6;&quot;H&quot;;&quot;A&quot;);IF([.F320]&gt;=2;IF([.E320]&gt;=20;&quot;H&quot;;IF([.E320]&lt;=5;&quot;L&quot;;&quot;A&quot;));IF([.E320]&lt;=19;&quot;L&quot;;&quot;A&quot;)));IF(OR([.D320]=&quot;ALI&quot;;[.D320]=&quot;AIE&quot;);IF([.F320]&gt;=6;IF([.E320]&gt;=20;&quot;H&quot;;&quot;A&quot;);IF([.F320]&gt;=2;IF([.E320]&gt;=51;&quot;H&quot;;IF([.E320]&lt;=19;&quot;L&quot;;&quot;A&quot;));IF([.E320]&lt;=50;&quot;L&quot;;&quot;A&quot;)))))))" table:style-name="ce37"/>
          <table:table-cell office:value-type="string" office:string-value="" table:formula="of:=IF([.H320]=&quot;L&quot;;&quot;Baixa&quot;;IF([.H320]=&quot;A&quot;;&quot;Média&quot;;IF([.H320]=&quot;&quot;;&quot;&quot;;&quot;Alta&quot;)))" table:style-name="ce37"/>
          <table:table-cell office:value-type="string" office:string-value="" table:formula="of:=IF(ISBLANK([.F320]);&quot;&quot;;IF([.D320]=&quot;ALI&quot;;IF([.H320]=&quot;L&quot;;7;IF([.H320]=&quot;A&quot;;10;15));IF([.D320]=&quot;AIE&quot;;IF([.H320]=&quot;L&quot;;5;IF([.H320]=&quot;A&quot;;7;10));IF([.D320]=&quot;SE&quot;;IF([.H320]=&quot;L&quot;;4;IF([.H320]=&quot;A&quot;;5;7));IF(OR([.D320]=&quot;EE&quot;;[.D320]=&quot;CE&quot;);IF([.H320]=&quot;L&quot;;3;IF([.H320]=&quot;A&quot;;4;6)))))))" table:style-name="ce38"/>
          <table:table-cell table:style-name="ce39"/>
          <table:table-cell table:style-name="ce36"/>
          <table:table-cell office:value-type="string" office:string-value="" table:formula="of:=CONCATENATE([.D320];[.N320])" table:style-name="ce36"/>
          <table:table-cell office:value-type="string" office:string-value="" table:formula="of:=IF(ISBLANK([.L320]);&quot;&quot;;IF([.D320]=&quot;EE&quot;;IF([.L320]&gt;=3;IF([.K320]&gt;=5;&quot;H&quot;;&quot;A&quot;);IF([.L320]&gt;=2;IF([.K320]&gt;=16;&quot;H&quot;;IF([.K320]&lt;=4;&quot;L&quot;;&quot;A&quot;));IF([.K320]&lt;=15;&quot;L&quot;;&quot;A&quot;)));IF(OR([.D320]=&quot;SE&quot;;[.D320]=&quot;CE&quot;);IF([.L320]&gt;=4;IF([.K320]&gt;=6;&quot;H&quot;;&quot;A&quot;);IF([.L320]&gt;=2;IF([.K320]&gt;=20;&quot;H&quot;;IF([.K320]&lt;=5;&quot;L&quot;;&quot;A&quot;));IF([.K320]&lt;=19;&quot;L&quot;;&quot;A&quot;)));IF(OR([.D320]=&quot;ALI&quot;;[.D320]=&quot;AIE&quot;);IF([.L320]&gt;=6;IF([.K320]&gt;=20;&quot;H&quot;;&quot;A&quot;);IF([.L320]&gt;=2;IF([.K320]&gt;=51;&quot;H&quot;;IF([.K320]&lt;=19;&quot;L&quot;;&quot;A&quot;));IF([.K320]&lt;=50;&quot;L&quot;;&quot;A&quot;)))))))" table:style-name="ce37"/>
          <table:table-cell office:value-type="string" office:string-value="" table:formula="of:=IF([.N320]=&quot;L&quot;;&quot;Baixa&quot;;IF([.N320]=&quot;A&quot;;&quot;Média&quot;;IF([.N320]=&quot;&quot;;&quot;&quot;;&quot;Alta&quot;)))" table:style-name="ce37"/>
          <table:table-cell office:value-type="string" office:string-value="" table:formula="of:=IF(ISBLANK([.L320]);&quot;&quot;;IF([.D320]=&quot;ALI&quot;;IF([.N320]=&quot;L&quot;;7;IF([.N320]=&quot;A&quot;;10;15));IF([.D320]=&quot;AIE&quot;;IF([.N320]=&quot;L&quot;;5;IF([.N320]=&quot;A&quot;;7;10));IF([.D320]=&quot;SE&quot;;IF([.N320]=&quot;L&quot;;4;IF([.N320]=&quot;A&quot;;5;7));IF(OR([.D320]=&quot;EE&quot;;[.D320]=&quot;CE&quot;);IF([.N320]=&quot;L&quot;;3;IF([.N320]=&quot;A&quot;;4;6)))))))" table:style-name="ce38"/>
          <table:table-cell table:style-name="ce39"/>
          <table:table-cell table:style-name="ce40"/>
          <table:table-cell office:value-type="float" office:value="0" table:formula="of:=IF(AND([.$P320]=&quot;&quot;;[.$J320]&lt;&gt;&quot;&quot;);[.$J320];0)" table:style-name="ce3">
            <text:p>0</text:p>
          </table:table-cell>
          <table:table-cell office:value-type="float" office:value="0" table:formula="of:=IF(OR([.$P320]=&quot;&quot;;[.$J320]=&quot;&quot;);0;[.$J320])" table:style-name="ce3">
            <text:p>0</text:p>
          </table:table-cell>
          <table:table-cell office:value-type="float" office:value="0" table:formula="of:=IF(OR([.$P320]=&quot;&quot;;[.$J320]=&quot;&quot;);0;[.$P320])" table:style-name="ce3">
            <text:p>0</text:p>
          </table:table-cell>
          <table:table-cell office:value-type="float" office:value="0" table:formula="of:=IF(AND([.$J320]=&quot;&quot;;[.$P320]&lt;&gt;&quot;&quot;);[.$P320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8" table:style-name="ce28">
            <text:p>28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21];[.H321])" table:style-name="ce36"/>
          <table:table-cell office:value-type="string" office:string-value="" table:formula="of:=IF(ISBLANK([.F321]);&quot;&quot;;IF([.D321]=&quot;EE&quot;;IF([.F321]&gt;=3;IF([.E321]&gt;=5;&quot;H&quot;;&quot;A&quot;);IF([.F321]&gt;=2;IF([.E321]&gt;=16;&quot;H&quot;;IF([.E321]&lt;=4;&quot;L&quot;;&quot;A&quot;));IF([.E321]&lt;=15;&quot;L&quot;;&quot;A&quot;)));IF(OR([.D321]=&quot;SE&quot;;[.D321]=&quot;CE&quot;);IF([.F321]&gt;=4;IF([.E321]&gt;=6;&quot;H&quot;;&quot;A&quot;);IF([.F321]&gt;=2;IF([.E321]&gt;=20;&quot;H&quot;;IF([.E321]&lt;=5;&quot;L&quot;;&quot;A&quot;));IF([.E321]&lt;=19;&quot;L&quot;;&quot;A&quot;)));IF(OR([.D321]=&quot;ALI&quot;;[.D321]=&quot;AIE&quot;);IF([.F321]&gt;=6;IF([.E321]&gt;=20;&quot;H&quot;;&quot;A&quot;);IF([.F321]&gt;=2;IF([.E321]&gt;=51;&quot;H&quot;;IF([.E321]&lt;=19;&quot;L&quot;;&quot;A&quot;));IF([.E321]&lt;=50;&quot;L&quot;;&quot;A&quot;)))))))" table:style-name="ce37"/>
          <table:table-cell office:value-type="string" office:string-value="" table:formula="of:=IF([.H321]=&quot;L&quot;;&quot;Baixa&quot;;IF([.H321]=&quot;A&quot;;&quot;Média&quot;;IF([.H321]=&quot;&quot;;&quot;&quot;;&quot;Alta&quot;)))" table:style-name="ce37"/>
          <table:table-cell office:value-type="string" office:string-value="" table:formula="of:=IF(ISBLANK([.F321]);&quot;&quot;;IF([.D321]=&quot;ALI&quot;;IF([.H321]=&quot;L&quot;;7;IF([.H321]=&quot;A&quot;;10;15));IF([.D321]=&quot;AIE&quot;;IF([.H321]=&quot;L&quot;;5;IF([.H321]=&quot;A&quot;;7;10));IF([.D321]=&quot;SE&quot;;IF([.H321]=&quot;L&quot;;4;IF([.H321]=&quot;A&quot;;5;7));IF(OR([.D321]=&quot;EE&quot;;[.D321]=&quot;CE&quot;);IF([.H321]=&quot;L&quot;;3;IF([.H321]=&quot;A&quot;;4;6)))))))" table:style-name="ce38"/>
          <table:table-cell table:style-name="ce39"/>
          <table:table-cell table:style-name="ce36"/>
          <table:table-cell office:value-type="string" office:string-value="" table:formula="of:=CONCATENATE([.D321];[.N321])" table:style-name="ce36"/>
          <table:table-cell office:value-type="string" office:string-value="" table:formula="of:=IF(ISBLANK([.L321]);&quot;&quot;;IF([.D321]=&quot;EE&quot;;IF([.L321]&gt;=3;IF([.K321]&gt;=5;&quot;H&quot;;&quot;A&quot;);IF([.L321]&gt;=2;IF([.K321]&gt;=16;&quot;H&quot;;IF([.K321]&lt;=4;&quot;L&quot;;&quot;A&quot;));IF([.K321]&lt;=15;&quot;L&quot;;&quot;A&quot;)));IF(OR([.D321]=&quot;SE&quot;;[.D321]=&quot;CE&quot;);IF([.L321]&gt;=4;IF([.K321]&gt;=6;&quot;H&quot;;&quot;A&quot;);IF([.L321]&gt;=2;IF([.K321]&gt;=20;&quot;H&quot;;IF([.K321]&lt;=5;&quot;L&quot;;&quot;A&quot;));IF([.K321]&lt;=19;&quot;L&quot;;&quot;A&quot;)));IF(OR([.D321]=&quot;ALI&quot;;[.D321]=&quot;AIE&quot;);IF([.L321]&gt;=6;IF([.K321]&gt;=20;&quot;H&quot;;&quot;A&quot;);IF([.L321]&gt;=2;IF([.K321]&gt;=51;&quot;H&quot;;IF([.K321]&lt;=19;&quot;L&quot;;&quot;A&quot;));IF([.K321]&lt;=50;&quot;L&quot;;&quot;A&quot;)))))))" table:style-name="ce37"/>
          <table:table-cell office:value-type="string" office:string-value="" table:formula="of:=IF([.N321]=&quot;L&quot;;&quot;Baixa&quot;;IF([.N321]=&quot;A&quot;;&quot;Média&quot;;IF([.N321]=&quot;&quot;;&quot;&quot;;&quot;Alta&quot;)))" table:style-name="ce37"/>
          <table:table-cell office:value-type="string" office:string-value="" table:formula="of:=IF(ISBLANK([.L321]);&quot;&quot;;IF([.D321]=&quot;ALI&quot;;IF([.N321]=&quot;L&quot;;7;IF([.N321]=&quot;A&quot;;10;15));IF([.D321]=&quot;AIE&quot;;IF([.N321]=&quot;L&quot;;5;IF([.N321]=&quot;A&quot;;7;10));IF([.D321]=&quot;SE&quot;;IF([.N321]=&quot;L&quot;;4;IF([.N321]=&quot;A&quot;;5;7));IF(OR([.D321]=&quot;EE&quot;;[.D321]=&quot;CE&quot;);IF([.N321]=&quot;L&quot;;3;IF([.N321]=&quot;A&quot;;4;6)))))))" table:style-name="ce38"/>
          <table:table-cell table:style-name="ce39"/>
          <table:table-cell table:style-name="ce40"/>
          <table:table-cell office:value-type="float" office:value="0" table:formula="of:=IF(AND([.$P321]=&quot;&quot;;[.$J321]&lt;&gt;&quot;&quot;);[.$J321];0)" table:style-name="ce3">
            <text:p>0</text:p>
          </table:table-cell>
          <table:table-cell office:value-type="float" office:value="0" table:formula="of:=IF(OR([.$P321]=&quot;&quot;;[.$J321]=&quot;&quot;);0;[.$J321])" table:style-name="ce3">
            <text:p>0</text:p>
          </table:table-cell>
          <table:table-cell office:value-type="float" office:value="0" table:formula="of:=IF(OR([.$P321]=&quot;&quot;;[.$J321]=&quot;&quot;);0;[.$P321])" table:style-name="ce3">
            <text:p>0</text:p>
          </table:table-cell>
          <table:table-cell office:value-type="float" office:value="0" table:formula="of:=IF(AND([.$J321]=&quot;&quot;;[.$P321]&lt;&gt;&quot;&quot;);[.$P321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29" table:style-name="ce28">
            <text:p>29</text:p>
          </table:table-cell>
          <table:table-cell table:style-name="ce35"/>
          <table:table-cell table:number-columns-repeated="3" table:style-name="ce36"/>
          <table:table-cell office:value-type="string" office:string-value="" table:formula="of:=CONCATENATE([.D322];[.H322])" table:style-name="ce36"/>
          <table:table-cell office:value-type="string" office:string-value="" table:formula="of:=IF(ISBLANK([.F322]);&quot;&quot;;IF([.D322]=&quot;EE&quot;;IF([.F322]&gt;=3;IF([.E322]&gt;=5;&quot;H&quot;;&quot;A&quot;);IF([.F322]&gt;=2;IF([.E322]&gt;=16;&quot;H&quot;;IF([.E322]&lt;=4;&quot;L&quot;;&quot;A&quot;));IF([.E322]&lt;=15;&quot;L&quot;;&quot;A&quot;)));IF(OR([.D322]=&quot;SE&quot;;[.D322]=&quot;CE&quot;);IF([.F322]&gt;=4;IF([.E322]&gt;=6;&quot;H&quot;;&quot;A&quot;);IF([.F322]&gt;=2;IF([.E322]&gt;=20;&quot;H&quot;;IF([.E322]&lt;=5;&quot;L&quot;;&quot;A&quot;));IF([.E322]&lt;=19;&quot;L&quot;;&quot;A&quot;)));IF(OR([.D322]=&quot;ALI&quot;;[.D322]=&quot;AIE&quot;);IF([.F322]&gt;=6;IF([.E322]&gt;=20;&quot;H&quot;;&quot;A&quot;);IF([.F322]&gt;=2;IF([.E322]&gt;=51;&quot;H&quot;;IF([.E322]&lt;=19;&quot;L&quot;;&quot;A&quot;));IF([.E322]&lt;=50;&quot;L&quot;;&quot;A&quot;)))))))" table:style-name="ce37"/>
          <table:table-cell office:value-type="string" office:string-value="" table:formula="of:=IF([.H322]=&quot;L&quot;;&quot;Baixa&quot;;IF([.H322]=&quot;A&quot;;&quot;Média&quot;;IF([.H322]=&quot;&quot;;&quot;&quot;;&quot;Alta&quot;)))" table:style-name="ce37"/>
          <table:table-cell office:value-type="string" office:string-value="" table:formula="of:=IF(ISBLANK([.F322]);&quot;&quot;;IF([.D322]=&quot;ALI&quot;;IF([.H322]=&quot;L&quot;;7;IF([.H322]=&quot;A&quot;;10;15));IF([.D322]=&quot;AIE&quot;;IF([.H322]=&quot;L&quot;;5;IF([.H322]=&quot;A&quot;;7;10));IF([.D322]=&quot;SE&quot;;IF([.H322]=&quot;L&quot;;4;IF([.H322]=&quot;A&quot;;5;7));IF(OR([.D322]=&quot;EE&quot;;[.D322]=&quot;CE&quot;);IF([.H322]=&quot;L&quot;;3;IF([.H322]=&quot;A&quot;;4;6)))))))" table:style-name="ce38"/>
          <table:table-cell table:style-name="ce39"/>
          <table:table-cell table:style-name="ce36"/>
          <table:table-cell office:value-type="string" office:string-value="" table:formula="of:=CONCATENATE([.D322];[.N322])" table:style-name="ce36"/>
          <table:table-cell office:value-type="string" office:string-value="" table:formula="of:=IF(ISBLANK([.L322]);&quot;&quot;;IF([.D322]=&quot;EE&quot;;IF([.L322]&gt;=3;IF([.K322]&gt;=5;&quot;H&quot;;&quot;A&quot;);IF([.L322]&gt;=2;IF([.K322]&gt;=16;&quot;H&quot;;IF([.K322]&lt;=4;&quot;L&quot;;&quot;A&quot;));IF([.K322]&lt;=15;&quot;L&quot;;&quot;A&quot;)));IF(OR([.D322]=&quot;SE&quot;;[.D322]=&quot;CE&quot;);IF([.L322]&gt;=4;IF([.K322]&gt;=6;&quot;H&quot;;&quot;A&quot;);IF([.L322]&gt;=2;IF([.K322]&gt;=20;&quot;H&quot;;IF([.K322]&lt;=5;&quot;L&quot;;&quot;A&quot;));IF([.K322]&lt;=19;&quot;L&quot;;&quot;A&quot;)));IF(OR([.D322]=&quot;ALI&quot;;[.D322]=&quot;AIE&quot;);IF([.L322]&gt;=6;IF([.K322]&gt;=20;&quot;H&quot;;&quot;A&quot;);IF([.L322]&gt;=2;IF([.K322]&gt;=51;&quot;H&quot;;IF([.K322]&lt;=19;&quot;L&quot;;&quot;A&quot;));IF([.K322]&lt;=50;&quot;L&quot;;&quot;A&quot;)))))))" table:style-name="ce37"/>
          <table:table-cell office:value-type="string" office:string-value="" table:formula="of:=IF([.N322]=&quot;L&quot;;&quot;Baixa&quot;;IF([.N322]=&quot;A&quot;;&quot;Média&quot;;IF([.N322]=&quot;&quot;;&quot;&quot;;&quot;Alta&quot;)))" table:style-name="ce37"/>
          <table:table-cell office:value-type="string" office:string-value="" table:formula="of:=IF(ISBLANK([.L322]);&quot;&quot;;IF([.D322]=&quot;ALI&quot;;IF([.N322]=&quot;L&quot;;7;IF([.N322]=&quot;A&quot;;10;15));IF([.D322]=&quot;AIE&quot;;IF([.N322]=&quot;L&quot;;5;IF([.N322]=&quot;A&quot;;7;10));IF([.D322]=&quot;SE&quot;;IF([.N322]=&quot;L&quot;;4;IF([.N322]=&quot;A&quot;;5;7));IF(OR([.D322]=&quot;EE&quot;;[.D322]=&quot;CE&quot;);IF([.N322]=&quot;L&quot;;3;IF([.N322]=&quot;A&quot;;4;6)))))))" table:style-name="ce38"/>
          <table:table-cell table:style-name="ce39"/>
          <table:table-cell table:style-name="ce40"/>
          <table:table-cell office:value-type="float" office:value="0" table:formula="of:=IF(AND([.$P322]=&quot;&quot;;[.$J322]&lt;&gt;&quot;&quot;);[.$J322];0)" table:style-name="ce3">
            <text:p>0</text:p>
          </table:table-cell>
          <table:table-cell office:value-type="float" office:value="0" table:formula="of:=IF(OR([.$P322]=&quot;&quot;;[.$J322]=&quot;&quot;);0;[.$J322])" table:style-name="ce3">
            <text:p>0</text:p>
          </table:table-cell>
          <table:table-cell office:value-type="float" office:value="0" table:formula="of:=IF(OR([.$P322]=&quot;&quot;;[.$J322]=&quot;&quot;);0;[.$P322])" table:style-name="ce3">
            <text:p>0</text:p>
          </table:table-cell>
          <table:table-cell office:value-type="float" office:value="0" table:formula="of:=IF(AND([.$J322]=&quot;&quot;;[.$P322]&lt;&gt;&quot;&quot;);[.$P322];0)" table:style-name="ce3">
            <text:p>0</text:p>
          </table:table-cell>
          <table:table-cell table:number-columns-repeated="16362"/>
        </table:table-row>
        <table:table-row table:style-name="ro8">
          <table:table-cell/>
          <table:table-cell office:value-type="float" office:value="30" table:style-name="ce42">
            <text:p>30</text:p>
          </table:table-cell>
          <table:table-cell table:style-name="ce43"/>
          <table:table-cell table:number-columns-repeated="3" table:style-name="ce44"/>
          <table:table-cell office:value-type="string" office:string-value="" table:formula="of:=CONCATENATE([.D323];[.H323])" table:style-name="ce44"/>
          <table:table-cell office:value-type="string" office:string-value="" table:formula="of:=IF(ISBLANK([.F323]);&quot;&quot;;IF([.D323]=&quot;EE&quot;;IF([.F323]&gt;=3;IF([.E323]&gt;=5;&quot;H&quot;;&quot;A&quot;);IF([.F323]&gt;=2;IF([.E323]&gt;=16;&quot;H&quot;;IF([.E323]&lt;=4;&quot;L&quot;;&quot;A&quot;));IF([.E323]&lt;=15;&quot;L&quot;;&quot;A&quot;)));IF(OR([.D323]=&quot;SE&quot;;[.D323]=&quot;CE&quot;);IF([.F323]&gt;=4;IF([.E323]&gt;=6;&quot;H&quot;;&quot;A&quot;);IF([.F323]&gt;=2;IF([.E323]&gt;=20;&quot;H&quot;;IF([.E323]&lt;=5;&quot;L&quot;;&quot;A&quot;));IF([.E323]&lt;=19;&quot;L&quot;;&quot;A&quot;)));IF(OR([.D323]=&quot;ALI&quot;;[.D323]=&quot;AIE&quot;);IF([.F323]&gt;=6;IF([.E323]&gt;=20;&quot;H&quot;;&quot;A&quot;);IF([.F323]&gt;=2;IF([.E323]&gt;=51;&quot;H&quot;;IF([.E323]&lt;=19;&quot;L&quot;;&quot;A&quot;));IF([.E323]&lt;=50;&quot;L&quot;;&quot;A&quot;)))))))" table:style-name="ce45"/>
          <table:table-cell office:value-type="string" office:string-value="" table:formula="of:=IF([.H323]=&quot;L&quot;;&quot;Baixa&quot;;IF([.H323]=&quot;A&quot;;&quot;Média&quot;;IF([.H323]=&quot;&quot;;&quot;&quot;;&quot;Alta&quot;)))" table:style-name="ce45"/>
          <table:table-cell office:value-type="string" office:string-value="" table:formula="of:=IF(ISBLANK([.F323]);&quot;&quot;;IF([.D323]=&quot;ALI&quot;;IF([.H323]=&quot;L&quot;;7;IF([.H323]=&quot;A&quot;;10;15));IF([.D323]=&quot;AIE&quot;;IF([.H323]=&quot;L&quot;;5;IF([.H323]=&quot;A&quot;;7;10));IF([.D323]=&quot;SE&quot;;IF([.H323]=&quot;L&quot;;4;IF([.H323]=&quot;A&quot;;5;7));IF(OR([.D323]=&quot;EE&quot;;[.D323]=&quot;CE&quot;);IF([.H323]=&quot;L&quot;;3;IF([.H323]=&quot;A&quot;;4;6)))))))" table:style-name="ce46"/>
          <table:table-cell table:style-name="ce47"/>
          <table:table-cell table:style-name="ce44"/>
          <table:table-cell office:value-type="string" office:string-value="" table:formula="of:=CONCATENATE([.D323];[.N323])" table:style-name="ce44"/>
          <table:table-cell office:value-type="string" office:string-value="" table:formula="of:=IF(ISBLANK([.L323]);&quot;&quot;;IF([.D323]=&quot;EE&quot;;IF([.L323]&gt;=3;IF([.K323]&gt;=5;&quot;H&quot;;&quot;A&quot;);IF([.L323]&gt;=2;IF([.K323]&gt;=16;&quot;H&quot;;IF([.K323]&lt;=4;&quot;L&quot;;&quot;A&quot;));IF([.K323]&lt;=15;&quot;L&quot;;&quot;A&quot;)));IF(OR([.D323]=&quot;SE&quot;;[.D323]=&quot;CE&quot;);IF([.L323]&gt;=4;IF([.K323]&gt;=6;&quot;H&quot;;&quot;A&quot;);IF([.L323]&gt;=2;IF([.K323]&gt;=20;&quot;H&quot;;IF([.K323]&lt;=5;&quot;L&quot;;&quot;A&quot;));IF([.K323]&lt;=19;&quot;L&quot;;&quot;A&quot;)));IF(OR([.D323]=&quot;ALI&quot;;[.D323]=&quot;AIE&quot;);IF([.L323]&gt;=6;IF([.K323]&gt;=20;&quot;H&quot;;&quot;A&quot;);IF([.L323]&gt;=2;IF([.K323]&gt;=51;&quot;H&quot;;IF([.K323]&lt;=19;&quot;L&quot;;&quot;A&quot;));IF([.K323]&lt;=50;&quot;L&quot;;&quot;A&quot;)))))))" table:style-name="ce45"/>
          <table:table-cell office:value-type="string" office:string-value="" table:formula="of:=IF([.N323]=&quot;L&quot;;&quot;Baixa&quot;;IF([.N323]=&quot;A&quot;;&quot;Média&quot;;IF([.N323]=&quot;&quot;;&quot;&quot;;&quot;Alta&quot;)))" table:style-name="ce45"/>
          <table:table-cell office:value-type="string" office:string-value="" table:formula="of:=IF(ISBLANK([.L323]);&quot;&quot;;IF([.D323]=&quot;ALI&quot;;IF([.N323]=&quot;L&quot;;7;IF([.N323]=&quot;A&quot;;10;15));IF([.D323]=&quot;AIE&quot;;IF([.N323]=&quot;L&quot;;5;IF([.N323]=&quot;A&quot;;7;10));IF([.D323]=&quot;SE&quot;;IF([.N323]=&quot;L&quot;;4;IF([.N323]=&quot;A&quot;;5;7));IF(OR([.D323]=&quot;EE&quot;;[.D323]=&quot;CE&quot;);IF([.N323]=&quot;L&quot;;3;IF([.N323]=&quot;A&quot;;4;6)))))))" table:style-name="ce46"/>
          <table:table-cell table:style-name="ce47"/>
          <table:table-cell table:style-name="ce48"/>
          <table:table-cell office:value-type="float" office:value="0" table:formula="of:=IF(AND([.$P323]=&quot;&quot;;[.$J323]&lt;&gt;&quot;&quot;);[.$J323];0)" table:style-name="ce3">
            <text:p>0</text:p>
          </table:table-cell>
          <table:table-cell office:value-type="float" office:value="0" table:formula="of:=IF(OR([.$P323]=&quot;&quot;;[.$J323]=&quot;&quot;);0;[.$J323])" table:style-name="ce3">
            <text:p>0</text:p>
          </table:table-cell>
          <table:table-cell office:value-type="float" office:value="0" table:formula="of:=IF(OR([.$P323]=&quot;&quot;;[.$J323]=&quot;&quot;);0;[.$P323])" table:style-name="ce3">
            <text:p>0</text:p>
          </table:table-cell>
          <table:table-cell office:value-type="float" office:value="0" table:formula="of:=IF(AND([.$J323]=&quot;&quot;;[.$P323]&lt;&gt;&quot;&quot;);[.$P323];0)" table:style-name="ce3">
            <text:p>0</text:p>
          </table:table-cell>
          <table:table-cell table:number-columns-repeated="16362"/>
        </table:table-row>
        <table:table-row table:style-name="ro9">
          <table:table-cell table:style-name="ce49"/>
          <table:table-cell table:number-columns-repeated="16383" table:style-name="ce49"/>
        </table:table-row>
        <table:table-row table:number-rows-repeated="1048252" table:style-name="ro1">
          <table:table-cell table:number-columns-repeated="16384"/>
        </table:table-row>
      </table:table>
      <table:table table:name="Fator_de_Ajuste" table:style-name="ta3">
        <table:table-column table:style-name="co6" table:default-cell-style-name="ce3"/>
        <table:table-column table:style-name="co20" table:default-cell-style-name="ce3"/>
        <table:table-column table:style-name="co1" table:number-columns-repeated="3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default-cell-style-name="ce3"/>
        <table:table-column table:style-name="co1" table:number-columns-repeated="6" table:default-cell-style-name="ce3"/>
        <table:table-column table:style-name="co8" table:default-cell-style-name="ce3"/>
        <table:table-column table:style-name="co1" table:number-columns-repeated="241" table:default-cell-style-name="ce3"/>
        <table:table-column table:style-name="co1" table:number-columns-repeated="16127" table:default-cell-style-name="ce1"/>
        <table:table-row table:style-name="ro2">
          <table:table-cell table:number-columns-spanned="17" table:number-rows-spanned="1" table:style-name="ce9"/>
          <table:covered-table-cell table:number-columns-repeated="16"/>
          <table:table-cell table:style-name="ce57"/>
          <table:table-cell table:number-columns-repeated="239" table:style-name="ce3"/>
          <table:table-cell table:number-columns-repeated="16127"/>
        </table:table-row>
        <table:table-row table:style-name="ro1">
          <table:table-cell table:number-columns-spanned="17" table:number-rows-spanned="1" table:style-name="ce9"/>
          <table:covered-table-cell table:number-columns-repeated="16"/>
          <table:table-cell table:style-name="ce58"/>
          <table:table-cell table:number-columns-repeated="239" table:style-name="ce3"/>
          <table:table-cell table:number-columns-repeated="16127"/>
        </table:table-row>
        <table:table-row table:style-name="ro10">
          <table:table-cell table:style-name="ce3"/>
          <table:table-cell table:style-name="ce3">
            <draw:custom-shape svg:x="0in" svg:y="0.04173in" svg:width="10.25354in" svg:height="5.20827in" draw:z-index="1" draw:id="id27" draw:style-name="a98" draw:name="Retângulo 1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233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5" table:style-name="ce3"/>
          <table:table-cell table:number-columns-repeated="16127"/>
        </table:table-row>
        <table:table-row table:style-name="ro7">
          <table:table-cell office:value-type="string" table:number-columns-spanned="17" table:number-rows-spanned="1" table:style-name="ce50">
            <text:p>Cálculo do Fator de Ajuste</text:p>
          </table:table-cell>
          <table:covered-table-cell table:number-columns-repeated="16"/>
          <table:table-cell table:number-columns-repeated="2" table:style-name="ce11"/>
          <table:table-cell table:number-columns-repeated="16365"/>
        </table:table-row>
        <table:table-row table:style-name="ro7">
          <table:table-cell table:style-name="ce11"/>
          <table:table-cell office:value-type="string" office:string-value="Projeto  : MaisTransporte" table:formula="of:=CONCATENATE(&quot;Projeto  : &quot;;$$Projeto)" table:style-name="ce13">
            <text:p>Projeto <text:s/>: MaisTransporte</text:p>
          </table:table-cell>
          <table:table-cell table:style-name="ce13"/>
          <table:table-cell table:number-columns-repeated="2" table:style-name="ce59"/>
          <table:table-cell table:style-name="ce13"/>
          <table:table-cell office:value-type="string" table:style-name="ce16">
            <text:p>Data :</text:p>
          </table:table-cell>
          <table:table-cell office:value-type="date" office:date-value="2024-03-25T00:00:00" table:formula="of:=$$Data" table:style-name="ce60">
            <text:p>25/3/24</text:p>
          </table:table-cell>
          <table:table-cell office:value-type="string" office:string-value="Revisor : Eliane Dantas de Jesus, Gilmario dos Santos Silva" table:formula="of:=CONCATENATE(&quot;Revisor : &quot;;$$Revisor)" table:style-name="ce16">
            <text:p>Revisor : Eliane Dantas de Jesus, Gilmario dos Santos Silva</text:p>
          </table:table-cell>
          <table:table-cell table:number-columns-repeated="7" table:style-name="ce13"/>
          <table:table-cell table:number-columns-repeated="2" table:style-name="ce12"/>
          <table:table-cell table:style-name="ce11"/>
          <table:table-cell table:number-columns-repeated="16365"/>
        </table:table-row>
        <table:table-row table:style-name="ro7">
          <table:table-cell table:style-name="ce11"/>
          <table:table-cell office:value-type="string" office:string-value="Responsável : Alesandro da Silva Santos, Natalia da Silva Costa" table:formula="of:=CONCATENATE(&quot;Responsável : &quot;;$$Responsável)" table:style-name="ce13">
            <text:p>Responsável : Alesandro da Silva Santos, Natalia da Silva Costa</text:p>
          </table:table-cell>
          <table:table-cell table:style-name="ce61"/>
          <table:table-cell table:number-columns-repeated="2" table:style-name="ce18"/>
          <table:table-cell table:style-name="ce14"/>
          <table:table-cell table:style-name="ce62"/>
          <table:table-cell table:style-name="ce18"/>
          <table:table-cell office:value-type="string" table:style-name="ce16">
            <text:p>Data Revisão:</text:p>
          </table:table-cell>
          <table:table-cell table:style-name="ce18"/>
          <table:table-cell office:value-type="date" office:date-value="2024-03-28T00:00:00" table:formula="of:=$$Revisão" table:style-name="ce63">
            <text:p>28/3/24</text:p>
          </table:table-cell>
          <table:table-cell table:number-columns-repeated="5" table:style-name="ce18"/>
          <table:table-cell table:number-columns-repeated="2" table:style-name="ce12"/>
          <table:table-cell table:style-name="ce11"/>
          <table:table-cell table:number-columns-repeated="16365"/>
        </table:table-row>
        <table:table-row table:style-name="ro7">
          <table:table-cell table:style-name="ce11"/>
          <table:table-cell table:style-name="ce64"/>
          <table:table-cell table:number-columns-repeated="5" table:style-name="ce65"/>
          <table:table-cell table:style-name="ce66"/>
          <table:table-cell table:number-columns-repeated="8" table:style-name="ce65"/>
          <table:table-cell table:number-columns-repeated="2" table:style-name="ce67"/>
          <table:table-cell table:style-name="ce11"/>
          <table:table-cell table:number-columns-repeated="16365"/>
        </table:table-row>
        <table:table-row table:style-name="ro7">
          <table:table-cell table:style-name="ce11"/>
          <table:table-cell office:value-type="string" table:number-columns-spanned="7" table:number-rows-spanned="1" table:style-name="ce84">
            <text:p>Depois da Melhoria</text:p>
          </table:table-cell>
          <table:covered-table-cell table:number-columns-repeated="6"/>
          <table:table-cell office:value-type="string" table:number-columns-spanned="8" table:number-rows-spanned="1" table:style-name="ce85">
            <text:p>Antes da Melhoria</text:p>
          </table:table-cell>
          <table:covered-table-cell table:number-columns-repeated="7"/>
          <table:table-cell table:number-columns-repeated="2" table:style-name="ce68"/>
          <table:table-cell table:style-name="ce11"/>
          <table:table-cell table:number-columns-repeated="16365"/>
        </table:table-row>
        <table:table-row table:style-name="ro7">
          <table:table-cell table:number-columns-repeated="7" table:style-name="ce11"/>
          <table:table-cell table:style-name="ce69"/>
          <table:table-cell table:number-columns-repeated="11" table:style-name="ce11"/>
          <table:table-cell table:number-columns-repeated="16365"/>
        </table:table-row>
        <table:table-row table:style-name="ro1">
          <table:table-cell table:number-columns-repeated="7" table:style-name="ce3"/>
          <table:table-cell table:style-name="ce70"/>
          <table:table-cell table:number-columns-repeated="249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1">
            <text:p>Características Gerais de Sistema</text:p>
          </table:table-cell>
          <table:table-cell table:number-columns-repeated="3" table:style-name="ce59"/>
          <table:table-cell office:value-type="string" table:style-name="ce72">
            <office:annotation draw:style-name="a99" svg:x="4.875in" svg:y="1.97916666666667in" svg:width="1.40625in" svg:height="0.729166666666667in">
              <dc:creator>Autor desconhecido</dc:creator>
              <text:p><text:span text:style-name="T26">Nível de Influência</text:span></text:p>
            </office:annotation>
            <text:p>DI</text:p>
          </table:table-cell>
          <table:table-cell table:style-name="ce70"/>
          <table:table-cell table:style-name="ce3"/>
          <table:table-cell office:value-type="string" table:style-name="ce71">
            <text:p>Características Gerais de Sistema</text:p>
          </table:table-cell>
          <table:table-cell table:number-columns-repeated="4" table:style-name="ce59"/>
          <table:table-cell office:value-type="string" table:style-name="ce72">
            <text:p>DI</text:p>
          </table:table-cell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3">
            <text:p>01 - Comunicação de Dados</text:p>
          </table:table-cell>
          <table:table-cell table:number-columns-repeated="2" table:style-name="ce74"/>
          <table:table-cell table:style-name="ce75"/>
          <table:table-cell office:value-type="float" office:value="3" table:style-name="ce76">
            <text:p>3</text:p>
          </table:table-cell>
          <table:table-cell table:style-name="ce70"/>
          <table:table-cell table:style-name="ce3"/>
          <table:table-cell office:value-type="string" table:style-name="ce73">
            <text:p>01 - Comunicação de Dados</text:p>
          </table:table-cell>
          <table:table-cell table:number-columns-repeated="3" table:style-name="ce74"/>
          <table:table-cell table:style-name="ce75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7">
            <text:p>02 - Processamento Distribuído</text:p>
          </table:table-cell>
          <table:table-cell table:number-columns-repeated="2" table:style-name="ce3"/>
          <table:table-cell table:style-name="ce70"/>
          <table:table-cell office:value-type="float" office:value="2" table:style-name="ce76">
            <text:p>2</text:p>
          </table:table-cell>
          <table:table-cell table:style-name="ce70"/>
          <table:table-cell table:style-name="ce3"/>
          <table:table-cell office:value-type="string" table:style-name="ce77">
            <text:p>02 - Processamento Distribuído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7">
            <text:p>03 - Performance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03 - Performance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7">
            <text:p>04 - Configuração Altamente Utilizada</text:p>
          </table:table-cell>
          <table:table-cell table:number-columns-repeated="2" table:style-name="ce3"/>
          <table:table-cell table:style-name="ce70"/>
          <table:table-cell office:value-type="float" office:value="2" table:style-name="ce76">
            <text:p>2</text:p>
          </table:table-cell>
          <table:table-cell table:style-name="ce70"/>
          <table:table-cell table:style-name="ce3"/>
          <table:table-cell office:value-type="string" table:style-name="ce77">
            <text:p>04 - Configuração Altamente Utilizada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 table:style-name="ce3"/>
          <table:table-cell office:value-type="string" table:style-name="ce77">
            <text:p>05 - Volume de Transações</text:p>
          </table:table-cell>
          <table:table-cell table:number-columns-repeated="2" table:style-name="ce3"/>
          <table:table-cell table:style-name="ce70"/>
          <table:table-cell office:value-type="float" office:value="3" table:style-name="ce76">
            <text:p>3</text:p>
          </table:table-cell>
          <table:table-cell table:style-name="ce70"/>
          <table:table-cell table:style-name="ce3"/>
          <table:table-cell office:value-type="string" table:style-name="ce77">
            <text:p>05 - Volume de Transações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242" table:style-name="ce3"/>
          <table:table-cell table:number-columns-repeated="16127"/>
        </table:table-row>
        <table:table-row table:style-name="ro1">
          <table:table-cell table:number-columns-repeated="2"/>
          <table:table-cell office:value-type="string" table:style-name="ce77">
            <text:p>06 - Entrada de Dados On-line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06 - Entrada de Dados On-line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07 - Eficiência do Usuário Final</text:p>
          </table:table-cell>
          <table:table-cell table:number-columns-repeated="2" table:style-name="ce3"/>
          <table:table-cell table:style-name="ce70"/>
          <table:table-cell office:value-type="float" office:value="4" table:style-name="ce76">
            <text:p>4</text:p>
          </table:table-cell>
          <table:table-cell table:style-name="ce70"/>
          <table:table-cell table:style-name="ce3"/>
          <table:table-cell office:value-type="string" table:style-name="ce77">
            <text:p>07 - Eficiência do Usuário Final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08 - Atualização On-Line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08 - Atualização On-Line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09 - Processamento Complexo</text:p>
          </table:table-cell>
          <table:table-cell table:number-columns-repeated="2" table:style-name="ce3"/>
          <table:table-cell table:style-name="ce70"/>
          <table:table-cell office:value-type="float" office:value="1" table:style-name="ce76">
            <text:p>1</text:p>
          </table:table-cell>
          <table:table-cell table:style-name="ce70"/>
          <table:table-cell table:style-name="ce3"/>
          <table:table-cell office:value-type="string" table:style-name="ce77">
            <text:p>09 - Processamento Complexo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0 - Reusabilidade</text:p>
          </table:table-cell>
          <table:table-cell table:number-columns-repeated="2" table:style-name="ce3"/>
          <table:table-cell table:style-name="ce70"/>
          <table:table-cell office:value-type="float" office:value="4" table:style-name="ce76">
            <text:p>4</text:p>
          </table:table-cell>
          <table:table-cell table:style-name="ce70"/>
          <table:table-cell table:style-name="ce3"/>
          <table:table-cell office:value-type="string" table:style-name="ce77">
            <text:p>10 - Reusabilidade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1 - Facilidade de Instalação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11 - Facilidade de Instalação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2 - Facilidade de Operação</text:p>
          </table:table-cell>
          <table:table-cell table:number-columns-repeated="2" table:style-name="ce3"/>
          <table:table-cell table:style-name="ce70"/>
          <table:table-cell office:value-type="float" office:value="5" table:style-name="ce76">
            <text:p>5</text:p>
          </table:table-cell>
          <table:table-cell table:style-name="ce70"/>
          <table:table-cell table:style-name="ce3"/>
          <table:table-cell office:value-type="string" table:style-name="ce77">
            <text:p>12 - Facilidade de Operação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7">
            <text:p>13 - Múltiplos Locais</text:p>
          </table:table-cell>
          <table:table-cell table:number-columns-repeated="2" table:style-name="ce3"/>
          <table:table-cell table:style-name="ce70"/>
          <table:table-cell office:value-type="float" office:value="3" table:style-name="ce76">
            <text:p>3</text:p>
          </table:table-cell>
          <table:table-cell table:style-name="ce70"/>
          <table:table-cell table:style-name="ce3"/>
          <table:table-cell office:value-type="string" table:style-name="ce77">
            <text:p>13 - Múltiplos Locais</text:p>
          </table:table-cell>
          <table:table-cell table:number-columns-repeated="3" table:style-name="ce3"/>
          <table:table-cell table:style-name="ce70"/>
          <table:table-cell table:style-name="ce76"/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78">
            <text:p>14 - Modificação Facilitada</text:p>
          </table:table-cell>
          <table:table-cell table:number-columns-repeated="2" table:style-name="ce79"/>
          <table:table-cell table:style-name="ce80"/>
          <table:table-cell office:value-type="float" office:value="4" table:style-name="ce76">
            <text:p>4</text:p>
          </table:table-cell>
          <table:table-cell table:style-name="ce70"/>
          <table:table-cell table:style-name="ce3"/>
          <table:table-cell office:value-type="string" table:style-name="ce78">
            <text:p>14 - Modificação Facilitada</text:p>
          </table:table-cell>
          <table:table-cell table:number-columns-repeated="3" table:style-name="ce79"/>
          <table:table-cell table:style-name="ce80"/>
          <table:table-cell table:style-name="ce81"/>
          <table:table-cell table:number-columns-repeated="16369"/>
        </table:table-row>
        <table:table-row table:style-name="ro1">
          <table:table-cell table:number-columns-repeated="2"/>
          <table:table-cell table:number-columns-repeated="5" table:style-name="ce3"/>
          <table:table-cell table:style-name="ce70"/>
          <table:table-cell table:number-columns-repeated="249" table:style-name="ce3"/>
          <table:table-cell table:number-columns-repeated="16127"/>
        </table:table-row>
        <table:table-row table:style-name="ro1">
          <table:table-cell table:number-columns-repeated="2"/>
          <table:table-cell office:value-type="string" table:style-name="ce3">
            <text:p>Total dos Níveis de Influência (TDI)</text:p>
          </table:table-cell>
          <table:table-cell table:number-columns-repeated="3" table:style-name="ce3"/>
          <table:table-cell office:value-type="float" office:value="51" table:formula="of:=SUM([.G12:.G25])" table:style-name="ce82">
            <text:p>51</text:p>
          </table:table-cell>
          <table:table-cell table:style-name="ce70"/>
          <table:table-cell table:style-name="ce3"/>
          <table:table-cell office:value-type="string" table:style-name="ce3">
            <text:p>Total dos Níveis de Influência (TDI)</text:p>
          </table:table-cell>
          <table:table-cell table:number-columns-repeated="4" table:style-name="ce3"/>
          <table:table-cell office:value-type="float" office:value="0" table:formula="of:=SUM([.O12:.O25])" table:style-name="ce82">
            <text:p>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3">
            <text:p>Valor do Fator de Ajuste (VAF)</text:p>
          </table:table-cell>
          <table:table-cell table:number-columns-repeated="3" table:style-name="ce3"/>
          <table:table-cell office:value-type="float" office:value="1.1600000000000001" table:formula="of:=([.G27]*0.01)+0.65" table:style-name="ce83">
            <text:p>1,16</text:p>
          </table:table-cell>
          <table:table-cell table:style-name="ce70"/>
          <table:table-cell table:style-name="ce3"/>
          <table:table-cell office:value-type="string" table:style-name="ce3">
            <text:p>Valor do Fator de Ajuste (VAF)</text:p>
          </table:table-cell>
          <table:table-cell table:number-columns-repeated="4" table:style-name="ce3"/>
          <table:table-cell office:value-type="float" office:value="0.65" table:formula="of:=([.O27]*0.01)+0.65" table:style-name="ce83">
            <text:p>0,65</text:p>
          </table:table-cell>
          <table:table-cell table:number-columns-repeated="16369"/>
        </table:table-row>
        <table:table-row table:number-rows-repeated="2" table:style-name="ro1">
          <table:table-cell table:number-columns-repeated="2"/>
          <table:table-cell table:number-columns-repeated="5" table:style-name="ce3"/>
          <table:table-cell table:style-name="ce70"/>
          <table:table-cell table:number-columns-repeated="249" table:style-name="ce3"/>
          <table:table-cell table:number-columns-repeated="16127"/>
        </table:table-row>
        <table:table-row table:number-rows-repeated="1048546" table:style-name="ro1">
          <table:table-cell table:number-columns-repeated="16384"/>
        </table:table-row>
      </table:table>
      <table:table table:name="Sumário" table:style-name="ta4">
        <table:table-column table:style-name="co23" table:default-cell-style-name="ce3"/>
        <table:table-column table:style-name="co24" table:default-cell-style-name="ce3"/>
        <table:table-column table:style-name="co1" table:default-cell-style-name="ce3"/>
        <table:table-column table:style-name="co6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1" table:number-columns-repeated="245" table:default-cell-style-name="ce3"/>
        <table:table-column table:style-name="co1" table:number-columns-repeated="16127" table:default-cell-style-name="ce1"/>
        <table:table-row table:style-name="ro1">
          <table:table-cell table:style-name="ce86"/>
          <table:table-cell table:style-name="ce6">
            <draw:custom-shape svg:x="0in" svg:y="0.1252in" svg:width="5.37835in" svg:height="5.69803in" draw:z-index="2" draw:id="id29" draw:style-name="a105" draw:name="Retângulo 3">
              <svg:title/>
              <svg:desc/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667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9" table:style-name="ce6"/>
          <table:table-cell table:number-columns-repeated="16373"/>
        </table:table-row>
        <table:table-row table:style-name="ro1">
          <table:table-cell table:style-name="ce3"/>
          <table:table-cell office:value-type="string" table:number-columns-spanned="10" table:number-rows-spanned="1" table:style-name="ce91">
            <text:p>Apuração<text:span text:style-name="T22"><text:s/></text:span>dos<text:span text:style-name="T22"><text:s/></text:span>Pontos<text:span text:style-name="T22"><text:s/></text:span>de<text:span text:style-name="T22"><text:s/></text:span>Função<text:span text:style-name="T22"><text:s/></text:span>Não<text:span text:style-name="T22"><text:s/></text:span>Ajustados</text:p>
          </table:table-cell>
          <table:covered-table-cell table:number-columns-repeated="9"/>
          <table:table-cell table:number-columns-repeated="16373"/>
        </table:table-row>
        <table:table-row table:style-name="ro11">
          <table:table-cell table:number-columns-repeated="257" table:style-name="ce3"/>
          <table:table-cell table:number-columns-repeated="16127"/>
        </table:table-row>
        <table:table-row table:style-name="ro12">
          <table:table-cell table:style-name="ce3"/>
          <table:table-cell office:value-type="string" table:number-columns-spanned="2" table:number-rows-spanned="1" table:style-name="ce92">
            <text:p>Tipo de Função</text:p>
          </table:table-cell>
          <table:covered-table-cell/>
          <table:table-cell office:value-type="string" table:number-columns-spanned="4" table:number-rows-spanned="1" table:style-name="ce93">
            <text:p>Complexidade Funcional</text:p>
          </table:table-cell>
          <table:covered-table-cell table:number-columns-repeated="3"/>
          <table:table-cell office:value-type="string" table:style-name="ce87">
            <text:p>Totais por Complexidade</text:p>
          </table:table-cell>
          <table:table-cell office:value-type="string" table:number-columns-spanned="3" table:number-rows-spanned="1" table:style-name="ce94">
            <text:p>Totais por Tipo de Função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3"/>
          <table:table-cell table:style-name="ce73"/>
          <table:table-cell table:number-columns-repeated="8" table:style-name="ce74"/>
          <table:table-cell table:style-name="ce75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office:value-type="string" table:style-name="ce3">
            <office:annotation draw:style-name="a106" svg:x="1.91666666666667in" svg:y="0.854166666666667in" svg:width="1.40625in" svg:height="0.729166666666667in">
              <dc:creator>Autor desconhecido</dc:creator>
              <text:p><text:span text:style-name="T26">Entrada Externa</text:span></text:p>
            </office:annotation>
            <text:p>EE</text:p>
          </table:table-cell>
          <table:table-cell office:value-type="float" office:value="11" table:formula="of:=COUNTIF($$CF;&quot;EEL&quot;)" table:style-name="ce79">
            <text:p>11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3</text:p>
          </table:table-cell>
          <table:table-cell office:value-type="float" office:value="33" table:formula="of:=[.D6]*3" table:style-name="ce79">
            <text:p>33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table:style-name="ce3"/>
          <table:table-cell office:value-type="float" office:value="1" table:formula="of:=COUNTIF($$CF;&quot;EEA&quot;)" table:style-name="ce79">
            <text:p>1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4</text:p>
          </table:table-cell>
          <table:table-cell office:value-type="float" office:value="4" table:formula="of:=[.D7]*4" table:style-name="ce79">
            <text:p>4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table:style-name="ce3"/>
          <table:table-cell office:value-type="float" office:value="0" table:formula="of:=COUNTIF($$CF;&quot;EE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6</text:p>
          </table:table-cell>
          <table:table-cell office:value-type="float" office:value="0" table:formula="of:=[.D8]*6" table:style-name="ce79">
            <text:p>0</text:p>
          </table:table-cell>
          <table:table-cell table:style-name="ce3"/>
          <table:table-cell office:value-type="float" office:value="37" table:formula="of:=SUM([.H6:.H8])" table:style-name="ce79">
            <text:p>37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8"/>
          <table:table-cell table:style-name="ce79"/>
          <table:table-cell table:style-name="ce59"/>
          <table:table-cell table:number-columns-repeated="3" table:style-name="ce79"/>
          <table:table-cell table:style-name="ce59"/>
          <table:table-cell table:number-columns-repeated="2" table:style-name="ce79"/>
          <table:table-cell table:style-name="ce80"/>
          <table:table-cell table:number-columns-repeated="16373"/>
        </table:table-row>
        <table:table-row table:style-name="ro1">
          <table:table-cell table:style-name="ce3"/>
          <table:table-cell table:style-name="ce73"/>
          <table:table-cell table:style-name="ce74"/>
          <table:table-cell table:style-name="ce3"/>
          <table:table-cell table:number-columns-repeated="3" table:style-name="ce74"/>
          <table:table-cell table:style-name="ce3"/>
          <table:table-cell table:number-columns-repeated="2" table:style-name="ce74"/>
          <table:table-cell table:style-name="ce75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office:value-type="string" table:style-name="ce3">
            <office:annotation draw:style-name="a107" svg:x="1.91666666666667in" svg:y="1.75in" svg:width="1.40625in" svg:height="0.729166666666667in">
              <dc:creator>Autor desconhecido</dc:creator>
              <text:p><text:span text:style-name="T26">Saída Externa</text:span></text:p>
            </office:annotation>
            <text:p>SE</text:p>
          </table:table-cell>
          <table:table-cell office:value-type="float" office:value="0" table:formula="of:=COUNTIF($$CF;&quot;SEL&quot;)" table:style-name="ce79">
            <text:p>0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4</text:p>
          </table:table-cell>
          <table:table-cell office:value-type="float" office:value="0" table:formula="of:=[.D11]*4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table:style-name="ce3"/>
          <table:table-cell office:value-type="float" office:value="0" table:formula="of:=COUNTIF($$CF;&quot;SEA&quot;)" table:style-name="ce79">
            <text:p>0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5</text:p>
          </table:table-cell>
          <table:table-cell office:value-type="float" office:value="0" table:formula="of:=[.D12]*5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table:style-name="ce3"/>
          <table:table-cell office:value-type="float" office:value="0" table:formula="of:=COUNTIF($$CF;&quot;SE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7</text:p>
          </table:table-cell>
          <table:table-cell office:value-type="float" office:value="0" table:formula="of:=[.D13]*7" table:style-name="ce79">
            <text:p>0</text:p>
          </table:table-cell>
          <table:table-cell table:style-name="ce3"/>
          <table:table-cell office:value-type="float" office:value="0" table:formula="of:=SUM([.H11:.H13])" table:style-name="ce79">
            <text:p>0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"/>
          <table:table-cell table:style-name="ce78"/>
          <table:table-cell table:style-name="ce79"/>
          <table:table-cell table:style-name="ce59"/>
          <table:table-cell table:number-columns-repeated="3" table:style-name="ce79"/>
          <table:table-cell table:style-name="ce59"/>
          <table:table-cell table:number-columns-repeated="2" table:style-name="ce79"/>
          <table:table-cell table:style-name="ce80"/>
          <table:table-cell table:number-columns-repeated="16373"/>
        </table:table-row>
        <table:table-row table:style-name="ro1">
          <table:table-cell table:style-name="ce3"/>
          <table:table-cell table:style-name="ce73"/>
          <table:table-cell table:style-name="ce74"/>
          <table:table-cell table:style-name="ce3"/>
          <table:table-cell table:number-columns-repeated="3" table:style-name="ce74"/>
          <table:table-cell table:style-name="ce3"/>
          <table:table-cell table:number-columns-repeated="2" table:style-name="ce74"/>
          <table:table-cell table:style-name="ce75"/>
          <table:table-cell table:number-columns-repeated="16373"/>
        </table:table-row>
        <table:table-row table:style-name="ro1">
          <table:table-cell table:style-name="ce3"/>
          <table:table-cell table:style-name="ce77"/>
          <table:table-cell office:value-type="string" table:style-name="ce3">
            <office:annotation draw:style-name="a108" svg:x="1.91666666666667in" svg:y="2.63541666666667in" svg:width="1.40625in" svg:height="0.729166666666667in">
              <dc:creator>Autor desconhecido</dc:creator>
              <text:p><text:span text:style-name="T26">Consulta Externa</text:span><text:span text:style-name="T26"/></text:p>
              <text:p/>
            </office:annotation>
            <text:p>CE</text:p>
          </table:table-cell>
          <table:table-cell office:value-type="float" office:value="7" table:formula="of:=COUNTIF($$CF;&quot;CEL&quot;)" table:style-name="ce79">
            <text:p>7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3</text:p>
          </table:table-cell>
          <table:table-cell office:value-type="float" office:value="21" table:formula="of:=[.D16]*3" table:style-name="ce79">
            <text:p>21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CEA&quot;)" table:style-name="ce79">
            <text:p>0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4</text:p>
          </table:table-cell>
          <table:table-cell office:value-type="float" office:value="0" table:formula="of:=[.D17]*4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CE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6</text:p>
          </table:table-cell>
          <table:table-cell office:value-type="float" office:value="0" table:formula="of:=[.D18]*6" table:style-name="ce79">
            <text:p>0</text:p>
          </table:table-cell>
          <table:table-cell table:style-name="ce3"/>
          <table:table-cell office:value-type="float" office:value="21" table:formula="of:=SUM([.H16:.H18])" table:style-name="ce79">
            <text:p>21</text:p>
          </table:table-cell>
          <table:table-cell table:style-name="ce70"/>
          <table:table-cell table:number-columns-repeated="16373"/>
        </table:table-row>
        <table:table-row table:style-name="ro1">
          <table:table-cell/>
          <table:table-cell table:style-name="ce78"/>
          <table:table-cell table:style-name="ce79"/>
          <table:table-cell table:style-name="ce59"/>
          <table:table-cell table:number-columns-repeated="3" table:style-name="ce79"/>
          <table:table-cell table:style-name="ce59"/>
          <table:table-cell table:number-columns-repeated="2" table:style-name="ce79"/>
          <table:table-cell table:style-name="ce80"/>
          <table:table-cell table:number-columns-repeated="16373"/>
        </table:table-row>
        <table:table-row table:style-name="ro1">
          <table:table-cell/>
          <table:table-cell table:style-name="ce73"/>
          <table:table-cell table:style-name="ce74"/>
          <table:table-cell table:style-name="ce3"/>
          <table:table-cell table:number-columns-repeated="3" table:style-name="ce74"/>
          <table:table-cell table:style-name="ce3"/>
          <table:table-cell table:number-columns-repeated="2" table:style-name="ce74"/>
          <table:table-cell table:style-name="ce75"/>
          <table:table-cell table:number-columns-repeated="16373"/>
        </table:table-row>
        <table:table-row table:style-name="ro1">
          <table:table-cell/>
          <table:table-cell table:style-name="ce77"/>
          <table:table-cell office:value-type="string" table:style-name="ce3">
            <office:annotation draw:style-name="a109" svg:x="1.91666666666667in" svg:y="3.51041666666667in" svg:width="1.40625in" svg:height="0.729166666666667in">
              <dc:creator>Autor desconhecido</dc:creator>
              <text:p><text:span text:style-name="T26">Arquivo Lógico Interno</text:span></text:p>
            </office:annotation>
            <text:p>ALI</text:p>
          </table:table-cell>
          <table:table-cell office:value-type="float" office:value="7" table:formula="of:=COUNTIF($$CF;&quot;ALIL&quot;)" table:style-name="ce79">
            <text:p>7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7</text:p>
          </table:table-cell>
          <table:table-cell office:value-type="float" office:value="49" table:formula="of:=[.D21]*7" table:style-name="ce79">
            <text:p>49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ALIA&quot;)" table:style-name="ce79">
            <text:p>0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10</text:p>
          </table:table-cell>
          <table:table-cell office:value-type="float" office:value="0" table:formula="of:=[.D22]*10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ALI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15</text:p>
          </table:table-cell>
          <table:table-cell office:value-type="float" office:value="0" table:formula="of:=[.D23]*15" table:style-name="ce79">
            <text:p>0</text:p>
          </table:table-cell>
          <table:table-cell table:style-name="ce3"/>
          <table:table-cell office:value-type="float" office:value="49" table:formula="of:=SUM([.H21:.H23])" table:style-name="ce79">
            <text:p>49</text:p>
          </table:table-cell>
          <table:table-cell table:style-name="ce70"/>
          <table:table-cell table:number-columns-repeated="16373"/>
        </table:table-row>
        <table:table-row table:style-name="ro1">
          <table:table-cell/>
          <table:table-cell table:style-name="ce78"/>
          <table:table-cell table:style-name="ce79"/>
          <table:table-cell table:style-name="ce59"/>
          <table:table-cell table:number-columns-repeated="3" table:style-name="ce79"/>
          <table:table-cell table:style-name="ce59"/>
          <table:table-cell table:number-columns-repeated="2" table:style-name="ce79"/>
          <table:table-cell table:style-name="ce80"/>
          <table:table-cell table:number-columns-repeated="16373"/>
        </table:table-row>
        <table:table-row table:style-name="ro1">
          <table:table-cell/>
          <table:table-cell table:style-name="ce73"/>
          <table:table-cell table:style-name="ce74"/>
          <table:table-cell table:style-name="ce3"/>
          <table:table-cell table:number-columns-repeated="3" table:style-name="ce74"/>
          <table:table-cell table:style-name="ce3"/>
          <table:table-cell table:number-columns-repeated="2" table:style-name="ce74"/>
          <table:table-cell table:style-name="ce75"/>
          <table:table-cell table:number-columns-repeated="16373"/>
        </table:table-row>
        <table:table-row table:style-name="ro1">
          <table:table-cell/>
          <table:table-cell table:style-name="ce77"/>
          <table:table-cell office:value-type="string" table:style-name="ce3">
            <office:annotation draw:style-name="a110" svg:x="1.91666666666667in" svg:y="4.40625in" svg:width="1.40625in" svg:height="0.729166666666667in">
              <dc:creator>Autor desconhecido</dc:creator>
              <text:p><text:span text:style-name="T26">Arquivo de Interface Externa</text:span></text:p>
            </office:annotation>
            <text:p>AIE</text:p>
          </table:table-cell>
          <table:table-cell office:value-type="float" office:value="0" table:formula="of:=COUNTIF($$CF;&quot;AIEL&quot;)" table:style-name="ce79">
            <text:p>0</text:p>
          </table:table-cell>
          <table:table-cell table:style-name="ce3"/>
          <table:table-cell office:value-type="string" table:style-name="ce3">
            <text:p>Baixa</text:p>
          </table:table-cell>
          <table:table-cell office:value-type="string" table:style-name="ce3">
            <text:p>x 5</text:p>
          </table:table-cell>
          <table:table-cell office:value-type="float" office:value="0" table:formula="of:=[.D26]*5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AIEA&quot;)" table:style-name="ce79">
            <text:p>0</text:p>
          </table:table-cell>
          <table:table-cell table:style-name="ce3"/>
          <table:table-cell office:value-type="string" table:style-name="ce3">
            <text:p>Média</text:p>
          </table:table-cell>
          <table:table-cell office:value-type="string" table:style-name="ce3">
            <text:p>x 7</text:p>
          </table:table-cell>
          <table:table-cell office:value-type="float" office:value="0" table:formula="of:=[.D27]*7" table:style-name="ce79">
            <text:p>0</text:p>
          </table:table-cell>
          <table:table-cell table:number-columns-repeated="2" table:style-name="ce3"/>
          <table:table-cell table:style-name="ce70"/>
          <table:table-cell table:number-columns-repeated="16373"/>
        </table:table-row>
        <table:table-row table:style-name="ro1">
          <table:table-cell/>
          <table:table-cell table:style-name="ce77"/>
          <table:table-cell table:style-name="ce3"/>
          <table:table-cell office:value-type="float" office:value="0" table:formula="of:=COUNTIF($$CF;&quot;AIEH&quot;)" table:style-name="ce79">
            <text:p>0</text:p>
          </table:table-cell>
          <table:table-cell table:style-name="ce3"/>
          <table:table-cell office:value-type="string" table:style-name="ce3">
            <text:p>Alta</text:p>
          </table:table-cell>
          <table:table-cell office:value-type="string" table:style-name="ce3">
            <text:p>x 10</text:p>
          </table:table-cell>
          <table:table-cell office:value-type="float" office:value="0" table:formula="of:=[.D28]*10" table:style-name="ce79">
            <text:p>0</text:p>
          </table:table-cell>
          <table:table-cell table:style-name="ce3"/>
          <table:table-cell office:value-type="float" office:value="0" table:formula="of:=SUM([.H26:.H28])" table:style-name="ce79">
            <text:p>0</text:p>
          </table:table-cell>
          <table:table-cell table:style-name="ce70"/>
          <table:table-cell table:number-columns-repeated="16373"/>
        </table:table-row>
        <table:table-row table:style-name="ro1">
          <table:table-cell/>
          <table:table-cell table:style-name="ce78"/>
          <table:table-cell table:number-columns-repeated="8" table:style-name="ce79"/>
          <table:table-cell table:style-name="ce80"/>
          <table:table-cell table:number-columns-repeated="16373"/>
        </table:table-row>
        <table:table-row table:style-name="ro13">
          <table:table-cell/>
          <table:table-cell table:style-name="ce73"/>
          <table:table-cell table:number-columns-repeated="8" table:style-name="ce74"/>
          <table:table-cell table:style-name="ce75"/>
          <table:table-cell table:number-columns-repeated="16373"/>
        </table:table-row>
        <table:table-row table:style-name="ro1">
          <table:table-cell/>
          <table:table-cell table:style-name="ce77"/>
          <table:table-cell office:value-type="string" table:style-name="ce4">
            <text:p>Total de Pontos de Função não Ajustados</text:p>
          </table:table-cell>
          <table:table-cell table:number-columns-repeated="6" table:style-name="ce3"/>
          <table:table-cell office:value-type="float" office:value="107" table:formula="of:=SUM([.J5:.J28])" table:style-name="ce79">
            <text:p>107</text:p>
          </table:table-cell>
          <table:table-cell table:style-name="ce70"/>
          <table:table-cell table:number-columns-repeated="16373"/>
        </table:table-row>
        <table:table-row table:style-name="ro11">
          <table:table-cell/>
          <table:table-cell table:style-name="ce78"/>
          <table:table-cell table:number-columns-repeated="8" table:style-name="ce79"/>
          <table:table-cell table:style-name="ce80"/>
          <table:table-cell table:number-columns-repeated="16373"/>
        </table:table-row>
        <table:table-row table:number-rows-repeated="2" table:style-name="ro11">
          <table:table-cell/>
          <table:table-cell table:number-columns-repeated="256" table:style-name="ce3"/>
          <table:table-cell table:number-columns-repeated="16127"/>
        </table:table-row>
        <table:table-row table:style-name="ro2">
          <table:table-cell table:style-name="ce3">
            <draw:custom-shape svg:x="0.81417in" svg:y="0.1252in" svg:width="5.40039in" svg:height="2.27047in" draw:z-index="1" draw:id="id28" draw:style-name="a102" draw:name="Retângulo 2">
              <svg:title/>
              <svg:desc/>
              <text:p text:style-name="a101" text:class-names="" text:cond-style-name=""><text:span text:style-name="a100" text:class-names=""/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1612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256" table:style-name="ce3"/>
          <table:table-cell table:number-columns-repeated="16127"/>
        </table:table-row>
        <table:table-row table:style-name="ro1">
          <table:table-cell/>
          <table:table-cell office:value-type="string" table:number-columns-spanned="10" table:number-rows-spanned="1" table:style-name="ce91">
            <text:p>Váriáveis<text:span text:style-name="T22"><text:s/></text:span>da<text:span text:style-name="T22"><text:s/></text:span>Contagem</text:p>
          </table:table-cell>
          <table:covered-table-cell table:number-columns-repeated="9"/>
          <table:table-cell table:number-columns-repeated="16373"/>
        </table:table-row>
        <table:table-row table:style-name="ro1">
          <table:table-cell/>
          <table:table-cell table:number-columns-repeated="10" table:style-name="ce88"/>
          <table:table-cell table:number-columns-repeated="16373"/>
        </table:table-row>
        <table:table-row table:style-name="ro1">
          <table:table-cell/>
          <table:table-cell table:style-name="ce3"/>
          <table:table-cell office:value-type="string" table:style-name="ce4">
            <text:p>[UFPB]</text:p>
          </table:table-cell>
          <table:table-cell office:value-type="string" table:style-name="ce3">
            <text:p>PF não Ajustados antes da manutenção</text:p>
          </table:table-cell>
          <table:table-cell table:number-columns-repeated="5" table:style-name="ce3"/>
          <table:table-cell office:value-type="float" office:value="0" table:formula="of:=$$UFPB" table:style-name="ce79">
            <text:p>0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ADD]</text:p>
          </table:table-cell>
          <table:table-cell office:value-type="string" table:style-name="ce3">
            <text:p>PF não Ajustados das novas funcionalidades</text:p>
          </table:table-cell>
          <table:table-cell table:number-columns-repeated="5" table:style-name="ce3"/>
          <table:table-cell office:value-type="float" office:value="107" table:formula="of:=SUM([Identificação.S:.S])" table:style-name="ce79">
            <text:p>107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CHGA]</text:p>
          </table:table-cell>
          <table:table-cell office:value-type="string" table:style-name="ce3">
            <text:p>PF não ajustados da func. alteradas - após</text:p>
          </table:table-cell>
          <table:table-cell table:number-columns-repeated="5" table:style-name="ce3"/>
          <table:table-cell office:value-type="float" office:value="0" table:formula="of:=SUM([Identificação.T:.T])" table:style-name="ce59">
            <text:p>0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CHGB]</text:p>
          </table:table-cell>
          <table:table-cell office:value-type="string" table:style-name="ce3">
            <text:p>PF não ajustados das func. alteradas - antes</text:p>
          </table:table-cell>
          <table:table-cell table:number-columns-repeated="5" table:style-name="ce3"/>
          <table:table-cell office:value-type="float" office:value="0" table:formula="of:=SUM([Identificação.U:.U])" table:style-name="ce59">
            <text:p>0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DEL]</text:p>
          </table:table-cell>
          <table:table-cell office:value-type="string" table:style-name="ce3">
            <text:p>PF não ajustados das funcionalidades exluídas</text:p>
          </table:table-cell>
          <table:table-cell table:number-columns-repeated="5" table:style-name="ce3"/>
          <table:table-cell office:value-type="float" office:value="0" table:formula="of:=SUM([Identificação.V:.V])" table:style-name="ce59">
            <text:p>0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table:style-name="ce4"/>
          <table:table-cell table:number-columns-repeated="254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VAF]</text:p>
          </table:table-cell>
          <table:table-cell office:value-type="string" table:style-name="ce3">
            <text:p>Valor do Fato de Ajuste</text:p>
          </table:table-cell>
          <table:table-cell table:number-columns-repeated="5" table:style-name="ce3"/>
          <table:table-cell office:value-type="float" office:value="1.1600000000000001" table:formula="of:=$$VAF" table:style-name="ce89">
            <text:p>1,16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VAFA]</text:p>
          </table:table-cell>
          <table:table-cell office:value-type="string" table:style-name="ce3">
            <text:p>Valor do Fator de Ajuste - Depois</text:p>
          </table:table-cell>
          <table:table-cell table:number-columns-repeated="5" table:style-name="ce3"/>
          <table:table-cell office:value-type="float" office:value="1.1600000000000001" table:formula="of:=$$VAFA" table:style-name="ce90">
            <text:p>1,16</text:p>
          </table:table-cell>
          <table:table-cell table:number-columns-repeated="247" table:style-name="ce3"/>
          <table:table-cell table:number-columns-repeated="16127"/>
        </table:table-row>
        <table:table-row table:style-name="ro1">
          <table:table-cell/>
          <table:table-cell table:style-name="ce3"/>
          <table:table-cell office:value-type="string" table:style-name="ce4">
            <text:p>[VAFB]</text:p>
          </table:table-cell>
          <table:table-cell office:value-type="string" table:style-name="ce3">
            <text:p>Valor do Fator de Ajuste - Antes</text:p>
          </table:table-cell>
          <table:table-cell table:number-columns-repeated="5" table:style-name="ce3"/>
          <table:table-cell office:value-type="float" office:value="0.65" table:formula="of:=$$VAFB" table:style-name="ce90">
            <text:p>0,65</text:p>
          </table:table-cell>
          <table:table-cell table:number-columns-repeated="247" table:style-name="ce3"/>
          <table:table-cell table:number-columns-repeated="16127"/>
        </table:table-row>
        <table:table-row table:number-rows-repeated="1048530" table:style-name="ro1">
          <table:table-cell table:number-columns-repeated="16384"/>
        </table:table-row>
      </table:table>
      <table:named-expressions>
        <table:named-range table:name="CF" table:cell-range-address="Identificação.$G$6:Identificação.$G$999" table:base-cell-address="Identificação.$A$1"/>
        <table:named-range table:name="Data" table:cell-range-address="Tipo_de_Contagem.$I$5" table:base-cell-address="Tipo_de_Contagem.$A$1"/>
        <table:named-range table:name="Projeto" table:cell-range-address="Tipo_de_Contagem.$C$4" table:base-cell-address="Tipo_de_Contagem.$A$1"/>
        <table:named-range table:name="Responsável" table:cell-range-address="Tipo_de_Contagem.$C$5" table:base-cell-address="Tipo_de_Contagem.$A$1"/>
        <table:named-range table:name="Revisão" table:cell-range-address="Tipo_de_Contagem.$I$6" table:base-cell-address="Tipo_de_Contagem.$A$1"/>
        <table:named-range table:name="Revisor" table:cell-range-address="Tipo_de_Contagem.$C$6" table:base-cell-address="Tipo_de_Contagem.$A$1"/>
        <table:named-range table:name="UFPB" table:cell-range-address="Tipo_de_Contagem.$I$9" table:base-cell-address="Tipo_de_Contagem.$A$1"/>
        <table:named-range table:name="VAF" table:cell-range-address="Fator_de_Ajuste.$G$28" table:base-cell-address="Fator_de_Ajuste.$A$1"/>
        <table:named-range table:name="VAFA" table:cell-range-address="Fator_de_Ajuste.$G$28" table:base-cell-address="Fator_de_Ajuste.$A$1"/>
        <table:named-range table:name="VAFB" table:cell-range-address="Fator_de_Ajuste.$O$28" table:base-cell-address="Fator_de_Ajust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Tahoma1" svg:font-family="Tahoma1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 number:style="long"/>
      <number:text>-</number:text>
      <number:month number:textual="true"/>
      <number:text>-</number:text>
      <number:year/>
    </number:date-style>
    <number:date-style style:name="N37">
      <number:day/>
      <number:text>/</number:text>
      <number:month/>
      <number:text>/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BuiltIn_Percent" style:family="table-cell" style:data-style-name="N13"/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461811023622047in" fo:margin-left="0in" fo:margin-right="0in" fo:margin-bottom="0in"/>
      </style:header-style>
      <style:footer-style>
        <style:header-footer-properties fo:min-height="0.656299212598425in" fo:margin-left="0in" fo:margin-right="0in" fo:margin-top="0in"/>
      </style:footer-style>
    </style:page-layout>
    <style:page-layout style:name="pm2">
      <style:page-layout-properties fo:margin-top="0.196456692913386in" fo:margin-bottom="0.236220472440945in" fo:margin-left="0.433464566929134in" fo:margin-right="0.472047244094488in" style:print-orientation="landscape" style:print-page-order="ltr" style:first-page-number="continue" style:scale-to="100%" style:table-centering="none" style:print="objects charts drawings"/>
      <style:header-style>
        <style:header-footer-properties fo:min-height="0.40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49251968503937in" fo:margin-bottom="0.49251968503937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807874015748032in" fo:margin-left="0in" fo:margin-right="0in" fo:margin-bottom="0in"/>
      </style:header-style>
      <style:footer-style>
        <style:header-footer-properties fo:min-height="0.676377952755906in" fo:margin-left="0in" fo:margin-right="0in" fo:margin-top="0in"/>
      </style:footer-style>
    </style:page-layout>
    <style:style style:name="T1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/>
    </style:style>
    <style:style style:name="T3" style:family="text">
      <style:text-properties fo:color="#000000" style:font-name="Tahoma1" style:font-name-asian="Tahoma1" style:font-name-complex="Tahoma1" fo:font-size="10pt" style:font-size-asian="10pt" style:font-size-complex="10pt"/>
    </style:style>
    <style:style style:name="T4" style:family="text">
      <style:text-properties fo:color="#000000" style:font-name="Tahoma1" style:font-name-asian="Tahoma1" style:font-name-complex="Tahoma1" fo:font-size="8pt" style:font-size-asian="8pt" style:font-size-complex="8pt"/>
    </style:style>
    <style:style style:name="T5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T6" style:family="text"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T7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/>
    </style:style>
    <style:style style:name="T8" style:family="text">
      <style:text-properties fo:color="#000000" style:font-name="Tahoma1" style:font-name-asian="Tahoma1" style:font-name-complex="Tahoma1" fo:font-size="10pt" style:font-size-asian="10pt" style:font-size-complex="10pt"/>
    </style:style>
    <style:style style:name="T9" style:family="text">
      <style:text-properties fo:color="#000000" style:font-name="Tahoma1" style:font-name-asian="Tahoma1" style:font-name-complex="Tahoma1" fo:font-size="8pt" style:font-size-asian="8pt" style:font-size-complex="8pt"/>
    </style:style>
    <style:style style:name="T10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11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T12" style:family="text">
      <style:text-properties fo:color="#000000" style:font-name="Calibri" style:font-name-asian="Calibri" style:font-name-complex="Calibri" fo:font-size="10pt" style:font-size-asian="10pt" style:font-size-complex="10pt"/>
    </style:style>
    <style:style style:name="T13" style:family="text">
      <style:text-properties fo:color="#000000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/>
    </style:style>
    <style:style style:name="T14" style:family="text">
      <style:text-properties fo:color="#000000" style:font-name="Arial" style:font-name-asian="Arial" style:font-name-complex="Arial" fo:font-size="10pt" style:font-size-asian="10pt" style:font-size-complex="10pt"/>
    </style:style>
    <style:style style:name="T15" style:family="text">
      <style:text-properties fo:color="#000000" style:font-name="Tahoma1" style:font-name-asian="Tahoma1" style:font-name-complex="Tahoma1" fo:font-size="8pt" style:font-size-asian="8pt" style:font-size-complex="8pt"/>
    </style:style>
    <style:style style:name="T16" style:family="text"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T17" style:family="text">
      <style:text-properties fo:color="#000000" style:font-name="t" style:font-name-asian="t" style:font-name-complex="t" fo:font-size="10pt" style:font-size-asian="10pt" style:font-size-complex="10pt" fo:font-style="italic" style:font-style-asian="italic" style:font-style-complex="italic"/>
    </style:style>
    <style:style style:name="T18" style:family="text">
      <style:text-properties fo:color="#000000" style:font-name="Tahoma1" style:font-name-asian="Tahoma1" style:font-name-complex="Tahoma1" fo:font-size="10pt" style:font-size-asian="10pt" style:font-size-complex="10pt"/>
    </style:style>
    <style:style style:name="T19" style:family="text">
      <style:text-properties fo:color="#000000" style:font-name="Tahoma1" style:font-name-asian="Tahoma1" style:font-name-complex="Tahoma1" fo:font-size="8pt" style:font-size-asian="8pt" style:font-size-complex="8pt"/>
    </style:style>
  </office:automatic-styles>
  <office:master-styles>
    <style:master-page style:name="mp1" style:page-layout-name="pm1">
      <style:header>
        <style:region-left>
          <text:p><text:span text:style-name="T1">FATTO</text:span></text:p>
          <text:p><text:span text:style-name="T2">Consultoria</text:span><text:span text:style-name="T2"> </text:span><text:span text:style-name="T2">e</text:span><text:span text:style-name="T2"> </text:span><text:span text:style-name="T2">Sistemas</text:span></text:p>
        </style:region-left>
        <style:region-center>
          <text:p><text:span text:style-name="T3">Template</text:span><text:span text:style-name="T3"> </text:span><text:span text:style-name="T3">para</text:span><text:span text:style-name="T3"> </text:span><text:span text:style-name="T3">Contagem</text:span><text:span text:style-name="T3"> </text:span><text:span text:style-name="T3">de</text:span><text:span text:style-name="T3"> </text:span><text:span text:style-name="T3">Pontos</text:span><text:span text:style-name="T3"> </text:span><text:span text:style-name="T3">de</text:span><text:span text:style-name="T3"> </text:span><text:span text:style-name="T3">Função</text:span></text:p>
        </style:region-center>
        <style:region-right>
          <text:p><text:span text:style-name="T3">www.fattoCS.com.br</text:span></text:p>
        </style:region-right>
      </style:header>
      <style:header-left style:display="false"/>
      <style:footer>
        <style:region-left>
          <text:p><text:span text:style-name="T4"><text:s text:c="4"/></text:span><text:span text:style-name="T4">Copyright</text:span><text:span text:style-name="T4"> </text:span><text:span text:style-name="T4">©</text:span><text:span text:style-name="T4"> </text:span><text:span text:style-name="T4">1999-2002</text:span><text:span text:style-name="T4"> </text:span><text:span text:style-name="T4">FATTO</text:span><text:span text:style-name="T4"> </text:span><text:span text:style-name="T4">Consultoria</text:span><text:span text:style-name="T4"> </text:span><text:span text:style-name="T4">e</text:span><text:span text:style-name="T4"> </text:span><text:span text:style-name="T4">Sistemas</text:span><text:span text:style-name="T4"> </text:span><text:span text:style-name="T4">ltda.</text:span><text:span text:style-name="T4"> </text:span><text:span text:style-name="T4">Todos</text:span><text:span text:style-name="T4"> </text:span><text:span text:style-name="T4">os</text:span><text:span text:style-name="T4"> </text:span><text:span text:style-name="T4">direitos</text:span><text:span text:style-name="T4"> </text:span><text:span text:style-name="T4">reservados</text:span></text:p>
        </style:region-left>
        <style:region-right>
          <text:p><text:span text:style-name="T4"><text:file-name text:display="name-and-extension">???</text:file-name></text:span><text:span text:style-name="T4"><text:s/></text:span><text:span text:style-name="T4">-</text:span><text:span text:style-name="T4"><text:s/></text:span><text:span text:style-name="T4"><text:sheet-name>???</text:sheet-name></text:span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span text:style-name="T5">FATTO</text:span><text:span text:style-name="T6"> </text:span><text:span text:style-name="T7">Consultoria</text:span><text:span text:style-name="T7"> </text:span><text:span text:style-name="T7">e</text:span><text:span text:style-name="T7"> </text:span><text:span text:style-name="T7">Sistemas</text:span></text:p>
        </style:region-left>
        <style:region-right>
          <text:p><text:span text:style-name="T8">www.fattoCS.com.br</text:span></text:p>
        </style:region-right>
      </style:header>
      <style:header-left style:display="false"/>
      <style:footer>
        <style:region-left>
          <text:p><text:span text:style-name="T9"><text:s text:c="4"/></text:span><text:span text:style-name="T9">Copyright</text:span><text:span text:style-name="T9"> </text:span><text:span text:style-name="T9">©</text:span><text:span text:style-name="T9"> </text:span><text:span text:style-name="T9">1999-2002</text:span><text:span text:style-name="T9"> </text:span><text:span text:style-name="T9">FATTO</text:span><text:span text:style-name="T9"> </text:span><text:span text:style-name="T9">Consultoria</text:span><text:span text:style-name="T9"> </text:span><text:span text:style-name="T9">e</text:span><text:span text:style-name="T9"> </text:span><text:span text:style-name="T9">Sistemas</text:span><text:span text:style-name="T9"> </text:span><text:span text:style-name="T9">ltda.</text:span><text:span text:style-name="T9"> </text:span><text:span text:style-name="T9">Todos</text:span><text:span text:style-name="T9"> </text:span><text:span text:style-name="T9">os</text:span><text:span text:style-name="T9"> </text:span><text:span text:style-name="T9">direitos</text:span><text:span text:style-name="T9"> </text:span><text:span text:style-name="T9">reservados</text:span></text:p>
        </style:region-left>
        <style:region-right>
          <text:p><text:span text:style-name="T10"><text:s text:c="2"/></text:span><text:span text:style-name="T10"><text:file-name text:display="name-and-extension">???</text:file-name></text:span><text:span text:style-name="T10"><text:s/></text:span><text:span text:style-name="T10">-</text:span><text:span text:style-name="T10"> </text:span><text:span text:style-name="T10"><text:sheet-name>???</text:sheet-name></text:span><text:span text:style-name="T10"><text:s text:c="9"/></text:span><text:span text:style-name="T10">.</text:span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span text:style-name="T11">FATTO</text:span><text:span text:style-name="T12"> </text:span><text:span text:style-name="T13">Consultoria</text:span><text:span text:style-name="T13"> </text:span><text:span text:style-name="T13">e</text:span><text:span text:style-name="T13"> </text:span><text:span text:style-name="T13">Sistemas</text:span></text:p>
        </style:region-left>
        <style:region-right>
          <text:p><text:span text:style-name="T14">www.fattoCS.com.br</text:span></text:p>
        </style:region-right>
      </style:header>
      <style:header-left style:display="false"/>
      <style:footer>
        <style:region-left>
          <text:p><text:span text:style-name="T15"><text:s text:c="4"/></text:span><text:span text:style-name="T15">Copyright</text:span><text:span text:style-name="T15"> </text:span><text:span text:style-name="T15">©</text:span><text:span text:style-name="T15"> </text:span><text:span text:style-name="T15">1999-2002</text:span><text:span text:style-name="T15"> </text:span><text:span text:style-name="T15">FATTO</text:span><text:span text:style-name="T15"> </text:span><text:span text:style-name="T15">Consultoria</text:span><text:span text:style-name="T15"> </text:span><text:span text:style-name="T15">e</text:span><text:span text:style-name="T15"> </text:span><text:span text:style-name="T15">Sistemas</text:span><text:span text:style-name="T15"> </text:span><text:span text:style-name="T15">ltda.</text:span><text:span text:style-name="T15"> </text:span><text:span text:style-name="T15">Todos</text:span><text:span text:style-name="T15"> </text:span><text:span text:style-name="T15">os</text:span><text:span text:style-name="T15"> </text:span><text:span text:style-name="T15">direitos</text:span><text:span text:style-name="T15"> </text:span><text:span text:style-name="T15">reservados</text:span></text:p>
        </style:region-left>
        <style:region-right>
          <text:p><text:span text:style-name="T15"><text:file-name text:display="name-and-extension">???</text:file-name></text:span><text:span text:style-name="T15"><text:s/></text:span><text:span text:style-name="T15">-</text:span><text:span text:style-name="T15"><text:s/></text:span><text:span text:style-name="T15"><text:sheet-name>???</text:sheet-name></text:span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span text:style-name="T16">FATTO</text:span></text:p>
          <text:p><text:span text:style-name="T17">Consultoria</text:span><text:span text:style-name="T17"> </text:span><text:span text:style-name="T17">e</text:span><text:span text:style-name="T17"> </text:span><text:span text:style-name="T17">Sistemas</text:span></text:p>
        </style:region-left>
        <style:region-right>
          <text:p><text:span text:style-name="T18">www.fattoCS.com.br</text:span></text:p>
        </style:region-right>
      </style:header>
      <style:header-left style:display="false"/>
      <style:footer>
        <style:region-left>
          <text:p><text:span text:style-name="T19"><text:s text:c="4"/></text:span><text:span text:style-name="T19">Copyright</text:span><text:span text:style-name="T19"> </text:span><text:span text:style-name="T19">©</text:span><text:span text:style-name="T19"> </text:span><text:span text:style-name="T19">1999-2002</text:span><text:span text:style-name="T19"> </text:span><text:span text:style-name="T19">FATTO</text:span><text:span text:style-name="T19"> </text:span><text:span text:style-name="T19">Consultoria</text:span><text:span text:style-name="T19"> </text:span><text:span text:style-name="T19">e</text:span><text:span text:style-name="T19"> </text:span><text:span text:style-name="T19">Sistemas</text:span><text:span text:style-name="T19"> </text:span><text:span text:style-name="T19">ltda.</text:span><text:span text:style-name="T19"> </text:span><text:span text:style-name="T19">Todos</text:span><text:span text:style-name="T19"> </text:span><text:span text:style-name="T19">os</text:span><text:span text:style-name="T19"> </text:span><text:span text:style-name="T19">direitos</text:span><text:span text:style-name="T19"> </text:span><text:span text:style-name="T19">reservados</text:span></text:p>
        </style:region-left>
        <style:region-right>
          <text:p><text:span text:style-name="T19"><text:file-name text:display="name-and-extension">???</text:file-name></text:span><text:span text:style-name="T19"><text:s/></text:span><text:span text:style-name="T19">-</text:span><text:span text:style-name="T19"><text:s/></text:span><text:span text:style-name="T19"><text:sheet-name>???</text:sheet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Modelo de Contagem de Pontos de Função</dc:title>
    <meta:initial-creator>natalia</meta:initial-creator>
    <dc:creator>natalia</dc:creator>
    <meta:creation-date>2024-03-08T13:19:46Z</meta:creation-date>
    <dc:date>2024-04-05T23:06:39Z</dc:date>
    <meta:print-date>2002-08-16T09:19:28Z</meta:print-date>
    <meta:editing-cycles>1</meta:editing-cycles>
    <meta:editing-duration>PT1178S</meta:editing-duration>
  </office:meta>
</office:document-meta>
</file>